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36">
      <style:table-cell-properties fo:background-color="transparent"/>
      <style:text-properties style:font-name="Arial" style:font-name-asian="Arial" style:font-name-complex="Arial" fo:font-size="10pt" style:font-size-asian="10pt" style:font-size-complex="10pt"/>
    </style:style>
    <style:style style:name="ce3" style:family="table-cell" style:parent-style-name="Default" style:data-style-name="N37"/>
    <style:style style:name="co1" style:family="table-column">
      <style:table-column-properties fo:break-before="auto" style:column-width="1.05833333333333cm" style:use-optimal-column-width="true"/>
    </style:style>
    <style:style style:name="co2" style:family="table-column">
      <style:table-column-properties fo:break-before="auto" style:column-width="9.18104166666667cm" style:use-optimal-column-width="true"/>
    </style:style>
    <style:style style:name="co3" style:family="table-column">
      <style:table-column-properties fo:break-before="auto" style:column-width="2.59291666666667cm"/>
    </style:style>
    <style:style style:name="co4" style:family="table-column">
      <style:table-column-properties fo:break-before="auto" style:column-width="3.54541666666667cm"/>
    </style:style>
    <style:style style:name="co5" style:family="table-column">
      <style:table-column-properties fo:break-before="auto" style:column-width="3.01625cm"/>
    </style:style>
    <style:style style:name="co6" style:family="table-column">
      <style:table-column-properties fo:break-before="auto" style:column-width="1.69333333333333cm"/>
    </style:style>
    <style:style style:name="co7" style:family="table-column">
      <style:table-column-properties fo:break-before="auto" style:column-width="8.44020833333333cm"/>
    </style:style>
    <style:style style:name="co8" style:family="table-column">
      <style:table-column-properties fo:break-before="auto" style:column-width="1.74625cm" style:use-optimal-column-width="true"/>
    </style:style>
    <style:style style:name="co9" style:family="table-column">
      <style:table-column-properties fo:break-before="auto" style:column-width="6.95854166666667cm" style:use-optimal-column-width="true"/>
    </style:style>
    <style:style style:name="co10" style:family="table-column">
      <style:table-column-properties fo:break-before="auto" style:column-width="9.07520833333333cm"/>
    </style:style>
    <style:style style:name="co11" style:family="table-column">
      <style:table-column-properties fo:break-before="auto" style:column-width="15.795625cm" style:use-optimal-column-width="true"/>
    </style:style>
    <style:style style:name="co12" style:family="table-column">
      <style:table-column-properties fo:break-before="auto" style:column-width="20.240625cm"/>
    </style:style>
    <style:style style:name="co13" style:family="table-column">
      <style:table-column-properties fo:break-before="auto" style:column-width="35.7716666666667cm" style:use-optimal-column-width="true"/>
    </style:style>
    <style:style style:name="co14" style:family="table-column">
      <style:table-column-properties fo:break-before="auto" style:column-width="47.3604166666667cm" style:use-optimal-column-width="true"/>
    </style:style>
    <style:style style:name="co15" style:family="table-column">
      <style:table-column-properties fo:break-before="auto" style:column-width="7.83166666666667cm" style:use-optimal-column-width="true"/>
    </style:style>
    <style:style style:name="co16" style:family="table-column">
      <style:table-column-properties fo:break-before="auto" style:column-width="2.328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icha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2" table:default-cell-style-name="ce1"/>
        <table:table-column table:style-name="co7" table:default-cell-style-name="ce1"/>
        <table:table-column table:style-name="co8" table:number-columns-repeated="3" table:default-cell-style-name="ce1"/>
        <table:table-column table:style-name="co9" table:default-cell-style-name="ce2"/>
        <table:table-column table:style-name="co10" table:default-cell-style-name="ce3"/>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6" table:default-cell-style-name="ce1"/>
        <table:table-column table:style-name="co15" table:default-cell-style-name="ce1"/>
        <table:table-column table:style-name="co16" table:number-columns-repeated="17" table:default-cell-style-name="ce1"/>
        <table:table-column table:style-name="co6" table:number-columns-repeated="16348" table:default-cell-style-name="ce1"/>
        <table:table-row table:style-name="ro1">
          <table:table-cell office:value-type="string" table:style-name="ce1">
            <text:p>Id</text:p>
          </table:table-cell>
          <table:table-cell office:value-type="string" table:style-name="ce1">
            <text:p>Nombre</text:p>
          </table:table-cell>
          <table:table-cell office:value-type="string" table:style-name="ce1">
            <text:p>ID_clas</text:p>
          </table:table-cell>
          <table:table-cell office:value-type="string" table:style-name="ce1">
            <text:p>Des_clas</text:p>
          </table:table-cell>
          <table:table-cell office:value-type="string" table:style-name="ce1">
            <text:p>Municipio</text:p>
          </table:table-cell>
          <table:table-cell office:value-type="string" table:style-name="ce1">
            <text:p>Ubicacion</text:p>
          </table:table-cell>
          <table:table-cell office:value-type="string" table:style-name="ce1">
            <text:p>Itinerario texto</text:p>
          </table:table-cell>
          <table:table-cell office:value-type="string" table:style-name="ce1">
            <text:p>Itinerario</text:p>
          </table:table-cell>
          <table:table-cell office:value-type="string" table:style-name="ce1">
            <text:p>UTM X</text:p>
          </table:table-cell>
          <table:table-cell office:value-type="string" table:style-name="ce1">
            <text:p>UTM Y</text:p>
          </table:table-cell>
          <table:table-cell office:value-type="string" table:style-name="ce1">
            <text:p>UTM Z</text:p>
          </table:table-cell>
          <table:table-cell office:value-type="string" table:style-name="ce2">
            <text:p>Coordenadas</text:p>
          </table:table-cell>
          <table:table-cell office:value-type="string" table:style-name="ce3">
            <text:p>Localizado_fecha</text:p>
          </table:table-cell>
          <table:table-cell office:value-type="string" table:style-name="ce1">
            <text:p>Localizado_autor</text:p>
          </table:table-cell>
          <table:table-cell office:value-type="string" table:style-name="ce1">
            <text:p>Descripcion</text:p>
          </table:table-cell>
          <table:table-cell office:value-type="string" table:style-name="ce1">
            <text:p>Excavacion</text:p>
          </table:table-cell>
          <table:table-cell office:value-type="string" table:style-name="ce1">
            <text:p>Observaciones</text:p>
          </table:table-cell>
          <table:table-cell office:value-type="string" table:style-name="ce1">
            <text:p>Características</text:p>
          </table:table-cell>
          <table:table-cell office:value-type="string" table:style-name="ce1">
            <text:p>Otros aspectos</text:p>
          </table:table-cell>
          <table:table-cell office:value-type="string" table:style-name="ce1">
            <text:p>Anexo_tipo_1</text:p>
          </table:table-cell>
          <table:table-cell office:value-type="string" table:style-name="ce1">
            <text:p>Anexo_path_1</text:p>
          </table:table-cell>
          <table:table-cell office:value-type="string" table:style-name="ce1">
            <text:p>Anexo_tipo_2</text:p>
          </table:table-cell>
          <table:table-cell office:value-type="string" table:style-name="ce1">
            <text:p>Anexo_path_2</text:p>
          </table:table-cell>
          <table:table-cell office:value-type="string" table:style-name="ce1">
            <text:p>Anexo_tipo_3</text:p>
          </table:table-cell>
          <table:table-cell office:value-type="string" table:style-name="ce1">
            <text:p>Anexo_path_3</text:p>
          </table:table-cell>
          <table:table-cell office:value-type="string" table:style-name="ce1">
            <text:p>Anexo_tipo_4</text:p>
          </table:table-cell>
          <table:table-cell office:value-type="string" table:style-name="ce1">
            <text:p>Anexo_path_4</text:p>
          </table:table-cell>
          <table:table-cell office:value-type="string" table:style-name="ce1">
            <text:p>Anexo_tipo_5</text:p>
          </table:table-cell>
          <table:table-cell office:value-type="string" table:style-name="ce1">
            <text:p>Anexo_path_5</text:p>
          </table:table-cell>
          <table:table-cell office:value-type="string" table:style-name="ce1">
            <text:p>Anexo_tipo_6</text:p>
          </table:table-cell>
          <table:table-cell office:value-type="string" table:style-name="ce1">
            <text:p>Anexo_path_6</text:p>
          </table:table-cell>
          <table:table-cell office:value-type="string" table:style-name="ce1">
            <text:p>Anexo_tipo_7</text:p>
          </table:table-cell>
          <table:table-cell office:value-type="string" table:style-name="ce1">
            <text:p>Anexo_path_7</text:p>
          </table:table-cell>
          <table:table-cell office:value-type="string" table:style-name="ce1">
            <text:p>Anexo_tipo_8</text:p>
          </table:table-cell>
          <table:table-cell office:value-type="string" table:style-name="ce1">
            <text:p>Anexo_path_8</text:p>
          </table:table-cell>
          <table:table-cell table:number-columns-repeated="16349"/>
        </table:table-row>
        <table:table-row table:style-name="ro1">
          <table:table-cell office:value-type="float" office:value="1" table:style-name="ce1">
            <text:p>1</text:p>
          </table:table-cell>
          <table:table-cell office:value-type="string" table:style-name="ce1">
            <text:p>ANGAITZA</text:p>
          </table:table-cell>
          <table:table-cell office:value-type="float" office:value="8" table:style-name="ce1">
            <text:p>8</text:p>
          </table:table-cell>
          <table:table-cell office:value-type="string" table:style-name="ce1">
            <text:p>Dólmen corto cerrado</text:p>
          </table:table-cell>
          <table:table-cell office:value-type="string" table:style-name="ce1">
            <text:p>Concejo de Beorburu. Ayuntamiento del Valle de Juslapeña</text:p>
          </table:table-cell>
          <table:table-cell office:value-type="string" table:style-name="ce1">
            <text:p>Cerca del alto de Angaitza</text:p>
          </table:table-cell>
          <table:table-cell office:value-type="string" table:style-name="ce1">
            <text:p>A 15 minutos desde Beorburu, en dirección Norte</text:p>
            <text:p>Hoja cartográfica Nº 115-12</text:p>
          </table:table-cell>
          <table:table-cell office:value-type="string" table:style-name="ce1">
            <text:p>Ulzama#0001_TEX_25.pdf#</text:p>
          </table:table-cell>
          <table:table-cell office:value-type="float" office:value="4753750" table:style-name="ce1">
            <text:p>4753750</text:p>
          </table:table-cell>
          <table:table-cell office:value-type="float" office:value="603400" table:style-name="ce1">
            <text:p>603400</text:p>
          </table:table-cell>
          <table:table-cell office:value-type="float" office:value="860" table:style-name="ce1">
            <text:p>860</text:p>
          </table:table-cell>
          <table:table-cell office:value-type="string" table:style-name="ce2">
            <text:p>0.00544260978502137,-7.44615386328269</text:p>
          </table:table-cell>
          <table:table-cell office:value-type="date" office:date-value="1905-04-15T00:00:00" table:style-name="ce3">
            <text:p>sábado, abril 15, 1905</text:p>
          </table:table-cell>
          <table:table-cell office:value-type="string" table:style-name="ce1">
            <text:p>P. Urra</text:p>
          </table:table-cell>
          <table:table-cell office:value-type="string" table:style-name="ce1">
            <text:p>Túmulo circular poco determinable. Cámara de recinto rectangular, más bien trapecial por tender las paredes a cerrarse a la entrada. Cubierta desplazada al realizar la cata de reconocimiento, por lo que se encuentra fragmentada.</text:p>
            <text:p>Documentado por tres diapositivas, en las que debido a la maleza tapa la conformación del monumento.</text:p>
            <text:p/>
            <text:p>Ф <text:s/>W.E. <text:s/>10 m Ф</text:p>
            <text:p><text:s text:c="6"/>N. S. <text:s/>11m<text:s/></text:p>
            <text:p><text:s text:c="6"/>Altura aprox. 1m</text:p>
            <text:p><text:s text:c="6"/>Tierra y piedra</text:p>
            <text:p><text:s text:c="19"/>Viane tiene medidas las losas</text:p>
            <text:p>Hoy se ven</text:p>
            <text:p>Losa de cabecera orientada a 15˚</text:p>
            <text:p>Losa N (W.E.) orientada a 120˚</text:p>
            <text:p>Losa S (W.E.) orientada a 77˚</text:p>
            <text:p>6 piedras ( A6 x 40) <text:s text:c="11"/>al E.</text:p>
            <text:p>1 piedrra (1 x 70)<text:s/></text:p>
            <text:p>1 piedra <text:s/>(1,3 x 1,7) <text:s text:c="8"/>E. enterradas</text:p>
            <text:p>1 piedra <text:s/>? <text:s text:c="24"/>E. enterradas</text:p>
            <text:p>1 piedra 1 x 1 a SE <text:s/>(cierre cámara ?)</text:p>
          </table:table-cell>
          <table:table-cell office:value-type="string" table:style-name="ce1">
            <text:p>En 1932, se realizó una cata de reconocimiento, por P. Urra</text:p>
          </table:table-cell>
          <table:table-cell office:value-type="string" table:style-name="ce1">
            <text:p>P. Urra se lo comunicón a J.M. de Barandiarán y la cata de reconocimiento dio restos humanos cuyo paradero es desconocido.</text:p>
            <text:p>Este dómen tiene posibilidades de ser reconstruido, colocándole la tapa . Hay que levantar un croquis y medir las locas.</text:p>
            <text:p/>
            <text:p>Topónimo ARANGAITZ <text:s/>en mapa 1/25.000 <text:s text:c="4"/>115-1</text:p>
            <text:p/>
            <text:p>Bibliografía: J.M. de Barandiarán. Catálogo des stations. 1946</text:p>
            <text:p>J.M. de Barandiarán . Hombre prehistórico. 1953</text:p>
          </table:table-cell>
          <table:table-cell table:style-name="ce1"/>
          <table:table-cell office:value-type="string" table:style-name="ce1">
            <text:p>Bloc 12. Atez Ulzama</text:p>
          </table:table-cell>
          <table:table-cell office:value-type="string" table:style-name="ce1">
            <text:p>Croquis</text:p>
          </table:table-cell>
          <table:table-cell office:value-type="string" table:style-name="ce1">
            <text:p>0001_DIB_1.pdf</text:p>
          </table:table-cell>
          <table:table-cell office:value-type="string" table:style-name="ce1">
            <text:p>Fotos</text:p>
          </table:table-cell>
          <table:table-cell office:value-type="string" table:style-name="ce1">
            <text:p>0001_FOT_2.pdf</text:p>
          </table:table-cell>
          <table:table-cell table:number-columns-repeated="16361" table:style-name="ce1"/>
        </table:table-row>
        <table:table-row table:style-name="ro1">
          <table:table-cell office:value-type="float" office:value="2" table:style-name="ce1">
            <text:p>2</text:p>
          </table:table-cell>
          <table:table-cell office:value-type="string" table:style-name="ce1">
            <text:p>LIXETO</text:p>
          </table:table-cell>
          <table:table-cell office:value-type="float" office:value="1" table:style-name="ce1">
            <text:p>1</text:p>
          </table:table-cell>
          <table:table-cell office:value-type="string" table:style-name="ce1">
            <text:p>¿Dolmen?</text:p>
          </table:table-cell>
          <table:table-cell office:value-type="string" table:style-name="ce1">
            <text:p>Olave</text:p>
          </table:table-cell>
          <table:table-cell office:value-type="string" table:style-name="ce1">
            <text:p>Al NE del pueblo de Olave en la cota 912m</text:p>
          </table:table-cell>
          <table:table-cell office:value-type="string" table:style-name="ce1">
            <text:p>Osacain</text:p>
          </table:table-cell>
          <table:table-cell table:style-name="ce1"/>
          <table:table-cell office:value-type="float" office:value="615830" table:style-name="ce1">
            <text:p>615830</text:p>
          </table:table-cell>
          <table:table-cell office:value-type="float" office:value="4749735" table:style-name="ce1">
            <text:p>4749735</text:p>
          </table:table-cell>
          <table:table-cell office:value-type="float" office:value="912" table:style-name="ce1">
            <text:p>912</text:p>
          </table:table-cell>
          <table:table-cell office:value-type="string" table:style-name="ce2">
            <text:p>42.8914352248028,-1.58142456140382</text:p>
          </table:table-cell>
          <table:table-cell office:value-type="date" office:date-value="1977-10-22T00:00:00" table:style-name="ce3">
            <text:p>sábado, octubre 22, 1977</text:p>
          </table:table-cell>
          <table:table-cell office:value-type="string" table:style-name="ce1">
            <text:p>Franciso Ondarra</text:p>
          </table:table-cell>
          <table:table-cell office:value-type="string" table:style-name="ce1">
            <text:p>Túmulo de unos 18m Ф con caráter central de uno 8m de parte a parte altura media de 1,5m</text:p>
            <text:p>Dos losas erguidas:</text:p>
            <text:p>Losa nº 1. <text:s/>W de 0,5m de alto, 1,5m de largo y <text:s/>0,2m de grueso</text:p>
            <text:p>Losa nº 2 <text:s text:c="2"/>SE <text:s text:c="5"/>1,7m <text:s text:c="5"/>" <text:s text:c="6"/>, 0,75m <text:s text:c="4"/>" <text:s text:c="7"/>y <text:s/>0,2/0,25m <text:s text:c="3"/>"</text:p>
            <text:p>Sobre esta losa se alza un buzón de montañeros con la leyenda: S.D. ERLAITZ-IRUN</text:p>
            <text:p>Losas calizas del terreno.</text:p>
            <text:p>El túmulo se encuentra cubierto de bojes y avellanos, zarzamoras y arbustos.</text:p>
          </table:table-cell>
          <table:table-cell office:value-type="string" table:style-name="ce1">
            <text:p>No se conoce</text:p>
          </table:table-cell>
          <table:table-cell office:value-type="string" table:style-name="ce1">
            <text:p>Bibliografía: Príncipe de Viana nº 165. <text:s text:c="3"/>1982</text:p>
          </table:table-cell>
          <table:table-cell table:style-name="ce1"/>
          <table:table-cell office:value-type="string" table:style-name="ce1">
            <text:p>Bloc 12. Atez Ulzama</text:p>
          </table:table-cell>
          <table:table-cell table:number-columns-repeated="16365" table:style-name="ce1"/>
        </table:table-row>
        <table:table-row table:style-name="ro1">
          <table:table-cell office:value-type="float" office:value="3" table:style-name="ce1">
            <text:p>3</text:p>
          </table:table-cell>
          <table:table-cell office:value-type="string" table:style-name="ce1">
            <text:p>ARMAIIA</text:p>
          </table:table-cell>
          <table:table-cell office:value-type="float" office:value="1" table:style-name="ce1">
            <text:p>1</text:p>
          </table:table-cell>
          <table:table-cell office:value-type="string" table:style-name="ce1">
            <text:p>Dolmen</text:p>
          </table:table-cell>
          <table:table-cell office:value-type="string" table:style-name="ce1">
            <text:p>Usechi</text:p>
          </table:table-cell>
          <table:table-cell office:value-type="string" table:style-name="ce1">
            <text:p>En la ladera E. del monte Baratxueta (1141m)</text:p>
          </table:table-cell>
          <table:table-cell office:value-type="string" table:style-name="ce1">
            <text:p>Usechi</text:p>
            <text:p>Hoja cartográfica Nº 115-8</text:p>
          </table:table-cell>
          <table:table-cell table:style-name="ce1"/>
          <table:table-cell office:value-type="float" office:value="617870" table:style-name="ce1">
            <text:p>617870</text:p>
          </table:table-cell>
          <table:table-cell office:value-type="float" office:value="4757340" table:style-name="ce1">
            <text:p>4757340</text:p>
          </table:table-cell>
          <table:table-cell office:value-type="float" office:value="1010" table:style-name="ce1">
            <text:p>1010</text:p>
          </table:table-cell>
          <table:table-cell office:value-type="string" table:style-name="ce2">
            <text:p>42.9595857749396,-1.55484851285219</text:p>
          </table:table-cell>
          <table:table-cell office:value-type="date" office:date-value="1962-09-30T00:00:00" table:style-name="ce3">
            <text:p>domingo, septiembre 30, 1962</text:p>
          </table:table-cell>
          <table:table-cell office:value-type="string" table:style-name="ce1">
            <text:p>Tomás López Sellés</text:p>
          </table:table-cell>
          <table:table-cell office:value-type="string" table:style-name="ce1">
            <text:p>Losas: 2</text:p>
            <text:p>Características: Calizas.</text:p>
            <text:p>Túmulo: 27m</text:p>
            <text:p/>
            <text:p>Túmulo de 27m de diámetro y 2m de altura.</text:p>
            <text:p>Cámara con dos losas en el cráter central y otra desplazada de cráter.</text:p>
            <text:p>Calizas del terreno</text:p>
          </table:table-cell>
          <table:table-cell office:value-type="string" table:style-name="ce1">
            <text:p>No se conoce</text:p>
          </table:table-cell>
          <table:table-cell office:value-type="string" table:style-name="ce1">
            <text:p>Catálogo en Munibe con el nº 60-2. <text:s/>1973</text:p>
          </table:table-cell>
          <table:table-cell table:style-name="ce1"/>
          <table:table-cell office:value-type="string" table:style-name="ce1">
            <text:p>Bloc 12. Atez Ulzama</text:p>
          </table:table-cell>
          <table:table-cell table:number-columns-repeated="16365" table:style-name="ce1"/>
        </table:table-row>
        <table:table-row table:style-name="ro1">
          <table:table-cell office:value-type="float" office:value="4" table:style-name="ce1">
            <text:p>4</text:p>
          </table:table-cell>
          <table:table-cell office:value-type="string" table:style-name="ce1">
            <text:p>BAIIARNEGI</text:p>
          </table:table-cell>
          <table:table-cell office:value-type="float" office:value="1" table:style-name="ce1">
            <text:p>1</text:p>
          </table:table-cell>
          <table:table-cell office:value-type="string" table:style-name="ce1">
            <text:p>Dolmen</text:p>
          </table:table-cell>
          <table:table-cell office:value-type="string" table:style-name="ce1">
            <text:p>Iragi - Egozkue</text:p>
          </table:table-cell>
          <table:table-cell office:value-type="string" table:style-name="ce1">
            <text:p>En lo alto de la segunda cota después de Tamporrene</text:p>
          </table:table-cell>
          <table:table-cell office:value-type="string" table:style-name="ce1">
            <text:p>Iragi</text:p>
            <text:p>Hoja cartográfica Nº: 115-4</text:p>
          </table:table-cell>
          <table:table-cell table:style-name="ce1"/>
          <table:table-cell office:value-type="float" office:value="617280" table:style-name="ce1">
            <text:p>617280</text:p>
          </table:table-cell>
          <table:table-cell office:value-type="float" office:value="4758800" table:style-name="ce1">
            <text:p>4758800</text:p>
          </table:table-cell>
          <table:table-cell office:value-type="float" office:value="980" table:style-name="ce1">
            <text:p>980</text:p>
          </table:table-cell>
          <table:table-cell office:value-type="string" table:style-name="ce2">
            <text:p>42.9728202228284,-1.56177378612529</text:p>
          </table:table-cell>
          <table:table-cell office:value-type="date" office:date-value="1959-11-29T00:00:00" table:style-name="ce3">
            <text:p>domingo, noviembre 29, 1959</text:p>
          </table:table-cell>
          <table:table-cell office:value-type="string" table:style-name="ce1">
            <text:p>Florencio Sarasate</text:p>
          </table:table-cell>
          <table:table-cell office:value-type="string" table:style-name="ce1">
            <text:p>Túmulo de 14m de diámetro y 1,5m de altura de piedras.</text:p>
            <text:p>Cráter central sin losas de cámara.</text:p>
          </table:table-cell>
          <table:table-cell office:value-type="string" table:style-name="ce1">
            <text:p>No se conoce</text:p>
          </table:table-cell>
          <table:table-cell office:value-type="string" table:style-name="ce1">
            <text:p>Aunque lo localizó F. Sarasate, fue publicado por Tomás López Sellés</text:p>
            <text:p>Está catalogado en Munibe con el nº 60-1. <text:s/>1973</text:p>
          </table:table-cell>
          <table:table-cell table:style-name="ce1"/>
          <table:table-cell office:value-type="string" table:style-name="ce1">
            <text:p>Bloc 12. Atez Ulzama</text:p>
          </table:table-cell>
          <table:table-cell table:number-columns-repeated="16365" table:style-name="ce1"/>
        </table:table-row>
        <table:table-row table:style-name="ro1">
          <table:table-cell office:value-type="float" office:value="5" table:style-name="ce1">
            <text:p>5</text:p>
          </table:table-cell>
          <table:table-cell office:value-type="string" table:style-name="ce1">
            <text:p>KARETE</text:p>
          </table:table-cell>
          <table:table-cell office:value-type="float" office:value="2" table:style-name="ce1">
            <text:p>2</text:p>
          </table:table-cell>
          <table:table-cell office:value-type="string" table:style-name="ce1">
            <text:p>Túmulo (5)</text:p>
          </table:table-cell>
          <table:table-cell office:value-type="string" table:style-name="ce1">
            <text:p>Arizu</text:p>
          </table:table-cell>
          <table:table-cell office:value-type="string" table:style-name="ce1">
            <text:p>500m al NW. De la iglesia de Arizu</text:p>
          </table:table-cell>
          <table:table-cell office:value-type="string" table:style-name="ce1">
            <text:p>Arizu</text:p>
            <text:p>Hoja cartográfica Nº: 115-3</text:p>
          </table:table-cell>
          <table:table-cell table:style-name="ce1"/>
          <table:table-cell office:value-type="float" office:value="612580" table:style-name="ce1">
            <text:p>612580</text:p>
          </table:table-cell>
          <table:table-cell office:value-type="float" office:value="4759380" table:style-name="ce1">
            <text:p>4759380</text:p>
          </table:table-cell>
          <table:table-cell office:value-type="float" office:value="674" table:style-name="ce1">
            <text:p>674</text:p>
          </table:table-cell>
          <table:table-cell office:value-type="string" table:style-name="ce2">
            <text:p>42.9787512983138,-1.61927721502288</text:p>
          </table:table-cell>
          <table:table-cell office:value-type="date" office:date-value="1975-08-11T00:00:00" table:style-name="ce3">
            <text:p>lunes, agosto 11, 1975</text:p>
          </table:table-cell>
          <table:table-cell office:value-type="string" table:style-name="ce1">
            <text:p>Francisco Ondarra</text:p>
          </table:table-cell>
          <table:table-cell office:value-type="string" table:style-name="ce1">
            <text:p>Túmulo 1: Ovalado. Diámetro E-W: 8m. Diámetro N-S: 6m. Alltura: 0,3m</text:p>
            <text:p>Túmulo 2: Diámetro, 6m . Altura: 1m al E.; 0,2m al W.</text:p>
            <text:p>Túmulo 3: Diámetro, 4m. Altura: 0,6m por el E. y 0,2m por el W.</text:p>
            <text:p>Túmulo 4: Diámetro, 7m. Altura: 1m por el N. y 0,2m por el SW.</text:p>
          </table:table-cell>
          <table:table-cell office:value-type="string" table:style-name="ce1">
            <text:p>No se conoce</text:p>
          </table:table-cell>
          <table:table-cell office:value-type="string" table:style-name="ce1">
            <text:p>Francisco Ondarra no asegura, sino que los da como posibles túmulos.</text:p>
            <text:p>Bibliografía: Príncipe de Viana: 144/145, <text:s/>1976,</text:p>
          </table:table-cell>
          <table:table-cell table:style-name="ce1"/>
          <table:table-cell office:value-type="string" table:style-name="ce1">
            <text:p>Bloc 12. Atez Ulzama</text:p>
          </table:table-cell>
          <table:table-cell table:number-columns-repeated="16365" table:style-name="ce1"/>
        </table:table-row>
        <table:table-row table:style-name="ro1">
          <table:table-cell office:value-type="float" office:value="6" table:style-name="ce1">
            <text:p>6</text:p>
          </table:table-cell>
          <table:table-cell office:value-type="string" table:style-name="ce1">
            <text:p>LANZ</text:p>
          </table:table-cell>
          <table:table-cell office:value-type="float" office:value="2" table:style-name="ce1">
            <text:p>2</text:p>
          </table:table-cell>
          <table:table-cell office:value-type="string" table:style-name="ce1">
            <text:p>Túmulo</text:p>
          </table:table-cell>
          <table:table-cell office:value-type="string" table:style-name="ce1">
            <text:p>Lanz</text:p>
          </table:table-cell>
          <table:table-cell office:value-type="string" table:style-name="ce1">
            <text:p>Frente a la Venta de Arraiz, camino a Lanz</text:p>
          </table:table-cell>
          <table:table-cell office:value-type="string" table:style-name="ce1">
            <text:p>Arraiz</text:p>
            <text:p>Hoja cartográfica Nº: 90-15 <text:s text:c="3"/>Escala: 1:10.000</text:p>
          </table:table-cell>
          <table:table-cell table:style-name="ce1"/>
          <table:table-cell office:value-type="float" office:value="612225" table:style-name="ce1">
            <text:p>612225</text:p>
          </table:table-cell>
          <table:table-cell office:value-type="float" office:value="4763000" table:style-name="ce1">
            <text:p>4763000</text:p>
          </table:table-cell>
          <table:table-cell office:value-type="float" office:value="780" table:style-name="ce1">
            <text:p>780</text:p>
          </table:table-cell>
          <table:table-cell office:value-type="string" table:style-name="ce2">
            <text:p>43.0113927568162,-1.62290222173304</text:p>
          </table:table-cell>
          <table:table-cell office:value-type="date" office:date-value="1905-04-18T00:00:00" table:style-name="ce3">
            <text:p>martes, abril 18, 1905</text:p>
          </table:table-cell>
          <table:table-cell office:value-type="string" table:style-name="ce1">
            <text:p>Victoriano Larrainzar</text:p>
          </table:table-cell>
          <table:table-cell office:value-type="string" table:style-name="ce1">
            <text:p>Túmulo de 12m de diámetro y 1,1m de alto.</text:p>
            <text:p>Cráter central sin losas de cámara.</text:p>
            <text:p>Calizas del terreno.</text:p>
          </table:table-cell>
          <table:table-cell office:value-type="string" table:style-name="ce1">
            <text:p>No se conoce</text:p>
          </table:table-cell>
          <table:table-cell office:value-type="string" table:style-name="ce1">
            <text:p>El localizador se lo comunicó a J.M. Barandiaran, quien lo dio a conocer.</text:p>
            <text:p>Está catalogado en Munibe con el nº 59-5</text:p>
            <text:p>Cercano a este túmulo existe otro de similares proporciones, de piedra.</text:p>
            <text:p/>
            <text:p>Bibliografía: Munibe, 1973.</text:p>
          </table:table-cell>
          <table:table-cell table:style-name="ce1"/>
          <table:table-cell office:value-type="string" table:style-name="ce1">
            <text:p>Bloc 12. Atez Ulzama</text:p>
          </table:table-cell>
          <table:table-cell table:number-columns-repeated="16365" table:style-name="ce1"/>
        </table:table-row>
        <table:table-row table:style-name="ro1">
          <table:table-cell office:value-type="float" office:value="7" table:style-name="ce1">
            <text:p>7</text:p>
          </table:table-cell>
          <table:table-cell office:value-type="string" table:style-name="ce1">
            <text:p>AGIÑETA</text:p>
          </table:table-cell>
          <table:table-cell office:value-type="float" office:value="2" table:style-name="ce1">
            <text:p>2</text:p>
          </table:table-cell>
          <table:table-cell office:value-type="string" table:style-name="ce1">
            <text:p>Túmulo</text:p>
          </table:table-cell>
          <table:table-cell office:value-type="string" table:style-name="ce1">
            <text:p>Lanz</text:p>
          </table:table-cell>
          <table:table-cell office:value-type="string" table:style-name="ce1">
            <text:p>A 2,6 km al E.NE. De Lanz</text:p>
          </table:table-cell>
          <table:table-cell office:value-type="string" table:style-name="ce1">
            <text:p>Lanz</text:p>
          </table:table-cell>
          <table:table-cell table:style-name="ce1"/>
          <table:table-cell office:value-type="float" office:value="615265" table:style-name="ce1">
            <text:p>615265</text:p>
          </table:table-cell>
          <table:table-cell office:value-type="float" office:value="4762090" table:style-name="ce1">
            <text:p>4762090</text:p>
          </table:table-cell>
          <table:table-cell office:value-type="float" office:value="905" table:style-name="ce1">
            <text:p>905</text:p>
          </table:table-cell>
          <table:table-cell office:value-type="string" table:style-name="ce2">
            <text:p>43.0027457780887,-1.58579773974992</text:p>
          </table:table-cell>
          <table:table-cell office:value-type="date" office:date-value="1975-08-11T00:00:00" table:style-name="ce3">
            <text:p>lunes, agosto 11, 1975</text:p>
          </table:table-cell>
          <table:table-cell office:value-type="string" table:style-name="ce1">
            <text:p>Francisco Ondarra</text:p>
          </table:table-cell>
          <table:table-cell office:value-type="string" table:style-name="ce1">
            <text:p>Túmulo de 9m de diámetro y 1m de altura en el lado W.SW. Y 0,3m por el E.NE., de piedras.<text:s/></text:p>
            <text:p>No se distingue cráter central.</text:p>
            <text:p>Está cubierto de musgo y hojarasca.</text:p>
            <text:p>Areniscas del terreno</text:p>
          </table:table-cell>
          <table:table-cell office:value-type="string" table:style-name="ce1">
            <text:p>No se conoce</text:p>
          </table:table-cell>
          <table:table-cell office:value-type="string" table:style-name="ce1">
            <text:p>Bibl.: Príncipe de Viana, 144/145. <text:s/>1976</text:p>
          </table:table-cell>
          <table:table-cell table:style-name="ce1"/>
          <table:table-cell office:value-type="string" table:style-name="ce1">
            <text:p>Bloc 12. Atez Ulzama</text:p>
          </table:table-cell>
          <table:table-cell table:number-columns-repeated="16365" table:style-name="ce1"/>
        </table:table-row>
        <table:table-row table:style-name="ro1">
          <table:table-cell office:value-type="float" office:value="8" table:style-name="ce1">
            <text:p>8</text:p>
          </table:table-cell>
          <table:table-cell office:value-type="string" table:style-name="ce1">
            <text:p>AGIÑETA I</text:p>
          </table:table-cell>
          <table:table-cell office:value-type="float" office:value="7" table:style-name="ce1">
            <text:p>7</text:p>
          </table:table-cell>
          <table:table-cell office:value-type="string" table:style-name="ce1">
            <text:p>Dolmen corto abierto</text:p>
          </table:table-cell>
          <table:table-cell office:value-type="string" table:style-name="ce1">
            <text:p>Lanz</text:p>
          </table:table-cell>
          <table:table-cell office:value-type="string" table:style-name="ce1">
            <text:p>A 50m del túmulo y 110˚</text:p>
          </table:table-cell>
          <table:table-cell office:value-type="string" table:style-name="ce1">
            <text:p>Lanz</text:p>
            <text:p>Hoja cartográfica Nº: 90-16 <text:s text:c="2"/>E: <text:s/>1/10.000</text:p>
          </table:table-cell>
          <table:table-cell table:style-name="ce1"/>
          <table:table-cell office:value-type="float" office:value="615315" table:style-name="ce1">
            <text:p>615315</text:p>
          </table:table-cell>
          <table:table-cell office:value-type="float" office:value="4762090" table:style-name="ce1">
            <text:p>4762090</text:p>
          </table:table-cell>
          <table:table-cell office:value-type="float" office:value="905" table:style-name="ce1">
            <text:p>905</text:p>
          </table:table-cell>
          <table:table-cell office:value-type="string" table:style-name="ce2">
            <text:p>43.0027381975079,-1.5851844657055</text:p>
          </table:table-cell>
          <table:table-cell office:value-type="date" office:date-value="1975-08-16T00:00:00" table:style-name="ce3">
            <text:p>sábado, agosto 16, 1975</text:p>
          </table:table-cell>
          <table:table-cell office:value-type="string" table:style-name="ce1">
            <text:p>Francisco Ondarra</text:p>
          </table:table-cell>
          <table:table-cell office:value-type="string" table:style-name="ce1">
            <text:p>Túmulo de 6m de diámetro y 0,8m de altura por el SW. y <text:s/>a ras del suelo al NE.</text:p>
            <text:p>Dos losas clavadas.</text:p>
            <text:p>El túmulo es e piedras recubierto de musgo y en él crecen seis hayas; abundan las raíces.</text:p>
            <text:p>Dimensiones de las losas:</text:p>
            <text:p>1.- Losa N.: 0,35m alto, 1,85m largo y 0,05/0,10 m grosor.</text:p>
            <text:p>2.- Losa S.: <text:s/>0,70m alto, 1,75m largo y 0,07m grosor.<text:s/></text:p>
            <text:p>La losa S. está partida en tres trozos.</text:p>
            <text:p>La losa N. está inclinada hacia el interior.</text:p>
            <text:p>Al pie del galgal, a 180˚ hay un trozo de losa de 1m de largo y 0,70m de ancho y 0,18m de grosor.</text:p>
            <text:p>La cámara mediría 0,80m de andho.</text:p>
            <text:p>Areniscas.</text:p>
          </table:table-cell>
          <table:table-cell office:value-type="string" table:style-name="ce1">
            <text:p>No se conoce</text:p>
          </table:table-cell>
          <table:table-cell office:value-type="string" table:style-name="ce1">
            <text:p>Bibl.: Príncipe de Viana nº 144/145. <text:s/>1976.</text:p>
          </table:table-cell>
          <table:table-cell table:style-name="ce1"/>
          <table:table-cell office:value-type="string" table:style-name="ce1">
            <text:p>Bloc 12. Atez Ulzama</text:p>
          </table:table-cell>
          <table:table-cell office:value-type="string" table:style-name="ce1">
            <text:p>Croquis</text:p>
          </table:table-cell>
          <table:table-cell office:value-type="string" table:style-name="ce1">
            <text:p>0008_DIB_4.pdf</text:p>
          </table:table-cell>
          <table:table-cell table:number-columns-repeated="16363" table:style-name="ce1"/>
        </table:table-row>
        <table:table-row table:style-name="ro1">
          <table:table-cell office:value-type="float" office:value="9" table:style-name="ce1">
            <text:p>9</text:p>
          </table:table-cell>
          <table:table-cell office:value-type="string" table:style-name="ce1">
            <text:p>AGIÑETA II</text:p>
          </table:table-cell>
          <table:table-cell office:value-type="float" office:value="7" table:style-name="ce1">
            <text:p>7</text:p>
          </table:table-cell>
          <table:table-cell office:value-type="string" table:style-name="ce1">
            <text:p>Dolmen corto abierto</text:p>
          </table:table-cell>
          <table:table-cell office:value-type="string" table:style-name="ce1">
            <text:p>Lanz</text:p>
          </table:table-cell>
          <table:table-cell office:value-type="string" table:style-name="ce1">
            <text:p>A 50m. y 90</text:p>
          </table:table-cell>
          <table:table-cell office:value-type="string" table:style-name="ce1">
            <text:p>Lanz</text:p>
            <text:p>Hoja cartográfica Nº: 90-16 <text:s text:c="2"/>E: 1/10.000</text:p>
          </table:table-cell>
          <table:table-cell table:style-name="ce1"/>
          <table:table-cell office:value-type="float" office:value="615365" table:style-name="ce1">
            <text:p>615365</text:p>
          </table:table-cell>
          <table:table-cell office:value-type="float" office:value="4762091" table:style-name="ce1">
            <text:p>4762091</text:p>
          </table:table-cell>
          <table:table-cell office:value-type="float" office:value="910" table:style-name="ce1">
            <text:p>910</text:p>
          </table:table-cell>
          <table:table-cell office:value-type="string" table:style-name="ce2">
            <text:p>43.0027396159755,-1.58457098519714</text:p>
          </table:table-cell>
          <table:table-cell office:value-type="date" office:date-value="1975-08-16T00:00:00" table:style-name="ce3">
            <text:p>sábado, agosto 16, 1975</text:p>
          </table:table-cell>
          <table:table-cell office:value-type="string" table:style-name="ce1">
            <text:p>Francisco Ondarra</text:p>
          </table:table-cell>
          <table:table-cell office:value-type="string" table:style-name="ce1">
            <text:p>Túmulo de 13m de diámetro y 1m de alto por el lado S. y a ras del suelo en el N.NE., de piedras cubiertas de musgo. En el túmulo crecen unas 13 hayas.</text:p>
            <text:p>Tres losas incadas:</text:p>
            <text:p>1. Losa N.: 0,5m de alto; 0,95m de largo y 0,1m de grueso</text:p>
            <text:p>2. Losa E.: 0,6m de alto; 2,1m de largo y 0,05/0,2m de grueso</text:p>
            <text:p>3. Losa W.: 0,7m de alto; 1,75m de largo y 0,15/0,2m de grueso</text:p>
            <text:p>Las losas N. y E. están inclinadas hacia el interior. La losa W., hacia el exterior.</text:p>
          </table:table-cell>
          <table:table-cell office:value-type="string" table:style-name="ce1">
            <text:p>No se conoce</text:p>
          </table:table-cell>
          <table:table-cell office:value-type="string" table:style-name="ce1">
            <text:p>Bibl.: Príncipe de Viana 144/145, 1976</text:p>
          </table:table-cell>
          <table:table-cell table:style-name="ce1"/>
          <table:table-cell office:value-type="string" table:style-name="ce1">
            <text:p>Bloc 12. Atez Ulzama</text:p>
          </table:table-cell>
          <table:table-cell office:value-type="string" table:style-name="ce1">
            <text:p>Croquis</text:p>
          </table:table-cell>
          <table:table-cell office:value-type="string" table:style-name="ce1">
            <text:p>0009_DIB_5.pdf</text:p>
          </table:table-cell>
          <table:table-cell table:number-columns-repeated="16363" table:style-name="ce1"/>
        </table:table-row>
        <table:table-row table:style-name="ro1">
          <table:table-cell office:value-type="float" office:value="10" table:style-name="ce1">
            <text:p>10</text:p>
          </table:table-cell>
          <table:table-cell office:value-type="string" table:style-name="ce1">
            <text:p>ETENEKO GAÑA</text:p>
          </table:table-cell>
          <table:table-cell office:value-type="float" office:value="1" table:style-name="ce1">
            <text:p>1</text:p>
          </table:table-cell>
          <table:table-cell office:value-type="string" table:style-name="ce1">
            <text:p>Dolmen?</text:p>
          </table:table-cell>
          <table:table-cell table:number-columns-repeated="2" table:style-name="ce1"/>
          <table:table-cell office:value-type="string" table:style-name="ce1">
            <text:p>8-D <text:s text:c="4"/>Hoja cartográfica Nº: 90-11/C</text:p>
            <text:p>Nos situamos en el alto del Puerto de Velate, junto al edificio de Venta Quemada, a la derecha de este edificio parte una pista y traspasando una puerta de hierro continuamos por la pista que sube al repetidor de Velate, dejando un ramal a nuestra izda.</text:p>
            <text:p>Como a unos 100m dejamos la pista de decha, continuando por la izda que entre hayas asciende, pasando a la izda de una casa refugio.</text:p>
            <text:p>Descendiendo del repetidor al collado de Bentatxar donde veremosun arboleda enfrente al final de una loma alargada. Cruzaremos la alambrada del collado en la puerta que deja el barranco a la izda y la loma a la decha; la pista continúa hasta el final de la loma, continuando por otra loma a la izda; desde esta curva, continuamos el collado de ETENETAKO GAÑA donde veremos el túmulo de su nombre. 54-5.</text:p>
            <text:p>A nuestra izda, habrá quedado la cima de Putxetako Gaña y la del Txaruta.</text:p>
          </table:table-cell>
          <table:table-cell table:style-name="ce1"/>
          <table:table-cell office:value-type="float" office:value="609200" table:style-name="ce1">
            <text:p>609200</text:p>
          </table:table-cell>
          <table:table-cell office:value-type="float" office:value="4768240" table:style-name="ce1">
            <text:p>4768240</text:p>
          </table:table-cell>
          <table:table-cell office:value-type="float" office:value="1030" table:style-name="ce1">
            <text:p>1030</text:p>
          </table:table-cell>
          <table:table-cell office:value-type="string" table:style-name="ce2">
            <text:p>43.0590067553168,-1.65898455563654</text:p>
          </table:table-cell>
          <table:table-cell office:value-type="date" office:date-value="1905-05-04T00:00:00" table:style-name="ce3">
            <text:p>jueves, mayo 04, 1905</text:p>
          </table:table-cell>
          <table:table-cell office:value-type="string" table:style-name="ce1">
            <text:p>J. Elosegui</text:p>
          </table:table-cell>
          <table:table-cell office:value-type="string" table:style-name="ce1">
            <text:p>¿Dolmen?</text:p>
            <text:p>Túmulo circular de 14m de diámetro y 1m de altura, de piedras.</text:p>
            <text:p>Cráter central sin losas de cámara.</text:p>
            <text:p>Calizas del terreno.</text:p>
          </table:table-cell>
          <table:table-cell office:value-type="string" table:style-name="ce1">
            <text:p>No se conoce excavación</text:p>
          </table:table-cell>
          <table:table-cell table:number-columns-repeated="2" table:style-name="ce1"/>
          <table:table-cell office:value-type="string" table:style-name="ce1">
            <text:p>Bloc 12. Atez Ulzama</text:p>
          </table:table-cell>
          <table:table-cell table:number-columns-repeated="16365" table:style-name="ce1"/>
        </table:table-row>
        <table:table-row table:style-name="ro1">
          <table:table-cell office:value-type="float" office:value="11" table:style-name="ce1">
            <text:p>11</text:p>
          </table:table-cell>
          <table:table-cell office:value-type="string" table:style-name="ce1">
            <text:p>ARKATXU</text:p>
          </table:table-cell>
          <table:table-cell table:number-columns-repeated="2" table:style-name="ce1"/>
          <table:table-cell office:value-type="string" table:style-name="ce1">
            <text:p>Suarbe</text:p>
          </table:table-cell>
          <table:table-cell office:value-type="string" table:style-name="ce1">
            <text:p>En una planicie al S. de Ilarregi y al O. del monte Zugasmendi</text:p>
          </table:table-cell>
          <table:table-cell table:number-columns-repeated="4" table:style-name="ce1"/>
          <table:table-cell office:value-type="float" office:value="775" table:style-name="ce1">
            <text:p>775</text:p>
          </table:table-cell>
          <table:table-cell table:style-name="ce2"/>
          <table:table-cell table:style-name="ce3"/>
          <table:table-cell table:style-name="ce1"/>
          <table:table-cell office:value-type="string" table:style-name="ce1">
            <text:p>6 losas. Piedras y tierra</text:p>
            <text:p>Túmulo desfigurado por el E. por algún haya y rebajado por el lado S.</text:p>
            <text:p>Es difícil precisar sus dimensiones, aunque en el eje N-S medimos un diámetro de 12m; en el eje E-O, diámetro 14m; de altura tiene unos 0,8m.</text:p>
            <text:p>Cámara alargada de unos 3,25m de largo por 0,9m de ancho.</text:p>
            <text:p>Formado por cuatro losas laterales y otras dos en al cabecera paralelas entre sí.</text:p>
            <text:p>Actualmente la forma original de la cámara está deformada, teniendo aspecto trapezoidal, orientado N-S.</text:p>
            <text:p>Hay pequeños trozos de losas esparcidas por el túmulo que podrían corresponder a la tapa rota.</text:p>
          </table:table-cell>
          <table:table-cell table:number-columns-repeated="3" table:style-name="ce1"/>
          <table:table-cell office:value-type="string" table:style-name="ce1">
            <text:p>Bloc 12. Atez Ulzama</text:p>
          </table:table-cell>
          <table:table-cell office:value-type="string" table:style-name="ce1">
            <text:p>Croquis</text:p>
          </table:table-cell>
          <table:table-cell office:value-type="string" table:style-name="ce1">
            <text:p>0011_DIB_6.pdf</text:p>
          </table:table-cell>
          <table:table-cell table:number-columns-repeated="16363" table:style-name="ce1"/>
        </table:table-row>
        <table:table-row table:style-name="ro1">
          <table:table-cell office:value-type="float" office:value="12" table:style-name="ce1">
            <text:p>12</text:p>
          </table:table-cell>
          <table:table-cell office:value-type="string" table:style-name="ce1">
            <text:p>AUZALDIA GAÑE</text:p>
          </table:table-cell>
          <table:table-cell office:value-type="float" office:value="2" table:style-name="ce1">
            <text:p>2</text:p>
          </table:table-cell>
          <table:table-cell office:value-type="string" table:style-name="ce1">
            <text:p>Túmulo</text:p>
          </table:table-cell>
          <table:table-cell table:number-columns-repeated="2" table:style-name="ce1"/>
          <table:table-cell office:value-type="string" table:style-name="ce1">
            <text:p>Hoja cartográfica Nº: 115-2/D. Itinerario nº 4.</text:p>
          </table:table-cell>
          <table:table-cell table:style-name="ce1"/>
          <table:table-cell office:value-type="float" office:value="604710" table:style-name="ce1">
            <text:p>604710</text:p>
          </table:table-cell>
          <table:table-cell office:value-type="float" office:value="4759030" table:style-name="ce1">
            <text:p>4759030</text:p>
          </table:table-cell>
          <table:table-cell office:value-type="float" office:value="732" table:style-name="ce1">
            <text:p>732</text:p>
          </table:table-cell>
          <table:table-cell office:value-type="string" table:style-name="ce2">
            <text:p>42.9767238075956,-1.71583879323115</text:p>
          </table:table-cell>
          <table:table-cell office:value-type="date" office:date-value="1905-05-07T00:00:00" table:style-name="ce3">
            <text:p>domingo, mayo 07, 1905</text:p>
          </table:table-cell>
          <table:table-cell office:value-type="string" table:style-name="ce1">
            <text:p>J. Elosegui</text:p>
          </table:table-cell>
          <table:table-cell office:value-type="string" table:style-name="ce1">
            <text:p>Túmulo circular de 22m de diámetro y 1,3m de altura de piedras.</text:p>
            <text:p>Cráter central sin losas de cámara.</text:p>
            <text:p>Calizas margosas.</text:p>
            <text:p>Existe hoy un montón de piedras y tierra revueltos, sin aspecto de túmulo funerarios y de medidas indefinidas.</text:p>
            <text:p>Poco más adelante hay un túmulo natural, que coincide con las medidas de la descripción, actualmente no tiene ningún rasgo de dolmen, estando cubierto totalmente de maleza, parece que las piedras amontonadas pudieron pertenecer a este túmulo, ya que <text:s/>se encuentra en lado sur, con un corte plano.</text:p>
            <text:p>Más debajo de esta zona, en un campo trabajado, exiten varios montones de piedras recogidas y un túmulo de características parecidas a la descripción.</text:p>
          </table:table-cell>
          <table:table-cell office:value-type="string" table:style-name="ce1">
            <text:p>No se conoce excavación</text:p>
          </table:table-cell>
          <table:table-cell table:number-columns-repeated="2" table:style-name="ce1"/>
          <table:table-cell office:value-type="string" table:style-name="ce1">
            <text:p>Bloc 12. Atez Ulzama</text:p>
          </table:table-cell>
          <table:table-cell table:number-columns-repeated="16365" table:style-name="ce1"/>
        </table:table-row>
        <table:table-row table:style-name="ro1">
          <table:table-cell office:value-type="float" office:value="13" table:style-name="ce1">
            <text:p>13</text:p>
          </table:table-cell>
          <table:table-cell office:value-type="string" table:style-name="ce1">
            <text:p>MAXKAR</text:p>
          </table:table-cell>
          <table:table-cell table:number-columns-repeated="4" table:style-name="ce1"/>
          <table:table-cell office:value-type="string" table:style-name="ce1">
            <text:p>No incluye ningún itinerario , debido a que es imposible verlo en la actualidad, dado que la maleza que existe impide entrar en el pequeño bosque de robles.</text:p>
          </table:table-cell>
          <table:table-cell table:number-columns-repeated="4" table:style-name="ce1"/>
          <table:table-cell table:style-name="ce2"/>
          <table:table-cell office:value-type="date" office:date-value="1905-05-07T00:00:00" table:style-name="ce3">
            <text:p>domingo, mayo 07, 1905</text:p>
          </table:table-cell>
          <table:table-cell office:value-type="string" table:style-name="ce1">
            <text:p>J. Elosegui</text:p>
          </table:table-cell>
          <table:table-cell office:value-type="string" table:style-name="ce1">
            <text:p>Túmulo circular de 60m? <text:s/>de diámetro y 2m de altura.<text:s/></text:p>
            <text:p>Actualmente poblado de robles.</text:p>
            <text:p>Calizas del terreno.</text:p>
          </table:table-cell>
          <table:table-cell table:number-columns-repeated="3" table:style-name="ce1"/>
          <table:table-cell office:value-type="string" table:style-name="ce1">
            <text:p>Bloc 12. Atez Ulzama</text:p>
          </table:table-cell>
          <table:table-cell table:number-columns-repeated="16365" table:style-name="ce1"/>
        </table:table-row>
        <table:table-row table:style-name="ro1">
          <table:table-cell office:value-type="float" office:value="14" table:style-name="ce1">
            <text:p>14</text:p>
          </table:table-cell>
          <table:table-cell office:value-type="string" table:style-name="ce1">
            <text:p>BEUNZA</text:p>
          </table:table-cell>
          <table:table-cell office:value-type="float" office:value="1" table:style-name="ce1">
            <text:p>1</text:p>
          </table:table-cell>
          <table:table-cell office:value-type="string" table:style-name="ce1">
            <text:p>Dolmen</text:p>
          </table:table-cell>
          <table:table-cell table:number-columns-repeated="2" table:style-name="ce1"/>
          <table:table-cell office:value-type="string" table:style-name="ce1">
            <text:p>Itinerario nº 4.</text:p>
          </table:table-cell>
          <table:table-cell table:style-name="ce1"/>
          <table:table-cell office:value-type="float" office:value="604000" table:style-name="ce1">
            <text:p>604000</text:p>
          </table:table-cell>
          <table:table-cell office:value-type="float" office:value="4759100" table:style-name="ce1">
            <text:p>4759100</text:p>
          </table:table-cell>
          <table:table-cell office:value-type="float" office:value="755" table:style-name="ce1">
            <text:p>755</text:p>
          </table:table-cell>
          <table:table-cell office:value-type="string" table:style-name="ce2">
            <text:p>42.977451358419,-1.7245310744748</text:p>
          </table:table-cell>
          <table:table-cell office:value-type="date" office:date-value="1905-05-07T00:00:00" table:style-name="ce3">
            <text:p>domingo, mayo 07, 1905</text:p>
          </table:table-cell>
          <table:table-cell office:value-type="string" table:style-name="ce1">
            <text:p>J. Elosegui</text:p>
          </table:table-cell>
          <table:table-cell office:value-type="string" table:style-name="ce1">
            <text:p>Túmulo circular de 16m de diámetro y 1,5m de altura. Cámara de 5 losas.</text:p>
            <text:p>Orientación E-W según Tomás López Sellés.</text:p>
            <text:p>Margas sobre terrenos del flysch cretácico.</text:p>
            <text:p>En la actualidad en la zona donde está ubicado no se puede penetrar debido a la abundancia de maleza que existe en el bosque de pinos donde se encuentra, por lo que no pudo ser fotografiado.</text:p>
          </table:table-cell>
          <table:table-cell office:value-type="string" table:style-name="ce1">
            <text:p>No se conoce excavación</text:p>
          </table:table-cell>
          <table:table-cell table:number-columns-repeated="2" table:style-name="ce1"/>
          <table:table-cell office:value-type="string" table:style-name="ce1">
            <text:p>Bloc 12. Atez Ulzama</text:p>
          </table:table-cell>
          <table:table-cell office:value-type="string" table:style-name="ce1">
            <text:p>Croquis</text:p>
          </table:table-cell>
          <table:table-cell office:value-type="string" table:style-name="ce1">
            <text:p>0014_DIB_7.pdf</text:p>
          </table:table-cell>
          <table:table-cell table:number-columns-repeated="16363" table:style-name="ce1"/>
        </table:table-row>
        <table:table-row table:style-name="ro1">
          <table:table-cell office:value-type="float" office:value="15" table:style-name="ce1">
            <text:p>15</text:p>
          </table:table-cell>
          <table:table-cell office:value-type="string" table:style-name="ce1">
            <text:p>AUZALDIA</text:p>
          </table:table-cell>
          <table:table-cell office:value-type="float" office:value="1" table:style-name="ce1">
            <text:p>1</text:p>
          </table:table-cell>
          <table:table-cell office:value-type="string" table:style-name="ce1">
            <text:p>Dolmen</text:p>
          </table:table-cell>
          <table:table-cell table:number-columns-repeated="2" table:style-name="ce1"/>
          <table:table-cell office:value-type="string" table:style-name="ce1">
            <text:p>Itinerario nº 4. Hoja cartográfica Nº: 115-2/D</text:p>
          </table:table-cell>
          <table:table-cell table:style-name="ce1"/>
          <table:table-cell office:value-type="float" office:value="604650" table:style-name="ce1">
            <text:p>604650</text:p>
          </table:table-cell>
          <table:table-cell office:value-type="float" office:value="4759050" table:style-name="ce1">
            <text:p>4759050</text:p>
          </table:table-cell>
          <table:table-cell office:value-type="float" office:value="735" table:style-name="ce1">
            <text:p>735</text:p>
          </table:table-cell>
          <table:table-cell office:value-type="string" table:style-name="ce2">
            <text:p>42.9769121171026,-1.7165707062227</text:p>
          </table:table-cell>
          <table:table-cell office:value-type="date" office:date-value="1905-05-07T00:00:00" table:style-name="ce3">
            <text:p>domingo, mayo 07, 1905</text:p>
          </table:table-cell>
          <table:table-cell office:value-type="string" table:style-name="ce1">
            <text:p>J. Elosegui</text:p>
          </table:table-cell>
          <table:table-cell office:value-type="string" table:style-name="ce1">
            <text:p>Dolmen poligonal.</text:p>
            <text:p>Túmulo circular de 15m de diámetro y 1,2m de altura, de piedras. Cámara de cinco losas con recinto poligonal abierto. Sin cubierta. Orientación a 90˚ según J. Elosegui.</text:p>
            <text:p>Flysch cretácico según Lamare.</text:p>
            <text:p>En la actualidad han desaparecido ltodas las losas, viendose solo el hueco rectangular rellenado de piedras pequeñas rotas.</text:p>
            <text:p>El túmulo ha perdido todo aspecto o vestigios de tal.</text:p>
          </table:table-cell>
          <table:table-cell table:number-columns-repeated="3" table:style-name="ce1"/>
          <table:table-cell office:value-type="string" table:style-name="ce1">
            <text:p>Bloc 12. Atez Ulzama</text:p>
          </table:table-cell>
          <table:table-cell table:number-columns-repeated="16365" table:style-name="ce1"/>
        </table:table-row>
        <table:table-row table:style-name="ro1">
          <table:table-cell office:value-type="float" office:value="16" table:style-name="ce1">
            <text:p>16</text:p>
          </table:table-cell>
          <table:table-cell office:value-type="string" table:style-name="ce1">
            <text:p>ARAÑOTZ - SANTA LUCIA</text:p>
          </table:table-cell>
          <table:table-cell office:value-type="float" office:value="1" table:style-name="ce1">
            <text:p>1</text:p>
          </table:table-cell>
          <table:table-cell office:value-type="string" table:style-name="ce1">
            <text:p>Dolmen</text:p>
          </table:table-cell>
          <table:table-cell office:value-type="string" table:style-name="ce1">
            <text:p>Iraizoz</text:p>
          </table:table-cell>
          <table:table-cell office:value-type="string" table:style-name="ce1">
            <text:p>Hoja cartográfica Nº: 115-3/A</text:p>
          </table:table-cell>
          <table:table-cell office:value-type="string" table:style-name="ce1">
            <text:p>Nº 2-A</text:p>
            <text:p>A unos setenta metros al N. de la ermita de Santa Lucía en Iraizoz, entre dicha ermita y la cumbre de Arañotz (838m)</text:p>
          </table:table-cell>
          <table:table-cell table:style-name="ce1"/>
          <table:table-cell office:value-type="float" office:value="609260" table:style-name="ce1">
            <text:p>609260</text:p>
          </table:table-cell>
          <table:table-cell office:value-type="float" office:value="4760170" table:style-name="ce1">
            <text:p>4760170</text:p>
          </table:table-cell>
          <table:table-cell office:value-type="float" office:value="818" table:style-name="ce1">
            <text:p>818</text:p>
          </table:table-cell>
          <table:table-cell office:value-type="string" table:style-name="ce2">
            <text:p>42.9863472675472,-1.65982937266196</text:p>
          </table:table-cell>
          <table:table-cell table:style-name="ce3"/>
          <table:table-cell table:style-name="ce1"/>
          <table:table-cell office:value-type="string" table:style-name="ce1">
            <text:p>Se conserva un pronunciado galgal de 11/12m de diámetro y una altura de 1,5m al S. En cambio, por el N. destaca poco.</text:p>
            <text:p>Hoyo central bastante acusado, no apreciándose losas, aunque sí piedras sueltas.</text:p>
            <text:p>En la cota 791, gran bloque de piedra partido en dos, aunque bastante informe.</text:p>
            <text:p>Altitud: 800m</text:p>
            <text:p>Coordenadas en la hoja Gulina 115: 2˚ 01´ 33´´ <text:s/>de longitud y 12˚ 59´ 02´´ de latitud N.</text:p>
          </table:table-cell>
          <table:table-cell table:style-name="ce1"/>
          <table:table-cell office:value-type="string" table:style-name="ce1">
            <text:p>57-B/I</text:p>
          </table:table-cell>
          <table:table-cell table:style-name="ce1"/>
          <table:table-cell office:value-type="string" table:style-name="ce1">
            <text:p>Bloc 12. Atez Ulzama</text:p>
          </table:table-cell>
          <table:table-cell table:number-columns-repeated="16365" table:style-name="ce1"/>
        </table:table-row>
        <table:table-row table:style-name="ro1">
          <table:table-cell office:value-type="float" office:value="17" table:style-name="ce1">
            <text:p>17</text:p>
          </table:table-cell>
          <table:table-cell office:value-type="string" table:style-name="ce1">
            <text:p>BURDINDOGI S.</text:p>
          </table:table-cell>
          <table:table-cell office:value-type="float" office:value="1" table:style-name="ce1">
            <text:p>1</text:p>
          </table:table-cell>
          <table:table-cell office:value-type="string" table:style-name="ce1">
            <text:p>Dolmen corto ?</text:p>
          </table:table-cell>
          <table:table-cell table:number-columns-repeated="2" table:style-name="ce1"/>
          <table:table-cell office:value-type="string" table:style-name="ce1">
            <text:p>5-B <text:s text:c="2"/>Hoja cartográfica Nº: 115 A/B y 90-16D</text:p>
            <text:p>Volviendo a la pista desde el domen Agiñeta, tomamos la dirección E. La pista se divide en tres ramales. Seguir por la más ancha y mejor conservada que asciende suavemente por la ladera N. del contrafuerte. Nueva bifurcación a 1062m y seguidamente se alcanza la divisoria con la regata Igirena. Pequeño raso herboso con juncos y helechos. Cambio de vertiente. Ascenso por la ladera S. del monte Eride. Llegando al collado Iturriotz o Iturriko lepo a 1112m en la divisoria con la regata Zuriain. Bajo hayedo no se ve nada. Se separan tres pistas: por la que seue al NE llega el camino de Sallestur. La del frente termina pronto; girar al SE por el ancho camino que recorre la divisoria. Hayedo más retorcido; al O. claro en el bosque.</text:p>
            <text:p>Hacia los 1130m. Losas y charcos en el camino. Por la decha llega del SO. El camino del collado Gerendiain; a escasos metros del mismo queda la fuente. Empieza el camino más acusado. Camino definido y desdoblado. A la izda corro de brezo, despejado desde que se ve la cresta Eride-Zurriain. Suave ascenso bajo hayedo retorcido.</text:p>
            <text:p>A los 1235m aprox. En el bosque de hayas, tangente a la roca que aflora en lo más alto del monte Burdindogi, a 1241m. Implantado a 150m de la ermita, a 30˚ de ella. Hay un mojón a 100m a 150˚.</text:p>
          </table:table-cell>
          <table:table-cell table:style-name="ce1"/>
          <table:table-cell office:value-type="float" office:value="618050" table:style-name="ce1">
            <text:p>618050</text:p>
          </table:table-cell>
          <table:table-cell office:value-type="float" office:value="4762050" table:style-name="ce1">
            <text:p>4762050</text:p>
          </table:table-cell>
          <table:table-cell office:value-type="float" office:value="1235" table:style-name="ce1">
            <text:p>1235</text:p>
          </table:table-cell>
          <table:table-cell office:value-type="string" table:style-name="ce2">
            <text:p>43.0019584474454,-1.55164720083253</text:p>
          </table:table-cell>
          <table:table-cell office:value-type="date" office:date-value="2440-10-02T00:00:00" table:style-name="ce3">
            <text:p>martes, octubre 02, 2440</text:p>
          </table:table-cell>
          <table:table-cell office:value-type="string" table:style-name="ce1">
            <text:p>Francisco Ondarra</text:p>
          </table:table-cell>
          <table:table-cell office:value-type="string" table:style-name="ce1">
            <text:p>Túmulo circular de 13m de Ф y 1m de altura; de piedra recubierta de musgo.</text:p>
            <text:p>5 Losas desordenadas. No se aprecia cráter definido.</text:p>
          </table:table-cell>
          <table:table-cell office:value-type="string" table:style-name="ce1">
            <text:p>No se conoce excavación</text:p>
          </table:table-cell>
          <table:table-cell table:number-columns-repeated="2" table:style-name="ce1"/>
          <table:table-cell office:value-type="string" table:style-name="ce1">
            <text:p>Bloc 12. Atez Ulzama</text:p>
          </table:table-cell>
          <table:table-cell office:value-type="string" table:style-name="ce1">
            <text:p>Croquis</text:p>
          </table:table-cell>
          <table:table-cell office:value-type="string" table:style-name="ce1">
            <text:p>17_DIB_8.pdf</text:p>
          </table:table-cell>
          <table:table-cell table:number-columns-repeated="16363" table:style-name="ce1"/>
        </table:table-row>
        <table:table-row table:style-name="ro1">
          <table:table-cell office:value-type="float" office:value="18" table:style-name="ce1">
            <text:p>18</text:p>
          </table:table-cell>
          <table:table-cell office:value-type="string" table:style-name="ce1">
            <text:p>BURDINDOGI N.</text:p>
          </table:table-cell>
          <table:table-cell table:number-columns-repeated="4" table:style-name="ce1"/>
          <table:table-cell office:value-type="string" table:style-name="ce1">
            <text:p>5-B <text:s text:c="2"/>Hoja cartográfica Nº: 115-4 B y 90-16 D</text:p>
            <text:p>Tras el itinerario del Burdindogi S.: por la izda reaparece el camino y pasa junto a un charco a los 1218m de altitud; vemos el mojon con iniciales A/Y en zona llana. Ermita de la Santa Cruz de Burdindogi. Pozo-fuente a unos 30m al W. Hayas. Prisma cuadrangular truncado metálico con un medallón con la efigie de Michel Buzunariz y la inscripción "A la memoria del amigo / el 30 de abril de 1972. En los Picos de Europa."</text:p>
            <text:p>El dolmen Burdindogi N. está situado a 40m y a 320˚ del anterior.</text:p>
            <text:p>Un sendero transcurre tangente al galgal por su costado.</text:p>
          </table:table-cell>
          <table:table-cell table:style-name="ce1"/>
          <table:table-cell office:value-type="float" office:value="618090" table:style-name="ce1">
            <text:p>618090</text:p>
          </table:table-cell>
          <table:table-cell office:value-type="float" office:value="4762050" table:style-name="ce1">
            <text:p>4762050</text:p>
          </table:table-cell>
          <table:table-cell office:value-type="float" office:value="1235" table:style-name="ce1">
            <text:p>1235</text:p>
          </table:table-cell>
          <table:table-cell office:value-type="string" table:style-name="ce2">
            <text:p>43.0019522369505,-1.55115659516515</text:p>
          </table:table-cell>
          <table:table-cell office:value-type="date" office:date-value="2441-07-29T00:00:00" table:style-name="ce3">
            <text:p>lunes, julio 29, 2441</text:p>
          </table:table-cell>
          <table:table-cell office:value-type="string" table:style-name="ce1">
            <text:p>Francisco Ondarra</text:p>
          </table:table-cell>
          <table:table-cell office:value-type="string" table:style-name="ce1">
            <text:p>F. Ondarra no asegura que sea un dolmen.<text:s/></text:p>
            <text:p>Túmulo de 10m Ф y 0,8m de altura; de piedra u tierra cubiertas de musgo.</text:p>
            <text:p>Se aprecia una ligera concavidad o cráter central. No se ven losas ni fragmentos de las mismas.</text:p>
            <text:p>Areniscas del terreno.</text:p>
          </table:table-cell>
          <table:table-cell office:value-type="string" table:style-name="ce1">
            <text:p>No se conoce</text:p>
          </table:table-cell>
          <table:table-cell table:number-columns-repeated="2" table:style-name="ce1"/>
          <table:table-cell office:value-type="string" table:style-name="ce1">
            <text:p>Bloc 12. Atez Ulzama</text:p>
          </table:table-cell>
          <table:table-cell table:number-columns-repeated="16365" table:style-name="ce1"/>
        </table:table-row>
        <table:table-row table:style-name="ro1">
          <table:table-cell office:value-type="float" office:value="19" table:style-name="ce1">
            <text:p>19</text:p>
          </table:table-cell>
          <table:table-cell office:value-type="string" table:style-name="ce1">
            <text:p>MUGASORO</text:p>
          </table:table-cell>
          <table:table-cell office:value-type="float" office:value="1" table:style-name="ce1">
            <text:p>1</text:p>
          </table:table-cell>
          <table:table-cell office:value-type="string" table:style-name="ce1">
            <text:p>Dolmen corto ?</text:p>
          </table:table-cell>
          <table:table-cell office:value-type="string" table:style-name="ce1">
            <text:p>Elzaburu</text:p>
          </table:table-cell>
          <table:table-cell office:value-type="string" table:style-name="ce1">
            <text:p>Nº 26 <text:s text:c="4"/>Hoja cartográfica Nº: 90-10 D</text:p>
            <text:p>Longitud: 1˚ 58´ 32´´ <text:s text:c="6"/>Latitud: 43˚ 03´ 08´´</text:p>
          </table:table-cell>
          <table:table-cell office:value-type="string" table:style-name="ce1">
            <text:p>A hora y cuarto desde lel pueblo de Elzaburu, subiendo por el camino que lleva la collado de Mugasoro por Zapiturrieta; en la proximidad de la cota 843m <text:s/>A unos 10´ del mojón que da nombre al paraje.</text:p>
            <text:p>Divisoria atlántico-mediterránea, a 840m s.n.m.</text:p>
          </table:table-cell>
          <table:table-cell table:style-name="ce1"/>
          <table:table-cell office:value-type="float" office:value="605000" table:style-name="ce1">
            <text:p>605000</text:p>
          </table:table-cell>
          <table:table-cell office:value-type="float" office:value="4767630" table:style-name="ce1">
            <text:p>4767630</text:p>
          </table:table-cell>
          <table:table-cell office:value-type="float" office:value="840" table:style-name="ce1">
            <text:p>840</text:p>
          </table:table-cell>
          <table:table-cell office:value-type="string" table:style-name="ce2">
            <text:p>43.0541078049987,-1.71066411364556</text:p>
          </table:table-cell>
          <table:table-cell office:value-type="date" office:date-value="1905-05-04T00:00:00" table:style-name="ce3">
            <text:p>jueves, mayo 04, 1905</text:p>
          </table:table-cell>
          <table:table-cell office:value-type="string" table:style-name="ce1">
            <text:p>J. Elosegui</text:p>
          </table:table-cell>
          <table:table-cell office:value-type="string" table:style-name="ce1">
            <text:p>Túmulo circular de 12m de diámetrp y cámara reducida a dos losas que forman ángulo agudo, siendo la E. la cabecera y la N. una pared.<text:s/></text:p>
            <text:p>Orientación a 80˚ según J. Elosegui</text:p>
            <text:p>Calizas del terreno</text:p>
          </table:table-cell>
          <table:table-cell office:value-type="string" table:style-name="ce1">
            <text:p>No se conoce</text:p>
          </table:table-cell>
          <table:table-cell office:value-type="string" table:style-name="ce1">
            <text:p>Munibe 54-6 <text:s text:c="3"/>E.270</text:p>
          </table:table-cell>
          <table:table-cell table:style-name="ce1"/>
          <table:table-cell office:value-type="string" table:style-name="ce1">
            <text:p>Bloc 12. Atez Ulzama</text:p>
          </table:table-cell>
          <table:table-cell office:value-type="string" table:style-name="ce1">
            <text:p>2 Croquis</text:p>
          </table:table-cell>
          <table:table-cell office:value-type="string" table:style-name="ce1">
            <text:p>0019_DIB_9.pdf</text:p>
          </table:table-cell>
          <table:table-cell office:value-type="string" table:style-name="ce1">
            <text:p>Fotos</text:p>
          </table:table-cell>
          <table:table-cell office:value-type="string" table:style-name="ce1">
            <text:p>0019_FOT_10.pdf</text:p>
          </table:table-cell>
          <table:table-cell table:number-columns-repeated="16361" table:style-name="ce1"/>
        </table:table-row>
        <table:table-row table:style-name="ro1">
          <table:table-cell office:value-type="float" office:value="20" table:style-name="ce1">
            <text:p>20</text:p>
          </table:table-cell>
          <table:table-cell office:value-type="string" table:style-name="ce1">
            <text:p>GANBELETA</text:p>
          </table:table-cell>
          <table:table-cell office:value-type="float" office:value="1" table:style-name="ce1">
            <text:p>1</text:p>
          </table:table-cell>
          <table:table-cell office:value-type="string" table:style-name="ce1">
            <text:p>Dolmen. Es dudoso su carácter dolménico</text:p>
          </table:table-cell>
          <table:table-cell office:value-type="string" table:style-name="ce1">
            <text:p>Elzaburu</text:p>
          </table:table-cell>
          <table:table-cell office:value-type="string" table:style-name="ce1">
            <text:p>Long. 1˚ 59´ 27´´ <text:s/>Lat. 43˚ 02´ 42´´</text:p>
          </table:table-cell>
          <table:table-cell office:value-type="string" table:style-name="ce1">
            <text:p>En un amplio y llano collao situado a 400m al SE. De la cota 938m llamada Kulpittu, a 10´ de Arpegi en dirección NW. a 815m <text:s/>s.n.m.</text:p>
          </table:table-cell>
          <table:table-cell table:style-name="ce1"/>
          <table:table-cell office:value-type="float" office:value="606160" table:style-name="ce1">
            <text:p>606160</text:p>
          </table:table-cell>
          <table:table-cell office:value-type="float" office:value="4766920" table:style-name="ce1">
            <text:p>4766920</text:p>
          </table:table-cell>
          <table:table-cell office:value-type="float" office:value="870" table:style-name="ce1">
            <text:p>870</text:p>
          </table:table-cell>
          <table:table-cell office:value-type="string" table:style-name="ce2">
            <text:p>43.0475545577698,-1.69655899300651</text:p>
          </table:table-cell>
          <table:table-cell office:value-type="date" office:date-value="1905-05-10T00:00:00" table:style-name="ce3">
            <text:p>miércoles, mayo 10, 1905</text:p>
          </table:table-cell>
          <table:table-cell office:value-type="string" table:style-name="ce1">
            <text:p>J. Elosegui</text:p>
          </table:table-cell>
          <table:table-cell office:value-type="string" table:style-name="ce1">
            <text:p>Túmulo circular desfigurado por las hayas.<text:s/></text:p>
            <text:p>Cámara reducida a una losa, orientada a 130˚</text:p>
            <text:p>En 1934 fue revisado por vecinos de Elzaburu practicando una zanja en derrredor de la losa, sin hallar nada. Luego se colocó la losa en su posición original.</text:p>
          </table:table-cell>
          <table:table-cell office:value-type="string" table:style-name="ce1">
            <text:p>No se conoce</text:p>
          </table:table-cell>
          <table:table-cell office:value-type="string" table:style-name="ce1">
            <text:p>No se distingue túmulo</text:p>
          </table:table-cell>
          <table:table-cell table:style-name="ce1"/>
          <table:table-cell office:value-type="string" table:style-name="ce1">
            <text:p>Bloc 12. Atez Ulzama</text:p>
          </table:table-cell>
          <table:table-cell office:value-type="string" table:style-name="ce1">
            <text:p>Mapa</text:p>
          </table:table-cell>
          <table:table-cell office:value-type="string" table:style-name="ce1">
            <text:p>0020_MAP_11.pdf</text:p>
          </table:table-cell>
          <table:table-cell office:value-type="string" table:style-name="ce1">
            <text:p>Fotos</text:p>
          </table:table-cell>
          <table:table-cell office:value-type="string" table:style-name="ce1">
            <text:p>0020_FOT_12.pdf</text:p>
          </table:table-cell>
          <table:table-cell table:number-columns-repeated="16361" table:style-name="ce1"/>
        </table:table-row>
        <table:table-row table:style-name="ro1">
          <table:table-cell office:value-type="float" office:value="21" table:style-name="ce1">
            <text:p>21</text:p>
          </table:table-cell>
          <table:table-cell office:value-type="string" table:style-name="ce1">
            <text:p>ARPEGI ULZAMA</text:p>
          </table:table-cell>
          <table:table-cell office:value-type="float" office:value="7" table:style-name="ce1">
            <text:p>7</text:p>
          </table:table-cell>
          <table:table-cell office:value-type="string" table:style-name="ce1">
            <text:p>Dolmen corto abierto</text:p>
          </table:table-cell>
          <table:table-cell office:value-type="string" table:style-name="ce1">
            <text:p>Elzaburu</text:p>
          </table:table-cell>
          <table:table-cell office:value-type="string" table:style-name="ce1">
            <text:p>Sobre un pequeño collado, entre dos cotas cercanas, próximo al dolmen de Ganbeleta.</text:p>
            <text:p>Long. 1˚ 59´ 45´´ <text:s text:c="2"/>Lat. 43˚ 02´ 30´´</text:p>
          </table:table-cell>
          <table:table-cell office:value-type="string" table:style-name="ce1">
            <text:p>A hora y media desde Alzoz siguiendo una pista forestal hacia Larremiar (camino de Larremiar) se llega al dolmen; 820m s.n.m.</text:p>
          </table:table-cell>
          <table:table-cell table:style-name="ce1"/>
          <table:table-cell office:value-type="float" office:value="606715" table:style-name="ce1">
            <text:p>606715</text:p>
          </table:table-cell>
          <table:table-cell office:value-type="float" office:value="4766520" table:style-name="ce1">
            <text:p>4766520</text:p>
          </table:table-cell>
          <table:table-cell office:value-type="float" office:value="859" table:style-name="ce1">
            <text:p>859</text:p>
          </table:table-cell>
          <table:table-cell office:value-type="string" table:style-name="ce2">
            <text:p>43.0438756882469,-1.68982304829629</text:p>
          </table:table-cell>
          <table:table-cell office:value-type="date" office:date-value="1905-05-16T00:00:00" table:style-name="ce3">
            <text:p>martes, mayo 16, 1905</text:p>
          </table:table-cell>
          <table:table-cell office:value-type="string" table:style-name="ce1">
            <text:p>T. López Sellés</text:p>
          </table:table-cell>
          <table:table-cell office:value-type="string" table:style-name="ce1">
            <text:p>Túmulo circular de 13m de Ф, desfigurado y rebajado, acusándose más la prominencia hacia el S.</text:p>
            <text:p>Cámara de 3 losas con recinto rectangular, ligeramente desfigurado por la presión de la cubierta sobre una losa lateral desplazada.<text:s/></text:p>
            <text:p>Orientación al E.</text:p>
          </table:table-cell>
          <table:table-cell table:style-name="ce1"/>
          <table:table-cell office:value-type="string" table:style-name="ce1">
            <text:p>En visita realizada el 1998/03/22 se constata que la losa O. , cabecera de la cámara, ha caído al suelo. En los alrededores se observanevidencias de haber sacado madera recientemente.</text:p>
          </table:table-cell>
          <table:table-cell table:style-name="ce1"/>
          <table:table-cell office:value-type="string" table:style-name="ce1">
            <text:p>Bloc 12. Atez Ulzama</text:p>
          </table:table-cell>
          <table:table-cell office:value-type="string" table:style-name="ce1">
            <text:p>Croquis</text:p>
          </table:table-cell>
          <table:table-cell office:value-type="string" table:style-name="ce1">
            <text:p>0021_DIB_13.pdf</text:p>
          </table:table-cell>
          <table:table-cell office:value-type="string" table:style-name="ce1">
            <text:p>Fotos</text:p>
          </table:table-cell>
          <table:table-cell office:value-type="string" table:style-name="ce1">
            <text:p>0021_FOT_14.pdf</text:p>
          </table:table-cell>
          <table:table-cell table:number-columns-repeated="16361" table:style-name="ce1"/>
        </table:table-row>
        <table:table-row table:style-name="ro1">
          <table:table-cell office:value-type="float" office:value="22" table:style-name="ce1">
            <text:p>22</text:p>
          </table:table-cell>
          <table:table-cell office:value-type="string" table:style-name="ce1">
            <text:p>AIZTALUZ</text:p>
          </table:table-cell>
          <table:table-cell office:value-type="float" office:value="7" table:style-name="ce1">
            <text:p>7</text:p>
          </table:table-cell>
          <table:table-cell office:value-type="string" table:style-name="ce1">
            <text:p>Dolmen corto abierto</text:p>
          </table:table-cell>
          <table:table-cell office:value-type="string" table:style-name="ce1">
            <text:p>Elzaburu</text:p>
          </table:table-cell>
          <table:table-cell office:value-type="string" table:style-name="ce1">
            <text:p>En una cota al SE. del dolmen de Arpegui Ulzama.</text:p>
            <text:p>Long. 2˚ 00´00´´ <text:s text:c="3"/>Lat. 43˚ 02´ 25´´ <text:s text:c="2"/>Alt. 843m</text:p>
          </table:table-cell>
          <table:table-cell office:value-type="string" table:style-name="ce1">
            <text:p>Se advierte sobre el terreno indicios de sendas o caminos que descienden al camino más marcado que desde Maiterne se dirige a Arpegi y Ganbeleta. Este camino queda a la izquierda a 820m s.n.m.</text:p>
          </table:table-cell>
          <table:table-cell table:style-name="ce1"/>
          <table:table-cell office:value-type="float" office:value="607030" table:style-name="ce1">
            <text:p>607030</text:p>
          </table:table-cell>
          <table:table-cell office:value-type="float" office:value="4766335" table:style-name="ce1">
            <text:p>4766335</text:p>
          </table:table-cell>
          <table:table-cell office:value-type="float" office:value="843" table:style-name="ce1">
            <text:p>843</text:p>
          </table:table-cell>
          <table:table-cell office:value-type="string" table:style-name="ce2">
            <text:p>43.0421658631979,-1.68599222891339</text:p>
          </table:table-cell>
          <table:table-cell office:value-type="date" office:date-value="1905-05-16T00:00:00" table:style-name="ce3">
            <text:p>martes, mayo 16, 1905</text:p>
          </table:table-cell>
          <table:table-cell office:value-type="string" table:style-name="ce1">
            <text:p>T. López Sellés</text:p>
          </table:table-cell>
          <table:table-cell office:value-type="string" table:style-name="ce1">
            <text:p>Túmulo circular rebajado.</text:p>
            <text:p>Cámara de tres losas, una de las laterales inclinada hacia el exterior de recinto rectangular, sin cubierta.</text:p>
            <text:p>Orientación al E.</text:p>
          </table:table-cell>
          <table:table-cell office:value-type="string" table:style-name="ce1">
            <text:p>No se conoce</text:p>
          </table:table-cell>
          <table:table-cell table:number-columns-repeated="2" table:style-name="ce1"/>
          <table:table-cell office:value-type="string" table:style-name="ce1">
            <text:p>Bloc 12. Atez Ulzama</text:p>
          </table:table-cell>
          <table:table-cell office:value-type="string" table:style-name="ce1">
            <text:p>Croquis</text:p>
          </table:table-cell>
          <table:table-cell office:value-type="string" table:style-name="ce1">
            <text:p>0022_DIB_15.pdf</text:p>
          </table:table-cell>
          <table:table-cell office:value-type="string" table:style-name="ce1">
            <text:p>Fotos</text:p>
          </table:table-cell>
          <table:table-cell office:value-type="string" table:style-name="ce1">
            <text:p>0022_FOT_16.pdf</text:p>
          </table:table-cell>
          <table:table-cell table:number-columns-repeated="16361" table:style-name="ce1"/>
        </table:table-row>
        <table:table-row table:style-name="ro1">
          <table:table-cell office:value-type="float" office:value="23" table:style-name="ce1">
            <text:p>23</text:p>
          </table:table-cell>
          <table:table-cell office:value-type="string" table:style-name="ce1">
            <text:p>LARREMIAR</text:p>
          </table:table-cell>
          <table:table-cell office:value-type="float" office:value="2" table:style-name="ce1">
            <text:p>2</text:p>
          </table:table-cell>
          <table:table-cell office:value-type="string" table:style-name="ce1">
            <text:p>Túmulo</text:p>
          </table:table-cell>
          <table:table-cell office:value-type="string" table:style-name="ce1">
            <text:p>Urroz de Santesteban</text:p>
          </table:table-cell>
          <table:table-cell office:value-type="string" table:style-name="ce1">
            <text:p>Sobre un collado al E. de la cota 945m (Elkarrikoa)</text:p>
            <text:p>Long. <text:s/>1˚ 59´ 35´´ <text:s text:c="6"/>Lat. 43˚ 03´ 25´´</text:p>
          </table:table-cell>
          <table:table-cell office:value-type="string" table:style-name="ce1">
            <text:p>Junto y a la derecha del camino que a Larremiar; 1 km antes de llegar a la fuente, al S. queda la loma sobre la que se hallan los dólmenes de Ganbaleta, Arpegi y Aiztaluz, a 920m s.n.m.</text:p>
            <text:p>Ruta 26-4 <text:s/>Mapa 90-10 B</text:p>
          </table:table-cell>
          <table:table-cell table:style-name="ce1"/>
          <table:table-cell office:value-type="float" office:value="606330" table:style-name="ce1">
            <text:p>606330</text:p>
          </table:table-cell>
          <table:table-cell office:value-type="float" office:value="4768025" table:style-name="ce1">
            <text:p>4768025</text:p>
          </table:table-cell>
          <table:table-cell office:value-type="float" office:value="920" table:style-name="ce1">
            <text:p>920</text:p>
          </table:table-cell>
          <table:table-cell office:value-type="string" table:style-name="ce2">
            <text:p>43.0574787136281,-1.6942611914493</text:p>
          </table:table-cell>
          <table:table-cell office:value-type="date" office:date-value="1905-05-16T00:00:00" table:style-name="ce3">
            <text:p>martes, mayo 16, 1905</text:p>
          </table:table-cell>
          <table:table-cell office:value-type="string" table:style-name="ce1">
            <text:p>T. López Sellés</text:p>
          </table:table-cell>
          <table:table-cell office:value-type="string" table:style-name="ce1">
            <text:p>Túmulo circular de 8m Ф y de 0,70m de altura, de piedras.</text:p>
            <text:p>En el sector S., un cráter cuadrado sin rastro de losas de cámara.</text:p>
          </table:table-cell>
          <table:table-cell office:value-type="string" table:style-name="ce1">
            <text:p>No se conoce</text:p>
          </table:table-cell>
          <table:table-cell office:value-type="string" table:style-name="ce1">
            <text:p>Túmulo de anillo de unos 17m de diámetro y 0,5, de altura.</text:p>
            <text:p>Descripción que no coincide en absoluto con la realizada por López Sellés</text:p>
            <text:p/>
            <text:p>Munibe 54-52</text:p>
          </table:table-cell>
          <table:table-cell table:style-name="ce1"/>
          <table:table-cell office:value-type="string" table:style-name="ce1">
            <text:p>Bloc 12. Atez Ulzama</text:p>
          </table:table-cell>
          <table:table-cell office:value-type="string" table:style-name="ce1">
            <text:p>Croquis</text:p>
          </table:table-cell>
          <table:table-cell office:value-type="string" table:style-name="ce1">
            <text:p>0023_DIB_17.pdf</text:p>
          </table:table-cell>
          <table:table-cell table:number-columns-repeated="16363" table:style-name="ce1"/>
        </table:table-row>
        <table:table-row table:style-name="ro1">
          <table:table-cell office:value-type="float" office:value="24" table:style-name="ce1">
            <text:p>24</text:p>
          </table:table-cell>
          <table:table-cell office:value-type="string" table:style-name="ce1">
            <text:p>PITXORTAR</text:p>
          </table:table-cell>
          <table:table-cell office:value-type="float" office:value="7" table:style-name="ce1">
            <text:p>7</text:p>
          </table:table-cell>
          <table:table-cell office:value-type="string" table:style-name="ce1">
            <text:p>Dolmen corto abierto</text:p>
          </table:table-cell>
          <table:table-cell office:value-type="string" table:style-name="ce1">
            <text:p>Urroz de Santesteban</text:p>
          </table:table-cell>
          <table:table-cell office:value-type="string" table:style-name="ce1">
            <text:p>A varios cientos de metros del dolmen de Mugasoro en dirección WNW., a 80m al N. de la cota 882m, en medio de un hayedo, a 878, s.n.m.</text:p>
            <text:p>Long. 1º 58´´ 05´´ <text:s text:c="2"/>Lat 43º 03´ 14´´</text:p>
          </table:table-cell>
          <table:table-cell table:number-columns-repeated="5" table:style-name="ce1"/>
          <table:table-cell table:style-name="ce2"/>
          <table:table-cell office:value-type="date" office:date-value="1905-05-07T00:00:00" table:style-name="ce3">
            <text:p>domingo, mayo 07, 1905</text:p>
          </table:table-cell>
          <table:table-cell office:value-type="string" table:style-name="ce1">
            <text:p>J. Elosegui</text:p>
          </table:table-cell>
          <table:table-cell office:value-type="string" table:style-name="ce1">
            <text:p>Túmulo circular de 12m de Ф <text:s/>y 1,7m de altura. Cámara de 4 losas y cubierta al parecer in situ, con recinto rectangular. Orientación a 90º.</text:p>
          </table:table-cell>
          <table:table-cell office:value-type="string" table:style-name="ce1">
            <text:p>No se conoce</text:p>
          </table:table-cell>
          <table:table-cell table:number-columns-repeated="2" table:style-name="ce1"/>
          <table:table-cell office:value-type="string" table:style-name="ce1">
            <text:p>Bloc 12. Atez Ulzama</text:p>
          </table:table-cell>
          <table:table-cell office:value-type="string" table:style-name="ce1">
            <text:p>Fotos</text:p>
          </table:table-cell>
          <table:table-cell office:value-type="string" table:style-name="ce1">
            <text:p>0024_FOT_18.pdf</text:p>
          </table:table-cell>
          <table:table-cell table:number-columns-repeated="16363" table:style-name="ce1"/>
        </table:table-row>
        <table:table-row table:style-name="ro1">
          <table:table-cell office:value-type="float" office:value="25" table:style-name="ce1">
            <text:p>25</text:p>
          </table:table-cell>
          <table:table-cell office:value-type="string" table:style-name="ce1">
            <text:p>KOPA GAIN</text:p>
          </table:table-cell>
          <table:table-cell office:value-type="float" office:value="3" table:style-name="ce1">
            <text:p>3</text:p>
          </table:table-cell>
          <table:table-cell office:value-type="string" table:style-name="ce1">
            <text:p>Indefinido <text:s/>(derruido)</text:p>
          </table:table-cell>
          <table:table-cell office:value-type="string" table:style-name="ce1">
            <text:p>Arraiz - Ulzama</text:p>
          </table:table-cell>
          <table:table-cell office:value-type="string" table:style-name="ce1">
            <text:p>En el puerto de Velate, a unos 400m de la fuente</text:p>
            <text:p>Hoja cartográfica Nº: 90-15</text:p>
          </table:table-cell>
          <table:table-cell office:value-type="string" table:style-name="ce1">
            <text:p>Ulzama - Belate</text:p>
          </table:table-cell>
          <table:table-cell office:value-type="string" table:style-name="ce1">
            <text:p>Ulzama - Belate#0025_TEX_21.pdf#</text:p>
          </table:table-cell>
          <table:table-cell office:value-type="float" office:value="611420" table:style-name="ce1">
            <text:p>611420</text:p>
          </table:table-cell>
          <table:table-cell office:value-type="float" office:value="4765260" table:style-name="ce1">
            <text:p>4765260</text:p>
          </table:table-cell>
          <table:table-cell office:value-type="float" office:value="810" table:style-name="ce1">
            <text:p>810</text:p>
          </table:table-cell>
          <table:table-cell office:value-type="string" table:style-name="ce2">
            <text:p>43.031856790457,-1.63232589435663</text:p>
          </table:table-cell>
          <table:table-cell office:value-type="date" office:date-value="2442-02-10T00:00:00" table:style-name="ce3">
            <text:p>lunes, febrero 10, 2442</text:p>
          </table:table-cell>
          <table:table-cell office:value-type="string" table:style-name="ce1">
            <text:p>Francisco Ondarra</text:p>
          </table:table-cell>
          <table:table-cell office:value-type="string" table:style-name="ce1">
            <text:p>Conserva suficientes rasgos definidos, como el túmulo de tierra y piedras con una altura de 1m visto del W.</text:p>
            <text:p>Conserva también dos losas en línea, orientadas a 160º en un hoyo de unos 2m de ancho y 0,5m de profundidad al N.</text:p>
            <text:p>Las losas con un espacio entre sí miden:</text:p>
            <text:p>A.- Alto 0,9m; largo: 1,3m en la base y <text:s/>0,6m en la parte superior; grosor 0,17, a 0,25m<text:s/></text:p>
            <text:p>B.- Alto 0,32m; largo 0,2m; grosor 0,1m.</text:p>
            <text:p>El conjunto está en un bosque de hayas con mucha hoja desprendida.</text:p>
          </table:table-cell>
          <table:table-cell office:value-type="string" table:style-name="ce1">
            <text:p>No se conoce</text:p>
          </table:table-cell>
          <table:table-cell office:value-type="string" table:style-name="ce1">
            <text:p>Aunque no se conoce excavación, sí se observa que este monumento, al igual que otros muchos de Navarra, ha sido profanado por los buscadores de tesoros.</text:p>
            <text:p>Con fecha 1987/10/03, le fue colocado un hito señalizador por el grupo de socios Gorosti.</text:p>
            <text:p>El topónimo correspondiente, tiene otras formas; por ejemplo, el P. Fco. Ondarra lo dio a conocer como Koarain. Se ha marcado como Kopa Gain por ser la forma que más se conoce entre los lugareños.</text:p>
          </table:table-cell>
          <table:table-cell table:style-name="ce1"/>
          <table:table-cell office:value-type="string" table:style-name="ce1">
            <text:p>Bloc 12. Atez Ulzama</text:p>
          </table:table-cell>
          <table:table-cell office:value-type="string" table:style-name="ce1">
            <text:p>Croquis</text:p>
          </table:table-cell>
          <table:table-cell office:value-type="string" table:style-name="ce1">
            <text:p>0025_DIB_19.pdf</text:p>
          </table:table-cell>
          <table:table-cell office:value-type="string" table:style-name="ce1">
            <text:p>Fotos</text:p>
          </table:table-cell>
          <table:table-cell office:value-type="string" table:style-name="ce1">
            <text:p>0025_FOT_20.pdf</text:p>
          </table:table-cell>
          <table:table-cell table:number-columns-repeated="16361" table:style-name="ce1"/>
        </table:table-row>
        <table:table-row table:style-name="ro1">
          <table:table-cell office:value-type="float" office:value="26" table:style-name="ce1">
            <text:p>26</text:p>
          </table:table-cell>
          <table:table-cell office:value-type="string" table:style-name="ce1">
            <text:p>GILTZURRIN HARRIE</text:p>
          </table:table-cell>
          <table:table-cell office:value-type="float" office:value="4" table:style-name="ce1">
            <text:p>4</text:p>
          </table:table-cell>
          <table:table-cell office:value-type="string" table:style-name="ce1">
            <text:p>Sin clasificar (derruido)</text:p>
          </table:table-cell>
          <table:table-cell office:value-type="string" table:style-name="ce1">
            <text:p>Arraiz Ulzama</text:p>
          </table:table-cell>
          <table:table-cell office:value-type="string" table:style-name="ce1">
            <text:p>En la cota 941m que se alza sobre el km 31 del Puerto de Belate</text:p>
          </table:table-cell>
          <table:table-cell office:value-type="string" table:style-name="ce1">
            <text:p>Ulzama Belate</text:p>
          </table:table-cell>
          <table:table-cell table:style-name="ce1"/>
          <table:table-cell office:value-type="float" office:value="611855" table:style-name="ce1">
            <text:p>611855</text:p>
          </table:table-cell>
          <table:table-cell office:value-type="float" office:value="4766150" table:style-name="ce1">
            <text:p>4766150</text:p>
          </table:table-cell>
          <table:table-cell office:value-type="float" office:value="941" table:style-name="ce1">
            <text:p>941</text:p>
          </table:table-cell>
          <table:table-cell office:value-type="string" table:style-name="ce2">
            <text:p>43.0398050383522,-1.62680912085135</text:p>
          </table:table-cell>
          <table:table-cell office:value-type="date" office:date-value="2442-02-10T00:00:00" table:style-name="ce3">
            <text:p>lunes, febrero 10, 2442</text:p>
          </table:table-cell>
          <table:table-cell office:value-type="string" table:style-name="ce1">
            <text:p>Francisco Ondarra</text:p>
          </table:table-cell>
          <table:table-cell office:value-type="string" table:style-name="ce1">
            <text:p>Conserva los suficientes rasgos definidos para considerarlo dolmen.</text:p>
            <text:p>Las dos losas forman ángulo recto. No se distingue cámara.</text:p>
            <text:p>Una losa orientada a 170º es la mayor, en posición N-S, que no es la cásica en estos monumentos (generalmente W-E). Medidas: alto 0,95m, ancho 0,30m en el centro, los extremos terminan en 0,03m de grosor.</text:p>
            <text:p>La otra losa, orientada al N., mide: alto 0,52m, largo 0,95m, grueso 0,30m en el centro.</text:p>
            <text:p>Dada la posición del conjunto en una loma que recibe constantemente fuerte viento, hace que el túmulo esté llano al W.</text:p>
            <text:p>Con fecha 3 de octubre de 1987, un grupo de Gorosti le colocó un hito señalizador.</text:p>
          </table:table-cell>
          <table:table-cell office:value-type="string" table:style-name="ce1">
            <text:p>No se conoce</text:p>
          </table:table-cell>
          <table:table-cell office:value-type="string" table:style-name="ce1">
            <text:p>Es anecdótico que el P. Ondarra cuando lo encontró vio entre la losas una botella de agua mineral de Belascoain, lo que no deja de ser curioso si lo recacionamos con el topónimo, que quiere decir "piedra del riñón". Cuando se consultado con las personas mayores sobre el mismo, éstas sonrien cuando se acuerdan del esfuerzo que tenían que soportar al ascender esta montaña transportando un paquete, donde hacía falta "riñones". Eran tiempos en los que la juventud se empleaba de "paqueteros", argot empleado en el ejercicio del contrabando.</text:p>
            <text:p>Este topónimo también tiene otras acepciones como por ejemplo: Giltzurrin arri o Giltzurrien arrie, que significan lo mismo. Se ha respetado el que figura dado que el P. Ondarra, el cual pertenece a la Real Academia de la Lengua Vasca, Euskaltzaindia.</text:p>
          </table:table-cell>
          <table:table-cell table:style-name="ce1"/>
          <table:table-cell office:value-type="string" table:style-name="ce1">
            <text:p>Bloc 12. Atez Ulzama</text:p>
          </table:table-cell>
          <table:table-cell office:value-type="string" table:style-name="ce1">
            <text:p>Croquis</text:p>
          </table:table-cell>
          <table:table-cell office:value-type="string" table:style-name="ce1">
            <text:p>0026_DIB_22.pdf</text:p>
          </table:table-cell>
          <table:table-cell office:value-type="string" table:style-name="ce1">
            <text:p>Fotos</text:p>
          </table:table-cell>
          <table:table-cell office:value-type="string" table:style-name="ce1">
            <text:p>0026_FOT_23.pdf</text:p>
          </table:table-cell>
          <table:table-cell table:number-columns-repeated="16361" table:style-name="ce1"/>
        </table:table-row>
        <table:table-row table:style-name="ro1">
          <table:table-cell office:value-type="float" office:value="27" table:style-name="ce1">
            <text:p>27</text:p>
          </table:table-cell>
          <table:table-cell office:value-type="string" table:style-name="ce1">
            <text:p>ARTXAR</text:p>
          </table:table-cell>
          <table:table-cell office:value-type="float" office:value="2" table:style-name="ce1">
            <text:p>2</text:p>
          </table:table-cell>
          <table:table-cell office:value-type="string" table:style-name="ce1">
            <text:p>Túmulo</text:p>
          </table:table-cell>
          <table:table-cell office:value-type="string" table:style-name="ce1">
            <text:p>Arraiz</text:p>
          </table:table-cell>
          <table:table-cell office:value-type="string" table:style-name="ce1">
            <text:p>En medio de un bosque de hayas y quejigos</text:p>
            <text:p>Hoja cartográfica Nº: 90-15/C</text:p>
          </table:table-cell>
          <table:table-cell office:value-type="string" table:style-name="ce1">
            <text:p>Nº 8-E</text:p>
          </table:table-cell>
          <table:table-cell table:style-name="ce1"/>
          <table:table-cell office:value-type="float" office:value="609880" table:style-name="ce1">
            <text:p>609880</text:p>
          </table:table-cell>
          <table:table-cell office:value-type="float" office:value="4764465" table:style-name="ce1">
            <text:p>4764465</text:p>
          </table:table-cell>
          <table:table-cell office:value-type="float" office:value="750" table:style-name="ce1">
            <text:p>750</text:p>
          </table:table-cell>
          <table:table-cell office:value-type="string" table:style-name="ce2">
            <text:p>43.0249240810563,-1.65138086851112</text:p>
          </table:table-cell>
          <table:table-cell office:value-type="date" office:date-value="1975-08-27T00:00:00" table:style-name="ce3">
            <text:p>miércoles, agosto 27, 1975</text:p>
          </table:table-cell>
          <table:table-cell office:value-type="string" table:style-name="ce1">
            <text:p>Francisco Ondarra</text:p>
          </table:table-cell>
          <table:table-cell office:value-type="string" table:style-name="ce1">
            <text:p>Túmulo circular de 8m Ф y 1m en el punto más elevado al NE., compuesto de piedra recubierta de musgo, abunda la hojarasca. En el galgal crece un quejigo y dos hayas casi tangentes al mismo. En el cuadrante SW muy cerca del centro del conjunto, hay una piedra que tiene la figura de una cubo muy tosco.</text:p>
            <text:p>Areniscas del terreno.</text:p>
            <text:p>No ser puede hallar el cráter cental.</text:p>
          </table:table-cell>
          <table:table-cell office:value-type="string" table:style-name="ce1">
            <text:p>No se conoce</text:p>
          </table:table-cell>
          <table:table-cell office:value-type="string" table:style-name="ce1">
            <text:p>En la revista Gure Mendiak del C.Deportivo Navarra Nº 75 de marzo de 1988, en la pag 48, Dólmenes Inéditos de la Ulzama y Basaburua, Patxi Ripa hace mención del mismo refiriéndose que desde que lo vio en compañía de Petete Sarobe el 5-2-84 y en otras ocasiones, examinando las piedras componen el conjunto les merece la calificación de Dolmen.</text:p>
            <text:p/>
            <text:p>59-L1</text:p>
            <text:p>Bibl. Revista Príncipe de Viana 144-145, año 1976. Nuevos monumentos megalíticos en Navarra.</text:p>
          </table:table-cell>
          <table:table-cell table:style-name="ce1"/>
          <table:table-cell office:value-type="string" table:style-name="ce1">
            <text:p>Bloc 12. Atez Ulzama</text:p>
          </table:table-cell>
          <table:table-cell table:number-columns-repeated="16365" table:style-name="ce1"/>
        </table:table-row>
        <table:table-row table:style-name="ro1">
          <table:table-cell office:value-type="float" office:value="28" table:style-name="ce1">
            <text:p>28</text:p>
          </table:table-cell>
          <table:table-cell office:value-type="string" table:style-name="ce1">
            <text:p>ZARDAI</text:p>
          </table:table-cell>
          <table:table-cell office:value-type="float" office:value="1" table:style-name="ce1">
            <text:p>1</text:p>
          </table:table-cell>
          <table:table-cell office:value-type="string" table:style-name="ce1">
            <text:p>Dolmen</text:p>
          </table:table-cell>
          <table:table-cell table:style-name="ce1"/>
          <table:table-cell office:value-type="string" table:style-name="ce1">
            <text:p>Long. 1º 59´ 03´´ <text:s text:c="4"/>Lat. 43º 02´ 10´´ <text:s text:c="3"/>Alt. 882</text:p>
          </table:table-cell>
          <table:table-cell table:number-columns-repeated="5" table:style-name="ce1"/>
          <table:table-cell table:style-name="ce2"/>
          <table:table-cell office:value-type="date" office:date-value="1986-05-29T00:00:00" table:style-name="ce3">
            <text:p>jueves, mayo 29, 1986</text:p>
          </table:table-cell>
          <table:table-cell office:value-type="string" table:style-name="ce1">
            <text:p>Miguel Ezcurdia</text:p>
          </table:table-cell>
          <table:table-cell office:value-type="string" table:style-name="ce1">
            <text:p>El túmulo mide prox. 10m de Ф al N-S, de unos 2m de alto y al S. 0,8m; de tierra y piedra.</text:p>
            <text:p>Alturas: de la cámara 0,8m.; del túmulo al S. 0,3m., de la losa de N-S 2m.; del túmulo 0,6m.</text:p>
            <text:p>Vimos que el dolmen tenía losa de cubierta sobre tres losas que forman la cámara sepulcral. Siete trozos de losas esparcidos por encima del túmulo. Se ve un pequeño cráter como de 3m de Ф circundando la losa de cámara. Al parecer, la tierra y la tierra que le falta cubría la losa de la cámara.</text:p>
            <text:p>Orientación E. a 295º.</text:p>
            <text:p>La cámara bien formada queda abierta y como a 1m aprox. Hay un trozo cubierto que ha podido pertenecer a la cámara, en cuyo caso se trataría de un dolmen largo abierto.</text:p>
          </table:table-cell>
          <table:table-cell table:style-name="ce1"/>
          <table:table-cell office:value-type="string" table:style-name="ce1">
            <text:p>Patxi Ripa en la revista Gure Mendiak Nº 75 de marzo de 1988 del C.D. Navarra lo sitúa en la hoja castastral Nº 90 - Sumbilla Long. 1º 59´ 03´´ Lat. 43º 02´ 10´´ Alt. 882 y lo detalla como un dolmen <text:s/>integrado por las tres rocas que forman el nicho., sin piedra visible que pudiera corresponder a su cubierta, sito al pie de un espino albar, fecha 12-6-87.<text:s/></text:p>
            <text:p>Si estamos hablando del mismo dolmen no cabe duda que del 25-5-86 al 12-6-87 este dolmen ha sufrido profanación, al faltarle la losa que cubría el recinto, la cubierta.<text:s/></text:p>
            <text:p>En ambas reseñas, indican tres losas conformando el nicho o cámara sepulcral y en la primera había una losa de tapa.</text:p>
            <text:p>Día 8-6-88 miércoles.</text:p>
            <text:p>En compañía de Jesús Viana y de Josu fuimos por Santesteban a Mugako Soroa para ver los caminos. Llegamos a lo que nos pareció Mugako Soroa y Pixortar, viendo el dolmen de Patxi y otro más alto. Vimos después los embalses y volvimos a El Solano para visitar Zardai, comprobando en ¿dos pesade? que los dólmenes eran los mismos. Quedamos que Jesús Viana comprobaría si son o no los mismos. Y en vista de que llovía, volvimos, teniendo un accidente con el Suzuki al bajar la pista. Nos ayudaron de una casa de Elzaburu, a los que obsequiamos con dos botellas de champán (padre e hijo)</text:p>
          </table:table-cell>
          <table:table-cell table:style-name="ce1"/>
          <table:table-cell office:value-type="string" table:style-name="ce1">
            <text:p>Bloc 12. Atez Ulzama</text:p>
          </table:table-cell>
          <table:table-cell office:value-type="string" table:style-name="ce1">
            <text:p>Correciones y mapa</text:p>
          </table:table-cell>
          <table:table-cell office:value-type="string" table:style-name="ce1">
            <text:p>0028_TEX_24.pdf</text:p>
          </table:table-cell>
          <table:table-cell table:number-columns-repeated="16363" table:style-name="ce1"/>
        </table:table-row>
        <table:table-row table:style-name="ro1">
          <table:table-cell office:value-type="float" office:value="30" table:style-name="ce1">
            <text:p>30</text:p>
          </table:table-cell>
          <table:table-cell office:value-type="string" table:style-name="ce1">
            <text:p>ROIZU BERA</text:p>
          </table:table-cell>
          <table:table-cell office:value-type="float" office:value="1" table:style-name="ce1">
            <text:p>1</text:p>
          </table:table-cell>
          <table:table-cell office:value-type="string" table:style-name="ce1">
            <text:p>Dolmen corto?</text:p>
          </table:table-cell>
          <table:table-cell office:value-type="string" table:style-name="ce1">
            <text:p>Isaba</text:p>
          </table:table-cell>
          <table:table-cell office:value-type="string" table:style-name="ce1">
            <text:p>Campas de Roizu en el barranco de Mintxate, a 6,3km de la foz.</text:p>
          </table:table-cell>
          <table:table-cell office:value-type="string" table:style-name="ce1">
            <text:p>Mintxate</text:p>
          </table:table-cell>
          <table:table-cell office:value-type="string" table:style-name="ce1">
            <text:p>Mintxate#0030_TEX_45.pdf#</text:p>
          </table:table-cell>
          <table:table-cell office:value-type="float" office:value="670490" table:style-name="ce1">
            <text:p>670490</text:p>
          </table:table-cell>
          <table:table-cell office:value-type="float" office:value="4756050" table:style-name="ce1">
            <text:p>4756050</text:p>
          </table:table-cell>
          <table:table-cell office:value-type="float" office:value="1060" table:style-name="ce1">
            <text:p>1060</text:p>
          </table:table-cell>
          <table:table-cell office:value-type="string" table:style-name="ce2">
            <text:p>42.938017256779,-0.91044581241372</text:p>
          </table:table-cell>
          <table:table-cell office:value-type="date" office:date-value="1905-05-08T00:00:00" table:style-name="ce3">
            <text:p>lunes, mayo 08, 1905</text:p>
          </table:table-cell>
          <table:table-cell office:value-type="string" table:style-name="ce1">
            <text:p>R. Ripa Vega</text:p>
          </table:table-cell>
          <table:table-cell office:value-type="string" table:style-name="ce1">
            <text:p>Válida en 1985. Dolmen corto? Túmulo circular muy bajo y un posco desfigurado. Cámara reducida a 2 losas paralelas. La E. en pie y la W. inclinada. A unos 3m hacia el riachuelo hay otras dos losas.</text:p>
            <text:p>Orientación N.-S., según T. López Sellés, quien lo localizó en 1956.</text:p>
            <text:p>Catálogo MUNIBE 1973. Nº 64-4. Datos geográficos Miguel Escurdia.</text:p>
            <text:p/>
            <text:p>Datos dados por Tomás López Sellés: altitud 1090m snm; coordenadas: 46º56´12´´ de latitud y 2º46´21´´ de longitud; medidas de las losas: la del E., 2m x 0,78 x 49; la del W., 2,3m x 0,3 fuertemente inclinada y hundida en el suelo; la tapa?: <text:s/>2,85m x 1,85 x 0,34. A unos 3m hacia el río, dos losas. La cámara tiene una anchura de 0,45m; la largura, irregular.</text:p>
          </table:table-cell>
          <table:table-cell office:value-type="string" table:style-name="ce1">
            <text:p>No se <text:s/>conoce</text:p>
          </table:table-cell>
          <table:table-cell office:value-type="string" table:style-name="ce1">
            <text:p>En julio y agosto de 1985 durante los campamentos organizados por el Servicio de Juventud del Dpto. de Educación y Cultura del Gobierno de Navarra. Campo de Trabajo Mintxate. Iniciación a la arqueología. Dirigido por los monitores: Miguel Bañales (Museo de Navarra), Fernando Gil (Guía de El Roncal) y Miguel Ezcurdia (Director Secc. Prehistoria de la SCN GOROSTI). Se limpió el monumento y se verificaron los datos de la descripción.<text:s/></text:p>
            <text:p>La Secc. De Prehistoria de Gorosti tiene previsto efectuar una cata de reconocimiento, medición y croquis, con la autorización del Museo de Navarra e invitar a la Agrupación del Roncal Oratxe.</text:p>
            <text:p>Durante el campamento se colocó un hito señalizador con una placa bastante deficiente.</text:p>
            <text:p>En 1987 Isaac Santesteban comunica que el hito se encuentra partido. Denunciado el hecho en el Museo de Navarra, encarga éste que se averigüe lo sucedido. Se pasa al Museo un informe en el que se indica que la rotura la hizo un contratista de Guipúzcoa al ensanchar la carretera que asciende hacia Lapatia y que continúa hacia Roizu Goiti.</text:p>
            <text:p/>
            <text:p>BIBLIOGRAFÍA: F. Ripa, Cumbres de la región… (1985) 88-93. T. López Sellés, Nuevos hallazgos… (1957) 105-112. Juan María Apellaniz, Corpus de Materiales. Suplemento nº1 MUNIBE scn Aranzadi, San Sebastian <text:s/>1973</text:p>
          </table:table-cell>
          <table:table-cell office:value-type="string" table:style-name="ce1">
            <text:p>Losas: 2 en cámara, 2 en túmulo</text:p>
            <text:p>Características: Calizas del terreno</text:p>
            <text:p>Túmulo: bajo y desfigurado</text:p>
          </table:table-cell>
          <table:table-cell office:value-type="string" table:style-name="ce1">
            <text:p>Bloc 18. Pirineo roncalés y Romanzado</text:p>
          </table:table-cell>
          <table:table-cell office:value-type="string" table:style-name="ce1">
            <text:p>Fotos</text:p>
          </table:table-cell>
          <table:table-cell office:value-type="string" table:style-name="ce1">
            <text:p>0030_FOT_26.pdf</text:p>
          </table:table-cell>
          <table:table-cell office:value-type="string" table:style-name="ce1">
            <text:p>Catálogo Roncal</text:p>
          </table:table-cell>
          <table:table-cell office:value-type="string" table:style-name="ce1">
            <text:p>0030_TEX_46.pdf</text:p>
          </table:table-cell>
          <table:table-cell office:value-type="string" table:style-name="ce1">
            <text:p>Cuevas Roncal</text:p>
          </table:table-cell>
          <table:table-cell office:value-type="string" table:style-name="ce1">
            <text:p>0030_TEX_47.pdf</text:p>
          </table:table-cell>
          <table:table-cell office:value-type="string" table:style-name="ce1">
            <text:p>Mapa</text:p>
          </table:table-cell>
          <table:table-cell office:value-type="string" table:style-name="ce1">
            <text:p>0030_MAP_70.pdf</text:p>
          </table:table-cell>
          <table:table-cell table:number-columns-repeated="16357"/>
        </table:table-row>
        <table:table-row table:style-name="ro1">
          <table:table-cell office:value-type="float" office:value="31" table:style-name="ce1">
            <text:p>31</text:p>
          </table:table-cell>
          <table:table-cell office:value-type="string" table:style-name="ce1">
            <text:p>ROIZU GOITI</text:p>
          </table:table-cell>
          <table:table-cell office:value-type="float" office:value="1" table:style-name="ce1">
            <text:p>1</text:p>
          </table:table-cell>
          <table:table-cell office:value-type="string" table:style-name="ce1">
            <text:p>Dolmen corto?</text:p>
          </table:table-cell>
          <table:table-cell office:value-type="string" table:style-name="ce1">
            <text:p>Isaba <text:s text:c="2"/>(Propietario del terreno: Arcadio Anaut Anaut, restaurante Txamantxoia)</text:p>
          </table:table-cell>
          <table:table-cell office:value-type="string" table:style-name="ce1">
            <text:p>Al fondo del barranco Mintxate. Cercano <text:s/>a la borda de Garcés, 150m aprox.</text:p>
          </table:table-cell>
          <table:table-cell office:value-type="string" table:style-name="ce1">
            <text:p>Mintxate</text:p>
          </table:table-cell>
          <table:table-cell office:value-type="string" table:style-name="ce1">
            <text:p>Mintxate#0030_TEX_45.pdf#</text:p>
          </table:table-cell>
          <table:table-cell office:value-type="float" office:value="670660" table:style-name="ce1">
            <text:p>670660</text:p>
          </table:table-cell>
          <table:table-cell office:value-type="float" office:value="4756330" table:style-name="ce1">
            <text:p>4756330</text:p>
          </table:table-cell>
          <table:table-cell office:value-type="float" office:value="1080" table:style-name="ce1">
            <text:p>1080</text:p>
          </table:table-cell>
          <table:table-cell office:value-type="string" table:style-name="ce2">
            <text:p>42.9404989830273,-0.90827829145287</text:p>
          </table:table-cell>
          <table:table-cell office:value-type="date" office:date-value="1905-06-07T00:00:00" table:style-name="ce3">
            <text:p>miércoles, junio 07, 1905</text:p>
          </table:table-cell>
          <table:table-cell office:value-type="string" table:style-name="ce1">
            <text:p>José María Esparza Galé del Roncal</text:p>
          </table:table-cell>
          <table:table-cell office:value-type="string" table:style-name="ce1">
            <text:p>Dolmen corto? <text:s/>Túmulo desfigurado. Cámara reducida a dos losas semi-paralelas en inclinadas ligeramente hacia el N. Una losa posiblemente cubierta en el túmulo, algo cortado por el camino que se dirige a la borda Garcé y al barranco Lapatia</text:p>
            <text:p>Datos geográficos Miguel Ezcurdia. Nº Catálogo MUNIBE (no tiene)</text:p>
          </table:table-cell>
          <table:table-cell office:value-type="string" table:style-name="ce1">
            <text:p>No se conoce</text:p>
          </table:table-cell>
          <table:table-cell office:value-type="string" table:style-name="ce1">
            <text:p>En la preparación del Campamento Campo de Trabajo Mintxate, Inciciación a la Arqueología. Organizado por el Servicio de la Juventud (Dpto. Edu. y Cult. del Gobierno de Navarra) se lo comunicó a M. Ezcurdia, responsable de secc. De Preshistoria de Gorosti, quien lo incluyó dentro de las actividades del trabajo del Campamento, siendo limpiado, medido y señalizado con un hito del modelo aprobado. El croquis levantado no indica la posición de las losas, por lo que habrá que hacerlo como una actividad de Gorosti. Este dolmen no estaba catalogado, pasando inadvertido, incluso para los naturales y propietarios. Requiere una cata de reconocimiento dentro de un plan de trabajo igual que el previsto para el dolmen de Roizu Bera.</text:p>
          </table:table-cell>
          <table:table-cell office:value-type="string" table:style-name="ce1">
            <text:p>Losas: 2 de cámara 1 de cubierta</text:p>
            <text:p>Características: calizas del terreno</text:p>
            <text:p>Túmulo: bajo y desfigurado</text:p>
          </table:table-cell>
          <table:table-cell office:value-type="string" table:style-name="ce1">
            <text:p>Bloc 18. Pirineo roncalés y Romanzado</text:p>
          </table:table-cell>
          <table:table-cell office:value-type="string" table:style-name="ce1">
            <text:p>Croquis</text:p>
          </table:table-cell>
          <table:table-cell office:value-type="string" table:style-name="ce1">
            <text:p>0031_DIB_27.pdf</text:p>
          </table:table-cell>
          <table:table-cell office:value-type="string" table:style-name="ce1">
            <text:p>Fotos</text:p>
          </table:table-cell>
          <table:table-cell office:value-type="string" table:style-name="ce1">
            <text:p>0031_FOT_28.pdf</text:p>
          </table:table-cell>
          <table:table-cell office:value-type="string" table:style-name="ce1">
            <text:p>Trayecto</text:p>
          </table:table-cell>
          <table:table-cell office:value-type="string" table:style-name="ce1">
            <text:p>0030_TEX_45.pdf</text:p>
          </table:table-cell>
          <table:table-cell office:value-type="string" table:style-name="ce1">
            <text:p>Mapa</text:p>
          </table:table-cell>
          <table:table-cell office:value-type="string" table:style-name="ce1">
            <text:p>0030_MAP_70.pdf</text:p>
          </table:table-cell>
          <table:table-cell table:number-columns-repeated="16357"/>
        </table:table-row>
        <table:table-row table:style-name="ro1">
          <table:table-cell office:value-type="float" office:value="32" table:style-name="ce1">
            <text:p>32</text:p>
          </table:table-cell>
          <table:table-cell office:value-type="string" table:style-name="ce1">
            <text:p>LUBRAKIETA</text:p>
          </table:table-cell>
          <table:table-cell office:value-type="float" office:value="1" table:style-name="ce1">
            <text:p>1</text:p>
          </table:table-cell>
          <table:table-cell office:value-type="string" table:style-name="ce1">
            <text:p>Dolmen corto?</text:p>
          </table:table-cell>
          <table:table-cell office:value-type="string" table:style-name="ce1">
            <text:p>Isaba <text:s text:c="2"/>(Propietario del terreno: Emilio Anaut, casa Txibarro)</text:p>
          </table:table-cell>
          <table:table-cell office:value-type="string" table:style-name="ce1">
            <text:p>En el km 6 de la carretera a Zuriza por el valle de Belabarce</text:p>
          </table:table-cell>
          <table:table-cell office:value-type="string" table:style-name="ce1">
            <text:p>Belabarce</text:p>
          </table:table-cell>
          <table:table-cell office:value-type="string" table:style-name="ce1">
            <text:p>Belabarce#0034_TEX_48.pdf#</text:p>
          </table:table-cell>
          <table:table-cell office:value-type="float" office:value="676100" table:style-name="ce1">
            <text:p>676100</text:p>
          </table:table-cell>
          <table:table-cell office:value-type="float" office:value="4749170" table:style-name="ce1">
            <text:p>4749170</text:p>
          </table:table-cell>
          <table:table-cell office:value-type="float" office:value="1050" table:style-name="ce1">
            <text:p>1050</text:p>
          </table:table-cell>
          <table:table-cell office:value-type="string" table:style-name="ce2">
            <text:p>42.8748298101763,-0.843895367503293</text:p>
          </table:table-cell>
          <table:table-cell office:value-type="date" office:date-value="1905-04-26T00:00:00" table:style-name="ce3">
            <text:p>miércoles, abril 26, 1905</text:p>
          </table:table-cell>
          <table:table-cell office:value-type="string" table:style-name="ce1">
            <text:p>Jesús Elosegui de Tolosa</text:p>
          </table:table-cell>
          <table:table-cell office:value-type="string" table:style-name="ce1">
            <text:p>La cámara de dos losas alineadas y otra paralela, tal vez indiquen un dolmen largo. No tiene cubierta. Orientación a 113º. <text:s/>El monumento está bajo la sombra de un <text:s text:c="7"/>que crece en el túmulo.</text:p>
            <text:p>Datos de Miguel Ezcurdia. Nº Catálogo MUNIBE 64-1</text:p>
          </table:table-cell>
          <table:table-cell office:value-type="string" table:style-name="ce1">
            <text:p>No se conoce excavación</text:p>
          </table:table-cell>
          <table:table-cell office:value-type="string" table:style-name="ce1">
            <text:p>Durante el Campamento de Trabajo Mintxate-85, en los meses de Julio-Agosto, se le quitó mucha maleza y arbustos que crecían en el túmulo y se señalizó con un hito del modelo aprobado y subvencionado por la I.P.V.</text:p>
            <text:p>Gorosti tiene previsto hacer cata de reconocimiento y mediciones de la posición de las losas, dentro del mismo plan de la estación dolménica.</text:p>
            <text:p/>
            <text:p>Bibliografía: Elósegui, J. <text:s/>Nota previa <text:s text:c="2"/>(1953) pg 21</text:p>
            <text:p><text:s text:c="45"/>Materiales <text:s text:c="4"/>(1953)</text:p>
            <text:p><text:s text:c="14"/>Barandiarán, J.M. <text:s/>Hombre prehistórico <text:s text:c="3"/>(1953)</text:p>
          </table:table-cell>
          <table:table-cell office:value-type="string" table:style-name="ce1">
            <text:p>Losas: 2 alineadas, 1 paralela</text:p>
            <text:p>Caracterísicas: Calizas del terreno</text:p>
            <text:p>Túmulo: 15m Ф; <text:s/>1,75m alto</text:p>
          </table:table-cell>
          <table:table-cell office:value-type="string" table:style-name="ce1">
            <text:p>Bloc 18. Pirineo roncalés y Romanzado</text:p>
          </table:table-cell>
          <table:table-cell office:value-type="string" table:style-name="ce1">
            <text:p>Fotos</text:p>
          </table:table-cell>
          <table:table-cell office:value-type="string" table:style-name="ce1">
            <text:p>0032_FOT_29.pdf</text:p>
          </table:table-cell>
          <table:table-cell table:number-columns-repeated="16363" table:style-name="ce1"/>
        </table:table-row>
        <table:table-row table:style-name="ro1">
          <table:table-cell office:value-type="float" office:value="33" table:style-name="ce1">
            <text:p>33</text:p>
          </table:table-cell>
          <table:table-cell office:value-type="string" table:style-name="ce1">
            <text:p>ASOLAZE</text:p>
          </table:table-cell>
          <table:table-cell office:value-type="float" office:value="1" table:style-name="ce1">
            <text:p>1</text:p>
          </table:table-cell>
          <table:table-cell office:value-type="string" table:style-name="ce1">
            <text:p>Dolmen corto?</text:p>
          </table:table-cell>
          <table:table-cell office:value-type="string" table:style-name="ce1">
            <text:p>Isaba <text:s/>(Propietario del terreno: Ayuntamiento de Isaba)</text:p>
          </table:table-cell>
          <table:table-cell office:value-type="string" table:style-name="ce1">
            <text:p>En el camping de Asolaze, en el barranco de Maze</text:p>
          </table:table-cell>
          <table:table-cell office:value-type="string" table:style-name="ce1">
            <text:p>Barranco de Maze</text:p>
          </table:table-cell>
          <table:table-cell office:value-type="string" table:style-name="ce1">
            <text:p>Barranco de Maze#0034_TEX_48.pdf#</text:p>
          </table:table-cell>
          <table:table-cell office:value-type="float" office:value="672880" table:style-name="ce1">
            <text:p>672880</text:p>
          </table:table-cell>
          <table:table-cell office:value-type="float" office:value="4752230" table:style-name="ce1">
            <text:p>4752230</text:p>
          </table:table-cell>
          <table:table-cell office:value-type="float" office:value="920" table:style-name="ce1">
            <text:p>920</text:p>
          </table:table-cell>
          <table:table-cell office:value-type="string" table:style-name="ce2">
            <text:p>42.903102571494,-0.882351127168696</text:p>
          </table:table-cell>
          <table:table-cell office:value-type="date" office:date-value="1905-06-07T00:00:00" table:style-name="ce3">
            <text:p>miércoles, junio 07, 1905</text:p>
          </table:table-cell>
          <table:table-cell office:value-type="string" table:style-name="ce1">
            <text:p>Jesús Elosegui Aldasoro</text:p>
          </table:table-cell>
          <table:table-cell office:value-type="string" table:style-name="ce1">
            <text:p>Una losa cameral hincada en el túmulo de 2,3m de larga en su mayor extensión, sobresaliendo del suelo 0,8m dos fragmentos alineados. Una losa desplazada, posiblemente la cubierta, de medidas exteriores 2,4m de larga, 1,82m de ancha y grueso max, 0,3m. Las losas muy erosionadas.</text:p>
            <text:p>Túmulo muy desfigurado de 10,5m. Ф; al W. a ras del terreno; al E. 1,4m. De alto; al N. 1,2m y al S. 0,9m. de alto; grueso de las losas: máx de la cameral 0,3m y la posible cubierta , igual.</text:p>
          </table:table-cell>
          <table:table-cell office:value-type="string" table:style-name="ce1">
            <text:p>No se conoce</text:p>
          </table:table-cell>
          <table:table-cell office:value-type="string" table:style-name="ce1">
            <text:p>Sobre su localización, primeramente Jesús Elosegui Aldasoro, después Isaac Santesteban y últimamente José Mª Esparza Galé <text:s/>se lo comunicaron a Miguel Ezcurdia, quien lo reconoció como dolmen seguro, siendo incluido dentro de las actividades del Campamento de Trabajo Mintxate-85, al igual que los demás monumentos de la estación dolménica.</text:p>
            <text:p>Este dolmen se encontraba en pésimas condiciones de conservación, por lo que resultaba difícil su identificación. Tiempo atrás había sido aprovechado por un pastor para construir encima de él una txabola con las piedras del túnulo. La txabola fue derruida y tiempo después ha sido motivo de juego de los niños, quienes contruyeron cabañas, quedando el monumento totalmente desfigurado. Se empleó mucha mano de obra para limpiarlo, separando piedra a pidra y cortando mucha maleza y arbustos y bojes que tenía encima, logrando darle un aspecto de dolmen. Se colocó su correspondiente hito señalizador. Está previsto hacer una cata de reconocimiento.</text:p>
          </table:table-cell>
          <table:table-cell office:value-type="string" table:style-name="ce1">
            <text:p>Losas: 1 lateral, 1 cubierta?, 1 pequeña alineada</text:p>
            <text:p>Características: Calizas del terreno</text:p>
            <text:p>Túmulo: Desfigurado</text:p>
          </table:table-cell>
          <table:table-cell office:value-type="string" table:style-name="ce1">
            <text:p>Bloc 18. Pirineo roncalés y Romanzado</text:p>
          </table:table-cell>
          <table:table-cell office:value-type="string" table:style-name="ce1">
            <text:p>Croquis</text:p>
          </table:table-cell>
          <table:table-cell office:value-type="string" table:style-name="ce1">
            <text:p>0033_DIB_30.pdf</text:p>
          </table:table-cell>
          <table:table-cell office:value-type="string" table:style-name="ce1">
            <text:p>Mapa</text:p>
          </table:table-cell>
          <table:table-cell office:value-type="string" table:style-name="ce1">
            <text:p>0033_MAP_43.pdf</text:p>
          </table:table-cell>
          <table:table-cell office:value-type="string" table:style-name="ce1">
            <text:p>Catálogo Mintxate</text:p>
          </table:table-cell>
          <table:table-cell office:value-type="string" table:style-name="ce1">
            <text:p>0033_TEX_44.pdf</text:p>
          </table:table-cell>
          <table:table-cell office:value-type="string" table:style-name="ce1">
            <text:p>Croquis 2</text:p>
          </table:table-cell>
          <table:table-cell office:value-type="string" table:style-name="ce1">
            <text:p>0033_DIB_554.pdf</text:p>
          </table:table-cell>
          <table:table-cell table:number-columns-repeated="16357"/>
        </table:table-row>
        <table:table-row table:style-name="ro1">
          <table:table-cell office:value-type="float" office:value="34" table:style-name="ce1">
            <text:p>34</text:p>
          </table:table-cell>
          <table:table-cell office:value-type="string" table:style-name="ce1">
            <text:p>SAKULO</text:p>
          </table:table-cell>
          <table:table-cell office:value-type="float" office:value="9" table:style-name="ce1">
            <text:p>9</text:p>
          </table:table-cell>
          <table:table-cell office:value-type="string" table:style-name="ce1">
            <text:p>Dolmen largo abierto? o poligonal</text:p>
          </table:table-cell>
          <table:table-cell office:value-type="string" table:style-name="ce1">
            <text:p>Isaba <text:s/>(Propietaria: Milagros Marco Lallana, Mendigatxa s/n)</text:p>
          </table:table-cell>
          <table:table-cell office:value-type="string" table:style-name="ce1">
            <text:p>Un poco más adelante del km 7, por la borda de Tapia a la izda 40m + alt.</text:p>
          </table:table-cell>
          <table:table-cell office:value-type="string" table:style-name="ce1">
            <text:p>Belagua</text:p>
          </table:table-cell>
          <table:table-cell office:value-type="string" table:style-name="ce1">
            <text:p>Belagua#0034_TEX_48.pdf#</text:p>
          </table:table-cell>
          <table:table-cell office:value-type="float" office:value="673230" table:style-name="ce1">
            <text:p>673230</text:p>
          </table:table-cell>
          <table:table-cell office:value-type="float" office:value="4753380" table:style-name="ce1">
            <text:p>4753380</text:p>
          </table:table-cell>
          <table:table-cell office:value-type="float" office:value="925" table:style-name="ce1">
            <text:p>925</text:p>
          </table:table-cell>
          <table:table-cell office:value-type="string" table:style-name="ce2">
            <text:p>42.9133721113137,-0.877711594716493</text:p>
          </table:table-cell>
          <table:table-cell office:value-type="date" office:date-value="1905-05-05T00:00:00" table:style-name="ce3">
            <text:p>viernes, mayo 05, 1905</text:p>
          </table:table-cell>
          <table:table-cell office:value-type="string" table:style-name="ce1">
            <text:p>B. Marco, quien lo comunicó a J. Elosegui</text:p>
          </table:table-cell>
          <table:table-cell office:value-type="string" table:style-name="ce1">
            <text:p>Cámara de recinto poligonal casi o rectangular con tendencia muy remarcada a la poligonalidad. Cubierta rota al parecer "in situ". Orientación a 140º. Datos de MUNIBE 64-3. Los datos geográficos están muy desplazados.</text:p>
            <text:p>Datos de la ficha: Miguel Ezcurdia</text:p>
          </table:table-cell>
          <table:table-cell office:value-type="string" table:style-name="ce1">
            <text:p>Servicio de Excavaciones de Navarra en 1961 y 1963 (Ajuar al dorso) * en anexo</text:p>
          </table:table-cell>
          <table:table-cell office:value-type="string" table:style-name="ce1">
            <text:p>Durante el Campamento de Trabajo-85 se limpió de arbustos y muchísima maleza, lo que permitió verlo a distancia. Se colocó un hito señalizador, al igual que a los demás monumentos de la estación dolménica.</text:p>
            <text:p>Estaba tan escondido que su localización resultaba dificilísima, incluso para los nativos, que lo desconocían.</text:p>
            <text:p>Es un monumento de gran tamaño. Gorosti tiene previsto su mantenimiento de limpieza y medición.</text:p>
            <text:p/>
            <text:p>Bibliografía: Elosegui, J. <text:s/>Nota previa <text:s/>(1953) Pg. 21. Materiales <text:s/>(1953). <text:s/>Barandiarán, JM. Hombre Prehistórico <text:s/>(1953). Maluquer de Motes, J. <text:s/>Notas <text:s/>(1963) Pag. <text:s/>93.147.</text:p>
          </table:table-cell>
          <table:table-cell table:style-name="ce1"/>
          <table:table-cell office:value-type="string" table:style-name="ce1">
            <text:p>Bloc 18. Pirineo roncalés y Romanzado</text:p>
          </table:table-cell>
          <table:table-cell office:value-type="string" table:style-name="ce1">
            <text:p>Croquis</text:p>
          </table:table-cell>
          <table:table-cell office:value-type="string" table:style-name="ce1">
            <text:p>0034_DIB_32.pdf</text:p>
          </table:table-cell>
          <table:table-cell office:value-type="string" table:style-name="ce1">
            <text:p>Fotos</text:p>
          </table:table-cell>
          <table:table-cell office:value-type="string" table:style-name="ce1">
            <text:p>0034_FOT_31.pdf</text:p>
          </table:table-cell>
          <table:table-cell office:value-type="string" table:style-name="ce1">
            <text:p>Ajuar fotos</text:p>
          </table:table-cell>
          <table:table-cell office:value-type="string" table:style-name="ce1">
            <text:p>0034_FOT_34.pdf</text:p>
          </table:table-cell>
          <table:table-cell office:value-type="string" table:style-name="ce1">
            <text:p>Ajuar listado</text:p>
          </table:table-cell>
          <table:table-cell office:value-type="string" table:style-name="ce1">
            <text:p>0034_TEX_33.pdf</text:p>
          </table:table-cell>
          <table:table-cell table:number-columns-repeated="16357"/>
        </table:table-row>
        <table:table-row table:style-name="ro1">
          <table:table-cell office:value-type="float" office:value="35" table:style-name="ce1">
            <text:p>35</text:p>
          </table:table-cell>
          <table:table-cell office:value-type="string" table:style-name="ce1">
            <text:p>ARRAKO</text:p>
          </table:table-cell>
          <table:table-cell table:style-name="ce1"/>
          <table:table-cell office:value-type="string" table:style-name="ce1">
            <text:p>Sepulcro de galería y crómlech</text:p>
          </table:table-cell>
          <table:table-cell office:value-type="string" table:style-name="ce1">
            <text:p>Isaba <text:s/>(Propietario del terreno: Cipriano Ezker Anaut)</text:p>
          </table:table-cell>
          <table:table-cell office:value-type="string" table:style-name="ce1">
            <text:p>Cercano a la Ermita de Andramari de Arrako, poco antes del km 10.</text:p>
          </table:table-cell>
          <table:table-cell office:value-type="string" table:style-name="ce1">
            <text:p>Belagua</text:p>
          </table:table-cell>
          <table:table-cell office:value-type="string" table:style-name="ce1">
            <text:p>Belagua#0034_TEX_48.pdf#</text:p>
          </table:table-cell>
          <table:table-cell office:value-type="float" office:value="674680" table:style-name="ce1">
            <text:p>674680</text:p>
          </table:table-cell>
          <table:table-cell office:value-type="float" office:value="4755630" table:style-name="ce1">
            <text:p>4755630</text:p>
          </table:table-cell>
          <table:table-cell office:value-type="float" office:value="960" table:style-name="ce1">
            <text:p>960</text:p>
          </table:table-cell>
          <table:table-cell office:value-type="string" table:style-name="ce2">
            <text:p>42.933289051057,-0.859258059620781</text:p>
          </table:table-cell>
          <table:table-cell office:value-type="date" office:date-value="1905-05-05T00:00:00" table:style-name="ce3">
            <text:p>viernes, mayo 05, 1905</text:p>
          </table:table-cell>
          <table:table-cell office:value-type="string" table:style-name="ce1">
            <text:p>B. Estornés, quien lo comunicó a J. Elosegui</text:p>
          </table:table-cell>
          <table:table-cell office:value-type="string" table:style-name="ce1">
            <text:p>Recinto rectangular-trapezoidal. Losa de entrada con tendencia a cerrarse suavemente. Cubierta in situ. Orientación a 125º.</text:p>
          </table:table-cell>
          <table:table-cell office:value-type="string" table:style-name="ce1">
            <text:p>En 1961 por D.Fernando Medrano. No se conoce ajuar.</text:p>
          </table:table-cell>
          <table:table-cell office:value-type="string" table:style-name="ce1">
            <text:p>Hacia los años 1940 fue removido por los vecinos del contorno.</text:p>
            <text:p>En 1985 durante el campamento de Trabajo Mintxate-85 fue limpiado y se le colocó un hito señalizador, las placas de este monumental dolmen y las de la estación dolménica están grabadas deficientemente.</text:p>
            <text:p>Al N. del dolmen, como a unos 200m en el meandro del arroyo, se ven tres formaciones circulares de piedras, de forma continuada, distinta de los crómlech, similares a estas formaciones existen en Urdanarre, en la estación prehistórica de Urkulu, y que también tiene forma de corona.</text:p>
            <text:p/>
            <text:p>Bibliografía: Elosegui, J. <text:s/>Nota previa <text:s/>(1953) Pg. 21. Materiales <text:s/>(1953). <text:s/>Barandiarán, JM. Hombre Prehistórico <text:s/>(1953). Maluquer de Motes, J. <text:s/>Notas <text:s/>(1963) Pag. <text:s/>93-147.</text:p>
          </table:table-cell>
          <table:table-cell office:value-type="string" table:style-name="ce1">
            <text:p>Losas: 7 en cámara, 1 cubierta</text:p>
            <text:p>Características: Calizas del terreno</text:p>
            <text:p>Túmulo: Ovalado 8-10 Ф; crómlech 8m Ф <text:s/>15 testigos</text:p>
          </table:table-cell>
          <table:table-cell office:value-type="string" table:style-name="ce1">
            <text:p>Bloc 18. Pirineo roncalés y Romanzado</text:p>
          </table:table-cell>
          <table:table-cell office:value-type="string" table:style-name="ce1">
            <text:p>Croquis</text:p>
          </table:table-cell>
          <table:table-cell office:value-type="string" table:style-name="ce1">
            <text:p>0035_DIB_35.pdf</text:p>
          </table:table-cell>
          <table:table-cell office:value-type="string" table:style-name="ce1">
            <text:p>Fotos</text:p>
          </table:table-cell>
          <table:table-cell office:value-type="string" table:style-name="ce1">
            <text:p>0035_FOT_36.pdf</text:p>
          </table:table-cell>
          <table:table-cell office:value-type="string" table:style-name="ce1">
            <text:p>Catálogo Mintxate</text:p>
          </table:table-cell>
          <table:table-cell office:value-type="string" table:style-name="ce1">
            <text:p>0035_TEX_54.pdf</text:p>
          </table:table-cell>
          <table:table-cell table:number-columns-repeated="16359" table:style-name="ce1"/>
        </table:table-row>
        <table:table-row table:style-name="ro1">
          <table:table-cell office:value-type="float" office:value="36" table:style-name="ce1">
            <text:p>36</text:p>
          </table:table-cell>
          <table:table-cell office:value-type="string" table:style-name="ce1">
            <text:p>BELABARCE</text:p>
          </table:table-cell>
          <table:table-cell office:value-type="float" office:value="2" table:style-name="ce1">
            <text:p>2</text:p>
          </table:table-cell>
          <table:table-cell office:value-type="string" table:style-name="ce1">
            <text:p>Túmulo ?</text:p>
          </table:table-cell>
          <table:table-cell office:value-type="string" table:style-name="ce1">
            <text:p>Isaba</text:p>
          </table:table-cell>
          <table:table-cell office:value-type="string" table:style-name="ce1">
            <text:p>En lo alto del Puerto de Belabarce, en la misma divisoria con Huesca</text:p>
          </table:table-cell>
          <table:table-cell office:value-type="string" table:style-name="ce1">
            <text:p>Belabarce</text:p>
          </table:table-cell>
          <table:table-cell office:value-type="string" table:style-name="ce1">
            <text:p>Belabarce#0034_TEX_48.pdf#</text:p>
          </table:table-cell>
          <table:table-cell office:value-type="float" office:value="677495" table:style-name="ce1">
            <text:p>677495</text:p>
          </table:table-cell>
          <table:table-cell office:value-type="float" office:value="4748520" table:style-name="ce1">
            <text:p>4748520</text:p>
          </table:table-cell>
          <table:table-cell office:value-type="float" office:value="1310" table:style-name="ce1">
            <text:p>1310</text:p>
          </table:table-cell>
          <table:table-cell office:value-type="string" table:style-name="ce2">
            <text:p>42.8686577424248,-0.827032745406974</text:p>
          </table:table-cell>
          <table:table-cell office:value-type="date" office:date-value="1905-05-17T00:00:00" table:style-name="ce3">
            <text:p>miércoles, mayo 17, 1905</text:p>
          </table:table-cell>
          <table:table-cell office:value-type="string" table:style-name="ce1">
            <text:p>Tomás López Sellés</text:p>
          </table:table-cell>
          <table:table-cell office:value-type="string" table:style-name="ce1">
            <text:p>Cráter sin losas.</text:p>
            <text:p>En la actualidad no ha podido ser localizado por los guías del Roncal (Grupo Oratxe). Tampoco fue localizado por Francisco Ondarra, quien lo intentó con los datos de López Sellés.</text:p>
            <text:p>La zona está cubierta de helechos y mucha vegetación, que impide su localización. De cualquier forma, pierde su interés como monumento prehistórico. Sería interesante hacer un intento más para localizarlo, y así poder cambiar de criterio</text:p>
          </table:table-cell>
          <table:table-cell office:value-type="string" table:style-name="ce1">
            <text:p>No se conoce</text:p>
          </table:table-cell>
          <table:table-cell office:value-type="string" table:style-name="ce1">
            <text:p>Losas: No tiene</text:p>
            <text:p>Características: Piedra menuda de calizas del terreno<text:s/></text:p>
            <text:p>Túmulo: 11m de Ф; arrasado y rebajado</text:p>
            <text:p/>
            <text:p>Bibliografía: López Sellés, T. <text:s text:c="2"/>Contribución (1965)</text:p>
          </table:table-cell>
          <table:table-cell table:style-name="ce1"/>
          <table:table-cell office:value-type="string" table:style-name="ce1">
            <text:p>Bloc 18. Pirineo roncalés y Romanzado</text:p>
          </table:table-cell>
          <table:table-cell office:value-type="string" table:style-name="ce1">
            <text:p>Fotos</text:p>
          </table:table-cell>
          <table:table-cell office:value-type="string" table:style-name="ce1">
            <text:p>0036_FOT_37.pdf</text:p>
          </table:table-cell>
          <table:table-cell office:value-type="string" table:style-name="ce1">
            <text:p>Catálogo Belabarce</text:p>
          </table:table-cell>
          <table:table-cell office:value-type="string" table:style-name="ce1">
            <text:p>0036_TEX_53.pdf</text:p>
          </table:table-cell>
          <table:table-cell table:number-columns-repeated="16361" table:style-name="ce1"/>
        </table:table-row>
        <table:table-row table:style-name="ro1">
          <table:table-cell office:value-type="float" office:value="37" table:style-name="ce1">
            <text:p>37</text:p>
          </table:table-cell>
          <table:table-cell office:value-type="string" table:style-name="ce1">
            <text:p>LARRA</text:p>
          </table:table-cell>
          <table:table-cell office:value-type="float" office:value="7" table:style-name="ce1">
            <text:p>7</text:p>
          </table:table-cell>
          <table:table-cell office:value-type="string" table:style-name="ce1">
            <text:p>Dolmen corto abierto</text:p>
          </table:table-cell>
          <table:table-cell office:value-type="string" table:style-name="ce1">
            <text:p>Burgui</text:p>
          </table:table-cell>
          <table:table-cell office:value-type="string" table:style-name="ce1">
            <text:p>En el valle de Larra, en la carretera de subida desde Burgui a la ermita.</text:p>
          </table:table-cell>
          <table:table-cell office:value-type="string" table:style-name="ce1">
            <text:p>Virgen de la Peña</text:p>
          </table:table-cell>
          <table:table-cell office:value-type="string" table:style-name="ce1">
            <text:p>Virgen de la Peña#0034_TEX_48.pdf#</text:p>
          </table:table-cell>
          <table:table-cell office:value-type="float" office:value="664700" table:style-name="ce1">
            <text:p>664700</text:p>
          </table:table-cell>
          <table:table-cell office:value-type="float" office:value="4729830" table:style-name="ce1">
            <text:p>4729830</text:p>
          </table:table-cell>
          <table:table-cell office:value-type="float" office:value="1125" table:style-name="ce1">
            <text:p>1125</text:p>
          </table:table-cell>
          <table:table-cell office:value-type="string" table:style-name="ce2">
            <text:p>42.7033157346162,-0.989030432366298</text:p>
          </table:table-cell>
          <table:table-cell office:value-type="date" office:date-value="1905-05-08T00:00:00" table:style-name="ce3">
            <text:p>lunes, mayo 08, 1905</text:p>
          </table:table-cell>
          <table:table-cell office:value-type="string" table:style-name="ce1">
            <text:p>Tomás López Sellés</text:p>
          </table:table-cell>
          <table:table-cell office:value-type="string" table:style-name="ce1">
            <text:p>Cámara con recinto rectangular, las tres losas inclinadas fuertemente orientación al S., según López Sellés.</text:p>
            <text:p>El 16-10-1957 es visitado por Tomás López Sellés, observando que las tres losas forman un hueco en forma de triángulo que al parecer se aprovecha para guardar herramientas, dado que el interior está arreglado.</text:p>
            <text:p>Las medidas de las tres losas son:<text:s/></text:p>
            <text:p>Losa E.: 1,54m de altura; 0,85m de ancho; 0,30m de grueso</text:p>
            <text:p>Losa W.: 1,54m <text:s text:c="15"/>; 1,43m <text:s text:c="16"/>; 0,30m</text:p>
            <text:p>Losa N.: 1,15m <text:s text:c="16"/>; 0,80m <text:s text:c="16"/>; 0,25m</text:p>
            <text:p>La cámara sepulcral es irregular en la razón de que la losa W sobresale algo más, en anchura la altitud es de 1,50m. Todas las medidas son interiores. El monumento está cubierto de bojes al exterior.</text:p>
          </table:table-cell>
          <table:table-cell office:value-type="string" table:style-name="ce1">
            <text:p>No se conoce</text:p>
          </table:table-cell>
          <table:table-cell office:value-type="string" table:style-name="ce1">
            <text:p>Está previsto por Gorosti visitarklo y medirlo, colocandole un hito señalizador.</text:p>
            <text:p/>
            <text:p>Bibliografía: López Sellés, T.: Nuevos hallazgos (1957) pag. 105-112</text:p>
          </table:table-cell>
          <table:table-cell office:value-type="string" table:style-name="ce1">
            <text:p>Losas: 3 inclinadas</text:p>
            <text:p>Características: Calizas del terreno</text:p>
            <text:p>Túmulo: 11m Ф y 0,70m de altura, de piedras.</text:p>
          </table:table-cell>
          <table:table-cell office:value-type="string" table:style-name="ce1">
            <text:p>Bloc 18. Pirineo roncalés y Romanzado</text:p>
          </table:table-cell>
          <table:table-cell office:value-type="string" table:style-name="ce1">
            <text:p>Catálogo Valdepeña</text:p>
          </table:table-cell>
          <table:table-cell office:value-type="string" table:style-name="ce1">
            <text:p>0037_TEX_67.pdf</text:p>
          </table:table-cell>
          <table:table-cell table:number-columns-repeated="16363" table:style-name="ce1"/>
        </table:table-row>
        <table:table-row table:style-name="ro1">
          <table:table-cell office:value-type="float" office:value="38" table:style-name="ce1">
            <text:p>38</text:p>
          </table:table-cell>
          <table:table-cell office:value-type="string" table:style-name="ce1">
            <text:p>LARRAUN-SOGOITIA</text:p>
          </table:table-cell>
          <table:table-cell office:value-type="float" office:value="7" table:style-name="ce1">
            <text:p>7</text:p>
          </table:table-cell>
          <table:table-cell office:value-type="string" table:style-name="ce1">
            <text:p>Dolmen corto abierto</text:p>
          </table:table-cell>
          <table:table-cell office:value-type="string" table:style-name="ce1">
            <text:p>Izal</text:p>
          </table:table-cell>
          <table:table-cell office:value-type="string" table:style-name="ce1">
            <text:p>A 400m. al E. de la divisoria de Aietxu</text:p>
          </table:table-cell>
          <table:table-cell office:value-type="string" table:style-name="ce1">
            <text:p>Izal</text:p>
          </table:table-cell>
          <table:table-cell table:style-name="ce1"/>
          <table:table-cell office:value-type="float" office:value="650410" table:style-name="ce1">
            <text:p>650410</text:p>
          </table:table-cell>
          <table:table-cell office:value-type="float" office:value="4742550" table:style-name="ce1">
            <text:p>4742550</text:p>
          </table:table-cell>
          <table:table-cell office:value-type="float" office:value="1125" table:style-name="ce1">
            <text:p>1125</text:p>
          </table:table-cell>
          <table:table-cell office:value-type="string" table:style-name="ce2">
            <text:p>42.8207361491117,-1.16003226348196</text:p>
          </table:table-cell>
          <table:table-cell office:value-type="date" office:date-value="1905-05-11T00:00:00" table:style-name="ce3">
            <text:p>jueves, mayo 11, 1905</text:p>
          </table:table-cell>
          <table:table-cell office:value-type="string" table:style-name="ce1">
            <text:p>Patxi Ripa</text:p>
          </table:table-cell>
          <table:table-cell office:value-type="string" table:style-name="ce1">
            <text:p>Túmulo circular de 20. de Ф y 1,70m de alto de piedra caliza.</text:p>
            <text:p>Cámara de tres losas con recinto rectangular. Orientación al W.</text:p>
          </table:table-cell>
          <table:table-cell office:value-type="string" table:style-name="ce1">
            <text:p>No se conoce</text:p>
          </table:table-cell>
          <table:table-cell office:value-type="string" table:style-name="ce1">
            <text:p>Catalogado en MUNIBE con el nº 65-2. Suplemento <text:s/>nº1 Año 1973</text:p>
          </table:table-cell>
          <table:table-cell table:style-name="ce1"/>
          <table:table-cell office:value-type="string" table:style-name="ce1">
            <text:p>Bloc 18. Pirineo roncalés y Romanzado</text:p>
          </table:table-cell>
          <table:table-cell table:number-columns-repeated="16365" table:style-name="ce1"/>
        </table:table-row>
        <table:table-row table:style-name="ro1">
          <table:table-cell office:value-type="float" office:value="39" table:style-name="ce1">
            <text:p>39</text:p>
          </table:table-cell>
          <table:table-cell office:value-type="string" table:style-name="ce1">
            <text:p>AIKOA - I</text:p>
          </table:table-cell>
          <table:table-cell office:value-type="float" office:value="1" table:style-name="ce1">
            <text:p>1</text:p>
          </table:table-cell>
          <table:table-cell office:value-type="string" table:style-name="ce1">
            <text:p>Dolmen <text:s/>(destruido)</text:p>
          </table:table-cell>
          <table:table-cell office:value-type="string" table:style-name="ce1">
            <text:p>Imirizaldu</text:p>
          </table:table-cell>
          <table:table-cell office:value-type="string" table:style-name="ce1">
            <text:p>A 30m de la orilla izquierda del río Areta y a unos 500m antes de la foz de Aikoa</text:p>
          </table:table-cell>
          <table:table-cell office:value-type="string" table:style-name="ce1">
            <text:p>Imirizaldu</text:p>
          </table:table-cell>
          <table:table-cell table:style-name="ce1"/>
          <table:table-cell office:value-type="float" office:value="643005" table:style-name="ce1">
            <text:p>643005</text:p>
          </table:table-cell>
          <table:table-cell office:value-type="float" office:value="4732945" table:style-name="ce1">
            <text:p>4732945</text:p>
          </table:table-cell>
          <table:table-cell office:value-type="float" office:value="525" table:style-name="ce1">
            <text:p>525</text:p>
          </table:table-cell>
          <table:table-cell office:value-type="string" table:style-name="ce2">
            <text:p>42.7356987929855,-1.25300837716707</text:p>
          </table:table-cell>
          <table:table-cell office:value-type="date" office:date-value="1905-05-11T00:00:00" table:style-name="ce3">
            <text:p>jueves, mayo 11, 1905</text:p>
          </table:table-cell>
          <table:table-cell office:value-type="string" table:style-name="ce1">
            <text:p>Tomás López Sellés</text:p>
          </table:table-cell>
          <table:table-cell office:value-type="string" table:style-name="ce1">
            <text:p>Túmulo desaparecido totalmente por labores de labranza.</text:p>
            <text:p>Cámara reducida a dos losas paralelas al N. y S., estando en la actualidad completamente arruinado</text:p>
          </table:table-cell>
          <table:table-cell table:style-name="ce1"/>
          <table:table-cell office:value-type="string" table:style-name="ce1">
            <text:p>Catálogado en MUNIBE con el nº 62-7. Suplemento nº1. Año 1973.</text:p>
          </table:table-cell>
          <table:table-cell table:style-name="ce1"/>
          <table:table-cell office:value-type="string" table:style-name="ce1">
            <text:p>Bloc 18. Pirineo roncalés y Romanzado</text:p>
          </table:table-cell>
          <table:table-cell table:number-columns-repeated="16365" table:style-name="ce1"/>
        </table:table-row>
        <table:table-row table:style-name="ro1">
          <table:table-cell office:value-type="float" office:value="40" table:style-name="ce1">
            <text:p>40</text:p>
          </table:table-cell>
          <table:table-cell office:value-type="string" table:style-name="ce1">
            <text:p>AIKOA - II</text:p>
          </table:table-cell>
          <table:table-cell table:style-name="ce1"/>
          <table:table-cell office:value-type="string" table:style-name="ce1">
            <text:p>Dolmen corto</text:p>
          </table:table-cell>
          <table:table-cell office:value-type="string" table:style-name="ce1">
            <text:p>Imirizaldu</text:p>
          </table:table-cell>
          <table:table-cell office:value-type="string" table:style-name="ce1">
            <text:p>En la foz de Aikoa, a 100m del río Areta</text:p>
          </table:table-cell>
          <table:table-cell office:value-type="string" table:style-name="ce1">
            <text:p>Imirizaldu</text:p>
          </table:table-cell>
          <table:table-cell table:style-name="ce1"/>
          <table:table-cell office:value-type="float" office:value="642865" table:style-name="ce1">
            <text:p>642865</text:p>
          </table:table-cell>
          <table:table-cell office:value-type="float" office:value="4732685" table:style-name="ce1">
            <text:p>4732685</text:p>
          </table:table-cell>
          <table:table-cell office:value-type="float" office:value="540" table:style-name="ce1">
            <text:p>540</text:p>
          </table:table-cell>
          <table:table-cell office:value-type="string" table:style-name="ce2">
            <text:p>42.7333845192592,-1.25478352869659</text:p>
          </table:table-cell>
          <table:table-cell office:value-type="date" office:date-value="1905-05-11T00:00:00" table:style-name="ce3">
            <text:p>jueves, mayo 11, 1905</text:p>
          </table:table-cell>
          <table:table-cell office:value-type="string" table:style-name="ce1">
            <text:p>Tomás López Sellés</text:p>
          </table:table-cell>
          <table:table-cell office:value-type="string" table:style-name="ce1">
            <text:p>Túmulo circular de 16m Ф y 2m de altura.</text:p>
            <text:p>Cámara de dos losas y otra de cubierta.</text:p>
            <text:p>Orientación E.</text:p>
          </table:table-cell>
          <table:table-cell office:value-type="string" table:style-name="ce1">
            <text:p>No se conoce</text:p>
          </table:table-cell>
          <table:table-cell office:value-type="string" table:style-name="ce1">
            <text:p>Registrado en Munibe con el nº 62-8. Suplemento nº 1. Año 1973.</text:p>
          </table:table-cell>
          <table:table-cell table:style-name="ce1"/>
          <table:table-cell office:value-type="string" table:style-name="ce1">
            <text:p>Bloc 18. Pirineo roncalés y Romanzado</text:p>
          </table:table-cell>
          <table:table-cell table:number-columns-repeated="16365" table:style-name="ce1"/>
        </table:table-row>
        <table:table-row table:style-name="ro1">
          <table:table-cell office:value-type="float" office:value="41" table:style-name="ce1">
            <text:p>41</text:p>
          </table:table-cell>
          <table:table-cell office:value-type="string" table:style-name="ce1">
            <text:p>ANGERTA</text:p>
          </table:table-cell>
          <table:table-cell table:style-name="ce1"/>
          <table:table-cell office:value-type="string" table:style-name="ce1">
            <text:p>Dolmen corto</text:p>
          </table:table-cell>
          <table:table-cell office:value-type="string" table:style-name="ce1">
            <text:p>Napal</text:p>
          </table:table-cell>
          <table:table-cell office:value-type="string" table:style-name="ce1">
            <text:p>En un collado que desciende del monte Bluntza, divisoria de los valles Romanzado y Urraul Alto</text:p>
          </table:table-cell>
          <table:table-cell office:value-type="string" table:style-name="ce1">
            <text:p>Imirizaldu y Napal</text:p>
          </table:table-cell>
          <table:table-cell table:style-name="ce1"/>
          <table:table-cell office:value-type="float" office:value="643800" table:style-name="ce1">
            <text:p>643800</text:p>
          </table:table-cell>
          <table:table-cell office:value-type="float" office:value="4731880" table:style-name="ce1">
            <text:p>4731880</text:p>
          </table:table-cell>
          <table:table-cell office:value-type="float" office:value="720" table:style-name="ce1">
            <text:p>720</text:p>
          </table:table-cell>
          <table:table-cell office:value-type="string" table:style-name="ce2">
            <text:p>42.7259639075185,-1.24357145307046</text:p>
          </table:table-cell>
          <table:table-cell office:value-type="date" office:date-value="1958-01-06T00:00:00" table:style-name="ce3">
            <text:p>lunes, enero 06, 1958</text:p>
          </table:table-cell>
          <table:table-cell office:value-type="string" table:style-name="ce1">
            <text:p>Tomás López Sellés</text:p>
          </table:table-cell>
          <table:table-cell office:value-type="string" table:style-name="ce1">
            <text:p>Túmulo circular de 18m Ф y 1m de altura.</text:p>
            <text:p>Cámara reducida de dos losas paralelas y otros dos formando cámara, inclinadas bajo el peso de la losa de cubierta. Orientación E.-W.<text:s/></text:p>
            <text:p>Calizas del terreno</text:p>
          </table:table-cell>
          <table:table-cell office:value-type="string" table:style-name="ce1">
            <text:p>No se conoce</text:p>
          </table:table-cell>
          <table:table-cell office:value-type="string" table:style-name="ce1">
            <text:p>El habitáculo tiene una aportación de piedras pequeñas tapando huecos, aprovechado por cazadores.</text:p>
            <text:p>Catálogado en MUNIBE con el nº 62-6. Suplemento nº1, año 1973</text:p>
          </table:table-cell>
          <table:table-cell table:style-name="ce1"/>
          <table:table-cell office:value-type="string" table:style-name="ce1">
            <text:p>Bloc 18. Pirineo roncalés y Romanzado</text:p>
          </table:table-cell>
          <table:table-cell office:value-type="string" table:style-name="ce1">
            <text:p>Croquis</text:p>
          </table:table-cell>
          <table:table-cell office:value-type="string" table:style-name="ce1">
            <text:p>0041_DIB_38.pdf</text:p>
          </table:table-cell>
          <table:table-cell office:value-type="string" table:style-name="ce1">
            <text:p>Fotos</text:p>
          </table:table-cell>
          <table:table-cell office:value-type="string" table:style-name="ce1">
            <text:p>0041_FOT_39.pdf</text:p>
          </table:table-cell>
          <table:table-cell table:number-columns-repeated="16361" table:style-name="ce1"/>
        </table:table-row>
        <table:table-row table:style-name="ro1">
          <table:table-cell office:value-type="float" office:value="42" table:style-name="ce1">
            <text:p>42</text:p>
          </table:table-cell>
          <table:table-cell office:value-type="string" table:style-name="ce1">
            <text:p>BOLUNTZA - SORTALDE</text:p>
          </table:table-cell>
          <table:table-cell office:value-type="float" office:value="7" table:style-name="ce1">
            <text:p>7</text:p>
          </table:table-cell>
          <table:table-cell office:value-type="string" table:style-name="ce1">
            <text:p>Dolmen corto abierto</text:p>
          </table:table-cell>
          <table:table-cell office:value-type="string" table:style-name="ce1">
            <text:p>Napal</text:p>
          </table:table-cell>
          <table:table-cell office:value-type="string" table:style-name="ce1">
            <text:p>A 400m al W. de la cota, en un altozano</text:p>
          </table:table-cell>
          <table:table-cell office:value-type="string" table:style-name="ce1">
            <text:p>Napal</text:p>
          </table:table-cell>
          <table:table-cell table:style-name="ce1"/>
          <table:table-cell office:value-type="float" office:value="644735" table:style-name="ce1">
            <text:p>644735</text:p>
          </table:table-cell>
          <table:table-cell office:value-type="float" office:value="4731775" table:style-name="ce1">
            <text:p>4731775</text:p>
          </table:table-cell>
          <table:table-cell office:value-type="float" office:value="822" table:style-name="ce1">
            <text:p>822</text:p>
          </table:table-cell>
          <table:table-cell office:value-type="string" table:style-name="ce2">
            <text:p>42.7248431020225,-1.23218312987843</text:p>
          </table:table-cell>
          <table:table-cell office:value-type="date" office:date-value="1958-01-06T00:00:00" table:style-name="ce3">
            <text:p>lunes, enero 06, 1958</text:p>
          </table:table-cell>
          <table:table-cell office:value-type="string" table:style-name="ce1">
            <text:p>Tomás López Sellés</text:p>
          </table:table-cell>
          <table:table-cell office:value-type="string" table:style-name="ce1">
            <text:p>Túmulo de piedras calizas del terreno de 16m Ф y 0,9m de altura.</text:p>
            <text:p>Cámara de tres losas formando un recinto rectangular, cubierta desplazada al N.</text:p>
            <text:p>Orientación E.</text:p>
          </table:table-cell>
          <table:table-cell office:value-type="string" table:style-name="ce1">
            <text:p>No se conoce</text:p>
          </table:table-cell>
          <table:table-cell office:value-type="string" table:style-name="ce1">
            <text:p>Catalogado en MUNIBE con el nº 62-4. Suplemento nº1. Año 1973</text:p>
            <text:p>Sobre el túmulo se observa una pequeña cámara de piedras, a modo de una pequeña cista.</text:p>
          </table:table-cell>
          <table:table-cell table:style-name="ce1"/>
          <table:table-cell office:value-type="string" table:style-name="ce1">
            <text:p>Bloc 18. Pirineo roncalés y Romanzado</text:p>
          </table:table-cell>
          <table:table-cell office:value-type="string" table:style-name="ce1">
            <text:p>Fotos</text:p>
          </table:table-cell>
          <table:table-cell office:value-type="string" table:style-name="ce1">
            <text:p>0042_FOT_68.pdf</text:p>
          </table:table-cell>
          <table:table-cell table:number-columns-repeated="16363" table:style-name="ce1"/>
        </table:table-row>
        <table:table-row table:style-name="ro1">
          <table:table-cell office:value-type="float" office:value="43" table:style-name="ce1">
            <text:p>43</text:p>
          </table:table-cell>
          <table:table-cell office:value-type="string" table:style-name="ce1">
            <text:p>BOLUNTA - MENDEBAL</text:p>
          </table:table-cell>
          <table:table-cell table:style-name="ce1"/>
          <table:table-cell office:value-type="string" table:style-name="ce1">
            <text:p>Dolmen corto</text:p>
          </table:table-cell>
          <table:table-cell office:value-type="string" table:style-name="ce1">
            <text:p>Napal</text:p>
          </table:table-cell>
          <table:table-cell office:value-type="string" table:style-name="ce1">
            <text:p>A 300m al SW. Del domen Boluntza - Sortalde</text:p>
          </table:table-cell>
          <table:table-cell office:value-type="string" table:style-name="ce1">
            <text:p>Napal</text:p>
          </table:table-cell>
          <table:table-cell table:style-name="ce1"/>
          <table:table-cell office:value-type="float" office:value="644480" table:style-name="ce1">
            <text:p>644480</text:p>
          </table:table-cell>
          <table:table-cell office:value-type="float" office:value="4731715" table:style-name="ce1">
            <text:p>4731715</text:p>
          </table:table-cell>
          <table:table-cell office:value-type="float" office:value="791" table:style-name="ce1">
            <text:p>791</text:p>
          </table:table-cell>
          <table:table-cell office:value-type="string" table:style-name="ce2">
            <text:p>42.7243510501996,-1.23531161200338</text:p>
          </table:table-cell>
          <table:table-cell office:value-type="date" office:date-value="1958-01-06T00:00:00" table:style-name="ce3">
            <text:p>lunes, enero 06, 1958</text:p>
          </table:table-cell>
          <table:table-cell office:value-type="string" table:style-name="ce1">
            <text:p>Tomás López Sellés</text:p>
          </table:table-cell>
          <table:table-cell office:value-type="string" table:style-name="ce1">
            <text:p>Túmulo de piedras calizas del terreno de 16m Ф y 1,2m de altura.</text:p>
            <text:p>Cámara de dos losas formando un recinto rectangular.</text:p>
            <text:p>Cubierta desplazada al N. y partida en tres trozos.</text:p>
            <text:p>Orientación E.-W.</text:p>
          </table:table-cell>
          <table:table-cell office:value-type="string" table:style-name="ce1">
            <text:p>No se conoce</text:p>
          </table:table-cell>
          <table:table-cell office:value-type="string" table:style-name="ce1">
            <text:p>Catalogado en Munibe con el nº 62-5. Suplemento nº1. Año 1973.</text:p>
          </table:table-cell>
          <table:table-cell table:style-name="ce1"/>
          <table:table-cell office:value-type="string" table:style-name="ce1">
            <text:p>Bloc 18. Pirineo roncalés y Romanzado</text:p>
          </table:table-cell>
          <table:table-cell office:value-type="string" table:style-name="ce1">
            <text:p>Fotos</text:p>
          </table:table-cell>
          <table:table-cell office:value-type="string" table:style-name="ce1">
            <text:p>0043_FOT_69.pdf</text:p>
          </table:table-cell>
          <table:table-cell table:number-columns-repeated="16363" table:style-name="ce1"/>
        </table:table-row>
        <table:table-row table:style-name="ro1">
          <table:table-cell office:value-type="float" office:value="44" table:style-name="ce1">
            <text:p>44</text:p>
          </table:table-cell>
          <table:table-cell office:value-type="string" table:style-name="ce1">
            <text:p>UGARRA - I</text:p>
          </table:table-cell>
          <table:table-cell office:value-type="float" office:value="7" table:style-name="ce1">
            <text:p>7</text:p>
          </table:table-cell>
          <table:table-cell office:value-type="string" table:style-name="ce1">
            <text:p>Dolmen corto cerrado</text:p>
          </table:table-cell>
          <table:table-cell office:value-type="string" table:style-name="ce1">
            <text:p>Napal</text:p>
          </table:table-cell>
          <table:table-cell office:value-type="string" table:style-name="ce1">
            <text:p>A 1km al NE de la ermita de San Esteban</text:p>
          </table:table-cell>
          <table:table-cell table:number-columns-repeated="2" table:style-name="ce1"/>
          <table:table-cell office:value-type="float" office:value="645615" table:style-name="ce1">
            <text:p>645615</text:p>
          </table:table-cell>
          <table:table-cell office:value-type="float" office:value="4731480" table:style-name="ce1">
            <text:p>4731480</text:p>
          </table:table-cell>
          <table:table-cell office:value-type="float" office:value="760" table:style-name="ce1">
            <text:p>760</text:p>
          </table:table-cell>
          <table:table-cell office:value-type="string" table:style-name="ce2">
            <text:p>42.7220213780064,-1.22151556989072</text:p>
          </table:table-cell>
          <table:table-cell office:value-type="date" office:date-value="1905-05-10T00:00:00" table:style-name="ce3">
            <text:p>miércoles, mayo 10, 1905</text:p>
          </table:table-cell>
          <table:table-cell office:value-type="string" table:style-name="ce1">
            <text:p>Tomás López Sellés</text:p>
          </table:table-cell>
          <table:table-cell office:value-type="string" table:style-name="ce1">
            <text:p>Túmulo de 17m de Ф y 1,7m de altura de piedras calizas del terreno.</text:p>
            <text:p>Cámara de cuatro losas con recinto rectangular.</text:p>
            <text:p>Cubierta desplazada y partida en dos trozos.</text:p>
            <text:p>Orientación E.-W.</text:p>
          </table:table-cell>
          <table:table-cell office:value-type="string" table:style-name="ce1">
            <text:p>No se conoce</text:p>
          </table:table-cell>
          <table:table-cell office:value-type="string" table:style-name="ce1">
            <text:p>Catalogado en MUNIBE con el nº 62-1. Suplemento nº 1. Año 1973.</text:p>
          </table:table-cell>
          <table:table-cell table:style-name="ce1"/>
          <table:table-cell office:value-type="string" table:style-name="ce1">
            <text:p>Bloc 18. Pirineo roncalés y Romanzado</text:p>
          </table:table-cell>
          <table:table-cell office:value-type="string" table:style-name="ce1">
            <text:p>Fotos</text:p>
          </table:table-cell>
          <table:table-cell office:value-type="string" table:style-name="ce1">
            <text:p>0044_FOT_40.pdf</text:p>
          </table:table-cell>
          <table:table-cell table:number-columns-repeated="16363" table:style-name="ce1"/>
        </table:table-row>
        <table:table-row table:style-name="ro1">
          <table:table-cell office:value-type="float" office:value="45" table:style-name="ce1">
            <text:p>45</text:p>
          </table:table-cell>
          <table:table-cell office:value-type="string" table:style-name="ce1">
            <text:p>UGARRA - II</text:p>
          </table:table-cell>
          <table:table-cell office:value-type="float" office:value="1" table:style-name="ce1">
            <text:p>1</text:p>
          </table:table-cell>
          <table:table-cell office:value-type="string" table:style-name="ce1">
            <text:p>Dolmen</text:p>
          </table:table-cell>
          <table:table-cell office:value-type="string" table:style-name="ce1">
            <text:p>Napal</text:p>
          </table:table-cell>
          <table:table-cell office:value-type="string" table:style-name="ce1">
            <text:p>Al W. de la ermita de San Esteban, a poco menos de 1km.</text:p>
          </table:table-cell>
          <table:table-cell office:value-type="string" table:style-name="ce1">
            <text:p>Napal</text:p>
          </table:table-cell>
          <table:table-cell table:style-name="ce1"/>
          <table:table-cell office:value-type="float" office:value="645500" table:style-name="ce1">
            <text:p>645500</text:p>
          </table:table-cell>
          <table:table-cell office:value-type="float" office:value="4731430" table:style-name="ce1">
            <text:p>4731430</text:p>
          </table:table-cell>
          <table:table-cell office:value-type="float" office:value="742" table:style-name="ce1">
            <text:p>742</text:p>
          </table:table-cell>
          <table:table-cell office:value-type="string" table:style-name="ce2">
            <text:p>42.7215931159818,-1.22293232412123</text:p>
          </table:table-cell>
          <table:table-cell office:value-type="date" office:date-value="1905-05-11T00:00:00" table:style-name="ce3">
            <text:p>jueves, mayo 11, 1905</text:p>
          </table:table-cell>
          <table:table-cell office:value-type="string" table:style-name="ce1">
            <text:p>Tomás López Sellés</text:p>
          </table:table-cell>
          <table:table-cell office:value-type="string" table:style-name="ce1">
            <text:p>Túmulo de 12m Ф y 1,2m de altura, de piedras calizas del terreno.</text:p>
            <text:p>Cámara de una losa.</text:p>
          </table:table-cell>
          <table:table-cell office:value-type="string" table:style-name="ce1">
            <text:p>No se conoce</text:p>
          </table:table-cell>
          <table:table-cell office:value-type="string" table:style-name="ce1">
            <text:p>Catalogado en Munibe con el nº 62-2. Suplemento nº 1. Año 1973.</text:p>
          </table:table-cell>
          <table:table-cell table:style-name="ce1"/>
          <table:table-cell office:value-type="string" table:style-name="ce1">
            <text:p>Bloc 18. Pirineo roncalés y Romanzado</text:p>
          </table:table-cell>
          <table:table-cell office:value-type="string" table:style-name="ce1">
            <text:p>Fotos</text:p>
          </table:table-cell>
          <table:table-cell office:value-type="string" table:style-name="ce1">
            <text:p>0045_FOT_41.pdf</text:p>
          </table:table-cell>
          <table:table-cell table:number-columns-repeated="16363" table:style-name="ce1"/>
        </table:table-row>
        <table:table-row table:style-name="ro1">
          <table:table-cell office:value-type="float" office:value="46" table:style-name="ce1">
            <text:p>46</text:p>
          </table:table-cell>
          <table:table-cell office:value-type="string" table:style-name="ce1">
            <text:p>UGARRA - III</text:p>
          </table:table-cell>
          <table:table-cell office:value-type="float" office:value="1" table:style-name="ce1">
            <text:p>1</text:p>
          </table:table-cell>
          <table:table-cell office:value-type="string" table:style-name="ce1">
            <text:p>Dolmen</text:p>
          </table:table-cell>
          <table:table-cell office:value-type="string" table:style-name="ce1">
            <text:p>Napal</text:p>
          </table:table-cell>
          <table:table-cell office:value-type="string" table:style-name="ce1">
            <text:p>A unos 200m al E. de la ermita de San Esteban y del Ugarra-II a 300m al SW.</text:p>
          </table:table-cell>
          <table:table-cell office:value-type="string" table:style-name="ce1">
            <text:p>Napal</text:p>
          </table:table-cell>
          <table:table-cell table:style-name="ce1"/>
          <table:table-cell office:value-type="float" office:value="645600" table:style-name="ce1">
            <text:p>645600</text:p>
          </table:table-cell>
          <table:table-cell office:value-type="float" office:value="4732135" table:style-name="ce1">
            <text:p>4732135</text:p>
          </table:table-cell>
          <table:table-cell office:value-type="float" office:value="745" table:style-name="ce1">
            <text:p>745</text:p>
          </table:table-cell>
          <table:table-cell office:value-type="string" table:style-name="ce2">
            <text:p>42.7279199941984,-1.22153023353308</text:p>
          </table:table-cell>
          <table:table-cell office:value-type="date" office:date-value="1905-05-11T00:00:00" table:style-name="ce3">
            <text:p>jueves, mayo 11, 1905</text:p>
          </table:table-cell>
          <table:table-cell office:value-type="string" table:style-name="ce1">
            <text:p>Tomás López Sellés</text:p>
          </table:table-cell>
          <table:table-cell office:value-type="string" table:style-name="ce1">
            <text:p>Túmulo poco definido.</text:p>
            <text:p>Cámara de dos losas, una partida. Cubierta partida en dos trozos.</text:p>
            <text:p>Orientación a 90º.</text:p>
            <text:p>Calizas del terreno</text:p>
          </table:table-cell>
          <table:table-cell office:value-type="string" table:style-name="ce1">
            <text:p>No se conoce</text:p>
          </table:table-cell>
          <table:table-cell office:value-type="string" table:style-name="ce1">
            <text:p>Catalogado en MUNIBE con el nº 62-3. Suplemento nº1. Aó 1973.</text:p>
            <text:p>Túmulo desfigurado y piedras de cualquier forma amontonadas desfiguran el aspecto, debido a labores de labranza.</text:p>
          </table:table-cell>
          <table:table-cell table:style-name="ce1"/>
          <table:table-cell office:value-type="string" table:style-name="ce1">
            <text:p>Bloc 18. Pirineo roncalés y Romanzado</text:p>
          </table:table-cell>
          <table:table-cell office:value-type="string" table:style-name="ce1">
            <text:p>Fotos</text:p>
          </table:table-cell>
          <table:table-cell office:value-type="string" table:style-name="ce1">
            <text:p>0046_FOT_42.pdf</text:p>
          </table:table-cell>
          <table:table-cell table:number-columns-repeated="16363" table:style-name="ce1"/>
        </table:table-row>
        <table:table-row table:style-name="ro1">
          <table:table-cell office:value-type="float" office:value="47" table:style-name="ce1">
            <text:p>47</text:p>
          </table:table-cell>
          <table:table-cell office:value-type="string" table:style-name="ce1">
            <text:p>UGARRA - IV</text:p>
          </table:table-cell>
          <table:table-cell office:value-type="float" office:value="1" table:style-name="ce1">
            <text:p>1</text:p>
          </table:table-cell>
          <table:table-cell office:value-type="string" table:style-name="ce1">
            <text:p>Dolmen</text:p>
          </table:table-cell>
          <table:table-cell office:value-type="string" table:style-name="ce1">
            <text:p>Urraul Ekialde (Romanzado)</text:p>
          </table:table-cell>
          <table:table-cell table:style-name="ce1"/>
          <table:table-cell office:value-type="string" table:style-name="ce1">
            <text:p>De Pamplona ir hacia Lunbier y seguir hacia Navascues, para coger un desvío hacia el pueblo de Napal, al pie del puesto de Iso. Desde el pueblo seguir una pista hacia el norte hasta llegar a la altura de la ermita de San Esteban. Justo al sur de la misma, en un amplio collado a 762m coger rumbo hacia el suroeste por un terreno un tanto sucio hasta llegar casi al borde del barranco de la foz de Domeño. El monumento se halla rodeado de árboles y boj, por lo que la visibilidad es bastante corta. El dolmen Ugarra-I se halla a unos 300m al SE. en la misma cresta.</text:p>
          </table:table-cell>
          <table:table-cell table:number-columns-repeated="4" table:style-name="ce1"/>
          <table:table-cell table:style-name="ce2"/>
          <table:table-cell office:value-type="date" office:date-value="1995-04-15T00:00:00" table:style-name="ce3">
            <text:p>sábado, abril 15, 1995</text:p>
          </table:table-cell>
          <table:table-cell office:value-type="string" table:style-name="ce1">
            <text:p>Iñaki Gaztelu Iraundegi</text:p>
          </table:table-cell>
          <table:table-cell office:value-type="string" table:style-name="ce1">
            <text:p>Consta de un túmulo de piedras de 10m Ф y 1m de altura máxima, estando todo él bastante rebajado y faltando bastante material por todo el túmulo, sobre todo en la parte central.</text:p>
            <text:p>En el lado E. del túmulo se halla un fragmenteo de losa que podría ser parte de la tapa del dolmen, que tiene las siguientes medidas: 0,9m de alto; 1,4m de largo; 0,4m de grosor.</text:p>
            <text:p>En la parte central del túmulo se observan los restos de dos losas pertenecientes a la cámara del dolmen.</text:p>
            <text:p>La losa S., que parece se halla in situ aunque ligeramente inclinada hacia el interior, tiene las siguientes medidas: 0,6m de alto; 1,5m de largo; 0,3m de grosor.</text:p>
            <text:p>Los restos de la losa O. miden: 0,2m de alto; 0,55m de largo; 0,15m de grosor,</text:p>
            <text:p>Calizas del terreno</text:p>
          </table:table-cell>
          <table:table-cell table:number-columns-repeated="3" table:style-name="ce1"/>
          <table:table-cell office:value-type="string" table:style-name="ce1">
            <text:p>Bloc 18. Pirineo roncalés y Romanzado</text:p>
          </table:table-cell>
          <table:table-cell table:number-columns-repeated="16365" table:style-name="ce1"/>
        </table:table-row>
        <table:table-row table:style-name="ro1">
          <table:table-cell office:value-type="float" office:value="48" table:style-name="ce1">
            <text:p>48</text:p>
          </table:table-cell>
          <table:table-cell office:value-type="string" table:style-name="ce1">
            <text:p>UGARRON</text:p>
          </table:table-cell>
          <table:table-cell office:value-type="float" office:value="7" table:style-name="ce1">
            <text:p>7</text:p>
          </table:table-cell>
          <table:table-cell office:value-type="string" table:style-name="ce1">
            <text:p>Dolmen corto abierto</text:p>
          </table:table-cell>
          <table:table-cell office:value-type="string" table:style-name="ce1">
            <text:p>Imirizaldu</text:p>
          </table:table-cell>
          <table:table-cell office:value-type="string" table:style-name="ce1">
            <text:p>En un collado al E. de la foz de Aikoa, al S. del rio Areta</text:p>
          </table:table-cell>
          <table:table-cell office:value-type="string" table:style-name="ce1">
            <text:p>Imirizaldu</text:p>
          </table:table-cell>
          <table:table-cell table:style-name="ce1"/>
          <table:table-cell office:value-type="float" office:value="642390" table:style-name="ce1">
            <text:p>642390</text:p>
          </table:table-cell>
          <table:table-cell office:value-type="float" office:value="4731735" table:style-name="ce1">
            <text:p>4731735</text:p>
          </table:table-cell>
          <table:table-cell office:value-type="float" office:value="641" table:style-name="ce1">
            <text:p>641</text:p>
          </table:table-cell>
          <table:table-cell office:value-type="string" table:style-name="ce2">
            <text:p>42.7249214826448,-1.26082243306893</text:p>
          </table:table-cell>
          <table:table-cell office:value-type="date" office:date-value="1905-05-11T00:00:00" table:style-name="ce3">
            <text:p>jueves, mayo 11, 1905</text:p>
          </table:table-cell>
          <table:table-cell office:value-type="string" table:style-name="ce1">
            <text:p>Tomás López Sellés</text:p>
          </table:table-cell>
          <table:table-cell office:value-type="string" table:style-name="ce1">
            <text:p>Túmulo de 18m de Ф y de 1,6m de altura.</text:p>
            <text:p>Cámara de tres losas basculadas.</text:p>
            <text:p>Cubierta desplazada al S. del recinto rectangular.</text:p>
            <text:p>Orientación E.</text:p>
            <text:p>Calizas del terreno</text:p>
          </table:table-cell>
          <table:table-cell office:value-type="string" table:style-name="ce1">
            <text:p>No se conoce</text:p>
          </table:table-cell>
          <table:table-cell office:value-type="string" table:style-name="ce1">
            <text:p>Catalogado en MUNIBE con el nº 62-9. Suplemento nº 1. Año 1973.</text:p>
          </table:table-cell>
          <table:table-cell table:style-name="ce1"/>
          <table:table-cell office:value-type="string" table:style-name="ce1">
            <text:p>Bloc 18. Pirineo roncalés y Romanzado</text:p>
          </table:table-cell>
          <table:table-cell office:value-type="string" table:style-name="ce1">
            <text:p>Fotos</text:p>
          </table:table-cell>
          <table:table-cell office:value-type="string" table:style-name="ce1">
            <text:p>0048_FOT_74.pdf</text:p>
          </table:table-cell>
          <table:table-cell table:number-columns-repeated="16363" table:style-name="ce1"/>
        </table:table-row>
        <table:table-row table:style-name="ro1">
          <table:table-cell office:value-type="float" office:value="49" table:style-name="ce1">
            <text:p>49</text:p>
          </table:table-cell>
          <table:table-cell office:value-type="string" table:style-name="ce1">
            <text:p>PUYOMEDIANO</text:p>
          </table:table-cell>
          <table:table-cell office:value-type="float" office:value="1" table:style-name="ce1">
            <text:p>1</text:p>
          </table:table-cell>
          <table:table-cell office:value-type="string" table:style-name="ce1">
            <text:p>Dolmen</text:p>
          </table:table-cell>
          <table:table-cell office:value-type="string" table:style-name="ce1">
            <text:p>Domeño</text:p>
          </table:table-cell>
          <table:table-cell office:value-type="string" table:style-name="ce1">
            <text:p>Entre los km 90-91 de la carretera de Lumbier a Navascues, a la izquierda de un pequeño collado entre dos cotas.</text:p>
          </table:table-cell>
          <table:table-cell office:value-type="string" table:style-name="ce1">
            <text:p>Domeño</text:p>
          </table:table-cell>
          <table:table-cell office:value-type="string" table:style-name="ce1">
            <text:p>Romanzado#0050_TEX_51.pdf#</text:p>
          </table:table-cell>
          <table:table-cell office:value-type="float" office:value="646250" table:style-name="ce1">
            <text:p>646250</text:p>
          </table:table-cell>
          <table:table-cell office:value-type="float" office:value="4727515" table:style-name="ce1">
            <text:p>4727515</text:p>
          </table:table-cell>
          <table:table-cell office:value-type="float" office:value="630" table:style-name="ce1">
            <text:p>630</text:p>
          </table:table-cell>
          <table:table-cell office:value-type="string" table:style-name="ce2">
            <text:p>42.6862110464137,-1.21478678192679</text:p>
          </table:table-cell>
          <table:table-cell office:value-type="date" office:date-value="1905-05-18T00:00:00" table:style-name="ce3">
            <text:p>jueves, mayo 18, 1905</text:p>
          </table:table-cell>
          <table:table-cell office:value-type="string" table:style-name="ce1">
            <text:p>Tomás López Sellés</text:p>
          </table:table-cell>
          <table:table-cell office:value-type="string" table:style-name="ce1">
            <text:p>Túmulo de 10m Ф de piedras, que se encuentra arrasado.</text:p>
            <text:p>Cámara de dos losas tendidas en cráter y otra más pequeña sobre el túmulo.</text:p>
            <text:p>Calizas del terreno.</text:p>
          </table:table-cell>
          <table:table-cell office:value-type="string" table:style-name="ce1">
            <text:p>No se conoce</text:p>
          </table:table-cell>
          <table:table-cell office:value-type="string" table:style-name="ce1">
            <text:p>Catalogado en MUNIBE con el nº 62-10. Suplemento nº1. Año 1973.</text:p>
          </table:table-cell>
          <table:table-cell table:style-name="ce1"/>
          <table:table-cell office:value-type="string" table:style-name="ce1">
            <text:p>Bloc 18. Pirineo roncalés y Romanzado</text:p>
          </table:table-cell>
          <table:table-cell office:value-type="string" table:style-name="ce1">
            <text:p>Fotos</text:p>
          </table:table-cell>
          <table:table-cell office:value-type="string" table:style-name="ce1">
            <text:p>0049_FOT_73.pdf</text:p>
          </table:table-cell>
          <table:table-cell table:number-columns-repeated="16363" table:style-name="ce1"/>
        </table:table-row>
        <table:table-row table:style-name="ro1">
          <table:table-cell office:value-type="float" office:value="50" table:style-name="ce1">
            <text:p>50</text:p>
          </table:table-cell>
          <table:table-cell office:value-type="string" table:style-name="ce1">
            <text:p>OSOSKI - PUENTE DE BIGUEZAL</text:p>
          </table:table-cell>
          <table:table-cell office:value-type="float" office:value="8" table:style-name="ce1">
            <text:p>8</text:p>
          </table:table-cell>
          <table:table-cell office:value-type="string" table:style-name="ce1">
            <text:p>Dolmen corto cerrado</text:p>
          </table:table-cell>
          <table:table-cell office:value-type="string" table:style-name="ce1">
            <text:p>Biguezal</text:p>
          </table:table-cell>
          <table:table-cell office:value-type="string" table:style-name="ce1">
            <text:p>A unos 25m de carretera NA-178, entre ésta y el río Salazar, poco más alla del cruce de Biguezal</text:p>
          </table:table-cell>
          <table:table-cell office:value-type="string" table:style-name="ce1">
            <text:p>Biguezal</text:p>
          </table:table-cell>
          <table:table-cell office:value-type="string" table:style-name="ce1">
            <text:p>Romanzado#0050_TEX_51.pdf#</text:p>
          </table:table-cell>
          <table:table-cell office:value-type="float" office:value="649895" table:style-name="ce1">
            <text:p>649895</text:p>
          </table:table-cell>
          <table:table-cell office:value-type="float" office:value="4729140" table:style-name="ce1">
            <text:p>4729140</text:p>
          </table:table-cell>
          <table:table-cell office:value-type="float" office:value="537" table:style-name="ce1">
            <text:p>537</text:p>
          </table:table-cell>
          <table:table-cell office:value-type="string" table:style-name="ce2">
            <text:p>42.7001356944624,-1.16988607274958</text:p>
          </table:table-cell>
          <table:table-cell office:value-type="date" office:date-value="1905-05-08T00:00:00" table:style-name="ce3">
            <text:p>lunes, mayo 08, 1905</text:p>
          </table:table-cell>
          <table:table-cell office:value-type="string" table:style-name="ce1">
            <text:p>J.M. Mikeleiz y V. Araguas</text:p>
          </table:table-cell>
          <table:table-cell office:value-type="string" table:style-name="ce1">
            <text:p>Túmulo desfigurado y ovalado de 12m Ф y 7m entre los ejes mayor y menor. Cámara de 4 losas con recinto rectangular. Sin cubierta, dos losas terminan el cierre.</text:p>
            <text:p>Orientación a 320º-110º.</text:p>
            <text:p>Calizas del terreno.</text:p>
          </table:table-cell>
          <table:table-cell office:value-type="string" table:style-name="ce1">
            <text:p>J.M. Maluquer de Motes en 1955</text:p>
          </table:table-cell>
          <table:table-cell office:value-type="string" table:style-name="ce1">
            <text:p>Se conocen: 16 piezas dentarias y dos fragmentos de cerámica. Museo de Navarra</text:p>
            <text:p>Por motivos de labranza se desfiguró el túmulo.</text:p>
            <text:p>El dolmen es utilizado como basurero por quienes acuden al río los fines de semana.</text:p>
            <text:p>Al otro lado de la carretera se observa un monolito, al igual que se ha observado en otros monumentos de Urbasa y Aralar.</text:p>
            <text:p>Está catalogao en MUNIBE con en nº 63-2. Suplemento nºº. Año 1973.</text:p>
          </table:table-cell>
          <table:table-cell table:style-name="ce1"/>
          <table:table-cell office:value-type="string" table:style-name="ce1">
            <text:p>Bloc 18. Pirineo roncalés y Romanzado</text:p>
          </table:table-cell>
          <table:table-cell office:value-type="string" table:style-name="ce1">
            <text:p>Romanzado</text:p>
          </table:table-cell>
          <table:table-cell office:value-type="string" table:style-name="ce1">
            <text:p>0050_TEX_49.pdf</text:p>
          </table:table-cell>
          <table:table-cell office:value-type="string" table:style-name="ce1">
            <text:p>Toponimia Romanzado</text:p>
          </table:table-cell>
          <table:table-cell office:value-type="string" table:style-name="ce1">
            <text:p>0050_TEX_50.pdf</text:p>
          </table:table-cell>
          <table:table-cell office:value-type="string" table:style-name="ce1">
            <text:p>Itinerario dolménico</text:p>
          </table:table-cell>
          <table:table-cell office:value-type="string" table:style-name="ce1">
            <text:p>0050_TEX_51.pdf</text:p>
          </table:table-cell>
          <table:table-cell office:value-type="string" table:style-name="ce1">
            <text:p>Navacués dólmenes</text:p>
          </table:table-cell>
          <table:table-cell office:value-type="string" table:style-name="ce1">
            <text:p>0050_TEX_52.pdf</text:p>
          </table:table-cell>
          <table:table-cell office:value-type="string" table:style-name="ce1">
            <text:p>Croquis</text:p>
          </table:table-cell>
          <table:table-cell office:value-type="string" table:style-name="ce1">
            <text:p>0050_DIB_71.pdf</text:p>
          </table:table-cell>
          <table:table-cell office:value-type="string" table:style-name="ce1">
            <text:p>Fotos</text:p>
          </table:table-cell>
          <table:table-cell office:value-type="string" table:style-name="ce1">
            <text:p>0050_FOT_72.pdf</text:p>
          </table:table-cell>
          <table:table-cell table:number-columns-repeated="16353"/>
        </table:table-row>
        <table:table-row table:style-name="ro1">
          <table:table-cell office:value-type="float" office:value="51" table:style-name="ce1">
            <text:p>51</text:p>
          </table:table-cell>
          <table:table-cell office:value-type="string" table:style-name="ce1">
            <text:p>PIEZA DE LUIS</text:p>
          </table:table-cell>
          <table:table-cell office:value-type="float" office:value="1" table:style-name="ce1">
            <text:p>1</text:p>
          </table:table-cell>
          <table:table-cell office:value-type="string" table:style-name="ce1">
            <text:p>Dolmen</text:p>
          </table:table-cell>
          <table:table-cell office:value-type="string" table:style-name="ce1">
            <text:p>Biguezal</text:p>
          </table:table-cell>
          <table:table-cell office:value-type="string" table:style-name="ce1">
            <text:p>Al W. de Biguezal, hacia Periela.</text:p>
          </table:table-cell>
          <table:table-cell office:value-type="string" table:style-name="ce1">
            <text:p>Biguezal</text:p>
          </table:table-cell>
          <table:table-cell office:value-type="string" table:style-name="ce1">
            <text:p>Romanzado#0050_TEX_51.pdf#</text:p>
          </table:table-cell>
          <table:table-cell office:value-type="float" office:value="650635" table:style-name="ce1">
            <text:p>650635</text:p>
          </table:table-cell>
          <table:table-cell office:value-type="float" office:value="4728070" table:style-name="ce1">
            <text:p>4728070</text:p>
          </table:table-cell>
          <table:table-cell office:value-type="float" office:value="770" table:style-name="ce1">
            <text:p>770</text:p>
          </table:table-cell>
          <table:table-cell office:value-type="string" table:style-name="ce2">
            <text:p>42.6903600193153,-1.16113997675768</text:p>
          </table:table-cell>
          <table:table-cell office:value-type="date" office:date-value="1905-05-14T00:00:00" table:style-name="ce3">
            <text:p>domingo, mayo 14, 1905</text:p>
          </table:table-cell>
          <table:table-cell office:value-type="string" table:style-name="ce1">
            <text:p>Fernando Medrano</text:p>
          </table:table-cell>
          <table:table-cell office:value-type="string" table:style-name="ce1">
            <text:p>Túmulo de 12m Ф y 1,1m de altura, de piedras calizas del terreno.</text:p>
            <text:p>Cámara reducida a una losa en el centro con cráter revuelto. La losa mide 1,6m de altura; 1,58, de anchura y 0,26m de grosor.</text:p>
          </table:table-cell>
          <table:table-cell office:value-type="string" table:style-name="ce1">
            <text:p>Por Fernando Medrano en 1961</text:p>
          </table:table-cell>
          <table:table-cell office:value-type="string" table:style-name="ce1">
            <text:p>De la excavación se conocen:</text:p>
            <text:p>- 3 lascas, una con retoque en un margen</text:p>
            <text:p>- 1 hojita rota</text:p>
            <text:p>- 1 fragmento de núcleo</text:p>
            <text:p>- huesos humanos fragmentados</text:p>
            <text:p>Museo de Navarra</text:p>
            <text:p>Está catalogado en MUNIBE con el nº 63-11. Suplemento nº1. Año 1973.</text:p>
          </table:table-cell>
          <table:table-cell table:style-name="ce1"/>
          <table:table-cell office:value-type="string" table:style-name="ce1">
            <text:p>Bloc 18. Pirineo roncalés y Romanzado</text:p>
          </table:table-cell>
          <table:table-cell table:number-columns-repeated="16365" table:style-name="ce1"/>
        </table:table-row>
        <table:table-row table:style-name="ro1">
          <table:table-cell office:value-type="float" office:value="52" table:style-name="ce1">
            <text:p>52</text:p>
          </table:table-cell>
          <table:table-cell office:value-type="string" table:style-name="ce1">
            <text:p>FAULO</text:p>
          </table:table-cell>
          <table:table-cell office:value-type="float" office:value="8" table:style-name="ce1">
            <text:p>8</text:p>
          </table:table-cell>
          <table:table-cell office:value-type="string" table:style-name="ce1">
            <text:p>Dolmen corto cerrado</text:p>
          </table:table-cell>
          <table:table-cell office:value-type="string" table:style-name="ce1">
            <text:p>Biguezal</text:p>
          </table:table-cell>
          <table:table-cell office:value-type="string" table:style-name="ce1">
            <text:p>En el camino que sube del pueblo a la ermita de San Quirico</text:p>
          </table:table-cell>
          <table:table-cell office:value-type="string" table:style-name="ce1">
            <text:p>Biguezal</text:p>
          </table:table-cell>
          <table:table-cell office:value-type="string" table:style-name="ce1">
            <text:p>Romanzado#0050_TEX_51.pdf#</text:p>
          </table:table-cell>
          <table:table-cell office:value-type="float" office:value="651735" table:style-name="ce1">
            <text:p>651735</text:p>
          </table:table-cell>
          <table:table-cell office:value-type="float" office:value="4728690" table:style-name="ce1">
            <text:p>4728690</text:p>
          </table:table-cell>
          <table:table-cell office:value-type="float" office:value="1010" table:style-name="ce1">
            <text:p>1010</text:p>
          </table:table-cell>
          <table:table-cell office:value-type="string" table:style-name="ce2">
            <text:p>42.6957242363317,-1.14755276402316</text:p>
          </table:table-cell>
          <table:table-cell office:value-type="date" office:date-value="1905-05-05T00:00:00" table:style-name="ce3">
            <text:p>viernes, mayo 05, 1905</text:p>
          </table:table-cell>
          <table:table-cell office:value-type="string" table:style-name="ce1">
            <text:p>Patxi Ripa</text:p>
          </table:table-cell>
          <table:table-cell office:value-type="string" table:style-name="ce1">
            <text:p>Túmulo de 12m de Ф y 0,6m de altura, de piedras calizas del terreno.</text:p>
            <text:p>Cámara de 5 losas, una partida, con recinto rectangular, una de las losas más baja, como de ventana.</text:p>
            <text:p>Cubierta ladeada.</text:p>
            <text:p>Orientación a 140º.</text:p>
          </table:table-cell>
          <table:table-cell office:value-type="string" table:style-name="ce1">
            <text:p>Por Maluquer de Motes en 1955</text:p>
          </table:table-cell>
          <table:table-cell office:value-type="string" table:style-name="ce1">
            <text:p>De la excavación se conocen:</text:p>
            <text:p>- 1 punta de pedinculo central de aletas, de corte transverso, de pátina azulada.</text:p>
            <text:p>- 1 fragmento de cuenco campaniforme decorado en el interior y exterior con técnica y decoración de cienpozuelos.</text:p>
            <text:p>- 1 fragmento de panza con decoración incisa en zigzag</text:p>
            <text:p>- 1 fragmento de borde de vaso con cuello casi recto</text:p>
            <text:p>- 1 fragmento de fondo plano</text:p>
            <text:p>- 1 silbato? De heso, con orificio central</text:p>
            <text:p>- 1 hueso con marcas, tal vez de animales</text:p>
            <text:p>- 1 cuenta discoidea de esteatita</text:p>
            <text:p>- Restos humanos de 6 individuos.</text:p>
            <text:p>Museo de Navarra</text:p>
            <text:p>En 1961 el mismo excavador lo hizo en el túmulo sin encontrar ajuar.</text:p>
            <text:p/>
            <text:p>Catalogado en MUNIBE <text:s/>con el nº 63-1. Suplemento nº1. Año 1973.</text:p>
          </table:table-cell>
          <table:table-cell table:style-name="ce1"/>
          <table:table-cell office:value-type="string" table:style-name="ce1">
            <text:p>Bloc 18. Pirineo roncalés y Romanzado</text:p>
          </table:table-cell>
          <table:table-cell office:value-type="string" table:style-name="ce1">
            <text:p>Croquis</text:p>
          </table:table-cell>
          <table:table-cell office:value-type="string" table:style-name="ce1">
            <text:p>0052_DIB_55.pdf</text:p>
          </table:table-cell>
          <table:table-cell office:value-type="string" table:style-name="ce1">
            <text:p>Fotos</text:p>
          </table:table-cell>
          <table:table-cell office:value-type="string" table:style-name="ce1">
            <text:p>0052_FOT_56.pdf</text:p>
          </table:table-cell>
          <table:table-cell table:number-columns-repeated="16361" table:style-name="ce1"/>
        </table:table-row>
        <table:table-row table:style-name="ro1">
          <table:table-cell office:value-type="float" office:value="53" table:style-name="ce1">
            <text:p>53</text:p>
          </table:table-cell>
          <table:table-cell office:value-type="string" table:style-name="ce1">
            <text:p>PUZALO <text:s/>(Corona de Hualde)</text:p>
          </table:table-cell>
          <table:table-cell office:value-type="float" office:value="8" table:style-name="ce1">
            <text:p>8</text:p>
          </table:table-cell>
          <table:table-cell office:value-type="string" table:style-name="ce1">
            <text:p>Dolmen corto cerrado</text:p>
          </table:table-cell>
          <table:table-cell office:value-type="string" table:style-name="ce1">
            <text:p>Biguezal</text:p>
          </table:table-cell>
          <table:table-cell office:value-type="string" table:style-name="ce1">
            <text:p>A la derecha de la carretera de Biguezal a Salvatierra, casi en línea con el dolmen de Faulo</text:p>
          </table:table-cell>
          <table:table-cell office:value-type="string" table:style-name="ce1">
            <text:p>Biguezal</text:p>
          </table:table-cell>
          <table:table-cell office:value-type="string" table:style-name="ce1">
            <text:p>Romanzado#0050_TEX_51.pdf#</text:p>
          </table:table-cell>
          <table:table-cell office:value-type="float" office:value="651785" table:style-name="ce1">
            <text:p>651785</text:p>
          </table:table-cell>
          <table:table-cell office:value-type="float" office:value="4727130" table:style-name="ce1">
            <text:p>4727130</text:p>
          </table:table-cell>
          <table:table-cell office:value-type="float" office:value="897" table:style-name="ce1">
            <text:p>897</text:p>
          </table:table-cell>
          <table:table-cell office:value-type="string" table:style-name="ce2">
            <text:p>42.6816730160714,-1.14736012108262</text:p>
          </table:table-cell>
          <table:table-cell office:value-type="date" office:date-value="1952-05-17T00:00:00" table:style-name="ce3">
            <text:p>sábado, mayo 17, 1952</text:p>
          </table:table-cell>
          <table:table-cell office:value-type="string" table:style-name="ce1">
            <text:p>Tomás López Sellés</text:p>
          </table:table-cell>
          <table:table-cell office:value-type="string" table:style-name="ce1">
            <text:p>Túmulo circular de 14m Ф y de 1,9m de altura, circundado por una pared de piedras de mampostería de 1,1m de anchura y 0,8m de altura, formando un círculo de 23m de Ф.</text:p>
            <text:p>Cámara formada por cuatro losas con recinto rectangular de 1,65m de largo; 1,25m de ancho; 1,32m de altura.</text:p>
            <text:p>Orientación a 130º.</text:p>
            <text:p>Calizas del terreno.</text:p>
            <text:p>La losa E. mide 2,4m de largo y la losa W. mide 2m.</text:p>
            <text:p>La losa de cabecera mide 0,75m de alto, a modo de ventana al SE.</text:p>
            <text:p>La losa de cubierta, destruida.</text:p>
          </table:table-cell>
          <table:table-cell office:value-type="string" table:style-name="ce1">
            <text:p>Fernandez Medrano en 1961</text:p>
          </table:table-cell>
          <table:table-cell office:value-type="string" table:style-name="ce1">
            <text:p>De la excavación se conoce:</text:p>
            <text:p>- 3 lascas amorfas de silex</text:p>
            <text:p>- 1 cuenta de esteatita? De tipo discoideo negro</text:p>
            <text:p>- Huesos humanos muy fragmentados de 1 individuo.</text:p>
            <text:p>- 2 hojas fragmentadas y una hoja con escotadura lelve abatida por retoque abrupto que parece fragmento, tal vez de un trapecio.</text:p>
            <text:p/>
            <text:p>Recogido en el túmulo hay:</text:p>
            <text:p>- 1 botón en hueso cónico en perforación en V media esfera de arenisca perfectamente pulimentada</text:p>
            <text:p/>
            <text:p>Museo de Navarra</text:p>
            <text:p/>
            <text:p>Respeto a la tapa de cubierta, hay constancia de que existió en el año 1900.<text:s/></text:p>
            <text:p>En el pueblo nunca se ha dado importancia a estos monumentos que se llamaron "sepulcos de moros".</text:p>
            <text:p/>
            <text:p>Catalogado en MUNIBE <text:s/>con el nº 63-13. Suplemento nº1. Año 1973.</text:p>
          </table:table-cell>
          <table:table-cell table:style-name="ce1"/>
          <table:table-cell office:value-type="string" table:style-name="ce1">
            <text:p>Bloc 18. Pirineo roncalés y Romanzado</text:p>
          </table:table-cell>
          <table:table-cell office:value-type="string" table:style-name="ce1">
            <text:p>Croquis</text:p>
          </table:table-cell>
          <table:table-cell office:value-type="string" table:style-name="ce1">
            <text:p>0053_DIB_57.pdf</text:p>
          </table:table-cell>
          <table:table-cell table:number-columns-repeated="16363" table:style-name="ce1"/>
        </table:table-row>
        <table:table-row table:style-name="ro1">
          <table:table-cell office:value-type="float" office:value="54" table:style-name="ce1">
            <text:p>54</text:p>
          </table:table-cell>
          <table:table-cell office:value-type="string" table:style-name="ce1">
            <text:p>PASO MUERTO</text:p>
          </table:table-cell>
          <table:table-cell office:value-type="float" office:value="2" table:style-name="ce1">
            <text:p>2</text:p>
          </table:table-cell>
          <table:table-cell office:value-type="string" table:style-name="ce1">
            <text:p>Túmulo</text:p>
          </table:table-cell>
          <table:table-cell office:value-type="string" table:style-name="ce1">
            <text:p>Castillo Nuevo</text:p>
          </table:table-cell>
          <table:table-cell office:value-type="string" table:style-name="ce1">
            <text:p>Cercano a la mojonera, a unos 200m del Portillo</text:p>
          </table:table-cell>
          <table:table-cell office:value-type="string" table:style-name="ce1">
            <text:p>Navascués</text:p>
          </table:table-cell>
          <table:table-cell office:value-type="string" table:style-name="ce1">
            <text:p>Navascués#50_TEX_52.pdf#</text:p>
          </table:table-cell>
          <table:table-cell office:value-type="float" office:value="655850" table:style-name="ce1">
            <text:p>655850</text:p>
          </table:table-cell>
          <table:table-cell office:value-type="float" office:value="4728000" table:style-name="ce1">
            <text:p>4728000</text:p>
          </table:table-cell>
          <table:table-cell office:value-type="float" office:value="1210" table:style-name="ce1">
            <text:p>1210</text:p>
          </table:table-cell>
          <table:table-cell office:value-type="string" table:style-name="ce2">
            <text:p>42.688690504512,-1.09753130436951</text:p>
          </table:table-cell>
          <table:table-cell office:value-type="date" office:date-value="1959-03-25T00:00:00" table:style-name="ce3">
            <text:p>miércoles, marzo 25, 1959</text:p>
          </table:table-cell>
          <table:table-cell office:value-type="string" table:style-name="ce1">
            <text:p>Tomás López Sellés</text:p>
          </table:table-cell>
          <table:table-cell office:value-type="string" table:style-name="ce1">
            <text:p>Túmulo de piedras desfigurado de 8m de Ф, estando desparramado por el N. con cráter central sin losas de cámara.</text:p>
            <text:p>Calizas del terreno</text:p>
          </table:table-cell>
          <table:table-cell office:value-type="string" table:style-name="ce1">
            <text:p>No se conoce</text:p>
          </table:table-cell>
          <table:table-cell office:value-type="string" table:style-name="ce1">
            <text:p>Catalogado en MUNIBE con el nº 63-7. Suplemento nº1. 1973</text:p>
          </table:table-cell>
          <table:table-cell table:style-name="ce1"/>
          <table:table-cell office:value-type="string" table:style-name="ce1">
            <text:p>Bloc 18. Pirineo roncalés y Romanzado</text:p>
          </table:table-cell>
          <table:table-cell table:number-columns-repeated="16365" table:style-name="ce1"/>
        </table:table-row>
        <table:table-row table:style-name="ro1">
          <table:table-cell office:value-type="float" office:value="55" table:style-name="ce1">
            <text:p>55</text:p>
          </table:table-cell>
          <table:table-cell office:value-type="string" table:style-name="ce1">
            <text:p>RECIMONTE</text:p>
          </table:table-cell>
          <table:table-cell office:value-type="float" office:value="1" table:style-name="ce1">
            <text:p>1</text:p>
          </table:table-cell>
          <table:table-cell office:value-type="string" table:style-name="ce1">
            <text:p>Dolmen?</text:p>
          </table:table-cell>
          <table:table-cell office:value-type="string" table:style-name="ce1">
            <text:p>Biguezal</text:p>
          </table:table-cell>
          <table:table-cell office:value-type="string" table:style-name="ce1">
            <text:p>Al E. de Biguezal, en una loma de la Sierra de Illón</text:p>
          </table:table-cell>
          <table:table-cell office:value-type="string" table:style-name="ce1">
            <text:p>Biguezal</text:p>
          </table:table-cell>
          <table:table-cell office:value-type="string" table:style-name="ce1">
            <text:p>Romanzado#50_TEX_51.pdf#</text:p>
          </table:table-cell>
          <table:table-cell table:number-columns-repeated="3" table:style-name="ce1"/>
          <table:table-cell table:style-name="ce2"/>
          <table:table-cell office:value-type="date" office:date-value="1905-05-09T00:00:00" table:style-name="ce3">
            <text:p>martes, mayo 09, 1905</text:p>
          </table:table-cell>
          <table:table-cell office:value-type="string" table:style-name="ce1">
            <text:p>Eduardo Mauleon</text:p>
          </table:table-cell>
          <table:table-cell office:value-type="string" table:style-name="ce1">
            <text:p>Túmulo pequeño. Cámara de una losa y otras dos sueltas, que parecen fragmentos de la primera.</text:p>
          </table:table-cell>
          <table:table-cell office:value-type="string" table:style-name="ce1">
            <text:p>Se desconoce</text:p>
          </table:table-cell>
          <table:table-cell office:value-type="string" table:style-name="ce1">
            <text:p>En el año 1956 E.Mauleon y T.López Sellés intentaron localizarlo sin encontrarlo. En 1988 miembros de la Sección de Prehistoria de Gorosti tampoco lo pudieron localizar. Solamente vieron unas enormes piedras que a lo lejos podrían confundir con un dolmen.</text:p>
          </table:table-cell>
          <table:table-cell table:style-name="ce1"/>
          <table:table-cell office:value-type="string" table:style-name="ce1">
            <text:p>Bloc 18. Pirineo roncalés y Romanzado</text:p>
          </table:table-cell>
          <table:table-cell table:number-columns-repeated="16365" table:style-name="ce1"/>
        </table:table-row>
        <table:table-row table:style-name="ro1">
          <table:table-cell office:value-type="float" office:value="56" table:style-name="ce1">
            <text:p>56</text:p>
          </table:table-cell>
          <table:table-cell office:value-type="string" table:style-name="ce1">
            <text:p>JORABILA</text:p>
          </table:table-cell>
          <table:table-cell office:value-type="float" office:value="7" table:style-name="ce1">
            <text:p>7</text:p>
          </table:table-cell>
          <table:table-cell office:value-type="string" table:style-name="ce1">
            <text:p>Dolmen corto abierto</text:p>
          </table:table-cell>
          <table:table-cell office:value-type="string" table:style-name="ce1">
            <text:p>Biguezal</text:p>
          </table:table-cell>
          <table:table-cell office:value-type="string" table:style-name="ce1">
            <text:p>Al N. de la Sierra de Leyre</text:p>
          </table:table-cell>
          <table:table-cell office:value-type="string" table:style-name="ce1">
            <text:p>Biguezal</text:p>
          </table:table-cell>
          <table:table-cell office:value-type="string" table:style-name="ce1">
            <text:p>Romanzado#0050_TEX_51.pdf#</text:p>
          </table:table-cell>
          <table:table-cell office:value-type="float" office:value="654975" table:style-name="ce1">
            <text:p>654975</text:p>
          </table:table-cell>
          <table:table-cell office:value-type="float" office:value="4725710" table:style-name="ce1">
            <text:p>4725710</text:p>
          </table:table-cell>
          <table:table-cell office:value-type="float" office:value="1065" table:style-name="ce1">
            <text:p>1065</text:p>
          </table:table-cell>
          <table:table-cell office:value-type="string" table:style-name="ce2">
            <text:p>42.6682558139753,-1.10883215607881</text:p>
          </table:table-cell>
          <table:table-cell office:value-type="date" office:date-value="1960-04-06T00:00:00" table:style-name="ce3">
            <text:p>miércoles, abril 06, 1960</text:p>
          </table:table-cell>
          <table:table-cell office:value-type="string" table:style-name="ce1">
            <text:p>Tomás López Sellés</text:p>
          </table:table-cell>
          <table:table-cell office:value-type="string" table:style-name="ce1">
            <text:p>Túmulo de 14m Ф y 2m de altura de piedras calizas del terreno.</text:p>
            <text:p>Cámara de tres losas con recinto rectangular.</text:p>
            <text:p>Orientación 110º.</text:p>
            <text:p>El recinto sepulcral mide:</text:p>
            <text:p>- Losa N.: 1,35m de largo; 1m de ancho; 0,20m de grosor</text:p>
            <text:p>- Losa S.: 1,75m de largo; 1,08, de ancho; 016m de grosor</text:p>
            <text:p>- Cabecera: 1,05m de altura; 0,72m de ancho; 0,23m de grosor</text:p>
            <text:p/>
            <text:p>A 500m al S. en un claro se distingue una formación tumular que ha sido cortada.</text:p>
            <text:p>Ubicación a 1070m snm.</text:p>
          </table:table-cell>
          <table:table-cell office:value-type="string" table:style-name="ce1">
            <text:p>No se conoce</text:p>
          </table:table-cell>
          <table:table-cell office:value-type="string" table:style-name="ce1">
            <text:p>Catalogado por MUNIBE con el nº 63-10. Suplemento nº1. Año 1973.</text:p>
          </table:table-cell>
          <table:table-cell table:style-name="ce1"/>
          <table:table-cell office:value-type="string" table:style-name="ce1">
            <text:p>Bloc 18. Pirineo roncalés y Romanzado</text:p>
          </table:table-cell>
          <table:table-cell office:value-type="string" table:style-name="ce1">
            <text:p>Fotos</text:p>
          </table:table-cell>
          <table:table-cell office:value-type="string" table:style-name="ce1">
            <text:p>0056_FOT_58.pdf</text:p>
          </table:table-cell>
          <table:table-cell table:number-columns-repeated="16363" table:style-name="ce1"/>
        </table:table-row>
        <table:table-row table:style-name="ro1">
          <table:table-cell office:value-type="float" office:value="57" table:style-name="ce1">
            <text:p>57</text:p>
          </table:table-cell>
          <table:table-cell office:value-type="string" table:style-name="ce1">
            <text:p>LANDO <text:s text:c="2"/>(Fuente de la Pila)</text:p>
          </table:table-cell>
          <table:table-cell office:value-type="float" office:value="1" table:style-name="ce1">
            <text:p>1</text:p>
          </table:table-cell>
          <table:table-cell office:value-type="string" table:style-name="ce1">
            <text:p>Dolmen?</text:p>
          </table:table-cell>
          <table:table-cell office:value-type="string" table:style-name="ce1">
            <text:p>Biguezal</text:p>
          </table:table-cell>
          <table:table-cell office:value-type="string" table:style-name="ce1">
            <text:p>A 500m al E., donde acaba la carretera forestal.</text:p>
          </table:table-cell>
          <table:table-cell office:value-type="string" table:style-name="ce1">
            <text:p>Biguezal</text:p>
          </table:table-cell>
          <table:table-cell office:value-type="string" table:style-name="ce1">
            <text:p>Romanzado#0050_TEX_51.pdf#</text:p>
          </table:table-cell>
          <table:table-cell office:value-type="float" office:value="652360" table:style-name="ce1">
            <text:p>652360</text:p>
          </table:table-cell>
          <table:table-cell office:value-type="float" office:value="4724940" table:style-name="ce1">
            <text:p>4724940</text:p>
          </table:table-cell>
          <table:table-cell office:value-type="float" office:value="1075" table:style-name="ce1">
            <text:p>1075</text:p>
          </table:table-cell>
          <table:table-cell office:value-type="string" table:style-name="ce2">
            <text:p>42.6618474333606,-1.14093321786618</text:p>
          </table:table-cell>
          <table:table-cell office:value-type="date" office:date-value="1905-05-24T00:00:00" table:style-name="ce3">
            <text:p>miércoles, mayo 24, 1905</text:p>
          </table:table-cell>
          <table:table-cell office:value-type="string" table:style-name="ce1">
            <text:p>J. Maluquer de Motes</text:p>
          </table:table-cell>
          <table:table-cell office:value-type="string" table:style-name="ce1">
            <text:p>Sin túmulo.</text:p>
            <text:p>Cámara de dos losas, una en pie y otra caída.</text:p>
            <text:p>Areniscas del terreno</text:p>
          </table:table-cell>
          <table:table-cell office:value-type="string" table:style-name="ce1">
            <text:p>No se conoce</text:p>
          </table:table-cell>
          <table:table-cell office:value-type="string" table:style-name="ce1">
            <text:p>Catalogado por MUNIBE con en nº 63-12. Suplemento nº1. Año 1973.</text:p>
            <text:p>Hay que señalar que Tomás López Sellés con fecha 6-4-1960 publicó en MUNIBE cuaderno nº3, 1957 con las mismas coordenadas el "Trilito de Lando" dando las siguientes medidas:</text:p>
            <text:p>- Losa inhiesta: 0,68m altura; 0,63m de ancho y 0,24m grueso</text:p>
            <text:p>- Losa tumbada: 2,2m largo; 0,7m de ancho al E. y 0.42 al W.</text:p>
            <text:p>El pastor que le indicó la existencia del dolmen decía haber conocido una tercera losa hoy desaparecida.</text:p>
          </table:table-cell>
          <table:table-cell table:style-name="ce1"/>
          <table:table-cell office:value-type="string" table:style-name="ce1">
            <text:p>Bloc 18. Pirineo roncalés y Romanzado</text:p>
          </table:table-cell>
          <table:table-cell table:number-columns-repeated="16365" table:style-name="ce1"/>
        </table:table-row>
        <table:table-row table:style-name="ro1">
          <table:table-cell office:value-type="float" office:value="58" table:style-name="ce1">
            <text:p>58</text:p>
          </table:table-cell>
          <table:table-cell office:value-type="string" table:style-name="ce1">
            <text:p>OLATE ATAKA</text:p>
          </table:table-cell>
          <table:table-cell office:value-type="float" office:value="5" table:style-name="ce1">
            <text:p>5</text:p>
          </table:table-cell>
          <table:table-cell office:value-type="string" table:style-name="ce1">
            <text:p>Crómlech</text:p>
          </table:table-cell>
          <table:table-cell office:value-type="string" table:style-name="ce1">
            <text:p>Navascues</text:p>
          </table:table-cell>
          <table:table-cell office:value-type="string" table:style-name="ce1">
            <text:p>En le Portillo de Olate, al S. de una borda en ruinas.</text:p>
          </table:table-cell>
          <table:table-cell office:value-type="string" table:style-name="ce1">
            <text:p>Navascues</text:p>
          </table:table-cell>
          <table:table-cell office:value-type="string" table:style-name="ce1">
            <text:p>Navascués#0050_TEX_52.pdf#</text:p>
          </table:table-cell>
          <table:table-cell office:value-type="float" office:value="658800" table:style-name="ce1">
            <text:p>658800</text:p>
          </table:table-cell>
          <table:table-cell office:value-type="float" office:value="4728630" table:style-name="ce1">
            <text:p>4728630</text:p>
          </table:table-cell>
          <table:table-cell office:value-type="float" office:value="1083" table:style-name="ce1">
            <text:p>1083</text:p>
          </table:table-cell>
          <table:table-cell office:value-type="string" table:style-name="ce2">
            <text:p>42.6937571329777,-1.06136400240963</text:p>
          </table:table-cell>
          <table:table-cell table:style-name="ce3"/>
          <table:table-cell table:style-name="ce1"/>
          <table:table-cell office:value-type="string" table:style-name="ce1">
            <text:p>Los testigos de piedra semi enterrados forman un semi círculo, en el que más de un tercio no tiene testigos.</text:p>
          </table:table-cell>
          <table:table-cell table:style-name="ce1"/>
          <table:table-cell office:value-type="string" table:style-name="ce1">
            <text:p>Al para de ruinosa borda exiten dos formaciones tumulares, en las que se supone hay enterrados dos ejecutados en el año 1936.</text:p>
          </table:table-cell>
          <table:table-cell table:style-name="ce1"/>
          <table:table-cell office:value-type="string" table:style-name="ce1">
            <text:p>Bloc 18. Pirineo roncalés y Romanzado</text:p>
          </table:table-cell>
          <table:table-cell table:number-columns-repeated="16365" table:style-name="ce1"/>
        </table:table-row>
        <table:table-row table:style-name="ro1">
          <table:table-cell office:value-type="float" office:value="59" table:style-name="ce1">
            <text:p>59</text:p>
          </table:table-cell>
          <table:table-cell office:value-type="string" table:style-name="ce1">
            <text:p>ZUTIKAKO KAPESAK <text:s text:c="2"/>(Puntallo de las Capezas)</text:p>
          </table:table-cell>
          <table:table-cell office:value-type="float" office:value="1" table:style-name="ce1">
            <text:p>1</text:p>
          </table:table-cell>
          <table:table-cell office:value-type="string" table:style-name="ce1">
            <text:p>Dolmen</text:p>
          </table:table-cell>
          <table:table-cell office:value-type="string" table:style-name="ce1">
            <text:p>Navascues</text:p>
          </table:table-cell>
          <table:table-cell office:value-type="string" table:style-name="ce1">
            <text:p>En el altozano, al W. del dolmen de Olate</text:p>
          </table:table-cell>
          <table:table-cell office:value-type="string" table:style-name="ce1">
            <text:p>Navascues</text:p>
          </table:table-cell>
          <table:table-cell office:value-type="string" table:style-name="ce1">
            <text:p>Navascués#0050_TEX_52.pdf#</text:p>
          </table:table-cell>
          <table:table-cell office:value-type="float" office:value="658450" table:style-name="ce1">
            <text:p>658450</text:p>
          </table:table-cell>
          <table:table-cell office:value-type="float" office:value="4729075" table:style-name="ce1">
            <text:p>4729075</text:p>
          </table:table-cell>
          <table:table-cell office:value-type="float" office:value="1147" table:style-name="ce1">
            <text:p>1147</text:p>
          </table:table-cell>
          <table:table-cell office:value-type="string" table:style-name="ce2">
            <text:p>42.6978345462518,-1.06551008146925</text:p>
          </table:table-cell>
          <table:table-cell office:value-type="date" office:date-value="1905-05-08T00:00:00" table:style-name="ce3">
            <text:p>lunes, mayo 08, 1905</text:p>
          </table:table-cell>
          <table:table-cell office:value-type="string" table:style-name="ce1">
            <text:p>Maluquer de Motes</text:p>
          </table:table-cell>
          <table:table-cell office:value-type="string" table:style-name="ce1">
            <text:p>Túmulo circular de piedras.</text:p>
            <text:p>Cámara de 5 losas con recinto rectangular, probablemente faltan dos losas.</text:p>
            <text:p>Orientación SE.</text:p>
            <text:p>Calizas del terreno</text:p>
          </table:table-cell>
          <table:table-cell office:value-type="string" table:style-name="ce1">
            <text:p>En 1955 por Maluquer de Motes</text:p>
          </table:table-cell>
          <table:table-cell office:value-type="string" table:style-name="ce1">
            <text:p>Se conocen 3 fragmentos informes de cerámica y dos piezas dentarias. Museo de Navarra</text:p>
            <text:p>Catalogado en Munibe con el nº 63-5. Suplemento nº1. Año 1973.</text:p>
          </table:table-cell>
          <table:table-cell table:style-name="ce1"/>
          <table:table-cell office:value-type="string" table:style-name="ce1">
            <text:p>Bloc 18. Pirineo roncalés y Romanzado</text:p>
          </table:table-cell>
          <table:table-cell office:value-type="string" table:style-name="ce1">
            <text:p>Fotos</text:p>
          </table:table-cell>
          <table:table-cell office:value-type="string" table:style-name="ce1">
            <text:p>0059_FOT_60.pdf</text:p>
          </table:table-cell>
          <table:table-cell table:number-columns-repeated="16363" table:style-name="ce1"/>
        </table:table-row>
        <table:table-row table:style-name="ro1">
          <table:table-cell office:value-type="float" office:value="60" table:style-name="ce1">
            <text:p>60</text:p>
          </table:table-cell>
          <table:table-cell office:value-type="string" table:style-name="ce1">
            <text:p>ILTZE TOKI <text:s/>(Claverito)</text:p>
          </table:table-cell>
          <table:table-cell office:value-type="float" office:value="7" table:style-name="ce1">
            <text:p>7</text:p>
          </table:table-cell>
          <table:table-cell office:value-type="string" table:style-name="ce1">
            <text:p>Dolmen corto abierto</text:p>
          </table:table-cell>
          <table:table-cell office:value-type="string" table:style-name="ce1">
            <text:p>Navascues</text:p>
          </table:table-cell>
          <table:table-cell office:value-type="string" table:style-name="ce1">
            <text:p>En el camino antiguo que desciende al valle</text:p>
          </table:table-cell>
          <table:table-cell office:value-type="string" table:style-name="ce1">
            <text:p>Navascues</text:p>
          </table:table-cell>
          <table:table-cell office:value-type="string" table:style-name="ce1">
            <text:p>Navascués#0050_TEX_52.pdf#</text:p>
          </table:table-cell>
          <table:table-cell office:value-type="float" office:value="657780" table:style-name="ce1">
            <text:p>657780</text:p>
          </table:table-cell>
          <table:table-cell office:value-type="float" office:value="4729100" table:style-name="ce1">
            <text:p>4729100</text:p>
          </table:table-cell>
          <table:table-cell office:value-type="float" office:value="1060" table:style-name="ce1">
            <text:p>1060</text:p>
          </table:table-cell>
          <table:table-cell office:value-type="string" table:style-name="ce2">
            <text:p>42.6981973879293,-1.07367852843627</text:p>
          </table:table-cell>
          <table:table-cell table:style-name="ce3"/>
          <table:table-cell table:style-name="ce1"/>
          <table:table-cell office:value-type="string" table:style-name="ce1">
            <text:p>Túmulo de 12,5m Ф de piedras calizas del terreno.</text:p>
            <text:p>Cámara de 4 losas con recinto triangular. Cubierta in situ.</text:p>
            <text:p>Orientación SE.</text:p>
          </table:table-cell>
          <table:table-cell office:value-type="string" table:style-name="ce1">
            <text:p>No se conoce</text:p>
          </table:table-cell>
          <table:table-cell office:value-type="string" table:style-name="ce1">
            <text:p>Catalogado en MUNIBE con el nº 63-6. Suplemento nº1. Año 1973.</text:p>
          </table:table-cell>
          <table:table-cell table:style-name="ce1"/>
          <table:table-cell office:value-type="string" table:style-name="ce1">
            <text:p>Bloc 18. Pirineo roncalés y Romanzado</text:p>
          </table:table-cell>
          <table:table-cell office:value-type="string" table:style-name="ce1">
            <text:p>Fotos</text:p>
          </table:table-cell>
          <table:table-cell office:value-type="string" table:style-name="ce1">
            <text:p>0060_FOT_61.pdf</text:p>
          </table:table-cell>
          <table:table-cell table:number-columns-repeated="16363" table:style-name="ce1"/>
        </table:table-row>
        <table:table-row table:style-name="ro1">
          <table:table-cell office:value-type="float" office:value="61" table:style-name="ce1">
            <text:p>61</text:p>
          </table:table-cell>
          <table:table-cell office:value-type="string" table:style-name="ce1">
            <text:p>LEGAROZ</text:p>
          </table:table-cell>
          <table:table-cell office:value-type="float" office:value="1" table:style-name="ce1">
            <text:p>1</text:p>
          </table:table-cell>
          <table:table-cell office:value-type="string" table:style-name="ce1">
            <text:p>Dolmen corto</text:p>
          </table:table-cell>
          <table:table-cell office:value-type="string" table:style-name="ce1">
            <text:p>Navascues</text:p>
          </table:table-cell>
          <table:table-cell office:value-type="string" table:style-name="ce1">
            <text:p>En el raso de su nombre, bajo el monte Borreguil</text:p>
          </table:table-cell>
          <table:table-cell office:value-type="string" table:style-name="ce1">
            <text:p>Navascues</text:p>
          </table:table-cell>
          <table:table-cell office:value-type="string" table:style-name="ce1">
            <text:p>Navascués#0050_TEX_52.pdf#</text:p>
          </table:table-cell>
          <table:table-cell office:value-type="float" office:value="659640" table:style-name="ce1">
            <text:p>659640</text:p>
          </table:table-cell>
          <table:table-cell office:value-type="float" office:value="4729500" table:style-name="ce1">
            <text:p>4729500</text:p>
          </table:table-cell>
          <table:table-cell office:value-type="float" office:value="1115" table:style-name="ce1">
            <text:p>1115</text:p>
          </table:table-cell>
          <table:table-cell office:value-type="string" table:style-name="ce2">
            <text:p>42.701413452607,-1.05087004625327</text:p>
          </table:table-cell>
          <table:table-cell table:style-name="ce3"/>
          <table:table-cell table:style-name="ce1"/>
          <table:table-cell office:value-type="string" table:style-name="ce1">
            <text:p>Túmulo de 15m Ф. Cámara de dos losas, una al parecer de cabecera y otra de la pared oriental y una tercera desaparecida.</text:p>
            <text:p>Calizas del terreno.</text:p>
          </table:table-cell>
          <table:table-cell office:value-type="string" table:style-name="ce1">
            <text:p>No se conoce</text:p>
          </table:table-cell>
          <table:table-cell office:value-type="string" table:style-name="ce1">
            <text:p>Catalogado en MUNIBE con el nº 63-3. Suplemento nº1. Año 1973.</text:p>
            <text:p>Visitado en el año 1987, se le distingue la cámara, las dos losas en pie forman un ángulo casi recto, siendo la losa mayor casi rectangular al N. apoyándose en la otra más pequeña.</text:p>
          </table:table-cell>
          <table:table-cell table:style-name="ce1"/>
          <table:table-cell office:value-type="string" table:style-name="ce1">
            <text:p>Bloc 18. Pirineo roncalés y Romanzado</text:p>
          </table:table-cell>
          <table:table-cell office:value-type="string" table:style-name="ce1">
            <text:p>Fotos</text:p>
          </table:table-cell>
          <table:table-cell office:value-type="string" table:style-name="ce1">
            <text:p>0061_FOT_62.pdf</text:p>
          </table:table-cell>
          <table:table-cell table:number-columns-repeated="16363" table:style-name="ce1"/>
        </table:table-row>
        <table:table-row table:style-name="ro1">
          <table:table-cell office:value-type="float" office:value="62" table:style-name="ce1">
            <text:p>62</text:p>
          </table:table-cell>
          <table:table-cell office:value-type="string" table:style-name="ce1">
            <text:p>TURENDO</text:p>
          </table:table-cell>
          <table:table-cell office:value-type="float" office:value="8" table:style-name="ce1">
            <text:p>8</text:p>
          </table:table-cell>
          <table:table-cell office:value-type="string" table:style-name="ce1">
            <text:p>Dolmen corto cerrado</text:p>
          </table:table-cell>
          <table:table-cell office:value-type="string" table:style-name="ce1">
            <text:p>Navascues</text:p>
          </table:table-cell>
          <table:table-cell office:value-type="string" table:style-name="ce1">
            <text:p>A 360m al W. del dolmen de Lagaroz</text:p>
          </table:table-cell>
          <table:table-cell office:value-type="string" table:style-name="ce1">
            <text:p>Navascues</text:p>
          </table:table-cell>
          <table:table-cell office:value-type="string" table:style-name="ce1">
            <text:p>Navascués#0050_TEX_52.pdf#</text:p>
          </table:table-cell>
          <table:table-cell office:value-type="float" office:value="659380" table:style-name="ce1">
            <text:p>659380</text:p>
          </table:table-cell>
          <table:table-cell office:value-type="float" office:value="4729320" table:style-name="ce1">
            <text:p>4729320</text:p>
          </table:table-cell>
          <table:table-cell office:value-type="float" office:value="1120" table:style-name="ce1">
            <text:p>1120</text:p>
          </table:table-cell>
          <table:table-cell office:value-type="string" table:style-name="ce2">
            <text:p>42.6998473524659,-1.05409334876501</text:p>
          </table:table-cell>
          <table:table-cell office:value-type="date" office:date-value="1987-04-19T00:00:00" table:style-name="ce3">
            <text:p>domingo, abril 19, 1987</text:p>
          </table:table-cell>
          <table:table-cell office:value-type="string" table:style-name="ce1">
            <text:p>Miguel Ezcurdia y Ángles Sáez</text:p>
          </table:table-cell>
          <table:table-cell office:value-type="string" table:style-name="ce1">
            <text:p>Túmulo de piedras de unos 8m de Ф que por el lado S. alcanza una altura de 3,5m raseado y desaparramado por el N. Compuesto de piedras y tierra.</text:p>
            <text:p>Cámara de tres losas formando rel recinto sepulcral, tendiendo a cerrarse por el W., cubierta por una losa de tapa, que presenta un trozo roto al N.</text:p>
            <text:p>Orientación n.E.N</text:p>
          </table:table-cell>
          <table:table-cell office:value-type="string" table:style-name="ce1">
            <text:p>No se conoce</text:p>
          </table:table-cell>
          <table:table-cell office:value-type="string" table:style-name="ce1">
            <text:p>Monumento inédito, siendo esta ficha la primera comunicación.</text:p>
          </table:table-cell>
          <table:table-cell table:style-name="ce1"/>
          <table:table-cell office:value-type="string" table:style-name="ce1">
            <text:p>Bloc 18. Pirineo roncalés y Romanzado</text:p>
          </table:table-cell>
          <table:table-cell office:value-type="string" table:style-name="ce1">
            <text:p>Croquis</text:p>
          </table:table-cell>
          <table:table-cell office:value-type="string" table:style-name="ce1">
            <text:p>0062_DIB_63.pdf</text:p>
          </table:table-cell>
          <table:table-cell office:value-type="string" table:style-name="ce1">
            <text:p>Fotos</text:p>
          </table:table-cell>
          <table:table-cell office:value-type="string" table:style-name="ce1">
            <text:p>0062_FOT_64.pdf</text:p>
          </table:table-cell>
          <table:table-cell table:number-columns-repeated="16361" table:style-name="ce1"/>
        </table:table-row>
        <table:table-row table:style-name="ro1">
          <table:table-cell office:value-type="float" office:value="63" table:style-name="ce1">
            <text:p>63</text:p>
          </table:table-cell>
          <table:table-cell office:value-type="string" table:style-name="ce1">
            <text:p>OLATE <text:s text:c="2"/>(Portillo de Ollate)</text:p>
          </table:table-cell>
          <table:table-cell office:value-type="float" office:value="7" table:style-name="ce1">
            <text:p>7</text:p>
          </table:table-cell>
          <table:table-cell office:value-type="string" table:style-name="ce1">
            <text:p>Dolmen corto abierto</text:p>
          </table:table-cell>
          <table:table-cell office:value-type="string" table:style-name="ce1">
            <text:p>Navascues</text:p>
          </table:table-cell>
          <table:table-cell office:value-type="string" table:style-name="ce1">
            <text:p>Cercano a la balsa</text:p>
          </table:table-cell>
          <table:table-cell office:value-type="string" table:style-name="ce1">
            <text:p>Navascues</text:p>
          </table:table-cell>
          <table:table-cell office:value-type="string" table:style-name="ce1">
            <text:p>Navascués#0050_TEX_52.pdf#</text:p>
          </table:table-cell>
          <table:table-cell office:value-type="float" office:value="658510" table:style-name="ce1">
            <text:p>658510</text:p>
          </table:table-cell>
          <table:table-cell office:value-type="float" office:value="4728635" table:style-name="ce1">
            <text:p>4728635</text:p>
          </table:table-cell>
          <table:table-cell office:value-type="float" office:value="1091" table:style-name="ce1">
            <text:p>1091</text:p>
          </table:table-cell>
          <table:table-cell office:value-type="string" table:style-name="ce2">
            <text:p>42.6938619879596,-1.06490096550656</text:p>
          </table:table-cell>
          <table:table-cell office:value-type="date" office:date-value="1905-05-08T00:00:00" table:style-name="ce3">
            <text:p>lunes, mayo 08, 1905</text:p>
          </table:table-cell>
          <table:table-cell office:value-type="string" table:style-name="ce1">
            <text:p>J. Maluquer de Motes</text:p>
          </table:table-cell>
          <table:table-cell office:value-type="string" table:style-name="ce1">
            <text:p>Túmulo de 14m de Ф y 0,5m de altura.</text:p>
            <text:p>Cámara de 3 losas de calizas del terreno, con recinto rectangular sin cubierta.</text:p>
            <text:p>Orientación al E.</text:p>
          </table:table-cell>
          <table:table-cell office:value-type="string" table:style-name="ce1">
            <text:p>Excavación por el mismo en 1955</text:p>
          </table:table-cell>
          <table:table-cell office:value-type="string" table:style-name="ce1">
            <text:p>El ajuar conocido es:</text:p>
            <text:p>- 1 punta foliácea (de sauce) de talla bifacial.</text:p>
            <text:p>- 1 fragmento de cerámica inidentificable.</text:p>
            <text:p>Dientes de dos individuos al menos.</text:p>
            <text:p>Museo de Navarra</text:p>
            <text:p/>
            <text:p>Catálogo en MUNIBE con el nº 63-4. Suplemento nº1. Año 1973.</text:p>
          </table:table-cell>
          <table:table-cell table:style-name="ce1"/>
          <table:table-cell office:value-type="string" table:style-name="ce1">
            <text:p>Bloc 18. Pirineo roncalés y Romanzado</text:p>
          </table:table-cell>
          <table:table-cell office:value-type="string" table:style-name="ce1">
            <text:p>Fotos</text:p>
          </table:table-cell>
          <table:table-cell office:value-type="string" table:style-name="ce1">
            <text:p>0063_FOT_59.pdf</text:p>
          </table:table-cell>
          <table:table-cell table:number-columns-repeated="16363" table:style-name="ce1"/>
        </table:table-row>
        <table:table-row table:style-name="ro1">
          <table:table-cell office:value-type="float" office:value="64" table:style-name="ce1">
            <text:p>64</text:p>
          </table:table-cell>
          <table:table-cell office:value-type="string" table:style-name="ce1">
            <text:p>FINESCASAS</text:p>
          </table:table-cell>
          <table:table-cell office:value-type="float" office:value="6" table:style-name="ce1">
            <text:p>6</text:p>
          </table:table-cell>
          <table:table-cell office:value-type="string" table:style-name="ce1">
            <text:p>Cista</text:p>
          </table:table-cell>
          <table:table-cell office:value-type="string" table:style-name="ce1">
            <text:p>Rocaforte</text:p>
          </table:table-cell>
          <table:table-cell office:value-type="string" table:style-name="ce1">
            <text:p>Al S. de la Foz de Lumbier, en la cadena montañosa</text:p>
          </table:table-cell>
          <table:table-cell office:value-type="string" table:style-name="ce1">
            <text:p>Rocaforte</text:p>
          </table:table-cell>
          <table:table-cell table:number-columns-repeated="4" table:style-name="ce1"/>
          <table:table-cell office:value-type="string" table:style-name="ce2">
            <text:p>0,-7.48874392267061</text:p>
          </table:table-cell>
          <table:table-cell office:value-type="date" office:date-value="1977-11-06T00:00:00" table:style-name="ce3">
            <text:p>domingo, noviembre 06, 1977</text:p>
          </table:table-cell>
          <table:table-cell office:value-type="string" table:style-name="ce1">
            <text:p>P. Valentin Saez</text:p>
          </table:table-cell>
          <table:table-cell office:value-type="string" table:style-name="ce1">
            <text:p>Formado por tres losas clavadas en forma triangular, abierto por un lado tiene hoyo central en el que aparecen varios trozos de losas apoyándose en las losas clavadas.</text:p>
            <text:p>Las medidas del hoyo 1m de largo, 0,8m/0,4m de ancho.</text:p>
            <text:p>Losas:</text:p>
            <text:p>- Nº1: <text:s text:c="4"/>0,21m alto; <text:s text:c="5"/>1,54m de largo; <text:s text:c="5"/>0,25m grosor medio</text:p>
            <text:p>- Nº2: <text:s text:c="4"/>0,12m <text:s text:c="14"/>0,62m <text:s text:c="22"/>0,15m</text:p>
            <text:p>- Nº3: <text:s text:c="4"/>0,2m <text:s text:c="16"/>0,6m <text:s text:c="25"/>0,02m</text:p>
            <text:p>- Nº4: <text:s text:c="6"/>- <text:s text:c="21"/>0,28m <text:s text:c="23"/>-</text:p>
            <text:p>- Nº5: <text:s text:c="4"/>0,04m <text:s text:c="13"/>1,38m <text:s text:c="23"/>0.24m</text:p>
            <text:p>- Nº6: <text:s text:c="4"/>0,68m <text:s text:c="13"/>0,9m <text:s text:c="26"/>0,12m</text:p>
            <text:p>Hay varios trozos más sobre las losas clavadas, siendo todas de areniscas sobre el hoyo de arcilla.</text:p>
          </table:table-cell>
          <table:table-cell office:value-type="string" table:style-name="ce1">
            <text:p>No se conoce</text:p>
          </table:table-cell>
          <table:table-cell office:value-type="string" table:style-name="ce1">
            <text:p>El conjunto ha sido observado por Francico Ondarra, quien da la descipción, y por la arqueóloga MªAmor Beriguistain sin que llegasen a la conclusión de si efectivamente se trata de algo prehistórico.</text:p>
            <text:p/>
            <text:p>Bibliografía: Revista Príncipe de Viana nº 165. Año 1982.</text:p>
          </table:table-cell>
          <table:table-cell table:style-name="ce1"/>
          <table:table-cell office:value-type="string" table:style-name="ce1">
            <text:p>Bloc 18. Pirineo roncalés y Romanzado</text:p>
          </table:table-cell>
          <table:table-cell office:value-type="string" table:style-name="ce1">
            <text:p>Croquis</text:p>
          </table:table-cell>
          <table:table-cell office:value-type="string" table:style-name="ce1">
            <text:p>0064_DIB_65.pdf</text:p>
          </table:table-cell>
          <table:table-cell table:number-columns-repeated="16363" table:style-name="ce1"/>
        </table:table-row>
        <table:table-row table:style-name="ro1">
          <table:table-cell office:value-type="float" office:value="65" table:style-name="ce1">
            <text:p>65</text:p>
          </table:table-cell>
          <table:table-cell office:value-type="string" table:style-name="ce1">
            <text:p>PIEDRA BLANCA</text:p>
          </table:table-cell>
          <table:table-cell office:value-type="float" office:value="1" table:style-name="ce1">
            <text:p>1</text:p>
          </table:table-cell>
          <table:table-cell office:value-type="string" table:style-name="ce1">
            <text:p>Dolmen</text:p>
          </table:table-cell>
          <table:table-cell office:value-type="string" table:style-name="ce1">
            <text:p>Navascues</text:p>
          </table:table-cell>
          <table:table-cell office:value-type="string" table:style-name="ce1">
            <text:p>A 1km al N. del dolmen de Legaroz</text:p>
          </table:table-cell>
          <table:table-cell office:value-type="string" table:style-name="ce1">
            <text:p>Navascues</text:p>
          </table:table-cell>
          <table:table-cell office:value-type="string" table:style-name="ce1">
            <text:p>Navascués#0050_TEX_52.pdf#</text:p>
          </table:table-cell>
          <table:table-cell office:value-type="float" office:value="659600" table:style-name="ce1">
            <text:p>659600</text:p>
          </table:table-cell>
          <table:table-cell office:value-type="float" office:value="4730400" table:style-name="ce1">
            <text:p>4730400</text:p>
          </table:table-cell>
          <table:table-cell office:value-type="float" office:value="1000" table:style-name="ce1">
            <text:p>1000</text:p>
          </table:table-cell>
          <table:table-cell office:value-type="string" table:style-name="ce2">
            <text:p>42.7095220637592,-1.05110469309976</text:p>
          </table:table-cell>
          <table:table-cell office:value-type="date" office:date-value="1987-04-19T00:00:00" table:style-name="ce3">
            <text:p>domingo, abril 19, 1987</text:p>
          </table:table-cell>
          <table:table-cell office:value-type="string" table:style-name="ce1">
            <text:p>Miguel Ezcurdia y Ángeles Sáez</text:p>
          </table:table-cell>
          <table:table-cell office:value-type="string" table:style-name="ce1">
            <text:p>Túmulo de tierra y piedra.</text:p>
            <text:p>Cráter central en el que se conserva un losa y varios trozos de otras, dispersas por el enorme túmulo.</text:p>
            <text:p>El dolmen está arruinado.</text:p>
          </table:table-cell>
          <table:table-cell office:value-type="string" table:style-name="ce1">
            <text:p>No se conoce</text:p>
          </table:table-cell>
          <table:table-cell table:number-columns-repeated="2" table:style-name="ce1"/>
          <table:table-cell office:value-type="string" table:style-name="ce1">
            <text:p>Bloc 18. Pirineo roncalés y Romanzado</text:p>
          </table:table-cell>
          <table:table-cell office:value-type="string" table:style-name="ce1">
            <text:p>Fotos</text:p>
          </table:table-cell>
          <table:table-cell office:value-type="string" table:style-name="ce1">
            <text:p>0065_FOT_66.pdf</text:p>
          </table:table-cell>
          <table:table-cell table:number-columns-repeated="16363" table:style-name="ce1"/>
        </table:table-row>
        <table:table-row table:style-name="ro1">
          <table:table-cell office:value-type="float" office:value="66" table:style-name="ce1">
            <text:p>66</text:p>
          </table:table-cell>
          <table:table-cell office:value-type="string" table:style-name="ce1">
            <text:p>LAPASTEGI</text:p>
          </table:table-cell>
          <table:table-cell office:value-type="float" office:value="1" table:style-name="ce1">
            <text:p>1</text:p>
          </table:table-cell>
          <table:table-cell office:value-type="string" table:style-name="ce1">
            <text:p>Dolmen corto</text:p>
          </table:table-cell>
          <table:table-cell office:value-type="string" table:style-name="ce1">
            <text:p>Baraibar</text:p>
          </table:table-cell>
          <table:table-cell office:value-type="string" table:style-name="ce1">
            <text:p>Al W. del pueblo, a 1km aprox.</text:p>
          </table:table-cell>
          <table:table-cell office:value-type="string" table:style-name="ce1">
            <text:p>Baraibar - A</text:p>
          </table:table-cell>
          <table:table-cell office:value-type="string" table:style-name="ce1">
            <text:p>Baraibar - A#0066_TEX_76.pdf#</text:p>
          </table:table-cell>
          <table:table-cell office:value-type="float" office:value="586840" table:style-name="ce1">
            <text:p>586840</text:p>
          </table:table-cell>
          <table:table-cell office:value-type="float" office:value="4760370" table:style-name="ce1">
            <text:p>4760370</text:p>
          </table:table-cell>
          <table:table-cell office:value-type="float" office:value="730" table:style-name="ce1">
            <text:p>730</text:p>
          </table:table-cell>
          <table:table-cell office:value-type="string" table:style-name="ce2">
            <text:p>42.9910373991205,-1.93474694668215</text:p>
          </table:table-cell>
          <table:table-cell office:value-type="date" office:date-value="1905-05-18T00:00:00" table:style-name="ce3">
            <text:p>jueves, mayo 18, 1905</text:p>
          </table:table-cell>
          <table:table-cell office:value-type="string" table:style-name="ce1">
            <text:p>J. Elosegui</text:p>
          </table:table-cell>
          <table:table-cell office:value-type="string" table:style-name="ce1">
            <text:p>Cráter sobre túmulo.</text:p>
            <text:p>Cámara excéntrica de dos losas.</text:p>
            <text:p>Orientación probable al E.</text:p>
            <text:p>Está señalizado con un hito de identificación por Gorosti.</text:p>
          </table:table-cell>
          <table:table-cell office:value-type="string" table:style-name="ce1">
            <text:p>No se ha practicado</text:p>
          </table:table-cell>
          <table:table-cell office:value-type="string" table:style-name="ce1">
            <text:p>Prevista su medición</text:p>
          </table:table-cell>
          <table:table-cell table:style-name="ce1"/>
          <table:table-cell office:value-type="string" table:style-name="ce1">
            <text:p>Bloc 2. Sierra de Aralar oriental (Larraun-S)</text:p>
          </table:table-cell>
          <table:table-cell office:value-type="string" table:style-name="ce1">
            <text:p>2 Fotos</text:p>
          </table:table-cell>
          <table:table-cell office:value-type="string" table:style-name="ce1">
            <text:p>0066_FOT_77.pdf</text:p>
          </table:table-cell>
          <table:table-cell office:value-type="string" table:style-name="ce1">
            <text:p>Aralar Naruraleza</text:p>
          </table:table-cell>
          <table:table-cell office:value-type="string" table:style-name="ce1">
            <text:p>0066_TEX_538.pdf</text:p>
          </table:table-cell>
          <table:table-cell office:value-type="string" table:style-name="ce1">
            <text:p>Aralar Prehistoria</text:p>
          </table:table-cell>
          <table:table-cell office:value-type="string" table:style-name="ce1">
            <text:p>0066_TEX_539.pdf</text:p>
          </table:table-cell>
          <table:table-cell office:value-type="string" table:style-name="ce1">
            <text:p>Catálogo Baraibar</text:p>
          </table:table-cell>
          <table:table-cell office:value-type="string" table:style-name="ce1">
            <text:p>0066_TEX_540.pdf</text:p>
          </table:table-cell>
          <table:table-cell office:value-type="string" table:style-name="ce1">
            <text:p>Mapa 114-2</text:p>
          </table:table-cell>
          <table:table-cell office:value-type="string" table:style-name="ce1">
            <text:p>0066_MAP_541.pdf</text:p>
          </table:table-cell>
          <table:table-cell table:number-columns-repeated="16355"/>
        </table:table-row>
        <table:table-row table:style-name="ro1">
          <table:table-cell office:value-type="float" office:value="67" table:style-name="ce1">
            <text:p>67</text:p>
          </table:table-cell>
          <table:table-cell office:value-type="string" table:style-name="ce1">
            <text:p>POSTAN</text:p>
          </table:table-cell>
          <table:table-cell office:value-type="float" office:value="1" table:style-name="ce1">
            <text:p>1</text:p>
          </table:table-cell>
          <table:table-cell office:value-type="string" table:style-name="ce1">
            <text:p>Dolmen</text:p>
          </table:table-cell>
          <table:table-cell office:value-type="string" table:style-name="ce1">
            <text:p>Baraibar</text:p>
          </table:table-cell>
          <table:table-cell office:value-type="string" table:style-name="ce1">
            <text:p>A 1,5km de Baraibar</text:p>
          </table:table-cell>
          <table:table-cell table:style-name="ce1"/>
          <table:table-cell office:value-type="string" table:style-name="ce1">
            <text:p>Baraibar - A#0066_TEX_76.pdf#</text:p>
          </table:table-cell>
          <table:table-cell office:value-type="float" office:value="586230" table:style-name="ce1">
            <text:p>586230</text:p>
          </table:table-cell>
          <table:table-cell office:value-type="float" office:value="4760070" table:style-name="ce1">
            <text:p>4760070</text:p>
          </table:table-cell>
          <table:table-cell office:value-type="float" office:value="810" table:style-name="ce1">
            <text:p>810</text:p>
          </table:table-cell>
          <table:table-cell office:value-type="string" table:style-name="ce2">
            <text:p>42.9884057199169,-1.94227479378966</text:p>
          </table:table-cell>
          <table:table-cell office:value-type="date" office:date-value="1967-08-15T00:00:00" table:style-name="ce3">
            <text:p>martes, agosto 15, 1967</text:p>
          </table:table-cell>
          <table:table-cell office:value-type="string" table:style-name="ce1">
            <text:p>Tomás López Sellés</text:p>
          </table:table-cell>
          <table:table-cell office:value-type="string" table:style-name="ce1">
            <text:p>Túmulo de tierra y alguna piedra con cámara sepulcral deformada.</text:p>
            <text:p>Un espino y avellanos fueron eliminados por Tomás López Sellés.</text:p>
            <text:p>Losas: 3; calizas del terreno; túmulo: 10m Ф y 1,5m de altura.</text:p>
            <text:p>- Losa N.: largo <text:s/>2,5m <text:s text:c="2"/>;alto <text:s text:c="3"/>0,6m <text:s text:c="4"/>; grueso <text:s text:c="3"/>0,15/0,25m</text:p>
            <text:p>- Losa S.: <text:s text:c="12"/>0,6m <text:s text:c="15"/>0,3m <text:s text:c="23"/>0,1m</text:p>
            <text:p>- Losa S.: <text:s text:c="12"/>0,8m <text:s text:c="15"/>0,2m <text:s text:c="23"/>0,2m</text:p>
          </table:table-cell>
          <table:table-cell office:value-type="string" table:style-name="ce1">
            <text:p>Se desconoce</text:p>
          </table:table-cell>
          <table:table-cell office:value-type="string" table:style-name="ce1">
            <text:p>Tiene hito colocado por Gorosti y patrocinado por el Gobierno de Navarra. Cuando se efectuó esta operación se encontró el túmulo lleno de piedras que cubrían la cámara, piedras que se habían quitado al túmulo y otras repartidas por la campa; por lo que el túmulo quedó como un amontonamiento forrado de hierba. El 12 de nayo de 1958.</text:p>
            <text:p>Los datos dados por T. López Sellés en la hoja 114, escala 1:50.000 son incorrectos.</text:p>
            <text:p/>
            <text:p>Bibliografía: Tomás López Sellés. Contribución al catálogo dolménico. MUNIBE 1973.</text:p>
          </table:table-cell>
          <table:table-cell table:style-name="ce1"/>
          <table:table-cell office:value-type="string" table:style-name="ce1">
            <text:p>Bloc 2. Sierra de Aralar oriental (Larraun-S)</text:p>
          </table:table-cell>
          <table:table-cell table:number-columns-repeated="16365" table:style-name="ce1"/>
        </table:table-row>
        <table:table-row table:style-name="ro1">
          <table:table-cell office:value-type="float" office:value="68" table:style-name="ce1">
            <text:p>68</text:p>
          </table:table-cell>
          <table:table-cell office:value-type="string" table:style-name="ce1">
            <text:p>TXURITXOBERRI</text:p>
          </table:table-cell>
          <table:table-cell office:value-type="float" office:value="7" table:style-name="ce1">
            <text:p>7</text:p>
          </table:table-cell>
          <table:table-cell office:value-type="string" table:style-name="ce1">
            <text:p>Dolmen corto abierto?</text:p>
          </table:table-cell>
          <table:table-cell office:value-type="string" table:style-name="ce1">
            <text:p>Iribas</text:p>
          </table:table-cell>
          <table:table-cell office:value-type="string" table:style-name="ce1">
            <text:p>A la derecha de la pista que desde Iribas asciende a Burnigurutz.</text:p>
          </table:table-cell>
          <table:table-cell office:value-type="string" table:style-name="ce1">
            <text:p>Iribas-Baraibar-A por Burnigurutz al Santuario de San Miguel y valle de Ata.</text:p>
          </table:table-cell>
          <table:table-cell office:value-type="string" table:style-name="ce1">
            <text:p>Baraibar-B#0066_TEX_76.pdf#</text:p>
          </table:table-cell>
          <table:table-cell office:value-type="float" office:value="587570" table:style-name="ce1">
            <text:p>587570</text:p>
          </table:table-cell>
          <table:table-cell office:value-type="float" office:value="4758110" table:style-name="ce1">
            <text:p>4758110</text:p>
          </table:table-cell>
          <table:table-cell office:value-type="float" office:value="800" table:style-name="ce1">
            <text:p>800</text:p>
          </table:table-cell>
          <table:table-cell office:value-type="string" table:style-name="ce2">
            <text:p>42.9706057230217,-1.92614789496795</text:p>
          </table:table-cell>
          <table:table-cell office:value-type="date" office:date-value="1905-03-25T00:00:00" table:style-name="ce3">
            <text:p>sábado, marzo 25, 1905</text:p>
          </table:table-cell>
          <table:table-cell office:value-type="string" table:style-name="ce1">
            <text:p>J.Aranzai y F.Ansoleaga</text:p>
          </table:table-cell>
          <table:table-cell office:value-type="string" table:style-name="ce1">
            <text:p>La descripción dada en 1911 fue de: 2 losas formando escuadra y cubierta desplazada, con una losa tendida. Orientación s/ J.Elosegui a 104º.</text:p>
            <text:p>Debido a la imprecisión de datos de localización de entonces, fue dedoblado en dos, apareciendo como dolmen de Iribas disntinto al reseñado.</text:p>
            <text:p>Actualmente se removieron las losas tendidas y desplazadas, formando una cámara que por el tamaño y posición de las losas volvieron a tomar la posción lógica y posiblemente original.</text:p>
          </table:table-cell>
          <table:table-cell office:value-type="string" table:style-name="ce1">
            <text:p>Cata de reconocimiento que dio varios huesos humanos. En 1951 se efectuó una excavación por J.Elosegui, quien encontró una punta trapezoidal y varios fragmentos de cerámica. Paradero desconocido.</text:p>
          </table:table-cell>
          <table:table-cell office:value-type="string" table:style-name="ce1">
            <text:p>En el verano de 1981 estuvo a punto de desaparecer, al ampliar la pista de Iribas. Una excavadora o pala mecánica seccionó el túmulo por la mitad, dejando a la vista restos de enterramientos y también se encontraron varios huesos esparcidos por la pista donde vertieron el material quitado el túmulo.</text:p>
            <text:p>Hasta noviembre de 1985 cuando se reparó, el dolmen ha estado a punto de destrucción total; por un lado, debido a que dos hayas que crecieron junto a la cámara quedaron con la mitad de las raíces al aire al desaparecer parte del túmulo, estando a punto de derrumbarse con el peligro de arratrar las losas de la cámara, una de ellas ya había caído; y por otro lado, las gentes al excarvar en busca de restos de enterramientos.</text:p>
            <text:p>Cabe destacar que el pastor de Iribas, con treinta años de oficio en la zona, desconocía la existencia del dolmen. Una vez conocida esta existencia y su carácter, supo paralizar al poco tiempo el atropello que se estaba comentiendo y comunicarlo al autor de esta obra, quien a su vez salió al paso ante las Instituciones Públicas y denuciór el hecho en la prensa. El pastor citado se llama Andrés Iribarren.</text:p>
            <text:p>En noviembre de 1985, patrocinado por el Dpto. de Cultura del Gobierno de Navarra, a través de la secc. De Museos y Patrimonio Arqueológico de Navarra, se reparó el dólmen, aportando tierra y piedras del lugar, rellenando el túmulo, trabajo efectuado con la ayuda de un camión volquete y una pala excavadora.</text:p>
            <text:p>Como retoque final, se colocaron piedras de la misma forma que la parte original, y aprovechando los medios, se movieron las losas esparcidas y las desprendidas, colocándolas de forma que ocuparan de forma lógica el lugar que posiblemente tuvieran originalmente. No se puede garantizar, al no encontrar información escrita ni fotográfica, que esta posición actual sea la originaria.</text:p>
            <text:p>El monumento tiene colocado un hito señalizador colocado por Gorosti y patrocinado por el Gobierno de Navarra.</text:p>
            <text:p/>
            <text:p>Bibliografía: Iturralde y Suit: La Prehistoria en Navarra. 1911</text:p>
            <text:p>Elósegui, J.: Cuatro nuevos volúmenes. 1915</text:p>
            <text:p>Barandiarán, JM.: El hombre prehistórico. 1953.</text:p>
          </table:table-cell>
          <table:table-cell table:style-name="ce1"/>
          <table:table-cell office:value-type="string" table:style-name="ce1">
            <text:p>Bloc 2. Sierra de Aralar oriental (Larraun-S)</text:p>
          </table:table-cell>
          <table:table-cell office:value-type="string" table:style-name="ce1">
            <text:p>Fotos</text:p>
          </table:table-cell>
          <table:table-cell office:value-type="string" table:style-name="ce1">
            <text:p>0068_FOT_78.pdf</text:p>
          </table:table-cell>
          <table:table-cell office:value-type="string" table:style-name="ce1">
            <text:p>Croquis</text:p>
          </table:table-cell>
          <table:table-cell office:value-type="string" table:style-name="ce1">
            <text:p>0068_DIB_79.pdf</text:p>
          </table:table-cell>
          <table:table-cell office:value-type="string" table:style-name="ce1">
            <text:p>Fotos 1981</text:p>
          </table:table-cell>
          <table:table-cell office:value-type="string" table:style-name="ce1">
            <text:p>0068_FOT_80.pdf</text:p>
          </table:table-cell>
          <table:table-cell office:value-type="string" table:style-name="ce1">
            <text:p>Mapa 114-4</text:p>
          </table:table-cell>
          <table:table-cell office:value-type="string" table:style-name="ce1">
            <text:p>0066_MAP_541.pdf</text:p>
          </table:table-cell>
          <table:table-cell office:value-type="string" table:style-name="ce1">
            <text:p>Itinerario Santuario-S</text:p>
          </table:table-cell>
          <table:table-cell office:value-type="string" table:style-name="ce1">
            <text:p>0068_TEX_552.pdf</text:p>
          </table:table-cell>
          <table:table-cell table:number-columns-repeated="16355"/>
        </table:table-row>
        <table:table-row table:style-name="ro1">
          <table:table-cell office:value-type="float" office:value="69" table:style-name="ce1">
            <text:p>69</text:p>
          </table:table-cell>
          <table:table-cell office:value-type="string" table:style-name="ce1">
            <text:p>ARRANAZPIETA</text:p>
          </table:table-cell>
          <table:table-cell office:value-type="float" office:value="1" table:style-name="ce1">
            <text:p>1</text:p>
          </table:table-cell>
          <table:table-cell office:value-type="string" table:style-name="ce1">
            <text:p>Dolmen corto?</text:p>
          </table:table-cell>
          <table:table-cell office:value-type="string" table:style-name="ce1">
            <text:p>Baraibar</text:p>
          </table:table-cell>
          <table:table-cell office:value-type="string" table:style-name="ce1">
            <text:p>A la izquierda de la pista que se dirige Burnigurutze desde el 6km.</text:p>
          </table:table-cell>
          <table:table-cell office:value-type="string" table:style-name="ce1">
            <text:p>(Burnigurutze) Baraibar - B</text:p>
          </table:table-cell>
          <table:table-cell office:value-type="string" table:style-name="ce1">
            <text:p>Baraibar - B#0066_TEX_76.pdf#</text:p>
          </table:table-cell>
          <table:table-cell office:value-type="float" office:value="587130" table:style-name="ce1">
            <text:p>587130</text:p>
          </table:table-cell>
          <table:table-cell office:value-type="float" office:value="4758000" table:style-name="ce1">
            <text:p>4758000</text:p>
          </table:table-cell>
          <table:table-cell office:value-type="float" office:value="780" table:style-name="ce1">
            <text:p>780</text:p>
          </table:table-cell>
          <table:table-cell office:value-type="string" table:style-name="ce2">
            <text:p>42.9696658188518,-1.93155974551978</text:p>
          </table:table-cell>
          <table:table-cell office:value-type="date" office:date-value="1905-05-06T00:00:00" table:style-name="ce3">
            <text:p>sábado, mayo 06, 1905</text:p>
          </table:table-cell>
          <table:table-cell office:value-type="string" table:style-name="ce1">
            <text:p>J.Elosegui</text:p>
          </table:table-cell>
          <table:table-cell office:value-type="string" table:style-name="ce1">
            <text:p>Túmulo originariamente circular. Hoy recortado en el sector WNW por obras de pista. 11m Ф y 1m altura. Calizas del terreno.</text:p>
            <text:p>Cámara de dos losas paralelas con recinto rectangular, cubiertas por el túmulo.</text:p>
            <text:p>Losa S. muy inclinada</text:p>
            <text:p>Orientación al E.</text:p>
          </table:table-cell>
          <table:table-cell office:value-type="string" table:style-name="ce1">
            <text:p>No se conoce</text:p>
          </table:table-cell>
          <table:table-cell office:value-type="string" table:style-name="ce1">
            <text:p>Señalizado con un hito de identificación por la Sociedad Gorosti.</text:p>
          </table:table-cell>
          <table:table-cell table:style-name="ce1"/>
          <table:table-cell office:value-type="string" table:style-name="ce1">
            <text:p>Bloc 2. Sierra de Aralar oriental (Larraun-S)</text:p>
          </table:table-cell>
          <table:table-cell office:value-type="string" table:style-name="ce1">
            <text:p>Fotos</text:p>
          </table:table-cell>
          <table:table-cell office:value-type="string" table:style-name="ce1">
            <text:p>0069_FOT_81.pdf</text:p>
          </table:table-cell>
          <table:table-cell office:value-type="string" table:style-name="ce1">
            <text:p>Mapa 114-4</text:p>
          </table:table-cell>
          <table:table-cell office:value-type="string" table:style-name="ce1">
            <text:p>0066_MAP_541.pdf</text:p>
          </table:table-cell>
          <table:table-cell table:number-columns-repeated="16361" table:style-name="ce1"/>
        </table:table-row>
        <table:table-row table:style-name="ro1">
          <table:table-cell office:value-type="float" office:value="70" table:style-name="ce1">
            <text:p>70</text:p>
          </table:table-cell>
          <table:table-cell office:value-type="string" table:style-name="ce1">
            <text:p>ARMENDIAGA</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A 2,5km al W. de Madoz</text:p>
          </table:table-cell>
          <table:table-cell office:value-type="string" table:style-name="ce1">
            <text:p>Madoz-Agiri. Huarte Araqui-Agiri</text:p>
          </table:table-cell>
          <table:table-cell office:value-type="string" table:style-name="ce1">
            <text:p>Madoz-Agiri#0070_TEX_84.pdf#</text:p>
          </table:table-cell>
          <table:table-cell office:value-type="float" office:value="588700" table:style-name="ce1">
            <text:p>588700</text:p>
          </table:table-cell>
          <table:table-cell office:value-type="float" office:value="4755030" table:style-name="ce1">
            <text:p>4755030</text:p>
          </table:table-cell>
          <table:table-cell office:value-type="float" office:value="803" table:style-name="ce1">
            <text:p>803</text:p>
          </table:table-cell>
          <table:table-cell office:value-type="string" table:style-name="ce2">
            <text:p>42.9427440098015,-1.91278173252493</text:p>
          </table:table-cell>
          <table:table-cell office:value-type="date" office:date-value="1905-06-07T00:00:00" table:style-name="ce3">
            <text:p>miércoles, junio 07, 1905</text:p>
          </table:table-cell>
          <table:table-cell office:value-type="string" table:style-name="ce1">
            <text:p>J.Iturralde y Suit</text:p>
          </table:table-cell>
          <table:table-cell office:value-type="string" table:style-name="ce1">
            <text:p>Túmulo desfigurado y rebajado. Calizas del terreno. 22m Ф.</text:p>
            <text:p>4 losas en cámara, una en cabecera. Una de las losas está apareada con una losa lateral. Tal vez fuera originariamente la cabecera. En este caso las paredes tenderían a cerrarse a la entrada.</text:p>
            <text:p>Orientación a 90º.</text:p>
            <text:p/>
            <text:p>Ajuar encontrado en la excavación:</text:p>
            <text:p>- 1 anillo de bronce de cinta, analizado fig. 228B</text:p>
            <text:p>- 1 punta de flecha de metal, no anillada. Perdida.</text:p>
            <text:p>- Huesos humanos de al menos 8 inhumanos.</text:p>
            <text:p>- Huesos de animales.</text:p>
            <text:p>Museo de Navarra-Pamplona.</text:p>
          </table:table-cell>
          <table:table-cell office:value-type="string" table:style-name="ce1">
            <text:p>En 1915 por T.Aranzadi y F.Ansoleaga</text:p>
          </table:table-cell>
          <table:table-cell office:value-type="string" table:style-name="ce1">
            <text:p>Los avellanos y matorrales que crecen en el mismo impiden a veces verlo.<text:s/></text:p>
            <text:p>Se ha limpiado de matorrales, quedando visible desde el camino de Armendiaga.</text:p>
            <text:p>Durante la campaña de señalización le fue colocado un hito.</text:p>
            <text:p>A unos 60m en dirección N. existe una enorme piedra montada sobre tres apoyos de piedra, que descansan en una hilera de roca. Tiene forma de caparazón de tortuga gigante y según consultas a la dirección del Museo de Navarra, apuntan a la posibilidad de que se trate de una ara.</text:p>
            <text:p/>
            <text:p>Bibliografía:</text:p>
            <text:p>- Iturralde, J.: La Prehistoria en Navarra. 1911</text:p>
            <text:p>- Aranzadi, T.: Exploración de Aralar. 1918</text:p>
            <text:p>- Aranzadi, T.: Exploración de Aralar. 1924</text:p>
            <text:p>- Pericot, L.:Los sepúlcros megalíticos. 1950</text:p>
            <text:p>- Barandiaran, JM..: El hombre prehistórico. 1953</text:p>
          </table:table-cell>
          <table:table-cell table:style-name="ce1"/>
          <table:table-cell office:value-type="string" table:style-name="ce1">
            <text:p>Bloc 2. Sierra de Aralar oriental (Larraun-S)</text:p>
          </table:table-cell>
          <table:table-cell office:value-type="string" table:style-name="ce1">
            <text:p>Catálogo</text:p>
          </table:table-cell>
          <table:table-cell office:value-type="string" table:style-name="ce1">
            <text:p>0070_TEX_82.pdf</text:p>
          </table:table-cell>
          <table:table-cell office:value-type="string" table:style-name="ce1">
            <text:p>Mapa 114-8</text:p>
          </table:table-cell>
          <table:table-cell office:value-type="string" table:style-name="ce1">
            <text:p>0070_MAP_83.pdf</text:p>
          </table:table-cell>
          <table:table-cell office:value-type="string" table:style-name="ce1">
            <text:p>Croquis</text:p>
          </table:table-cell>
          <table:table-cell office:value-type="string" table:style-name="ce1">
            <text:p>0070_DIB_85.pdf</text:p>
          </table:table-cell>
          <table:table-cell office:value-type="string" table:style-name="ce1">
            <text:p>Fotos</text:p>
          </table:table-cell>
          <table:table-cell office:value-type="string" table:style-name="ce1">
            <text:p>0070_FOT_86.pdf</text:p>
          </table:table-cell>
          <table:table-cell table:number-columns-repeated="16357" table:style-name="ce1"/>
        </table:table-row>
        <table:table-row table:style-name="ro1">
          <table:table-cell office:value-type="float" office:value="71" table:style-name="ce1">
            <text:p>71</text:p>
          </table:table-cell>
          <table:table-cell office:value-type="string" table:style-name="ce1">
            <text:p>PIKABOTZ</text:p>
          </table:table-cell>
          <table:table-cell office:value-type="float" office:value="1" table:style-name="ce1">
            <text:p>1</text:p>
          </table:table-cell>
          <table:table-cell office:value-type="string" table:style-name="ce1">
            <text:p>Dolmen corto?</text:p>
          </table:table-cell>
          <table:table-cell office:value-type="string" table:style-name="ce1">
            <text:p>Oderiz</text:p>
          </table:table-cell>
          <table:table-cell office:value-type="string" table:style-name="ce1">
            <text:p>A 1km de Oderiz en dirección a Astiz</text:p>
          </table:table-cell>
          <table:table-cell office:value-type="string" table:style-name="ce1">
            <text:p>Oderiz-Astiz</text:p>
          </table:table-cell>
          <table:table-cell office:value-type="string" table:style-name="ce1">
            <text:p>Oderiz-Astiz#0070_TEX_84.pdf#</text:p>
          </table:table-cell>
          <table:table-cell office:value-type="float" office:value="591730" table:style-name="ce1">
            <text:p>591730</text:p>
          </table:table-cell>
          <table:table-cell office:value-type="float" office:value="4756880" table:style-name="ce1">
            <text:p>4756880</text:p>
          </table:table-cell>
          <table:table-cell office:value-type="float" office:value="725" table:style-name="ce1">
            <text:p>725</text:p>
          </table:table-cell>
          <table:table-cell office:value-type="string" table:style-name="ce2">
            <text:p>42.9590416232165,-1.87534587209682</text:p>
          </table:table-cell>
          <table:table-cell table:style-name="ce3"/>
          <table:table-cell office:value-type="string" table:style-name="ce1">
            <text:p>J.Goldarazena</text:p>
          </table:table-cell>
          <table:table-cell office:value-type="string" table:style-name="ce1">
            <text:p>Túmulo recortado difícil de precisar.</text:p>
            <text:p>Cámara de 2 losas paralelas. Calizas del terreno.</text:p>
            <text:p>Orientación 101º.</text:p>
          </table:table-cell>
          <table:table-cell office:value-type="string" table:style-name="ce1">
            <text:p>Se desconoce</text:p>
          </table:table-cell>
          <table:table-cell office:value-type="string" table:style-name="ce1">
            <text:p>El señor Goldarazena le comunicó el hallazgo a J.Elosegui en 1953.</text:p>
            <text:p>El antiguo camino de Oderiz a Astiz, en donde se ubica el dolmen, al no ser utilizado, junto a la falta de paso de ganado y a la aspereza del terreno, se ha llenado de vegetación y lo oculta.</text:p>
            <text:p>En la campaña de colocación de hitos en la Sierra de Aralar patrocinada por el Gobierno de Navarra, se limpió el emplazamiento y se colocó el hito.</text:p>
          </table:table-cell>
          <table:table-cell table:style-name="ce1"/>
          <table:table-cell office:value-type="string" table:style-name="ce1">
            <text:p>Bloc 2. Sierra de Aralar oriental (Larraun-S)</text:p>
          </table:table-cell>
          <table:table-cell office:value-type="string" table:style-name="ce1">
            <text:p>Fotos</text:p>
          </table:table-cell>
          <table:table-cell office:value-type="string" table:style-name="ce1">
            <text:p>0071_FOT_87.pdf</text:p>
          </table:table-cell>
          <table:table-cell office:value-type="string" table:style-name="ce1">
            <text:p>Mapa 114-8</text:p>
          </table:table-cell>
          <table:table-cell office:value-type="string" table:style-name="ce1">
            <text:p>0070_MAP_83.pdf</text:p>
          </table:table-cell>
          <table:table-cell table:number-columns-repeated="16361" table:style-name="ce1"/>
        </table:table-row>
        <table:table-row table:style-name="ro1">
          <table:table-cell office:value-type="float" office:value="72" table:style-name="ce1">
            <text:p>72</text:p>
          </table:table-cell>
          <table:table-cell office:value-type="string" table:style-name="ce1">
            <text:p>AZOLAPE</text:p>
          </table:table-cell>
          <table:table-cell office:value-type="float" office:value="1" table:style-name="ce1">
            <text:p>1</text:p>
          </table:table-cell>
          <table:table-cell office:value-type="string" table:style-name="ce1">
            <text:p>Dolmen</text:p>
          </table:table-cell>
          <table:table-cell office:value-type="string" table:style-name="ce1">
            <text:p>Oderiz</text:p>
          </table:table-cell>
          <table:table-cell office:value-type="string" table:style-name="ce1">
            <text:p>En zona de Bordongo</text:p>
          </table:table-cell>
          <table:table-cell office:value-type="string" table:style-name="ce1">
            <text:p>Oderiz</text:p>
          </table:table-cell>
          <table:table-cell office:value-type="string" table:style-name="ce1">
            <text:p>Oderiz#0070_TEX_84.pdf#</text:p>
          </table:table-cell>
          <table:table-cell office:value-type="float" office:value="591500" table:style-name="ce1">
            <text:p>591500</text:p>
          </table:table-cell>
          <table:table-cell office:value-type="float" office:value="4756630" table:style-name="ce1">
            <text:p>4756630</text:p>
          </table:table-cell>
          <table:table-cell office:value-type="float" office:value="753" table:style-name="ce1">
            <text:p>753</text:p>
          </table:table-cell>
          <table:table-cell office:value-type="string" table:style-name="ce2">
            <text:p>42.95681843527,-1.87820614764509</text:p>
          </table:table-cell>
          <table:table-cell office:value-type="date" office:date-value="1905-05-03T00:00:00" table:style-name="ce3">
            <text:p>miércoles, mayo 03, 1905</text:p>
          </table:table-cell>
          <table:table-cell office:value-type="string" table:style-name="ce1">
            <text:p>J.Elosegui</text:p>
          </table:table-cell>
          <table:table-cell office:value-type="string" table:style-name="ce1">
            <text:p>Túmulo circular de 12m Ф de piedras y muy rebajado, por lo que es difícil precisar la altura del mismo. Cráter central.</text:p>
            <text:p>1 losa tendida y dos trozos. Calizas del terreno.</text:p>
          </table:table-cell>
          <table:table-cell office:value-type="string" table:style-name="ce1">
            <text:p>Cata de reconocimiento en 1951 por J.Elosegui. (Algunos huesos humanos)</text:p>
          </table:table-cell>
          <table:table-cell office:value-type="string" table:style-name="ce1">
            <text:p>El lugar donde se ubica es conocido como Bordongo. El nombre se debe a que cerca hay ruinas de una borda conocida también como Errandeko Borda. El nombre ha tomado el nombre del topónimo de la zona.</text:p>
            <text:p>En la campaña de colocación de hitos en la Sierra de Aralar patrocinada por el Gobierno de Navarra le fue colado un hito.</text:p>
            <text:p/>
            <text:p>Bibliografía:</text:p>
            <text:p>- Elosegui, J.: Cuatro nuevos dólmenes. 1951</text:p>
            <text:p>- Barandiran, JM.: Hombre prehitórico. 1953</text:p>
          </table:table-cell>
          <table:table-cell table:style-name="ce1"/>
          <table:table-cell office:value-type="string" table:style-name="ce1">
            <text:p>Bloc 2. Sierra de Aralar oriental (Larraun-S)</text:p>
          </table:table-cell>
          <table:table-cell office:value-type="string" table:style-name="ce1">
            <text:p>Fotos</text:p>
          </table:table-cell>
          <table:table-cell office:value-type="string" table:style-name="ce1">
            <text:p>0072_FOT_88.pdf</text:p>
          </table:table-cell>
          <table:table-cell table:number-columns-repeated="16363" table:style-name="ce1"/>
        </table:table-row>
        <table:table-row table:style-name="ro1">
          <table:table-cell office:value-type="float" office:value="73" table:style-name="ce1">
            <text:p>73</text:p>
          </table:table-cell>
          <table:table-cell office:value-type="string" table:style-name="ce1">
            <text:p>PAGAMENDI-I</text:p>
          </table:table-cell>
          <table:table-cell office:value-type="float" office:value="7" table:style-name="ce1">
            <text:p>7</text:p>
          </table:table-cell>
          <table:table-cell office:value-type="string" table:style-name="ce1">
            <text:p>Dolmen corto abierto</text:p>
          </table:table-cell>
          <table:table-cell office:value-type="string" table:style-name="ce1">
            <text:p>Oderiz</text:p>
          </table:table-cell>
          <table:table-cell office:value-type="string" table:style-name="ce1">
            <text:p>En las cercanías del pueblo de Oderiz</text:p>
          </table:table-cell>
          <table:table-cell office:value-type="string" table:style-name="ce1">
            <text:p>Oderiz</text:p>
          </table:table-cell>
          <table:table-cell office:value-type="string" table:style-name="ce1">
            <text:p>Oderiz#0070_TEX_84.pdf#</text:p>
          </table:table-cell>
          <table:table-cell office:value-type="float" office:value="591850" table:style-name="ce1">
            <text:p>591850</text:p>
          </table:table-cell>
          <table:table-cell office:value-type="float" office:value="4756325" table:style-name="ce1">
            <text:p>4756325</text:p>
          </table:table-cell>
          <table:table-cell office:value-type="float" office:value="758" table:style-name="ce1">
            <text:p>758</text:p>
          </table:table-cell>
          <table:table-cell office:value-type="string" table:style-name="ce2">
            <text:p>42.9540302633536,-1.87396601583498</text:p>
          </table:table-cell>
          <table:table-cell office:value-type="date" office:date-value="1905-05-06T00:00:00" table:style-name="ce3">
            <text:p>sábado, mayo 06, 1905</text:p>
          </table:table-cell>
          <table:table-cell office:value-type="string" table:style-name="ce1">
            <text:p>J.Goldarazena</text:p>
          </table:table-cell>
          <table:table-cell office:value-type="string" table:style-name="ce1">
            <text:p>Túmulo circular de 12m Ф. Calizas del terreno.</text:p>
            <text:p>Cámara con recinto trapezoidal con tendencia de las paredes a cerrarse. Cámara con 3 losas y 1 losa de cubierta rota.</text:p>
            <text:p>Orientación a 130º.</text:p>
          </table:table-cell>
          <table:table-cell office:value-type="string" table:style-name="ce1">
            <text:p>No se conoce</text:p>
          </table:table-cell>
          <table:table-cell office:value-type="string" table:style-name="ce1">
            <text:p>El localizador comunicó este hallazgo a J.Elosegui en 1953.</text:p>
            <text:p>El dolmen es fácilmente visible desde la carretera de Oderiz a Astiz.</text:p>
            <text:p>En la campaña de señalización con hitos de los dólmenes de la Sierra de Aralar patrocinada por el Gobierno de Navarra le fue colocado un hito.</text:p>
            <text:p>Existe otro dolmen con este mismo topónimo el el municipio de Etxarri-Aranaz denominado Pagamendi-II.</text:p>
          </table:table-cell>
          <table:table-cell table:style-name="ce1"/>
          <table:table-cell office:value-type="string" table:style-name="ce1">
            <text:p>Bloc 2. Sierra de Aralar oriental (Larraun-S)</text:p>
          </table:table-cell>
          <table:table-cell office:value-type="string" table:style-name="ce1">
            <text:p>Fotos</text:p>
          </table:table-cell>
          <table:table-cell office:value-type="string" table:style-name="ce1">
            <text:p>0073_FOT_89.pdf</text:p>
          </table:table-cell>
          <table:table-cell office:value-type="string" table:style-name="ce1">
            <text:p>Croquis</text:p>
          </table:table-cell>
          <table:table-cell office:value-type="string" table:style-name="ce1">
            <text:p>0073_DIB_90.pdf</text:p>
          </table:table-cell>
          <table:table-cell table:number-columns-repeated="16361" table:style-name="ce1"/>
        </table:table-row>
        <table:table-row table:style-name="ro1">
          <table:table-cell office:value-type="float" office:value="74" table:style-name="ce1">
            <text:p>74</text:p>
          </table:table-cell>
          <table:table-cell office:value-type="string" table:style-name="ce1">
            <text:p>LARRAZPIL</text:p>
          </table:table-cell>
          <table:table-cell office:value-type="float" office:value="9" table:style-name="ce1">
            <text:p>9</text:p>
          </table:table-cell>
          <table:table-cell office:value-type="string" table:style-name="ce1">
            <text:p>Dolmen largo abierto</text:p>
          </table:table-cell>
          <table:table-cell office:value-type="string" table:style-name="ce1">
            <text:p>Madoz</text:p>
          </table:table-cell>
          <table:table-cell office:value-type="string" table:style-name="ce1">
            <text:p>En un collado en la divisoria de Madoz y goldaraz</text:p>
          </table:table-cell>
          <table:table-cell office:value-type="string" table:style-name="ce1">
            <text:p>Madoz-Oderiz</text:p>
          </table:table-cell>
          <table:table-cell office:value-type="string" table:style-name="ce1">
            <text:p>Madoz - Oderiz#0070_TEX_84.pdf#</text:p>
          </table:table-cell>
          <table:table-cell office:value-type="float" office:value="593570" table:style-name="ce1">
            <text:p>593570</text:p>
          </table:table-cell>
          <table:table-cell office:value-type="float" office:value="4755820" table:style-name="ce1">
            <text:p>4755820</text:p>
          </table:table-cell>
          <table:table-cell office:value-type="float" office:value="1050" table:style-name="ce1">
            <text:p>1050</text:p>
          </table:table-cell>
          <table:table-cell office:value-type="string" table:style-name="ce2">
            <text:p>42.9492742157402,-1.85296823500298</text:p>
          </table:table-cell>
          <table:table-cell office:value-type="date" office:date-value="1905-05-03T00:00:00" table:style-name="ce3">
            <text:p>miércoles, mayo 03, 1905</text:p>
          </table:table-cell>
          <table:table-cell office:value-type="string" table:style-name="ce1">
            <text:p>J.Elosegui</text:p>
          </table:table-cell>
          <table:table-cell office:value-type="string" table:style-name="ce1">
            <text:p>Túmulo irregular en las direcciones E-W y N-S. Calizas del terreno.</text:p>
            <text:p>Recinto sepulcral formado por 6 losas y la cubierta. Una de las losas desplazada. La cámara vaciada para construir una choza pastoril. Las losas tienden a cerrarse.</text:p>
            <text:p>Orientación 120º.</text:p>
          </table:table-cell>
          <table:table-cell office:value-type="string" table:style-name="ce1">
            <text:p>En la cata de reconocimiento aparecieron huesos humanos y un fragmento de cerámica.</text:p>
          </table:table-cell>
          <table:table-cell office:value-type="string" table:style-name="ce1">
            <text:p>El dolmen transformado en choza pastoril y aprovechada para cazadores, quitándole las piedras al túmulo se formó un recinto. De no haber sufrido esta transformación habría sido uno de los dólmenes digno de ofrecese para la contemplación por su tamaño y esbelta construcción, situado en un lugar vistoso y accesible.</text:p>
            <text:p>Con esta idea merecería considerar la conveniencia de reconstruirlo.</text:p>
            <text:p>Durante la campaña de señalización patrocinada por el Gobierno de Navarra le fue colocado un hito.</text:p>
            <text:p>Parece ser que el dato de altitud señalados en el hito no son correctos.</text:p>
            <text:p/>
            <text:p>Bibliografía:</text:p>
            <text:p>- Elosegui, J.: Cuatro nuevos dólmenes.1951.</text:p>
            <text:p>- Barandiaran, JM.: Hombre prehistórico. 1953.</text:p>
          </table:table-cell>
          <table:table-cell table:style-name="ce1"/>
          <table:table-cell office:value-type="string" table:style-name="ce1">
            <text:p>Bloc 2. Sierra de Aralar oriental (Larraun-S)</text:p>
          </table:table-cell>
          <table:table-cell office:value-type="string" table:style-name="ce1">
            <text:p>Croquis</text:p>
          </table:table-cell>
          <table:table-cell office:value-type="string" table:style-name="ce1">
            <text:p>0074_DIB_91.pdf</text:p>
          </table:table-cell>
          <table:table-cell office:value-type="string" table:style-name="ce1">
            <text:p>Fotos</text:p>
          </table:table-cell>
          <table:table-cell office:value-type="string" table:style-name="ce1">
            <text:p>0074_FOT_92.pdf</text:p>
          </table:table-cell>
          <table:table-cell table:number-columns-repeated="16361" table:style-name="ce1"/>
        </table:table-row>
        <table:table-row table:style-name="ro1">
          <table:table-cell office:value-type="float" office:value="75" table:style-name="ce1">
            <text:p>75</text:p>
          </table:table-cell>
          <table:table-cell office:value-type="string" table:style-name="ce1">
            <text:p>MILALDAPA</text:p>
          </table:table-cell>
          <table:table-cell office:value-type="float" office:value="11" table:style-name="ce1">
            <text:p>11</text:p>
          </table:table-cell>
          <table:table-cell office:value-type="string" table:style-name="ce1">
            <text:p>Dolmen poligonal</text:p>
          </table:table-cell>
          <table:table-cell office:value-type="string" table:style-name="ce1">
            <text:p>Oderiz</text:p>
          </table:table-cell>
          <table:table-cell office:value-type="string" table:style-name="ce1">
            <text:p>A 1km de Oderiz, en el antiguo camino a Astiz</text:p>
          </table:table-cell>
          <table:table-cell office:value-type="string" table:style-name="ce1">
            <text:p>Larraun-Oderiz</text:p>
          </table:table-cell>
          <table:table-cell office:value-type="string" table:style-name="ce1">
            <text:p>Larraun-Oderiz#0070_TEX_84.pdf#</text:p>
          </table:table-cell>
          <table:table-cell office:value-type="float" office:value="592500" table:style-name="ce1">
            <text:p>592500</text:p>
          </table:table-cell>
          <table:table-cell office:value-type="float" office:value="4757220" table:style-name="ce1">
            <text:p>4757220</text:p>
          </table:table-cell>
          <table:table-cell office:value-type="float" office:value="735" table:style-name="ce1">
            <text:p>735</text:p>
          </table:table-cell>
          <table:table-cell office:value-type="string" table:style-name="ce2">
            <text:p>42.9620096380872,-1.86585087019955</text:p>
          </table:table-cell>
          <table:table-cell office:value-type="date" office:date-value="1905-05-04T00:00:00" table:style-name="ce3">
            <text:p>jueves, mayo 04, 1905</text:p>
          </table:table-cell>
          <table:table-cell office:value-type="string" table:style-name="ce1">
            <text:p>J.Elosegui</text:p>
          </table:table-cell>
          <table:table-cell office:value-type="string" table:style-name="ce1">
            <text:p>Cubierta desplazada. Recinto de la cámara ligeramente poligonal. Difícil de precisar si la planta responde a su diseño original, ya que la presión del túmulo muy alto y que cubre casi completamente el monumento, ha debido hacer variar la posición original de las losas.</text:p>
            <text:p>Cabecera ligeramente apuntada. Cámara vacía. Orientación 120º.</text:p>
          </table:table-cell>
          <table:table-cell office:value-type="string" table:style-name="ce1">
            <text:p>Cata de reconocimiento que arrojó varios huesos humanos.</text:p>
          </table:table-cell>
          <table:table-cell office:value-type="string" table:style-name="ce1">
            <text:p>En la campaña de colocación de hitos en la Sierra de Aralar le fue colocado uno, siendo uno de los primeros colocados por el grupo Gorosti.</text:p>
            <text:p/>
            <text:p/>
            <text:p>Bibliografía:</text:p>
            <text:p>- Elosegui, J.: Cuatro nuevos dólmenes.1951.</text:p>
            <text:p>- Barandiaran, JM.: Hombre prehistórico. 1953.</text:p>
          </table:table-cell>
          <table:table-cell table:style-name="ce1"/>
          <table:table-cell office:value-type="string" table:style-name="ce1">
            <text:p>Bloc 2. Sierra de Aralar oriental (Larraun-S)</text:p>
          </table:table-cell>
          <table:table-cell office:value-type="string" table:style-name="ce1">
            <text:p>Fotos</text:p>
          </table:table-cell>
          <table:table-cell office:value-type="string" table:style-name="ce1">
            <text:p>0079_FOT_98.pdf</text:p>
          </table:table-cell>
          <table:table-cell table:number-columns-repeated="16363" table:style-name="ce1"/>
        </table:table-row>
        <table:table-row table:style-name="ro1">
          <table:table-cell office:value-type="float" office:value="76" table:style-name="ce1">
            <text:p>76</text:p>
          </table:table-cell>
          <table:table-cell office:value-type="string" table:style-name="ce1">
            <text:p>LAMEAR</text:p>
          </table:table-cell>
          <table:table-cell office:value-type="float" office:value="1" table:style-name="ce1">
            <text:p>1</text:p>
          </table:table-cell>
          <table:table-cell office:value-type="string" table:style-name="ce1">
            <text:p>Dolmen</text:p>
          </table:table-cell>
          <table:table-cell office:value-type="string" table:style-name="ce1">
            <text:p>Madoz</text:p>
          </table:table-cell>
          <table:table-cell office:value-type="string" table:style-name="ce1">
            <text:p>Al E. de Madoz, subiendo en dirección a Larrazpil desde el final del puerto</text:p>
          </table:table-cell>
          <table:table-cell office:value-type="string" table:style-name="ce1">
            <text:p>Madoz</text:p>
          </table:table-cell>
          <table:table-cell office:value-type="string" table:style-name="ce1">
            <text:p>Madoz#0070_TEX_84.pdf#</text:p>
          </table:table-cell>
          <table:table-cell office:value-type="float" office:value="592980" table:style-name="ce1">
            <text:p>592980</text:p>
          </table:table-cell>
          <table:table-cell office:value-type="float" office:value="4754900" table:style-name="ce1">
            <text:p>4754900</text:p>
          </table:table-cell>
          <table:table-cell office:value-type="float" office:value="960" table:style-name="ce1">
            <text:p>960</text:p>
          </table:table-cell>
          <table:table-cell office:value-type="string" table:style-name="ce2">
            <text:p>42.9410633332961,-1.86035219361386</text:p>
          </table:table-cell>
          <table:table-cell office:value-type="date" office:date-value="1984-11-01T00:00:00" table:style-name="ce3">
            <text:p>jueves, noviembre 01, 1984</text:p>
          </table:table-cell>
          <table:table-cell office:value-type="string" table:style-name="ce1">
            <text:p>Luis Millan y Arantza Lizarralde</text:p>
          </table:table-cell>
          <table:table-cell office:value-type="string" table:style-name="ce1">
            <text:p>Túmulo irregular, con 4 losas formando cámara en el centro. 15-16m Ф; 0,5m al N. y 2m al S.<text:s/></text:p>
            <text:p>Túmulo de tierra y piedras de regular tamaño. Calizas del terreno</text:p>
            <text:p>La losa N. <text:s/>Mide: 1,9m <text:s text:c="2"/>largo; 0,7m <text:s text:c="2"/>alto; 0,35m <text:s text:c="2"/>grueso</text:p>
            <text:p><text:s text:c="14"/>W. <text:s text:c="12"/>1m <text:s text:c="16"/>0,7m <text:s text:c="12"/>0,28m</text:p>
            <text:p><text:s text:c="14"/>S. <text:s text:c="14"/>0,5m <text:s text:c="13"/>0,3m <text:s text:c="12"/>0,1m<text:s text:c="4"/></text:p>
            <text:p><text:s text:c="14"/>E. <text:s text:c="13"/>0,65m <text:s text:c="11"/>0,3m <text:s text:c="13"/>0,05m</text:p>
          </table:table-cell>
          <table:table-cell office:value-type="string" table:style-name="ce1">
            <text:p>No se conoce</text:p>
          </table:table-cell>
          <table:table-cell office:value-type="string" table:style-name="ce1">
            <text:p>Durante la campaña de señalización de hitos, patrocinada por el Gobierno de Navarra, le fue colocado un hito.</text:p>
            <text:p>La altitud marcada en el hito está equivocada: dice 917m cuando son 960m. El motivo fue la precipitación al confeccionar la placa y los datos recibidos.</text:p>
            <text:p>La orientación desde la borda de Mintxerizarreta es de 240º.</text:p>
            <text:p/>
            <text:p>Bibliografía:</text:p>
            <text:p>- Millan San Emeterio, Luis: Nuevos monumento megalíticos de Navarra y Vizcaya. KOBIE Bilbao Nº XV-1985/86.</text:p>
          </table:table-cell>
          <table:table-cell table:style-name="ce1"/>
          <table:table-cell office:value-type="string" table:style-name="ce1">
            <text:p>Bloc 2. Sierra de Aralar oriental (Larraun-S)</text:p>
          </table:table-cell>
          <table:table-cell office:value-type="string" table:style-name="ce1">
            <text:p>Fotos</text:p>
          </table:table-cell>
          <table:table-cell office:value-type="string" table:style-name="ce1">
            <text:p>0076_FOT_94.pdf</text:p>
          </table:table-cell>
          <table:table-cell table:number-columns-repeated="16363" table:style-name="ce1"/>
        </table:table-row>
        <table:table-row table:style-name="ro1">
          <table:table-cell office:value-type="float" office:value="77" table:style-name="ce1">
            <text:p>77</text:p>
          </table:table-cell>
          <table:table-cell office:value-type="string" table:style-name="ce1">
            <text:p>PIAN</text:p>
          </table:table-cell>
          <table:table-cell office:value-type="float" office:value="1" table:style-name="ce1">
            <text:p>1</text:p>
          </table:table-cell>
          <table:table-cell office:value-type="string" table:style-name="ce1">
            <text:p>Dolmen</text:p>
          </table:table-cell>
          <table:table-cell office:value-type="string" table:style-name="ce1">
            <text:p>Madoz</text:p>
          </table:table-cell>
          <table:table-cell office:value-type="string" table:style-name="ce1">
            <text:p>Al E. de Madoz, en la subida a Larrazpil desde el alto del puerto</text:p>
          </table:table-cell>
          <table:table-cell office:value-type="string" table:style-name="ce1">
            <text:p>Madoz-B</text:p>
          </table:table-cell>
          <table:table-cell office:value-type="string" table:style-name="ce1">
            <text:p>Madoz-B#0070_TEX_84.pdf#</text:p>
          </table:table-cell>
          <table:table-cell office:value-type="float" office:value="592940" table:style-name="ce1">
            <text:p>592940</text:p>
          </table:table-cell>
          <table:table-cell office:value-type="float" office:value="4754500" table:style-name="ce1">
            <text:p>4754500</text:p>
          </table:table-cell>
          <table:table-cell office:value-type="float" office:value="908" table:style-name="ce1">
            <text:p>908</text:p>
          </table:table-cell>
          <table:table-cell office:value-type="string" table:style-name="ce2">
            <text:p>42.9374668515077,-1.86090877110456</text:p>
          </table:table-cell>
          <table:table-cell office:value-type="date" office:date-value="1986-03-19T00:00:00" table:style-name="ce3">
            <text:p>miércoles, marzo 19, 1986</text:p>
          </table:table-cell>
          <table:table-cell office:value-type="string" table:style-name="ce1">
            <text:p>Txomin Goñi</text:p>
          </table:table-cell>
          <table:table-cell office:value-type="string" table:style-name="ce1">
            <text:p>Túmulo compuesto de piedra menuda y tierra. Una losa y resto de otras. La losa mide 0,7m de alto, 1,8m de largo y 0,2m de grueso medio. La losa se ve algo descompuesta.</text:p>
          </table:table-cell>
          <table:table-cell office:value-type="string" table:style-name="ce1">
            <text:p>No se conoce</text:p>
          </table:table-cell>
          <table:table-cell office:value-type="string" table:style-name="ce1">
            <text:p>Fue visto por casualidad al ir a localizar el dolmen de Lamear y comunicado su hallazgo a Luis Millan.</text:p>
            <text:p>La ubicación del dolmen y la altitud dadas en la reseña son incorrectas. En posterior comprobación se midió los datos de la ficha.</text:p>
            <text:p/>
            <text:p/>
            <text:p>Bibliografía:</text:p>
            <text:p>- Millan San Emeterio, Luis: Nuevos monumento megalíticos de Navarra y Vizcaya. KOBIE Bilbao Nº XV-1985/86.</text:p>
          </table:table-cell>
          <table:table-cell table:style-name="ce1"/>
          <table:table-cell office:value-type="string" table:style-name="ce1">
            <text:p>Bloc 2. Sierra de Aralar oriental (Larraun-S)</text:p>
          </table:table-cell>
          <table:table-cell office:value-type="string" table:style-name="ce1">
            <text:p>Fotos</text:p>
          </table:table-cell>
          <table:table-cell office:value-type="string" table:style-name="ce1">
            <text:p>0077_FOT_95.pdf</text:p>
          </table:table-cell>
          <table:table-cell table:number-columns-repeated="16363" table:style-name="ce1"/>
        </table:table-row>
        <table:table-row table:style-name="ro1">
          <table:table-cell office:value-type="float" office:value="78" table:style-name="ce1">
            <text:p>78</text:p>
          </table:table-cell>
          <table:table-cell office:value-type="string" table:style-name="ce1">
            <text:p>AKELAR</text:p>
          </table:table-cell>
          <table:table-cell office:value-type="float" office:value="1" table:style-name="ce1">
            <text:p>1</text:p>
          </table:table-cell>
          <table:table-cell office:value-type="string" table:style-name="ce1">
            <text:p>Dolmen</text:p>
          </table:table-cell>
          <table:table-cell office:value-type="string" table:style-name="ce1">
            <text:p>Alli</text:p>
          </table:table-cell>
          <table:table-cell office:value-type="string" table:style-name="ce1">
            <text:p>En un raso al SSE. De Alli, junto al mojón nº13 de la carretera</text:p>
          </table:table-cell>
          <table:table-cell office:value-type="string" table:style-name="ce1">
            <text:p>Larraun-Alli</text:p>
          </table:table-cell>
          <table:table-cell office:value-type="string" table:style-name="ce1">
            <text:p>Larraun-Alli#0070_TEX_84.pdf#</text:p>
          </table:table-cell>
          <table:table-cell office:value-type="float" office:value="590300" table:style-name="ce1">
            <text:p>590300</text:p>
          </table:table-cell>
          <table:table-cell office:value-type="float" office:value="4760290" table:style-name="ce1">
            <text:p>4760290</text:p>
          </table:table-cell>
          <table:table-cell office:value-type="float" office:value="620" table:style-name="ce1">
            <text:p>620</text:p>
          </table:table-cell>
          <table:table-cell office:value-type="string" table:style-name="ce2">
            <text:p>42.9899142756593,-1.89232419746004</text:p>
          </table:table-cell>
          <table:table-cell office:value-type="date" office:date-value="1905-05-08T00:00:00" table:style-name="ce3">
            <text:p>lunes, mayo 08, 1905</text:p>
          </table:table-cell>
          <table:table-cell office:value-type="string" table:style-name="ce1">
            <text:p>J.Elosegui</text:p>
          </table:table-cell>
          <table:table-cell office:value-type="string" table:style-name="ce1">
            <text:p>Las 2 losas en escuadra se encuentran enterradas y el material de las mismas está disperso, posiblemente al construirse la pista que discurre tangente al mismo.</text:p>
            <text:p>Túmulo rebajado. El aspecto actual define poco a un dolmen.</text:p>
          </table:table-cell>
          <table:table-cell office:value-type="string" table:style-name="ce1">
            <text:p>No se conoce</text:p>
          </table:table-cell>
          <table:table-cell office:value-type="string" table:style-name="ce1">
            <text:p>En la campaña de colocación de hitos en Aralar le fue colocado uno.</text:p>
            <text:p>Entre la carretera que une a Madoz con la de Aralar y entre la misma y el dolmen se encuentra la cueva del mismo nombre, a unos 80m. La cueva es alargada, teniendo salida o comunicación al aotro lado de la carretera.</text:p>
          </table:table-cell>
          <table:table-cell table:style-name="ce1"/>
          <table:table-cell office:value-type="string" table:style-name="ce1">
            <text:p>Bloc 2. Sierra de Aralar oriental (Larraun-S)</text:p>
          </table:table-cell>
          <table:table-cell office:value-type="string" table:style-name="ce1">
            <text:p>Fotos</text:p>
          </table:table-cell>
          <table:table-cell office:value-type="string" table:style-name="ce1">
            <text:p>0078_FOT_96.pdf</text:p>
          </table:table-cell>
          <table:table-cell table:number-columns-repeated="16363" table:style-name="ce1"/>
        </table:table-row>
        <table:table-row table:style-name="ro1">
          <table:table-cell office:value-type="float" office:value="79" table:style-name="ce1">
            <text:p>79</text:p>
          </table:table-cell>
          <table:table-cell office:value-type="string" table:style-name="ce1">
            <text:p>LARDAMINGO</text:p>
          </table:table-cell>
          <table:table-cell office:value-type="float" office:value="1" table:style-name="ce1">
            <text:p>1</text:p>
          </table:table-cell>
          <table:table-cell office:value-type="string" table:style-name="ce1">
            <text:p>Dolmen</text:p>
          </table:table-cell>
          <table:table-cell office:value-type="string" table:style-name="ce1">
            <text:p>Astiz</text:p>
          </table:table-cell>
          <table:table-cell office:value-type="string" table:style-name="ce1">
            <text:p>A 15m al NE. De Goldarazko langa, en el camino Astiz Goldaraz</text:p>
          </table:table-cell>
          <table:table-cell office:value-type="string" table:style-name="ce1">
            <text:p>Astiz</text:p>
          </table:table-cell>
          <table:table-cell office:value-type="string" table:style-name="ce1">
            <text:p>Astiz#0070_TEX_84.pdf#</text:p>
          </table:table-cell>
          <table:table-cell office:value-type="float" office:value="592960" table:style-name="ce1">
            <text:p>592960</text:p>
          </table:table-cell>
          <table:table-cell office:value-type="float" office:value="4757615" table:style-name="ce1">
            <text:p>4757615</text:p>
          </table:table-cell>
          <table:table-cell office:value-type="float" office:value="920" table:style-name="ce1">
            <text:p>920</text:p>
          </table:table-cell>
          <table:table-cell office:value-type="string" table:style-name="ce2">
            <text:p>42.9655099492625,-1.8601462035913</text:p>
          </table:table-cell>
          <table:table-cell office:value-type="date" office:date-value="1905-05-08T00:00:00" table:style-name="ce3">
            <text:p>lunes, mayo 08, 1905</text:p>
          </table:table-cell>
          <table:table-cell office:value-type="string" table:style-name="ce1">
            <text:p>J.Elosegui</text:p>
          </table:table-cell>
          <table:table-cell office:value-type="string" table:style-name="ce1">
            <text:p>Túmulo en el que han crecido mucha vegetación, avellanos en su mayoría, que oculta el carácter de dolmen, que de por sí tiene poco, encontrándose como la mayoría de los dólmenes en estado ruinoso por no haber sido respetados.</text:p>
          </table:table-cell>
          <table:table-cell office:value-type="string" table:style-name="ce1">
            <text:p>No se conoce</text:p>
          </table:table-cell>
          <table:table-cell office:value-type="string" table:style-name="ce1">
            <text:p>En la campaña de colocación de hitos en Aralar se limpió el túmulo cortando los avellanos que lo tapaban, mejorando notablemente su aspecto.</text:p>
            <text:p>Tiene un hito.</text:p>
            <text:p/>
            <text:p>Bibliografía: <text:s/>Elosegui, J.: Prospecciones…. <text:s/>1956</text:p>
          </table:table-cell>
          <table:table-cell table:style-name="ce1"/>
          <table:table-cell office:value-type="string" table:style-name="ce1">
            <text:p>Bloc 2. Sierra de Aralar oriental (Larraun-S)</text:p>
          </table:table-cell>
          <table:table-cell office:value-type="string" table:style-name="ce1">
            <text:p>Fotos</text:p>
          </table:table-cell>
          <table:table-cell office:value-type="string" table:style-name="ce1">
            <text:p>0079_FOT_98.pdf</text:p>
          </table:table-cell>
          <table:table-cell table:number-columns-repeated="16363" table:style-name="ce1"/>
        </table:table-row>
        <table:table-row table:style-name="ro1">
          <table:table-cell office:value-type="float" office:value="80" table:style-name="ce1">
            <text:p>80</text:p>
          </table:table-cell>
          <table:table-cell office:value-type="string" table:style-name="ce1">
            <text:p>IZEINITURRI</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A 250m del dolmen Ziñeko Gurutze, al W. cercano a la pista</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table:number-columns-repeated="3" table:style-name="ce1"/>
          <table:table-cell table:style-name="ce2"/>
          <table:table-cell table:style-name="ce3"/>
          <table:table-cell table:number-columns-repeated="5" table:style-name="ce1"/>
          <table:table-cell office:value-type="string" table:style-name="ce1">
            <text:p>Bloc 2. Sierra de Aralar oriental (Larraun-S)</text:p>
          </table:table-cell>
          <table:table-cell office:value-type="string" table:style-name="ce1">
            <text:p>Fotos</text:p>
          </table:table-cell>
          <table:table-cell office:value-type="string" table:style-name="ce1">
            <text:p>0080_FOT_100.pdf</text:p>
          </table:table-cell>
          <table:table-cell office:value-type="string" table:style-name="ce1">
            <text:p>Mapa 114-4</text:p>
          </table:table-cell>
          <table:table-cell office:value-type="string" table:style-name="ce1">
            <text:p>0066_MAP_541.pdf</text:p>
          </table:table-cell>
          <table:table-cell table:number-columns-repeated="16361" table:style-name="ce1"/>
        </table:table-row>
        <table:table-row table:style-name="ro1">
          <table:table-cell office:value-type="float" office:value="81" table:style-name="ce1">
            <text:p>81</text:p>
          </table:table-cell>
          <table:table-cell office:value-type="string" table:style-name="ce1">
            <text:p>ZIÑEKO GURUTZ</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En el camino de Iribas y Baraibar al Santuario San Miguel</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887415" table:style-name="ce1">
            <text:p>5887415</text:p>
          </table:table-cell>
          <table:table-cell office:value-type="float" office:value="4757010" table:style-name="ce1">
            <text:p>4757010</text:p>
          </table:table-cell>
          <table:table-cell office:value-type="float" office:value="975" table:style-name="ce1">
            <text:p>975</text:p>
          </table:table-cell>
          <table:table-cell office:value-type="string" table:style-name="ce2">
            <text:p>29.59926729781,49.3034702709255</text:p>
          </table:table-cell>
          <table:table-cell office:value-type="date" office:date-value="1905-03-30T00:00:00" table:style-name="ce3">
            <text:p>jueves, marzo 30, 1905</text:p>
          </table:table-cell>
          <table:table-cell office:value-type="string" table:style-name="ce1">
            <text:p>T.Aranzadi y F.Ansoleaga</text:p>
          </table:table-cell>
          <table:table-cell office:value-type="string" table:style-name="ce1">
            <text:p>Túmulo circular y cámara de 3 losas y 1 losa de cubierta. 15m Ф y 2,7m de altura. Calizas del terreno.<text:s/></text:p>
            <text:p>La cámara está cubierta por el túmulo, excepto la entrada en la que crecen unos cuantos avellanos que dificultan su localización.</text:p>
            <text:p>Es uno de los pocos monumentos que conservan su estado original, posiblemente por las dificultades que ha tenido su localización.</text:p>
            <text:p/>
            <text:p>Ajuar encontrado en la excavación:</text:p>
            <text:p>- Guijas brillantes</text:p>
            <text:p>- Restos humanos de al menos 5 inhumados que pertenecen a los tipos medios de la raza pirenaica occidental. Dos frag. De bóveda craneana parecen, sin embargo, no corresponder a dicho tipo.</text:p>
            <text:p>En el Museo de Navarra, Pamplona, se conserva como perteneciente a este dolmen:</text:p>
            <text:p>- 1 lasca apuntada de silex con parte de un margen retocado con retoque menudo</text:p>
            <text:p>- 1 frag. De fondo plano de gran vao y frag. De tres vasos inidentificables.</text:p>
          </table:table-cell>
          <table:table-cell office:value-type="string" table:style-name="ce1">
            <text:p>Por los localizadores en el mismo año.</text:p>
          </table:table-cell>
          <table:table-cell office:value-type="string" table:style-name="ce1">
            <text:p>El topónimo, que indica "santiguarse en la cruz", es más moderno que el que lógicamente le correspondería, de Burnigurutze que es el mombre del collado cercano en que se encuentra, al ser relativamente de la misma época. No obstante, lo más lógico sería, por la zona en que está ubicado entre fuentes y humedad, tomar el nombre de Izeiniturri (a 250m está el denominado así). Pero siguiendo la pauta recomendada por Euskaltzaindia de respetar los topónimos que han sonado en 100 años, se ha marcado en la placa el nombre respetado durante la campaña de colocación de hitos en la Sierra de Aralar, patrocinada por el Gobierno de Navarra.</text:p>
            <text:p>No cabe duda que ha habido una transformación fonética de Izei… Izai, que indica sanguijuela, al de izeñi? A la composición ziñeko, y la colocación de una cruz de hierro en el collado Burnigurutz, cruz de hierro.</text:p>
            <text:p>El dolmen es de los mejor conservados y, no cabe duda de que la excavación a que fue sometido, habría sido con nuevas técnicas y sin desmontar.</text:p>
            <text:p/>
            <text:p>Bibliografía:</text:p>
            <text:p>Aranzadi, T.: Los gentiles de Aralar. 1919</text:p>
            <text:p>Aranzadi, T.: Exploración de… Aralar. 1918</text:p>
            <text:p>Pericot, L.: Los sepulcros megalíticos. 1950</text:p>
            <text:p>Barandiaran, JM.: Hombre prehistórico. 1953</text:p>
            <text:p>Barandiaran, JM.: El mundo… 1961</text:p>
            <text:p>Riquet, R.: Les cranes d'Urtiaga. 1962</text:p>
          </table:table-cell>
          <table:table-cell table:style-name="ce1"/>
          <table:table-cell office:value-type="string" table:style-name="ce1">
            <text:p>Bloc 2. Sierra de Aralar oriental (Larraun-S)</text:p>
          </table:table-cell>
          <table:table-cell office:value-type="string" table:style-name="ce1">
            <text:p>Croquis</text:p>
          </table:table-cell>
          <table:table-cell office:value-type="string" table:style-name="ce1">
            <text:p>0081_DIB_101.pdf</text:p>
          </table:table-cell>
          <table:table-cell office:value-type="string" table:style-name="ce1">
            <text:p>Fotos</text:p>
          </table:table-cell>
          <table:table-cell office:value-type="string" table:style-name="ce1">
            <text:p>0081_FOT_102.pdf</text:p>
          </table:table-cell>
          <table:table-cell office:value-type="string" table:style-name="ce1">
            <text:p>Mapa 114-4</text:p>
          </table:table-cell>
          <table:table-cell office:value-type="string" table:style-name="ce1">
            <text:p>0066_MAP_541.pdf</text:p>
          </table:table-cell>
          <table:table-cell table:number-columns-repeated="16359"/>
        </table:table-row>
        <table:table-row table:style-name="ro1">
          <table:table-cell office:value-type="float" office:value="82" table:style-name="ce1">
            <text:p>82</text:p>
          </table:table-cell>
          <table:table-cell office:value-type="string" table:style-name="ce1">
            <text:p>ARRATE BERRI</text:p>
          </table:table-cell>
          <table:table-cell office:value-type="float" office:value="9" table:style-name="ce1">
            <text:p>9</text:p>
          </table:table-cell>
          <table:table-cell office:value-type="string" table:style-name="ce1">
            <text:p>Dolmen largo abierto</text:p>
          </table:table-cell>
          <table:table-cell office:value-type="string" table:style-name="ce1">
            <text:p>Huarte Araquil</text:p>
          </table:table-cell>
          <table:table-cell office:value-type="string" table:style-name="ce1">
            <text:p>En el camino que desde la fuente de Zubigoien va a Burnigurutze</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7800" table:style-name="ce1">
            <text:p>57800</text:p>
          </table:table-cell>
          <table:table-cell office:value-type="float" office:value="4756815" table:style-name="ce1">
            <text:p>4756815</text:p>
          </table:table-cell>
          <table:table-cell office:value-type="float" office:value="1006" table:style-name="ce1">
            <text:p>1006</text:p>
          </table:table-cell>
          <table:table-cell office:value-type="string" table:style-name="ce2">
            <text:p>42.8359560811358,-8.41022649428214</text:p>
          </table:table-cell>
          <table:table-cell office:value-type="date" office:date-value="1905-05-06T00:00:00" table:style-name="ce3">
            <text:p>sábado, mayo 06, 1905</text:p>
          </table:table-cell>
          <table:table-cell office:value-type="string" table:style-name="ce1">
            <text:p>S.Peña y S.Zubeldia</text:p>
          </table:table-cell>
          <table:table-cell office:value-type="string" table:style-name="ce1">
            <text:p>Túmulo circular y cámara con recinto circlar (con 5 losas, 3 tendidas) y una de las losas en 3 fragamentos. Parte <text:s/>de las losas están incliadas y basculadas. Calizas del terreno. 25m Ф y 1,4m de altura.</text:p>
            <text:p>Cámara vaciada.</text:p>
            <text:p>Orientación a 130º.</text:p>
            <text:p>Los localizadores anunciaron el hallazgo a J.Elosegui antes de la fecha citada.</text:p>
            <text:p>El dolmen se encuentra con el aspecto de estar muy removido, posiblemente debido a una excavación inadecuada o por la búsqueda de "tesoros".</text:p>
          </table:table-cell>
          <table:table-cell office:value-type="string" table:style-name="ce1">
            <text:p>No se conoce</text:p>
          </table:table-cell>
          <table:table-cell office:value-type="string" table:style-name="ce1">
            <text:p>Este dolmen fue catalogado por Elosegui con el nº 308 y por MUNIBE en el suplemento nº1 Corpus de Materiales con el nº 47-11 con nombre de Izeñiturri-II, posiblemente por estar ubicado cercano al límite de la zona.</text:p>
            <text:p>La subsección que estudia los topónimos, a la que pertenece Jose Mª Ustarroz de Huarte Araquil, encontró que el dolmen se ubica en la paso de Ata a Burnigurutz, más conocido por los nativos con el topónimo de Arrate Berri, que fue aceptado por Euskaltzaindia.</text:p>
            <text:p>Gorosti colocó la placa en la campaña de señalización de Aralr, patrocinda por el Gobierno de Navarra.</text:p>
            <text:p/>
            <text:p>Bibliografía: Barandiaran, JM.: Hombre prehistórico… 1953.</text:p>
          </table:table-cell>
          <table:table-cell table:style-name="ce1"/>
          <table:table-cell office:value-type="string" table:style-name="ce1">
            <text:p>Bloc 2. Sierra de Aralar oriental (Larraun-S)</text:p>
          </table:table-cell>
          <table:table-cell office:value-type="string" table:style-name="ce1">
            <text:p>Croquis</text:p>
          </table:table-cell>
          <table:table-cell office:value-type="string" table:style-name="ce1">
            <text:p>0082_DIB_103.pdf</text:p>
          </table:table-cell>
          <table:table-cell office:value-type="string" table:style-name="ce1">
            <text:p>Fotos</text:p>
          </table:table-cell>
          <table:table-cell office:value-type="string" table:style-name="ce1">
            <text:p>0082_FOT_104.pdf</text:p>
          </table:table-cell>
          <table:table-cell table:number-columns-repeated="16361" table:style-name="ce1"/>
        </table:table-row>
        <table:table-row table:style-name="ro1">
          <table:table-cell office:value-type="float" office:value="83" table:style-name="ce1">
            <text:p>83</text:p>
          </table:table-cell>
          <table:table-cell office:value-type="string" table:style-name="ce1">
            <text:p>ILLUNBETAKO ARRATE</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A la derecha del camino de Ata a Burnigurutz</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87640" table:style-name="ce1">
            <text:p>587640</text:p>
          </table:table-cell>
          <table:table-cell office:value-type="float" office:value="4756800" table:style-name="ce1">
            <text:p>4756800</text:p>
          </table:table-cell>
          <table:table-cell office:value-type="float" office:value="990" table:style-name="ce1">
            <text:p>990</text:p>
          </table:table-cell>
          <table:table-cell office:value-type="string" table:style-name="ce2">
            <text:p>42.9588030043519,-1.92549496176566</text:p>
          </table:table-cell>
          <table:table-cell office:value-type="date" office:date-value="1905-05-05T00:00:00" table:style-name="ce3">
            <text:p>viernes, mayo 05, 1905</text:p>
          </table:table-cell>
          <table:table-cell office:value-type="string" table:style-name="ce1">
            <text:p>J.Elosegui</text:p>
          </table:table-cell>
          <table:table-cell office:value-type="string" table:style-name="ce1">
            <text:p>Túmulo circular de piedras de 14m Ф y 1,4m de altura. Calizas del terreno.</text:p>
            <text:p>Cámara con recinto triangular con tres losas y una de cubierta. Difícil de precisar si las losas guardan la posición originaria. Cubierta desplazada hacia el E.</text:p>
            <text:p>Orientación a 90º.</text:p>
          </table:table-cell>
          <table:table-cell office:value-type="string" table:style-name="ce1">
            <text:p>No se conoce</text:p>
          </table:table-cell>
          <table:table-cell office:value-type="string" table:style-name="ce1">
            <text:p>Bastante bien conservado a pesar de tener la cubierta desplazada, posiblemente como otros muchos por el afán de buscar "tesoros".</text:p>
            <text:p>No es fácil dar con él siguiendo las sendas y caminos que normalmente se pisan. El lugar, como su topónimo indica, es muy cerrado y oscuro.</text:p>
            <text:p>Este dolmen fue catalogado por J.Elosegui con en nº E-294 y por MUNIBE Suplemento nº1 Corpus de Materiales… 1973 con el nombre topónimo Arrate Illuneta. Con el estudio por parte de la Subsección de Gorosti de toponimia y con la aprobación de Euskaltzaindia se le colocó la placa correspondiente con el topónimo Ilunbetako Arrate (pronúnciese illunbetako) durante la campaña de señalización patrocinada por el Gobierno de Navarra.</text:p>
            <text:p/>
            <text:p>Bibliografía:</text:p>
            <text:p>Elosegui, J.: Nota previa… 1953</text:p>
            <text:p>Elosegui, J.: Materiales… nº6</text:p>
            <text:p>Barandiaran, JM.: Hombre prehistórico… 1953</text:p>
          </table:table-cell>
          <table:table-cell table:style-name="ce1"/>
          <table:table-cell office:value-type="string" table:style-name="ce1">
            <text:p>Bloc 2. Sierra de Aralar oriental (Larraun-S)</text:p>
          </table:table-cell>
          <table:table-cell office:value-type="string" table:style-name="ce1">
            <text:p>Foto</text:p>
          </table:table-cell>
          <table:table-cell office:value-type="string" table:style-name="ce1">
            <text:p>0083_FOT_105.pdf</text:p>
          </table:table-cell>
          <table:table-cell table:number-columns-repeated="16363" table:style-name="ce1"/>
        </table:table-row>
        <table:table-row table:style-name="ro1">
          <table:table-cell office:value-type="float" office:value="84" table:style-name="ce1">
            <text:p>84</text:p>
          </table:table-cell>
          <table:table-cell office:value-type="string" table:style-name="ce1">
            <text:p>SEAKOAIN-I</text:p>
          </table:table-cell>
          <table:table-cell office:value-type="float" office:value="1" table:style-name="ce1">
            <text:p>1</text:p>
          </table:table-cell>
          <table:table-cell office:value-type="string" table:style-name="ce1">
            <text:p>Dolmen</text:p>
          </table:table-cell>
          <table:table-cell office:value-type="string" table:style-name="ce1">
            <text:p>Huarte Araquil</text:p>
          </table:table-cell>
          <table:table-cell office:value-type="string" table:style-name="ce1">
            <text:p>Aproximadamente en el centro del valle de Ata</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87230" table:style-name="ce1">
            <text:p>587230</text:p>
          </table:table-cell>
          <table:table-cell office:value-type="float" office:value="4756440" table:style-name="ce1">
            <text:p>4756440</text:p>
          </table:table-cell>
          <table:table-cell office:value-type="float" office:value="958" table:style-name="ce1">
            <text:p>958</text:p>
          </table:table-cell>
          <table:table-cell office:value-type="string" table:style-name="ce2">
            <text:p>42.9556087856938,-1.93057702130356</text:p>
          </table:table-cell>
          <table:table-cell office:value-type="date" office:date-value="1905-03-08T00:00:00" table:style-name="ce3">
            <text:p>miércoles, marzo 08, 1905</text:p>
          </table:table-cell>
          <table:table-cell office:value-type="string" table:style-name="ce1">
            <text:p>J.Iturralde y Suit</text:p>
          </table:table-cell>
          <table:table-cell office:value-type="string" table:style-name="ce1">
            <text:p>Túmulo circular. 14m de Ф y 1,5m de altura. Calizas del terreno.</text:p>
            <text:p>Cámara con 2 losas y 1 de cubierta, que se abren en dirección ENE., tendiendo a juntarse en dirección WSW. Cubierta desplazada.</text:p>
            <text:p>Este dolmen poseyó al menos una losa más.</text:p>
            <text:p/>
            <text:p>Ajuar encontrado durante la excavación:<text:s/></text:p>
            <text:p>- huesos, dientes y muelas de 1 individuo</text:p>
            <text:p>- huesos de animales</text:p>
            <text:p>Museo de Navarra. Pamplona.</text:p>
          </table:table-cell>
          <table:table-cell office:value-type="string" table:style-name="ce1">
            <text:p>En 1915 por T.Aranzadi y F.Ansoleaga</text:p>
          </table:table-cell>
          <table:table-cell office:value-type="string" table:style-name="ce1">
            <text:p>Cercana a este dolmen, como a unos 90m al E., se encuentra la cueva Etxezar.</text:p>
            <text:p>En la campaña de señalización patrocinada por el Gobierno de Navarra le fue colocado un hito por los miembros de la Sección de Prehistoria de Gorosti.</text:p>
            <text:p/>
            <text:p>Bibliografía:</text:p>
            <text:p>Iturralde y Suit, J.: La prehistoria en Navarra. 1911.</text:p>
            <text:p>Aranzadi, T.: Exploración de…. Aralar. 1918.</text:p>
            <text:p>Barandiaran, JM.: Hombre prehistórico… 1953</text:p>
          </table:table-cell>
          <table:table-cell table:style-name="ce1"/>
          <table:table-cell office:value-type="string" table:style-name="ce1">
            <text:p>Bloc 2. Sierra de Aralar oriental (Larraun-S)</text:p>
          </table:table-cell>
          <table:table-cell office:value-type="string" table:style-name="ce1">
            <text:p>Fotos</text:p>
          </table:table-cell>
          <table:table-cell office:value-type="string" table:style-name="ce1">
            <text:p>0084_FOT_106.pdf</text:p>
          </table:table-cell>
          <table:table-cell table:number-columns-repeated="16363" table:style-name="ce1"/>
        </table:table-row>
        <table:table-row table:style-name="ro1">
          <table:table-cell office:value-type="float" office:value="85" table:style-name="ce1">
            <text:p>85</text:p>
          </table:table-cell>
          <table:table-cell office:value-type="string" table:style-name="ce1">
            <text:p>SEAKOAIN-II</text:p>
          </table:table-cell>
          <table:table-cell office:value-type="float" office:value="11" table:style-name="ce1">
            <text:p>11</text:p>
          </table:table-cell>
          <table:table-cell office:value-type="string" table:style-name="ce1">
            <text:p>Poligonal, tal vez abierto largo</text:p>
          </table:table-cell>
          <table:table-cell office:value-type="string" table:style-name="ce1">
            <text:p>Huarte Araquil</text:p>
          </table:table-cell>
          <table:table-cell office:value-type="string" table:style-name="ce1">
            <text:p>A unos 140m del Seakoain-I, dirección NNE</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87250" table:style-name="ce1">
            <text:p>587250</text:p>
          </table:table-cell>
          <table:table-cell office:value-type="float" office:value="4756580" table:style-name="ce1">
            <text:p>4756580</text:p>
          </table:table-cell>
          <table:table-cell office:value-type="float" office:value="966" table:style-name="ce1">
            <text:p>966</text:p>
          </table:table-cell>
          <table:table-cell office:value-type="string" table:style-name="ce2">
            <text:p>42.9568669970895,-1.93031003203295</text:p>
          </table:table-cell>
          <table:table-cell office:value-type="date" office:date-value="1905-05-05T00:00:00" table:style-name="ce3">
            <text:p>viernes, mayo 05, 1905</text:p>
          </table:table-cell>
          <table:table-cell office:value-type="string" table:style-name="ce1">
            <text:p>J.Elosegui</text:p>
          </table:table-cell>
          <table:table-cell office:value-type="string" table:style-name="ce1">
            <text:p>Túmulo de piedras. 14m de Ф y 1m de altura. Calizas del terreno.</text:p>
            <text:p>Cámara formada por las cinco losas y cubierta partida. Dos losas se cierran al E., por lo que parece un recinto poligonal; cierre provocado al parecer por el túmulo, en cuyo caso sería un dolmen abierto largo. Hoy se ve como un dolment poligonal.</text:p>
          </table:table-cell>
          <table:table-cell office:value-type="string" table:style-name="ce1">
            <text:p>No se conoce</text:p>
          </table:table-cell>
          <table:table-cell office:value-type="string" table:style-name="ce1">
            <text:p>En la campaña de señalización de Aralar se le colocó un hito.</text:p>
            <text:p/>
            <text:p>Bibliografía:</text:p>
            <text:p>Elosegui, J.: Nota previa… 1953</text:p>
            <text:p>Elosegui, J.: Materiales… 1953</text:p>
            <text:p>Barandiaran, JM.: Hombre prehitórico… 1953</text:p>
          </table:table-cell>
          <table:table-cell table:style-name="ce1"/>
          <table:table-cell office:value-type="string" table:style-name="ce1">
            <text:p>Bloc 2. Sierra de Aralar oriental (Larraun-S)</text:p>
          </table:table-cell>
          <table:table-cell office:value-type="string" table:style-name="ce1">
            <text:p>Croquis</text:p>
          </table:table-cell>
          <table:table-cell office:value-type="string" table:style-name="ce1">
            <text:p>0085_DIB_107.pdf</text:p>
          </table:table-cell>
          <table:table-cell office:value-type="string" table:style-name="ce1">
            <text:p>Foto</text:p>
          </table:table-cell>
          <table:table-cell office:value-type="string" table:style-name="ce1">
            <text:p>0085_FOT_108.pdf</text:p>
          </table:table-cell>
          <table:table-cell table:number-columns-repeated="16361" table:style-name="ce1"/>
        </table:table-row>
        <table:table-row table:style-name="ro1">
          <table:table-cell office:value-type="float" office:value="86" table:style-name="ce1">
            <text:p>86</text:p>
          </table:table-cell>
          <table:table-cell office:value-type="string" table:style-name="ce1">
            <text:p>LIZARRANDIGAÑE</text:p>
          </table:table-cell>
          <table:table-cell office:value-type="float" office:value="1" table:style-name="ce1">
            <text:p>1</text:p>
          </table:table-cell>
          <table:table-cell office:value-type="string" table:style-name="ce1">
            <text:p>Dolmen dudoso</text:p>
          </table:table-cell>
          <table:table-cell office:value-type="string" table:style-name="ce1">
            <text:p>Huarte Araquil</text:p>
          </table:table-cell>
          <table:table-cell office:value-type="string" table:style-name="ce1">
            <text:p>En lacumbre de su nombre, a 3,3km de Irañeta</text:p>
          </table:table-cell>
          <table:table-cell office:value-type="string" table:style-name="ce1">
            <text:p>Camino de Huarte Araquil al valle de Ata</text:p>
          </table:table-cell>
          <table:table-cell office:value-type="string" table:style-name="ce1">
            <text:p>Larraun, Santuario San Miguel, Ata, Baraibar#0080_TEX_99.pdf#</text:p>
          </table:table-cell>
          <table:table-cell office:value-type="float" office:value="587180" table:style-name="ce1">
            <text:p>587180</text:p>
          </table:table-cell>
          <table:table-cell office:value-type="float" office:value="4756190" table:style-name="ce1">
            <text:p>4756190</text:p>
          </table:table-cell>
          <table:table-cell office:value-type="float" office:value="1009" table:style-name="ce1">
            <text:p>1009</text:p>
          </table:table-cell>
          <table:table-cell office:value-type="string" table:style-name="ce2">
            <text:p>42.9533636123069,-1.93122886349459</text:p>
          </table:table-cell>
          <table:table-cell office:value-type="date" office:date-value="1905-03-09T00:00:00" table:style-name="ce3">
            <text:p>jueves, marzo 09, 1905</text:p>
          </table:table-cell>
          <table:table-cell office:value-type="string" table:style-name="ce1">
            <text:p>J. Iturralde y Suit</text:p>
          </table:table-cell>
          <table:table-cell office:value-type="string" table:style-name="ce1">
            <text:p>Según Barandiaran, el dolmen se halla cubierto por una gran losa arqueada.</text:p>
            <text:p>Según Elosegui, sería necesario poenr muy seriamente en duda su caráter prehistórico.</text:p>
            <text:p>Su situación en una hilada de estratos que buzan al S.75º y la maleza impiden un examen atento, lo que dificulta una demostración definitiva.</text:p>
            <text:p>A 15m al W aparece una formación natural que ha dado origen que ha dado origen a consideraciones prehistóricas. Su existencia la delató J.Iturralde y Suit en el mismo año. Siendo reconocido por J. Elosegui en 1952, se inclinó por negar su carácter prehistórico.</text:p>
            <text:p>Estos dos supuestos dólmes fueron catalogados por Elosegui como E-22 y 23 y por MUNIBE en el Suplemento nº1 Corpus de Materiales… 1973 como Lizarrandigañe I y II.</text:p>
            <text:p>Fueron visitados varias veces para determinar se se les colocarían o no la placa e hito correspondiente. Observados detenidamente se consideró que, sin hacer un reconocimiento mediante catas que demostraran guardar enterramientos, no se podían considerar como dólmenes.</text:p>
          </table:table-cell>
          <table:table-cell office:value-type="string" table:style-name="ce1">
            <text:p>Se desconoce</text:p>
          </table:table-cell>
          <table:table-cell office:value-type="string" table:style-name="ce1">
            <text:p>Bibliografía:</text:p>
            <text:p>Iturralde y Suit, J.: La prehistoria en Navarra. 1911.</text:p>
            <text:p>Barandiaran, JM.: Hombre prehistórico… 1953</text:p>
          </table:table-cell>
          <table:table-cell table:style-name="ce1"/>
          <table:table-cell office:value-type="string" table:style-name="ce1">
            <text:p>Bloc 2. Sierra de Aralar oriental (Larraun-S)</text:p>
          </table:table-cell>
          <table:table-cell office:value-type="string" table:style-name="ce1">
            <text:p>Foto</text:p>
          </table:table-cell>
          <table:table-cell office:value-type="string" table:style-name="ce1">
            <text:p>0086_FOT_109.pdf</text:p>
          </table:table-cell>
          <table:table-cell table:number-columns-repeated="16363" table:style-name="ce1"/>
        </table:table-row>
        <table:table-row table:style-name="ro1">
          <table:table-cell office:value-type="float" office:value="87" table:style-name="ce1">
            <text:p>87</text:p>
          </table:table-cell>
          <table:table-cell office:value-type="string" table:style-name="ce1">
            <text:p>PANPLONAGAIN</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Cercano a la nueva carretera de Huarte Araquil al Santuario</text:p>
          </table:table-cell>
          <table:table-cell office:value-type="string" table:style-name="ce1">
            <text:p>Larraun, Santuario San Miguel, Ata, Baraibar</text:p>
          </table:table-cell>
          <table:table-cell office:value-type="string" table:style-name="ce1">
            <text:p>Larraun, Santuario San Miguel, Ata, Baraibar#0080_TEX_99.pdf#</text:p>
          </table:table-cell>
          <table:table-cell office:value-type="float" office:value="587245" table:style-name="ce1">
            <text:p>587245</text:p>
          </table:table-cell>
          <table:table-cell office:value-type="float" office:value="4755720" table:style-name="ce1">
            <text:p>4755720</text:p>
          </table:table-cell>
          <table:table-cell office:value-type="float" office:value="855" table:style-name="ce1">
            <text:p>855</text:p>
          </table:table-cell>
          <table:table-cell office:value-type="string" table:style-name="ce2">
            <text:p>42.9491244800028,-1.9305054205947</text:p>
          </table:table-cell>
          <table:table-cell office:value-type="date" office:date-value="1905-03-08T00:00:00" table:style-name="ce3">
            <text:p>miércoles, marzo 08, 1905</text:p>
          </table:table-cell>
          <table:table-cell office:value-type="string" table:style-name="ce1">
            <text:p>J. Iturralde u Suit</text:p>
          </table:table-cell>
          <table:table-cell office:value-type="string" table:style-name="ce1">
            <text:p>Túmulo circular. 13m Ф y 1,5m de altura. Calizas del terreno.</text:p>
            <text:p>Cámara de 3 losas (una rota) y cubierta desplazada al E. Las paredes tienden a cerrarse. Orientación 100º.</text:p>
            <text:p/>
            <text:p>Ajuar encostrado en la excavación</text:p>
            <text:p>3 cuentas de-ciervo, cuerno</text:p>
            <text:p>1 cuenta en polipero fósil</text:p>
            <text:p>1 tubo como alfiletero</text:p>
            <text:p>varios objetos no identificados de madera, tal vez azabache, como mangos</text:p>
            <text:p>1 punta de flecha</text:p>
            <text:p>1 lámina. Piedrecillas brillantes</text:p>
            <text:p>__restos humanos de al menos 7 inhumados</text:p>
            <text:p>El Museo de Navarra guarda como perteneciente a este dolmen, los siguientes objetos:</text:p>
            <text:p>Varias piedras calizas de las que algunas asemejan hojas nº 1 y 2</text:p>
            <text:p>1 hojita con doble escotadura retocada y margen opuesto también retocado. Nº 3</text:p>
            <text:p>1 lasca con un margen retocado con retoque marginal menudo. Nº. 4</text:p>
            <text:p>1 cuenta sobre un polípero fósil nº 11( su forma es globular, pero ha conservado la forma original del fósil)</text:p>
            <text:p>1 frag. de azabache de una cuenta de tipo cilíndrico</text:p>
            <text:p>2 frag. muy grandes de sendas cuentas de tipo cilíndrico de azabache. Probablemente los</text:p>
            <text:p>Excavadores se refirieron a esto cuando hablaban de piezas de madera como mangos nº 6 y 7</text:p>
            <text:p>E1 azabache está muy alterado y de ahí que se la pueda confundir o asemejar a la madera</text:p>
            <text:p>2 fragmentos de azabache de tipo tonelete nº 8 y<text:s/></text:p>
            <text:p>1 cuenta de polipero fósil al que se han abatido solamente las superficies superior e inferior pero no el resto nº 13</text:p>
            <text:p>1 fragmento y borde.de panza de vaso troncocónico.inverso.? con pitón.ovalado, casi redondo sobre el borde. fig. A</text:p>
            <text:p>1 frg. de borde y panza y cuello de pequeño vaso carenado; de carena casi alta fig; B</text:p>
            <text:p>1 frg. de panza de vaso ovoideo de cuello vuelto? decorado con impresiones de uñas. Fig. C</text:p>
            <text:p>Fragmentos informes de cerámica</text:p>
            <text:p>1 cuenta segmentada con elementos cilíndricos. Probablemente se trata de lo que excavadores llamaron tubo o alfiletero. La pieza esté perdida, pero por su interés se representa en la fig. 12</text:p>
          </table:table-cell>
          <table:table-cell office:value-type="string" table:style-name="ce1">
            <text:p>En 1913 por T. Aranzadi y F. Ansoleaga</text:p>
          </table:table-cell>
          <table:table-cell table:number-columns-repeated="2" table:style-name="ce1"/>
          <table:table-cell office:value-type="string" table:style-name="ce1">
            <text:p>Bloc 2. Sierra de Aralar oriental (Larraun-S)</text:p>
          </table:table-cell>
          <table:table-cell office:value-type="string" table:style-name="ce1">
            <text:p>Ajuar</text:p>
          </table:table-cell>
          <table:table-cell office:value-type="string" table:style-name="ce1">
            <text:p>0087_DIB_110.pdf</text:p>
          </table:table-cell>
          <table:table-cell office:value-type="string" table:style-name="ce1">
            <text:p>Alzado</text:p>
          </table:table-cell>
          <table:table-cell office:value-type="string" table:style-name="ce1">
            <text:p>0087_DIB_111.pdf</text:p>
          </table:table-cell>
          <table:table-cell office:value-type="string" table:style-name="ce1">
            <text:p>Fotos</text:p>
          </table:table-cell>
          <table:table-cell office:value-type="string" table:style-name="ce1">
            <text:p>0087_FOT_112.pdf</text:p>
          </table:table-cell>
          <table:table-cell table:number-columns-repeated="16359"/>
        </table:table-row>
        <table:table-row table:style-name="ro1">
          <table:table-cell office:value-type="float" office:value="88" table:style-name="ce1">
            <text:p>88</text:p>
          </table:table-cell>
          <table:table-cell office:value-type="string" table:style-name="ce1">
            <text:p>ANSARETAKO ZAPARRA</text:p>
          </table:table-cell>
          <table:table-cell office:value-type="float" office:value="1" table:style-name="ce1">
            <text:p>1</text:p>
          </table:table-cell>
          <table:table-cell office:value-type="string" table:style-name="ce1">
            <text:p>Dolmen largo?</text:p>
          </table:table-cell>
          <table:table-cell office:value-type="string" table:style-name="ce1">
            <text:p>Etxarri Aranaz</text:p>
          </table:table-cell>
          <table:table-cell office:value-type="string" table:style-name="ce1">
            <text:p>En la ladera NW que forman las cotas de Etaio y Puterri</text:p>
          </table:table-cell>
          <table:table-cell office:value-type="string" table:style-name="ce1">
            <text:p>Pto. Lizarrusti - Alleko - Ireio (Iraio) y Pto Lizarrusti por Kifosa</text:p>
          </table:table-cell>
          <table:table-cell office:value-type="string" table:style-name="ce1">
            <text:p>Itinerario Lizarrusti#0458_TEX_537.pdf#</text:p>
          </table:table-cell>
          <table:table-cell office:value-type="float" office:value="576250" table:style-name="ce1">
            <text:p>576250</text:p>
          </table:table-cell>
          <table:table-cell office:value-type="float" office:value="4758320" table:style-name="ce1">
            <text:p>4758320</text:p>
          </table:table-cell>
          <table:table-cell office:value-type="float" office:value="1115" table:style-name="ce1">
            <text:p>1115</text:p>
          </table:table-cell>
          <table:table-cell office:value-type="string" table:style-name="ce2">
            <text:p>42.973714616856,-2.06491456144037</text:p>
          </table:table-cell>
          <table:table-cell office:value-type="date" office:date-value="1983-04-17T00:00:00" table:style-name="ce3">
            <text:p>domingo, abril 17, 1983</text:p>
          </table:table-cell>
          <table:table-cell office:value-type="string" table:style-name="ce1">
            <text:p>Txomin Goñi y Ángel Barcenilla</text:p>
          </table:table-cell>
          <table:table-cell office:value-type="string" table:style-name="ce1">
            <text:p>Medidas del túmulo: 15m Ф de E-W y 17m Ф de N-S.</text:p>
            <text:p>Calizas del terreno.</text:p>
            <text:p>Cámara sepulcral con 4 losas camerales, dos sueltas y una en el túmulo, tapa?.</text:p>
            <text:p>Medidas de las losas:</text:p>
            <text:p>- Losa W de cierre: anchura parte inferior 0,8m y superior 0,3m; altura 1,4m; grueso 0,2m; hincada</text:p>
            <text:p>- Losa S: largo 2,2m; alto 1,2m; grueso 0,3m; hincada</text:p>
            <text:p>- Losa de: largo 1,1m; alto 0,6m; grueso 0,2m; en pie, suelta</text:p>
            <text:p>- Losa N: largo 1,1m; alto 1,4m; grueso 0,3m; hincada</text:p>
            <text:p>- Losa de: largo 1m; alto 1m; grueso 0,25m; hincada</text:p>
            <text:p>Existe otra losa pegando al W que apenas se aprecia. Existe otra losa al S, <text:s/>¿la cubierta?, en el túmulo.</text:p>
            <text:p>La cámara presenta el aspecto de haber sido removida, violada.</text:p>
            <text:p>Su conservación es regular.</text:p>
          </table:table-cell>
          <table:table-cell office:value-type="string" table:style-name="ce1">
            <text:p>No se conoce</text:p>
          </table:table-cell>
          <table:table-cell office:value-type="string" table:style-name="ce1">
            <text:p>Los datos son aportados por Luis Millan del Grupo de Prehistoria de Gorosti, que localizó y fotografió el dolmen con fecha 22 de junio de 1983.</text:p>
            <text:p>El dolmen está ubicado en la zona navarra occidental de la Sierra de Aralar. Como quiera que en la zona navarra occidental no aparece ningún otro monumento, se incluye en la zona central. Lo que podría ser continuación de la sierra por el término de Echarri Aranaz, se considera cortada la sierra por el Pto. de Lizarrusti y distinta la estación dolménica.</text:p>
          </table:table-cell>
          <table:table-cell table:style-name="ce1"/>
          <table:table-cell office:value-type="string" table:style-name="ce1">
            <text:p>Bloc 2. Sierra de Aralar oriental (Larraun-S)</text:p>
          </table:table-cell>
          <table:table-cell office:value-type="string" table:style-name="ce1">
            <text:p>Croquis</text:p>
          </table:table-cell>
          <table:table-cell office:value-type="string" table:style-name="ce1">
            <text:p>0088_DIB_553.pdf</text:p>
          </table:table-cell>
          <table:table-cell table:number-columns-repeated="16363" table:style-name="ce1"/>
        </table:table-row>
        <table:table-row table:style-name="ro1">
          <table:table-cell office:value-type="float" office:value="89" table:style-name="ce1">
            <text:p>89</text:p>
          </table:table-cell>
          <table:table-cell office:value-type="string" table:style-name="ce1">
            <text:p>ARTESIAGA</text:p>
          </table:table-cell>
          <table:table-cell office:value-type="float" office:value="2" table:style-name="ce1">
            <text:p>2</text:p>
          </table:table-cell>
          <table:table-cell office:value-type="string" table:style-name="ce1">
            <text:p>Túmulo</text:p>
          </table:table-cell>
          <table:table-cell office:value-type="string" table:style-name="ce1">
            <text:p>Eugui - Irurita</text:p>
          </table:table-cell>
          <table:table-cell office:value-type="string" table:style-name="ce1">
            <text:p>En el alto del collado entre Eutegi y Larrakarte</text:p>
            <text:p>Hoja cart.: 90-12</text:p>
          </table:table-cell>
          <table:table-cell office:value-type="string" table:style-name="ce1">
            <text:p>Artesiaga</text:p>
          </table:table-cell>
          <table:table-cell table:style-name="ce1"/>
          <table:table-cell office:value-type="float" office:value="619140" table:style-name="ce1">
            <text:p>619140</text:p>
          </table:table-cell>
          <table:table-cell office:value-type="float" office:value="4767650" table:style-name="ce1">
            <text:p>4767650</text:p>
          </table:table-cell>
          <table:table-cell office:value-type="float" office:value="986" table:style-name="ce1">
            <text:p>986</text:p>
          </table:table-cell>
          <table:table-cell office:value-type="string" table:style-name="ce2">
            <text:p>43.0522002736162,-1.5370813690816</text:p>
          </table:table-cell>
          <table:table-cell office:value-type="date" office:date-value="1963-11-17T00:00:00" table:style-name="ce3">
            <text:p>domingo, noviembre 17, 1963</text:p>
          </table:table-cell>
          <table:table-cell office:value-type="string" table:style-name="ce1">
            <text:p>Tomás López Sellés</text:p>
          </table:table-cell>
          <table:table-cell office:value-type="string" table:style-name="ce1">
            <text:p>Túmulo de piedra menuda, convertido prácticamente en un cráter.</text:p>
          </table:table-cell>
          <table:table-cell office:value-type="string" table:style-name="ce1">
            <text:p>Desconocida</text:p>
          </table:table-cell>
          <table:table-cell office:value-type="string" table:style-name="ce1">
            <text:p>Catalogado por MUNIBE con el nº 59-6, Suplemento nº1 año 1973.</text:p>
          </table:table-cell>
          <table:table-cell table:style-name="ce1"/>
          <table:table-cell office:value-type="string" table:style-name="ce1">
            <text:p>Bloc 16: Artesiaga - Quinto Real.</text:p>
          </table:table-cell>
          <table:table-cell table:number-columns-repeated="16365" table:style-name="ce1"/>
        </table:table-row>
        <table:table-row table:style-name="ro1">
          <table:table-cell office:value-type="float" office:value="90" table:style-name="ce1">
            <text:p>90</text:p>
          </table:table-cell>
          <table:table-cell office:value-type="string" table:style-name="ce1">
            <text:p>GURUTZE MEAKA - SORTALDEA</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Entre las cumbres de Astabizker y Araun</text:p>
            <text:p>Hoja cartográfica Nº: 91-9</text:p>
          </table:table-cell>
          <table:table-cell office:value-type="string" table:style-name="ce1">
            <text:p>Artesiaga - Nagusaroi</text:p>
          </table:table-cell>
          <table:table-cell table:style-name="ce1"/>
          <table:table-cell office:value-type="float" office:value="611305" table:style-name="ce1">
            <text:p>611305</text:p>
          </table:table-cell>
          <table:table-cell office:value-type="float" office:value="466890" table:style-name="ce1">
            <text:p>466890</text:p>
          </table:table-cell>
          <table:table-cell office:value-type="float" office:value="1027" table:style-name="ce1">
            <text:p>1027</text:p>
          </table:table-cell>
          <table:table-cell office:value-type="string" table:style-name="ce2">
            <text:p>4.22337446196063,-1.99707566675674</text:p>
          </table:table-cell>
          <table:table-cell office:value-type="date" office:date-value="1975-05-19T00:00:00" table:style-name="ce3">
            <text:p>lunes, mayo 19, 1975</text:p>
          </table:table-cell>
          <table:table-cell office:value-type="string" table:style-name="ce1">
            <text:p>Francisco Ondarra</text:p>
          </table:table-cell>
          <table:table-cell office:value-type="string" table:style-name="ce1">
            <text:p>13 Testigos asoman entre la hierba (segúramente que habrá más ocultos) formando una circunferencia de 6,5m. Las piedras son de arenisca.</text:p>
          </table:table-cell>
          <table:table-cell office:value-type="string" table:style-name="ce1">
            <text:p>No se conoce.</text:p>
          </table:table-cell>
          <table:table-cell office:value-type="string" table:style-name="ce1">
            <text:p>F. Ondarra lo publicó primeranente en Príncipe de Viana nº165, año 1982 con topónimo de GURUTXE MEEKA, corrigiéndolo posteriormente.</text:p>
          </table:table-cell>
          <table:table-cell table:style-name="ce1"/>
          <table:table-cell office:value-type="string" table:style-name="ce1">
            <text:p>Bloc 16: Artesiaga - Quinto Real.</text:p>
          </table:table-cell>
          <table:table-cell office:value-type="string" table:style-name="ce1">
            <text:p>Croquis</text:p>
          </table:table-cell>
          <table:table-cell office:value-type="string" table:style-name="ce1">
            <text:p>0090_DIB_113.pdf</text:p>
          </table:table-cell>
          <table:table-cell table:number-columns-repeated="16363" table:style-name="ce1"/>
        </table:table-row>
        <table:table-row table:style-name="ro1">
          <table:table-cell office:value-type="float" office:value="91" table:style-name="ce1">
            <text:p>91</text:p>
          </table:table-cell>
          <table:table-cell office:value-type="string" table:style-name="ce1">
            <text:p>GURUTZE - MEAKA <text:s/>MENDEBAL</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A 20m del crómlech Sortalde.</text:p>
            <text:p>Hoja cartográfica Nº: 91-9</text:p>
          </table:table-cell>
          <table:table-cell office:value-type="string" table:style-name="ce1">
            <text:p>Artesiaga - Nagusaroi.</text:p>
          </table:table-cell>
          <table:table-cell table:style-name="ce1"/>
          <table:table-cell office:value-type="float" office:value="621285" table:style-name="ce1">
            <text:p>621285</text:p>
          </table:table-cell>
          <table:table-cell office:value-type="float" office:value="4668985" table:style-name="ce1">
            <text:p>4668985</text:p>
          </table:table-cell>
          <table:table-cell office:value-type="float" office:value="1027" table:style-name="ce1">
            <text:p>1027</text:p>
          </table:table-cell>
          <table:table-cell office:value-type="string" table:style-name="ce2">
            <text:p>42.1636087305259,-1.53176614282766</text:p>
          </table:table-cell>
          <table:table-cell office:value-type="date" office:date-value="1978-03-11T00:00:00" table:style-name="ce3">
            <text:p>sábado, marzo 11, 1978</text:p>
          </table:table-cell>
          <table:table-cell office:value-type="string" table:style-name="ce1">
            <text:p>Francisco Ondarra</text:p>
          </table:table-cell>
          <table:table-cell office:value-type="string" table:style-name="ce1">
            <text:p>Túmulo de tierra y piedras de 3,5m Ф y de 0,25m de altura. Se ven más piedras calizas del terreno en la periferia, salvo dos de ellas que son areniscas; una de las mayores mide 0,3m x 0,45m x 0,06m.</text:p>
          </table:table-cell>
          <table:table-cell office:value-type="string" table:style-name="ce1">
            <text:p>No se conoce.</text:p>
          </table:table-cell>
          <table:table-cell office:value-type="string" table:style-name="ce1">
            <text:p>Príncipe de Viana Arqueología nº7 año 1988.</text:p>
          </table:table-cell>
          <table:table-cell table:style-name="ce1"/>
          <table:table-cell office:value-type="string" table:style-name="ce1">
            <text:p>Bloc 16: Artesiaga - Quinto Real.</text:p>
          </table:table-cell>
          <table:table-cell office:value-type="string" table:style-name="ce1">
            <text:p>Croquis</text:p>
          </table:table-cell>
          <table:table-cell office:value-type="string" table:style-name="ce1">
            <text:p>0091_DIB_114.pdf</text:p>
          </table:table-cell>
          <table:table-cell table:number-columns-repeated="16363" table:style-name="ce1"/>
        </table:table-row>
        <table:table-row table:style-name="ro1">
          <table:table-cell office:value-type="float" office:value="92" table:style-name="ce1">
            <text:p>92</text:p>
          </table:table-cell>
          <table:table-cell office:value-type="string" table:style-name="ce1">
            <text:p>GURUTZE - MEAKA <text:s text:c="2"/>IPAR</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Al N. del collado cercano a los crómlech, situados algo más altos.</text:p>
            <text:p>Hoja cartográfica Nº: 91-9</text:p>
          </table:table-cell>
          <table:table-cell office:value-type="string" table:style-name="ce1">
            <text:p>Artesiaga - Nagusaroi.</text:p>
          </table:table-cell>
          <table:table-cell table:style-name="ce1"/>
          <table:table-cell office:value-type="float" office:value="621245" table:style-name="ce1">
            <text:p>621245</text:p>
          </table:table-cell>
          <table:table-cell office:value-type="float" office:value="4669000" table:style-name="ce1">
            <text:p>4669000</text:p>
          </table:table-cell>
          <table:table-cell office:value-type="float" office:value="1000" table:style-name="ce1">
            <text:p>1000</text:p>
          </table:table-cell>
          <table:table-cell office:value-type="string" table:style-name="ce2">
            <text:p>42.1637499773769,-1.53224709283291</text:p>
          </table:table-cell>
          <table:table-cell office:value-type="date" office:date-value="1983-07-10T00:00:00" table:style-name="ce3">
            <text:p>domingo, julio 10, 1983</text:p>
          </table:table-cell>
          <table:table-cell office:value-type="string" table:style-name="ce1">
            <text:p>Francisco Ondarra</text:p>
          </table:table-cell>
          <table:table-cell office:value-type="string" table:style-name="ce1">
            <text:p>Túmulo de forma elíptica, eje N-S: 4,5m (350º - 170º) <text:s text:c="2"/>y el eje E-W: 3m <text:s/>(80º - 260º).</text:p>
            <text:p>Unas 20 piedras calizas del terreno alineadas por la periferia y otras esparcidas en el interior hacen de testigos del monumento. Las mayores son:</text:p>
            <text:p>- nº1: <text:s/>0,68m de largo y <text:s text:c="3"/>0,1m de grueso</text:p>
            <text:p>- nº2: <text:s/>0,5m <text:s text:c="3"/>" <text:s text:c="18"/>0,1m <text:s text:c="7"/>"</text:p>
            <text:p>- nº3: <text:s/>0,6m <text:s text:c="3"/>" <text:s text:c="18"/>0,1m <text:s text:c="7"/>"</text:p>
            <text:p>Las nº 2 y 3, tumbadas.</text:p>
          </table:table-cell>
          <table:table-cell office:value-type="string" table:style-name="ce1">
            <text:p>No se conoce.</text:p>
          </table:table-cell>
          <table:table-cell office:value-type="string" table:style-name="ce1">
            <text:p>F. Ondarra lo da a conocer de forma dudosa como crómlech, sin embargo lo cataloga como túmulo, por parecer más definido. En otros lugares se conocen estas formaciones tumulares de forma elíptica y que todavía no hay una definición aclaratoria de los mismos.</text:p>
            <text:p>Bibliografía: Revista de Arqueología nº7 del año 1988 editada por el Gobierno de Navarra.</text:p>
          </table:table-cell>
          <table:table-cell table:style-name="ce1"/>
          <table:table-cell office:value-type="string" table:style-name="ce1">
            <text:p>Bloc 16: Artesiaga - Quinto Real.</text:p>
          </table:table-cell>
          <table:table-cell office:value-type="string" table:style-name="ce1">
            <text:p>Croquis</text:p>
          </table:table-cell>
          <table:table-cell office:value-type="string" table:style-name="ce1">
            <text:p>0092_DIB_115.pdf</text:p>
          </table:table-cell>
          <table:table-cell table:number-columns-repeated="16363" table:style-name="ce1"/>
        </table:table-row>
        <table:table-row table:style-name="ro1">
          <table:table-cell office:value-type="float" office:value="93" table:style-name="ce1">
            <text:p>93</text:p>
          </table:table-cell>
          <table:table-cell office:value-type="string" table:style-name="ce1">
            <text:p>OIALEGI LEPOA</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Collado situado al SE de Astabizker</text:p>
            <text:p>Hoja cartográfica Nº: 91-9</text:p>
          </table:table-cell>
          <table:table-cell office:value-type="string" table:style-name="ce1">
            <text:p>Nagusaroi</text:p>
          </table:table-cell>
          <table:table-cell table:style-name="ce1"/>
          <table:table-cell office:value-type="float" office:value="622102" table:style-name="ce1">
            <text:p>622102</text:p>
          </table:table-cell>
          <table:table-cell office:value-type="float" office:value="4668850" table:style-name="ce1">
            <text:p>4668850</text:p>
          </table:table-cell>
          <table:table-cell office:value-type="float" office:value="1053" table:style-name="ce1">
            <text:p>1053</text:p>
          </table:table-cell>
          <table:table-cell office:value-type="string" table:style-name="ce2">
            <text:p>42.1622662884213,-1.52190729932683</text:p>
          </table:table-cell>
          <table:table-cell office:value-type="date" office:date-value="1905-05-26T00:00:00" table:style-name="ce3">
            <text:p>viernes, mayo 26, 1905</text:p>
          </table:table-cell>
          <table:table-cell office:value-type="string" table:style-name="ce1">
            <text:p>Patxi Ripa</text:p>
          </table:table-cell>
          <table:table-cell office:value-type="string" table:style-name="ce1">
            <text:p>Túmulo de 11 m de Ф <text:s/>y 0,3 m de altura por el WSW, de varias piedras sin orden apraente sobre el túmulol</text:p>
            <text:p>- nº1: <text:s/>0,85 m de alto; <text:s text:c="4"/>0,6 m de largo; <text:s text:c="5"/>0,3 m / 0,35 m <text:s/>de grueso</text:p>
            <text:p>- nº2: <text:s/>0,56 m <text:s text:c="4"/>" <text:s text:c="12"/>1,1 m <text:s text:c="10"/>" <text:s text:c="10"/>0,2 m / 0,3 m <text:s text:c="11"/>"</text:p>
            <text:p>- nº3: <text:s/>0,8 m <text:s text:c="6"/>" <text:s text:c="12"/>0,65 m <text:s text:c="8"/>" <text:s text:c="10"/>0,25 m <text:s text:c="23"/>"</text:p>
            <text:p>- nº4: <text:s/>0,57 m <text:s text:c="4"/>" <text:s text:c="12"/>0,25 m de ancho; <text:s text:c="2"/>0,2 m <text:s text:c="25"/>"</text:p>
            <text:p>- nº5: <text:s/>0,85 m <text:s text:c="4"/>" <text:s text:c="12"/>0,2 / 0,25 <text:s text:c="17"/>0,23 m <text:s text:c="22"/>"</text:p>
            <text:p>La 1 y la 3 están clavadas casi verticalmente.</text:p>
            <text:p>La 2 está clavada sumamente inclinada</text:p>
            <text:p>La 4 y la 5, tumbads, parecen estar trabajadas para ser utilizadas como mojones.</text:p>
          </table:table-cell>
          <table:table-cell office:value-type="string" table:style-name="ce1">
            <text:p>No se conoce</text:p>
          </table:table-cell>
          <table:table-cell office:value-type="string" table:style-name="ce1">
            <text:p>En la publicación "Rutas ORY - VELATE" <text:s/>se menciona como dolmen.</text:p>
            <text:p>En la pubicación Príncipe de Viana nº 165 del año 1982, Francisco Ondarra lo menciona como monumento y posteriormente en la Revista Arqueología nº7, lo define como túmulo.</text:p>
            <text:p>Cercanos existen dos o tres crómlech no clasificados todavía.</text:p>
          </table:table-cell>
          <table:table-cell table:style-name="ce1"/>
          <table:table-cell office:value-type="string" table:style-name="ce1">
            <text:p>Bloc 16: Artesiaga - Quinto Real.</text:p>
          </table:table-cell>
          <table:table-cell office:value-type="string" table:style-name="ce1">
            <text:p>Croquis</text:p>
          </table:table-cell>
          <table:table-cell office:value-type="string" table:style-name="ce1">
            <text:p>0093_DIB_116.pdf</text:p>
          </table:table-cell>
          <table:table-cell table:number-columns-repeated="16363" table:style-name="ce1"/>
        </table:table-row>
        <table:table-row table:style-name="ro1">
          <table:table-cell office:value-type="float" office:value="94" table:style-name="ce1">
            <text:p>94</text:p>
          </table:table-cell>
          <table:table-cell office:value-type="string" table:style-name="ce1">
            <text:p>OTARRA BIZKARRA</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En lo más alto de la cota 1170 al S de Urrizburuko Munoa</text:p>
            <text:p>Hoja cartográfica Nº: 91-9</text:p>
          </table:table-cell>
          <table:table-cell office:value-type="string" table:style-name="ce1">
            <text:p>Urkiaga</text:p>
          </table:table-cell>
          <table:table-cell table:style-name="ce1"/>
          <table:table-cell office:value-type="float" office:value="622770" table:style-name="ce1">
            <text:p>622770</text:p>
          </table:table-cell>
          <table:table-cell office:value-type="float" office:value="4767980" table:style-name="ce1">
            <text:p>4767980</text:p>
          </table:table-cell>
          <table:table-cell office:value-type="float" office:value="1198" table:style-name="ce1">
            <text:p>1198</text:p>
          </table:table-cell>
          <table:table-cell office:value-type="string" table:style-name="ce2">
            <text:p>43.0545925214395,-1.49245074097983</text:p>
          </table:table-cell>
          <table:table-cell office:value-type="date" office:date-value="1974-08-12T00:00:00" table:style-name="ce3">
            <text:p>lunes, agosto 12, 1974</text:p>
          </table:table-cell>
          <table:table-cell office:value-type="string" table:style-name="ce1">
            <text:p>Francisco Ondarra</text:p>
          </table:table-cell>
          <table:table-cell office:value-type="string" table:style-name="ce1">
            <text:p>Son 3 crómlech alineados de N-S.</text:p>
            <text:p>Nº 1: El más septentrional. Es de 4,5 m de Ф y de 22 testigos de piedras de roca cuarzosa, muy pequeños, no pasando de 0,25 m la de mayor altura.</text:p>
            <text:p>Nº 2: Al sur del anterior, a 0,8 m del mismo. Es de 4 m de Ф con hoyo de 0,5 m de profundidad en el centro. Varias piedras pequeñas trazan el círculo, siendo la mayor nº1 de 0,2 m de alto y 0,63 m de largo. Tendida entre las demás piedras, hay una que sería un mojón, que tiene marcado el nº 86, divisoria de Quinto Real y Erregerrena; mide 1,47 m de largo; 0,25/0,32 m de ancho y 0,14 m de grueso.</text:p>
            <text:p>Nº 3: A 0,8 m del Nº 2. Formado por 13 testigos que marcan una circunferencia de 4,5 m Ф de piedras muy pequeñas.</text:p>
            <text:p>A unos 150 m al S y a la misma distancia de la alambrada hay un túmulo circular con una prolongación, que posiblemente sea un fondo de cabaña.</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1">
            <text:p>Croquis</text:p>
          </table:table-cell>
          <table:table-cell office:value-type="string" table:style-name="ce1">
            <text:p>0094_DIB_117.pdf</text:p>
          </table:table-cell>
          <table:table-cell office:value-type="string" table:style-name="ce1">
            <text:p>Foto</text:p>
          </table:table-cell>
          <table:table-cell office:value-type="string" table:style-name="ce1">
            <text:p>0094_FOT_118.pdf</text:p>
          </table:table-cell>
          <table:table-cell table:number-columns-repeated="16361" table:style-name="ce1"/>
        </table:table-row>
        <table:table-row table:style-name="ro1">
          <table:table-cell office:value-type="float" office:value="95" table:style-name="ce1">
            <text:p>95</text:p>
          </table:table-cell>
          <table:table-cell office:value-type="string" table:style-name="ce1">
            <text:p>LURGORRIKO LEPOA</text:p>
          </table:table-cell>
          <table:table-cell office:value-type="float" office:value="2" table:style-name="ce1">
            <text:p>2</text:p>
          </table:table-cell>
          <table:table-cell office:value-type="string" table:style-name="ce1">
            <text:p>Túmulo</text:p>
          </table:table-cell>
          <table:table-cell office:value-type="string" table:style-name="ce1">
            <text:p>Quinto Real</text:p>
          </table:table-cell>
          <table:table-cell office:value-type="string" table:style-name="ce1">
            <text:p>En el collado entre Arsal y Otarra Bizkarra</text:p>
            <text:p>Hoja cartográfica Nº: 91-9</text:p>
          </table:table-cell>
          <table:table-cell office:value-type="string" table:style-name="ce1">
            <text:p>Urkiaga</text:p>
          </table:table-cell>
          <table:table-cell table:style-name="ce1"/>
          <table:table-cell office:value-type="float" office:value="622735" table:style-name="ce1">
            <text:p>622735</text:p>
          </table:table-cell>
          <table:table-cell office:value-type="float" office:value="4767225" table:style-name="ce1">
            <text:p>4767225</text:p>
          </table:table-cell>
          <table:table-cell office:value-type="float" office:value="1180" table:style-name="ce1">
            <text:p>1180</text:p>
          </table:table-cell>
          <table:table-cell office:value-type="string" table:style-name="ce2">
            <text:p>43.0478017552381,-1.49304681596887</text:p>
          </table:table-cell>
          <table:table-cell table:style-name="ce3"/>
          <table:table-cell table:number-columns-repeated="5" table:style-name="ce1"/>
          <table:table-cell office:value-type="string" table:style-name="ce1">
            <text:p>Bloc 16: Artesiaga - Quinto Real.</text:p>
          </table:table-cell>
          <table:table-cell table:number-columns-repeated="16365" table:style-name="ce1"/>
        </table:table-row>
        <table:table-row table:style-name="ro1">
          <table:table-cell office:value-type="float" office:value="96" table:style-name="ce1">
            <text:p>96</text:p>
          </table:table-cell>
          <table:table-cell office:value-type="string" table:style-name="ce1">
            <text:p>BEOTRIN</text:p>
          </table:table-cell>
          <table:table-cell office:value-type="float" office:value="1" table:style-name="ce1">
            <text:p>1</text:p>
          </table:table-cell>
          <table:table-cell office:value-type="string" table:style-name="ce1">
            <text:p>Dolmen</text:p>
          </table:table-cell>
          <table:table-cell office:value-type="string" table:style-name="ce1">
            <text:p>Quinto Real</text:p>
          </table:table-cell>
          <table:table-cell office:value-type="string" table:style-name="ce1">
            <text:p>Al SE de Luurzu y al S de Argintzu</text:p>
            <text:p>Hoja cartográfica Nº: 91-9</text:p>
          </table:table-cell>
          <table:table-cell office:value-type="string" table:style-name="ce1">
            <text:p>Urkiaga</text:p>
          </table:table-cell>
          <table:table-cell table:style-name="ce1"/>
          <table:table-cell office:value-type="float" office:value="624215" table:style-name="ce1">
            <text:p>624215</text:p>
          </table:table-cell>
          <table:table-cell office:value-type="float" office:value="4668170" table:style-name="ce1">
            <text:p>4668170</text:p>
          </table:table-cell>
          <table:table-cell office:value-type="float" office:value="1015" table:style-name="ce1">
            <text:p>1015</text:p>
          </table:table-cell>
          <table:table-cell office:value-type="string" table:style-name="ce2">
            <text:p>42.1558116892563,-1.49648202913678</text:p>
          </table:table-cell>
          <table:table-cell office:value-type="date" office:date-value="1972-06-17T00:00:00" table:style-name="ce3">
            <text:p>sábado, junio 17, 1972</text:p>
          </table:table-cell>
          <table:table-cell office:value-type="string" table:style-name="ce1">
            <text:p>Francisco Ondarra</text:p>
          </table:table-cell>
          <table:table-cell office:value-type="string" table:style-name="ce1">
            <text:p>Túmulo de 12 m de Ф y 1,5 m de altura, de tierra y abundantes piedras.</text:p>
            <text:p>Dos losas in situ y una tercera tendida sobre el túmulo, probablemente la cubierta.</text:p>
            <text:p>Losa nº 1: <text:s/>de 1,25 m de alto; <text:s text:c="3"/>2 m de largo; <text:s text:c="5"/>0,35 m de grueso</text:p>
            <text:p><text:s text:c="2"/>" <text:s text:c="10"/>2: <text:s text:c="6"/>0,75 <text:s text:c="53"/>0,2</text:p>
            <text:p><text:s text:c="2"/>" <text:s text:c="10"/>3: <text:s/>de 1 m de ancho; 2,5 m de largo y 0,2 m de grueso</text:p>
            <text:p>Las dos primeras inclinadas al interior de la cámara, que mide 2 m de largo y 0,9 m de ancho. Orientación 105º. Las losas son de areniscas y las piedras del túmulo de pizarra.</text:p>
          </table:table-cell>
          <table:table-cell office:value-type="string" table:style-name="ce1">
            <text:p>No se conoce.</text:p>
          </table:table-cell>
          <table:table-cell office:value-type="string" table:style-name="ce1">
            <text:p>Se está utilizando como palomera, teniendo construido un parapeto de piedras que impide medir la largura de la losa nº 2.</text:p>
            <text:p/>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1">
            <text:p>Foto</text:p>
          </table:table-cell>
          <table:table-cell office:value-type="string" table:style-name="ce1">
            <text:p>0096_FOT_119.pdf</text:p>
          </table:table-cell>
          <table:table-cell table:number-columns-repeated="16363" table:style-name="ce1"/>
        </table:table-row>
        <table:table-row table:style-name="ro1">
          <table:table-cell office:value-type="float" office:value="97" table:style-name="ce1">
            <text:p>97</text:p>
          </table:table-cell>
          <table:table-cell office:value-type="string" table:style-name="ce1">
            <text:p>UZTANBORRO</text:p>
          </table:table-cell>
          <table:table-cell office:value-type="float" office:value="1" table:style-name="ce1">
            <text:p>1</text:p>
          </table:table-cell>
          <table:table-cell office:value-type="string" table:style-name="ce1">
            <text:p>Dolmen</text:p>
          </table:table-cell>
          <table:table-cell office:value-type="string" table:style-name="ce1">
            <text:p>Quinto Real</text:p>
          </table:table-cell>
          <table:table-cell office:value-type="string" table:style-name="ce1">
            <text:p>En el collado entre Okoro u Luurzu, en la línea divisoria.</text:p>
            <text:p>Hoja cartográfica Nº: 91-9</text:p>
          </table:table-cell>
          <table:table-cell office:value-type="string" table:style-name="ce1">
            <text:p>Urkiaga</text:p>
          </table:table-cell>
          <table:table-cell table:style-name="ce1"/>
          <table:table-cell office:value-type="float" office:value="622690" table:style-name="ce1">
            <text:p>622690</text:p>
          </table:table-cell>
          <table:table-cell office:value-type="float" office:value="4668040" table:style-name="ce1">
            <text:p>4668040</text:p>
          </table:table-cell>
          <table:table-cell office:value-type="float" office:value="1173" table:style-name="ce1">
            <text:p>1173</text:p>
          </table:table-cell>
          <table:table-cell office:value-type="string" table:style-name="ce2">
            <text:p>42.1548816324012,-1.51496219819111</text:p>
          </table:table-cell>
          <table:table-cell office:value-type="date" office:date-value="1958-10-26T00:00:00" table:style-name="ce3">
            <text:p>domingo, octubre 26, 1958</text:p>
          </table:table-cell>
          <table:table-cell office:value-type="string" table:style-name="ce1">
            <text:p>Tomás López Sellés</text:p>
          </table:table-cell>
          <table:table-cell office:value-type="string" table:style-name="ce1">
            <text:p>Túmulo de 16,5 m de Ф y de 1 m de altura, algo mayor por el lado E, con 3 losas clavadas.</text:p>
            <text:p>Nº 1: <text:s/>de 0,85 m de alto; <text:s text:c="6"/>1,6 m de largo; <text:s text:c="5"/>0,05/ 0,25/ 0,1 m de grueso</text:p>
            <text:p>Nº 2: <text:s text:c="6"/>0,3 m <text:s text:c="7"/>" <text:s text:c="14"/>1 m <text:s text:c="10"/>" <text:s text:c="13"/>0,1 m <text:s text:c="28"/>"</text:p>
            <text:p>Nº 3: <text:s text:c="6"/>1 m de ancho; <text:s text:c="8"/>1,7 m <text:s text:c="7"/>" <text:s text:c="13"/>0,2/ 0,1 m <text:s text:c="20"/>"</text:p>
            <text:p>La nº 1, firmemente clavada en posción vertical.</text:p>
            <text:p>La nº 2 <text:s text:c="12"/>" <text:s text:c="15"/>" <text:s text:c="7"/>inclinada al centro</text:p>
            <text:p>La nº 3, posiblemente parte de la cubierta.</text:p>
            <text:p>El túmulo ha sido variado totalmente por el ldo W. Parece haber sifo utilizado en la construcción de obras militares.</text:p>
          </table:table-cell>
          <table:table-cell office:value-type="string" table:style-name="ce1">
            <text:p>No se conoce.</text:p>
          </table:table-cell>
          <table:table-cell office:value-type="string" table:style-name="ce1">
            <text:p>T. López Sellés lo publicó en MUNIBE nº 2 y 3 en el año 1960.</text:p>
            <text:p>Francisco Ondarra corrigió datos en la Revista Arqueología nº 7 de 1988, de donde se extraen estos datos.</text:p>
          </table:table-cell>
          <table:table-cell table:style-name="ce1"/>
          <table:table-cell office:value-type="string" table:style-name="ce1">
            <text:p>Bloc 16: Artesiaga - Quinto Real.</text:p>
          </table:table-cell>
          <table:table-cell office:value-type="string" table:style-name="ce1">
            <text:p>Croquis</text:p>
          </table:table-cell>
          <table:table-cell office:value-type="string" table:style-name="ce1">
            <text:p>0097_DIB_120.pdf</text:p>
          </table:table-cell>
          <table:table-cell table:number-columns-repeated="16363" table:style-name="ce1"/>
        </table:table-row>
        <table:table-row table:style-name="ro1">
          <table:table-cell office:value-type="float" office:value="98" table:style-name="ce1">
            <text:p>98</text:p>
          </table:table-cell>
          <table:table-cell office:value-type="string" table:style-name="ce1">
            <text:p>UZTANBORRO I</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A 14 m del túmulo de Uztamborro.</text:p>
            <text:p>Hoja cartográfica Nº: 91-9</text:p>
          </table:table-cell>
          <table:table-cell office:value-type="string" table:style-name="ce1">
            <text:p>Urkiaga</text:p>
          </table:table-cell>
          <table:table-cell table:style-name="ce1"/>
          <table:table-cell office:value-type="float" office:value="622680" table:style-name="ce1">
            <text:p>622680</text:p>
          </table:table-cell>
          <table:table-cell office:value-type="float" office:value="4667970" table:style-name="ce1">
            <text:p>4667970</text:p>
          </table:table-cell>
          <table:table-cell office:value-type="float" office:value="1168" table:style-name="ce1">
            <text:p>1168</text:p>
          </table:table-cell>
          <table:table-cell office:value-type="string" table:style-name="ce2">
            <text:p>42.1542529612802,-1.51509793423244</text:p>
          </table:table-cell>
          <table:table-cell office:value-type="date" office:date-value="1982-08-13T00:00:00" table:style-name="ce3">
            <text:p>viernes, agosto 13, 1982</text:p>
          </table:table-cell>
          <table:table-cell office:value-type="string" table:style-name="ce1">
            <text:p>Luis Millan, Francico Ondarra y vidal Pérez</text:p>
          </table:table-cell>
          <table:table-cell office:value-type="string" table:style-name="ce1">
            <text:p>Nº I: de 4,5 m de Ф y de 0,3 m de alto al S-SE, vaciado a ras del suelo, areniscas del terreno.</text:p>
            <text:p>Nº II: a 4 m al S del túmulo, que lo cruzan varios senderos; de 2,6 m de Ф; unos 15 testigos de piedra forman la periferia del círculo. Las piedras de arenisca miden</text:p>
            <text:p>La nº 1, casi al N: 0,2 m de alto; <text:s text:c="6"/>0,38 m de largo; <text:s text:c="6"/>0,1 m de grueso</text:p>
            <text:p><text:s text:c="11"/>2, al SE: <text:s text:c="6"/>0,15 m <text:s text:c="6"/>" <text:s text:c="10"/>0,5 m <text:s text:c="11"/>" <text:s text:c="12"/>0,18 m <text:s text:c="7"/>"</text:p>
            <text:p><text:s text:c="11"/>3, al W: <text:s text:c="6"/>0,08 m <text:s text:c="6"/>" <text:s text:c="10"/>0,35 m <text:s text:c="9"/>" <text:s text:c="12"/>0,08/ 0,17 m <text:s/>".</text:p>
          </table:table-cell>
          <table:table-cell office:value-type="string" table:style-name="ce1">
            <text:p>No se conoce.</text:p>
          </table:table-cell>
          <table:table-cell office:value-type="string" table:style-name="ce1">
            <text:p>El Nº I tal vez sea un crómlech tumular.</text:p>
            <text:p>Seguir tomando piedras para las palomeras existentes hace que se vayan desfigurando poco a poco.</text:p>
            <text:p/>
            <text:p>Bibliografía: Revista Arqueología nº 7 año 1988, editada por el Gobierno de Navarra.</text:p>
          </table:table-cell>
          <table:table-cell table:style-name="ce1"/>
          <table:table-cell office:value-type="string" table:style-name="ce1">
            <text:p>Bloc 16: Artesiaga - Quinto Real.</text:p>
          </table:table-cell>
          <table:table-cell office:value-type="string" table:style-name="ce1">
            <text:p>Croquis</text:p>
          </table:table-cell>
          <table:table-cell office:value-type="string" table:style-name="ce1">
            <text:p>0098_DIB_121.pdf</text:p>
          </table:table-cell>
          <table:table-cell table:number-columns-repeated="16363" table:style-name="ce1"/>
        </table:table-row>
        <table:table-row table:style-name="ro1">
          <table:table-cell office:value-type="float" office:value="99" table:style-name="ce1">
            <text:p>99</text:p>
          </table:table-cell>
          <table:table-cell office:value-type="string" table:style-name="ce1">
            <text:p>UZTANBORRO II - III - IV</text:p>
          </table:table-cell>
          <table:table-cell office:value-type="float" office:value="2" table:style-name="ce1">
            <text:p>2</text:p>
          </table:table-cell>
          <table:table-cell office:value-type="string" table:style-name="ce1">
            <text:p>Túmulos</text:p>
          </table:table-cell>
          <table:table-cell office:value-type="string" table:style-name="ce1">
            <text:p>Quinto Real</text:p>
          </table:table-cell>
          <table:table-cell office:value-type="string" table:style-name="ce1">
            <text:p>A 33 m <text:s/>y a 45º de un obra militar.</text:p>
            <text:p>Hoja cartográfica Nº: 91-9</text:p>
          </table:table-cell>
          <table:table-cell office:value-type="string" table:style-name="ce1">
            <text:p>Urkiaga</text:p>
          </table:table-cell>
          <table:table-cell table:style-name="ce1"/>
          <table:table-cell office:value-type="float" office:value="622730" table:style-name="ce1">
            <text:p>622730</text:p>
          </table:table-cell>
          <table:table-cell office:value-type="float" office:value="4668090" table:style-name="ce1">
            <text:p>4668090</text:p>
          </table:table-cell>
          <table:table-cell office:value-type="float" office:value="1175" table:style-name="ce1">
            <text:p>1175</text:p>
          </table:table-cell>
          <table:table-cell office:value-type="string" table:style-name="ce2">
            <text:p>42.1553255349027,-1.51446766640084</text:p>
          </table:table-cell>
          <table:table-cell office:value-type="date" office:date-value="1905-05-25T00:00:00" table:style-name="ce3">
            <text:p>jueves, mayo 25, 1905</text:p>
          </table:table-cell>
          <table:table-cell office:value-type="string" table:style-name="ce1">
            <text:p>Tomás López Sellés</text:p>
          </table:table-cell>
          <table:table-cell office:value-type="string" table:style-name="ce1">
            <text:p>Los 3 son de areniscas y de forma elíptica y tangentes.</text:p>
            <text:p>II.: de 4,5 m / 3,5 m Ф <text:s/>y de 0,4 m de alto, con ligero hoyo central o depresión, formado por piedras pequeñas.</text:p>
            <text:p>III.: de 4 m / 3 m de Ф <text:s/>y de 0.3 m de alto, de piedras pequeñas que pueden tener la más larga 0,35 m y las más anchas 0,2 m y las más gruesas unos 0,1 m.</text:p>
            <text:p>IV.: de 4 m de Ф , al que al parecer se le han extraído piedras.</text:p>
          </table:table-cell>
          <table:table-cell office:value-type="string" table:style-name="ce1">
            <text:p>No se conoce.</text:p>
          </table:table-cell>
          <table:table-cell office:value-type="string" table:style-name="ce1">
            <text:p>Bibliografía: Revista Arqueología nº 7, editada por el Gobierno de Navarra.</text:p>
          </table:table-cell>
          <table:table-cell table:style-name="ce1"/>
          <table:table-cell office:value-type="string" table:style-name="ce1">
            <text:p>Bloc 16: Artesiaga - Quinto Real.</text:p>
          </table:table-cell>
          <table:table-cell office:value-type="string" table:style-name="ce1">
            <text:p>Croquis</text:p>
          </table:table-cell>
          <table:table-cell office:value-type="string" table:style-name="ce1">
            <text:p>0099_DIB_122.pdf</text:p>
          </table:table-cell>
          <table:table-cell table:number-columns-repeated="16363" table:style-name="ce1"/>
        </table:table-row>
        <table:table-row table:style-name="ro1">
          <table:table-cell office:value-type="float" office:value="100" table:style-name="ce1">
            <text:p>100</text:p>
          </table:table-cell>
          <table:table-cell office:value-type="string" table:style-name="ce1">
            <text:p>ERNAZABALGO SOROA</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A 500 m al S. de los crómlech Otarra Bizkarra y a 250 m al N., la cota 1188. Ernalegi</text:p>
            <text:p>Hoja cartográfica Nº: 91-13</text:p>
          </table:table-cell>
          <table:table-cell office:value-type="string" table:style-name="ce1">
            <text:p>Urkiaga</text:p>
          </table:table-cell>
          <table:table-cell table:style-name="ce1"/>
          <table:table-cell office:value-type="float" office:value="622940" table:style-name="ce1">
            <text:p>622940</text:p>
          </table:table-cell>
          <table:table-cell office:value-type="float" office:value="4766425" table:style-name="ce1">
            <text:p>4766425</text:p>
          </table:table-cell>
          <table:table-cell office:value-type="float" office:value="1160" table:style-name="ce1">
            <text:p>1160</text:p>
          </table:table-cell>
          <table:table-cell office:value-type="string" table:style-name="ce2">
            <text:p>43.0405670764727,-1.49070724916433</text:p>
          </table:table-cell>
          <table:table-cell office:value-type="date" office:date-value="1974-08-31T00:00:00" table:style-name="ce3">
            <text:p>sábado, agosto 31, 1974</text:p>
          </table:table-cell>
          <table:table-cell office:value-type="string" table:style-name="ce1">
            <text:p>Francisco Ondarra</text:p>
          </table:table-cell>
          <table:table-cell office:value-type="string" table:style-name="ce1">
            <text:p>crómlech de 21 testigos de piedras areniscas, pizarras y otra clase. Forma un círculo de 6,4 m de Ф, ligeramente tumular. Las piedras son de pequeño tamaño: nº 1, de 0,45 m de largo; nº2, de 0,55 m; nº3, de 0,2m de alto.</text:p>
          </table:table-cell>
          <table:table-cell office:value-type="string" table:style-name="ce1">
            <text:p>No se conoce.</text:p>
          </table:table-cell>
          <table:table-cell office:value-type="string" table:style-name="ce1">
            <text:p>Bibliografía: Revista Píncipe de Viana nº 142 / 143, año 1976.<text:s/></text:p>
            <text:p/>
            <text:p>Al parecer en total hay 6 crómlech marcados en la hoja también por L.M. como Ernezalaieta.</text:p>
            <text:p>4 de T.L.S. - 21.6. <text:s/>1975</text:p>
            <text:p>- I.: F.O. en P.V 1976. 144-145 Pág.: 349</text:p>
            <text:p>- II.: F. O. en P.V. 1976- 142-143 Pág.: 36-38</text:p>
            <text:p>- III.: F.O. en Arqueología 17 Pág.: 128</text:p>
            <text:p>- IV.: L.M.S.: lo da a conocer así F.O. como destruído.</text:p>
          </table:table-cell>
          <table:table-cell table:style-name="ce1"/>
          <table:table-cell office:value-type="string" table:style-name="ce1">
            <text:p>Bloc 16: Artesiaga - Quinto Real.</text:p>
          </table:table-cell>
          <table:table-cell office:value-type="string" table:style-name="ce1">
            <text:p>Croquis</text:p>
          </table:table-cell>
          <table:table-cell office:value-type="string" table:style-name="ce1">
            <text:p>0100_DIB_123.pdf</text:p>
          </table:table-cell>
          <table:table-cell table:number-columns-repeated="16363" table:style-name="ce1"/>
        </table:table-row>
        <table:table-row table:style-name="ro1">
          <table:table-cell office:value-type="float" office:value="101" table:style-name="ce1">
            <text:p>101</text:p>
          </table:table-cell>
          <table:table-cell office:value-type="string" table:style-name="ce1">
            <text:p>ERNAZABALGO SOROA <text:s/>IPAR-I</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Aunos 40 m al N de Enazabalgo Soroa</text:p>
            <text:p>Hoja cartográfica Nº: 91-13</text:p>
          </table:table-cell>
          <table:table-cell office:value-type="string" table:style-name="ce1">
            <text:p>Quinto Real</text:p>
          </table:table-cell>
          <table:table-cell table:style-name="ce1"/>
          <table:table-cell office:value-type="float" office:value="622940" table:style-name="ce1">
            <text:p>622940</text:p>
          </table:table-cell>
          <table:table-cell office:value-type="float" office:value="4766560" table:style-name="ce1">
            <text:p>4766560</text:p>
          </table:table-cell>
          <table:table-cell office:value-type="float" office:value="1160" table:style-name="ce1">
            <text:p>1160</text:p>
          </table:table-cell>
          <table:table-cell office:value-type="string" table:style-name="ce2">
            <text:p>43.0417823323525,-1.49067745406443</text:p>
          </table:table-cell>
          <table:table-cell office:value-type="date" office:date-value="1975-06-21T00:00:00" table:style-name="ce3">
            <text:p>sábado, junio 21, 1975</text:p>
          </table:table-cell>
          <table:table-cell office:value-type="string" table:style-name="ce1">
            <text:p>Tomás López Sellés</text:p>
          </table:table-cell>
          <table:table-cell office:value-type="string" table:style-name="ce1">
            <text:p>De 5 m de Ф, con 10 testigos de piedra que miden:</text:p>
            <text:p>1.- (S-SW) 0,5 m largo tumbada en el suelo</text:p>
            <text:p>2.- (W-NW) 0,26 m largo; 0,16 m de alto y 0,2 m de grueso</text:p>
            <text:p>3.- (SE) <text:s/>0,2 m largo; 0,18 , de alto y 0,13 m de grueso</text:p>
          </table:table-cell>
          <table:table-cell table:number-columns-repeated="3" table:style-name="ce1"/>
          <table:table-cell office:value-type="string" table:style-name="ce1">
            <text:p>Bloc 16: Artesiaga - Quinto Real.</text:p>
          </table:table-cell>
          <table:table-cell office:value-type="string" table:style-name="ce1">
            <text:p>Croquis</text:p>
          </table:table-cell>
          <table:table-cell office:value-type="string" table:style-name="ce1">
            <text:p>0101_DIB_124.pdf</text:p>
          </table:table-cell>
          <table:table-cell table:number-columns-repeated="16363" table:style-name="ce1"/>
        </table:table-row>
        <table:table-row table:style-name="ro1">
          <table:table-cell office:value-type="float" office:value="102" table:style-name="ce1">
            <text:p>102</text:p>
          </table:table-cell>
          <table:table-cell office:value-type="string" table:style-name="ce1">
            <text:p>ERNEZABALGO SOROA IPAR-II</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A 1/2 m de Ipar-I</text:p>
            <text:p>Hoja cartográfica Nº: 91-13</text:p>
          </table:table-cell>
          <table:table-cell office:value-type="string" table:style-name="ce1">
            <text:p>Urkiaga</text:p>
          </table:table-cell>
          <table:table-cell table:style-name="ce1"/>
          <table:table-cell office:value-type="float" office:value="622940" table:style-name="ce1">
            <text:p>622940</text:p>
          </table:table-cell>
          <table:table-cell office:value-type="float" office:value="4766510" table:style-name="ce1">
            <text:p>4766510</text:p>
          </table:table-cell>
          <table:table-cell office:value-type="float" office:value="1160" table:style-name="ce1">
            <text:p>1160</text:p>
          </table:table-cell>
          <table:table-cell office:value-type="string" table:style-name="ce2">
            <text:p>43.0413322376144,-1.49068848950265</text:p>
          </table:table-cell>
          <table:table-cell office:value-type="date" office:date-value="1983-11-12T00:00:00" table:style-name="ce3">
            <text:p>sábado, noviembre 12, 1983</text:p>
          </table:table-cell>
          <table:table-cell office:value-type="string" table:style-name="ce1">
            <text:p>Francico Ondarra</text:p>
          </table:table-cell>
          <table:table-cell office:value-type="string" table:style-name="ce1">
            <text:p>crómlech de 5,6 m de Ф, con 7 testigos de piedra (areniscas y pizarras) colocados de forma radial y marcadas en el croquis con los nº 1, 3, 4 y 5; la nº 2 mide 0,18 m de alto, 0,25 m de largo y 0,2 m de grueso.</text:p>
          </table:table-cell>
          <table:table-cell office:value-type="string" table:style-name="ce1">
            <text:p>No se conoce</text:p>
          </table:table-cell>
          <table:table-cell office:value-type="string" table:style-name="ce1">
            <text:p>Bibliografía: Príncipe de Viana. Arqueología nº 7, año 1988.</text:p>
          </table:table-cell>
          <table:table-cell table:style-name="ce1"/>
          <table:table-cell office:value-type="string" table:style-name="ce1">
            <text:p>Bloc 16: Artesiaga - Quinto Real.</text:p>
          </table:table-cell>
          <table:table-cell office:value-type="string" table:style-name="ce1">
            <text:p>Croquis</text:p>
          </table:table-cell>
          <table:table-cell office:value-type="string" table:style-name="ce1">
            <text:p>0102_DIB_125.pdf</text:p>
          </table:table-cell>
          <table:table-cell table:number-columns-repeated="16363" table:style-name="ce1"/>
        </table:table-row>
        <table:table-row table:style-name="ro1">
          <table:table-cell office:value-type="float" office:value="103" table:style-name="ce1">
            <text:p>103</text:p>
          </table:table-cell>
          <table:table-cell office:value-type="string" table:style-name="ce1">
            <text:p>LUURZU - HEGO</text:p>
          </table:table-cell>
          <table:table-cell office:value-type="float" office:value="2" table:style-name="ce1">
            <text:p>2</text:p>
          </table:table-cell>
          <table:table-cell office:value-type="string" table:style-name="ce1">
            <text:p>Túmulo</text:p>
          </table:table-cell>
          <table:table-cell office:value-type="string" table:style-name="ce1">
            <text:p>Quinto Real</text:p>
          </table:table-cell>
          <table:table-cell office:value-type="string" table:style-name="ce1">
            <text:p>A 300 m al W del dolmen Luurzu - hego</text:p>
            <text:p>Hoja cartográfica Nº: 91-9</text:p>
          </table:table-cell>
          <table:table-cell office:value-type="string" table:style-name="ce1">
            <text:p>Urkiaga</text:p>
          </table:table-cell>
          <table:table-cell table:style-name="ce1"/>
          <table:table-cell office:value-type="float" office:value="623080" table:style-name="ce1">
            <text:p>623080</text:p>
          </table:table-cell>
          <table:table-cell office:value-type="float" office:value="4668280" table:style-name="ce1">
            <text:p>4668280</text:p>
          </table:table-cell>
          <table:table-cell office:value-type="float" office:value="1120" table:style-name="ce1">
            <text:p>1120</text:p>
          </table:table-cell>
          <table:table-cell office:value-type="string" table:style-name="ce2">
            <text:p>42.1569812511546,-1.51019249702706</text:p>
          </table:table-cell>
          <table:table-cell office:value-type="date" office:date-value="1975-06-21T00:00:00" table:style-name="ce3">
            <text:p>sábado, junio 21, 1975</text:p>
          </table:table-cell>
          <table:table-cell office:value-type="string" table:style-name="ce1">
            <text:p>Tomás López Sellés y Francisco Ondarra</text:p>
          </table:table-cell>
          <table:table-cell office:value-type="string" table:style-name="ce1">
            <text:p>Túmulo de 9,5 m de Ф, 1,5 m de alto al SE y 0,5 m al W, de tierra; no se distinguen cráter ni losas.</text:p>
          </table:table-cell>
          <table:table-cell office:value-type="string" table:style-name="ce1">
            <text:p>No se conoce.</text:p>
          </table:table-cell>
          <table:table-cell office:value-type="string" table:style-name="ce1">
            <text:p>A 320 m en dirección E desde el dolmen hay unas formaciones tumulares a 1025 msnm. En la misma línea , a 1 km se encuetra el túmulo de Luurzu - SE y el dolmen de Beotrin.</text:p>
            <text:p/>
            <text:p>Bibliografía: Revista Príncipe de Viana nº 144/145, año 1976.</text:p>
          </table:table-cell>
          <table:table-cell table:style-name="ce1"/>
          <table:table-cell office:value-type="string" table:style-name="ce1">
            <text:p>Bloc 16: Artesiaga - Quinto Real.</text:p>
          </table:table-cell>
          <table:table-cell table:number-columns-repeated="16365" table:style-name="ce1"/>
        </table:table-row>
        <table:table-row table:style-name="ro1">
          <table:table-cell office:value-type="float" office:value="104" table:style-name="ce1">
            <text:p>104</text:p>
          </table:table-cell>
          <table:table-cell office:value-type="string" table:style-name="ce1">
            <text:p>LUURZU - HEGO-I</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A unos 450 m y a 340º se levanta Luurzu Gaina</text:p>
            <text:p>Hoja cartográfica Nº: 91-9</text:p>
          </table:table-cell>
          <table:table-cell office:value-type="string" table:style-name="ce1">
            <text:p>Urkiaga</text:p>
          </table:table-cell>
          <table:table-cell table:style-name="ce1"/>
          <table:table-cell office:value-type="float" office:value="622134" table:style-name="ce1">
            <text:p>622134</text:p>
          </table:table-cell>
          <table:table-cell office:value-type="float" office:value="4668175" table:style-name="ce1">
            <text:p>4668175</text:p>
          </table:table-cell>
          <table:table-cell office:value-type="float" office:value="1060" table:style-name="ce1">
            <text:p>1060</text:p>
          </table:table-cell>
          <table:table-cell office:value-type="string" table:style-name="ce2">
            <text:p>42.1561839940733,-1.52166154574485</text:p>
          </table:table-cell>
          <table:table-cell office:value-type="date" office:date-value="1983-06-29T00:00:00" table:style-name="ce3">
            <text:p>miércoles, junio 29, 1983</text:p>
          </table:table-cell>
          <table:table-cell office:value-type="string" table:style-name="ce1">
            <text:p>Francico Ondarra</text:p>
          </table:table-cell>
          <table:table-cell office:value-type="string" table:style-name="ce1">
            <text:p>crómlech de 20 testigos de piedras areniscas, formando un círculo de 5,5 m de Ф.<text:s/></text:p>
            <text:p>Medidas de las mayores:</text:p>
            <text:p>1.: (N) <text:s text:c="6"/>0,25 m de alto; <text:s text:c="6"/>0,9 m de largo; <text:s text:c="4"/>0,1/0,23 m de grueso</text:p>
            <text:p>2.: (S-SE) <text:s text:c="36"/>0,9 m <text:s text:c="8"/>"</text:p>
            <text:p>3.: (S-SE) <text:s/>0,25 m <text:s text:c="6"/>" <text:s text:c="13"/>0,7 m <text:s text:c="8"/>" <text:s text:c="10"/>0,25 m <text:s text:c="14"/>"</text:p>
            <text:p>4.: (S) <text:s text:c="7"/>0,26 m <text:s text:c="6"/>" <text:s text:c="13"/>0,55 m <text:s text:c="6"/>" <text:s text:c="10"/>0,23 m <text:s text:c="14"/>"</text:p>
            <text:p>En el exterior de la circunferencia hay más piedras que pudieron ser restos de alguna construcción ya destruída.</text:p>
          </table:table-cell>
          <table:table-cell office:value-type="string" table:style-name="ce1">
            <text:p>No se conoce.</text:p>
          </table:table-cell>
          <table:table-cell office:value-type="string" table:style-name="ce1">
            <text:p>Bibliografía: Educación y Cultura del Gobierno de Navarra. Arqueología nº 7 año 1988.</text:p>
          </table:table-cell>
          <table:table-cell table:style-name="ce1"/>
          <table:table-cell office:value-type="string" table:style-name="ce1">
            <text:p>Bloc 16: Artesiaga - Quinto Real.</text:p>
          </table:table-cell>
          <table:table-cell office:value-type="string" table:style-name="ce1">
            <text:p>Croquis</text:p>
          </table:table-cell>
          <table:table-cell office:value-type="string" table:style-name="ce1">
            <text:p>0104_DIB_126.pdf</text:p>
          </table:table-cell>
          <table:table-cell table:number-columns-repeated="16363" table:style-name="ce1"/>
        </table:table-row>
        <table:table-row table:style-name="ro1">
          <table:table-cell office:value-type="float" office:value="105" table:style-name="ce1">
            <text:p>105</text:p>
          </table:table-cell>
          <table:table-cell office:value-type="string" table:style-name="ce1">
            <text:p>LUURZU HEGO-II</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A 250 m por el N del dolmen.</text:p>
            <text:p>Hoja cartográfica Nº: 91-9</text:p>
          </table:table-cell>
          <table:table-cell office:value-type="string" table:style-name="ce1">
            <text:p>Urkiaga</text:p>
          </table:table-cell>
          <table:table-cell table:style-name="ce1"/>
          <table:table-cell office:value-type="float" office:value="622136" table:style-name="ce1">
            <text:p>622136</text:p>
          </table:table-cell>
          <table:table-cell office:value-type="float" office:value="4668016" table:style-name="ce1">
            <text:p>4668016</text:p>
          </table:table-cell>
          <table:table-cell office:value-type="float" office:value="1060" table:style-name="ce1">
            <text:p>1060</text:p>
          </table:table-cell>
          <table:table-cell office:value-type="string" table:style-name="ce2">
            <text:p>42.1547521385615,-1.52167066900012</text:p>
          </table:table-cell>
          <table:table-cell office:value-type="date" office:date-value="1983-06-29T00:00:00" table:style-name="ce3">
            <text:p>miércoles, junio 29, 1983</text:p>
          </table:table-cell>
          <table:table-cell office:value-type="string" table:style-name="ce1">
            <text:p>Francisco Ondarra</text:p>
          </table:table-cell>
          <table:table-cell office:value-type="string" table:style-name="ce1">
            <text:p>Unos 20 testigos de piedra arenisca, formando un círculo de 4 m de Ф.</text:p>
            <text:p>Los mayores son:</text:p>
            <text:p>- 1.: (N-NE) <text:s text:c="2"/>de 1 m de largo</text:p>
            <text:p>- 2.: (SE) <text:s text:c="13"/>0,7 m <text:s text:c="5"/>"</text:p>
            <text:p>- 3.: (S) <text:s text:c="15"/>1,15 m <text:s text:c="3"/>"</text:p>
            <text:p>- 4.: (W) <text:s text:c="13"/>1,4 m de alto y de 1,15 m de perímetro a 1 m de altura.</text:p>
            <text:p>Las 1, 2 y 3 son gruesas y parecen estar tumbadas; la nº 4 está muy inclinada hacia el interior y es un monolito.</text:p>
          </table:table-cell>
          <table:table-cell office:value-type="string" table:style-name="ce1">
            <text:p>No se conoce.</text:p>
          </table:table-cell>
          <table:table-cell office:value-type="string" table:style-name="ce1">
            <text:p>Bibliografía: Revista Arqueología nº 7, editada por el Gobierno de Navarra en el año 1988.</text:p>
          </table:table-cell>
          <table:table-cell table:style-name="ce1"/>
          <table:table-cell office:value-type="string" table:style-name="ce1">
            <text:p>Bloc 16: Artesiaga - Quinto Real.</text:p>
          </table:table-cell>
          <table:table-cell office:value-type="string" table:style-name="ce1">
            <text:p>Croquis</text:p>
          </table:table-cell>
          <table:table-cell office:value-type="string" table:style-name="ce1">
            <text:p>0105_DIB_127.pdf</text:p>
          </table:table-cell>
          <table:table-cell table:number-columns-repeated="16363" table:style-name="ce1"/>
        </table:table-row>
        <table:table-row table:style-name="ro1">
          <table:table-cell office:value-type="float" office:value="106" table:style-name="ce1">
            <text:p>106</text:p>
          </table:table-cell>
          <table:table-cell office:value-type="string" table:style-name="ce1">
            <text:p>LUURZU - IPAR</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A unos 250 m al W del crómlech de Argintzu-III</text:p>
            <text:p>Hoja cartográfica Nº: 91-9</text:p>
          </table:table-cell>
          <table:table-cell office:value-type="string" table:style-name="ce1">
            <text:p>Urkiaga</text:p>
          </table:table-cell>
          <table:table-cell table:style-name="ce1"/>
          <table:table-cell office:value-type="float" office:value="623310" table:style-name="ce1">
            <text:p>623310</text:p>
          </table:table-cell>
          <table:table-cell office:value-type="float" office:value="4668880" table:style-name="ce1">
            <text:p>4668880</text:p>
          </table:table-cell>
          <table:table-cell office:value-type="float" office:value="1175" table:style-name="ce1">
            <text:p>1175</text:p>
          </table:table-cell>
          <table:table-cell office:value-type="string" table:style-name="ce2">
            <text:p>42.1623470831862,-1.50728241672655</text:p>
          </table:table-cell>
          <table:table-cell office:value-type="date" office:date-value="1972-04-02T00:00:00" table:style-name="ce3">
            <text:p>domingo, abril 02, 1972</text:p>
          </table:table-cell>
          <table:table-cell office:value-type="string" table:style-name="ce1">
            <text:p>Francisco Ondarra</text:p>
          </table:table-cell>
          <table:table-cell office:value-type="string" table:style-name="ce1">
            <text:p>Túmulo de 6 m de Ф y 0,7 m de altura con cámara sepulcral de 1,4 m de larga y 1 m de ancha.<text:s/></text:p>
            <text:p>Orientación 120º.</text:p>
            <text:p>Hay 3 losas de arenisca "in situ", más una cuarta, encima, la de cubierta. La losas N, S y la de cabecera están muy inclinadas, dando la impresión de que el conjunto se ha desplomado hacia el SW.</text:p>
            <text:p>La losa 1 (S) mide <text:s/>0,7 m de alto; 1,6 m de largo y 0,15 m de grueso</text:p>
            <text:p><text:s text:c="14"/>2 (N) <text:s text:c="10"/>0,9 <text:s text:c="20"/>1,6 <text:s text:c="23"/>0,15</text:p>
            <text:p><text:s text:c="14"/>3 <text:s text:c="16"/>0,5 <text:s text:c="21"/>1 <text:s text:c="26"/>0,05</text:p>
            <text:p><text:s text:c="14"/>3 partida verticalmente en dos trozos</text:p>
            <text:p><text:s text:c="14"/>de cubierta de 1,7 m de largo <text:s text:c="2"/>1 m de ancho 0,28</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1">
            <text:p>Croquis</text:p>
          </table:table-cell>
          <table:table-cell office:value-type="string" table:style-name="ce1">
            <text:p>0106_DIB_128.pdf</text:p>
          </table:table-cell>
          <table:table-cell table:number-columns-repeated="16363" table:style-name="ce1"/>
        </table:table-row>
        <table:table-row table:style-name="ro1">
          <table:table-cell office:value-type="float" office:value="107" table:style-name="ce1">
            <text:p>107</text:p>
          </table:table-cell>
          <table:table-cell office:value-type="string" table:style-name="ce1">
            <text:p>LUURZU LEPOA-I</text:p>
          </table:table-cell>
          <table:table-cell office:value-type="float" office:value="1" table:style-name="ce1">
            <text:p>1</text:p>
          </table:table-cell>
          <table:table-cell office:value-type="string" table:style-name="ce1">
            <text:p>Dolmen</text:p>
          </table:table-cell>
          <table:table-cell office:value-type="string" table:style-name="ce1">
            <text:p>Quinto Real - Irurita</text:p>
          </table:table-cell>
          <table:table-cell office:value-type="string" table:style-name="ce1">
            <text:p>Al W de la peña de su nombre, en el collado.</text:p>
            <text:p>Hoja cartográfica Nº: 91-9</text:p>
          </table:table-cell>
          <table:table-cell office:value-type="string" table:style-name="ce1">
            <text:p>Urkiaga</text:p>
          </table:table-cell>
          <table:table-cell table:style-name="ce1"/>
          <table:table-cell office:value-type="float" office:value="623140" table:style-name="ce1">
            <text:p>623140</text:p>
          </table:table-cell>
          <table:table-cell office:value-type="float" office:value="4668580" table:style-name="ce1">
            <text:p>4668580</text:p>
          </table:table-cell>
          <table:table-cell office:value-type="float" office:value="1175" table:style-name="ce1">
            <text:p>1175</text:p>
          </table:table-cell>
          <table:table-cell office:value-type="string" table:style-name="ce2">
            <text:p>42.1596728286925,-1.5094030707034</text:p>
          </table:table-cell>
          <table:table-cell office:value-type="date" office:date-value="1957-05-22T00:00:00" table:style-name="ce3">
            <text:p>miércoles, mayo 22, 1957</text:p>
          </table:table-cell>
          <table:table-cell office:value-type="string" table:style-name="ce1">
            <text:p>Tomás López Sellés</text:p>
          </table:table-cell>
          <table:table-cell office:value-type="string" table:style-name="ce1">
            <text:p>Túmulo de <text:s/>piedras de 11/12 m de Ф <text:s/>y de 0,8 m de altura, con cráter cenrtral y cuatro losas sueltas de calizas del terreno:</text:p>
            <text:p>Losa nº 1 <text:s/>(N) de 0,5 m de alto; <text:s text:c="2"/>1,7 m de largo; <text:s text:c="3"/>0,15 m de grueso</text:p>
            <text:p><text:s text:c="2"/>" <text:s text:c="10"/>2 <text:s/>(S) <text:s text:c="7"/>1,3 m <text:s text:c="17"/>1,7 m <text:s text:c="20"/>0,28</text:p>
            <text:p>ambas hincadas en tierra muy inclinadas hacia afuera</text:p>
            <text:p>Hay otros dos fragmentos:</text:p>
            <text:p>- nº 3: <text:s text:c="2"/>de 1,2 m de largo; <text:s text:c="3"/>0,5 m de ancho y <text:s text:c="3"/>0,25/0,3 m de grueso</text:p>
            <text:p>- nº 4: <text:s text:c="8"/>1 <text:s text:c="27"/>1/0,8 <text:s text:c="25"/>0,2/ 0,25</text:p>
            <text:p>El centro del galgal tiene un hoyo de 0,8 m de profundidad.</text:p>
            <text:p>La cámara podría haber tenido unos 0,8 m de ancho.</text:p>
            <text:p>Orientación a 100º.</text:p>
          </table:table-cell>
          <table:table-cell office:value-type="string" table:style-name="ce1">
            <text:p>No se conoce</text:p>
          </table:table-cell>
          <table:table-cell office:value-type="string" table:style-name="ce1">
            <text:p>El monumento se está utilizando como una palomera de caza.</text:p>
            <text:p>Catalogado en MUNIBE con el nº 71-13, suplemento nº 1, año 1973.</text:p>
          </table:table-cell>
          <table:table-cell table:style-name="ce1"/>
          <table:table-cell office:value-type="string" table:style-name="ce1">
            <text:p>Bloc 16: Artesiaga - Quinto Real.</text:p>
          </table:table-cell>
          <table:table-cell office:value-type="string" table:style-name="ce1">
            <text:p>Foto</text:p>
          </table:table-cell>
          <table:table-cell office:value-type="string" table:style-name="ce1">
            <text:p>0107_FOT_129.pdf</text:p>
          </table:table-cell>
          <table:table-cell table:number-columns-repeated="16363" table:style-name="ce1"/>
        </table:table-row>
        <table:table-row table:style-name="ro1">
          <table:table-cell office:value-type="float" office:value="108" table:style-name="ce1">
            <text:p>108</text:p>
          </table:table-cell>
          <table:table-cell office:value-type="string" table:style-name="ce1">
            <text:p>LUURZU - SE</text:p>
          </table:table-cell>
          <table:table-cell office:value-type="float" office:value="2" table:style-name="ce1">
            <text:p>2</text:p>
          </table:table-cell>
          <table:table-cell office:value-type="string" table:style-name="ce1">
            <text:p>Túmulo</text:p>
          </table:table-cell>
          <table:table-cell office:value-type="string" table:style-name="ce1">
            <text:p>Quinto Real</text:p>
          </table:table-cell>
          <table:table-cell office:value-type="string" table:style-name="ce1">
            <text:p>A unos 700 m se alza la cumbre Luurzu a 320º.</text:p>
            <text:p>Hoja cartográfica Nº: 91-9</text:p>
          </table:table-cell>
          <table:table-cell office:value-type="string" table:style-name="ce1">
            <text:p>Túmulo de 9 m de</text:p>
          </table:table-cell>
          <table:table-cell table:style-name="ce1"/>
          <table:table-cell office:value-type="float" office:value="623650" table:style-name="ce1">
            <text:p>623650</text:p>
          </table:table-cell>
          <table:table-cell office:value-type="float" office:value="4668190" table:style-name="ce1">
            <text:p>4668190</text:p>
          </table:table-cell>
          <table:table-cell office:value-type="float" office:value="995" table:style-name="ce1">
            <text:p>995</text:p>
          </table:table-cell>
          <table:table-cell office:value-type="string" table:style-name="ce2">
            <text:p>42.1560811624,-1.50331437008876</text:p>
          </table:table-cell>
          <table:table-cell office:value-type="date" office:date-value="1983-06-29T00:00:00" table:style-name="ce3">
            <text:p>miércoles, junio 29, 1983</text:p>
          </table:table-cell>
          <table:table-cell office:value-type="string" table:style-name="ce1">
            <text:p>Francisco Ondarra</text:p>
          </table:table-cell>
          <table:table-cell office:value-type="string" table:style-name="ce1">
            <text:p>Túmulo de 9 m de Ф <text:s/>y de 0,8 m de altura, compuesto de piedras areniscas bastante grandes. Entre el musgo y el brezo se distingue en el centro un hoyo rebajado en el que no se ven losas.</text:p>
          </table:table-cell>
          <table:table-cell office:value-type="string" table:style-name="ce1">
            <text:p>No se conoce.</text:p>
          </table:table-cell>
          <table:table-cell office:value-type="string" table:style-name="ce1">
            <text:p>Bibliografía: Príncipe de Viana Arqueología nº 7, año 1988.</text:p>
            <text:p/>
            <text:p>En dirección al dolmen de Luurzu Hego, a unos 120 m W-WN, existe otra formación tumular, pendiente de tomar datos.</text:p>
          </table:table-cell>
          <table:table-cell table:style-name="ce1"/>
          <table:table-cell office:value-type="string" table:style-name="ce1">
            <text:p>Bloc 16: Artesiaga - Quinto Real.</text:p>
          </table:table-cell>
          <table:table-cell table:number-columns-repeated="16365" table:style-name="ce1"/>
        </table:table-row>
        <table:table-row table:style-name="ro1">
          <table:table-cell office:value-type="float" office:value="109" table:style-name="ce1">
            <text:p>109</text:p>
          </table:table-cell>
          <table:table-cell office:value-type="string" table:style-name="ce1">
            <text:p>LUURZU-AITZ ZABALTOKI</text:p>
          </table:table-cell>
          <table:table-cell office:value-type="float" office:value="13" table:style-name="ce1">
            <text:p>13</text:p>
          </table:table-cell>
          <table:table-cell office:value-type="string" table:style-name="ce1">
            <text:p>Monolito</text:p>
          </table:table-cell>
          <table:table-cell office:value-type="string" table:style-name="ce1">
            <text:p>Quinto Real</text:p>
          </table:table-cell>
          <table:table-cell office:value-type="string" table:style-name="ce1">
            <text:p>A 10 m del túmulo y 40 m del dolmen.</text:p>
            <text:p>Hoja cartográfica Nº: 91-9</text:p>
          </table:table-cell>
          <table:table-cell office:value-type="string" table:style-name="ce1">
            <text:p>Urkiaga</text:p>
          </table:table-cell>
          <table:table-cell table:style-name="ce1"/>
          <table:table-cell office:value-type="float" office:value="623050" table:style-name="ce1">
            <text:p>623050</text:p>
          </table:table-cell>
          <table:table-cell office:value-type="float" office:value="4668610" table:style-name="ce1">
            <text:p>4668610</text:p>
          </table:table-cell>
          <table:table-cell office:value-type="float" office:value="1160" table:style-name="ce1">
            <text:p>1160</text:p>
          </table:table-cell>
          <table:table-cell office:value-type="string" table:style-name="ce2">
            <text:p>42.1599570770652,-1.51048581877472</text:p>
          </table:table-cell>
          <table:table-cell table:style-name="ce3"/>
          <table:table-cell table:style-name="ce1"/>
          <table:table-cell office:value-type="string" table:style-name="ce1">
            <text:p>De 2,50/5 m de largo; 0,5 m de ancho y 0,6/0,7 m de grueso; de arenisca roja; tendido en el suelo; orientación a 35º.</text:p>
            <text:p>La superficie del extremo o cara SW ha podido ser labrada.</text:p>
          </table:table-cell>
          <table:table-cell table:style-name="ce1"/>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1">
            <text:p>Croquis</text:p>
          </table:table-cell>
          <table:table-cell office:value-type="string" table:style-name="ce1">
            <text:p>0109_DIB_130.pdf</text:p>
          </table:table-cell>
          <table:table-cell office:value-type="string" table:style-name="ce1">
            <text:p>Fotos</text:p>
          </table:table-cell>
          <table:table-cell office:value-type="string" table:style-name="ce1">
            <text:p>0109_FOT_131.pdf</text:p>
          </table:table-cell>
          <table:table-cell table:number-columns-repeated="16361"/>
        </table:table-row>
        <table:table-row table:style-name="ro1">
          <table:table-cell office:value-type="float" office:value="110" table:style-name="ce1">
            <text:p>110</text:p>
          </table:table-cell>
          <table:table-cell office:value-type="string" table:style-name="ce1">
            <text:p>LUURZU I-II-III-IV</text:p>
          </table:table-cell>
          <table:table-cell office:value-type="float" office:value="2" table:style-name="ce1">
            <text:p>2</text:p>
          </table:table-cell>
          <table:table-cell office:value-type="string" table:style-name="ce1">
            <text:p>Túmulos</text:p>
          </table:table-cell>
          <table:table-cell office:value-type="string" table:style-name="ce1">
            <text:p>Quinto Real</text:p>
          </table:table-cell>
          <table:table-cell office:value-type="string" table:style-name="ce1">
            <text:p>Junto al dolmen de Luurzu, a unos 40 al E</text:p>
            <text:p>Hoja cartográfica Nº: 91-9</text:p>
          </table:table-cell>
          <table:table-cell office:value-type="string" table:style-name="ce1">
            <text:p>Urkiaga</text:p>
          </table:table-cell>
          <table:table-cell table:style-name="ce1"/>
          <table:table-cell office:value-type="float" office:value="623010" table:style-name="ce1">
            <text:p>623010</text:p>
          </table:table-cell>
          <table:table-cell office:value-type="float" office:value="4668580" table:style-name="ce1">
            <text:p>4668580</text:p>
          </table:table-cell>
          <table:table-cell office:value-type="float" office:value="1170" table:style-name="ce1">
            <text:p>1170</text:p>
          </table:table-cell>
          <table:table-cell office:value-type="string" table:style-name="ce2">
            <text:p>42.1596932604737,-1.51097619235202</text:p>
          </table:table-cell>
          <table:table-cell office:value-type="date" office:date-value="1973-03-24T00:00:00" table:style-name="ce3">
            <text:p>sábado, marzo 24, 1973</text:p>
          </table:table-cell>
          <table:table-cell office:value-type="string" table:style-name="ce1">
            <text:p>Francisco Ondarra. En esa fecha los nº I y II. El 2 de junio de 1983 los nº III y IV.</text:p>
          </table:table-cell>
          <table:table-cell office:value-type="string" table:style-name="ce1">
            <text:p>Túmulo:</text:p>
            <text:p>- nº I <text:s text:c="2"/>: <text:s/>de 5 m de Ф y 0,4m de alto, de tierra y piedras areniscas</text:p>
            <text:p>- nº II, a 5 m del dolmen: de 3 m de Ф y 0,2 m de altura, de tierra y piedras areniscas, recubierto de hierba</text:p>
            <text:p>- nº III, a 0,5 m del dolmen, a 20º: de 2,5 m de Ф y 0,25 m de alto de tierra y piedras areniscas</text:p>
            <text:p>- nº IV, <text:s/>a 5,4 m de III por el S-SW: de 3 m de Ф y 0,3 m de alto de tierra y piedras areniscas.</text:p>
          </table:table-cell>
          <table:table-cell office:value-type="string" table:style-name="ce1">
            <text:p>No se conoce</text:p>
          </table:table-cell>
          <table:table-cell office:value-type="string" table:style-name="ce1">
            <text:p>Bibliografía: Educación y Cultura del Gobierno de Navarra. Arqueología nº 7 año 1988.</text:p>
          </table:table-cell>
          <table:table-cell table:style-name="ce1"/>
          <table:table-cell office:value-type="string" table:style-name="ce1">
            <text:p>Bloc 16: Artesiaga - Quinto Real.</text:p>
          </table:table-cell>
          <table:table-cell office:value-type="string" table:style-name="ce1">
            <text:p>Croquis</text:p>
          </table:table-cell>
          <table:table-cell office:value-type="string" table:style-name="ce1">
            <text:p>0110_DIB_132.pdf</text:p>
          </table:table-cell>
          <table:table-cell table:number-columns-repeated="16363" table:style-name="ce1"/>
        </table:table-row>
        <table:table-row table:style-name="ro1">
          <table:table-cell office:value-type="float" office:value="111" table:style-name="ce1">
            <text:p>111</text:p>
          </table:table-cell>
          <table:table-cell office:value-type="string" table:style-name="ce1">
            <text:p>LUURZU LEPOA HEGO-I</text:p>
          </table:table-cell>
          <table:table-cell office:value-type="float" office:value="1" table:style-name="ce1">
            <text:p>1</text:p>
          </table:table-cell>
          <table:table-cell office:value-type="string" table:style-name="ce1">
            <text:p>Dolmen</text:p>
          </table:table-cell>
          <table:table-cell office:value-type="string" table:style-name="ce1">
            <text:p>Quinto Real</text:p>
          </table:table-cell>
          <table:table-cell office:value-type="string" table:style-name="ce1">
            <text:p>A unos 500 m al S de la cumbre de Luurzu.</text:p>
            <text:p>Hoja cartográfica Nº: 91-9</text:p>
          </table:table-cell>
          <table:table-cell office:value-type="string" table:style-name="ce1">
            <text:p>Urkiaga</text:p>
          </table:table-cell>
          <table:table-cell table:style-name="ce1"/>
          <table:table-cell office:value-type="float" office:value="623210" table:style-name="ce1">
            <text:p>623210</text:p>
          </table:table-cell>
          <table:table-cell office:value-type="float" office:value="4668260" table:style-name="ce1">
            <text:p>4668260</text:p>
          </table:table-cell>
          <table:table-cell office:value-type="float" office:value="1095" table:style-name="ce1">
            <text:p>1095</text:p>
          </table:table-cell>
          <table:table-cell office:value-type="string" table:style-name="ce2">
            <text:p>42.1567807424162,-1.50862367194774</text:p>
          </table:table-cell>
          <table:table-cell office:value-type="date" office:date-value="1972-10-08T00:00:00" table:style-name="ce3">
            <text:p>domingo, octubre 08, 1972</text:p>
          </table:table-cell>
          <table:table-cell office:value-type="string" table:style-name="ce1">
            <text:p>Francisco Ondarra</text:p>
          </table:table-cell>
          <table:table-cell office:value-type="string" table:style-name="ce1">
            <text:p>Túmulo de 12,5 m de Ф <text:s/>y de 0,8 m de altura, compuesto de piedras y tierra y de dos losas "in situ", areniscas y pizarras.</text:p>
            <text:p>La losa nº 1: de 1,6 m de largo y 0,12 m de grueso; orientada a 145º.</text:p>
            <text:p>La losa nº 2: de 1 m de largo y 0,08 m de grueso y 0,22 m de alto; orientada a 30º.</text:p>
            <text:p>Tiene un hoyo central de 4 m de Ф con muy poca profundidad.</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1">
            <text:p>Croquis</text:p>
          </table:table-cell>
          <table:table-cell office:value-type="string" table:style-name="ce1">
            <text:p>0111_FOT_133.pdf</text:p>
          </table:table-cell>
          <table:table-cell table:number-columns-repeated="16363" table:style-name="ce1"/>
        </table:table-row>
        <table:table-row table:style-name="ro1">
          <table:table-cell office:value-type="float" office:value="112" table:style-name="ce1">
            <text:p>112</text:p>
          </table:table-cell>
          <table:table-cell office:value-type="string" table:style-name="ce1">
            <text:p>LUURZU LEPOA-II</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En el collado de Luurzu.</text:p>
            <text:p>Hoja cartográfica Nº: 91-9</text:p>
          </table:table-cell>
          <table:table-cell office:value-type="string" table:style-name="ce1">
            <text:p>Urkiaga</text:p>
          </table:table-cell>
          <table:table-cell table:style-name="ce1"/>
          <table:table-cell office:value-type="float" office:value="622695" table:style-name="ce1">
            <text:p>622695</text:p>
          </table:table-cell>
          <table:table-cell office:value-type="float" office:value="4668530" table:style-name="ce1">
            <text:p>4668530</text:p>
          </table:table-cell>
          <table:table-cell office:value-type="float" office:value="1170" table:style-name="ce1">
            <text:p>1170</text:p>
          </table:table-cell>
          <table:table-cell office:value-type="string" table:style-name="ce2">
            <text:p>42.1592925095994,-1.51479852321055</text:p>
          </table:table-cell>
          <table:table-cell table:style-name="ce3"/>
          <table:table-cell table:style-name="ce1"/>
          <table:table-cell office:value-type="string" table:style-name="ce1">
            <text:p>De unos 20 testigos de areniscas muy pequeñas, formado un circunferencia de 9 m de Ф.</text:p>
            <text:p>La piedra nº 1: de 0,92 m de alto; 0,4/0,2 m de ancho y de 0,2/0,3 m de grueso.</text:p>
            <text:p><text:s text:c="18"/>nº 2: <text:s/>de 1 m de largo.</text:p>
            <text:p><text:s text:c="18"/>nº 3: <text:s/>de 0,6 m de alto; 0,8 m de largo y 0,3 m de grueso</text:p>
            <text:p><text:s text:c="18"/>nº 4: <text:s/>de 0,8 m de largo</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table:number-columns-repeated="16365" table:style-name="ce1"/>
        </table:table-row>
        <table:table-row table:style-name="ro1">
          <table:table-cell office:value-type="float" office:value="113" table:style-name="ce1">
            <text:p>113</text:p>
          </table:table-cell>
          <table:table-cell office:value-type="string" table:style-name="ce1">
            <text:p>ARGINTZU LUURZU</text:p>
          </table:table-cell>
          <table:table-cell office:value-type="float" office:value="2" table:style-name="ce1">
            <text:p>2</text:p>
          </table:table-cell>
          <table:table-cell office:value-type="string" table:style-name="ce1">
            <text:p>Túmulo</text:p>
          </table:table-cell>
          <table:table-cell office:value-type="string" table:style-name="ce1">
            <text:p>Quinto Real - Irurita</text:p>
          </table:table-cell>
          <table:table-cell office:value-type="string" table:style-name="ce1">
            <text:p>En el collado entre Luurzu y Argintzo</text:p>
            <text:p>Hoja cartográfica Nº: 91-9</text:p>
          </table:table-cell>
          <table:table-cell office:value-type="string" table:style-name="ce1">
            <text:p>Urkiaga</text:p>
          </table:table-cell>
          <table:table-cell table:style-name="ce1"/>
          <table:table-cell office:value-type="float" office:value="623480" table:style-name="ce1">
            <text:p>623480</text:p>
          </table:table-cell>
          <table:table-cell office:value-type="float" office:value="4668780" table:style-name="ce1">
            <text:p>4668780</text:p>
          </table:table-cell>
          <table:table-cell office:value-type="float" office:value="1138" table:style-name="ce1">
            <text:p>1138</text:p>
          </table:table-cell>
          <table:table-cell office:value-type="string" table:style-name="ce2">
            <text:p>42.1614199585976,-1.50524637137487</text:p>
          </table:table-cell>
          <table:table-cell office:value-type="date" office:date-value="1905-05-11T00:00:00" table:style-name="ce3">
            <text:p>jueves, mayo 11, 1905</text:p>
          </table:table-cell>
          <table:table-cell office:value-type="string" table:style-name="ce1">
            <text:p>Tomás López Sellés</text:p>
          </table:table-cell>
          <table:table-cell office:value-type="string" table:style-name="ce1">
            <text:p>Túmulo circular de 11 m de Ф y 1 m de altura, de piedras calizas del terreno. Ligero cráter central sin piedras ni losas de cámara. Solo se ve una piedra a pocos metos al S.</text:p>
            <text:p><text:s/>A 20m al S existen dos crómlech.</text:p>
          </table:table-cell>
          <table:table-cell office:value-type="string" table:style-name="ce1">
            <text:p>No se conoce</text:p>
          </table:table-cell>
          <table:table-cell office:value-type="string" table:style-name="ce1">
            <text:p>Catalogado en MUNIBE con el nº 71-14, suplemento nº 1, año 1973.</text:p>
          </table:table-cell>
          <table:table-cell table:style-name="ce1"/>
          <table:table-cell office:value-type="string" table:style-name="ce1">
            <text:p>Bloc 16: Artesiaga - Quinto Real.</text:p>
          </table:table-cell>
          <table:table-cell office:value-type="string" table:style-name="ce1">
            <text:p>Croquis</text:p>
          </table:table-cell>
          <table:table-cell office:value-type="string" table:style-name="ce1">
            <text:p>0113_DIB_134.pdf</text:p>
          </table:table-cell>
          <table:table-cell table:number-columns-repeated="16363" table:style-name="ce1"/>
        </table:table-row>
        <table:table-row table:style-name="ro1">
          <table:table-cell office:value-type="float" office:value="114" table:style-name="ce1">
            <text:p>114</text:p>
          </table:table-cell>
          <table:table-cell office:value-type="string" table:style-name="ce1">
            <text:p>ARGINTZU-AITZ ZABALTOKI</text:p>
          </table:table-cell>
          <table:table-cell office:value-type="float" office:value="13" table:style-name="ce1">
            <text:p>13</text:p>
          </table:table-cell>
          <table:table-cell office:value-type="string" table:style-name="ce1">
            <text:p>Monolito</text:p>
          </table:table-cell>
          <table:table-cell office:value-type="string" table:style-name="ce1">
            <text:p>Quinto Real</text:p>
          </table:table-cell>
          <table:table-cell office:value-type="string" table:style-name="ce1">
            <text:p>Entre el túmulo y el crómlech Argintzu-I</text:p>
            <text:p>Hoja cartográfica Nº: 91-9</text:p>
          </table:table-cell>
          <table:table-cell office:value-type="string" table:style-name="ce1">
            <text:p>Urkiaga</text:p>
          </table:table-cell>
          <table:table-cell table:style-name="ce1"/>
          <table:table-cell office:value-type="float" office:value="623460" table:style-name="ce1">
            <text:p>623460</text:p>
          </table:table-cell>
          <table:table-cell office:value-type="float" office:value="4668860" table:style-name="ce1">
            <text:p>4668860</text:p>
          </table:table-cell>
          <table:table-cell office:value-type="float" office:value="1140" table:style-name="ce1">
            <text:p>1140</text:p>
          </table:table-cell>
          <table:table-cell office:value-type="string" table:style-name="ce2">
            <text:p>42.1621433796601,-1.50547144228402</text:p>
          </table:table-cell>
          <table:table-cell office:value-type="date" office:date-value="1973-03-24T00:00:00" table:style-name="ce3">
            <text:p>sábado, marzo 24, 1973</text:p>
          </table:table-cell>
          <table:table-cell office:value-type="string" table:style-name="ce1">
            <text:p>Francisco Ondarra</text:p>
          </table:table-cell>
          <table:table-cell office:value-type="string" table:style-name="ce1">
            <text:p>De 3,65 m de largo; 0,5/1,25 m de ancho; orientado a 10º; tendido sobre el suelo; piedra arenisca.</text:p>
          </table:table-cell>
          <table:table-cell table:style-name="ce1"/>
          <table:table-cell office:value-type="string" table:style-name="ce1">
            <text:p>Bibliografía:</text:p>
            <text:p>- Revista Príncipe de Viana nº 142/143, año 1976</text:p>
            <text:p>- MUNIBE nº 35, año 1983</text:p>
          </table:table-cell>
          <table:table-cell table:style-name="ce1"/>
          <table:table-cell office:value-type="string" table:style-name="ce1">
            <text:p>Bloc 16: Artesiaga - Quinto Real.</text:p>
          </table:table-cell>
          <table:table-cell office:value-type="string" table:style-name="ce1">
            <text:p>Croquis</text:p>
          </table:table-cell>
          <table:table-cell office:value-type="string" table:style-name="ce1">
            <text:p>0114_DIB_135.pdf</text:p>
          </table:table-cell>
          <table:table-cell office:value-type="string" table:style-name="ce1">
            <text:p>Fotos</text:p>
          </table:table-cell>
          <table:table-cell office:value-type="string" table:style-name="ce1">
            <text:p>0114_FOT_136.pdf</text:p>
          </table:table-cell>
          <table:table-cell table:number-columns-repeated="16361" table:style-name="ce1"/>
        </table:table-row>
        <table:table-row table:style-name="ro1">
          <table:table-cell office:value-type="float" office:value="115" table:style-name="ce1">
            <text:p>115</text:p>
          </table:table-cell>
          <table:table-cell office:value-type="string" table:style-name="ce1">
            <text:p>ARGINTZUKO LEPOA</text:p>
          </table:table-cell>
          <table:table-cell office:value-type="float" office:value="5" table:style-name="ce1">
            <text:p>5</text:p>
          </table:table-cell>
          <table:table-cell office:value-type="string" table:style-name="ce1">
            <text:p>Crómlech (3)</text:p>
          </table:table-cell>
          <table:table-cell office:value-type="string" table:style-name="ce1">
            <text:p>El I y II en Quinto Real y el III en el Baztan</text:p>
          </table:table-cell>
          <table:table-cell office:value-type="string" table:style-name="ce1">
            <text:p>En el collado entre Argintzu al NE y Luurzu al SW.</text:p>
            <text:p>Hoja cartográfica Nº: 91-9</text:p>
          </table:table-cell>
          <table:table-cell office:value-type="string" table:style-name="ce1">
            <text:p>Urkiaga</text:p>
          </table:table-cell>
          <table:table-cell table:style-name="ce1"/>
          <table:table-cell office:value-type="float" office:value="623485" table:style-name="ce1">
            <text:p>623485</text:p>
          </table:table-cell>
          <table:table-cell office:value-type="float" office:value="4668820" table:style-name="ce1">
            <text:p>4668820</text:p>
          </table:table-cell>
          <table:table-cell office:value-type="float" office:value="1138" table:style-name="ce1">
            <text:p>1138</text:p>
          </table:table-cell>
          <table:table-cell office:value-type="string" table:style-name="ce2">
            <text:p>42.1617793037908,-1.50517738659227</text:p>
          </table:table-cell>
          <table:table-cell office:value-type="date" office:date-value="1973-03-24T00:00:00" table:style-name="ce3">
            <text:p>sábado, marzo 24, 1973</text:p>
          </table:table-cell>
          <table:table-cell office:value-type="string" table:style-name="ce1">
            <text:p>Francisco Ondarra</text:p>
          </table:table-cell>
          <table:table-cell office:value-type="string" table:style-name="ce1">
            <text:p>Nº I: a 15m al SE del túmulo, formado por 16 testigos de piedra arenisca que forman un círculo de 5 m de Ф; medidas de las piedras.</text:p>
            <text:p>- nº 1: 1,5 m de alto; 0,5 m de ancho y 0,2 m de grueso; muy inclinada hacia el S.</text:p>
            <text:p>- nº 2: 0,9 m de largo, tendida y casi sepultada</text:p>
            <text:p>- nº 3: 0,9 m de alto</text:p>
            <text:p>- nº 4: 0,8 m de largo</text:p>
            <text:p>- nº 5: 0,8 m de largo y 0,8 m de ancho y casi oculta</text:p>
            <text:p/>
            <text:p>Nº II: a 45 m al NE del túmulo, formado por 30 testigos de piedras arenicas pequeñas que forman un círculo de 3,5 m de Ф; en su interior existe un concavidad. La piedra nº 1 está sepultada en parte y mide 1,35 m de largo; la piedra nº 2 tiene 0,9 m de largo y la nº 3 tiene 0,85 m de largo.</text:p>
            <text:p/>
            <text:p>Nº III: a 30 m al W del túmulo en término de Baztan, tiene 10 testigos de piedras areniscas que forman un círculo de 6 m de Ф, cóncavo en su interior con la mitad de los testigos dispuestos radialmente. El nº 1 mide 0,55 m de largo; el nº 2 mide 0,35 m y otra tumbada en el centro de 0,9 x 0,6 x 0,15 m.</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table:number-columns-repeated="16365" table:style-name="ce1"/>
        </table:table-row>
        <table:table-row table:style-name="ro1">
          <table:table-cell office:value-type="float" office:value="116" table:style-name="ce1">
            <text:p>116</text:p>
          </table:table-cell>
          <table:table-cell office:value-type="string" table:style-name="ce1">
            <text:p>ARGINTZU SOLTALDEA</text:p>
          </table:table-cell>
          <table:table-cell office:value-type="float" office:value="5" table:style-name="ce1">
            <text:p>5</text:p>
          </table:table-cell>
          <table:table-cell office:value-type="string" table:style-name="ce1">
            <text:p>Crómlech</text:p>
          </table:table-cell>
          <table:table-cell office:value-type="string" table:style-name="ce1">
            <text:p>Quinto Real</text:p>
          </table:table-cell>
          <table:table-cell office:value-type="string" table:style-name="ce1">
            <text:p>Situado en el cabezo, estribación de Argintzu.</text:p>
            <text:p>Hoja cartográfica Nº: 91-9</text:p>
          </table:table-cell>
          <table:table-cell office:value-type="string" table:style-name="ce1">
            <text:p>Urkiaga</text:p>
          </table:table-cell>
          <table:table-cell table:style-name="ce1"/>
          <table:table-cell office:value-type="float" office:value="624000" table:style-name="ce1">
            <text:p>624000</text:p>
          </table:table-cell>
          <table:table-cell office:value-type="float" office:value="4668700" table:style-name="ce1">
            <text:p>4668700</text:p>
          </table:table-cell>
          <table:table-cell office:value-type="float" office:value="1122" table:style-name="ce1">
            <text:p>1122</text:p>
          </table:table-cell>
          <table:table-cell office:value-type="string" table:style-name="ce2">
            <text:p>42.1606175197493,-1.49897076731437</text:p>
          </table:table-cell>
          <table:table-cell office:value-type="date" office:date-value="1973-11-03T00:00:00" table:style-name="ce3">
            <text:p>sábado, noviembre 03, 1973</text:p>
          </table:table-cell>
          <table:table-cell office:value-type="string" table:style-name="ce1">
            <text:p>Francisco Ondarra</text:p>
          </table:table-cell>
          <table:table-cell office:value-type="string" table:style-name="ce1">
            <text:p>Unos 30 testigos de piedra, la mayoría de pizarras, menos los marcados en el croquis con los números 1, 14 y 21 que son de arenisca y el 18 que es de cuarzo blanco. Forman un círculo de 6 m de Ф.</text:p>
            <text:p>Las piedras más altas miden 0,3 y 0,25 m; la nº 11, que está tendida, mide 0,7 m de largo, 0,7 m de ancho y 0,05 m de grueso.</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1">
            <text:p>Croquis</text:p>
          </table:table-cell>
          <table:table-cell office:value-type="string" table:style-name="ce1">
            <text:p>0116_DIB_138.pdf</text:p>
          </table:table-cell>
          <table:table-cell table:number-columns-repeated="16363" table:style-name="ce1"/>
        </table:table-row>
        <table:table-row table:style-name="ro1">
          <table:table-cell office:value-type="float" office:value="117" table:style-name="ce1">
            <text:p>117</text:p>
          </table:table-cell>
          <table:table-cell office:value-type="string" table:style-name="ce1">
            <text:p>ANTZABAL</text:p>
          </table:table-cell>
          <table:table-cell office:value-type="float" office:value="1" table:style-name="ce1">
            <text:p>1</text:p>
          </table:table-cell>
          <table:table-cell office:value-type="string" table:style-name="ce1">
            <text:p>Dolmen</text:p>
          </table:table-cell>
          <table:table-cell office:value-type="string" table:style-name="ce1">
            <text:p>Irurita</text:p>
          </table:table-cell>
          <table:table-cell office:value-type="string" table:style-name="ce1">
            <text:p>Irurita</text:p>
            <text:p>Hoja cartográfica Nº: 91-9</text:p>
          </table:table-cell>
          <table:table-cell office:value-type="string" table:style-name="ce1">
            <text:p>Irurita</text:p>
          </table:table-cell>
          <table:table-cell table:style-name="ce1"/>
          <table:table-cell office:value-type="float" office:value="622600" table:style-name="ce1">
            <text:p>622600</text:p>
          </table:table-cell>
          <table:table-cell office:value-type="float" office:value="4670580" table:style-name="ce1">
            <text:p>4670580</text:p>
          </table:table-cell>
          <table:table-cell office:value-type="float" office:value="670" table:style-name="ce1">
            <text:p>670</text:p>
          </table:table-cell>
          <table:table-cell office:value-type="string" table:style-name="ce2">
            <text:p>42.1777643057292,-1.5155165417816</text:p>
          </table:table-cell>
          <table:table-cell office:value-type="date" office:date-value="1982-11-01T00:00:00" table:style-name="ce3">
            <text:p>lunes, noviembre 01, 1982</text:p>
          </table:table-cell>
          <table:table-cell office:value-type="string" table:style-name="ce1">
            <text:p>Francisco Ondarra</text:p>
          </table:table-cell>
          <table:table-cell office:value-type="string" table:style-name="ce1">
            <text:p>Túmulo de unos 6 m de Ф <text:s/>y 0,4 m de altura por el lado W, pero desapareciendo por el lado S; de tierra y piedras con 6 losas de arenisca que miden:</text:p>
            <text:p>- nº 1 (N): <text:s/>0,4 m <text:s/>de alto; 1,45 m <text:s text:c="2"/>de largo; 0,16 m de grueso</text:p>
            <text:p>- nº 2 (N): <text:s/>0,1 m <text:s text:c="16"/>0,45 m <text:s text:c="19"/>0,1 m</text:p>
            <text:p>- nº 3 (E): <text:s text:c="2"/>0,3 m <text:s text:c="16"/>0,65 m <text:s text:c="19"/>0,13 m</text:p>
            <text:p>- nº 4 (W): 0,35 m <text:s text:c="14"/>0,8 m <text:s text:c="21"/>0,1/0,17 m</text:p>
            <text:p>- nº 5 (W): 0,5 m <text:s text:c="17"/>1 m <text:s text:c="23"/>0,1, 0,17 m</text:p>
            <text:p>- nº 6 <text:s/>¿cubierta?: 0,75 m de ancho; 2,42 m de largo y 0,25 m de grueso.</text:p>
            <text:p>Las losas 1, 2, 4 y 5 están clavadas verticalmente.</text:p>
            <text:p>Las losas 1, 4 y 5 han sido parcialmente destruídas, rebajando su altura.</text:p>
            <text:p>La losa 3 está clavada e inclinada hacia el exterior.</text:p>
            <text:p>La losa 6 está partida en 2 trozos y el trozo W mide 0,8 m de largo y está tumbdo sobre la losa 5.<text:s/></text:p>
            <text:p>Existen más trozos de losas.</text:p>
            <text:p>La cámara podría medir 1 m de ancho y unos 2 m de largo; orientada 105º. Hay un haya en el estremo W.</text:p>
          </table:table-cell>
          <table:table-cell office:value-type="string" table:style-name="ce1">
            <text:p>No se conoce.</text:p>
          </table:table-cell>
          <table:table-cell office:value-type="string" table:style-name="ce1">
            <text:p>Bibliografía: Revista Arqueología nº 7, editada por el Gobierno de Navarra en el año 1988.</text:p>
          </table:table-cell>
          <table:table-cell table:style-name="ce1"/>
          <table:table-cell office:value-type="string" table:style-name="ce1">
            <text:p>Bloc 16: Artesiaga - Quinto Real.</text:p>
          </table:table-cell>
          <table:table-cell office:value-type="string" table:style-name="ce1">
            <text:p>Croquis</text:p>
          </table:table-cell>
          <table:table-cell office:value-type="string" table:style-name="ce1">
            <text:p>0117_DIB_139.pdf</text:p>
          </table:table-cell>
          <table:table-cell table:number-columns-repeated="16363" table:style-name="ce1"/>
        </table:table-row>
        <table:table-row table:style-name="ro1">
          <table:table-cell office:value-type="float" office:value="118" table:style-name="ce1">
            <text:p>118</text:p>
          </table:table-cell>
          <table:table-cell office:value-type="string" table:style-name="ce1">
            <text:p>AUTRIN</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En lo alto de la cota 976 m.</text:p>
            <text:p>Hoja cartográfica Nº: 91-9</text:p>
          </table:table-cell>
          <table:table-cell office:value-type="string" table:style-name="ce1">
            <text:p>Urkiaga</text:p>
          </table:table-cell>
          <table:table-cell table:style-name="ce1"/>
          <table:table-cell office:value-type="float" office:value="624390" table:style-name="ce1">
            <text:p>624390</text:p>
          </table:table-cell>
          <table:table-cell office:value-type="float" office:value="4670000" table:style-name="ce1">
            <text:p>4670000</text:p>
          </table:table-cell>
          <table:table-cell office:value-type="float" office:value="976" table:style-name="ce1">
            <text:p>976</text:p>
          </table:table-cell>
          <table:table-cell office:value-type="string" table:style-name="ce2">
            <text:p>42.1722599402096,-1.49397372369137</text:p>
          </table:table-cell>
          <table:table-cell office:value-type="date" office:date-value="1973-12-28T00:00:00" table:style-name="ce3">
            <text:p>viernes, diciembre 28, 1973</text:p>
          </table:table-cell>
          <table:table-cell office:value-type="string" table:style-name="ce1">
            <text:p>Francisco Ondarra</text:p>
          </table:table-cell>
          <table:table-cell office:value-type="string" table:style-name="ce1">
            <text:p>Túmulo poco definido con una losa de 1,5 m de alto, de 1,10 m de largo y 0,2 m de grueso que es posiblemente de la cabecera y con dos losas fragmentadas, posiblemente las del N.: nº 2 <text:s/>de 0,2 m de alto , 0,33 m de largo y 0,1 m de grueso; nº 3 <text:s/>de 0,16 m de alto, 0,7 m de largo y 0,11 m de grueso.</text:p>
            <text:p>Orientación a 110º.</text:p>
            <text:p>Areniscas del terreno.</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office:value-type="string" table:style-name="ce1">
            <text:p>Croquis</text:p>
          </table:table-cell>
          <table:table-cell office:value-type="string" table:style-name="ce1">
            <text:p>0118_DIB_140.pdf</text:p>
          </table:table-cell>
          <table:table-cell office:value-type="string" table:style-name="ce1">
            <text:p>Foto</text:p>
          </table:table-cell>
          <table:table-cell office:value-type="string" table:style-name="ce1">
            <text:p>0118_FOT_141.pdf</text:p>
          </table:table-cell>
          <table:table-cell table:number-columns-repeated="16361" table:style-name="ce1"/>
        </table:table-row>
        <table:table-row table:style-name="ro1">
          <table:table-cell office:value-type="float" office:value="119" table:style-name="ce1">
            <text:p>119</text:p>
          </table:table-cell>
          <table:table-cell office:value-type="string" table:style-name="ce1">
            <text:p>AZALDEGIKO LEPOA-I</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A 50 m al NE del crómlech, al S de la cima de Autrin.</text:p>
            <text:p>Hoja cartográfica Nº: 91-9</text:p>
          </table:table-cell>
          <table:table-cell office:value-type="string" table:style-name="ce1">
            <text:p>Urkiaga</text:p>
          </table:table-cell>
          <table:table-cell table:style-name="ce1"/>
          <table:table-cell office:value-type="float" office:value="624370" table:style-name="ce1">
            <text:p>624370</text:p>
          </table:table-cell>
          <table:table-cell office:value-type="float" office:value="4669810" table:style-name="ce1">
            <text:p>4669810</text:p>
          </table:table-cell>
          <table:table-cell office:value-type="float" office:value="950" table:style-name="ce1">
            <text:p>950</text:p>
          </table:table-cell>
          <table:table-cell office:value-type="string" table:style-name="ce2">
            <text:p>42.1705524948061,-1.49425637062201</text:p>
          </table:table-cell>
          <table:table-cell office:value-type="date" office:date-value="1973-03-28T00:00:00" table:style-name="ce3">
            <text:p>miércoles, marzo 28, 1973</text:p>
          </table:table-cell>
          <table:table-cell office:value-type="string" table:style-name="ce1">
            <text:p>Tomás López Sellés</text:p>
          </table:table-cell>
          <table:table-cell office:value-type="string" table:style-name="ce1">
            <text:p>Túmulo de 12/13 m de Ф <text:s/>con 2 losas plantadas y otra tendida horizontalmente.<text:s/></text:p>
            <text:p>Areniscas del terreno.</text:p>
            <text:p>Las medidas de las losas son:</text:p>
            <text:p>- nº 1: <text:s/>0,25 m de altura; 0,8 m de largo y 0,12 m de grueso</text:p>
            <text:p>- nº 2: <text:s/>1m <text:s text:c="15"/>" <text:s text:c="7"/>0,45 m <text:s text:c="6"/>" <text:s text:c="8"/>0,2 m <text:s text:c="14"/>" <text:s text:c="4"/>. Oreintada a 85º.</text:p>
            <text:p>- nº 3 tendida: 1,5 m de ancho; 1,7 m de largo y 0,15 m de grueso</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table:number-columns-repeated="16365" table:style-name="ce1"/>
        </table:table-row>
        <table:table-row table:style-name="ro1">
          <table:table-cell office:value-type="float" office:value="120" table:style-name="ce1">
            <text:p>120</text:p>
          </table:table-cell>
          <table:table-cell office:value-type="string" table:style-name="ce1">
            <text:p>AZALDEGIKO LEPOA-II</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Al S de la cima de Autrin.</text:p>
            <text:p>Hoja cartográfica Nº: 91-9</text:p>
          </table:table-cell>
          <table:table-cell office:value-type="string" table:style-name="ce1">
            <text:p>Urkiaga</text:p>
          </table:table-cell>
          <table:table-cell table:style-name="ce1"/>
          <table:table-cell office:value-type="float" office:value="624350" table:style-name="ce1">
            <text:p>624350</text:p>
          </table:table-cell>
          <table:table-cell office:value-type="float" office:value="4670000" table:style-name="ce1">
            <text:p>4670000</text:p>
          </table:table-cell>
          <table:table-cell office:value-type="float" office:value="950" table:style-name="ce1">
            <text:p>950</text:p>
          </table:table-cell>
          <table:table-cell office:value-type="string" table:style-name="ce2">
            <text:p>42.1722662958292,-1.49445785349117</text:p>
          </table:table-cell>
          <table:table-cell office:value-type="date" office:date-value="1973-12-28T00:00:00" table:style-name="ce3">
            <text:p>viernes, diciembre 28, 1973</text:p>
          </table:table-cell>
          <table:table-cell office:value-type="string" table:style-name="ce1">
            <text:p>Francico Ondarra</text:p>
          </table:table-cell>
          <table:table-cell office:value-type="string" table:style-name="ce1">
            <text:p>4 Testigos constituyen un círculo de 5 m de Ф. Son de areniscas del terreno.</text:p>
            <text:p>La piedra nº 1, que es la mayor, mide 0,9 m de alto; 0,3 m de largo y 0,25 m de grueso.</text:p>
            <text:p>Las piedras nº 3 y nº 4 miden 0,3 m de alto y 0,5 m de largo.</text:p>
            <text:p>La nº 4 está completamente enterrada.</text:p>
          </table:table-cell>
          <table:table-cell office:value-type="string" table:style-name="ce1">
            <text:p>No se conoce.</text:p>
          </table:table-cell>
          <table:table-cell office:value-type="string" table:style-name="ce1">
            <text:p>Bibliografía: Revista Príncipe de Viana nº 142/143, año 1976.</text:p>
          </table:table-cell>
          <table:table-cell table:style-name="ce1"/>
          <table:table-cell office:value-type="string" table:style-name="ce1">
            <text:p>Bloc 16: Artesiaga - Quinto Real.</text:p>
          </table:table-cell>
          <table:table-cell table:number-columns-repeated="16365" table:style-name="ce1"/>
        </table:table-row>
        <table:table-row table:style-name="ro1">
          <table:table-cell office:value-type="float" office:value="121" table:style-name="ce1">
            <text:p>121</text:p>
          </table:table-cell>
          <table:table-cell office:value-type="string" table:style-name="ce1">
            <text:p>EZKIREGI</text:p>
          </table:table-cell>
          <table:table-cell office:value-type="float" office:value="7" table:style-name="ce1">
            <text:p>7</text:p>
          </table:table-cell>
          <table:table-cell office:value-type="string" table:style-name="ce1">
            <text:p>Dolmen corto abierto</text:p>
          </table:table-cell>
          <table:table-cell office:value-type="string" table:style-name="ce1">
            <text:p>Ardaiz</text:p>
          </table:table-cell>
          <table:table-cell office:value-type="string" table:style-name="ce1">
            <text:p>En la loma de su nombre, junto y a la derecha de la carretera.</text:p>
            <text:p>Hoja cartográfica Nº: 116-9</text:p>
          </table:table-cell>
          <table:table-cell office:value-type="string" table:style-name="ce1">
            <text:p>Valle del Arriasgoiti</text:p>
          </table:table-cell>
          <table:table-cell office:value-type="string" table:style-name="ce1">
            <text:p>Valle del Arriasgoiti#0121_TEX_143.pdf#</text:p>
          </table:table-cell>
          <table:table-cell office:value-type="float" office:value="625503" table:style-name="ce1">
            <text:p>625503</text:p>
          </table:table-cell>
          <table:table-cell office:value-type="float" office:value="4750400" table:style-name="ce1">
            <text:p>4750400</text:p>
          </table:table-cell>
          <table:table-cell office:value-type="float" office:value="695" table:style-name="ce1">
            <text:p>695</text:p>
          </table:table-cell>
          <table:table-cell office:value-type="string" table:style-name="ce2">
            <text:p>42.8958926174468,-1.46285021211537</text:p>
          </table:table-cell>
          <table:table-cell office:value-type="date" office:date-value="1905-04-17T00:00:00" table:style-name="ce3">
            <text:p>lunes, abril 17, 1905</text:p>
          </table:table-cell>
          <table:table-cell office:value-type="string" table:style-name="ce1">
            <text:p>José Miguel de Barandiaran</text:p>
          </table:table-cell>
          <table:table-cell office:value-type="string" table:style-name="ce1">
            <text:p>Túmulo desfigurado. 2 Losas y una cubierta fragmentada. Calizas del terreno.</text:p>
            <text:p>Según el croquis y los datos que figuran en Munibe cuando fue localizado, el monumento tenía cámara formada por tres losas con recinto rectangular en su origen. Hoy casi triangular, cubierta desplazada y rota en dos fragmentos apoyados en el túmulo, que tiene es su cara superior un surco artificial, que partiendo de un punto que dista 0,5 m del borde occidental y formando un zig-zag, va a desembocar en el borde oriental.</text:p>
            <text:p>En la acualidad (26-9-1987), la losa de cámara N está fraccionada en unos ocho trozos desparramados por la cámara. Al desconocer las medidas que puedo tener el túmulo en la fecha de localización, no se puede hacer una comparación de conservación. Sí se puede decir que en su parte S. hay un allanamiento del terreno, si no muy reciente, sí posterior a la fecha de su localización. En cuanto al resto de materiales, no parece que hayan sufrido modificación intencionada, como parece que le ha ocurrido a la losa mencionada.</text:p>
          </table:table-cell>
          <table:table-cell office:value-type="string" table:style-name="ce1">
            <text:p>De la cámara, en 1934 por José Miguel de Barandiaran.</text:p>
          </table:table-cell>
          <table:table-cell office:value-type="string" table:style-name="ce1">
            <text:p>Ajuar de la excavación:</text:p>
            <text:p>- 2 Hojas, una con retoque de uso, 1 lasca</text:p>
            <text:p>- 1 frag. De borde y cuello de cerámica inidentificable.</text:p>
            <text:p>Según J.M. de Barandiaran, existieron 5 útiles de silex fig. 1, 2, 3 y 5. Museo Arqueológico de Álava. Vitoria.</text:p>
            <text:p/>
            <text:p>Bibliografía:</text:p>
            <text:p>Barandiaran, JM: Huellas de Arte (1935).375</text:p>
            <text:p><text:s text:c="5"/>" <text:s text:c="22"/>: Catalogue des stations (1946)</text:p>
            <text:p><text:s text:c="5"/>" <text:s text:c="22"/>: Hombre Prehistórico… (1953)</text:p>
            <text:p><text:s text:c="5"/>" <text:s text:c="22"/>: Notas… (1963-64) Pág. 119</text:p>
            <text:p>Fernández Medrano, D.:Guía Sumaria… (1948)</text:p>
          </table:table-cell>
          <table:table-cell table:style-name="ce1"/>
          <table:table-cell office:value-type="string" table:style-name="ce1">
            <text:p>Bloc 17: Erro - Valcarlos - Arriasgoiti</text:p>
          </table:table-cell>
          <table:table-cell office:value-type="string" table:style-name="ce1">
            <text:p>Piezas silex</text:p>
          </table:table-cell>
          <table:table-cell office:value-type="string" table:style-name="ce1">
            <text:p>0121_DIB_142.pdf</text:p>
          </table:table-cell>
          <table:table-cell office:value-type="string" table:style-name="ce1">
            <text:p>Catálogo Errea</text:p>
          </table:table-cell>
          <table:table-cell office:value-type="string" table:style-name="ce1">
            <text:p>0121_TEX_145.pdf</text:p>
          </table:table-cell>
          <table:table-cell office:value-type="string" table:style-name="ce1">
            <text:p>Catálogo Zunzarren</text:p>
          </table:table-cell>
          <table:table-cell office:value-type="string" table:style-name="ce1">
            <text:p>0121_TEX_144.pdf</text:p>
          </table:table-cell>
          <table:table-cell office:value-type="string" table:style-name="ce1">
            <text:p>Croquis</text:p>
          </table:table-cell>
          <table:table-cell office:value-type="string" table:style-name="ce1">
            <text:p>0121_DIB_147.pdf</text:p>
          </table:table-cell>
          <table:table-cell office:value-type="string" table:style-name="ce1">
            <text:p>Fotos</text:p>
          </table:table-cell>
          <table:table-cell office:value-type="string" table:style-name="ce1">
            <text:p>0121_FOT_146.pdf</text:p>
          </table:table-cell>
          <table:table-cell table:number-columns-repeated="16355"/>
        </table:table-row>
        <table:table-row table:style-name="ro1">
          <table:table-cell office:value-type="float" office:value="122" table:style-name="ce1">
            <text:p>122</text:p>
          </table:table-cell>
          <table:table-cell office:value-type="string" table:style-name="ce1">
            <text:p>ARDAIZ - I</text:p>
          </table:table-cell>
          <table:table-cell office:value-type="float" office:value="9" table:style-name="ce1">
            <text:p>9</text:p>
          </table:table-cell>
          <table:table-cell office:value-type="string" table:style-name="ce1">
            <text:p>Dolmen largo abierto</text:p>
          </table:table-cell>
          <table:table-cell office:value-type="string" table:style-name="ce1">
            <text:p>Ardaiz</text:p>
          </table:table-cell>
          <table:table-cell office:value-type="string" table:style-name="ce1">
            <text:p>Al NE. del pueblo, en el monte Argitxoain, en el término Orgal.</text:p>
            <text:p>Hoja cartográfica Nº: 116-9</text:p>
          </table:table-cell>
          <table:table-cell office:value-type="string" table:style-name="ce1">
            <text:p>Valle del Arriasgoiti</text:p>
          </table:table-cell>
          <table:table-cell office:value-type="string" table:style-name="ce1">
            <text:p>Valle del Arriasgoiti#0121_TEX_143.pdf#</text:p>
          </table:table-cell>
          <table:table-cell office:value-type="float" office:value="627150" table:style-name="ce1">
            <text:p>627150</text:p>
          </table:table-cell>
          <table:table-cell office:value-type="float" office:value="4751075" table:style-name="ce1">
            <text:p>4751075</text:p>
          </table:table-cell>
          <table:table-cell office:value-type="float" office:value="945" table:style-name="ce1">
            <text:p>945</text:p>
          </table:table-cell>
          <table:table-cell office:value-type="string" table:style-name="ce2">
            <text:p>42.9016963254682,-1.44253217442052</text:p>
          </table:table-cell>
          <table:table-cell office:value-type="date" office:date-value="1905-04-17T00:00:00" table:style-name="ce3">
            <text:p>lunes, abril 17, 1905</text:p>
          </table:table-cell>
          <table:table-cell office:value-type="string" table:style-name="ce1">
            <text:p>José Miguel de Barandiaran</text:p>
          </table:table-cell>
          <table:table-cell office:value-type="string" table:style-name="ce1">
            <text:p>Túmulo desfigurado de unos 20 m de Ф. 5 Losas y una tendida. Calizas del terreno.</text:p>
            <text:p>Sobre un túmulo desfigurado de piedras, cubierto totalmente de bojes, se encuentran cinco losas más una tendida que parecen formar un recinto rectangular muy desfigurado.</text:p>
            <text:p>Cámara totalmente vaciada.</text:p>
            <text:p>Orientación a 110º.</text:p>
          </table:table-cell>
          <table:table-cell office:value-type="string" table:style-name="ce1">
            <text:p>No se conoce.</text:p>
          </table:table-cell>
          <table:table-cell office:value-type="string" table:style-name="ce1">
            <text:p>Los bojes que cubren el túmulo esconden el conjunto, impidiendo verlo.</text:p>
            <text:p>Aunque no se conoce excavación, se observa que a través del tiempo este monumento ha sufrido violaciones en busca del consabido tesoro.</text:p>
            <text:p>Con fecha 26-9-1987 se le colaca un hito señalizador, actividad de los socios de Gorosti.</text:p>
            <text:p/>
            <text:p>Bibliografía:</text:p>
            <text:p>Barandiaran, JM: Huellas de Arte (1935).375</text:p>
            <text:p><text:s text:c="5"/>" <text:s text:c="22"/>: Catalogue des stations (1946)</text:p>
            <text:p><text:s text:c="5"/>" <text:s text:c="22"/>: Hombre Prehistórico… (1953)</text:p>
            <text:p>Fernández Medrano, D.:Guía Sumaria… (1948)</text:p>
          </table:table-cell>
          <table:table-cell table:style-name="ce1"/>
          <table:table-cell office:value-type="string" table:style-name="ce1">
            <text:p>Bloc 17: Erro - Valcarlos - Arriasgoiti</text:p>
          </table:table-cell>
          <table:table-cell office:value-type="string" table:style-name="ce1">
            <text:p>Croquis</text:p>
          </table:table-cell>
          <table:table-cell office:value-type="string" table:style-name="ce1">
            <text:p>0122_DIB_148.pdf</text:p>
          </table:table-cell>
          <table:table-cell office:value-type="string" table:style-name="ce1">
            <text:p>Fotos</text:p>
          </table:table-cell>
          <table:table-cell office:value-type="string" table:style-name="ce1">
            <text:p>0122_FOT_149.pdf</text:p>
          </table:table-cell>
          <table:table-cell table:number-columns-repeated="16361" table:style-name="ce1"/>
        </table:table-row>
        <table:table-row table:style-name="ro1">
          <table:table-cell office:value-type="float" office:value="123" table:style-name="ce1">
            <text:p>123</text:p>
          </table:table-cell>
          <table:table-cell office:value-type="string" table:style-name="ce1">
            <text:p>ARDAIZ - II</text:p>
          </table:table-cell>
          <table:table-cell office:value-type="float" office:value="7" table:style-name="ce1">
            <text:p>7</text:p>
          </table:table-cell>
          <table:table-cell office:value-type="string" table:style-name="ce1">
            <text:p>Dolmen corto abierto</text:p>
          </table:table-cell>
          <table:table-cell office:value-type="string" table:style-name="ce1">
            <text:p>Ardaiz</text:p>
          </table:table-cell>
          <table:table-cell office:value-type="string" table:style-name="ce1">
            <text:p>Al NE del pueblo, monte Argitxoain, término Orgal, a 100 m al E. del Ardaiz-I</text:p>
            <text:p>Hoja cartográfica Nº: 116-9</text:p>
          </table:table-cell>
          <table:table-cell office:value-type="string" table:style-name="ce1">
            <text:p>Valle del Arriasgoiti</text:p>
          </table:table-cell>
          <table:table-cell office:value-type="string" table:style-name="ce1">
            <text:p>Valle del Arriasgoiti#0121_TEX_143.pdf#</text:p>
          </table:table-cell>
          <table:table-cell office:value-type="float" office:value="627000" table:style-name="ce1">
            <text:p>627000</text:p>
          </table:table-cell>
          <table:table-cell office:value-type="float" office:value="4751100" table:style-name="ce1">
            <text:p>4751100</text:p>
          </table:table-cell>
          <table:table-cell office:value-type="float" office:value="945" table:style-name="ce1">
            <text:p>945</text:p>
          </table:table-cell>
          <table:table-cell office:value-type="string" table:style-name="ce2">
            <text:p>42.9019463514216,-1.44436321196557</text:p>
          </table:table-cell>
          <table:table-cell office:value-type="date" office:date-value="1905-04-17T00:00:00" table:style-name="ce3">
            <text:p>lunes, abril 17, 1905</text:p>
          </table:table-cell>
          <table:table-cell office:value-type="string" table:style-name="ce1">
            <text:p>Por José Miguel de Barandiaran</text:p>
          </table:table-cell>
          <table:table-cell office:value-type="string" table:style-name="ce1">
            <text:p>Túmulo de piedras de 19 m de Ф. Calizas del terreno. 3 Losas formando recinto y una de cubierta.</text:p>
            <text:p>Recinto trapezoidal al cerrarse las paredes a la entrada. Losas basculadas por presión de la cubierta.</text:p>
            <text:p>Orientación a 130º.</text:p>
            <text:p>Túmulo casi tapado por los bojes.</text:p>
          </table:table-cell>
          <table:table-cell office:value-type="string" table:style-name="ce1">
            <text:p>No se conoce.</text:p>
          </table:table-cell>
          <table:table-cell office:value-type="string" table:style-name="ce1">
            <text:p>Al igual que el Ardaiz-I, con fecha 26-9-1987 se fue colocado un hito señalizador por el grupo Gorosti.</text:p>
            <text:p/>
            <text:p>Bibliografía:</text:p>
            <text:p>Barandiaran, JM: Huellas de Arte (1935).375</text:p>
            <text:p><text:s text:c="5"/>" <text:s text:c="22"/>: Catalogue des stations (1946)</text:p>
            <text:p><text:s text:c="5"/>" <text:s text:c="22"/>: Hombre Prehistórico… (1953)</text:p>
            <text:p>Fernández Medrano, D.:Guía Sumaria… (1948)</text:p>
          </table:table-cell>
          <table:table-cell table:style-name="ce1"/>
          <table:table-cell office:value-type="string" table:style-name="ce1">
            <text:p>Bloc 17: Erro - Valcarlos - Arriasgoiti</text:p>
          </table:table-cell>
          <table:table-cell office:value-type="string" table:style-name="ce1">
            <text:p>Croquis</text:p>
          </table:table-cell>
          <table:table-cell office:value-type="string" table:style-name="ce1">
            <text:p>0123_DIB_151.pdf</text:p>
          </table:table-cell>
          <table:table-cell office:value-type="string" table:style-name="ce1">
            <text:p>Fotos</text:p>
          </table:table-cell>
          <table:table-cell office:value-type="string" table:style-name="ce1">
            <text:p>0123_FOT_150.pdf</text:p>
          </table:table-cell>
          <table:table-cell table:number-columns-repeated="16361" table:style-name="ce1"/>
        </table:table-row>
        <table:table-row table:style-name="ro1">
          <table:table-cell office:value-type="float" office:value="124" table:style-name="ce1">
            <text:p>124</text:p>
          </table:table-cell>
          <table:table-cell office:value-type="string" table:style-name="ce1">
            <text:p>OIARZABAL IPAR (BIORRETA - I)</text:p>
          </table:table-cell>
          <table:table-cell office:value-type="float" office:value="7" table:style-name="ce1">
            <text:p>7</text:p>
          </table:table-cell>
          <table:table-cell office:value-type="string" table:style-name="ce1">
            <text:p>Dolmen corto abierto</text:p>
          </table:table-cell>
          <table:table-cell office:value-type="string" table:style-name="ce1">
            <text:p>Ardaiz - Zunzarren</text:p>
          </table:table-cell>
          <table:table-cell office:value-type="string" table:style-name="ce1">
            <text:p>En la cresta divisoria de Biorreta - Ardaiz, prolongación monte Etarte.</text:p>
            <text:p>Hoja cartográfica Nº: 116-9</text:p>
          </table:table-cell>
          <table:table-cell office:value-type="string" table:style-name="ce1">
            <text:p>Valle del Arriasgoiti</text:p>
          </table:table-cell>
          <table:table-cell office:value-type="string" table:style-name="ce1">
            <text:p>Valle del Arriasgoiti#0121_TEX_143.pdf#</text:p>
          </table:table-cell>
          <table:table-cell office:value-type="float" office:value="627500" table:style-name="ce1">
            <text:p>627500</text:p>
          </table:table-cell>
          <table:table-cell office:value-type="float" office:value="4748750" table:style-name="ce1">
            <text:p>4748750</text:p>
          </table:table-cell>
          <table:table-cell office:value-type="float" office:value="970" table:style-name="ce1">
            <text:p>970</text:p>
          </table:table-cell>
          <table:table-cell office:value-type="string" table:style-name="ce2">
            <text:p>42.8807084837374,-1.4387746571971</text:p>
          </table:table-cell>
          <table:table-cell office:value-type="date" office:date-value="1905-05-06T00:00:00" table:style-name="ce3">
            <text:p>sábado, mayo 06, 1905</text:p>
          </table:table-cell>
          <table:table-cell office:value-type="string" table:style-name="ce1">
            <text:p>Tomás López Sellés</text:p>
          </table:table-cell>
          <table:table-cell office:value-type="string" table:style-name="ce1">
            <text:p>Túmulo de 10 m de Ф <text:s/>y 0,45 m de alto. Calizas del terreno. 3 Losas y cubierta desplazada.</text:p>
            <text:p>Túmulo rebajado y recinto de la cámara rectangular.</text:p>
            <text:p>Orientación E.</text:p>
          </table:table-cell>
          <table:table-cell office:value-type="string" table:style-name="ce1">
            <text:p>No se conoce</text:p>
          </table:table-cell>
          <table:table-cell office:value-type="string" table:style-name="ce1">
            <text:p>Pendiente de colacar hito señalizador.</text:p>
            <text:p>En el mes de marzo de 1988 se recopilan nuevos topónimos de la zona donde se ubica el dolmen. Esta cota se denomina Oiarzalmendi, antes Aska.</text:p>
            <text:p>Desde el monumento, en la prolongación W, al SW se divisa Elomendi; al S., Peña Izaga; al N., Asi.</text:p>
            <text:p/>
            <text:p>Bibliografía:</text:p>
            <text:p>López Sellés, Tomás: Nuevos dólmenes… 1956 nº 3.</text:p>
            <text:p><text:s text:c="5"/>" <text:s text:c="29"/>: Nuevos hallazgos… 1960. <text:s/>246</text:p>
          </table:table-cell>
          <table:table-cell table:style-name="ce1"/>
          <table:table-cell office:value-type="string" table:style-name="ce1">
            <text:p>Bloc 17: Erro - Valcarlos - Arriasgoiti</text:p>
          </table:table-cell>
          <table:table-cell office:value-type="string" table:style-name="ce1">
            <text:p>Fotos</text:p>
          </table:table-cell>
          <table:table-cell office:value-type="string" table:style-name="ce1">
            <text:p>0124_FOT_152.pdf</text:p>
          </table:table-cell>
          <table:table-cell table:number-columns-repeated="16363" table:style-name="ce1"/>
        </table:table-row>
        <table:table-row table:style-name="ro1">
          <table:table-cell office:value-type="float" office:value="125" table:style-name="ce1">
            <text:p>125</text:p>
          </table:table-cell>
          <table:table-cell office:value-type="string" table:style-name="ce1">
            <text:p>OIARZABAL HEGO BIORRETA - II</text:p>
          </table:table-cell>
          <table:table-cell office:value-type="float" office:value="7" table:style-name="ce1">
            <text:p>7</text:p>
          </table:table-cell>
          <table:table-cell office:value-type="string" table:style-name="ce1">
            <text:p>Dolmen corto abierto</text:p>
          </table:table-cell>
          <table:table-cell office:value-type="string" table:style-name="ce1">
            <text:p>Zunzarren</text:p>
          </table:table-cell>
          <table:table-cell office:value-type="string" table:style-name="ce1">
            <text:p>Al SE. del Biorreta - I, en una pequeña loma que desciende a Biorreta.</text:p>
            <text:p>Hoja cartográfica Nº: 116-13</text:p>
          </table:table-cell>
          <table:table-cell office:value-type="string" table:style-name="ce1">
            <text:p>Valle de Arriasgoiti</text:p>
          </table:table-cell>
          <table:table-cell office:value-type="string" table:style-name="ce1">
            <text:p>Valle de Arriasgoiti#0121_TEX_143.pdf#</text:p>
          </table:table-cell>
          <table:table-cell office:value-type="float" office:value="687565" table:style-name="ce1">
            <text:p>687565</text:p>
          </table:table-cell>
          <table:table-cell office:value-type="float" office:value="4748000" table:style-name="ce1">
            <text:p>4748000</text:p>
          </table:table-cell>
          <table:table-cell office:value-type="float" office:value="800" table:style-name="ce1">
            <text:p>800</text:p>
          </table:table-cell>
          <table:table-cell office:value-type="string" table:style-name="ce2">
            <text:p>42.8615733314173,-0.704019199694967</text:p>
          </table:table-cell>
          <table:table-cell office:value-type="date" office:date-value="1905-05-06T00:00:00" table:style-name="ce3">
            <text:p>sábado, mayo 06, 1905</text:p>
          </table:table-cell>
          <table:table-cell office:value-type="string" table:style-name="ce1">
            <text:p>Tomás López Sellés</text:p>
          </table:table-cell>
          <table:table-cell office:value-type="string" table:style-name="ce1">
            <text:p>Túmulo de piedras desfigurado por una alambrada. Sin cubierta</text:p>
            <text:p>Orientacion E.</text:p>
          </table:table-cell>
          <table:table-cell office:value-type="string" table:style-name="ce1">
            <text:p>No se conoce.</text:p>
          </table:table-cell>
          <table:table-cell office:value-type="string" table:style-name="ce1">
            <text:p>Pendiente de colocación de un hito señalizador.</text:p>
            <text:p/>
            <text:p>Tópez Sellés, Tomás: <text:s/>Nuevos hallazgos… 1960. <text:s/>246</text:p>
          </table:table-cell>
          <table:table-cell table:style-name="ce1"/>
          <table:table-cell office:value-type="string" table:style-name="ce1">
            <text:p>Bloc 17: Erro - Valcarlos - Arriasgoiti</text:p>
          </table:table-cell>
          <table:table-cell office:value-type="string" table:style-name="ce1">
            <text:p>Fotos</text:p>
          </table:table-cell>
          <table:table-cell office:value-type="string" table:style-name="ce1">
            <text:p>0125_FOT_153.pdf</text:p>
          </table:table-cell>
          <table:table-cell table:number-columns-repeated="16363" table:style-name="ce1"/>
        </table:table-row>
        <table:table-row table:style-name="ro1">
          <table:table-cell office:value-type="float" office:value="126" table:style-name="ce1">
            <text:p>126</text:p>
          </table:table-cell>
          <table:table-cell office:value-type="string" table:style-name="ce1">
            <text:p>Argibel</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Bloc 17: Erro - Valcarlos - Arriasgoiti</text:p>
          </table:table-cell>
          <table:table-cell office:value-type="string" table:style-name="ce1">
            <text:p>Fotos</text:p>
          </table:table-cell>
          <table:table-cell office:value-type="string" table:style-name="ce1">
            <text:p>0126_FOT_154.pdf</text:p>
          </table:table-cell>
          <table:table-cell table:number-columns-repeated="16363" table:style-name="ce1"/>
        </table:table-row>
        <table:table-row table:style-name="ro1">
          <table:table-cell office:value-type="float" office:value="127" table:style-name="ce1">
            <text:p>127</text:p>
          </table:table-cell>
          <table:table-cell office:value-type="string" table:style-name="ce1">
            <text:p>DONDORO</text:p>
          </table:table-cell>
          <table:table-cell office:value-type="float" office:value="9" table:style-name="ce1">
            <text:p>9</text:p>
          </table:table-cell>
          <table:table-cell office:value-type="string" table:style-name="ce1">
            <text:p>Dolmen largo abierto</text:p>
          </table:table-cell>
          <table:table-cell office:value-type="string" table:style-name="ce1">
            <text:p>Espinal</text:p>
          </table:table-cell>
          <table:table-cell office:value-type="string" table:style-name="ce1">
            <text:p>A 1,3 km al WNW del pueblo</text:p>
            <text:p>Hoja cartográfica Nº: 116-2</text:p>
          </table:table-cell>
          <table:table-cell office:value-type="string" table:style-name="ce1">
            <text:p>Ruta 5, Itinerario 4: Espinal septentrional</text:p>
          </table:table-cell>
          <table:table-cell office:value-type="string" table:style-name="ce1">
            <text:p>Ruta 5, Itinerario 4: Espinal septentrional#0127_TEX_156.pdf#</text:p>
          </table:table-cell>
          <table:table-cell office:value-type="float" office:value="631760" table:style-name="ce1">
            <text:p>631760</text:p>
          </table:table-cell>
          <table:table-cell office:value-type="float" office:value="4760780" table:style-name="ce1">
            <text:p>4760780</text:p>
          </table:table-cell>
          <table:table-cell office:value-type="float" office:value="896" table:style-name="ce1">
            <text:p>896</text:p>
          </table:table-cell>
          <table:table-cell office:value-type="string" table:style-name="ce2">
            <text:p>42.9882747756823,-1.38380126224327</text:p>
          </table:table-cell>
          <table:table-cell office:value-type="date" office:date-value="1905-04-07T00:00:00" table:style-name="ce3">
            <text:p>viernes, abril 07, 1905</text:p>
          </table:table-cell>
          <table:table-cell office:value-type="string" table:style-name="ce1">
            <text:p>Silvestre Irigoyen</text:p>
          </table:table-cell>
          <table:table-cell office:value-type="string" table:style-name="ce1">
            <text:p>Túmulo muy poco apreciable de calizas del terreno y 4 losas. Probablemente circular. La cámara forma un recinto rectangular abierto.</text:p>
            <text:p>Orientación a 90º.</text:p>
            <text:p/>
            <text:p>Resultado de la excavación: No se conoce ningún ajuar. En el Museo de Navarra, Pamplona, existe una lasca.</text:p>
          </table:table-cell>
          <table:table-cell office:value-type="string" table:style-name="ce1">
            <text:p>T. Aranzadi y J.M. Barandiaran en 1925</text:p>
          </table:table-cell>
          <table:table-cell office:value-type="string" table:style-name="ce1">
            <text:p>Con fecha <text:s/>25-7-1989 le fue colocado un hito señalizador por el grupo de Gorosti y voluntarios del lugar.</text:p>
            <text:p/>
            <text:p>Descripción de la zona de Espinal - Aurizperri y listado de monumentos megalíticos. (Ver en Anexos)</text:p>
            <text:p/>
            <text:p>Bibliografía: MUNIBE 1973, Suplemento nº 1.</text:p>
            <text:p>Nº de catálogo: 68-4.</text:p>
          </table:table-cell>
          <table:table-cell table:style-name="ce1"/>
          <table:table-cell office:value-type="string" table:style-name="ce1">
            <text:p>Bloc 17: Erro - Valcarlos - Arriasgoiti</text:p>
          </table:table-cell>
          <table:table-cell office:value-type="string" table:style-name="ce1">
            <text:p>Descripción de la zona de Espinal - Aurizperri y listado de monumentos megalíticos.</text:p>
          </table:table-cell>
          <table:table-cell office:value-type="string" table:style-name="ce1">
            <text:p>0127_TEX_155.pdf</text:p>
          </table:table-cell>
          <table:table-cell office:value-type="string" table:style-name="ce1">
            <text:p>Croquis</text:p>
          </table:table-cell>
          <table:table-cell office:value-type="string" table:style-name="ce1">
            <text:p>0127_DIB_158.pdf</text:p>
          </table:table-cell>
          <table:table-cell office:value-type="string" table:style-name="ce1">
            <text:p>Fotos</text:p>
          </table:table-cell>
          <table:table-cell office:value-type="string" table:style-name="ce1">
            <text:p>0127_FOT_157.pdf</text:p>
          </table:table-cell>
          <table:table-cell table:number-columns-repeated="16359" table:style-name="ce1"/>
        </table:table-row>
        <table:table-row table:style-name="ro1">
          <table:table-cell office:value-type="float" office:value="128" table:style-name="ce1">
            <text:p>128</text:p>
          </table:table-cell>
          <table:table-cell office:value-type="string" table:style-name="ce1">
            <text:p>URDANTXARRETA</text:p>
          </table:table-cell>
          <table:table-cell office:value-type="float" office:value="1" table:style-name="ce1">
            <text:p>1</text:p>
          </table:table-cell>
          <table:table-cell office:value-type="string" table:style-name="ce1">
            <text:p>Dolmen corto?</text:p>
          </table:table-cell>
          <table:table-cell office:value-type="string" table:style-name="ce1">
            <text:p>Espinal</text:p>
          </table:table-cell>
          <table:table-cell office:value-type="string" table:style-name="ce1">
            <text:p>1,7 km NNW pueblo, ladera meridional Mendiaundi.</text:p>
            <text:p>Hoja cartográfica Nº: 116-2</text:p>
          </table:table-cell>
          <table:table-cell office:value-type="string" table:style-name="ce1">
            <text:p>Ruta 5, Itinerario 4: Espinal septentrional</text:p>
          </table:table-cell>
          <table:table-cell office:value-type="string" table:style-name="ce1">
            <text:p>Ruta 5, Itinerario 4: Espinal septentrional#0127_TEX_156.pdf#</text:p>
          </table:table-cell>
          <table:table-cell office:value-type="float" office:value="632520" table:style-name="ce1">
            <text:p>632520</text:p>
          </table:table-cell>
          <table:table-cell office:value-type="float" office:value="4761500" table:style-name="ce1">
            <text:p>4761500</text:p>
          </table:table-cell>
          <table:table-cell office:value-type="float" office:value="905" table:style-name="ce1">
            <text:p>905</text:p>
          </table:table-cell>
          <table:table-cell office:value-type="string" table:style-name="ce2">
            <text:p>42.9946238421852,-1.37431173337785</text:p>
          </table:table-cell>
          <table:table-cell office:value-type="date" office:date-value="1905-04-07T00:00:00" table:style-name="ce3">
            <text:p>viernes, abril 07, 1905</text:p>
          </table:table-cell>
          <table:table-cell office:value-type="string" table:style-name="ce1">
            <text:p>Silvestre Irigoyen</text:p>
          </table:table-cell>
          <table:table-cell office:value-type="string" table:style-name="ce1">
            <text:p>Túmulo circular con 3 losas y 10 m de Ф <text:s/>y 0,9 m de alto. En 1925, de las losas de la cámara, dos están en una pared y una en la opuesta.</text:p>
            <text:p>Orientación E - W.</text:p>
          </table:table-cell>
          <table:table-cell office:value-type="string" table:style-name="ce1">
            <text:p>T. Aranzadi y J.M. Barandiaran en 1925.</text:p>
          </table:table-cell>
          <table:table-cell office:value-type="string" table:style-name="ce1">
            <text:p>Resultado de la excavación: una lasca informe de silex (Museo de San Telmo, San sebastián)</text:p>
            <text:p>Bibliografía: MUNIBE 1973, Suplemento nº 1.</text:p>
            <text:p>Nº de catálogo: 68-3.</text:p>
            <text:p>En 1984 se pudo comprobar había desaparecido como tal al pasar por encima la pista que ampliaba el camino adyacente al monumento. Hoy se percibe una forma tumular con piedras dispersas.</text:p>
          </table:table-cell>
          <table:table-cell table:style-name="ce1"/>
          <table:table-cell office:value-type="string" table:style-name="ce1">
            <text:p>Bloc 17: Erro - Valcarlos - Arriasgoiti</text:p>
          </table:table-cell>
          <table:table-cell table:number-columns-repeated="16365" table:style-name="ce1"/>
        </table:table-row>
        <table:table-row table:style-name="ro1">
          <table:table-cell office:value-type="float" office:value="129" table:style-name="ce1">
            <text:p>129</text:p>
          </table:table-cell>
          <table:table-cell office:value-type="string" table:style-name="ce1">
            <text:p>OTEGI</text:p>
          </table:table-cell>
          <table:table-cell office:value-type="float" office:value="1" table:style-name="ce1">
            <text:p>1</text:p>
          </table:table-cell>
          <table:table-cell office:value-type="string" table:style-name="ce1">
            <text:p>Dolmen</text:p>
          </table:table-cell>
          <table:table-cell office:value-type="string" table:style-name="ce1">
            <text:p>Espinal</text:p>
          </table:table-cell>
          <table:table-cell office:value-type="string" table:style-name="ce1">
            <text:p>Lado izdo. Carretera a Burguete. Entre bifurcaci. Aoiz - Garralda</text:p>
            <text:p>Hoja cartográfica Nº: 116-3</text:p>
          </table:table-cell>
          <table:table-cell office:value-type="string" table:style-name="ce1">
            <text:p>Ruta 5, Itinerario 3: Espinal oriental.</text:p>
          </table:table-cell>
          <table:table-cell office:value-type="string" table:style-name="ce1">
            <text:p>Ruta 5, Itinerario 3: Espinal oriental.#0127_TEX_156.pdf#</text:p>
          </table:table-cell>
          <table:table-cell office:value-type="float" office:value="634575" table:style-name="ce1">
            <text:p>634575</text:p>
          </table:table-cell>
          <table:table-cell office:value-type="float" office:value="4759770" table:style-name="ce1">
            <text:p>4759770</text:p>
          </table:table-cell>
          <table:table-cell office:value-type="float" office:value="872" table:style-name="ce1">
            <text:p>872</text:p>
          </table:table-cell>
          <table:table-cell office:value-type="string" table:style-name="ce2">
            <text:p>42.9786906919137,-1.3495289655876</text:p>
          </table:table-cell>
          <table:table-cell office:value-type="date" office:date-value="1905-04-08T00:00:00" table:style-name="ce3">
            <text:p>sábado, abril 08, 1905</text:p>
          </table:table-cell>
          <table:table-cell office:value-type="string" table:style-name="ce1">
            <text:p>T. Aranzadi y J.M. Barandiaran</text:p>
          </table:table-cell>
          <table:table-cell office:value-type="string" table:style-name="ce1">
            <text:p>Dolmen con 1 losa. Túmulo circular.</text:p>
            <text:p>Cámara reducida a una losa vertical y fragmentos dispersos de otras.</text:p>
          </table:table-cell>
          <table:table-cell office:value-type="string" table:style-name="ce1">
            <text:p>T. Aranzadi y J.M. Barandiaran en 1925.</text:p>
          </table:table-cell>
          <table:table-cell office:value-type="string" table:style-name="ce1">
            <text:p>En la excavación subsiguiente al descubrimiento del dolmen no se obtuvo ajuar alguno. Esta circunstancia llevó a los excavadores a no considerar el monumento como dolmen. J.M.Barandiaran lo admite como tal.</text:p>
            <text:p>Hacia finales de mayo de 1989, los terrenos donde estaba ubicado el dolmen fueron labrados para la siembra de patata. Por este motivo el dolmen ha desaparecido. Este hecho tuvo como réplica un escrito de la Sociedad Gorosti que, difundido por prensa y radio, denunciaba a la opinión pública el atropello cometido. La denuncia fue difundida hacia el 3 de julio de 1989.</text:p>
            <text:p/>
            <text:p>Bibliografía: MUNIBE 1973, Suplemento nº 1.</text:p>
            <text:p>Nº de catálogo: 68-9.</text:p>
          </table:table-cell>
          <table:table-cell table:style-name="ce1"/>
          <table:table-cell office:value-type="string" table:style-name="ce1">
            <text:p>Bloc 17: Erro - Valcarlos - Arriasgoiti</text:p>
          </table:table-cell>
          <table:table-cell office:value-type="string" table:style-name="ce1">
            <text:p>Fotos</text:p>
          </table:table-cell>
          <table:table-cell office:value-type="string" table:style-name="ce1">
            <text:p>0129_FOT_159.pdf</text:p>
          </table:table-cell>
          <table:table-cell table:number-columns-repeated="16363" table:style-name="ce1"/>
        </table:table-row>
        <table:table-row table:style-name="ro1">
          <table:table-cell office:value-type="float" office:value="130" table:style-name="ce1">
            <text:p>130</text:p>
          </table:table-cell>
          <table:table-cell office:value-type="string" table:style-name="ce1">
            <text:p>MUGARRI</text:p>
          </table:table-cell>
          <table:table-cell office:value-type="float" office:value="2" table:style-name="ce1">
            <text:p>2</text:p>
          </table:table-cell>
          <table:table-cell office:value-type="string" table:style-name="ce1">
            <text:p>Túmulo</text:p>
          </table:table-cell>
          <table:table-cell office:value-type="string" table:style-name="ce1">
            <text:p>Viscarret</text:p>
          </table:table-cell>
          <table:table-cell office:value-type="string" table:style-name="ce1">
            <text:p>45´en camino Tiratun, entre barrancos Bordasoro - Odiako erreka</text:p>
            <text:p>Hoja cartográfica Nº: 116-1</text:p>
          </table:table-cell>
          <table:table-cell office:value-type="string" table:style-name="ce1">
            <text:p>Ruta 5: Itinerario nº 1, Linzoain.</text:p>
          </table:table-cell>
          <table:table-cell office:value-type="string" table:style-name="ce1">
            <text:p>Ruta 5: Itinerario nº 1, Linzoain.#0127_TEX_156.pdf#</text:p>
          </table:table-cell>
          <table:table-cell office:value-type="float" office:value="627245" table:style-name="ce1">
            <text:p>627245</text:p>
          </table:table-cell>
          <table:table-cell office:value-type="float" office:value="4759965" table:style-name="ce1">
            <text:p>4759965</text:p>
          </table:table-cell>
          <table:table-cell office:value-type="float" office:value="1080" table:style-name="ce1">
            <text:p>1080</text:p>
          </table:table-cell>
          <table:table-cell office:value-type="string" table:style-name="ce2">
            <text:p>42.981706849955,-1.43934848860144</text:p>
          </table:table-cell>
          <table:table-cell office:value-type="date" office:date-value="1905-05-11T00:00:00" table:style-name="ce3">
            <text:p>jueves, mayo 11, 1905</text:p>
          </table:table-cell>
          <table:table-cell office:value-type="string" table:style-name="ce1">
            <text:p>Tomás López Sellés</text:p>
          </table:table-cell>
          <table:table-cell office:value-type="string" table:style-name="ce1">
            <text:p>Túmulo circular de 12 m de Ф <text:s/>y 1 m de alto.</text:p>
            <text:p>Cráter central sin losas de cámara.</text:p>
          </table:table-cell>
          <table:table-cell office:value-type="string" table:style-name="ce1">
            <text:p>No se conoce,</text:p>
          </table:table-cell>
          <table:table-cell office:value-type="string" table:style-name="ce1">
            <text:p>MUNIBE, nº de catálogo: 68-13.</text:p>
          </table:table-cell>
          <table:table-cell table:style-name="ce1"/>
          <table:table-cell office:value-type="string" table:style-name="ce1">
            <text:p>Bloc 17: Erro - Valcarlos - Arriasgoiti</text:p>
          </table:table-cell>
          <table:table-cell table:number-columns-repeated="16365" table:style-name="ce1"/>
        </table:table-row>
        <table:table-row table:style-name="ro1">
          <table:table-cell office:value-type="float" office:value="131" table:style-name="ce1">
            <text:p>131</text:p>
          </table:table-cell>
          <table:table-cell office:value-type="string" table:style-name="ce1">
            <text:p>ARRIURDIN</text:p>
          </table:table-cell>
          <table:table-cell office:value-type="float" office:value="9" table:style-name="ce1">
            <text:p>9</text:p>
          </table:table-cell>
          <table:table-cell office:value-type="string" table:style-name="ce1">
            <text:p>Dolmen largo abierto</text:p>
          </table:table-cell>
          <table:table-cell office:value-type="string" table:style-name="ce1">
            <text:p>Mezquiriz</text:p>
          </table:table-cell>
          <table:table-cell office:value-type="string" table:style-name="ce1">
            <text:p>10´ alto y 100 m alambrada divisoria de Mezquiriz y Espinal.</text:p>
            <text:p>Hoja cartográfica Nº: 116-2</text:p>
          </table:table-cell>
          <table:table-cell office:value-type="string" table:style-name="ce1">
            <text:p>Ruta 5, Itinerario 2: Alto Puerto de Mezquiriz.</text:p>
          </table:table-cell>
          <table:table-cell office:value-type="string" table:style-name="ce1">
            <text:p>Ruta 5, Itinerario 2: Alto Puerto de Mezquiriz.#0127_TEX_156.pdf#</text:p>
          </table:table-cell>
          <table:table-cell office:value-type="float" office:value="631950" table:style-name="ce1">
            <text:p>631950</text:p>
          </table:table-cell>
          <table:table-cell office:value-type="float" office:value="4759580" table:style-name="ce1">
            <text:p>4759580</text:p>
          </table:table-cell>
          <table:table-cell office:value-type="float" office:value="930" table:style-name="ce1">
            <text:p>930</text:p>
          </table:table-cell>
          <table:table-cell office:value-type="string" table:style-name="ce2">
            <text:p>42.977440025804,-1.38175498979143</text:p>
          </table:table-cell>
          <table:table-cell office:value-type="date" office:date-value="1905-04-07T00:00:00" table:style-name="ce3">
            <text:p>viernes, abril 07, 1905</text:p>
          </table:table-cell>
          <table:table-cell office:value-type="string" table:style-name="ce1">
            <text:p>S. Irigoyen</text:p>
          </table:table-cell>
          <table:table-cell office:value-type="string" table:style-name="ce1">
            <text:p>Túmulo circular con 5 losas de calizas del terreno, muy poco apreciable.</text:p>
            <text:p>Cámara con al menos cinco losas, formando un recinto rectangular.</text:p>
            <text:p>Orientación a 90º.</text:p>
            <text:p/>
            <text:p>Ajuar encontrado en la excavación:</text:p>
            <text:p>- 37 lascas informes de sílex y fragmentos de cerámica.</text:p>
            <text:p>El Museo de Navarra guarda los siguientes objetos:</text:p>
            <text:p>- 1 microraspador en extremos de lasca</text:p>
            <text:p>- 1 lasca con una parte de margen retocado con retoque directo y parte mayor con retoque inverso de la cara opuesta</text:p>
            <text:p>- 2 lascas</text:p>
            <text:p>- 2 hojas menudas</text:p>
            <text:p>- 1 trozo ocre</text:p>
            <text:p>- 1 esquirla apuntada en forma de alisador pulimentado y aguzado al fuego.</text:p>
            <text:p/>
            <text:p>Bibliografía: MUNIBE 1973, suplemento nº 1</text:p>
            <text:p>Nº de catalogación: 68-5.</text:p>
          </table:table-cell>
          <table:table-cell office:value-type="string" table:style-name="ce1">
            <text:p>T. Aranzadi y J.M. Barandiaran en 1926.</text:p>
          </table:table-cell>
          <table:table-cell office:value-type="string" table:style-name="ce1">
            <text:p>En el año 1985 apenas se distingue el túmulo, viéndose 4 losas; en la parte oriental hay 1 en pie, rota en 2 trozos.</text:p>
            <text:p>Al S. una losa pqueña recostada en la anterior y otra losa inclinada en la cámara apreciable.</text:p>
            <text:p>En el primer semestre de 1989 una máquina lo destruye al preparar el terreno para sembrar, a pesar de haber sido advertido el maquinista por Juan Mª Martínez Txoperena.</text:p>
            <text:p>Aunque justamente se distingue un pequeño montículo de lo que fue el túmulo, parece ser que la cámara podría seguir existiendo, tapada con tierra.</text:p>
            <text:p>Cuando se prospeccionó esta zona en 1984, se llegó a ver en otra campa labrada al E. unas losas removidas por la máquina, quedando la duda de si pudiera tratarse de otro dolmen.</text:p>
          </table:table-cell>
          <table:table-cell table:style-name="ce1"/>
          <table:table-cell office:value-type="string" table:style-name="ce1">
            <text:p>Bloc 17: Erro - Valcarlos - Arriasgoiti</text:p>
          </table:table-cell>
          <table:table-cell office:value-type="string" table:style-name="ce1">
            <text:p>Croquis</text:p>
          </table:table-cell>
          <table:table-cell office:value-type="string" table:style-name="ce1">
            <text:p>0131_DIB_160.pdf</text:p>
          </table:table-cell>
          <table:table-cell office:value-type="string" table:style-name="ce1">
            <text:p>Foto</text:p>
          </table:table-cell>
          <table:table-cell office:value-type="string" table:style-name="ce1">
            <text:p>0131_FOT_161.pdf</text:p>
          </table:table-cell>
          <table:table-cell table:number-columns-repeated="16361"/>
        </table:table-row>
        <table:table-row table:style-name="ro1">
          <table:table-cell office:value-type="float" office:value="132" table:style-name="ce1">
            <text:p>132</text:p>
          </table:table-cell>
          <table:table-cell office:value-type="string" table:style-name="ce1">
            <text:p>ERLEBIZKARRA</text:p>
          </table:table-cell>
          <table:table-cell office:value-type="float" office:value="1" table:style-name="ce1">
            <text:p>1</text:p>
          </table:table-cell>
          <table:table-cell office:value-type="string" table:style-name="ce1">
            <text:p>Dolmen</text:p>
          </table:table-cell>
          <table:table-cell office:value-type="string" table:style-name="ce1">
            <text:p>Espinal</text:p>
          </table:table-cell>
          <table:table-cell table:number-columns-repeated="6" table:style-name="ce1"/>
          <table:table-cell table:style-name="ce2"/>
          <table:table-cell table:style-name="ce3"/>
          <table:table-cell table:style-name="ce1"/>
          <table:table-cell office:value-type="string" table:style-name="ce1">
            <text:p>Túmulo circular de piedras. No se conoce ajuar.</text:p>
            <text:p/>
            <text:p>Bibliografía: MUNIBE 1973, suplemento nº 1</text:p>
            <text:p>Nº de catalogación: 68-7.</text:p>
          </table:table-cell>
          <table:table-cell office:value-type="string" table:style-name="ce1">
            <text:p>T. Aranzadi y J.M. Barandiaran en 1925.</text:p>
          </table:table-cell>
          <table:table-cell office:value-type="string" table:style-name="ce1">
            <text:p>Este dolmen desapareció en 1935 al ampliarse el cementerio.</text:p>
          </table:table-cell>
          <table:table-cell table:style-name="ce1"/>
          <table:table-cell office:value-type="string" table:style-name="ce1">
            <text:p>Bloc 17: Erro - Valcarlos - Arriasgoiti</text:p>
          </table:table-cell>
          <table:table-cell table:number-columns-repeated="16365" table:style-name="ce1"/>
        </table:table-row>
        <table:table-row table:style-name="ro1">
          <table:table-cell office:value-type="float" office:value="133" table:style-name="ce1">
            <text:p>133</text:p>
          </table:table-cell>
          <table:table-cell office:value-type="string" table:style-name="ce1">
            <text:p>URRITZ MUNO</text:p>
          </table:table-cell>
          <table:table-cell office:value-type="float" office:value="2" table:style-name="ce1">
            <text:p>2</text:p>
          </table:table-cell>
          <table:table-cell office:value-type="string" table:style-name="ce1">
            <text:p>Túmulo</text:p>
          </table:table-cell>
          <table:table-cell office:value-type="string" table:style-name="ce1">
            <text:p>Espinal</text:p>
          </table:table-cell>
          <table:table-cell office:value-type="string" table:style-name="ce1">
            <text:p>0,6 km del pueblo y 30 m de la carretera a Burguete</text:p>
            <text:p>Hoja cartográfica Nº: 116-2</text:p>
          </table:table-cell>
          <table:table-cell office:value-type="string" table:style-name="ce1">
            <text:p>Ruta 5, Itinerario 3: Espinal oriental.</text:p>
          </table:table-cell>
          <table:table-cell office:value-type="string" table:style-name="ce1">
            <text:p>Ruta 5, Itinerario 3: Espinal oriental.#0127_TEX_156.pdf#</text:p>
          </table:table-cell>
          <table:table-cell office:value-type="float" office:value="633950" table:style-name="ce1">
            <text:p>633950</text:p>
          </table:table-cell>
          <table:table-cell office:value-type="float" office:value="4759900" table:style-name="ce1">
            <text:p>4759900</text:p>
          </table:table-cell>
          <table:table-cell office:value-type="float" office:value="877" table:style-name="ce1">
            <text:p>877</text:p>
          </table:table-cell>
          <table:table-cell office:value-type="string" table:style-name="ce2">
            <text:p>42.9799711303662,-1.35715991670158</text:p>
          </table:table-cell>
          <table:table-cell office:value-type="date" office:date-value="1905-04-07T00:00:00" table:style-name="ce3">
            <text:p>viernes, abril 07, 1905</text:p>
          </table:table-cell>
          <table:table-cell office:value-type="string" table:style-name="ce1">
            <text:p>S. Irigoyen</text:p>
          </table:table-cell>
          <table:table-cell office:value-type="string" table:style-name="ce1">
            <text:p>Túmulo irregular, muy pronumciado por el lado N. y muy rebajado por el lado S.</text:p>
            <text:p>Gran cráter central, del que ha desaparecido la cámara cuando en 1870 se desmanteló el monumento.</text:p>
            <text:p/>
            <text:p>Ajuar encontrado en la excavaión:</text:p>
            <text:p>- 1 fragmento de cerámica basta (Museo de San Telmo, San Sebastián)</text:p>
            <text:p>- 1 fragmento de panza con pitón pequeño</text:p>
            <text:p>- 1 fragmento de panza con pitón redondo (Museo de Navarra)</text:p>
            <text:p/>
            <text:p>Bibliografía: MUNIBE 1973, suplemento nº 1</text:p>
            <text:p>Nº de catalogación: 68-8.</text:p>
          </table:table-cell>
          <table:table-cell office:value-type="string" table:style-name="ce1">
            <text:p>T. Aranzadi y J.M. Barandiaran en 1926.</text:p>
          </table:table-cell>
          <table:table-cell table:number-columns-repeated="2" table:style-name="ce1"/>
          <table:table-cell office:value-type="string" table:style-name="ce1">
            <text:p>Bloc 17: Erro - Valcarlos - Arriasgoiti</text:p>
          </table:table-cell>
          <table:table-cell table:number-columns-repeated="16365" table:style-name="ce1"/>
        </table:table-row>
        <table:table-row table:style-name="ro1">
          <table:table-cell office:value-type="float" office:value="134" table:style-name="ce1">
            <text:p>134</text:p>
          </table:table-cell>
          <table:table-cell office:value-type="string" table:style-name="ce1">
            <text:p>BARATZEKO ERREKA</text:p>
          </table:table-cell>
          <table:table-cell office:value-type="float" office:value="7" table:style-name="ce1">
            <text:p>7</text:p>
          </table:table-cell>
          <table:table-cell office:value-type="string" table:style-name="ce1">
            <text:p>Dolmen corto abierto</text:p>
          </table:table-cell>
          <table:table-cell office:value-type="string" table:style-name="ce1">
            <text:p>Espinal</text:p>
          </table:table-cell>
          <table:table-cell office:value-type="string" table:style-name="ce1">
            <text:p>A 2,2 km de Espinal al ESE., a la derecha de la regata de su nombre</text:p>
            <text:p>Hoja cartográfica Nº: 116-3</text:p>
          </table:table-cell>
          <table:table-cell office:value-type="string" table:style-name="ce1">
            <text:p>Ruta 5, Itinerario 3: Espinal oriental.</text:p>
          </table:table-cell>
          <table:table-cell office:value-type="string" table:style-name="ce1">
            <text:p>Ruta 5, Itinerario 3: Espinal oriental.#0127_TEX_156.pdf#</text:p>
          </table:table-cell>
          <table:table-cell office:value-type="float" office:value="635175" table:style-name="ce1">
            <text:p>635175</text:p>
          </table:table-cell>
          <table:table-cell office:value-type="float" office:value="4759200" table:style-name="ce1">
            <text:p>4759200</text:p>
          </table:table-cell>
          <table:table-cell office:value-type="float" office:value="870" table:style-name="ce1">
            <text:p>870</text:p>
          </table:table-cell>
          <table:table-cell office:value-type="string" table:style-name="ce2">
            <text:p>42.9734535944549,-1.34231123552735</text:p>
          </table:table-cell>
          <table:table-cell office:value-type="date" office:date-value="1905-04-07T00:00:00" table:style-name="ce3">
            <text:p>viernes, abril 07, 1905</text:p>
          </table:table-cell>
          <table:table-cell office:value-type="string" table:style-name="ce1">
            <text:p>Silvestre Irigoyen</text:p>
          </table:table-cell>
          <table:table-cell office:value-type="string" table:style-name="ce1">
            <text:p>Dolmen corto abierto. Calizas del terreno.</text:p>
            <text:p>Túmulo poco apreciable, que apenas destaca del terreno. Quedó cortado al N. al labrar el terreno, quedando a ras.</text:p>
            <text:p>Cámara con 3 losas, que conforman un recinto trapezoidal, estrechadoal E. hacia la entrada. Las losas están basculadas hacia el interior. No tiene cubierta. La orientación es de 130º.</text:p>
            <text:p/>
            <text:p>Ajuar encontrado en la excavación:</text:p>
            <text:p>- 3 hojas de sílex</text:p>
            <text:p>- 2 lascas</text:p>
            <text:p>- 1 punta de flecha (cobre o bronce) de pedúnculo central y aletas</text:p>
            <text:p>- restos humanos de al menos 5 inhumados, uno de ellos infante</text:p>
            <text:p>- restos de animales</text:p>
            <text:p>Museo de San Telmo, San Sebastián.</text:p>
            <text:p/>
            <text:p>Bibliografía: MUNIBE 1973, suplemento nº 1</text:p>
            <text:p>Nº de catalogación: 68-1.</text:p>
          </table:table-cell>
          <table:table-cell office:value-type="string" table:style-name="ce1">
            <text:p>T. Aranzadi y J.M. Barandiaran en 1925.</text:p>
          </table:table-cell>
          <table:table-cell office:value-type="string" table:style-name="ce1">
            <text:p>La Sociedad Gorosti con la inestimable colaboración de Juan Mª Martínez Txoperena y un grupo de jóvenes de Espinal y Garralda, colocó un hito señalizador el 25 de julio de 1989.</text:p>
          </table:table-cell>
          <table:table-cell table:style-name="ce1"/>
          <table:table-cell office:value-type="string" table:style-name="ce1">
            <text:p>Bloc 17: Erro - Valcarlos - Arriasgoiti</text:p>
          </table:table-cell>
          <table:table-cell office:value-type="string" table:style-name="ce1">
            <text:p>Croquis</text:p>
          </table:table-cell>
          <table:table-cell office:value-type="string" table:style-name="ce1">
            <text:p>0134_DIB_162.pdf</text:p>
          </table:table-cell>
          <table:table-cell office:value-type="string" table:style-name="ce1">
            <text:p>Fotos</text:p>
          </table:table-cell>
          <table:table-cell office:value-type="string" table:style-name="ce1">
            <text:p>0134_FOT_163.pdf</text:p>
          </table:table-cell>
          <table:table-cell table:number-columns-repeated="16361"/>
        </table:table-row>
        <table:table-row table:style-name="ro1">
          <table:table-cell office:value-type="float" office:value="135" table:style-name="ce1">
            <text:p>135</text:p>
          </table:table-cell>
          <table:table-cell office:value-type="string" table:style-name="ce1">
            <text:p>ARTZILO</text:p>
          </table:table-cell>
          <table:table-cell office:value-type="float" office:value="8" table:style-name="ce1">
            <text:p>8</text:p>
          </table:table-cell>
          <table:table-cell office:value-type="string" table:style-name="ce1">
            <text:p>Dolmen corto cerrado</text:p>
          </table:table-cell>
          <table:table-cell office:value-type="string" table:style-name="ce1">
            <text:p>Espinal</text:p>
          </table:table-cell>
          <table:table-cell office:value-type="string" table:style-name="ce1">
            <text:p>Ladera meridional del Menzuri, a 2 km al N. de Espinal.</text:p>
            <text:p>Hoja cartográfica Nº: 116-2</text:p>
          </table:table-cell>
          <table:table-cell office:value-type="string" table:style-name="ce1">
            <text:p>Ruta 5, Itinerario 4: Espinal septentrional.</text:p>
          </table:table-cell>
          <table:table-cell office:value-type="string" table:style-name="ce1">
            <text:p>Ruta 5, Itinerario 4: Espinal septentrional.#0127_TEX_156.pdf#</text:p>
          </table:table-cell>
          <table:table-cell office:value-type="float" office:value="633157" table:style-name="ce1">
            <text:p>633157</text:p>
          </table:table-cell>
          <table:table-cell office:value-type="float" office:value="4762230" table:style-name="ce1">
            <text:p>4762230</text:p>
          </table:table-cell>
          <table:table-cell office:value-type="float" office:value="930" table:style-name="ce1">
            <text:p>930</text:p>
          </table:table-cell>
          <table:table-cell office:value-type="string" table:style-name="ce2">
            <text:p>43.001083642907,-1.36632632508593</text:p>
          </table:table-cell>
          <table:table-cell office:value-type="date" office:date-value="1905-04-07T00:00:00" table:style-name="ce3">
            <text:p>viernes, abril 07, 1905</text:p>
          </table:table-cell>
          <table:table-cell office:value-type="string" table:style-name="ce1">
            <text:p>Silvestre Irigoyen</text:p>
          </table:table-cell>
          <table:table-cell office:value-type="string" table:style-name="ce1">
            <text:p>El túmulo circular de 13 m de Ф <text:s/>y 1,5 m de alto está formado por piedras de arenica del terreno.</text:p>
            <text:p>La cámara es un recinto rectangular formado por 4 losas y 1 de cubierta. Una losa se ha corrido hacia el esterior, tal vez por el peso de la cubierta. Ésta parece hallarse "in situ" y está partida en 2 trozos.</text:p>
            <text:p>Orientación a 60º.</text:p>
            <text:p/>
            <text:p>Ajuar encontrado en la excavación:</text:p>
            <text:p>- fragmentos de cerámica</text:p>
            <text:p>- objetos modernos.</text:p>
            <text:p>Museo de San Telmo, San Sebastián.</text:p>
            <text:p/>
            <text:p>Bibliografía: MUNIBE 1973, suplemento nº 1</text:p>
            <text:p>Nº de catalogación: 68-2.</text:p>
          </table:table-cell>
          <table:table-cell office:value-type="string" table:style-name="ce1">
            <text:p>T. Aranzadi y J.M. Barandiaran en 1925.</text:p>
          </table:table-cell>
          <table:table-cell office:value-type="string" table:style-name="ce1">
            <text:p>La Sociedad Gorosti con la inestimable colaboración de Juan Mª Martínez Txoperena y un grupo de jóvenes de Espinal y Garralda, colocó un hito señalizador el 25 de julio de 1989.</text:p>
          </table:table-cell>
          <table:table-cell table:style-name="ce1"/>
          <table:table-cell office:value-type="string" table:style-name="ce1">
            <text:p>Bloc 17: Erro - Valcarlos - Arriasgoiti</text:p>
          </table:table-cell>
          <table:table-cell office:value-type="string" table:style-name="ce1">
            <text:p>Croquis</text:p>
          </table:table-cell>
          <table:table-cell office:value-type="string" table:style-name="ce1">
            <text:p>0135_DIB_164.pdf</text:p>
          </table:table-cell>
          <table:table-cell office:value-type="string" table:style-name="ce1">
            <text:p>Fotos</text:p>
          </table:table-cell>
          <table:table-cell office:value-type="string" table:style-name="ce1">
            <text:p>0135_FOT_165.pdf</text:p>
          </table:table-cell>
          <table:table-cell table:number-columns-repeated="16361"/>
        </table:table-row>
        <table:table-row table:style-name="ro1">
          <table:table-cell office:value-type="float" office:value="136" table:style-name="ce1">
            <text:p>136</text:p>
          </table:table-cell>
          <table:table-cell office:value-type="string" table:style-name="ce1">
            <text:p>ODIEGO HEGO</text:p>
          </table:table-cell>
          <table:table-cell office:value-type="float" office:value="7" table:style-name="ce1">
            <text:p>7</text:p>
          </table:table-cell>
          <table:table-cell office:value-type="string" table:style-name="ce1">
            <text:p>Dolmen corto abierto</text:p>
          </table:table-cell>
          <table:table-cell office:value-type="string" table:style-name="ce1">
            <text:p>Valle de Erro</text:p>
          </table:table-cell>
          <table:table-cell office:value-type="string" table:style-name="ce1">
            <text:p>Detrás de Casa Establo del Ayuntamiento de Erro</text:p>
            <text:p>Hoja cartográfica Nº: 91-14</text:p>
          </table:table-cell>
          <table:table-cell office:value-type="string" table:style-name="ce1">
            <text:p>Ruta 5, Itinerario 5: Sorogain Hego.</text:p>
          </table:table-cell>
          <table:table-cell office:value-type="string" table:style-name="ce1">
            <text:p>Ruta 5, Itinerario 5: Sorogain Hego.#0127_TEX_156.pdf#</text:p>
          </table:table-cell>
          <table:table-cell office:value-type="float" office:value="629815" table:style-name="ce1">
            <text:p>629815</text:p>
          </table:table-cell>
          <table:table-cell office:value-type="float" office:value="4762940" table:style-name="ce1">
            <text:p>4762940</text:p>
          </table:table-cell>
          <table:table-cell office:value-type="float" office:value="840" table:style-name="ce1">
            <text:p>840</text:p>
          </table:table-cell>
          <table:table-cell office:value-type="string" table:style-name="ce2">
            <text:p>43.0080525958796,-1.40714773480845</text:p>
          </table:table-cell>
          <table:table-cell office:value-type="date" office:date-value="1955-04-03T00:00:00" table:style-name="ce3">
            <text:p>domingo, abril 03, 1955</text:p>
          </table:table-cell>
          <table:table-cell office:value-type="string" table:style-name="ce1">
            <text:p>Tomás López Sellés</text:p>
          </table:table-cell>
          <table:table-cell office:value-type="string" table:style-name="ce1">
            <text:p>El túmulo circular de 10 m de Ф fue destrozado al hacer un cargadero de madera.</text:p>
            <text:p>Dolmen de 3 losas. La losa E mide 1,63 m de largo; 0,7 m de anchura; 0,38 m de grueso. La losa W mide 1,78 m de largo; 1 m de ancho; 0,24 m de grosor. Un espino crece entre ambas. La cámara sepulcral se va estrechando progresivamente y mide 0,71 m al N y 0,5 m al S.<text:s/></text:p>
            <text:p>A unos 350 m al E puede verse la antigua borda "Casa de Pablo", cuya cubierta es de teja y cinc.</text:p>
            <text:p>Orientación N-S.</text:p>
            <text:p/>
            <text:p>Bibliografía: MUNIBE 1973, suplemento nº 1</text:p>
            <text:p>Nº de catalogación: 68-11.</text:p>
          </table:table-cell>
          <table:table-cell office:value-type="string" table:style-name="ce1">
            <text:p>No se conoce</text:p>
          </table:table-cell>
          <table:table-cell office:value-type="string" table:style-name="ce1">
            <text:p>La Sociedad Gorosti con la inestimable colaboración de Juan Mª Martínez Txoperena y un grupo de jóvenes de Espinal y Garralda, colocó un hito señalizador el 23 de julio de 1989.</text:p>
          </table:table-cell>
          <table:table-cell table:style-name="ce1"/>
          <table:table-cell office:value-type="string" table:style-name="ce1">
            <text:p>Bloc 17: Erro - Valcarlos - Arriasgoiti</text:p>
          </table:table-cell>
          <table:table-cell office:value-type="string" table:style-name="ce1">
            <text:p>Fotos</text:p>
          </table:table-cell>
          <table:table-cell office:value-type="string" table:style-name="ce1">
            <text:p>0136_FOT_166.pdf</text:p>
          </table:table-cell>
          <table:table-cell table:number-columns-repeated="16363" table:style-name="ce1"/>
        </table:table-row>
        <table:table-row table:style-name="ro1">
          <table:table-cell office:value-type="float" office:value="137" table:style-name="ce1">
            <text:p>137</text:p>
          </table:table-cell>
          <table:table-cell office:value-type="string" table:style-name="ce1">
            <text:p>ARREGI</text:p>
          </table:table-cell>
          <table:table-cell office:value-type="float" office:value="7" table:style-name="ce1">
            <text:p>7</text:p>
          </table:table-cell>
          <table:table-cell office:value-type="string" table:style-name="ce1">
            <text:p>Dolmen corto abierto</text:p>
          </table:table-cell>
          <table:table-cell office:value-type="string" table:style-name="ce1">
            <text:p>Espinal</text:p>
          </table:table-cell>
          <table:table-cell office:value-type="string" table:style-name="ce1">
            <text:p>Al S de la Casa Establo del Ayuntamiento de Erro, en el camino a Espinal</text:p>
            <text:p>Hoja cartográfica Nº: 91-14</text:p>
          </table:table-cell>
          <table:table-cell office:value-type="string" table:style-name="ce1">
            <text:p>Ruta 5, Itinerario 5: Sorogain Hego.</text:p>
          </table:table-cell>
          <table:table-cell office:value-type="string" table:style-name="ce1">
            <text:p>Ruta 5, Itinerario 5: Sorogain Hego.#0127_TEX_156.pdf#</text:p>
          </table:table-cell>
          <table:table-cell office:value-type="float" office:value="630265" table:style-name="ce1">
            <text:p>630265</text:p>
          </table:table-cell>
          <table:table-cell office:value-type="float" office:value="4762430" table:style-name="ce1">
            <text:p>4762430</text:p>
          </table:table-cell>
          <table:table-cell office:value-type="float" office:value="945" table:style-name="ce1">
            <text:p>945</text:p>
          </table:table-cell>
          <table:table-cell office:value-type="string" table:style-name="ce2">
            <text:p>43.0033848288074,-1.40174730326952</text:p>
          </table:table-cell>
          <table:table-cell office:value-type="date" office:date-value="1961-10-05T00:00:00" table:style-name="ce3">
            <text:p>jueves, octubre 05, 1961</text:p>
          </table:table-cell>
          <table:table-cell office:value-type="string" table:style-name="ce1">
            <text:p>Tomás López Sellés</text:p>
          </table:table-cell>
          <table:table-cell office:value-type="string" table:style-name="ce1">
            <text:p>El túmulo es circular de 15 m de Ф <text:s/>y 1,2 m de alto y aparece desfigurado. Calizas del terreno<text:s/></text:p>
            <text:p>Hay 3 losas en la cámara y 4 en el túmulo.</text:p>
            <text:p>Las 3 losas de la cámara forman un recinto trapezoidal.</text:p>
            <text:p>Orientación al S.</text:p>
            <text:p/>
            <text:p>Bibliografía: MUNIBE 1973, suplemento nº 1</text:p>
            <text:p>Nº de catalogación: 68-12.</text:p>
          </table:table-cell>
          <table:table-cell office:value-type="string" table:style-name="ce1">
            <text:p>No se conoce</text:p>
          </table:table-cell>
          <table:table-cell office:value-type="string" table:style-name="ce1">
            <text:p>El 23-7-1989 se le colocó el hito señalizador, tarea en la que colaboraron varios jóvenes del lugar.</text:p>
          </table:table-cell>
          <table:table-cell table:style-name="ce1"/>
          <table:table-cell office:value-type="string" table:style-name="ce1">
            <text:p>Bloc 17: Erro - Valcarlos - Arriasgoiti</text:p>
          </table:table-cell>
          <table:table-cell office:value-type="string" table:style-name="ce1">
            <text:p>Fotos</text:p>
          </table:table-cell>
          <table:table-cell office:value-type="string" table:style-name="ce1">
            <text:p>0137_FOT_167.pdf</text:p>
          </table:table-cell>
          <table:table-cell table:number-columns-repeated="16363" table:style-name="ce1"/>
        </table:table-row>
        <table:table-row table:style-name="ro1">
          <table:table-cell office:value-type="float" office:value="138" table:style-name="ce1">
            <text:p>138</text:p>
          </table:table-cell>
          <table:table-cell office:value-type="string" table:style-name="ce1">
            <text:p>BAGOMULTXU</text:p>
          </table:table-cell>
          <table:table-cell office:value-type="float" office:value="1" table:style-name="ce1">
            <text:p>1</text:p>
          </table:table-cell>
          <table:table-cell office:value-type="string" table:style-name="ce1">
            <text:p>Dolmen</text:p>
          </table:table-cell>
          <table:table-cell office:value-type="string" table:style-name="ce1">
            <text:p>Espinal</text:p>
          </table:table-cell>
          <table:table-cell office:value-type="string" table:style-name="ce1">
            <text:p>Hoja cartográfica Nº: 91-14</text:p>
          </table:table-cell>
          <table:table-cell office:value-type="string" table:style-name="ce1">
            <text:p>Ruta 5, Itinerario 5: Sorogain Hego.</text:p>
          </table:table-cell>
          <table:table-cell office:value-type="string" table:style-name="ce1">
            <text:p>Ruta 5, Itinerario 5: Sorogain Hego.#0127_TEX_156.pdf#</text:p>
          </table:table-cell>
          <table:table-cell office:value-type="float" office:value="630550" table:style-name="ce1">
            <text:p>630550</text:p>
          </table:table-cell>
          <table:table-cell office:value-type="float" office:value="4762650" table:style-name="ce1">
            <text:p>4762650</text:p>
          </table:table-cell>
          <table:table-cell office:value-type="float" office:value="1050" table:style-name="ce1">
            <text:p>1050</text:p>
          </table:table-cell>
          <table:table-cell office:value-type="string" table:style-name="ce2">
            <text:p>43.0053162969016,-1.398200441887</text:p>
          </table:table-cell>
          <table:table-cell office:value-type="date" office:date-value="1905-04-08T00:00:00" table:style-name="ce3">
            <text:p>sábado, abril 08, 1905</text:p>
          </table:table-cell>
          <table:table-cell office:value-type="string" table:style-name="ce1">
            <text:p>T. Aranzadi y JM. Barandiaran</text:p>
          </table:table-cell>
          <table:table-cell office:value-type="string" table:style-name="ce1">
            <text:p>El túmulo es circular de 8 m de Ф y muy poco apreciable. En él se observa un cráter central sin losas de cámara.</text:p>
            <text:p>Areniscas del terreno.</text:p>
            <text:p>Bibliografía: MUNIBE 1973, suplemento nº 1</text:p>
            <text:p>Nº de catalogación: 68-10.</text:p>
          </table:table-cell>
          <table:table-cell office:value-type="string" table:style-name="ce1">
            <text:p>T. Aranzadi y JM. Barandiaran</text:p>
          </table:table-cell>
          <table:table-cell office:value-type="string" table:style-name="ce1">
            <text:p>La excavación no tuvo resultado positivo: no se encontró ajuar alguno, por lo que estos autores lo consideraron dudoso.</text:p>
            <text:p>Hoy este dolmen no existe, ya que desapareció durante la guerra civil de 1936.</text:p>
          </table:table-cell>
          <table:table-cell table:style-name="ce1"/>
          <table:table-cell office:value-type="string" table:style-name="ce1">
            <text:p>Bloc 17: Erro - Valcarlos - Arriasgoiti</text:p>
          </table:table-cell>
          <table:table-cell table:number-columns-repeated="16365" table:style-name="ce1"/>
        </table:table-row>
        <table:table-row table:style-name="ro1">
          <table:table-cell office:value-type="float" office:value="139" table:style-name="ce1">
            <text:p>139</text:p>
          </table:table-cell>
          <table:table-cell office:value-type="string" table:style-name="ce1">
            <text:p>MENDIAUNDI</text:p>
          </table:table-cell>
          <table:table-cell office:value-type="float" office:value="7" table:style-name="ce1">
            <text:p>7</text:p>
          </table:table-cell>
          <table:table-cell office:value-type="string" table:style-name="ce1">
            <text:p>¿Dolmen corto abierto?</text:p>
          </table:table-cell>
          <table:table-cell office:value-type="string" table:style-name="ce1">
            <text:p>Espinal</text:p>
          </table:table-cell>
          <table:table-cell office:value-type="string" table:style-name="ce1">
            <text:p>En el collado entre Txasperro y Mendiaundi</text:p>
            <text:p>Hoja cartográfica Nº: 91-14</text:p>
          </table:table-cell>
          <table:table-cell office:value-type="string" table:style-name="ce1">
            <text:p>Ruta 5, Itinerario 5: Sorogain Hego.</text:p>
          </table:table-cell>
          <table:table-cell office:value-type="string" table:style-name="ce1">
            <text:p>Ruta 5, Itinerario 5: Sorogain Hego.#0127_TEX_156.pdf#</text:p>
          </table:table-cell>
          <table:table-cell office:value-type="float" office:value="632225" table:style-name="ce1">
            <text:p>632225</text:p>
          </table:table-cell>
          <table:table-cell office:value-type="float" office:value="4763270" table:style-name="ce1">
            <text:p>4763270</text:p>
          </table:table-cell>
          <table:table-cell office:value-type="float" office:value="1130" table:style-name="ce1">
            <text:p>1130</text:p>
          </table:table-cell>
          <table:table-cell office:value-type="string" table:style-name="ce2">
            <text:p>43.0106077804621,-1.37750990936948</text:p>
          </table:table-cell>
          <table:table-cell office:value-type="date" office:date-value="1905-04-07T00:00:00" table:style-name="ce3">
            <text:p>viernes, abril 07, 1905</text:p>
          </table:table-cell>
          <table:table-cell office:value-type="string" table:style-name="ce1">
            <text:p>Silvestre Irigoyen</text:p>
          </table:table-cell>
          <table:table-cell office:value-type="string" table:style-name="ce1">
            <text:p>Túmulo circular de 15 m de Ф <text:s/>y 1,15 m de alto desmoronado.</text:p>
            <text:p>Las 2 losas de la cámara formaban escuadra.<text:s/></text:p>
            <text:p>Hoy desaparecido.</text:p>
            <text:p>Orientación SE.</text:p>
            <text:p/>
            <text:p>Resultado de la excavación: sólo se conocen objetos modernos.</text:p>
            <text:p>Bibliografía: MUNIBE 1973, suplemento nº 1</text:p>
            <text:p>Nº de catalogación: 68-8.</text:p>
          </table:table-cell>
          <table:table-cell office:value-type="string" table:style-name="ce1">
            <text:p>T. Aranzadi y J.M. Barandiaran en 1926.</text:p>
          </table:table-cell>
          <table:table-cell table:number-columns-repeated="2" table:style-name="ce1"/>
          <table:table-cell office:value-type="string" table:style-name="ce1">
            <text:p>Bloc 17: Erro - Valcarlos - Arriasgoiti</text:p>
          </table:table-cell>
          <table:table-cell table:number-columns-repeated="16365" table:style-name="ce1"/>
        </table:table-row>
        <table:table-row table:style-name="ro1">
          <table:table-cell office:value-type="float" office:value="140" table:style-name="ce1">
            <text:p>140</text:p>
          </table:table-cell>
          <table:table-cell office:value-type="string" table:style-name="ce1">
            <text:p>MENDIAUNDI</text:p>
          </table:table-cell>
          <table:table-cell office:value-type="float" office:value="2" table:style-name="ce1">
            <text:p>2</text:p>
          </table:table-cell>
          <table:table-cell office:value-type="string" table:style-name="ce1">
            <text:p>Túmulos</text:p>
          </table:table-cell>
          <table:table-cell office:value-type="string" table:style-name="ce1">
            <text:p>Espinal</text:p>
          </table:table-cell>
          <table:table-cell office:value-type="string" table:style-name="ce1">
            <text:p>Entre el Mediaundi y el Menditxipi</text:p>
            <text:p>Hoja cartográfica Nº: 91-14</text:p>
          </table:table-cell>
          <table:table-cell office:value-type="string" table:style-name="ce1">
            <text:p>Ruta 5, Itinerario 5: Sorogain Hego.</text:p>
          </table:table-cell>
          <table:table-cell office:value-type="string" table:style-name="ce1">
            <text:p>Ruta 5, Itinerario 5: Sorogain Hego.#0127_TEX_156.pdf#</text:p>
          </table:table-cell>
          <table:table-cell office:value-type="float" office:value="633025" table:style-name="ce1">
            <text:p>633025</text:p>
          </table:table-cell>
          <table:table-cell office:value-type="float" office:value="4763250" table:style-name="ce1">
            <text:p>4763250</text:p>
          </table:table-cell>
          <table:table-cell office:value-type="float" office:value="1148" table:style-name="ce1">
            <text:p>1148</text:p>
          </table:table-cell>
          <table:table-cell office:value-type="string" table:style-name="ce2">
            <text:p>43.0102881929527,-1.36770202229531</text:p>
          </table:table-cell>
          <table:table-cell office:value-type="date" office:date-value="1905-06-05T00:00:00" table:style-name="ce3">
            <text:p>lunes, junio 05, 1905</text:p>
          </table:table-cell>
          <table:table-cell office:value-type="string" table:style-name="ce1">
            <text:p>Miguel Ezcudia</text:p>
          </table:table-cell>
          <table:table-cell office:value-type="string" table:style-name="ce1">
            <text:p>El túmulo de tierra y piedras tiene 8 m de Ф con un cráter central de 6 m de Ф y 2 m de profundidad.</text:p>
            <text:p>A 120 m al W existe otro túmulo de parecidas características.</text:p>
          </table:table-cell>
          <table:table-cell office:value-type="string" table:style-name="ce1">
            <text:p>No se conoce</text:p>
          </table:table-cell>
          <table:table-cell office:value-type="string" table:style-name="ce1">
            <text:p>No está catalogado en MUNIBE.</text:p>
            <text:p>Registrado con dudas sobre su carácter funerario, ya que da la impresión de haber sido utilizado con fines militares.</text:p>
          </table:table-cell>
          <table:table-cell table:style-name="ce1"/>
          <table:table-cell office:value-type="string" table:style-name="ce1">
            <text:p>Bloc 17: Erro - Valcarlos - Arriasgoiti</text:p>
          </table:table-cell>
          <table:table-cell table:number-columns-repeated="16365" table:style-name="ce1"/>
        </table:table-row>
        <table:table-row table:style-name="ro1">
          <table:table-cell office:value-type="float" office:value="141" table:style-name="ce1">
            <text:p>141</text:p>
          </table:table-cell>
          <table:table-cell office:value-type="string" table:style-name="ce1">
            <text:p>ODIEGO IPAR</text:p>
          </table:table-cell>
          <table:table-cell office:value-type="float" office:value="1" table:style-name="ce1">
            <text:p>1</text:p>
          </table:table-cell>
          <table:table-cell office:value-type="string" table:style-name="ce1">
            <text:p>Dolmen</text:p>
          </table:table-cell>
          <table:table-cell office:value-type="string" table:style-name="ce1">
            <text:p>Valle de Erro</text:p>
          </table:table-cell>
          <table:table-cell office:value-type="string" table:style-name="ce1">
            <text:p>A 100 m al N de la Casa - Establo del Ayuntamiento de Erro</text:p>
            <text:p>Hoja cartográfica Nº: 91-14</text:p>
          </table:table-cell>
          <table:table-cell office:value-type="string" table:style-name="ce1">
            <text:p>Ruta 5, Itinerario 6: Sorogain Sortalde.</text:p>
          </table:table-cell>
          <table:table-cell office:value-type="string" table:style-name="ce1">
            <text:p>Ruta 5, Itinerario 6: Sorogain Sortalde.#0127_TEX_156.pdf#</text:p>
          </table:table-cell>
          <table:table-cell office:value-type="float" office:value="629790" table:style-name="ce1">
            <text:p>629790</text:p>
          </table:table-cell>
          <table:table-cell office:value-type="float" office:value="4763090" table:style-name="ce1">
            <text:p>4763090</text:p>
          </table:table-cell>
          <table:table-cell office:value-type="float" office:value="840" table:style-name="ce1">
            <text:p>840</text:p>
          </table:table-cell>
          <table:table-cell office:value-type="string" table:style-name="ce2">
            <text:p>43.0094071027152,-1.40741948137406</text:p>
          </table:table-cell>
          <table:table-cell office:value-type="date" office:date-value="1905-05-31T00:00:00" table:style-name="ce3">
            <text:p>miércoles, mayo 31, 1905</text:p>
          </table:table-cell>
          <table:table-cell office:value-type="string" table:style-name="ce1">
            <text:p>Miguel Javier Urmeneta</text:p>
          </table:table-cell>
          <table:table-cell office:value-type="string" table:style-name="ce1">
            <text:p>Presenta un túmulo rebajado, pero definido.</text:p>
            <text:p>2 Losas conforman la desfigurada cámara orintada N-S.</text:p>
          </table:table-cell>
          <table:table-cell table:style-name="ce1"/>
          <table:table-cell office:value-type="string" table:style-name="ce1">
            <text:p>Resulta extraño que, habiendo pasado por estos lugares prospectores tan expertos y destacados como JM. Barandiaran, T. Aranzadi y Tomás López Sellés (quien dio a conocer el Odiego de la Casa Establo), no señalaran nada de esta otro dolmen que, aunque está profanado, presenta los rasgos característicos de dolmen.</text:p>
            <text:p>En el último catálogo editado en 1973 por MUNIBE, no se dice nada acerca de este dolmen.</text:p>
          </table:table-cell>
          <table:table-cell table:style-name="ce1"/>
          <table:table-cell office:value-type="string" table:style-name="ce1">
            <text:p>Bloc 17: Erro - Valcarlos - Arriasgoiti</text:p>
          </table:table-cell>
          <table:table-cell office:value-type="string" table:style-name="ce1">
            <text:p>Fotos</text:p>
          </table:table-cell>
          <table:table-cell office:value-type="string" table:style-name="ce1">
            <text:p>0141_FOT_168.pdf</text:p>
          </table:table-cell>
          <table:table-cell table:number-columns-repeated="16363" table:style-name="ce1"/>
        </table:table-row>
        <table:table-row table:style-name="ro1">
          <table:table-cell office:value-type="float" office:value="142" table:style-name="ce1">
            <text:p>142</text:p>
          </table:table-cell>
          <table:table-cell office:value-type="string" table:style-name="ce1">
            <text:p>BERASKUAIN</text:p>
          </table:table-cell>
          <table:table-cell office:value-type="float" office:value="1" table:style-name="ce1">
            <text:p>1</text:p>
          </table:table-cell>
          <table:table-cell office:value-type="string" table:style-name="ce1">
            <text:p>Dolmen</text:p>
          </table:table-cell>
          <table:table-cell office:value-type="string" table:style-name="ce1">
            <text:p>Valle de Erro</text:p>
          </table:table-cell>
          <table:table-cell office:value-type="string" table:style-name="ce1">
            <text:p>En el Collado Baraskain, por el camino al E de Casa de Pablo.</text:p>
            <text:p>Hoja cartográfica Nº: 91-14</text:p>
          </table:table-cell>
          <table:table-cell office:value-type="string" table:style-name="ce1">
            <text:p>Ruta 5, Itinerario 6: Sorogain Sortalde.</text:p>
          </table:table-cell>
          <table:table-cell office:value-type="string" table:style-name="ce1">
            <text:p>Ruta 5, Itinerario 6: Sorogain Sortalde.#0127_TEX_156.pdf#</text:p>
          </table:table-cell>
          <table:table-cell office:value-type="float" office:value="630710" table:style-name="ce1">
            <text:p>630710</text:p>
          </table:table-cell>
          <table:table-cell office:value-type="float" office:value="4764658" table:style-name="ce1">
            <text:p>4764658</text:p>
          </table:table-cell>
          <table:table-cell office:value-type="float" office:value="1009" table:style-name="ce1">
            <text:p>1009</text:p>
          </table:table-cell>
          <table:table-cell office:value-type="string" table:style-name="ce2">
            <text:p>43.0233638875128,-1.39576752409775</text:p>
          </table:table-cell>
          <table:table-cell office:value-type="date" office:date-value="1905-06-08T00:00:00" table:style-name="ce3">
            <text:p>jueves, junio 08, 1905</text:p>
          </table:table-cell>
          <table:table-cell office:value-type="string" table:style-name="ce1">
            <text:p>Luis Millán</text:p>
          </table:table-cell>
          <table:table-cell office:value-type="string" table:style-name="ce1">
            <text:p>Túmulo rebajado, pero apreciable, de piedras y tierra, en el que aparece tirada 1 losa. En la parte E asoma lo que pudiera ser 1 losa.</text:p>
          </table:table-cell>
          <table:table-cell table:style-name="ce1"/>
          <table:table-cell office:value-type="string" table:style-name="ce1">
            <text:p>Hacia el S aparece un grupo de diez crómlech de escasa entidad.</text:p>
            <text:p>Así mismo, en una pequeña cota en dirección SE se aprecia una forma tumular de la que sobresalen del terreno unas losas de pequeñas dimensiones.</text:p>
            <text:p>En el hito señalizador, colocado por la Sociedad Gorosti (con la colaboración de Juan Mª Martínez Txoperena y un grupo de jóvenes de Espinal y Garralda) el día 23-7-1989, se alude a esta forma tumular con el nombre Beraskuain Hego</text:p>
          </table:table-cell>
          <table:table-cell table:style-name="ce1"/>
          <table:table-cell office:value-type="string" table:style-name="ce1">
            <text:p>Bloc 17: Erro - Valcarlos - Arriasgoiti</text:p>
          </table:table-cell>
          <table:table-cell office:value-type="string" table:style-name="ce1">
            <text:p>Croquis</text:p>
          </table:table-cell>
          <table:table-cell office:value-type="string" table:style-name="ce1">
            <text:p>0142_DIB_170.pdf</text:p>
          </table:table-cell>
          <table:table-cell office:value-type="string" table:style-name="ce1">
            <text:p>Fotos</text:p>
          </table:table-cell>
          <table:table-cell office:value-type="string" table:style-name="ce1">
            <text:p>0142_FOT_169.pdf</text:p>
          </table:table-cell>
          <table:table-cell table:number-columns-repeated="16361"/>
        </table:table-row>
        <table:table-row table:style-name="ro1">
          <table:table-cell office:value-type="float" office:value="143" table:style-name="ce1">
            <text:p>143</text:p>
          </table:table-cell>
          <table:table-cell office:value-type="string" table:style-name="ce1">
            <text:p>ASUNREGI</text:p>
          </table:table-cell>
          <table:table-cell office:value-type="float" office:value="12" table:style-name="ce1">
            <text:p>12</text:p>
          </table:table-cell>
          <table:table-cell office:value-type="string" table:style-name="ce1">
            <text:p>Fondos de cabaña</text:p>
          </table:table-cell>
          <table:table-cell office:value-type="string" table:style-name="ce1">
            <text:p>Valle de Erro</text:p>
          </table:table-cell>
          <table:table-cell office:value-type="string" table:style-name="ce1">
            <text:p>En el camino desde la Casa-Establo a Estakarriko Lepoa</text:p>
            <text:p>Hoja cartográfica Nº: 91-14</text:p>
          </table:table-cell>
          <table:table-cell office:value-type="string" table:style-name="ce1">
            <text:p>Ruta 5, Itinerario 7: Sorogain Ipar</text:p>
          </table:table-cell>
          <table:table-cell office:value-type="string" table:style-name="ce1">
            <text:p>Ruta 5, Itinerario 7: Sorogain Ipar#0127_TEX_156.pdf#</text:p>
          </table:table-cell>
          <table:table-cell office:value-type="float" office:value="629550" table:style-name="ce1">
            <text:p>629550</text:p>
          </table:table-cell>
          <table:table-cell office:value-type="float" office:value="4764800" table:style-name="ce1">
            <text:p>4764800</text:p>
          </table:table-cell>
          <table:table-cell office:value-type="float" office:value="900" table:style-name="ce1">
            <text:p>900</text:p>
          </table:table-cell>
          <table:table-cell office:value-type="string" table:style-name="ce2">
            <text:p>43.0248407559483,-1.40996607541104</text:p>
          </table:table-cell>
          <table:table-cell table:style-name="ce3"/>
          <table:table-cell table:style-name="ce1"/>
          <table:table-cell office:value-type="string" table:style-name="ce1">
            <text:p>Se trata de ocho promontorios que de forma uniforme se asientan en una ladera de poca vertiente y cercana a un barranco.</text:p>
          </table:table-cell>
          <table:table-cell table:style-name="ce1"/>
          <table:table-cell office:value-type="string" table:style-name="ce1">
            <text:p>No se conoce la historia de los mismos, ni están anunciados en el catálogo de MUNIBE.</text:p>
            <text:p>En cuanto a su identidad, hay quien opina que se trata de asentamientos de tiendas militares de campaña; otros los identifican como crómlech y también como fondos de cabaña, que a nuestro parecer es lo más probable.</text:p>
            <text:p>En el hito señalizador colocado por Xantoten Harria se hace alusión a estos promontorios.</text:p>
          </table:table-cell>
          <table:table-cell table:style-name="ce1"/>
          <table:table-cell office:value-type="string" table:style-name="ce1">
            <text:p>Bloc 17: Erro - Valcarlos - Arriasgoiti</text:p>
          </table:table-cell>
          <table:table-cell table:number-columns-repeated="16365" table:style-name="ce1"/>
        </table:table-row>
        <table:table-row table:style-name="ro1">
          <table:table-cell office:value-type="float" office:value="144" table:style-name="ce1">
            <text:p>144</text:p>
          </table:table-cell>
          <table:table-cell office:value-type="string" table:style-name="ce1">
            <text:p>XANTOTEN HARRIA</text:p>
          </table:table-cell>
          <table:table-cell office:value-type="float" office:value="5" table:style-name="ce1">
            <text:p>5</text:p>
          </table:table-cell>
          <table:table-cell office:value-type="string" table:style-name="ce1">
            <text:p>Crómlech</text:p>
          </table:table-cell>
          <table:table-cell office:value-type="string" table:style-name="ce1">
            <text:p>Valle de Erro</text:p>
          </table:table-cell>
          <table:table-cell office:value-type="string" table:style-name="ce1">
            <text:p>En el camino desde Casa-Establo a Estarriko Lepoa</text:p>
            <text:p>Hoja cartográfica Nº: 91-14</text:p>
          </table:table-cell>
          <table:table-cell office:value-type="string" table:style-name="ce1">
            <text:p>Ruta 5, Itinerario 7: Sorogain Ipar</text:p>
          </table:table-cell>
          <table:table-cell office:value-type="string" table:style-name="ce1">
            <text:p>Ruta 5, Itinerario 7: Sorogain Ipar#0127_TEX_156.pdf#</text:p>
          </table:table-cell>
          <table:table-cell office:value-type="float" office:value="629435" table:style-name="ce1">
            <text:p>629435</text:p>
          </table:table-cell>
          <table:table-cell office:value-type="float" office:value="4765200" table:style-name="ce1">
            <text:p>4765200</text:p>
          </table:table-cell>
          <table:table-cell office:value-type="float" office:value="922" table:style-name="ce1">
            <text:p>922</text:p>
          </table:table-cell>
          <table:table-cell office:value-type="string" table:style-name="ce2">
            <text:p>43.0284609858273,-1.41128412315482</text:p>
          </table:table-cell>
          <table:table-cell office:value-type="date" office:date-value="1955-04-03T00:00:00" table:style-name="ce3">
            <text:p>domingo, abril 03, 1955</text:p>
          </table:table-cell>
          <table:table-cell office:value-type="string" table:style-name="ce1">
            <text:p>Tomás López Sellés</text:p>
          </table:table-cell>
          <table:table-cell office:value-type="string" table:style-name="ce1">
            <text:p>Testigos compuestos de 14 piedras (enhiestas unas, otras tumbadas) de tamaño desigual que oscila entre 0,6 m y 0,3 m de altura y que enmarcan un recinto de unos 8 m de diámetro. Le faltan algunos testigos en el lado E.</text:p>
            <text:p/>
            <text:p>Excavación:</text:p>
            <text:p>Llevada a cabo por Pedro Arrese con objeto de elaborar su tesina y autorizada por el Museo de Navarra. De este trabajo no se conoce resultado alguno, al menos públicamente.</text:p>
            <text:p>Por el contrario, se ha observado que los testigos han quedado mermados de tierra en su base, con el consiguiente peligro de falta de consistencia. Así mismo, en su centro se puede observar una cuadríula a falta de la tierra que la cubría.</text:p>
            <text:p/>
            <text:p>Bibliografía:<text:s/></text:p>
            <text:p>T. López Sellés: Contribución a un suplemento de catálogo delménico del País Vasco de J. Elosegui. MUNIBE 1973, pág. 3 y 11.</text:p>
          </table:table-cell>
          <table:table-cell office:value-type="string" table:style-name="ce1">
            <text:p>Pedro Arrese en 1984-85</text:p>
          </table:table-cell>
          <table:table-cell office:value-type="string" table:style-name="ce1">
            <text:p>Sobre el topónimo Santoten Harria, D. José Miguel de Barandiaran lo aplicó al dolmen de Pilotasoro. Escribe en el Diccionario de Mitología Vasca que quiere decir "piedras de Santxote", por ser el lugar donde murió un arriero así llamado. Este fue un famoso trovador al que los pastores de la zona levantaron un monumento con peñas de ortostatos, junto a otro anterior cuyos restos se ven todavía.</text:p>
            <text:p>La Sociedad Gorosti, con la colaboración de Juan Mª Martínez Txoperena y un grupo de jóvenes de Espinal y Garralda, colocó un hito señalizador el día 23-7-1989.</text:p>
          </table:table-cell>
          <table:table-cell table:style-name="ce1"/>
          <table:table-cell office:value-type="string" table:style-name="ce1">
            <text:p>Bloc 17: Erro - Valcarlos - Arriasgoiti</text:p>
          </table:table-cell>
          <table:table-cell office:value-type="string" table:style-name="ce1">
            <text:p>Fotos</text:p>
          </table:table-cell>
          <table:table-cell office:value-type="string" table:style-name="ce1">
            <text:p>0144_FOT_171.pdf</text:p>
          </table:table-cell>
          <table:table-cell table:number-columns-repeated="16363" table:style-name="ce1"/>
        </table:table-row>
        <table:table-row table:style-name="ro1">
          <table:table-cell office:value-type="float" office:value="145" table:style-name="ce1">
            <text:p>145</text:p>
          </table:table-cell>
          <table:table-cell office:value-type="string" table:style-name="ce1">
            <text:p>PILOTASORO</text:p>
          </table:table-cell>
          <table:table-cell office:value-type="float" office:value="7" table:style-name="ce1">
            <text:p>7</text:p>
          </table:table-cell>
          <table:table-cell office:value-type="string" table:style-name="ce1">
            <text:p>Dolmen corto abierto</text:p>
          </table:table-cell>
          <table:table-cell office:value-type="string" table:style-name="ce1">
            <text:p>Valle de Erro</text:p>
          </table:table-cell>
          <table:table-cell office:value-type="string" table:style-name="ce1">
            <text:p>Collado Estakarri</text:p>
            <text:p>Hoja cartográfica Nº: 91-14</text:p>
          </table:table-cell>
          <table:table-cell office:value-type="string" table:style-name="ce1">
            <text:p>Ruta 5, Itinerario 7: Sorogain Ipar</text:p>
          </table:table-cell>
          <table:table-cell office:value-type="string" table:style-name="ce1">
            <text:p>Ruta 5, Itinerario 7: Sorogain Ipar#0127_TEX_156.pdf#</text:p>
          </table:table-cell>
          <table:table-cell office:value-type="float" office:value="629430" table:style-name="ce1">
            <text:p>629430</text:p>
          </table:table-cell>
          <table:table-cell office:value-type="float" office:value="4766110" table:style-name="ce1">
            <text:p>4766110</text:p>
          </table:table-cell>
          <table:table-cell office:value-type="float" office:value="1020" table:style-name="ce1">
            <text:p>1020</text:p>
          </table:table-cell>
          <table:table-cell office:value-type="string" table:style-name="ce2">
            <text:p>43.0366532670357,-1.41113412384856</text:p>
          </table:table-cell>
          <table:table-cell office:value-type="date" office:date-value="1905-05-01T00:00:00" table:style-name="ce3">
            <text:p>lunes, mayo 01, 1905</text:p>
          </table:table-cell>
          <table:table-cell office:value-type="string" table:style-name="ce1">
            <text:p>J.M. Barandiaran</text:p>
          </table:table-cell>
          <table:table-cell office:value-type="string" table:style-name="ce1">
            <text:p>Dolmen de 3 losas de areniscas del terreno y de 15 m de Ф <text:s/>y 0,8 m de alto.</text:p>
            <text:p>Primitivamente las losas de la cámara formaban un recinto rectangular. En la actualidad es trapezoidal por cerrarse la losas en la entrada.</text:p>
            <text:p>Sin cubierta. Orientación al E., según JM. Barandiarán.</text:p>
            <text:p/>
            <text:p>Bibliografía:</text:p>
            <text:p>Barandiaran, JM.: Hombre Prehistórico (1953)</text:p>
            <text:p><text:s text:c="33"/>Crónica (1949)</text:p>
            <text:p>MUNIBE 1973, nº catalogación 72-6.</text:p>
          </table:table-cell>
          <table:table-cell office:value-type="string" table:style-name="ce1">
            <text:p>No se conoce</text:p>
          </table:table-cell>
          <table:table-cell office:value-type="string" table:style-name="ce1">
            <text:p>A 40 m en dirección NW se puede aapreciar un túmulo circular de 9,2 m de Ф <text:s/>y 0,8 m de alto. Fue descubierto en 1948 y no se conoce excavación.</text:p>
            <text:p>En la actualidad las dimensiones del túmulo ham cambiado y se presenta más disminuído. Tiene un pequeño cráter central.</text:p>
            <text:p>La Sociedad Gorosti, con la colaboración de Juan Mª Martínez Txoperena y un grupo de jóvenes de Espinal y Garralda, colocó un hito señalizador el día 23-7-1989.</text:p>
          </table:table-cell>
          <table:table-cell table:style-name="ce1"/>
          <table:table-cell office:value-type="string" table:style-name="ce1">
            <text:p>Bloc 17: Erro - Valcarlos - Arriasgoiti</text:p>
          </table:table-cell>
          <table:table-cell office:value-type="string" table:style-name="ce1">
            <text:p>Fotos</text:p>
          </table:table-cell>
          <table:table-cell office:value-type="string" table:style-name="ce1">
            <text:p>0145_DIB_172.pdf</text:p>
          </table:table-cell>
          <table:table-cell table:number-columns-repeated="16363" table:style-name="ce1"/>
        </table:table-row>
        <table:table-row table:style-name="ro1">
          <table:table-cell office:value-type="float" office:value="146" table:style-name="ce1">
            <text:p>146</text:p>
          </table:table-cell>
          <table:table-cell office:value-type="string" table:style-name="ce1">
            <text:p>ELORRIXAALEA</text:p>
          </table:table-cell>
          <table:table-cell office:value-type="float" office:value="1" table:style-name="ce1">
            <text:p>1</text:p>
          </table:table-cell>
          <table:table-cell office:value-type="string" table:style-name="ce1">
            <text:p>Dolmen corto</text:p>
          </table:table-cell>
          <table:table-cell office:value-type="string" table:style-name="ce1">
            <text:p>Alduides - Urepel</text:p>
          </table:table-cell>
          <table:table-cell office:value-type="string" table:style-name="ce1">
            <text:p>Detrás de la muga fronteriza 148</text:p>
            <text:p>Hoja cartográfica Nº: 91-14</text:p>
          </table:table-cell>
          <table:table-cell office:value-type="string" table:style-name="ce1">
            <text:p>Ruta 5, Itinerario 7: Sorogain Ipar</text:p>
          </table:table-cell>
          <table:table-cell office:value-type="string" table:style-name="ce1">
            <text:p>Ruta 5, Itinerario 7: Sorogain Ipar#0127_TEX_156.pdf#</text:p>
          </table:table-cell>
          <table:table-cell office:value-type="float" office:value="630350" table:style-name="ce1">
            <text:p>630350</text:p>
          </table:table-cell>
          <table:table-cell office:value-type="float" office:value="4766700" table:style-name="ce1">
            <text:p>4766700</text:p>
          </table:table-cell>
          <table:table-cell office:value-type="float" office:value="890" table:style-name="ce1">
            <text:p>890</text:p>
          </table:table-cell>
          <table:table-cell office:value-type="string" table:style-name="ce2">
            <text:p>43.0418068313617,-1.39970656982649</text:p>
          </table:table-cell>
          <table:table-cell office:value-type="date" office:date-value="1905-05-01T00:00:00" table:style-name="ce3">
            <text:p>lunes, mayo 01, 1905</text:p>
          </table:table-cell>
          <table:table-cell office:value-type="string" table:style-name="ce1">
            <text:p>JM. Barandiaran</text:p>
          </table:table-cell>
          <table:table-cell office:value-type="string" table:style-name="ce1">
            <text:p>Dolmen de 3 losas, de calizas del terreno y de 16 m Ф <text:s/>y 1,8 m de alto.</text:p>
            <text:p>Dos de las losas, paralelas e inclinadas, forman la cámara. La tercera parace ser solo un fragmento y aparece suelta.</text:p>
            <text:p>El túmulo es circular y muy pronunciado al NE y al W.</text:p>
            <text:p>Hoy es imposible determinar con seguridad la planta del monumento.</text:p>
            <text:p>Orientación del eje mayor N-S., según JM. Barandiaran.</text:p>
          </table:table-cell>
          <table:table-cell office:value-type="string" table:style-name="ce1">
            <text:p>No se conoce</text:p>
          </table:table-cell>
          <table:table-cell office:value-type="string" table:style-name="ce1">
            <text:p>En la zona de Urepel (Ultrapuestos) se conocen los siguientes:</text:p>
            <text:p>- IRAZTEI IPAR: 3º 42´ 3´´ - 43º 03´ 28´´. A 3,8 km al SSE de Urepel del collado de Nahala, sobre el alto de su nombre.</text:p>
            <text:p>- KUTXAZARRETA: 3º 44´ 11´´ - 43º 03´ 18´´ - 500m. A unos 2 km al SE de Urepel.</text:p>
            <text:p>- TRAIKARLEPO: 2º 20´ 30´´ - 43º 03´ 08´´ <text:s/>- 1150m (hoja 91-15)</text:p>
            <text:p><text:s text:c="30"/>3º 40´ 57´´ - 43º 02´ 53´´</text:p>
            <text:p><text:s text:c="13"/>A 100m al N del mojón 160, en un collado al S. de Lauriña (en el que se encuentra el dolment de <text:s text:c="6"/>Lauriña, en término de Valcarlos).</text:p>
            <text:p/>
            <text:p>Bibliografía: MUNIBE 1973, suplemento nº 1, catalogación nº 72-8.</text:p>
          </table:table-cell>
          <table:table-cell table:style-name="ce1"/>
          <table:table-cell office:value-type="string" table:style-name="ce1">
            <text:p>Bloc 17: Erro - Valcarlos - Arriasgoiti</text:p>
          </table:table-cell>
          <table:table-cell office:value-type="string" table:style-name="ce1">
            <text:p>Croquis</text:p>
          </table:table-cell>
          <table:table-cell office:value-type="string" table:style-name="ce1">
            <text:p>0146_DIB_173.pdf</text:p>
          </table:table-cell>
          <table:table-cell office:value-type="string" table:style-name="ce1">
            <text:p>Fotos</text:p>
          </table:table-cell>
          <table:table-cell office:value-type="string" table:style-name="ce1">
            <text:p>0146_FOT_174.pdf</text:p>
          </table:table-cell>
          <table:table-cell table:number-columns-repeated="16361" table:style-name="ce1"/>
        </table:table-row>
        <table:table-row table:style-name="ro1">
          <table:table-cell office:value-type="float" office:value="147" table:style-name="ce1">
            <text:p>147</text:p>
          </table:table-cell>
          <table:table-cell office:value-type="string" table:style-name="ce1">
            <text:p>ADIKO SOROA</text:p>
          </table:table-cell>
          <table:table-cell office:value-type="float" office:value="5" table:style-name="ce1">
            <text:p>5</text:p>
          </table:table-cell>
          <table:table-cell office:value-type="string" table:style-name="ce1">
            <text:p>Crómlech</text:p>
          </table:table-cell>
          <table:table-cell office:value-type="string" table:style-name="ce1">
            <text:p>Quinto Real (Administración del Valle de Erro)</text:p>
          </table:table-cell>
          <table:table-cell office:value-type="string" table:style-name="ce1">
            <text:p>Vertiente norte del Adi</text:p>
            <text:p>Hoja cartográfica Nº: 91-14</text:p>
          </table:table-cell>
          <table:table-cell office:value-type="string" table:style-name="ce1">
            <text:p>Ruta 5, Itinerario 8: Sorogain Mendebal</text:p>
          </table:table-cell>
          <table:table-cell office:value-type="string" table:style-name="ce1">
            <text:p>Ruta 5, Itinerario 8: Sorogain Mendebal#0127_TEX_156.pdf#</text:p>
          </table:table-cell>
          <table:table-cell office:value-type="float" office:value="626950" table:style-name="ce1">
            <text:p>626950</text:p>
          </table:table-cell>
          <table:table-cell office:value-type="float" office:value="4764950" table:style-name="ce1">
            <text:p>4764950</text:p>
          </table:table-cell>
          <table:table-cell office:value-type="float" office:value="1165" table:style-name="ce1">
            <text:p>1165</text:p>
          </table:table-cell>
          <table:table-cell office:value-type="string" table:style-name="ce2">
            <text:p>43.0266298438984,-1.4418313948302</text:p>
          </table:table-cell>
          <table:table-cell office:value-type="date" office:date-value="1966-09-18T00:00:00" table:style-name="ce3">
            <text:p>domingo, septiembre 18, 1966</text:p>
          </table:table-cell>
          <table:table-cell office:value-type="string" table:style-name="ce1">
            <text:p>Tomás López Sellés</text:p>
          </table:table-cell>
          <table:table-cell office:value-type="string" table:style-name="ce1">
            <text:p>Distriuidos por la zona existen 10 dromlechs y dos túmulos, compuestos por piedras de diferentes tamaños que destacan en el paisaje. Sus diámetros oscilan entre los 2 y 5 m. Al S y en las cercanías hay una fuente.</text:p>
          </table:table-cell>
          <table:table-cell table:style-name="ce1"/>
          <table:table-cell office:value-type="string" table:style-name="ce1">
            <text:p>Tomás López Sellés registró 6 cromlelchs el 18-9-1966, MUNIBE 1973, pág. 4.</text:p>
            <text:p>Posteriormente José Miguel Larrañaga, 4.</text:p>
          </table:table-cell>
          <table:table-cell table:style-name="ce1"/>
          <table:table-cell office:value-type="string" table:style-name="ce1">
            <text:p>Bloc 17: Erro - Valcarlos - Arriasgoiti</text:p>
          </table:table-cell>
          <table:table-cell office:value-type="string" table:style-name="ce1">
            <text:p>Fotos</text:p>
          </table:table-cell>
          <table:table-cell office:value-type="string" table:style-name="ce1">
            <text:p>0147_FOT_175.pdf</text:p>
          </table:table-cell>
          <table:table-cell table:number-columns-repeated="16363" table:style-name="ce1"/>
        </table:table-row>
        <table:table-row table:style-name="ro1">
          <table:table-cell office:value-type="float" office:value="148" table:style-name="ce1">
            <text:p>148</text:p>
          </table:table-cell>
          <table:table-cell office:value-type="string" table:style-name="ce1">
            <text:p>ERRONDONEKO BORDA</text:p>
          </table:table-cell>
          <table:table-cell office:value-type="float" office:value="2" table:style-name="ce1">
            <text:p>2</text:p>
          </table:table-cell>
          <table:table-cell office:value-type="string" table:style-name="ce1">
            <text:p>Túmulo</text:p>
          </table:table-cell>
          <table:table-cell table:style-name="ce1"/>
          <table:table-cell office:value-type="string" table:style-name="ce1">
            <text:p>Hoja cartográfica Nº: 65-16</text:p>
          </table:table-cell>
          <table:table-cell table:number-columns-repeated="2" table:style-name="ce1"/>
          <table:table-cell office:value-type="float" office:value="616000" table:style-name="ce1">
            <text:p>616000</text:p>
          </table:table-cell>
          <table:table-cell office:value-type="float" office:value="4781400" table:style-name="ce1">
            <text:p>4781400</text:p>
          </table:table-cell>
          <table:table-cell office:value-type="float" office:value="625" table:style-name="ce1">
            <text:p>625</text:p>
          </table:table-cell>
          <table:table-cell office:value-type="string" table:style-name="ce2">
            <text:p>43.1764656845774,-1.57275137356017</text:p>
          </table:table-cell>
          <table:table-cell table:style-name="ce3"/>
          <table:table-cell table:number-columns-repeated="5" table:style-name="ce1"/>
          <table:table-cell office:value-type="string" table:style-name="ce1">
            <text:p>14 Baztan Centro-Sureste</text:p>
          </table:table-cell>
          <table:table-cell office:value-type="string" table:style-name="ce1">
            <text:p>Mapas</text:p>
          </table:table-cell>
          <table:table-cell office:value-type="string" table:style-name="ce1">
            <text:p>0148_MAP_176.pdf</text:p>
          </table:table-cell>
          <table:table-cell table:number-columns-repeated="16363" table:style-name="ce1"/>
        </table:table-row>
        <table:table-row table:style-name="ro1">
          <table:table-cell office:value-type="float" office:value="149" table:style-name="ce1">
            <text:p>149</text:p>
          </table:table-cell>
          <table:table-cell office:value-type="string" table:style-name="ce1">
            <text:p>MONOLITO DE LEGATE</text:p>
          </table:table-cell>
          <table:table-cell office:value-type="float" office:value="13" table:style-name="ce1">
            <text:p>13</text:p>
          </table:table-cell>
          <table:table-cell office:value-type="string" table:style-name="ce1">
            <text:p>Monolito</text:p>
          </table:table-cell>
          <table:table-cell office:value-type="string" table:style-name="ce1">
            <text:p>Baztan</text:p>
          </table:table-cell>
          <table:table-cell office:value-type="string" table:style-name="ce1">
            <text:p>Hoja cartográfica Nº: 65-16</text:p>
          </table:table-cell>
          <table:table-cell office:value-type="string" table:style-name="ce1">
            <text:p>Itinerario nº 28</text:p>
          </table:table-cell>
          <table:table-cell table:style-name="ce1"/>
          <table:table-cell office:value-type="float" office:value="616816" table:style-name="ce1">
            <text:p>616816</text:p>
          </table:table-cell>
          <table:table-cell office:value-type="float" office:value="4781031" table:style-name="ce1">
            <text:p>4781031</text:p>
          </table:table-cell>
          <table:table-cell office:value-type="float" office:value="775" table:style-name="ce1">
            <text:p>775</text:p>
          </table:table-cell>
          <table:table-cell office:value-type="string" table:style-name="ce2">
            <text:p>43.1730182846666,-1.56279241775202</text:p>
          </table:table-cell>
          <table:table-cell office:value-type="date" office:date-value="1905-05-26T00:00:00" table:style-name="ce3">
            <text:p>viernes, mayo 26, 1905</text:p>
          </table:table-cell>
          <table:table-cell office:value-type="string" table:style-name="ce1">
            <text:p>F. Ondarra</text:p>
          </table:table-cell>
          <table:table-cell office:value-type="string" table:style-name="ce1">
            <text:p>Monolito de 3,2 m de largo; 0,55 m de ancho y 0,4 m de grueso. Tumbado. Orientación a 135º.</text:p>
          </table:table-cell>
          <table:table-cell table:style-name="ce1"/>
          <table:table-cell office:value-type="string" table:style-name="ce1">
            <text:p>El descubridor lo da a conocer con toda clase de reservas, sin que se atreva a afirmar la intervención humana en su esbelted y armonía.</text:p>
            <text:p>En la misma información da a conocer el túmulo de 4,5 m de diámetro por 0,3 m de alto, sin catalogar como auténtico.</text:p>
            <text:p>Así mismo denunció la desaparición del dolmen Legate II y también la prospección por parte de alguien del crómlech descubierto por JM. Barandiaran.</text:p>
          </table:table-cell>
          <table:table-cell table:style-name="ce1"/>
          <table:table-cell office:value-type="string" table:style-name="ce1">
            <text:p>14 Baztan Centro-Sureste</text:p>
          </table:table-cell>
          <table:table-cell office:value-type="string" table:style-name="ce1">
            <text:p>Mapa</text:p>
          </table:table-cell>
          <table:table-cell office:value-type="string" table:style-name="ce1">
            <text:p>0148_MAP_176.pdf</text:p>
          </table:table-cell>
          <table:table-cell office:value-type="string" table:style-name="ce1">
            <text:p>Croquis</text:p>
          </table:table-cell>
          <table:table-cell office:value-type="string" table:style-name="ce1">
            <text:p>0149_DIB_177.pdf</text:p>
          </table:table-cell>
          <table:table-cell office:value-type="string" table:style-name="ce1">
            <text:p>Fotos</text:p>
          </table:table-cell>
          <table:table-cell office:value-type="string" table:style-name="ce1">
            <text:p>0149_FOT_178.pdf</text:p>
          </table:table-cell>
          <table:table-cell table:number-columns-repeated="16359"/>
        </table:table-row>
        <table:table-row table:style-name="ro1">
          <table:table-cell office:value-type="float" office:value="150" table:style-name="ce1">
            <text:p>150</text:p>
          </table:table-cell>
          <table:table-cell office:value-type="string" table:style-name="ce1">
            <text:p>MAIRU - HARRI</text:p>
          </table:table-cell>
          <table:table-cell office:value-type="float" office:value="1" table:style-name="ce1">
            <text:p>1</text:p>
          </table:table-cell>
          <table:table-cell office:value-type="string" table:style-name="ce1">
            <text:p>Dolmen</text:p>
          </table:table-cell>
          <table:table-cell table:style-name="ce1"/>
          <table:table-cell office:value-type="string" table:style-name="ce1">
            <text:p>Hoja cartográfica Nº: 90-4/A</text:p>
          </table:table-cell>
          <table:table-cell office:value-type="string" table:style-name="ce1">
            <text:p>Itinerario nº 28</text:p>
          </table:table-cell>
          <table:table-cell table:style-name="ce1"/>
          <table:table-cell office:value-type="float" office:value="615780" table:style-name="ce1">
            <text:p>615780</text:p>
          </table:table-cell>
          <table:table-cell office:value-type="float" office:value="4779060" table:style-name="ce1">
            <text:p>4779060</text:p>
          </table:table-cell>
          <table:table-cell office:value-type="float" office:value="525" table:style-name="ce1">
            <text:p>525</text:p>
          </table:table-cell>
          <table:table-cell office:value-type="string" table:style-name="ce2">
            <text:p>43.155434639682,-1.57594689865834</text:p>
          </table:table-cell>
          <table:table-cell office:value-type="date" office:date-value="1905-05-25T00:00:00" table:style-name="ce3">
            <text:p>jueves, mayo 25, 1905</text:p>
          </table:table-cell>
          <table:table-cell office:value-type="string" table:style-name="ce1">
            <text:p>F. Ondarra</text:p>
          </table:table-cell>
          <table:table-cell office:value-type="string" table:style-name="ce1">
            <text:p>Dolmen.<text:s/></text:p>
            <text:p>Túmulo de base circular de 13/14 m de diámetro por 1,5 m de altura, siendo más bajo por el ldo NW.</text:p>
            <text:p>Dos losas que enmarcan una cámara sepulcral de 1,4 m de alto; 2,6 m de largo y 0,8 m de ancho. La tapa se halla apeada asomando por encima del galgal y destacando en el horizonte.</text:p>
            <text:p>La cámara ha sido utilizada para algún fin, probablemente para pocilga, pues por el lado NNW está limitada por una pared de piedra. En la actualidad esta pared de piedra no está, posiblemente a raiz de la publicación de estos hallazgos en el año 1975.</text:p>
          </table:table-cell>
          <table:table-cell office:value-type="string" table:style-name="ce1">
            <text:p>No se conoce</text:p>
          </table:table-cell>
          <table:table-cell table:number-columns-repeated="2" table:style-name="ce1"/>
          <table:table-cell office:value-type="string" table:style-name="ce1">
            <text:p>14 Baztan Centro-Sureste</text:p>
          </table:table-cell>
          <table:table-cell office:value-type="string" table:style-name="ce1">
            <text:p>Mapa</text:p>
          </table:table-cell>
          <table:table-cell office:value-type="string" table:style-name="ce1">
            <text:p>0150_MAP_182.pdf</text:p>
          </table:table-cell>
          <table:table-cell office:value-type="string" table:style-name="ce1">
            <text:p>Croquis</text:p>
          </table:table-cell>
          <table:table-cell office:value-type="string" table:style-name="ce1">
            <text:p>0150_DIB_208.pdf</text:p>
          </table:table-cell>
          <table:table-cell office:value-type="string" table:style-name="ce1">
            <text:p>Foto</text:p>
          </table:table-cell>
          <table:table-cell office:value-type="string" table:style-name="ce1">
            <text:p>0150_FOT_209.pdf</text:p>
          </table:table-cell>
          <table:table-cell table:number-columns-repeated="16359"/>
        </table:table-row>
        <table:table-row table:style-name="ro1">
          <table:table-cell office:value-type="float" office:value="151" table:style-name="ce1">
            <text:p>151</text:p>
          </table:table-cell>
          <table:table-cell office:value-type="string" table:style-name="ce1">
            <text:p>AZNABASTERR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1">
            <text:p>Croquis</text:p>
          </table:table-cell>
          <table:table-cell office:value-type="string" table:style-name="ce1">
            <text:p>0151_DIB_179.pdf</text:p>
          </table:table-cell>
          <table:table-cell table:number-columns-repeated="16363" table:style-name="ce1"/>
        </table:table-row>
        <table:table-row table:style-name="ro1">
          <table:table-cell office:value-type="float" office:value="152" table:style-name="ce1">
            <text:p>152</text:p>
          </table:table-cell>
          <table:table-cell office:value-type="string" table:style-name="ce1">
            <text:p>MUNAUTZ</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1">
            <text:p>Croquis</text:p>
          </table:table-cell>
          <table:table-cell office:value-type="string" table:style-name="ce1">
            <text:p>0152_DIB_180.pdf</text:p>
          </table:table-cell>
          <table:table-cell table:number-columns-repeated="16363" table:style-name="ce1"/>
        </table:table-row>
        <table:table-row table:style-name="ro1">
          <table:table-cell office:value-type="float" office:value="153" table:style-name="ce1">
            <text:p>153</text:p>
          </table:table-cell>
          <table:table-cell office:value-type="string" table:style-name="ce1">
            <text:p>LEGATE - I</text:p>
          </table:table-cell>
          <table:table-cell office:value-type="float" office:value="7" table:style-name="ce1">
            <text:p>7</text:p>
          </table:table-cell>
          <table:table-cell office:value-type="string" table:style-name="ce1">
            <text:p>Dolmen corto abierto</text:p>
          </table:table-cell>
          <table:table-cell office:value-type="string" table:style-name="ce1">
            <text:p>Baztan</text:p>
          </table:table-cell>
          <table:table-cell office:value-type="string" table:style-name="ce1">
            <text:p>Hoja cartográfica Nº: 65-16/C</text:p>
          </table:table-cell>
          <table:table-cell office:value-type="string" table:style-name="ce1">
            <text:p>Itinerario nº 28</text:p>
          </table:table-cell>
          <table:table-cell table:style-name="ce1"/>
          <table:table-cell office:value-type="float" office:value="616780" table:style-name="ce1">
            <text:p>616780</text:p>
          </table:table-cell>
          <table:table-cell office:value-type="float" office:value="4780980" table:style-name="ce1">
            <text:p>4780980</text:p>
          </table:table-cell>
          <table:table-cell office:value-type="float" office:value="765" table:style-name="ce1">
            <text:p>765</text:p>
          </table:table-cell>
          <table:table-cell office:value-type="string" table:style-name="ce2">
            <text:p>43.1725647458313,-1.56324595989189</text:p>
          </table:table-cell>
          <table:table-cell office:value-type="date" office:date-value="1905-04-03T00:00:00" table:style-name="ce3">
            <text:p>lunes, abril 03, 1905</text:p>
          </table:table-cell>
          <table:table-cell office:value-type="string" table:style-name="ce1">
            <text:p>JM. Barandiaran</text:p>
          </table:table-cell>
          <table:table-cell office:value-type="string" table:style-name="ce1">
            <text:p>Túmulo circular de 9 m de Ф y 0,5 m de altura. Piedras.</text:p>
            <text:p>Cámara de 4 losas con recinto rectangular. Orientación a 115º. Areniscas del terreno.</text:p>
          </table:table-cell>
          <table:table-cell office:value-type="string" table:style-name="ce1">
            <text:p>1947 por E. Zudaire</text:p>
          </table:table-cell>
          <table:table-cell office:value-type="string" table:style-name="ce1">
            <text:p>Hallago en la excavación de 2 fragmentos de cerámica y fragmento de barro cocido amarillento, en paradero desconocido.</text:p>
            <text:p>En la actualidad este monuento está destruido. El motivo parece ser que en la zona hay una explotación de piedra en la que trabajan con palas mecánicas.</text:p>
            <text:p>Catalogación nº 69-1.</text:p>
          </table:table-cell>
          <table:table-cell table:style-name="ce1"/>
          <table:table-cell office:value-type="string" table:style-name="ce1">
            <text:p>14 Baztan Centro-Sureste</text:p>
          </table:table-cell>
          <table:table-cell office:value-type="string" table:style-name="ce1">
            <text:p>Croquis</text:p>
          </table:table-cell>
          <table:table-cell office:value-type="string" table:style-name="ce1">
            <text:p>0153_DIB_181.pdf</text:p>
          </table:table-cell>
          <table:table-cell table:number-columns-repeated="16363" table:style-name="ce1"/>
        </table:table-row>
        <table:table-row table:style-name="ro1">
          <table:table-cell office:value-type="float" office:value="154" table:style-name="ce1">
            <text:p>154</text:p>
          </table:table-cell>
          <table:table-cell office:value-type="string" table:style-name="ce1">
            <text:p>LEGATE - II</text:p>
          </table:table-cell>
          <table:table-cell office:value-type="float" office:value="8" table:style-name="ce1">
            <text:p>8</text:p>
          </table:table-cell>
          <table:table-cell office:value-type="string" table:style-name="ce1">
            <text:p>Dolmen corto cerrado</text:p>
          </table:table-cell>
          <table:table-cell office:value-type="string" table:style-name="ce1">
            <text:p>Baztan</text:p>
          </table:table-cell>
          <table:table-cell office:value-type="string" table:style-name="ce1">
            <text:p>A 11m al NE de Legate - I.</text:p>
            <text:p>Hoja cartográfica Nº: 65-16/C</text:p>
          </table:table-cell>
          <table:table-cell office:value-type="string" table:style-name="ce1">
            <text:p>Itinerario nº 28</text:p>
          </table:table-cell>
          <table:table-cell table:number-columns-repeated="4" table:style-name="ce1"/>
          <table:table-cell table:style-name="ce2"/>
          <table:table-cell office:value-type="date" office:date-value="1905-04-03T00:00:00" table:style-name="ce3">
            <text:p>lunes, abril 03, 1905</text:p>
          </table:table-cell>
          <table:table-cell office:value-type="string" table:style-name="ce1">
            <text:p>JM. Barandiaran</text:p>
          </table:table-cell>
          <table:table-cell office:value-type="string" table:style-name="ce1">
            <text:p>Túmulo circular de 12m de Ф y 0,7 m de altura. De piedras.</text:p>
            <text:p>Cámara de 5 losas con recinto rectangular. Areniscas del terreno.</text:p>
            <text:p>Todo el conjunto ha sido removido y las losas destrozadas; sin cubierta.</text:p>
          </table:table-cell>
          <table:table-cell office:value-type="string" table:style-name="ce1">
            <text:p>No se practicó excavación antes de su destrucción</text:p>
          </table:table-cell>
          <table:table-cell office:value-type="string" table:style-name="ce1">
            <text:p>Catalogación nº 69-2.</text:p>
          </table:table-cell>
          <table:table-cell table:style-name="ce1"/>
          <table:table-cell office:value-type="string" table:style-name="ce1">
            <text:p>14 Baztan Centro-Sureste</text:p>
          </table:table-cell>
          <table:table-cell office:value-type="string" table:style-name="ce1">
            <text:p>Mapa</text:p>
          </table:table-cell>
          <table:table-cell office:value-type="string" table:style-name="ce1">
            <text:p>0148_MAP_176.pdf</text:p>
          </table:table-cell>
          <table:table-cell table:number-columns-repeated="16363" table:style-name="ce1"/>
        </table:table-row>
        <table:table-row table:style-name="ro1">
          <table:table-cell office:value-type="float" office:value="155" table:style-name="ce1">
            <text:p>155</text:p>
          </table:table-cell>
          <table:table-cell office:value-type="string" table:style-name="ce1">
            <text:p>LEGATE - III</text:p>
          </table:table-cell>
          <table:table-cell office:value-type="float" office:value="9" table:style-name="ce1">
            <text:p>9</text:p>
          </table:table-cell>
          <table:table-cell office:value-type="string" table:style-name="ce1">
            <text:p>Dolmen largo abierto?</text:p>
          </table:table-cell>
          <table:table-cell office:value-type="string" table:style-name="ce1">
            <text:p>Baztan</text:p>
          </table:table-cell>
          <table:table-cell office:value-type="string" table:style-name="ce1">
            <text:p>A unos 120 m de Legate I y II.</text:p>
            <text:p>Hoja cartográfica Nº: 65-16/C</text:p>
          </table:table-cell>
          <table:table-cell office:value-type="string" table:style-name="ce1">
            <text:p>Itinerario nº 28</text:p>
          </table:table-cell>
          <table:table-cell table:number-columns-repeated="4" table:style-name="ce1"/>
          <table:table-cell table:style-name="ce2"/>
          <table:table-cell office:value-type="date" office:date-value="1905-04-03T00:00:00" table:style-name="ce3">
            <text:p>lunes, abril 03, 1905</text:p>
          </table:table-cell>
          <table:table-cell office:value-type="string" table:style-name="ce1">
            <text:p>JM. Barandiaran</text:p>
          </table:table-cell>
          <table:table-cell office:value-type="string" table:style-name="ce1">
            <text:p>Túmulo circular de 10 m de Ф y 0,45 m de altura. De piedras.</text:p>
            <text:p>Cámara de 5 losas con recinto rectangular, hoy en día destrozada. Orientación a 115º. Areniscas del terreno.</text:p>
          </table:table-cell>
          <table:table-cell office:value-type="string" table:style-name="ce1">
            <text:p>1920 por JM. Barandiarán</text:p>
          </table:table-cell>
          <table:table-cell office:value-type="string" table:style-name="ce1">
            <text:p>Por los motivos anteriormente apuntados, parece ser que este monumento prehistórico desapareció entre los años 1972 y 1973.</text:p>
            <text:p>Catalogación nº 69-3.</text:p>
          </table:table-cell>
          <table:table-cell table:style-name="ce1"/>
          <table:table-cell office:value-type="string" table:style-name="ce1">
            <text:p>14 Baztan Centro-Sureste</text:p>
          </table:table-cell>
          <table:table-cell office:value-type="string" table:style-name="ce1">
            <text:p>Mapa</text:p>
          </table:table-cell>
          <table:table-cell office:value-type="string" table:style-name="ce1">
            <text:p>0148_MAP_176.pdf</text:p>
          </table:table-cell>
          <table:table-cell office:value-type="string" table:style-name="ce1">
            <text:p>Croquis</text:p>
          </table:table-cell>
          <table:table-cell office:value-type="string" table:style-name="ce1">
            <text:p>0155_DIB_184.pdf</text:p>
          </table:table-cell>
          <table:table-cell table:number-columns-repeated="16361" table:style-name="ce1"/>
        </table:table-row>
        <table:table-row table:style-name="ro1">
          <table:table-cell office:value-type="float" office:value="156" table:style-name="ce1">
            <text:p>156</text:p>
          </table:table-cell>
          <table:table-cell office:value-type="string" table:style-name="ce1">
            <text:p>LEGATE - IV</text:p>
          </table:table-cell>
          <table:table-cell table:number-columns-repeated="2" table:style-name="ce1"/>
          <table:table-cell office:value-type="string" table:style-name="ce1">
            <text:p>Baztan</text:p>
          </table:table-cell>
          <table:table-cell table:style-name="ce1"/>
          <table:table-cell office:value-type="string" table:style-name="ce1">
            <text:p>Itinerario nº 28</text:p>
          </table:table-cell>
          <table:table-cell table:number-columns-repeated="4" table:style-name="ce1"/>
          <table:table-cell table:style-name="ce2"/>
          <table:table-cell table:style-name="ce3"/>
          <table:table-cell table:style-name="ce1"/>
          <table:table-cell office:value-type="string" table:style-name="ce1">
            <text:p>Túmulo impreciso y rebajado. Cámara reducida a 2 largas losas en escuadra y una losa caída. Orientación al E., según Tomás López Sellés. Areniscas del terreno.</text:p>
          </table:table-cell>
          <table:table-cell table:style-name="ce1"/>
          <table:table-cell office:value-type="string" table:style-name="ce1">
            <text:p>Hoy día está cubierto por obras realizadas en la borda lindante.</text:p>
          </table:table-cell>
          <table:table-cell table:style-name="ce1"/>
          <table:table-cell office:value-type="string" table:style-name="ce1">
            <text:p>14 Baztan Centro-Sureste</text:p>
          </table:table-cell>
          <table:table-cell office:value-type="string" table:style-name="ce1">
            <text:p>Mapa</text:p>
          </table:table-cell>
          <table:table-cell office:value-type="string" table:style-name="ce1">
            <text:p>0148_MAP_176.pdf</text:p>
          </table:table-cell>
          <table:table-cell office:value-type="string" table:style-name="ce1">
            <text:p>Croquis</text:p>
          </table:table-cell>
          <table:table-cell office:value-type="string" table:style-name="ce1">
            <text:p>0156_DIB_185.pdf</text:p>
          </table:table-cell>
          <table:table-cell table:number-columns-repeated="16361" table:style-name="ce1"/>
        </table:table-row>
        <table:table-row table:style-name="ro1">
          <table:table-cell office:value-type="float" office:value="157" table:style-name="ce1">
            <text:p>157</text:p>
          </table:table-cell>
          <table:table-cell office:value-type="string" table:style-name="ce1">
            <text:p>LEGATE - V</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Hoja cartográfica Nº: 65-16/D y 90-4</text:p>
          </table:table-cell>
          <table:table-cell office:value-type="string" table:style-name="ce1">
            <text:p>Itinerario nº 28-A</text:p>
          </table:table-cell>
          <table:table-cell table:style-name="ce1"/>
          <table:table-cell office:value-type="float" office:value="618170" table:style-name="ce1">
            <text:p>618170</text:p>
          </table:table-cell>
          <table:table-cell office:value-type="float" office:value="4780598" table:style-name="ce1">
            <text:p>4780598</text:p>
          </table:table-cell>
          <table:table-cell office:value-type="float" office:value="550" table:style-name="ce1">
            <text:p>550</text:p>
          </table:table-cell>
          <table:table-cell office:value-type="string" table:style-name="ce2">
            <text:p>43.1689100101276,-1.54623161577194</text:p>
          </table:table-cell>
          <table:table-cell office:value-type="date" office:date-value="1972-04-15T00:00:00" table:style-name="ce3">
            <text:p>sábado, abril 15, 1972</text:p>
          </table:table-cell>
          <table:table-cell office:value-type="string" table:style-name="ce1">
            <text:p>F. Ondarra</text:p>
          </table:table-cell>
          <table:table-cell office:value-type="string" table:style-name="ce1">
            <text:p>Túmulo de 9 m de Ф y 1 m de altura por el SSW., siendo mucho más bajo por el NNE. Formado por piedras de regular tamaño.</text:p>
            <text:p>Cámara de 3 losas "in situ" con recinto rectangular de 0,8 m de ancho. 2 Losas más, probablemente de la tapa, tumbadas sobre el galgal. Orientación a 90º.</text:p>
          </table:table-cell>
          <table:table-cell office:value-type="string" table:style-name="ce1">
            <text:p>No se conoce</text:p>
          </table:table-cell>
          <table:table-cell table:number-columns-repeated="2" table:style-name="ce1"/>
          <table:table-cell office:value-type="string" table:style-name="ce1">
            <text:p>14 Baztan Centro-Sureste</text:p>
          </table:table-cell>
          <table:table-cell office:value-type="string" table:style-name="ce1">
            <text:p>Mapa</text:p>
          </table:table-cell>
          <table:table-cell office:value-type="string" table:style-name="ce1">
            <text:p>0148_MAP_176.pdf</text:p>
          </table:table-cell>
          <table:table-cell office:value-type="string" table:style-name="ce1">
            <text:p>Croquis</text:p>
          </table:table-cell>
          <table:table-cell office:value-type="string" table:style-name="ce1">
            <text:p>0157_DIB_186.pdf</text:p>
          </table:table-cell>
          <table:table-cell office:value-type="string" table:style-name="ce1">
            <text:p>Foto</text:p>
          </table:table-cell>
          <table:table-cell office:value-type="string" table:style-name="ce1">
            <text:p>0157_FOT_187.pdf</text:p>
          </table:table-cell>
          <table:table-cell table:number-columns-repeated="16359"/>
        </table:table-row>
        <table:table-row table:style-name="ro1">
          <table:table-cell office:value-type="float" office:value="158" table:style-name="ce1">
            <text:p>158</text:p>
          </table:table-cell>
          <table:table-cell office:value-type="string" table:style-name="ce1">
            <text:p>LEGATE - VI (IÑARZETA)</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Hoja cartográfica Nº: 65-16/C</text:p>
          </table:table-cell>
          <table:table-cell office:value-type="string" table:style-name="ce1">
            <text:p>Itinerario nº 28</text:p>
          </table:table-cell>
          <table:table-cell table:style-name="ce1"/>
          <table:table-cell office:value-type="float" office:value="616680" table:style-name="ce1">
            <text:p>616680</text:p>
          </table:table-cell>
          <table:table-cell office:value-type="float" office:value="4781530" table:style-name="ce1">
            <text:p>4781530</text:p>
          </table:table-cell>
          <table:table-cell office:value-type="float" office:value="760" table:style-name="ce1">
            <text:p>760</text:p>
          </table:table-cell>
          <table:table-cell office:value-type="string" table:style-name="ce2">
            <text:p>43.1775312774723,-1.56435988921641</text:p>
          </table:table-cell>
          <table:table-cell office:value-type="date" office:date-value="1973-04-01T00:00:00" table:style-name="ce3">
            <text:p>domingo, abril 01, 1973</text:p>
          </table:table-cell>
          <table:table-cell office:value-type="string" table:style-name="ce1">
            <text:p>F. Ondarra</text:p>
          </table:table-cell>
          <table:table-cell office:value-type="string" table:style-name="ce1">
            <text:p>Túmulo de base circular de 6 m de Ф y 1 m de altura, compuesto de tierra y piedras</text:p>
            <text:p>Cámara de 3 losas, de las que 2 parecen "in situ", siendo la tercera la tapa desplazada hacia el lado N del galgal. Las losas del N están inclinadas hacia el interior orientadas a los 135º y la tapa se halla tendida sobre el galgal partida en 2 trozos ensamblados entre sí. Areniscas.</text:p>
          </table:table-cell>
          <table:table-cell office:value-type="string" table:style-name="ce1">
            <text:p>No se conoce</text:p>
          </table:table-cell>
          <table:table-cell table:number-columns-repeated="2" table:style-name="ce1"/>
          <table:table-cell office:value-type="string" table:style-name="ce1">
            <text:p>14 Baztan Centro-Sureste</text:p>
          </table:table-cell>
          <table:table-cell office:value-type="string" table:style-name="ce1">
            <text:p>Mapa</text:p>
          </table:table-cell>
          <table:table-cell office:value-type="string" table:style-name="ce1">
            <text:p>0148_MAP_176.pdf</text:p>
          </table:table-cell>
          <table:table-cell office:value-type="string" table:style-name="ce1">
            <text:p>Croquis</text:p>
          </table:table-cell>
          <table:table-cell office:value-type="string" table:style-name="ce1">
            <text:p>0158_DIB_188.pdf</text:p>
          </table:table-cell>
          <table:table-cell table:number-columns-repeated="16361" table:style-name="ce1"/>
        </table:table-row>
        <table:table-row table:style-name="ro1">
          <table:table-cell office:value-type="float" office:value="159" table:style-name="ce1">
            <text:p>159</text:p>
          </table:table-cell>
          <table:table-cell office:value-type="string" table:style-name="ce1">
            <text:p>LEGATE - VII</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table:number-columns-repeated="6"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1">
            <text:p>Mapa</text:p>
          </table:table-cell>
          <table:table-cell office:value-type="string" table:style-name="ce1">
            <text:p>0148_MAP_176.pdf</text:p>
          </table:table-cell>
          <table:table-cell office:value-type="string" table:style-name="ce1">
            <text:p>Croquis</text:p>
          </table:table-cell>
          <table:table-cell office:value-type="string" table:style-name="ce1">
            <text:p>0159_DIB_189.pdf</text:p>
          </table:table-cell>
          <table:table-cell office:value-type="string" table:style-name="ce1">
            <text:p>Foto</text:p>
          </table:table-cell>
          <table:table-cell office:value-type="string" table:style-name="ce1">
            <text:p>0159_FOT_190.pdf</text:p>
          </table:table-cell>
          <table:table-cell table:number-columns-repeated="16359"/>
        </table:table-row>
        <table:table-row table:style-name="ro1">
          <table:table-cell office:value-type="float" office:value="160" table:style-name="ce1">
            <text:p>160</text:p>
          </table:table-cell>
          <table:table-cell office:value-type="string" table:style-name="ce1">
            <text:p>BAGORDI</text:p>
          </table:table-cell>
          <table:table-cell office:value-type="float" office:value="13" table:style-name="ce1">
            <text:p>13</text:p>
          </table:table-cell>
          <table:table-cell office:value-type="string" table:style-name="ce1">
            <text:p>Monolito</text:p>
          </table:table-cell>
          <table:table-cell table:style-name="ce1"/>
          <table:table-cell office:value-type="string" table:style-name="ce1">
            <text:p>Hoja cartográfica Nº: 65-16/C</text:p>
          </table:table-cell>
          <table:table-cell office:value-type="string" table:style-name="ce1">
            <text:p>Itinerario nº 28-J</text:p>
          </table:table-cell>
          <table:table-cell table:number-columns-repeated="4" table:style-name="ce1"/>
          <table:table-cell table:style-name="ce2"/>
          <table:table-cell office:value-type="date" office:date-value="1905-05-19T00:00:00" table:style-name="ce3">
            <text:p>viernes, mayo 19, 1905</text:p>
          </table:table-cell>
          <table:table-cell office:value-type="string" table:style-name="ce1">
            <text:p>T. López Sellés</text:p>
          </table:table-cell>
          <table:table-cell office:value-type="string" table:style-name="ce1">
            <text:p>Túmulo circular de 13 m de Ф y 1 m de altura.<text:s/></text:p>
            <text:p>Cráter central sin losas de cámara. Calizas del terreno.</text:p>
          </table:table-cell>
          <table:table-cell table:style-name="ce1"/>
          <table:table-cell office:value-type="string" table:style-name="ce1">
            <text:p>Catalogación nº 69-D/1</text:p>
          </table:table-cell>
          <table:table-cell table:style-name="ce1"/>
          <table:table-cell office:value-type="string" table:style-name="ce1">
            <text:p>14 Baztan Centro-Sureste</text:p>
          </table:table-cell>
          <table:table-cell office:value-type="string" table:style-name="ce1">
            <text:p>Mapa</text:p>
          </table:table-cell>
          <table:table-cell office:value-type="string" table:style-name="ce1">
            <text:p>0148_MAP_176.pdf</text:p>
          </table:table-cell>
          <table:table-cell office:value-type="string" table:style-name="ce1">
            <text:p>Croquis</text:p>
          </table:table-cell>
          <table:table-cell office:value-type="string" table:style-name="ce1">
            <text:p>0160_DIB_191.pdf</text:p>
          </table:table-cell>
          <table:table-cell office:value-type="string" table:style-name="ce1">
            <text:p>Foto</text:p>
          </table:table-cell>
          <table:table-cell office:value-type="string" table:style-name="ce1">
            <text:p>0160_FOT_192.pdf</text:p>
          </table:table-cell>
          <table:table-cell table:number-columns-repeated="16359"/>
        </table:table-row>
        <table:table-row table:style-name="ro1">
          <table:table-cell office:value-type="float" office:value="161" table:style-name="ce1">
            <text:p>161</text:p>
          </table:table-cell>
          <table:table-cell office:value-type="string" table:style-name="ce1">
            <text:p>SORDIKO - BIXKER</text:p>
          </table:table-cell>
          <table:table-cell table:number-columns-repeated="4" table:style-name="ce1"/>
          <table:table-cell office:value-type="string" table:style-name="ce1">
            <text:p>Itinerario nº 28-J</text:p>
          </table:table-cell>
          <table:table-cell table:number-columns-repeated="4" table:style-name="ce1"/>
          <table:table-cell table:style-name="ce2"/>
          <table:table-cell office:value-type="date" office:date-value="1905-05-27T00:00:00" table:style-name="ce3">
            <text:p>sábado, mayo 27, 1905</text:p>
          </table:table-cell>
          <table:table-cell office:value-type="string" table:style-name="ce1">
            <text:p>F. Ondarra</text:p>
          </table:table-cell>
          <table:table-cell office:value-type="string" table:style-name="ce1">
            <text:p>Una piedra solitaria se alza verticalmente en el paraje. Sus dimensiones son: 1,22 m de altura; 1 m de largura y 0,25 m de grueso.</text:p>
            <text:p>A su lado asoma otra de 0,08 m de altura; 0,6 m de largo y 0,1 m de grueso.</text:p>
            <text:p>Ambas forman un ángulo muy agudo.</text:p>
          </table:table-cell>
          <table:table-cell table:style-name="ce1"/>
          <table:table-cell office:value-type="string" table:style-name="ce1">
            <text:p>Catalogación nº 69-D/5</text:p>
          </table:table-cell>
          <table:table-cell table:style-name="ce1"/>
          <table:table-cell office:value-type="string" table:style-name="ce1">
            <text:p>14 Baztan Centro-Sureste</text:p>
          </table:table-cell>
          <table:table-cell table:number-columns-repeated="16365" table:style-name="ce1"/>
        </table:table-row>
        <table:table-row table:style-name="ro1">
          <table:table-cell office:value-type="float" office:value="162" table:style-name="ce1">
            <text:p>162</text:p>
          </table:table-cell>
          <table:table-cell office:value-type="string" table:style-name="ce1">
            <text:p>EZKITZ</text:p>
          </table:table-cell>
          <table:table-cell office:value-type="float" office:value="1" table:style-name="ce1">
            <text:p>1</text:p>
          </table:table-cell>
          <table:table-cell office:value-type="string" table:style-name="ce1">
            <text:p>Dolmen?</text:p>
          </table:table-cell>
          <table:table-cell table:style-name="ce1"/>
          <table:table-cell office:value-type="string" table:style-name="ce1">
            <text:p>Hoja cartográfica Nº: 65-16/B y D</text:p>
          </table:table-cell>
          <table:table-cell office:value-type="string" table:style-name="ce1">
            <text:p>Itinerario nº 28-A y J</text:p>
          </table:table-cell>
          <table:table-cell table:style-name="ce1"/>
          <table:table-cell office:value-type="float" office:value="619615" table:style-name="ce1">
            <text:p>619615</text:p>
          </table:table-cell>
          <table:table-cell office:value-type="float" office:value="4782500" table:style-name="ce1">
            <text:p>4782500</text:p>
          </table:table-cell>
          <table:table-cell office:value-type="float" office:value="826" table:style-name="ce1">
            <text:p>826</text:p>
          </table:table-cell>
          <table:table-cell office:value-type="string" table:style-name="ce2">
            <text:p>43.1858042689242,-1.52804914995513</text:p>
          </table:table-cell>
          <table:table-cell office:value-type="date" office:date-value="1905-05-28T00:00:00" table:style-name="ce3">
            <text:p>domingo, mayo 28, 1905</text:p>
          </table:table-cell>
          <table:table-cell office:value-type="string" table:style-name="ce1">
            <text:p>F. Ondarra y T. López Sellés</text:p>
          </table:table-cell>
          <table:table-cell office:value-type="string" table:style-name="ce1">
            <text:p>Hay una losa bastante inclinada hacia dentro del monumento de 0,6 m de altura; 1,2 / 1,35 m de largura y 0,18 m de grosor. Podría ser que esté partida en dos que se superponene paralelamente.</text:p>
            <text:p>Puede haber un túmulo de unos 4 m de Ф y 0,2 m de altura, formado por tierra y pequeñas losas tumbadas, medio erguidas o inhiestas.</text:p>
            <text:p>La orientación de la losa es de 170º.</text:p>
            <text:p>Areniscas del terreno.</text:p>
          </table:table-cell>
          <table:table-cell table:style-name="ce1"/>
          <table:table-cell office:value-type="string" table:style-name="ce1">
            <text:p>Catalogación nº 69-D/6</text:p>
          </table:table-cell>
          <table:table-cell table:style-name="ce1"/>
          <table:table-cell office:value-type="string" table:style-name="ce1">
            <text:p>14 Baztan Centro-Sureste</text:p>
          </table:table-cell>
          <table:table-cell office:value-type="string" table:style-name="ce1">
            <text:p>Foto</text:p>
          </table:table-cell>
          <table:table-cell office:value-type="string" table:style-name="ce1">
            <text:p>0162_FOT_193.pdf</text:p>
          </table:table-cell>
          <table:table-cell table:number-columns-repeated="16363" table:style-name="ce1"/>
        </table:table-row>
        <table:table-row table:style-name="ro1">
          <table:table-cell office:value-type="float" office:value="163" table:style-name="ce1">
            <text:p>163</text:p>
          </table:table-cell>
          <table:table-cell office:value-type="string" table:style-name="ce1">
            <text:p>LARRO</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1">
            <text:p>Mapa</text:p>
          </table:table-cell>
          <table:table-cell office:value-type="string" table:style-name="ce1">
            <text:p>0148_MAP_176.pdf</text:p>
          </table:table-cell>
          <table:table-cell office:value-type="string" table:style-name="ce1">
            <text:p>Croquis</text:p>
          </table:table-cell>
          <table:table-cell office:value-type="string" table:style-name="ce1">
            <text:p>0163_DIB_194.pdf</text:p>
          </table:table-cell>
          <table:table-cell table:number-columns-repeated="16361" table:style-name="ce1"/>
        </table:table-row>
        <table:table-row table:style-name="ro1">
          <table:table-cell office:value-type="float" office:value="164" table:style-name="ce1">
            <text:p>164</text:p>
          </table:table-cell>
          <table:table-cell office:value-type="string" table:style-name="ce1">
            <text:p>XOLBORROKO - HARRIA</text:p>
          </table:table-cell>
          <table:table-cell office:value-type="float" office:value="1" table:style-name="ce1">
            <text:p>1</text:p>
          </table:table-cell>
          <table:table-cell office:value-type="string" table:style-name="ce1">
            <text:p>Dolmen corto?</text:p>
          </table:table-cell>
          <table:table-cell table:style-name="ce1"/>
          <table:table-cell office:value-type="string" table:style-name="ce1">
            <text:p>En Lerate</text:p>
            <text:p>Hoja cartográfica Nº: 66-13/A</text:p>
          </table:table-cell>
          <table:table-cell office:value-type="string" table:style-name="ce1">
            <text:p>Itinerario nº 28-B</text:p>
          </table:table-cell>
          <table:table-cell table:style-name="ce1"/>
          <table:table-cell office:value-type="float" office:value="622270" table:style-name="ce1">
            <text:p>622270</text:p>
          </table:table-cell>
          <table:table-cell office:value-type="float" office:value="4784200" table:style-name="ce1">
            <text:p>4784200</text:p>
          </table:table-cell>
          <table:table-cell office:value-type="float" office:value="550" table:style-name="ce1">
            <text:p>550</text:p>
          </table:table-cell>
          <table:table-cell office:value-type="string" table:style-name="ce2">
            <text:p>43.200682164058,-1.4950122713292</text:p>
          </table:table-cell>
          <table:table-cell office:value-type="date" office:date-value="1905-05-28T00:00:00" table:style-name="ce3">
            <text:p>domingo, mayo 28, 1905</text:p>
          </table:table-cell>
          <table:table-cell office:value-type="string" table:style-name="ce1">
            <text:p>F. Ondarra</text:p>
          </table:table-cell>
          <table:table-cell office:value-type="string" table:style-name="ce1">
            <text:p>Túmulo circular de piedras de 6 m Ф y 0,5 m de altura, con cráter central de 3 m de Ф y 0,5 m de profundidad.</text:p>
            <text:p>Cámara de 2 losas. Otra tercera, puede ser resto de la cubierta o tapa, que mide 2,78 m de largo; 1,90 m de anchura máxima y 0,15 m de grueso.</text:p>
          </table:table-cell>
          <table:table-cell table:number-columns-repeated="3" table:style-name="ce1"/>
          <table:table-cell office:value-type="string" table:style-name="ce1">
            <text:p>14 Baztan Centro-Sureste</text:p>
          </table:table-cell>
          <table:table-cell office:value-type="string" table:style-name="ce1">
            <text:p>Mapa</text:p>
          </table:table-cell>
          <table:table-cell office:value-type="string" table:style-name="ce1">
            <text:p>0164_MAP_195.pdf</text:p>
          </table:table-cell>
          <table:table-cell office:value-type="string" table:style-name="ce1">
            <text:p>Croquis</text:p>
          </table:table-cell>
          <table:table-cell office:value-type="string" table:style-name="ce1">
            <text:p>0164_DIB_196.pdf</text:p>
          </table:table-cell>
          <table:table-cell office:value-type="string" table:style-name="ce1">
            <text:p>Fotos</text:p>
          </table:table-cell>
          <table:table-cell office:value-type="string" table:style-name="ce1">
            <text:p>0164_FOT_197.pdf</text:p>
          </table:table-cell>
          <table:table-cell table:number-columns-repeated="16359"/>
        </table:table-row>
        <table:table-row table:style-name="ro1">
          <table:table-cell office:value-type="float" office:value="165" table:style-name="ce1">
            <text:p>165</text:p>
          </table:table-cell>
          <table:table-cell office:value-type="string" table:style-name="ce1">
            <text:p>MAISTRUGAIN - I</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office:value-type="string" table:style-name="ce2">
            <text:p>43.2060899317746,-1.44490224517965</text:p>
          </table:table-cell>
          <table:table-cell table:style-name="ce3"/>
          <table:table-cell table:style-name="ce1"/>
          <table:table-cell office:value-type="string" table:style-name="ce1">
            <text:p>crómlech de 8 m de Ф y 0,2 m de altura. Lo forman solo 5 piedras, siendo la mayor la situada al S. y que mide 0,35 m de alto; 0,85 m de largo y 0,08 m de gruso. Su forma es tumular.</text:p>
          </table:table-cell>
          <table:table-cell table:style-name="ce1"/>
          <table:table-cell office:value-type="string" table:style-name="ce1">
            <text:p>Catalogación nº 70. M/1</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1">
            <text:p>Mapa</text:p>
          </table:table-cell>
          <table:table-cell office:value-type="string" table:style-name="ce1">
            <text:p>0164_MAP_195.pdf</text:p>
          </table:table-cell>
          <table:table-cell office:value-type="string" table:style-name="ce1">
            <text:p>Croquis</text:p>
          </table:table-cell>
          <table:table-cell office:value-type="string" table:style-name="ce1">
            <text:p>0165_DIB_198.pdf</text:p>
          </table:table-cell>
          <table:table-cell table:number-columns-repeated="16361" table:style-name="ce1"/>
        </table:table-row>
        <table:table-row table:style-name="ro1">
          <table:table-cell office:value-type="float" office:value="166" table:style-name="ce1">
            <text:p>166</text:p>
          </table:table-cell>
          <table:table-cell office:value-type="string" table:style-name="ce1">
            <text:p>MAISTRUGAIN - II</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office:value-type="string" table:style-name="ce2">
            <text:p>43.2060899317746,-1.44490224517965</text:p>
          </table:table-cell>
          <table:table-cell table:style-name="ce3"/>
          <table:table-cell table:style-name="ce1"/>
          <table:table-cell office:value-type="string" table:style-name="ce1">
            <text:p>crómlech de 6 m de Ф y 0,7 m de altura. Lo forman unas 8 piedras, plantadas de manera que su eje mayor, el de la largura, está orientado hacia el centro del círculo. Son piedras pequeñas siendo la mayor de 0,15 m de alto; 0,5 m de largo y 0,08 m de gruso. Su forma es tumular.</text:p>
          </table:table-cell>
          <table:table-cell table:style-name="ce1"/>
          <table:table-cell office:value-type="string" table:style-name="ce1">
            <text:p>Catalogación nº 70. M/2</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1">
            <text:p>Mapa</text:p>
          </table:table-cell>
          <table:table-cell office:value-type="string" table:style-name="ce1">
            <text:p>0164_MAP_195.pdf</text:p>
          </table:table-cell>
          <table:table-cell office:value-type="string" table:style-name="ce1">
            <text:p>Croquis</text:p>
          </table:table-cell>
          <table:table-cell office:value-type="string" table:style-name="ce1">
            <text:p>0165_DIB_198.pdf</text:p>
          </table:table-cell>
          <table:table-cell table:number-columns-repeated="16361" table:style-name="ce1"/>
        </table:table-row>
        <table:table-row table:style-name="ro1">
          <table:table-cell office:value-type="float" office:value="167" table:style-name="ce1">
            <text:p>167</text:p>
          </table:table-cell>
          <table:table-cell office:value-type="string" table:style-name="ce1">
            <text:p>MAISTRUGAIN - III</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Se encuentra a 1,5m al E. del Maistrugain II.</text:p>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office:value-type="string" table:style-name="ce2">
            <text:p>43.2060899317746,-1.44490224517965</text:p>
          </table:table-cell>
          <table:table-cell table:style-name="ce3"/>
          <table:table-cell table:style-name="ce1"/>
          <table:table-cell office:value-type="string" table:style-name="ce1">
            <text:p>crómlech de túmulo circular de 5 m de Ф y 0,2 m de altura. Lo forman unas 8 piedras, siendo la mayor de 0,4 m de alto; 0,6 m de largo y 0,1 m de gruso.</text:p>
          </table:table-cell>
          <table:table-cell table:style-name="ce1"/>
          <table:table-cell office:value-type="string" table:style-name="ce1">
            <text:p>Catalogación nº 70. M/III</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1">
            <text:p>Mapa</text:p>
          </table:table-cell>
          <table:table-cell office:value-type="string" table:style-name="ce1">
            <text:p>0164_MAP_195.pdf</text:p>
          </table:table-cell>
          <table:table-cell office:value-type="string" table:style-name="ce1">
            <text:p>Croquis</text:p>
          </table:table-cell>
          <table:table-cell office:value-type="string" table:style-name="ce1">
            <text:p>0165_DIB_198.pdf</text:p>
          </table:table-cell>
          <table:table-cell table:number-columns-repeated="16361" table:style-name="ce1"/>
        </table:table-row>
        <table:table-row table:style-name="ro1">
          <table:table-cell office:value-type="float" office:value="168" table:style-name="ce1">
            <text:p>168</text:p>
          </table:table-cell>
          <table:table-cell office:value-type="string" table:style-name="ce1">
            <text:p>MAISTRUGAIN - IV</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Se encuentra a 28m al NNE. del Maistrugain II.</text:p>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office:value-type="string" table:style-name="ce2">
            <text:p>43.2060899317746,-1.44490224517965</text:p>
          </table:table-cell>
          <table:table-cell table:style-name="ce3"/>
          <table:table-cell table:style-name="ce1"/>
          <table:table-cell office:value-type="string" table:style-name="ce1">
            <text:p>crómlech de túmulo circular de 9 m de Ф y 0,4 m de altura. Lo forman 20 piedras, siendo las alta de 0,5 m de alto; 0,5 m de largo y 0,1 m de gruso. Destacan 4 de ellas.</text:p>
          </table:table-cell>
          <table:table-cell table:style-name="ce1"/>
          <table:table-cell office:value-type="string" table:style-name="ce1">
            <text:p>Catalogación nº 70. M/IV</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1">
            <text:p>Mapa</text:p>
          </table:table-cell>
          <table:table-cell office:value-type="string" table:style-name="ce1">
            <text:p>0164_MAP_195.pdf</text:p>
          </table:table-cell>
          <table:table-cell office:value-type="string" table:style-name="ce1">
            <text:p>Croquis</text:p>
          </table:table-cell>
          <table:table-cell office:value-type="string" table:style-name="ce1">
            <text:p>0165_DIB_198.pdf</text:p>
          </table:table-cell>
          <table:table-cell table:number-columns-repeated="16361" table:style-name="ce1"/>
        </table:table-row>
        <table:table-row table:style-name="ro1">
          <table:table-cell office:value-type="float" office:value="169" table:style-name="ce1">
            <text:p>169</text:p>
          </table:table-cell>
          <table:table-cell office:value-type="string" table:style-name="ce1">
            <text:p>MAISTRUGAIN - V</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Se encuentra a 1,5m al NW. del Maistrugain IV.</text:p>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office:value-type="string" table:style-name="ce2">
            <text:p>43.2060899317746,-1.44490224517965</text:p>
          </table:table-cell>
          <table:table-cell table:style-name="ce3"/>
          <table:table-cell table:style-name="ce1"/>
          <table:table-cell office:value-type="string" table:style-name="ce1">
            <text:p>crómlech de túmulo circular de 9 m de Ф y 0,4 m de altura. Lo forman 20 piedras, siendo las alta de 0,5 m de alto; 0,5 m de largo y 0,1 m de gruso. Destacan 4 de ellas.</text:p>
          </table:table-cell>
          <table:table-cell table:style-name="ce1"/>
          <table:table-cell office:value-type="string" table:style-name="ce1">
            <text:p>Catalogación nº 70. M/V</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1">
            <text:p>Mapa</text:p>
          </table:table-cell>
          <table:table-cell office:value-type="string" table:style-name="ce1">
            <text:p>0164_MAP_195.pdf</text:p>
          </table:table-cell>
          <table:table-cell office:value-type="string" table:style-name="ce1">
            <text:p>Croquis</text:p>
          </table:table-cell>
          <table:table-cell office:value-type="string" table:style-name="ce1">
            <text:p>0165_DIB_198.pdf</text:p>
          </table:table-cell>
          <table:table-cell table:number-columns-repeated="16361" table:style-name="ce1"/>
        </table:table-row>
        <table:table-row table:style-name="ro1">
          <table:table-cell office:value-type="float" office:value="170" table:style-name="ce1">
            <text:p>170</text:p>
          </table:table-cell>
          <table:table-cell office:value-type="string" table:style-name="ce1">
            <text:p>MAISTRUGAIN - VI</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Hoja cartográfica Nº: 66-13/B</text:p>
          </table:table-cell>
          <table:table-cell office:value-type="string" table:style-name="ce1">
            <text:p>Itinerario nº 34-D</text:p>
          </table:table-cell>
          <table:table-cell table:style-name="ce1"/>
          <table:table-cell office:value-type="float" office:value="626330" table:style-name="ce1">
            <text:p>626330</text:p>
          </table:table-cell>
          <table:table-cell office:value-type="float" office:value="4784875" table:style-name="ce1">
            <text:p>4784875</text:p>
          </table:table-cell>
          <table:table-cell office:value-type="float" office:value="955" table:style-name="ce1">
            <text:p>955</text:p>
          </table:table-cell>
          <table:table-cell office:value-type="string" table:style-name="ce2">
            <text:p>43.2060899317746,-1.44490224517965</text:p>
          </table:table-cell>
          <table:table-cell table:style-name="ce3"/>
          <table:table-cell table:style-name="ce1"/>
          <table:table-cell office:value-type="string" table:style-name="ce1">
            <text:p>crómlech de túmulo circular de 6,5 m de Ф y 0,2 m de altura. Lo forman 14 piedras muy inclinadas casi todas hacia el interior. La mayor mide 0,8 m de alto; 0,9 m de largo y 0,1 m de gruso. Destacan 2 de ellas.</text:p>
          </table:table-cell>
          <table:table-cell table:style-name="ce1"/>
          <table:table-cell office:value-type="string" table:style-name="ce1">
            <text:p>Catalogación nº 70. M/V</text:p>
            <text:p>Fue dado a conocer por F. Ondarra el 4-11-1972. Aclara que hace 25 años anduvo por la zona Blas Taracena y que al parecer los resultados de las excavaciones realizadas en 1948 las dio a conocer Juan Maluquer de Motes y publicadas en Príncipe de Viana en 1963.</text:p>
          </table:table-cell>
          <table:table-cell table:style-name="ce1"/>
          <table:table-cell office:value-type="string" table:style-name="ce1">
            <text:p>14 Baztan Centro-Sureste</text:p>
          </table:table-cell>
          <table:table-cell office:value-type="string" table:style-name="ce1">
            <text:p>Mapa</text:p>
          </table:table-cell>
          <table:table-cell office:value-type="string" table:style-name="ce1">
            <text:p>0164_MAP_195.pdf</text:p>
          </table:table-cell>
          <table:table-cell office:value-type="string" table:style-name="ce1">
            <text:p>Croquis</text:p>
          </table:table-cell>
          <table:table-cell office:value-type="string" table:style-name="ce1">
            <text:p>0165_DIB_198.pdf</text:p>
          </table:table-cell>
          <table:table-cell office:value-type="string" table:style-name="ce1">
            <text:p>Foto</text:p>
          </table:table-cell>
          <table:table-cell office:value-type="string" table:style-name="ce1">
            <text:p>0170_FOT_199.pdf</text:p>
          </table:table-cell>
          <table:table-cell table:number-columns-repeated="16359"/>
        </table:table-row>
        <table:table-row table:style-name="ro1">
          <table:table-cell office:value-type="float" office:value="171" table:style-name="ce1">
            <text:p>171</text:p>
          </table:table-cell>
          <table:table-cell office:value-type="string" table:style-name="ce1">
            <text:p>BOZATE</text:p>
          </table:table-cell>
          <table:table-cell office:value-type="float" office:value="2" table:style-name="ce1">
            <text:p>2</text:p>
          </table:table-cell>
          <table:table-cell office:value-type="string" table:style-name="ce1">
            <text:p>Túmulo?</text:p>
          </table:table-cell>
          <table:table-cell table:style-name="ce1"/>
          <table:table-cell office:value-type="string" table:style-name="ce1">
            <text:p>Hoja cartográfica Nº: 66-13/B</text:p>
          </table:table-cell>
          <table:table-cell office:value-type="string" table:style-name="ce1">
            <text:p>Itinerario Bozate a Arizkun</text:p>
          </table:table-cell>
          <table:table-cell table:number-columns-repeated="4" table:style-name="ce1"/>
          <table:table-cell table:style-name="ce2"/>
          <table:table-cell office:value-type="date" office:date-value="1905-05-31T00:00:00" table:style-name="ce3">
            <text:p>miércoles, mayo 31, 1905</text:p>
          </table:table-cell>
          <table:table-cell office:value-type="string" table:style-name="ce1">
            <text:p>Francisco Ondarra</text:p>
          </table:table-cell>
          <table:table-cell office:value-type="string" table:style-name="ce1">
            <text:p>Túmulo dudoso 14 m Ф y 1 m de altura, abriéndose un brecha por el lado W (290º). De entre la tierra y el helecho asoman unas piedras de arenisca, ofita y conglomerado. El hoyo central mide 5 m Ф y 0,8 m de profundo.</text:p>
          </table:table-cell>
          <table:table-cell table:style-name="ce1"/>
          <table:table-cell office:value-type="string" table:style-name="ce1">
            <text:p>Localización: 2º 12´ 43´´ <text:s/>y <text:s/>43º 11´ 14´´</text:p>
          </table:table-cell>
          <table:table-cell table:style-name="ce1"/>
          <table:table-cell office:value-type="string" table:style-name="ce1">
            <text:p>14 Baztan Centro-Sureste</text:p>
          </table:table-cell>
          <table:table-cell office:value-type="string" table:style-name="ce1">
            <text:p>Itinerario</text:p>
          </table:table-cell>
          <table:table-cell office:value-type="string" table:style-name="ce1">
            <text:p>0171_TEX_200.pdf</text:p>
          </table:table-cell>
          <table:table-cell office:value-type="string" table:style-name="ce1">
            <text:p>Mapa</text:p>
          </table:table-cell>
          <table:table-cell office:value-type="string" table:style-name="ce1">
            <text:p>0164_MAP_195.pdf</text:p>
          </table:table-cell>
          <table:table-cell table:number-columns-repeated="16361" table:style-name="ce1"/>
        </table:table-row>
        <table:table-row table:style-name="ro1">
          <table:table-cell office:value-type="float" office:value="172" table:style-name="ce1">
            <text:p>172</text:p>
          </table:table-cell>
          <table:table-cell office:value-type="string" table:style-name="ce1">
            <text:p>URRIKI - MENDEBAL</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Hoja cartográfica Nº: 90-4</text:p>
          </table:table-cell>
          <table:table-cell office:value-type="string" table:style-name="ce1">
            <text:p>Itinerario nº 28</text:p>
          </table:table-cell>
          <table:table-cell table:number-columns-repeated="4" table:style-name="ce1"/>
          <table:table-cell table:style-name="ce2"/>
          <table:table-cell office:value-type="date" office:date-value="2439-11-30T00:00:00" table:style-name="ce3">
            <text:p>miércoles, noviembre 30, 2439</text:p>
          </table:table-cell>
          <table:table-cell office:value-type="string" table:style-name="ce1">
            <text:p>Francisco Ondarra</text:p>
          </table:table-cell>
          <table:table-cell office:value-type="string" table:style-name="ce1">
            <text:p>Túmulo de unos 9 m Ф y 0,5 m de altura por el N, disperso e indefinido por el S.</text:p>
            <text:p>Dos losas que en parte se doblan, aparecen "in situ" plantadas por el lado N.</text:p>
          </table:table-cell>
          <table:table-cell table:style-name="ce1"/>
          <table:table-cell office:value-type="string" table:style-name="ce1">
            <text:p>Catalogación nº 69-A/I</text:p>
          </table:table-cell>
          <table:table-cell table:style-name="ce1"/>
          <table:table-cell office:value-type="string" table:style-name="ce1">
            <text:p>14 Baztan Centro-Sureste</text:p>
          </table:table-cell>
          <table:table-cell office:value-type="string" table:style-name="ce1">
            <text:p>Mapa</text:p>
          </table:table-cell>
          <table:table-cell office:value-type="string" table:style-name="ce1">
            <text:p>0150_MAP_182.pdf</text:p>
          </table:table-cell>
          <table:table-cell office:value-type="string" table:style-name="ce1">
            <text:p>Croquis</text:p>
          </table:table-cell>
          <table:table-cell office:value-type="string" table:style-name="ce1">
            <text:p>0172_DIB_201.pdf</text:p>
          </table:table-cell>
          <table:table-cell office:value-type="string" table:style-name="ce1">
            <text:p>Fotos</text:p>
          </table:table-cell>
          <table:table-cell office:value-type="string" table:style-name="ce1">
            <text:p>0172_FOT_202.pdf</text:p>
          </table:table-cell>
          <table:table-cell table:number-columns-repeated="16359"/>
        </table:table-row>
        <table:table-row table:style-name="ro1">
          <table:table-cell office:value-type="float" office:value="173" table:style-name="ce1">
            <text:p>173</text:p>
          </table:table-cell>
          <table:table-cell office:value-type="string" table:style-name="ce1">
            <text:p>URRIKI - SORTALDE</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A 25 m del Urriki-Mendebalde por el WSW.</text:p>
            <text:p>Hoja cartográfica Nº: 90-4</text:p>
          </table:table-cell>
          <table:table-cell office:value-type="string" table:style-name="ce1">
            <text:p>Itinerario nº 28</text:p>
          </table:table-cell>
          <table:table-cell table:number-columns-repeated="4" table:style-name="ce1"/>
          <table:table-cell table:style-name="ce2"/>
          <table:table-cell office:value-type="date" office:date-value="2439-11-30T00:00:00" table:style-name="ce3">
            <text:p>miércoles, noviembre 30, 2439</text:p>
          </table:table-cell>
          <table:table-cell office:value-type="string" table:style-name="ce1">
            <text:p>Francisco Ondarra</text:p>
          </table:table-cell>
          <table:table-cell office:value-type="string" table:style-name="ce1">
            <text:p>Túmulo de unos 7 m Ф y 0,5 m de altura, formado por tierra y abundantes piedras.<text:s/></text:p>
            <text:p>4 losas forman la cámara, más 2 fragmentos que pueden ser restos de la cubierta. Areniscas.</text:p>
          </table:table-cell>
          <table:table-cell table:style-name="ce1"/>
          <table:table-cell office:value-type="string" table:style-name="ce1">
            <text:p>Catalogación nº 69-A/I</text:p>
            <text:p>En la actualidad está totalmente removido</text:p>
          </table:table-cell>
          <table:table-cell table:style-name="ce1"/>
          <table:table-cell office:value-type="string" table:style-name="ce1">
            <text:p>14 Baztan Centro-Sureste</text:p>
          </table:table-cell>
          <table:table-cell office:value-type="string" table:style-name="ce1">
            <text:p>Mapa</text:p>
          </table:table-cell>
          <table:table-cell office:value-type="string" table:style-name="ce1">
            <text:p>0150_MAP_182.pdf</text:p>
          </table:table-cell>
          <table:table-cell office:value-type="string" table:style-name="ce1">
            <text:p>Croquis</text:p>
          </table:table-cell>
          <table:table-cell office:value-type="string" table:style-name="ce1">
            <text:p>0173_DIB_204.pdf</text:p>
          </table:table-cell>
          <table:table-cell office:value-type="string" table:style-name="ce1">
            <text:p>Fotos</text:p>
          </table:table-cell>
          <table:table-cell office:value-type="string" table:style-name="ce1">
            <text:p>0173_FOT_203.pdf</text:p>
          </table:table-cell>
          <table:table-cell table:number-columns-repeated="16359"/>
        </table:table-row>
        <table:table-row table:style-name="ro1">
          <table:table-cell office:value-type="float" office:value="174" table:style-name="ce1">
            <text:p>174</text:p>
          </table:table-cell>
          <table:table-cell office:value-type="string" table:style-name="ce1">
            <text:p>XALDARRI-SUR</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Hoja cartográfica Nº: 90-4/A</text:p>
          </table:table-cell>
          <table:table-cell office:value-type="string" table:style-name="ce1">
            <text:p>Itinerario nº 28</text:p>
          </table:table-cell>
          <table:table-cell table:style-name="ce1"/>
          <table:table-cell office:value-type="float" office:value="615850" table:style-name="ce1">
            <text:p>615850</text:p>
          </table:table-cell>
          <table:table-cell office:value-type="float" office:value="4779000" table:style-name="ce1">
            <text:p>4779000</text:p>
          </table:table-cell>
          <table:table-cell office:value-type="float" office:value="505" table:style-name="ce1">
            <text:p>505</text:p>
          </table:table-cell>
          <table:table-cell office:value-type="string" table:style-name="ce2">
            <text:p>43.1548837984884,-1.57509873596956</text:p>
          </table:table-cell>
          <table:table-cell office:value-type="date" office:date-value="2439-11-30T00:00:00" table:style-name="ce3">
            <text:p>miércoles, noviembre 30, 2439</text:p>
          </table:table-cell>
          <table:table-cell office:value-type="string" table:style-name="ce1">
            <text:p>Francisco Ondarra</text:p>
          </table:table-cell>
          <table:table-cell office:value-type="string" table:style-name="ce1">
            <text:p>Actualmente se reduce a un túmulo de 9 m de Ф y 1 m de altura, formado por piedras mezcladas de algo de tierra. No se aprecian losas camerales. Una depresión a manera de canal lo atraviesa de parte a parte en dirección de 105º, detalle que se repite en Xaldarri-norte. Areniscas.</text:p>
          </table:table-cell>
          <table:table-cell table:style-name="ce1"/>
          <table:table-cell office:value-type="string" table:style-name="ce1">
            <text:p>En la actualidad solamente quedan algunos rastros.</text:p>
            <text:p>Catalogación nº 69-A/III</text:p>
          </table:table-cell>
          <table:table-cell table:style-name="ce1"/>
          <table:table-cell office:value-type="string" table:style-name="ce1">
            <text:p>14 Baztan Centro-Sureste</text:p>
          </table:table-cell>
          <table:table-cell office:value-type="string" table:style-name="ce1">
            <text:p>Mapa</text:p>
          </table:table-cell>
          <table:table-cell office:value-type="string" table:style-name="ce1">
            <text:p>0150_MAP_182.pdf</text:p>
          </table:table-cell>
          <table:table-cell office:value-type="string" table:style-name="ce1">
            <text:p>Foto</text:p>
          </table:table-cell>
          <table:table-cell office:value-type="string" table:style-name="ce1">
            <text:p>0174_FOT_205.pdf</text:p>
          </table:table-cell>
          <table:table-cell table:number-columns-repeated="16361" table:style-name="ce1"/>
        </table:table-row>
        <table:table-row table:style-name="ro1">
          <table:table-cell office:value-type="float" office:value="175" table:style-name="ce1">
            <text:p>175</text:p>
          </table:table-cell>
          <table:table-cell office:value-type="string" table:style-name="ce1">
            <text:p>XALDARRI-NORTE</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Hoja cartográfica Nº: 90-4/A</text:p>
          </table:table-cell>
          <table:table-cell office:value-type="string" table:style-name="ce1">
            <text:p>Itinerario nº 28</text:p>
          </table:table-cell>
          <table:table-cell table:style-name="ce1"/>
          <table:table-cell office:value-type="float" office:value="615840" table:style-name="ce1">
            <text:p>615840</text:p>
          </table:table-cell>
          <table:table-cell office:value-type="float" office:value="4778995" table:style-name="ce1">
            <text:p>4778995</text:p>
          </table:table-cell>
          <table:table-cell office:value-type="float" office:value="506" table:style-name="ce1">
            <text:p>506</text:p>
          </table:table-cell>
          <table:table-cell office:value-type="string" table:style-name="ce2">
            <text:p>43.1548403196939,-1.57522273994509</text:p>
          </table:table-cell>
          <table:table-cell office:value-type="date" office:date-value="2439-11-30T00:00:00" table:style-name="ce3">
            <text:p>miércoles, noviembre 30, 2439</text:p>
          </table:table-cell>
          <table:table-cell office:value-type="string" table:style-name="ce1">
            <text:p>Francisco Ondarra</text:p>
          </table:table-cell>
          <table:table-cell office:value-type="string" table:style-name="ce1">
            <text:p>túmulo de 9 m de Ф y 1,2 m de altura por el lado S y mucho más bajo por el lado N.<text:s/></text:p>
            <text:p>Una losa "in situ" y un trozo de losa tumbado en el centro del galgar.</text:p>
            <text:p>Una depresión que recuerda a la del Xaldarri-sur lo atraviesa de parte a parte en dirección a 115º, que es también la dirección de la losa "in situ" y probablemente la del monumento.</text:p>
            <text:p>Areniscas.</text:p>
          </table:table-cell>
          <table:table-cell office:value-type="string" table:style-name="ce1">
            <text:p>No se conoce</text:p>
          </table:table-cell>
          <table:table-cell office:value-type="string" table:style-name="ce1">
            <text:p>En la actualidad solamente quedan algunos rastros, pero en su aspecto general es dudosa la catalogación como monumento prehistórico.</text:p>
            <text:p>Catalogación nº 69-A/IV</text:p>
          </table:table-cell>
          <table:table-cell table:style-name="ce1"/>
          <table:table-cell office:value-type="string" table:style-name="ce1">
            <text:p>14 Baztan Centro-Sureste</text:p>
          </table:table-cell>
          <table:table-cell office:value-type="string" table:style-name="ce1">
            <text:p>Mapa</text:p>
          </table:table-cell>
          <table:table-cell office:value-type="string" table:style-name="ce1">
            <text:p>0150_MAP_182.pdf</text:p>
          </table:table-cell>
          <table:table-cell office:value-type="string" table:style-name="ce1">
            <text:p>Foto</text:p>
          </table:table-cell>
          <table:table-cell office:value-type="string" table:style-name="ce1">
            <text:p>0175_FOT_206.pdf</text:p>
          </table:table-cell>
          <table:table-cell office:value-type="string" table:style-name="ce1">
            <text:p>Croquis</text:p>
          </table:table-cell>
          <table:table-cell office:value-type="string" table:style-name="ce1">
            <text:p>0175_DIB_207.pdf</text:p>
          </table:table-cell>
          <table:table-cell table:number-columns-repeated="16359"/>
        </table:table-row>
        <table:table-row table:style-name="ro1">
          <table:table-cell office:value-type="float" office:value="176" table:style-name="ce1">
            <text:p>176</text:p>
          </table:table-cell>
          <table:table-cell office:value-type="string" table:style-name="ce1">
            <text:p>SARDIKO - BIXKER</text:p>
          </table:table-cell>
          <table:table-cell office:value-type="float" office:value="13" table:style-name="ce1">
            <text:p>13</text:p>
          </table:table-cell>
          <table:table-cell office:value-type="string" table:style-name="ce1">
            <text:p>Monolito</text:p>
          </table:table-cell>
          <table:table-cell office:value-type="string" table:style-name="ce1">
            <text:p>Baztan</text:p>
          </table:table-cell>
          <table:table-cell office:value-type="string" table:style-name="ce1">
            <text:p>Hoja cartográfica Nº: 90-4</text:p>
          </table:table-cell>
          <table:table-cell table:number-columns-repeated="5"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1">
            <text:p>Mapa</text:p>
          </table:table-cell>
          <table:table-cell office:value-type="string" table:style-name="ce1">
            <text:p>0150_MAP_182.pdf</text:p>
          </table:table-cell>
          <table:table-cell office:value-type="string" table:style-name="ce1">
            <text:p>Croquis</text:p>
          </table:table-cell>
          <table:table-cell office:value-type="string" table:style-name="ce1">
            <text:p>0176_DIB_210.pdf</text:p>
          </table:table-cell>
          <table:table-cell table:number-columns-repeated="16361" table:style-name="ce1"/>
        </table:table-row>
        <table:table-row table:style-name="ro1">
          <table:table-cell office:value-type="float" office:value="177" table:style-name="ce1">
            <text:p>177</text:p>
          </table:table-cell>
          <table:table-cell office:value-type="string" table:style-name="ce1">
            <text:p>OIZ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1">
            <text:p>Croquis</text:p>
          </table:table-cell>
          <table:table-cell office:value-type="string" table:style-name="ce1">
            <text:p>0177_DIB_211.pdf</text:p>
          </table:table-cell>
          <table:table-cell table:number-columns-repeated="16363" table:style-name="ce1"/>
        </table:table-row>
        <table:table-row table:style-name="ro1">
          <table:table-cell office:value-type="float" office:value="178" table:style-name="ce1">
            <text:p>178</text:p>
          </table:table-cell>
          <table:table-cell office:value-type="string" table:style-name="ce1">
            <text:p>IRLINTZI</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1">
            <text:p>Croquis</text:p>
          </table:table-cell>
          <table:table-cell office:value-type="string" table:style-name="ce1">
            <text:p>0178_DIB_212.pdf</text:p>
          </table:table-cell>
          <table:table-cell table:number-columns-repeated="16363" table:style-name="ce1"/>
        </table:table-row>
        <table:table-row table:style-name="ro1">
          <table:table-cell office:value-type="float" office:value="179" table:style-name="ce1">
            <text:p>179</text:p>
          </table:table-cell>
          <table:table-cell office:value-type="string" table:style-name="ce1">
            <text:p>AZALDIKO LEPO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1">
            <text:p>Croquis</text:p>
          </table:table-cell>
          <table:table-cell office:value-type="string" table:style-name="ce1">
            <text:p>0179_DIB_213.pdf</text:p>
          </table:table-cell>
          <table:table-cell office:value-type="string" table:style-name="ce1">
            <text:p>Foto</text:p>
          </table:table-cell>
          <table:table-cell office:value-type="string" table:style-name="ce1">
            <text:p>0179_FOT_214.pdf</text:p>
          </table:table-cell>
          <table:table-cell table:number-columns-repeated="16361" table:style-name="ce1"/>
        </table:table-row>
        <table:table-row table:style-name="ro1">
          <table:table-cell office:value-type="float" office:value="180" table:style-name="ce1">
            <text:p>180</text:p>
          </table:table-cell>
          <table:table-cell office:value-type="string" table:style-name="ce1">
            <text:p>AZALDIKO LEPOA - I</text:p>
          </table:table-cell>
          <table:table-cell office:value-type="float" office:value="5" table:style-name="ce1">
            <text:p>5</text:p>
          </table:table-cell>
          <table:table-cell office:value-type="string" table:style-name="ce1">
            <text:p>Crómlech</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1">
            <text:p>Croquis</text:p>
          </table:table-cell>
          <table:table-cell office:value-type="string" table:style-name="ce1">
            <text:p>0180_DIB_216.pdf</text:p>
          </table:table-cell>
          <table:table-cell office:value-type="string" table:style-name="ce1">
            <text:p>Foto</text:p>
          </table:table-cell>
          <table:table-cell office:value-type="string" table:style-name="ce1">
            <text:p>0180_FOT_215.pdf</text:p>
          </table:table-cell>
          <table:table-cell table:number-columns-repeated="16361" table:style-name="ce1"/>
        </table:table-row>
        <table:table-row table:style-name="ro1">
          <table:table-cell office:value-type="float" office:value="181" table:style-name="ce1">
            <text:p>181</text:p>
          </table:table-cell>
          <table:table-cell office:value-type="string" table:style-name="ce1">
            <text:p>GOIZEMEZKO LEPOA</text:p>
          </table:table-cell>
          <table:table-cell office:value-type="float" office:value="13" table:style-name="ce1">
            <text:p>13</text:p>
          </table:table-cell>
          <table:table-cell office:value-type="string" table:style-name="ce1">
            <text:p>Monolito</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1">
            <text:p>Croquis</text:p>
          </table:table-cell>
          <table:table-cell office:value-type="string" table:style-name="ce1">
            <text:p>0181_DIB_217.pdf</text:p>
          </table:table-cell>
          <table:table-cell table:number-columns-repeated="16363" table:style-name="ce1"/>
        </table:table-row>
        <table:table-row table:style-name="ro1">
          <table:table-cell office:value-type="float" office:value="182" table:style-name="ce1">
            <text:p>182</text:p>
          </table:table-cell>
          <table:table-cell office:value-type="string" table:style-name="ce1">
            <text:p>MAULITZ</text:p>
          </table:table-cell>
          <table:table-cell office:value-type="float" office:value="2" table:style-name="ce1">
            <text:p>2</text:p>
          </table:table-cell>
          <table:table-cell office:value-type="string" table:style-name="ce1">
            <text:p>Túmulo</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1">
            <text:p>Foto</text:p>
          </table:table-cell>
          <table:table-cell office:value-type="string" table:style-name="ce1">
            <text:p>0182_FOT_218.pdf</text:p>
          </table:table-cell>
          <table:table-cell table:number-columns-repeated="16363" table:style-name="ce1"/>
        </table:table-row>
        <table:table-row table:style-name="ro1">
          <table:table-cell office:value-type="float" office:value="183" table:style-name="ce1">
            <text:p>183</text:p>
          </table:table-cell>
          <table:table-cell office:value-type="string" table:style-name="ce1">
            <text:p>SOALAR-D</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1">
            <text:p>Croquis</text:p>
          </table:table-cell>
          <table:table-cell office:value-type="string" table:style-name="ce1">
            <text:p>0183_DIB_219.pdf</text:p>
          </table:table-cell>
          <table:table-cell table:number-columns-repeated="16363" table:style-name="ce1"/>
        </table:table-row>
        <table:table-row table:style-name="ro1">
          <table:table-cell office:value-type="float" office:value="184" table:style-name="ce1">
            <text:p>184</text:p>
          </table:table-cell>
          <table:table-cell office:value-type="string" table:style-name="ce1">
            <text:p>SOALAR-M</text:p>
          </table:table-cell>
          <table:table-cell office:value-type="float" office:value="13" table:style-name="ce1">
            <text:p>13</text:p>
          </table:table-cell>
          <table:table-cell office:value-type="string" table:style-name="ce1">
            <text:p>Monolito</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1">
            <text:p>Croquis</text:p>
          </table:table-cell>
          <table:table-cell office:value-type="string" table:style-name="ce1">
            <text:p>0184_DIB_220.pdf</text:p>
          </table:table-cell>
          <table:table-cell table:number-columns-repeated="16363" table:style-name="ce1"/>
        </table:table-row>
        <table:table-row table:style-name="ro1">
          <table:table-cell office:value-type="float" office:value="185" table:style-name="ce1">
            <text:p>185</text:p>
          </table:table-cell>
          <table:table-cell office:value-type="string" table:style-name="ce1">
            <text:p>ERRAZU - SOALAR-I</text:p>
          </table:table-cell>
          <table:table-cell office:value-type="float" office:value="2" table:style-name="ce1">
            <text:p>2</text:p>
          </table:table-cell>
          <table:table-cell office:value-type="string" table:style-name="ce1">
            <text:p>Túmulo</text:p>
          </table:table-cell>
          <table:table-cell table:style-name="ce1"/>
          <table:table-cell office:value-type="string" table:style-name="ce1">
            <text:p>Hoja cartográfica Nº: 91-1/B</text:p>
          </table:table-cell>
          <table:table-cell office:value-type="string" table:style-name="ce1">
            <text:p>Itinerario nº 28-E</text:p>
          </table:table-cell>
          <table:table-cell table:style-name="ce1"/>
          <table:table-cell office:value-type="float" office:value="624960" table:style-name="ce1">
            <text:p>624960</text:p>
          </table:table-cell>
          <table:table-cell office:value-type="float" office:value="4779330" table:style-name="ce1">
            <text:p>4779330</text:p>
          </table:table-cell>
          <table:table-cell office:value-type="float" office:value="675" table:style-name="ce1">
            <text:p>675</text:p>
          </table:table-cell>
          <table:table-cell office:value-type="string" table:style-name="ce2">
            <text:p>43.1564042710779,-1.46301355840638</text:p>
          </table:table-cell>
          <table:table-cell office:value-type="date" office:date-value="1905-05-07T00:00:00" table:style-name="ce3">
            <text:p>domingo, mayo 07, 1905</text:p>
          </table:table-cell>
          <table:table-cell office:value-type="string" table:style-name="ce1">
            <text:p>J. Elosegui</text:p>
          </table:table-cell>
          <table:table-cell office:value-type="string" table:style-name="ce1">
            <text:p>Túmulo de 12 m de <text:s/>Ф y 1 m de altura, de piedras. Cráter central sin losas de cámara.<text:s/></text:p>
            <text:p>Areniscas y pizarras del terreno</text:p>
          </table:table-cell>
          <table:table-cell table:style-name="ce1"/>
          <table:table-cell office:value-type="string" table:style-name="ce1">
            <text:p>Catalogación nº 70-10</text:p>
          </table:table-cell>
          <table:table-cell table:style-name="ce1"/>
          <table:table-cell office:value-type="string" table:style-name="ce1">
            <text:p>14 Baztan Centro-Sureste</text:p>
          </table:table-cell>
          <table:table-cell office:value-type="string" table:style-name="ce1">
            <text:p>Croquis</text:p>
          </table:table-cell>
          <table:table-cell office:value-type="string" table:style-name="ce1">
            <text:p>0185_DIB_221.pdf</text:p>
          </table:table-cell>
          <table:table-cell table:number-columns-repeated="16363" table:style-name="ce1"/>
        </table:table-row>
        <table:table-row table:style-name="ro1">
          <table:table-cell office:value-type="float" office:value="186" table:style-name="ce1">
            <text:p>186</text:p>
          </table:table-cell>
          <table:table-cell office:value-type="string" table:style-name="ce1">
            <text:p>ERRAZU - SOALAR-II</text:p>
          </table:table-cell>
          <table:table-cell office:value-type="float" office:value="2" table:style-name="ce1">
            <text:p>2</text:p>
          </table:table-cell>
          <table:table-cell office:value-type="string" table:style-name="ce1">
            <text:p>Túmulo</text:p>
          </table:table-cell>
          <table:table-cell table:style-name="ce1"/>
          <table:table-cell office:value-type="string" table:style-name="ce1">
            <text:p>Hoja cartográfica Nº: 91-1/B</text:p>
          </table:table-cell>
          <table:table-cell office:value-type="string" table:style-name="ce1">
            <text:p>Itinerario nº 28-E</text:p>
          </table:table-cell>
          <table:table-cell table:number-columns-repeated="4" table:style-name="ce1"/>
          <table:table-cell table:style-name="ce2"/>
          <table:table-cell office:value-type="date" office:date-value="1905-05-07T00:00:00" table:style-name="ce3">
            <text:p>domingo, mayo 07, 1905</text:p>
          </table:table-cell>
          <table:table-cell office:value-type="string" table:style-name="ce1">
            <text:p>J. Elosegui</text:p>
          </table:table-cell>
          <table:table-cell office:value-type="string" table:style-name="ce1">
            <text:p>Túmulo de 12 m de <text:s/>Ф y 0,9 m de altura, de piedras. Cráter central sin losas de cámara.<text:s/></text:p>
            <text:p>Areniscas y pizarras del terreno</text:p>
          </table:table-cell>
          <table:table-cell table:style-name="ce1"/>
          <table:table-cell office:value-type="string" table:style-name="ce1">
            <text:p>Catalogación nº 70-11</text:p>
            <text:p>Según los datos que aporta MUNIBE, está ubicado en la ladrea occidental al N de la cota dea Soalar, cercano al dolmen 71-B/III.</text:p>
            <text:p>Según Francisco Ondarra, existe un túmulo en el collado entre la cota citada y la de Burga. Túmulo e parecidas características. Tomás López Sellés también hizo la misma observación.</text:p>
          </table:table-cell>
          <table:table-cell table:style-name="ce1"/>
          <table:table-cell office:value-type="string" table:style-name="ce1">
            <text:p>14 Baztan Centro-Sureste</text:p>
          </table:table-cell>
          <table:table-cell office:value-type="string" table:style-name="ce1">
            <text:p>Foto</text:p>
          </table:table-cell>
          <table:table-cell office:value-type="string" table:style-name="ce1">
            <text:p>0186_FOT_222.pdf</text:p>
          </table:table-cell>
          <table:table-cell table:number-columns-repeated="16363" table:style-name="ce1"/>
        </table:table-row>
        <table:table-row table:style-name="ro1">
          <table:table-cell office:value-type="float" office:value="187" table:style-name="ce1">
            <text:p>187</text:p>
          </table:table-cell>
          <table:table-cell office:value-type="string" table:style-name="ce1">
            <text:p>SOALAR-C</text:p>
          </table:table-cell>
          <table:table-cell office:value-type="float" office:value="5" table:style-name="ce1">
            <text:p>5</text:p>
          </table:table-cell>
          <table:table-cell office:value-type="string" table:style-name="ce1">
            <text:p>Crómlech</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1">
            <text:p>Foto</text:p>
          </table:table-cell>
          <table:table-cell office:value-type="string" table:style-name="ce1">
            <text:p>0186_FOT_222.pdf</text:p>
          </table:table-cell>
          <table:table-cell office:value-type="string" table:style-name="ce1">
            <text:p>Croquis</text:p>
          </table:table-cell>
          <table:table-cell office:value-type="string" table:style-name="ce1">
            <text:p>0185_DIB_221.pdf</text:p>
          </table:table-cell>
          <table:table-cell table:number-columns-repeated="16361" table:style-name="ce1"/>
        </table:table-row>
        <table:table-row table:style-name="ro1">
          <table:table-cell office:value-type="float" office:value="188" table:style-name="ce1">
            <text:p>188</text:p>
          </table:table-cell>
          <table:table-cell office:value-type="string" table:style-name="ce1">
            <text:p>BURGA-M</text:p>
          </table:table-cell>
          <table:table-cell office:value-type="float" office:value="13" table:style-name="ce1">
            <text:p>13</text:p>
          </table:table-cell>
          <table:table-cell office:value-type="string" table:style-name="ce1">
            <text:p>Monolito</text:p>
          </table:table-cell>
          <table:table-cell office:value-type="string" table:style-name="ce1">
            <text:p>Baztan</text:p>
          </table:table-cell>
          <table:table-cell office:value-type="string" table:style-name="ce1">
            <text:p>Hoja cartográfica Nº: 91-1/D</text:p>
          </table:table-cell>
          <table:table-cell office:value-type="string" table:style-name="ce1">
            <text:p>Itinerario nº 28-D</text:p>
          </table:table-cell>
          <table:table-cell table:style-name="ce1"/>
          <table:table-cell office:value-type="float" office:value="625190" table:style-name="ce1">
            <text:p>625190</text:p>
          </table:table-cell>
          <table:table-cell office:value-type="float" office:value="4777870" table:style-name="ce1">
            <text:p>4777870</text:p>
          </table:table-cell>
          <table:table-cell office:value-type="float" office:value="800" table:style-name="ce1">
            <text:p>800</text:p>
          </table:table-cell>
          <table:table-cell office:value-type="string" table:style-name="ce2">
            <text:p>43.1432239076786,-1.46051555226788</text:p>
          </table:table-cell>
          <table:table-cell office:value-type="date" office:date-value="1905-05-27T00:00:00" table:style-name="ce3">
            <text:p>sábado, mayo 27, 1905</text:p>
          </table:table-cell>
          <table:table-cell office:value-type="string" table:style-name="ce1">
            <text:p>Francisco Ondarra</text:p>
          </table:table-cell>
          <table:table-cell office:value-type="string" table:style-name="ce1">
            <text:p>Es una piedra de arenisca roja que mide 4,75 m de largo y 1,6 m de anchura máxima; la vegetación impide apreciar su grosor. Está partida en dos, en el sentido de la anchura</text:p>
            <text:p>Orientación a 110º</text:p>
          </table:table-cell>
          <table:table-cell table:style-name="ce1"/>
          <table:table-cell office:value-type="string" table:style-name="ce1">
            <text:p>Está tendida a 50/100 m al S del túmulo de Errazu-Soalar II, prácticamente en lo más bajo del collado entre las cotas de Soalar y Burga.</text:p>
            <text:p>Este túmulo parece ser el mismo que descubrió J. Elosegui catalogado con el nº 71-11.</text:p>
          </table:table-cell>
          <table:table-cell table:style-name="ce1"/>
          <table:table-cell office:value-type="string" table:style-name="ce1">
            <text:p>14 Baztan Centro-Sureste</text:p>
          </table:table-cell>
          <table:table-cell office:value-type="string" table:style-name="ce1">
            <text:p>Croquis</text:p>
          </table:table-cell>
          <table:table-cell office:value-type="string" table:style-name="ce1">
            <text:p>0188_DIB_224.pdf</text:p>
          </table:table-cell>
          <table:table-cell office:value-type="string" table:style-name="ce1">
            <text:p>Croquis perfiles</text:p>
          </table:table-cell>
          <table:table-cell office:value-type="string" table:style-name="ce1">
            <text:p>0188_DIB_226.pdf</text:p>
          </table:table-cell>
          <table:table-cell office:value-type="string" table:style-name="ce1">
            <text:p>Foto</text:p>
          </table:table-cell>
          <table:table-cell office:value-type="string" table:style-name="ce1">
            <text:p>0188_FOT_227.pdf</text:p>
          </table:table-cell>
          <table:table-cell table:number-columns-repeated="16359"/>
        </table:table-row>
        <table:table-row table:style-name="ro1">
          <table:table-cell office:value-type="float" office:value="189" table:style-name="ce1">
            <text:p>189</text:p>
          </table:table-cell>
          <table:table-cell office:value-type="string" table:style-name="ce1">
            <text:p>BURGA-C</text:p>
          </table:table-cell>
          <table:table-cell office:value-type="float" office:value="5" table:style-name="ce1">
            <text:p>5</text:p>
          </table:table-cell>
          <table:table-cell office:value-type="string" table:style-name="ce1">
            <text:p>Crómlech</text:p>
          </table:table-cell>
          <table:table-cell table:style-name="ce1"/>
          <table:table-cell office:value-type="string" table:style-name="ce1">
            <text:p>Hoja cartográfica Nº: 91-1/D</text:p>
          </table:table-cell>
          <table:table-cell office:value-type="string" table:style-name="ce1">
            <text:p>Itinerario nº 28-D</text:p>
          </table:table-cell>
          <table:table-cell table:style-name="ce1"/>
          <table:table-cell office:value-type="float" office:value="625200" table:style-name="ce1">
            <text:p>625200</text:p>
          </table:table-cell>
          <table:table-cell office:value-type="float" office:value="4777900" table:style-name="ce1">
            <text:p>4777900</text:p>
          </table:table-cell>
          <table:table-cell office:value-type="float" office:value="800" table:style-name="ce1">
            <text:p>800</text:p>
          </table:table-cell>
          <table:table-cell office:value-type="string" table:style-name="ce2">
            <text:p>43.1434923014966,-1.46038584573739</text:p>
          </table:table-cell>
          <table:table-cell office:value-type="date" office:date-value="1905-05-28T00:00:00" table:style-name="ce3">
            <text:p>domingo, mayo 28, 1905</text:p>
          </table:table-cell>
          <table:table-cell office:value-type="string" table:style-name="ce1">
            <text:p>Francisco Ondarra</text:p>
          </table:table-cell>
          <table:table-cell office:value-type="string" table:style-name="ce1">
            <text:p>Túmulo circular de 3 m de <text:s/>Ф y 0,3 m de altura, rodeado de 10 piedras a la vista, pudiendo haber más bajo la vegetación de helecho, argoma, brezo y musgo.La piedra mayor mide 0,5 m de altura; <text:s/>0,6 m de anchura en la base estrechándose hasta rematar en punta y 0,15/0,2 m de grosor.</text:p>
            <text:p>Areniscas y cuarzo blanco del terreno</text:p>
          </table:table-cell>
          <table:table-cell table:number-columns-repeated="3" table:style-name="ce1"/>
          <table:table-cell office:value-type="string" table:style-name="ce1">
            <text:p>14 Baztan Centro-Sureste</text:p>
          </table:table-cell>
          <table:table-cell office:value-type="string" table:style-name="ce1">
            <text:p>Croquis</text:p>
          </table:table-cell>
          <table:table-cell office:value-type="string" table:style-name="ce1">
            <text:p>0189_DIB_225.pdf</text:p>
          </table:table-cell>
          <table:table-cell table:number-columns-repeated="16363" table:style-name="ce1"/>
        </table:table-row>
        <table:table-row table:style-name="ro1">
          <table:table-cell office:value-type="float" office:value="190" table:style-name="ce1">
            <text:p>190</text:p>
          </table:table-cell>
          <table:table-cell office:value-type="string" table:style-name="ce1">
            <text:p>BURGA-D</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1">
            <text:p>Croquis</text:p>
          </table:table-cell>
          <table:table-cell office:value-type="string" table:style-name="ce1">
            <text:p>0190_DIB_228.pdf</text:p>
          </table:table-cell>
          <table:table-cell table:number-columns-repeated="16363" table:style-name="ce1"/>
        </table:table-row>
        <table:table-row table:style-name="ro1">
          <table:table-cell office:value-type="float" office:value="191" table:style-name="ce1">
            <text:p>191</text:p>
          </table:table-cell>
          <table:table-cell office:value-type="string" table:style-name="ce1">
            <text:p>SORGINETXO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4 Baztan Centro-Sureste</text:p>
          </table:table-cell>
          <table:table-cell office:value-type="string" table:style-name="ce1">
            <text:p>Croquis</text:p>
          </table:table-cell>
          <table:table-cell office:value-type="string" table:style-name="ce1">
            <text:p>0191_DIB_229.pdf</text:p>
          </table:table-cell>
          <table:table-cell table:number-columns-repeated="16363" table:style-name="ce1"/>
        </table:table-row>
        <table:table-row table:style-name="ro1">
          <table:table-cell office:value-type="float" office:value="192" table:style-name="ce1">
            <text:p>192</text:p>
          </table:table-cell>
          <table:table-cell office:value-type="string" table:style-name="ce1">
            <text:p>ROLAN</text:p>
          </table:table-cell>
          <table:table-cell office:value-type="float" office:value="11" table:style-name="ce1">
            <text:p>11</text:p>
          </table:table-cell>
          <table:table-cell office:value-type="string" table:style-name="ce1">
            <text:p>Dolmen poligonal?</text:p>
          </table:table-cell>
          <table:table-cell table:style-name="ce1"/>
          <table:table-cell office:value-type="string" table:style-name="ce1">
            <text:p>Hoja cartográfica Nº: 91-1/D</text:p>
          </table:table-cell>
          <table:table-cell office:value-type="string" table:style-name="ce1">
            <text:p>Itinerario nº 28-D</text:p>
          </table:table-cell>
          <table:table-cell table:style-name="ce1"/>
          <table:table-cell office:value-type="float" office:value="626280" table:style-name="ce1">
            <text:p>626280</text:p>
          </table:table-cell>
          <table:table-cell office:value-type="float" office:value="4776230" table:style-name="ce1">
            <text:p>4776230</text:p>
          </table:table-cell>
          <table:table-cell office:value-type="float" office:value="717" table:style-name="ce1">
            <text:p>717</text:p>
          </table:table-cell>
          <table:table-cell office:value-type="string" table:style-name="ce2">
            <text:p>43.1282802369657,-1.44749001303698</text:p>
          </table:table-cell>
          <table:table-cell office:value-type="date" office:date-value="1905-04-29T00:00:00" table:style-name="ce3">
            <text:p>sábado, abril 29, 1905</text:p>
          </table:table-cell>
          <table:table-cell office:value-type="string" table:style-name="ce1">
            <text:p>R.P. Zudaire</text:p>
          </table:table-cell>
          <table:table-cell office:value-type="string" table:style-name="ce1">
            <text:p>Túmulo circular muy removido.<text:s/></text:p>
            <text:p>Cámara de 6 losas, de ellas 4 en pie con recinto poligonal poco preciso y cubierta desplazada al N del túmulo. Orientación al SSW.</text:p>
            <text:p>Areniscas del terreno.</text:p>
          </table:table-cell>
          <table:table-cell office:value-type="string" table:style-name="ce1">
            <text:p>Por R.P.Zudaire, de la que se conoce como ajuar 3 lascas atípicas cuyo paradero se desconoce.</text:p>
          </table:table-cell>
          <table:table-cell table:number-columns-repeated="2" table:style-name="ce1"/>
          <table:table-cell office:value-type="string" table:style-name="ce1">
            <text:p>14 Baztan Centro-Sureste</text:p>
          </table:table-cell>
          <table:table-cell office:value-type="string" table:style-name="ce1">
            <text:p>Croquis</text:p>
          </table:table-cell>
          <table:table-cell office:value-type="string" table:style-name="ce1">
            <text:p>0192_DIB_230.pdf</text:p>
          </table:table-cell>
          <table:table-cell table:number-columns-repeated="16363" table:style-name="ce1"/>
        </table:table-row>
        <table:table-row table:style-name="ro1">
          <table:table-cell office:value-type="float" office:value="193" table:style-name="ce1">
            <text:p>193</text:p>
          </table:table-cell>
          <table:table-cell office:value-type="string" table:style-name="ce1">
            <text:p>LAMIRILO - LARREMETS</text:p>
          </table:table-cell>
          <table:table-cell office:value-type="float" office:value="10" table:style-name="ce1">
            <text:p>10</text:p>
          </table:table-cell>
          <table:table-cell office:value-type="string" table:style-name="ce1">
            <text:p>Dolmen largo cerrado</text:p>
          </table:table-cell>
          <table:table-cell table:style-name="ce1"/>
          <table:table-cell office:value-type="string" table:style-name="ce1">
            <text:p>Hoja cartográfica Nº: 91-1/D</text:p>
          </table:table-cell>
          <table:table-cell office:value-type="string" table:style-name="ce1">
            <text:p>Itinerario nº 28-D</text:p>
          </table:table-cell>
          <table:table-cell table:style-name="ce1"/>
          <table:table-cell office:value-type="float" office:value="626450" table:style-name="ce1">
            <text:p>626450</text:p>
          </table:table-cell>
          <table:table-cell office:value-type="float" office:value="4776240" table:style-name="ce1">
            <text:p>4776240</text:p>
          </table:table-cell>
          <table:table-cell office:value-type="float" office:value="730" table:style-name="ce1">
            <text:p>730</text:p>
          </table:table-cell>
          <table:table-cell office:value-type="string" table:style-name="ce2">
            <text:p>43.1283418798796,-1.44539847403822</text:p>
          </table:table-cell>
          <table:table-cell office:value-type="date" office:date-value="1905-04-29T00:00:00" table:style-name="ce3">
            <text:p>sábado, abril 29, 1905</text:p>
          </table:table-cell>
          <table:table-cell office:value-type="string" table:style-name="ce1">
            <text:p>R.P. Zudaire</text:p>
          </table:table-cell>
          <table:table-cell office:value-type="string" table:style-name="ce1">
            <text:p>Túmulo circular con crómlech.</text:p>
            <text:p>Cámara de 6 losas con recinto rectangular y cubierta desplazada al N.</text:p>
            <text:p>Orientación ESE - WNW.</text:p>
            <text:p>Areniscas del terreno.</text:p>
            <text:p>Muy estropeado.</text:p>
          </table:table-cell>
          <table:table-cell office:value-type="string" table:style-name="ce1">
            <text:p>Por R.P.Zudaire, de la que no se conoce ajuar.</text:p>
          </table:table-cell>
          <table:table-cell table:number-columns-repeated="2" table:style-name="ce1"/>
          <table:table-cell office:value-type="string" table:style-name="ce1">
            <text:p>14 Baztan Centro-Sureste</text:p>
          </table:table-cell>
          <table:table-cell office:value-type="string" table:style-name="ce1">
            <text:p>Foto</text:p>
          </table:table-cell>
          <table:table-cell office:value-type="string" table:style-name="ce1">
            <text:p>0193_FOT_232.pdf</text:p>
          </table:table-cell>
          <table:table-cell table:number-columns-repeated="16363" table:style-name="ce1"/>
        </table:table-row>
        <table:table-row table:style-name="ro1">
          <table:table-cell office:value-type="float" office:value="194" table:style-name="ce1">
            <text:p>194</text:p>
          </table:table-cell>
          <table:table-cell office:value-type="string" table:style-name="ce1">
            <text:p>GOROSPIL</text:p>
          </table:table-cell>
          <table:table-cell office:value-type="float" office:value="13" table:style-name="ce1">
            <text:p>13</text:p>
          </table:table-cell>
          <table:table-cell office:value-type="string" table:style-name="ce1">
            <text:p>Monolito</text:p>
          </table:table-cell>
          <table:table-cell office:value-type="string" table:style-name="ce1">
            <text:p>Ezpelete</text:p>
          </table:table-cell>
          <table:table-cell office:value-type="string" table:style-name="ce1">
            <text:p>A pocos metros del mojón nº 76</text:p>
            <text:p>Hoja cartográfica Nº: 66-5</text:p>
          </table:table-cell>
          <table:table-cell table:number-columns-repeated="2" table:style-name="ce1"/>
          <table:table-cell office:value-type="float" office:value="626210" table:style-name="ce1">
            <text:p>626210</text:p>
          </table:table-cell>
          <table:table-cell office:value-type="float" office:value="4792100" table:style-name="ce1">
            <text:p>4792100</text:p>
          </table:table-cell>
          <table:table-cell office:value-type="float" office:value="662" table:style-name="ce1">
            <text:p>662</text:p>
          </table:table-cell>
          <table:table-cell office:value-type="string" table:style-name="ce2">
            <text:p>43.2711450678196,-1.44472525672784</text:p>
          </table:table-cell>
          <table:table-cell office:value-type="date" office:date-value="1905-05-02T00:00:00" table:style-name="ce3">
            <text:p>martes, mayo 02, 1905</text:p>
          </table:table-cell>
          <table:table-cell office:value-type="string" table:style-name="ce1">
            <text:p>Jose Miguel Barandiaran</text:p>
          </table:table-cell>
          <table:table-cell office:value-type="string" table:style-name="ce1">
            <text:p>Tendido sobre el terreno, de sección rectangular y 3,25 m de largo.</text:p>
            <text:p>Cara 1: <text:s/>3,25 m de largo y 1,6/1,4 m de ancho.</text:p>
            <text:p>Cara 2: <text:s/>3,25 m de largo y destaca sobre el terreno entre 0,1 m en el extremo NE y 0,4 m en el opuesto.</text:p>
            <text:p>Cara 3: <text:s/>3,25 m de largo y destaca sobre el terreno 0,25 m.</text:p>
            <text:p>La aoreintación del eje es de 68º.</text:p>
            <text:p>Tiene diveresos grabados en una de sus caras.</text:p>
            <text:p>Areniscas rojas</text:p>
          </table:table-cell>
          <table:table-cell office:value-type="string" table:style-name="ce1">
            <text:p>No se conoce</text:p>
          </table:table-cell>
          <table:table-cell office:value-type="string" table:style-name="ce1">
            <text:p>El material no pertence a la zona; ha debido ser transportado unos cientos de metros.</text:p>
            <text:p/>
            <text:p>Bibliografía: MUNIBE nº 35, 1983.</text:p>
          </table:table-cell>
          <table:table-cell table:style-name="ce1"/>
          <table:table-cell office:value-type="string" table:style-name="ce1">
            <text:p>15 Baztan Norte</text:p>
          </table:table-cell>
          <table:table-cell office:value-type="string" table:style-name="ce1">
            <text:p>Croquis</text:p>
          </table:table-cell>
          <table:table-cell office:value-type="string" table:style-name="ce1">
            <text:p>0194_DIB_233.pdf</text:p>
          </table:table-cell>
          <table:table-cell office:value-type="string" table:style-name="ce1">
            <text:p>Mapa</text:p>
          </table:table-cell>
          <table:table-cell office:value-type="string" table:style-name="ce1">
            <text:p>0194_MAP_234.pdf</text:p>
          </table:table-cell>
          <table:table-cell table:number-columns-repeated="16361" table:style-name="ce1"/>
        </table:table-row>
        <table:table-row table:style-name="ro1">
          <table:table-cell office:value-type="float" office:value="195" table:style-name="ce1">
            <text:p>195</text:p>
          </table:table-cell>
          <table:table-cell office:value-type="string" table:style-name="ce1">
            <text:p>SOROAUNDI</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table:style-name="ce1"/>
          <table:table-cell office:value-type="string" table:style-name="ce1">
            <text:p>Zugarramurdi</text:p>
          </table:table-cell>
          <table:table-cell table:style-name="ce1"/>
          <table:table-cell office:value-type="float" office:value="616885" table:style-name="ce1">
            <text:p>616885</text:p>
          </table:table-cell>
          <table:table-cell office:value-type="float" office:value="4789900" table:style-name="ce1">
            <text:p>4789900</text:p>
          </table:table-cell>
          <table:table-cell office:value-type="float" office:value="580" table:style-name="ce1">
            <text:p>580</text:p>
          </table:table-cell>
          <table:table-cell office:value-type="string" table:style-name="ce2">
            <text:p>43.2528455505068,-1.56006627438515</text:p>
          </table:table-cell>
          <table:table-cell office:value-type="date" office:date-value="1949-05-10T00:00:00" table:style-name="ce3">
            <text:p>martes, mayo 10, 1949</text:p>
          </table:table-cell>
          <table:table-cell office:value-type="string" table:style-name="ce1">
            <text:p>Jose Miguel Barandiaran</text:p>
          </table:table-cell>
          <table:table-cell table:number-columns-repeated="2" table:style-name="ce1"/>
          <table:table-cell office:value-type="string" table:style-name="ce1">
            <text:p>Bibliografía: Eus.. Jakintza-1950</text:p>
          </table:table-cell>
          <table:table-cell table:style-name="ce1"/>
          <table:table-cell office:value-type="string" table:style-name="ce1">
            <text:p>15 Baztan Norte</text:p>
          </table:table-cell>
          <table:table-cell office:value-type="string" table:style-name="ce1">
            <text:p>Mapa</text:p>
          </table:table-cell>
          <table:table-cell office:value-type="string" table:style-name="ce1">
            <text:p>0195_MAP_235.pdf</text:p>
          </table:table-cell>
          <table:table-cell table:number-columns-repeated="16363" table:style-name="ce1"/>
        </table:table-row>
        <table:table-row table:style-name="ro1">
          <table:table-cell office:value-type="float" office:value="196" table:style-name="ce1">
            <text:p>196</text:p>
          </table:table-cell>
          <table:table-cell office:value-type="string" table:style-name="ce1">
            <text:p>ETXEBARRIKO ARDI BORDA</text:p>
          </table:table-cell>
          <table:table-cell office:value-type="float" office:value="1" table:style-name="ce1">
            <text:p>1</text:p>
          </table:table-cell>
          <table:table-cell office:value-type="string" table:style-name="ce1">
            <text:p>Dolmen</text:p>
          </table:table-cell>
          <table:table-cell office:value-type="string" table:style-name="ce1">
            <text:p>Zugarramurdi</text:p>
          </table:table-cell>
          <table:table-cell office:value-type="string" table:style-name="ce1">
            <text:p>Entre Zugarramurdi y Atxuria</text:p>
            <text:p>Hoja cartográfica Nº: 65-8</text:p>
          </table:table-cell>
          <table:table-cell office:value-type="string" table:style-name="ce1">
            <text:p>Zugarramurdi</text:p>
          </table:table-cell>
          <table:table-cell table:style-name="ce1"/>
          <table:table-cell office:value-type="float" office:value="617600" table:style-name="ce1">
            <text:p>617600</text:p>
          </table:table-cell>
          <table:table-cell office:value-type="float" office:value="4790770" table:style-name="ce1">
            <text:p>4790770</text:p>
          </table:table-cell>
          <table:table-cell office:value-type="float" office:value="414" table:style-name="ce1">
            <text:p>414</text:p>
          </table:table-cell>
          <table:table-cell office:value-type="string" table:style-name="ce2">
            <text:p>43.2605659176375,-1.55107506234118</text:p>
          </table:table-cell>
          <table:table-cell office:value-type="date" office:date-value="1905-05-03T00:00:00" table:style-name="ce3">
            <text:p>miércoles, mayo 03, 1905</text:p>
          </table:table-cell>
          <table:table-cell office:value-type="string" table:style-name="ce1">
            <text:p>Jose Miguel Barandiaran</text:p>
          </table:table-cell>
          <table:table-cell table:number-columns-repeated="2" table:style-name="ce1"/>
          <table:table-cell office:value-type="string" table:style-name="ce1">
            <text:p>Bibliografía: Eusko Jakintza-1959</text:p>
          </table:table-cell>
          <table:table-cell table:style-name="ce1"/>
          <table:table-cell office:value-type="string" table:style-name="ce1">
            <text:p>15 Baztan Norte</text:p>
          </table:table-cell>
          <table:table-cell office:value-type="string" table:style-name="ce1">
            <text:p>Mapa</text:p>
          </table:table-cell>
          <table:table-cell office:value-type="string" table:style-name="ce1">
            <text:p>0195_MAP_235.pdf</text:p>
          </table:table-cell>
          <table:table-cell table:number-columns-repeated="16363" table:style-name="ce1"/>
        </table:table-row>
        <table:table-row table:style-name="ro1">
          <table:table-cell office:value-type="float" office:value="197" table:style-name="ce1">
            <text:p>197</text:p>
          </table:table-cell>
          <table:table-cell office:value-type="string" table:style-name="ce1">
            <text:p>IBAÑETA</text:p>
          </table:table-cell>
          <table:table-cell office:value-type="float" office:value="1" table:style-name="ce1">
            <text:p>1</text:p>
          </table:table-cell>
          <table:table-cell office:value-type="string" table:style-name="ce1">
            <text:p>Dolmen</text:p>
          </table:table-cell>
          <table:table-cell office:value-type="string" table:style-name="ce1">
            <text:p>Zugarramurdi</text:p>
          </table:table-cell>
          <table:table-cell office:value-type="string" table:style-name="ce1">
            <text:p>Hoja cartográfica Nº: 65-8</text:p>
          </table:table-cell>
          <table:table-cell office:value-type="string" table:style-name="ce1">
            <text:p>Zugarramurdi</text:p>
          </table:table-cell>
          <table:table-cell table:style-name="ce1"/>
          <table:table-cell office:value-type="float" office:value="617370" table:style-name="ce1">
            <text:p>617370</text:p>
          </table:table-cell>
          <table:table-cell office:value-type="float" office:value="4790400" table:style-name="ce1">
            <text:p>4790400</text:p>
          </table:table-cell>
          <table:table-cell office:value-type="float" office:value="514" table:style-name="ce1">
            <text:p>514</text:p>
          </table:table-cell>
          <table:table-cell office:value-type="string" table:style-name="ce2">
            <text:p>43.2572711027356,-1.55398679401023</text:p>
          </table:table-cell>
          <table:table-cell table:style-name="ce3"/>
          <table:table-cell table:number-columns-repeated="6" table:style-name="ce1"/>
          <table:table-cell office:value-type="string" table:style-name="ce1">
            <text:p>Mapa</text:p>
          </table:table-cell>
          <table:table-cell office:value-type="string" table:style-name="ce1">
            <text:p>0195_MAP_235.pdf</text:p>
          </table:table-cell>
          <table:table-cell office:value-type="string" table:style-name="ce1">
            <text:p>Foto</text:p>
          </table:table-cell>
          <table:table-cell office:value-type="string" table:style-name="ce1">
            <text:p>0197_FOT_236.pdf</text:p>
          </table:table-cell>
          <table:table-cell table:number-columns-repeated="16361" table:style-name="ce1"/>
        </table:table-row>
        <table:table-row table:style-name="ro1">
          <table:table-cell office:value-type="float" office:value="198" table:style-name="ce1">
            <text:p>198</text:p>
          </table:table-cell>
          <table:table-cell office:value-type="string" table:style-name="ce1">
            <text:p>IBAÑETA-C</text:p>
          </table:table-cell>
          <table:table-cell office:value-type="float" office:value="5" table:style-name="ce1">
            <text:p>5</text:p>
          </table:table-cell>
          <table:table-cell office:value-type="string" table:style-name="ce1">
            <text:p>Crómlech (10)</text:p>
          </table:table-cell>
          <table:table-cell table:style-name="ce1"/>
          <table:table-cell office:value-type="string" table:style-name="ce1">
            <text:p>Hoja cartográfica Nº: 65-8</text:p>
          </table:table-cell>
          <table:table-cell table:number-columns-repeated="2" table:style-name="ce1"/>
          <table:table-cell office:value-type="float" office:value="617370" table:style-name="ce1">
            <text:p>617370</text:p>
          </table:table-cell>
          <table:table-cell office:value-type="float" office:value="4790400" table:style-name="ce1">
            <text:p>4790400</text:p>
          </table:table-cell>
          <table:table-cell office:value-type="float" office:value="514" table:style-name="ce1">
            <text:p>514</text:p>
          </table:table-cell>
          <table:table-cell office:value-type="string" table:style-name="ce2">
            <text:p>43.2572711027356,-1.55398679401023</text:p>
          </table:table-cell>
          <table:table-cell office:value-type="date" office:date-value="1905-05-02T00:00:00" table:style-name="ce3">
            <text:p>martes, mayo 02, 1905</text:p>
          </table:table-cell>
          <table:table-cell table:number-columns-repeated="3" table:style-name="ce1"/>
          <table:table-cell office:value-type="string" table:style-name="ce1">
            <text:p>Bibliografía: Eusko Jakintza-1950, pag 135.</text:p>
            <text:p>Hallazgo:</text:p>
            <text:p>- Del nº 1 al nº 10: Jose Miguel Barandiaran, el 10-5-1949</text:p>
            <text:p>- El nº 11: Francisco Ondarra, el 4-7-1984</text:p>
            <text:p>- Los nº 12 y nº 13: Luis Millan, el 12-3-1988</text:p>
          </table:table-cell>
          <table:table-cell table:number-columns-repeated="2" table:style-name="ce1"/>
          <table:table-cell office:value-type="string" table:style-name="ce1">
            <text:p>Mapa</text:p>
          </table:table-cell>
          <table:table-cell office:value-type="string" table:style-name="ce1">
            <text:p>0195_MAP_235.pdf</text:p>
          </table:table-cell>
          <table:table-cell office:value-type="string" table:style-name="ce1">
            <text:p>Fotos</text:p>
          </table:table-cell>
          <table:table-cell office:value-type="string" table:style-name="ce1">
            <text:p>0198_FOT_237.pdf</text:p>
          </table:table-cell>
          <table:table-cell table:number-columns-repeated="16361" table:style-name="ce1"/>
        </table:table-row>
        <table:table-row table:style-name="ro1">
          <table:table-cell office:value-type="float" office:value="199" table:style-name="ce1">
            <text:p>199</text:p>
          </table:table-cell>
          <table:table-cell office:value-type="string" table:style-name="ce1">
            <text:p>TELLETXEKO BIZKARRA</text:p>
          </table:table-cell>
          <table:table-cell office:value-type="float" office:value="2" table:style-name="ce1">
            <text:p>2</text:p>
          </table:table-cell>
          <table:table-cell office:value-type="string" table:style-name="ce1">
            <text:p>Túmulos (4)</text:p>
          </table:table-cell>
          <table:table-cell office:value-type="string" table:style-name="ce1">
            <text:p>Baztan</text:p>
          </table:table-cell>
          <table:table-cell office:value-type="string" table:style-name="ce1">
            <text:p>Hoja cartográfica Nº: 65-8</text:p>
          </table:table-cell>
          <table:table-cell table:number-columns-repeated="2" table:style-name="ce1"/>
          <table:table-cell office:value-type="float" office:value="617280" table:style-name="ce1">
            <text:p>617280</text:p>
          </table:table-cell>
          <table:table-cell office:value-type="float" office:value="4789825" table:style-name="ce1">
            <text:p>4789825</text:p>
          </table:table-cell>
          <table:table-cell office:value-type="float" office:value="521" table:style-name="ce1">
            <text:p>521</text:p>
          </table:table-cell>
          <table:table-cell office:value-type="string" table:style-name="ce2">
            <text:p>43.2521090654768,-1.55521765456751</text:p>
          </table:table-cell>
          <table:table-cell table:style-name="ce3"/>
          <table:table-cell table:number-columns-repeated="3" table:style-name="ce1"/>
          <table:table-cell office:value-type="string" table:style-name="ce1">
            <text:p>Bibliografía: KOBIE <text:s/>1985-86, pág.220-232</text:p>
          </table:table-cell>
          <table:table-cell table:number-columns-repeated="2" table:style-name="ce1"/>
          <table:table-cell office:value-type="string" table:style-name="ce1">
            <text:p>Mapa</text:p>
          </table:table-cell>
          <table:table-cell office:value-type="string" table:style-name="ce1">
            <text:p>0195_MAP_235.pdf</text:p>
          </table:table-cell>
          <table:table-cell table:number-columns-repeated="16363" table:style-name="ce1"/>
        </table:table-row>
        <table:table-row table:style-name="ro1">
          <table:table-cell office:value-type="float" office:value="200" table:style-name="ce1">
            <text:p>200</text:p>
          </table:table-cell>
          <table:table-cell office:value-type="string" table:style-name="ce1">
            <text:p>TELLETXEKO BIZKARRA</text:p>
          </table:table-cell>
          <table:table-cell office:value-type="float" office:value="5" table:style-name="ce1">
            <text:p>5</text:p>
          </table:table-cell>
          <table:table-cell office:value-type="string" table:style-name="ce1">
            <text:p>Crómlech (3)</text:p>
          </table:table-cell>
          <table:table-cell table:style-name="ce1"/>
          <table:table-cell office:value-type="string" table:style-name="ce1">
            <text:p>Hoja cartográfica Nº: 65-8</text:p>
          </table:table-cell>
          <table:table-cell table:number-columns-repeated="2" table:style-name="ce1"/>
          <table:table-cell office:value-type="float" office:value="617350" table:style-name="ce1">
            <text:p>617350</text:p>
          </table:table-cell>
          <table:table-cell office:value-type="float" office:value="4789825" table:style-name="ce1">
            <text:p>4789825</text:p>
          </table:table-cell>
          <table:table-cell office:value-type="float" office:value="521" table:style-name="ce1">
            <text:p>521</text:p>
          </table:table-cell>
          <table:table-cell office:value-type="string" table:style-name="ce2">
            <text:p>43.2520981723195,-1.55435558775779</text:p>
          </table:table-cell>
          <table:table-cell table:style-name="ce3"/>
          <table:table-cell table:number-columns-repeated="3" table:style-name="ce1"/>
          <table:table-cell office:value-type="string" table:style-name="ce1">
            <text:p>Bibliografía: KOBIE <text:s/>1985-86, pág.229-232</text:p>
          </table:table-cell>
          <table:table-cell table:number-columns-repeated="2" table:style-name="ce1"/>
          <table:table-cell office:value-type="string" table:style-name="ce1">
            <text:p>Mapa</text:p>
          </table:table-cell>
          <table:table-cell office:value-type="string" table:style-name="ce1">
            <text:p>0195_MAP_235.pdf</text:p>
          </table:table-cell>
          <table:table-cell office:value-type="string" table:style-name="ce1">
            <text:p>Ficha de L.Millan</text:p>
          </table:table-cell>
          <table:table-cell office:value-type="string" table:style-name="ce1">
            <text:p>0200_TEX_238.pdf</text:p>
          </table:table-cell>
          <table:table-cell table:number-columns-repeated="16361" table:style-name="ce1"/>
        </table:table-row>
        <table:table-row table:style-name="ro1">
          <table:table-cell office:value-type="float" office:value="201" table:style-name="ce1">
            <text:p>201</text:p>
          </table:table-cell>
          <table:table-cell office:value-type="string" table:style-name="ce1">
            <text:p>AIRRAGARRIKO LEPOA</text:p>
          </table:table-cell>
          <table:table-cell office:value-type="float" office:value="13" table:style-name="ce1">
            <text:p>13</text:p>
          </table:table-cell>
          <table:table-cell office:value-type="string" table:style-name="ce1">
            <text:p>Monolito</text:p>
          </table:table-cell>
          <table:table-cell office:value-type="string" table:style-name="ce1">
            <text:p>Zugarramurdi</text:p>
          </table:table-cell>
          <table:table-cell office:value-type="string" table:style-name="ce1">
            <text:p>Hoja cartográfica Nº: 65-8</text:p>
          </table:table-cell>
          <table:table-cell table:number-columns-repeated="2" table:style-name="ce1"/>
          <table:table-cell office:value-type="float" office:value="617740" table:style-name="ce1">
            <text:p>617740</text:p>
          </table:table-cell>
          <table:table-cell office:value-type="float" office:value="4790210" table:style-name="ce1">
            <text:p>4790210</text:p>
          </table:table-cell>
          <table:table-cell office:value-type="float" office:value="560" table:style-name="ce1">
            <text:p>560</text:p>
          </table:table-cell>
          <table:table-cell office:value-type="string" table:style-name="ce2">
            <text:p>43.2555030555784,-1.54947038389772</text:p>
          </table:table-cell>
          <table:table-cell office:value-type="date" office:date-value="1988-03-12T00:00:00" table:style-name="ce3">
            <text:p>sábado, marzo 12, 1988</text:p>
          </table:table-cell>
          <table:table-cell office:value-type="string" table:style-name="ce1">
            <text:p>Luis Millan San Emeterio</text:p>
          </table:table-cell>
          <table:table-cell table:number-columns-repeated="5" table:style-name="ce1"/>
          <table:table-cell office:value-type="string" table:style-name="ce1">
            <text:p>Mapa</text:p>
          </table:table-cell>
          <table:table-cell office:value-type="string" table:style-name="ce1">
            <text:p>0195_MAP_235.pdf</text:p>
          </table:table-cell>
          <table:table-cell table:number-columns-repeated="16363" table:style-name="ce1"/>
        </table:table-row>
        <table:table-row table:style-name="ro1">
          <table:table-cell office:value-type="float" office:value="202" table:style-name="ce1">
            <text:p>202</text:p>
          </table:table-cell>
          <table:table-cell office:value-type="string" table:style-name="ce1">
            <text:p>HAIZPARATZ</text:p>
          </table:table-cell>
          <table:table-cell office:value-type="float" office:value="2" table:style-name="ce1">
            <text:p>2</text:p>
          </table:table-cell>
          <table:table-cell office:value-type="string" table:style-name="ce1">
            <text:p>Túmulo</text:p>
          </table:table-cell>
          <table:table-cell office:value-type="string" table:style-name="ce1">
            <text:p>Zugarramurdi</text:p>
          </table:table-cell>
          <table:table-cell office:value-type="string" table:style-name="ce1">
            <text:p>A 1 km al SE de Zugarramurdi</text:p>
            <text:p>Hoja cartográfica Nº: 65-8</text:p>
          </table:table-cell>
          <table:table-cell table:number-columns-repeated="2" table:style-name="ce1"/>
          <table:table-cell office:value-type="float" office:value="619290" table:style-name="ce1">
            <text:p>619290</text:p>
          </table:table-cell>
          <table:table-cell office:value-type="float" office:value="4791280" table:style-name="ce1">
            <text:p>4791280</text:p>
          </table:table-cell>
          <table:table-cell office:value-type="float" office:value="490" table:style-name="ce1">
            <text:p>490</text:p>
          </table:table-cell>
          <table:table-cell office:value-type="string" table:style-name="ce2">
            <text:p>43.2648911870901,-1.53014913575085</text:p>
          </table:table-cell>
          <table:table-cell office:value-type="date" office:date-value="1983-06-04T00:00:00" table:style-name="ce3">
            <text:p>sábado, junio 04, 1983</text:p>
          </table:table-cell>
          <table:table-cell office:value-type="string" table:style-name="ce1">
            <text:p>Francisco Ondarra</text:p>
          </table:table-cell>
          <table:table-cell office:value-type="string" table:style-name="ce1">
            <text:p>Túmulo de 7,5 m de Ф y 0,3 m de altura, de tierra y piedras. Tiene un hoyo central de unos 0,4 m de profundidad y 3 m de Ф. No se ven losas.</text:p>
          </table:table-cell>
          <table:table-cell office:value-type="string" table:style-name="ce1">
            <text:p>No se conoce</text:p>
          </table:table-cell>
          <table:table-cell office:value-type="string" table:style-name="ce1">
            <text:p>Bibliografía: Arqueología nº 7, 1988.</text:p>
          </table:table-cell>
          <table:table-cell table:number-columns-repeated="2" table:style-name="ce1"/>
          <table:table-cell office:value-type="string" table:style-name="ce1">
            <text:p>Mapa</text:p>
          </table:table-cell>
          <table:table-cell office:value-type="string" table:style-name="ce1">
            <text:p>0195_MAP_235.pdf</text:p>
          </table:table-cell>
          <table:table-cell table:number-columns-repeated="16363" table:style-name="ce1"/>
        </table:table-row>
        <table:table-row table:style-name="ro1">
          <table:table-cell office:value-type="float" office:value="203" table:style-name="ce1">
            <text:p>203</text:p>
          </table:table-cell>
          <table:table-cell office:value-type="string" table:style-name="ce1">
            <text:p>ARNOSKO LEPOA</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En la ladera E de Mundako Kaskoa</text:p>
            <text:p>Hoja cartográfica Nº: 65-12</text:p>
          </table:table-cell>
          <table:table-cell table:number-columns-repeated="5" table:style-name="ce1"/>
          <table:table-cell table:style-name="ce2"/>
          <table:table-cell table:style-name="ce3"/>
          <table:table-cell table:number-columns-repeated="3" table:style-name="ce1"/>
          <table:table-cell office:value-type="string" table:style-name="ce1">
            <text:p>Este túmulo figura en el documento de 15 páginas: NUEVOS MONUMENTOS MEGALÍTICOS DE LA ZONA DE ATXURI (NAVARRA). Luis Millan San Emeterio.</text:p>
            <text:p>Ver el documento en los anexos</text:p>
          </table:table-cell>
          <table:table-cell table:number-columns-repeated="2" table:style-name="ce1"/>
          <table:table-cell office:value-type="string" table:style-name="ce1">
            <text:p>Mapa</text:p>
          </table:table-cell>
          <table:table-cell office:value-type="string" table:style-name="ce1">
            <text:p>0203_MAP_239.pdf</text:p>
          </table:table-cell>
          <table:table-cell office:value-type="string" table:style-name="ce1">
            <text:p>Documento</text:p>
          </table:table-cell>
          <table:table-cell office:value-type="string" table:style-name="ce1">
            <text:p>0203_TEX_264.pdf</text:p>
          </table:table-cell>
          <table:table-cell table:number-columns-repeated="16361" table:style-name="ce1"/>
        </table:table-row>
        <table:table-row table:style-name="ro1">
          <table:table-cell office:value-type="float" office:value="204" table:style-name="ce1">
            <text:p>204</text:p>
          </table:table-cell>
          <table:table-cell office:value-type="string" table:style-name="ce1">
            <text:p>BETARTE</text:p>
          </table:table-cell>
          <table:table-cell office:value-type="float" office:value="13" table:style-name="ce1">
            <text:p>13</text:p>
          </table:table-cell>
          <table:table-cell office:value-type="string" table:style-name="ce1">
            <text:p>Monolito</text:p>
          </table:table-cell>
          <table:table-cell office:value-type="string" table:style-name="ce1">
            <text:p>Maia de Baztan</text:p>
          </table:table-cell>
          <table:table-cell office:value-type="string" table:style-name="ce1">
            <text:p>A unos 200 m al NE de las Peñas de Betarte</text:p>
            <text:p>Hoja cartográfica Nº: 66-9</text:p>
          </table:table-cell>
          <table:table-cell office:value-type="string" table:style-name="ce1">
            <text:p>Atxuela</text:p>
          </table:table-cell>
          <table:table-cell table:style-name="ce1"/>
          <table:table-cell office:value-type="float" office:value="621690" table:style-name="ce1">
            <text:p>621690</text:p>
          </table:table-cell>
          <table:table-cell office:value-type="float" office:value="4785610" table:style-name="ce1">
            <text:p>4785610</text:p>
          </table:table-cell>
          <table:table-cell office:value-type="float" office:value="720" table:style-name="ce1">
            <text:p>720</text:p>
          </table:table-cell>
          <table:table-cell office:value-type="string" table:style-name="ce2">
            <text:p>43.2134682114646,-1.50183827536455</text:p>
          </table:table-cell>
          <table:table-cell office:value-type="date" office:date-value="1977-12-18T00:00:00" table:style-name="ce3">
            <text:p>domingo, diciembre 18, 1977</text:p>
          </table:table-cell>
          <table:table-cell office:value-type="string" table:style-name="ce1">
            <text:p>Francisco Ondarra</text:p>
          </table:table-cell>
          <table:table-cell office:value-type="string" table:style-name="ce1">
            <text:p>Monolito de piedra arenisca de 2,05 m de altura, mirando al E. En la base tiene una anchura de 1,5 m y 0,42 m en lo alto, con un grosor medio de 0,5 m. Orientado a 355º.</text:p>
          </table:table-cell>
          <table:table-cell office:value-type="string" table:style-name="ce1">
            <text:p>No se conoce</text:p>
          </table:table-cell>
          <table:table-cell office:value-type="string" table:style-name="ce1">
            <text:p>El costado E mira al Gorramendi; el W a Betarte; el N al Alkurruntz, hacia Artxubieta; el S mira al dolmen de Larro.</text:p>
            <text:p/>
            <text:p>Bibliografía: MUNIBE nº 35, 1983. Príncipe de Viana nº 166, 1982.</text:p>
          </table:table-cell>
          <table:table-cell table:number-columns-repeated="2" table:style-name="ce1"/>
          <table:table-cell office:value-type="string" table:style-name="ce1">
            <text:p>Mapa</text:p>
          </table:table-cell>
          <table:table-cell office:value-type="string" table:style-name="ce1">
            <text:p>0204_MAP_240.pdf</text:p>
          </table:table-cell>
          <table:table-cell office:value-type="string" table:style-name="ce1">
            <text:p>Croquis</text:p>
          </table:table-cell>
          <table:table-cell office:value-type="string" table:style-name="ce1">
            <text:p>0204_DIB_241.pdf</text:p>
          </table:table-cell>
          <table:table-cell office:value-type="string" table:style-name="ce1">
            <text:p>Fotos</text:p>
          </table:table-cell>
          <table:table-cell office:value-type="string" table:style-name="ce1">
            <text:p>0204_FOT_242.pdf</text:p>
          </table:table-cell>
          <table:table-cell table:number-columns-repeated="16359"/>
        </table:table-row>
        <table:table-row table:style-name="ro1">
          <table:table-cell office:value-type="float" office:value="205" table:style-name="ce1">
            <text:p>205</text:p>
          </table:table-cell>
          <table:table-cell office:value-type="string" table:style-name="ce1">
            <text:p>ETSAIN</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En la planicie añ SW del Alkurrutz</text:p>
            <text:p>Hoja cartográfica Nº: 66-9</text:p>
          </table:table-cell>
          <table:table-cell office:value-type="string" table:style-name="ce1">
            <text:p>Alkurruntz</text:p>
          </table:table-cell>
          <table:table-cell table:style-name="ce1"/>
          <table:table-cell office:value-type="float" office:value="620870" table:style-name="ce1">
            <text:p>620870</text:p>
          </table:table-cell>
          <table:table-cell office:value-type="float" office:value="4786270" table:style-name="ce1">
            <text:p>4786270</text:p>
          </table:table-cell>
          <table:table-cell office:value-type="float" office:value="840" table:style-name="ce1">
            <text:p>840</text:p>
          </table:table-cell>
          <table:table-cell office:value-type="string" table:style-name="ce2">
            <text:p>43.2195410778977,-1.51178568408794</text:p>
          </table:table-cell>
          <table:table-cell office:value-type="date" office:date-value="1972-09-19T00:00:00" table:style-name="ce3">
            <text:p>martes, septiembre 19, 1972</text:p>
          </table:table-cell>
          <table:table-cell office:value-type="string" table:style-name="ce1">
            <text:p>Francisco Ondarra</text:p>
          </table:table-cell>
          <table:table-cell office:value-type="string" table:style-name="ce1">
            <text:p>Túmulo de 6 m de Ф y 0,3 m de altura. No se aprecia hoyo central, ni aparecen losas de piedra, de pizarra y tierra.</text:p>
          </table:table-cell>
          <table:table-cell office:value-type="string" table:style-name="ce1">
            <text:p>No se conoce</text:p>
          </table:table-cell>
          <table:table-cell office:value-type="string" table:style-name="ce1">
            <text:p>Lo había visto Tomás López Sellés, cediendo su publicación.</text:p>
            <text:p/>
            <text:p/>
            <text:p>Bibliografía: Príncipe de Viana nº 138/139, 1975.</text:p>
          </table:table-cell>
          <table:table-cell table:number-columns-repeated="2" table:style-name="ce1"/>
          <table:table-cell office:value-type="string" table:style-name="ce1">
            <text:p>Mapa</text:p>
          </table:table-cell>
          <table:table-cell office:value-type="string" table:style-name="ce1">
            <text:p>0204_MAP_240.pdf</text:p>
          </table:table-cell>
          <table:table-cell office:value-type="string" table:style-name="ce1">
            <text:p>Foto</text:p>
          </table:table-cell>
          <table:table-cell office:value-type="string" table:style-name="ce1">
            <text:p>0205_FOT_243.pdf</text:p>
          </table:table-cell>
          <table:table-cell table:number-columns-repeated="16361" table:style-name="ce1"/>
        </table:table-row>
        <table:table-row table:style-name="ro1">
          <table:table-cell office:value-type="float" office:value="206" table:style-name="ce1">
            <text:p>206</text:p>
          </table:table-cell>
          <table:table-cell office:value-type="string" table:style-name="ce1">
            <text:p>MENDIXAR</text:p>
          </table:table-cell>
          <table:table-cell office:value-type="float" office:value="1" table:style-name="ce1">
            <text:p>1</text:p>
          </table:table-cell>
          <table:table-cell office:value-type="string" table:style-name="ce1">
            <text:p>Dolmen</text:p>
          </table:table-cell>
          <table:table-cell office:value-type="string" table:style-name="ce1">
            <text:p>Maia de Baztan</text:p>
          </table:table-cell>
          <table:table-cell office:value-type="string" table:style-name="ce1">
            <text:p>A 300 m al W y en línea recta de Km 67 carretera Otsondo.</text:p>
            <text:p>Hoja cartográfica Nº: 66-9</text:p>
          </table:table-cell>
          <table:table-cell office:value-type="string" table:style-name="ce1">
            <text:p>Maia</text:p>
          </table:table-cell>
          <table:table-cell table:style-name="ce1"/>
          <table:table-cell office:value-type="float" office:value="622385" table:style-name="ce1">
            <text:p>622385</text:p>
          </table:table-cell>
          <table:table-cell office:value-type="float" office:value="4786050" table:style-name="ce1">
            <text:p>4786050</text:p>
          </table:table-cell>
          <table:table-cell office:value-type="float" office:value="515" table:style-name="ce1">
            <text:p>515</text:p>
          </table:table-cell>
          <table:table-cell office:value-type="string" table:style-name="ce2">
            <text:p>43.21731657406,-1.4931872787729</text:p>
          </table:table-cell>
          <table:table-cell office:value-type="date" office:date-value="1977-12-18T00:00:00" table:style-name="ce3">
            <text:p>domingo, diciembre 18, 1977</text:p>
          </table:table-cell>
          <table:table-cell office:value-type="string" table:style-name="ce1">
            <text:p>Francisco Ondarra</text:p>
          </table:table-cell>
          <table:table-cell office:value-type="string" table:style-name="ce1">
            <text:p>Túmulo inapreciable que podría ser de 7,5 m de diámetro y 0,3 m de altura.</text:p>
            <text:p>En un pequeño hoyo central se alzan 3 losas:</text:p>
            <text:p>- nº 1: 0,65 m alto; 0,7 m largo; 0,15 m grueso</text:p>
            <text:p>- nº 2: 0,8 m <text:s text:c="9"/>; 1,55 m <text:s text:c="8"/>; 0,15</text:p>
            <text:p>- nº 3: 0,22 m <text:s text:c="7"/>; 0,8 m <text:s text:c="10"/>; 0,13</text:p>
            <text:p>Las losas 2 y 3 forman un ángulo recto, estando la 1 y 2 en línea. Hay otros 4 trozos de losa dispersos, variando sus tamaños de 0,8 m a 1,3 m de largo y de 0,5 m a 0,8 m de ancho, encima del túmulo.</text:p>
            <text:p>El hoyo mide 0,8 m de ancho y unos 2 m de largo, formado una cámara rectangular.</text:p>
            <text:p>Areniscas del terreno.</text:p>
          </table:table-cell>
          <table:table-cell office:value-type="string" table:style-name="ce1">
            <text:p>No se conoce</text:p>
          </table:table-cell>
          <table:table-cell office:value-type="string" table:style-name="ce1">
            <text:p>Bibliografía: Príncipe de Viana nº 165, 1982.</text:p>
          </table:table-cell>
          <table:table-cell table:number-columns-repeated="2" table:style-name="ce1"/>
          <table:table-cell office:value-type="string" table:style-name="ce1">
            <text:p>Mapa</text:p>
          </table:table-cell>
          <table:table-cell office:value-type="string" table:style-name="ce1">
            <text:p>0204_MAP_240.pdf</text:p>
          </table:table-cell>
          <table:table-cell office:value-type="string" table:style-name="ce1">
            <text:p>Croquis</text:p>
          </table:table-cell>
          <table:table-cell office:value-type="string" table:style-name="ce1">
            <text:p>0206_DIB_244.pdf</text:p>
          </table:table-cell>
          <table:table-cell office:value-type="string" table:style-name="ce1">
            <text:p>Foto</text:p>
          </table:table-cell>
          <table:table-cell office:value-type="string" table:style-name="ce1">
            <text:p>0206_FOT_245.pdf</text:p>
          </table:table-cell>
          <table:table-cell table:number-columns-repeated="16359"/>
        </table:table-row>
        <table:table-row table:style-name="ro1">
          <table:table-cell office:value-type="float" office:value="207" table:style-name="ce1">
            <text:p>207</text:p>
          </table:table-cell>
          <table:table-cell office:value-type="string" table:style-name="ce1">
            <text:p>ARTXUBIETA</text:p>
          </table:table-cell>
          <table:table-cell office:value-type="float" office:value="13" table:style-name="ce1">
            <text:p>13</text:p>
          </table:table-cell>
          <table:table-cell office:value-type="string" table:style-name="ce1">
            <text:p>Monolitos (2)</text:p>
          </table:table-cell>
          <table:table-cell office:value-type="string" table:style-name="ce1">
            <text:p>Maia de Baztan</text:p>
          </table:table-cell>
          <table:table-cell office:value-type="string" table:style-name="ce1">
            <text:p>En el collado de su nombre, e la ladrea del Alkurrutz.</text:p>
            <text:p>Hoja cartográfica Nº: 66-9</text:p>
          </table:table-cell>
          <table:table-cell office:value-type="string" table:style-name="ce1">
            <text:p>Maia</text:p>
          </table:table-cell>
          <table:table-cell table:style-name="ce1"/>
          <table:table-cell office:value-type="float" office:value="621510" table:style-name="ce1">
            <text:p>621510</text:p>
          </table:table-cell>
          <table:table-cell office:value-type="float" office:value="4789930" table:style-name="ce1">
            <text:p>4789930</text:p>
          </table:table-cell>
          <table:table-cell office:value-type="float" office:value="770" table:style-name="ce1">
            <text:p>770</text:p>
          </table:table-cell>
          <table:table-cell office:value-type="string" table:style-name="ce2">
            <text:p>43.2523843164587,-1.50310191058661</text:p>
          </table:table-cell>
          <table:table-cell office:value-type="date" office:date-value="1973-07-07T00:00:00" table:style-name="ce3">
            <text:p>sábado, julio 07, 1973</text:p>
          </table:table-cell>
          <table:table-cell office:value-type="string" table:style-name="ce1">
            <text:p>Francisco Ondarra</text:p>
          </table:table-cell>
          <table:table-cell office:value-type="string" table:style-name="ce1">
            <text:p>Se trata de 2 monolitos que se encuentran juntos.</text:p>
            <text:p>- IPAR: En pie sobre el terrreno. Con una altura de 1,55 m<text:s/></text:p>
            <text:p><text:s text:c="13"/>- en la cara 1: tiene una anchura en la base de 0,6 m y en el extremo superior 0,45/0,2 m.</text:p>
            <text:p><text:s text:c="13"/>- en la cara 2: en la base mide 0,68 m</text:p>
            <text:p><text:s text:c="13"/>- en la cara 3 y 4: en la base mide 0,35 m y 0,2 m hacia el extremo.</text:p>
            <text:p><text:s text:c="13"/>La orientación del eje es de 155º. Areniscas del terreno.</text:p>
            <text:p>- HEGO: En pie, con una altura de 1,65 m, estando muy basculado al N.</text:p>
            <text:p><text:s text:c="13"/>- las caras 1 y 2 miden en su base 0,5 m y 0,3 m a 20 cm del extremo superior.</text:p>
            <text:p><text:s text:c="13"/>- la cara 3 tiene 0,3 m en la base. A partir de los 0,8 m se estrecha. En la parte superior mide 0,2 m.</text:p>
            <text:p><text:s text:c="13"/>- la cara 4 mide 1,3 m de alto y ancho igual.</text:p>
          </table:table-cell>
          <table:table-cell office:value-type="string" table:style-name="ce1">
            <text:p>No se conoce</text:p>
          </table:table-cell>
          <table:table-cell office:value-type="string" table:style-name="ce1">
            <text:p>El monolito Ipar tiene grabado en la cara 3 una M de 0,12 m y en la cara 4 una B.</text:p>
            <text:p>El localizador, en su reseña, hace unas consideraciones respecto a la funcionalidad de los monolitos, descartando que sean mojones, aunque hayan desempeñado tal oficio.</text:p>
            <text:p/>
            <text:p>Bibliografía: Príncipe de Viana nº 183/184, 1975. MUNIBE nº 35, 1983.</text:p>
          </table:table-cell>
          <table:table-cell table:number-columns-repeated="2" table:style-name="ce1"/>
          <table:table-cell office:value-type="string" table:style-name="ce1">
            <text:p>Mapa</text:p>
          </table:table-cell>
          <table:table-cell office:value-type="string" table:style-name="ce1">
            <text:p>0204_MAP_240.pdf</text:p>
          </table:table-cell>
          <table:table-cell office:value-type="string" table:style-name="ce1">
            <text:p>Foto</text:p>
          </table:table-cell>
          <table:table-cell office:value-type="string" table:style-name="ce1">
            <text:p>0207_FOT_246.pdf</text:p>
          </table:table-cell>
          <table:table-cell office:value-type="string" table:style-name="ce1">
            <text:p>Croquis</text:p>
          </table:table-cell>
          <table:table-cell office:value-type="string" table:style-name="ce1">
            <text:p>0207_DIB_247.pdf</text:p>
          </table:table-cell>
          <table:table-cell table:number-columns-repeated="16359"/>
        </table:table-row>
        <table:table-row table:style-name="ro1">
          <table:table-cell office:value-type="float" office:value="208" table:style-name="ce1">
            <text:p>208</text:p>
          </table:table-cell>
          <table:table-cell office:value-type="string" table:style-name="ce1">
            <text:p>KANTANEKO BORDA</text:p>
          </table:table-cell>
          <table:table-cell office:value-type="float" office:value="2" table:style-name="ce1">
            <text:p>2</text:p>
          </table:table-cell>
          <table:table-cell office:value-type="string" table:style-name="ce1">
            <text:p>Túmulo</text:p>
          </table:table-cell>
          <table:table-cell office:value-type="string" table:style-name="ce1">
            <text:p>Arizkun</text:p>
          </table:table-cell>
          <table:table-cell office:value-type="string" table:style-name="ce1">
            <text:p>En la cota 541, bajando del collado Itzulegi.</text:p>
            <text:p>Hoja cartográfica Nº: 66-9</text:p>
          </table:table-cell>
          <table:table-cell office:value-type="string" table:style-name="ce1">
            <text:p>Arizkun</text:p>
          </table:table-cell>
          <table:table-cell table:style-name="ce1"/>
          <table:table-cell office:value-type="float" office:value="626350" table:style-name="ce1">
            <text:p>626350</text:p>
          </table:table-cell>
          <table:table-cell office:value-type="float" office:value="4786890" table:style-name="ce1">
            <text:p>4786890</text:p>
          </table:table-cell>
          <table:table-cell office:value-type="float" office:value="588" table:style-name="ce1">
            <text:p>588</text:p>
          </table:table-cell>
          <table:table-cell office:value-type="string" table:style-name="ce2">
            <text:p>43.2242244586034,-1.44419499589168</text:p>
          </table:table-cell>
          <table:table-cell office:value-type="date" office:date-value="1979-01-20T00:00:00" table:style-name="ce3">
            <text:p>sábado, enero 20, 1979</text:p>
          </table:table-cell>
          <table:table-cell office:value-type="string" table:style-name="ce1">
            <text:p>Francisco Ondarra</text:p>
          </table:table-cell>
          <table:table-cell office:value-type="string" table:style-name="ce1">
            <text:p>Túmulo de piedras areniscas y tierra de 7 m de diámetro y 1,5 m de altura ( por los 45º ) y 0,5 m ( a 225º ) en plano inclinado.</text:p>
          </table:table-cell>
          <table:table-cell office:value-type="string" table:style-name="ce1">
            <text:p>No se conoce</text:p>
          </table:table-cell>
          <table:table-cell office:value-type="string" table:style-name="ce1">
            <text:p>Bibliografía: MUNIBE nº 165, 1982.</text:p>
          </table:table-cell>
          <table:table-cell table:number-columns-repeated="2" table:style-name="ce1"/>
          <table:table-cell office:value-type="string" table:style-name="ce1">
            <text:p>Mapa</text:p>
          </table:table-cell>
          <table:table-cell office:value-type="string" table:style-name="ce1">
            <text:p>0204_MAP_240.pdf</text:p>
          </table:table-cell>
          <table:table-cell table:number-columns-repeated="16363" table:style-name="ce1"/>
        </table:table-row>
        <table:table-row table:style-name="ro1">
          <table:table-cell office:value-type="float" office:value="209" table:style-name="ce1">
            <text:p>209</text:p>
          </table:table-cell>
          <table:table-cell office:value-type="string" table:style-name="ce1">
            <text:p>BERROZELAI IPAR</text:p>
          </table:table-cell>
          <table:table-cell office:value-type="float" office:value="1" table:style-name="ce1">
            <text:p>1</text:p>
          </table:table-cell>
          <table:table-cell office:value-type="string" table:style-name="ce1">
            <text:p>Dolmen</text:p>
          </table:table-cell>
          <table:table-cell office:value-type="string" table:style-name="ce1">
            <text:p>Maia</text:p>
          </table:table-cell>
          <table:table-cell office:value-type="string" table:style-name="ce1">
            <text:p>A la izquierda de la carretera que desciende de Otsondo.</text:p>
            <text:p>Hoja cartográfica Nº: 66-9</text:p>
          </table:table-cell>
          <table:table-cell office:value-type="string" table:style-name="ce1">
            <text:p>Maia</text:p>
          </table:table-cell>
          <table:table-cell table:style-name="ce1"/>
          <table:table-cell office:value-type="float" office:value="632380" table:style-name="ce1">
            <text:p>632380</text:p>
          </table:table-cell>
          <table:table-cell office:value-type="float" office:value="4786720" table:style-name="ce1">
            <text:p>4786720</text:p>
          </table:table-cell>
          <table:table-cell office:value-type="float" office:value="365" table:style-name="ce1">
            <text:p>365</text:p>
          </table:table-cell>
          <table:table-cell office:value-type="string" table:style-name="ce2">
            <text:p>43.221660566937,-1.37001443458327</text:p>
          </table:table-cell>
          <table:table-cell office:value-type="date" office:date-value="1905-04-03T00:00:00" table:style-name="ce3">
            <text:p>lunes, abril 03, 1905</text:p>
          </table:table-cell>
          <table:table-cell office:value-type="string" table:style-name="ce1">
            <text:p>Jose Miguel Barandiaran</text:p>
          </table:table-cell>
          <table:table-cell office:value-type="string" table:style-name="ce1">
            <text:p>Túmulo de 13 m de Ф y 1,5 m de altura. Cámara de 1 losa que es continuada por una pared artificial, formando una especie de refugio para animales. Orientación ESE.</text:p>
            <text:p>Areniscas del terreno.</text:p>
          </table:table-cell>
          <table:table-cell office:value-type="string" table:style-name="ce1">
            <text:p>No se conoce</text:p>
          </table:table-cell>
          <table:table-cell office:value-type="string" table:style-name="ce1">
            <text:p>Este dolmen fue publicado con el topónimo de Otsondo N. en MUNIBE, 1973 nº 69-5.</text:p>
            <text:p>En el alto de la estribación de Urlegi y a 400 m en dirección NEE se señala en la hoja restos de otro dolmen.</text:p>
            <text:p>He aquí los datos greográficos: Y 4786980; <text:s/>X 623660; <text:s/>Z 420.</text:p>
          </table:table-cell>
          <table:table-cell table:number-columns-repeated="2" table:style-name="ce1"/>
          <table:table-cell office:value-type="string" table:style-name="ce1">
            <text:p>Mapa</text:p>
          </table:table-cell>
          <table:table-cell office:value-type="string" table:style-name="ce1">
            <text:p>0204_MAP_240.pdf</text:p>
          </table:table-cell>
          <table:table-cell table:number-columns-repeated="16363" table:style-name="ce1"/>
        </table:table-row>
        <table:table-row table:style-name="ro1">
          <table:table-cell office:value-type="float" office:value="210" table:style-name="ce1">
            <text:p>210</text:p>
          </table:table-cell>
          <table:table-cell office:value-type="string" table:style-name="ce1">
            <text:p>BERROZELAI HEGO</text:p>
          </table:table-cell>
          <table:table-cell office:value-type="float" office:value="7" table:style-name="ce1">
            <text:p>7</text:p>
          </table:table-cell>
          <table:table-cell office:value-type="string" table:style-name="ce1">
            <text:p>Dolmen corto abierto</text:p>
          </table:table-cell>
          <table:table-cell office:value-type="string" table:style-name="ce1">
            <text:p>Maia</text:p>
          </table:table-cell>
          <table:table-cell office:value-type="string" table:style-name="ce1">
            <text:p>A unos 100 m al SSE del Ipar</text:p>
            <text:p>Hoja cartográfica Nº: 66-9</text:p>
          </table:table-cell>
          <table:table-cell office:value-type="string" table:style-name="ce1">
            <text:p>Maia</text:p>
          </table:table-cell>
          <table:table-cell table:style-name="ce1"/>
          <table:table-cell office:value-type="float" office:value="623355" table:style-name="ce1">
            <text:p>623355</text:p>
          </table:table-cell>
          <table:table-cell office:value-type="float" office:value="4786600" table:style-name="ce1">
            <text:p>4786600</text:p>
          </table:table-cell>
          <table:table-cell office:value-type="float" office:value="370" table:style-name="ce1">
            <text:p>370</text:p>
          </table:table-cell>
          <table:table-cell office:value-type="string" table:style-name="ce2">
            <text:p>43.222109537313,-1.48112575301292</text:p>
          </table:table-cell>
          <table:table-cell office:value-type="date" office:date-value="1905-03-23T00:00:00" table:style-name="ce3">
            <text:p>jueves, marzo 23, 1905</text:p>
          </table:table-cell>
          <table:table-cell office:value-type="string" table:style-name="ce1">
            <text:p>José Miguel Barandiaran</text:p>
          </table:table-cell>
          <table:table-cell office:value-type="string" table:style-name="ce1">
            <text:p>Túmulo de 11,5 m de Ф y 1,5 m de altura. Tiene cráter central. La altura actual es de 0,9 m.</text:p>
            <text:p>Cámara de 2 losas, en pie, haciendo escuadra. Hoy queda 1 losa en el cráter.</text:p>
            <text:p>Orientación al ESE.</text:p>
            <text:p>Areniscas del terreno.</text:p>
          </table:table-cell>
          <table:table-cell office:value-type="string" table:style-name="ce1">
            <text:p>No se conoce</text:p>
          </table:table-cell>
          <table:table-cell office:value-type="string" table:style-name="ce1">
            <text:p>Fue publicado con el topónimo de Otsondo Sur en MUNIBE, 1973 nº 69-6.</text:p>
          </table:table-cell>
          <table:table-cell table:number-columns-repeated="2" table:style-name="ce1"/>
          <table:table-cell office:value-type="string" table:style-name="ce1">
            <text:p>Mapa</text:p>
          </table:table-cell>
          <table:table-cell office:value-type="string" table:style-name="ce1">
            <text:p>0204_MAP_240.pdf</text:p>
          </table:table-cell>
          <table:table-cell table:number-columns-repeated="16363" table:style-name="ce1"/>
        </table:table-row>
        <table:table-row table:style-name="ro1">
          <table:table-cell office:value-type="float" office:value="211" table:style-name="ce1">
            <text:p>211</text:p>
          </table:table-cell>
          <table:table-cell office:value-type="string" table:style-name="ce1">
            <text:p>BERROZELAI</text:p>
          </table:table-cell>
          <table:table-cell office:value-type="float" office:value="2" table:style-name="ce1">
            <text:p>2</text:p>
          </table:table-cell>
          <table:table-cell office:value-type="string" table:style-name="ce1">
            <text:p>Túmulo</text:p>
          </table:table-cell>
          <table:table-cell office:value-type="string" table:style-name="ce1">
            <text:p>Maia</text:p>
          </table:table-cell>
          <table:table-cell office:value-type="string" table:style-name="ce1">
            <text:p>50 m más abajo, en línea recta del dolmen Berrozelai Hego.</text:p>
            <text:p>Hoja cartográfica Nº: 66-9</text:p>
          </table:table-cell>
          <table:table-cell office:value-type="string" table:style-name="ce1">
            <text:p>Maia de Baztan</text:p>
          </table:table-cell>
          <table:table-cell table:style-name="ce1"/>
          <table:table-cell office:value-type="float" office:value="624380" table:style-name="ce1">
            <text:p>624380</text:p>
          </table:table-cell>
          <table:table-cell office:value-type="float" office:value="4786540" table:style-name="ce1">
            <text:p>4786540</text:p>
          </table:table-cell>
          <table:table-cell office:value-type="float" office:value="370" table:style-name="ce1">
            <text:p>370</text:p>
          </table:table-cell>
          <table:table-cell office:value-type="string" table:style-name="ce2">
            <text:p>43.2214012082746,-1.46852281828454</text:p>
          </table:table-cell>
          <table:table-cell office:value-type="date" office:date-value="1978-01-02T00:00:00" table:style-name="ce3">
            <text:p>lunes, enero 02, 1978</text:p>
          </table:table-cell>
          <table:table-cell office:value-type="string" table:style-name="ce1">
            <text:p>Francisco Ondarra</text:p>
          </table:table-cell>
          <table:table-cell office:value-type="string" table:style-name="ce1">
            <text:p>Túmulo de 10,5 m de Ф y 2 m de altura por el lado que da a la pista; al NW sólo tiene 0,5 m en rampa.<text:s/></text:p>
            <text:p>De tierra, piedra arenisca y cuarzo blanco.</text:p>
          </table:table-cell>
          <table:table-cell office:value-type="string" table:style-name="ce1">
            <text:p>No se conoce</text:p>
          </table:table-cell>
          <table:table-cell office:value-type="string" table:style-name="ce1">
            <text:p>100 m al SE hay otro túmulo, señalado en la hoja: Y 4786480, <text:s/>X 623460, <text:s/>Z 370.</text:p>
            <text:p>500 m al SW hay otro túmulo señalado también en la hoja: Y 4786190, X 623015, Z 347.</text:p>
            <text:p/>
            <text:p>Bibliografía: Príncipe de Viana nº 165, 1982</text:p>
          </table:table-cell>
          <table:table-cell table:number-columns-repeated="2" table:style-name="ce1"/>
          <table:table-cell office:value-type="string" table:style-name="ce1">
            <text:p>Mapa</text:p>
          </table:table-cell>
          <table:table-cell office:value-type="string" table:style-name="ce1">
            <text:p>0204_MAP_240.pdf</text:p>
          </table:table-cell>
          <table:table-cell table:number-columns-repeated="16363" table:style-name="ce1"/>
        </table:table-row>
        <table:table-row table:style-name="ro1">
          <table:table-cell office:value-type="float" office:value="212" table:style-name="ce1">
            <text:p>212</text:p>
          </table:table-cell>
          <table:table-cell office:value-type="string" table:style-name="ce1">
            <text:p>LURUKO - ATEKAK</text:p>
          </table:table-cell>
          <table:table-cell office:value-type="float" office:value="5" table:style-name="ce1">
            <text:p>5</text:p>
          </table:table-cell>
          <table:table-cell office:value-type="string" table:style-name="ce1">
            <text:p>Crómlech</text:p>
          </table:table-cell>
          <table:table-cell office:value-type="string" table:style-name="ce1">
            <text:p>Maia - Arizkun</text:p>
          </table:table-cell>
          <table:table-cell office:value-type="string" table:style-name="ce1">
            <text:p>Hacia el km 3 de Otsondo a Gorramendi</text:p>
            <text:p>Hoja cartográfica Nº: 66-9</text:p>
          </table:table-cell>
          <table:table-cell office:value-type="string" table:style-name="ce1">
            <text:p>Gorrameni</text:p>
          </table:table-cell>
          <table:table-cell table:style-name="ce1"/>
          <table:table-cell office:value-type="float" office:value="624700" table:style-name="ce1">
            <text:p>624700</text:p>
          </table:table-cell>
          <table:table-cell office:value-type="float" office:value="4788340" table:style-name="ce1">
            <text:p>4788340</text:p>
          </table:table-cell>
          <table:table-cell office:value-type="float" office:value="670" table:style-name="ce1">
            <text:p>670</text:p>
          </table:table-cell>
          <table:table-cell office:value-type="string" table:style-name="ce2">
            <text:p>43.2375510798406,-1.46417722095929</text:p>
          </table:table-cell>
          <table:table-cell office:value-type="date" office:date-value="1905-05-26T00:00:00" table:style-name="ce3">
            <text:p>viernes, mayo 26, 1905</text:p>
          </table:table-cell>
          <table:table-cell office:value-type="string" table:style-name="ce1">
            <text:p>Francisco Ondarra</text:p>
          </table:table-cell>
          <table:table-cell office:value-type="string" table:style-name="ce1">
            <text:p>Desaparecido en la actualidad</text:p>
          </table:table-cell>
          <table:table-cell table:style-name="ce1"/>
          <table:table-cell office:value-type="string" table:style-name="ce1">
            <text:p>Consta su existencia desde 1710 en documento que dice: "Junto a un círculo de piedra, en distancia de un tiro de arcabuz", refiriendose al mojón nº 16.</text:p>
            <text:p/>
            <text:p>Bibliografía: Príncipe de Viana nº 138/139, 1975</text:p>
          </table:table-cell>
          <table:table-cell table:number-columns-repeated="2" table:style-name="ce1"/>
          <table:table-cell office:value-type="string" table:style-name="ce1">
            <text:p>Mapa</text:p>
          </table:table-cell>
          <table:table-cell office:value-type="string" table:style-name="ce1">
            <text:p>0204_MAP_240.pdf</text:p>
          </table:table-cell>
          <table:table-cell table:number-columns-repeated="16363" table:style-name="ce1"/>
        </table:table-row>
        <table:table-row table:style-name="ro1">
          <table:table-cell office:value-type="float" office:value="213" table:style-name="ce1">
            <text:p>213</text:p>
          </table:table-cell>
          <table:table-cell office:value-type="string" table:style-name="ce1">
            <text:p>LARRAKA GAINA</text:p>
          </table:table-cell>
          <table:table-cell office:value-type="float" office:value="5" table:style-name="ce1">
            <text:p>5</text:p>
          </table:table-cell>
          <table:table-cell office:value-type="string" table:style-name="ce1">
            <text:p>Crómlech</text:p>
          </table:table-cell>
          <table:table-cell office:value-type="string" table:style-name="ce1">
            <text:p>Maia</text:p>
          </table:table-cell>
          <table:table-cell office:value-type="string" table:style-name="ce1">
            <text:p>Hoja cartográfica Nº: 66-9</text:p>
          </table:table-cell>
          <table:table-cell table:number-columns-repeated="2" table:style-name="ce1"/>
          <table:table-cell office:value-type="float" office:value="624580" table:style-name="ce1">
            <text:p>624580</text:p>
          </table:table-cell>
          <table:table-cell office:value-type="float" office:value="4788570" table:style-name="ce1">
            <text:p>4788570</text:p>
          </table:table-cell>
          <table:table-cell office:value-type="float" office:value="680" table:style-name="ce1">
            <text:p>680</text:p>
          </table:table-cell>
          <table:table-cell office:value-type="string" table:style-name="ce2">
            <text:p>43.2396412496384,-1.46560267607154</text:p>
          </table:table-cell>
          <table:table-cell office:value-type="date" office:date-value="1973-10-12T00:00:00" table:style-name="ce3">
            <text:p>viernes, octubre 12, 1973</text:p>
          </table:table-cell>
          <table:table-cell office:value-type="string" table:style-name="ce1">
            <text:p>Francisco Ondarra</text:p>
          </table:table-cell>
          <table:table-cell office:value-type="string" table:style-name="ce1">
            <text:p>crómlech tumular de 4 m de Ф y 0,3 m de altura, de tierra y algunas piedras visibles. 15 testigos de piedras pequeñas de cuarzo blanco. La nº 1 mide 0,5 m de largo y la nº 2 mide 0,4 m de grueso. En el centro del túmulo se aprecia una ligera depresión.</text:p>
          </table:table-cell>
          <table:table-cell office:value-type="string" table:style-name="ce1">
            <text:p>No se conoce</text:p>
          </table:table-cell>
          <table:table-cell office:value-type="string" table:style-name="ce1">
            <text:p>Bibliografía: Príncipe de Viana nº 138/139, 1975</text:p>
          </table:table-cell>
          <table:table-cell table:number-columns-repeated="2" table:style-name="ce1"/>
          <table:table-cell office:value-type="string" table:style-name="ce1">
            <text:p>Mapa</text:p>
          </table:table-cell>
          <table:table-cell office:value-type="string" table:style-name="ce1">
            <text:p>0204_MAP_240.pdf</text:p>
          </table:table-cell>
          <table:table-cell office:value-type="string" table:style-name="ce1">
            <text:p>Croquis</text:p>
          </table:table-cell>
          <table:table-cell office:value-type="string" table:style-name="ce1">
            <text:p>0213_DIB_248.pdf</text:p>
          </table:table-cell>
          <table:table-cell table:number-columns-repeated="16361" table:style-name="ce1"/>
        </table:table-row>
        <table:table-row table:style-name="ro1">
          <table:table-cell office:value-type="float" office:value="214" table:style-name="ce1">
            <text:p>214</text:p>
          </table:table-cell>
          <table:table-cell office:value-type="string" table:style-name="ce1">
            <text:p>ANSESTEGIKO LEPOA</text:p>
          </table:table-cell>
          <table:table-cell office:value-type="float" office:value="2" table:style-name="ce1">
            <text:p>2</text:p>
          </table:table-cell>
          <table:table-cell office:value-type="string" table:style-name="ce1">
            <text:p>Túmulo</text:p>
          </table:table-cell>
          <table:table-cell office:value-type="string" table:style-name="ce1">
            <text:p>Maia - Arizkun</text:p>
          </table:table-cell>
          <table:table-cell office:value-type="string" table:style-name="ce1">
            <text:p>200 m al NE del crómlech Meatzetako Kaskoa</text:p>
            <text:p>Hoja cartográfica Nº: 66-9</text:p>
          </table:table-cell>
          <table:table-cell office:value-type="string" table:style-name="ce1">
            <text:p>Gorospil</text:p>
          </table:table-cell>
          <table:table-cell table:style-name="ce1"/>
          <table:table-cell office:value-type="float" office:value="624810" table:style-name="ce1">
            <text:p>624810</text:p>
          </table:table-cell>
          <table:table-cell office:value-type="float" office:value="4789110" table:style-name="ce1">
            <text:p>4789110</text:p>
          </table:table-cell>
          <table:table-cell office:value-type="float" office:value="720" table:style-name="ce1">
            <text:p>720</text:p>
          </table:table-cell>
          <table:table-cell office:value-type="string" table:style-name="ce2">
            <text:p>43.2444640123276,-1.46264862187411</text:p>
          </table:table-cell>
          <table:table-cell office:value-type="date" office:date-value="1975-12-13T00:00:00" table:style-name="ce3">
            <text:p>sábado, diciembre 13, 1975</text:p>
          </table:table-cell>
          <table:table-cell office:value-type="string" table:style-name="ce1">
            <text:p>Tomás López Sellés</text:p>
          </table:table-cell>
          <table:table-cell office:value-type="string" table:style-name="ce1">
            <text:p>Túmulo de 6 m de Ф y 0,6 m de altura de tierra y piedras sueltas. Tiene cráter central de 0,5 m de profundidad.</text:p>
          </table:table-cell>
          <table:table-cell table:style-name="ce1"/>
          <table:table-cell office:value-type="string" table:style-name="ce1">
            <text:p>La publicación es de Francisco Ondarra, que acompañó a Tomás López Sellés ese día.</text:p>
            <text:p>Según noticias recibidas de Francisco Ondarra, con fecha 13-8-1979 el túmulo había desaparecido por completo.</text:p>
            <text:p/>
            <text:p>Bibliografía: Príncipe de Viana nº 144/145, 1976</text:p>
          </table:table-cell>
          <table:table-cell table:number-columns-repeated="2" table:style-name="ce1"/>
          <table:table-cell office:value-type="string" table:style-name="ce1">
            <text:p>Mapa</text:p>
          </table:table-cell>
          <table:table-cell office:value-type="string" table:style-name="ce1">
            <text:p>0204_MAP_240.pdf</text:p>
          </table:table-cell>
          <table:table-cell table:number-columns-repeated="16363" table:style-name="ce1"/>
        </table:table-row>
        <table:table-row table:style-name="ro1">
          <table:table-cell office:value-type="float" office:value="215" table:style-name="ce1">
            <text:p>215</text:p>
          </table:table-cell>
          <table:table-cell office:value-type="string" table:style-name="ce1">
            <text:p>GORRAMENDI HEGO</text:p>
          </table:table-cell>
          <table:table-cell office:value-type="float" office:value="5" table:style-name="ce1">
            <text:p>5</text:p>
          </table:table-cell>
          <table:table-cell office:value-type="string" table:style-name="ce1">
            <text:p>Crómlech</text:p>
          </table:table-cell>
          <table:table-cell office:value-type="string" table:style-name="ce1">
            <text:p>Errazu</text:p>
          </table:table-cell>
          <table:table-cell office:value-type="string" table:style-name="ce1">
            <text:p>A unos 200 m de la carretera de Gorramendi</text:p>
            <text:p>Hoja cartográfica Nº: 66-9</text:p>
          </table:table-cell>
          <table:table-cell office:value-type="string" table:style-name="ce1">
            <text:p>Gorramendi</text:p>
          </table:table-cell>
          <table:table-cell table:style-name="ce1"/>
          <table:table-cell office:value-type="float" office:value="626800" table:style-name="ce1">
            <text:p>626800</text:p>
          </table:table-cell>
          <table:table-cell office:value-type="float" office:value="4785130" table:style-name="ce1">
            <text:p>4785130</text:p>
          </table:table-cell>
          <table:table-cell office:value-type="float" office:value="950" table:style-name="ce1">
            <text:p>950</text:p>
          </table:table-cell>
          <table:table-cell office:value-type="string" table:style-name="ce2">
            <text:p>43.2083065137024,-1.43906019570104</text:p>
          </table:table-cell>
          <table:table-cell office:value-type="date" office:date-value="1972-11-04T00:00:00" table:style-name="ce3">
            <text:p>sábado, noviembre 04, 1972</text:p>
          </table:table-cell>
          <table:table-cell office:value-type="string" table:style-name="ce1">
            <text:p>Francico Ondarra</text:p>
          </table:table-cell>
          <table:table-cell office:value-type="string" table:style-name="ce1">
            <text:p>5,5 m de diámetro y 12 testigos de piedra arenisca. Destacando:</text:p>
            <text:p>- nº <text:s/>2: 0,6 m de alto por 0,4 m de largo</text:p>
            <text:p>- nº <text:s/>5: 0,5 <text:s text:c="6"/>" <text:s text:c="17"/>0,7 <text:s text:c="4"/>"</text:p>
            <text:p>- nº <text:s/>8: 0,5 <text:s text:c="6"/>" <text:s text:c="17"/>0,5 <text:s text:c="4"/>"</text:p>
            <text:p>- nº 10: 0,4 <text:s text:c="5"/>" <text:s text:c="17"/>0,9 <text:s text:c="4"/>"</text:p>
          </table:table-cell>
          <table:table-cell office:value-type="string" table:style-name="ce1">
            <text:p>No se conoce</text:p>
          </table:table-cell>
          <table:table-cell office:value-type="string" table:style-name="ce1">
            <text:p>Bibliografía: Príncipe de Viana nº 138/139, 1975</text:p>
          </table:table-cell>
          <table:table-cell table:number-columns-repeated="2" table:style-name="ce1"/>
          <table:table-cell office:value-type="string" table:style-name="ce1">
            <text:p>Mapa</text:p>
          </table:table-cell>
          <table:table-cell office:value-type="string" table:style-name="ce1">
            <text:p>0204_MAP_240.pdf</text:p>
          </table:table-cell>
          <table:table-cell office:value-type="string" table:style-name="ce1">
            <text:p>Croquis</text:p>
          </table:table-cell>
          <table:table-cell office:value-type="string" table:style-name="ce1">
            <text:p>0215_DIB_249.pdf</text:p>
          </table:table-cell>
          <table:table-cell office:value-type="string" table:style-name="ce1">
            <text:p>Foto</text:p>
          </table:table-cell>
          <table:table-cell office:value-type="string" table:style-name="ce1">
            <text:p>0215_FOT_250.pdf</text:p>
          </table:table-cell>
          <table:table-cell table:number-columns-repeated="16359"/>
        </table:table-row>
        <table:table-row table:style-name="ro1">
          <table:table-cell office:value-type="float" office:value="216" table:style-name="ce1">
            <text:p>216</text:p>
          </table:table-cell>
          <table:table-cell office:value-type="string" table:style-name="ce1">
            <text:p>GORRAMAKIL MENDABAL</text:p>
          </table:table-cell>
          <table:table-cell office:value-type="float" office:value="1" table:style-name="ce1">
            <text:p>1</text:p>
          </table:table-cell>
          <table:table-cell office:value-type="string" table:style-name="ce1">
            <text:p>Dolmen</text:p>
          </table:table-cell>
          <table:table-cell office:value-type="string" table:style-name="ce1">
            <text:p>Errazu</text:p>
          </table:table-cell>
          <table:table-cell office:value-type="string" table:style-name="ce1">
            <text:p>En el collado de su nombre (donde estuvo el radar americano)</text:p>
            <text:p>Hoja cartográfica Nº: 66-10</text:p>
          </table:table-cell>
          <table:table-cell office:value-type="string" table:style-name="ce1">
            <text:p>Gorramendi</text:p>
          </table:table-cell>
          <table:table-cell table:style-name="ce1"/>
          <table:table-cell office:value-type="float" office:value="627560" table:style-name="ce1">
            <text:p>627560</text:p>
          </table:table-cell>
          <table:table-cell office:value-type="float" office:value="4786800" table:style-name="ce1">
            <text:p>4786800</text:p>
          </table:table-cell>
          <table:table-cell office:value-type="float" office:value="1070" table:style-name="ce1">
            <text:p>1070</text:p>
          </table:table-cell>
          <table:table-cell office:value-type="string" table:style-name="ce2">
            <text:p>43.2232107705633,-1.42932198275586</text:p>
          </table:table-cell>
          <table:table-cell office:value-type="date" office:date-value="1972-11-11T00:00:00" table:style-name="ce3">
            <text:p>sábado, noviembre 11, 1972</text:p>
          </table:table-cell>
          <table:table-cell office:value-type="string" table:style-name="ce1">
            <text:p>Francisco Ondarra</text:p>
          </table:table-cell>
          <table:table-cell office:value-type="string" table:style-name="ce1">
            <text:p>Túmulo de 5,5 m de Ф y 0,5 m de altura. En el centro , una losa orientada a 100º, de 1 m de largo y 0,07 m de grueso, casi enterrada. También hay una depresión central de 1 m de lado. Evidencia haber sido profanado.</text:p>
          </table:table-cell>
          <table:table-cell office:value-type="string" table:style-name="ce1">
            <text:p>No se conoce</text:p>
          </table:table-cell>
          <table:table-cell office:value-type="string" table:style-name="ce1">
            <text:p>En el lugar se instaló la Base Americana.</text:p>
            <text:p/>
            <text:p>Bibliografía: Príncipe de Viana nº 138/139, 1975</text:p>
          </table:table-cell>
          <table:table-cell table:number-columns-repeated="2" table:style-name="ce1"/>
          <table:table-cell office:value-type="string" table:style-name="ce1">
            <text:p>Croquis</text:p>
          </table:table-cell>
          <table:table-cell office:value-type="string" table:style-name="ce1">
            <text:p>0216_DIB_251.pdf</text:p>
          </table:table-cell>
          <table:table-cell office:value-type="string" table:style-name="ce1">
            <text:p>Foto</text:p>
          </table:table-cell>
          <table:table-cell office:value-type="string" table:style-name="ce1">
            <text:p>0216_FOT_252.pdf</text:p>
          </table:table-cell>
          <table:table-cell table:number-columns-repeated="16361" table:style-name="ce1"/>
        </table:table-row>
        <table:table-row table:style-name="ro1">
          <table:table-cell office:value-type="float" office:value="217" table:style-name="ce1">
            <text:p>217</text:p>
          </table:table-cell>
          <table:table-cell office:value-type="string" table:style-name="ce1">
            <text:p>GORRAMAKIL SORTALDE</text:p>
          </table:table-cell>
          <table:table-cell office:value-type="float" office:value="5" table:style-name="ce1">
            <text:p>5</text:p>
          </table:table-cell>
          <table:table-cell office:value-type="string" table:style-name="ce1">
            <text:p>Crómlech</text:p>
          </table:table-cell>
          <table:table-cell office:value-type="string" table:style-name="ce1">
            <text:p>Errazu</text:p>
          </table:table-cell>
          <table:table-cell office:value-type="string" table:style-name="ce1">
            <text:p>A unos 450 m <text:s/>del dolmen de Gorramakil</text:p>
            <text:p>Hoja cartográfica Nº: 66-10</text:p>
          </table:table-cell>
          <table:table-cell office:value-type="string" table:style-name="ce1">
            <text:p>Gorramendi</text:p>
          </table:table-cell>
          <table:table-cell table:style-name="ce1"/>
          <table:table-cell office:value-type="float" office:value="627735" table:style-name="ce1">
            <text:p>627735</text:p>
          </table:table-cell>
          <table:table-cell office:value-type="float" office:value="4787000" table:style-name="ce1">
            <text:p>4787000</text:p>
          </table:table-cell>
          <table:table-cell office:value-type="float" office:value="1050" table:style-name="ce1">
            <text:p>1050</text:p>
          </table:table-cell>
          <table:table-cell office:value-type="string" table:style-name="ce2">
            <text:p>43.2249814369965,-1.42712166611878</text:p>
          </table:table-cell>
          <table:table-cell office:value-type="date" office:date-value="1905-06-04T00:00:00" table:style-name="ce3">
            <text:p>domingo, junio 04, 1905</text:p>
          </table:table-cell>
          <table:table-cell office:value-type="string" table:style-name="ce1">
            <text:p>Luis Millan</text:p>
          </table:table-cell>
          <table:table-cell office:value-type="string" table:style-name="ce1">
            <text:p>crómlech circular de 5,5 m de Ф y 0,3 m de altura con 12 testigos de pequeñas dimensiones tapados por la vegetación. Hoyo cental con algunas piedras en el mismo.</text:p>
            <text:p>Areniscas del terreno.</text:p>
          </table:table-cell>
          <table:table-cell office:value-type="string" table:style-name="ce1">
            <text:p>No se conoce</text:p>
          </table:table-cell>
          <table:table-cell office:value-type="string" table:style-name="ce1">
            <text:p>Bibliografía: Arqueología nº 7, 1988</text:p>
          </table:table-cell>
          <table:table-cell table:number-columns-repeated="2" table:style-name="ce1"/>
          <table:table-cell office:value-type="string" table:style-name="ce1">
            <text:p>Croquis</text:p>
          </table:table-cell>
          <table:table-cell office:value-type="string" table:style-name="ce1">
            <text:p>0217_DIB_253.pdf</text:p>
          </table:table-cell>
          <table:table-cell table:number-columns-repeated="16363" table:style-name="ce1"/>
        </table:table-row>
        <table:table-row table:style-name="ro1">
          <table:table-cell office:value-type="float" office:value="218" table:style-name="ce1">
            <text:p>218</text:p>
          </table:table-cell>
          <table:table-cell office:value-type="string" table:style-name="ce1">
            <text:p>AMABIJINEI - ARPEA nº 1</text:p>
          </table:table-cell>
          <table:table-cell office:value-type="float" office:value="1" table:style-name="ce1">
            <text:p>1</text:p>
          </table:table-cell>
          <table:table-cell office:value-type="string" table:style-name="ce1">
            <text:p>Dólmenes (6) nº 1</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string" table:style-name="ce2">
            <text:p>43.2345269024838,-1.41412976830893</text:p>
          </table:table-cell>
          <table:table-cell office:value-type="date" office:date-value="1972-11-11T00:00:00" table:style-name="ce3">
            <text:p>sábado, noviembre 11, 1972</text:p>
          </table:table-cell>
          <table:table-cell office:value-type="string" table:style-name="ce1">
            <text:p>Francisco Ondarra</text:p>
          </table:table-cell>
          <table:table-cell office:value-type="string" table:style-name="ce1">
            <text:p>Nº 1</text:p>
            <text:p>Túmulo de 4 m de Ф y 0,4 m de altura; menos elevado por el SE; de tierra y piedras.<text:s/></text:p>
            <text:p>Dos trozos de losa aparecen tumbados al W.</text:p>
            <text:p>Hoyo de 1 m de largo, 0,5 m de ancho y 0,1 m de profundo.</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1">
            <text:p>Croquis</text:p>
          </table:table-cell>
          <table:table-cell office:value-type="string" table:style-name="ce1">
            <text:p>0218_DIB_254.pdf</text:p>
          </table:table-cell>
          <table:table-cell table:number-columns-repeated="16363" table:style-name="ce1"/>
        </table:table-row>
        <table:table-row table:style-name="ro1">
          <table:table-cell office:value-type="float" office:value="219" table:style-name="ce1">
            <text:p>219</text:p>
          </table:table-cell>
          <table:table-cell office:value-type="string" table:style-name="ce1">
            <text:p>AMABIJINEI - ARPEA nº 2</text:p>
          </table:table-cell>
          <table:table-cell office:value-type="float" office:value="1" table:style-name="ce1">
            <text:p>1</text:p>
          </table:table-cell>
          <table:table-cell office:value-type="string" table:style-name="ce1">
            <text:p>Dólmenes (6) nº 2</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string" table:style-name="ce2">
            <text:p>43.2345269024838,-1.41412976830893</text:p>
          </table:table-cell>
          <table:table-cell office:value-type="date" office:date-value="1972-11-11T00:00:00" table:style-name="ce3">
            <text:p>sábado, noviembre 11, 1972</text:p>
          </table:table-cell>
          <table:table-cell office:value-type="string" table:style-name="ce1">
            <text:p>Francisco Ondarra</text:p>
          </table:table-cell>
          <table:table-cell office:value-type="string" table:style-name="ce1">
            <text:p>Nº 2</text:p>
            <text:p>Al E del nº 1 y tangente con él.</text:p>
            <text:p>Túmulo de 4,5 m de Ф y 0,4 m de altura; menos elevado por el SE; de tierra y piedras.<text:s/></text:p>
            <text:p>En el centro, 3 losas clavadas forman una cámara trapezoidal de 0,9 m de largo y 0,8/0,5 m de ancho, que se estrecha al NW, orientado a 160º.<text:s/></text:p>
            <text:p>- La losa W mide 0,3 m de alto, 1 m de largo y 0,07 m de grueso</text:p>
            <text:p>- La losa S mide 0,17 m de alto, 0,8 m de largo y 0,07 m de grueso</text:p>
            <text:p>- La losa E mide 0,3 m de alto, 1 m de largo y 0,07 m de grueso</text:p>
            <text:p>Tumbado al <text:s/>SE hay un trozo de losa de 1 m de largo, 1 m de ancho y <text:s/>0,07 m de grueso</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1">
            <text:p>Croquis</text:p>
          </table:table-cell>
          <table:table-cell office:value-type="string" table:style-name="ce1">
            <text:p>0218_DIB_254.pdf</text:p>
          </table:table-cell>
          <table:table-cell table:number-columns-repeated="16363" table:style-name="ce1"/>
        </table:table-row>
        <table:table-row table:style-name="ro1">
          <table:table-cell office:value-type="float" office:value="220" table:style-name="ce1">
            <text:p>220</text:p>
          </table:table-cell>
          <table:table-cell office:value-type="string" table:style-name="ce1">
            <text:p>AMABIJINEI - ARPEA nº 3</text:p>
          </table:table-cell>
          <table:table-cell office:value-type="float" office:value="1" table:style-name="ce1">
            <text:p>1</text:p>
          </table:table-cell>
          <table:table-cell office:value-type="string" table:style-name="ce1">
            <text:p>Dólmenes (6) nº 3</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string" table:style-name="ce2">
            <text:p>43.2345269024838,-1.41412976830893</text:p>
          </table:table-cell>
          <table:table-cell office:value-type="date" office:date-value="1972-11-11T00:00:00" table:style-name="ce3">
            <text:p>sábado, noviembre 11, 1972</text:p>
          </table:table-cell>
          <table:table-cell office:value-type="string" table:style-name="ce1">
            <text:p>Francisco Ondarra</text:p>
          </table:table-cell>
          <table:table-cell office:value-type="string" table:style-name="ce1">
            <text:p>Nº 3</text:p>
            <text:p>Situado a 2 m al N del nº 2.<text:s/></text:p>
            <text:p>Túmulo de 4 m de Ф y 0,4 m de altura; menos elevado por el SE; de tierra y algunas piedras.<text:s/></text:p>
            <text:p>En el centro, 2 losas paralelas.</text:p>
            <text:p>Recinto cameral de 1 m de largo y 0,5 m de ancho, orientado a 160º.</text:p>
            <text:p>- La losa W mide 1 m de largo y 0,07 m de grueso</text:p>
            <text:p>- La losa E mide 1 m de largo y 0,07 m de grueso</text:p>
            <text:p>Hay un trozo de losa tumbado al W.</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1">
            <text:p>Croquis</text:p>
          </table:table-cell>
          <table:table-cell office:value-type="string" table:style-name="ce1">
            <text:p>0218_DIB_254.pdf</text:p>
          </table:table-cell>
          <table:table-cell table:number-columns-repeated="16363" table:style-name="ce1"/>
        </table:table-row>
        <table:table-row table:style-name="ro1">
          <table:table-cell office:value-type="float" office:value="221" table:style-name="ce1">
            <text:p>221</text:p>
          </table:table-cell>
          <table:table-cell office:value-type="string" table:style-name="ce1">
            <text:p>AMABIJINEI - ARPEA nº 4</text:p>
          </table:table-cell>
          <table:table-cell office:value-type="float" office:value="1" table:style-name="ce1">
            <text:p>1</text:p>
          </table:table-cell>
          <table:table-cell office:value-type="string" table:style-name="ce1">
            <text:p>Dólmenes (6) nº 4</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string" table:style-name="ce2">
            <text:p>43.2345269024838,-1.41412976830893</text:p>
          </table:table-cell>
          <table:table-cell office:value-type="date" office:date-value="1972-11-11T00:00:00" table:style-name="ce3">
            <text:p>sábado, noviembre 11, 1972</text:p>
          </table:table-cell>
          <table:table-cell office:value-type="string" table:style-name="ce1">
            <text:p>Francisco Ondarra</text:p>
          </table:table-cell>
          <table:table-cell office:value-type="string" table:style-name="ce1">
            <text:p>Nº 4</text:p>
            <text:p>Situado a 2,2 m del nº 3.<text:s/></text:p>
            <text:p>Túmulo de 6 m de Ф y 0,6 m de altura; menos elevado por el SE.<text:s/></text:p>
            <text:p>No tiene losas hincadas, solo algunos fragmentos dentro y fuera del túmulo.</text:p>
            <text:p>En el centro un concavidad de 4 m de diámetro y 0,9 m de profundidad-</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1">
            <text:p>Croquis</text:p>
          </table:table-cell>
          <table:table-cell office:value-type="string" table:style-name="ce1">
            <text:p>0218_DIB_254.pdf</text:p>
          </table:table-cell>
          <table:table-cell office:value-type="string" table:style-name="ce1">
            <text:p>Foto</text:p>
          </table:table-cell>
          <table:table-cell office:value-type="string" table:style-name="ce1">
            <text:p>0221_FOT_255.pdf</text:p>
          </table:table-cell>
          <table:table-cell table:number-columns-repeated="16361" table:style-name="ce1"/>
        </table:table-row>
        <table:table-row table:style-name="ro1">
          <table:table-cell office:value-type="float" office:value="222" table:style-name="ce1">
            <text:p>222</text:p>
          </table:table-cell>
          <table:table-cell office:value-type="string" table:style-name="ce1">
            <text:p>AMABIJINEI - ARPEA nº 5</text:p>
          </table:table-cell>
          <table:table-cell office:value-type="float" office:value="1" table:style-name="ce1">
            <text:p>1</text:p>
          </table:table-cell>
          <table:table-cell office:value-type="string" table:style-name="ce1">
            <text:p>Dólmenes (6) nº 5</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string" table:style-name="ce2">
            <text:p>43.2345269024838,-1.41412976830893</text:p>
          </table:table-cell>
          <table:table-cell office:value-type="date" office:date-value="1972-11-11T00:00:00" table:style-name="ce3">
            <text:p>sábado, noviembre 11, 1972</text:p>
          </table:table-cell>
          <table:table-cell office:value-type="string" table:style-name="ce1">
            <text:p>Francisco Ondarra</text:p>
          </table:table-cell>
          <table:table-cell office:value-type="string" table:style-name="ce1">
            <text:p>Nº 5</text:p>
            <text:p>Situado a 2 m del nº 3 y a 3,3 m del nº 4.<text:s/></text:p>
            <text:p>Túmulo de 4 m de Ф y 0,4 m de altura;de tierra y algunas piedras, menos elevado por el SE.</text:p>
            <text:p>La superficie del túmulo es cóncava y no se ven losas ni frgamentos de las mismas.</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1">
            <text:p>Croquis</text:p>
          </table:table-cell>
          <table:table-cell office:value-type="string" table:style-name="ce1">
            <text:p>0218_DIB_254.pdf</text:p>
          </table:table-cell>
          <table:table-cell table:number-columns-repeated="16363" table:style-name="ce1"/>
        </table:table-row>
        <table:table-row table:style-name="ro1">
          <table:table-cell office:value-type="float" office:value="223" table:style-name="ce1">
            <text:p>223</text:p>
          </table:table-cell>
          <table:table-cell office:value-type="string" table:style-name="ce1">
            <text:p>AMABIJINEI - ARPEA nº 6</text:p>
          </table:table-cell>
          <table:table-cell office:value-type="float" office:value="1" table:style-name="ce1">
            <text:p>1</text:p>
          </table:table-cell>
          <table:table-cell office:value-type="string" table:style-name="ce1">
            <text:p>Dólmenes (6) nº 6</text:p>
          </table:table-cell>
          <table:table-cell office:value-type="string" table:style-name="ce1">
            <text:p>Errazu</text:p>
          </table:table-cell>
          <table:table-cell office:value-type="string" table:style-name="ce1">
            <text:p>En la cota 857, entre las cotas 961 y 970.</text:p>
            <text:p>Hoja cartográfica Nº: 66-10</text:p>
          </table:table-cell>
          <table:table-cell office:value-type="string" table:style-name="ce1">
            <text:p>Gorramendi</text:p>
          </table:table-cell>
          <table:table-cell table:style-name="ce1"/>
          <table:table-cell office:value-type="float" office:value="628770" table:style-name="ce1">
            <text:p>628770</text:p>
          </table:table-cell>
          <table:table-cell office:value-type="float" office:value="4788080" table:style-name="ce1">
            <text:p>4788080</text:p>
          </table:table-cell>
          <table:table-cell office:value-type="float" office:value="885" table:style-name="ce1">
            <text:p>885</text:p>
          </table:table-cell>
          <table:table-cell office:value-type="string" table:style-name="ce2">
            <text:p>43.2345269024838,-1.41412976830893</text:p>
          </table:table-cell>
          <table:table-cell office:value-type="date" office:date-value="1972-11-11T00:00:00" table:style-name="ce3">
            <text:p>sábado, noviembre 11, 1972</text:p>
          </table:table-cell>
          <table:table-cell office:value-type="string" table:style-name="ce1">
            <text:p>Francisco Ondarra</text:p>
          </table:table-cell>
          <table:table-cell office:value-type="string" table:style-name="ce1">
            <text:p>Nº 6</text:p>
            <text:p>Situado a 3,5 m del nº 5.<text:s/></text:p>
            <text:p>Túmulo de 4 m de Ф y 0,4 m de altura; de tierra y algunas piedras.<text:s/></text:p>
            <text:p>En el centro, dos losas clavadas:</text:p>
            <text:p>- La losa S mide 1,3 m de largo y 0,1 m de grueso</text:p>
            <text:p>- La losa E mide 0,6 m de largo; 0,2 m de alto y 0,1 m de grueso.</text:p>
            <text:p>Hay un trozo de losa tumbado al NW.</text:p>
            <text:p>Existe depresión central de 1 m de largo y 0,5 m de anchura.</text:p>
          </table:table-cell>
          <table:table-cell office:value-type="string" table:style-name="ce1">
            <text:p>No consta oficialmente</text:p>
          </table:table-cell>
          <table:table-cell office:value-type="string" table:style-name="ce1">
            <text:p>Francisco Ondarra los dio a conocer como dólmenes, aunque parece tratarse de cistas.</text:p>
            <text:p>Según el localizador, hace 25 años anduvo por esos lugares Blas Taracena y, al parecer, estuvo escavando. Según se dice, habrían aparecido cajas de piedras que contenían cenizas y huesos calcinados.</text:p>
            <text:p>Una losa encima de la caja, tierra encia de esa losa y otra segunda losa encima de la tierra.</text:p>
            <text:p/>
            <text:p>Bibliografía: Príncipe de Viana nº 138/139, 1975</text:p>
          </table:table-cell>
          <table:table-cell table:number-columns-repeated="2" table:style-name="ce1"/>
          <table:table-cell office:value-type="string" table:style-name="ce1">
            <text:p>Croquis</text:p>
          </table:table-cell>
          <table:table-cell office:value-type="string" table:style-name="ce1">
            <text:p>0218_DIB_254.pdf</text:p>
          </table:table-cell>
          <table:table-cell table:number-columns-repeated="16363" table:style-name="ce1"/>
        </table:table-row>
        <table:table-row table:style-name="ro1">
          <table:table-cell office:value-type="float" office:value="224" table:style-name="ce1">
            <text:p>224</text:p>
          </table:table-cell>
          <table:table-cell office:value-type="string" table:style-name="ce1">
            <text:p>BURDIKO LEPOA</text:p>
          </table:table-cell>
          <table:table-cell office:value-type="float" office:value="5" table:style-name="ce1">
            <text:p>5</text:p>
          </table:table-cell>
          <table:table-cell office:value-type="string" table:style-name="ce1">
            <text:p>Crómlech</text:p>
          </table:table-cell>
          <table:table-cell table:number-columns-repeated="7" table:style-name="ce1"/>
          <table:table-cell table:style-name="ce2"/>
          <table:table-cell table:style-name="ce3"/>
          <table:table-cell table:number-columns-repeated="6" table:style-name="ce1"/>
          <table:table-cell office:value-type="string" table:style-name="ce1">
            <text:p>Croquis</text:p>
          </table:table-cell>
          <table:table-cell office:value-type="string" table:style-name="ce1">
            <text:p>0224_DIB_256.pdf</text:p>
          </table:table-cell>
          <table:table-cell table:number-columns-repeated="16363" table:style-name="ce1"/>
        </table:table-row>
        <table:table-row table:style-name="ro1">
          <table:table-cell office:value-type="float" office:value="225" table:style-name="ce1">
            <text:p>225</text:p>
          </table:table-cell>
          <table:table-cell office:value-type="string" table:style-name="ce1">
            <text:p>BARDAXILO</text:p>
          </table:table-cell>
          <table:table-cell office:value-type="float" office:value="1" table:style-name="ce1">
            <text:p>1</text:p>
          </table:table-cell>
          <table:table-cell office:value-type="string" table:style-name="ce1">
            <text:p>Dolmen</text:p>
          </table:table-cell>
          <table:table-cell office:value-type="string" table:style-name="ce1">
            <text:p>Errazu</text:p>
          </table:table-cell>
          <table:table-cell office:value-type="string" table:style-name="ce1">
            <text:p>200 m al SE de la cumbre Akomendi (961m)</text:p>
            <text:p>Hoja cartográfica Nº: 66-10</text:p>
          </table:table-cell>
          <table:table-cell office:value-type="string" table:style-name="ce1">
            <text:p>Errazu</text:p>
          </table:table-cell>
          <table:table-cell table:style-name="ce1"/>
          <table:table-cell office:value-type="float" office:value="628200" table:style-name="ce1">
            <text:p>628200</text:p>
          </table:table-cell>
          <table:table-cell office:value-type="float" office:value="4788080" table:style-name="ce1">
            <text:p>4788080</text:p>
          </table:table-cell>
          <table:table-cell office:value-type="float" office:value="925" table:style-name="ce1">
            <text:p>925</text:p>
          </table:table-cell>
          <table:table-cell office:value-type="string" table:style-name="ce2">
            <text:p>43.2346239881849,-1.42114699822573</text:p>
          </table:table-cell>
          <table:table-cell office:value-type="date" office:date-value="1972-11-11T00:00:00" table:style-name="ce3">
            <text:p>sábado, noviembre 11, 1972</text:p>
          </table:table-cell>
          <table:table-cell office:value-type="string" table:style-name="ce1">
            <text:p>Frnacisco Ondarra</text:p>
          </table:table-cell>
          <table:table-cell office:value-type="string" table:style-name="ce1">
            <text:p>Túmulo de 7 m de Ф y escasa altura.</text:p>
            <text:p>Cámara de 1,3 m de alto; 2,7 m de largo y 1,5 m de ancho, rodeada de 6 losas:</text:p>
            <text:p>- Losa nº 1: 1,3 m de alto; 0,4/07 m de largo y 0,05 m de grueso</text:p>
            <text:p>- Losa nº 2: 1,3 m de alto; 0,8 m de largo y 0,08 m de grueso</text:p>
            <text:p>- Losa nº 3: 1,3 m de alto; 0,9 m de largo y 0,04 m de grueso</text:p>
            <text:p>- Losa nº 4: 1,3 m de alto; 0,8 m de largo y 0,04 m de grueso</text:p>
            <text:p>- Losa nº 5: 1,2 m de alto; 0,6 m de largo y 0,04 m de grueso</text:p>
            <text:p>- Losa nº 6: 1,2 m de alto; 1,4 m de largo y 0,05 m de grueso</text:p>
            <text:p>Otras 3 losas impantadas por el SE constituyen la entrada.</text:p>
            <text:p>Varios trozos mas de losas tendidos por el túmulo, probables restos de la tapa; tal es el caso de la:</text:p>
            <text:p>- Losa nº 7: 2,7 m de largo; 1,2 m de ancho y 0,05 m de grueso</text:p>
            <text:p>- Losa nº 8: 1,5 m de largo; 1 m de ancho y 0,07 m de grueso.</text:p>
            <text:p>Las losas nº 9, nº 10 y nº 11 están plantadas en la periferia <text:s/>e inclinadas hacia el exterior.</text:p>
            <text:p>Posiblemente tuviera un crómlech alrededor. Hay gran número de losas de menor tamaño que constituyen el túmulo.</text:p>
          </table:table-cell>
          <table:table-cell office:value-type="string" table:style-name="ce1">
            <text:p>Bibliografía: Príncipe de Viana nº 138/139, 1975</text:p>
          </table:table-cell>
          <table:table-cell office:value-type="string" table:style-name="ce1">
            <text:p>Bibliografía: Príncipe de Viana nº 138/139, 1975.</text:p>
            <text:p/>
            <text:p>Probablemente la losa nº 1 <text:s/>sea parte de una puerta perforada, al estilo de Artajpja y El Longar, según apunta Jesús Sesma.</text:p>
          </table:table-cell>
          <table:table-cell table:number-columns-repeated="2" table:style-name="ce1"/>
          <table:table-cell office:value-type="string" table:style-name="ce1">
            <text:p>Croquis</text:p>
          </table:table-cell>
          <table:table-cell office:value-type="string" table:style-name="ce1">
            <text:p>0225_DIB_257.pdf</text:p>
          </table:table-cell>
          <table:table-cell office:value-type="string" table:style-name="ce1">
            <text:p>Foto</text:p>
          </table:table-cell>
          <table:table-cell office:value-type="string" table:style-name="ce1">
            <text:p>0225_FOT_258.pdf</text:p>
          </table:table-cell>
          <table:table-cell table:number-columns-repeated="16361"/>
        </table:table-row>
        <table:table-row table:style-name="ro1">
          <table:table-cell office:value-type="float" office:value="226" table:style-name="ce1">
            <text:p>226</text:p>
          </table:table-cell>
          <table:table-cell office:value-type="string" table:style-name="ce1">
            <text:p>IPARLA</text:p>
          </table:table-cell>
          <table:table-cell office:value-type="float" office:value="5" table:style-name="ce1">
            <text:p>5</text:p>
          </table:table-cell>
          <table:table-cell office:value-type="string" table:style-name="ce1">
            <text:p>Crómlech (3)</text:p>
          </table:table-cell>
          <table:table-cell office:value-type="string" table:style-name="ce1">
            <text:p>Comuna de Bidarray</text:p>
          </table:table-cell>
          <table:table-cell office:value-type="string" table:style-name="ce1">
            <text:p>2 km al N de Iparla</text:p>
            <text:p>Hoja cartográfica Nº: 66-10</text:p>
          </table:table-cell>
          <table:table-cell office:value-type="string" table:style-name="ce1">
            <text:p>Iparla</text:p>
          </table:table-cell>
          <table:table-cell table:style-name="ce1"/>
          <table:table-cell office:value-type="float" office:value="632620" table:style-name="ce1">
            <text:p>632620</text:p>
          </table:table-cell>
          <table:table-cell office:value-type="float" office:value="4789400" table:style-name="ce1">
            <text:p>4789400</text:p>
          </table:table-cell>
          <table:table-cell office:value-type="float" office:value="720" table:style-name="ce1">
            <text:p>720</text:p>
          </table:table-cell>
          <table:table-cell office:value-type="string" table:style-name="ce2">
            <text:p>43.2457412614791,-1.36641613788665</text:p>
          </table:table-cell>
          <table:table-cell office:value-type="date" office:date-value="1973-03-17T00:00:00" table:style-name="ce3">
            <text:p>sábado, marzo 17, 1973</text:p>
          </table:table-cell>
          <table:table-cell office:value-type="string" table:style-name="ce1">
            <text:p>Francisco Ondarra</text:p>
          </table:table-cell>
          <table:table-cell office:value-type="string" table:style-name="ce1">
            <text:p>crómlech 1: Círculo de 5 m de Ф y 0,4 m de altura. 11 testigos de piedra arenisca sobre un ligero túmulo cubierto de hierba y helechos. Las piedras mayores miden:</text:p>
            <text:p>- Nº 2: <text:s/>0,6 m de alto; 0,5 m de largo y 0,1 m de grueso</text:p>
            <text:p>- Nº 3: <text:s/>0,3 m de alto; 0,9 m de largo y 0,1 m de grueso</text:p>
            <text:p/>
            <text:p>crómlech 2: Situado a unos 4 m al W del anterior. Túmulo de 8,5 m de Ф y 0,4 m de altura. 7 testigos de piedra arenisca, algunos inclinados hacia el interior y el nº 4 tendido en el suelo. Medidas:</text:p>
            <text:p>- Nº 4: <text:s/>0,6 m de alto; 0,3 m de largo y 0,1 m de grueso</text:p>
            <text:p>- Nº 5: <text:s/>0,2 m de alto; 0,7 m de largo y 0,05 m de grueso</text:p>
            <text:p>- Nº 6: <text:s/>0,5 m de alto; 0,3 m de largo y 0,07 m de grueso</text:p>
            <text:p>- Nº 7: <text:s/>0,6 m de alto; 0,3 m de largo y 0,15 m de grueso</text:p>
            <text:p/>
            <text:p>crómlech 3: Situado a 10 m al W del anterior. Círculo casi tumular de 3 m de Ф. 6 testigos de piedra arenisca; el mayor mide: 0,2 m de alto; 0,5 m de largo y 0,07 m de grueso.</text:p>
          </table:table-cell>
          <table:table-cell office:value-type="string" table:style-name="ce1">
            <text:p>No se conoce</text:p>
          </table:table-cell>
          <table:table-cell office:value-type="string" table:style-name="ce1">
            <text:p>Francisco Ondarra admite que estos crómlech hayab sido publicados con anterioridad por J. Blot.</text:p>
            <text:p/>
            <text:p>Bibliografía: Príncipe de Viana nº 138/139, 1975.</text:p>
          </table:table-cell>
          <table:table-cell table:number-columns-repeated="2" table:style-name="ce1"/>
          <table:table-cell office:value-type="string" table:style-name="ce1">
            <text:p>Croquis</text:p>
          </table:table-cell>
          <table:table-cell office:value-type="string" table:style-name="ce1">
            <text:p>0226_DIB_259.pdf</text:p>
          </table:table-cell>
          <table:table-cell office:value-type="string" table:style-name="ce1">
            <text:p>Foto</text:p>
          </table:table-cell>
          <table:table-cell office:value-type="string" table:style-name="ce1">
            <text:p>0226_FOT_260.pdf</text:p>
          </table:table-cell>
          <table:table-cell table:number-columns-repeated="16361"/>
        </table:table-row>
        <table:table-row table:style-name="ro1">
          <table:table-cell office:value-type="float" office:value="227" table:style-name="ce1">
            <text:p>227</text:p>
          </table:table-cell>
          <table:table-cell office:value-type="string" table:style-name="ce1">
            <text:p>IPARALA - I</text:p>
          </table:table-cell>
          <table:table-cell office:value-type="float" office:value="13" table:style-name="ce1">
            <text:p>13</text:p>
          </table:table-cell>
          <table:table-cell office:value-type="string" table:style-name="ce1">
            <text:p>Monolito</text:p>
          </table:table-cell>
          <table:table-cell office:value-type="string" table:style-name="ce1">
            <text:p>Bidarray (Benabarra)</text:p>
          </table:table-cell>
          <table:table-cell office:value-type="string" table:style-name="ce1">
            <text:p>A 200 m de los crómlech de Iparla</text:p>
            <text:p>Hoja cartográfica Nº: 66-10</text:p>
          </table:table-cell>
          <table:table-cell office:value-type="string" table:style-name="ce1">
            <text:p>Iparla</text:p>
          </table:table-cell>
          <table:table-cell table:style-name="ce1"/>
          <table:table-cell office:value-type="float" office:value="632620" table:style-name="ce1">
            <text:p>632620</text:p>
          </table:table-cell>
          <table:table-cell office:value-type="float" office:value="4789400" table:style-name="ce1">
            <text:p>4789400</text:p>
          </table:table-cell>
          <table:table-cell office:value-type="float" office:value="720" table:style-name="ce1">
            <text:p>720</text:p>
          </table:table-cell>
          <table:table-cell office:value-type="string" table:style-name="ce2">
            <text:p>43.2457412614791,-1.36641613788665</text:p>
          </table:table-cell>
          <table:table-cell office:value-type="date" office:date-value="1905-05-28T00:00:00" table:style-name="ce3">
            <text:p>domingo, mayo 28, 1905</text:p>
          </table:table-cell>
          <table:table-cell office:value-type="string" table:style-name="ce1">
            <text:p>J. Altuna</text:p>
          </table:table-cell>
          <table:table-cell office:value-type="string" table:style-name="ce1">
            <text:p>Monolito en pie con una altura 2,25 m en forma de laja y ligeramente basculado.</text:p>
            <text:p>Cara 1: la anchura en la base es de 1,45 m. A un metro disminuye las 1,1 m hasta su extremo.</text:p>
            <text:p>Cara 2: en la zona media alcanza los 0,2 m debido a la inclinación del terreno</text:p>
            <text:p>Cara 3: oscila entre 0,15/0,2 m de anchura</text:p>
            <text:p>Cara 4: tiene 0,2 m de ancho.</text:p>
            <text:p>Formando ángulo recto con el monolito y en su base, se levanta hasta una altura de 0,7 m un gran bloque de piedra que en uno de sus lados forma escuadra con él.</text:p>
            <text:p>La orientación del eje mayor es de 126º.</text:p>
            <text:p>Areniscas rojas.</text:p>
          </table:table-cell>
          <table:table-cell office:value-type="string" table:style-name="ce1">
            <text:p>No se conoce</text:p>
          </table:table-cell>
          <table:table-cell office:value-type="string" table:style-name="ce1">
            <text:p>Bibliografía: Príncipe de Viana nº 138/139, 1975. MUNIBE nº 35, 1983.</text:p>
          </table:table-cell>
          <table:table-cell table:number-columns-repeated="2" table:style-name="ce1"/>
          <table:table-cell office:value-type="string" table:style-name="ce1">
            <text:p>Croquis</text:p>
          </table:table-cell>
          <table:table-cell office:value-type="string" table:style-name="ce1">
            <text:p>0227_DIB_262.pdf</text:p>
          </table:table-cell>
          <table:table-cell office:value-type="string" table:style-name="ce1">
            <text:p>Foto</text:p>
          </table:table-cell>
          <table:table-cell office:value-type="string" table:style-name="ce1">
            <text:p>0227_FOT_261.pdf</text:p>
          </table:table-cell>
          <table:table-cell table:number-columns-repeated="16361"/>
        </table:table-row>
        <table:table-row table:style-name="ro1">
          <table:table-cell office:value-type="float" office:value="228" table:style-name="ce1">
            <text:p>228</text:p>
          </table:table-cell>
          <table:table-cell office:value-type="string" table:style-name="ce1">
            <text:p>IPARALA - II</text:p>
          </table:table-cell>
          <table:table-cell office:value-type="float" office:value="13" table:style-name="ce1">
            <text:p>13</text:p>
          </table:table-cell>
          <table:table-cell office:value-type="string" table:style-name="ce1">
            <text:p>Monolito</text:p>
          </table:table-cell>
          <table:table-cell office:value-type="string" table:style-name="ce1">
            <text:p>Bidarray (Benabarra)</text:p>
          </table:table-cell>
          <table:table-cell office:value-type="string" table:style-name="ce1">
            <text:p>Al S de la cueva de Iparla</text:p>
            <text:p>Hoja cartográfica Nº: 66-10</text:p>
          </table:table-cell>
          <table:table-cell office:value-type="string" table:style-name="ce1">
            <text:p>Iparla</text:p>
          </table:table-cell>
          <table:table-cell table:style-name="ce1"/>
          <table:table-cell office:value-type="float" office:value="631680" table:style-name="ce1">
            <text:p>631680</text:p>
          </table:table-cell>
          <table:table-cell office:value-type="float" office:value="4787530" table:style-name="ce1">
            <text:p>4787530</text:p>
          </table:table-cell>
          <table:table-cell office:value-type="float" office:value="1029" table:style-name="ce1">
            <text:p>1029</text:p>
          </table:table-cell>
          <table:table-cell office:value-type="string" table:style-name="ce2">
            <text:p>43.2290739378244,-1.37843680036247</text:p>
          </table:table-cell>
          <table:table-cell office:value-type="date" office:date-value="1905-05-27T00:00:00" table:style-name="ce3">
            <text:p>sábado, mayo 27, 1905</text:p>
          </table:table-cell>
          <table:table-cell office:value-type="string" table:style-name="ce1">
            <text:p>J. Blot</text:p>
          </table:table-cell>
          <table:table-cell office:value-type="string" table:style-name="ce1">
            <text:p>Monolito tendido sobre el terreno de unos 3,5 m de longitud.</text:p>
            <text:p>La cara 1 o superior tiene una anchura que oscila entre 1,2 m al NE y 0,6 m en el extremo opuesto.</text:p>
            <text:p>La cara 2 destaca sobre el terreno entre 0,6 y 0,4 m.</text:p>
            <text:p>La cara 3 es similar a la 2.</text:p>
            <text:p>La aorientación del eje es de 12º.</text:p>
            <text:p>Areniscas roja.</text:p>
          </table:table-cell>
          <table:table-cell office:value-type="string" table:style-name="ce1">
            <text:p>J. Blot y Ch Saave realizaron la limpieza del contorno y una zanja. No encontraron material alguno.</text:p>
          </table:table-cell>
          <table:table-cell office:value-type="string" table:style-name="ce1">
            <text:p>Bibliografía: J. Blot, KOBIE, 1980. MUNIBE nº 35, 1983.</text:p>
          </table:table-cell>
          <table:table-cell table:number-columns-repeated="2" table:style-name="ce1"/>
          <table:table-cell office:value-type="string" table:style-name="ce1">
            <text:p>Croquis</text:p>
          </table:table-cell>
          <table:table-cell office:value-type="string" table:style-name="ce1">
            <text:p>0228_DIB_263.pdf</text:p>
          </table:table-cell>
          <table:table-cell table:number-columns-repeated="16363" table:style-name="ce1"/>
        </table:table-row>
        <table:table-row table:style-name="ro1">
          <table:table-cell office:value-type="float" office:value="229" table:style-name="ce1">
            <text:p>229</text:p>
          </table:table-cell>
          <table:table-cell office:value-type="string" table:style-name="ce1">
            <text:p>MEHATSEKO BIZKARRA</text:p>
          </table:table-cell>
          <table:table-cell office:value-type="float" office:value="13" table:style-name="ce1">
            <text:p>13</text:p>
          </table:table-cell>
          <table:table-cell office:value-type="string" table:style-name="ce1">
            <text:p>Monolito</text:p>
          </table:table-cell>
          <table:table-cell office:value-type="string" table:style-name="ce1">
            <text:p>Bidarray</text:p>
          </table:table-cell>
          <table:table-cell office:value-type="string" table:style-name="ce1">
            <text:p>A pocos metros del collado Mehatse.</text:p>
            <text:p>Hoja cartográfica Nº: 66-6</text:p>
          </table:table-cell>
          <table:table-cell office:value-type="string" table:style-name="ce1">
            <text:p>Artzamendi</text:p>
          </table:table-cell>
          <table:table-cell table:style-name="ce1"/>
          <table:table-cell office:value-type="float" office:value="629210" table:style-name="ce1">
            <text:p>629210</text:p>
          </table:table-cell>
          <table:table-cell office:value-type="float" office:value="4792500" table:style-name="ce1">
            <text:p>4792500</text:p>
          </table:table-cell>
          <table:table-cell office:value-type="float" office:value="707" table:style-name="ce1">
            <text:p>707</text:p>
          </table:table-cell>
          <table:table-cell office:value-type="string" table:style-name="ce2">
            <text:p>43.2742370013207,-1.40767647466963</text:p>
          </table:table-cell>
          <table:table-cell office:value-type="date" office:date-value="1943-04-29T00:00:00" table:style-name="ce3">
            <text:p>jueves, abril 29, 1943</text:p>
          </table:table-cell>
          <table:table-cell office:value-type="string" table:style-name="ce1">
            <text:p>JM Barandiaran</text:p>
          </table:table-cell>
          <table:table-cell office:value-type="string" table:style-name="ce1">
            <text:p>Tendido en el suelo. Longitud: 4,2 m.</text:p>
            <text:p>- Cara 1: 1,45 m de anchura en el extremo SW y 0,3 m en el opuesto</text:p>
            <text:p>- Cara 2: Destaca sobre el terreno entre 0,45 m y 0,35 m</text:p>
            <text:p>- Cara 3: Destaca a todo lo largo 0,35 m.</text:p>
            <text:p>La orientación del eje es de 33º</text:p>
            <text:p>Material: arenisca roja.</text:p>
          </table:table-cell>
          <table:table-cell table:style-name="ce1"/>
          <table:table-cell office:value-type="string" table:style-name="ce1">
            <text:p>Bibliografía: MUNIBE nº 35, 1983.</text:p>
          </table:table-cell>
          <table:table-cell table:number-columns-repeated="2" table:style-name="ce1"/>
          <table:table-cell office:value-type="string" table:style-name="ce1">
            <text:p>Mapa</text:p>
          </table:table-cell>
          <table:table-cell office:value-type="string" table:style-name="ce1">
            <text:p>0229_MAP_265.pdf</text:p>
          </table:table-cell>
          <table:table-cell office:value-type="string" table:style-name="ce1">
            <text:p>Croquis</text:p>
          </table:table-cell>
          <table:table-cell office:value-type="string" table:style-name="ce1">
            <text:p>0229_DIB_268.pdf</text:p>
          </table:table-cell>
          <table:table-cell table:number-columns-repeated="16361"/>
        </table:table-row>
        <table:table-row table:style-name="ro1">
          <table:table-cell office:value-type="float" office:value="230" table:style-name="ce1">
            <text:p>230</text:p>
          </table:table-cell>
          <table:table-cell office:value-type="string" table:style-name="ce1">
            <text:p>MAILARRETA HEGO</text:p>
          </table:table-cell>
          <table:table-cell office:value-type="float" office:value="5" table:style-name="ce1">
            <text:p>5</text:p>
          </table:table-cell>
          <table:table-cell office:value-type="string" table:style-name="ce1">
            <text:p>Crómlech</text:p>
          </table:table-cell>
          <table:table-cell office:value-type="string" table:style-name="ce1">
            <text:p>Arizkun</text:p>
          </table:table-cell>
          <table:table-cell office:value-type="string" table:style-name="ce1">
            <text:p>En el collado de su nombre en dirección Gorospil</text:p>
            <text:p>Hoja cartográfica Nº: 66-5</text:p>
          </table:table-cell>
          <table:table-cell office:value-type="string" table:style-name="ce1">
            <text:p>Gorospil</text:p>
          </table:table-cell>
          <table:table-cell table:style-name="ce1"/>
          <table:table-cell office:value-type="float" office:value="625000" table:style-name="ce1">
            <text:p>625000</text:p>
          </table:table-cell>
          <table:table-cell office:value-type="float" office:value="4790400" table:style-name="ce1">
            <text:p>4790400</text:p>
          </table:table-cell>
          <table:table-cell office:value-type="float" office:value="687" table:style-name="ce1">
            <text:p>687</text:p>
          </table:table-cell>
          <table:table-cell office:value-type="string" table:style-name="ce2">
            <text:p>43.2560443953816,-1.46001652396821</text:p>
          </table:table-cell>
          <table:table-cell office:value-type="date" office:date-value="1949-06-27T00:00:00" table:style-name="ce3">
            <text:p>lunes, junio 27, 1949</text:p>
          </table:table-cell>
          <table:table-cell office:value-type="string" table:style-name="ce1">
            <text:p>JM. Barandiaran</text:p>
          </table:table-cell>
          <table:table-cell office:value-type="string" table:style-name="ce1">
            <text:p>crómlech de 3 m de diámetro con 20 testigos de piedras pequeñas y muy bajas de cuarzo blando, meno una que es de arenisca y otra de pizarra.</text:p>
          </table:table-cell>
          <table:table-cell office:value-type="string" table:style-name="ce1">
            <text:p>No se conoce</text:p>
          </table:table-cell>
          <table:table-cell office:value-type="string" table:style-name="ce1">
            <text:p>La descripción es de Francisco Ondarra, que dio estos datos con fecha 1-6-1974, no teniendo seguridad de si se trataba del mismo crómlech aludido por JM. Barandiaran y de su carácter prehistórico.</text:p>
            <text:p/>
            <text:p>Bibliografía: Príncipe de Viana nº 138/139.</text:p>
          </table:table-cell>
          <table:table-cell table:number-columns-repeated="2" table:style-name="ce1"/>
          <table:table-cell office:value-type="string" table:style-name="ce1">
            <text:p>Mapa</text:p>
          </table:table-cell>
          <table:table-cell office:value-type="string" table:style-name="ce1">
            <text:p>0194_MAP_234.pdf</text:p>
          </table:table-cell>
          <table:table-cell office:value-type="string" table:style-name="ce1">
            <text:p>Croquis</text:p>
          </table:table-cell>
          <table:table-cell office:value-type="string" table:style-name="ce1">
            <text:p>0230_DIB_266.pdf</text:p>
          </table:table-cell>
          <table:table-cell table:number-columns-repeated="16361"/>
        </table:table-row>
        <table:table-row table:style-name="ro1">
          <table:table-cell office:value-type="float" office:value="231" table:style-name="ce1">
            <text:p>231</text:p>
          </table:table-cell>
          <table:table-cell office:value-type="string" table:style-name="ce1">
            <text:p>MAIRULARRIETA IPAR (MAILARRETA )</text:p>
          </table:table-cell>
          <table:table-cell office:value-type="float" office:value="5" table:style-name="ce1">
            <text:p>5</text:p>
          </table:table-cell>
          <table:table-cell office:value-type="string" table:style-name="ce1">
            <text:p>Crómlech (3)</text:p>
          </table:table-cell>
          <table:table-cell office:value-type="string" table:style-name="ce1">
            <text:p>Arizkun</text:p>
          </table:table-cell>
          <table:table-cell office:value-type="string" table:style-name="ce1">
            <text:p>En la cima de la cota, a 150 m del Hego</text:p>
            <text:p>Hoja cartográfica Nº: 66-5</text:p>
          </table:table-cell>
          <table:table-cell office:value-type="string" table:style-name="ce1">
            <text:p>Gorospil</text:p>
          </table:table-cell>
          <table:table-cell table:style-name="ce1"/>
          <table:table-cell office:value-type="float" office:value="625100" table:style-name="ce1">
            <text:p>625100</text:p>
          </table:table-cell>
          <table:table-cell office:value-type="float" office:value="4790475" table:style-name="ce1">
            <text:p>4790475</text:p>
          </table:table-cell>
          <table:table-cell office:value-type="float" office:value="699" table:style-name="ce1">
            <text:p>699</text:p>
          </table:table-cell>
          <table:table-cell office:value-type="string" table:style-name="ce2">
            <text:p>43.2567029123218,-1.45876794397255</text:p>
          </table:table-cell>
          <table:table-cell table:style-name="ce3"/>
          <table:table-cell table:number-columns-repeated="6" table:style-name="ce1"/>
          <table:table-cell office:value-type="string" table:style-name="ce1">
            <text:p>Mapa</text:p>
          </table:table-cell>
          <table:table-cell office:value-type="string" table:style-name="ce1">
            <text:p>0194_MAP_234.pdf</text:p>
          </table:table-cell>
          <table:table-cell table:number-columns-repeated="16363" table:style-name="ce1"/>
        </table:table-row>
        <table:table-row table:style-name="ro1">
          <table:table-cell office:value-type="float" office:value="232" table:style-name="ce1">
            <text:p>232</text:p>
          </table:table-cell>
          <table:table-cell office:value-type="string" table:style-name="ce1">
            <text:p>ZOTALETAKO KASKOA HEGO</text:p>
          </table:table-cell>
          <table:table-cell office:value-type="float" office:value="5" table:style-name="ce1">
            <text:p>5</text:p>
          </table:table-cell>
          <table:table-cell office:value-type="string" table:style-name="ce1">
            <text:p>Crómlech</text:p>
          </table:table-cell>
          <table:table-cell office:value-type="string" table:style-name="ce1">
            <text:p>Arizkun</text:p>
          </table:table-cell>
          <table:table-cell office:value-type="string" table:style-name="ce1">
            <text:p>Entre la cota 752 m, por el S y a 706 m al N.</text:p>
            <text:p>Hoja cartográfica Nº: 66-5</text:p>
          </table:table-cell>
          <table:table-cell office:value-type="string" table:style-name="ce1">
            <text:p>Gorospil</text:p>
          </table:table-cell>
          <table:table-cell table:style-name="ce1"/>
          <table:table-cell office:value-type="float" office:value="625970" table:style-name="ce1">
            <text:p>625970</text:p>
          </table:table-cell>
          <table:table-cell office:value-type="float" office:value="4791500" table:style-name="ce1">
            <text:p>4791500</text:p>
          </table:table-cell>
          <table:table-cell office:value-type="float" office:value="740" table:style-name="ce1">
            <text:p>740</text:p>
          </table:table-cell>
          <table:table-cell office:value-type="string" table:style-name="ce2">
            <text:p>43.2657844217246,-1.44781896437289</text:p>
          </table:table-cell>
          <table:table-cell office:value-type="date" office:date-value="1973-03-10T00:00:00" table:style-name="ce3">
            <text:p>sábado, marzo 10, 1973</text:p>
          </table:table-cell>
          <table:table-cell office:value-type="string" table:style-name="ce1">
            <text:p>Francisco Ondarra</text:p>
          </table:table-cell>
          <table:table-cell office:value-type="string" table:style-name="ce1">
            <text:p>Círculo de 4,8 m de diámetro. Consta de más de 20 testigos de piedra arenisca, cuarzo blanco y pizarra; el mayor es de 0,5 m de largo.</text:p>
          </table:table-cell>
          <table:table-cell office:value-type="string" table:style-name="ce1">
            <text:p>No se conoce</text:p>
          </table:table-cell>
          <table:table-cell office:value-type="string" table:style-name="ce1">
            <text:p>Bibliografía: Príncipe de Viana nº 138/139</text:p>
          </table:table-cell>
          <table:table-cell table:number-columns-repeated="2" table:style-name="ce1"/>
          <table:table-cell office:value-type="string" table:style-name="ce1">
            <text:p>Mapa</text:p>
          </table:table-cell>
          <table:table-cell office:value-type="string" table:style-name="ce1">
            <text:p>0194_MAP_234.pdf</text:p>
          </table:table-cell>
          <table:table-cell office:value-type="string" table:style-name="ce1">
            <text:p>Croquis</text:p>
          </table:table-cell>
          <table:table-cell office:value-type="string" table:style-name="ce1">
            <text:p>0232_DIB_267.pdf</text:p>
          </table:table-cell>
          <table:table-cell table:number-columns-repeated="16361"/>
        </table:table-row>
        <table:table-row table:style-name="ro1">
          <table:table-cell office:value-type="float" office:value="233" table:style-name="ce1">
            <text:p>233</text:p>
          </table:table-cell>
          <table:table-cell office:value-type="string" table:style-name="ce1">
            <text:p>IGUZKI MENDEBAL</text:p>
          </table:table-cell>
          <table:table-cell office:value-type="float" office:value="1" table:style-name="ce1">
            <text:p>1</text:p>
          </table:table-cell>
          <table:table-cell office:value-type="string" table:style-name="ce1">
            <text:p>Dolmen</text:p>
          </table:table-cell>
          <table:table-cell office:value-type="string" table:style-name="ce1">
            <text:p>Arizkun</text:p>
          </table:table-cell>
          <table:table-cell office:value-type="string" table:style-name="ce1">
            <text:p>100 m al NE del mojón internacional nº 78.</text:p>
            <text:p>Hoja cartográfica Nº: 66-6</text:p>
          </table:table-cell>
          <table:table-cell office:value-type="string" table:style-name="ce1">
            <text:p>Artzamendi</text:p>
          </table:table-cell>
          <table:table-cell table:style-name="ce1"/>
          <table:table-cell office:value-type="float" office:value="627350" table:style-name="ce1">
            <text:p>627350</text:p>
          </table:table-cell>
          <table:table-cell office:value-type="float" office:value="4791870" table:style-name="ce1">
            <text:p>4791870</text:p>
          </table:table-cell>
          <table:table-cell office:value-type="float" office:value="568" table:style-name="ce1">
            <text:p>568</text:p>
          </table:table-cell>
          <table:table-cell office:value-type="string" table:style-name="ce2">
            <text:p>43.2688829349674,-1.43073548604631</text:p>
          </table:table-cell>
          <table:table-cell office:value-type="date" office:date-value="1970-11-09T00:00:00" table:style-name="ce3">
            <text:p>lunes, noviembre 09, 1970</text:p>
          </table:table-cell>
          <table:table-cell office:value-type="string" table:style-name="ce1">
            <text:p>J. Blot</text:p>
          </table:table-cell>
          <table:table-cell office:value-type="string" table:style-name="ce1">
            <text:p>Túmulo de 7 m de diámetro y 0,5 m de altura. Tiene hoyo central de 2,3 m de ancho y 0,5 m de profundidad. Una sol losa de arenisca. Orientación a 95º. Las piedras del túmulo son de pizarra.</text:p>
          </table:table-cell>
          <table:table-cell office:value-type="string" table:style-name="ce1">
            <text:p>No se conoce</text:p>
          </table:table-cell>
          <table:table-cell office:value-type="string" table:style-name="ce1">
            <text:p>Bibliografía: Príncipe de Viana nº 138/139, 1975</text:p>
          </table:table-cell>
          <table:table-cell table:number-columns-repeated="2" table:style-name="ce1"/>
          <table:table-cell office:value-type="string" table:style-name="ce1">
            <text:p>Mapa</text:p>
          </table:table-cell>
          <table:table-cell office:value-type="string" table:style-name="ce1">
            <text:p>0229_MAP_265.pdf</text:p>
          </table:table-cell>
          <table:table-cell table:number-columns-repeated="16363" table:style-name="ce1"/>
        </table:table-row>
        <table:table-row table:style-name="ro1">
          <table:table-cell office:value-type="float" office:value="234" table:style-name="ce1">
            <text:p>234</text:p>
          </table:table-cell>
          <table:table-cell office:value-type="string" table:style-name="ce1">
            <text:p>URLEGI</text:p>
          </table:table-cell>
          <table:table-cell office:value-type="float" office:value="2" table:style-name="ce1">
            <text:p>2</text:p>
          </table:table-cell>
          <table:table-cell office:value-type="string" table:style-name="ce1">
            <text:p>Túmulo</text:p>
          </table:table-cell>
          <table:table-cell office:value-type="string" table:style-name="ce1">
            <text:p>Maia de Arizkun</text:p>
          </table:table-cell>
          <table:table-cell office:value-type="string" table:style-name="ce1">
            <text:p>Ladera N de la cumbre de Urlegi (717 m)</text:p>
            <text:p>Hoja cartográfica Nº: 66-9</text:p>
          </table:table-cell>
          <table:table-cell office:value-type="string" table:style-name="ce1">
            <text:p>Gorospil</text:p>
          </table:table-cell>
          <table:table-cell table:style-name="ce1"/>
          <table:table-cell office:value-type="float" office:value="624760" table:style-name="ce1">
            <text:p>624760</text:p>
          </table:table-cell>
          <table:table-cell office:value-type="float" office:value="4787840" table:style-name="ce1">
            <text:p>4787840</text:p>
          </table:table-cell>
          <table:table-cell office:value-type="float" office:value="660" table:style-name="ce1">
            <text:p>660</text:p>
          </table:table-cell>
          <table:table-cell office:value-type="string" table:style-name="ce2">
            <text:p>43.2330404203046,-1.4635516174616</text:p>
          </table:table-cell>
          <table:table-cell office:value-type="date" office:date-value="1972-10-29T00:00:00" table:style-name="ce3">
            <text:p>domingo, octubre 29, 1972</text:p>
          </table:table-cell>
          <table:table-cell office:value-type="string" table:style-name="ce1">
            <text:p>Francisco Ondarra</text:p>
          </table:table-cell>
          <table:table-cell office:value-type="string" table:style-name="ce1">
            <text:p>Túmulo de 6 m de diámetro y 0,3 m de altura, muy rebajado por el NW. Hoyo central cubierto de juncos. Túmulo de tierra y algunas piedras de arenisca.</text:p>
          </table:table-cell>
          <table:table-cell office:value-type="string" table:style-name="ce1">
            <text:p>No se conoce</text:p>
          </table:table-cell>
          <table:table-cell office:value-type="string" table:style-name="ce1">
            <text:p>A unos 10 m al NNW afloran varias piedras. Podría tratarse algún crómlech.</text:p>
            <text:p/>
            <text:p>Bibliografía: Príncipe de Viana nº 138/139, 1975</text:p>
          </table:table-cell>
          <table:table-cell table:number-columns-repeated="2" table:style-name="ce1"/>
          <table:table-cell office:value-type="string" table:style-name="ce1">
            <text:p>Mapa</text:p>
          </table:table-cell>
          <table:table-cell office:value-type="string" table:style-name="ce1">
            <text:p>0204_MAP_240.pdf</text:p>
          </table:table-cell>
          <table:table-cell table:number-columns-repeated="16363" table:style-name="ce1"/>
        </table:table-row>
        <table:table-row table:style-name="ro1">
          <table:table-cell office:value-type="float" office:value="235" table:style-name="ce1">
            <text:p>235</text:p>
          </table:table-cell>
          <table:table-cell office:value-type="string" table:style-name="ce1">
            <text:p>URLEGI</text:p>
          </table:table-cell>
          <table:table-cell office:value-type="float" office:value="5" table:style-name="ce1">
            <text:p>5</text:p>
          </table:table-cell>
          <table:table-cell office:value-type="string" table:style-name="ce1">
            <text:p>Crómlech</text:p>
          </table:table-cell>
          <table:table-cell office:value-type="string" table:style-name="ce1">
            <text:p>Maia de Arizkun</text:p>
          </table:table-cell>
          <table:table-cell office:value-type="string" table:style-name="ce1">
            <text:p>A unos 150 m al N del túmulo de Urlegi</text:p>
            <text:p>Hoja cartográfica Nº: 66-9</text:p>
          </table:table-cell>
          <table:table-cell office:value-type="string" table:style-name="ce1">
            <text:p>Gorospil</text:p>
          </table:table-cell>
          <table:table-cell table:style-name="ce1"/>
          <table:table-cell office:value-type="float" office:value="624820" table:style-name="ce1">
            <text:p>624820</text:p>
          </table:table-cell>
          <table:table-cell office:value-type="float" office:value="4787980" table:style-name="ce1">
            <text:p>4787980</text:p>
          </table:table-cell>
          <table:table-cell office:value-type="float" office:value="650" table:style-name="ce1">
            <text:p>650</text:p>
          </table:table-cell>
          <table:table-cell office:value-type="string" table:style-name="ce2">
            <text:p>43.2342907015714,-1.4627812824528</text:p>
          </table:table-cell>
          <table:table-cell office:value-type="date" office:date-value="1957-11-17T00:00:00" table:style-name="ce3">
            <text:p>domingo, noviembre 17, 1957</text:p>
          </table:table-cell>
          <table:table-cell office:value-type="string" table:style-name="ce1">
            <text:p>Tomás López Sellés</text:p>
          </table:table-cell>
          <table:table-cell office:value-type="string" table:style-name="ce1">
            <text:p>Son 3 crómlech tumulares:</text:p>
            <text:p>- crómlech nº 1: 12 m de diámetro y cerca de 1 m de alto</text:p>
            <text:p>- crómlech nº 2: 4 m de diámetro y 0,3 m de alto</text:p>
            <text:p>- crómlech nº 3: 3,7 m de diámetro y 0,3/0,4 m de alto.</text:p>
            <text:p>El primero perdió unos 2,5 m del círculo y las piedras que lo formaron por el lado W al construirse la carretera que desde Otsondo se dirige a Gorramendi. No es fácil determinar el número de testigos del crómlech dada la gran cantidad de vegetación existente.</text:p>
          </table:table-cell>
          <table:table-cell office:value-type="string" table:style-name="ce1">
            <text:p>No se conoce</text:p>
          </table:table-cell>
          <table:table-cell office:value-type="string" table:style-name="ce1">
            <text:p>Bibliografía: Príncipe de Viana nº 138/139, 1975. MUNIBE 1973, Contribución al catálogo…</text:p>
          </table:table-cell>
          <table:table-cell table:number-columns-repeated="2" table:style-name="ce1"/>
          <table:table-cell office:value-type="string" table:style-name="ce1">
            <text:p>Mapa</text:p>
          </table:table-cell>
          <table:table-cell office:value-type="string" table:style-name="ce1">
            <text:p>0204_MAP_240.pdf</text:p>
          </table:table-cell>
          <table:table-cell table:number-columns-repeated="16363" table:style-name="ce1"/>
        </table:table-row>
        <table:table-row table:style-name="ro1">
          <table:table-cell office:value-type="float" office:value="236" table:style-name="ce1">
            <text:p>236</text:p>
          </table:table-cell>
          <table:table-cell office:value-type="string" table:style-name="ce1">
            <text:p>ORIZKI (ZENTILMENDI)</text:p>
          </table:table-cell>
          <table:table-cell office:value-type="float" office:value="2" table:style-name="ce1">
            <text:p>2</text:p>
          </table:table-cell>
          <table:table-cell office:value-type="string" table:style-name="ce1">
            <text:p>Túmulo</text:p>
          </table:table-cell>
          <table:table-cell table:number-columns-repeated="7" table:style-name="ce1"/>
          <table:table-cell table:style-name="ce2"/>
          <table:table-cell table:style-name="ce3"/>
          <table:table-cell table:number-columns-repeated="6" table:style-name="ce1"/>
          <table:table-cell office:value-type="string" table:style-name="ce1">
            <text:p>Fotos</text:p>
          </table:table-cell>
          <table:table-cell office:value-type="string" table:style-name="ce1">
            <text:p>0236_FOT_270.pdf</text:p>
          </table:table-cell>
          <table:table-cell table:number-columns-repeated="16363" table:style-name="ce1"/>
        </table:table-row>
        <table:table-row table:style-name="ro1">
          <table:table-cell office:value-type="float" office:value="237" table:style-name="ce1">
            <text:p>237</text:p>
          </table:table-cell>
          <table:table-cell office:value-type="string" table:style-name="ce1">
            <text:p>ALDAIKO LEPOA</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100 m al sur de la txabola visible</text:p>
            <text:p>Hoja cartográfica Nº: 90-11</text:p>
          </table:table-cell>
          <table:table-cell office:value-type="string" table:style-name="ce1">
            <text:p>Saioa</text:p>
          </table:table-cell>
          <table:table-cell table:style-name="ce1"/>
          <table:table-cell office:value-type="float" office:value="613370" table:style-name="ce1">
            <text:p>613370</text:p>
          </table:table-cell>
          <table:table-cell office:value-type="float" office:value="4767030" table:style-name="ce1">
            <text:p>4767030</text:p>
          </table:table-cell>
          <table:table-cell office:value-type="float" office:value="990" table:style-name="ce1">
            <text:p>990</text:p>
          </table:table-cell>
          <table:table-cell office:value-type="string" table:style-name="ce2">
            <text:p>43.0475024683018,-1.60803639018115</text:p>
          </table:table-cell>
          <table:table-cell office:value-type="date" office:date-value="1974-05-25T00:00:00" table:style-name="ce3">
            <text:p>sábado, mayo 25, 1974</text:p>
          </table:table-cell>
          <table:table-cell office:value-type="string" table:style-name="ce1">
            <text:p>Francisco Ondarra</text:p>
          </table:table-cell>
          <table:table-cell office:value-type="string" table:style-name="ce1">
            <text:p>Túmulo circular de 4 m. de diámetro y 0,3/0,4 m. de altura. Entre la tierra, la hierba y los brezos asoman algunas piedras. Existe una pequeña depresión al E. del túmulo.</text:p>
            <text:p>Areniscas.</text:p>
          </table:table-cell>
          <table:table-cell office:value-type="string" table:style-name="ce1">
            <text:p>Agosto - 1983, por Pedro Arrese.</text:p>
          </table:table-cell>
          <table:table-cell office:value-type="string" table:style-name="ce1">
            <text:p>La excavación dio como resultado un poco de ceniza.</text:p>
            <text:p>Se comprobó que el túmulo está formado por piedras.</text:p>
            <text:p/>
            <text:p>Bibliografía: Píncipe de Viana 140/141, pág. 420</text:p>
          </table:table-cell>
          <table:table-cell table:style-name="ce1"/>
          <table:table-cell office:value-type="string" table:style-name="ce1">
            <text:p>13 Baztan Sur</text:p>
          </table:table-cell>
          <table:table-cell table:number-columns-repeated="16365" table:style-name="ce1"/>
        </table:table-row>
        <table:table-row table:style-name="ro1">
          <table:table-cell office:value-type="float" office:value="238" table:style-name="ce1">
            <text:p>238</text:p>
          </table:table-cell>
          <table:table-cell office:value-type="string" table:style-name="ce1">
            <text:p>GARTZAGA</text:p>
          </table:table-cell>
          <table:table-cell office:value-type="float" office:value="1" table:style-name="ce1">
            <text:p>1</text:p>
          </table:table-cell>
          <table:table-cell office:value-type="string" table:style-name="ce1">
            <text:p>Dolmen (y Crómlech)</text:p>
          </table:table-cell>
          <table:table-cell office:value-type="string" table:style-name="ce1">
            <text:p>Baztan</text:p>
          </table:table-cell>
          <table:table-cell office:value-type="string" table:style-name="ce1">
            <text:p>En el camino a Saioa, en el collado de su nombre.</text:p>
            <text:p>Hoja cartográfica Nº: 90-11</text:p>
          </table:table-cell>
          <table:table-cell office:value-type="string" table:style-name="ce1">
            <text:p>Saioa</text:p>
          </table:table-cell>
          <table:table-cell table:style-name="ce1"/>
          <table:table-cell office:value-type="float" office:value="614500" table:style-name="ce1">
            <text:p>614500</text:p>
          </table:table-cell>
          <table:table-cell office:value-type="float" office:value="4767620" table:style-name="ce1">
            <text:p>4767620</text:p>
          </table:table-cell>
          <table:table-cell office:value-type="float" office:value="1130" table:style-name="ce1">
            <text:p>1130</text:p>
          </table:table-cell>
          <table:table-cell office:value-type="string" table:style-name="ce2">
            <text:p>43.0526442516572,-1.5940449168114</text:p>
          </table:table-cell>
          <table:table-cell office:value-type="date" office:date-value="1966-09-25T00:00:00" table:style-name="ce3">
            <text:p>domingo, septiembre 25, 1966</text:p>
          </table:table-cell>
          <table:table-cell office:value-type="string" table:style-name="ce1">
            <text:p>Tomás López Sellés</text:p>
          </table:table-cell>
          <table:table-cell office:value-type="string" table:style-name="ce1">
            <text:p>Túmulo de 7/8 m. de Ф, rebajado y desfigurado.</text:p>
            <text:p>En el cráter central queda una losa tumbada de 1,09 m. de largo por 0,75 m. de ancho y 0,1 m. de grueso.</text:p>
            <text:p>Al SE. Se pueden ver dos fragmentos de losa. Uno mide 0,93 m. de largo por 0,69 m. de ancho y 0,1 m. de grueso. El otro mide 1,15 m. de largo por 0,54 m. de ancho y 0,13 m. de grueso.</text:p>
            <text:p>Un crómlech de 13/14 m. de diámetro rodea el domen. Resalta más por el lado E., en donde alcanza una altura de 0,4 m.</text:p>
          </table:table-cell>
          <table:table-cell office:value-type="string" table:style-name="ce1">
            <text:p>No se conoce</text:p>
          </table:table-cell>
          <table:table-cell office:value-type="string" table:style-name="ce1">
            <text:p>Dice Francisco Ondarra que existe un papel de 1892 en el Archivo de Baztan (Elizondo) que habla de la "Peña de Garzaga" y el collado de su nombre, donde se juega a la pelota. Más adelante vuelve sobre lo mismo diciendo que hacia el mojón de la facería de Lanz y Baztan hay una piedra natural con raya, junto al pocillo próximo al juego de pelota.</text:p>
            <text:p>Actualmente hay un hoyo en el que abundan los juncos al S. de Gartzaga. En él se asienta una piedra de 2,2 m. de largo por 1,1 m. de ancho y 0,1/0,25 m. de grueso. Tiene una raya de 0,9 m. de largo señalando a los 155º.</text:p>
            <text:p/>
            <text:p>Bibliografía: Munibe 1973. Contribución…</text:p>
          </table:table-cell>
          <table:table-cell table:style-name="ce1"/>
          <table:table-cell office:value-type="string" table:style-name="ce1">
            <text:p>13 Baztan Sur</text:p>
          </table:table-cell>
          <table:table-cell table:number-columns-repeated="16365" table:style-name="ce1"/>
        </table:table-row>
        <table:table-row table:style-name="ro1">
          <table:table-cell office:value-type="float" office:value="239" table:style-name="ce1">
            <text:p>239</text:p>
          </table:table-cell>
          <table:table-cell office:value-type="string" table:style-name="ce1">
            <text:p>GARTZAGA IPAR</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A 100 m. del dolmen de Gartzaga.</text:p>
            <text:p>Hoja cartográfica Nº: 90-12</text:p>
          </table:table-cell>
          <table:table-cell office:value-type="string" table:style-name="ce1">
            <text:p>Saioa</text:p>
          </table:table-cell>
          <table:table-cell table:style-name="ce1"/>
          <table:table-cell office:value-type="float" office:value="614600" table:style-name="ce1">
            <text:p>614600</text:p>
          </table:table-cell>
          <table:table-cell office:value-type="float" office:value="4767630" table:style-name="ce1">
            <text:p>4767630</text:p>
          </table:table-cell>
          <table:table-cell office:value-type="float" office:value="1130" table:style-name="ce1">
            <text:p>1130</text:p>
          </table:table-cell>
          <table:table-cell office:value-type="string" table:style-name="ce2">
            <text:p>43.0527191845077,-1.59281531213596</text:p>
          </table:table-cell>
          <table:table-cell office:value-type="date" office:date-value="1966-09-25T00:00:00" table:style-name="ce3">
            <text:p>domingo, septiembre 25, 1966</text:p>
          </table:table-cell>
          <table:table-cell office:value-type="string" table:style-name="ce1">
            <text:p>Tomás López Sellés</text:p>
          </table:table-cell>
          <table:table-cell office:value-type="string" table:style-name="ce1">
            <text:p>5 m. de Ф, compuesto de piedras que apenas afloran sobre la superficie de terreno.</text:p>
          </table:table-cell>
          <table:table-cell office:value-type="string" table:style-name="ce1">
            <text:p>No se conoce</text:p>
          </table:table-cell>
          <table:table-cell office:value-type="string" table:style-name="ce1">
            <text:p>Bibliografía: Munibe 1973. Contribución…</text:p>
          </table:table-cell>
          <table:table-cell table:style-name="ce1"/>
          <table:table-cell office:value-type="string" table:style-name="ce1">
            <text:p>13 Baztan Sur</text:p>
          </table:table-cell>
          <table:table-cell table:number-columns-repeated="16365" table:style-name="ce1"/>
        </table:table-row>
        <table:table-row table:style-name="ro1">
          <table:table-cell office:value-type="float" office:value="240" table:style-name="ce1">
            <text:p>240</text:p>
          </table:table-cell>
          <table:table-cell office:value-type="string" table:style-name="ce1">
            <text:p>GARTZAGA HEGO</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En las estribaciones de Okolin y ladera S. de Gartzaga</text:p>
            <text:p>Hoja cartográfica Nº: 90-12</text:p>
          </table:table-cell>
          <table:table-cell office:value-type="string" table:style-name="ce1">
            <text:p>Saioa</text:p>
          </table:table-cell>
          <table:table-cell table:style-name="ce1"/>
          <table:table-cell office:value-type="float" office:value="614200" table:style-name="ce1">
            <text:p>614200</text:p>
          </table:table-cell>
          <table:table-cell office:value-type="float" office:value="4767670" table:style-name="ce1">
            <text:p>4767670</text:p>
          </table:table-cell>
          <table:table-cell office:value-type="float" office:value="1220" table:style-name="ce1">
            <text:p>1220</text:p>
          </table:table-cell>
          <table:table-cell office:value-type="string" table:style-name="ce2">
            <text:p>43.0531395579781,-1.5977173037741</text:p>
          </table:table-cell>
          <table:table-cell office:value-type="date" office:date-value="1966-10-10T00:00:00" table:style-name="ce3">
            <text:p>lunes, octubre 10, 1966</text:p>
          </table:table-cell>
          <table:table-cell office:value-type="string" table:style-name="ce1">
            <text:p>Tomás López Sellés</text:p>
          </table:table-cell>
          <table:table-cell office:value-type="string" table:style-name="ce1">
            <text:p>8 m. de Ф y 15/16 testigos, el mayor de ellos mide 0,5 m. de altura.</text:p>
          </table:table-cell>
          <table:table-cell office:value-type="string" table:style-name="ce1">
            <text:p>No se conoce</text:p>
          </table:table-cell>
          <table:table-cell office:value-type="string" table:style-name="ce1">
            <text:p>Bibliografía: Munibe 1973. Contribución…</text:p>
          </table:table-cell>
          <table:table-cell table:style-name="ce1"/>
          <table:table-cell office:value-type="string" table:style-name="ce1">
            <text:p>13 Baztan Sur</text:p>
          </table:table-cell>
          <table:table-cell office:value-type="string" table:style-name="ce1">
            <text:p>Foto</text:p>
          </table:table-cell>
          <table:table-cell office:value-type="string" table:style-name="ce1">
            <text:p>0240_FOT_271.pdf</text:p>
          </table:table-cell>
          <table:table-cell table:number-columns-repeated="16363" table:style-name="ce1"/>
        </table:table-row>
        <table:table-row table:style-name="ro1">
          <table:table-cell office:value-type="float" office:value="241" table:style-name="ce1">
            <text:p>241</text:p>
          </table:table-cell>
          <table:table-cell office:value-type="string" table:style-name="ce1">
            <text:p>GARTZAGA LEPOA</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En el collado de su nombre, a 10 m. del cercano Gartzaga Hego.</text:p>
            <text:p>Hoja cartográfica Nº: 90-12</text:p>
          </table:table-cell>
          <table:table-cell office:value-type="string" table:style-name="ce1">
            <text:p>Saioa</text:p>
          </table:table-cell>
          <table:table-cell table:style-name="ce1"/>
          <table:table-cell office:value-type="float" office:value="615250" table:style-name="ce1">
            <text:p>615250</text:p>
          </table:table-cell>
          <table:table-cell office:value-type="float" office:value="4767660" table:style-name="ce1">
            <text:p>4767660</text:p>
          </table:table-cell>
          <table:table-cell office:value-type="float" office:value="1210" table:style-name="ce1">
            <text:p>1210</text:p>
          </table:table-cell>
          <table:table-cell office:value-type="string" table:style-name="ce2">
            <text:p>43.0528908459321,-1.58483006317543</text:p>
          </table:table-cell>
          <table:table-cell office:value-type="date" office:date-value="1974-05-25T00:00:00" table:style-name="ce3">
            <text:p>sábado, mayo 25, 1974</text:p>
          </table:table-cell>
          <table:table-cell office:value-type="string" table:style-name="ce1">
            <text:p>Francisco Ondarra</text:p>
          </table:table-cell>
          <table:table-cell office:value-type="string" table:style-name="ce1">
            <text:p>Círculo de 5 m. de Ф. 16 testigos de piedras muy bajas; tres de ellas on de 0,5 m. de largo. Siete testigos forman una segunda circunferenica de 0,6 m. de la anterior.<text:s text:c="2"/></text:p>
            <text:p>Uno de los testigos mide 0,8 m. de largo. Las demás están inclinadas hacia afuera.</text:p>
            <text:p>Areniscas.</text:p>
          </table:table-cell>
          <table:table-cell office:value-type="string" table:style-name="ce1">
            <text:p>No se conoce</text:p>
          </table:table-cell>
          <table:table-cell office:value-type="string" table:style-name="ce1">
            <text:p>Bibliografía: Príncipe de Viana nº 140/141, pág. 416.</text:p>
          </table:table-cell>
          <table:table-cell table:style-name="ce1"/>
          <table:table-cell office:value-type="string" table:style-name="ce1">
            <text:p>13 Baztan Sur</text:p>
          </table:table-cell>
          <table:table-cell office:value-type="string" table:style-name="ce1">
            <text:p>Foto</text:p>
          </table:table-cell>
          <table:table-cell office:value-type="string" table:style-name="ce1">
            <text:p>0241_FOT_334.pdf</text:p>
          </table:table-cell>
          <table:table-cell table:number-columns-repeated="16363" table:style-name="ce1"/>
        </table:table-row>
        <table:table-row table:style-name="ro1">
          <table:table-cell office:value-type="float" office:value="242" table:style-name="ce1">
            <text:p>242</text:p>
          </table:table-cell>
          <table:table-cell office:value-type="string" table:style-name="ce1">
            <text:p>ANDDEBERRI</text:p>
          </table:table-cell>
          <table:table-cell office:value-type="float" office:value="13" table:style-name="ce1">
            <text:p>13</text:p>
          </table:table-cell>
          <table:table-cell office:value-type="string" table:style-name="ce1">
            <text:p>Monolito</text:p>
          </table:table-cell>
          <table:table-cell office:value-type="string" table:style-name="ce1">
            <text:p>Baztan</text:p>
          </table:table-cell>
          <table:table-cell office:value-type="string" table:style-name="ce1">
            <text:p>En la ladera N. de la cumbre de Anddeberri (Gartzaga)</text:p>
            <text:p>Hoja cartográfica Nº: 90-12</text:p>
          </table:table-cell>
          <table:table-cell office:value-type="string" table:style-name="ce1">
            <text:p>Saioa</text:p>
          </table:table-cell>
          <table:table-cell table:style-name="ce1"/>
          <table:table-cell office:value-type="float" office:value="615300" table:style-name="ce1">
            <text:p>615300</text:p>
          </table:table-cell>
          <table:table-cell office:value-type="float" office:value="4768130" table:style-name="ce1">
            <text:p>4768130</text:p>
          </table:table-cell>
          <table:table-cell office:value-type="float" office:value="1220" table:style-name="ce1">
            <text:p>1220</text:p>
          </table:table-cell>
          <table:table-cell office:value-type="string" table:style-name="ce2">
            <text:p>43.0571143102783,-1.58411893488044</text:p>
          </table:table-cell>
          <table:table-cell office:value-type="date" office:date-value="1983-07-17T00:00:00" table:style-name="ce3">
            <text:p>domingo, julio 17, 1983</text:p>
          </table:table-cell>
          <table:table-cell office:value-type="string" table:style-name="ce1">
            <text:p>Francisco Ondarra</text:p>
          </table:table-cell>
          <table:table-cell office:value-type="string" table:style-name="ce1">
            <text:p>Monolito de 1,3 m. de altura; 0,45 m. de anchura media y 0,2 m. de grueso medio. Inclinado hacia los 130º. Por la uniformidad de la anchura y el grosor, da la impresión de estar trabajando.<text:s/></text:p>
            <text:p>A su lado hay otra piedra tumbada y con un extremo medito bajo tierra, que mide 1,65 m. de largo por 0,6/0,52 m. de ancho (terminado en punta en el extremo enterrado) y 0,2/0,25 m. de grosor.</text:p>
            <text:p>Orientación del monolito: 25º.</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242_DIB_333.pdf</text:p>
          </table:table-cell>
          <table:table-cell table:number-columns-repeated="16363" table:style-name="ce1"/>
        </table:table-row>
        <table:table-row table:style-name="ro1">
          <table:table-cell office:value-type="float" office:value="243" table:style-name="ce1">
            <text:p>243</text:p>
          </table:table-cell>
          <table:table-cell office:value-type="string" table:style-name="ce1">
            <text:p>AZKENEKO LEPOA I</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A unos 9 m. y 350º del domen de Gartzaga</text:p>
            <text:p>Hoja cartográfica Nº: 90-12</text:p>
          </table:table-cell>
          <table:table-cell office:value-type="string" table:style-name="ce1">
            <text:p>Saioa</text:p>
          </table:table-cell>
          <table:table-cell table:style-name="ce1"/>
          <table:table-cell office:value-type="float" office:value="614600" table:style-name="ce1">
            <text:p>614600</text:p>
          </table:table-cell>
          <table:table-cell office:value-type="float" office:value="4767630" table:style-name="ce1">
            <text:p>4767630</text:p>
          </table:table-cell>
          <table:table-cell office:value-type="float" office:value="1120" table:style-name="ce1">
            <text:p>1120</text:p>
          </table:table-cell>
          <table:table-cell office:value-type="string" table:style-name="ce2">
            <text:p>43.0527191845077,-1.59281531213596</text:p>
          </table:table-cell>
          <table:table-cell office:value-type="date" office:date-value="1982-07-19T00:00:00" table:style-name="ce3">
            <text:p>lunes, julio 19, 1982</text:p>
          </table:table-cell>
          <table:table-cell office:value-type="string" table:style-name="ce1">
            <text:p>Luis Millan</text:p>
          </table:table-cell>
          <table:table-cell office:value-type="string" table:style-name="ce1">
            <text:p>crómlech circular de 3,5 m. de Ф con varios testigos semiocultos en la tierra. Destaca uno al NE. De 0,5 m. de largo, asomado apenas del suelo, y otro al SW. De 0,16 m. de alto por 0,55 m. de largo y 0,04/0,14 m. de grosor.</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243_DIB_272.pdf</text:p>
          </table:table-cell>
          <table:table-cell table:number-columns-repeated="16363" table:style-name="ce1"/>
        </table:table-row>
        <table:table-row table:style-name="ro1">
          <table:table-cell office:value-type="float" office:value="244" table:style-name="ce1">
            <text:p>244</text:p>
          </table:table-cell>
          <table:table-cell office:value-type="string" table:style-name="ce1">
            <text:p>AZKENEKO LEPOA II</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A 5 m. y <text:s/>orientación 190º del domen de Gartzaga</text:p>
            <text:p>Hoja cartográfica Nº: 90-12</text:p>
          </table:table-cell>
          <table:table-cell office:value-type="string" table:style-name="ce1">
            <text:p>Saioa</text:p>
          </table:table-cell>
          <table:table-cell table:style-name="ce1"/>
          <table:table-cell office:value-type="float" office:value="614600" table:style-name="ce1">
            <text:p>614600</text:p>
          </table:table-cell>
          <table:table-cell office:value-type="float" office:value="4767630" table:style-name="ce1">
            <text:p>4767630</text:p>
          </table:table-cell>
          <table:table-cell office:value-type="float" office:value="1120" table:style-name="ce1">
            <text:p>1120</text:p>
          </table:table-cell>
          <table:table-cell office:value-type="string" table:style-name="ce2">
            <text:p>43.0527191845077,-1.59281531213596</text:p>
          </table:table-cell>
          <table:table-cell office:value-type="date" office:date-value="1982-07-19T00:00:00" table:style-name="ce3">
            <text:p>lunes, julio 19, 1982</text:p>
          </table:table-cell>
          <table:table-cell office:value-type="string" table:style-name="ce1">
            <text:p>Luis Millan</text:p>
          </table:table-cell>
          <table:table-cell office:value-type="string" table:style-name="ce1">
            <text:p>4,5 m. de Ф y testigos de piedras pequeñas.</text:p>
            <text:p>Destacan tres:</text:p>
            <text:p>1.- Al SSE. 0,09 m. alto; <text:s text:c="2"/>0,6 m. largo; <text:s text:c="2"/>0,1/0,18 m. grosor</text:p>
            <text:p>2.- Al NW 0,15 m. alto; <text:s text:c="2"/>0,4 m. largo; <text:s text:c="2"/>0,1/0,28 m. grosor</text:p>
            <text:p>3.- Al NNE. 0,49 m. alto; <text:s text:c="2"/>0,5 m. largo; <text:s text:c="2"/>0,06/0,1 m. grosor. Ésta tumbada</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244_DIB_273.pdf</text:p>
          </table:table-cell>
          <table:table-cell table:number-columns-repeated="16363" table:style-name="ce1"/>
        </table:table-row>
        <table:table-row table:style-name="ro1">
          <table:table-cell office:value-type="float" office:value="245" table:style-name="ce1">
            <text:p>245</text:p>
          </table:table-cell>
          <table:table-cell office:value-type="string" table:style-name="ce1">
            <text:p>AZKENAZKO LEPOA</text:p>
          </table:table-cell>
          <table:table-cell office:value-type="float" office:value="1" table:style-name="ce1">
            <text:p>1</text:p>
          </table:table-cell>
          <table:table-cell office:value-type="string" table:style-name="ce1">
            <text:p>Dolmen</text:p>
          </table:table-cell>
          <table:table-cell office:value-type="string" table:style-name="ce1">
            <text:p>Baztan</text:p>
          </table:table-cell>
          <table:table-cell office:value-type="string" table:style-name="ce1">
            <text:p>En collado entre cotas Azkentz (1172 m.) y Anddeberri (Gartzaga 1295 m.)</text:p>
            <text:p>Hoja cartográfica Nº: 90-12</text:p>
          </table:table-cell>
          <table:table-cell office:value-type="string" table:style-name="ce1">
            <text:p>Saioa</text:p>
          </table:table-cell>
          <table:table-cell table:style-name="ce1"/>
          <table:table-cell office:value-type="float" office:value="614600" table:style-name="ce1">
            <text:p>614600</text:p>
          </table:table-cell>
          <table:table-cell office:value-type="float" office:value="4767630" table:style-name="ce1">
            <text:p>4767630</text:p>
          </table:table-cell>
          <table:table-cell office:value-type="float" office:value="1120" table:style-name="ce1">
            <text:p>1120</text:p>
          </table:table-cell>
          <table:table-cell office:value-type="string" table:style-name="ce2">
            <text:p>43.0527191845077,-1.59281531213596</text:p>
          </table:table-cell>
          <table:table-cell office:value-type="date" office:date-value="1966-09-25T00:00:00" table:style-name="ce3">
            <text:p>domingo, septiembre 25, 1966</text:p>
          </table:table-cell>
          <table:table-cell office:value-type="string" table:style-name="ce1">
            <text:p>Tomás López Sellés</text:p>
          </table:table-cell>
          <table:table-cell table:style-name="ce1"/>
          <table:table-cell office:value-type="string" table:style-name="ce1">
            <text:p>No se conoce</text:p>
          </table:table-cell>
          <table:table-cell office:value-type="string" table:style-name="ce1">
            <text:p>Luis Millan ha denunciado dos monolitos en la zona, de los que por el momento no tenemos datos.</text:p>
          </table:table-cell>
          <table:table-cell table:style-name="ce1"/>
          <table:table-cell office:value-type="string" table:style-name="ce1">
            <text:p>13 Baztan Sur</text:p>
          </table:table-cell>
          <table:table-cell table:number-columns-repeated="16365" table:style-name="ce1"/>
        </table:table-row>
        <table:table-row table:style-name="ro1">
          <table:table-cell office:value-type="float" office:value="246" table:style-name="ce1">
            <text:p>246</text:p>
          </table:table-cell>
          <table:table-cell office:value-type="string" table:style-name="ce1">
            <text:p>OKOLINGO LEPOA</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En el collado entre Okolin y Saioa</text:p>
            <text:p>Hoja cartográfica Nº: 90-12</text:p>
          </table:table-cell>
          <table:table-cell office:value-type="string" table:style-name="ce1">
            <text:p>Saioa</text:p>
          </table:table-cell>
          <table:table-cell table:style-name="ce1"/>
          <table:table-cell office:value-type="float" office:value="616500" table:style-name="ce1">
            <text:p>616500</text:p>
          </table:table-cell>
          <table:table-cell office:value-type="float" office:value="4766940" table:style-name="ce1">
            <text:p>4766940</text:p>
          </table:table-cell>
          <table:table-cell office:value-type="float" office:value="1240" table:style-name="ce1">
            <text:p>1240</text:p>
          </table:table-cell>
          <table:table-cell office:value-type="string" table:style-name="ce2">
            <text:p>43.0462184536983,-1.5696364539546</text:p>
          </table:table-cell>
          <table:table-cell office:value-type="date" office:date-value="1973-07-07T00:00:00" table:style-name="ce3">
            <text:p>sábado, julio 07, 1973</text:p>
          </table:table-cell>
          <table:table-cell office:value-type="string" table:style-name="ce1">
            <text:p>Francisco Ondarra</text:p>
          </table:table-cell>
          <table:table-cell office:value-type="string" table:style-name="ce1">
            <text:p>Túmulo de forma elíptica de 6 m. de Ф <text:s/>en su eje mayor (NE-SW) <text:s/>y de 5 m. en su eme menor (NW-SE) de 0,7 m. de alto.</text:p>
            <text:p>Abundantes piedras mezcladas con tierra.</text:p>
          </table:table-cell>
          <table:table-cell office:value-type="string" table:style-name="ce1">
            <text:p>No se conoce</text:p>
          </table:table-cell>
          <table:table-cell office:value-type="string" table:style-name="ce1">
            <text:p>El 10-5-1986, Iñaki Gaztelu dio a conocer un monolito denominado Okolin.</text:p>
            <text:p/>
            <text:p>Bibliografía: Príncipe de Viana 140/141 <text:s/>pág. 141.</text:p>
          </table:table-cell>
          <table:table-cell table:style-name="ce1"/>
          <table:table-cell office:value-type="string" table:style-name="ce1">
            <text:p>13 Baztan Sur</text:p>
          </table:table-cell>
          <table:table-cell table:number-columns-repeated="16365" table:style-name="ce1"/>
        </table:table-row>
        <table:table-row table:style-name="ro1">
          <table:table-cell office:value-type="float" office:value="247" table:style-name="ce1">
            <text:p>247</text:p>
          </table:table-cell>
          <table:table-cell office:value-type="string" table:style-name="ce1">
            <text:p>OKOLINGO LEPOA IPAR</text:p>
          </table:table-cell>
          <table:table-cell office:value-type="float" office:value="13" table:style-name="ce1">
            <text:p>13</text:p>
          </table:table-cell>
          <table:table-cell office:value-type="string" table:style-name="ce1">
            <text:p>Monolito</text:p>
          </table:table-cell>
          <table:table-cell office:value-type="string" table:style-name="ce1">
            <text:p>Baztan</text:p>
          </table:table-cell>
          <table:table-cell office:value-type="string" table:style-name="ce1">
            <text:p>En el collado entre Okolin y Saioa</text:p>
            <text:p>Hoja cartográfica Nº: 90-12</text:p>
          </table:table-cell>
          <table:table-cell office:value-type="string" table:style-name="ce1">
            <text:p>Saioa</text:p>
          </table:table-cell>
          <table:table-cell table:style-name="ce1"/>
          <table:table-cell office:value-type="float" office:value="616500" table:style-name="ce1">
            <text:p>616500</text:p>
          </table:table-cell>
          <table:table-cell office:value-type="float" office:value="4766940" table:style-name="ce1">
            <text:p>4766940</text:p>
          </table:table-cell>
          <table:table-cell office:value-type="float" office:value="1240" table:style-name="ce1">
            <text:p>1240</text:p>
          </table:table-cell>
          <table:table-cell office:value-type="string" table:style-name="ce2">
            <text:p>43.0462184536983,-1.5696364539546</text:p>
          </table:table-cell>
          <table:table-cell table:style-name="ce3"/>
          <table:table-cell table:number-columns-repeated="5" table:style-name="ce1"/>
          <table:table-cell office:value-type="string" table:style-name="ce1">
            <text:p>13 Baztan Sur</text:p>
          </table:table-cell>
          <table:table-cell table:number-columns-repeated="16365" table:style-name="ce1"/>
        </table:table-row>
        <table:table-row table:style-name="ro1">
          <table:table-cell office:value-type="float" office:value="248" table:style-name="ce1">
            <text:p>248</text:p>
          </table:table-cell>
          <table:table-cell office:value-type="string" table:style-name="ce1">
            <text:p>OKOLINGO HEGO</text:p>
          </table:table-cell>
          <table:table-cell office:value-type="float" office:value="13" table:style-name="ce1">
            <text:p>13</text:p>
          </table:table-cell>
          <table:table-cell office:value-type="string" table:style-name="ce1">
            <text:p>Monolito</text:p>
          </table:table-cell>
          <table:table-cell office:value-type="string" table:style-name="ce1">
            <text:p>Anue</text:p>
          </table:table-cell>
          <table:table-cell office:value-type="string" table:style-name="ce1">
            <text:p>400 m. al S. de Okolingo Lepoa</text:p>
            <text:p>Hoja cartográfica Nº: 90-16</text:p>
          </table:table-cell>
          <table:table-cell office:value-type="string" table:style-name="ce1">
            <text:p>Saioa</text:p>
          </table:table-cell>
          <table:table-cell table:style-name="ce1"/>
          <table:table-cell office:value-type="float" office:value="616620" table:style-name="ce1">
            <text:p>616620</text:p>
          </table:table-cell>
          <table:table-cell office:value-type="float" office:value="4766550" table:style-name="ce1">
            <text:p>4766550</text:p>
          </table:table-cell>
          <table:table-cell office:value-type="float" office:value="1125" table:style-name="ce1">
            <text:p>1125</text:p>
          </table:table-cell>
          <table:table-cell office:value-type="string" table:style-name="ce2">
            <text:p>43.0426891727681,-1.56824523261911</text:p>
          </table:table-cell>
          <table:table-cell table:style-name="ce3"/>
          <table:table-cell office:value-type="string" table:style-name="ce1">
            <text:p>Luis Millan? <text:s text:c="2"/>Iñaki Gaztelu?</text:p>
          </table:table-cell>
          <table:table-cell table:number-columns-repeated="4" table:style-name="ce1"/>
          <table:table-cell office:value-type="string" table:style-name="ce1">
            <text:p>13 Baztan Sur</text:p>
          </table:table-cell>
          <table:table-cell table:number-columns-repeated="16365" table:style-name="ce1"/>
        </table:table-row>
        <table:table-row table:style-name="ro1">
          <table:table-cell office:value-type="float" office:value="249" table:style-name="ce1">
            <text:p>249</text:p>
          </table:table-cell>
          <table:table-cell office:value-type="string" table:style-name="ce1">
            <text:p>SAGARDEGI</text:p>
          </table:table-cell>
          <table:table-cell office:value-type="float" office:value="5" table:style-name="ce1">
            <text:p>5</text:p>
          </table:table-cell>
          <table:table-cell office:value-type="string" table:style-name="ce1">
            <text:p>Crómlech</text:p>
          </table:table-cell>
          <table:table-cell office:value-type="string" table:style-name="ce1">
            <text:p>Anue</text:p>
          </table:table-cell>
          <table:table-cell office:value-type="string" table:style-name="ce1">
            <text:p>A unos 60 m. al S. del túmulo</text:p>
            <text:p>Hoja cartográfica Nº: 90-16</text:p>
          </table:table-cell>
          <table:table-cell office:value-type="string" table:style-name="ce1">
            <text:p>Saioa</text:p>
          </table:table-cell>
          <table:table-cell table:style-name="ce1"/>
          <table:table-cell office:value-type="float" office:value="617780" table:style-name="ce1">
            <text:p>617780</text:p>
          </table:table-cell>
          <table:table-cell office:value-type="float" office:value="4766550" table:style-name="ce1">
            <text:p>4766550</text:p>
          </table:table-cell>
          <table:table-cell office:value-type="float" office:value="1150" table:style-name="ce1">
            <text:p>1150</text:p>
          </table:table-cell>
          <table:table-cell office:value-type="string" table:style-name="ce2">
            <text:p>43.0425101424902,-1.55400821899165</text:p>
          </table:table-cell>
          <table:table-cell office:value-type="date" office:date-value="1982-05-16T00:00:00" table:style-name="ce3">
            <text:p>domingo, mayo 16, 1982</text:p>
          </table:table-cell>
          <table:table-cell office:value-type="string" table:style-name="ce1">
            <text:p>Luis Millan</text:p>
          </table:table-cell>
          <table:table-cell office:value-type="string" table:style-name="ce1">
            <text:p>2,5 m. de Ф. 10 testigos de piedras pequeñas.</text:p>
            <text:p>1.- Al N.: <text:s/>0,1 m. alto; <text:s text:c="2"/>0,22 m. largo; <text:s text:c="2"/>0,2 m. grosor</text:p>
            <text:p>2.- Al E.: <text:s text:c="26"/>0,6 m. largo</text:p>
            <text:p>3.- Al ESE.: <text:s text:c="22"/>0,5 m. largo; <text:s text:c="2"/>0,3 m. grosor</text:p>
            <text:p>4.- (interior): 0,05 m. alto; 0,3 m largo; 0,08 m. grosor</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365" table:style-name="ce1"/>
        </table:table-row>
        <table:table-row table:style-name="ro1">
          <table:table-cell office:value-type="float" office:value="250" table:style-name="ce1">
            <text:p>250</text:p>
          </table:table-cell>
          <table:table-cell office:value-type="string" table:style-name="ce1">
            <text:p>IRUMUGETA</text:p>
          </table:table-cell>
          <table:table-cell office:value-type="float" office:value="2" table:style-name="ce1">
            <text:p>2</text:p>
          </table:table-cell>
          <table:table-cell office:value-type="string" table:style-name="ce1">
            <text:p>TúmuloS (3)</text:p>
          </table:table-cell>
          <table:table-cell office:value-type="string" table:style-name="ce1">
            <text:p>Anue - Baztan - Lanz</text:p>
          </table:table-cell>
          <table:table-cell office:value-type="string" table:style-name="ce1">
            <text:p>A 1,5 km al S. de Gartzaga</text:p>
            <text:p>Hoja cartográfica Nº: 90-16</text:p>
          </table:table-cell>
          <table:table-cell office:value-type="string" table:style-name="ce1">
            <text:p>Saioa</text:p>
          </table:table-cell>
          <table:table-cell table:style-name="ce1"/>
          <table:table-cell office:value-type="float" office:value="614680" table:style-name="ce1">
            <text:p>614680</text:p>
          </table:table-cell>
          <table:table-cell office:value-type="float" office:value="4766480" table:style-name="ce1">
            <text:p>4766480</text:p>
          </table:table-cell>
          <table:table-cell office:value-type="float" office:value="1160" table:style-name="ce1">
            <text:p>1160</text:p>
          </table:table-cell>
          <table:table-cell office:value-type="string" table:style-name="ce2">
            <text:p>43.042354468016,-1.59207011261219</text:p>
          </table:table-cell>
          <table:table-cell office:value-type="string" table:style-name="ce3">
            <text:p>197/3/1973</text:p>
          </table:table-cell>
          <table:table-cell office:value-type="string" table:style-name="ce1">
            <text:p>Francisco Ondarra</text:p>
          </table:table-cell>
          <table:table-cell office:value-type="string" table:style-name="ce1">
            <text:p>Túmulo 1: Es el más oriental. Tiene <text:s/>6 m. de Ф y 0,4 m. de altura. Formado de tierra y mucha piedra arenisca</text:p>
            <text:p>Túmulo 2: Tangente al anterior por poniente. Adopta la figura de elipse. El eje mayor está orientado N-S, y tiene 6,5 m. de Ф. El eje menor E-W tiene 3,5 m. de Ф. En el centro alcanza una altura de 0,4 m.</text:p>
            <text:p>Túmulo 3: 3 m. de Ф y 0,3 m. de altura. Dista unos 10 m. del anterior por poniente.</text:p>
            <text:p>Túmulo 4: El 7-8-1989 F.O. da a concer el túmulo en Cuadernos de Etnología nº 56.</text:p>
          </table:table-cell>
          <table:table-cell office:value-type="string" table:style-name="ce1">
            <text:p>No se conoce</text:p>
          </table:table-cell>
          <table:table-cell office:value-type="string" table:style-name="ce1">
            <text:p>El trayecto desde Gartzaga hata Irumugeta está salpicado de ruedas de molino inconclusas y abandonadas.</text:p>
            <text:p/>
            <text:p>Bibliografía: Príncipe de Viana 140/141 <text:s/>pág. 417.</text:p>
          </table:table-cell>
          <table:table-cell table:style-name="ce1"/>
          <table:table-cell office:value-type="string" table:style-name="ce1">
            <text:p>13 Baztan Sur</text:p>
          </table:table-cell>
          <table:table-cell table:number-columns-repeated="16365" table:style-name="ce1"/>
        </table:table-row>
        <table:table-row table:style-name="ro1">
          <table:table-cell office:value-type="float" office:value="251" table:style-name="ce1">
            <text:p>251</text:p>
          </table:table-cell>
          <table:table-cell office:value-type="string" table:style-name="ce1">
            <text:p>IRUMUGETA LEPOA</text:p>
          </table:table-cell>
          <table:table-cell office:value-type="float" office:value="5" table:style-name="ce1">
            <text:p>5</text:p>
          </table:table-cell>
          <table:table-cell office:value-type="string" table:style-name="ce1">
            <text:p>Crómlech</text:p>
          </table:table-cell>
          <table:table-cell office:value-type="string" table:style-name="ce1">
            <text:p>Baztan muga Anue - Lanz</text:p>
          </table:table-cell>
          <table:table-cell office:value-type="string" table:style-name="ce1">
            <text:p>En el collado entre Errebelu y Okolin</text:p>
            <text:p>Hoja cartográfica Nº: 90-16</text:p>
          </table:table-cell>
          <table:table-cell office:value-type="string" table:style-name="ce1">
            <text:p>Saioa</text:p>
          </table:table-cell>
          <table:table-cell table:style-name="ce1"/>
          <table:table-cell office:value-type="float" office:value="614620" table:style-name="ce1">
            <text:p>614620</text:p>
          </table:table-cell>
          <table:table-cell office:value-type="float" office:value="4766510" table:style-name="ce1">
            <text:p>4766510</text:p>
          </table:table-cell>
          <table:table-cell office:value-type="float" office:value="1160" table:style-name="ce1">
            <text:p>1160</text:p>
          </table:table-cell>
          <table:table-cell office:value-type="string" table:style-name="ce2">
            <text:p>43.0426335957661,-1.59280034344468</text:p>
          </table:table-cell>
          <table:table-cell office:value-type="date" office:date-value="1958-12-22T00:00:00" table:style-name="ce3">
            <text:p>lunes, diciembre 22, 1958</text:p>
          </table:table-cell>
          <table:table-cell office:value-type="string" table:style-name="ce1">
            <text:p>Francisco Ondarra</text:p>
          </table:table-cell>
          <table:table-cell office:value-type="string" table:style-name="ce1">
            <text:p>Cuatro crómlech, tres en línea S-N y uno al E (a 15 m. el túmulo nº 3 de Irumugeta).</text:p>
            <text:p>crómlech 1: Tiene forma tumular y de 1,5 m de altura. El diámetro es de 13,5 m. y está rodeado de 18 testigos. De entre ellos destacan dos:<text:s/></text:p>
            <text:p>- 1.: Mide 1,6 m. de alto; 0,9 m. ancho; 0,24 m. grosor.</text:p>
            <text:p>- 2.: Mide 1,2 m. de alto; 0,85 m. ancho; 0,15 m. grosor.</text:p>
            <text:p>crómlech 2: Tiene 9 m. de diámetro</text:p>
            <text:p>crómlech 3: Tiene 11 m. de diámetro</text:p>
            <text:p>crómlech 4: Tiene 8 m. de diámetro</text:p>
            <text:p/>
            <text:p>Escrito a lápiz:</text:p>
            <text:p>crómlech 5: Con fecha 6-8-1983 L.M.G. da a conocerlo. No hay datos</text:p>
            <text:p>crómlech 6: Con fecha 1-12-1985 L.M.G. dice verlo. No hay datos</text:p>
          </table:table-cell>
          <table:table-cell office:value-type="string" table:style-name="ce1">
            <text:p>No se conoce</text:p>
          </table:table-cell>
          <table:table-cell office:value-type="string" table:style-name="ce1">
            <text:p>Bibliografía: Munibe 1973. Contribución…</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251_DIB_274.pdf</text:p>
          </table:table-cell>
          <table:table-cell office:value-type="string" table:style-name="ce1">
            <text:p>Fotos</text:p>
          </table:table-cell>
          <table:table-cell office:value-type="string" table:style-name="ce1">
            <text:p>0251_FOT_275.pdf</text:p>
          </table:table-cell>
          <table:table-cell table:number-columns-repeated="16361" table:style-name="ce1"/>
        </table:table-row>
        <table:table-row table:style-name="ro1">
          <table:table-cell office:value-type="float" office:value="252" table:style-name="ce1">
            <text:p>252</text:p>
          </table:table-cell>
          <table:table-cell office:value-type="string" table:style-name="ce1">
            <text:p>IRUMUGETA LEPOA</text:p>
          </table:table-cell>
          <table:table-cell office:value-type="float" office:value="13" table:style-name="ce1">
            <text:p>13</text:p>
          </table:table-cell>
          <table:table-cell office:value-type="string" table:style-name="ce1">
            <text:p>Monolito</text:p>
          </table:table-cell>
          <table:table-cell office:value-type="string" table:style-name="ce1">
            <text:p>Baztan - Anue - Lanz</text:p>
          </table:table-cell>
          <table:table-cell office:value-type="string" table:style-name="ce1">
            <text:p>En el collado entre Errebelu y Okolin</text:p>
            <text:p>Hoja cartográfica Nº: 90-16</text:p>
          </table:table-cell>
          <table:table-cell office:value-type="string" table:style-name="ce1">
            <text:p>Saioa</text:p>
          </table:table-cell>
          <table:table-cell table:style-name="ce1"/>
          <table:table-cell office:value-type="float" office:value="614540" table:style-name="ce1">
            <text:p>614540</text:p>
          </table:table-cell>
          <table:table-cell office:value-type="float" office:value="4766480" table:style-name="ce1">
            <text:p>4766480</text:p>
          </table:table-cell>
          <table:table-cell office:value-type="float" office:value="1160" table:style-name="ce1">
            <text:p>1160</text:p>
          </table:table-cell>
          <table:table-cell office:value-type="string" table:style-name="ce2">
            <text:p>43.0423755975553,-1.59378839006761</text:p>
          </table:table-cell>
          <table:table-cell office:value-type="date" office:date-value="1982-08-06T00:00:00" table:style-name="ce3">
            <text:p>viernes, agosto 06, 1982</text:p>
          </table:table-cell>
          <table:table-cell office:value-type="string" table:style-name="ce1">
            <text:p>Luis Millan</text:p>
          </table:table-cell>
          <table:table-cell table:number-columns-repeated="4" table:style-name="ce1"/>
          <table:table-cell office:value-type="string" table:style-name="ce1">
            <text:p>13 Baztan Sur</text:p>
          </table:table-cell>
          <table:table-cell table:number-columns-repeated="16365" table:style-name="ce1"/>
        </table:table-row>
        <table:table-row table:style-name="ro1">
          <table:table-cell office:value-type="float" office:value="253" table:style-name="ce1">
            <text:p>253</text:p>
          </table:table-cell>
          <table:table-cell office:value-type="string" table:style-name="ce1">
            <text:p>IRUMUGETA LEPOA</text:p>
          </table:table-cell>
          <table:table-cell office:value-type="float" office:value="1" table:style-name="ce1">
            <text:p>1</text:p>
          </table:table-cell>
          <table:table-cell office:value-type="string" table:style-name="ce1">
            <text:p>¿Dolmen?</text:p>
          </table:table-cell>
          <table:table-cell office:value-type="string" table:style-name="ce1">
            <text:p>Baztan - Anue - Lanz</text:p>
          </table:table-cell>
          <table:table-cell office:value-type="string" table:style-name="ce1">
            <text:p>En el collado entre Errebelu y Okolin</text:p>
            <text:p>Hoja cartográfica Nº: 90-16</text:p>
          </table:table-cell>
          <table:table-cell office:value-type="string" table:style-name="ce1">
            <text:p>Saioa</text:p>
          </table:table-cell>
          <table:table-cell table:style-name="ce1"/>
          <table:table-cell office:value-type="float" office:value="614680" table:style-name="ce1">
            <text:p>614680</text:p>
          </table:table-cell>
          <table:table-cell office:value-type="float" office:value="4766505" table:style-name="ce1">
            <text:p>4766505</text:p>
          </table:table-cell>
          <table:table-cell office:value-type="float" office:value="1160" table:style-name="ce1">
            <text:p>1160</text:p>
          </table:table-cell>
          <table:table-cell office:value-type="string" table:style-name="ce2">
            <text:p>43.0425795255089,-1.59206496529155</text:p>
          </table:table-cell>
          <table:table-cell office:value-type="date" office:date-value="1958-12-22T00:00:00" table:style-name="ce3">
            <text:p>lunes, diciembre 22, 1958</text:p>
          </table:table-cell>
          <table:table-cell office:value-type="string" table:style-name="ce1">
            <text:p>Tomás López Sellés</text:p>
          </table:table-cell>
          <table:table-cell office:value-type="string" table:style-name="ce1">
            <text:p>En la reseña sólo dice que hay un grupo de 6 losas, que parecen naturales. Luis Millan lo señala como posible dolmen.</text:p>
          </table:table-cell>
          <table:table-cell table:number-columns-repeated="3" table:style-name="ce1"/>
          <table:table-cell office:value-type="string" table:style-name="ce1">
            <text:p>13 Baztan Sur</text:p>
          </table:table-cell>
          <table:table-cell table:number-columns-repeated="16365" table:style-name="ce1"/>
        </table:table-row>
        <table:table-row table:style-name="ro1">
          <table:table-cell office:value-type="float" office:value="254" table:style-name="ce1">
            <text:p>254</text:p>
          </table:table-cell>
          <table:table-cell office:value-type="string" table:style-name="ce1">
            <text:p>IZKOA</text:p>
          </table:table-cell>
          <table:table-cell office:value-type="float" office:value="13" table:style-name="ce1">
            <text:p>13</text:p>
          </table:table-cell>
          <table:table-cell office:value-type="string" table:style-name="ce1">
            <text:p>Monolito</text:p>
          </table:table-cell>
          <table:table-cell office:value-type="string" table:style-name="ce1">
            <text:p>Baztan - Ciga</text:p>
          </table:table-cell>
          <table:table-cell office:value-type="string" table:style-name="ce1">
            <text:p>A unos 150 m. al E. de los crómlech.</text:p>
            <text:p>Hoja cartográfica Nº: 90-8</text:p>
          </table:table-cell>
          <table:table-cell office:value-type="string" table:style-name="ce1">
            <text:p>Saioa</text:p>
          </table:table-cell>
          <table:table-cell table:style-name="ce1"/>
          <table:table-cell office:value-type="float" office:value="617129" table:style-name="ce1">
            <text:p>617129</text:p>
          </table:table-cell>
          <table:table-cell office:value-type="float" office:value="4772780" table:style-name="ce1">
            <text:p>4772780</text:p>
          </table:table-cell>
          <table:table-cell office:value-type="float" office:value="875" table:style-name="ce1">
            <text:p>875</text:p>
          </table:table-cell>
          <table:table-cell office:value-type="string" table:style-name="ce2">
            <text:p>43.0986941348366,-1.56068612282423</text:p>
          </table:table-cell>
          <table:table-cell table:style-name="ce3"/>
          <table:table-cell office:value-type="string" table:style-name="ce1">
            <text:p>Luis Millan</text:p>
          </table:table-cell>
          <table:table-cell table:number-columns-repeated="4" table:style-name="ce1"/>
          <table:table-cell office:value-type="string" table:style-name="ce1">
            <text:p>13 Baztan Sur</text:p>
          </table:table-cell>
          <table:table-cell table:number-columns-repeated="16365" table:style-name="ce1"/>
        </table:table-row>
        <table:table-row table:style-name="ro1">
          <table:table-cell office:value-type="float" office:value="255" table:style-name="ce1">
            <text:p>255</text:p>
          </table:table-cell>
          <table:table-cell office:value-type="string" table:style-name="ce1">
            <text:p>URDINTZ</text:p>
          </table:table-cell>
          <table:table-cell office:value-type="float" office:value="13" table:style-name="ce1">
            <text:p>13</text:p>
          </table:table-cell>
          <table:table-cell office:value-type="string" table:style-name="ce1">
            <text:p>Monolito</text:p>
          </table:table-cell>
          <table:table-cell office:value-type="string" table:style-name="ce1">
            <text:p>Baztan - Ciga</text:p>
          </table:table-cell>
          <table:table-cell office:value-type="string" table:style-name="ce1">
            <text:p>En la ladera W. de la cota Urdintz.</text:p>
            <text:p>Hoja cartográfica Nº: 90-8</text:p>
          </table:table-cell>
          <table:table-cell office:value-type="string" table:style-name="ce1">
            <text:p>Saioa</text:p>
          </table:table-cell>
          <table:table-cell table:style-name="ce1"/>
          <table:table-cell office:value-type="float" office:value="617365" table:style-name="ce1">
            <text:p>617365</text:p>
          </table:table-cell>
          <table:table-cell office:value-type="float" office:value="4772530" table:style-name="ce1">
            <text:p>4772530</text:p>
          </table:table-cell>
          <table:table-cell office:value-type="float" office:value="890" table:style-name="ce1">
            <text:p>890</text:p>
          </table:table-cell>
          <table:table-cell office:value-type="string" table:style-name="ce2">
            <text:p>43.0964071060935,-1.55783981432867</text:p>
          </table:table-cell>
          <table:table-cell office:value-type="date" office:date-value="1975-06-14T00:00:00" table:style-name="ce3">
            <text:p>sábado, junio 14, 1975</text:p>
          </table:table-cell>
          <table:table-cell office:value-type="string" table:style-name="ce1">
            <text:p>Tomás López Sellés</text:p>
          </table:table-cell>
          <table:table-cell office:value-type="string" table:style-name="ce1">
            <text:p>Piedra de arenisca roja que da la impresión de haber sido labrada. Clavado en tierra y muy inclinado, formando un ángulo de 50º con la base. Parece rota en la parte superior.</text:p>
            <text:p>Mide 2,5 m. alto por 1,15 m ancho y 0,25/0,35 m. grueso.</text:p>
          </table:table-cell>
          <table:table-cell office:value-type="string" table:style-name="ce1">
            <text:p>No se conoce</text:p>
          </table:table-cell>
          <table:table-cell office:value-type="string" table:style-name="ce1">
            <text:p>Bibliografía: Príncipe de Viana 144/145 pág 336.</text:p>
          </table:table-cell>
          <table:table-cell table:style-name="ce1"/>
          <table:table-cell office:value-type="string" table:style-name="ce1">
            <text:p>13 Baztan Sur</text:p>
          </table:table-cell>
          <table:table-cell office:value-type="string" table:style-name="ce1">
            <text:p>Croquis 1</text:p>
          </table:table-cell>
          <table:table-cell office:value-type="string" table:style-name="ce1">
            <text:p>0255_DIB_276.pdf</text:p>
          </table:table-cell>
          <table:table-cell office:value-type="string" table:style-name="ce1">
            <text:p>Croquis 2</text:p>
          </table:table-cell>
          <table:table-cell office:value-type="string" table:style-name="ce1">
            <text:p>0255_DIB_277.pdf</text:p>
          </table:table-cell>
          <table:table-cell office:value-type="string" table:style-name="ce1">
            <text:p>Fotos</text:p>
          </table:table-cell>
          <table:table-cell office:value-type="string" table:style-name="ce1">
            <text:p>0255_FOT_278.pdf</text:p>
          </table:table-cell>
          <table:table-cell table:number-columns-repeated="16359"/>
        </table:table-row>
        <table:table-row table:style-name="ro1">
          <table:table-cell office:value-type="float" office:value="256" table:style-name="ce1">
            <text:p>256</text:p>
          </table:table-cell>
          <table:table-cell office:value-type="string" table:style-name="ce1">
            <text:p>ELORREGIKO LEPOA</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Hoja cartográfica Nº: 90-8</text:p>
          </table:table-cell>
          <table:table-cell office:value-type="string" table:style-name="ce1">
            <text:p>Saioa</text:p>
          </table:table-cell>
          <table:table-cell table:style-name="ce1"/>
          <table:table-cell office:value-type="float" office:value="617220" table:style-name="ce1">
            <text:p>617220</text:p>
          </table:table-cell>
          <table:table-cell office:value-type="float" office:value="4772300" table:style-name="ce1">
            <text:p>4772300</text:p>
          </table:table-cell>
          <table:table-cell office:value-type="float" office:value="910" table:style-name="ce1">
            <text:p>910</text:p>
          </table:table-cell>
          <table:table-cell office:value-type="string" table:style-name="ce2">
            <text:p>43.094359063932,-1.55966953213105</text:p>
          </table:table-cell>
          <table:table-cell office:value-type="date" office:date-value="1985-12-07T00:00:00" table:style-name="ce3">
            <text:p>sábado, diciembre 07, 1985</text:p>
          </table:table-cell>
          <table:table-cell office:value-type="string" table:style-name="ce1">
            <text:p>Luis Millan</text:p>
          </table:table-cell>
          <table:table-cell table:number-columns-repeated="2" table:style-name="ce1"/>
          <table:table-cell office:value-type="string" table:style-name="ce1">
            <text:p>En el monte Elorregi situado al N. de Abartan parece haber un crómlech. Está situado a unos 200 m. de altura máxima, descendiendo ligeramente hacia el W.<text:s/></text:p>
            <text:p>Visto por Tomás López Sellés el 14-7-1975.</text:p>
            <text:p/>
            <text:p>A lápiz: Posiblemente sea el Abartango Zelaia ¿situado? poco más de esa distancia al E. en vez de W.</text:p>
          </table:table-cell>
          <table:table-cell table:style-name="ce1"/>
          <table:table-cell office:value-type="string" table:style-name="ce1">
            <text:p>13 Baztan Sur</text:p>
          </table:table-cell>
          <table:table-cell table:number-columns-repeated="16365" table:style-name="ce1"/>
        </table:table-row>
        <table:table-row table:style-name="ro1">
          <table:table-cell office:value-type="float" office:value="257" table:style-name="ce1">
            <text:p>257</text:p>
          </table:table-cell>
          <table:table-cell office:value-type="string" table:style-name="ce1">
            <text:p>ABARGANGO ZELAIA</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Al SW de Abartan, en el collado.</text:p>
            <text:p>Hoja cartográfica Nº: 90-8</text:p>
          </table:table-cell>
          <table:table-cell office:value-type="string" table:style-name="ce1">
            <text:p>Zuraurre</text:p>
          </table:table-cell>
          <table:table-cell table:style-name="ce1"/>
          <table:table-cell office:value-type="float" office:value="616940" table:style-name="ce1">
            <text:p>616940</text:p>
          </table:table-cell>
          <table:table-cell office:value-type="float" office:value="4771530" table:style-name="ce1">
            <text:p>4771530</text:p>
          </table:table-cell>
          <table:table-cell office:value-type="float" office:value="1020" table:style-name="ce1">
            <text:p>1020</text:p>
          </table:table-cell>
          <table:table-cell office:value-type="string" table:style-name="ce2">
            <text:p>43.0874706867071,-1.56327100962518</text:p>
          </table:table-cell>
          <table:table-cell office:value-type="date" office:date-value="1973-05-26T00:00:00" table:style-name="ce3">
            <text:p>sábado, mayo 26, 1973</text:p>
          </table:table-cell>
          <table:table-cell office:value-type="string" table:style-name="ce1">
            <text:p>Francisco Ondarra</text:p>
          </table:table-cell>
          <table:table-cell office:value-type="string" table:style-name="ce1">
            <text:p>crómlech tumular de 16 m. de diámetro y de 1,5 m. de altura por el norte, rodeado de 12 piedras pequeñas de caliza cristalina. Destacan las señaladas con el nº7 de 0,7 m. de largo; la nº 10 <text:s/>de 0,15 m de alto por 0,75 m. de largo y 0,06 de grueso; la 11 mide 0,1/0,16 m. alto por 0,95 m de largo y 0,06 de grueso; la nº 12 mide 0,2 m. de alto por 0,8 m. de largo y 0,15 m. de grueso.</text:p>
          </table:table-cell>
          <table:table-cell office:value-type="string" table:style-name="ce1">
            <text:p>No se conoce</text:p>
          </table:table-cell>
          <table:table-cell office:value-type="string" table:style-name="ce1">
            <text:p>Bibliografía: Príncipe de Viana 140/141 pág. 406.</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257_DIB_279.pdf</text:p>
          </table:table-cell>
          <table:table-cell table:number-columns-repeated="16363" table:style-name="ce1"/>
        </table:table-row>
        <table:table-row table:style-name="ro1">
          <table:table-cell office:value-type="float" office:value="258" table:style-name="ce1">
            <text:p>258</text:p>
          </table:table-cell>
          <table:table-cell office:value-type="string" table:style-name="ce1">
            <text:p>OLARIAGA</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Entre Abartan y Saioa</text:p>
            <text:p>Hoja cartográfica Nº: 90-12</text:p>
          </table:table-cell>
          <table:table-cell office:value-type="string" table:style-name="ce1">
            <text:p>Zuraurre</text:p>
          </table:table-cell>
          <table:table-cell table:style-name="ce1"/>
          <table:table-cell office:value-type="float" office:value="616996" table:style-name="ce1">
            <text:p>616996</text:p>
          </table:table-cell>
          <table:table-cell office:value-type="float" office:value="4771040" table:style-name="ce1">
            <text:p>4771040</text:p>
          </table:table-cell>
          <table:table-cell office:value-type="float" office:value="1020" table:style-name="ce1">
            <text:p>1020</text:p>
          </table:table-cell>
          <table:table-cell office:value-type="string" table:style-name="ce2">
            <text:p>43.0830510101336,-1.56268635370857</text:p>
          </table:table-cell>
          <table:table-cell office:value-type="date" office:date-value="1983-12-24T00:00:00" table:style-name="ce3">
            <text:p>sábado, diciembre 24, 1983</text:p>
          </table:table-cell>
          <table:table-cell office:value-type="string" table:style-name="ce1">
            <text:p>Francisco Ondarra</text:p>
          </table:table-cell>
          <table:table-cell office:value-type="string" table:style-name="ce1">
            <text:p>2,5 m. de diámetro y 9 testigos que apenas asoman de la tierra y la hierba, excepto el señalado con el nº 1 que mide 0,2 m. de alto por 0,35 m. de largo y 0,1 m de grueso.</text:p>
          </table:table-cell>
          <table:table-cell office:value-type="string" table:style-name="ce1">
            <text:p>No se conoce</text:p>
          </table:table-cell>
          <table:table-cell office:value-type="string" table:style-name="ce1">
            <text:p>a unos 2 m. al S. parece haber otro fenómeno similar.</text:p>
            <text:p/>
            <text:p>Bibliografía: Arqueología nº 7, 1988.</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258_DIB_280.pdf</text:p>
          </table:table-cell>
          <table:table-cell table:number-columns-repeated="16363" table:style-name="ce1"/>
        </table:table-row>
        <table:table-row table:style-name="ro1">
          <table:table-cell office:value-type="float" office:value="259" table:style-name="ce1">
            <text:p>259</text:p>
          </table:table-cell>
          <table:table-cell office:value-type="string" table:style-name="ce1">
            <text:p>AKERRETA I y II</text:p>
          </table:table-cell>
          <table:table-cell office:value-type="float" office:value="2" table:style-name="ce1">
            <text:p>2</text:p>
          </table:table-cell>
          <table:table-cell office:value-type="string" table:style-name="ce1">
            <text:p>Túmulos</text:p>
          </table:table-cell>
          <table:table-cell office:value-type="string" table:style-name="ce1">
            <text:p>Baztan - Ciga</text:p>
          </table:table-cell>
          <table:table-cell office:value-type="string" table:style-name="ce1">
            <text:p>A 1,2 km. desde Zuraurre camino de Abartan</text:p>
            <text:p>Hoja cartográfica Nº: 90-8</text:p>
          </table:table-cell>
          <table:table-cell office:value-type="string" table:style-name="ce1">
            <text:p>Zuraurre</text:p>
          </table:table-cell>
          <table:table-cell table:style-name="ce1"/>
          <table:table-cell office:value-type="float" office:value="617850" table:style-name="ce1">
            <text:p>617850</text:p>
          </table:table-cell>
          <table:table-cell office:value-type="float" office:value="4775250" table:style-name="ce1">
            <text:p>4775250</text:p>
          </table:table-cell>
          <table:table-cell office:value-type="float" office:value="440" table:style-name="ce1">
            <text:p>440</text:p>
          </table:table-cell>
          <table:table-cell office:value-type="string" table:style-name="ce2">
            <text:p>43.1208173915107,-1.55130462458891</text:p>
          </table:table-cell>
          <table:table-cell office:value-type="date" office:date-value="1983-10-01T00:00:00" table:style-name="ce3">
            <text:p>sábado, octubre 01, 1983</text:p>
          </table:table-cell>
          <table:table-cell office:value-type="string" table:style-name="ce1">
            <text:p>Francisco Ondarra</text:p>
          </table:table-cell>
          <table:table-cell office:value-type="string" table:style-name="ce1">
            <text:p>Túmulo 1: 3,5 m. de diámetro y 0,3 m. de altura, de tierra y piedras (unas 50 entre la hierba) Calizas</text:p>
            <text:p>Túmulo 2: Situado a 30 m. y 145º de anterior. Tiene 5 m. de diámetro y 0,6 m. de altura de tierra y numerosas piedras calizas entre la hierba.</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365" table:style-name="ce1"/>
        </table:table-row>
        <table:table-row table:style-name="ro1">
          <table:table-cell office:value-type="float" office:value="260" table:style-name="ce1">
            <text:p>260</text:p>
          </table:table-cell>
          <table:table-cell office:value-type="string" table:style-name="ce1">
            <text:p>MUNUXKETA I y II</text:p>
          </table:table-cell>
          <table:table-cell office:value-type="float" office:value="2" table:style-name="ce1">
            <text:p>2</text:p>
          </table:table-cell>
          <table:table-cell office:value-type="string" table:style-name="ce1">
            <text:p>Túmulos</text:p>
          </table:table-cell>
          <table:table-cell office:value-type="string" table:style-name="ce1">
            <text:p>Baztan - Ciga</text:p>
          </table:table-cell>
          <table:table-cell office:value-type="string" table:style-name="ce1">
            <text:p>A unos 800 m. al S. en línea recta desde Zuraurre</text:p>
            <text:p>Hoja cartográfica Nº: 90-8</text:p>
          </table:table-cell>
          <table:table-cell office:value-type="string" table:style-name="ce1">
            <text:p>Zuraurre</text:p>
          </table:table-cell>
          <table:table-cell table:style-name="ce1"/>
          <table:table-cell office:value-type="float" office:value="617400" table:style-name="ce1">
            <text:p>617400</text:p>
          </table:table-cell>
          <table:table-cell office:value-type="float" office:value="4774940" table:style-name="ce1">
            <text:p>4774940</text:p>
          </table:table-cell>
          <table:table-cell office:value-type="float" office:value="520" table:style-name="ce1">
            <text:p>520</text:p>
          </table:table-cell>
          <table:table-cell office:value-type="string" table:style-name="ce2">
            <text:p>43.1180966520437,-1.5569002186859</text:p>
          </table:table-cell>
          <table:table-cell office:value-type="date" office:date-value="1983-12-11T00:00:00" table:style-name="ce3">
            <text:p>domingo, diciembre 11, 1983</text:p>
          </table:table-cell>
          <table:table-cell office:value-type="string" table:style-name="ce1">
            <text:p>Francisco Ondarra</text:p>
          </table:table-cell>
          <table:table-cell office:value-type="string" table:style-name="ce1">
            <text:p>Túmulo 1: 4 m. de diámetro y 0,7 m. de altura, de tierra. Alguna piedra caída entre la hierba.</text:p>
            <text:p>Túmulo 2: Situado a unos 10 m. del anterior. Túmulo de 3,5 m. de diámetro y 0,7 m. de alto, de tierra. Una piedra caliza asoma entre la espesa hierba.</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365" table:style-name="ce1"/>
        </table:table-row>
        <table:table-row table:style-name="ro1">
          <table:table-cell office:value-type="float" office:value="261" table:style-name="ce1">
            <text:p>261</text:p>
          </table:table-cell>
          <table:table-cell office:value-type="string" table:style-name="ce1">
            <text:p>ARBORTE</text:p>
          </table:table-cell>
          <table:table-cell office:value-type="float" office:value="2" table:style-name="ce1">
            <text:p>2</text:p>
          </table:table-cell>
          <table:table-cell office:value-type="string" table:style-name="ce1">
            <text:p>Túmulo</text:p>
          </table:table-cell>
          <table:table-cell office:value-type="string" table:style-name="ce1">
            <text:p>Baztan - Ciga</text:p>
          </table:table-cell>
          <table:table-cell office:value-type="string" table:style-name="ce1">
            <text:p>A 1 km. de Munuxketa a unos 50 m. del camino.</text:p>
            <text:p>Hoja cartográfica Nº: 90-8</text:p>
          </table:table-cell>
          <table:table-cell office:value-type="string" table:style-name="ce1">
            <text:p>Zuraurre</text:p>
          </table:table-cell>
          <table:table-cell table:style-name="ce1"/>
          <table:table-cell office:value-type="float" office:value="617480" table:style-name="ce1">
            <text:p>617480</text:p>
          </table:table-cell>
          <table:table-cell office:value-type="float" office:value="4774550" table:style-name="ce1">
            <text:p>4774550</text:p>
          </table:table-cell>
          <table:table-cell office:value-type="float" office:value="575" table:style-name="ce1">
            <text:p>575</text:p>
          </table:table-cell>
          <table:table-cell office:value-type="string" table:style-name="ce2">
            <text:p>43.1145734511232,-1.55599972145756</text:p>
          </table:table-cell>
          <table:table-cell office:value-type="date" office:date-value="1983-10-01T00:00:00" table:style-name="ce3">
            <text:p>sábado, octubre 01, 1983</text:p>
          </table:table-cell>
          <table:table-cell office:value-type="string" table:style-name="ce1">
            <text:p>Francisco Ondarra</text:p>
          </table:table-cell>
          <table:table-cell office:value-type="string" table:style-name="ce1">
            <text:p>Túmulo circular de 8 m. de diámetro y 0,4 m. de altura, de tierra y piedras calizas. Ligero comienzo de concavidad en el centr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365" table:style-name="ce1"/>
        </table:table-row>
        <table:table-row table:style-name="ro1">
          <table:table-cell office:value-type="float" office:value="262" table:style-name="ce1">
            <text:p>262</text:p>
          </table:table-cell>
          <table:table-cell office:value-type="string" table:style-name="ce1">
            <text:p>SOROTA</text:p>
          </table:table-cell>
          <table:table-cell office:value-type="float" office:value="1" table:style-name="ce1">
            <text:p>1</text:p>
          </table:table-cell>
          <table:table-cell office:value-type="string" table:style-name="ce1">
            <text:p>Dolmen</text:p>
          </table:table-cell>
          <table:table-cell office:value-type="string" table:style-name="ce1">
            <text:p>Baztan - Ciga</text:p>
          </table:table-cell>
          <table:table-cell office:value-type="string" table:style-name="ce1">
            <text:p>2,3 km. Al NEE del monte Abartan</text:p>
            <text:p>Hoja cartográfica Nº: 90-8</text:p>
          </table:table-cell>
          <table:table-cell office:value-type="string" table:style-name="ce1">
            <text:p>Zuraurre</text:p>
          </table:table-cell>
          <table:table-cell table:style-name="ce1"/>
          <table:table-cell office:value-type="float" office:value="618010" table:style-name="ce1">
            <text:p>618010</text:p>
          </table:table-cell>
          <table:table-cell office:value-type="float" office:value="4773750" table:style-name="ce1">
            <text:p>4773750</text:p>
          </table:table-cell>
          <table:table-cell office:value-type="float" office:value="647" table:style-name="ce1">
            <text:p>647</text:p>
          </table:table-cell>
          <table:table-cell office:value-type="string" table:style-name="ce2">
            <text:p>43.1072894469958,-1.54965738028461</text:p>
          </table:table-cell>
          <table:table-cell office:value-type="date" office:date-value="1972-10-15T00:00:00" table:style-name="ce3">
            <text:p>domingo, octubre 15, 1972</text:p>
          </table:table-cell>
          <table:table-cell office:value-type="string" table:style-name="ce1">
            <text:p>Francisco Ondarra</text:p>
          </table:table-cell>
          <table:table-cell office:value-type="string" table:style-name="ce1">
            <text:p>Túmulo de 8 m. de diámetro y 2 m. de altura por el NNW. Existe un hoyo central de 5 m. de diámetro y casi 1 m. de profundidad, con un pequeño trozo de losa arenisca en posición vertical. Ésta mide 0,4 m. de alto por 0,6 m. de largo y 0,12 m. de grueso y orientada a 110º.</text:p>
            <text:p>El túmulo abunda en piedra caliza.</text:p>
          </table:table-cell>
          <table:table-cell office:value-type="string" table:style-name="ce1">
            <text:p>No se conoce</text:p>
          </table:table-cell>
          <table:table-cell office:value-type="string" table:style-name="ce1">
            <text:p>Bibliografía: Príncipe de Viana 140/141 pág. 403.</text:p>
          </table:table-cell>
          <table:table-cell table:style-name="ce1"/>
          <table:table-cell office:value-type="string" table:style-name="ce1">
            <text:p>13 Baztan Sur</text:p>
          </table:table-cell>
          <table:table-cell office:value-type="string" table:style-name="ce1">
            <text:p>Foto</text:p>
          </table:table-cell>
          <table:table-cell office:value-type="string" table:style-name="ce1">
            <text:p>0262_FOT_281.pdf</text:p>
          </table:table-cell>
          <table:table-cell table:number-columns-repeated="16363" table:style-name="ce1"/>
        </table:table-row>
        <table:table-row table:style-name="ro1">
          <table:table-cell office:value-type="float" office:value="263" table:style-name="ce1">
            <text:p>263</text:p>
          </table:table-cell>
          <table:table-cell office:value-type="string" table:style-name="ce1">
            <text:p>SOATE</text:p>
          </table:table-cell>
          <table:table-cell office:value-type="float" office:value="1" table:style-name="ce1">
            <text:p>1</text:p>
          </table:table-cell>
          <table:table-cell office:value-type="string" table:style-name="ce1">
            <text:p>Dolmen</text:p>
          </table:table-cell>
          <table:table-cell office:value-type="string" table:style-name="ce1">
            <text:p>Baztan - Ciga</text:p>
          </table:table-cell>
          <table:table-cell office:value-type="string" table:style-name="ce1">
            <text:p>A unos 800 m. del domen Sorota, hacia Abartan</text:p>
            <text:p>Hoja cartográfica Nº: 90-8</text:p>
          </table:table-cell>
          <table:table-cell office:value-type="string" table:style-name="ce1">
            <text:p>Zuraurre</text:p>
          </table:table-cell>
          <table:table-cell table:style-name="ce1"/>
          <table:table-cell office:value-type="float" office:value="617630" table:style-name="ce1">
            <text:p>617630</text:p>
          </table:table-cell>
          <table:table-cell office:value-type="float" office:value="4773100" table:style-name="ce1">
            <text:p>4773100</text:p>
          </table:table-cell>
          <table:table-cell office:value-type="float" office:value="760" table:style-name="ce1">
            <text:p>760</text:p>
          </table:table-cell>
          <table:table-cell office:value-type="string" table:style-name="ce2">
            <text:p>43.1014972025522,-1.55446382944649</text:p>
          </table:table-cell>
          <table:table-cell office:value-type="date" office:date-value="1982-10-30T00:00:00" table:style-name="ce3">
            <text:p>sábado, octubre 30, 1982</text:p>
          </table:table-cell>
          <table:table-cell office:value-type="string" table:style-name="ce1">
            <text:p>Luis Millan</text:p>
          </table:table-cell>
          <table:table-cell office:value-type="string" table:style-name="ce1">
            <text:p>No se distingue túmulo. Una losa clavada verticalmente.<text:s/></text:p>
            <text:p>Medidas: 0,5 m. de altura por 1,7 m. de largo y 0,1 m. de grueso en una de las extremidades y 0,18 m. en la otra. El grosor medio es de 0,14 m.</text:p>
            <text:p>Por el lado del SE. Aparecen algunas piedras entre la hierba.</text:p>
          </table:table-cell>
          <table:table-cell office:value-type="string" table:style-name="ce1">
            <text:p>No se conoce</text:p>
          </table:table-cell>
          <table:table-cell office:value-type="string" table:style-name="ce1">
            <text:p>Bibliografía: Arqueología nº 7, 1988 pág 131.</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263_DIB_282.pdf</text:p>
          </table:table-cell>
          <table:table-cell table:number-columns-repeated="16363" table:style-name="ce1"/>
        </table:table-row>
        <table:table-row table:style-name="ro1">
          <table:table-cell office:value-type="float" office:value="264" table:style-name="ce1">
            <text:p>264</text:p>
          </table:table-cell>
          <table:table-cell office:value-type="string" table:style-name="ce1">
            <text:p>ABARTAN - IZKOA</text:p>
          </table:table-cell>
          <table:table-cell office:value-type="float" office:value="5" table:style-name="ce1">
            <text:p>5</text:p>
          </table:table-cell>
          <table:table-cell office:value-type="string" table:style-name="ce1">
            <text:p>Crómlech (4)</text:p>
          </table:table-cell>
          <table:table-cell office:value-type="string" table:style-name="ce1">
            <text:p>Baztan - Ciga</text:p>
          </table:table-cell>
          <table:table-cell office:value-type="string" table:style-name="ce1">
            <text:p>A unos 800 m. al NE, de Abartan</text:p>
            <text:p>Hoja cartográfica Nº: 90-8</text:p>
          </table:table-cell>
          <table:table-cell office:value-type="string" table:style-name="ce1">
            <text:p>Zuraurre</text:p>
          </table:table-cell>
          <table:table-cell table:style-name="ce1"/>
          <table:table-cell office:value-type="float" office:value="617120" table:style-name="ce1">
            <text:p>617120</text:p>
          </table:table-cell>
          <table:table-cell office:value-type="float" office:value="4772725" table:style-name="ce1">
            <text:p>4772725</text:p>
          </table:table-cell>
          <table:table-cell office:value-type="float" office:value="910" table:style-name="ce1">
            <text:p>910</text:p>
          </table:table-cell>
          <table:table-cell office:value-type="string" table:style-name="ce2">
            <text:p>43.0982004107821,-1.56080828135032</text:p>
          </table:table-cell>
          <table:table-cell office:value-type="date" office:date-value="1972-01-15T00:00:00" table:style-name="ce3">
            <text:p>sábado, enero 15, 1972</text:p>
          </table:table-cell>
          <table:table-cell office:value-type="string" table:style-name="ce1">
            <text:p>Francisco Ondarra</text:p>
          </table:table-cell>
          <table:table-cell office:value-type="string" table:style-name="ce1">
            <text:p>crómlech nº 1: Túmulo de 9 m. de diámetro y 0,3 m. de altura. 23 testigos de piedras pequeñas en posición vertical. Areniscas. Merecen mención la losa 1: 0,85 m. de largo al igual que la losa 2. las losas 3 y 4 tienen una altura de 0,5 m.</text:p>
            <text:p>crómlech nº 2: Situado a 7,5 m. del anterior en dirección NW. Tiene 2 m. de diámetro y 8 testigos a ras de tierra.</text:p>
            <text:p>crómlech nº 3: A 0,5 m. del anterior. Destaca la señalada con nº1 que mide: 0,5 m de altura y está muy inclinada, al igual que las nº 6 y 7. Las señaladas como 2, 3, 4 y 5 se hallan tumbadas.</text:p>
          </table:table-cell>
          <table:table-cell office:value-type="string" table:style-name="ce1">
            <text:p>No se conoce</text:p>
          </table:table-cell>
          <table:table-cell office:value-type="string" table:style-name="ce1">
            <text:p>Bibliografía: Príncipe de Viana nº 140/141 pág. 404.</text:p>
            <text:p/>
            <text:p>Se dio a conocer como Abartan, cima de 1093 m. situada al SW a unos 800 m. del emplazamiento de los crómlech, pequeño mogote entre Urlegi y Urdintz llamado Izkoa.</text:p>
            <text:p>Con fecha 25-4-1982 Luis Millan distingue un cuarto crómlech.</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264_DIB_283.pdf</text:p>
          </table:table-cell>
          <table:table-cell office:value-type="string" table:style-name="ce1">
            <text:p>Foto</text:p>
          </table:table-cell>
          <table:table-cell office:value-type="string" table:style-name="ce1">
            <text:p>0264_FOT_284.pdf</text:p>
          </table:table-cell>
          <table:table-cell table:number-columns-repeated="16361"/>
        </table:table-row>
        <table:table-row table:style-name="ro1">
          <table:table-cell office:value-type="float" office:value="265" table:style-name="ce1">
            <text:p>265</text:p>
          </table:table-cell>
          <table:table-cell office:value-type="string" table:style-name="ce1">
            <text:p>SAGARDEGI</text:p>
          </table:table-cell>
          <table:table-cell office:value-type="float" office:value="2" table:style-name="ce1">
            <text:p>2</text:p>
          </table:table-cell>
          <table:table-cell office:value-type="string" table:style-name="ce1">
            <text:p>Túmulo</text:p>
          </table:table-cell>
          <table:table-cell office:value-type="string" table:style-name="ce1">
            <text:p>Anue</text:p>
          </table:table-cell>
          <table:table-cell office:value-type="string" table:style-name="ce1">
            <text:p>En el collado Lagardegi, entre Saioa y Zuriain</text:p>
            <text:p>Hoja cartográfica Nº: 90-16</text:p>
          </table:table-cell>
          <table:table-cell office:value-type="string" table:style-name="ce1">
            <text:p>Saioa</text:p>
          </table:table-cell>
          <table:table-cell table:style-name="ce1"/>
          <table:table-cell office:value-type="float" office:value="617780" table:style-name="ce1">
            <text:p>617780</text:p>
          </table:table-cell>
          <table:table-cell office:value-type="float" office:value="4766550" table:style-name="ce1">
            <text:p>4766550</text:p>
          </table:table-cell>
          <table:table-cell office:value-type="float" office:value="1250" table:style-name="ce1">
            <text:p>1250</text:p>
          </table:table-cell>
          <table:table-cell office:value-type="string" table:style-name="ce2">
            <text:p>43.0425101424902,-1.55400821899165</text:p>
          </table:table-cell>
          <table:table-cell office:value-type="date" office:date-value="1981-09-17T00:00:00" table:style-name="ce3">
            <text:p>jueves, septiembre 17, 1981</text:p>
          </table:table-cell>
          <table:table-cell office:value-type="string" table:style-name="ce1">
            <text:p>Francisco Ondarra</text:p>
          </table:table-cell>
          <table:table-cell office:value-type="string" table:style-name="ce1">
            <text:p>Túmulo circular de unos 4 m. de diámetro y 0,2 m. de altura. No tiene hoyo central, más bien una superficie plana. Formado por tierra y piedra arenisca.</text:p>
          </table:table-cell>
          <table:table-cell office:value-type="string" table:style-name="ce1">
            <text:p>No se conoce</text:p>
          </table:table-cell>
          <table:table-cell office:value-type="string" table:style-name="ce1">
            <text:p>Bibliografía: Príncipe de Viana nº 165 pág. 19</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265_DIB_285.pdf</text:p>
          </table:table-cell>
          <table:table-cell table:number-columns-repeated="16363" table:style-name="ce1"/>
        </table:table-row>
        <table:table-row table:style-name="ro1">
          <table:table-cell office:value-type="float" office:value="266" table:style-name="ce1">
            <text:p>266</text:p>
          </table:table-cell>
          <table:table-cell office:value-type="string" table:style-name="ce1">
            <text:p>ALGORRIETA - ARGORRIETA</text:p>
          </table:table-cell>
          <table:table-cell office:value-type="float" office:value="5" table:style-name="ce1">
            <text:p>5</text:p>
          </table:table-cell>
          <table:table-cell office:value-type="string" table:style-name="ce1">
            <text:p>Crómlech</text:p>
          </table:table-cell>
          <table:table-cell office:value-type="string" table:style-name="ce1">
            <text:p>Valle de Anue - Lanz</text:p>
          </table:table-cell>
          <table:table-cell office:value-type="string" table:style-name="ce1">
            <text:p>A 500 m. al SW de Irumugeta</text:p>
            <text:p>Hoja cartográfica Nº: 90-16</text:p>
          </table:table-cell>
          <table:table-cell office:value-type="string" table:style-name="ce1">
            <text:p>Saioa</text:p>
          </table:table-cell>
          <table:table-cell table:style-name="ce1"/>
          <table:table-cell office:value-type="float" office:value="614245" table:style-name="ce1">
            <text:p>614245</text:p>
          </table:table-cell>
          <table:table-cell office:value-type="float" office:value="4766340" table:style-name="ce1">
            <text:p>4766340</text:p>
          </table:table-cell>
          <table:table-cell office:value-type="float" office:value="1106" table:style-name="ce1">
            <text:p>1106</text:p>
          </table:table-cell>
          <table:table-cell office:value-type="string" table:style-name="ce2">
            <text:p>43.0411597110833,-1.59743776689579</text:p>
          </table:table-cell>
          <table:table-cell office:value-type="date" office:date-value="1972-07-11T00:00:00" table:style-name="ce3">
            <text:p>martes, julio 11, 1972</text:p>
          </table:table-cell>
          <table:table-cell office:value-type="string" table:style-name="ce1">
            <text:p>Francisco Ondarra</text:p>
          </table:table-cell>
          <table:table-cell office:value-type="string" table:style-name="ce1">
            <text:p>Círculo ligeramente tumular y elíptico de 12 m. de diámetro y 0,3 m. de altura. Rodeado por 12 pequeños testigos de piedras areniscas. Las señaladas como 1 y 2 son mayores:</text:p>
            <text:p>1.: 0,65 m. de alto; 0,9 m de largo; 0,07 m. de grosor</text:p>
            <text:p>2.: 0,75 m. de alto; 0,8 m de largo; 0,07 m. de grosor</text:p>
          </table:table-cell>
          <table:table-cell office:value-type="string" table:style-name="ce1">
            <text:p>No se conoce</text:p>
          </table:table-cell>
          <table:table-cell office:value-type="string" table:style-name="ce1">
            <text:p>Desde este lugar, a 1,5 km y por el camino que rodea Errebulu y va Lanz, podríamos empalmar en Harriurdineta con los itinerrios de Ulzama- Velate - Lanz.</text:p>
            <text:p/>
            <text:p>Bibliografía: Príncipe de Viana nº 140/141 pág 419</text:p>
            <text:p/>
            <text:p>A lápiz: Con fecha 6-8-1983 F.O. señala un П <text:s/>y también un M que está pendiente de hacer ficha porque faltan datos y fotos.</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266_DIB_286.pdf</text:p>
          </table:table-cell>
          <table:table-cell table:number-columns-repeated="16363" table:style-name="ce1"/>
        </table:table-row>
        <table:table-row table:style-name="ro1">
          <table:table-cell office:value-type="float" office:value="267" table:style-name="ce1">
            <text:p>267</text:p>
          </table:table-cell>
          <table:table-cell office:value-type="string" table:style-name="ce1">
            <text:p>BAGAZELAI</text:p>
          </table:table-cell>
          <table:table-cell office:value-type="float" office:value="2" table:style-name="ce1">
            <text:p>2</text:p>
          </table:table-cell>
          <table:table-cell office:value-type="string" table:style-name="ce1">
            <text:p>Túmulo</text:p>
          </table:table-cell>
          <table:table-cell office:value-type="string" table:style-name="ce1">
            <text:p>Baztan - Almandoz</text:p>
          </table:table-cell>
          <table:table-cell office:value-type="string" table:style-name="ce1">
            <text:p>Entre cotas 833 NE y 866 SW, a la derecha de la carretera</text:p>
            <text:p>Hoja cartográfica Nº: 90-12</text:p>
          </table:table-cell>
          <table:table-cell office:value-type="string" table:style-name="ce1">
            <text:p>Bagazelai</text:p>
          </table:table-cell>
          <table:table-cell table:style-name="ce1"/>
          <table:table-cell office:value-type="float" office:value="614340" table:style-name="ce1">
            <text:p>614340</text:p>
          </table:table-cell>
          <table:table-cell office:value-type="float" office:value="4770250" table:style-name="ce1">
            <text:p>4770250</text:p>
          </table:table-cell>
          <table:table-cell office:value-type="float" office:value="741" table:style-name="ce1">
            <text:p>741</text:p>
          </table:table-cell>
          <table:table-cell office:value-type="string" table:style-name="ce2">
            <text:p>43.0763443623592,-1.59546849017464</text:p>
          </table:table-cell>
          <table:table-cell office:value-type="date" office:date-value="1972-07-11T00:00:00" table:style-name="ce3">
            <text:p>martes, julio 11, 1972</text:p>
          </table:table-cell>
          <table:table-cell office:value-type="string" table:style-name="ce1">
            <text:p>Francisco Ondarra</text:p>
          </table:table-cell>
          <table:table-cell office:value-type="string" table:style-name="ce1">
            <text:p>Túmulo de 14 m. de diámetro y 1,5 m. de altura de piedra y tierra. Hoyo central de unos 2 m. de diámetro y poca profundidad.</text:p>
          </table:table-cell>
          <table:table-cell office:value-type="string" table:style-name="ce1">
            <text:p>No se conoce</text:p>
          </table:table-cell>
          <table:table-cell office:value-type="string" table:style-name="ce1">
            <text:p>Bibliografía: Príncipe de Viana nº 165 pág 17</text:p>
          </table:table-cell>
          <table:table-cell table:style-name="ce1"/>
          <table:table-cell office:value-type="string" table:style-name="ce1">
            <text:p>13 Baztan Sur</text:p>
          </table:table-cell>
          <table:table-cell table:number-columns-repeated="16365" table:style-name="ce1"/>
        </table:table-row>
        <table:table-row table:style-name="ro1">
          <table:table-cell office:value-type="float" office:value="268" table:style-name="ce1">
            <text:p>268</text:p>
          </table:table-cell>
          <table:table-cell office:value-type="string" table:style-name="ce1">
            <text:p>PARAMENDI</text:p>
          </table:table-cell>
          <table:table-cell office:value-type="float" office:value="2" table:style-name="ce1">
            <text:p>2</text:p>
          </table:table-cell>
          <table:table-cell office:value-type="string" table:style-name="ce1">
            <text:p>Túmulo</text:p>
          </table:table-cell>
          <table:table-cell office:value-type="string" table:style-name="ce1">
            <text:p>Baztan - Almandoz</text:p>
          </table:table-cell>
          <table:table-cell office:value-type="string" table:style-name="ce1">
            <text:p>En el monte encima de Almandoz</text:p>
            <text:p>Hoja cartográfica Nº: 90-7</text:p>
          </table:table-cell>
          <table:table-cell office:value-type="string" table:style-name="ce1">
            <text:p>Almandoz</text:p>
          </table:table-cell>
          <table:table-cell table:style-name="ce1"/>
          <table:table-cell office:value-type="float" office:value="614180" table:style-name="ce1">
            <text:p>614180</text:p>
          </table:table-cell>
          <table:table-cell office:value-type="float" office:value="4772500" table:style-name="ce1">
            <text:p>4772500</text:p>
          </table:table-cell>
          <table:table-cell office:value-type="float" office:value="620" table:style-name="ce1">
            <text:p>620</text:p>
          </table:table-cell>
          <table:table-cell office:value-type="string" table:style-name="ce2">
            <text:p>43.0966235277154,-1.59697104377025</text:p>
          </table:table-cell>
          <table:table-cell office:value-type="date" office:date-value="1972-02-19T00:00:00" table:style-name="ce3">
            <text:p>sábado, febrero 19, 1972</text:p>
          </table:table-cell>
          <table:table-cell office:value-type="string" table:style-name="ce1">
            <text:p>Francisco Ondarra</text:p>
          </table:table-cell>
          <table:table-cell office:value-type="string" table:style-name="ce1">
            <text:p>Túmulo de 5 m. de diámetro y 0,4/0,5 m. de altura de piedra y tierra. Materiales: calizas y pizarras arcillosas</text:p>
          </table:table-cell>
          <table:table-cell table:style-name="ce1"/>
          <table:table-cell office:value-type="string" table:style-name="ce1">
            <text:p>En la loma y con una altitud de 635 m. hay otro túmulo muy similar.</text:p>
            <text:p/>
            <text:p>Bibliografía: Príncipe de Viana nº 138/139 pág 44</text:p>
          </table:table-cell>
          <table:table-cell table:style-name="ce1"/>
          <table:table-cell office:value-type="string" table:style-name="ce1">
            <text:p>13 Baztan Sur</text:p>
          </table:table-cell>
          <table:table-cell table:number-columns-repeated="16365" table:style-name="ce1"/>
        </table:table-row>
        <table:table-row table:style-name="ro1">
          <table:table-cell office:value-type="float" office:value="269" table:style-name="ce1">
            <text:p>269</text:p>
          </table:table-cell>
          <table:table-cell office:value-type="string" table:style-name="ce1">
            <text:p>APURTXI</text:p>
          </table:table-cell>
          <table:table-cell office:value-type="float" office:value="1" table:style-name="ce1">
            <text:p>1</text:p>
          </table:table-cell>
          <table:table-cell office:value-type="string" table:style-name="ce1">
            <text:p>Dolmen</text:p>
          </table:table-cell>
          <table:table-cell office:value-type="string" table:style-name="ce1">
            <text:p>Baztan - Almandoz</text:p>
          </table:table-cell>
          <table:table-cell office:value-type="string" table:style-name="ce1">
            <text:p>A 100 m de la ermita de Santa Bárbara</text:p>
            <text:p>Hoja cartográfica Nº: 90-7</text:p>
          </table:table-cell>
          <table:table-cell office:value-type="string" table:style-name="ce1">
            <text:p>Almandoz</text:p>
          </table:table-cell>
          <table:table-cell table:style-name="ce1"/>
          <table:table-cell office:value-type="float" office:value="612820" table:style-name="ce1">
            <text:p>612820</text:p>
          </table:table-cell>
          <table:table-cell office:value-type="float" office:value="4771880" table:style-name="ce1">
            <text:p>4771880</text:p>
          </table:table-cell>
          <table:table-cell office:value-type="float" office:value="715" table:style-name="ce1">
            <text:p>715</text:p>
          </table:table-cell>
          <table:table-cell office:value-type="string" table:style-name="ce2">
            <text:p>43.0912457560191,-1.61380364334817</text:p>
          </table:table-cell>
          <table:table-cell office:value-type="date" office:date-value="1957-01-06T00:00:00" table:style-name="ce3">
            <text:p>domingo, enero 06, 1957</text:p>
          </table:table-cell>
          <table:table-cell office:value-type="string" table:style-name="ce1">
            <text:p>Tomás López Sellés</text:p>
          </table:table-cell>
          <table:table-cell office:value-type="string" table:style-name="ce1">
            <text:p>Túmulo circular de 15 m. de diámetro y 2,25 m. de altura. Cámara con una losa en pie y otras tendidas, de calizas del terreno.</text:p>
          </table:table-cell>
          <table:table-cell office:value-type="string" table:style-name="ce1">
            <text:p>No se conoce</text:p>
          </table:table-cell>
          <table:table-cell office:value-type="string" table:style-name="ce1">
            <text:p>Está catalogado en Munibe con el nº 54-15</text:p>
            <text:p/>
            <text:p>Bibliografía: Munibe 1973</text:p>
          </table:table-cell>
          <table:table-cell table:style-name="ce1"/>
          <table:table-cell office:value-type="string" table:style-name="ce1">
            <text:p>13 Baztan Sur</text:p>
          </table:table-cell>
          <table:table-cell table:number-columns-repeated="16365" table:style-name="ce1"/>
        </table:table-row>
        <table:table-row table:style-name="ro1">
          <table:table-cell office:value-type="float" office:value="270" table:style-name="ce1">
            <text:p>270</text:p>
          </table:table-cell>
          <table:table-cell office:value-type="string" table:style-name="ce1">
            <text:p>BIDEGURUTZETA</text:p>
          </table:table-cell>
          <table:table-cell office:value-type="float" office:value="1" table:style-name="ce1">
            <text:p>1</text:p>
          </table:table-cell>
          <table:table-cell office:value-type="string" table:style-name="ce1">
            <text:p>Dolmen</text:p>
          </table:table-cell>
          <table:table-cell office:value-type="string" table:style-name="ce1">
            <text:p>Baztan - Berroeta</text:p>
          </table:table-cell>
          <table:table-cell office:value-type="string" table:style-name="ce1">
            <text:p>En la estribación NE de Abartan</text:p>
            <text:p>Hoja cartográfica Nº: 90-8</text:p>
          </table:table-cell>
          <table:table-cell office:value-type="string" table:style-name="ce1">
            <text:p>Berroeta</text:p>
          </table:table-cell>
          <table:table-cell table:style-name="ce1"/>
          <table:table-cell office:value-type="float" office:value="615440" table:style-name="ce1">
            <text:p>615440</text:p>
          </table:table-cell>
          <table:table-cell office:value-type="float" office:value="4772940" table:style-name="ce1">
            <text:p>4772940</text:p>
          </table:table-cell>
          <table:table-cell office:value-type="float" office:value="497" table:style-name="ce1">
            <text:p>497</text:p>
          </table:table-cell>
          <table:table-cell office:value-type="string" table:style-name="ce2">
            <text:p>43.1003936260417,-1.58140149406978</text:p>
          </table:table-cell>
          <table:table-cell office:value-type="date" office:date-value="1988-07-04T00:00:00" table:style-name="ce3">
            <text:p>lunes, julio 04, 1988</text:p>
          </table:table-cell>
          <table:table-cell office:value-type="string" table:style-name="ce1">
            <text:p>Luis Millan</text:p>
          </table:table-cell>
          <table:table-cell table:number-columns-repeated="4" table:style-name="ce1"/>
          <table:table-cell office:value-type="string" table:style-name="ce1">
            <text:p>13 Baztan Sur</text:p>
          </table:table-cell>
          <table:table-cell table:number-columns-repeated="16365" table:style-name="ce1"/>
        </table:table-row>
        <table:table-row table:style-name="ro1">
          <table:table-cell office:value-type="float" office:value="271" table:style-name="ce1">
            <text:p>271</text:p>
          </table:table-cell>
          <table:table-cell office:value-type="string" table:style-name="ce1">
            <text:p>ERMITAKO LEPOA</text:p>
          </table:table-cell>
          <table:table-cell office:value-type="float" office:value="5" table:style-name="ce1">
            <text:p>5</text:p>
          </table:table-cell>
          <table:table-cell office:value-type="string" table:style-name="ce1">
            <text:p>Crómlech</text:p>
          </table:table-cell>
          <table:table-cell office:value-type="string" table:style-name="ce1">
            <text:p>Baztan</text:p>
          </table:table-cell>
          <table:table-cell office:value-type="string" table:style-name="ce1">
            <text:p>A 800 m. al SE de Venta Quemada (Benterre)</text:p>
            <text:p>Hoja cartográfica Nº: 90-7</text:p>
          </table:table-cell>
          <table:table-cell office:value-type="string" table:style-name="ce1">
            <text:p>Saioa</text:p>
          </table:table-cell>
          <table:table-cell table:style-name="ce1"/>
          <table:table-cell office:value-type="float" office:value="612750" table:style-name="ce1">
            <text:p>612750</text:p>
          </table:table-cell>
          <table:table-cell office:value-type="float" office:value="4766750" table:style-name="ce1">
            <text:p>4766750</text:p>
          </table:table-cell>
          <table:table-cell office:value-type="float" office:value="910" table:style-name="ce1">
            <text:p>910</text:p>
          </table:table-cell>
          <table:table-cell office:value-type="string" table:style-name="ce2">
            <text:p>43.0450741257997,-1.61570329793968</text:p>
          </table:table-cell>
          <table:table-cell office:value-type="date" office:date-value="1982-05-16T00:00:00" table:style-name="ce3">
            <text:p>domingo, mayo 16, 1982</text:p>
          </table:table-cell>
          <table:table-cell office:value-type="string" table:style-name="ce1">
            <text:p>Luis Millan</text:p>
          </table:table-cell>
          <table:table-cell office:value-type="string" table:style-name="ce1">
            <text:p>crómlech circular de 8 m. de diámetro compuesto por 5 testigos:</text:p>
            <text:p>1.- Al NNE: Súmamente pequeño y oculto</text:p>
            <text:p>2.- Al ESE: <text:s/>0,3 m. de alto; 0,43 m. de largo; 0.08 m. de grosor</text:p>
            <text:p>3.- Al SSE: <text:s/>0,4 m. de alto; 0,8 m. de largo; 0.04/0,1 m. de grosor</text:p>
            <text:p>4.- Al SSW: <text:s/>0,35 m. de alto; 0,6 m. de largo; 0.04/0,1 m. de grosor</text:p>
            <text:p>5.- Al W: <text:s/>0,35 m. de alto; 0,83 m. de largo; 0.1/0,16 m. de grosor</text:p>
            <text:p>Las número 2, 3, 4 y 5 se hallan inclinadas hacia afuera.</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271_DIB_287.pdf</text:p>
          </table:table-cell>
          <table:table-cell table:number-columns-repeated="16363" table:style-name="ce1"/>
        </table:table-row>
        <table:table-row table:style-name="ro1">
          <table:table-cell office:value-type="float" office:value="272" table:style-name="ce1">
            <text:p>272</text:p>
          </table:table-cell>
          <table:table-cell office:value-type="string" table:style-name="ce1">
            <text:p>ERMITAKO LEPOA I</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A 6 km. Del crómlech de Ermitako Lepoa, a 330º.</text:p>
            <text:p>Hoja cartográfica Nº: 90-11</text:p>
          </table:table-cell>
          <table:table-cell office:value-type="string" table:style-name="ce1">
            <text:p>Saioa</text:p>
          </table:table-cell>
          <table:table-cell table:style-name="ce1"/>
          <table:table-cell office:value-type="float" office:value="612750" table:style-name="ce1">
            <text:p>612750</text:p>
          </table:table-cell>
          <table:table-cell office:value-type="float" office:value="4766750" table:style-name="ce1">
            <text:p>4766750</text:p>
          </table:table-cell>
          <table:table-cell office:value-type="float" office:value="910" table:style-name="ce1">
            <text:p>910</text:p>
          </table:table-cell>
          <table:table-cell office:value-type="string" table:style-name="ce2">
            <text:p>43.0450741257997,-1.61570329793968</text:p>
          </table:table-cell>
          <table:table-cell office:value-type="date" office:date-value="1982-04-25T00:00:00" table:style-name="ce3">
            <text:p>domingo, abril 25, 1982</text:p>
          </table:table-cell>
          <table:table-cell office:value-type="string" table:style-name="ce1">
            <text:p>Luis Millan</text:p>
          </table:table-cell>
          <table:table-cell office:value-type="string" table:style-name="ce1">
            <text:p>Túmulo circular de 4 m. de diámetro y 0,3 m. de altura, sin hoyo en el centro. Cubierto de hierba. Algunas piedras en el centr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365" table:style-name="ce1"/>
        </table:table-row>
        <table:table-row table:style-name="ro1">
          <table:table-cell office:value-type="float" office:value="273" table:style-name="ce1">
            <text:p>273</text:p>
          </table:table-cell>
          <table:table-cell office:value-type="string" table:style-name="ce1">
            <text:p>ERMITAKO LEPOA II</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A 6 km. del crómlech de Ermitako Lepoa, a 90º.</text:p>
            <text:p>Hoja cartográfica Nº: 90-11</text:p>
          </table:table-cell>
          <table:table-cell office:value-type="string" table:style-name="ce1">
            <text:p>Saioa</text:p>
          </table:table-cell>
          <table:table-cell table:style-name="ce1"/>
          <table:table-cell office:value-type="float" office:value="612750" table:style-name="ce1">
            <text:p>612750</text:p>
          </table:table-cell>
          <table:table-cell office:value-type="float" office:value="4766750" table:style-name="ce1">
            <text:p>4766750</text:p>
          </table:table-cell>
          <table:table-cell office:value-type="float" office:value="910" table:style-name="ce1">
            <text:p>910</text:p>
          </table:table-cell>
          <table:table-cell office:value-type="string" table:style-name="ce2">
            <text:p>43.0450741257997,-1.61570329793968</text:p>
          </table:table-cell>
          <table:table-cell office:value-type="date" office:date-value="1982-04-25T00:00:00" table:style-name="ce3">
            <text:p>domingo, abril 25, 1982</text:p>
          </table:table-cell>
          <table:table-cell office:value-type="string" table:style-name="ce1">
            <text:p>Luis Millan</text:p>
          </table:table-cell>
          <table:table-cell office:value-type="string" table:style-name="ce1">
            <text:p>Túmulo circular de 3 m. de diámetro y 0,2 m. de altura. Cubierto de hierba. Algunas piedras en el centro. No tiene cráter central.</text:p>
          </table:table-cell>
          <table:table-cell office:value-type="string" table:style-name="ce1">
            <text:p>No se conoce</text:p>
          </table:table-cell>
          <table:table-cell office:value-type="string" table:style-name="ce1">
            <text:p>Pedro Arrese efectuó una cata de reconocimiento. Aparecieron abundantes restes orgánicos quemados.</text:p>
            <text:p/>
            <text:p>Bibliografía: Arqueología nº 7, 1988</text:p>
          </table:table-cell>
          <table:table-cell table:style-name="ce1"/>
          <table:table-cell office:value-type="string" table:style-name="ce1">
            <text:p>13 Baztan Sur</text:p>
          </table:table-cell>
          <table:table-cell table:number-columns-repeated="16365" table:style-name="ce1"/>
        </table:table-row>
        <table:table-row table:style-name="ro1">
          <table:table-cell office:value-type="float" office:value="274" table:style-name="ce1">
            <text:p>274</text:p>
          </table:table-cell>
          <table:table-cell office:value-type="string" table:style-name="ce1">
            <text:p>ERMITAKO LEPOA III</text:p>
          </table:table-cell>
          <table:table-cell office:value-type="float" office:value="2" table:style-name="ce1">
            <text:p>2</text:p>
          </table:table-cell>
          <table:table-cell office:value-type="string" table:style-name="ce1">
            <text:p>Túmulo</text:p>
          </table:table-cell>
          <table:table-cell office:value-type="string" table:style-name="ce1">
            <text:p>Baztan</text:p>
          </table:table-cell>
          <table:table-cell office:value-type="string" table:style-name="ce1">
            <text:p>A 70 m. del crómlech de Ermitako Lepoa, a 325º.</text:p>
            <text:p>Hoja cartográfica Nº: 90-11</text:p>
          </table:table-cell>
          <table:table-cell office:value-type="string" table:style-name="ce1">
            <text:p>Saioa</text:p>
          </table:table-cell>
          <table:table-cell table:style-name="ce1"/>
          <table:table-cell office:value-type="float" office:value="612750" table:style-name="ce1">
            <text:p>612750</text:p>
          </table:table-cell>
          <table:table-cell office:value-type="float" office:value="4766750" table:style-name="ce1">
            <text:p>4766750</text:p>
          </table:table-cell>
          <table:table-cell office:value-type="float" office:value="910" table:style-name="ce1">
            <text:p>910</text:p>
          </table:table-cell>
          <table:table-cell office:value-type="string" table:style-name="ce2">
            <text:p>43.0450741257997,-1.61570329793968</text:p>
          </table:table-cell>
          <table:table-cell office:value-type="date" office:date-value="1982-04-25T00:00:00" table:style-name="ce3">
            <text:p>domingo, abril 25, 1982</text:p>
          </table:table-cell>
          <table:table-cell office:value-type="string" table:style-name="ce1">
            <text:p>Luis Millan</text:p>
          </table:table-cell>
          <table:table-cell office:value-type="string" table:style-name="ce1">
            <text:p>Túmulo circular de 5 m. de diámetro y 0,5 m. de altura, sin cráter central. Cubierto de hierba. Algunas piedras en el centr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365" table:style-name="ce1"/>
        </table:table-row>
        <table:table-row table:style-name="ro1">
          <table:table-cell office:value-type="float" office:value="275" table:style-name="ce1">
            <text:p>275</text:p>
          </table:table-cell>
          <table:table-cell office:value-type="string" table:style-name="ce1">
            <text:p>ERMITAKO LEPOA</text:p>
          </table:table-cell>
          <table:table-cell office:value-type="float" office:value="13" table:style-name="ce1">
            <text:p>13</text:p>
          </table:table-cell>
          <table:table-cell office:value-type="string" table:style-name="ce1">
            <text:p>Monolito</text:p>
          </table:table-cell>
          <table:table-cell office:value-type="string" table:style-name="ce1">
            <text:p>Baztan</text:p>
          </table:table-cell>
          <table:table-cell office:value-type="string" table:style-name="ce1">
            <text:p>A 55 m. del túmulo de Ermitako Lepoa, a 320º.</text:p>
            <text:p>Hoja cartográfica Nº: 90-11</text:p>
          </table:table-cell>
          <table:table-cell office:value-type="string" table:style-name="ce1">
            <text:p>Saioa</text:p>
          </table:table-cell>
          <table:table-cell table:style-name="ce1"/>
          <table:table-cell office:value-type="float" office:value="612750" table:style-name="ce1">
            <text:p>612750</text:p>
          </table:table-cell>
          <table:table-cell office:value-type="float" office:value="4766750" table:style-name="ce1">
            <text:p>4766750</text:p>
          </table:table-cell>
          <table:table-cell office:value-type="float" office:value="910" table:style-name="ce1">
            <text:p>910</text:p>
          </table:table-cell>
          <table:table-cell office:value-type="string" table:style-name="ce2">
            <text:p>43.0450741257997,-1.61570329793968</text:p>
          </table:table-cell>
          <table:table-cell office:value-type="date" office:date-value="1983-07-14T00:00:00" table:style-name="ce3">
            <text:p>jueves, julio 14, 1983</text:p>
          </table:table-cell>
          <table:table-cell office:value-type="string" table:style-name="ce1">
            <text:p>Luis Millan</text:p>
          </table:table-cell>
          <table:table-cell office:value-type="string" table:style-name="ce1">
            <text:p>Monolito de 1,25 m. de altura; 0,75 m. de ancho y 0,4 m. de grosor. Actualmente parece como se se tratase de dos gruesas losas colacadas una frente a otra, en posición vertical. Entre ambas hay piedras de menores dimensiones y más delgadas, colocadas por alguien, o acaso sea todo ello efecto de la erosión.</text:p>
            <text:p>La orientación es a 25º.</text:p>
            <text:p>Areniscas del terren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275_DIB_288.pdf</text:p>
          </table:table-cell>
          <table:table-cell table:number-columns-repeated="16363" table:style-name="ce1"/>
        </table:table-row>
        <table:table-row table:style-name="ro1">
          <table:table-cell office:value-type="float" office:value="276" table:style-name="ce1">
            <text:p>276</text:p>
          </table:table-cell>
          <table:table-cell office:value-type="string" table:style-name="ce1">
            <text:p>MATRAKOLA</text:p>
          </table:table-cell>
          <table:table-cell office:value-type="float" office:value="1" table:style-name="ce1">
            <text:p>1</text:p>
          </table:table-cell>
          <table:table-cell office:value-type="string" table:style-name="ce1">
            <text:p>Dolmen (arruinado)</text:p>
          </table:table-cell>
          <table:table-cell office:value-type="string" table:style-name="ce1">
            <text:p>Baztan</text:p>
          </table:table-cell>
          <table:table-cell office:value-type="string" table:style-name="ce1">
            <text:p>250 m. al E. del collado de Matrakola</text:p>
            <text:p>Hoja cartográfica Nº: 90-11</text:p>
          </table:table-cell>
          <table:table-cell office:value-type="string" table:style-name="ce1">
            <text:p>Saioa</text:p>
          </table:table-cell>
          <table:table-cell table:style-name="ce1"/>
          <table:table-cell office:value-type="float" office:value="612690" table:style-name="ce1">
            <text:p>612690</text:p>
          </table:table-cell>
          <table:table-cell office:value-type="float" office:value="4766650" table:style-name="ce1">
            <text:p>4766650</text:p>
          </table:table-cell>
          <table:table-cell office:value-type="float" office:value="925" table:style-name="ce1">
            <text:p>925</text:p>
          </table:table-cell>
          <table:table-cell office:value-type="string" table:style-name="ce2">
            <text:p>43.0441827938741,-1.61645997660154</text:p>
          </table:table-cell>
          <table:table-cell office:value-type="date" office:date-value="1974-09-05T00:00:00" table:style-name="ce3">
            <text:p>jueves, septiembre 05, 1974</text:p>
          </table:table-cell>
          <table:table-cell office:value-type="string" table:style-name="ce1">
            <text:p>Francisco Ondarra</text:p>
          </table:table-cell>
          <table:table-cell office:value-type="string" table:style-name="ce1">
            <text:p>Túmulo de 16 m. de diámetro sin apenas altura. Tiene una losa hincada en su sitio. El conjunto presenta un aspecto arruinado.</text:p>
          </table:table-cell>
          <table:table-cell table:style-name="ce1"/>
          <table:table-cell office:value-type="string" table:style-name="ce1">
            <text:p>Bibliografía: Príncipe de Viana 140/141, pág. 422</text:p>
          </table:table-cell>
          <table:table-cell table:style-name="ce1"/>
          <table:table-cell office:value-type="string" table:style-name="ce1">
            <text:p>13 Baztan Sur</text:p>
          </table:table-cell>
          <table:table-cell table:number-columns-repeated="16365" table:style-name="ce1"/>
        </table:table-row>
        <table:table-row table:style-name="ro1">
          <table:table-cell office:value-type="float" office:value="277" table:style-name="ce1">
            <text:p>277</text:p>
          </table:table-cell>
          <table:table-cell office:value-type="string" table:style-name="ce1">
            <text:p>GOROSPIL LEPOA (I y II)</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En le collado entre las cotas 1108 m. por el S. y 1043 m. y 1050 m. nor el N.</text:p>
            <text:p>A 7 m. del llamado Pikuda Ipar.</text:p>
            <text:p>Hoja cartográfica Nº: 90-12</text:p>
          </table:table-cell>
          <table:table-cell office:value-type="string" table:style-name="ce1">
            <text:p>Zuraurre</text:p>
          </table:table-cell>
          <table:table-cell table:style-name="ce1"/>
          <table:table-cell office:value-type="float" office:value="617000" table:style-name="ce1">
            <text:p>617000</text:p>
          </table:table-cell>
          <table:table-cell office:value-type="float" office:value="4770500" table:style-name="ce1">
            <text:p>4770500</text:p>
          </table:table-cell>
          <table:table-cell office:value-type="float" office:value="1000" table:style-name="ce1">
            <text:p>1000</text:p>
          </table:table-cell>
          <table:table-cell office:value-type="string" table:style-name="ce2">
            <text:p>43.0781892456731,-1.56275088081486</text:p>
          </table:table-cell>
          <table:table-cell office:value-type="date" office:date-value="1975-06-14T00:00:00" table:style-name="ce3">
            <text:p>sábado, junio 14, 1975</text:p>
          </table:table-cell>
          <table:table-cell office:value-type="string" table:style-name="ce1">
            <text:p>Tomás López Sellés</text:p>
          </table:table-cell>
          <table:table-cell office:value-type="string" table:style-name="ce1">
            <text:p>crómlech nº 1: 6 m. de diámetro y 8 testigos. Otros en el interior.</text:p>
            <text:p>crómlech nº 2: 4,5 m. de diámetro y 5 testigos. Los testigos son de material calizo.</text:p>
          </table:table-cell>
          <table:table-cell office:value-type="string" table:style-name="ce1">
            <text:p>No se conoce</text:p>
          </table:table-cell>
          <table:table-cell office:value-type="string" table:style-name="ce1">
            <text:p>Bibliografía: Príncipe de Viana 144/145, pág. 339</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277_DIB_289.pdf</text:p>
          </table:table-cell>
          <table:table-cell office:value-type="string" table:style-name="ce1">
            <text:p>Fotos</text:p>
          </table:table-cell>
          <table:table-cell office:value-type="string" table:style-name="ce1">
            <text:p>0277_FOT_290.pdf</text:p>
          </table:table-cell>
          <table:table-cell table:number-columns-repeated="16361"/>
        </table:table-row>
        <table:table-row table:style-name="ro1">
          <table:table-cell office:value-type="float" office:value="278" table:style-name="ce1">
            <text:p>278</text:p>
          </table:table-cell>
          <table:table-cell office:value-type="string" table:style-name="ce1">
            <text:p>GOROSPIL LEPOA III</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En le collado entre las cotas 1108 m. por el S. y 1043 m. y 1050 m. nor el N.</text:p>
            <text:p>Hoja cartográfica Nº: 90-12</text:p>
          </table:table-cell>
          <table:table-cell office:value-type="string" table:style-name="ce1">
            <text:p>Zuraurre</text:p>
          </table:table-cell>
          <table:table-cell table:style-name="ce1"/>
          <table:table-cell office:value-type="float" office:value="617000" table:style-name="ce1">
            <text:p>617000</text:p>
          </table:table-cell>
          <table:table-cell office:value-type="float" office:value="4770480" table:style-name="ce1">
            <text:p>4770480</text:p>
          </table:table-cell>
          <table:table-cell office:value-type="float" office:value="1005" table:style-name="ce1">
            <text:p>1005</text:p>
          </table:table-cell>
          <table:table-cell office:value-type="string" table:style-name="ce2">
            <text:p>43.0780092030958,-1.56275508962645</text:p>
          </table:table-cell>
          <table:table-cell office:value-type="date" office:date-value="1983-07-27T00:00:00" table:style-name="ce3">
            <text:p>miércoles, julio 27, 1983</text:p>
          </table:table-cell>
          <table:table-cell office:value-type="string" table:style-name="ce1">
            <text:p>Francisco Ondarra</text:p>
          </table:table-cell>
          <table:table-cell office:value-type="string" table:style-name="ce1">
            <text:p>4 m. de diámetro y <text:s/>unos 10 testigos. Otros en el interior y también próximos en el exterior, todos pequeños y ocultos en entre la hierba. Areniscas.</text:p>
            <text:p>Hito 1 (S.): 0,2 m. alto; 0,52 m. largo; 0,23/0,31 m. grueso.</text:p>
            <text:p>Hito 2 (SSW): 0,4 m. larg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277_DIB_289.pdf</text:p>
          </table:table-cell>
          <table:table-cell office:value-type="string" table:style-name="ce1">
            <text:p>Fotos</text:p>
          </table:table-cell>
          <table:table-cell office:value-type="string" table:style-name="ce1">
            <text:p>0277_FOT_290.pdf</text:p>
          </table:table-cell>
          <table:table-cell table:number-columns-repeated="16361"/>
        </table:table-row>
        <table:table-row table:style-name="ro1">
          <table:table-cell office:value-type="float" office:value="279" table:style-name="ce1">
            <text:p>279</text:p>
          </table:table-cell>
          <table:table-cell office:value-type="string" table:style-name="ce1">
            <text:p>GOROSPIL I</text:p>
          </table:table-cell>
          <table:table-cell office:value-type="float" office:value="13" table:style-name="ce1">
            <text:p>13</text:p>
          </table:table-cell>
          <table:table-cell office:value-type="string" table:style-name="ce1">
            <text:p>Monolito</text:p>
          </table:table-cell>
          <table:table-cell office:value-type="string" table:style-name="ce1">
            <text:p>Baztan - Ciga</text:p>
          </table:table-cell>
          <table:table-cell office:value-type="string" table:style-name="ce1">
            <text:p>100 m. al N. de Gorospilgo Lepoa</text:p>
            <text:p>Hoja cartográfica Nº: 90-12</text:p>
          </table:table-cell>
          <table:table-cell office:value-type="string" table:style-name="ce1">
            <text:p>Zuraurre</text:p>
          </table:table-cell>
          <table:table-cell table:style-name="ce1"/>
          <table:table-cell office:value-type="float" office:value="617000" table:style-name="ce1">
            <text:p>617000</text:p>
          </table:table-cell>
          <table:table-cell office:value-type="float" office:value="4770400" table:style-name="ce1">
            <text:p>4770400</text:p>
          </table:table-cell>
          <table:table-cell office:value-type="float" office:value="1015" table:style-name="ce1">
            <text:p>1015</text:p>
          </table:table-cell>
          <table:table-cell office:value-type="string" table:style-name="ce2">
            <text:p>43.0772890327266,-1.56277192448492</text:p>
          </table:table-cell>
          <table:table-cell office:value-type="date" office:date-value="1982-08-16T00:00:00" table:style-name="ce3">
            <text:p>lunes, agosto 16, 1982</text:p>
          </table:table-cell>
          <table:table-cell office:value-type="string" table:style-name="ce1">
            <text:p>Luis Millan</text:p>
          </table:table-cell>
          <table:table-cell office:value-type="string" table:style-name="ce1">
            <text:p>Completamente tumbado. Mide 3,6 m. de largo y 0,42/0,98/0,4 m. de ancho y el material es arenisca del terreno.</text:p>
          </table:table-cell>
          <table:table-cell office:value-type="string" table:style-name="ce1">
            <text:p>No se conoce</text:p>
          </table:table-cell>
          <table:table-cell office:value-type="string" table:style-name="ce1">
            <text:p>Bibliografía: Arqueología nº 7, 1988</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279_DIB_291.pdf</text:p>
          </table:table-cell>
          <table:table-cell table:number-columns-repeated="16363" table:style-name="ce1"/>
        </table:table-row>
        <table:table-row table:style-name="ro1">
          <table:table-cell office:value-type="float" office:value="280" table:style-name="ce1">
            <text:p>280</text:p>
          </table:table-cell>
          <table:table-cell office:value-type="string" table:style-name="ce1">
            <text:p>GOROSPIL II</text:p>
          </table:table-cell>
          <table:table-cell office:value-type="float" office:value="13" table:style-name="ce1">
            <text:p>13</text:p>
          </table:table-cell>
          <table:table-cell office:value-type="string" table:style-name="ce1">
            <text:p>Monolito</text:p>
          </table:table-cell>
          <table:table-cell office:value-type="string" table:style-name="ce1">
            <text:p>Baztan</text:p>
          </table:table-cell>
          <table:table-cell office:value-type="string" table:style-name="ce1">
            <text:p>A 25 m. y 220º de orientación de Gorospil I</text:p>
            <text:p>Hoja cartográfica Nº: 90-12</text:p>
          </table:table-cell>
          <table:table-cell office:value-type="string" table:style-name="ce1">
            <text:p>Zuraurre</text:p>
          </table:table-cell>
          <table:table-cell table:style-name="ce1"/>
          <table:table-cell office:value-type="float" office:value="617000" table:style-name="ce1">
            <text:p>617000</text:p>
          </table:table-cell>
          <table:table-cell office:value-type="float" office:value="4770300" table:style-name="ce1">
            <text:p>4770300</text:p>
          </table:table-cell>
          <table:table-cell office:value-type="float" office:value="1030" table:style-name="ce1">
            <text:p>1030</text:p>
          </table:table-cell>
          <table:table-cell office:value-type="string" table:style-name="ce2">
            <text:p>43.0763888196297,-1.5627929671853</text:p>
          </table:table-cell>
          <table:table-cell office:value-type="date" office:date-value="1984-07-17T00:00:00" table:style-name="ce3">
            <text:p>martes, julio 17, 1984</text:p>
          </table:table-cell>
          <table:table-cell office:value-type="string" table:style-name="ce1">
            <text:p>Francisco Ondarra</text:p>
          </table:table-cell>
          <table:table-cell office:value-type="string" table:style-name="ce1">
            <text:p>2,5 m. de largo por 1,1/1,45 m. de ancho por 0,3 m. de grueso. Está tumbado. Material: areniscas.</text:p>
          </table:table-cell>
          <table:table-cell table:style-name="ce1"/>
          <table:table-cell office:value-type="string" table:style-name="ce1">
            <text:p>Bibliografía: Arqueología nº 7, 1988</text:p>
          </table:table-cell>
          <table:table-cell table:style-name="ce1"/>
          <table:table-cell office:value-type="string" table:style-name="ce1">
            <text:p>13 Baztan Sur</text:p>
          </table:table-cell>
          <table:table-cell table:number-columns-repeated="16365" table:style-name="ce1"/>
        </table:table-row>
        <table:table-row table:style-name="ro1">
          <table:table-cell office:value-type="float" office:value="281" table:style-name="ce1">
            <text:p>281</text:p>
          </table:table-cell>
          <table:table-cell office:value-type="string" table:style-name="ce1">
            <text:p>PIKUDA IPAR</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En el collado de su nombre</text:p>
            <text:p>Hoja cartográfica Nº: 90-12</text:p>
          </table:table-cell>
          <table:table-cell office:value-type="string" table:style-name="ce1">
            <text:p>Zuraurre</text:p>
          </table:table-cell>
          <table:table-cell table:style-name="ce1"/>
          <table:table-cell office:value-type="float" office:value="617000" table:style-name="ce1">
            <text:p>617000</text:p>
          </table:table-cell>
          <table:table-cell office:value-type="float" office:value="4770500" table:style-name="ce1">
            <text:p>4770500</text:p>
          </table:table-cell>
          <table:table-cell office:value-type="float" office:value="1000" table:style-name="ce1">
            <text:p>1000</text:p>
          </table:table-cell>
          <table:table-cell office:value-type="string" table:style-name="ce2">
            <text:p>43.0781892456731,-1.56275088081486</text:p>
          </table:table-cell>
          <table:table-cell office:value-type="date" office:date-value="1966-10-10T00:00:00" table:style-name="ce3">
            <text:p>lunes, octubre 10, 1966</text:p>
          </table:table-cell>
          <table:table-cell office:value-type="string" table:style-name="ce1">
            <text:p>Francisco Ondarra</text:p>
          </table:table-cell>
          <table:table-cell office:value-type="string" table:style-name="ce1">
            <text:p>6 m. de diámetro y 13/14 testigosque destacan poco sobre el nivel del terrreno.</text:p>
          </table:table-cell>
          <table:table-cell office:value-type="string" table:style-name="ce1">
            <text:p>No se conoce</text:p>
          </table:table-cell>
          <table:table-cell office:value-type="string" table:style-name="ce1">
            <text:p>Bibliografía: Munibe 73. Contribución …</text:p>
          </table:table-cell>
          <table:table-cell table:style-name="ce1"/>
          <table:table-cell office:value-type="string" table:style-name="ce1">
            <text:p>13 Baztan Sur</text:p>
          </table:table-cell>
          <table:table-cell table:number-columns-repeated="16365" table:style-name="ce1"/>
        </table:table-row>
        <table:table-row table:style-name="ro1">
          <table:table-cell office:value-type="float" office:value="282" table:style-name="ce1">
            <text:p>282</text:p>
          </table:table-cell>
          <table:table-cell office:value-type="string" table:style-name="ce1">
            <text:p>KATILLEGIKO LEPOA (I y II)</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25 m. al SW del dolmen</text:p>
            <text:p>Hoja cartográfica Nº: 90-12</text:p>
          </table:table-cell>
          <table:table-cell office:value-type="string" table:style-name="ce1">
            <text:p>Zuraurre</text:p>
          </table:table-cell>
          <table:table-cell table:style-name="ce1"/>
          <table:table-cell office:value-type="float" office:value="616925" table:style-name="ce1">
            <text:p>616925</text:p>
          </table:table-cell>
          <table:table-cell office:value-type="float" office:value="4769920" table:style-name="ce1">
            <text:p>4769920</text:p>
          </table:table-cell>
          <table:table-cell office:value-type="float" office:value="1050" table:style-name="ce1">
            <text:p>1050</text:p>
          </table:table-cell>
          <table:table-cell office:value-type="string" table:style-name="ce2">
            <text:p>43.0729795724721,-1.56379387251694</text:p>
          </table:table-cell>
          <table:table-cell office:value-type="date" office:date-value="1973-05-17T00:00:00" table:style-name="ce3">
            <text:p>jueves, mayo 17, 1973</text:p>
          </table:table-cell>
          <table:table-cell office:value-type="string" table:style-name="ce1">
            <text:p>Francisco Ondarra</text:p>
          </table:table-cell>
          <table:table-cell office:value-type="string" table:style-name="ce1">
            <text:p>crómlech nº 1: Círculo de 5,5 m. de diámetro y 19 testigos, siendo el mayor el marcado con el nº1 con 0,2 m. de alto; 0,5 m. de largo y 0,05 m. de grueso. Arenisca.</text:p>
            <text:p>crómlech nº 2: Situado a 1,5 m. del anterior. Es un círculo de 6 m. de diámetro y 12 testigos. El mayor mide 0,6 m. de alto, por 0,3 m. de largo y 0,2 m. de grueso e inclinado hacia el exterior.</text:p>
          </table:table-cell>
          <table:table-cell office:value-type="string" table:style-name="ce1">
            <text:p>No se conoce</text:p>
          </table:table-cell>
          <table:table-cell office:value-type="string" table:style-name="ce1">
            <text:p>Bibliografía: Príncipe de Viana 140/141, pág. 409</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287_DIB_294.pdf</text:p>
          </table:table-cell>
          <table:table-cell table:number-columns-repeated="16363" table:style-name="ce1"/>
        </table:table-row>
        <table:table-row table:style-name="ro1">
          <table:table-cell office:value-type="float" office:value="283" table:style-name="ce1">
            <text:p>283</text:p>
          </table:table-cell>
          <table:table-cell office:value-type="string" table:style-name="ce1">
            <text:p>KATILLEGIKO LEPOA (III a IX)</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250 m. al S de Kateilegiko Lepoa I-II</text:p>
            <text:p>Hoja cartográfica Nº: 90-12</text:p>
          </table:table-cell>
          <table:table-cell office:value-type="string" table:style-name="ce1">
            <text:p>Zuraurre</text:p>
          </table:table-cell>
          <table:table-cell table:style-name="ce1"/>
          <table:table-cell office:value-type="float" office:value="616830" table:style-name="ce1">
            <text:p>616830</text:p>
          </table:table-cell>
          <table:table-cell office:value-type="float" office:value="4769650" table:style-name="ce1">
            <text:p>4769650</text:p>
          </table:table-cell>
          <table:table-cell office:value-type="float" office:value="1095" table:style-name="ce1">
            <text:p>1095</text:p>
          </table:table-cell>
          <table:table-cell office:value-type="string" table:style-name="ce2">
            <text:p>43.0705636296781,-1.56501713045375</text:p>
          </table:table-cell>
          <table:table-cell office:value-type="date" office:date-value="1973-05-17T00:00:00" table:style-name="ce3">
            <text:p>jueves, mayo 17, 1973</text:p>
          </table:table-cell>
          <table:table-cell office:value-type="string" table:style-name="ce1">
            <text:p>Francisco Ondarra (7). 1982-04-25 Luis Millan (3).</text:p>
          </table:table-cell>
          <table:table-cell office:value-type="string" table:style-name="ce1">
            <text:p>crómlech nº 3: Diámetro de 7 m. Piedras pequeñas de arenisca.</text:p>
            <text:p>crómlech nº 4: Diámetro de 12 m. Testigos de <text:s/>unos 0,8 m. de altura.</text:p>
            <text:p>crómlech nº 5: Diámetro de 6 m. En la periferia tiene 4 testigos.</text:p>
            <text:p>crómlech nº 6: Diámetro de 5 m. En la periferia tiene 16 testigos.</text:p>
            <text:p>crómlech nº 7: Diámetro de 6 m. En la periferia tiene 9 testigos.</text:p>
            <text:p>crómlech nº 8: Diámetro de 7 m. 16 testigos, el mayor tiene 0,7 m. de largo.</text:p>
            <text:p>crómlech nº 9: Diámetro de 7,5 m. 21 testigos de reducidas dimensiones.</text:p>
          </table:table-cell>
          <table:table-cell office:value-type="string" table:style-name="ce1">
            <text:p>No se conoce</text:p>
          </table:table-cell>
          <table:table-cell office:value-type="string" table:style-name="ce1">
            <text:p>Bibliografía: Príncipe de Viana 140/141, pág. 409</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287_DIB_294.pdf</text:p>
          </table:table-cell>
          <table:table-cell table:number-columns-repeated="16363" table:style-name="ce1"/>
        </table:table-row>
        <table:table-row table:style-name="ro1">
          <table:table-cell office:value-type="float" office:value="284" table:style-name="ce1">
            <text:p>284</text:p>
          </table:table-cell>
          <table:table-cell office:value-type="string" table:style-name="ce1">
            <text:p>PIKUDA HEGO</text:p>
          </table:table-cell>
          <table:table-cell office:value-type="float" office:value="5" table:style-name="ce1">
            <text:p>5</text:p>
          </table:table-cell>
          <table:table-cell office:value-type="string" table:style-name="ce1">
            <text:p>Crómlech</text:p>
          </table:table-cell>
          <table:table-cell office:value-type="string" table:style-name="ce1">
            <text:p>Baztan - Ciga</text:p>
          </table:table-cell>
          <table:table-cell office:value-type="string" table:style-name="ce1">
            <text:p>Hoja cartográfica Nº: 90-12</text:p>
          </table:table-cell>
          <table:table-cell office:value-type="string" table:style-name="ce1">
            <text:p>Zuraurre</text:p>
          </table:table-cell>
          <table:table-cell table:style-name="ce1"/>
          <table:table-cell office:value-type="float" office:value="616830" table:style-name="ce1">
            <text:p>616830</text:p>
          </table:table-cell>
          <table:table-cell office:value-type="float" office:value="4769650" table:style-name="ce1">
            <text:p>4769650</text:p>
          </table:table-cell>
          <table:table-cell office:value-type="float" office:value="1100" table:style-name="ce1">
            <text:p>1100</text:p>
          </table:table-cell>
          <table:table-cell office:value-type="string" table:style-name="ce2">
            <text:p>43.0705636296781,-1.56501713045375</text:p>
          </table:table-cell>
          <table:table-cell office:value-type="date" office:date-value="1966-10-10T00:00:00" table:style-name="ce3">
            <text:p>lunes, octubre 10, 1966</text:p>
          </table:table-cell>
          <table:table-cell office:value-type="string" table:style-name="ce1">
            <text:p>Tomás López Sellés</text:p>
          </table:table-cell>
          <table:table-cell office:value-type="string" table:style-name="ce1">
            <text:p>crómlech tumulalr de 1 m. de altrua. Consta de 25/30 piedras de poca alzada.</text:p>
          </table:table-cell>
          <table:table-cell office:value-type="string" table:style-name="ce1">
            <text:p>No se conoce</text:p>
          </table:table-cell>
          <table:table-cell office:value-type="string" table:style-name="ce1">
            <text:p>Bibliografía: Munibe 1973. contribución…</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287_DIB_294.pdf</text:p>
          </table:table-cell>
          <table:table-cell table:number-columns-repeated="16363" table:style-name="ce1"/>
        </table:table-row>
        <table:table-row table:style-name="ro1">
          <table:table-cell office:value-type="float" office:value="285" table:style-name="ce1">
            <text:p>285</text:p>
          </table:table-cell>
          <table:table-cell office:value-type="string" table:style-name="ce1">
            <text:p>BAZTANADAR - BAZTANIBAR</text:p>
          </table:table-cell>
          <table:table-cell office:value-type="float" office:value="1" table:style-name="ce1">
            <text:p>1</text:p>
          </table:table-cell>
          <table:table-cell office:value-type="string" table:style-name="ce1">
            <text:p>Dolmen</text:p>
          </table:table-cell>
          <table:table-cell office:value-type="string" table:style-name="ce1">
            <text:p>Gaztelu</text:p>
          </table:table-cell>
          <table:table-cell office:value-type="string" table:style-name="ce1">
            <text:p>En la divisoria territorial y de vertientes, cota 748.</text:p>
            <text:p>Hoja cartográfica Nº: 90-7</text:p>
          </table:table-cell>
          <table:table-cell office:value-type="string" table:style-name="ce1">
            <text:p>Gaztelu</text:p>
          </table:table-cell>
          <table:table-cell table:style-name="ce1"/>
          <table:table-cell office:value-type="float" office:value="610790" table:style-name="ce1">
            <text:p>610790</text:p>
          </table:table-cell>
          <table:table-cell office:value-type="float" office:value="4772790" table:style-name="ce1">
            <text:p>4772790</text:p>
          </table:table-cell>
          <table:table-cell office:value-type="float" office:value="750" table:style-name="ce1">
            <text:p>750</text:p>
          </table:table-cell>
          <table:table-cell office:value-type="string" table:style-name="ce2">
            <text:p>43.0997373248395,-1.63855738277542</text:p>
          </table:table-cell>
          <table:table-cell office:value-type="date" office:date-value="1972-10-10T00:00:00" table:style-name="ce3">
            <text:p>martes, octubre 10, 1972</text:p>
          </table:table-cell>
          <table:table-cell office:value-type="string" table:style-name="ce1">
            <text:p>Francisco Ondarra</text:p>
          </table:table-cell>
          <table:table-cell office:value-type="string" table:style-name="ce1">
            <text:p>Túmulo de 16 m. de diámetro y 2 m. de altura. 3 losas y otros tantos fragmentos de la tapa. Medidas:</text:p>
            <text:p>Losa W: 1 m. alto por 1,9 m. largo y 0,3 m. grueso.</text:p>
            <text:p>Losa N: 1,2 m. alto por 0,6 m. largo y 0,18 m. grueso.</text:p>
            <text:p>Losa E: 1,2 m. alto por 2 m. largo y 0,45/0,5 m. grueso.</text:p>
            <text:p>Losa 4 (fragmento): 1 m. largo por 0,7 m. ancho y 0,15 m. grueso.</text:p>
            <text:p>Losa 5 (fragmento): 0,9 m. largo por 0,9 m. ancho y 0,15 m. grueso.</text:p>
            <text:p>Losa 6 (fragmento): 0,9 m. largo por 0,9 m. ancho y 0,2/0,3 m. grueso.</text:p>
            <text:p>Las losas W y N destacan por encima del túmulo. La cámara mediría 1,5 m. de largo y 1 m. de ancho.</text:p>
            <text:p>Orientación N-S. Las tres primeras losas y la mayoría del túmulo son de areniscas. Las losas tumbadas son calizas piritosas.</text:p>
          </table:table-cell>
          <table:table-cell office:value-type="string" table:style-name="ce1">
            <text:p>No se conoce</text:p>
          </table:table-cell>
          <table:table-cell office:value-type="string" table:style-name="ce1">
            <text:p>Bibliografía: Príncipe de Viana 138/139, pág. 42</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285_DIB_292.pdf</text:p>
          </table:table-cell>
          <table:table-cell office:value-type="string" table:style-name="ce1">
            <text:p>Foto</text:p>
          </table:table-cell>
          <table:table-cell office:value-type="string" table:style-name="ce1">
            <text:p>0285_FOT_293.pdf</text:p>
          </table:table-cell>
          <table:table-cell table:number-columns-repeated="16361"/>
        </table:table-row>
        <table:table-row table:style-name="ro1">
          <table:table-cell office:value-type="float" office:value="286" table:style-name="ce1">
            <text:p>286</text:p>
          </table:table-cell>
          <table:table-cell office:value-type="string" table:style-name="ce1">
            <text:p>KATILLEGI</text:p>
          </table:table-cell>
          <table:table-cell office:value-type="float" office:value="13" table:style-name="ce1">
            <text:p>13</text:p>
          </table:table-cell>
          <table:table-cell office:value-type="string" table:style-name="ce1">
            <text:p>Monolito</text:p>
          </table:table-cell>
          <table:table-cell office:value-type="string" table:style-name="ce1">
            <text:p>Baztan - Ciga</text:p>
          </table:table-cell>
          <table:table-cell office:value-type="string" table:style-name="ce1">
            <text:p>80 m. al W de los crómlech</text:p>
            <text:p>Hoja cartográfica Nº: 90-12</text:p>
          </table:table-cell>
          <table:table-cell office:value-type="string" table:style-name="ce1">
            <text:p>Zuaurre</text:p>
          </table:table-cell>
          <table:table-cell table:style-name="ce1"/>
          <table:table-cell office:value-type="float" office:value="616750" table:style-name="ce1">
            <text:p>616750</text:p>
          </table:table-cell>
          <table:table-cell office:value-type="float" office:value="4769600" table:style-name="ce1">
            <text:p>4769600</text:p>
          </table:table-cell>
          <table:table-cell office:value-type="float" office:value="1085" table:style-name="ce1">
            <text:p>1085</text:p>
          </table:table-cell>
          <table:table-cell office:value-type="string" table:style-name="ce2">
            <text:p>43.0701258376799,-1.56600993709089</text:p>
          </table:table-cell>
          <table:table-cell office:value-type="date" office:date-value="1988-02-13T00:00:00" table:style-name="ce3">
            <text:p>sábado, febrero 13, 1988</text:p>
          </table:table-cell>
          <table:table-cell office:value-type="string" table:style-name="ce1">
            <text:p>Luis Millan</text:p>
          </table:table-cell>
          <table:table-cell table:number-columns-repeated="4" table:style-name="ce1"/>
          <table:table-cell office:value-type="string" table:style-name="ce1">
            <text:p>13 Baztan Sur</text:p>
          </table:table-cell>
          <table:table-cell office:value-type="string" table:style-name="ce1">
            <text:p>Croquis</text:p>
          </table:table-cell>
          <table:table-cell office:value-type="string" table:style-name="ce1">
            <text:p>0285_DIB_292.pdf</text:p>
          </table:table-cell>
          <table:table-cell office:value-type="string" table:style-name="ce1">
            <text:p>Foto</text:p>
          </table:table-cell>
          <table:table-cell office:value-type="string" table:style-name="ce1">
            <text:p>0285_FOT_293.pdf</text:p>
          </table:table-cell>
          <table:table-cell table:number-columns-repeated="16361"/>
        </table:table-row>
        <table:table-row table:style-name="ro1">
          <table:table-cell office:value-type="float" office:value="287" table:style-name="ce1">
            <text:p>287</text:p>
          </table:table-cell>
          <table:table-cell office:value-type="string" table:style-name="ce1">
            <text:p>KATILLEGIKO LEPOA II</text:p>
          </table:table-cell>
          <table:table-cell office:value-type="float" office:value="1" table:style-name="ce1">
            <text:p>1</text:p>
          </table:table-cell>
          <table:table-cell office:value-type="string" table:style-name="ce1">
            <text:p>Dolmen</text:p>
          </table:table-cell>
          <table:table-cell office:value-type="string" table:style-name="ce1">
            <text:p>Baztan - Ciga</text:p>
          </table:table-cell>
          <table:table-cell office:value-type="string" table:style-name="ce1">
            <text:p>En el collado de su nombre</text:p>
            <text:p>Hoja cartográfica Nº: 90-12</text:p>
          </table:table-cell>
          <table:table-cell office:value-type="string" table:style-name="ce1">
            <text:p>Zuaurre</text:p>
          </table:table-cell>
          <table:table-cell table:style-name="ce1"/>
          <table:table-cell office:value-type="float" office:value="616925" table:style-name="ce1">
            <text:p>616925</text:p>
          </table:table-cell>
          <table:table-cell office:value-type="float" office:value="4769920" table:style-name="ce1">
            <text:p>4769920</text:p>
          </table:table-cell>
          <table:table-cell office:value-type="float" office:value="1050" table:style-name="ce1">
            <text:p>1050</text:p>
          </table:table-cell>
          <table:table-cell office:value-type="string" table:style-name="ce2">
            <text:p>43.0729795724721,-1.56379387251694</text:p>
          </table:table-cell>
          <table:table-cell office:value-type="date" office:date-value="1973-05-17T00:00:00" table:style-name="ce3">
            <text:p>jueves, mayo 17, 1973</text:p>
          </table:table-cell>
          <table:table-cell office:value-type="string" table:style-name="ce1">
            <text:p>Francisco Ondarra</text:p>
          </table:table-cell>
          <table:table-cell office:value-type="string" table:style-name="ce1">
            <text:p>Túmulo de 5 m. de diámetro y 0,6 m. de altura, formado por piedras. En el centro se elevan 2 losas. Medidas:</text:p>
            <text:p>Losa 1: <text:s/>0,9 m. largo y 0,03 m. grueso.</text:p>
            <text:p>Losa 2: <text:s/>0,3 m. largo y 0,3 m. grueso.</text:p>
            <text:p>Las losas son de areniscas y el galgal está compuesto por una mezcla de calizas y otras rocas.</text:p>
          </table:table-cell>
          <table:table-cell office:value-type="string" table:style-name="ce1">
            <text:p>No se conoce</text:p>
          </table:table-cell>
          <table:table-cell office:value-type="string" table:style-name="ce1">
            <text:p>En una palomera vecina hay una piedra de 1,9 m. de largo por 0,6 m. de ancho y 0,5 m. de grueso.</text:p>
            <text:p/>
            <text:p>Bibliografía: Príncipe de Viana 140/141, pág. 408</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287_DIB_294.pdf</text:p>
          </table:table-cell>
          <table:table-cell table:number-columns-repeated="16363" table:style-name="ce1"/>
        </table:table-row>
        <table:table-row table:style-name="ro1">
          <table:table-cell office:value-type="float" office:value="288" table:style-name="ce1">
            <text:p>288</text:p>
          </table:table-cell>
          <table:table-cell office:value-type="string" table:style-name="ce1">
            <text:p>ARMATELA</text:p>
          </table:table-cell>
          <table:table-cell office:value-type="float" office:value="1" table:style-name="ce1">
            <text:p>1</text:p>
          </table:table-cell>
          <table:table-cell office:value-type="string" table:style-name="ce1">
            <text:p>Dolmen corto?</text:p>
          </table:table-cell>
          <table:table-cell table:style-name="ce1"/>
          <table:table-cell office:value-type="string" table:style-name="ce1">
            <text:p>Hoja cartográfica Nº: 91-5/A</text:p>
          </table:table-cell>
          <table:table-cell office:value-type="string" table:style-name="ce1">
            <text:p>Itinerario <text:s/>nº 29.C</text:p>
          </table:table-cell>
          <table:table-cell table:style-name="ce1"/>
          <table:table-cell office:value-type="float" office:value="621700" table:style-name="ce1">
            <text:p>621700</text:p>
          </table:table-cell>
          <table:table-cell office:value-type="float" office:value="4774700" table:style-name="ce1">
            <text:p>4774700</text:p>
          </table:table-cell>
          <table:table-cell office:value-type="float" office:value="480" table:style-name="ce1">
            <text:p>480</text:p>
          </table:table-cell>
          <table:table-cell office:value-type="string" table:style-name="ce2">
            <text:p>43.1152574914424,-1.50411389309107</text:p>
          </table:table-cell>
          <table:table-cell office:value-type="date" office:date-value="1905-05-28T00:00:00" table:style-name="ce3">
            <text:p>domingo, mayo 28, 1905</text:p>
          </table:table-cell>
          <table:table-cell office:value-type="string" table:style-name="ce1">
            <text:p>F. Ondarra</text:p>
          </table:table-cell>
          <table:table-cell office:value-type="string" table:style-name="ce1">
            <text:p>Túmulo circular de 10 m. de Ф y 0,7/0,8 m. de altura, compuesto de tierra y piedras; cráter central de 3 m. de Ф y 0,7 m. de profundidad máxima y en él 3 losas sumamente inclinadas al N, casi tumbadas.</text:p>
            <text:p>Areniscas del terreno.</text:p>
          </table:table-cell>
          <table:table-cell table:number-columns-repeated="3" table:style-name="ce1"/>
          <table:table-cell office:value-type="string" table:style-name="ce1">
            <text:p>13 Baztan Sur</text:p>
          </table:table-cell>
          <table:table-cell office:value-type="string" table:style-name="ce1">
            <text:p>Croquis</text:p>
          </table:table-cell>
          <table:table-cell office:value-type="string" table:style-name="ce1">
            <text:p>0288_DIB_295.pdf</text:p>
          </table:table-cell>
          <table:table-cell office:value-type="string" table:style-name="ce1">
            <text:p>Foto</text:p>
          </table:table-cell>
          <table:table-cell office:value-type="string" table:style-name="ce1">
            <text:p>0288_FOT_296.pdf</text:p>
          </table:table-cell>
          <table:table-cell table:number-columns-repeated="16361"/>
        </table:table-row>
        <table:table-row table:style-name="ro1">
          <table:table-cell office:value-type="float" office:value="289" table:style-name="ce1">
            <text:p>289</text:p>
          </table:table-cell>
          <table:table-cell office:value-type="string" table:style-name="ce1">
            <text:p>MEAKAKO LEPO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289_DIB_298.pdf</text:p>
          </table:table-cell>
          <table:table-cell office:value-type="string" table:style-name="ce1">
            <text:p>Foto</text:p>
          </table:table-cell>
          <table:table-cell office:value-type="string" table:style-name="ce1">
            <text:p>0289_FOT_297.pdf</text:p>
          </table:table-cell>
          <table:table-cell table:number-columns-repeated="16361"/>
        </table:table-row>
        <table:table-row table:style-name="ro1">
          <table:table-cell office:value-type="float" office:value="290" table:style-name="ce1">
            <text:p>290</text:p>
          </table:table-cell>
          <table:table-cell office:value-type="string" table:style-name="ce1">
            <text:p>TURREIKO ASK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290_DIB_299.pdf</text:p>
          </table:table-cell>
          <table:table-cell office:value-type="string" table:style-name="ce1">
            <text:p>Foto</text:p>
          </table:table-cell>
          <table:table-cell office:value-type="string" table:style-name="ce1">
            <text:p>0290_FOT_300.pdf</text:p>
          </table:table-cell>
          <table:table-cell table:number-columns-repeated="16361"/>
        </table:table-row>
        <table:table-row table:style-name="ro1">
          <table:table-cell office:value-type="float" office:value="291" table:style-name="ce1">
            <text:p>291</text:p>
          </table:table-cell>
          <table:table-cell office:value-type="string" table:style-name="ce1">
            <text:p>LARREBELTZ SORTALDE</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290_DIB_299.pdf</text:p>
          </table:table-cell>
          <table:table-cell office:value-type="string" table:style-name="ce1">
            <text:p>Foto</text:p>
          </table:table-cell>
          <table:table-cell office:value-type="string" table:style-name="ce1">
            <text:p>0290_FOT_300.pdf</text:p>
          </table:table-cell>
          <table:table-cell table:number-columns-repeated="16361"/>
        </table:table-row>
        <table:table-row table:style-name="ro1">
          <table:table-cell office:value-type="float" office:value="292" table:style-name="ce1">
            <text:p>292</text:p>
          </table:table-cell>
          <table:table-cell office:value-type="string" table:style-name="ce1">
            <text:p>LARREBELTZ MENDEBAL</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292_DIB_303.pdf</text:p>
          </table:table-cell>
          <table:table-cell table:number-columns-repeated="16363" table:style-name="ce1"/>
        </table:table-row>
        <table:table-row table:style-name="ro1">
          <table:table-cell office:value-type="float" office:value="293" table:style-name="ce1">
            <text:p>293</text:p>
          </table:table-cell>
          <table:table-cell office:value-type="string" table:style-name="ce1">
            <text:p>TRANPAKO LEPO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293_DIB_304.pdf</text:p>
          </table:table-cell>
          <table:table-cell office:value-type="string" table:style-name="ce1">
            <text:p>Foto</text:p>
          </table:table-cell>
          <table:table-cell office:value-type="string" table:style-name="ce1">
            <text:p>http://Foto</text:p>
          </table:table-cell>
          <table:table-cell table:number-columns-repeated="16361"/>
        </table:table-row>
        <table:table-row table:style-name="ro1">
          <table:table-cell office:value-type="float" office:value="294" table:style-name="ce1">
            <text:p>294</text:p>
          </table:table-cell>
          <table:table-cell office:value-type="string" table:style-name="ce1">
            <text:p>TRANPAKO BORDA</text:p>
          </table:table-cell>
          <table:table-cell office:value-type="float" office:value="7" table:style-name="ce1">
            <text:p>7</text:p>
          </table:table-cell>
          <table:table-cell office:value-type="string" table:style-name="ce1">
            <text:p>Dolmen corto abierto?</text:p>
          </table:table-cell>
          <table:table-cell table:style-name="ce1"/>
          <table:table-cell office:value-type="string" table:style-name="ce1">
            <text:p>Hoja cartográfica Nº: 91-5/C</text:p>
          </table:table-cell>
          <table:table-cell table:number-columns-repeated="2" table:style-name="ce1"/>
          <table:table-cell office:value-type="float" office:value="622900" table:style-name="ce1">
            <text:p>622900</text:p>
          </table:table-cell>
          <table:table-cell office:value-type="float" office:value="4772310" table:style-name="ce1">
            <text:p>4772310</text:p>
          </table:table-cell>
          <table:table-cell office:value-type="float" office:value="790" table:style-name="ce1">
            <text:p>790</text:p>
          </table:table-cell>
          <table:table-cell office:value-type="string" table:style-name="ce2">
            <text:p>43.0935494611623,-1.48989800406264</text:p>
          </table:table-cell>
          <table:table-cell office:value-type="date" office:date-value="1905-05-28T00:00:00" table:style-name="ce3">
            <text:p>domingo, mayo 28, 1905</text:p>
          </table:table-cell>
          <table:table-cell office:value-type="string" table:style-name="ce1">
            <text:p>T. López Sellés y F. Ondarra</text:p>
          </table:table-cell>
          <table:table-cell office:value-type="string" table:style-name="ce1">
            <text:p>Túmulo circular de 6,5 m. de Ф y poca altura. Cámara formada por dos losas, siendo la más larga de 1,4 m. destacando poco del suelo.</text:p>
            <text:p>Areniscas del terreno.</text:p>
          </table:table-cell>
          <table:table-cell table:number-columns-repeated="3" table:style-name="ce1"/>
          <table:table-cell office:value-type="string" table:style-name="ce1">
            <text:p>13 Baztan Sur</text:p>
          </table:table-cell>
          <table:table-cell office:value-type="string" table:style-name="ce1">
            <text:p>Croquis</text:p>
          </table:table-cell>
          <table:table-cell office:value-type="string" table:style-name="ce1">
            <text:p>0294_DIB_306.pdf</text:p>
          </table:table-cell>
          <table:table-cell table:number-columns-repeated="16363" table:style-name="ce1"/>
        </table:table-row>
        <table:table-row table:style-name="ro1">
          <table:table-cell office:value-type="float" office:value="295" table:style-name="ce1">
            <text:p>295</text:p>
          </table:table-cell>
          <table:table-cell office:value-type="string" table:style-name="ce1">
            <text:p>ZAHARRETA SORTALDE</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295_DIB_307.pdf</text:p>
          </table:table-cell>
          <table:table-cell office:value-type="string" table:style-name="ce1">
            <text:p>Fotos</text:p>
          </table:table-cell>
          <table:table-cell office:value-type="string" table:style-name="ce1">
            <text:p>0295_FOT_308.pdf</text:p>
          </table:table-cell>
          <table:table-cell table:number-columns-repeated="16361"/>
        </table:table-row>
        <table:table-row table:style-name="ro1">
          <table:table-cell office:value-type="float" office:value="296" table:style-name="ce1">
            <text:p>296</text:p>
          </table:table-cell>
          <table:table-cell office:value-type="string" table:style-name="ce1">
            <text:p>ZAHARRETA MENDABAL</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296_DIB_309.pdf</text:p>
          </table:table-cell>
          <table:table-cell table:number-columns-repeated="16363" table:style-name="ce1"/>
        </table:table-row>
        <table:table-row table:style-name="ro1">
          <table:table-cell office:value-type="float" office:value="297" table:style-name="ce1">
            <text:p>297</text:p>
          </table:table-cell>
          <table:table-cell office:value-type="string" table:style-name="ce1">
            <text:p>URKIZTE - I</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297_DIB_310.pdf</text:p>
          </table:table-cell>
          <table:table-cell office:value-type="string" table:style-name="ce1">
            <text:p>Fotos</text:p>
          </table:table-cell>
          <table:table-cell office:value-type="string" table:style-name="ce1">
            <text:p>0297_FOT_311.pdf</text:p>
          </table:table-cell>
          <table:table-cell table:number-columns-repeated="16361"/>
        </table:table-row>
        <table:table-row table:style-name="ro1">
          <table:table-cell office:value-type="float" office:value="298" table:style-name="ce1">
            <text:p>298</text:p>
          </table:table-cell>
          <table:table-cell office:value-type="string" table:style-name="ce1">
            <text:p>URKIZTE - II</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297_DIB_310.pdf</text:p>
          </table:table-cell>
          <table:table-cell office:value-type="string" table:style-name="ce1">
            <text:p>Fotos</text:p>
          </table:table-cell>
          <table:table-cell office:value-type="string" table:style-name="ce1">
            <text:p>0297_FOT_311.pdf</text:p>
          </table:table-cell>
          <table:table-cell table:number-columns-repeated="16361"/>
        </table:table-row>
        <table:table-row table:style-name="ro1">
          <table:table-cell office:value-type="float" office:value="299" table:style-name="ce1">
            <text:p>299</text:p>
          </table:table-cell>
          <table:table-cell office:value-type="string" table:style-name="ce1">
            <text:p>URKIZTE - III</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299_DIB_313.pdf</text:p>
          </table:table-cell>
          <table:table-cell office:value-type="string" table:style-name="ce1">
            <text:p>Fotos</text:p>
          </table:table-cell>
          <table:table-cell office:value-type="string" table:style-name="ce1">
            <text:p>0297_FOT_311.pdf</text:p>
          </table:table-cell>
          <table:table-cell table:number-columns-repeated="16361"/>
        </table:table-row>
        <table:table-row table:style-name="ro1">
          <table:table-cell office:value-type="float" office:value="300" table:style-name="ce1">
            <text:p>300</text:p>
          </table:table-cell>
          <table:table-cell office:value-type="string" table:style-name="ce1">
            <text:p>URKIZTE - IV</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300_DIB_314.pdf</text:p>
          </table:table-cell>
          <table:table-cell office:value-type="string" table:style-name="ce1">
            <text:p>Fotos</text:p>
          </table:table-cell>
          <table:table-cell office:value-type="string" table:style-name="ce1">
            <text:p>0297_FOT_311.pdf</text:p>
          </table:table-cell>
          <table:table-cell table:number-columns-repeated="16361"/>
        </table:table-row>
        <table:table-row table:style-name="ro1">
          <table:table-cell office:value-type="float" office:value="301" table:style-name="ce1">
            <text:p>301</text:p>
          </table:table-cell>
          <table:table-cell office:value-type="string" table:style-name="ce1">
            <text:p>URKIZTE - V</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301_DIB_315.pdf</text:p>
          </table:table-cell>
          <table:table-cell office:value-type="string" table:style-name="ce1">
            <text:p>Fotos</text:p>
          </table:table-cell>
          <table:table-cell office:value-type="string" table:style-name="ce1">
            <text:p>0297_FOT_311.pdf</text:p>
          </table:table-cell>
          <table:table-cell table:number-columns-repeated="16361"/>
        </table:table-row>
        <table:table-row table:style-name="ro1">
          <table:table-cell office:value-type="float" office:value="302" table:style-name="ce1">
            <text:p>302</text:p>
          </table:table-cell>
          <table:table-cell office:value-type="string" table:style-name="ce1">
            <text:p>MUNDDURRU</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302_DIB_316.pdf</text:p>
          </table:table-cell>
          <table:table-cell table:number-columns-repeated="16363" table:style-name="ce1"/>
        </table:table-row>
        <table:table-row table:style-name="ro1">
          <table:table-cell office:value-type="float" office:value="303" table:style-name="ce1">
            <text:p>303</text:p>
          </table:table-cell>
          <table:table-cell office:value-type="string" table:style-name="ce1">
            <text:p>EHIARTZEKO LEPOA</text:p>
          </table:table-cell>
          <table:table-cell office:value-type="float" office:value="13" table:style-name="ce1">
            <text:p>13</text:p>
          </table:table-cell>
          <table:table-cell office:value-type="string" table:style-name="ce1">
            <text:p>Monolito</text:p>
          </table:table-cell>
          <table:table-cell table:style-name="ce1"/>
          <table:table-cell office:value-type="string" table:style-name="ce1">
            <text:p>Aldudes</text:p>
          </table:table-cell>
          <table:table-cell table:number-columns-repeated="5"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303_DIB_317.pdf</text:p>
          </table:table-cell>
          <table:table-cell office:value-type="string" table:style-name="ce1">
            <text:p>Foto</text:p>
          </table:table-cell>
          <table:table-cell office:value-type="string" table:style-name="ce1">
            <text:p>0303_FOT_318.pdf</text:p>
          </table:table-cell>
          <table:table-cell table:number-columns-repeated="16361"/>
        </table:table-row>
        <table:table-row table:style-name="ro1">
          <table:table-cell office:value-type="float" office:value="304" table:style-name="ce1">
            <text:p>304</text:p>
          </table:table-cell>
          <table:table-cell office:value-type="string" table:style-name="ce1">
            <text:p>ARGIBELKO LEPOA</text:p>
          </table:table-cell>
          <table:table-cell office:value-type="float" office:value="1" table:style-name="ce1">
            <text:p>1</text:p>
          </table:table-cell>
          <table:table-cell office:value-type="string" table:style-name="ce1">
            <text:p>Dolmen corto cerrrado?</text:p>
          </table:table-cell>
          <table:table-cell table:number-columns-repeated="4" table:style-name="ce1"/>
          <table:table-cell office:value-type="float" office:value="624500" table:style-name="ce1">
            <text:p>624500</text:p>
          </table:table-cell>
          <table:table-cell office:value-type="float" office:value="4771570" table:style-name="ce1">
            <text:p>4771570</text:p>
          </table:table-cell>
          <table:table-cell office:value-type="float" office:value="920" table:style-name="ce1">
            <text:p>920</text:p>
          </table:table-cell>
          <table:table-cell office:value-type="string" table:style-name="ce2">
            <text:p>43.0866270874141,-1.4704110407607</text:p>
          </table:table-cell>
          <table:table-cell office:value-type="date" office:date-value="1905-05-11T00:00:00" table:style-name="ce3">
            <text:p>jueves, mayo 11, 1905</text:p>
          </table:table-cell>
          <table:table-cell office:value-type="string" table:style-name="ce1">
            <text:p>J.M.Barandiaran</text:p>
          </table:table-cell>
          <table:table-cell office:value-type="string" table:style-name="ce1">
            <text:p>Túmulo circular poco acusado. Cámara de tres losas que dibujan recinto rectangular. Parece faltar la losa de cierre, ya que las losas mayores presentan sendas muescas o cortes en su extremo inferior de lado SW como para encajar en ellas una losa transversal. Esta losa parecería formar ventana. Hoy se ha construido sobre el recinto una choza o pequeño redil, levantando una pared al E y otra al W.<text:s/></text:p>
            <text:p>Orientación SW. Areniscas del terreno.</text:p>
          </table:table-cell>
          <table:table-cell office:value-type="string" table:style-name="ce1">
            <text:p>No se conoce</text:p>
          </table:table-cell>
          <table:table-cell office:value-type="string" table:style-name="ce1">
            <text:p>Las últimas noticias sobre este dolmen datan del 11-01-1973 dadas por Francisco Ondarra, quien no ha podido localizarlo, viendo solamente en el lugar donde estuvo ubicado ruinas de alguna palomera.</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304_DIB_319.pdf</text:p>
          </table:table-cell>
          <table:table-cell table:number-columns-repeated="16363" table:style-name="ce1"/>
        </table:table-row>
        <table:table-row table:style-name="ro1">
          <table:table-cell office:value-type="float" office:value="305" table:style-name="ce1">
            <text:p>305</text:p>
          </table:table-cell>
          <table:table-cell office:value-type="string" table:style-name="ce1">
            <text:p>ARGIBELKO - I</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305_DIB_320.pdf</text:p>
          </table:table-cell>
          <table:table-cell table:number-columns-repeated="16363" table:style-name="ce1"/>
        </table:table-row>
        <table:table-row table:style-name="ro1">
          <table:table-cell office:value-type="float" office:value="306" table:style-name="ce1">
            <text:p>306</text:p>
          </table:table-cell>
          <table:table-cell office:value-type="string" table:style-name="ce1">
            <text:p>ARGIBEL - II</text:p>
          </table:table-cell>
          <table:table-cell office:value-type="float" office:value="5" table:style-name="ce1">
            <text:p>5</text:p>
          </table:table-cell>
          <table:table-cell office:value-type="string" table:style-name="ce1">
            <text:p>Crómlech</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306_DIB_321.pdf</text:p>
          </table:table-cell>
          <table:table-cell table:number-columns-repeated="16363" table:style-name="ce1"/>
        </table:table-row>
        <table:table-row table:style-name="ro1">
          <table:table-cell office:value-type="float" office:value="307" table:style-name="ce1">
            <text:p>307</text:p>
          </table:table-cell>
          <table:table-cell office:value-type="string" table:style-name="ce1">
            <text:p>ARGIBEL - III</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307_DIB_322.pdf</text:p>
          </table:table-cell>
          <table:table-cell table:number-columns-repeated="16363" table:style-name="ce1"/>
        </table:table-row>
        <table:table-row table:style-name="ro1">
          <table:table-cell office:value-type="float" office:value="308" table:style-name="ce1">
            <text:p>308</text:p>
          </table:table-cell>
          <table:table-cell office:value-type="string" table:style-name="ce1">
            <text:p>ARGIBEL - IV</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308_DIB_323.pdf</text:p>
          </table:table-cell>
          <table:table-cell table:number-columns-repeated="16363" table:style-name="ce1"/>
        </table:table-row>
        <table:table-row table:style-name="ro1">
          <table:table-cell office:value-type="float" office:value="309" table:style-name="ce1">
            <text:p>309</text:p>
          </table:table-cell>
          <table:table-cell office:value-type="string" table:style-name="ce1">
            <text:p>ARGIBELGO LEPOA</text:p>
          </table:table-cell>
          <table:table-cell office:value-type="float" office:value="13" table:style-name="ce1">
            <text:p>13</text:p>
          </table:table-cell>
          <table:table-cell office:value-type="string" table:style-name="ce1">
            <text:p>Monolito?</text:p>
          </table:table-cell>
          <table:table-cell table:style-name="ce1"/>
          <table:table-cell office:value-type="string" table:style-name="ce1">
            <text:p>Hoja cartográfica Nº: 91-5/D</text:p>
          </table:table-cell>
          <table:table-cell office:value-type="string" table:style-name="ce1">
            <text:p>Nº 29-D</text:p>
          </table:table-cell>
          <table:table-cell table:style-name="ce1"/>
          <table:table-cell office:value-type="float" office:value="624570" table:style-name="ce1">
            <text:p>624570</text:p>
          </table:table-cell>
          <table:table-cell office:value-type="float" office:value="4771300" table:style-name="ce1">
            <text:p>4771300</text:p>
          </table:table-cell>
          <table:table-cell office:value-type="float" office:value="940" table:style-name="ce1">
            <text:p>940</text:p>
          </table:table-cell>
          <table:table-cell office:value-type="string" table:style-name="ce2">
            <text:p>43.0841851212065,-1.46961184809512</text:p>
          </table:table-cell>
          <table:table-cell table:style-name="ce3"/>
          <table:table-cell table:style-name="ce1"/>
          <table:table-cell office:value-type="string" table:style-name="ce1">
            <text:p>Tendido en posición horizontal.</text:p>
            <text:p>Piedra de arenisca roja que mide 4,3 m. de largo; 1,2 m. a 2,8 m. de ancho y 0,35 m. de grueso medio.</text:p>
            <text:p>Mira a los 50º.</text:p>
          </table:table-cell>
          <table:table-cell table:style-name="ce1"/>
          <table:table-cell office:value-type="string" table:style-name="ce1">
            <text:p>71-LL/XIII</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309_DIB_324.pdf</text:p>
          </table:table-cell>
          <table:table-cell table:number-columns-repeated="16363" table:style-name="ce1"/>
        </table:table-row>
        <table:table-row table:style-name="ro1">
          <table:table-cell office:value-type="float" office:value="310" table:style-name="ce1">
            <text:p>310</text:p>
          </table:table-cell>
          <table:table-cell office:value-type="string" table:style-name="ce1">
            <text:p>HARRIKULUNKA</text:p>
          </table:table-cell>
          <table:table-cell office:value-type="float" office:value="13" table:style-name="ce1">
            <text:p>13</text:p>
          </table:table-cell>
          <table:table-cell office:value-type="string" table:style-name="ce1">
            <text:p>Monolito</text:p>
          </table:table-cell>
          <table:table-cell table:style-name="ce1"/>
          <table:table-cell office:value-type="string" table:style-name="ce1">
            <text:p>Situada al E del monte Agibel, pocos mmetros antes de la pala.</text:p>
          </table:table-cell>
          <table:table-cell office:value-type="string" table:style-name="ce1">
            <text:p>Nº 29-D</text:p>
          </table:table-cell>
          <table:table-cell table:number-columns-repeated="4" table:style-name="ce1"/>
          <table:table-cell table:style-name="ce2"/>
          <table:table-cell table:style-name="ce3"/>
          <table:table-cell table:style-name="ce1"/>
          <table:table-cell office:value-type="string" table:style-name="ce1">
            <text:p>Roca de unas 30 Tm. Y en equilibrio inestable. Puede ser fácilmente movida con la mano o encaramándose sobre ella.</text:p>
            <text:p>Tiene 4 m. de larga; 3,65 m. de ancha y 1,4 m. de grosor.</text:p>
          </table:table-cell>
          <table:table-cell table:number-columns-repeated="3" table:style-name="ce1"/>
          <table:table-cell office:value-type="string" table:style-name="ce1">
            <text:p>13 Baztan Sur</text:p>
          </table:table-cell>
          <table:table-cell table:number-columns-repeated="16365" table:style-name="ce1"/>
        </table:table-row>
        <table:table-row table:style-name="ro1">
          <table:table-cell office:value-type="float" office:value="311" table:style-name="ce1">
            <text:p>311</text:p>
          </table:table-cell>
          <table:table-cell office:value-type="string" table:style-name="ce1">
            <text:p>ZAGU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311_DIB_325.pdf</text:p>
          </table:table-cell>
          <table:table-cell office:value-type="string" table:style-name="ce1">
            <text:p>Fotos</text:p>
          </table:table-cell>
          <table:table-cell office:value-type="string" table:style-name="ce1">
            <text:p>http://Fotos</text:p>
          </table:table-cell>
          <table:table-cell table:number-columns-repeated="16361" table:style-name="ce1"/>
        </table:table-row>
        <table:table-row table:style-name="ro1">
          <table:table-cell office:value-type="float" office:value="312" table:style-name="ce1">
            <text:p>312</text:p>
          </table:table-cell>
          <table:table-cell office:value-type="string" table:style-name="ce1">
            <text:p>ZAGUA</text:p>
          </table:table-cell>
          <table:table-cell office:value-type="float" office:value="13" table:style-name="ce1">
            <text:p>13</text:p>
          </table:table-cell>
          <table:table-cell office:value-type="string" table:style-name="ce1">
            <text:p>Monolito</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312_DIB_327.pdf</text:p>
          </table:table-cell>
          <table:table-cell table:number-columns-repeated="16363" table:style-name="ce1"/>
        </table:table-row>
        <table:table-row table:style-name="ro1">
          <table:table-cell office:value-type="float" office:value="313" table:style-name="ce1">
            <text:p>313</text:p>
          </table:table-cell>
          <table:table-cell office:value-type="string" table:style-name="ce1">
            <text:p>ZAGUAKO LEPOA</text:p>
          </table:table-cell>
          <table:table-cell office:value-type="float" office:value="2" table:style-name="ce1">
            <text:p>2</text:p>
          </table:table-cell>
          <table:table-cell office:value-type="string" table:style-name="ce1">
            <text:p>Túmulo</text:p>
          </table:table-cell>
          <table:table-cell table:number-columns-repeated="4" table:style-name="ce1"/>
          <table:table-cell office:value-type="float" office:value="622870" table:style-name="ce1">
            <text:p>622870</text:p>
          </table:table-cell>
          <table:table-cell office:value-type="float" office:value="4766715" table:style-name="ce1">
            <text:p>4766715</text:p>
          </table:table-cell>
          <table:table-cell office:value-type="float" office:value="1165" table:style-name="ce1">
            <text:p>1165</text:p>
          </table:table-cell>
          <table:table-cell office:value-type="string" table:style-name="ce2">
            <text:p>43.0431889553441,-1.49150235378745</text:p>
          </table:table-cell>
          <table:table-cell office:value-type="date" office:date-value="1905-06-04T00:00:00" table:style-name="ce3">
            <text:p>domingo, junio 04, 1905</text:p>
          </table:table-cell>
          <table:table-cell office:value-type="string" table:style-name="ce1">
            <text:p>L.M.S.</text:p>
          </table:table-cell>
          <table:table-cell table:number-columns-repeated="4" table:style-name="ce1"/>
          <table:table-cell office:value-type="string" table:style-name="ce1">
            <text:p>13 Baztan Sur</text:p>
          </table:table-cell>
          <table:table-cell table:number-columns-repeated="16365" table:style-name="ce1"/>
        </table:table-row>
        <table:table-row table:style-name="ro1">
          <table:table-cell office:value-type="float" office:value="314" table:style-name="ce1">
            <text:p>314</text:p>
          </table:table-cell>
          <table:table-cell office:value-type="string" table:style-name="ce1">
            <text:p>ZAHO</text:p>
          </table:table-cell>
          <table:table-cell office:value-type="float" office:value="1" table:style-name="ce1">
            <text:p>1</text:p>
          </table:table-cell>
          <table:table-cell office:value-type="string" table:style-name="ce1">
            <text:p>Dolmen? <text:s/>y monolito</text:p>
          </table:table-cell>
          <table:table-cell office:value-type="string" table:style-name="ce1">
            <text:p>Alduides</text:p>
          </table:table-cell>
          <table:table-cell table:style-name="ce1"/>
          <table:table-cell office:value-type="string" table:style-name="ce1">
            <text:p>Nº 29-D</text:p>
          </table:table-cell>
          <table:table-cell table:style-name="ce1"/>
          <table:table-cell office:value-type="float" office:value="624660" table:style-name="ce1">
            <text:p>624660</text:p>
          </table:table-cell>
          <table:table-cell office:value-type="float" office:value="4771150" table:style-name="ce1">
            <text:p>4771150</text:p>
          </table:table-cell>
          <table:table-cell office:value-type="float" office:value="920" table:style-name="ce1">
            <text:p>920</text:p>
          </table:table-cell>
          <table:table-cell office:value-type="string" table:style-name="ce2">
            <text:p>43.0828200705819,-1.46854019313439</text:p>
          </table:table-cell>
          <table:table-cell office:value-type="date" office:date-value="1905-05-03T00:00:00" table:style-name="ce3">
            <text:p>miércoles, mayo 03, 1905</text:p>
          </table:table-cell>
          <table:table-cell office:value-type="string" table:style-name="ce1">
            <text:p>J.M. Barandiaran</text:p>
          </table:table-cell>
          <table:table-cell office:value-type="string" table:style-name="ce1">
            <text:p>Túmulo circular de 10 m. de Ф y 1,5 m. de altura. Cráter central sin losas de cámara. Areniscas del terreno.</text:p>
          </table:table-cell>
          <table:table-cell office:value-type="string" table:style-name="ce1">
            <text:p>No se conoce</text:p>
          </table:table-cell>
          <table:table-cell office:value-type="string" table:style-name="ce1">
            <text:p>La zona está considerada como una estación dolménica, a uno y otro lado de la frontera internacional.</text:p>
            <text:p>En esta zona, además de este dolmen y del monolito, se encuentran un túmulo y tres crómlech.</text:p>
          </table:table-cell>
          <table:table-cell table:style-name="ce1"/>
          <table:table-cell office:value-type="string" table:style-name="ce1">
            <text:p>13 Baztan Sur</text:p>
          </table:table-cell>
          <table:table-cell office:value-type="string" table:style-name="ce1">
            <text:p>Croquis</text:p>
          </table:table-cell>
          <table:table-cell office:value-type="string" table:style-name="ce1">
            <text:p>0314_DIB_328.pdf</text:p>
          </table:table-cell>
          <table:table-cell office:value-type="string" table:style-name="ce1">
            <text:p>Fotos</text:p>
          </table:table-cell>
          <table:table-cell office:value-type="string" table:style-name="ce1">
            <text:p>0314_FOT_329.pdf</text:p>
          </table:table-cell>
          <table:table-cell table:number-columns-repeated="16361" table:style-name="ce1"/>
        </table:table-row>
        <table:table-row table:style-name="ro1">
          <table:table-cell office:value-type="float" office:value="315" table:style-name="ce1">
            <text:p>315</text:p>
          </table:table-cell>
          <table:table-cell office:value-type="string" table:style-name="ce1">
            <text:p>SUSTERRA</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315_DIB_330.pdf</text:p>
          </table:table-cell>
          <table:table-cell table:number-columns-repeated="16363" table:style-name="ce1"/>
        </table:table-row>
        <table:table-row table:style-name="ro1">
          <table:table-cell office:value-type="float" office:value="316" table:style-name="ce1">
            <text:p>316</text:p>
          </table:table-cell>
          <table:table-cell office:value-type="string" table:style-name="ce1">
            <text:p>SUSTERRA HEGO</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316_DIB_331.pdf</text:p>
          </table:table-cell>
          <table:table-cell office:value-type="string" table:style-name="ce1">
            <text:p>Foto</text:p>
          </table:table-cell>
          <table:table-cell office:value-type="string" table:style-name="ce1">
            <text:p>0316_FOT_332.pdf</text:p>
          </table:table-cell>
          <table:table-cell table:number-columns-repeated="16361" table:style-name="ce1"/>
        </table:table-row>
        <table:table-row table:style-name="ro1">
          <table:table-cell office:value-type="float" office:value="317" table:style-name="ce1">
            <text:p>317</text:p>
          </table:table-cell>
          <table:table-cell office:value-type="string" table:style-name="ce1">
            <text:p>EGURTEGI</text:p>
          </table:table-cell>
          <table:table-cell office:value-type="float" office:value="5" table:style-name="ce1">
            <text:p>5</text:p>
          </table:table-cell>
          <table:table-cell office:value-type="string" table:style-name="ce1">
            <text:p>Crómlech</text:p>
          </table:table-cell>
          <table:table-cell table:number-columns-repeated="7" table:style-name="ce1"/>
          <table:table-cell table:style-name="ce2"/>
          <table:table-cell table:style-name="ce3"/>
          <table:table-cell table:number-columns-repeated="5" table:style-name="ce1"/>
          <table:table-cell office:value-type="string" table:style-name="ce1">
            <text:p>13 Baztan Sur</text:p>
          </table:table-cell>
          <table:table-cell office:value-type="string" table:style-name="ce1">
            <text:p>Croquis</text:p>
          </table:table-cell>
          <table:table-cell office:value-type="string" table:style-name="ce1">
            <text:p>0317_DIB_335.pdf</text:p>
          </table:table-cell>
          <table:table-cell office:value-type="string" table:style-name="ce1">
            <text:p>3 Fotos</text:p>
          </table:table-cell>
          <table:table-cell office:value-type="string" table:style-name="ce1">
            <text:p>0317_FOT_336.pdf</text:p>
          </table:table-cell>
          <table:table-cell table:number-columns-repeated="16361" table:style-name="ce1"/>
        </table:table-row>
        <table:table-row table:style-name="ro1">
          <table:table-cell office:value-type="float" office:value="318" table:style-name="ce1">
            <text:p>318</text:p>
          </table:table-cell>
          <table:table-cell office:value-type="string" table:style-name="ce1">
            <text:p>ESKAINKO LEPOA (ORIENTAL)</text:p>
          </table:table-cell>
          <table:table-cell office:value-type="float" office:value="5" table:style-name="ce1">
            <text:p>5</text:p>
          </table:table-cell>
          <table:table-cell office:value-type="string" table:style-name="ce1">
            <text:p>Crómlech (3)</text:p>
          </table:table-cell>
          <table:table-cell office:value-type="string" table:style-name="ce1">
            <text:p>Ezkurra</text:p>
          </table:table-cell>
          <table:table-cell office:value-type="string" table:style-name="ce1">
            <text:p>A pocos metros de los otros en línea E-W</text:p>
            <text:p>Hoja cartográfica Nº: 90-5</text:p>
          </table:table-cell>
          <table:table-cell office:value-type="string" table:style-name="ce1">
            <text:p>Erasun</text:p>
          </table:table-cell>
          <table:table-cell table:style-name="ce1"/>
          <table:table-cell office:value-type="float" office:value="595765" table:style-name="ce1">
            <text:p>595765</text:p>
          </table:table-cell>
          <table:table-cell office:value-type="float" office:value="4772450" table:style-name="ce1">
            <text:p>4772450</text:p>
          </table:table-cell>
          <table:table-cell office:value-type="float" office:value="975" table:style-name="ce1">
            <text:p>975</text:p>
          </table:table-cell>
          <table:table-cell office:value-type="string" table:style-name="ce2">
            <text:p>43.0987239160294,-1.8232095592841</text:p>
          </table:table-cell>
          <table:table-cell office:value-type="date" office:date-value="1905-04-18T00:00:00" table:style-name="ce3">
            <text:p>martes, abril 18, 1905</text:p>
          </table:table-cell>
          <table:table-cell office:value-type="string" table:style-name="ce1">
            <text:p>Juan Miguel Sansinenea</text:p>
          </table:table-cell>
          <table:table-cell office:value-type="string" table:style-name="ce1">
            <text:p>Situado en el vértice del collado. Son sencillos y pequeños, salvo el mediano. Su diámetro de 4,3 m por 3,6 m. y consta de 8 losas con una hincada en el eje.</text:p>
          </table:table-cell>
          <table:table-cell table:style-name="ce1"/>
          <table:table-cell office:value-type="string" table:style-name="ce1">
            <text:p>Bibliografía: Munibe, Cuadernos 2 y 3 de 1960.</text:p>
          </table:table-cell>
          <table:table-cell table:style-name="ce1"/>
          <table:table-cell office:value-type="string" table:style-name="ce1">
            <text:p>11 Ezkurra - Bertiz Arana (Basaburua Menor)</text:p>
          </table:table-cell>
          <table:table-cell office:value-type="string" table:style-name="ce1">
            <text:p>Croquis</text:p>
          </table:table-cell>
          <table:table-cell office:value-type="string" table:style-name="ce1">
            <text:p>0318_DIB_337.pdf</text:p>
          </table:table-cell>
          <table:table-cell office:value-type="string" table:style-name="ce1">
            <text:p>Fotos</text:p>
          </table:table-cell>
          <table:table-cell office:value-type="string" table:style-name="ce1">
            <text:p>0318_FOT_338.pdf</text:p>
          </table:table-cell>
          <table:table-cell office:value-type="string" table:style-name="ce1">
            <text:p>Mapa</text:p>
          </table:table-cell>
          <table:table-cell office:value-type="string" table:style-name="ce1">
            <text:p>0321_MAP_371.pdf</text:p>
          </table:table-cell>
          <table:table-cell table:number-columns-repeated="16359"/>
        </table:table-row>
        <table:table-row table:style-name="ro1">
          <table:table-cell office:value-type="float" office:value="319" table:style-name="ce1">
            <text:p>319</text:p>
          </table:table-cell>
          <table:table-cell office:value-type="string" table:style-name="ce1">
            <text:p>ESKAINKO LEPOA (CENTRAL)</text:p>
          </table:table-cell>
          <table:table-cell office:value-type="float" office:value="5" table:style-name="ce1">
            <text:p>5</text:p>
          </table:table-cell>
          <table:table-cell office:value-type="string" table:style-name="ce1">
            <text:p>Crómlech (2)</text:p>
          </table:table-cell>
          <table:table-cell office:value-type="string" table:style-name="ce1">
            <text:p>Ezkurra</text:p>
          </table:table-cell>
          <table:table-cell office:value-type="string" table:style-name="ce1">
            <text:p>En la faldaz SE del monte Olegi, poco antes del collado<text:s/></text:p>
            <text:p>Hoja cartográfica Nº: 90-5</text:p>
          </table:table-cell>
          <table:table-cell office:value-type="string" table:style-name="ce1">
            <text:p>Erasun</text:p>
          </table:table-cell>
          <table:table-cell table:style-name="ce1"/>
          <table:table-cell office:value-type="float" office:value="595740" table:style-name="ce1">
            <text:p>595740</text:p>
          </table:table-cell>
          <table:table-cell office:value-type="float" office:value="4772460" table:style-name="ce1">
            <text:p>4772460</text:p>
          </table:table-cell>
          <table:table-cell office:value-type="float" office:value="978" table:style-name="ce1">
            <text:p>978</text:p>
          </table:table-cell>
          <table:table-cell office:value-type="string" table:style-name="ce2">
            <text:p>43.0988171049545,-1.82351497982248</text:p>
          </table:table-cell>
          <table:table-cell office:value-type="date" office:date-value="1905-04-18T00:00:00" table:style-name="ce3">
            <text:p>martes, abril 18, 1905</text:p>
          </table:table-cell>
          <table:table-cell office:value-type="string" table:style-name="ce1">
            <text:p>Juan Miguel Sansinenea</text:p>
          </table:table-cell>
          <table:table-cell office:value-type="string" table:style-name="ce1">
            <text:p>Difíciles de reconocer, al igual que los siguientes en línea W-E</text:p>
          </table:table-cell>
          <table:table-cell office:value-type="string" table:style-name="ce1">
            <text:p>No se conoce</text:p>
          </table:table-cell>
          <table:table-cell office:value-type="string" table:style-name="ce1">
            <text:p>José Miguel Barandiaran en su trabajo "Contribución al estudio de los curomlechs pirenaicos" de 1949 menciona 6 crómlech y no 14, como posteriormente inventarió el Sr. Sansinenea .</text:p>
            <text:p>Lo cierto es que más hacia el S del collado se distinguen algunas formaciones más o menos circulares, estando el terreno salpicado de piedras que confunden.</text:p>
            <text:p/>
            <text:p>Bibliografía: Munibe, Cuadernos 2 y 3 de 1960.</text:p>
          </table:table-cell>
          <table:table-cell table:style-name="ce1"/>
          <table:table-cell office:value-type="string" table:style-name="ce1">
            <text:p>11 Ezkurra - Bertiz Arana (Basaburua Menor)</text:p>
          </table:table-cell>
          <table:table-cell office:value-type="string" table:style-name="ce1">
            <text:p>Croquis</text:p>
          </table:table-cell>
          <table:table-cell office:value-type="string" table:style-name="ce1">
            <text:p>0319_DIB_340.pdf</text:p>
          </table:table-cell>
          <table:table-cell office:value-type="string" table:style-name="ce1">
            <text:p>Fotos</text:p>
          </table:table-cell>
          <table:table-cell office:value-type="string" table:style-name="ce1">
            <text:p>0319_FOT_339.pdf</text:p>
          </table:table-cell>
          <table:table-cell office:value-type="string" table:style-name="ce1">
            <text:p>Mapa</text:p>
          </table:table-cell>
          <table:table-cell office:value-type="string" table:style-name="ce1">
            <text:p>0321_MAP_371.pdf</text:p>
          </table:table-cell>
          <table:table-cell table:number-columns-repeated="16359"/>
        </table:table-row>
        <table:table-row table:style-name="ro1">
          <table:table-cell office:value-type="float" office:value="320" table:style-name="ce1">
            <text:p>320</text:p>
          </table:table-cell>
          <table:table-cell office:value-type="string" table:style-name="ce1">
            <text:p>ESKAINKO LEPOA (OCCIDENTAL)</text:p>
          </table:table-cell>
          <table:table-cell office:value-type="float" office:value="5" table:style-name="ce1">
            <text:p>5</text:p>
          </table:table-cell>
          <table:table-cell office:value-type="string" table:style-name="ce1">
            <text:p>Crómlech</text:p>
          </table:table-cell>
          <table:table-cell office:value-type="string" table:style-name="ce1">
            <text:p>Ezkurra</text:p>
          </table:table-cell>
          <table:table-cell office:value-type="string" table:style-name="ce1">
            <text:p>En el collado, divisoria de aguas, entre Olegi y Elazmumo</text:p>
            <text:p>Hoja cartográfica Nº: 90-5</text:p>
          </table:table-cell>
          <table:table-cell office:value-type="string" table:style-name="ce1">
            <text:p>Erasun</text:p>
          </table:table-cell>
          <table:table-cell table:style-name="ce1"/>
          <table:table-cell office:value-type="float" office:value="595670" table:style-name="ce1">
            <text:p>595670</text:p>
          </table:table-cell>
          <table:table-cell office:value-type="float" office:value="4772480" table:style-name="ce1">
            <text:p>4772480</text:p>
          </table:table-cell>
          <table:table-cell office:value-type="float" office:value="975" table:style-name="ce1">
            <text:p>975</text:p>
          </table:table-cell>
          <table:table-cell office:value-type="string" table:style-name="ce2">
            <text:p>43.0990060053768,-1.82437154047058</text:p>
          </table:table-cell>
          <table:table-cell office:value-type="date" office:date-value="1905-04-18T00:00:00" table:style-name="ce3">
            <text:p>martes, abril 18, 1905</text:p>
          </table:table-cell>
          <table:table-cell office:value-type="string" table:style-name="ce1">
            <text:p>Juan Miguel Sansinenea</text:p>
          </table:table-cell>
          <table:table-cell office:value-type="string" table:style-name="ce1">
            <text:p>28 testigos. Lajas de areniscas triásicas de color rojizo. Dos de ellas se yerguen en el vértice del arco oriental y forman una puerta de 3,1 m. de ancho. Frente a ellas y al W aparece tumbada una gran losa de 2,65 m. por 3,5 m. inmediatemanete al exterior del vértice occidental.</text:p>
            <text:p>El conjunto forma un círculo cuyo diámetro EW es de 7,6 m. y el SN tiene 6,8 m.</text:p>
          </table:table-cell>
          <table:table-cell office:value-type="string" table:style-name="ce1">
            <text:p>No se conoce</text:p>
          </table:table-cell>
          <table:table-cell office:value-type="string" table:style-name="ce1">
            <text:p>Existen crómlech análogos en Goizueta, en las zonas Kalbario Gurutz (antes Arriurdiñeta) y Abade Gurutz. Los datos anaotados son de Luis Peña Basurto en 1960.</text:p>
            <text:p/>
            <text:p>Bibliografía: Munibe, Cuadernos 2 y 3 de 1960.</text:p>
          </table:table-cell>
          <table:table-cell table:style-name="ce1"/>
          <table:table-cell office:value-type="string" table:style-name="ce1">
            <text:p>11 Ezkurra - Bertiz Arana (Basaburua Menor)</text:p>
          </table:table-cell>
          <table:table-cell office:value-type="string" table:style-name="ce1">
            <text:p>Croquis</text:p>
          </table:table-cell>
          <table:table-cell office:value-type="string" table:style-name="ce1">
            <text:p>0320_DIB_341.pdf</text:p>
          </table:table-cell>
          <table:table-cell office:value-type="string" table:style-name="ce1">
            <text:p>Fotos</text:p>
          </table:table-cell>
          <table:table-cell office:value-type="string" table:style-name="ce1">
            <text:p>0320_FOT_342.pdf</text:p>
          </table:table-cell>
          <table:table-cell office:value-type="string" table:style-name="ce1">
            <text:p>Mapa</text:p>
          </table:table-cell>
          <table:table-cell office:value-type="string" table:style-name="ce1">
            <text:p>0321_MAP_371.pdf</text:p>
          </table:table-cell>
          <table:table-cell table:number-columns-repeated="16359"/>
        </table:table-row>
        <table:table-row table:style-name="ro1">
          <table:table-cell office:value-type="float" office:value="321" table:style-name="ce1">
            <text:p>321</text:p>
          </table:table-cell>
          <table:table-cell office:value-type="string" table:style-name="ce1">
            <text:p>OLEGI</text:p>
          </table:table-cell>
          <table:table-cell office:value-type="float" office:value="5" table:style-name="ce1">
            <text:p>5</text:p>
          </table:table-cell>
          <table:table-cell office:value-type="string" table:style-name="ce1">
            <text:p>Crómlech (4)</text:p>
          </table:table-cell>
          <table:table-cell office:value-type="string" table:style-name="ce1">
            <text:p>Ezkurra</text:p>
          </table:table-cell>
          <table:table-cell office:value-type="string" table:style-name="ce1">
            <text:p>En la falda oriental del monte Olegi</text:p>
            <text:p>Hoja cartográfica Nº: 90-5</text:p>
          </table:table-cell>
          <table:table-cell office:value-type="string" table:style-name="ce1">
            <text:p>Erasun</text:p>
          </table:table-cell>
          <table:table-cell table:style-name="ce1"/>
          <table:table-cell office:value-type="float" office:value="595000" table:style-name="ce1">
            <text:p>595000</text:p>
          </table:table-cell>
          <table:table-cell office:value-type="float" office:value="4772500" table:style-name="ce1">
            <text:p>4772500</text:p>
          </table:table-cell>
          <table:table-cell office:value-type="float" office:value="1000" table:style-name="ce1">
            <text:p>1000</text:p>
          </table:table-cell>
          <table:table-cell office:value-type="string" table:style-name="ce2">
            <text:p>43.0992703489353,-1.83259964858829</text:p>
          </table:table-cell>
          <table:table-cell office:value-type="date" office:date-value="1905-04-18T00:00:00" table:style-name="ce3">
            <text:p>martes, abril 18, 1905</text:p>
          </table:table-cell>
          <table:table-cell office:value-type="string" table:style-name="ce1">
            <text:p>Juan Miguel Sansinenea</text:p>
          </table:table-cell>
          <table:table-cell office:value-type="string" table:style-name="ce1">
            <text:p>Siete formaciones circulares se distinguen en la parte más llana de Olegi. Aunque sólo cuatro pueden diferenciarse con claridad.</text:p>
          </table:table-cell>
          <table:table-cell office:value-type="string" table:style-name="ce1">
            <text:p>No se conoce</text:p>
          </table:table-cell>
          <table:table-cell office:value-type="string" table:style-name="ce1">
            <text:p>Posiblemente exitan más formaciones circulares con menos definición.<text:s/></text:p>
            <text:p>Igualmente se distingue otro en el collado formado entre Erakurri y Olegi, cercano y al W de la cima de Olegi, a 1042 m. de altura.</text:p>
            <text:p>En cuanto al topónimo Erakurri, se ha recogido otro para el mismo lugar: Irakurri.</text:p>
          </table:table-cell>
          <table:table-cell table:style-name="ce1"/>
          <table:table-cell office:value-type="string" table:style-name="ce1">
            <text:p>11 Ezkurra - Bertiz Arana (Basaburua Menor)</text:p>
          </table:table-cell>
          <table:table-cell office:value-type="string" table:style-name="ce1">
            <text:p>Fotos</text:p>
          </table:table-cell>
          <table:table-cell office:value-type="string" table:style-name="ce1">
            <text:p>0321_FOT_344.pdf</text:p>
          </table:table-cell>
          <table:table-cell office:value-type="string" table:style-name="ce1">
            <text:p>Mapa</text:p>
          </table:table-cell>
          <table:table-cell office:value-type="string" table:style-name="ce1">
            <text:p>0321_MAP_371.pdf</text:p>
          </table:table-cell>
          <table:table-cell table:number-columns-repeated="16361" table:style-name="ce1"/>
        </table:table-row>
        <table:table-row table:style-name="ro1">
          <table:table-cell office:value-type="float" office:value="322" table:style-name="ce1">
            <text:p>322</text:p>
          </table:table-cell>
          <table:table-cell office:value-type="string" table:style-name="ce1">
            <text:p>GARATAMA</text:p>
          </table:table-cell>
          <table:table-cell office:value-type="float" office:value="1" table:style-name="ce1">
            <text:p>1</text:p>
          </table:table-cell>
          <table:table-cell office:value-type="string" table:style-name="ce1">
            <text:p>Dolmen</text:p>
          </table:table-cell>
          <table:table-cell office:value-type="string" table:style-name="ce1">
            <text:p>Ituren</text:p>
          </table:table-cell>
          <table:table-cell office:value-type="string" table:style-name="ce1">
            <text:p>500 m. al N de Ituren</text:p>
            <text:p>Hoja cartográfica Nº: 90-2</text:p>
          </table:table-cell>
          <table:table-cell office:value-type="string" table:style-name="ce1">
            <text:p>Ituren</text:p>
          </table:table-cell>
          <table:table-cell table:style-name="ce1"/>
          <table:table-cell office:value-type="float" office:value="605215" table:style-name="ce1">
            <text:p>605215</text:p>
          </table:table-cell>
          <table:table-cell office:value-type="float" office:value="4776750" table:style-name="ce1">
            <text:p>4776750</text:p>
          </table:table-cell>
          <table:table-cell office:value-type="float" office:value="250" table:style-name="ce1">
            <text:p>250</text:p>
          </table:table-cell>
          <table:table-cell office:value-type="string" table:style-name="ce2">
            <text:p>43.1361821441908,-1.70629725539976</text:p>
          </table:table-cell>
          <table:table-cell office:value-type="date" office:date-value="1987-05-09T00:00:00" table:style-name="ce3">
            <text:p>sábado, mayo 09, 1987</text:p>
          </table:table-cell>
          <table:table-cell office:value-type="string" table:style-name="ce1">
            <text:p>Francisco Ondarra</text:p>
          </table:table-cell>
          <table:table-cell office:value-type="string" table:style-name="ce1">
            <text:p>Túmulo de 7 m. de diámetro y 0,3 m. de altura. Una losa de 0,3 m. de alto por 1 m. de largo por 0,1/0,05 m. de ancho. Orientado a 115º.</text:p>
          </table:table-cell>
          <table:table-cell office:value-type="string" table:style-name="ce1">
            <text:p>No se conoce</text:p>
          </table:table-cell>
          <table:table-cell office:value-type="string" table:style-name="ce1">
            <text:p>Bibliografía: Kobie, XVII - 1988.</text:p>
          </table:table-cell>
          <table:table-cell table:style-name="ce1"/>
          <table:table-cell office:value-type="string" table:style-name="ce1">
            <text:p>11 Ezkurra - Bertiz Arana (Basaburua Menor)</text:p>
          </table:table-cell>
          <table:table-cell office:value-type="string" table:style-name="ce1">
            <text:p>Croquis</text:p>
          </table:table-cell>
          <table:table-cell office:value-type="string" table:style-name="ce1">
            <text:p>0322_DIB_496.pdf</text:p>
          </table:table-cell>
          <table:table-cell table:number-columns-repeated="16363" table:style-name="ce1"/>
        </table:table-row>
        <table:table-row table:style-name="ro1">
          <table:table-cell office:value-type="float" office:value="323" table:style-name="ce1">
            <text:p>323</text:p>
          </table:table-cell>
          <table:table-cell office:value-type="string" table:style-name="ce1">
            <text:p>EPEINTZAKO KASKUA</text:p>
          </table:table-cell>
          <table:table-cell office:value-type="float" office:value="1" table:style-name="ce1">
            <text:p>1</text:p>
          </table:table-cell>
          <table:table-cell office:value-type="string" table:style-name="ce1">
            <text:p>Dolmen</text:p>
          </table:table-cell>
          <table:table-cell office:value-type="string" table:style-name="ce1">
            <text:p>Ituren</text:p>
          </table:table-cell>
          <table:table-cell office:value-type="string" table:style-name="ce1">
            <text:p>A 1 km. al N de Ituren</text:p>
            <text:p>Hoja cartográfica Nº: 90-2</text:p>
          </table:table-cell>
          <table:table-cell office:value-type="string" table:style-name="ce1">
            <text:p>Ituren</text:p>
          </table:table-cell>
          <table:table-cell table:style-name="ce1"/>
          <table:table-cell office:value-type="float" office:value="605320" table:style-name="ce1">
            <text:p>605320</text:p>
          </table:table-cell>
          <table:table-cell office:value-type="float" office:value="4777150" table:style-name="ce1">
            <text:p>4777150</text:p>
          </table:table-cell>
          <table:table-cell office:value-type="float" office:value="342" table:style-name="ce1">
            <text:p>342</text:p>
          </table:table-cell>
          <table:table-cell office:value-type="string" table:style-name="ce2">
            <text:p>43.1397685683506,-1.70493051188881</text:p>
          </table:table-cell>
          <table:table-cell office:value-type="date" office:date-value="1987-05-02T00:00:00" table:style-name="ce3">
            <text:p>sábado, mayo 02, 1987</text:p>
          </table:table-cell>
          <table:table-cell office:value-type="string" table:style-name="ce1">
            <text:p>Francisco Ondarra</text:p>
          </table:table-cell>
          <table:table-cell office:value-type="string" table:style-name="ce1">
            <text:p>Túmulo de 8 m. de diámetro y 0,5 m. de altura.<text:s/></text:p>
            <text:p>Losa W: <text:s/>1,5 m. de largo por 1,16 m. de ancho y 0,15 m. grueso</text:p>
            <text:p>Losa N: <text:s/>0,95 m. de largo por 0,65 m. de ancho y 0,07 m. grueso</text:p>
            <text:p>Losa E: <text:s/>0,9 m. de largo por 0,4 m. de ancho y 0,15 m. grueso</text:p>
          </table:table-cell>
          <table:table-cell office:value-type="string" table:style-name="ce1">
            <text:p>No se conoce</text:p>
          </table:table-cell>
          <table:table-cell office:value-type="string" table:style-name="ce1">
            <text:p>Bibliografía: Kobie, XVII - 1988.</text:p>
          </table:table-cell>
          <table:table-cell table:style-name="ce1"/>
          <table:table-cell office:value-type="string" table:style-name="ce1">
            <text:p>11 Ezkurra - Bertiz Arana (Basaburua Menor)</text:p>
          </table:table-cell>
          <table:table-cell office:value-type="string" table:style-name="ce1">
            <text:p>Croquis</text:p>
          </table:table-cell>
          <table:table-cell office:value-type="string" table:style-name="ce1">
            <text:p>0323_DIB_495.pdf</text:p>
          </table:table-cell>
          <table:table-cell table:number-columns-repeated="16363" table:style-name="ce1"/>
        </table:table-row>
        <table:table-row table:style-name="ro1">
          <table:table-cell office:value-type="float" office:value="324" table:style-name="ce1">
            <text:p>324</text:p>
          </table:table-cell>
          <table:table-cell office:value-type="string" table:style-name="ce1">
            <text:p>ARRUTALA</text:p>
          </table:table-cell>
          <table:table-cell office:value-type="float" office:value="1" table:style-name="ce1">
            <text:p>1</text:p>
          </table:table-cell>
          <table:table-cell office:value-type="string" table:style-name="ce1">
            <text:p>Dolmen</text:p>
          </table:table-cell>
          <table:table-cell office:value-type="string" table:style-name="ce1">
            <text:p>Ituren</text:p>
          </table:table-cell>
          <table:table-cell office:value-type="string" table:style-name="ce1">
            <text:p>A 1,1 km. al N de Ituren</text:p>
            <text:p>Hoja cartográfica Nº: 90-2</text:p>
          </table:table-cell>
          <table:table-cell office:value-type="string" table:style-name="ce1">
            <text:p>Ituren</text:p>
          </table:table-cell>
          <table:table-cell table:style-name="ce1"/>
          <table:table-cell office:value-type="float" office:value="605185" table:style-name="ce1">
            <text:p>605185</text:p>
          </table:table-cell>
          <table:table-cell office:value-type="float" office:value="4777330" table:style-name="ce1">
            <text:p>4777330</text:p>
          </table:table-cell>
          <table:table-cell office:value-type="float" office:value="326" table:style-name="ce1">
            <text:p>326</text:p>
          </table:table-cell>
          <table:table-cell office:value-type="string" table:style-name="ce2">
            <text:p>43.1414078060517,-1.70655596343844</text:p>
          </table:table-cell>
          <table:table-cell office:value-type="date" office:date-value="1987-05-02T00:00:00" table:style-name="ce3">
            <text:p>sábado, mayo 02, 1987</text:p>
          </table:table-cell>
          <table:table-cell office:value-type="string" table:style-name="ce1">
            <text:p>Francisco Ondarra</text:p>
          </table:table-cell>
          <table:table-cell office:value-type="string" table:style-name="ce1">
            <text:p>Túmulo rebajado sobre el que se pueden ver tres losas.<text:s/></text:p>
            <text:p>Losa N: <text:s/>0,3 m. de alto por 1,8 m. de largo y 0,15 m. grueso. Orientada a 80º.</text:p>
            <text:p>Losa W: <text:s/>0,85 m. de alto por 0,65 m. de largo y 0,14 m. grueso.</text:p>
            <text:p>Losa 3: <text:s/>0,7 m. de alto por 1,6 m. de largo y 0,17 m. grueso.</text:p>
            <text:p>En las cercanías del túmulo se eleva un murete de piedras de 1,8 m. de largo y 0,85 m. de grueso y 0,7 m. de ancho.</text:p>
          </table:table-cell>
          <table:table-cell office:value-type="string" table:style-name="ce1">
            <text:p>No se conoce</text:p>
          </table:table-cell>
          <table:table-cell office:value-type="string" table:style-name="ce1">
            <text:p>Bibliografía: Kobie, XVII - 1988.</text:p>
          </table:table-cell>
          <table:table-cell table:style-name="ce1"/>
          <table:table-cell office:value-type="string" table:style-name="ce1">
            <text:p>11 Ezkurra - Bertiz Arana (Basaburua Menor)</text:p>
          </table:table-cell>
          <table:table-cell office:value-type="string" table:style-name="ce1">
            <text:p>Mapa</text:p>
          </table:table-cell>
          <table:table-cell office:value-type="string" table:style-name="ce1">
            <text:p>0322_MAP_369.pdf</text:p>
          </table:table-cell>
          <table:table-cell office:value-type="string" table:style-name="ce1">
            <text:p>Croquis</text:p>
          </table:table-cell>
          <table:table-cell office:value-type="string" table:style-name="ce1">
            <text:p>0324_DIB_494.pdf</text:p>
          </table:table-cell>
          <table:table-cell table:number-columns-repeated="16361" table:style-name="ce1"/>
        </table:table-row>
        <table:table-row table:style-name="ro1">
          <table:table-cell office:value-type="float" office:value="325" table:style-name="ce1">
            <text:p>325</text:p>
          </table:table-cell>
          <table:table-cell office:value-type="string" table:style-name="ce1">
            <text:p>AITZURRA</text:p>
          </table:table-cell>
          <table:table-cell office:value-type="float" office:value="1" table:style-name="ce1">
            <text:p>1</text:p>
          </table:table-cell>
          <table:table-cell office:value-type="string" table:style-name="ce1">
            <text:p>Dolmen</text:p>
          </table:table-cell>
          <table:table-cell office:value-type="string" table:style-name="ce1">
            <text:p>Ituren</text:p>
          </table:table-cell>
          <table:table-cell office:value-type="string" table:style-name="ce1">
            <text:p>A 1,8 km. al N de Ituren</text:p>
            <text:p>Hoja cartográfica Nº: 90-2</text:p>
          </table:table-cell>
          <table:table-cell office:value-type="string" table:style-name="ce1">
            <text:p>Ituren</text:p>
          </table:table-cell>
          <table:table-cell table:style-name="ce1"/>
          <table:table-cell office:value-type="float" office:value="605000" table:style-name="ce1">
            <text:p>605000</text:p>
          </table:table-cell>
          <table:table-cell office:value-type="float" office:value="4777800" table:style-name="ce1">
            <text:p>4777800</text:p>
          </table:table-cell>
          <table:table-cell office:value-type="float" office:value="490" table:style-name="ce1">
            <text:p>490</text:p>
          </table:table-cell>
          <table:table-cell office:value-type="string" table:style-name="ce2">
            <text:p>43.145664706613,-1.70874125140946</text:p>
          </table:table-cell>
          <table:table-cell office:value-type="date" office:date-value="1987-04-29T00:00:00" table:style-name="ce3">
            <text:p>miércoles, abril 29, 1987</text:p>
          </table:table-cell>
          <table:table-cell office:value-type="string" table:style-name="ce1">
            <text:p>Francisco Ondarra</text:p>
          </table:table-cell>
          <table:table-cell office:value-type="string" table:style-name="ce1">
            <text:p>Túmulo de unos 8 m. de diámetro y 0,5 m. de altura, con 5 losas sobre el mismo.</text:p>
            <text:p>Losa N: <text:s/>0,75 m. de alto por 2 m. de largo y 0,15 m. grueso.<text:s/></text:p>
            <text:p>Losa cabecera: <text:s/>0,35 m. de alto por 0,11 m. de largo y 0,11 m. grueso.</text:p>
            <text:p>Losa S: <text:s/>0,3 m. de alto por 2,65 m. de largo y 0,1 m. grueso.</text:p>
            <text:p>Cubierta: 1,55 m. de largo por 1,1 m. de ancho.</text:p>
            <text:p>Orientación de la cámara: 115º.</text:p>
          </table:table-cell>
          <table:table-cell office:value-type="string" table:style-name="ce1">
            <text:p>No se conoce</text:p>
          </table:table-cell>
          <table:table-cell office:value-type="string" table:style-name="ce1">
            <text:p>Bibliografía: Kobie, XVII - 1988.</text:p>
          </table:table-cell>
          <table:table-cell table:style-name="ce1"/>
          <table:table-cell office:value-type="string" table:style-name="ce1">
            <text:p>11 Ezkurra - Bertiz Arana (Basaburua Menor)</text:p>
          </table:table-cell>
          <table:table-cell office:value-type="string" table:style-name="ce1">
            <text:p>Mapa 1</text:p>
          </table:table-cell>
          <table:table-cell office:value-type="string" table:style-name="ce1">
            <text:p>0326_MAP_368.pdf</text:p>
          </table:table-cell>
          <table:table-cell office:value-type="string" table:style-name="ce1">
            <text:p>Mapa 2</text:p>
          </table:table-cell>
          <table:table-cell office:value-type="string" table:style-name="ce1">
            <text:p>0322_MAP_369.pdf</text:p>
          </table:table-cell>
          <table:table-cell office:value-type="string" table:style-name="ce1">
            <text:p>Croquis</text:p>
          </table:table-cell>
          <table:table-cell office:value-type="string" table:style-name="ce1">
            <text:p>0325_DIB_492.pdf</text:p>
          </table:table-cell>
          <table:table-cell table:number-columns-repeated="16359" table:style-name="ce1"/>
        </table:table-row>
        <table:table-row table:style-name="ro1">
          <table:table-cell office:value-type="float" office:value="326" table:style-name="ce1">
            <text:p>326</text:p>
          </table:table-cell>
          <table:table-cell office:value-type="string" table:style-name="ce1">
            <text:p>ERDIKO XENDA</text:p>
          </table:table-cell>
          <table:table-cell office:value-type="float" office:value="1" table:style-name="ce1">
            <text:p>1</text:p>
          </table:table-cell>
          <table:table-cell office:value-type="string" table:style-name="ce1">
            <text:p>Dolmen</text:p>
          </table:table-cell>
          <table:table-cell office:value-type="string" table:style-name="ce1">
            <text:p>Ituren</text:p>
          </table:table-cell>
          <table:table-cell office:value-type="string" table:style-name="ce1">
            <text:p>A 1,8 km. al N de Ituren</text:p>
            <text:p>Hoja cartográfica Nº: 90-2</text:p>
          </table:table-cell>
          <table:table-cell office:value-type="string" table:style-name="ce1">
            <text:p>Ituren o Aurtiz</text:p>
          </table:table-cell>
          <table:table-cell table:style-name="ce1"/>
          <table:table-cell office:value-type="float" office:value="604000" table:style-name="ce1">
            <text:p>604000</text:p>
          </table:table-cell>
          <table:table-cell office:value-type="float" office:value="4778530" table:style-name="ce1">
            <text:p>4778530</text:p>
          </table:table-cell>
          <table:table-cell office:value-type="float" office:value="850" table:style-name="ce1">
            <text:p>850</text:p>
          </table:table-cell>
          <table:table-cell office:value-type="string" table:style-name="ce2">
            <text:p>43.152374719454,-1.72089888464118</text:p>
          </table:table-cell>
          <table:table-cell office:value-type="date" office:date-value="1987-10-07T00:00:00" table:style-name="ce3">
            <text:p>miércoles, octubre 07, 1987</text:p>
          </table:table-cell>
          <table:table-cell office:value-type="string" table:style-name="ce1">
            <text:p>Francisco Ondarra</text:p>
          </table:table-cell>
          <table:table-cell office:value-type="string" table:style-name="ce1">
            <text:p>Túmulo de 4 m. de diámetro y 0,4 m. de altura, rodeado por un círculo de piedras. Consta de 5 losas:</text:p>
            <text:p>Losa S: <text:s/>0,9 m. de alto por 1,8 m. de largo y 0,1/0,15 m. grueso.<text:s/></text:p>
            <text:p>Losa W: <text:s/>0,1 m. de alto por 0,75 m. de largo y 0,07 m. grueso.</text:p>
            <text:p>Losa 3: <text:s/>0,85 m. de alto por 075 m. de largo y 0,08 m. grueso.</text:p>
            <text:p>Cubierta: Entre 1,57 m. y 0,7 m. de ancho y 2,35 m. de largo y 0,1 m. de grosor.</text:p>
          </table:table-cell>
          <table:table-cell office:value-type="string" table:style-name="ce1">
            <text:p>No se conoce</text:p>
          </table:table-cell>
          <table:table-cell office:value-type="string" table:style-name="ce1">
            <text:p>Bibliografía: Kobie, XVII - 1988.</text:p>
          </table:table-cell>
          <table:table-cell table:style-name="ce1"/>
          <table:table-cell office:value-type="string" table:style-name="ce1">
            <text:p>11 Ezkurra - Bertiz Arana (Basaburua Menor)</text:p>
          </table:table-cell>
          <table:table-cell office:value-type="string" table:style-name="ce1">
            <text:p>Mapa</text:p>
          </table:table-cell>
          <table:table-cell office:value-type="string" table:style-name="ce1">
            <text:p>0326_MAP_368.pdf</text:p>
          </table:table-cell>
          <table:table-cell office:value-type="string" table:style-name="ce1">
            <text:p>Croquis</text:p>
          </table:table-cell>
          <table:table-cell office:value-type="string" table:style-name="ce1">
            <text:p>0326_DIB_493.pdf</text:p>
          </table:table-cell>
          <table:table-cell table:number-columns-repeated="16361" table:style-name="ce1"/>
        </table:table-row>
        <table:table-row table:style-name="ro1">
          <table:table-cell office:value-type="float" office:value="328" table:style-name="ce1">
            <text:p>328</text:p>
          </table:table-cell>
          <table:table-cell office:value-type="string" table:style-name="ce1">
            <text:p>BUZTIZKO LEPOA</text:p>
          </table:table-cell>
          <table:table-cell office:value-type="float" office:value="13" table:style-name="ce1">
            <text:p>13</text:p>
          </table:table-cell>
          <table:table-cell office:value-type="string" table:style-name="ce1">
            <text:p>Monolito</text:p>
          </table:table-cell>
          <table:table-cell office:value-type="string" table:style-name="ce1">
            <text:p>Aranaz (muga con Ituren)</text:p>
          </table:table-cell>
          <table:table-cell office:value-type="string" table:style-name="ce1">
            <text:p>Al SE del Mendieder (1072 m.)</text:p>
            <text:p>Hoja cartográfica Nº: 90-2</text:p>
          </table:table-cell>
          <table:table-cell office:value-type="string" table:style-name="ce1">
            <text:p>Aurtiz</text:p>
          </table:table-cell>
          <table:table-cell table:style-name="ce1"/>
          <table:table-cell office:value-type="float" office:value="603890" table:style-name="ce1">
            <text:p>603890</text:p>
          </table:table-cell>
          <table:table-cell office:value-type="float" office:value="4779350" table:style-name="ce1">
            <text:p>4779350</text:p>
          </table:table-cell>
          <table:table-cell office:value-type="float" office:value="931" table:style-name="ce1">
            <text:p>931</text:p>
          </table:table-cell>
          <table:table-cell office:value-type="string" table:style-name="ce2">
            <text:p>43.1597719667054,-1.72209760797685</text:p>
          </table:table-cell>
          <table:table-cell table:style-name="ce3"/>
          <table:table-cell table:number-columns-repeated="5" table:style-name="ce1"/>
          <table:table-cell office:value-type="string" table:style-name="ce1">
            <text:p>11 Ezkurra - Bertiz Arana (Basaburua Menor)</text:p>
          </table:table-cell>
          <table:table-cell office:value-type="string" table:style-name="ce1">
            <text:p>Mapa</text:p>
          </table:table-cell>
          <table:table-cell office:value-type="string" table:style-name="ce1">
            <text:p>0326_MAP_368.pdf</text:p>
          </table:table-cell>
          <table:table-cell office:value-type="string" table:style-name="ce1">
            <text:p>Texto</text:p>
          </table:table-cell>
          <table:table-cell office:value-type="string" table:style-name="ce1">
            <text:p>0378_TEX_410.pdf</text:p>
          </table:table-cell>
          <table:table-cell office:value-type="string" table:style-name="ce1">
            <text:p>Mapa</text:p>
          </table:table-cell>
          <table:table-cell office:value-type="string" table:style-name="ce1">
            <text:p>0378_TEX_410.pdf</text:p>
          </table:table-cell>
          <table:table-cell table:number-columns-repeated="16359" table:style-name="ce1"/>
        </table:table-row>
        <table:table-row table:style-name="ro1">
          <table:table-cell office:value-type="float" office:value="329" table:style-name="ce1">
            <text:p>329</text:p>
          </table:table-cell>
          <table:table-cell office:value-type="string" table:style-name="ce1">
            <text:p>AMABURU</text:p>
          </table:table-cell>
          <table:table-cell office:value-type="float" office:value="1" table:style-name="ce1">
            <text:p>1</text:p>
          </table:table-cell>
          <table:table-cell office:value-type="string" table:style-name="ce1">
            <text:p>Dolmen</text:p>
          </table:table-cell>
          <table:table-cell office:value-type="string" table:style-name="ce1">
            <text:p>Narvarte</text:p>
          </table:table-cell>
          <table:table-cell office:value-type="string" table:style-name="ce1">
            <text:p>Al W de la cima del monte Amaburu</text:p>
            <text:p>Hoja cartográfica Nº: 90-3</text:p>
          </table:table-cell>
          <table:table-cell office:value-type="string" table:style-name="ce1">
            <text:p>Narvarte</text:p>
          </table:table-cell>
          <table:table-cell table:style-name="ce1"/>
          <table:table-cell office:value-type="float" office:value="612220" table:style-name="ce1">
            <text:p>612220</text:p>
          </table:table-cell>
          <table:table-cell office:value-type="float" office:value="4777950" table:style-name="ce1">
            <text:p>4777950</text:p>
          </table:table-cell>
          <table:table-cell office:value-type="float" office:value="425" table:style-name="ce1">
            <text:p>425</text:p>
          </table:table-cell>
          <table:table-cell office:value-type="string" table:style-name="ce2">
            <text:p>43.1459787029941,-1.61994587978677</text:p>
          </table:table-cell>
          <table:table-cell office:value-type="date" office:date-value="1987-12-30T00:00:00" table:style-name="ce3">
            <text:p>miércoles, diciembre 30, 1987</text:p>
          </table:table-cell>
          <table:table-cell office:value-type="string" table:style-name="ce1">
            <text:p>Francisco Ondarra?</text:p>
          </table:table-cell>
          <table:table-cell office:value-type="string" table:style-name="ce1">
            <text:p>Túmulo de piedras y tierra. Cámara con dos losas laterales. La losa E. bascula al interior de la cámara y ésta se estrecha hacia el N., donde aparecen dos pequeñas losas hincadas en la misma dirección, pero no alineadas. Al S. de la cámara y apoyada en el túmulo, hay una losa grande y al E. otra más pequeña. El lugar es muy pedregoso y tiene muchos helechos.</text:p>
          </table:table-cell>
          <table:table-cell office:value-type="string" table:style-name="ce1">
            <text:p>No se conoce</text:p>
          </table:table-cell>
          <table:table-cell table:number-columns-repeated="2" table:style-name="ce1"/>
          <table:table-cell office:value-type="string" table:style-name="ce1">
            <text:p>11 Ezkurra - Bertiz Arana (Basaburua Menor)</text:p>
          </table:table-cell>
          <table:table-cell office:value-type="string" table:style-name="ce1">
            <text:p>Croquis</text:p>
          </table:table-cell>
          <table:table-cell office:value-type="string" table:style-name="ce1">
            <text:p>0329_DIB_345.pdf</text:p>
          </table:table-cell>
          <table:table-cell office:value-type="string" table:style-name="ce1">
            <text:p>Fotos</text:p>
          </table:table-cell>
          <table:table-cell office:value-type="string" table:style-name="ce1">
            <text:p>0329_FOT_346.pdf</text:p>
          </table:table-cell>
          <table:table-cell office:value-type="string" table:style-name="ce1">
            <text:p>Mapa</text:p>
          </table:table-cell>
          <table:table-cell office:value-type="string" table:style-name="ce1">
            <text:p>0333_MAP_370.pdf</text:p>
          </table:table-cell>
          <table:table-cell table:number-columns-repeated="16359" table:style-name="ce1"/>
        </table:table-row>
        <table:table-row table:style-name="ro1">
          <table:table-cell office:value-type="float" office:value="330" table:style-name="ce1">
            <text:p>330</text:p>
          </table:table-cell>
          <table:table-cell office:value-type="string" table:style-name="ce1">
            <text:p>OTALTZU</text:p>
          </table:table-cell>
          <table:table-cell office:value-type="float" office:value="9" table:style-name="ce1">
            <text:p>9</text:p>
          </table:table-cell>
          <table:table-cell office:value-type="string" table:style-name="ce1">
            <text:p>Dolmen largo abierto</text:p>
          </table:table-cell>
          <table:table-cell office:value-type="string" table:style-name="ce1">
            <text:p>Narvarte</text:p>
          </table:table-cell>
          <table:table-cell office:value-type="string" table:style-name="ce1">
            <text:p>En el collado, a mitad de camino entre Amaburu y Menta</text:p>
            <text:p>Hoja cartográfica Nº: 90-3</text:p>
          </table:table-cell>
          <table:table-cell office:value-type="string" table:style-name="ce1">
            <text:p>Narvarte</text:p>
          </table:table-cell>
          <table:table-cell table:style-name="ce1"/>
          <table:table-cell office:value-type="float" office:value="612050" table:style-name="ce1">
            <text:p>612050</text:p>
          </table:table-cell>
          <table:table-cell office:value-type="float" office:value="4778500" table:style-name="ce1">
            <text:p>4778500</text:p>
          </table:table-cell>
          <table:table-cell office:value-type="float" office:value="492" table:style-name="ce1">
            <text:p>492</text:p>
          </table:table-cell>
          <table:table-cell office:value-type="string" table:style-name="ce2">
            <text:p>43.1509551326636,-1.62192465867865</text:p>
          </table:table-cell>
          <table:table-cell office:value-type="date" office:date-value="1975-01-05T00:00:00" table:style-name="ce3">
            <text:p>domingo, enero 05, 1975</text:p>
          </table:table-cell>
          <table:table-cell office:value-type="string" table:style-name="ce1">
            <text:p>Francisco Ondarra</text:p>
          </table:table-cell>
          <table:table-cell office:value-type="string" table:style-name="ce1">
            <text:p>Túmulo de 9 m. de diámetro y 0,3 m. de altura, formado por piedras. En él crecen varios quejigos.</text:p>
            <text:p>La cámara está enmarcada por cuatro losas y 4 losas y hay otras dos más desplazadas (una de ellas es la tapa)<text:s/></text:p>
            <text:p>1.- Losa NW: <text:s/>1,05 m. de largo por 1,3 m. de ancho y 0,3/0,06 m. grueso</text:p>
            <text:p>2.- Losa NE: <text:s/>1,1 m. de largo por 0,75 m. de ancho y 0,08 m. grueso</text:p>
            <text:p>3.- Losa SE: <text:s/>0,95 m. de largo por 2 m. de ancho y 0,15 m. grueso</text:p>
            <text:p>4.- Losa SE: <text:s/>1,1 m. de largo por 1,5 m. de ancho y 0,07 m. grueso</text:p>
            <text:p>6.- Losa SW: <text:s/>1,2 m. de largo por 0,85 m. de ancho y 0,1 m. grueso</text:p>
            <text:p>5.- Cubierta: <text:s/>2,4 m. de largo por 2 m. de ancho y0,15 m. grueso</text:p>
            <text:p>las señaladas como 1, 3 y 4 "in situ" y verticales; la 2 se halla muy inclinada hacia el interior de la cámara; las 5 y 6, tumbadas y desplazadas.</text:p>
            <text:p>La cámara tendría unos 0,8 m. de anchura por 2 m. de largo.</text:p>
            <text:p>Orientación: 45º.</text:p>
          </table:table-cell>
          <table:table-cell office:value-type="string" table:style-name="ce1">
            <text:p>No se conoce</text:p>
          </table:table-cell>
          <table:table-cell table:number-columns-repeated="2" table:style-name="ce1"/>
          <table:table-cell office:value-type="string" table:style-name="ce1">
            <text:p>11 Ezkurra - Bertiz Arana (Basaburua Menor)</text:p>
          </table:table-cell>
          <table:table-cell office:value-type="string" table:style-name="ce1">
            <text:p>Croquis</text:p>
          </table:table-cell>
          <table:table-cell office:value-type="string" table:style-name="ce1">
            <text:p>0330_DIB_347.pdf</text:p>
          </table:table-cell>
          <table:table-cell office:value-type="string" table:style-name="ce1">
            <text:p>Fotos</text:p>
          </table:table-cell>
          <table:table-cell office:value-type="string" table:style-name="ce1">
            <text:p>0330_FOT_348.pdf</text:p>
          </table:table-cell>
          <table:table-cell office:value-type="string" table:style-name="ce1">
            <text:p>Texto 1</text:p>
          </table:table-cell>
          <table:table-cell office:value-type="string" table:style-name="ce1">
            <text:p>0330_TEX_364.pdf</text:p>
          </table:table-cell>
          <table:table-cell office:value-type="string" table:style-name="ce1">
            <text:p>Texto 2</text:p>
          </table:table-cell>
          <table:table-cell office:value-type="string" table:style-name="ce1">
            <text:p>0330_TEX_365.pdf</text:p>
          </table:table-cell>
          <table:table-cell office:value-type="string" table:style-name="ce1">
            <text:p>Mapa</text:p>
          </table:table-cell>
          <table:table-cell office:value-type="string" table:style-name="ce1">
            <text:p>0333_MAP_370.pdf</text:p>
          </table:table-cell>
          <table:table-cell table:number-columns-repeated="16355"/>
        </table:table-row>
        <table:table-row table:style-name="ro1">
          <table:table-cell office:value-type="float" office:value="331" table:style-name="ce1">
            <text:p>331</text:p>
          </table:table-cell>
          <table:table-cell office:value-type="string" table:style-name="ce1">
            <text:p>MALLURKETA</text:p>
          </table:table-cell>
          <table:table-cell office:value-type="float" office:value="1" table:style-name="ce1">
            <text:p>1</text:p>
          </table:table-cell>
          <table:table-cell office:value-type="string" table:style-name="ce1">
            <text:p>Dolmen corto</text:p>
          </table:table-cell>
          <table:table-cell office:value-type="string" table:style-name="ce1">
            <text:p>Narvarte</text:p>
          </table:table-cell>
          <table:table-cell office:value-type="string" table:style-name="ce1">
            <text:p>A unos 300 m. al SSE de la cota 640</text:p>
            <text:p>Hoja cartográfica Nº: 90-3</text:p>
          </table:table-cell>
          <table:table-cell office:value-type="string" table:style-name="ce1">
            <text:p>Narvarte</text:p>
          </table:table-cell>
          <table:table-cell table:style-name="ce1"/>
          <table:table-cell office:value-type="float" office:value="611420" table:style-name="ce1">
            <text:p>611420</text:p>
          </table:table-cell>
          <table:table-cell office:value-type="float" office:value="4778600" table:style-name="ce1">
            <text:p>4778600</text:p>
          </table:table-cell>
          <table:table-cell office:value-type="float" office:value="607" table:style-name="ce1">
            <text:p>607</text:p>
          </table:table-cell>
          <table:table-cell office:value-type="string" table:style-name="ce2">
            <text:p>43.1519484086382,-1.62965058002484</text:p>
          </table:table-cell>
          <table:table-cell office:value-type="date" office:date-value="1975-01-05T00:00:00" table:style-name="ce3">
            <text:p>domingo, enero 05, 1975</text:p>
          </table:table-cell>
          <table:table-cell office:value-type="string" table:style-name="ce1">
            <text:p>Francisco Ondarra</text:p>
          </table:table-cell>
          <table:table-cell office:value-type="string" table:style-name="ce1">
            <text:p>Túmulo de 10 m. de diámetro y entre 0,7 m. por el lado S y 0,9 m. por el lado N de altura, formado por tierra y piedras.</text:p>
            <text:p>La cámara está formada por dos losas y 4 losas y su anchura oscila entre 1 m. y 1,1 m.</text:p>
            <text:p>1.- Losa N: <text:s/>1,2 m. de alto por 2,4 m. de largo y 0,2 m. de grueso</text:p>
            <text:p>2.- Losa S: <text:s/>0,95 m. de alto por 1,2 m. de largo y 0,08 m. de grueso</text:p>
            <text:p>Ambas inclinadas hacia el S, más la segunda que la primera.</text:p>
            <text:p>Orientación: 80º.</text:p>
          </table:table-cell>
          <table:table-cell office:value-type="string" table:style-name="ce1">
            <text:p>No se conoce</text:p>
          </table:table-cell>
          <table:table-cell office:value-type="string" table:style-name="ce1">
            <text:p>En visita efectuada el 12-8-1989, se observa un trozo de losa tirado en el túmulo; es probable que perteneciera a la cubierta.</text:p>
            <text:p/>
            <text:p>Bibliogarfía: F. Ondarra en Revista Príncipe de Viana, 1944/145.</text:p>
          </table:table-cell>
          <table:table-cell table:style-name="ce1"/>
          <table:table-cell office:value-type="string" table:style-name="ce1">
            <text:p>11 Ezkurra - Bertiz Arana (Basaburua Menor)</text:p>
          </table:table-cell>
          <table:table-cell office:value-type="string" table:style-name="ce1">
            <text:p>Croquis</text:p>
          </table:table-cell>
          <table:table-cell office:value-type="string" table:style-name="ce1">
            <text:p>0331_DIB_349.pdf</text:p>
          </table:table-cell>
          <table:table-cell office:value-type="string" table:style-name="ce1">
            <text:p>Fotos</text:p>
          </table:table-cell>
          <table:table-cell office:value-type="string" table:style-name="ce1">
            <text:p>0331_FOT_350.pdf</text:p>
          </table:table-cell>
          <table:table-cell office:value-type="string" table:style-name="ce1">
            <text:p>Texto</text:p>
          </table:table-cell>
          <table:table-cell office:value-type="string" table:style-name="ce1">
            <text:p>0331_TEX_363.pdf</text:p>
          </table:table-cell>
          <table:table-cell office:value-type="string" table:style-name="ce1">
            <text:p>Mapa</text:p>
          </table:table-cell>
          <table:table-cell office:value-type="string" table:style-name="ce1">
            <text:p>0333_MAP_370.pdf</text:p>
          </table:table-cell>
          <table:table-cell table:number-columns-repeated="16357" table:style-name="ce1"/>
        </table:table-row>
        <table:table-row table:style-name="ro1">
          <table:table-cell office:value-type="float" office:value="332" table:style-name="ce1">
            <text:p>332</text:p>
          </table:table-cell>
          <table:table-cell office:value-type="string" table:style-name="ce1">
            <text:p>MIATE</text:p>
          </table:table-cell>
          <table:table-cell office:value-type="float" office:value="7" table:style-name="ce1">
            <text:p>7</text:p>
          </table:table-cell>
          <table:table-cell office:value-type="string" table:style-name="ce1">
            <text:p>Dolmen corto abierto</text:p>
          </table:table-cell>
          <table:table-cell office:value-type="string" table:style-name="ce1">
            <text:p>Narvarte</text:p>
          </table:table-cell>
          <table:table-cell office:value-type="string" table:style-name="ce1">
            <text:p>En el collado de su nombre, 20 m. al W de una borda ruinosa</text:p>
            <text:p>Hoja cartográfica Nº: 90-3</text:p>
          </table:table-cell>
          <table:table-cell office:value-type="string" table:style-name="ce1">
            <text:p>Narvarte</text:p>
          </table:table-cell>
          <table:table-cell table:style-name="ce1"/>
          <table:table-cell office:value-type="float" office:value="610780" table:style-name="ce1">
            <text:p>610780</text:p>
          </table:table-cell>
          <table:table-cell office:value-type="float" office:value="4778700" table:style-name="ce1">
            <text:p>4778700</text:p>
          </table:table-cell>
          <table:table-cell office:value-type="float" office:value="561" table:style-name="ce1">
            <text:p>561</text:p>
          </table:table-cell>
          <table:table-cell office:value-type="string" table:style-name="ce2">
            <text:p>43.1529426305247,-1.63749972197669</text:p>
          </table:table-cell>
          <table:table-cell office:value-type="date" office:date-value="1959-03-15T00:00:00" table:style-name="ce3">
            <text:p>domingo, marzo 15, 1959</text:p>
          </table:table-cell>
          <table:table-cell office:value-type="string" table:style-name="ce1">
            <text:p>Tomás López Sellés</text:p>
          </table:table-cell>
          <table:table-cell office:value-type="string" table:style-name="ce1">
            <text:p>Túmulo de 10 m. de diámetro y entre 0,9 m. de altura.</text:p>
            <text:p>La cámara está formada por 3 losas con recinto rectangular, orientada al S. con una longitud de 1,96 m. y una anchura de 0,97 m.</text:p>
            <text:p>Calizas.</text:p>
            <text:p>1.- Losa N: <text:s/>0,76 m. de largo por 0,28 m. de alto y 0,08 m. de grueso</text:p>
            <text:p>2.- Losa E: <text:s/>1,96 m. de largo por 0,38 m. de alto y 0,11 m. de grueso</text:p>
            <text:p>3.- Losa W: <text:s/>1,54 m. de largo por 0,56 m. de alto y 0,18 m. de grueso</text:p>
          </table:table-cell>
          <table:table-cell office:value-type="string" table:style-name="ce1">
            <text:p>No se conoce</text:p>
          </table:table-cell>
          <table:table-cell office:value-type="string" table:style-name="ce1">
            <text:p>Visitado con fecha 12-8-1989, se observa mayor altura en túmulo (1,5 m. aprox.) y una basculación hacia el interior de las losas de la cámara. A 5 m. al SE del túmulo y al otro lado del camino se puede ver una piedra hincada a modo de monolito señalizador del dolmen; puede tratarse de una vieja muga.</text:p>
            <text:p>Catálogo en Munibe: nº 69-7.</text:p>
            <text:p/>
            <text:p>Bibliogarfía: Munibe 1973, Suplemento nº1.</text:p>
          </table:table-cell>
          <table:table-cell table:style-name="ce1"/>
          <table:table-cell office:value-type="string" table:style-name="ce1">
            <text:p>11 Ezkurra - Bertiz Arana (Basaburua Menor)</text:p>
          </table:table-cell>
          <table:table-cell office:value-type="string" table:style-name="ce1">
            <text:p>Croquis</text:p>
          </table:table-cell>
          <table:table-cell office:value-type="string" table:style-name="ce1">
            <text:p>0332_DIB_353.pdf</text:p>
          </table:table-cell>
          <table:table-cell office:value-type="string" table:style-name="ce1">
            <text:p>Fotos</text:p>
          </table:table-cell>
          <table:table-cell office:value-type="string" table:style-name="ce1">
            <text:p>0332_FOT_351.pdf</text:p>
          </table:table-cell>
          <table:table-cell office:value-type="string" table:style-name="ce1">
            <text:p>Monolito</text:p>
          </table:table-cell>
          <table:table-cell office:value-type="string" table:style-name="ce1">
            <text:p>0332_FOT_352.pdf</text:p>
          </table:table-cell>
          <table:table-cell office:value-type="string" table:style-name="ce1">
            <text:p>Texto</text:p>
          </table:table-cell>
          <table:table-cell office:value-type="string" table:style-name="ce1">
            <text:p>0332_TEX_366.pdf</text:p>
          </table:table-cell>
          <table:table-cell office:value-type="string" table:style-name="ce1">
            <text:p>Mapa</text:p>
          </table:table-cell>
          <table:table-cell office:value-type="string" table:style-name="ce1">
            <text:p>0333_MAP_370.pdf</text:p>
          </table:table-cell>
          <table:table-cell table:number-columns-repeated="16355"/>
        </table:table-row>
        <table:table-row table:style-name="ro1">
          <table:table-cell office:value-type="float" office:value="333" table:style-name="ce1">
            <text:p>333</text:p>
          </table:table-cell>
          <table:table-cell office:value-type="string" table:style-name="ce1">
            <text:p>SUSPIRU</text:p>
          </table:table-cell>
          <table:table-cell office:value-type="float" office:value="1" table:style-name="ce1">
            <text:p>1</text:p>
          </table:table-cell>
          <table:table-cell office:value-type="string" table:style-name="ce1">
            <text:p>Dolmen</text:p>
          </table:table-cell>
          <table:table-cell office:value-type="string" table:style-name="ce1">
            <text:p>Narvarte</text:p>
          </table:table-cell>
          <table:table-cell office:value-type="string" table:style-name="ce1">
            <text:p>A unos 800 m. al N de Miate, en el collado</text:p>
            <text:p>Hoja cartográfica Nº: 90-3</text:p>
          </table:table-cell>
          <table:table-cell office:value-type="string" table:style-name="ce1">
            <text:p>Narvarte</text:p>
          </table:table-cell>
          <table:table-cell table:style-name="ce1"/>
          <table:table-cell office:value-type="float" office:value="610700" table:style-name="ce1">
            <text:p>610700</text:p>
          </table:table-cell>
          <table:table-cell office:value-type="float" office:value="4779000" table:style-name="ce1">
            <text:p>4779000</text:p>
          </table:table-cell>
          <table:table-cell office:value-type="float" office:value="410" table:style-name="ce1">
            <text:p>410</text:p>
          </table:table-cell>
          <table:table-cell office:value-type="string" table:style-name="ce2">
            <text:p>43.1556550317443,-1.63842341501143</text:p>
          </table:table-cell>
          <table:table-cell office:value-type="date" office:date-value="2443-09-30T00:00:00" table:style-name="ce3">
            <text:p>miércoles, septiembre 30, 2443</text:p>
          </table:table-cell>
          <table:table-cell office:value-type="string" table:style-name="ce1">
            <text:p>Luis Peña Santiago</text:p>
          </table:table-cell>
          <table:table-cell office:value-type="string" table:style-name="ce1">
            <text:p>Túmulo de rebajado de unos 13 m. de diámetro con una losa hincada. Al NE asoma una pequeña losa que bien pudiera ser la de cabecera.</text:p>
            <text:p>Delante del dolmen hay un muro de piedras y una alambrada. No se descarta que el muro haya sido construido con piedras pertenecientes al dolmen.</text:p>
          </table:table-cell>
          <table:table-cell office:value-type="string" table:style-name="ce1">
            <text:p>No se conoce</text:p>
          </table:table-cell>
          <table:table-cell office:value-type="string" table:style-name="ce1">
            <text:p>Hasta el dolmen llega una pista por el SW, aparentemente en buen estado.</text:p>
            <text:p>Hay duda sobre el autor del la localización. Consta por un lado lo ya apuntado y por otro aparece Francisco Ondarra el 27-12-1987, aunque cabe que se refiera a otro.</text:p>
          </table:table-cell>
          <table:table-cell table:style-name="ce1"/>
          <table:table-cell office:value-type="string" table:style-name="ce1">
            <text:p>11 Ezkurra - Bertiz Arana (Basaburua Menor)</text:p>
          </table:table-cell>
          <table:table-cell office:value-type="string" table:style-name="ce1">
            <text:p>Croquis</text:p>
          </table:table-cell>
          <table:table-cell office:value-type="string" table:style-name="ce1">
            <text:p>0333_DIB_354.pdf</text:p>
          </table:table-cell>
          <table:table-cell office:value-type="string" table:style-name="ce1">
            <text:p>Fotos</text:p>
          </table:table-cell>
          <table:table-cell office:value-type="string" table:style-name="ce1">
            <text:p>0333_FOT_355.pdf</text:p>
          </table:table-cell>
          <table:table-cell office:value-type="string" table:style-name="ce1">
            <text:p>Mapa</text:p>
          </table:table-cell>
          <table:table-cell office:value-type="string" table:style-name="ce1">
            <text:p>0333_MAP_370.pdf</text:p>
          </table:table-cell>
          <table:table-cell table:number-columns-repeated="16359" table:style-name="ce1"/>
        </table:table-row>
        <table:table-row table:style-name="ro1">
          <table:table-cell office:value-type="float" office:value="334" table:style-name="ce1">
            <text:p>334</text:p>
          </table:table-cell>
          <table:table-cell office:value-type="string" table:style-name="ce1">
            <text:p>AIANSORO</text:p>
          </table:table-cell>
          <table:table-cell office:value-type="float" office:value="1" table:style-name="ce1">
            <text:p>1</text:p>
          </table:table-cell>
          <table:table-cell office:value-type="string" table:style-name="ce1">
            <text:p>Dolmen</text:p>
          </table:table-cell>
          <table:table-cell office:value-type="string" table:style-name="ce1">
            <text:p>Bertiz</text:p>
          </table:table-cell>
          <table:table-cell office:value-type="string" table:style-name="ce1">
            <text:p>En el comino que pasa por Bertiz a la loma de Lerate</text:p>
            <text:p>Hoja cartográfica Nº: 65-16</text:p>
          </table:table-cell>
          <table:table-cell office:value-type="string" table:style-name="ce1">
            <text:p>Bertiz</text:p>
          </table:table-cell>
          <table:table-cell table:style-name="ce1"/>
          <table:table-cell office:value-type="float" office:value="613650" table:style-name="ce1">
            <text:p>613650</text:p>
          </table:table-cell>
          <table:table-cell office:value-type="float" office:value="4780570" table:style-name="ce1">
            <text:p>4780570</text:p>
          </table:table-cell>
          <table:table-cell office:value-type="float" office:value="385" table:style-name="ce1">
            <text:p>385</text:p>
          </table:table-cell>
          <table:table-cell office:value-type="string" table:style-name="ce2">
            <text:p>43.1693509175361,-1.60182742839544</text:p>
          </table:table-cell>
          <table:table-cell office:value-type="date" office:date-value="1988-03-04T00:00:00" table:style-name="ce3">
            <text:p>viernes, marzo 04, 1988</text:p>
          </table:table-cell>
          <table:table-cell office:value-type="string" table:style-name="ce1">
            <text:p>Francisco Ondarra</text:p>
          </table:table-cell>
          <table:table-cell office:value-type="string" table:style-name="ce1">
            <text:p>Túmulo rebajado de 6 losas:</text:p>
            <text:p>Losa 1: <text:s/>0,2 m. de alto por <text:s/>0,7 m. de largo <text:s/>y 0,06 m. de grueso</text:p>
            <text:p>Losa 2: <text:s/>0,28 m. de alto por <text:s/>0,85 m. de largo <text:s/>y 0,06 m. de grueso</text:p>
            <text:p>Losa 3: <text:s/>0,15 m. de alto por <text:s/>0,5 m. de largo <text:s/>y 0,05 m. de grueso</text:p>
            <text:p>Estas tres losas están situadas al S.</text:p>
            <text:p>Losa 4: <text:s/>0,5 m. de alto por <text:s/>0,3 m. de largo <text:s/>y 0,12 m. de grueso</text:p>
            <text:p>Losa 5: <text:s/>0,5 m. de alto por <text:s/>0,8 m. de largo <text:s/>y 0,1 m. de grueso</text:p>
            <text:p>Losa 6: <text:s/>0,4 m. de alto por <text:s/>0,42 m. de largo <text:s/>y 0,15 m. de grueso</text:p>
            <text:p>Losas 5 y 6 al N.</text:p>
            <text:p>Tres losas más, fuera de la cámara.</text:p>
            <text:p>Orientado a 100º.</text:p>
          </table:table-cell>
          <table:table-cell office:value-type="string" table:style-name="ce1">
            <text:p>No se conoce</text:p>
          </table:table-cell>
          <table:table-cell office:value-type="string" table:style-name="ce1">
            <text:p>Bibliografía: Kobie XVII-1988</text:p>
          </table:table-cell>
          <table:table-cell table:style-name="ce1"/>
          <table:table-cell office:value-type="string" table:style-name="ce1">
            <text:p>11 Ezkurra - Bertiz Arana (Basaburua Menor)</text:p>
          </table:table-cell>
          <table:table-cell office:value-type="string" table:style-name="ce1">
            <text:p>Croquis</text:p>
          </table:table-cell>
          <table:table-cell office:value-type="string" table:style-name="ce1">
            <text:p>0334_DIB_356.pdf</text:p>
          </table:table-cell>
          <table:table-cell table:number-columns-repeated="16363" table:style-name="ce1"/>
        </table:table-row>
        <table:table-row table:style-name="ro1">
          <table:table-cell office:value-type="float" office:value="335" table:style-name="ce1">
            <text:p>335</text:p>
          </table:table-cell>
          <table:table-cell office:value-type="string" table:style-name="ce1">
            <text:p>ARTOLA</text:p>
          </table:table-cell>
          <table:table-cell office:value-type="float" office:value="1" table:style-name="ce1">
            <text:p>1</text:p>
          </table:table-cell>
          <table:table-cell office:value-type="string" table:style-name="ce1">
            <text:p>Dolmen</text:p>
          </table:table-cell>
          <table:table-cell office:value-type="string" table:style-name="ce1">
            <text:p>Bertiz</text:p>
          </table:table-cell>
          <table:table-cell office:value-type="string" table:style-name="ce1">
            <text:p>A 1,8 km. Al W de legate y a 1,2 km de Aiansoro</text:p>
            <text:p>Hoja cartográfica Nº: 65-16</text:p>
          </table:table-cell>
          <table:table-cell office:value-type="string" table:style-name="ce1">
            <text:p>Bertiz</text:p>
          </table:table-cell>
          <table:table-cell table:style-name="ce1"/>
          <table:table-cell office:value-type="float" office:value="614770" table:style-name="ce1">
            <text:p>614770</text:p>
          </table:table-cell>
          <table:table-cell office:value-type="float" office:value="4781060" table:style-name="ce1">
            <text:p>4781060</text:p>
          </table:table-cell>
          <table:table-cell office:value-type="float" office:value="390" table:style-name="ce1">
            <text:p>390</text:p>
          </table:table-cell>
          <table:table-cell office:value-type="string" table:style-name="ce2">
            <text:p>43.1735927460117,-1.58795113767547</text:p>
          </table:table-cell>
          <table:table-cell office:value-type="date" office:date-value="1988-03-19T00:00:00" table:style-name="ce3">
            <text:p>sábado, marzo 19, 1988</text:p>
          </table:table-cell>
          <table:table-cell office:value-type="string" table:style-name="ce1">
            <text:p>Francisco Ondarra</text:p>
          </table:table-cell>
          <table:table-cell office:value-type="string" table:style-name="ce1">
            <text:p>Túmulo de 8 m. de diámetro y 1,8 m. de altura máxima. Cámara de 5 losas:</text:p>
            <text:p>Losa 1.- N: <text:s/>0,65 m. de alto por <text:s/>2 m. de largo <text:s/>y 0,35 m. de grueso</text:p>
            <text:p>Losa 2.- E: <text:s/>0,80 m. de alto por <text:s/>0,55 m. de largo <text:s/>y 0,1 m. de grueso</text:p>
            <text:p>Losa 3.- S: <text:s/>0,75 m. de alto por <text:s/>1,2 m. de largo <text:s/>y 0,05/0,2 m. de grueso</text:p>
            <text:p>Losa 4 tumbada: <text:s/>1,2 m. de largo por <text:s/>1,2 m. de ancho <text:s/>y 0,3 m. de grueso</text:p>
            <text:p>Losa 5 tumbada: <text:s/>1,85 m. de largo por <text:s/>1,2 m. de ancho <text:s/>y 0,3 m. de grueso</text:p>
            <text:p>Orientado a 80º.</text:p>
          </table:table-cell>
          <table:table-cell office:value-type="string" table:style-name="ce1">
            <text:p>No se conoce</text:p>
          </table:table-cell>
          <table:table-cell office:value-type="string" table:style-name="ce1">
            <text:p>Citamos los datos geográficos dados por Luis Millan.</text:p>
            <text:p>Los datos dados paor F. Ondarra (Y = 4781320; X = 615150) situarían el dolmen con una diferencia de 440m.</text:p>
            <text:p/>
            <text:p>Bibliografía: Kobie XVII-1988</text:p>
          </table:table-cell>
          <table:table-cell table:style-name="ce1"/>
          <table:table-cell office:value-type="string" table:style-name="ce1">
            <text:p>11 Ezkurra - Bertiz Arana (Basaburua Menor)</text:p>
          </table:table-cell>
          <table:table-cell office:value-type="string" table:style-name="ce1">
            <text:p>Croquis</text:p>
          </table:table-cell>
          <table:table-cell office:value-type="string" table:style-name="ce1">
            <text:p>0335_DIB_357.pdf</text:p>
          </table:table-cell>
          <table:table-cell table:number-columns-repeated="16363" table:style-name="ce1"/>
        </table:table-row>
        <table:table-row table:style-name="ro1">
          <table:table-cell office:value-type="float" office:value="336" table:style-name="ce1">
            <text:p>336</text:p>
          </table:table-cell>
          <table:table-cell office:value-type="string" table:style-name="ce1">
            <text:p>ZUMALEKU</text:p>
          </table:table-cell>
          <table:table-cell office:value-type="float" office:value="1" table:style-name="ce1">
            <text:p>1</text:p>
          </table:table-cell>
          <table:table-cell office:value-type="string" table:style-name="ce1">
            <text:p>Dolmen</text:p>
          </table:table-cell>
          <table:table-cell office:value-type="string" table:style-name="ce1">
            <text:p>Elgorriaga</text:p>
          </table:table-cell>
          <table:table-cell office:value-type="string" table:style-name="ce1">
            <text:p>Unos 400 m. al W del monte Askin</text:p>
            <text:p>Hoja cartográfica Nº: 90-3</text:p>
          </table:table-cell>
          <table:table-cell office:value-type="string" table:style-name="ce1">
            <text:p>Elgorriaga NE</text:p>
          </table:table-cell>
          <table:table-cell table:style-name="ce1"/>
          <table:table-cell office:value-type="float" office:value="607020" table:style-name="ce1">
            <text:p>607020</text:p>
          </table:table-cell>
          <table:table-cell office:value-type="float" office:value="4778260" table:style-name="ce1">
            <text:p>4778260</text:p>
          </table:table-cell>
          <table:table-cell office:value-type="float" office:value="460" table:style-name="ce1">
            <text:p>460</text:p>
          </table:table-cell>
          <table:table-cell office:value-type="string" table:style-name="ce2">
            <text:p>43.1495228366145,-1.68381739045099</text:p>
          </table:table-cell>
          <table:table-cell office:value-type="date" office:date-value="1976-04-03T00:00:00" table:style-name="ce3">
            <text:p>sábado, abril 03, 1976</text:p>
          </table:table-cell>
          <table:table-cell office:value-type="string" table:style-name="ce1">
            <text:p>Petete Sarobe</text:p>
          </table:table-cell>
          <table:table-cell office:value-type="string" table:style-name="ce1">
            <text:p>Túmulo de 16 m. de diámetro y 1,4 m. de altura en el lado S. (en el lado N es algo menor). 3 losas forman la cámara que mide 2 m. de largo; entre 0,8 y 0,95 m. de ancho y 0,6 m. de profundidad.</text:p>
            <text:p>Medidas de las 3 losas:</text:p>
            <text:p>Losa SW: <text:s/>1,02 m. de alto por <text:s/>2,5 m. de largo <text:s/>y 0,14 m. de grueso</text:p>
            <text:p>Losa NW: <text:s/>0,58 m. de alto por <text:s/>0,8/0,9 m. de largo <text:s/>y 0,17 m. de grueso</text:p>
            <text:p>Losa NE: <text:s/>0,96 m. de alto por <text:s/>2,6 m. de largo <text:s/>y 0,27/0,17 m. de grueso</text:p>
          </table:table-cell>
          <table:table-cell table:style-name="ce1"/>
          <table:table-cell office:value-type="string" table:style-name="ce1">
            <text:p>Fue localizado por Petete Sarobe, quien lo comunicó a Tomás López Sellés. Los datos son de F. Ondarra.</text:p>
            <text:p/>
            <text:p>Bibliografía: F. Ondarra en Príncipe de Viana 1982- nº 165.</text:p>
          </table:table-cell>
          <table:table-cell table:style-name="ce1"/>
          <table:table-cell office:value-type="string" table:style-name="ce1">
            <text:p>11 Ezkurra - Bertiz Arana (Basaburua Menor)</text:p>
          </table:table-cell>
          <table:table-cell office:value-type="string" table:style-name="ce1">
            <text:p>Croquis</text:p>
          </table:table-cell>
          <table:table-cell office:value-type="string" table:style-name="ce1">
            <text:p>0336_DIB_358.pdf</text:p>
          </table:table-cell>
          <table:table-cell office:value-type="string" table:style-name="ce1">
            <text:p>Foto</text:p>
          </table:table-cell>
          <table:table-cell office:value-type="string" table:style-name="ce1">
            <text:p>0336_FOT_359.pdf</text:p>
          </table:table-cell>
          <table:table-cell office:value-type="string" table:style-name="ce1">
            <text:p>Mapa</text:p>
          </table:table-cell>
          <table:table-cell office:value-type="string" table:style-name="ce1">
            <text:p>0336_MAP_367.pdf</text:p>
          </table:table-cell>
          <table:table-cell table:number-columns-repeated="16359" table:style-name="ce1"/>
        </table:table-row>
        <table:table-row table:style-name="ro1">
          <table:table-cell office:value-type="float" office:value="337" table:style-name="ce1">
            <text:p>337</text:p>
          </table:table-cell>
          <table:table-cell office:value-type="string" table:style-name="ce1">
            <text:p>MALKORGAINA</text:p>
          </table:table-cell>
          <table:table-cell office:value-type="float" office:value="1" table:style-name="ce1">
            <text:p>1</text:p>
          </table:table-cell>
          <table:table-cell office:value-type="string" table:style-name="ce1">
            <text:p>Dolmen</text:p>
          </table:table-cell>
          <table:table-cell office:value-type="string" table:style-name="ce1">
            <text:p>Elgorriaga</text:p>
          </table:table-cell>
          <table:table-cell office:value-type="string" table:style-name="ce1">
            <text:p>En la falda del monte Mendaur</text:p>
            <text:p>Hoja cartográfica Nº: 90-2</text:p>
          </table:table-cell>
          <table:table-cell office:value-type="string" table:style-name="ce1">
            <text:p>Basaburua Menor - Elgorriaga</text:p>
          </table:table-cell>
          <table:table-cell table:style-name="ce1"/>
          <table:table-cell office:value-type="float" office:value="606060" table:style-name="ce1">
            <text:p>606060</text:p>
          </table:table-cell>
          <table:table-cell office:value-type="float" office:value="4777998" table:style-name="ce1">
            <text:p>4777998</text:p>
          </table:table-cell>
          <table:table-cell office:value-type="float" office:value="470" table:style-name="ce1">
            <text:p>470</text:p>
          </table:table-cell>
          <table:table-cell office:value-type="string" table:style-name="ce2">
            <text:p>43.1472993678654,-1.69567107512067</text:p>
          </table:table-cell>
          <table:table-cell office:value-type="date" office:date-value="1976-10-27T00:00:00" table:style-name="ce3">
            <text:p>miércoles, octubre 27, 1976</text:p>
          </table:table-cell>
          <table:table-cell office:value-type="string" table:style-name="ce1">
            <text:p>Francisco Ondarra</text:p>
          </table:table-cell>
          <table:table-cell office:value-type="string" table:style-name="ce1">
            <text:p>Túmulo de 5,5 m. de diámetro y 0,3 m. de altura de piedra arenisca. En el túmulo hay varias losas de reducido tamaño distribuidas desordenadamente. Una de ellas mide 1,1 m. de largo por 0,8 m. de ancho por 0,1 m. de grueso y otras dos losas más o menos iguales.</text:p>
          </table:table-cell>
          <table:table-cell office:value-type="string" table:style-name="ce1">
            <text:p>No se conoce</text:p>
          </table:table-cell>
          <table:table-cell office:value-type="string" table:style-name="ce1">
            <text:p>Bibliografía: F. Ondarra en Príncipe de Viana 1982- nº 165.</text:p>
          </table:table-cell>
          <table:table-cell table:style-name="ce1"/>
          <table:table-cell office:value-type="string" table:style-name="ce1">
            <text:p>11 Ezkurra - Bertiz Arana (Basaburua Menor)</text:p>
          </table:table-cell>
          <table:table-cell office:value-type="string" table:style-name="ce1">
            <text:p>Foto</text:p>
          </table:table-cell>
          <table:table-cell office:value-type="string" table:style-name="ce1">
            <text:p>0337_FOT_360.pdf</text:p>
          </table:table-cell>
          <table:table-cell office:value-type="string" table:style-name="ce1">
            <text:p>Mapa 1</text:p>
          </table:table-cell>
          <table:table-cell office:value-type="string" table:style-name="ce1">
            <text:p>0326_MAP_368.pdf</text:p>
          </table:table-cell>
          <table:table-cell office:value-type="string" table:style-name="ce1">
            <text:p>Mapa 2</text:p>
          </table:table-cell>
          <table:table-cell office:value-type="string" table:style-name="ce1">
            <text:p>0322_MAP_369.pdf</text:p>
          </table:table-cell>
          <table:table-cell table:number-columns-repeated="16359" table:style-name="ce1"/>
        </table:table-row>
        <table:table-row table:style-name="ro1">
          <table:table-cell office:value-type="float" office:value="338" table:style-name="ce1">
            <text:p>338</text:p>
          </table:table-cell>
          <table:table-cell office:value-type="string" table:style-name="ce1">
            <text:p>BAIKUNTZEKO ETXOLA</text:p>
          </table:table-cell>
          <table:table-cell office:value-type="float" office:value="1" table:style-name="ce1">
            <text:p>1</text:p>
          </table:table-cell>
          <table:table-cell office:value-type="string" table:style-name="ce1">
            <text:p>Dolmen</text:p>
          </table:table-cell>
          <table:table-cell office:value-type="string" table:style-name="ce1">
            <text:p>Ituren</text:p>
          </table:table-cell>
          <table:table-cell office:value-type="string" table:style-name="ce1">
            <text:p>En el paraje Ataketa del monte Iruinaga</text:p>
            <text:p>Hoja cartográfica Nº: 90-2</text:p>
          </table:table-cell>
          <table:table-cell office:value-type="string" table:style-name="ce1">
            <text:p>Aurtiz</text:p>
          </table:table-cell>
          <table:table-cell table:style-name="ce1"/>
          <table:table-cell office:value-type="float" office:value="603150" table:style-name="ce1">
            <text:p>603150</text:p>
          </table:table-cell>
          <table:table-cell office:value-type="float" office:value="4777850" table:style-name="ce1">
            <text:p>4777850</text:p>
          </table:table-cell>
          <table:table-cell office:value-type="float" office:value="700" table:style-name="ce1">
            <text:p>700</text:p>
          </table:table-cell>
          <table:table-cell office:value-type="string" table:style-name="ce2">
            <text:p>43.1463693032634,-1.73147718002635</text:p>
          </table:table-cell>
          <table:table-cell office:value-type="date" office:date-value="1980-01-26T00:00:00" table:style-name="ce3">
            <text:p>sábado, enero 26, 1980</text:p>
          </table:table-cell>
          <table:table-cell office:value-type="string" table:style-name="ce1">
            <text:p>Francisco Ondarra</text:p>
          </table:table-cell>
          <table:table-cell office:value-type="string" table:style-name="ce1">
            <text:p>Túmulo de 11 m. de diámetro y 0,5 m. de altura. 6 losas de arenicas forman un recinto que recuerda un polígono irregular de 2,45 m. de EW por 2,38 m. de NS.<text:s/></text:p>
            <text:p>Losa 1.-(W): <text:s/>1,07 m. de alto por <text:s/>1,32 m. de largo <text:s/>y 0,28 m. de grueso</text:p>
            <text:p>Losa 2.-(S): <text:s/>1,8 m. de alto por <text:s/>1,04 m. de largo <text:s/>y 0,21 m. de grueso</text:p>
            <text:p>Losa 3.-(E): <text:s/>1,64 m. de alto por <text:s/>1 m. de largo <text:s/>y 0,21 m. de grueso</text:p>
            <text:p>Losa 4.-(E): <text:s/>1,52 m. de alto por <text:s/>1,23 m. de largo <text:s/>y 0,12 m. de grueso</text:p>
            <text:p>Losa 5.-(E): <text:s/>1,68 m. de alto por <text:s/>1,34 m. de largo <text:s/>y 0,2 m. de grueso</text:p>
            <text:p>Losa 6.-(N): <text:s/>1,34 m. de alto por <text:s/>1,32 m. de largo <text:s/>y 0,25 m. de grueso</text:p>
          </table:table-cell>
          <table:table-cell office:value-type="string" table:style-name="ce1">
            <text:p>No se conoce</text:p>
          </table:table-cell>
          <table:table-cell office:value-type="string" table:style-name="ce1">
            <text:p>Según Francisco Ondarra, el topónimo que significa " la cabaña del docmiso o prendamiento" sería un puesto para vigilar las infracciones de parte del ganado del pueblo vecino de Zubieta, habiendo otras más abajo del mismo monte.</text:p>
            <text:p>Otra versión es que fue utilizado para cazar lobos con la ayuda de perros.</text:p>
            <text:p/>
            <text:p>Bibliografía: F. Ondarra en Príncipe de Viana 1982- nº 165.</text:p>
          </table:table-cell>
          <table:table-cell table:style-name="ce1"/>
          <table:table-cell office:value-type="string" table:style-name="ce1">
            <text:p>11 Ezkurra - Bertiz Arana (Basaburua Menor)</text:p>
          </table:table-cell>
          <table:table-cell office:value-type="string" table:style-name="ce1">
            <text:p>Croquis</text:p>
          </table:table-cell>
          <table:table-cell office:value-type="string" table:style-name="ce1">
            <text:p>0338_DIB_361.pdf</text:p>
          </table:table-cell>
          <table:table-cell office:value-type="string" table:style-name="ce1">
            <text:p>Foto</text:p>
          </table:table-cell>
          <table:table-cell office:value-type="string" table:style-name="ce1">
            <text:p>0338_FOT_362.pdf</text:p>
          </table:table-cell>
          <table:table-cell office:value-type="string" table:style-name="ce1">
            <text:p>Mapa</text:p>
          </table:table-cell>
          <table:table-cell office:value-type="string" table:style-name="ce1">
            <text:p>0326_MAP_368.pdf</text:p>
          </table:table-cell>
          <table:table-cell table:number-columns-repeated="16359"/>
        </table:table-row>
        <table:table-row table:style-name="ro1">
          <table:table-cell office:value-type="float" office:value="339" table:style-name="ce1">
            <text:p>339</text:p>
          </table:table-cell>
          <table:table-cell office:value-type="string" table:style-name="ce1">
            <text:p>BOSTORRATZ</text:p>
          </table:table-cell>
          <table:table-cell office:value-type="float" office:value="1" table:style-name="ce1">
            <text:p>1</text:p>
          </table:table-cell>
          <table:table-cell office:value-type="string" table:style-name="ce1">
            <text:p>Dolmen</text:p>
          </table:table-cell>
          <table:table-cell office:value-type="string" table:style-name="ce1">
            <text:p>Elgorriaga?</text:p>
          </table:table-cell>
          <table:table-cell office:value-type="string" table:style-name="ce1">
            <text:p>En la muga Elgorriaga - Sumbilla - Santesteban</text:p>
            <text:p>Hoja cartográfica Nº: 90-2</text:p>
          </table:table-cell>
          <table:table-cell office:value-type="string" table:style-name="ce1">
            <text:p>Elgorriaga</text:p>
          </table:table-cell>
          <table:table-cell table:style-name="ce1"/>
          <table:table-cell office:value-type="float" office:value="606500" table:style-name="ce1">
            <text:p>606500</text:p>
          </table:table-cell>
          <table:table-cell office:value-type="float" office:value="4778500" table:style-name="ce1">
            <text:p>4778500</text:p>
          </table:table-cell>
          <table:table-cell office:value-type="float" office:value="445" table:style-name="ce1">
            <text:p>445</text:p>
          </table:table-cell>
          <table:table-cell office:value-type="string" table:style-name="ce2">
            <text:p>43.1517568150763,-1.69016481014258</text:p>
          </table:table-cell>
          <table:table-cell table:style-name="ce3"/>
          <table:table-cell table:style-name="ce1"/>
          <table:table-cell office:value-type="string" table:style-name="ce1">
            <text:p>Túmulo de 11 m. de diámetro y 0,5 m. de altura. 6 losas de arenicas forman un recinto que recuerda un polígono irregular de 2,45 m. de EW por 2,38 m. de NS.<text:s/></text:p>
            <text:p>Losa 1.-(W): <text:s/>1,07 m. de alto por <text:s/>1,32 m. de largo <text:s/>y 0,28 m. de grueso</text:p>
            <text:p>Losa 2.-(S): <text:s/>1,8 m. de alto por <text:s/>1,04 m. de largo <text:s/>y 0,21 m. de grueso</text:p>
            <text:p>Losa 3.-(E): <text:s/>1,64 m. de alto por <text:s/>1 m. de largo <text:s/>y 0,21 m. de grueso</text:p>
            <text:p>Losa 4.-(E): <text:s/>1,52 m. de alto por <text:s/>1,23 m. de largo <text:s/>y 0,12 m. de grueso</text:p>
            <text:p>Losa 5.-(E): <text:s/>1,68 m. de alto por <text:s/>1,34 m. de largo <text:s/>y 0,2 m. de grueso</text:p>
            <text:p>Losa 6.-(N): <text:s/>1,34 m. de alto por <text:s/>1,32 m. de largo <text:s/>y 0,25 m. de grueso</text:p>
          </table:table-cell>
          <table:table-cell office:value-type="string" table:style-name="ce1">
            <text:p>No se conoce</text:p>
          </table:table-cell>
          <table:table-cell office:value-type="string" table:style-name="ce1">
            <text:p>Según Francisco Ondarra, el topónimo que significa " la cabaña del docmiso o prendamiento" sería un puesto para vigilar las infracciones de parte del ganado del pueblo vecino de Zubieta, habiendo otras más abajo del mismo monte.</text:p>
            <text:p>Otra versión es que fue utilizado para cazar lobos con la ayuda de perros.</text:p>
            <text:p/>
            <text:p>Bibliografía: F. Ondarra en Príncipe de Viana 1982- nº 165.</text:p>
          </table:table-cell>
          <table:table-cell table:style-name="ce1"/>
          <table:table-cell office:value-type="string" table:style-name="ce1">
            <text:p>11 Ezkurra - Bertiz Arana (Basaburua Menor)</text:p>
          </table:table-cell>
          <table:table-cell office:value-type="string" table:style-name="ce1">
            <text:p>Mapa 1</text:p>
          </table:table-cell>
          <table:table-cell office:value-type="string" table:style-name="ce1">
            <text:p>0336_MAP_367.pdf</text:p>
          </table:table-cell>
          <table:table-cell office:value-type="string" table:style-name="ce1">
            <text:p>Mapa 2</text:p>
          </table:table-cell>
          <table:table-cell office:value-type="string" table:style-name="ce1">
            <text:p>0326_MAP_368.pdf</text:p>
          </table:table-cell>
          <table:table-cell table:number-columns-repeated="16361" table:style-name="ce1"/>
        </table:table-row>
        <table:table-row table:style-name="ro1">
          <table:table-cell office:value-type="float" office:value="340" table:style-name="ce1">
            <text:p>340</text:p>
          </table:table-cell>
          <table:table-cell office:value-type="string" table:style-name="ce1">
            <text:p>¿ ELGORRIAGA ? <text:s/>( a lápiz: posible el MARKOR GINA)</text:p>
          </table:table-cell>
          <table:table-cell office:value-type="float" office:value="1" table:style-name="ce1">
            <text:p>1</text:p>
          </table:table-cell>
          <table:table-cell office:value-type="string" table:style-name="ce1">
            <text:p>Dolmen</text:p>
          </table:table-cell>
          <table:table-cell office:value-type="string" table:style-name="ce1">
            <text:p>Elgorriaga</text:p>
          </table:table-cell>
          <table:table-cell office:value-type="string" table:style-name="ce1">
            <text:p>A 1,5 km.de Elgorriaga en dirección NW</text:p>
            <text:p>Hoja cartográfica Nº: 90-2</text:p>
          </table:table-cell>
          <table:table-cell table:number-columns-repeated="2" table:style-name="ce1"/>
          <table:table-cell office:value-type="float" office:value="605700" table:style-name="ce1">
            <text:p>605700</text:p>
          </table:table-cell>
          <table:table-cell office:value-type="float" office:value="4777950" table:style-name="ce1">
            <text:p>4777950</text:p>
          </table:table-cell>
          <table:table-cell office:value-type="float" office:value="475" table:style-name="ce1">
            <text:p>475</text:p>
          </table:table-cell>
          <table:table-cell office:value-type="string" table:style-name="ce2">
            <text:p>43.1469176247973,-1.70010640530364</text:p>
          </table:table-cell>
          <table:table-cell table:style-name="ce3"/>
          <table:table-cell office:value-type="string" table:style-name="ce1">
            <text:p>Eduardo Mauleon</text:p>
          </table:table-cell>
          <table:table-cell table:style-name="ce1"/>
          <table:table-cell office:value-type="string" table:style-name="ce1">
            <text:p>No se conoce</text:p>
          </table:table-cell>
          <table:table-cell office:value-type="string" table:style-name="ce1">
            <text:p>En la línea entre Elgorriaga y Mendaur, cercano a los dos caseríos situados en la encrucijada de caminos.</text:p>
          </table:table-cell>
          <table:table-cell table:style-name="ce1"/>
          <table:table-cell office:value-type="string" table:style-name="ce1">
            <text:p>11 Ezkurra - Bertiz Arana (Basaburua Menor)</text:p>
          </table:table-cell>
          <table:table-cell table:number-columns-repeated="16365" table:style-name="ce1"/>
        </table:table-row>
        <table:table-row table:style-name="ro1">
          <table:table-cell office:value-type="float" office:value="341" table:style-name="ce1">
            <text:p>341</text:p>
          </table:table-cell>
          <table:table-cell office:value-type="string" table:style-name="ce1">
            <text:p>BAIKUNTZEKO ETXOLA</text:p>
          </table:table-cell>
          <table:table-cell office:value-type="float" office:value="13" table:style-name="ce1">
            <text:p>13</text:p>
          </table:table-cell>
          <table:table-cell office:value-type="string" table:style-name="ce1">
            <text:p>Monolito</text:p>
          </table:table-cell>
          <table:table-cell office:value-type="string" table:style-name="ce1">
            <text:p>Ituren</text:p>
          </table:table-cell>
          <table:table-cell office:value-type="string" table:style-name="ce1">
            <text:p>A 200 m. al SE del dolmen</text:p>
            <text:p>Hoja cartográfica Nº: 90-2</text:p>
          </table:table-cell>
          <table:table-cell table:number-columns-repeated="2" table:style-name="ce1"/>
          <table:table-cell office:value-type="float" office:value="603290" table:style-name="ce1">
            <text:p>603290</text:p>
          </table:table-cell>
          <table:table-cell office:value-type="float" office:value="4777720" table:style-name="ce1">
            <text:p>4777720</text:p>
          </table:table-cell>
          <table:table-cell office:value-type="float" office:value="650" table:style-name="ce1">
            <text:p>650</text:p>
          </table:table-cell>
          <table:table-cell office:value-type="string" table:style-name="ce2">
            <text:p>43.1451798606716,-1.729780131815</text:p>
          </table:table-cell>
          <table:table-cell table:style-name="ce3"/>
          <table:table-cell table:number-columns-repeated="2" table:style-name="ce1"/>
          <table:table-cell office:value-type="string" table:style-name="ce1">
            <text:p>No se conoce</text:p>
          </table:table-cell>
          <table:table-cell table:number-columns-repeated="2" table:style-name="ce1"/>
          <table:table-cell office:value-type="string" table:style-name="ce1">
            <text:p>11 Ezkurra - Bertiz Arana (Basaburua Menor)</text:p>
          </table:table-cell>
          <table:table-cell office:value-type="string" table:style-name="ce1">
            <text:p>Mapa</text:p>
          </table:table-cell>
          <table:table-cell office:value-type="string" table:style-name="ce1">
            <text:p>0322_MAP_369.pdf</text:p>
          </table:table-cell>
          <table:table-cell table:number-columns-repeated="16363" table:style-name="ce1"/>
        </table:table-row>
        <table:table-row table:style-name="ro1">
          <table:table-cell office:value-type="float" office:value="342" table:style-name="ce1">
            <text:p>342</text:p>
          </table:table-cell>
          <table:table-cell office:value-type="string" table:style-name="ce1">
            <text:p>ERROLDAN - ARRIYA</text:p>
          </table:table-cell>
          <table:table-cell office:value-type="float" office:value="13" table:style-name="ce1">
            <text:p>13</text:p>
          </table:table-cell>
          <table:table-cell office:value-type="string" table:style-name="ce1">
            <text:p>Monolito</text:p>
          </table:table-cell>
          <table:table-cell office:value-type="string" table:style-name="ce1">
            <text:p>Urrotz</text:p>
          </table:table-cell>
          <table:table-cell table:number-columns-repeated="6" table:style-name="ce1"/>
          <table:table-cell table:style-name="ce2"/>
          <table:table-cell table:style-name="ce3"/>
          <table:table-cell table:number-columns-repeated="5" table:style-name="ce1"/>
          <table:table-cell office:value-type="string" table:style-name="ce1">
            <text:p>11 Ezkurra - Bertiz Arana (Basaburua Menor)</text:p>
          </table:table-cell>
          <table:table-cell office:value-type="string" table:style-name="ce1">
            <text:p>Croquis</text:p>
          </table:table-cell>
          <table:table-cell office:value-type="string" table:style-name="ce1">
            <text:p>0342_DIB_372.pdf</text:p>
          </table:table-cell>
          <table:table-cell table:number-columns-repeated="16363" table:style-name="ce1"/>
        </table:table-row>
        <table:table-row table:style-name="ro1">
          <table:table-cell office:value-type="float" office:value="343" table:style-name="ce1">
            <text:p>343</text:p>
          </table:table-cell>
          <table:table-cell office:value-type="string" table:style-name="ce1">
            <text:p>ERASUN - IGOA</text:p>
          </table:table-cell>
          <table:table-cell office:value-type="float" office:value="1" table:style-name="ce1">
            <text:p>1</text:p>
          </table:table-cell>
          <table:table-cell office:value-type="string" table:style-name="ce1">
            <text:p>Dolmen</text:p>
          </table:table-cell>
          <table:table-cell office:value-type="string" table:style-name="ce1">
            <text:p>Basaburua</text:p>
          </table:table-cell>
          <table:table-cell office:value-type="string" table:style-name="ce1">
            <text:p>Hoja cartográfica Nº: 90-9</text:p>
          </table:table-cell>
          <table:table-cell table:number-columns-repeated="5" table:style-name="ce1"/>
          <table:table-cell table:style-name="ce2"/>
          <table:table-cell table:style-name="ce3"/>
          <table:table-cell table:number-columns-repeated="3" table:style-name="ce1"/>
          <table:table-cell office:value-type="string" table:style-name="ce1">
            <text:p>17-02-1990. Recorrido el collado señalado en la Hoja 90-9, no lo vimos. Aunque se ven huellas de máquinas, la posibilidad de que lo hubieran derruido no creo que sea grande, pues tampoco se ven restos. Es posible que este dolmen se ubique en algún otro lugar.</text:p>
          </table:table-cell>
          <table:table-cell table:style-name="ce1"/>
          <table:table-cell office:value-type="string" table:style-name="ce1">
            <text:p>11 Ezkurra - Bertiz Arana (Basaburua Menor)</text:p>
          </table:table-cell>
          <table:table-cell office:value-type="string" table:style-name="ce1">
            <text:p>Croquis</text:p>
          </table:table-cell>
          <table:table-cell office:value-type="string" table:style-name="ce1">
            <text:p>0343_DIB_373.pdf</text:p>
          </table:table-cell>
          <table:table-cell table:number-columns-repeated="16363" table:style-name="ce1"/>
        </table:table-row>
        <table:table-row table:style-name="ro1">
          <table:table-cell office:value-type="float" office:value="344" table:style-name="ce1">
            <text:p>344</text:p>
          </table:table-cell>
          <table:table-cell office:value-type="string" table:style-name="ce1">
            <text:p>TANTADI</text:p>
          </table:table-cell>
          <table:table-cell office:value-type="float" office:value="1" table:style-name="ce1">
            <text:p>1</text:p>
          </table:table-cell>
          <table:table-cell office:value-type="string" table:style-name="ce1">
            <text:p>Dolmen</text:p>
          </table:table-cell>
          <table:table-cell office:value-type="string" table:style-name="ce1">
            <text:p>Basaburua</text:p>
          </table:table-cell>
          <table:table-cell office:value-type="string" table:style-name="ce1">
            <text:p>Hoja cartográfica Nº: 90-9</text:p>
          </table:table-cell>
          <table:table-cell office:value-type="string" table:style-name="ce1">
            <text:p>Hasta el collado Goiko - Gaina se accede fácilmente, tanto desde Igoa como desde Erasun. A partir de aquí hay que acarrear el material al hombro unos 700 m., salvando al principio un corto pero fuerte repecho.</text:p>
            <text:p>Otra posibilidad sería subir desde el colladoBeltzuri (al N del dolmen), pero la pista que llega hasta sus proximidades no la hemos visitado.</text:p>
          </table:table-cell>
          <table:table-cell table:number-columns-repeated="4" table:style-name="ce1"/>
          <table:table-cell table:style-name="ce2"/>
          <table:table-cell table:style-name="ce3"/>
          <table:table-cell table:style-name="ce1"/>
          <table:table-cell office:value-type="string" table:style-name="ce1">
            <text:p>Localizado según los datos de la reseña en el lugar marcado en el mapa Hoja 90-9.</text:p>
            <text:p>Aunque no es espectacular, sí sería digno de marcar, pues parece estar intacto. Reposa encima del túmulo una losa (de color gris oscuro, tipo pizarra) algo fragmentada, que parece ser la cubierta. El resto de la cámara se supone tapado por ella y el túmulo.</text:p>
          </table:table-cell>
          <table:table-cell table:style-name="ce1"/>
          <table:table-cell office:value-type="string" table:style-name="ce1">
            <text:p>17-02-1990. Recorrido el collado señalado en la Hoja 90-9, no lo vimos. Aunque se ven huellas de máquinas, la posibilidad de que lo hubieran derruido no creo que sea grande, pues tampoco se ven restos. Es posible que este dolmen se ubique en algún otro lugar.</text:p>
          </table:table-cell>
          <table:table-cell table:style-name="ce1"/>
          <table:table-cell office:value-type="string" table:style-name="ce1">
            <text:p>11 Ezkurra - Bertiz Arana (Basaburua Menor)</text:p>
          </table:table-cell>
          <table:table-cell office:value-type="string" table:style-name="ce1">
            <text:p>Croquis</text:p>
          </table:table-cell>
          <table:table-cell office:value-type="string" table:style-name="ce1">
            <text:p>0343_DIB_373.pdf</text:p>
          </table:table-cell>
          <table:table-cell office:value-type="string" table:style-name="ce1">
            <text:p>Foto</text:p>
          </table:table-cell>
          <table:table-cell office:value-type="string" table:style-name="ce1">
            <text:p>0344_FOT_374.pdf</text:p>
          </table:table-cell>
          <table:table-cell table:number-columns-repeated="16361" table:style-name="ce1"/>
        </table:table-row>
        <table:table-row table:style-name="ro1">
          <table:table-cell office:value-type="float" office:value="345" table:style-name="ce1">
            <text:p>345</text:p>
          </table:table-cell>
          <table:table-cell office:value-type="string" table:style-name="ce1">
            <text:p>ZURITTU BERRI</text:p>
          </table:table-cell>
          <table:table-cell office:value-type="float" office:value="1" table:style-name="ce1">
            <text:p>1</text:p>
          </table:table-cell>
          <table:table-cell office:value-type="string" table:style-name="ce1">
            <text:p>Dolmen</text:p>
          </table:table-cell>
          <table:table-cell office:value-type="string" table:style-name="ce1">
            <text:p>Basaburua</text:p>
          </table:table-cell>
          <table:table-cell office:value-type="string" table:style-name="ce1">
            <text:p>A unos 125 m. al SSE de la cota 962, aproximadamente en cota 958 m., en la loma que se extiende hasta el collado Mende Zelai.</text:p>
            <text:p>Hoja cartográfica Nº: 90-13</text:p>
          </table:table-cell>
          <table:table-cell office:value-type="string" table:style-name="ce1">
            <text:p>Se puede tomar la pista que desde Igoa sube al collado Aztarketa, remontando el Artius, hasta un cruce de pistas, lugar donde hay un aska (este lugar se sitúa al NNE de Mende Zelai). De aquí hay que tomar un ancho camino a mano derecha que sube a media ladera hasta el collado Lerza Ondo. Una vez bordeada la cota 962, subir hasta el dolmen.</text:p>
            <text:p>Este cmino está bastante transitable, excepto en un punto en que se vuelve pedregoso. Quizás habría dificultades ahí.</text:p>
            <text:p>No obstante, a Leiza Ondo llega otro ancho camino que creo que sube desde el collado Gorostieta (en la carretera Oroquieta a Saldias), pero no sabemos cómo está.</text:p>
          </table:table-cell>
          <table:table-cell table:number-columns-repeated="4" table:style-name="ce1"/>
          <table:table-cell table:style-name="ce2"/>
          <table:table-cell table:style-name="ce3"/>
          <table:table-cell table:style-name="ce1"/>
          <table:table-cell office:value-type="string" table:style-name="ce1">
            <text:p>Está rodeado de hayas y su túmulo resalta poco, pero lo que puede pasar inadvertido.</text:p>
            <text:p>El túmulo tiene unos 7 m. de diámetro y está muy rebajado. El conjunto está desfigurado porque ha crecido una gran haya en medio de lo que debió ser la cámara. Actualmente está derribada, pero quedan el tocon y las raíces.</text:p>
            <text:p>No obstante quedan en pie 6 losas (o trozos de ellas), lo que le da cierta entidad, suficiente para marcarlo (se puede confirmar con las fotografías).</text:p>
          </table:table-cell>
          <table:table-cell table:number-columns-repeated="3" table:style-name="ce1"/>
          <table:table-cell office:value-type="string" table:style-name="ce1">
            <text:p>11 Ezkurra - Bertiz Arana (Basaburua Menor)</text:p>
          </table:table-cell>
          <table:table-cell table:number-columns-repeated="16365" table:style-name="ce1"/>
        </table:table-row>
        <table:table-row table:style-name="ro1">
          <table:table-cell office:value-type="float" office:value="346" table:style-name="ce1">
            <text:p>346</text:p>
          </table:table-cell>
          <table:table-cell office:value-type="string" table:style-name="ce1">
            <text:p>MENDE ZELAI</text:p>
          </table:table-cell>
          <table:table-cell office:value-type="float" office:value="2" table:style-name="ce1">
            <text:p>2</text:p>
          </table:table-cell>
          <table:table-cell office:value-type="string" table:style-name="ce1">
            <text:p>Túmulos y Crómlech</text:p>
          </table:table-cell>
          <table:table-cell office:value-type="string" table:style-name="ce1">
            <text:p>Basaburua</text:p>
          </table:table-cell>
          <table:table-cell table:number-columns-repeated="6" table:style-name="ce1"/>
          <table:table-cell table:style-name="ce2"/>
          <table:table-cell table:style-name="ce3"/>
          <table:table-cell table:style-name="ce1"/>
          <table:table-cell office:value-type="string" table:style-name="ce1">
            <text:p>Aunque no se puede afirmar con seguridad la existencia de crómlech en la colina, ésta es una zona muy interesante.</text:p>
            <text:p>La hierba está salpicada de piedras, que apenas sobresalen y algunas de ellas parecen formar arcos (nunca círculos enteros). Han podido ser crómlech, pero hoy no se puede afirmar tal cosa.</text:p>
            <text:p>El interés de la zona viene determinado por otra circunstancia: existen varias formaciones tumulares alargadas u ovaladas. De ellas, cuatro son bastante claras. Son de parecido tamaño ( 5 o 6 m. dde largo y 2 m. de ancho), pero las orientaciones son diferentes.</text:p>
            <text:p>El paraje es muy apropiado para ubicar cualquier enterramiento de este tipo, puesto que es despejado y domina una amplia zona. Por todo ello creo que no encontramos con una necrópolis de algún colectivo humano.</text:p>
            <text:p>De cualquier forma, como los posibles crómlech no están definidos y los túmulos están sin estudiar, no es necesaria la colocación de ningún hito.</text:p>
          </table:table-cell>
          <table:table-cell table:number-columns-repeated="3" table:style-name="ce1"/>
          <table:table-cell office:value-type="string" table:style-name="ce1">
            <text:p>11 Ezkurra - Bertiz Arana (Basaburua Menor)</text:p>
          </table:table-cell>
          <table:table-cell table:number-columns-repeated="16365" table:style-name="ce1"/>
        </table:table-row>
        <table:table-row table:style-name="ro1">
          <table:table-cell office:value-type="float" office:value="347" table:style-name="ce1">
            <text:p>347</text:p>
          </table:table-cell>
          <table:table-cell office:value-type="string" table:style-name="ce1">
            <text:p>ARRONDO</text:p>
          </table:table-cell>
          <table:table-cell office:value-type="float" office:value="2" table:style-name="ce1">
            <text:p>2</text:p>
          </table:table-cell>
          <table:table-cell office:value-type="string" table:style-name="ce1">
            <text:p>Túmulo</text:p>
          </table:table-cell>
          <table:table-cell office:value-type="string" table:style-name="ce1">
            <text:p>Basaburua</text:p>
          </table:table-cell>
          <table:table-cell table:number-columns-repeated="6" table:style-name="ce1"/>
          <table:table-cell table:style-name="ce2"/>
          <table:table-cell table:style-name="ce3"/>
          <table:table-cell table:style-name="ce1"/>
          <table:table-cell office:value-type="string" table:style-name="ce1">
            <text:p>No existe tal túmulo. La cima de la cota Arrondo está formada por un amontonamiento de piedras, pero es un conformación natual. No tiene ninguna regularidad ni en forma circular, ni de altura, ni en composición.</text:p>
            <text:p>Tampoco advertimos la presencia del túmulo en las <text:s/>cercanías.<text:s/></text:p>
            <text:p>Creo que hay una ficha de él, en cuyo caso habría que anularla.</text:p>
          </table:table-cell>
          <table:table-cell table:number-columns-repeated="3" table:style-name="ce1"/>
          <table:table-cell office:value-type="string" table:style-name="ce1">
            <text:p>11 Ezkurra - Bertiz Arana (Basaburua Menor)</text:p>
          </table:table-cell>
          <table:table-cell table:number-columns-repeated="16365" table:style-name="ce1"/>
        </table:table-row>
        <table:table-row table:style-name="ro1">
          <table:table-cell office:value-type="float" office:value="348" table:style-name="ce1">
            <text:p>348</text:p>
          </table:table-cell>
          <table:table-cell office:value-type="string" table:style-name="ce1">
            <text:p>IRUÑARRI - BERA</text:p>
          </table:table-cell>
          <table:table-cell office:value-type="float" office:value="2" table:style-name="ce1">
            <text:p>2</text:p>
          </table:table-cell>
          <table:table-cell office:value-type="string" table:style-name="ce1">
            <text:p>Túmulo</text:p>
          </table:table-cell>
          <table:table-cell office:value-type="string" table:style-name="ce1">
            <text:p>Ezkurra - Saldias</text:p>
          </table:table-cell>
          <table:table-cell office:value-type="string" table:style-name="ce1">
            <text:p>Hoja 90- 5/10</text:p>
          </table:table-cell>
          <table:table-cell table:number-columns-repeated="5" table:style-name="ce1"/>
          <table:table-cell table:style-name="ce2"/>
          <table:table-cell table:style-name="ce3"/>
          <table:table-cell table:style-name="ce1"/>
          <table:table-cell office:value-type="string" table:style-name="ce1">
            <text:p>Ante todo debemos decir que la zona en donde serhalla ubicado se denomina "LATARGI".</text:p>
            <text:p>Está situado en la loma que baja del monolito Iruñarri, hacia el sur, más debajo de un cruce de caminos y donde termina el bosque.</text:p>
            <text:p>Para situarlo en la hoja cartográfica, tomamos referencias con la brújula desde el túmulo.</text:p>
            <text:p>Tomando como centro el túmulo tenemos: - Ezkurra a 240º y Erasun a 150º.</text:p>
            <text:p>La altura dada en la reseña, 830 m. snm) es correcta.</text:p>
          </table:table-cell>
          <table:table-cell table:number-columns-repeated="3" table:style-name="ce1"/>
          <table:table-cell office:value-type="string" table:style-name="ce1">
            <text:p>11 Ezkurra - Bertiz Arana (Basaburua Menor)</text:p>
          </table:table-cell>
          <table:table-cell table:number-columns-repeated="16365" table:style-name="ce1"/>
        </table:table-row>
        <table:table-row table:style-name="ro1">
          <table:table-cell office:value-type="float" office:value="349" table:style-name="ce1">
            <text:p>349</text:p>
          </table:table-cell>
          <table:table-cell office:value-type="string" table:style-name="ce1">
            <text:p>ENTSUSA</text:p>
          </table:table-cell>
          <table:table-cell office:value-type="float" office:value="2" table:style-name="ce1">
            <text:p>2</text:p>
          </table:table-cell>
          <table:table-cell office:value-type="string" table:style-name="ce1">
            <text:p>Túmulo? O crómlech?</text:p>
          </table:table-cell>
          <table:table-cell office:value-type="string" table:style-name="ce1">
            <text:p>Ezkurra - Saldias</text:p>
          </table:table-cell>
          <table:table-cell office:value-type="string" table:style-name="ce1">
            <text:p>Hoja 90- 10</text:p>
          </table:table-cell>
          <table:table-cell table:number-columns-repeated="5" table:style-name="ce1"/>
          <table:table-cell table:style-name="ce2"/>
          <table:table-cell table:style-name="ce3"/>
          <table:table-cell table:style-name="ce1"/>
          <table:table-cell office:value-type="string" table:style-name="ce1">
            <text:p>En la zona señalada en la Hoja 90-10 (al SSW de la cota Gora) aparece un abultamiento del terreno, muy irregular, con alguna piedra asomando (formando línea)</text:p>
            <text:p>Parece que este abultamiento ha podido ser producido por la raíces de una gran haya que crece en ese lugar, puesto que no tiene una forma en absoluto regular. Las piedras que asoman tampoco tienen aspecto de testigos.</text:p>
            <text:p>Pensamos que esta formación no es una constucción humana y, aunque lo hubiese sido en su momento, ahora no quedan suficientes rasgos de ella como para aseverarlo.</text:p>
          </table:table-cell>
          <table:table-cell table:number-columns-repeated="3" table:style-name="ce1"/>
          <table:table-cell office:value-type="string" table:style-name="ce1">
            <text:p>11 Ezkurra - Bertiz Arana (Basaburua Menor)</text:p>
          </table:table-cell>
          <table:table-cell table:number-columns-repeated="16365" table:style-name="ce1"/>
        </table:table-row>
        <table:table-row table:style-name="ro1">
          <table:table-cell office:value-type="float" office:value="350" table:style-name="ce1">
            <text:p>350</text:p>
          </table:table-cell>
          <table:table-cell office:value-type="string" table:style-name="ce1">
            <text:p>ELEZMUNO BERA</text:p>
          </table:table-cell>
          <table:table-cell office:value-type="float" office:value="2" table:style-name="ce1">
            <text:p>2</text:p>
          </table:table-cell>
          <table:table-cell office:value-type="string" table:style-name="ce1">
            <text:p>Túmulo</text:p>
          </table:table-cell>
          <table:table-cell office:value-type="string" table:style-name="ce1">
            <text:p>Erasun</text:p>
          </table:table-cell>
          <table:table-cell office:value-type="string" table:style-name="ce1">
            <text:p>En la loma SW del monte Elazmuno, a unos 300 m.</text:p>
            <text:p>Hoja 90- 5</text:p>
          </table:table-cell>
          <table:table-cell table:number-columns-repeated="2" table:style-name="ce1"/>
          <table:table-cell office:value-type="float" office:value="596250" table:style-name="ce1">
            <text:p>596250</text:p>
          </table:table-cell>
          <table:table-cell office:value-type="float" office:value="4772600" table:style-name="ce1">
            <text:p>4772600</text:p>
          </table:table-cell>
          <table:table-cell office:value-type="float" office:value="960" table:style-name="ce1">
            <text:p>960</text:p>
          </table:table-cell>
          <table:table-cell office:value-type="string" table:style-name="ce2">
            <text:p>43.1000129278571,-1.81722496996495</text:p>
          </table:table-cell>
          <table:table-cell office:value-type="date" office:date-value="2443-10-10T00:00:00" table:style-name="ce3">
            <text:p>sábado, octubre 10, 2443</text:p>
          </table:table-cell>
          <table:table-cell office:value-type="string" table:style-name="ce1">
            <text:p>Iñaki Gaztelu</text:p>
          </table:table-cell>
          <table:table-cell office:value-type="string" table:style-name="ce1">
            <text:p>Túmulo circular de entre 7,2 y 7,6 m. de diámetro y 0,6 m. de altura, en el que afloran algunas piedras</text:p>
          </table:table-cell>
          <table:table-cell table:style-name="ce1"/>
          <table:table-cell office:value-type="string" table:style-name="ce1">
            <text:p>Cercano al mismo, exite otra formación tumular,</text:p>
          </table:table-cell>
          <table:table-cell table:style-name="ce1"/>
          <table:table-cell office:value-type="string" table:style-name="ce1">
            <text:p>11 Ezkurra - Bertiz Arana (Basaburua Menor)</text:p>
          </table:table-cell>
          <table:table-cell table:number-columns-repeated="16365" table:style-name="ce1"/>
        </table:table-row>
        <table:table-row table:style-name="ro1">
          <table:table-cell office:value-type="float" office:value="351" table:style-name="ce1">
            <text:p>351</text:p>
          </table:table-cell>
          <table:table-cell office:value-type="string" table:style-name="ce1">
            <text:p>ATZAKO MEAKA</text:p>
          </table:table-cell>
          <table:table-cell office:value-type="float" office:value="1" table:style-name="ce1">
            <text:p>1</text:p>
          </table:table-cell>
          <table:table-cell office:value-type="string" table:style-name="ce1">
            <text:p>Dolmen</text:p>
          </table:table-cell>
          <table:table-cell office:value-type="string" table:style-name="ce1">
            <text:p>Saldias - Erasun</text:p>
          </table:table-cell>
          <table:table-cell office:value-type="string" table:style-name="ce1">
            <text:p>En el collado de su nombre; divisoria de aguas; 60 m. E. mojón.</text:p>
            <text:p>Hoja 90- 5</text:p>
          </table:table-cell>
          <table:table-cell table:number-columns-repeated="2" table:style-name="ce1"/>
          <table:table-cell office:value-type="float" office:value="598150" table:style-name="ce1">
            <text:p>598150</text:p>
          </table:table-cell>
          <table:table-cell office:value-type="float" office:value="4773590" table:style-name="ce1">
            <text:p>4773590</text:p>
          </table:table-cell>
          <table:table-cell office:value-type="float" office:value="775" table:style-name="ce1">
            <text:p>775</text:p>
          </table:table-cell>
          <table:table-cell office:value-type="string" table:style-name="ce2">
            <text:p>43.1086821337242,-1.79370668954384</text:p>
          </table:table-cell>
          <table:table-cell office:value-type="date" office:date-value="1961-03-25T00:00:00" table:style-name="ce3">
            <text:p>sábado, marzo 25, 1961</text:p>
          </table:table-cell>
          <table:table-cell office:value-type="string" table:style-name="ce1">
            <text:p>Jesús Elosegui</text:p>
          </table:table-cell>
          <table:table-cell office:value-type="string" table:style-name="ce1">
            <text:p>Túmulo de 10 m. de diámetro y 0,8/1 m. de altura, en el que destaca una losa inclinada al S.<text:s/></text:p>
            <text:p>En el túmulo existen restos de material lítico que se empleó para hacer una txabola.<text:s/></text:p>
            <text:p>Dos hayas crecen al W.</text:p>
          </table:table-cell>
          <table:table-cell office:value-type="string" table:style-name="ce1">
            <text:p>No se conoce</text:p>
          </table:table-cell>
          <table:table-cell office:value-type="string" table:style-name="ce1">
            <text:p>Está catalogado en Munibe con el nº 56-1 y con topónimo Azango Miaka. El nombre que encabeza la ficha ha sido recogido de la corrección hecha por Petete Sarobe.</text:p>
            <text:p/>
            <text:p>Bibliografía: Munibe 1973, suplemento nº1</text:p>
          </table:table-cell>
          <table:table-cell table:style-name="ce1"/>
          <table:table-cell office:value-type="string" table:style-name="ce1">
            <text:p>11 Ezkurra - Bertiz Arana (Basaburua Menor)</text:p>
          </table:table-cell>
          <table:table-cell table:number-columns-repeated="16365" table:style-name="ce1"/>
        </table:table-row>
        <table:table-row table:style-name="ro1">
          <table:table-cell office:value-type="float" office:value="352" table:style-name="ce1">
            <text:p>352</text:p>
          </table:table-cell>
          <table:table-cell office:value-type="string" table:style-name="ce1">
            <text:p>ENTSUTSA</text:p>
          </table:table-cell>
          <table:table-cell office:value-type="float" office:value="5" table:style-name="ce1">
            <text:p>5</text:p>
          </table:table-cell>
          <table:table-cell office:value-type="string" table:style-name="ce1">
            <text:p>Crómlech</text:p>
          </table:table-cell>
          <table:table-cell office:value-type="string" table:style-name="ce1">
            <text:p>Saldias</text:p>
          </table:table-cell>
          <table:table-cell office:value-type="string" table:style-name="ce1">
            <text:p>En el collado de su nombre; divisoria de aguas; 60 m. E. mojón.</text:p>
            <text:p>Hoja 90- 10</text:p>
          </table:table-cell>
          <table:table-cell table:number-columns-repeated="2" table:style-name="ce1"/>
          <table:table-cell office:value-type="float" office:value="600595" table:style-name="ce1">
            <text:p>600595</text:p>
          </table:table-cell>
          <table:table-cell office:value-type="float" office:value="4770340" table:style-name="ce1">
            <text:p>4770340</text:p>
          </table:table-cell>
          <table:table-cell office:value-type="float" office:value="795" table:style-name="ce1">
            <text:p>795</text:p>
          </table:table-cell>
          <table:table-cell office:value-type="string" table:style-name="ce2">
            <text:p>43.0791021963783,-1.7642521878164</text:p>
          </table:table-cell>
          <table:table-cell office:value-type="date" office:date-value="1987-12-20T00:00:00" table:style-name="ce3">
            <text:p>domingo, diciembre 20, 1987</text:p>
          </table:table-cell>
          <table:table-cell office:value-type="string" table:style-name="ce1">
            <text:p>Petete Sarobe</text:p>
          </table:table-cell>
          <table:table-cell office:value-type="string" table:style-name="ce1">
            <text:p>crómlech. 6 testigos formando un arco muy definido.</text:p>
          </table:table-cell>
          <table:table-cell office:value-type="string" table:style-name="ce1">
            <text:p>No se conoce</text:p>
          </table:table-cell>
          <table:table-cell office:value-type="string" table:style-name="ce1">
            <text:p>No se tienen má datos por parte del localizador</text:p>
          </table:table-cell>
          <table:table-cell table:style-name="ce1"/>
          <table:table-cell office:value-type="string" table:style-name="ce1">
            <text:p>11 Ezkurra - Bertiz Arana (Basaburua Menor)</text:p>
          </table:table-cell>
          <table:table-cell table:number-columns-repeated="16365" table:style-name="ce1"/>
        </table:table-row>
        <table:table-row table:style-name="ro1">
          <table:table-cell office:value-type="float" office:value="353" table:style-name="ce1">
            <text:p>353</text:p>
          </table:table-cell>
          <table:table-cell office:value-type="string" table:style-name="ce1">
            <text:p>IRUÑARRI</text:p>
          </table:table-cell>
          <table:table-cell office:value-type="float" office:value="13" table:style-name="ce1">
            <text:p>13</text:p>
          </table:table-cell>
          <table:table-cell office:value-type="string" table:style-name="ce1">
            <text:p>Monolito</text:p>
          </table:table-cell>
          <table:table-cell office:value-type="string" table:style-name="ce1">
            <text:p>Erasun</text:p>
          </table:table-cell>
          <table:table-cell office:value-type="string" table:style-name="ce1">
            <text:p>En la ladera del monte Elazmuno</text:p>
            <text:p>Hoja 90- 5</text:p>
          </table:table-cell>
          <table:table-cell table:number-columns-repeated="2" table:style-name="ce1"/>
          <table:table-cell office:value-type="float" office:value="596730" table:style-name="ce1">
            <text:p>596730</text:p>
          </table:table-cell>
          <table:table-cell office:value-type="float" office:value="4772900" table:style-name="ce1">
            <text:p>4772900</text:p>
          </table:table-cell>
          <table:table-cell office:value-type="float" office:value="1030" table:style-name="ce1">
            <text:p>1030</text:p>
          </table:table-cell>
          <table:table-cell office:value-type="string" table:style-name="ce2">
            <text:p>43.1026527097899,-1.81127543686164</text:p>
          </table:table-cell>
          <table:table-cell office:value-type="date" office:date-value="1905-04-30T00:00:00" table:style-name="ce3">
            <text:p>domingo, abril 30, 1905</text:p>
          </table:table-cell>
          <table:table-cell office:value-type="string" table:style-name="ce1">
            <text:p>Peña Basurto (primeras noticias)</text:p>
          </table:table-cell>
          <table:table-cell office:value-type="string" table:style-name="ce1">
            <text:p>Monolito de 2,96 m. de altura, con una anchura media que supera el metro y entre 22 y 25 cm de grueso.</text:p>
            <text:p>Orientado a los cuatro puntos cardinales.</text:p>
            <text:p>Arenisca roja.</text:p>
          </table:table-cell>
          <table:table-cell table:style-name="ce1"/>
          <table:table-cell office:value-type="string" table:style-name="ce1">
            <text:p>Su existencia es conocida en la zona desde muy antiguo, siendo Luis Peña Basurto quien dio los primeros datos. En el año 1936 J.M.Sansinenea y J.M.Barandiran reconocieron Irun-Arri, haciendo excavación en la base. Se desconocen los resultados, aunque, al parecer, fueron negativos.</text:p>
            <text:p/>
            <text:p>Bibliografía: Munibe. Fascículos 3 y 4, <text:s/>1983 (en donde se recogen las anteriores menciones)</text:p>
          </table:table-cell>
          <table:table-cell table:style-name="ce1"/>
          <table:table-cell office:value-type="string" table:style-name="ce1">
            <text:p>11 Ezkurra - Bertiz Arana (Basaburua Menor)</text:p>
          </table:table-cell>
          <table:table-cell office:value-type="string" table:style-name="ce1">
            <text:p>Croquis</text:p>
          </table:table-cell>
          <table:table-cell office:value-type="string" table:style-name="ce1">
            <text:p>0353_DIB_375.pdf</text:p>
          </table:table-cell>
          <table:table-cell office:value-type="string" table:style-name="ce1">
            <text:p>Fotos</text:p>
          </table:table-cell>
          <table:table-cell office:value-type="string" table:style-name="ce1">
            <text:p>0353_FOT_376.pdf</text:p>
          </table:table-cell>
          <table:table-cell table:number-columns-repeated="16361" table:style-name="ce1"/>
        </table:table-row>
        <table:table-row table:style-name="ro1">
          <table:table-cell office:value-type="float" office:value="354" table:style-name="ce1">
            <text:p>354</text:p>
          </table:table-cell>
          <table:table-cell office:value-type="string" table:style-name="ce1">
            <text:p>IRUÑARRI BERA</text:p>
          </table:table-cell>
          <table:table-cell office:value-type="float" office:value="1" table:style-name="ce1">
            <text:p>1</text:p>
          </table:table-cell>
          <table:table-cell office:value-type="string" table:style-name="ce1">
            <text:p>Dolmen</text:p>
          </table:table-cell>
          <table:table-cell office:value-type="string" table:style-name="ce1">
            <text:p>Erasun</text:p>
          </table:table-cell>
          <table:table-cell office:value-type="string" table:style-name="ce1">
            <text:p>450 m. al S del monolito Iruñarri</text:p>
            <text:p>Hoja 90- 5</text:p>
          </table:table-cell>
          <table:table-cell table:number-columns-repeated="2" table:style-name="ce1"/>
          <table:table-cell office:value-type="float" office:value="597210" table:style-name="ce1">
            <text:p>597210</text:p>
          </table:table-cell>
          <table:table-cell office:value-type="float" office:value="4772270" table:style-name="ce1">
            <text:p>4772270</text:p>
          </table:table-cell>
          <table:table-cell office:value-type="float" office:value="860" table:style-name="ce1">
            <text:p>860</text:p>
          </table:table-cell>
          <table:table-cell office:value-type="string" table:style-name="ce2">
            <text:p>43.0969194128849,-1.80548820037133</text:p>
          </table:table-cell>
          <table:table-cell office:value-type="date" office:date-value="1988-01-17T00:00:00" table:style-name="ce3">
            <text:p>domingo, enero 17, 1988</text:p>
          </table:table-cell>
          <table:table-cell office:value-type="string" table:style-name="ce1">
            <text:p>Iñaki Gaztelu</text:p>
          </table:table-cell>
          <table:table-cell office:value-type="string" table:style-name="ce1">
            <text:p>Túmulo de 5 m. de diámetro y 0,5 m. de altura en el lado S; desde el lado N no se aprecia.</text:p>
            <text:p>Compuesto de tierra y piedras areniscas. Hay una piedra hincada en el centro y otras dos tumbadas. En su periferia, y a modo de crómlech, se aprecian tres piedras hincadas.</text:p>
          </table:table-cell>
          <table:table-cell table:style-name="ce1"/>
          <table:table-cell office:value-type="string" table:style-name="ce1">
            <text:p>Se desconoce el topónimo del lugar, por lo que se le aplica, provisionalmente, el citado arriba.</text:p>
          </table:table-cell>
          <table:table-cell table:style-name="ce1"/>
          <table:table-cell office:value-type="string" table:style-name="ce1">
            <text:p>11 Ezkurra - Bertiz Arana (Basaburua Menor)</text:p>
          </table:table-cell>
          <table:table-cell office:value-type="string" table:style-name="ce1">
            <text:p>Fotos</text:p>
          </table:table-cell>
          <table:table-cell office:value-type="string" table:style-name="ce1">
            <text:p>0354_FOT_377.pdf</text:p>
          </table:table-cell>
          <table:table-cell table:number-columns-repeated="16363" table:style-name="ce1"/>
        </table:table-row>
        <table:table-row table:style-name="ro1">
          <table:table-cell office:value-type="float" office:value="355" table:style-name="ce1">
            <text:p>355</text:p>
          </table:table-cell>
          <table:table-cell office:value-type="string" table:style-name="ce1">
            <text:p>ERAKURRI - MENDARU</text:p>
          </table:table-cell>
          <table:table-cell office:value-type="float" office:value="14" table:style-name="ce1">
            <text:p>14</text:p>
          </table:table-cell>
          <table:table-cell office:value-type="string" table:style-name="ce1">
            <text:p>Estación megalítica</text:p>
          </table:table-cell>
          <table:table-cell table:number-columns-repeated="7" table:style-name="ce1"/>
          <table:table-cell table:style-name="ce2"/>
          <table:table-cell table:style-name="ce3"/>
          <table:table-cell table:number-columns-repeated="5" table:style-name="ce1"/>
          <table:table-cell office:value-type="string" table:style-name="ce1">
            <text:p>11 Ezkurra - Bertiz Arana (Basaburua Menor)</text:p>
          </table:table-cell>
          <table:table-cell office:value-type="string" table:style-name="ce1">
            <text:p>Texto</text:p>
          </table:table-cell>
          <table:table-cell office:value-type="string" table:style-name="ce1">
            <text:p>0355_TEX_378.pdf</text:p>
          </table:table-cell>
          <table:table-cell office:value-type="string" table:style-name="ce1">
            <text:p>Fotos</text:p>
          </table:table-cell>
          <table:table-cell office:value-type="string" table:style-name="ce1">
            <text:p>0355_FOT_379.pdf</text:p>
          </table:table-cell>
          <table:table-cell table:number-columns-repeated="16361" table:style-name="ce1"/>
        </table:table-row>
        <table:table-row table:style-name="ro1">
          <table:table-cell office:value-type="float" office:value="356" table:style-name="ce1">
            <text:p>356</text:p>
          </table:table-cell>
          <table:table-cell office:value-type="string" table:style-name="ce1">
            <text:p>GERASUNKO ATAKA (ESTACIÓN)</text:p>
          </table:table-cell>
          <table:table-cell office:value-type="float" office:value="5" table:style-name="ce1">
            <text:p>5</text:p>
          </table:table-cell>
          <table:table-cell office:value-type="string" table:style-name="ce1">
            <text:p>Crómlech y túmulo</text:p>
          </table:table-cell>
          <table:table-cell office:value-type="string" table:style-name="ce1">
            <text:p>Goizueta (finca Artikutza) Aranaz</text:p>
          </table:table-cell>
          <table:table-cell office:value-type="string" table:style-name="ce1">
            <text:p>Centro del collado, junto al paso de Aranaz a Artikutza</text:p>
          </table:table-cell>
          <table:table-cell office:value-type="string" table:style-name="ce1">
            <text:p>Aranaz</text:p>
            <text:p>Hoja cartográfica nº 65-14</text:p>
          </table:table-cell>
          <table:table-cell table:style-name="ce1"/>
          <table:table-cell office:value-type="float" office:value="600410" table:style-name="ce1">
            <text:p>600410</text:p>
          </table:table-cell>
          <table:table-cell office:value-type="float" office:value="4780990" table:style-name="ce1">
            <text:p>4780990</text:p>
          </table:table-cell>
          <table:table-cell office:value-type="float" office:value="980" table:style-name="ce1">
            <text:p>980</text:p>
          </table:table-cell>
          <table:table-cell office:value-type="string" table:style-name="ce2">
            <text:p>43.175006490515,-1.76459599333837</text:p>
          </table:table-cell>
          <table:table-cell office:value-type="date" office:date-value="1951-03-19T00:00:00" table:style-name="ce3">
            <text:p>lunes, marzo 19, 1951</text:p>
          </table:table-cell>
          <table:table-cell office:value-type="string" table:style-name="ce1">
            <text:p>Luis Peña Basurto</text:p>
          </table:table-cell>
          <table:table-cell office:value-type="string" table:style-name="ce1">
            <text:p>La estación consta, según Luis del Barrio, de 4 crómlech y un túmulo (probablemente pertenecía a un dolmen.<text:s/></text:p>
            <text:p>Crómlech nº 1: <text:s/>8 testigos en forma de bloques de los que destacan 7 con alturas entre 0,4 y 0,15 m. El resto, a nivel del terreno. El arco septentrional carece prácticamente de testigos. Pizarras y cuarcitas del terreno.</text:p>
            <text:p>Crómlech nº 2: <text:s/>7 testigos en forma de bloques de los que testacan 4 con alturas entre 0,6 y 0,2 m. El resto a nivel del terreno. Carece de testigos en los sectores E, SW, NW. Una alambrada de muga lo atraviesa por su centro en dirección N-S. Pizarras y cuarcitas del terreno.</text:p>
            <text:p>Crómlech nº 3: <text:s/>6 testigos con forma de bloques y con alturas entre 0,7 y 0,15 m. El resto a niverl del terreno. La parte nororiental y el arco accidental carecen de testigos. Diámetro NS - EW: 4,5 m.</text:p>
            <text:p>Crómlech nº 4: <text:s/>9 testigos con forma de bloques de los que destacan 6 con alturas entre 0,55 y 0,15 m. El resto a nivel del terreno. En los sectores NE, SW y NW carece de testigos. El diámetro NS es de 11 m. y el EW es de 7,5 m. La alambrada de muga atraviesa el arco occidental en dirección N-S. Cuarcitas y pizarras del terreno.</text:p>
            <text:p>Crómlech nº 5: El diámetro NS es de 6,5 m. y el EW es de 8 m. La altura en el centro es de 0,7 m. Está formado por tierra y pequeños bloques que apenas se distinguen por la vegetación que lo cubre. Zona central rebajada. Pizarras y cuarcitas del terreno.</text:p>
          </table:table-cell>
          <table:table-cell office:value-type="string" table:style-name="ce1">
            <text:p>Se desconoce</text:p>
          </table:table-cell>
          <table:table-cell office:value-type="string" table:style-name="ce1">
            <text:p>Esta estación estaba documentada por Luis Peña Basurto, cuyos datos difieren notablemente de los dados por Luis del Barrio. Visto sobre el terreno, colocamos en la placa del hito señalizador los datos de Luis del Barrio. Las diferencias documentales de estos dos autores (números de testigos, diámetro, situación del terreno) son <text:s/>tan notables que no encontramos ninguna relación entre ambas. Por ello creemos que puede tratarse o bien de un error de imprenta (ya que no dudamos del buen hacer de ambos prospectores), o bien que la estación haya sufrido alguna manipulación fraudulenta <text:s/>y que hace que los datos nos parezcan como deformados (probablemente éste sea el motivo).</text:p>
            <text:p/>
            <text:p>Bibliografía: Luis del Barrio. Catálogo de la estación Aginaga - Lesaka 1989.</text:p>
            <text:p><text:s text:c="23"/>Munibe 1960. Cuadernos 2 y 3.</text:p>
          </table:table-cell>
          <table:table-cell table:style-name="ce1"/>
          <table:table-cell office:value-type="string" table:style-name="ce1">
            <text:p>Lesaca - Aranaz - Vera</text:p>
          </table:table-cell>
          <table:table-cell office:value-type="string" table:style-name="ce1">
            <text:p>Croquis Gorosti</text:p>
          </table:table-cell>
          <table:table-cell office:value-type="string" table:style-name="ce1">
            <text:p>0356_DIB_381.pdf</text:p>
          </table:table-cell>
          <table:table-cell office:value-type="string" table:style-name="ce1">
            <text:p>Croquis Del Barrio</text:p>
          </table:table-cell>
          <table:table-cell office:value-type="string" table:style-name="ce1">
            <text:p>0356_DIB_382.pdf</text:p>
          </table:table-cell>
          <table:table-cell office:value-type="string" table:style-name="ce1">
            <text:p>Croquis Peña</text:p>
          </table:table-cell>
          <table:table-cell office:value-type="string" table:style-name="ce1">
            <text:p>0357_DIB_383.pdf</text:p>
          </table:table-cell>
          <table:table-cell office:value-type="string" table:style-name="ce1">
            <text:p>Geología</text:p>
          </table:table-cell>
          <table:table-cell office:value-type="string" table:style-name="ce1">
            <text:p>0356_TEX_411.pdf</text:p>
          </table:table-cell>
          <table:table-cell office:value-type="string" table:style-name="ce1">
            <text:p>Mapa</text:p>
          </table:table-cell>
          <table:table-cell office:value-type="string" table:style-name="ce1">
            <text:p>0356_MAP_412.pdf</text:p>
          </table:table-cell>
          <table:table-cell table:number-columns-repeated="16355" table:style-name="ce1"/>
        </table:table-row>
        <table:table-row table:style-name="ro1">
          <table:table-cell office:value-type="float" office:value="357" table:style-name="ce1">
            <text:p>357</text:p>
          </table:table-cell>
          <table:table-cell office:value-type="string" table:style-name="ce1">
            <text:p>BARAXAR PAGOXAR</text:p>
          </table:table-cell>
          <table:table-cell office:value-type="float" office:value="2" table:style-name="ce1">
            <text:p>2</text:p>
          </table:table-cell>
          <table:table-cell office:value-type="string" table:style-name="ce1">
            <text:p>Crómlech</text:p>
          </table:table-cell>
          <table:table-cell office:value-type="string" table:style-name="ce1">
            <text:p>Goizueta <text:s/>Aranaz</text:p>
          </table:table-cell>
          <table:table-cell office:value-type="string" table:style-name="ce1">
            <text:p>Entre la cota Izu y txabolas de Ollargarata</text:p>
          </table:table-cell>
          <table:table-cell office:value-type="string" table:style-name="ce1">
            <text:p>Goizueta <text:s/>Aranaz</text:p>
            <text:p>Hoja cartográfica nº 65-14</text:p>
          </table:table-cell>
          <table:table-cell table:style-name="ce1"/>
          <table:table-cell office:value-type="float" office:value="600625" table:style-name="ce1">
            <text:p>600625</text:p>
          </table:table-cell>
          <table:table-cell office:value-type="float" office:value="4783240" table:style-name="ce1">
            <text:p>4783240</text:p>
          </table:table-cell>
          <table:table-cell office:value-type="float" office:value="740" table:style-name="ce1">
            <text:p>740</text:p>
          </table:table-cell>
          <table:table-cell office:value-type="string" table:style-name="ce2">
            <text:p>43.1952339550722,-1.76154185242964</text:p>
          </table:table-cell>
          <table:table-cell office:value-type="date" office:date-value="1905-05-29T00:00:00" table:style-name="ce3">
            <text:p>lunes, mayo 29, 1905</text:p>
          </table:table-cell>
          <table:table-cell office:value-type="string" table:style-name="ce1">
            <text:p>A. Leibar</text:p>
          </table:table-cell>
          <table:table-cell office:value-type="string" table:style-name="ce1">
            <text:p>Cromlech. El diámetro NS - EW es de 7,7 m. Formado por al menos 14 testigos con forma de bloques y lajas, de los que destacan 12 con alturas entre 0,78 y 0,1 m. El resto yacen tendidos en el terreno a causa de la excavación incontrolada, practicada recientemente en la estructura o a nivel de éste.</text:p>
            <text:p>La zona central se encuentra ahondada por una excavación incontrolada, con unas dimensiones de 2 m. por 1,5 m. por 0,6 m. en dirección SE - NW. Así mismo, en el extremo del arco oriental existe una zanja de 3 m. por 0,4 m. por 4 m.</text:p>
            <text:p>Materiales: pizarras del terreno. La alambrada Goizueta (finca Artikutza) - Aranaz corta la estructura en el arco nororiental.</text:p>
          </table:table-cell>
          <table:table-cell table:style-name="ce1"/>
          <table:table-cell office:value-type="string" table:style-name="ce1">
            <text:p>Bibliografía: Munibe 1984. Nº 41.</text:p>
          </table:table-cell>
          <table:table-cell table:style-name="ce1"/>
          <table:table-cell office:value-type="string" table:style-name="ce1">
            <text:p>Lesaca - Aranaz - Vera</text:p>
          </table:table-cell>
          <table:table-cell office:value-type="string" table:style-name="ce1">
            <text:p>Croquis</text:p>
          </table:table-cell>
          <table:table-cell office:value-type="string" table:style-name="ce1">
            <text:p>0357_DIB_383.pdf</text:p>
          </table:table-cell>
          <table:table-cell office:value-type="string" table:style-name="ce1">
            <text:p>Geología</text:p>
          </table:table-cell>
          <table:table-cell office:value-type="string" table:style-name="ce1">
            <text:p>0356_TEX_411.pdf</text:p>
          </table:table-cell>
          <table:table-cell office:value-type="string" table:style-name="ce1">
            <text:p>Mapa</text:p>
          </table:table-cell>
          <table:table-cell office:value-type="string" table:style-name="ce1">
            <text:p>0356_MAP_412.pdf</text:p>
          </table:table-cell>
          <table:table-cell table:number-columns-repeated="16359" table:style-name="ce1"/>
        </table:table-row>
        <table:table-row table:style-name="ro1">
          <table:table-cell office:value-type="float" office:value="358" table:style-name="ce1">
            <text:p>358</text:p>
          </table:table-cell>
          <table:table-cell office:value-type="string" table:style-name="ce1">
            <text:p>ARRANAGAITA</text:p>
          </table:table-cell>
          <table:table-cell office:value-type="float" office:value="5" table:style-name="ce1">
            <text:p>5</text:p>
          </table:table-cell>
          <table:table-cell office:value-type="string" table:style-name="ce1">
            <text:p>Túmulo</text:p>
          </table:table-cell>
          <table:table-cell office:value-type="string" table:style-name="ce1">
            <text:p>Yanci</text:p>
          </table:table-cell>
          <table:table-cell office:value-type="string" table:style-name="ce1">
            <text:p>En la divisoria de aguas Aranaz - Yanci</text:p>
          </table:table-cell>
          <table:table-cell office:value-type="string" table:style-name="ce1">
            <text:p>Ventas de Yanci</text:p>
            <text:p>Hoja cartográfica nº 65-10</text:p>
          </table:table-cell>
          <table:table-cell office:value-type="string" table:style-name="ce1">
            <text:p>Yanci#0358_TEX_385.pdf#</text:p>
          </table:table-cell>
          <table:table-cell office:value-type="float" office:value="605340" table:style-name="ce1">
            <text:p>605340</text:p>
          </table:table-cell>
          <table:table-cell office:value-type="float" office:value="4786670" table:style-name="ce1">
            <text:p>4786670</text:p>
          </table:table-cell>
          <table:table-cell office:value-type="float" office:value="225" table:style-name="ce1">
            <text:p>225</text:p>
          </table:table-cell>
          <table:table-cell office:value-type="string" table:style-name="ce2">
            <text:p>43.2254695228704,-1.70287118225942</text:p>
          </table:table-cell>
          <table:table-cell office:value-type="date" office:date-value="1976-10-09T00:00:00" table:style-name="ce3">
            <text:p>sábado, octubre 09, 1976</text:p>
          </table:table-cell>
          <table:table-cell office:value-type="string" table:style-name="ce1">
            <text:p>Francisco Ondarra</text:p>
          </table:table-cell>
          <table:table-cell office:value-type="string" table:style-name="ce1">
            <text:p>Túmulo circular de unos 10 m. de diámetro por 0,8 m. de alto; compuesto de piedra arenisca y algún trozo de cuarzo blanco. Desfigurado en parte por senderos que pasan por él. No se aprecia hoyo central; en cambio, se levanta una pequeña pared encima de él, posiblemente resto de parapeto de palomera.</text:p>
          </table:table-cell>
          <table:table-cell office:value-type="string" table:style-name="ce1">
            <text:p>No se conoce</text:p>
          </table:table-cell>
          <table:table-cell office:value-type="string" table:style-name="ce1">
            <text:p>Los datos geográficos dados por Ondarra en la publicación "Príncipe de Viana" no parecen estar bien, ya que no encajan en la hoja correspondiente. Es posble que se trate de un error de imprenta. Coordenadas: longitud 1º 00´ 00´´; latitud 43º 12´ 56´´.</text:p>
            <text:p/>
            <text:p>Bibliografía: Príncipe de Viana 165, pág. 25</text:p>
          </table:table-cell>
          <table:table-cell table:style-name="ce1"/>
          <table:table-cell office:value-type="string" table:style-name="ce1">
            <text:p>Lesaca - Aranaz - Vera</text:p>
          </table:table-cell>
          <table:table-cell office:value-type="string" table:style-name="ce1">
            <text:p>Foto</text:p>
          </table:table-cell>
          <table:table-cell office:value-type="string" table:style-name="ce1">
            <text:p>0358_FOT_384.pdf</text:p>
          </table:table-cell>
          <table:table-cell office:value-type="string" table:style-name="ce1">
            <text:p>Mapa</text:p>
          </table:table-cell>
          <table:table-cell office:value-type="string" table:style-name="ce1">
            <text:p>0356_MAP_412.pdf</text:p>
          </table:table-cell>
          <table:table-cell office:value-type="string" table:style-name="ce1">
            <text:p>Hoja cartográf nº 65-10</text:p>
          </table:table-cell>
          <table:table-cell office:value-type="string" table:style-name="ce1">
            <text:p>0372_MAP_418.pdf</text:p>
          </table:table-cell>
          <table:table-cell office:value-type="string" table:style-name="ce1">
            <text:p>Catálogo 65-10</text:p>
          </table:table-cell>
          <table:table-cell office:value-type="string" table:style-name="ce1">
            <text:p>0372_TEX_419.pdf</text:p>
          </table:table-cell>
          <table:table-cell table:number-columns-repeated="16357" table:style-name="ce1"/>
        </table:table-row>
        <table:table-row table:style-name="ro1">
          <table:table-cell office:value-type="float" office:value="359" table:style-name="ce1">
            <text:p>359</text:p>
          </table:table-cell>
          <table:table-cell office:value-type="string" table:style-name="ce1">
            <text:p>AMARGUNGO ZEHARRA</text:p>
          </table:table-cell>
          <table:table-cell office:value-type="float" office:value="7" table:style-name="ce1">
            <text:p>7</text:p>
          </table:table-cell>
          <table:table-cell office:value-type="string" table:style-name="ce1">
            <text:p>Crómlech</text:p>
          </table:table-cell>
          <table:table-cell office:value-type="string" table:style-name="ce1">
            <text:p>Lesaka</text:p>
          </table:table-cell>
          <table:table-cell office:value-type="string" table:style-name="ce1">
            <text:p>Entre Illasumendi (al NW) y Amaragungo Ziburra (al SE)</text:p>
          </table:table-cell>
          <table:table-cell office:value-type="string" table:style-name="ce1">
            <text:p>Lesaka I</text:p>
            <text:p>Hoja cartográfica 65-6</text:p>
          </table:table-cell>
          <table:table-cell table:style-name="ce1"/>
          <table:table-cell office:value-type="float" office:value="603775" table:style-name="ce1">
            <text:p>603775</text:p>
          </table:table-cell>
          <table:table-cell office:value-type="float" office:value="4791140" table:style-name="ce1">
            <text:p>4791140</text:p>
          </table:table-cell>
          <table:table-cell office:value-type="float" office:value="340" table:style-name="ce1">
            <text:p>340</text:p>
          </table:table-cell>
          <table:table-cell office:value-type="string" table:style-name="ce2">
            <text:p>43.2659273674059,-1.72129588067003</text:p>
          </table:table-cell>
          <table:table-cell office:value-type="date" office:date-value="1954-01-24T00:00:00" table:style-name="ce3">
            <text:p>domingo, enero 24, 1954</text:p>
          </table:table-cell>
          <table:table-cell office:value-type="string" table:style-name="ce1">
            <text:p>J. Elósegui, P. Otegui y J.M. Salaverria</text:p>
          </table:table-cell>
          <table:table-cell office:value-type="string" table:style-name="ce1">
            <text:p>Crómlech tumular de 11,4 m. de diámetro en dirección NS y 9,5 m. en EW. La altura en el centro es de 1,2 m. Consta de 21 testigos con forma de bloques. En el interior de la estructura hay inmersos pequeños bloques informes y tierra. Materiales: cuarcitas y pizarras del terreno.</text:p>
          </table:table-cell>
          <table:table-cell office:value-type="string" table:style-name="ce1">
            <text:p>No se conoce</text:p>
          </table:table-cell>
          <table:table-cell office:value-type="string" table:style-name="ce1">
            <text:p>Fue publicado como Amargurgo Egia-I, haciendo referencia a la existencia de un dolmen en la proximidades. Se trata sin duda de un afloramiento del terreno que ha servido para almacenar cantos y piedras del helechal del lugar.</text:p>
            <text:p>Catalogado en Munibe con el nº 48-4</text:p>
            <text:p/>
            <text:p>Bibliografía: <text:s/>J.Elósegui 1956<text:s text:c="2"/></text:p>
            <text:p><text:s text:c="24"/>Munibe 1973</text:p>
          </table:table-cell>
          <table:table-cell table:style-name="ce1"/>
          <table:table-cell office:value-type="string" table:style-name="ce1">
            <text:p>Lesaca - Aranaz - Vera</text:p>
          </table:table-cell>
          <table:table-cell office:value-type="string" table:style-name="ce1">
            <text:p>Croquis</text:p>
          </table:table-cell>
          <table:table-cell office:value-type="string" table:style-name="ce1">
            <text:p>0359_DIB_386.pdf</text:p>
          </table:table-cell>
          <table:table-cell office:value-type="string" table:style-name="ce1">
            <text:p>Fotos</text:p>
          </table:table-cell>
          <table:table-cell office:value-type="string" table:style-name="ce1">
            <text:p>0359_FOT_387.pdf</text:p>
          </table:table-cell>
          <table:table-cell office:value-type="string" table:style-name="ce1">
            <text:p>Mapa</text:p>
          </table:table-cell>
          <table:table-cell office:value-type="string" table:style-name="ce1">
            <text:p>0356_MAP_412.pdf</text:p>
          </table:table-cell>
          <table:table-cell office:value-type="string" table:style-name="ce1">
            <text:p>Descripción Agina San Anton</text:p>
          </table:table-cell>
          <table:table-cell office:value-type="string" table:style-name="ce1">
            <text:p>0359_TEX_415.pdf</text:p>
          </table:table-cell>
          <table:table-cell office:value-type="string" table:style-name="ce1">
            <text:p>Hoja cartográfica 65-6</text:p>
          </table:table-cell>
          <table:table-cell office:value-type="string" table:style-name="ce1">
            <text:p>0359_MAP_416.pdf</text:p>
          </table:table-cell>
          <table:table-cell office:value-type="string" table:style-name="ce1">
            <text:p>Localización</text:p>
          </table:table-cell>
          <table:table-cell office:value-type="string" table:style-name="ce1">
            <text:p>0378_MAP_422.pdf</text:p>
          </table:table-cell>
          <table:table-cell table:number-columns-repeated="16353"/>
        </table:table-row>
        <table:table-row table:style-name="ro1">
          <table:table-cell office:value-type="float" office:value="360" table:style-name="ce1">
            <text:p>360</text:p>
          </table:table-cell>
          <table:table-cell office:value-type="string" table:style-name="ce1">
            <text:p>AGINA</text:p>
          </table:table-cell>
          <table:table-cell office:value-type="float" office:value="5" table:style-name="ce1">
            <text:p>5</text:p>
          </table:table-cell>
          <table:table-cell office:value-type="string" table:style-name="ce1">
            <text:p>Dolmen corto abierto</text:p>
          </table:table-cell>
          <table:table-cell office:value-type="string" table:style-name="ce1">
            <text:p>Lesaka</text:p>
          </table:table-cell>
          <table:table-cell office:value-type="string" table:style-name="ce1">
            <text:p>A 30 m. de la carretera Oiartzun - Lesaka, en el km. 8 y 9.</text:p>
          </table:table-cell>
          <table:table-cell office:value-type="string" table:style-name="ce1">
            <text:p>Agina</text:p>
            <text:p>Hoja cartográfica nº 65-6</text:p>
          </table:table-cell>
          <table:table-cell table:style-name="ce1"/>
          <table:table-cell office:value-type="float" office:value="600751" table:style-name="ce1">
            <text:p>600751</text:p>
          </table:table-cell>
          <table:table-cell office:value-type="float" office:value="4791150" table:style-name="ce1">
            <text:p>4791150</text:p>
          </table:table-cell>
          <table:table-cell office:value-type="float" office:value="550" table:style-name="ce1">
            <text:p>550</text:p>
          </table:table-cell>
          <table:table-cell office:value-type="string" table:style-name="ce2">
            <text:p>43.2664278104537,-1.75854673572285</text:p>
          </table:table-cell>
          <table:table-cell office:value-type="date" office:date-value="1958-02-22T00:00:00" table:style-name="ce3">
            <text:p>sábado, febrero 22, 1958</text:p>
          </table:table-cell>
          <table:table-cell office:value-type="string" table:style-name="ce1">
            <text:p>T. Atauri, J.M. Barandiaran y M. Laborde</text:p>
          </table:table-cell>
          <table:table-cell office:value-type="string" table:style-name="ce1">
            <text:p>Dolmen. Túmulo rebajado y prácticamente desaparecido. En la actualidad la cámara compuesta por cuatro bloques de granito con forma de losa; recinto rectangular abierto al ESE, cuyas medidas son 1,2 m. por 1 m. y 0,3 m. de profundidad. Orientación 120º. El túmulo está formado por pequeños bloques de granito y tierra, materiales del terreno.</text:p>
          </table:table-cell>
          <table:table-cell office:value-type="string" table:style-name="ce1">
            <text:p>No se conoce</text:p>
          </table:table-cell>
          <table:table-cell office:value-type="string" table:style-name="ce1">
            <text:p>Catálogo en Munibe con el nº 48-5</text:p>
            <text:p>En el invierno de 1984 existía un gran bloque de granito tendido sobre el túmulo, al NW, que recientemente ha sido introducido en el interior de la cámara de forma incontrolada.</text:p>
            <text:p/>
            <text:p>Bibliografía: <text:s/>J.M. Barandiaran. Monumentos megalíticos en la Loma de Agina (Lesaka). En Munibe, IX 1957.</text:p>
            <text:p><text:s text:c="24"/>Munibe Suplemento nº 1 - 1973</text:p>
            <text:p><text:s text:c="24"/>Luis Del Barrio. Catátlogo de la Estación Agiña - Lesaka - Goizueta. 1987.</text:p>
          </table:table-cell>
          <table:table-cell table:style-name="ce1"/>
          <table:table-cell office:value-type="string" table:style-name="ce1">
            <text:p>Lesaca - Aranaz - Vera</text:p>
          </table:table-cell>
          <table:table-cell office:value-type="string" table:style-name="ce1">
            <text:p>Croquis</text:p>
          </table:table-cell>
          <table:table-cell office:value-type="string" table:style-name="ce1">
            <text:p>0360_DIB_388.pdf</text:p>
          </table:table-cell>
          <table:table-cell office:value-type="string" table:style-name="ce1">
            <text:p>Mapa</text:p>
          </table:table-cell>
          <table:table-cell office:value-type="string" table:style-name="ce1">
            <text:p>0356_MAP_412.pdf</text:p>
          </table:table-cell>
          <table:table-cell office:value-type="string" table:style-name="ce1">
            <text:p>Descripción Agina San Anton</text:p>
          </table:table-cell>
          <table:table-cell office:value-type="string" table:style-name="ce1">
            <text:p>0359_TEX_415.pdf</text:p>
          </table:table-cell>
          <table:table-cell office:value-type="string" table:style-name="ce1">
            <text:p>Hoja cartográfica 65-6</text:p>
          </table:table-cell>
          <table:table-cell office:value-type="string" table:style-name="ce1">
            <text:p>0359_MAP_416.pdf</text:p>
          </table:table-cell>
          <table:table-cell office:value-type="string" table:style-name="ce1">
            <text:p>Localización</text:p>
          </table:table-cell>
          <table:table-cell office:value-type="string" table:style-name="ce1">
            <text:p>0378_MAP_422.pdf</text:p>
          </table:table-cell>
          <table:table-cell table:number-columns-repeated="16355" table:style-name="ce1"/>
        </table:table-row>
        <table:table-row table:style-name="ro1">
          <table:table-cell office:value-type="float" office:value="361" table:style-name="ce1">
            <text:p>361</text:p>
          </table:table-cell>
          <table:table-cell office:value-type="string" table:style-name="ce1">
            <text:p>AGINA-I <text:s/>(Aginako trintxera, estación)</text:p>
          </table:table-cell>
          <table:table-cell office:value-type="float" office:value="5" table:style-name="ce1">
            <text:p>5</text:p>
          </table:table-cell>
          <table:table-cell office:value-type="string" table:style-name="ce1">
            <text:p>Crómlech</text:p>
          </table:table-cell>
          <table:table-cell office:value-type="string" table:style-name="ce1">
            <text:p>Lesaka</text:p>
          </table:table-cell>
          <table:table-cell office:value-type="string" table:style-name="ce1">
            <text:p>A 30 m. NNE del dolmen Agina y al otro lado de la carretera</text:p>
          </table:table-cell>
          <table:table-cell office:value-type="string" table:style-name="ce1">
            <text:p>Agina</text:p>
            <text:p>Hoja cartográfica nº 65-6</text:p>
          </table:table-cell>
          <table:table-cell table:style-name="ce1"/>
          <table:table-cell office:value-type="float" office:value="600800" table:style-name="ce1">
            <text:p>600800</text:p>
          </table:table-cell>
          <table:table-cell office:value-type="float" office:value="4791235" table:style-name="ce1">
            <text:p>4791235</text:p>
          </table:table-cell>
          <table:table-cell office:value-type="float" office:value="555" table:style-name="ce1">
            <text:p>555</text:p>
          </table:table-cell>
          <table:table-cell office:value-type="string" table:style-name="ce2">
            <text:p>43.2671864735204,-1.75792753625725</text:p>
          </table:table-cell>
          <table:table-cell office:value-type="date" office:date-value="1958-08-15T00:00:00" table:style-name="ce3">
            <text:p>viernes, agosto 15, 1958</text:p>
          </table:table-cell>
          <table:table-cell office:value-type="string" table:style-name="ce1">
            <text:p>Luis Peña Basurto</text:p>
          </table:table-cell>
          <table:table-cell office:value-type="string" table:style-name="ce1">
            <text:p>Yacimiento formado por 9 crómlech definidos entre otros bloques que puedieran ser estructuras del mismo tipo, aunque hoy es difícil de precisar.</text:p>
            <text:p>Crómlech nº 1: Formado por 12 testigos en forma de bloques de granito del terreno. Destacan 6 con alturas entre 0,25 y 0,15 m.; el resto, a nivel del terreno. En esta estructura parecen coincidir L.P.Basurto y L. Del Barrio. Diámetro estimado NS 4,35 m. y EW 3,7 m.</text:p>
            <text:p>Crómlech nº 2: Formado por 5 testigos en forma de bloques de granito del terreno. Destacan 2 con una altura de 0,1 m.; el resto, a nivel del terreno. Diámetro estimado 3,1 m.; solo tiene testigos a la vista en el arco oriental.</text:p>
            <text:p>Crómlech nº 3: Formado por 8 testigos en forma de bloques de granito del terreno. Destacan 3 con alturas entre 0,25 m. y 0,15 m.; el resto, a nivel del terreno. Diámetro estimado 5,5 m.</text:p>
            <text:p>Crómlech nº 4: Formado por 13 testigos en forma de bloques de granito del terreno. Destacan 7 con alturas entre 0,1 m. y 0,2 m.; el resto, a nivel del terreno. Diámetro NS 4,8 m. y EW 4,5 m.</text:p>
            <text:p>Crómlech nº 5: Formado por 9 testigos en forma de bloques de granito del terreno. Destacan 4 con alturas entre 0,3 m. y 0,1 m.; el resto, a nivel del terreno. Diámetro estimado 4 m.; carece de testigos en el arco N.</text:p>
            <text:p>Crómlech nº 6: Formado por 15 testigos en forma de bloques de granito del terreno. Destacan 7 con alturas entre 0,25 m. y 0,1 m.; el resto, a nivel del terreno. Diámetro estimado 5 m.; carece de testigos en el arco NO.</text:p>
            <text:p>Crómlech nº 7: Formado por 9 testigos en forma de bloques de granito del terreno. Destacan 6 con alturas entre 0,2 m. y 0,1 m.; el resto, a nivel del terreno. Diámetro estimado 6 m.Parece hacer contacto con el nº8 en el arco SE.</text:p>
            <text:p>Crómlech nº 8: Formado por 10 testigos en forma de bloques de granito del terreno y una laja de arenisca triásica en las inmediaciones. Destacan 6 con alturas entre 0,3 m. y 0,1 m.; el resto, a nivel del terreno. Diámetro estimado 5,7 m.Parece hacer contacto con el nº 7 en el arco SO.</text:p>
            <text:p>Crómlech nº 9: Formado por 6 testigos de granito del terreno y pizarras del terreno. Destacan 2 con alturas entre 0,15 m. y 0,1 m.; el resto, a nivel del terreno. Diámetro estimado 5 m.</text:p>
          </table:table-cell>
          <table:table-cell office:value-type="string" table:style-name="ce1">
            <text:p>No se conoce</text:p>
          </table:table-cell>
          <table:table-cell office:value-type="string" table:style-name="ce1">
            <text:p>Luis Peña en su trabajo de 1960 dio la referencia de que 500 m. al N existen restos de un túmulo. Posiblemente la referencia tenga error y se refiera al S. <text:s/>El número de crómlech del yacimiento fue posterriormente completado por I.Arbelaiz, Luis Del Barrio y Luis Millán en marzo de 1984. La placa del hito marca una altitud de 555 msm.</text:p>
            <text:p>Se localiza a 20 m. de la carretera (escrito a lápiz)</text:p>
            <text:p/>
            <text:p>Bibliografía: Luis Peña Basurto 1960</text:p>
            <text:p><text:s text:c="24"/>Luis Del Barrio. Catátlogo de la Estación Agiña - Lesaka - Goizueta. 1987.</text:p>
          </table:table-cell>
          <table:table-cell table:style-name="ce1"/>
          <table:table-cell office:value-type="string" table:style-name="ce1">
            <text:p>Lesaca - Aranaz - Vera</text:p>
          </table:table-cell>
          <table:table-cell office:value-type="string" table:style-name="ce1">
            <text:p>Croquis</text:p>
          </table:table-cell>
          <table:table-cell office:value-type="string" table:style-name="ce1">
            <text:p>0361_DIB_389.pdf</text:p>
          </table:table-cell>
          <table:table-cell office:value-type="string" table:style-name="ce1">
            <text:p>Mapa</text:p>
          </table:table-cell>
          <table:table-cell office:value-type="string" table:style-name="ce1">
            <text:p>0356_MAP_412.pdf</text:p>
          </table:table-cell>
          <table:table-cell office:value-type="string" table:style-name="ce1">
            <text:p>Descripción Agina San Anton</text:p>
          </table:table-cell>
          <table:table-cell office:value-type="string" table:style-name="ce1">
            <text:p>0359_TEX_415.pdf</text:p>
          </table:table-cell>
          <table:table-cell office:value-type="string" table:style-name="ce1">
            <text:p>Hoja cartográfica 65-6</text:p>
          </table:table-cell>
          <table:table-cell office:value-type="string" table:style-name="ce1">
            <text:p>0359_MAP_416.pdf</text:p>
          </table:table-cell>
          <table:table-cell office:value-type="string" table:style-name="ce1">
            <text:p>Localización</text:p>
          </table:table-cell>
          <table:table-cell office:value-type="string" table:style-name="ce1">
            <text:p>0378_MAP_422.pdf</text:p>
          </table:table-cell>
          <table:table-cell table:number-columns-repeated="16355" table:style-name="ce1"/>
        </table:table-row>
        <table:table-row table:style-name="ro1">
          <table:table-cell office:value-type="float" office:value="362" table:style-name="ce1">
            <text:p>362</text:p>
          </table:table-cell>
          <table:table-cell office:value-type="string" table:style-name="ce1">
            <text:p>AGINA-II <text:s/>(estación)</text:p>
          </table:table-cell>
          <table:table-cell office:value-type="float" office:value="5" table:style-name="ce1">
            <text:p>5</text:p>
          </table:table-cell>
          <table:table-cell office:value-type="string" table:style-name="ce1">
            <text:p>Crómlech</text:p>
          </table:table-cell>
          <table:table-cell office:value-type="string" table:style-name="ce1">
            <text:p>Lesaka</text:p>
          </table:table-cell>
          <table:table-cell office:value-type="string" table:style-name="ce1">
            <text:p>A la derecha de pista, antes del monumento al P. Donosti</text:p>
          </table:table-cell>
          <table:table-cell office:value-type="string" table:style-name="ce1">
            <text:p>Agina</text:p>
            <text:p>Hoja cartográfica nº 65-6</text:p>
          </table:table-cell>
          <table:table-cell table:style-name="ce1"/>
          <table:table-cell office:value-type="float" office:value="600620" table:style-name="ce1">
            <text:p>600620</text:p>
          </table:table-cell>
          <table:table-cell office:value-type="float" office:value="4790855" table:style-name="ce1">
            <text:p>4790855</text:p>
          </table:table-cell>
          <table:table-cell office:value-type="float" office:value="540" table:style-name="ce1">
            <text:p>540</text:p>
          </table:table-cell>
          <table:table-cell office:value-type="string" table:style-name="ce2">
            <text:p>43.2637895606266,-1.76021445032907</text:p>
          </table:table-cell>
          <table:table-cell office:value-type="date" office:date-value="1958-02-22T00:00:00" table:style-name="ce3">
            <text:p>sábado, febrero 22, 1958</text:p>
          </table:table-cell>
          <table:table-cell office:value-type="string" table:style-name="ce1">
            <text:p>Luis Peña Basurto</text:p>
          </table:table-cell>
          <table:table-cell office:value-type="string" table:style-name="ce1">
            <text:p>Se trata de un conjunto de 4 crómlech.</text:p>
            <text:p>Crómlech nº 1: 6 testigos con forma de bloques granito del terreno. Destacan 5 con alturas entre 0,5 m. y 0,1 m. Carece de testigos en el arco oriental y sectro noroccidental. Diámetro estimado: 5 m.</text:p>
            <text:p>Crómlech nº 2: 6 testigos con forma de bloques granito del terreno. Destacan 5 con alturas entre 0,5 m. y 0,1 m. Un solo testigo destaca con una altura de 0,1 m.; el resto, a la altura del terreno. Carece de testigo en el sector oriental. Diámetro estimado: 5,4 m.</text:p>
            <text:p>Crómlech nº 3: 11 testigos con forma de bloques granito del terreno. Destacan 6 con alturas entre 0,15 m. y 0,1 m.; el resto, a nivel del terreno. Carece de testigos en el arco oriental y sectro noroccidental. Diámetro estimado: 6 m.</text:p>
            <text:p>Crómlech nº 4: 9 testigos con forma de bloques granito del terreno. Destacan 2 con alturas entre 0,7 m. y 0,35 m. ; el resto, a nivel del terreno. Carece de testigos en el arco meridional y en parte del sector nororiental. Diámetro estimado: 8 m.</text:p>
          </table:table-cell>
          <table:table-cell office:value-type="string" table:style-name="ce1">
            <text:p>No se conoce</text:p>
          </table:table-cell>
          <table:table-cell office:value-type="string" table:style-name="ce1">
            <text:p>Repetidas veces miembros de Gorosti han intentado conservar este yacimiento colocando en su sitio testigos desplazados o señalizando el yacimiento con su correspondiente hito, etc. Desgraciadamente este conjunto está en vías de desaparición, ya que es utilizado por los "domingueros" como zona de acampada, aparcamiento de coches, incluso pueden verse los testigos cercando hogueras.</text:p>
            <text:p>El hito señalizador no ha servido para que este lugar sea respetado, si no que la misma placa ha sido rota.</text:p>
            <text:p/>
            <text:p>Bibliografía: J.M.Barandiaran. Monumentos megalíticos en la Loma de Agina (Lesaka). Munibe IX, 1957.</text:p>
            <text:p><text:s text:c="23"/>Luis Del Barrio. Catálogo de la estación de Agina - Lesaka - Goizueta, 1987.</text:p>
            <text:p><text:s text:c="23"/>Luis Peña Basurto. Reconstrucción y catalogación de los crómlech existentes en Guipúzcoa y sus zonas fronterizas en Navarra. En Munibe XII, 1960.</text:p>
          </table:table-cell>
          <table:table-cell table:style-name="ce1"/>
          <table:table-cell office:value-type="string" table:style-name="ce1">
            <text:p>Lesaca - Aranaz - Vera</text:p>
          </table:table-cell>
          <table:table-cell office:value-type="string" table:style-name="ce1">
            <text:p>Croquis</text:p>
          </table:table-cell>
          <table:table-cell office:value-type="string" table:style-name="ce1">
            <text:p>0362_DIB_390.pdf</text:p>
          </table:table-cell>
          <table:table-cell office:value-type="string" table:style-name="ce1">
            <text:p>Mapa</text:p>
          </table:table-cell>
          <table:table-cell office:value-type="string" table:style-name="ce1">
            <text:p>0356_MAP_412.pdf</text:p>
          </table:table-cell>
          <table:table-cell office:value-type="string" table:style-name="ce1">
            <text:p>Descripción Agina San Anton</text:p>
          </table:table-cell>
          <table:table-cell office:value-type="string" table:style-name="ce1">
            <text:p>0359_TEX_415.pdf</text:p>
          </table:table-cell>
          <table:table-cell office:value-type="string" table:style-name="ce1">
            <text:p>Hoja cartográfica 65-6</text:p>
          </table:table-cell>
          <table:table-cell office:value-type="string" table:style-name="ce1">
            <text:p>0359_MAP_416.pdf</text:p>
          </table:table-cell>
          <table:table-cell office:value-type="string" table:style-name="ce1">
            <text:p>Localización</text:p>
          </table:table-cell>
          <table:table-cell office:value-type="string" table:style-name="ce1">
            <text:p>0378_MAP_422.pdf</text:p>
          </table:table-cell>
          <table:table-cell table:number-columns-repeated="16355" table:style-name="ce1"/>
        </table:table-row>
        <table:table-row table:style-name="ro1">
          <table:table-cell office:value-type="float" office:value="363" table:style-name="ce1">
            <text:p>363</text:p>
          </table:table-cell>
          <table:table-cell office:value-type="string" table:style-name="ce1">
            <text:p>AGINA-III <text:s/>(estación)</text:p>
          </table:table-cell>
          <table:table-cell office:value-type="float" office:value="5" table:style-name="ce1">
            <text:p>5</text:p>
          </table:table-cell>
          <table:table-cell office:value-type="string" table:style-name="ce1">
            <text:p>Crómlech</text:p>
          </table:table-cell>
          <table:table-cell office:value-type="string" table:style-name="ce1">
            <text:p>Lesaka</text:p>
          </table:table-cell>
          <table:table-cell office:value-type="string" table:style-name="ce1">
            <text:p>En casco donde se erige el monumento al P. Donosti</text:p>
          </table:table-cell>
          <table:table-cell office:value-type="string" table:style-name="ce1">
            <text:p>Lesaka</text:p>
            <text:p>Hoja cartográfica nº 65-6</text:p>
          </table:table-cell>
          <table:table-cell table:style-name="ce1"/>
          <table:table-cell office:value-type="float" office:value="600635" table:style-name="ce1">
            <text:p>600635</text:p>
          </table:table-cell>
          <table:table-cell office:value-type="float" office:value="4790680" table:style-name="ce1">
            <text:p>4790680</text:p>
          </table:table-cell>
          <table:table-cell office:value-type="float" office:value="555" table:style-name="ce1">
            <text:p>555</text:p>
          </table:table-cell>
          <table:table-cell office:value-type="string" table:style-name="ce2">
            <text:p>43.2622121090846,-1.76006164930602</text:p>
          </table:table-cell>
          <table:table-cell office:value-type="date" office:date-value="1905-05-10T00:00:00" table:style-name="ce3">
            <text:p>miércoles, mayo 10, 1905</text:p>
          </table:table-cell>
          <table:table-cell office:value-type="string" table:style-name="ce1">
            <text:p>N.M.Sansisenea</text:p>
          </table:table-cell>
          <table:table-cell office:value-type="string" table:style-name="ce1">
            <text:p>Se trata de un conjunto de 3 crómlech.</text:p>
            <text:p>Crómlech nº 1: 13 testigos con forma de bloques granito del terrenoque apenas sobresalen del terreno. Diámetro NS 2,8 m. y EW 3,2 m.</text:p>
            <text:p>Crómlech nº 2: 7 testigos con forma de bloques granito del terreno. Destaca uno de 0,7 m. y los demás a ras de suelo. <text:s/>Diámetro: 3,1 m.</text:p>
            <text:p>Crómlech nº 3: 8 testigos con forma de bloques granito del terreno. Apenas sobrealen del suelo. Diámetro: 4,1 m.</text:p>
            <text:p>Estructura nº 4: Probablemente erigida en 1957, cuando se construyó el monumento al P.Donosti, según proyecto de L.Vallet y J.Oteiza. Por sus proporciones entre 18 y 20 metros de diámetro y por su disposición y el tamaño de la mayor parte de los testigos que lo componen, no parece tener carácte prehistórico-pirenáico.</text:p>
          </table:table-cell>
          <table:table-cell office:value-type="string" table:style-name="ce1">
            <text:p>No se conoce</text:p>
          </table:table-cell>
          <table:table-cell office:value-type="string" table:style-name="ce1">
            <text:p>Bibliografía:<text:s/></text:p>
            <text:p>J.M.Sansinenea y L.Rodríguez, 1957.</text:p>
            <text:p>L.Valleta y J.Oteiza, 1957.</text:p>
            <text:p>J.M.Barandiaran. Monumentos megalíticos en la Loma de Agina (Lesaka). Munibe IX, 1957.</text:p>
            <text:p>Luis Del Barrio. Catálogo de la estación de Agina - Lesaka - Goizueta, 1987.</text:p>
            <text:p>Luis Peña Basurto. Reconstrucción y catalogación de los crómlech existentes en Guipúzcoa y sus zonas fronterizas en Navarra. En Munibe XII, 1960.</text:p>
            <text:p>J.Elósegui y J.Pérez, 1981.</text:p>
          </table:table-cell>
          <table:table-cell table:style-name="ce1"/>
          <table:table-cell office:value-type="string" table:style-name="ce1">
            <text:p>Lesaca - Aranaz - Vera</text:p>
          </table:table-cell>
          <table:table-cell office:value-type="string" table:style-name="ce1">
            <text:p>Croquis</text:p>
          </table:table-cell>
          <table:table-cell office:value-type="string" table:style-name="ce1">
            <text:p>0363_DIB_391.pdf</text:p>
          </table:table-cell>
          <table:table-cell office:value-type="string" table:style-name="ce1">
            <text:p>Mapa</text:p>
          </table:table-cell>
          <table:table-cell office:value-type="string" table:style-name="ce1">
            <text:p>0356_MAP_412.pdf</text:p>
          </table:table-cell>
          <table:table-cell office:value-type="string" table:style-name="ce1">
            <text:p>Descripción Agina San Anton</text:p>
          </table:table-cell>
          <table:table-cell office:value-type="string" table:style-name="ce1">
            <text:p>0359_TEX_415.pdf</text:p>
          </table:table-cell>
          <table:table-cell office:value-type="string" table:style-name="ce1">
            <text:p>Hoja cartográfica 65-6</text:p>
          </table:table-cell>
          <table:table-cell office:value-type="string" table:style-name="ce1">
            <text:p>0359_MAP_416.pdf</text:p>
          </table:table-cell>
          <table:table-cell office:value-type="string" table:style-name="ce1">
            <text:p>Localización</text:p>
          </table:table-cell>
          <table:table-cell office:value-type="string" table:style-name="ce1">
            <text:p>0378_MAP_422.pdf</text:p>
          </table:table-cell>
          <table:table-cell table:number-columns-repeated="16355" table:style-name="ce1"/>
        </table:table-row>
        <table:table-row table:style-name="ro1">
          <table:table-cell office:value-type="float" office:value="364" table:style-name="ce1">
            <text:p>364</text:p>
          </table:table-cell>
          <table:table-cell office:value-type="string" table:style-name="ce1">
            <text:p>AGINA-IV</text:p>
          </table:table-cell>
          <table:table-cell office:value-type="float" office:value="5" table:style-name="ce1">
            <text:p>5</text:p>
          </table:table-cell>
          <table:table-cell office:value-type="string" table:style-name="ce1">
            <text:p>Crómlech y túmulo</text:p>
          </table:table-cell>
          <table:table-cell office:value-type="string" table:style-name="ce1">
            <text:p>Lesaka</text:p>
          </table:table-cell>
          <table:table-cell office:value-type="string" table:style-name="ce1">
            <text:p>A 280 m. al N (tachado y escrito a lápiz: SUR) sur del monumento al P. Donosti (izda de pista)</text:p>
          </table:table-cell>
          <table:table-cell office:value-type="string" table:style-name="ce1">
            <text:p>Lesaka</text:p>
            <text:p>Hoja cartográfica nº 65-6</text:p>
          </table:table-cell>
          <table:table-cell table:style-name="ce1"/>
          <table:table-cell office:value-type="float" office:value="600610" table:style-name="ce1">
            <text:p>600610</text:p>
          </table:table-cell>
          <table:table-cell office:value-type="float" office:value="4790460" table:style-name="ce1">
            <text:p>4790460</text:p>
          </table:table-cell>
          <table:table-cell office:value-type="float" office:value="543" table:style-name="ce1">
            <text:p>543</text:p>
          </table:table-cell>
          <table:table-cell office:value-type="string" table:style-name="ce2">
            <text:p>43.2602348825617,-1.76040979501806</text:p>
          </table:table-cell>
          <table:table-cell office:value-type="date" office:date-value="1954-03-03T00:00:00" table:style-name="ce3">
            <text:p>miércoles, marzo 03, 1954</text:p>
          </table:table-cell>
          <table:table-cell office:value-type="string" table:style-name="ce1">
            <text:p>J.M. Barandiaran y A.Leibar (túmulo). 1958-02-22 J.M. Barandiaran y M. Laborde (crómlech)</text:p>
          </table:table-cell>
          <table:table-cell office:value-type="string" table:style-name="ce1">
            <text:p>Túmullo: 16 m. de diámetro y 1,8 m de altura, formado por pequeños bloques de granito y tierra. En el sector noroccidental se aprecian dos depresiones de 3,5 m. por 2 m. y 3 m. por 2,5 m. por 0,25 m. de profundidad.</text:p>
            <text:p>Crómlech: Formado por 6 testigos de los que destacan 4 de 0,25 m. y 0,1 m.; el resto a nivel del terreno. Carece de testigos en el arco oriental. Diámetro estimado: 6,5 m.</text:p>
          </table:table-cell>
          <table:table-cell office:value-type="string" table:style-name="ce1">
            <text:p>No se conoce</text:p>
          </table:table-cell>
          <table:table-cell office:value-type="string" table:style-name="ce1">
            <text:p>En su publicación, J.Elósegui denominó a este yacimiento como Agina - Domiko.</text:p>
            <text:p/>
            <text:p>Bibliografía:<text:s/></text:p>
            <text:p>Jesús Elósegui, 1956.</text:p>
            <text:p>J.M.Barandiaran. Monumentos megalíticos en la Loma de Agina (Lesaka). Munibe IX, 1957.</text:p>
            <text:p>Luis Del Barrio. Catálogo de la estación de Agina - Lesaka - Goizueta, 1987.</text:p>
          </table:table-cell>
          <table:table-cell table:style-name="ce1"/>
          <table:table-cell office:value-type="string" table:style-name="ce1">
            <text:p>Lesaca - Aranaz - Vera</text:p>
          </table:table-cell>
          <table:table-cell office:value-type="string" table:style-name="ce1">
            <text:p>Croquis</text:p>
          </table:table-cell>
          <table:table-cell office:value-type="string" table:style-name="ce1">
            <text:p>0364_DIB_392.pdf</text:p>
          </table:table-cell>
          <table:table-cell office:value-type="string" table:style-name="ce1">
            <text:p>Mapa</text:p>
          </table:table-cell>
          <table:table-cell office:value-type="string" table:style-name="ce1">
            <text:p>0356_MAP_412.pdf</text:p>
          </table:table-cell>
          <table:table-cell office:value-type="string" table:style-name="ce1">
            <text:p>Descripción Agina San Anton</text:p>
          </table:table-cell>
          <table:table-cell office:value-type="string" table:style-name="ce1">
            <text:p>0359_TEX_415.pdf</text:p>
          </table:table-cell>
          <table:table-cell office:value-type="string" table:style-name="ce1">
            <text:p>Hoja cartográfica 65-6</text:p>
          </table:table-cell>
          <table:table-cell office:value-type="string" table:style-name="ce1">
            <text:p>0359_MAP_416.pdf</text:p>
          </table:table-cell>
          <table:table-cell office:value-type="string" table:style-name="ce1">
            <text:p>Localización</text:p>
          </table:table-cell>
          <table:table-cell office:value-type="string" table:style-name="ce1">
            <text:p>0378_MAP_422.pdf</text:p>
          </table:table-cell>
          <table:table-cell table:number-columns-repeated="16355" table:style-name="ce1"/>
        </table:table-row>
        <table:table-row table:style-name="ro1">
          <table:table-cell office:value-type="float" office:value="365" table:style-name="ce1">
            <text:p>365</text:p>
          </table:table-cell>
          <table:table-cell office:value-type="string" table:style-name="ce1">
            <text:p>GAZTARRITA - I <text:s text:c="4"/>(GAZTARRIETA)</text:p>
          </table:table-cell>
          <table:table-cell office:value-type="float" office:value="5" table:style-name="ce1">
            <text:p>5</text:p>
          </table:table-cell>
          <table:table-cell office:value-type="string" table:style-name="ce1">
            <text:p>Crómlech</text:p>
          </table:table-cell>
          <table:table-cell office:value-type="string" table:style-name="ce1">
            <text:p>Goizueta (Finca de Artikutza)</text:p>
          </table:table-cell>
          <table:table-cell office:value-type="string" table:style-name="ce1">
            <text:p>En la loma SE de la cota de su nombre</text:p>
          </table:table-cell>
          <table:table-cell office:value-type="string" table:style-name="ce1">
            <text:p>Lesaka</text:p>
            <text:p>Hoja cartográfica nº 65-9</text:p>
          </table:table-cell>
          <table:table-cell table:style-name="ce1"/>
          <table:table-cell office:value-type="float" office:value="598740" table:style-name="ce1">
            <text:p>598740</text:p>
          </table:table-cell>
          <table:table-cell office:value-type="float" office:value="4788550" table:style-name="ce1">
            <text:p>4788550</text:p>
          </table:table-cell>
          <table:table-cell office:value-type="float" office:value="765" table:style-name="ce1">
            <text:p>765</text:p>
          </table:table-cell>
          <table:table-cell office:value-type="string" table:style-name="ce2">
            <text:p>43.2432871275993,-1.78378670150208</text:p>
          </table:table-cell>
          <table:table-cell office:value-type="date" office:date-value="1984-05-05T00:00:00" table:style-name="ce3">
            <text:p>sábado, mayo 05, 1984</text:p>
          </table:table-cell>
          <table:table-cell office:value-type="string" table:style-name="ce1">
            <text:p>I.Arbelaiz, L.Del Barrio, Txomin Ugalde y A. Uriz</text:p>
          </table:table-cell>
          <table:table-cell office:value-type="string" table:style-name="ce1">
            <text:p>Crómlech tumular de 5,7 m. de diámetro y 0,45 m. de altura en el centro. Totalmente cubierto de brezo y vegetación, por lo que no se distinguen a simple vista los testigos que lo componen. Se aprecian algunos bloques en su interior. Granito del terreno.</text:p>
          </table:table-cell>
          <table:table-cell office:value-type="string" table:style-name="ce1">
            <text:p>No se conoce</text:p>
          </table:table-cell>
          <table:table-cell office:value-type="string" table:style-name="ce1">
            <text:p>Bibliografía:<text:s/></text:p>
            <text:p>Luis Del Barrio. Catálogo de la estación de Agina - Lesaka - Goizueta, 1987.</text:p>
          </table:table-cell>
          <table:table-cell table:style-name="ce1"/>
          <table:table-cell office:value-type="string" table:style-name="ce1">
            <text:p>Lesaca - Aranaz - Vera</text:p>
          </table:table-cell>
          <table:table-cell office:value-type="string" table:style-name="ce1">
            <text:p>Croquis</text:p>
          </table:table-cell>
          <table:table-cell office:value-type="string" table:style-name="ce1">
            <text:p>0365_DIB_393.pdf</text:p>
          </table:table-cell>
          <table:table-cell office:value-type="string" table:style-name="ce1">
            <text:p>Geología</text:p>
          </table:table-cell>
          <table:table-cell office:value-type="string" table:style-name="ce1">
            <text:p>0356_TEX_411.pdf</text:p>
          </table:table-cell>
          <table:table-cell office:value-type="string" table:style-name="ce1">
            <text:p>Mapa</text:p>
          </table:table-cell>
          <table:table-cell office:value-type="string" table:style-name="ce1">
            <text:p>0356_MAP_412.pdf</text:p>
          </table:table-cell>
          <table:table-cell office:value-type="string" table:style-name="ce1">
            <text:p>Hoja cartográfica nº 65-9</text:p>
          </table:table-cell>
          <table:table-cell office:value-type="string" table:style-name="ce1">
            <text:p>0358_MAP_417.pdf</text:p>
          </table:table-cell>
          <table:table-cell office:value-type="string" table:style-name="ce1">
            <text:p>Localización</text:p>
          </table:table-cell>
          <table:table-cell office:value-type="string" table:style-name="ce1">
            <text:p>0378_MAP_422.pdf</text:p>
          </table:table-cell>
          <table:table-cell table:number-columns-repeated="16355" table:style-name="ce1"/>
        </table:table-row>
        <table:table-row table:style-name="ro1">
          <table:table-cell office:value-type="float" office:value="366" table:style-name="ce1">
            <text:p>366</text:p>
          </table:table-cell>
          <table:table-cell office:value-type="string" table:style-name="ce1">
            <text:p>GAZTARRITA - II <text:s text:c="4"/>(GAZTARRIETA)</text:p>
          </table:table-cell>
          <table:table-cell office:value-type="float" office:value="5" table:style-name="ce1">
            <text:p>5</text:p>
          </table:table-cell>
          <table:table-cell office:value-type="string" table:style-name="ce1">
            <text:p>Crómlech</text:p>
          </table:table-cell>
          <table:table-cell office:value-type="string" table:style-name="ce1">
            <text:p>Goizueta (Finca de Artikutza)</text:p>
          </table:table-cell>
          <table:table-cell office:value-type="string" table:style-name="ce1">
            <text:p>En la loma SE de la cota de su nombre, a 110 m. al NW del I</text:p>
          </table:table-cell>
          <table:table-cell office:value-type="string" table:style-name="ce1">
            <text:p>Lesaka</text:p>
            <text:p>Hoja cartográfica nº 65-9</text:p>
          </table:table-cell>
          <table:table-cell table:style-name="ce1"/>
          <table:table-cell office:value-type="float" office:value="598820" table:style-name="ce1">
            <text:p>598820</text:p>
          </table:table-cell>
          <table:table-cell office:value-type="float" office:value="4788465" table:style-name="ce1">
            <text:p>4788465</text:p>
          </table:table-cell>
          <table:table-cell office:value-type="float" office:value="755" table:style-name="ce1">
            <text:p>755</text:p>
          </table:table-cell>
          <table:table-cell office:value-type="string" table:style-name="ce2">
            <text:p>43.2425114210021,-1.78281676958935</text:p>
          </table:table-cell>
          <table:table-cell office:value-type="date" office:date-value="1984-05-05T00:00:00" table:style-name="ce3">
            <text:p>sábado, mayo 05, 1984</text:p>
          </table:table-cell>
          <table:table-cell office:value-type="string" table:style-name="ce1">
            <text:p>I.Arbelaiz, L.Del Barrio, Txomin Ugalde y A. Uriz</text:p>
          </table:table-cell>
          <table:table-cell office:value-type="string" table:style-name="ce1">
            <text:p>Crómlech tumular de 6 testigos de bloques de granito del terreno; con alturas ntre 0,9 m. y 0,35 m. Se encuentra cubierto en su mayor parte de brezo y vegetación. El diámetro NS es de 7,6 m. y el EW es de 7,8 m.</text:p>
          </table:table-cell>
          <table:table-cell office:value-type="string" table:style-name="ce1">
            <text:p>No se conoce</text:p>
          </table:table-cell>
          <table:table-cell office:value-type="string" table:style-name="ce1">
            <text:p>Bibliografía:<text:s/></text:p>
            <text:p>Luis Del Barrio. Catálogo de la estación de Agina - Lesaka - Goizueta, 1987.</text:p>
          </table:table-cell>
          <table:table-cell table:style-name="ce1"/>
          <table:table-cell office:value-type="string" table:style-name="ce1">
            <text:p>Lesaca - Aranaz - Vera</text:p>
          </table:table-cell>
          <table:table-cell office:value-type="string" table:style-name="ce1">
            <text:p>Croquis</text:p>
          </table:table-cell>
          <table:table-cell office:value-type="string" table:style-name="ce1">
            <text:p>0366_DIB_394.pdf</text:p>
          </table:table-cell>
          <table:table-cell office:value-type="string" table:style-name="ce1">
            <text:p>Geología</text:p>
          </table:table-cell>
          <table:table-cell office:value-type="string" table:style-name="ce1">
            <text:p>0356_TEX_411.pdf</text:p>
          </table:table-cell>
          <table:table-cell office:value-type="string" table:style-name="ce1">
            <text:p>Mapa</text:p>
          </table:table-cell>
          <table:table-cell office:value-type="string" table:style-name="ce1">
            <text:p>0356_MAP_412.pdf</text:p>
          </table:table-cell>
          <table:table-cell office:value-type="string" table:style-name="ce1">
            <text:p>Hoja cartográfica nº 65-9</text:p>
          </table:table-cell>
          <table:table-cell office:value-type="string" table:style-name="ce1">
            <text:p>0358_MAP_417.pdf</text:p>
          </table:table-cell>
          <table:table-cell office:value-type="string" table:style-name="ce1">
            <text:p>Localización</text:p>
          </table:table-cell>
          <table:table-cell office:value-type="string" table:style-name="ce1">
            <text:p>0378_MAP_422.pdf</text:p>
          </table:table-cell>
          <table:table-cell table:number-columns-repeated="16355" table:style-name="ce1"/>
        </table:table-row>
        <table:table-row table:style-name="ro1">
          <table:table-cell office:value-type="float" office:value="367" table:style-name="ce1">
            <text:p>367</text:p>
          </table:table-cell>
          <table:table-cell office:value-type="string" table:style-name="ce1">
            <text:p>ELUTXO ARRIA</text:p>
          </table:table-cell>
          <table:table-cell office:value-type="float" office:value="5" table:style-name="ce1">
            <text:p>5</text:p>
          </table:table-cell>
          <table:table-cell office:value-type="string" table:style-name="ce1">
            <text:p>Crómlech</text:p>
          </table:table-cell>
          <table:table-cell office:value-type="string" table:style-name="ce1">
            <text:p>Goizueta (Finca de Artikutza)</text:p>
          </table:table-cell>
          <table:table-cell office:value-type="string" table:style-name="ce1">
            <text:p>En el collado Bidango, a 50 m. del vértice de un pinar</text:p>
          </table:table-cell>
          <table:table-cell office:value-type="string" table:style-name="ce1">
            <text:p>Agina</text:p>
            <text:p>Hoja cartográfica nº 65-9</text:p>
          </table:table-cell>
          <table:table-cell table:style-name="ce1"/>
          <table:table-cell office:value-type="float" office:value="599125" table:style-name="ce1">
            <text:p>599125</text:p>
          </table:table-cell>
          <table:table-cell office:value-type="float" office:value="4787885" table:style-name="ce1">
            <text:p>4787885</text:p>
          </table:table-cell>
          <table:table-cell office:value-type="float" office:value="754" table:style-name="ce1">
            <text:p>754</text:p>
          </table:table-cell>
          <table:table-cell office:value-type="string" table:style-name="ce2">
            <text:p>43.2372498460885,-1.77916513845192</text:p>
          </table:table-cell>
          <table:table-cell office:value-type="date" office:date-value="2434-03-03T00:00:00" table:style-name="ce3">
            <text:p>viernes, marzo 03, 2434</text:p>
          </table:table-cell>
          <table:table-cell office:value-type="string" table:style-name="ce1">
            <text:p>Luis Peña Basurto</text:p>
          </table:table-cell>
          <table:table-cell office:value-type="string" table:style-name="ce1">
            <text:p>22 testigos, 20 de ellos hincados y 2 caídos (uno sobre el túmulo y otro al exterior), destacando 9 con alturas entre 0,55 y 0,15 m. Granito, cuarzo y pizarras del terreno. Cubierto totalmente por matorrales de brezo. Tiene forma circular, cuyo diámetro es de 6,2 m. y la altura en el centro es de 0,65 m.</text:p>
          </table:table-cell>
          <table:table-cell office:value-type="string" table:style-name="ce1">
            <text:p>No se conoce</text:p>
          </table:table-cell>
          <table:table-cell office:value-type="string" table:style-name="ce1">
            <text:p>Luis Del Barrio aclara que el yacimiento se denomina y conoce como Elutxo Arria o Elutxoko Korralia desde el momento en que se dio a conocer. Pero que el lugar se encuentra ubicado a 800 m. al E en el mismo cordal, al otro lado del barranco que forma el espolón meridional de Bidango.</text:p>
            <text:p>Por nuestra parte, observamos alguna diferencia en las reseñas de Luis Peña y Luis Del Barrio: diferencia pequeña en cuanto a la ubicación, pero no así en el número de testigos.</text:p>
            <text:p/>
            <text:p>Bibliografía:<text:s/></text:p>
            <text:p>Luis Del Barrio. Catálogo de la estación de Agina - Lesaka - Goizueta, 1984.</text:p>
            <text:p>Munibe 1960. Cuadernos 2 y 3.</text:p>
          </table:table-cell>
          <table:table-cell table:style-name="ce1"/>
          <table:table-cell office:value-type="string" table:style-name="ce1">
            <text:p>Lesaca - Aranaz - Vera</text:p>
          </table:table-cell>
          <table:table-cell office:value-type="string" table:style-name="ce1">
            <text:p>Croquis</text:p>
          </table:table-cell>
          <table:table-cell office:value-type="string" table:style-name="ce1">
            <text:p>0367_DIB_395.pdf</text:p>
          </table:table-cell>
          <table:table-cell office:value-type="string" table:style-name="ce1">
            <text:p>Geología</text:p>
          </table:table-cell>
          <table:table-cell office:value-type="string" table:style-name="ce1">
            <text:p>0356_TEX_411.pdf</text:p>
          </table:table-cell>
          <table:table-cell office:value-type="string" table:style-name="ce1">
            <text:p>Mapa general</text:p>
          </table:table-cell>
          <table:table-cell office:value-type="string" table:style-name="ce1">
            <text:p>0356_MAP_412.pdf</text:p>
          </table:table-cell>
          <table:table-cell office:value-type="string" table:style-name="ce1">
            <text:p>Mapa cartográfico</text:p>
          </table:table-cell>
          <table:table-cell office:value-type="string" table:style-name="ce1">
            <text:p>0358_MAP_417.pdf</text:p>
          </table:table-cell>
          <table:table-cell office:value-type="string" table:style-name="ce1">
            <text:p>Localización</text:p>
          </table:table-cell>
          <table:table-cell office:value-type="string" table:style-name="ce1">
            <text:p>0378_MAP_422.pdf</text:p>
          </table:table-cell>
          <table:table-cell table:number-columns-repeated="16355" table:style-name="ce1"/>
        </table:table-row>
        <table:table-row table:style-name="ro1">
          <table:table-cell office:value-type="float" office:value="368" table:style-name="ce1">
            <text:p>368</text:p>
          </table:table-cell>
          <table:table-cell office:value-type="string" table:style-name="ce1">
            <text:p>BIDANGO GAINA</text:p>
          </table:table-cell>
          <table:table-cell office:value-type="float" office:value="5" table:style-name="ce1">
            <text:p>5</text:p>
          </table:table-cell>
          <table:table-cell office:value-type="string" table:style-name="ce1">
            <text:p>Crómlech</text:p>
          </table:table-cell>
          <table:table-cell office:value-type="string" table:style-name="ce1">
            <text:p>Lesaka - Goizueta</text:p>
          </table:table-cell>
          <table:table-cell office:value-type="string" table:style-name="ce1">
            <text:p>Junto al puesto de caza nº 68, en lo alto de la cota</text:p>
          </table:table-cell>
          <table:table-cell office:value-type="string" table:style-name="ce1">
            <text:p>Lesaka</text:p>
            <text:p>Hoja cartográfica nº 65-9</text:p>
          </table:table-cell>
          <table:table-cell table:style-name="ce1"/>
          <table:table-cell office:value-type="float" office:value="599310" table:style-name="ce1">
            <text:p>599310</text:p>
          </table:table-cell>
          <table:table-cell office:value-type="float" office:value="4788170" table:style-name="ce1">
            <text:p>4788170</text:p>
          </table:table-cell>
          <table:table-cell office:value-type="float" office:value="781" table:style-name="ce1">
            <text:p>781</text:p>
          </table:table-cell>
          <table:table-cell office:value-type="string" table:style-name="ce2">
            <text:p>43.2397912675282,-1.77683583683418</text:p>
          </table:table-cell>
          <table:table-cell office:value-type="date" office:date-value="2441-01-06T00:00:00" table:style-name="ce3">
            <text:p>domingo, enero 06, 2441</text:p>
          </table:table-cell>
          <table:table-cell office:value-type="string" table:style-name="ce1">
            <text:p>A.Leibar</text:p>
          </table:table-cell>
          <table:table-cell office:value-type="string" table:style-name="ce1">
            <text:p>Crómlech tumular (rebajado) de 4,5 m. de diámetro. Formado por pequeños y numerosos bloques (probablemente debido a los destrozos del yacimiento por el camino y las rodadas de los vehículos todoterreno que pasan por encima del mismo) que apenas destacan del terreno. Hay un gran bloque de cuarcita con forma triangular, situado en el arco meridional, que mide 1,5 m. de alto, entre 1,5 y 0,25 m. de ancho y entre 0,25 y 0,35 m. de grueso. En la cara septentrional, en la parte interior del recinto, tiene grabado el "báculo" de la antigua colegiata de Roncesvalles.</text:p>
            <text:p>Materiales: cuarcitas, granitos y pizarras del terreno.</text:p>
          </table:table-cell>
          <table:table-cell office:value-type="string" table:style-name="ce1">
            <text:p>No se conoce</text:p>
          </table:table-cell>
          <table:table-cell office:value-type="string" table:style-name="ce1">
            <text:p>Bibliografía:<text:s/></text:p>
            <text:p>A.Leibar 1976/1977.</text:p>
            <text:p>Luis Del Barrio. Catálogo de la estación de Agina - Lesaka - Goizueta, 1984.</text:p>
          </table:table-cell>
          <table:table-cell table:style-name="ce1"/>
          <table:table-cell office:value-type="string" table:style-name="ce1">
            <text:p>Lesaca - Aranaz - Vera</text:p>
          </table:table-cell>
          <table:table-cell office:value-type="string" table:style-name="ce1">
            <text:p>Croquis</text:p>
          </table:table-cell>
          <table:table-cell office:value-type="string" table:style-name="ce1">
            <text:p>0368_DIB_396.pdf</text:p>
          </table:table-cell>
          <table:table-cell office:value-type="string" table:style-name="ce1">
            <text:p>Geología</text:p>
          </table:table-cell>
          <table:table-cell office:value-type="string" table:style-name="ce1">
            <text:p>0356_TEX_411.pdf</text:p>
          </table:table-cell>
          <table:table-cell office:value-type="string" table:style-name="ce1">
            <text:p>Mapa</text:p>
          </table:table-cell>
          <table:table-cell office:value-type="string" table:style-name="ce1">
            <text:p>0356_MAP_412.pdf</text:p>
          </table:table-cell>
          <table:table-cell office:value-type="string" table:style-name="ce1">
            <text:p>Hoja cartográfica nº 65-9</text:p>
          </table:table-cell>
          <table:table-cell office:value-type="string" table:style-name="ce1">
            <text:p>0358_MAP_417.pdf</text:p>
          </table:table-cell>
          <table:table-cell office:value-type="string" table:style-name="ce1">
            <text:p>Localización</text:p>
          </table:table-cell>
          <table:table-cell office:value-type="string" table:style-name="ce1">
            <text:p>0378_MAP_422.pdf</text:p>
          </table:table-cell>
          <table:table-cell table:number-columns-repeated="16355" table:style-name="ce1"/>
        </table:table-row>
        <table:table-row table:style-name="ro1">
          <table:table-cell office:value-type="float" office:value="369" table:style-name="ce1">
            <text:p>369</text:p>
          </table:table-cell>
          <table:table-cell office:value-type="string" table:style-name="ce1">
            <text:p>BURNAIZTIETAKO LEPOA</text:p>
          </table:table-cell>
          <table:table-cell office:value-type="float" office:value="1" table:style-name="ce1">
            <text:p>1</text:p>
          </table:table-cell>
          <table:table-cell office:value-type="string" table:style-name="ce1">
            <text:p>Crómlech</text:p>
          </table:table-cell>
          <table:table-cell office:value-type="string" table:style-name="ce1">
            <text:p>Goizueta (finca de Artikutza)</text:p>
          </table:table-cell>
          <table:table-cell office:value-type="string" table:style-name="ce1">
            <text:p>En el collado de su nombre</text:p>
          </table:table-cell>
          <table:table-cell office:value-type="string" table:style-name="ce1">
            <text:p>Lesaka</text:p>
            <text:p>Hoja cartográfica nº 65-9</text:p>
          </table:table-cell>
          <table:table-cell table:style-name="ce1"/>
          <table:table-cell office:value-type="float" office:value="598805" table:style-name="ce1">
            <text:p>598805</text:p>
          </table:table-cell>
          <table:table-cell office:value-type="float" office:value="4788440" table:style-name="ce1">
            <text:p>4788440</text:p>
          </table:table-cell>
          <table:table-cell office:value-type="float" office:value="748" table:style-name="ce1">
            <text:p>748</text:p>
          </table:table-cell>
          <table:table-cell office:value-type="string" table:style-name="ce2">
            <text:p>43.242288319694,-1.7830059668877</text:p>
          </table:table-cell>
          <table:table-cell office:value-type="date" office:date-value="1984-05-14T00:00:00" table:style-name="ce3">
            <text:p>lunes, mayo 14, 1984</text:p>
          </table:table-cell>
          <table:table-cell office:value-type="string" table:style-name="ce1">
            <text:p>Luis Del Barrio y A.Uriz</text:p>
          </table:table-cell>
          <table:table-cell office:value-type="string" table:style-name="ce1">
            <text:p>Se trata de dos crómlech:</text:p>
            <text:p>Crómlech nº 1: <text:s/>10 testigos con forma de bloque de granito del terreno; destacando dos de ellos con alturas entre 0,35 y 0,1 m. y el resto a nivel del terreno. El arco meridional parece seccionado, en parte por el sendero <text:s/>que discurre por el lugar en dirección EW. Tiene un diámetro de 4 m.</text:p>
            <text:p>Crómlech nº 2: <text:s/>8 testigos con forma de bloque; destacando 4 de ellos con alturas entre 0,45 y 0,1 m. y el resto a nivel del terreno. El arco meridional parece seccionado, en parte por el sendero <text:s/>que discurre por el lugar en dirección EW. Tiene un diámetro de 4,5 m.</text:p>
          </table:table-cell>
          <table:table-cell office:value-type="string" table:style-name="ce1">
            <text:p>No se conoce</text:p>
          </table:table-cell>
          <table:table-cell office:value-type="string" table:style-name="ce1">
            <text:p>Bibliografía:<text:s/></text:p>
            <text:p>Luis Del Barrio. Catálogo de la estación de Agina - Lesaka - Goizueta, 1987.</text:p>
          </table:table-cell>
          <table:table-cell table:style-name="ce1"/>
          <table:table-cell office:value-type="string" table:style-name="ce1">
            <text:p>Lesaca - Aranaz - Vera</text:p>
          </table:table-cell>
          <table:table-cell office:value-type="string" table:style-name="ce1">
            <text:p>Croquis</text:p>
          </table:table-cell>
          <table:table-cell office:value-type="string" table:style-name="ce1">
            <text:p>0369_DIB_397.pdf</text:p>
          </table:table-cell>
          <table:table-cell office:value-type="string" table:style-name="ce1">
            <text:p>Geología</text:p>
          </table:table-cell>
          <table:table-cell office:value-type="string" table:style-name="ce1">
            <text:p>0356_TEX_411.pdf</text:p>
          </table:table-cell>
          <table:table-cell office:value-type="string" table:style-name="ce1">
            <text:p>Mapa</text:p>
          </table:table-cell>
          <table:table-cell office:value-type="string" table:style-name="ce1">
            <text:p>0356_MAP_412.pdf</text:p>
          </table:table-cell>
          <table:table-cell office:value-type="string" table:style-name="ce1">
            <text:p>Hoja cartográfica nº 65-9</text:p>
          </table:table-cell>
          <table:table-cell office:value-type="string" table:style-name="ce1">
            <text:p>0358_MAP_417.pdf</text:p>
          </table:table-cell>
          <table:table-cell office:value-type="string" table:style-name="ce1">
            <text:p>Localización</text:p>
          </table:table-cell>
          <table:table-cell office:value-type="string" table:style-name="ce1">
            <text:p>0378_MAP_422.pdf</text:p>
          </table:table-cell>
          <table:table-cell table:number-columns-repeated="16355" table:style-name="ce1"/>
        </table:table-row>
        <table:table-row table:style-name="ro1">
          <table:table-cell office:value-type="float" office:value="370" table:style-name="ce1">
            <text:p>370</text:p>
          </table:table-cell>
          <table:table-cell office:value-type="string" table:style-name="ce1">
            <text:p>BURNAIZTEGI</text:p>
          </table:table-cell>
          <table:table-cell office:value-type="float" office:value="5" table:style-name="ce1">
            <text:p>5</text:p>
          </table:table-cell>
          <table:table-cell office:value-type="string" table:style-name="ce1">
            <text:p>Dolmen</text:p>
          </table:table-cell>
          <table:table-cell office:value-type="string" table:style-name="ce1">
            <text:p>Goizueta (finca de Artikutza)</text:p>
          </table:table-cell>
          <table:table-cell office:value-type="string" table:style-name="ce1">
            <text:p>En el espolón de su nombre, a 250 m. del collado</text:p>
          </table:table-cell>
          <table:table-cell office:value-type="string" table:style-name="ce1">
            <text:p>Lesaka</text:p>
            <text:p>Hoja cartográfica nº 65-9</text:p>
          </table:table-cell>
          <table:table-cell table:style-name="ce1"/>
          <table:table-cell office:value-type="float" office:value="598645" table:style-name="ce1">
            <text:p>598645</text:p>
          </table:table-cell>
          <table:table-cell office:value-type="float" office:value="4788240" table:style-name="ce1">
            <text:p>4788240</text:p>
          </table:table-cell>
          <table:table-cell office:value-type="float" office:value="744" table:style-name="ce1">
            <text:p>744</text:p>
          </table:table-cell>
          <table:table-cell office:value-type="string" table:style-name="ce2">
            <text:p>43.2405087302233,-1.78501205730725</text:p>
          </table:table-cell>
          <table:table-cell office:value-type="date" office:date-value="2443-03-16T00:00:00" table:style-name="ce3">
            <text:p>lunes, marzo 16, 2443</text:p>
          </table:table-cell>
          <table:table-cell office:value-type="string" table:style-name="ce1">
            <text:p>Luis Milan San Emeterio</text:p>
          </table:table-cell>
          <table:table-cell office:value-type="string" table:style-name="ce1">
            <text:p>Dolmen deformado y rebajado.</text:p>
            <text:p>Túmulo de 9,7 m. de diámetro de NS y de 8,5 m. de EW. Su altura oscila entre 0,6 y 0,8 m. Depresión central en la que se localiza hincado un bloque de granito con forma de losa, que mide 0,5 m. de largo; 0,15 m. de grueso medio y 0,3 m. de alto. Orientación 155º.</text:p>
          </table:table-cell>
          <table:table-cell office:value-type="string" table:style-name="ce1">
            <text:p>No se conoce</text:p>
          </table:table-cell>
          <table:table-cell office:value-type="string" table:style-name="ce1">
            <text:p>El dolmen se encuentra en condiciones de ruina y con perspectivas de desapracer en próximas talas.</text:p>
            <text:p/>
            <text:p>Bibliografía:<text:s/></text:p>
            <text:p>Luis Del Barrio. Catálogo de la estación de Agina - Lesaka - Goizueta, 1987.</text:p>
          </table:table-cell>
          <table:table-cell table:style-name="ce1"/>
          <table:table-cell office:value-type="string" table:style-name="ce1">
            <text:p>Lesaca - Aranaz - Vera</text:p>
          </table:table-cell>
          <table:table-cell office:value-type="string" table:style-name="ce1">
            <text:p>Croquis</text:p>
          </table:table-cell>
          <table:table-cell office:value-type="string" table:style-name="ce1">
            <text:p>0370_DIB_398.pdf</text:p>
          </table:table-cell>
          <table:table-cell office:value-type="string" table:style-name="ce1">
            <text:p>Geología</text:p>
          </table:table-cell>
          <table:table-cell office:value-type="string" table:style-name="ce1">
            <text:p>0356_TEX_411.pdf</text:p>
          </table:table-cell>
          <table:table-cell office:value-type="string" table:style-name="ce1">
            <text:p>Mapa</text:p>
          </table:table-cell>
          <table:table-cell office:value-type="string" table:style-name="ce1">
            <text:p>0356_MAP_412.pdf</text:p>
          </table:table-cell>
          <table:table-cell office:value-type="string" table:style-name="ce1">
            <text:p>Hoja cartográfica nº 65-9</text:p>
          </table:table-cell>
          <table:table-cell office:value-type="string" table:style-name="ce1">
            <text:p>0358_MAP_417.pdf</text:p>
          </table:table-cell>
          <table:table-cell office:value-type="string" table:style-name="ce1">
            <text:p>Localización</text:p>
          </table:table-cell>
          <table:table-cell office:value-type="string" table:style-name="ce1">
            <text:p>0378_MAP_422.pdf</text:p>
          </table:table-cell>
          <table:table-cell table:number-columns-repeated="16355" table:style-name="ce1"/>
        </table:table-row>
        <table:table-row table:style-name="ro1">
          <table:table-cell office:value-type="float" office:value="371" table:style-name="ce1">
            <text:p>371</text:p>
          </table:table-cell>
          <table:table-cell office:value-type="string" table:style-name="ce1">
            <text:p>EXKAXPE</text:p>
          </table:table-cell>
          <table:table-cell office:value-type="float" office:value="5" table:style-name="ce1">
            <text:p>5</text:p>
          </table:table-cell>
          <table:table-cell office:value-type="string" table:style-name="ce1">
            <text:p>Crómlech</text:p>
          </table:table-cell>
          <table:table-cell office:value-type="string" table:style-name="ce1">
            <text:p>Goizueta</text:p>
          </table:table-cell>
          <table:table-cell office:value-type="string" table:style-name="ce1">
            <text:p>A 325 m. de la Casa Forestal de Excax</text:p>
          </table:table-cell>
          <table:table-cell office:value-type="string" table:style-name="ce1">
            <text:p>Lesaka</text:p>
            <text:p>Hoja cartográfica nº 65-9</text:p>
          </table:table-cell>
          <table:table-cell table:style-name="ce1"/>
          <table:table-cell office:value-type="float" office:value="597310" table:style-name="ce1">
            <text:p>597310</text:p>
          </table:table-cell>
          <table:table-cell office:value-type="float" office:value="4788000" table:style-name="ce1">
            <text:p>4788000</text:p>
          </table:table-cell>
          <table:table-cell office:value-type="float" office:value="630" table:style-name="ce1">
            <text:p>630</text:p>
          </table:table-cell>
          <table:table-cell office:value-type="string" table:style-name="ce2">
            <text:p>43.2385215137069,-1.80149375128733</text:p>
          </table:table-cell>
          <table:table-cell office:value-type="date" office:date-value="1905-05-29T00:00:00" table:style-name="ce3">
            <text:p>lunes, mayo 29, 1905</text:p>
          </table:table-cell>
          <table:table-cell office:value-type="string" table:style-name="ce1">
            <text:p>A.Leibar</text:p>
          </table:table-cell>
          <table:table-cell office:value-type="string" table:style-name="ce1">
            <text:p>Dos crómlech alineados EW y separados 5 m.</text:p>
            <text:p>Crómlech nº 1: <text:s/>Diámetro de 6,2 m. orientación NS y 6 m. orientación EW. Formado por 28 testigos con forma de bloque, de los que destacan 15 con alturas entre 0,5 y 0,1 m., los demás a nivel del terreno o tendidos.</text:p>
            <text:p>Crómlech nº 2: <text:s/>Diámetro de 6 m. orientación NS y 5,7 m. orientación EW. Formado por 30 testigos con forma de bloque, de los que destacan 9 con alturas entre 0,8 y 0,1 m., los demás a nivel del terreno o tendidos. <text:s/>En el interior de la estructura se localizan tendidos tres bloques de mediano tamaño.<text:s/></text:p>
            <text:p>Materiales del conjunto: granitos y cuarcitas del lugar.</text:p>
          </table:table-cell>
          <table:table-cell office:value-type="string" table:style-name="ce1">
            <text:p>No se conoce</text:p>
          </table:table-cell>
          <table:table-cell office:value-type="string" table:style-name="ce1">
            <text:p>Bibliografía:<text:s/></text:p>
            <text:p>A.Leibar 1976 y 1977. Munibe 1989 nº 41.</text:p>
          </table:table-cell>
          <table:table-cell table:style-name="ce1"/>
          <table:table-cell office:value-type="string" table:style-name="ce1">
            <text:p>Lesaca - Aranaz - Vera</text:p>
          </table:table-cell>
          <table:table-cell office:value-type="string" table:style-name="ce1">
            <text:p>Croquis</text:p>
          </table:table-cell>
          <table:table-cell office:value-type="string" table:style-name="ce1">
            <text:p>0371_DIB_399.pdf</text:p>
          </table:table-cell>
          <table:table-cell office:value-type="string" table:style-name="ce1">
            <text:p>Geología</text:p>
          </table:table-cell>
          <table:table-cell office:value-type="string" table:style-name="ce1">
            <text:p>0356_TEX_411.pdf</text:p>
          </table:table-cell>
          <table:table-cell office:value-type="string" table:style-name="ce1">
            <text:p>Mapa</text:p>
          </table:table-cell>
          <table:table-cell office:value-type="string" table:style-name="ce1">
            <text:p>0356_MAP_412.pdf</text:p>
          </table:table-cell>
          <table:table-cell office:value-type="string" table:style-name="ce1">
            <text:p>Hoja cartográfica nº 65-9</text:p>
          </table:table-cell>
          <table:table-cell office:value-type="string" table:style-name="ce1">
            <text:p>0358_MAP_417.pdf</text:p>
          </table:table-cell>
          <table:table-cell office:value-type="string" table:style-name="ce1">
            <text:p>Localización</text:p>
          </table:table-cell>
          <table:table-cell office:value-type="string" table:style-name="ce1">
            <text:p>0378_MAP_422.pdf</text:p>
          </table:table-cell>
          <table:table-cell table:number-columns-repeated="16355" table:style-name="ce1"/>
        </table:table-row>
        <table:table-row table:style-name="ro1">
          <table:table-cell office:value-type="float" office:value="372" table:style-name="ce1">
            <text:p>372</text:p>
          </table:table-cell>
          <table:table-cell office:value-type="string" table:style-name="ce1">
            <text:p>ENOBIETA TXIKIA</text:p>
          </table:table-cell>
          <table:table-cell office:value-type="float" office:value="5" table:style-name="ce1">
            <text:p>5</text:p>
          </table:table-cell>
          <table:table-cell office:value-type="string" table:style-name="ce1">
            <text:p>Crómlech</text:p>
          </table:table-cell>
          <table:table-cell office:value-type="string" table:style-name="ce1">
            <text:p>Lesaka</text:p>
          </table:table-cell>
          <table:table-cell office:value-type="string" table:style-name="ce1">
            <text:p>En el centro del collado de su nombre</text:p>
          </table:table-cell>
          <table:table-cell office:value-type="string" table:style-name="ce1">
            <text:p>Lesaka</text:p>
            <text:p>Hoja cartográfica nº 65-10</text:p>
          </table:table-cell>
          <table:table-cell table:style-name="ce1"/>
          <table:table-cell office:value-type="float" office:value="600340" table:style-name="ce1">
            <text:p>600340</text:p>
          </table:table-cell>
          <table:table-cell office:value-type="float" office:value="4787400" table:style-name="ce1">
            <text:p>4787400</text:p>
          </table:table-cell>
          <table:table-cell office:value-type="float" office:value="645" table:style-name="ce1">
            <text:p>645</text:p>
          </table:table-cell>
          <table:table-cell office:value-type="string" table:style-name="ce2">
            <text:p>43.2327229163639,-1.7642926913351</text:p>
          </table:table-cell>
          <table:table-cell office:value-type="date" office:date-value="1985-02-16T00:00:00" table:style-name="ce3">
            <text:p>sábado, febrero 16, 1985</text:p>
          </table:table-cell>
          <table:table-cell office:value-type="string" table:style-name="ce1">
            <text:p>Luis Del Barrio y A.Uriz</text:p>
          </table:table-cell>
          <table:table-cell office:value-type="string" table:style-name="ce1">
            <text:p>Crómlech de 4,5 m. de Ф, compuesto por 10 testigos con forma de bloque, de los que destacan 4 con alturas en 0,46 y 0,1 m. y el resto a nivel del terreno. En el arco septentrional crece un haya que ha dañado y deformado la estructura.</text:p>
            <text:p>Materiales: pizarras del terreno.</text:p>
          </table:table-cell>
          <table:table-cell table:style-name="ce1"/>
          <table:table-cell office:value-type="string" table:style-name="ce1">
            <text:p>La placa del hito con que ha sido señalado indica el topónimo de Enubieta txikia porque así lo dio el autor.</text:p>
            <text:p/>
            <text:p>Bibliografía:<text:s/></text:p>
            <text:p>Munibe 1989 nº 41.</text:p>
          </table:table-cell>
          <table:table-cell table:style-name="ce1"/>
          <table:table-cell office:value-type="string" table:style-name="ce1">
            <text:p>Lesaca - Aranaz - Vera</text:p>
          </table:table-cell>
          <table:table-cell office:value-type="string" table:style-name="ce1">
            <text:p>Croquis</text:p>
          </table:table-cell>
          <table:table-cell office:value-type="string" table:style-name="ce1">
            <text:p>0372_DIB_400.pdf</text:p>
          </table:table-cell>
          <table:table-cell office:value-type="string" table:style-name="ce1">
            <text:p>Mapa</text:p>
          </table:table-cell>
          <table:table-cell office:value-type="string" table:style-name="ce1">
            <text:p>0356_MAP_412.pdf</text:p>
          </table:table-cell>
          <table:table-cell office:value-type="string" table:style-name="ce1">
            <text:p>Hoja cartográf nº 65-10</text:p>
          </table:table-cell>
          <table:table-cell office:value-type="string" table:style-name="ce1">
            <text:p>0372_MAP_418.pdf</text:p>
          </table:table-cell>
          <table:table-cell office:value-type="string" table:style-name="ce1">
            <text:p>Catálogo 65-10</text:p>
          </table:table-cell>
          <table:table-cell office:value-type="string" table:style-name="ce1">
            <text:p>0372_TEX_419.pdf</text:p>
          </table:table-cell>
          <table:table-cell office:value-type="string" table:style-name="ce1">
            <text:p>Localización</text:p>
          </table:table-cell>
          <table:table-cell office:value-type="string" table:style-name="ce1">
            <text:p>0378_MAP_422.pdf</text:p>
          </table:table-cell>
          <table:table-cell table:number-columns-repeated="16355" table:style-name="ce1"/>
        </table:table-row>
        <table:table-row table:style-name="ro1">
          <table:table-cell office:value-type="float" office:value="373" table:style-name="ce1">
            <text:p>373</text:p>
          </table:table-cell>
          <table:table-cell office:value-type="string" table:style-name="ce1">
            <text:p>PAGOLLETAKO GAÑA</text:p>
          </table:table-cell>
          <table:table-cell office:value-type="float" office:value="5" table:style-name="ce1">
            <text:p>5</text:p>
          </table:table-cell>
          <table:table-cell office:value-type="string" table:style-name="ce1">
            <text:p>Crómlech</text:p>
          </table:table-cell>
          <table:table-cell office:value-type="string" table:style-name="ce1">
            <text:p>Goizueta - Lesaka - Aranaz</text:p>
          </table:table-cell>
          <table:table-cell office:value-type="string" table:style-name="ce1">
            <text:p>En el vértice del límite de los tres términos municipales</text:p>
          </table:table-cell>
          <table:table-cell office:value-type="string" table:style-name="ce1">
            <text:p>Lesaka</text:p>
            <text:p>Hoja cartográfica nº 65-10</text:p>
          </table:table-cell>
          <table:table-cell table:style-name="ce1"/>
          <table:table-cell office:value-type="float" office:value="600735" table:style-name="ce1">
            <text:p>600735</text:p>
          </table:table-cell>
          <table:table-cell office:value-type="float" office:value="4786110" table:style-name="ce1">
            <text:p>4786110</text:p>
          </table:table-cell>
          <table:table-cell office:value-type="float" office:value="685" table:style-name="ce1">
            <text:p>685</text:p>
          </table:table-cell>
          <table:table-cell office:value-type="string" table:style-name="ce2">
            <text:p>43.2210568953129,-1.75966482719253</text:p>
          </table:table-cell>
          <table:table-cell office:value-type="date" office:date-value="1956-12-23T00:00:00" table:style-name="ce3">
            <text:p>domingo, diciembre 23, 1956</text:p>
          </table:table-cell>
          <table:table-cell office:value-type="string" table:style-name="ce1">
            <text:p>J.Elósegui. 2ºy3º en marzo de 1984 por Luis Millan</text:p>
          </table:table-cell>
          <table:table-cell office:value-type="string" table:style-name="ce1">
            <text:p>Crómlech tumular nº 1: <text:s/>de 9,8 m. de Ф y de 0,5 m. de altura al N y de 0,3 m. al W según la <text:s/>disposición del terreno y formado por numerosos bloques tanto en el interior de la estructura como en el perímetro, entre los que destacan 4 con alturas entre 0,76 y 0,1 m., estando el resto a nivel del terreno. Materiales que en su mayor parte son pizarras del terreno, 7 bloques de cuarcita, 1 bloque de granito y uno de arenisca triásica de las inmediaciones.</text:p>
            <text:p>Crómlech tumular nº 2: <text:s/>de 5,4 m. de Ф y altura entre 0,5 m. y 0,2 m., formado por numerosos bloques repartidos por toda la superficie de la estructura. Materiales que en su mayor parte son pizarras y algún granito.</text:p>
            <text:p>Crómlech tumular nº 3: <text:s/>de 9 m. de Ф y de 0,4 m. de altura en el centro y formado por numerosos bloques tanto en el interior de la estructura como en el perímetro, entre los que destacan en el sector SW-NE 10 testigos con alturas entre 0,5 y 0,1 m., estando el resto a nivel del terreno. Materiales que en su mayo parte son pizarras y granitos del terreno.</text:p>
          </table:table-cell>
          <table:table-cell office:value-type="string" table:style-name="ce1">
            <text:p>No se conoce</text:p>
          </table:table-cell>
          <table:table-cell office:value-type="string" table:style-name="ce1">
            <text:p>La placa del hito con que ha sido señalado se grabó el topónimo de Pagolleta Gaña, <text:s/>que es el nombre con el que lo denominó primeramente Luis Del Barrio.<text:s/></text:p>
            <text:p>El crómlech nº1 lo dio a conocer J.Elósegui y lo denominó Biandiz - Izo</text:p>
            <text:p/>
            <text:p>Bibliografía:<text:s/></text:p>
            <text:p>J.Elósegui 1962 Munibe 1989 nº 41.</text:p>
          </table:table-cell>
          <table:table-cell table:style-name="ce1"/>
          <table:table-cell office:value-type="string" table:style-name="ce1">
            <text:p>Lesaca - Aranaz - Vera</text:p>
          </table:table-cell>
          <table:table-cell office:value-type="string" table:style-name="ce1">
            <text:p>Croquis</text:p>
          </table:table-cell>
          <table:table-cell office:value-type="string" table:style-name="ce1">
            <text:p>0373_DIB_401.pdf</text:p>
          </table:table-cell>
          <table:table-cell office:value-type="string" table:style-name="ce1">
            <text:p>Mapa</text:p>
          </table:table-cell>
          <table:table-cell office:value-type="string" table:style-name="ce1">
            <text:p>0378_TEX_410.pdf</text:p>
          </table:table-cell>
          <table:table-cell office:value-type="string" table:style-name="ce1">
            <text:p>Geología</text:p>
          </table:table-cell>
          <table:table-cell office:value-type="string" table:style-name="ce1">
            <text:p>0356_TEX_411.pdf</text:p>
          </table:table-cell>
          <table:table-cell office:value-type="string" table:style-name="ce1">
            <text:p>Mapa</text:p>
          </table:table-cell>
          <table:table-cell office:value-type="string" table:style-name="ce1">
            <text:p>0356_MAP_412.pdf</text:p>
          </table:table-cell>
          <table:table-cell office:value-type="string" table:style-name="ce1">
            <text:p>Descripción P.Aya</text:p>
          </table:table-cell>
          <table:table-cell office:value-type="string" table:style-name="ce1">
            <text:p>0373_TEX_413.pdf</text:p>
          </table:table-cell>
          <table:table-cell office:value-type="string" table:style-name="ce1">
            <text:p>Mapa 65-5</text:p>
          </table:table-cell>
          <table:table-cell office:value-type="string" table:style-name="ce1">
            <text:p>0373_MAP_414.pdf</text:p>
          </table:table-cell>
          <table:table-cell office:value-type="string" table:style-name="ce1">
            <text:p>Hoja cartográf nº 65-10</text:p>
          </table:table-cell>
          <table:table-cell office:value-type="string" table:style-name="ce1">
            <text:p>0372_MAP_418.pdf</text:p>
          </table:table-cell>
          <table:table-cell office:value-type="string" table:style-name="ce1">
            <text:p>Catálogo 65-10</text:p>
          </table:table-cell>
          <table:table-cell office:value-type="string" table:style-name="ce1">
            <text:p>0372_TEX_419.pdf</text:p>
          </table:table-cell>
          <table:table-cell table:number-columns-repeated="16349"/>
        </table:table-row>
        <table:table-row table:style-name="ro1">
          <table:table-cell office:value-type="float" office:value="374" table:style-name="ce1">
            <text:p>374</text:p>
          </table:table-cell>
          <table:table-cell office:value-type="string" table:style-name="ce1">
            <text:p>PAGOLLETA</text:p>
          </table:table-cell>
          <table:table-cell office:value-type="float" office:value="8" table:style-name="ce1">
            <text:p>8</text:p>
          </table:table-cell>
          <table:table-cell office:value-type="string" table:style-name="ce1">
            <text:p>Crómlech</text:p>
          </table:table-cell>
          <table:table-cell office:value-type="string" table:style-name="ce1">
            <text:p>Goizueta</text:p>
          </table:table-cell>
          <table:table-cell office:value-type="string" table:style-name="ce1">
            <text:p>En el collado de su nombre, a 11 m. de la alambrada de Goizueta - Lesaka</text:p>
          </table:table-cell>
          <table:table-cell office:value-type="string" table:style-name="ce1">
            <text:p>Lesaka</text:p>
            <text:p>Hoja cartográfica nº 65-10</text:p>
          </table:table-cell>
          <table:table-cell table:style-name="ce1"/>
          <table:table-cell office:value-type="float" office:value="600440" table:style-name="ce1">
            <text:p>600440</text:p>
          </table:table-cell>
          <table:table-cell office:value-type="float" office:value="4786415" table:style-name="ce1">
            <text:p>4786415</text:p>
          </table:table-cell>
          <table:table-cell office:value-type="float" office:value="650" table:style-name="ce1">
            <text:p>650</text:p>
          </table:table-cell>
          <table:table-cell office:value-type="string" table:style-name="ce2">
            <text:p>43.223842019742,-1.76324077726646</text:p>
          </table:table-cell>
          <table:table-cell office:value-type="date" office:date-value="1905-05-29T00:00:00" table:style-name="ce3">
            <text:p>lunes, mayo 29, 1905</text:p>
          </table:table-cell>
          <table:table-cell office:value-type="string" table:style-name="ce1">
            <text:p>A.Leibar</text:p>
          </table:table-cell>
          <table:table-cell office:value-type="string" table:style-name="ce1">
            <text:p>Crómlech nº 1: <text:s/>de 5,8 m. de Ф y compuesto de 10 testigos, bloques de pqueño tamaño, destacando 6 con alturas entre 0,3 y 0,1 m., estando el resto a nivel del terreno. Materiales: 6 de pizarra y 4 de granito del terreno.<text:s/></text:p>
            <text:p>Crómlech nº 2: <text:s/>de 5,9 m. de Ф, carece de testigos en los acos NE y SW <text:s/>y formado por 4 testigos entre los que destacan 6 con alturas entre 0,3 y 0,15 m., estando el resto a nivel del terreno. Materiales: 1 de pizarra y 3 de granito.</text:p>
          </table:table-cell>
          <table:table-cell office:value-type="string" table:style-name="ce1">
            <text:p>No se conoce</text:p>
          </table:table-cell>
          <table:table-cell office:value-type="string" table:style-name="ce1">
            <text:p>Bibliografía:<text:s/></text:p>
            <text:p>A. Leibar 1976</text:p>
          </table:table-cell>
          <table:table-cell table:style-name="ce1"/>
          <table:table-cell office:value-type="string" table:style-name="ce1">
            <text:p>Lesaca - Aranaz - Vera</text:p>
          </table:table-cell>
          <table:table-cell office:value-type="string" table:style-name="ce1">
            <text:p>Croquis</text:p>
          </table:table-cell>
          <table:table-cell office:value-type="string" table:style-name="ce1">
            <text:p>0374_DIB_402.pdf</text:p>
          </table:table-cell>
          <table:table-cell office:value-type="string" table:style-name="ce1">
            <text:p>Texto</text:p>
          </table:table-cell>
          <table:table-cell office:value-type="string" table:style-name="ce1">
            <text:p>0378_TEX_410.pdf</text:p>
          </table:table-cell>
          <table:table-cell office:value-type="string" table:style-name="ce1">
            <text:p>Geología</text:p>
          </table:table-cell>
          <table:table-cell office:value-type="string" table:style-name="ce1">
            <text:p>0356_TEX_411.pdf</text:p>
          </table:table-cell>
          <table:table-cell office:value-type="string" table:style-name="ce1">
            <text:p>Mapa</text:p>
          </table:table-cell>
          <table:table-cell office:value-type="string" table:style-name="ce1">
            <text:p>0356_MAP_412.pdf</text:p>
          </table:table-cell>
          <table:table-cell office:value-type="string" table:style-name="ce1">
            <text:p>Hoja cartográ nº 65-10</text:p>
          </table:table-cell>
          <table:table-cell office:value-type="string" table:style-name="ce1">
            <text:p>0372_MAP_418.pdf</text:p>
          </table:table-cell>
          <table:table-cell office:value-type="string" table:style-name="ce1">
            <text:p>Catálogo 65-10</text:p>
          </table:table-cell>
          <table:table-cell office:value-type="string" table:style-name="ce1">
            <text:p>0372_TEX_419.pdf</text:p>
          </table:table-cell>
          <table:table-cell office:value-type="string" table:style-name="ce1">
            <text:p>Localización</text:p>
          </table:table-cell>
          <table:table-cell office:value-type="string" table:style-name="ce1">
            <text:p>0378_MAP_422.pdf</text:p>
          </table:table-cell>
          <table:table-cell table:number-columns-repeated="16351" table:style-name="ce1"/>
        </table:table-row>
        <table:table-row table:style-name="ro1">
          <table:table-cell office:value-type="float" office:value="375" table:style-name="ce1">
            <text:p>375</text:p>
          </table:table-cell>
          <table:table-cell office:value-type="string" table:style-name="ce1">
            <text:p>PAGOLLETA</text:p>
          </table:table-cell>
          <table:table-cell office:value-type="float" office:value="1" table:style-name="ce1">
            <text:p>1</text:p>
          </table:table-cell>
          <table:table-cell office:value-type="string" table:style-name="ce1">
            <text:p>Dolmen corto cerrado</text:p>
          </table:table-cell>
          <table:table-cell office:value-type="string" table:style-name="ce1">
            <text:p>Lesaka</text:p>
          </table:table-cell>
          <table:table-cell office:value-type="string" table:style-name="ce1">
            <text:p>En el centro del collado de su nombre</text:p>
          </table:table-cell>
          <table:table-cell office:value-type="string" table:style-name="ce1">
            <text:p>Lesaka</text:p>
            <text:p>Hoja cartográfica nº 65-10</text:p>
          </table:table-cell>
          <table:table-cell table:style-name="ce1"/>
          <table:table-cell office:value-type="float" office:value="600480" table:style-name="ce1">
            <text:p>600480</text:p>
          </table:table-cell>
          <table:table-cell office:value-type="float" office:value="4786415" table:style-name="ce1">
            <text:p>4786415</text:p>
          </table:table-cell>
          <table:table-cell office:value-type="float" office:value="655" table:style-name="ce1">
            <text:p>655</text:p>
          </table:table-cell>
          <table:table-cell office:value-type="string" table:style-name="ce2">
            <text:p>43.2238366944676,-1.7627483533253</text:p>
          </table:table-cell>
          <table:table-cell office:value-type="date" office:date-value="1952-05-25T00:00:00" table:style-name="ce3">
            <text:p>domingo, mayo 25, 1952</text:p>
          </table:table-cell>
          <table:table-cell office:value-type="string" table:style-name="ce1">
            <text:p>J.Elósegui y C.Menaya</text:p>
          </table:table-cell>
          <table:table-cell office:value-type="string" table:style-name="ce1">
            <text:p>Túmulo de 16 m. de Ф al NS y 15,5 m. al EW y de 1,5 m. de altura; zona central junto a la cámara y parte del arco SW, rebajados. Cámara central en lo que se conserva del túmulo formada por cuatro losas: dos laterales de 1 m. por 0,4 m (N) y por 0,7 m. (S), más dos losas de cierre de 0,72 m., por 0,15 m. (W) y de 0,7 m. por 0,12 m. €, esta últimas ligeramente basculada hacia el interior. Cámara vaciada hasta 0,7 m. de <text:s/>profundidad con fondo relleno de pqueños bloques revueltos. Orientación 93º. Materiales de la cámara, pizarras del terreno y el túmulo es de piz&lt;arras y granito del terreno.</text:p>
          </table:table-cell>
          <table:table-cell office:value-type="string" table:style-name="ce1">
            <text:p>No se conoce</text:p>
          </table:table-cell>
          <table:table-cell office:value-type="string" table:style-name="ce1">
            <text:p>Desde su descubrimiento se le denominó Biandiz - Izo por su autor y catalogado en Munibe en 1973 con ese nombre y con nº 48-2 y con 48-3 un túmulo cercano.</text:p>
            <text:p>Junto al final del túmulo, en la línea de la alambrada que limita Lesaka y Goizueta, existe un mojón con la incripción N-2 en la cara N., dos cruces en la cara E y en la cara W, el báculo de la Colegiata de Orrega de Roncesvalles.</text:p>
            <text:p/>
            <text:p>Bibliografía:<text:s/></text:p>
            <text:p>J.Elósegui 1956 y 1962. Munibe 1973.</text:p>
          </table:table-cell>
          <table:table-cell table:style-name="ce1"/>
          <table:table-cell office:value-type="string" table:style-name="ce1">
            <text:p>Lesaca - Aranaz - Vera</text:p>
          </table:table-cell>
          <table:table-cell office:value-type="string" table:style-name="ce1">
            <text:p>Croquis</text:p>
          </table:table-cell>
          <table:table-cell office:value-type="string" table:style-name="ce1">
            <text:p>0375_DIB_403.pdf</text:p>
          </table:table-cell>
          <table:table-cell office:value-type="string" table:style-name="ce1">
            <text:p>Texto</text:p>
          </table:table-cell>
          <table:table-cell office:value-type="string" table:style-name="ce1">
            <text:p>0375_TEX_404.pdf</text:p>
          </table:table-cell>
          <table:table-cell office:value-type="string" table:style-name="ce1">
            <text:p>Fotos</text:p>
          </table:table-cell>
          <table:table-cell office:value-type="string" table:style-name="ce1">
            <text:p>0375_FOT_405.pdf</text:p>
          </table:table-cell>
          <table:table-cell office:value-type="string" table:style-name="ce1">
            <text:p>Mapa</text:p>
          </table:table-cell>
          <table:table-cell office:value-type="string" table:style-name="ce1">
            <text:p>0378_TEX_410.pdf</text:p>
          </table:table-cell>
          <table:table-cell office:value-type="string" table:style-name="ce1">
            <text:p>Mapa</text:p>
          </table:table-cell>
          <table:table-cell office:value-type="string" table:style-name="ce1">
            <text:p>0356_MAP_412.pdf</text:p>
          </table:table-cell>
          <table:table-cell office:value-type="string" table:style-name="ce1">
            <text:p>Hoja cartográf nº 65-10</text:p>
          </table:table-cell>
          <table:table-cell office:value-type="string" table:style-name="ce1">
            <text:p>0372_MAP_418.pdf</text:p>
          </table:table-cell>
          <table:table-cell office:value-type="string" table:style-name="ce1">
            <text:p>Catálogo 65-10</text:p>
          </table:table-cell>
          <table:table-cell office:value-type="string" table:style-name="ce1">
            <text:p>0372_TEX_419.pdf</text:p>
          </table:table-cell>
          <table:table-cell office:value-type="string" table:style-name="ce1">
            <text:p>Localización</text:p>
          </table:table-cell>
          <table:table-cell office:value-type="string" table:style-name="ce1">
            <text:p>0378_MAP_422.pdf</text:p>
          </table:table-cell>
          <table:table-cell table:number-columns-repeated="16349"/>
        </table:table-row>
        <table:table-row table:style-name="ro1">
          <table:table-cell office:value-type="float" office:value="376" table:style-name="ce1">
            <text:p>376</text:p>
          </table:table-cell>
          <table:table-cell office:value-type="string" table:style-name="ce1">
            <text:p>BUTXI</text:p>
          </table:table-cell>
          <table:table-cell office:value-type="float" office:value="1" table:style-name="ce1">
            <text:p>1</text:p>
          </table:table-cell>
          <table:table-cell office:value-type="string" table:style-name="ce1">
            <text:p>Dolmen</text:p>
          </table:table-cell>
          <table:table-cell office:value-type="string" table:style-name="ce1">
            <text:p>Aranaz</text:p>
          </table:table-cell>
          <table:table-cell office:value-type="string" table:style-name="ce1">
            <text:p>Al NE del collado de su nombre en la muga de Goizueta</text:p>
          </table:table-cell>
          <table:table-cell office:value-type="string" table:style-name="ce1">
            <text:p>Aranaz</text:p>
            <text:p>Hoja cartográfica nº 65-14</text:p>
          </table:table-cell>
          <table:table-cell table:style-name="ce1"/>
          <table:table-cell office:value-type="float" office:value="600570" table:style-name="ce1">
            <text:p>600570</text:p>
          </table:table-cell>
          <table:table-cell office:value-type="float" office:value="4784720" table:style-name="ce1">
            <text:p>4784720</text:p>
          </table:table-cell>
          <table:table-cell office:value-type="float" office:value="794" table:style-name="ce1">
            <text:p>794</text:p>
          </table:table-cell>
          <table:table-cell office:value-type="string" table:style-name="ce2">
            <text:p>43.2085652258207,-1.76194919224227</text:p>
          </table:table-cell>
          <table:table-cell office:value-type="date" office:date-value="1984-03-30T00:00:00" table:style-name="ce3">
            <text:p>viernes, marzo 30, 1984</text:p>
          </table:table-cell>
          <table:table-cell office:value-type="string" table:style-name="ce1">
            <text:p>I.Arbelaiz, L.Del Barrio, Tx. Ugalde y A.Uriz</text:p>
          </table:table-cell>
          <table:table-cell office:value-type="string" table:style-name="ce1">
            <text:p>Túmulo de 6 m. de Ф NS y 4,5 m. al EW, formado por pqueños bloques y tierra, altura en el centro de 0,5 m. Zona central revuelta y ahondada en tiempo reciente, en la que se localizan tres grandes bloques <text:s/>tendidos, desplazados de su posición. Materiales del conjunto: pizarras y cuarcitas del terreno.</text:p>
          </table:table-cell>
          <table:table-cell office:value-type="string" table:style-name="ce1">
            <text:p>Profanado recientemente</text:p>
          </table:table-cell>
          <table:table-cell office:value-type="string" table:style-name="ce1">
            <text:p>En un principio Luis Del Barrio lo denominó Izu Lepoa</text:p>
            <text:p/>
            <text:p>Bibliografía:<text:s/></text:p>
            <text:p>Munibe 1989 nº 41.</text:p>
          </table:table-cell>
          <table:table-cell table:style-name="ce1"/>
          <table:table-cell office:value-type="string" table:style-name="ce1">
            <text:p>Lesaca - Aranaz - Vera</text:p>
          </table:table-cell>
          <table:table-cell office:value-type="string" table:style-name="ce1">
            <text:p>Croquis</text:p>
          </table:table-cell>
          <table:table-cell office:value-type="string" table:style-name="ce1">
            <text:p>0376_DIB_406.pdf</text:p>
          </table:table-cell>
          <table:table-cell office:value-type="string" table:style-name="ce1">
            <text:p>Mapa</text:p>
          </table:table-cell>
          <table:table-cell office:value-type="string" table:style-name="ce1">
            <text:p>0378_TEX_410.pdf</text:p>
          </table:table-cell>
          <table:table-cell office:value-type="string" table:style-name="ce1">
            <text:p>Mapa</text:p>
          </table:table-cell>
          <table:table-cell office:value-type="string" table:style-name="ce1">
            <text:p>0356_MAP_412.pdf</text:p>
          </table:table-cell>
          <table:table-cell table:number-columns-repeated="16359" table:style-name="ce1"/>
        </table:table-row>
        <table:table-row table:style-name="ro1">
          <table:table-cell office:value-type="float" office:value="377" table:style-name="ce1">
            <text:p>377</text:p>
          </table:table-cell>
          <table:table-cell office:value-type="string" table:style-name="ce1">
            <text:p>ARRAMALETA (ESTACIÓN)</text:p>
          </table:table-cell>
          <table:table-cell office:value-type="float" office:value="5" table:style-name="ce1">
            <text:p>5</text:p>
          </table:table-cell>
          <table:table-cell office:value-type="string" table:style-name="ce1">
            <text:p>Crómlech - túmulo</text:p>
          </table:table-cell>
          <table:table-cell office:value-type="string" table:style-name="ce1">
            <text:p>Goizueta</text:p>
          </table:table-cell>
          <table:table-cell office:value-type="string" table:style-name="ce1">
            <text:p>En el collado de su nombre, en el espolón occidental Mendiribil</text:p>
          </table:table-cell>
          <table:table-cell office:value-type="string" table:style-name="ce1">
            <text:p>Goizueta 3</text:p>
            <text:p>Hoja cartográfica nº 90-1? <text:s/>65-13</text:p>
          </table:table-cell>
          <table:table-cell table:style-name="ce1"/>
          <table:table-cell office:value-type="float" office:value="596360" table:style-name="ce1">
            <text:p>596360</text:p>
          </table:table-cell>
          <table:table-cell office:value-type="float" office:value="478070" table:style-name="ce1">
            <text:p>478070</text:p>
          </table:table-cell>
          <table:table-cell office:value-type="float" office:value="825" table:style-name="ce1">
            <text:p>825</text:p>
          </table:table-cell>
          <table:table-cell office:value-type="string" table:style-name="ce2">
            <text:p>4.32466868439667,-2.1316139828012</text:p>
          </table:table-cell>
          <table:table-cell office:value-type="date" office:date-value="1953-04-12T00:00:00" table:style-name="ce3">
            <text:p>domingo, abril 12, 1953</text:p>
          </table:table-cell>
          <table:table-cell office:value-type="string" table:style-name="ce1">
            <text:p>Luis Peña Basurto</text:p>
          </table:table-cell>
          <table:table-cell office:value-type="string" table:style-name="ce1">
            <text:p>La estación consta de 4 crómlech y 1 túmulo.</text:p>
            <text:p>Crómlech nº 1: Formado por 10 testigos en forma de bloque y laja, destacando 3 con alturas entre 0,12 m. y 0,1 m. Pizarras del terreno. Diámetro NS de 2,6 m. y EW de 2,25 m.</text:p>
            <text:p>Crómlech nº 2: Formado por 11 testigos en forma de bloque y laja, destacando 6 con alturas entre 0,45 m. y 0,1 m., el resto a nivel del terreno y uno de ellos con forma de laja de 1 m. x 0,75 m. tendido. Pizarras del terreno. Diámetro NS de 2,6 m. y EW de 2,25 m.</text:p>
            <text:p>Crómlech nº 3: Formado por 21 testigos, destacando 15 con alturas entre 0,4 m. y 0,1 m., el resto a nivel del terreno. Materiales: pizarras 16, granito 1, arenisca 4 del terreno. Pizarras del terreno. Diámetro NS de 2,7 m. y EW de 3,85 m.</text:p>
            <text:p>Crómlech nº 4: Formado por 16 testigos que destacan sobre el terreno. Alturas entre 0,52 y 0,1 . Pizarras del terreno. Diámetro NS de 2,7 m. y EW de 2,9 m.</text:p>
            <text:p>Túmulo (nº 5): Formado por loques de pizarra y tierra. Diámetro NS de 3 m. y EW de 2,5 m. Alturua en el centro de 0,2 m.</text:p>
          </table:table-cell>
          <table:table-cell office:value-type="string" table:style-name="ce1">
            <text:p>No se conoce</text:p>
          </table:table-cell>
          <table:table-cell office:value-type="string" table:style-name="ce1">
            <text:p>La estación fue dada a conocer como Illarbiteko Soroa. El lugar que hace referencia estadenominación se localiza a 2 km. Al ESE dentro del mismo cordal.</text:p>
            <text:p>Luis Del Barrio aclara que el dolmen o cista identificado por Luis Peña Basurto era alguno de los cromlech o el pequeño túmulo descrito con el nº 5.</text:p>
            <text:p>Por nuestra parte, colocamos el hito señalizador correspondiente al yacimiento según los datos de Luis del Barrio, una vez comprobados.</text:p>
            <text:p>Al igual que en la estación de Gerasunko Ataka, encontramos diferencias notables respecto a la descripción hecha por Luis Peña Basurto. Suponemos que en el tiempo transcurrido entre1953 y 1987 han podido acaecer manipulaciones que hayan hecho variar el número de testigos.</text:p>
            <text:p/>
            <text:p>Bibliografía:</text:p>
            <text:p>Luis Del Barrio. Catálogo de la estación Agina - Lesaka - Goizueta. 1984</text:p>
            <text:p>Munibe 1960. Cuadernos 2 y 3.</text:p>
          </table:table-cell>
          <table:table-cell table:style-name="ce1"/>
          <table:table-cell office:value-type="string" table:style-name="ce1">
            <text:p>Lesaca - Aranaz - Vera</text:p>
          </table:table-cell>
          <table:table-cell office:value-type="string" table:style-name="ce1">
            <text:p>Croquis</text:p>
          </table:table-cell>
          <table:table-cell office:value-type="string" table:style-name="ce1">
            <text:p>0377_DIB_407.pdf</text:p>
          </table:table-cell>
          <table:table-cell office:value-type="string" table:style-name="ce1">
            <text:p>Geología</text:p>
          </table:table-cell>
          <table:table-cell office:value-type="string" table:style-name="ce1">
            <text:p>0356_TEX_411.pdf</text:p>
          </table:table-cell>
          <table:table-cell office:value-type="string" table:style-name="ce1">
            <text:p>Mapa</text:p>
          </table:table-cell>
          <table:table-cell office:value-type="string" table:style-name="ce1">
            <text:p>0356_MAP_412.pdf</text:p>
          </table:table-cell>
          <table:table-cell table:number-columns-repeated="16359" table:style-name="ce1"/>
        </table:table-row>
        <table:table-row table:style-name="ro1">
          <table:table-cell office:value-type="float" office:value="378" table:style-name="ce1">
            <text:p>378</text:p>
          </table:table-cell>
          <table:table-cell office:value-type="string" table:style-name="ce1">
            <text:p>URRIZTI O IZURRIZTI</text:p>
          </table:table-cell>
          <table:table-cell office:value-type="float" office:value="5" table:style-name="ce1">
            <text:p>5</text:p>
          </table:table-cell>
          <table:table-cell office:value-type="string" table:style-name="ce1">
            <text:p>Crómlech</text:p>
          </table:table-cell>
          <table:table-cell table:number-columns-repeated="7" table:style-name="ce1"/>
          <table:table-cell table:style-name="ce2"/>
          <table:table-cell table:style-name="ce3"/>
          <table:table-cell table:number-columns-repeated="5" table:style-name="ce1"/>
          <table:table-cell office:value-type="string" table:style-name="ce1">
            <text:p>Lesaca - Aranaz - Vera</text:p>
          </table:table-cell>
          <table:table-cell office:value-type="string" table:style-name="ce1">
            <text:p>Croquis</text:p>
          </table:table-cell>
          <table:table-cell office:value-type="string" table:style-name="ce1">
            <text:p>0378_DIB_408.pdf</text:p>
          </table:table-cell>
          <table:table-cell office:value-type="string" table:style-name="ce1">
            <text:p>Texto</text:p>
          </table:table-cell>
          <table:table-cell office:value-type="string" table:style-name="ce1">
            <text:p>0378_TEX_410.pdf</text:p>
          </table:table-cell>
          <table:table-cell office:value-type="string" table:style-name="ce1">
            <text:p>Mapa</text:p>
          </table:table-cell>
          <table:table-cell office:value-type="string" table:style-name="ce1">
            <text:p>0378_TEX_410.pdf</text:p>
          </table:table-cell>
          <table:table-cell office:value-type="string" table:style-name="ce1">
            <text:p>Localización</text:p>
          </table:table-cell>
          <table:table-cell office:value-type="string" table:style-name="ce1">
            <text:p>0378_MAP_422.pdf</text:p>
          </table:table-cell>
          <table:table-cell table:number-columns-repeated="16357" table:style-name="ce1"/>
        </table:table-row>
        <table:table-row table:style-name="ro1">
          <table:table-cell office:value-type="float" office:value="379" table:style-name="ce1">
            <text:p>379</text:p>
          </table:table-cell>
          <table:table-cell office:value-type="string" table:style-name="ce1">
            <text:p>ERREKALEKU (estación)</text:p>
          </table:table-cell>
          <table:table-cell office:value-type="float" office:value="5" table:style-name="ce1">
            <text:p>5</text:p>
          </table:table-cell>
          <table:table-cell office:value-type="string" table:style-name="ce1">
            <text:p>Cromlech</text:p>
          </table:table-cell>
          <table:table-cell office:value-type="string" table:style-name="ce1">
            <text:p>Arano / Goizueta</text:p>
          </table:table-cell>
          <table:table-cell office:value-type="string" table:style-name="ce1">
            <text:p>En el collado de su nombre</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8500" table:style-name="ce1">
            <text:p>588500</text:p>
          </table:table-cell>
          <table:table-cell office:value-type="float" office:value="4780650" table:style-name="ce1">
            <text:p>4780650</text:p>
          </table:table-cell>
          <table:table-cell office:value-type="float" office:value="656" table:style-name="ce1">
            <text:p>656</text:p>
          </table:table-cell>
          <table:table-cell office:value-type="string" table:style-name="ce2">
            <text:p>43.173433753942,-1.91115852624277</text:p>
          </table:table-cell>
          <table:table-cell office:value-type="date" office:date-value="2426-07-06T00:00:00" table:style-name="ce3">
            <text:p>lunes, julio 06, 2426</text:p>
          </table:table-cell>
          <table:table-cell office:value-type="string" table:style-name="ce1">
            <text:p>Jose Miguel Barandiaran</text:p>
          </table:table-cell>
          <table:table-cell office:value-type="string" table:style-name="ce1">
            <text:p>La estación está formada por 18 crómlech, de los que 12 se distinguen con alguna claridad, como indica el hito señalizador. Según el croquis de situación, estas son las medidas:</text:p>
            <text:p>Crómlech nº 1: Es la pieza circular más grande y mejor consevada del sector. Consta de 30 testigos de piedra y tiene un diámetro de 9m.</text:p>
            <text:p>Crómlech nº 2: Constituido por 12 testigos de piedra, bastante distantes entre sí, aun cuando por su posición no debió contar en sus orígenes por muchos más. Diámetro EW: 9,3 m. y NS: 8,8 m.</text:p>
            <text:p>Crómlech nº 3: <text:s/>Consta de 23 testigos formando una figura ovalada. El diámetro EW: 6,7 m. y NS: 3,7 m.</text:p>
            <text:p>Crómlech nº 4: Pequeño óvalo con 6 testigos, incrustado entre los crómlech vecinos, de los que aprovecha algunas piedras. Diámetro EW: 3,4 m. y NS: 3,7 m.</text:p>
            <text:p>Crómlech nº 5: Ligéramente ovalado con 18 testigos. Diámetro EW: 5,85 m. y NS: 3,7 m.</text:p>
            <text:p>Crómlech nº 6: Bien <text:s/>conservado. Forma un círculo con 33 testigos de piedra. En el centro del arco meridional tiene una abertura a modo de puerta de 2,5 m. señalada por dos hitos. Diámetro EW: 7,7 m. y NS: 7,6 m.</text:p>
            <text:p>Crómlech nº 7: Es el más pequeño de todo el conjunto. Tiene 9 testigos, 2 son piedras muy reducidas. Diámetro EW: 2,5 m. y NS: 4,7 m.</text:p>
            <text:p>Crómlech nº 8: Ovalado con 15 testigos. Diámetro EW: 5,6 m. y NS: 4,7 m.</text:p>
            <text:p>Crómlech nº 9: Formado por 24 testigos. Diámetro EW: 7 m. y NS: 7,3 m.</text:p>
            <text:p>Crómlech nº 10: A 1,5 m. del anterior, formado por 24 testigos y de menores dimensiones. Diámetro EW: 6,9 m. y NS: 7 m.</text:p>
            <text:p>Crómlech nº 11: Ligéramente ovalado con 12 testigos. Diámetro EW: 6,6 m. y NS: 6 m.</text:p>
            <text:p>Los demás crómlech de la estación tienen menos definición y no los reseño. El material es piedra arenisca veteada de mármol.</text:p>
          </table:table-cell>
          <table:table-cell office:value-type="string" table:style-name="ce1">
            <text:p>No se conoce</text:p>
          </table:table-cell>
          <table:table-cell office:value-type="string" table:style-name="ce1">
            <text:p>El collado donde está situada la estación es conocido en Arano o Goizueta como Errekalko o Errekaleku.</text:p>
            <text:p/>
            <text:p>Bibliografía: L.Peña Basurto. Munibe 1960. Cuadernos 2 y 3.</text:p>
          </table:table-cell>
          <table:table-cell table:style-name="ce1"/>
          <table:table-cell office:value-type="string" table:style-name="ce1">
            <text:p>Arano - Goizueta</text:p>
          </table:table-cell>
          <table:table-cell office:value-type="string" table:style-name="ce1">
            <text:p>Hoja cartográfica 64-16</text:p>
          </table:table-cell>
          <table:table-cell office:value-type="string" table:style-name="ce1">
            <text:p>0379_MAP_421.pdf</text:p>
          </table:table-cell>
          <table:table-cell office:value-type="string" table:style-name="ce1">
            <text:p>Croquis</text:p>
          </table:table-cell>
          <table:table-cell office:value-type="string" table:style-name="ce1">
            <text:p>0379_DIB_423.pdf</text:p>
          </table:table-cell>
          <table:table-cell office:value-type="string" table:style-name="ce1">
            <text:p>Foto</text:p>
          </table:table-cell>
          <table:table-cell office:value-type="string" table:style-name="ce1">
            <text:p>0379_FOT_424.pdf</text:p>
          </table:table-cell>
          <table:table-cell table:number-columns-repeated="16359" table:style-name="ce1"/>
        </table:table-row>
        <table:table-row table:style-name="ro1">
          <table:table-cell office:value-type="float" office:value="380" table:style-name="ce1">
            <text:p>380</text:p>
          </table:table-cell>
          <table:table-cell office:value-type="string" table:style-name="ce1">
            <text:p>BURNIN BURU</text:p>
          </table:table-cell>
          <table:table-cell office:value-type="float" office:value="5" table:style-name="ce1">
            <text:p>5</text:p>
          </table:table-cell>
          <table:table-cell office:value-type="string" table:style-name="ce1">
            <text:p>Cromlech</text:p>
          </table:table-cell>
          <table:table-cell office:value-type="string" table:style-name="ce1">
            <text:p>Arano</text:p>
          </table:table-cell>
          <table:table-cell office:value-type="string" table:style-name="ce1">
            <text:p>Ladera NE de Arriurdiñeta</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9820" table:style-name="ce1">
            <text:p>589820</text:p>
          </table:table-cell>
          <table:table-cell office:value-type="float" office:value="4782055" table:style-name="ce1">
            <text:p>4782055</text:p>
          </table:table-cell>
          <table:table-cell office:value-type="float" office:value="605" table:style-name="ce1">
            <text:p>605</text:p>
          </table:table-cell>
          <table:table-cell office:value-type="string" table:style-name="ce2">
            <text:p>43.1859274531296,-1.89469294117846</text:p>
          </table:table-cell>
          <table:table-cell office:value-type="date" office:date-value="2426-07-06T00:00:00" table:style-name="ce3">
            <text:p>lunes, julio 06, 2426</text:p>
          </table:table-cell>
          <table:table-cell office:value-type="string" table:style-name="ce1">
            <text:p>Jose Miguel Barandiaran</text:p>
          </table:table-cell>
          <table:table-cell office:value-type="string" table:style-name="ce1">
            <text:p>Figura nº 1 y nº 2: Entre los dos forman un conjunto de dos cámaras, una pequeña al interior adosada al vértice del arco occidental y otra de mayores proporciones, al exterior y contigua al vértice de su arco septentrional. Las medidas del nº 1 son 4 m. de largo y 2,3 m. de ancho. Las del nº 2 son: eje EW de 9,7 m. y el eje SN de 8,9 m.</text:p>
            <text:p>En total entre los dos crómlech tienen 37 testigos, de los cuales 23 forman el círculo mayor y los restantes dan forma a sus dos cámaras. Las alturas de los hitos varían entre los 60 y 80 cm. los más altos.</text:p>
            <text:p>La naturaleza del material empleado es de areniscas marmóreas del paleozoico.</text:p>
            <text:p>Figura nº 3: Se sitúa a occidente y muy próximo a los anteriores. Son 30 testigos relativamente poco prominentes, que dan forma a un óvalo de 9 m. en el eje EW y 7,6 m. en el NS.</text:p>
            <text:p>Según Millan se distinguen 5 crómlech.</text:p>
          </table:table-cell>
          <table:table-cell office:value-type="string" table:style-name="ce1">
            <text:p>Blas Taracena Aguirre en 1949. No se conocen datos de la misma.</text:p>
          </table:table-cell>
          <table:table-cell office:value-type="string" table:style-name="ce1">
            <text:p>Luis Peña Basurto , de quien son estos datos, los da a conocer como Arriurdiñeta.</text:p>
            <text:p>J.M.Barandiaran los denomió Kulpitzarre.</text:p>
            <text:p>Luis Millan San Emeterio lo marca como Oraune el 21-06-1986.</text:p>
            <text:p>Se observa que estos cambios de nombres son muy frecuentes en la zona. Los topónimos que hemos utilizado corresponden al estudio de topónimos de Fernando Etxeberria de Goizueta.</text:p>
            <text:p>Los datos de localización del sector de Arriurdiñeta-Norte, Central y Occidental, según Luis Peña Basurto son: Longitud, entre 1º 47´ y 1º 47´ 40´´; latitud entre 43º 10´ 30´´ y 43º 11´.</text:p>
            <text:p/>
            <text:p>Bibliografía: Reconstrucción de los crómleh existentes en Guipúzcoa y sus zonas franterizas con Navarra. Munibe 1960. Cuadernos 2 y 3. Luis Peña Basurto.</text:p>
          </table:table-cell>
          <table:table-cell table:style-name="ce1"/>
          <table:table-cell office:value-type="string" table:style-name="ce1">
            <text:p>Arano - Goizueta</text:p>
          </table:table-cell>
          <table:table-cell office:value-type="string" table:style-name="ce1">
            <text:p>Hoja cartográfica 64-16</text:p>
          </table:table-cell>
          <table:table-cell office:value-type="string" table:style-name="ce1">
            <text:p>0379_MAP_421.pdf</text:p>
          </table:table-cell>
          <table:table-cell office:value-type="string" table:style-name="ce1">
            <text:p>Croquis</text:p>
          </table:table-cell>
          <table:table-cell office:value-type="string" table:style-name="ce1">
            <text:p>0380_DIB_425.pdf</text:p>
          </table:table-cell>
          <table:table-cell table:number-columns-repeated="16361" table:style-name="ce1"/>
        </table:table-row>
        <table:table-row table:style-name="ro1">
          <table:table-cell office:value-type="float" office:value="381" table:style-name="ce1">
            <text:p>381</text:p>
          </table:table-cell>
          <table:table-cell office:value-type="string" table:style-name="ce1">
            <text:p>BURNIN BURU TXABALA o Zabala</text:p>
          </table:table-cell>
          <table:table-cell office:value-type="float" office:value="5" table:style-name="ce1">
            <text:p>5</text:p>
          </table:table-cell>
          <table:table-cell office:value-type="string" table:style-name="ce1">
            <text:p>Cromlech</text:p>
          </table:table-cell>
          <table:table-cell office:value-type="string" table:style-name="ce1">
            <text:p>Arano</text:p>
          </table:table-cell>
          <table:table-cell office:value-type="string" table:style-name="ce1">
            <text:p>Ladera NE de Arriurdiñeta, a unos 200 m. de Burnin buru</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9720" table:style-name="ce1">
            <text:p>589720</text:p>
          </table:table-cell>
          <table:table-cell office:value-type="float" office:value="4781900" table:style-name="ce1">
            <text:p>4781900</text:p>
          </table:table-cell>
          <table:table-cell office:value-type="float" office:value="620" table:style-name="ce1">
            <text:p>620</text:p>
          </table:table-cell>
          <table:table-cell office:value-type="string" table:style-name="ce2">
            <text:p>43.1845438501147,-1.89594844894158</text:p>
          </table:table-cell>
          <table:table-cell office:value-type="date" office:date-value="2426-07-06T00:00:00" table:style-name="ce3">
            <text:p>lunes, julio 06, 2426</text:p>
          </table:table-cell>
          <table:table-cell office:value-type="string" table:style-name="ce1">
            <text:p>Jose Miguel Barandiaran</text:p>
          </table:table-cell>
          <table:table-cell office:value-type="string" table:style-name="ce1">
            <text:p>Las descripciones, las de los croquis.</text:p>
            <text:p>Figura nº 4: A mayor altura que los anteriores. Situado al borde de una profunda zanja, cuyos constructores lo respetaron. Formado por 13 piedras de pequeñas dimensiones de naturaleza marmórea. Eje EW 3,3 m. y eje SN 4 m.</text:p>
            <text:p>En las cercanías otro crómlech muy averiado; se le pueden contar 15 testigos pequeños: eje EW 5,8 m. y eje SN 6,5 m. Figura nº 5.</text:p>
          </table:table-cell>
          <table:table-cell table:style-name="ce1"/>
          <table:table-cell office:value-type="string" table:style-name="ce1">
            <text:p>Como se señala en el anterior de Burnin Buru, los topónimos son varios los aplicados. A éste Luis Millan lo denominó Iturriketa. Todo ello se ha prestado a muchas confusiones, que hoy siguen persisten, porque todavía no se ha dicho cuántos testigos tiene cada denominación. Por ello le damos en los croquis un orden de como van situados.<text:s/></text:p>
            <text:p>La placa colocada en el hito señalizador también presenta errores; por ejemplo: señala burmin en vez de Burnin, en donde aparecen grabados también dos círculos como si ambos fueran dobles, cuando solamente uno es tangente. También al de Bunin Buruko Txabala se la da una altitud de 615 m. cuando su situación en la hoja corresponde a 620 m.</text:p>
            <text:p>Todo ello requiere hacer un repaso para dejarlo claro.</text:p>
          </table:table-cell>
          <table:table-cell table:style-name="ce1"/>
          <table:table-cell office:value-type="string" table:style-name="ce1">
            <text:p>Arano - Goizueta</text:p>
          </table:table-cell>
          <table:table-cell office:value-type="string" table:style-name="ce1">
            <text:p>Hoja cartográfica 64-16</text:p>
          </table:table-cell>
          <table:table-cell office:value-type="string" table:style-name="ce1">
            <text:p>0379_MAP_421.pdf</text:p>
          </table:table-cell>
          <table:table-cell office:value-type="string" table:style-name="ce1">
            <text:p>Croquis</text:p>
          </table:table-cell>
          <table:table-cell office:value-type="string" table:style-name="ce1">
            <text:p>0381_DIB_426.pdf</text:p>
          </table:table-cell>
          <table:table-cell office:value-type="string" table:style-name="ce1">
            <text:p>Fotos</text:p>
          </table:table-cell>
          <table:table-cell office:value-type="string" table:style-name="ce1">
            <text:p>0381_FOT_427.pdf</text:p>
          </table:table-cell>
          <table:table-cell table:number-columns-repeated="16359" table:style-name="ce1"/>
        </table:table-row>
        <table:table-row table:style-name="ro1">
          <table:table-cell office:value-type="float" office:value="382" table:style-name="ce1">
            <text:p>382</text:p>
          </table:table-cell>
          <table:table-cell office:value-type="string" table:style-name="ce1">
            <text:p>KALBARIO GURUTZ - ARGARATA</text:p>
          </table:table-cell>
          <table:table-cell office:value-type="float" office:value="5" table:style-name="ce1">
            <text:p>5</text:p>
          </table:table-cell>
          <table:table-cell office:value-type="string" table:style-name="ce1">
            <text:p>Cromlech</text:p>
          </table:table-cell>
          <table:table-cell office:value-type="string" table:style-name="ce1">
            <text:p>Arano</text:p>
          </table:table-cell>
          <table:table-cell office:value-type="string" table:style-name="ce1">
            <text:p>Ladera NE de Arriurdiñeta</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9550" table:style-name="ce1">
            <text:p>589550</text:p>
          </table:table-cell>
          <table:table-cell office:value-type="float" office:value="4781550" table:style-name="ce1">
            <text:p>4781550</text:p>
          </table:table-cell>
          <table:table-cell office:value-type="float" office:value="675" table:style-name="ce1">
            <text:p>675</text:p>
          </table:table-cell>
          <table:table-cell office:value-type="string" table:style-name="ce2">
            <text:p>43.1814129199968,-1.89809668836917</text:p>
          </table:table-cell>
          <table:table-cell office:value-type="date" office:date-value="2426-07-06T00:00:00" table:style-name="ce3">
            <text:p>lunes, julio 06, 2426</text:p>
          </table:table-cell>
          <table:table-cell office:value-type="string" table:style-name="ce1">
            <text:p>Jose Miguel Barandiaran</text:p>
          </table:table-cell>
          <table:table-cell office:value-type="string" table:style-name="ce1">
            <text:p>Emplazados en el nivel más alto, a no mucha distancia de la cumbre de Arriurdneta.</text:p>
            <text:p>Crómlech Ipara: (fig. nº 6) 53 testigos grandes, algunas piedras llegan a medir 1,2 m. de altura por 0,7 m. de anchura, Las más destacadas de entre ellas yacen al exterior derribadas por los elementos. El eje EW mide 10,4 m. y el SN mide 10,4 m.</text:p>
            <text:p>Crómlech Hego: (fig. nº 7) Próximo al anterior y formado por 25 testigos no muy destacados. En su arco occidental aparece un monolito de 1,5 m. por 0,75 m. tendido hacia el exterior.</text:p>
          </table:table-cell>
          <table:table-cell office:value-type="string" table:style-name="ce1">
            <text:p>Realizada por B.Taracena. Se desconoce la memoria de ella</text:p>
          </table:table-cell>
          <table:table-cell office:value-type="string" table:style-name="ce1">
            <text:p>La zona donde están ubicados se conoce con varios nombres. L.P.Basurto antes de la reseña la denomina Arriurdineta Occidental. Luis Millan los llama Argarata N. y S. <text:s/>L.F.Etxebarria los aplica en su estudio el topónimo de esta ficha.</text:p>
            <text:p>Se sitúan en el linde con Goizueta.</text:p>
            <text:p>La placa del hito colocado indica erróneamente 655 m.</text:p>
            <text:p/>
            <text:p>Bibliografía: Munibe 1960. Cuadernos 2 y 3.</text:p>
          </table:table-cell>
          <table:table-cell table:style-name="ce1"/>
          <table:table-cell office:value-type="string" table:style-name="ce1">
            <text:p>Arano - Goizueta</text:p>
          </table:table-cell>
          <table:table-cell office:value-type="string" table:style-name="ce1">
            <text:p>Hoja cartográfica 64-16</text:p>
          </table:table-cell>
          <table:table-cell office:value-type="string" table:style-name="ce1">
            <text:p>0379_MAP_421.pdf</text:p>
          </table:table-cell>
          <table:table-cell office:value-type="string" table:style-name="ce1">
            <text:p>Croquis</text:p>
          </table:table-cell>
          <table:table-cell office:value-type="string" table:style-name="ce1">
            <text:p>0382_DIB_428.pdf</text:p>
          </table:table-cell>
          <table:table-cell table:number-columns-repeated="16361" table:style-name="ce1"/>
        </table:table-row>
        <table:table-row table:style-name="ro1">
          <table:table-cell office:value-type="float" office:value="383" table:style-name="ce1">
            <text:p>383</text:p>
          </table:table-cell>
          <table:table-cell office:value-type="string" table:style-name="ce1">
            <text:p>EZKITURRITAKO GAINA</text:p>
          </table:table-cell>
          <table:table-cell office:value-type="float" office:value="5" table:style-name="ce1">
            <text:p>5</text:p>
          </table:table-cell>
          <table:table-cell office:value-type="string" table:style-name="ce1">
            <text:p>Cromlech</text:p>
          </table:table-cell>
          <table:table-cell office:value-type="string" table:style-name="ce1">
            <text:p>Arano</text:p>
          </table:table-cell>
          <table:table-cell office:value-type="string" table:style-name="ce1">
            <text:p>Ladera NE de Arriurdiñeta</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9630" table:style-name="ce1">
            <text:p>589630</text:p>
          </table:table-cell>
          <table:table-cell office:value-type="float" office:value="4781750" table:style-name="ce1">
            <text:p>4781750</text:p>
          </table:table-cell>
          <table:table-cell office:value-type="float" office:value="645" table:style-name="ce1">
            <text:p>645</text:p>
          </table:table-cell>
          <table:table-cell office:value-type="string" table:style-name="ce2">
            <text:p>43.1832040619429,-1.89708005907081</text:p>
          </table:table-cell>
          <table:table-cell office:value-type="date" office:date-value="2426-07-06T00:00:00" table:style-name="ce3">
            <text:p>lunes, julio 06, 2426</text:p>
          </table:table-cell>
          <table:table-cell office:value-type="string" table:style-name="ce1">
            <text:p>Jose Miguel Barandiaran</text:p>
          </table:table-cell>
          <table:table-cell office:value-type="string" table:style-name="ce1">
            <text:p>L.Peña Basurto denomina a este sector Arriurdiñeta Central y Occidental. Luis Millan le da el topónio de Urkamendi y al igual que los de la zona aplicamos el topónimo, basado en el estudio realizado por Fernando Etxeberria de Goizueta y presntado a Euskaltzaindia.</text:p>
            <text:p>En el sector aparecen 6 crómlech y L.Peña solo nombra uno; no hay datos de los demás, por lo que toda la zona está para ser reconsiderada.</text:p>
            <text:p>(A lápiz) La figura 6 indica solamente 3 piedras y un eje de EW de 12,2 m. y de SN de 10,2 m. Hay otros 5 crómlech más.</text:p>
          </table:table-cell>
          <table:table-cell office:value-type="string" table:style-name="ce1">
            <text:p>Al igual que los de la zona, parece ser realizada por B.Taracena sin que se conozca la memoria de las excavaciones.</text:p>
          </table:table-cell>
          <table:table-cell table:number-columns-repeated="2" table:style-name="ce1"/>
          <table:table-cell office:value-type="string" table:style-name="ce1">
            <text:p>Arano - Goizueta</text:p>
          </table:table-cell>
          <table:table-cell office:value-type="string" table:style-name="ce1">
            <text:p>Hoja cartográfica 64-16</text:p>
          </table:table-cell>
          <table:table-cell office:value-type="string" table:style-name="ce1">
            <text:p>0379_MAP_421.pdf</text:p>
          </table:table-cell>
          <table:table-cell office:value-type="string" table:style-name="ce1">
            <text:p>Croquis</text:p>
          </table:table-cell>
          <table:table-cell office:value-type="string" table:style-name="ce1">
            <text:p>0383_DIB_429.pdf</text:p>
          </table:table-cell>
          <table:table-cell table:number-columns-repeated="16361" table:style-name="ce1"/>
        </table:table-row>
        <table:table-row table:style-name="ro1">
          <table:table-cell office:value-type="float" office:value="384" table:style-name="ce1">
            <text:p>384</text:p>
          </table:table-cell>
          <table:table-cell office:value-type="string" table:style-name="ce1">
            <text:p>LAKENDIKO GAINA</text:p>
          </table:table-cell>
          <table:table-cell office:value-type="float" office:value="5" table:style-name="ce1">
            <text:p>5</text:p>
          </table:table-cell>
          <table:table-cell office:value-type="string" table:style-name="ce1">
            <text:p>Cromlech</text:p>
          </table:table-cell>
          <table:table-cell office:value-type="string" table:style-name="ce1">
            <text:p>Arano</text:p>
          </table:table-cell>
          <table:table-cell office:value-type="string" table:style-name="ce1">
            <text:p>Al E. del collado Errekaleku</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8950" table:style-name="ce1">
            <text:p>588950</text:p>
          </table:table-cell>
          <table:table-cell office:value-type="float" office:value="4780850" table:style-name="ce1">
            <text:p>4780850</text:p>
          </table:table-cell>
          <table:table-cell office:value-type="float" office:value="690" table:style-name="ce1">
            <text:p>690</text:p>
          </table:table-cell>
          <table:table-cell office:value-type="string" table:style-name="ce2">
            <text:p>43.1751815683619,-1.90559087416334</text:p>
          </table:table-cell>
          <table:table-cell office:value-type="date" office:date-value="2426-07-06T00:00:00" table:style-name="ce3">
            <text:p>lunes, julio 06, 2426</text:p>
          </table:table-cell>
          <table:table-cell office:value-type="string" table:style-name="ce1">
            <text:p>Jose Miguel Barandiaran</text:p>
          </table:table-cell>
          <table:table-cell office:value-type="string" table:style-name="ce1">
            <text:p>Es el más oriental del sector. 16 testigos forman el círculo. Al NNE de su arco septentrional uno de sus elementos está constituido por un gran bloque de arenisca marmórea, que mide 1,1 m. por 0,85 m. por 0,45 m. <text:s/>El eje EW mide 8,6 m. y el SN tiene 8,8 m.</text:p>
          </table:table-cell>
          <table:table-cell office:value-type="string" table:style-name="ce1">
            <text:p>No se conoce</text:p>
          </table:table-cell>
          <table:table-cell office:value-type="string" table:style-name="ce1">
            <text:p>Luis Millan lo cataloga como Errekalko Gaina y Luis Peña Basurto lo incluye en Errekalko. Al igual que los de la zona, aplicamos el topónimo que encabeza la ficha por ser el dado en el estudio de L.F. Etxeberria.</text:p>
            <text:p>La placa indica Lekendiko porque la primera nota de Etxeberria así lo indicaba. ¿Error?</text:p>
            <text:p/>
            <text:p>Bibliogrrafía: Minibe 1960. Cuaernos 2 y 3.</text:p>
          </table:table-cell>
          <table:table-cell table:style-name="ce1"/>
          <table:table-cell office:value-type="string" table:style-name="ce1">
            <text:p>Arano - Goizueta</text:p>
          </table:table-cell>
          <table:table-cell office:value-type="string" table:style-name="ce1">
            <text:p>Hoja cartográfica 64-16</text:p>
          </table:table-cell>
          <table:table-cell office:value-type="string" table:style-name="ce1">
            <text:p>0379_MAP_421.pdf</text:p>
          </table:table-cell>
          <table:table-cell office:value-type="string" table:style-name="ce1">
            <text:p>Croquis</text:p>
          </table:table-cell>
          <table:table-cell office:value-type="string" table:style-name="ce1">
            <text:p>0384_DIB_430.pdf</text:p>
          </table:table-cell>
          <table:table-cell office:value-type="string" table:style-name="ce1">
            <text:p>Foto</text:p>
          </table:table-cell>
          <table:table-cell office:value-type="string" table:style-name="ce1">
            <text:p>0384_FOT_431.pdf</text:p>
          </table:table-cell>
          <table:table-cell table:number-columns-repeated="16359" table:style-name="ce1"/>
        </table:table-row>
        <table:table-row table:style-name="ro1">
          <table:table-cell office:value-type="float" office:value="385" table:style-name="ce1">
            <text:p>385</text:p>
          </table:table-cell>
          <table:table-cell office:value-type="string" table:style-name="ce1">
            <text:p>IRAURTZA</text:p>
          </table:table-cell>
          <table:table-cell office:value-type="float" office:value="5" table:style-name="ce1">
            <text:p>5</text:p>
          </table:table-cell>
          <table:table-cell office:value-type="string" table:style-name="ce1">
            <text:p>Cromlech</text:p>
          </table:table-cell>
          <table:table-cell office:value-type="string" table:style-name="ce1">
            <text:p>Goizueta</text:p>
          </table:table-cell>
          <table:table-cell office:value-type="string" table:style-name="ce1">
            <text:p>En una estribación al SE de Zalkuba</text:p>
          </table:table-cell>
          <table:table-cell office:value-type="string" table:style-name="ce1">
            <text:p>Goizueta - III</text:p>
            <text:p>Hoja cartográfica 64-16</text:p>
          </table:table-cell>
          <table:table-cell office:value-type="string" table:style-name="ce1">
            <text:p>Arano - Goizueta#0379_TEX_420.pdf#</text:p>
          </table:table-cell>
          <table:table-cell office:value-type="float" office:value="591600" table:style-name="ce1">
            <text:p>591600</text:p>
          </table:table-cell>
          <table:table-cell office:value-type="float" office:value="4782465" table:style-name="ce1">
            <text:p>4782465</text:p>
          </table:table-cell>
          <table:table-cell office:value-type="float" office:value="415" table:style-name="ce1">
            <text:p>415</text:p>
          </table:table-cell>
          <table:table-cell office:value-type="string" table:style-name="ce2">
            <text:p>43.1894050066653,-1.87272479741598</text:p>
          </table:table-cell>
          <table:table-cell table:style-name="ce3"/>
          <table:table-cell table:style-name="ce1"/>
          <table:table-cell office:value-type="string" table:style-name="ce1">
            <text:p>Se trata de dos crómlech. No se han tomado datos de los testigos.</text:p>
          </table:table-cell>
          <table:table-cell office:value-type="string" table:style-name="ce1">
            <text:p>No se conoce</text:p>
          </table:table-cell>
          <table:table-cell office:value-type="string" table:style-name="ce1">
            <text:p>En la placa del hito señalizador, colocada por Gorosti en colaboración con la sociedad Umore Ona de Goizueta, se indica la altitud errónea de 435 msm.</text:p>
          </table:table-cell>
          <table:table-cell table:style-name="ce1"/>
          <table:table-cell office:value-type="string" table:style-name="ce1">
            <text:p>Arano - Goizueta</text:p>
          </table:table-cell>
          <table:table-cell office:value-type="string" table:style-name="ce1">
            <text:p>Hoja cartográfica 64-16</text:p>
          </table:table-cell>
          <table:table-cell office:value-type="string" table:style-name="ce1">
            <text:p>0379_MAP_421.pdf</text:p>
          </table:table-cell>
          <table:table-cell office:value-type="string" table:style-name="ce1">
            <text:p>Croquis</text:p>
          </table:table-cell>
          <table:table-cell office:value-type="string" table:style-name="ce1">
            <text:p>0385_DIB_432.pdf</text:p>
          </table:table-cell>
          <table:table-cell table:number-columns-repeated="16361" table:style-name="ce1"/>
        </table:table-row>
        <table:table-row table:style-name="ro1">
          <table:table-cell office:value-type="float" office:value="386" table:style-name="ce1">
            <text:p>386</text:p>
          </table:table-cell>
          <table:table-cell office:value-type="string" table:style-name="ce1">
            <text:p>LEPAKO ESTUA (estación)</text:p>
          </table:table-cell>
          <table:table-cell office:value-type="float" office:value="5" table:style-name="ce1">
            <text:p>5</text:p>
          </table:table-cell>
          <table:table-cell office:value-type="string" table:style-name="ce1">
            <text:p>Cromlech</text:p>
          </table:table-cell>
          <table:table-cell office:value-type="string" table:style-name="ce1">
            <text:p>Goizueta</text:p>
          </table:table-cell>
          <table:table-cell office:value-type="string" table:style-name="ce1">
            <text:p>En el cresterío que une Zalbuka con Bigurutzeta</text:p>
          </table:table-cell>
          <table:table-cell office:value-type="string" table:style-name="ce1">
            <text:p>Goizueta - III</text:p>
            <text:p>Hoja cartográfica 64-16</text:p>
          </table:table-cell>
          <table:table-cell office:value-type="string" table:style-name="ce1">
            <text:p>Arano - Goizueta#0379_TEX_420.pdf#</text:p>
          </table:table-cell>
          <table:table-cell office:value-type="float" office:value="590800" table:style-name="ce1">
            <text:p>590800</text:p>
          </table:table-cell>
          <table:table-cell office:value-type="float" office:value="4782310" table:style-name="ce1">
            <text:p>4782310</text:p>
          </table:table-cell>
          <table:table-cell office:value-type="float" office:value="519" table:style-name="ce1">
            <text:p>519</text:p>
          </table:table-cell>
          <table:table-cell office:value-type="string" table:style-name="ce2">
            <text:p>43.1881061039836,-1.88259361136865</text:p>
          </table:table-cell>
          <table:table-cell table:style-name="ce3"/>
          <table:table-cell table:style-name="ce1"/>
          <table:table-cell office:value-type="string" table:style-name="ce1">
            <text:p>Conjunto de 5 crómlech. No se conoce diámetro ni número de testigos.</text:p>
          </table:table-cell>
          <table:table-cell office:value-type="string" table:style-name="ce1">
            <text:p>No se conoce</text:p>
          </table:table-cell>
          <table:table-cell table:number-columns-repeated="2" table:style-name="ce1"/>
          <table:table-cell office:value-type="string" table:style-name="ce1">
            <text:p>Arano - Goizueta</text:p>
          </table:table-cell>
          <table:table-cell office:value-type="string" table:style-name="ce1">
            <text:p>Hoja cartográfica 64-16</text:p>
          </table:table-cell>
          <table:table-cell office:value-type="string" table:style-name="ce1">
            <text:p>0379_MAP_421.pdf</text:p>
          </table:table-cell>
          <table:table-cell office:value-type="string" table:style-name="ce1">
            <text:p>Croquis</text:p>
          </table:table-cell>
          <table:table-cell office:value-type="string" table:style-name="ce1">
            <text:p>0386_DIB_433.pdf</text:p>
          </table:table-cell>
          <table:table-cell table:number-columns-repeated="16361" table:style-name="ce1"/>
        </table:table-row>
        <table:table-row table:style-name="ro1">
          <table:table-cell office:value-type="float" office:value="387" table:style-name="ce1">
            <text:p>387</text:p>
          </table:table-cell>
          <table:table-cell office:value-type="string" table:style-name="ce1">
            <text:p>URGARATAKO GAINA</text:p>
          </table:table-cell>
          <table:table-cell office:value-type="float" office:value="5" table:style-name="ce1">
            <text:p>5</text:p>
          </table:table-cell>
          <table:table-cell office:value-type="string" table:style-name="ce1">
            <text:p>Cromlech</text:p>
          </table:table-cell>
          <table:table-cell office:value-type="string" table:style-name="ce1">
            <text:p>Goizueta</text:p>
          </table:table-cell>
          <table:table-cell office:value-type="string" table:style-name="ce1">
            <text:p>En el alto del cerro que hay sobre el collado Urgarata</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90315" table:style-name="ce1">
            <text:p>590315</text:p>
          </table:table-cell>
          <table:table-cell office:value-type="float" office:value="4781515" table:style-name="ce1">
            <text:p>4781515</text:p>
          </table:table-cell>
          <table:table-cell office:value-type="float" office:value="596" table:style-name="ce1">
            <text:p>596</text:p>
          </table:table-cell>
          <table:table-cell office:value-type="string" table:style-name="ce2">
            <text:p>43.1810067710275,-1.88869088801101</text:p>
          </table:table-cell>
          <table:table-cell office:value-type="date" office:date-value="1952-04-11T00:00:00" table:style-name="ce3">
            <text:p>viernes, abril 11, 1952</text:p>
          </table:table-cell>
          <table:table-cell office:value-type="string" table:style-name="ce1">
            <text:p>Luis Peña Basurto</text:p>
          </table:table-cell>
          <table:table-cell office:value-type="string" table:style-name="ce1">
            <text:p>37 testigos de piedra de color gris claro bastante grandes. Forman un óvalo con eje EW de 6 m. y NS de 7,3 m. Los testigos más voluminosos son los de la parte septentrional del arco oriental. Tras su vértice N sobresalen al exterior los restos de una cámara que mide 1,4 m. de largo por 0,7 m. de ancho.</text:p>
          </table:table-cell>
          <table:table-cell office:value-type="string" table:style-name="ce1">
            <text:p>No se conoce</text:p>
          </table:table-cell>
          <table:table-cell office:value-type="string" table:style-name="ce1">
            <text:p>La exitencia de este crómlech fue cominicada a Luis Peña Basurto por Jesus Elosegui Irazusta en 1951 y fue registrado como Añoeneko Gaina, con nombre corregido por Fernando Etxeberria.</text:p>
            <text:p/>
            <text:p>Bibliografía: Munibe 1960. Cuadernos 2 y 3.</text:p>
          </table:table-cell>
          <table:table-cell table:style-name="ce1"/>
          <table:table-cell office:value-type="string" table:style-name="ce1">
            <text:p>Arano - Goizueta</text:p>
          </table:table-cell>
          <table:table-cell office:value-type="string" table:style-name="ce1">
            <text:p>Hoja cartográfica 64-16</text:p>
          </table:table-cell>
          <table:table-cell office:value-type="string" table:style-name="ce1">
            <text:p>0379_MAP_421.pdf</text:p>
          </table:table-cell>
          <table:table-cell office:value-type="string" table:style-name="ce1">
            <text:p>Croquis</text:p>
          </table:table-cell>
          <table:table-cell office:value-type="string" table:style-name="ce1">
            <text:p>0387_DIB_434.pdf</text:p>
          </table:table-cell>
          <table:table-cell office:value-type="string" table:style-name="ce1">
            <text:p>Fotos</text:p>
          </table:table-cell>
          <table:table-cell office:value-type="string" table:style-name="ce1">
            <text:p>0387_FOT_435.pdf</text:p>
          </table:table-cell>
          <table:table-cell table:number-columns-repeated="16359"/>
        </table:table-row>
        <table:table-row table:style-name="ro1">
          <table:table-cell office:value-type="float" office:value="388" table:style-name="ce1">
            <text:p>388</text:p>
          </table:table-cell>
          <table:table-cell office:value-type="string" table:style-name="ce1">
            <text:p>URGARA</text:p>
          </table:table-cell>
          <table:table-cell office:value-type="float" office:value="5" table:style-name="ce1">
            <text:p>5</text:p>
          </table:table-cell>
          <table:table-cell office:value-type="string" table:style-name="ce1">
            <text:p>Cromlech</text:p>
          </table:table-cell>
          <table:table-cell office:value-type="string" table:style-name="ce1">
            <text:p>Goizueta</text:p>
          </table:table-cell>
          <table:table-cell office:value-type="string" table:style-name="ce1">
            <text:p>En el collado Urgarata</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90005" table:style-name="ce1">
            <text:p>590005</text:p>
          </table:table-cell>
          <table:table-cell office:value-type="float" office:value="4781380" table:style-name="ce1">
            <text:p>4781380</text:p>
          </table:table-cell>
          <table:table-cell office:value-type="float" office:value="583" table:style-name="ce1">
            <text:p>583</text:p>
          </table:table-cell>
          <table:table-cell office:value-type="string" table:style-name="ce2">
            <text:p>43.1798283347715,-1.89252665065269</text:p>
          </table:table-cell>
          <table:table-cell office:value-type="date" office:date-value="1952-04-11T00:00:00" table:style-name="ce3">
            <text:p>viernes, abril 11, 1952</text:p>
          </table:table-cell>
          <table:table-cell office:value-type="string" table:style-name="ce1">
            <text:p>Luis Peña Basurto</text:p>
          </table:table-cell>
          <table:table-cell office:value-type="string" table:style-name="ce1">
            <text:p>Estación con 8 crómlech, de los cuales se describen 7.</text:p>
            <text:p>Crómlech nº 1: <text:s/>21 testigos. Diámetro 7,2 m. Los testigos del arco oriental son grendes bloques semicúbicos de areniscas paleozoicas grises veteadas de cuarcita blanca; los del arco occidental son pequeños y del mismo material. Destacan las piedras que señalan N, E y W. La que indica N tiene su parte alta cubierta de una masa brillante de mineral fundido que en parte chorretea por los costados.</text:p>
            <text:p>Crómlech nº 2: <text:s/>35 testigos de tamaño regular. Tiene forma ovalada. En el arco occidental pàrece conservar los restos de una pequeña cámara. Al N., la piedra aue lo señala queda un tanto rebajada entre sus vecinas, lo que parece inidcar un simulacro de puerta de 0,85 m. de anchura. El eje EW de 7 m. y <text:s/>el NS de 7,6 m.</text:p>
            <text:p>Crómlech nº 3: <text:s/>36 testigos de piedras más bien pequeñas y de poca alzada. Inclinado en la ladera y próximo al comino, presenta la particularidad de tener abierta al saliente una ancha entrada de 3,7 m. formada por dos grandes losas sobresalientes que miden una 1,1 m. por 0,45 m. por 0,25 m. y otra 1,1 m. por 0,45 m. por 0,8 m. El eje EW es de 10,8 m. y el eje NS es de 11,1 m.</text:p>
            <text:p>Crómlech nº 4: <text:s/>A la izquierda de la encrucijada de caminos y en la parte llana del collado aparecen dos círculos de piedras tangentes. El mayor consta de 32 testigos de piedras en general bajas. Diámetro EW: 7,8 m. ; NS: 8 m. El aspecto de las piedras es blanqui-marmóreo.</text:p>
            <text:p>Crómlech nº 5: El pequeño, al S., cuenta con 14 testigos de poca alzada. Su coloración, en curiosa contraposición al nº 4, es negruzca con vetas de cuarcita. Sus diámetros son exactamente la mitad de los del anterior, lo que no deja de ser curioso.</text:p>
            <text:p>Crómlech nº 6: En la ladera del pequeño cerro que corona el collado. Círculo ligeramente elíptico con 42 testigos apretados y de forma cúbica bastante regular. Fuera del círculo, tras las tres grandes piedras que indican el N., puede verse lo que queda de una cámara ancha de 2,7 m. El diámetro EW es de 9,6 m. y el NS es 10 m.</text:p>
            <text:p>Crómlech nº 7: Es el más oriental del sector (está en Urgaratako Gaina). <text:s/>26 testigos de piedras pequeñas y negruzcas de naturaleza marmórea. El diámetro EW es de 5,5 m. y el NS es de 5,4 m. La piedra que señala el S es la más destacada.</text:p>
            <text:p>De los demás crómlech no hay medidas.</text:p>
          </table:table-cell>
          <table:table-cell office:value-type="string" table:style-name="ce1">
            <text:p>No se conoce</text:p>
          </table:table-cell>
          <table:table-cell office:value-type="string" table:style-name="ce1">
            <text:p>La exitencia de este crómlech fue cominicada a Luis Peña Basurto por Jesus Elosegui Irazusta en 1951. Fue registrado como Añonako Lepoa, topónimo que fue corregido por Fernando Etxeberria en un trabajo publicado en Forum.</text:p>
            <text:p/>
            <text:p>Bibliografía: Munibe 1960. Cuadernos 2 y 3.</text:p>
          </table:table-cell>
          <table:table-cell table:style-name="ce1"/>
          <table:table-cell office:value-type="string" table:style-name="ce1">
            <text:p>Arano - Goizueta</text:p>
          </table:table-cell>
          <table:table-cell office:value-type="string" table:style-name="ce1">
            <text:p>Hoja cartográfica 64-16</text:p>
          </table:table-cell>
          <table:table-cell office:value-type="string" table:style-name="ce1">
            <text:p>0379_MAP_421.pdf</text:p>
          </table:table-cell>
          <table:table-cell office:value-type="string" table:style-name="ce1">
            <text:p>Croquis</text:p>
          </table:table-cell>
          <table:table-cell office:value-type="string" table:style-name="ce1">
            <text:p>0388_DIB_436.pdf</text:p>
          </table:table-cell>
          <table:table-cell office:value-type="string" table:style-name="ce1">
            <text:p>Croquis 2</text:p>
          </table:table-cell>
          <table:table-cell office:value-type="string" table:style-name="ce1">
            <text:p>0388_DIB_456.pdf</text:p>
          </table:table-cell>
          <table:table-cell table:number-columns-repeated="16359"/>
        </table:table-row>
        <table:table-row table:style-name="ro1">
          <table:table-cell office:value-type="float" office:value="389" table:style-name="ce1">
            <text:p>389</text:p>
          </table:table-cell>
          <table:table-cell office:value-type="string" table:style-name="ce1">
            <text:p>AINOENE</text:p>
          </table:table-cell>
          <table:table-cell office:value-type="float" office:value="7" table:style-name="ce1">
            <text:p>7</text:p>
          </table:table-cell>
          <table:table-cell office:value-type="string" table:style-name="ce1">
            <text:p>Dolmen corto abierto</text:p>
          </table:table-cell>
          <table:table-cell office:value-type="string" table:style-name="ce1">
            <text:p>Goizueta</text:p>
          </table:table-cell>
          <table:table-cell office:value-type="string" table:style-name="ce1">
            <text:p>En la majada de su nombre, camino de Goizueta a Errekalku</text:p>
          </table:table-cell>
          <table:table-cell office:value-type="string" table:style-name="ce1">
            <text:p>Arano - Goizueta - 1</text:p>
            <text:p>Hoja cartográfica 64-16</text:p>
          </table:table-cell>
          <table:table-cell office:value-type="string" table:style-name="ce1">
            <text:p>Arano - Goizueta#0379_TEX_420.pdf#</text:p>
          </table:table-cell>
          <table:table-cell office:value-type="float" office:value="589900" table:style-name="ce1">
            <text:p>589900</text:p>
          </table:table-cell>
          <table:table-cell office:value-type="float" office:value="4781360" table:style-name="ce1">
            <text:p>4781360</text:p>
          </table:table-cell>
          <table:table-cell office:value-type="float" office:value="570" table:style-name="ce1">
            <text:p>570</text:p>
          </table:table-cell>
          <table:table-cell office:value-type="string" table:style-name="ce2">
            <text:p>43.1796607700924,-1.89382164596042</text:p>
          </table:table-cell>
          <table:table-cell office:value-type="date" office:date-value="1949-04-15T00:00:00" table:style-name="ce3">
            <text:p>viernes, abril 15, 1949</text:p>
          </table:table-cell>
          <table:table-cell office:value-type="string" table:style-name="ce1">
            <text:p>Luis Peña Basurto</text:p>
          </table:table-cell>
          <table:table-cell office:value-type="string" table:style-name="ce1">
            <text:p>Túmulo de 10 m. de diámetro y de 1,3 m. de alto. Cámara de 3 losas que conforman un recinto rectangular, ligeramente cerrado a la entrada. Cubierta un poco desplazada hacia el E. Orientación a 85º. Material: areniscas grises casi blancas a causa de la abundancia de vetas marmóreas que contienen.</text:p>
          </table:table-cell>
          <table:table-cell office:value-type="string" table:style-name="ce1">
            <text:p>No se conoce</text:p>
          </table:table-cell>
          <table:table-cell office:value-type="string" table:style-name="ce1">
            <text:p>Fue registrado con el nombre de Añoenea Soroa y corregido por el trabajo de Luis Fernando Etxeberria publicado en Forum en 1989.</text:p>
            <text:p>En cuanto a la altitud, fue registrado a 550 m. Luis Millan corrige a 560 m. Javier Etxeberria los sitúa a 580 m. Según la Hoja Cartográfica, nosotros lo hemos situado a 570 m.</text:p>
            <text:p>Catalogado en Munibe con el nº 45-5</text:p>
            <text:p>Bibliografía: Munibe 1973</text:p>
          </table:table-cell>
          <table:table-cell table:style-name="ce1"/>
          <table:table-cell office:value-type="string" table:style-name="ce1">
            <text:p>Arano - Goizueta</text:p>
          </table:table-cell>
          <table:table-cell office:value-type="string" table:style-name="ce1">
            <text:p>Hoja cartográfica 64-16</text:p>
          </table:table-cell>
          <table:table-cell office:value-type="string" table:style-name="ce1">
            <text:p>0379_MAP_421.pdf</text:p>
          </table:table-cell>
          <table:table-cell office:value-type="string" table:style-name="ce1">
            <text:p>Foto</text:p>
          </table:table-cell>
          <table:table-cell office:value-type="string" table:style-name="ce1">
            <text:p>0389_FOT_437.pdf</text:p>
          </table:table-cell>
          <table:table-cell office:value-type="string" table:style-name="ce1">
            <text:p>Texto</text:p>
          </table:table-cell>
          <table:table-cell office:value-type="string" table:style-name="ce1">
            <text:p>0389_TEX_456.pdf</text:p>
          </table:table-cell>
          <table:table-cell table:number-columns-repeated="16359"/>
        </table:table-row>
        <table:table-row table:style-name="ro1">
          <table:table-cell office:value-type="float" office:value="390" table:style-name="ce1">
            <text:p>390</text:p>
          </table:table-cell>
          <table:table-cell office:value-type="string" table:style-name="ce1">
            <text:p>UNAMENE HEGO</text:p>
          </table:table-cell>
          <table:table-cell office:value-type="float" office:value="5" table:style-name="ce1">
            <text:p>5</text:p>
          </table:table-cell>
          <table:table-cell office:value-type="string" table:style-name="ce1">
            <text:p>Crómlech</text:p>
          </table:table-cell>
          <table:table-cell office:value-type="string" table:style-name="ce1">
            <text:p>Arano</text:p>
          </table:table-cell>
          <table:table-cell office:value-type="string" table:style-name="ce1">
            <text:p>Estribaciones de Leuneta, al W de Errekalku</text:p>
          </table:table-cell>
          <table:table-cell office:value-type="string" table:style-name="ce1">
            <text:p>Arano - Goizueta - II</text:p>
            <text:p>Hoja cartográfica 64-16</text:p>
          </table:table-cell>
          <table:table-cell office:value-type="string" table:style-name="ce1">
            <text:p>Arano - Goizueta#0379_TEX_420.pdf#</text:p>
          </table:table-cell>
          <table:table-cell office:value-type="float" office:value="587720" table:style-name="ce1">
            <text:p>587720</text:p>
          </table:table-cell>
          <table:table-cell office:value-type="float" office:value="4781200" table:style-name="ce1">
            <text:p>4781200</text:p>
          </table:table-cell>
          <table:table-cell office:value-type="float" office:value="760" table:style-name="ce1">
            <text:p>760</text:p>
          </table:table-cell>
          <table:table-cell office:value-type="string" table:style-name="ce2">
            <text:p>43.1784764400563,-1.92066620177086</text:p>
          </table:table-cell>
          <table:table-cell office:value-type="date" office:date-value="2426-07-06T00:00:00" table:style-name="ce3">
            <text:p>lunes, julio 06, 2426</text:p>
          </table:table-cell>
          <table:table-cell office:value-type="string" table:style-name="ce1">
            <text:p>J.M.Barandiaran</text:p>
          </table:table-cell>
          <table:table-cell office:value-type="string" table:style-name="ce1">
            <text:p>Formado por 23 testigos de piedras pequeñas. El eje EW es de 8,4 m. y el SN de 8,5 m.</text:p>
          </table:table-cell>
          <table:table-cell office:value-type="string" table:style-name="ce1">
            <text:p>No se conoce</text:p>
          </table:table-cell>
          <table:table-cell office:value-type="string" table:style-name="ce1">
            <text:p>Luis Peña Basurto lo denominó Unamene Meridional y se encuentra cerca del collado de Etzela (Otxola).</text:p>
            <text:p>Entre este crómlech y de Ipar, existen dos pequeñas prominencias cercanas entre sí. En ellas pueden verse algunas piedras que indican vestigios megalíticos, pero de difícil clasificación. Uno de ellos tiene 6 m. de diámetro por 0,5 m. de alto; el otro tiene 6,4 m. de diámetro por 0,6 m. de altura.</text:p>
            <text:p>También se aprecian restos de un segundo crómlech de 5 m. de diámetro y 8 testigos de escasa alzada, que lo dieron a conocer Luis Del Barrio y Txomin Ugalde en 1981.</text:p>
            <text:p/>
            <text:p>Bibliografía: Munibe 1960. Cuadernos 2 y 3.</text:p>
          </table:table-cell>
          <table:table-cell table:style-name="ce1"/>
          <table:table-cell office:value-type="string" table:style-name="ce1">
            <text:p>Arano - Goizueta</text:p>
          </table:table-cell>
          <table:table-cell office:value-type="string" table:style-name="ce1">
            <text:p>Hoja cartográfica 64-16</text:p>
          </table:table-cell>
          <table:table-cell office:value-type="string" table:style-name="ce1">
            <text:p>0379_MAP_421.pdf</text:p>
          </table:table-cell>
          <table:table-cell office:value-type="string" table:style-name="ce1">
            <text:p>Croquis</text:p>
          </table:table-cell>
          <table:table-cell office:value-type="string" table:style-name="ce1">
            <text:p>0390_DIB_438.pdf</text:p>
          </table:table-cell>
          <table:table-cell table:number-columns-repeated="16361" table:style-name="ce1"/>
        </table:table-row>
        <table:table-row table:style-name="ro1">
          <table:table-cell office:value-type="float" office:value="391" table:style-name="ce1">
            <text:p>391</text:p>
          </table:table-cell>
          <table:table-cell office:value-type="string" table:style-name="ce1">
            <text:p>UNAMENE IPAR</text:p>
          </table:table-cell>
          <table:table-cell office:value-type="float" office:value="5" table:style-name="ce1">
            <text:p>5</text:p>
          </table:table-cell>
          <table:table-cell office:value-type="string" table:style-name="ce1">
            <text:p>Crómlech</text:p>
          </table:table-cell>
          <table:table-cell office:value-type="string" table:style-name="ce1">
            <text:p>Arano</text:p>
          </table:table-cell>
          <table:table-cell office:value-type="string" table:style-name="ce1">
            <text:p>A 150 m. de Unamene Hego</text:p>
          </table:table-cell>
          <table:table-cell office:value-type="string" table:style-name="ce1">
            <text:p>Arano - Goizueta - II</text:p>
            <text:p>Hoja cartográfica 64-16</text:p>
          </table:table-cell>
          <table:table-cell office:value-type="string" table:style-name="ce1">
            <text:p>Arano - Goizueta#0379_TEX_420.pdf#</text:p>
          </table:table-cell>
          <table:table-cell office:value-type="float" office:value="587720" table:style-name="ce1">
            <text:p>587720</text:p>
          </table:table-cell>
          <table:table-cell office:value-type="float" office:value="4781350" table:style-name="ce1">
            <text:p>4781350</text:p>
          </table:table-cell>
          <table:table-cell office:value-type="float" office:value="755" table:style-name="ce1">
            <text:p>755</text:p>
          </table:table-cell>
          <table:table-cell office:value-type="string" table:style-name="ce2">
            <text:p>43.179826921087,-1.92064241134165</text:p>
          </table:table-cell>
          <table:table-cell office:value-type="date" office:date-value="1905-04-29T00:00:00" table:style-name="ce3">
            <text:p>sábado, abril 29, 1905</text:p>
          </table:table-cell>
          <table:table-cell office:value-type="string" table:style-name="ce1">
            <text:p>Luis Peña Basurto</text:p>
          </table:table-cell>
          <table:table-cell office:value-type="string" table:style-name="ce1">
            <text:p>35 testigos de irregulares dimensiones forman un círculo envolviendo una forma tumular. Las losas mayores delimitan el arco eridional. Tiene la característica de que entre los testigos se diferencican claramente cuatro, uno en cada punto cardinal. El testigo que señala el S es el más prominente con 1,4 m de altura y la máxima altura de la formación tumular. En el centro aforan rocas paleozoicas y piedras sueltas. El diámetro es de 11,3 m.</text:p>
          </table:table-cell>
          <table:table-cell office:value-type="string" table:style-name="ce1">
            <text:p>No se conoce</text:p>
          </table:table-cell>
          <table:table-cell office:value-type="string" table:style-name="ce1">
            <text:p>Jose Miguel Barandiaran visitó la zona en 1923 y solo dio a conocer un crómlech , sin que se sepa a cuál se refería. Por este motivo, anotamos la localización de éste a Luis Peña Basurto que es quien aclara la zona y denomina a este crómlech con Unamene Central.</text:p>
            <text:p/>
            <text:p>Bibliografía: Munibe 1960. Cuadernos 2 y 3.</text:p>
          </table:table-cell>
          <table:table-cell table:style-name="ce1"/>
          <table:table-cell office:value-type="string" table:style-name="ce1">
            <text:p>Arano - Goizueta</text:p>
          </table:table-cell>
          <table:table-cell office:value-type="string" table:style-name="ce1">
            <text:p>Hoja cartográfica 64-16</text:p>
          </table:table-cell>
          <table:table-cell office:value-type="string" table:style-name="ce1">
            <text:p>0379_MAP_421.pdf</text:p>
          </table:table-cell>
          <table:table-cell office:value-type="string" table:style-name="ce1">
            <text:p>Croquis</text:p>
          </table:table-cell>
          <table:table-cell office:value-type="string" table:style-name="ce1">
            <text:p>0391_DIB_439.pdf</text:p>
          </table:table-cell>
          <table:table-cell table:number-columns-repeated="16361" table:style-name="ce1"/>
        </table:table-row>
        <table:table-row table:style-name="ro1">
          <table:table-cell office:value-type="float" office:value="392" table:style-name="ce1">
            <text:p>392</text:p>
          </table:table-cell>
          <table:table-cell office:value-type="string" table:style-name="ce1">
            <text:p>SAN MIGUEL SORO</text:p>
          </table:table-cell>
          <table:table-cell office:value-type="float" office:value="5" table:style-name="ce1">
            <text:p>5</text:p>
          </table:table-cell>
          <table:table-cell office:value-type="string" table:style-name="ce1">
            <text:p>Crómlech</text:p>
          </table:table-cell>
          <table:table-cell office:value-type="string" table:style-name="ce1">
            <text:p>Arano</text:p>
          </table:table-cell>
          <table:table-cell office:value-type="string" table:style-name="ce1">
            <text:p>A unos 200 m. de la aguda colina, en dirección N.</text:p>
          </table:table-cell>
          <table:table-cell office:value-type="string" table:style-name="ce1">
            <text:p>Arano - Goizueta - II</text:p>
            <text:p>Hoja cartográfica 64-16</text:p>
          </table:table-cell>
          <table:table-cell office:value-type="string" table:style-name="ce1">
            <text:p>Arano - Goizueta#0379_TEX_420.pdf#</text:p>
          </table:table-cell>
          <table:table-cell office:value-type="float" office:value="587670" table:style-name="ce1">
            <text:p>587670</text:p>
          </table:table-cell>
          <table:table-cell office:value-type="float" office:value="4781500" table:style-name="ce1">
            <text:p>4781500</text:p>
          </table:table-cell>
          <table:table-cell office:value-type="float" office:value="700" table:style-name="ce1">
            <text:p>700</text:p>
          </table:table-cell>
          <table:table-cell office:value-type="string" table:style-name="ce2">
            <text:p>43.1811832040655,-1.92123375481857</text:p>
          </table:table-cell>
          <table:table-cell office:value-type="date" office:date-value="1905-04-29T00:00:00" table:style-name="ce3">
            <text:p>sábado, abril 29, 1905</text:p>
          </table:table-cell>
          <table:table-cell office:value-type="string" table:style-name="ce1">
            <text:p>Luis Peña Basurto</text:p>
          </table:table-cell>
          <table:table-cell office:value-type="string" table:style-name="ce1">
            <text:p>Posiblemenete sea este el ejemplar más monumental y mejor conservado de la zona. El túmulo está bordeado de 41 testigos de piedras grises, casi blanquecinas por la buendacia de anchas vetas marmóreas. El consjunto se eleva más de 1 m. sobre el nivel del terreno.</text:p>
            <text:p>También puede apreciarse claramente la premediatada orientación, colando como piedras maestras de la construcción de hitos que habían de señalar para siempre sus conocimientos acerca de la existencia del punto de la tierra o el firmamento que denominamos norte.</text:p>
            <text:p>El diámetor del círculo es de 10,8 m. Los testigos alcanzan sus mayores dimensiones en el arco meridional. La forma tumular sobrepasa un poco la máxima altura de los testigos. Posee una pequeña cámara adyacente, al exterior, en el vértice de su arco septentrional. La cámara mide 0,9 m. por 2,3 m. con la abertura la N.</text:p>
          </table:table-cell>
          <table:table-cell office:value-type="string" table:style-name="ce1">
            <text:p>No se conoce</text:p>
          </table:table-cell>
          <table:table-cell office:value-type="string" table:style-name="ce1">
            <text:p>Forma parte de la estación de Unamene, zona que Jose Miguel Barandiaran visitó la zona en 1923 y solo dio a conocer un crómlech. Posteriormente las noticias provienen de Luis Peña Basurto y Txomin Ugalde y de Luis del Barrio en los años 1946 y 1989 respectivamente.</text:p>
            <text:p/>
            <text:p>Bibliografía: Munibe 1960. Cuadernos 2 y 3.</text:p>
          </table:table-cell>
          <table:table-cell table:style-name="ce1"/>
          <table:table-cell office:value-type="string" table:style-name="ce1">
            <text:p>Arano - Goizueta</text:p>
          </table:table-cell>
          <table:table-cell office:value-type="string" table:style-name="ce1">
            <text:p>Hoja cartográfica 64-16</text:p>
          </table:table-cell>
          <table:table-cell office:value-type="string" table:style-name="ce1">
            <text:p>0379_MAP_421.pdf</text:p>
          </table:table-cell>
          <table:table-cell office:value-type="string" table:style-name="ce1">
            <text:p>Croquis</text:p>
          </table:table-cell>
          <table:table-cell office:value-type="string" table:style-name="ce1">
            <text:p>0392_DIB_440.pdf</text:p>
          </table:table-cell>
          <table:table-cell office:value-type="string" table:style-name="ce1">
            <text:p>Foto</text:p>
          </table:table-cell>
          <table:table-cell office:value-type="string" table:style-name="ce1">
            <text:p>0392_FOT_441.pdf</text:p>
          </table:table-cell>
          <table:table-cell table:number-columns-repeated="16359"/>
        </table:table-row>
        <table:table-row table:style-name="ro1">
          <table:table-cell office:value-type="float" office:value="393" table:style-name="ce1">
            <text:p>393</text:p>
          </table:table-cell>
          <table:table-cell office:value-type="string" table:style-name="ce1">
            <text:p>DESKARGAKO ARRIETA</text:p>
          </table:table-cell>
          <table:table-cell office:value-type="float" office:value="5" table:style-name="ce1">
            <text:p>5</text:p>
          </table:table-cell>
          <table:table-cell office:value-type="string" table:style-name="ce1">
            <text:p>Crómlech</text:p>
          </table:table-cell>
          <table:table-cell office:value-type="string" table:style-name="ce1">
            <text:p>Goizueta</text:p>
          </table:table-cell>
          <table:table-cell office:value-type="string" table:style-name="ce1">
            <text:p>Entre el collado y la cota Deskarga</text:p>
          </table:table-cell>
          <table:table-cell office:value-type="string" table:style-name="ce1">
            <text:p>Goizueta</text:p>
            <text:p>Hoja cartográfica 90-1</text:p>
          </table:table-cell>
          <table:table-cell table:style-name="ce1"/>
          <table:table-cell office:value-type="float" office:value="594770" table:style-name="ce1">
            <text:p>594770</text:p>
          </table:table-cell>
          <table:table-cell office:value-type="float" office:value="4779210" table:style-name="ce1">
            <text:p>4779210</text:p>
          </table:table-cell>
          <table:table-cell office:value-type="float" office:value="670" table:style-name="ce1">
            <text:p>670</text:p>
          </table:table-cell>
          <table:table-cell office:value-type="string" table:style-name="ce2">
            <text:p>43.1597094140161,-1.83427858947076</text:p>
          </table:table-cell>
          <table:table-cell office:value-type="date" office:date-value="2443-10-03T00:00:00" table:style-name="ce3">
            <text:p>sábado, octubre 03, 2443</text:p>
          </table:table-cell>
          <table:table-cell office:value-type="string" table:style-name="ce1">
            <text:p>J.Argomaniz</text:p>
          </table:table-cell>
          <table:table-cell office:value-type="string" table:style-name="ce1">
            <text:p>Crómlech de diámetro 3,4 m. Compuesto por 5 testigos con forma de bloque, entre los que destaca uno con una altura de 0,55 m. El resto a nivel del terreno. La zona central contiene tres bloques. Materiales: pizarras y cuarcitas del terreno.</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table:number-columns-repeated="2" table:style-name="ce1"/>
          <table:table-cell office:value-type="string" table:style-name="ce1">
            <text:p>Croquis</text:p>
          </table:table-cell>
          <table:table-cell office:value-type="string" table:style-name="ce1">
            <text:p>0393_DIB_442.pdf</text:p>
          </table:table-cell>
          <table:table-cell table:number-columns-repeated="16361" table:style-name="ce1"/>
        </table:table-row>
        <table:table-row table:style-name="ro1">
          <table:table-cell office:value-type="float" office:value="394" table:style-name="ce1">
            <text:p>394</text:p>
          </table:table-cell>
          <table:table-cell office:value-type="string" table:style-name="ce1">
            <text:p>GAZTARROZKO BIZKARRA</text:p>
          </table:table-cell>
          <table:table-cell office:value-type="float" office:value="5" table:style-name="ce1">
            <text:p>5</text:p>
          </table:table-cell>
          <table:table-cell office:value-type="string" table:style-name="ce1">
            <text:p>Crómlech</text:p>
          </table:table-cell>
          <table:table-cell office:value-type="string" table:style-name="ce1">
            <text:p>Goizueta</text:p>
          </table:table-cell>
          <table:table-cell office:value-type="string" table:style-name="ce1">
            <text:p>En el collado de su nombre</text:p>
          </table:table-cell>
          <table:table-cell office:value-type="string" table:style-name="ce1">
            <text:p>Goizueta</text:p>
            <text:p>Hoja cartográfica 65-9</text:p>
          </table:table-cell>
          <table:table-cell table:style-name="ce1"/>
          <table:table-cell office:value-type="float" office:value="593970" table:style-name="ce1">
            <text:p>593970</text:p>
          </table:table-cell>
          <table:table-cell office:value-type="float" office:value="4785150" table:style-name="ce1">
            <text:p>4785150</text:p>
          </table:table-cell>
          <table:table-cell office:value-type="float" office:value="512" table:style-name="ce1">
            <text:p>512</text:p>
          </table:table-cell>
          <table:table-cell office:value-type="string" table:style-name="ce2">
            <text:p>43.2132868150965,-1.84310744574105</text:p>
          </table:table-cell>
          <table:table-cell office:value-type="date" office:date-value="2443-06-24T00:00:00" table:style-name="ce3">
            <text:p>miércoles, junio 24, 2443</text:p>
          </table:table-cell>
          <table:table-cell office:value-type="string" table:style-name="ce1">
            <text:p>Y.Tellabide</text:p>
          </table:table-cell>
          <table:table-cell office:value-type="string" table:style-name="ce1">
            <text:p>Se trata de un conjunto de 2 crómlech tumulares:</text:p>
            <text:p>Crómlech nº 1: El eje NS es de 4,2 m. y el eje EW es de 4,3 m. Revuelto y deformado. Peristalito y forma interior formados por numerosos bloque de pequeño tamaño, parte de ellos hincados en el terreno, con tierra y pequeñas piedras entre ellos. Materiales: pizarras y cuarcitas del terreno. En el extremo de arco SE crece un gran ejemplar de haya.</text:p>
            <text:p>Crómlech nº 2: El eje NS es de 4,7 m. y el EW, de 4,5 m. Revuelto y deformado. Peristalito y forma interior formados por numerosos bloque de mediano tamaño, parte de ellos hincados en el terreno, con pequeñas piedras y tierra entre ellos. Materiales: pizarras y cuarcitas del terreno.</text:p>
          </table:table-cell>
          <table:table-cell office:value-type="string" table:style-name="ce1">
            <text:p>No se conoce</text:p>
          </table:table-cell>
          <table:table-cell office:value-type="string" table:style-name="ce1">
            <text:p>Bibliografía: Luis Del Barrio. Munibe 1989.</text:p>
          </table:table-cell>
          <table:table-cell table:style-name="ce1"/>
          <table:table-cell office:value-type="string" table:style-name="ce1">
            <text:p>Arano - Goizueta</text:p>
          </table:table-cell>
          <table:table-cell office:value-type="string" table:style-name="ce1">
            <text:p>Hoja cartográfica 65-9</text:p>
          </table:table-cell>
          <table:table-cell office:value-type="string" table:style-name="ce1">
            <text:p>0358_MAP_417.pdf</text:p>
          </table:table-cell>
          <table:table-cell office:value-type="string" table:style-name="ce1">
            <text:p>Croquis</text:p>
          </table:table-cell>
          <table:table-cell office:value-type="string" table:style-name="ce1">
            <text:p>0394_DIB_460.pdf</text:p>
          </table:table-cell>
          <table:table-cell table:number-columns-repeated="16361" table:style-name="ce1"/>
        </table:table-row>
        <table:table-row table:style-name="ro1">
          <table:table-cell office:value-type="float" office:value="395" table:style-name="ce1">
            <text:p>395</text:p>
          </table:table-cell>
          <table:table-cell office:value-type="string" table:style-name="ce1">
            <text:p>BIAMENDI LEPOA</text:p>
          </table:table-cell>
          <table:table-cell office:value-type="float" office:value="5" table:style-name="ce1">
            <text:p>5</text:p>
          </table:table-cell>
          <table:table-cell office:value-type="string" table:style-name="ce1">
            <text:p>Crómlech</text:p>
          </table:table-cell>
          <table:table-cell office:value-type="string" table:style-name="ce1">
            <text:p>Labaien</text:p>
          </table:table-cell>
          <table:table-cell office:value-type="string" table:style-name="ce1">
            <text:p>430 m. al N del domen Biamendi Bizkarra</text:p>
          </table:table-cell>
          <table:table-cell office:value-type="string" table:style-name="ce1">
            <text:p>Goizueta</text:p>
            <text:p>Hoja cartográfica 65-9</text:p>
          </table:table-cell>
          <table:table-cell table:style-name="ce1"/>
          <table:table-cell office:value-type="float" office:value="599415" table:style-name="ce1">
            <text:p>599415</text:p>
          </table:table-cell>
          <table:table-cell office:value-type="float" office:value="4778615" table:style-name="ce1">
            <text:p>4778615</text:p>
          </table:table-cell>
          <table:table-cell office:value-type="float" office:value="953" table:style-name="ce1">
            <text:p>953</text:p>
          </table:table-cell>
          <table:table-cell office:value-type="string" table:style-name="ce2">
            <text:p>43.1537564193407,-1.77726189568592</text:p>
          </table:table-cell>
          <table:table-cell office:value-type="date" office:date-value="1985-10-20T00:00:00" table:style-name="ce3">
            <text:p>domingo, octubre 20, 1985</text:p>
          </table:table-cell>
          <table:table-cell office:value-type="string" table:style-name="ce1">
            <text:p>L.Millan</text:p>
          </table:table-cell>
          <table:table-cell office:value-type="string" table:style-name="ce1">
            <text:p>Crómlech. El eje NS es de 2,9 m. y el eje EW es de 2,5 m. Formado por numerosos bloques pequeños y lajas de pizarra, de las que destacan 11 hincadas en el terreno. Las alturas oscilan entre 0,18 m. y 0,1 m.; el resto a ras del suelo o caídos.</text:p>
            <text:p>Arco septentrional deformado tras haber crecido un haya en el centro del mismo. En el interior del sector suroccidental se ubican dos bloques de cuarcita. Materiales: pizarras del terreno.</text:p>
            <text:p>4 m. al SE se localizan 3 bloques hincados en el terreno que pueden constituir los restos de otra estructura, una vez elimanada la densa hojarasca que cubre el lugar.</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text:p>
          </table:table-cell>
          <table:table-cell office:value-type="string" table:style-name="ce1">
            <text:p>0395_DIB_443.pdf</text:p>
          </table:table-cell>
          <table:table-cell table:number-columns-repeated="16363" table:style-name="ce1"/>
        </table:table-row>
        <table:table-row table:style-name="ro1">
          <table:table-cell office:value-type="float" office:value="396" table:style-name="ce1">
            <text:p>396</text:p>
          </table:table-cell>
          <table:table-cell office:value-type="string" table:style-name="ce1">
            <text:p>BIAMENDI BIZKARRA</text:p>
          </table:table-cell>
          <table:table-cell office:value-type="float" office:value="1" table:style-name="ce1">
            <text:p>1</text:p>
          </table:table-cell>
          <table:table-cell office:value-type="string" table:style-name="ce1">
            <text:p>Dolmen</text:p>
          </table:table-cell>
          <table:table-cell office:value-type="string" table:style-name="ce1">
            <text:p>Labaien</text:p>
          </table:table-cell>
          <table:table-cell office:value-type="string" table:style-name="ce1">
            <text:p>1 km al S de Loizate</text:p>
          </table:table-cell>
          <table:table-cell office:value-type="string" table:style-name="ce1">
            <text:p>Goizueta</text:p>
            <text:p>Hoja cartográfica 90-1</text:p>
          </table:table-cell>
          <table:table-cell table:style-name="ce1"/>
          <table:table-cell office:value-type="float" office:value="599475" table:style-name="ce1">
            <text:p>599475</text:p>
          </table:table-cell>
          <table:table-cell office:value-type="float" office:value="4778205" table:style-name="ce1">
            <text:p>4778205</text:p>
          </table:table-cell>
          <table:table-cell office:value-type="float" office:value="970" table:style-name="ce1">
            <text:p>970</text:p>
          </table:table-cell>
          <table:table-cell office:value-type="string" table:style-name="ce2">
            <text:p>43.1500573858213,-1.77659773756749</text:p>
          </table:table-cell>
          <table:table-cell office:value-type="date" office:date-value="1985-10-20T00:00:00" table:style-name="ce3">
            <text:p>domingo, octubre 20, 1985</text:p>
          </table:table-cell>
          <table:table-cell office:value-type="string" table:style-name="ce1">
            <text:p>L.Millan</text:p>
          </table:table-cell>
          <table:table-cell office:value-type="string" table:style-name="ce1">
            <text:p>Túmulo de 6 m. de Ф y 0,2 m. de alto. Formado por lajas y bloques de grauwacas y lajas de pizarra; está revuelto. Cráter central de 2,2 m. de Ф NS y 2 m. EW y 0,15 m de profundidad.<text:s/></text:p>
            <text:p>En el arco meridional se localizan 2 losas:<text:s/></text:p>
            <text:p>- una hincada de 1,2 m. de largo; entre 0,35 m. y 0,15 m. de ancho y 0,35 m. de alto. y orientada a 160º en materiales de grauwaca</text:p>
            <text:p>- otra tendida junto a ésta, de 0,77 m. por 0,4 m. y por 0,07 m. de grueso, en material de pizarra.</text:p>
            <text:p>Contorneando el túmulo, se identifican algunos bloques hincados a modo de ortostratos, que definen la estructura circular del mismo.</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text:p>
          </table:table-cell>
          <table:table-cell office:value-type="string" table:style-name="ce1">
            <text:p>0396_DIB_444.pdf</text:p>
          </table:table-cell>
          <table:table-cell table:number-columns-repeated="16363" table:style-name="ce1"/>
        </table:table-row>
        <table:table-row table:style-name="ro1">
          <table:table-cell office:value-type="float" office:value="397" table:style-name="ce1">
            <text:p>397</text:p>
          </table:table-cell>
          <table:table-cell office:value-type="string" table:style-name="ce1">
            <text:p>LOIZATE SOROA</text:p>
          </table:table-cell>
          <table:table-cell office:value-type="float" office:value="5" table:style-name="ce1">
            <text:p>5</text:p>
          </table:table-cell>
          <table:table-cell office:value-type="string" table:style-name="ce1">
            <text:p>Crómlech</text:p>
          </table:table-cell>
          <table:table-cell office:value-type="string" table:style-name="ce1">
            <text:p>Beinza - Labaien</text:p>
          </table:table-cell>
          <table:table-cell office:value-type="string" table:style-name="ce1">
            <text:p>450 m. al SW <text:s/>de la cota de Loizate</text:p>
          </table:table-cell>
          <table:table-cell office:value-type="string" table:style-name="ce1">
            <text:p>Goizueta</text:p>
            <text:p>Hoja cartográfica 90-1</text:p>
          </table:table-cell>
          <table:table-cell table:style-name="ce1"/>
          <table:table-cell office:value-type="float" office:value="598710" table:style-name="ce1">
            <text:p>598710</text:p>
          </table:table-cell>
          <table:table-cell office:value-type="float" office:value="4778950" table:style-name="ce1">
            <text:p>4778950</text:p>
          </table:table-cell>
          <table:table-cell office:value-type="float" office:value="980" table:style-name="ce1">
            <text:p>980</text:p>
          </table:table-cell>
          <table:table-cell office:value-type="string" table:style-name="ce2">
            <text:p>43.1568646915602,-1.78587129596683</text:p>
          </table:table-cell>
          <table:table-cell office:value-type="date" office:date-value="1984-06-16T00:00:00" table:style-name="ce3">
            <text:p>sábado, junio 16, 1984</text:p>
          </table:table-cell>
          <table:table-cell office:value-type="string" table:style-name="ce1">
            <text:p>L.Del Barrio y Tx. Ugalde</text:p>
          </table:table-cell>
          <table:table-cell office:value-type="string" table:style-name="ce1">
            <text:p>Crómlech deformado. Diámetro estimativo NS - EW de 3,5 m., 5 testigos con forma de bloque y lajas; destacando 3 con alturas entre 0,12 y 0,1 m. Materiales: (4) pizarras del terreno y (1) arenisca triásica de la inmediaciones.</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text:p>
          </table:table-cell>
          <table:table-cell office:value-type="string" table:style-name="ce1">
            <text:p>0397_DIB_445.pdf</text:p>
          </table:table-cell>
          <table:table-cell table:number-columns-repeated="16363" table:style-name="ce1"/>
        </table:table-row>
        <table:table-row table:style-name="ro1">
          <table:table-cell office:value-type="float" office:value="398" table:style-name="ce1">
            <text:p>398</text:p>
          </table:table-cell>
          <table:table-cell office:value-type="string" table:style-name="ce1">
            <text:p>IENGO ATAKA</text:p>
          </table:table-cell>
          <table:table-cell office:value-type="float" office:value="5" table:style-name="ce1">
            <text:p>5</text:p>
          </table:table-cell>
          <table:table-cell office:value-type="string" table:style-name="ce1">
            <text:p>Crómlech (3)</text:p>
          </table:table-cell>
          <table:table-cell office:value-type="string" table:style-name="ce1">
            <text:p>Goizueta</text:p>
          </table:table-cell>
          <table:table-cell office:value-type="string" table:style-name="ce1">
            <text:p>En el collado posterior al Loizate, dirección Mindiribil.</text:p>
          </table:table-cell>
          <table:table-cell office:value-type="string" table:style-name="ce1">
            <text:p>Goizueta</text:p>
            <text:p>Hoja cartográfica 90-1</text:p>
          </table:table-cell>
          <table:table-cell table:style-name="ce1"/>
          <table:table-cell office:value-type="float" office:value="598710" table:style-name="ce1">
            <text:p>598710</text:p>
          </table:table-cell>
          <table:table-cell office:value-type="float" office:value="4779710" table:style-name="ce1">
            <text:p>4779710</text:p>
          </table:table-cell>
          <table:table-cell office:value-type="float" office:value="970" table:style-name="ce1">
            <text:p>970</text:p>
          </table:table-cell>
          <table:table-cell office:value-type="string" table:style-name="ce2">
            <text:p>43.1637068284502,-1.78573578946896</text:p>
          </table:table-cell>
          <table:table-cell office:value-type="date" office:date-value="2443-10-05T00:00:00" table:style-name="ce3">
            <text:p>lunes, octubre 05, 2443</text:p>
          </table:table-cell>
          <table:table-cell office:value-type="string" table:style-name="ce1">
            <text:p>L.Del Barrio y Tx. Ugalde</text:p>
          </table:table-cell>
          <table:table-cell office:value-type="string" table:style-name="ce1">
            <text:p>1.- Crómlech. Deformado. Diámetro NS - EW de 2,4 m.; 5 testigos con forma de bloque; destacando 3 con alturas entre 0,35 y 0,15 m.; <text:s/>el resto a nivel del terrreno.</text:p>
            <text:p>2.- Crómlech. Deformado. Diámetro NS de 2,5 m. y EW de 2 m.; 5 testigos con forma de bloques; destacando 3 con alturas entre 0,35 y 0,15 m.; <text:s/>el resto a nivel del terrreno.</text:p>
            <text:p>3.- Crómlech. Deformado. Diámetro NS de3 m. y EW de 3,5 m.; 7 testigos con forma de bloque que apenas afloran del terreno.<text:s/></text:p>
            <text:p>Un bloque aflora en el centro de la estructura.</text:p>
            <text:p>Materiales: pizarra y cuarcitas del terreno.</text:p>
          </table:table-cell>
          <table:table-cell office:value-type="string" table:style-name="ce1">
            <text:p>No se conoce</text:p>
          </table:table-cell>
          <table:table-cell office:value-type="string" table:style-name="ce1">
            <text:p>En principio, Luis Del Barrio aplicó al conjunto el topónimo que encabeza la ficha, que es el mismo que aparece en el hito señalizador. Posteriormente ha aparecido publicado con el topónimo de Irango Ataka.</text:p>
            <text:p/>
            <text:p>Bibliografía: Munibe 1989. nº 41.</text:p>
          </table:table-cell>
          <table:table-cell table:style-name="ce1"/>
          <table:table-cell office:value-type="string" table:style-name="ce1">
            <text:p>Arano - Goizueta</text:p>
          </table:table-cell>
          <table:table-cell office:value-type="string" table:style-name="ce1">
            <text:p>Croquis</text:p>
          </table:table-cell>
          <table:table-cell office:value-type="string" table:style-name="ce1">
            <text:p>0398_DIB_446.pdf</text:p>
          </table:table-cell>
          <table:table-cell table:number-columns-repeated="16363" table:style-name="ce1"/>
        </table:table-row>
        <table:table-row table:style-name="ro1">
          <table:table-cell office:value-type="float" office:value="399" table:style-name="ce1">
            <text:p>399</text:p>
          </table:table-cell>
          <table:table-cell office:value-type="string" table:style-name="ce1">
            <text:p>IZURRIZTI - I</text:p>
          </table:table-cell>
          <table:table-cell office:value-type="float" office:value="5" table:style-name="ce1">
            <text:p>5</text:p>
          </table:table-cell>
          <table:table-cell office:value-type="string" table:style-name="ce1">
            <text:p>Crómlech (9)</text:p>
          </table:table-cell>
          <table:table-cell office:value-type="string" table:style-name="ce1">
            <text:p>Goizueta</text:p>
          </table:table-cell>
          <table:table-cell office:value-type="string" table:style-name="ce1">
            <text:p>A 300 m. antes de la cota Izu</text:p>
          </table:table-cell>
          <table:table-cell office:value-type="string" table:style-name="ce1">
            <text:p>Aranaz</text:p>
            <text:p>Hoja cartográfica 65-14</text:p>
          </table:table-cell>
          <table:table-cell table:style-name="ce1"/>
          <table:table-cell office:value-type="float" office:value="600090" table:style-name="ce1">
            <text:p>600090</text:p>
          </table:table-cell>
          <table:table-cell office:value-type="float" office:value="4784645" table:style-name="ce1">
            <text:p>4784645</text:p>
          </table:table-cell>
          <table:table-cell office:value-type="float" office:value="780" table:style-name="ce1">
            <text:p>780</text:p>
          </table:table-cell>
          <table:table-cell office:value-type="string" table:style-name="ce2">
            <text:p>43.2079538119797,-1.76787040488132</text:p>
          </table:table-cell>
          <table:table-cell office:value-type="date" office:date-value="2443-10-05T00:00:00" table:style-name="ce3">
            <text:p>lunes, octubre 05, 2443</text:p>
          </table:table-cell>
          <table:table-cell office:value-type="string" table:style-name="ce1">
            <text:p>I.Arbelaiz, L.Del Barrio, Tx Ugalde y A.Uriz</text:p>
          </table:table-cell>
          <table:table-cell office:value-type="string" table:style-name="ce1">
            <text:p>Crómlech nº 1: <text:s/>5,5 m. de Ф NS y <text:s/>4,6 m. de Ф EW. <text:s/>14 testigos en forma de bloque; destacan 8 con alturas entre 0,5 y 0,2 m. Carece de testigos en el sector SE. Hace contacto con el nº 2 en el sector suroccidental. Pizarras y cuarcitas (2) del terreno.</text:p>
            <text:p>Crómlech nº 2: <text:s/>5,3 m. de Ф. <text:s/>15 testigos en forma de laja y bloque; destacan 5 con alturas entre 0,35 y 0,1 m. Hace contacto con el nº 1 en el sector nororiental. Pizarras y cuarcitas (1) del terreno.</text:p>
            <text:p>Crómlech nº 3: <text:s/>2,45 m. de Ф. <text:s/>5 testigos en forma de bloque que apenas sobresalen del terreno. En el arco oriental carece de testigos. Cuarcitas del terreno.</text:p>
            <text:p>Crómlech nº 4: <text:s/>4,5 m. de Ф. <text:s/>21 testigos en forma de bloque; destacan 11 con alturas entre 0,3 y 0,1 m. Hace contacto con el nº 5 en el sector noroccidental. Pizarras del terreno y una arenisca triásica.</text:p>
            <text:p>Crómlech nº 5: <text:s/>3,2 m. de Ф. <text:s/>12 testigos en forma de laja y bloque; destacan 3 con alturas entre 1 m. y 0,1 m, al oeste el testigo mayor de 1 m. x 0,55 m. x 0,3 m. Carece de testigos en el sector septentrional. Hace contacto con el nº 4 en el arco suroriental. Pizarras del terreno.</text:p>
            <text:p>Crómlech nº 6: <text:s/>3,6 m. de Ф. <text:s/>10 testigos en forma de bloque; destacan 5 con alturas entre 0,32 y 0,1 m. Carece de testigos en el sector occidental. Pizarras del terreno y una arenisca triásica.</text:p>
            <text:p>Crómlech nº 7: <text:s/>4,5 m. de Ф. <text:s/>10 testigos en forma de bloque; destacan 6 con alturas entre 0,25 y 0,1 m. Carece de testigos en el arco oriental. Pizarras y cuarcitas (3) del terreno.</text:p>
            <text:p>Crómlech nº 8: <text:s/>4,1 m. de Ф NS y <text:s/>3,7 m. de Ф EW. <text:s/>20 testigos en forma de laja y bloque; destacan 19 con alturas entre 0,4 y 0,1 m. Pizarras del terreno.</text:p>
            <text:p>Crómlech nº 9: <text:s/>3,7 m. de Ф. <text:s/>7 testigos en forma de bloque; destacan 5 con alturas entre 0,25 y 0,1 m. Crece de testigos en el arco meridional. Pizarras del terreno.</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text:p>
          </table:table-cell>
          <table:table-cell office:value-type="string" table:style-name="ce1">
            <text:p>0399_DIB_447.pdf</text:p>
          </table:table-cell>
          <table:table-cell table:number-columns-repeated="16363" table:style-name="ce1"/>
        </table:table-row>
        <table:table-row table:style-name="ro1">
          <table:table-cell office:value-type="float" office:value="400" table:style-name="ce1">
            <text:p>400</text:p>
          </table:table-cell>
          <table:table-cell office:value-type="string" table:style-name="ce1">
            <text:p>IZURRIZTI - II</text:p>
          </table:table-cell>
          <table:table-cell office:value-type="float" office:value="5" table:style-name="ce1">
            <text:p>5</text:p>
          </table:table-cell>
          <table:table-cell office:value-type="string" table:style-name="ce1">
            <text:p>Crómlech (6)</text:p>
          </table:table-cell>
          <table:table-cell office:value-type="string" table:style-name="ce1">
            <text:p>Goizueta</text:p>
          </table:table-cell>
          <table:table-cell office:value-type="string" table:style-name="ce1">
            <text:p>En el rellano anterior a la cumbre, estribación W de la cota Izu</text:p>
          </table:table-cell>
          <table:table-cell office:value-type="string" table:style-name="ce1">
            <text:p>Aranaz</text:p>
            <text:p>Hoja cartográfica 65-14</text:p>
          </table:table-cell>
          <table:table-cell table:style-name="ce1"/>
          <table:table-cell office:value-type="float" office:value="599940" table:style-name="ce1">
            <text:p>599940</text:p>
          </table:table-cell>
          <table:table-cell office:value-type="float" office:value="4784680" table:style-name="ce1">
            <text:p>4784680</text:p>
          </table:table-cell>
          <table:table-cell office:value-type="float" office:value="765" table:style-name="ce1">
            <text:p>765</text:p>
          </table:table-cell>
          <table:table-cell office:value-type="string" table:style-name="ce2">
            <text:p>43.2082887762259,-1.76971018603756</text:p>
          </table:table-cell>
          <table:table-cell office:value-type="date" office:date-value="1984-03-30T00:00:00" table:style-name="ce3">
            <text:p>viernes, marzo 30, 1984</text:p>
          </table:table-cell>
          <table:table-cell office:value-type="string" table:style-name="ce1">
            <text:p>I.Arbelaiz, L.Del Barrio, Tx Ugalde y A.Uriz</text:p>
          </table:table-cell>
          <table:table-cell office:value-type="string" table:style-name="ce1">
            <text:p>Crómlech nº 1: <text:s/>5,7 m. de Ф. <text:s/>8 testigos en forma de bloque; destacan 6 con alturas entre 0,5 y 0,3 m. Pizarras (4) y cuarcitas (4) del terreno, destacando un gran bloque en el sector oriental de 1,5 m. x 0,8 m. x 0,5 m. de cuarcita.</text:p>
            <text:p>Crómlech nº 2: <text:s/>3,9 m. de Ф. <text:s/>7 testigos en forma de laja y bloque, con alturas entre 0,25 y 0,18 m. Carece de testigos en el arco septentrional <text:s/>y los sectores SE y SW. Pizarras del terreno.</text:p>
            <text:p>Crómlech nº 3: <text:s/>5 m. de Ф. <text:s/>25 testigos en forma de bloque y laja; destacan 8 con alturas entre 0,35 y 0,12 m. Pizarras del terreno. El slendero que discurre por el lugar atraviesa el yacimiento.</text:p>
            <text:p>Crómlech nº 4: <text:s/>4,8 m. de Ф. <text:s/>4 testigos ; destacan 3 con alturas entre 0,3 m. y 0,25 m. Carece de testigos en los arcos oriental y occidental.</text:p>
            <text:p>Crómlech nº 5: <text:s/>5,2 m. de Ф. <text:s/>5 testigos con alturas entre 0,25 y 0,15 m. Carece de testigos en el sector SW-SE. Pizarras del terreno.</text:p>
            <text:p>Crómlech nº 6: <text:s/>3,8 m. de Ф. <text:s/>4 testigos con uno de 0,2m. Carece de testigos en el arco oriental y occidental. Pizarras del terreno.</text:p>
          </table:table-cell>
          <table:table-cell office:value-type="string" table:style-name="ce1">
            <text:p>No se conoce</text:p>
          </table:table-cell>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text:p>
          </table:table-cell>
          <table:table-cell office:value-type="string" table:style-name="ce1">
            <text:p>0400_DIB_448.pdf</text:p>
          </table:table-cell>
          <table:table-cell table:number-columns-repeated="16363" table:style-name="ce1"/>
        </table:table-row>
        <table:table-row table:style-name="ro1">
          <table:table-cell office:value-type="float" office:value="401" table:style-name="ce1">
            <text:p>401</text:p>
          </table:table-cell>
          <table:table-cell office:value-type="string" table:style-name="ce1">
            <text:p>IZURRIZTI</text:p>
          </table:table-cell>
          <table:table-cell office:value-type="float" office:value="5" table:style-name="ce1">
            <text:p>5</text:p>
          </table:table-cell>
          <table:table-cell office:value-type="string" table:style-name="ce1">
            <text:p>Crómlech tumular</text:p>
          </table:table-cell>
          <table:table-cell office:value-type="string" table:style-name="ce1">
            <text:p>Goizueta</text:p>
          </table:table-cell>
          <table:table-cell office:value-type="string" table:style-name="ce1">
            <text:p>A 380 m. al SSW del conjunto de Arramaleta</text:p>
          </table:table-cell>
          <table:table-cell office:value-type="string" table:style-name="ce1">
            <text:p>Goizueta</text:p>
            <text:p>Hoja cartográfica 65-13</text:p>
          </table:table-cell>
          <table:table-cell table:style-name="ce1"/>
          <table:table-cell office:value-type="float" office:value="596775" table:style-name="ce1">
            <text:p>596775</text:p>
          </table:table-cell>
          <table:table-cell office:value-type="float" office:value="4782130" table:style-name="ce1">
            <text:p>4782130</text:p>
          </table:table-cell>
          <table:table-cell office:value-type="float" office:value="603" table:style-name="ce1">
            <text:p>603</text:p>
          </table:table-cell>
          <table:table-cell office:value-type="string" table:style-name="ce2">
            <text:p>43.1857438859217,-1.80911043641077</text:p>
          </table:table-cell>
          <table:table-cell office:value-type="date" office:date-value="2443-06-24T00:00:00" table:style-name="ce3">
            <text:p>miércoles, junio 24, 2443</text:p>
          </table:table-cell>
          <table:table-cell office:value-type="string" table:style-name="ce1">
            <text:p>J.Tellabide</text:p>
          </table:table-cell>
          <table:table-cell office:value-type="string" table:style-name="ce1">
            <text:p>Crómlech tumular desfigurado. Eje NS-EW de 4 m. La altura en el centro es de 0,2 m. Formado por numerosos pqueños bloques que afloran entre el relleno de tierra, parte de ellos hincados en el terreno.</text:p>
            <text:p>En el arco occidental se localiza un tocón de una gran haya</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table:number-columns-repeated="16365" table:style-name="ce1"/>
        </table:table-row>
        <table:table-row table:style-name="ro1">
          <table:table-cell office:value-type="float" office:value="402" table:style-name="ce1">
            <text:p>402</text:p>
          </table:table-cell>
          <table:table-cell office:value-type="string" table:style-name="ce1">
            <text:p>IZU</text:p>
          </table:table-cell>
          <table:table-cell office:value-type="float" office:value="5" table:style-name="ce1">
            <text:p>5</text:p>
          </table:table-cell>
          <table:table-cell office:value-type="string" table:style-name="ce1">
            <text:p>Crómlech (5)</text:p>
          </table:table-cell>
          <table:table-cell office:value-type="string" table:style-name="ce1">
            <text:p>Goizueta</text:p>
          </table:table-cell>
          <table:table-cell office:value-type="string" table:style-name="ce1">
            <text:p>En la cota de su nombre, a 230 m. al SW del dolmen de Izu Lepoa</text:p>
          </table:table-cell>
          <table:table-cell office:value-type="string" table:style-name="ce1">
            <text:p>Aranaz</text:p>
            <text:p>Hoja cartográfica 65-14</text:p>
          </table:table-cell>
          <table:table-cell table:style-name="ce1"/>
          <table:table-cell office:value-type="float" office:value="600410" table:style-name="ce1">
            <text:p>600410</text:p>
          </table:table-cell>
          <table:table-cell office:value-type="float" office:value="4784570" table:style-name="ce1">
            <text:p>4784570</text:p>
          </table:table-cell>
          <table:table-cell office:value-type="float" office:value="829" table:style-name="ce1">
            <text:p>829</text:p>
          </table:table-cell>
          <table:table-cell office:value-type="string" table:style-name="ce2">
            <text:p>43.2072361225561,-1.76394566845501</text:p>
          </table:table-cell>
          <table:table-cell office:value-type="date" office:date-value="1984-03-30T00:00:00" table:style-name="ce3">
            <text:p>viernes, marzo 30, 1984</text:p>
          </table:table-cell>
          <table:table-cell office:value-type="string" table:style-name="ce1">
            <text:p>I.Arbelaiz, L.Del Barrio, Tx Ugalde y A.Uriz</text:p>
          </table:table-cell>
          <table:table-cell office:value-type="string" table:style-name="ce1">
            <text:p>Se trata de un conjunto de 5 crómlech, 2 de ellos de tipo tumular ubicados en la cota máxima sobre el cordal principal a 50 m. de la cumbre y sobre el ramal que se desarrolla al NW.<text:s/></text:p>
            <text:p>Crómlech nº 1: Diámetro estimativo NS-EW de 4,6 m. Formado por numerosos bloques revueltos y desplazados de su lugar por la erección de postes de alambrada y el testigo de la cota geodésica que se ubica en el lugar. Materiales: pizarras del terreno.</text:p>
            <text:p>Crómlech nº 2: Diámetro estimativo NS-EW de 5,3 m. Formado por 7 testigos con forma de laja que destacan del terreno entre 0,67 y 0,1 m. Carece de testigos en el arco oriental, donde contacta con la alambrada. Materiales: pizarras del terreno.</text:p>
            <text:p>Crómlech nº 3: De tipo tumular. Diámetro NS-EW de 7 m. Altura en el centro de 0,2 m. <text:s/>Tiene 7 testigos con forma de laja y de ellos 6 destacan del terreno entre 0,35 y 0,15 m. Hace contacto con el nº 4 en el sector NW. Materiales: pizarras, cuarcita (1) del terreno y areniscas triásicas (3).</text:p>
            <text:p>Crómlech nº 4: De tipo tumular. Diámetro NS-EW de 5,8 m. Altura en el centro de 0,2 m. <text:s/>Tiene 18 testigos con forma de laja y bloques, de ellos 4 destacan del terreno entre 0,45 y 0,2 m. Es tangente con el nº 3 en el sector SE. Materiales: pizarras de terreno.</text:p>
            <text:p>Crómlech nº 5: Diámetro NS-EW de 7,4 m. Tiene 6 testigos con forma de laja y bloques, de ellos 5 destacan del terreno entre 0,54 y 0,16 m. Carece de testigos en el sector oriental. Materiales: pizarras de terreno. Se sitúa a 50 m. al SSE del grupo principal.</text:p>
          </table:table-cell>
          <table:table-cell table:style-name="ce1"/>
          <table:table-cell office:value-type="string" table:style-name="ce1">
            <text:p>En 1976 A.Leibar en su publicación "Sendero de Crómlech" insinúa la conveniencia de revisar la cota Izu en relación con la existencia de posibles estructura megalíticas sobre ella.</text:p>
            <text:p/>
            <text:p>Bibliografía: Munibe 1989. nº 41.</text:p>
          </table:table-cell>
          <table:table-cell table:style-name="ce1"/>
          <table:table-cell office:value-type="string" table:style-name="ce1">
            <text:p>Arano - Goizueta</text:p>
          </table:table-cell>
          <table:table-cell office:value-type="string" table:style-name="ce1">
            <text:p>Croquis</text:p>
          </table:table-cell>
          <table:table-cell office:value-type="string" table:style-name="ce1">
            <text:p>0402_DIB_449.pdf</text:p>
          </table:table-cell>
          <table:table-cell table:number-columns-repeated="16363" table:style-name="ce1"/>
        </table:table-row>
        <table:table-row table:style-name="ro1">
          <table:table-cell office:value-type="float" office:value="403" table:style-name="ce1">
            <text:p>403</text:p>
          </table:table-cell>
          <table:table-cell office:value-type="string" table:style-name="ce1">
            <text:p>UNALBIDE</text:p>
          </table:table-cell>
          <table:table-cell office:value-type="float" office:value="5" table:style-name="ce1">
            <text:p>5</text:p>
          </table:table-cell>
          <table:table-cell office:value-type="string" table:style-name="ce1">
            <text:p>Crómlech</text:p>
          </table:table-cell>
          <table:table-cell office:value-type="string" table:style-name="ce1">
            <text:p>Goizueta</text:p>
          </table:table-cell>
          <table:table-cell office:value-type="string" table:style-name="ce1">
            <text:p>Estribación septentrional de Altueta</text:p>
          </table:table-cell>
          <table:table-cell office:value-type="string" table:style-name="ce1">
            <text:p>Goizueta</text:p>
            <text:p>Hoja cartográfica 65-14</text:p>
          </table:table-cell>
          <table:table-cell table:style-name="ce1"/>
          <table:table-cell office:value-type="float" office:value="595705" table:style-name="ce1">
            <text:p>595705</text:p>
          </table:table-cell>
          <table:table-cell office:value-type="float" office:value="4784680" table:style-name="ce1">
            <text:p>4784680</text:p>
          </table:table-cell>
          <table:table-cell office:value-type="float" office:value="565" table:style-name="ce1">
            <text:p>565</text:p>
          </table:table-cell>
          <table:table-cell office:value-type="string" table:style-name="ce2">
            <text:p>43.2088374982149,-1.82183319471816</text:p>
          </table:table-cell>
          <table:table-cell office:value-type="date" office:date-value="1986-05-23T00:00:00" table:style-name="ce3">
            <text:p>viernes, mayo 23, 1986</text:p>
          </table:table-cell>
          <table:table-cell office:value-type="string" table:style-name="ce1">
            <text:p>J.Argomaniz</text:p>
          </table:table-cell>
          <table:table-cell office:value-type="string" table:style-name="ce1">
            <text:p>Crómlech con eje NS de 4 m. y eje EW de 4,6 m. consta de 15 testigos con forma de lajas y bloques, de loa que destacan 5 con altura entre 0,2 m. y 0,1 m. y el resto, a nivel del terreno. Materiales: pizarras y cuarcitas del terren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text:p>
          </table:table-cell>
          <table:table-cell office:value-type="string" table:style-name="ce1">
            <text:p>0403_DIB_461.pdf</text:p>
          </table:table-cell>
          <table:table-cell table:number-columns-repeated="16363" table:style-name="ce1"/>
        </table:table-row>
        <table:table-row table:style-name="ro1">
          <table:table-cell office:value-type="float" office:value="404" table:style-name="ce1">
            <text:p>404</text:p>
          </table:table-cell>
          <table:table-cell office:value-type="string" table:style-name="ce1">
            <text:p>AUNTZBIZKAR</text:p>
          </table:table-cell>
          <table:table-cell office:value-type="float" office:value="5" table:style-name="ce1">
            <text:p>5</text:p>
          </table:table-cell>
          <table:table-cell office:value-type="string" table:style-name="ce1">
            <text:p>Crómlech (3)</text:p>
          </table:table-cell>
          <table:table-cell office:value-type="string" table:style-name="ce1">
            <text:p>Goizueta</text:p>
          </table:table-cell>
          <table:table-cell office:value-type="string" table:style-name="ce1">
            <text:p>En el primer collado posterior a la cota de Loizate desde Goizueta.</text:p>
          </table:table-cell>
          <table:table-cell office:value-type="string" table:style-name="ce1">
            <text:p>Goizueta</text:p>
            <text:p>Hoja cartográfica 65-13</text:p>
          </table:table-cell>
          <table:table-cell table:style-name="ce1"/>
          <table:table-cell office:value-type="float" office:value="597435" table:style-name="ce1">
            <text:p>597435</text:p>
          </table:table-cell>
          <table:table-cell office:value-type="float" office:value="4780300" table:style-name="ce1">
            <text:p>4780300</text:p>
          </table:table-cell>
          <table:table-cell office:value-type="float" office:value="924" table:style-name="ce1">
            <text:p>924</text:p>
          </table:table-cell>
          <table:table-cell office:value-type="string" table:style-name="ce2">
            <text:p>43.1691838763249,-1.80131272889138</text:p>
          </table:table-cell>
          <table:table-cell office:value-type="date" office:date-value="1985-06-01T00:00:00" table:style-name="ce3">
            <text:p>sábado, junio 01, 1985</text:p>
          </table:table-cell>
          <table:table-cell office:value-type="string" table:style-name="ce1">
            <text:p>L.Del Barrio y P.López</text:p>
          </table:table-cell>
          <table:table-cell office:value-type="string" table:style-name="ce1">
            <text:p>Conjunto de 3 crómlech, cortados dos de ellos por una alambrada de separación de terrenos.</text:p>
            <text:p>Crómlech nº 1: Diámetro NS-EW de 4,5 m. Formado por 15 testigos con forma de bloques, de los que destacan 7 con alturas entre 0,5 y 0,1 m. y los demás a nivel del terreno.<text:s/></text:p>
            <text:p>Crómlech nº 2: DiámetroNS-EW de 3,8 m. Formado por 11 testigos con forma de bloques y pequeñas laja que destacan con alturas entre 0,2 y 0,1 m.; el resto, a nivel del terreno. Materiales: pizarras del terreno y areniscas triásicas de las inmediaciones.</text:p>
            <text:p>Crómlech nº 3: <text:s/>Diámetro NS de 5 m. y EW de 5,9 m. Tiene 9 testigos con forma de bloques, que apenas sobresalen del terreno. Materiales: pizarras del terren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text:p>
          </table:table-cell>
          <table:table-cell office:value-type="string" table:style-name="ce1">
            <text:p>0404_DIB_450.pdf</text:p>
          </table:table-cell>
          <table:table-cell table:number-columns-repeated="16363" table:style-name="ce1"/>
        </table:table-row>
        <table:table-row table:style-name="ro1">
          <table:table-cell office:value-type="float" office:value="405" table:style-name="ce1">
            <text:p>405</text:p>
          </table:table-cell>
          <table:table-cell office:value-type="string" table:style-name="ce1">
            <text:p>LIZARROZKO SOROA</text:p>
          </table:table-cell>
          <table:table-cell office:value-type="float" office:value="5" table:style-name="ce1">
            <text:p>5</text:p>
          </table:table-cell>
          <table:table-cell office:value-type="string" table:style-name="ce1">
            <text:p>Crómlech (5)</text:p>
          </table:table-cell>
          <table:table-cell office:value-type="string" table:style-name="ce1">
            <text:p>Goizueta</text:p>
          </table:table-cell>
          <table:table-cell office:value-type="string" table:style-name="ce1">
            <text:p>En el collado Lizarrozko Soroa</text:p>
          </table:table-cell>
          <table:table-cell office:value-type="string" table:style-name="ce1">
            <text:p>Goizueta</text:p>
            <text:p>Hoja cartográfica 90-1</text:p>
          </table:table-cell>
          <table:table-cell table:style-name="ce1"/>
          <table:table-cell office:value-type="float" office:value="594645" table:style-name="ce1">
            <text:p>594645</text:p>
          </table:table-cell>
          <table:table-cell office:value-type="float" office:value="4778885" table:style-name="ce1">
            <text:p>4778885</text:p>
          </table:table-cell>
          <table:table-cell office:value-type="float" office:value="624" table:style-name="ce1">
            <text:p>624</text:p>
          </table:table-cell>
          <table:table-cell office:value-type="string" table:style-name="ce2">
            <text:p>43.1567990998266,-1.83587139987823</text:p>
          </table:table-cell>
          <table:table-cell office:value-type="date" office:date-value="2443-10-03T00:00:00" table:style-name="ce3">
            <text:p>sábado, octubre 03, 2443</text:p>
          </table:table-cell>
          <table:table-cell office:value-type="string" table:style-name="ce1">
            <text:p>J.Argomaniz y V.Hernandorena</text:p>
          </table:table-cell>
          <table:table-cell office:value-type="string" table:style-name="ce1">
            <text:p>Conjunto de 5 crómlech, 4 de ellos de forma tumular.</text:p>
            <text:p>Crómlech tumular nº 1: Diámetro NS-EW de 5 m. y altura de 0,25 m. con depresión central de 3 x 3 m. y 0,1 m de profundidad. Formado por pequeños bloques, que aprenas sobresalen del terreno.<text:s/></text:p>
            <text:p>Crómlech tumular nº 2: Diámetro NS-EW de 4,2 m. y altura de 0,2 m. 11 testigos con forma de bloques, de los que destacan 5 con alturas entre 0,2 y 0,1 m. Materiales: pizarras y grauwacas del terreno.</text:p>
            <text:p>Crómlech tumular nº 3: Diámetro NS 4 m. y EW de 3,5 m. Formado por numerosos y pequeños bloques que apenas sobresalen del terreno. Materiales: pizarras del terreno.</text:p>
            <text:p>Crómlech tumular nº 4: Diámetro NS 6 m. y EW de 5,5 m. y altura en el centro de 0,4 m. Formado por numerosos bloques y tierra. Materiales: pizarras y grauwacas del terreno.</text:p>
            <text:p>Crómlecn nº 5: Sólo se conserva parte del arco septentrional, en el que se distinguen 6 testigos con forma de lajas y bloques, de los que destacan 5 con alturas entre 0,15 y 0,1 m.</text:p>
            <text:p>La estructura está seccionada por el sendero que discurre por el lugar, fuertemente erosianad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text:p>
          </table:table-cell>
          <table:table-cell office:value-type="string" table:style-name="ce1">
            <text:p>0405_DIB_451.pdf</text:p>
          </table:table-cell>
          <table:table-cell table:number-columns-repeated="16363" table:style-name="ce1"/>
        </table:table-row>
        <table:table-row table:style-name="ro1">
          <table:table-cell office:value-type="float" office:value="406" table:style-name="ce1">
            <text:p>406</text:p>
          </table:table-cell>
          <table:table-cell office:value-type="string" table:style-name="ce1">
            <text:p>ALTUETA LEPOA - I</text:p>
          </table:table-cell>
          <table:table-cell office:value-type="float" office:value="5" table:style-name="ce1">
            <text:p>5</text:p>
          </table:table-cell>
          <table:table-cell office:value-type="string" table:style-name="ce1">
            <text:p>Crómlech</text:p>
          </table:table-cell>
          <table:table-cell office:value-type="string" table:style-name="ce1">
            <text:p>Goizueta</text:p>
          </table:table-cell>
          <table:table-cell office:value-type="string" table:style-name="ce1">
            <text:p>En el collado, entre las cotas Altueta y Keskantzuko Bizkarra</text:p>
          </table:table-cell>
          <table:table-cell office:value-type="string" table:style-name="ce1">
            <text:p>Goizueta</text:p>
            <text:p>Hoja cartográfica 65-13</text:p>
          </table:table-cell>
          <table:table-cell table:style-name="ce1"/>
          <table:table-cell office:value-type="float" office:value="594905" table:style-name="ce1">
            <text:p>594905</text:p>
          </table:table-cell>
          <table:table-cell office:value-type="float" office:value="4784110" table:style-name="ce1">
            <text:p>4784110</text:p>
          </table:table-cell>
          <table:table-cell office:value-type="float" office:value="534" table:style-name="ce1">
            <text:p>534</text:p>
          </table:table-cell>
          <table:table-cell office:value-type="string" table:style-name="ce2">
            <text:p>43.2038068399807,-1.83177744257588</text:p>
          </table:table-cell>
          <table:table-cell office:value-type="date" office:date-value="2443-06-24T00:00:00" table:style-name="ce3">
            <text:p>miércoles, junio 24, 2443</text:p>
          </table:table-cell>
          <table:table-cell office:value-type="string" table:style-name="ce1">
            <text:p>Y.Tellabide</text:p>
          </table:table-cell>
          <table:table-cell office:value-type="string" table:style-name="ce1">
            <text:p>Crómlech tumular rebajado y desfigurado, prácticamente desaparecido. Diámetro estimativo NS-EW de 3,2 m. con la zona central totalmente rebajada. Formado por numerosos bloques de reducido tamaño, de los que destacan del conjunto 2 en el arco septentrional, uno en pie de 0,4 m. y otro tendido.</text:p>
            <text:p>Materiales: pizarras y cuarcitas del terren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text:p>
          </table:table-cell>
          <table:table-cell office:value-type="string" table:style-name="ce1">
            <text:p>0406_DIB_458.pdf</text:p>
          </table:table-cell>
          <table:table-cell table:number-columns-repeated="16363" table:style-name="ce1"/>
        </table:table-row>
        <table:table-row table:style-name="ro1">
          <table:table-cell office:value-type="float" office:value="407" table:style-name="ce1">
            <text:p>407</text:p>
          </table:table-cell>
          <table:table-cell office:value-type="string" table:style-name="ce1">
            <text:p>ALTUETA LEPOA - II</text:p>
          </table:table-cell>
          <table:table-cell office:value-type="float" office:value="2" table:style-name="ce1">
            <text:p>2</text:p>
          </table:table-cell>
          <table:table-cell office:value-type="string" table:style-name="ce1">
            <text:p>Túmulo</text:p>
          </table:table-cell>
          <table:table-cell office:value-type="string" table:style-name="ce1">
            <text:p>Goizueta</text:p>
          </table:table-cell>
          <table:table-cell office:value-type="string" table:style-name="ce1">
            <text:p>A 32 m. al N del crómlech de Altueta Lepoa</text:p>
          </table:table-cell>
          <table:table-cell office:value-type="string" table:style-name="ce1">
            <text:p>Goizueta</text:p>
            <text:p>Hoja cartográfica 65-13</text:p>
          </table:table-cell>
          <table:table-cell table:style-name="ce1"/>
          <table:table-cell office:value-type="float" office:value="594905" table:style-name="ce1">
            <text:p>594905</text:p>
          </table:table-cell>
          <table:table-cell office:value-type="float" office:value="4784070" table:style-name="ce1">
            <text:p>4784070</text:p>
          </table:table-cell>
          <table:table-cell office:value-type="float" office:value="534" table:style-name="ce1">
            <text:p>534</text:p>
          </table:table-cell>
          <table:table-cell office:value-type="string" table:style-name="ce2">
            <text:p>43.2034467242306,-1.83178431486675</text:p>
          </table:table-cell>
          <table:table-cell office:value-type="date" office:date-value="2443-06-24T00:00:00" table:style-name="ce3">
            <text:p>miércoles, junio 24, 2443</text:p>
          </table:table-cell>
          <table:table-cell office:value-type="string" table:style-name="ce1">
            <text:p>Y.Tellabide</text:p>
          </table:table-cell>
          <table:table-cell office:value-type="string" table:style-name="ce1">
            <text:p>Túmulo. Diámettro NS-EW de 7 m. La altura en el centro oscila entre 0,8 m. y 1,25 m Formado por pequeños bloques de cuarcita, pizarras del terreno y tierra. Arco occidental rebajado, al parecer, por aprovechamiento de sus materiales.</text:p>
            <text:p>Próximo al E. se localiza junto a la pista, y cortado por ésta, un amontonamiento de similares características que pudiera constituir otro túmul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text:p>
          </table:table-cell>
          <table:table-cell office:value-type="string" table:style-name="ce1">
            <text:p>0407_DIB_459.pdf</text:p>
          </table:table-cell>
          <table:table-cell table:number-columns-repeated="16363" table:style-name="ce1"/>
        </table:table-row>
        <table:table-row table:style-name="ro1">
          <table:table-cell office:value-type="float" office:value="408" table:style-name="ce1">
            <text:p>408</text:p>
          </table:table-cell>
          <table:table-cell office:value-type="string" table:style-name="ce1">
            <text:p>BELTZUNTZA - AKU</text:p>
          </table:table-cell>
          <table:table-cell office:value-type="float" office:value="5" table:style-name="ce1">
            <text:p>5</text:p>
          </table:table-cell>
          <table:table-cell office:value-type="string" table:style-name="ce1">
            <text:p>Crómlech</text:p>
          </table:table-cell>
          <table:table-cell office:value-type="string" table:style-name="ce1">
            <text:p>Goizueta</text:p>
          </table:table-cell>
          <table:table-cell office:value-type="string" table:style-name="ce1">
            <text:p>En la cota de su nombre</text:p>
          </table:table-cell>
          <table:table-cell office:value-type="string" table:style-name="ce1">
            <text:p>Goizueta</text:p>
            <text:p>Hoja cartográfica 65-13</text:p>
          </table:table-cell>
          <table:table-cell table:style-name="ce1"/>
          <table:table-cell office:value-type="float" office:value="599455" table:style-name="ce1">
            <text:p>599455</text:p>
          </table:table-cell>
          <table:table-cell office:value-type="float" office:value="4781150" table:style-name="ce1">
            <text:p>4781150</text:p>
          </table:table-cell>
          <table:table-cell office:value-type="float" office:value="880" table:style-name="ce1">
            <text:p>880</text:p>
          </table:table-cell>
          <table:table-cell office:value-type="string" table:style-name="ce2">
            <text:p>43.1765731907059,-1.77631452218517</text:p>
          </table:table-cell>
          <table:table-cell office:value-type="date" office:date-value="1984-06-16T00:00:00" table:style-name="ce3">
            <text:p>sábado, junio 16, 1984</text:p>
          </table:table-cell>
          <table:table-cell office:value-type="string" table:style-name="ce1">
            <text:p>I.Arbelaiz, L.Del Barrio y Tx Ugalde</text:p>
          </table:table-cell>
          <table:table-cell office:value-type="string" table:style-name="ce1">
            <text:p>Crómlech. Diámetro NS de 5,5 m. y <text:s/>EW de 6 m. Formado por 11 testigos con forma de bloques, de los que destacan 4 con alturas entre 0,25 y 0,1 m.; el resto a nivel del terreno. Materiales: pizarras y cuarcitas del terreno.</text:p>
          </table:table-cell>
          <table:table-cell table:style-name="ce1"/>
          <table:table-cell office:value-type="string" table:style-name="ce1">
            <text:p>Luis Del Barrio lo dio a conocer en principio como Aku y así es como figura en la placa del hito señalizador</text:p>
            <text:p/>
            <text:p>Bibliografía: Munibe 1989. nº 41.</text:p>
          </table:table-cell>
          <table:table-cell table:style-name="ce1"/>
          <table:table-cell office:value-type="string" table:style-name="ce1">
            <text:p>Arano - Goizueta</text:p>
          </table:table-cell>
          <table:table-cell office:value-type="string" table:style-name="ce1">
            <text:p>Croquis</text:p>
          </table:table-cell>
          <table:table-cell office:value-type="string" table:style-name="ce1">
            <text:p>0408_DIB_452.pdf</text:p>
          </table:table-cell>
          <table:table-cell table:number-columns-repeated="16363" table:style-name="ce1"/>
        </table:table-row>
        <table:table-row table:style-name="ro1">
          <table:table-cell office:value-type="float" office:value="409" table:style-name="ce1">
            <text:p>409</text:p>
          </table:table-cell>
          <table:table-cell office:value-type="string" table:style-name="ce1">
            <text:p>IBINTZA</text:p>
          </table:table-cell>
          <table:table-cell office:value-type="float" office:value="5" table:style-name="ce1">
            <text:p>5</text:p>
          </table:table-cell>
          <table:table-cell office:value-type="string" table:style-name="ce1">
            <text:p>Crómlech (2)</text:p>
          </table:table-cell>
          <table:table-cell office:value-type="string" table:style-name="ce1">
            <text:p>Goizueta</text:p>
          </table:table-cell>
          <table:table-cell office:value-type="string" table:style-name="ce1">
            <text:p>En el centro del collado de su nombre</text:p>
          </table:table-cell>
          <table:table-cell office:value-type="string" table:style-name="ce1">
            <text:p>Goizueta</text:p>
            <text:p>Hoja cartográfica 90-2</text:p>
          </table:table-cell>
          <table:table-cell table:style-name="ce1"/>
          <table:table-cell office:value-type="float" office:value="600475" table:style-name="ce1">
            <text:p>600475</text:p>
          </table:table-cell>
          <table:table-cell office:value-type="float" office:value="4780250" table:style-name="ce1">
            <text:p>4780250</text:p>
          </table:table-cell>
          <table:table-cell office:value-type="float" office:value="950" table:style-name="ce1">
            <text:p>950</text:p>
          </table:table-cell>
          <table:table-cell office:value-type="string" table:style-name="ce2">
            <text:p>43.1683358404253,-1.76393081967907</text:p>
          </table:table-cell>
          <table:table-cell office:value-type="date" office:date-value="1984-06-16T00:00:00" table:style-name="ce3">
            <text:p>sábado, junio 16, 1984</text:p>
          </table:table-cell>
          <table:table-cell office:value-type="string" table:style-name="ce1">
            <text:p>I.Arbelaiz, L.Del Barrio y Tx Ugalde</text:p>
          </table:table-cell>
          <table:table-cell office:value-type="string" table:style-name="ce1">
            <text:p>Conjunto de 2 crómlech:</text:p>
            <text:p>Crómlech nº 1: <text:s/>Diámetro NS de 7,2 m. y <text:s/>EW de 7,5 m. Formado por 11 testigos con forma de bloques, de los que destacan 7 con alturas entre 0,53 y 0,1 m.; el resto a nivel del terreno. La alambrada de muga corta la estructura en dirección NS.</text:p>
            <text:p>Crómlech nº 2: <text:s/>Sólo posee testigos en el arco SW-NE. Diámetro estimativo NS-EW de 5,5 m. Formado por 7 testigos con forma de bloques (4) y lajas (3), de los que destacan 5 con alturas entre 0,18 y 0,1 m.; el resto a nivel del terreno y otro tendido hacia el exterior.<text:s/></text:p>
            <text:p>Materiales: Pizarras del terren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text:p>
          </table:table-cell>
          <table:table-cell office:value-type="string" table:style-name="ce1">
            <text:p>0409_DIB_453.pdf</text:p>
          </table:table-cell>
          <table:table-cell table:number-columns-repeated="16363" table:style-name="ce1"/>
        </table:table-row>
        <table:table-row table:style-name="ro1">
          <table:table-cell office:value-type="float" office:value="410" table:style-name="ce1">
            <text:p>410</text:p>
          </table:table-cell>
          <table:table-cell office:value-type="string" table:style-name="ce1">
            <text:p>ENEKO ELORRITA - I</text:p>
          </table:table-cell>
          <table:table-cell office:value-type="float" office:value="5" table:style-name="ce1">
            <text:p>5</text:p>
          </table:table-cell>
          <table:table-cell office:value-type="string" table:style-name="ce1">
            <text:p>Crómlech (3)</text:p>
          </table:table-cell>
          <table:table-cell office:value-type="string" table:style-name="ce1">
            <text:p>Goizueta</text:p>
          </table:table-cell>
          <table:table-cell office:value-type="string" table:style-name="ce1">
            <text:p>En el collado de su nombre, en dirección de la cota de Deskarga</text:p>
          </table:table-cell>
          <table:table-cell office:value-type="string" table:style-name="ce1">
            <text:p>Goizueta</text:p>
            <text:p>Hoja cartográfica 90-1</text:p>
          </table:table-cell>
          <table:table-cell table:style-name="ce1"/>
          <table:table-cell office:value-type="float" office:value="595340" table:style-name="ce1">
            <text:p>595340</text:p>
          </table:table-cell>
          <table:table-cell office:value-type="float" office:value="4779510" table:style-name="ce1">
            <text:p>4779510</text:p>
          </table:table-cell>
          <table:table-cell office:value-type="float" office:value="682" table:style-name="ce1">
            <text:p>682</text:p>
          </table:table-cell>
          <table:table-cell office:value-type="string" table:style-name="ce2">
            <text:p>43.1623386548853,-1.82721705567715</text:p>
          </table:table-cell>
          <table:table-cell office:value-type="date" office:date-value="1984-05-04T00:00:00" table:style-name="ce3">
            <text:p>viernes, mayo 04, 1984</text:p>
          </table:table-cell>
          <table:table-cell office:value-type="string" table:style-name="ce1">
            <text:p>L.Del Barrio y J.Argomaniz</text:p>
          </table:table-cell>
          <table:table-cell office:value-type="string" table:style-name="ce1">
            <text:p>Conjunto de 3 crómlech de tipo tumular:</text:p>
            <text:p>Crómlech tumular nº 1: <text:s/>Revuelto y rebajado. Diámetro NS-EW de 4 m. Formado por numerosos bloques pequeños y tierra, con gran depresión central de 3 x 3 m. Materiales: pizarras y cuarcitas del terreno.</text:p>
            <text:p>Crómlech tumular nº 2: <text:s/>Revuelto y rebajado. Diámetro NS-EW de 4 m. Formado por numerosos bloques pequeños y tierra, con gran depresión central que abarca prácticamente la totalidad de la estructura. Materiales: pizarras y cuarcitas del terreno.</text:p>
            <text:p>Crómlech tumular nº 3: <text:s/>Revuelto y rebajado. Diámetro NS de 4 m. y EW de 3,5 m. Formado por numerosos bloques pequeños y tierra, con depresión central de 3 x 2 m. Materiales: pizarras y cuarcitas del terreno.</text:p>
          </table:table-cell>
          <table:table-cell table:style-name="ce1"/>
          <table:table-cell office:value-type="string" table:style-name="ce1">
            <text:p>Bibliografía: Munibe 1989. nº 41.</text:p>
          </table:table-cell>
          <table:table-cell table:style-name="ce1"/>
          <table:table-cell office:value-type="string" table:style-name="ce1">
            <text:p>Arano - Goizueta</text:p>
          </table:table-cell>
          <table:table-cell office:value-type="string" table:style-name="ce1">
            <text:p>Croquis</text:p>
          </table:table-cell>
          <table:table-cell office:value-type="string" table:style-name="ce1">
            <text:p>0410_DIB_454.pdf</text:p>
          </table:table-cell>
          <table:table-cell table:number-columns-repeated="16363" table:style-name="ce1"/>
        </table:table-row>
        <table:table-row table:style-name="ro1">
          <table:table-cell office:value-type="float" office:value="411" table:style-name="ce1">
            <text:p>411</text:p>
          </table:table-cell>
          <table:table-cell office:value-type="string" table:style-name="ce1">
            <text:p>ENEKO ELORRITA - II</text:p>
          </table:table-cell>
          <table:table-cell office:value-type="float" office:value="5" table:style-name="ce1">
            <text:p>5</text:p>
          </table:table-cell>
          <table:table-cell office:value-type="string" table:style-name="ce1">
            <text:p>Crómlech (3)</text:p>
          </table:table-cell>
          <table:table-cell office:value-type="string" table:style-name="ce1">
            <text:p>Goizueta</text:p>
          </table:table-cell>
          <table:table-cell office:value-type="string" table:style-name="ce1">
            <text:p>A 100 m. del centro del collado de su nombre</text:p>
          </table:table-cell>
          <table:table-cell office:value-type="string" table:style-name="ce1">
            <text:p>Goizueta</text:p>
            <text:p>Hoja cartográfica 90-1</text:p>
          </table:table-cell>
          <table:table-cell table:style-name="ce1"/>
          <table:table-cell office:value-type="float" office:value="595460" table:style-name="ce1">
            <text:p>595460</text:p>
          </table:table-cell>
          <table:table-cell office:value-type="float" office:value="4779520" table:style-name="ce1">
            <text:p>4779520</text:p>
          </table:table-cell>
          <table:table-cell office:value-type="float" office:value="695" table:style-name="ce1">
            <text:p>695</text:p>
          </table:table-cell>
          <table:table-cell office:value-type="string" table:style-name="ce2">
            <text:p>43.1624135453942,-1.82573950774311</text:p>
          </table:table-cell>
          <table:table-cell office:value-type="date" office:date-value="1984-05-04T00:00:00" table:style-name="ce3">
            <text:p>viernes, mayo 04, 1984</text:p>
          </table:table-cell>
          <table:table-cell office:value-type="string" table:style-name="ce1">
            <text:p>L.Del Barrio y J.Argomaniz</text:p>
          </table:table-cell>
          <table:table-cell office:value-type="string" table:style-name="ce1">
            <text:p>Conjunto de 3 crómlech de tipo tumular:</text:p>
            <text:p>Crómlech nº 1: <text:s/>Diámetro NS de 5 m. y EW de 4,5 m., con 8 testigos con forma de pequeñas lajas y bloques, de los que destaca uno con 0,1 m de altura y el resto a nivel del terreno. Materiales: areniscas y pizarras del terreno.</text:p>
            <text:p>Crómlech nº 2: <text:s/>Diámetro NS-EW de 4 m., con 10 testigos con forma de pequeñas lajas y bloques, de los que destaca uno con 0,1 m de altura y el resto a nivel del terreno. Materiales: areniscas y pizarras del terreno.</text:p>
            <text:p>Crómlech nº 3: <text:s/>Diámetro estimado NS-EW de 3,5 m., con solo 3 testigos a la vista, de los que destacan 2 con 0,1 m de altura. Materiales: areniscas y pizarras del terreno.</text:p>
          </table:table-cell>
          <table:table-cell table:style-name="ce1"/>
          <table:table-cell office:value-type="string" table:style-name="ce1">
            <text:p>En un principio, Luis Del Barrio lo catalogó como Eneko Elorrita-I</text:p>
            <text:p/>
            <text:p>Bibliografía: Munibe 1989. nº 41.</text:p>
          </table:table-cell>
          <table:table-cell table:style-name="ce1"/>
          <table:table-cell office:value-type="string" table:style-name="ce1">
            <text:p>Arano - Goizueta</text:p>
          </table:table-cell>
          <table:table-cell office:value-type="string" table:style-name="ce1">
            <text:p>Croquis</text:p>
          </table:table-cell>
          <table:table-cell office:value-type="string" table:style-name="ce1">
            <text:p>0411_DIB_455.pdf</text:p>
          </table:table-cell>
          <table:table-cell table:number-columns-repeated="16363" table:style-name="ce1"/>
        </table:table-row>
        <table:table-row table:style-name="ro1">
          <table:table-cell office:value-type="float" office:value="412" table:style-name="ce1">
            <text:p>412</text:p>
          </table:table-cell>
          <table:table-cell office:value-type="string" table:style-name="ce1">
            <text:p>ALTZANBURU</text:p>
          </table:table-cell>
          <table:table-cell office:value-type="float" office:value="2" table:style-name="ce1">
            <text:p>2</text:p>
          </table:table-cell>
          <table:table-cell office:value-type="string" table:style-name="ce1">
            <text:p>Túmulo</text:p>
          </table:table-cell>
          <table:table-cell table:style-name="ce1"/>
          <table:table-cell office:value-type="string" table:style-name="ce1">
            <text:p>Más al E. de Uragaratako Gaina, en dirección a Goizueta</text:p>
          </table:table-cell>
          <table:table-cell table:number-columns-repeated="5" table:style-name="ce1"/>
          <table:table-cell table:style-name="ce2"/>
          <table:table-cell table:style-name="ce3"/>
          <table:table-cell table:style-name="ce1"/>
          <table:table-cell office:value-type="string" table:style-name="ce1">
            <text:p>No hay datos</text:p>
          </table:table-cell>
          <table:table-cell table:style-name="ce1"/>
          <table:table-cell office:value-type="string" table:style-name="ce1">
            <text:p>En un principio, Luis Del Barrio lo catalogó como Eneko Elorrita-I</text:p>
            <text:p/>
            <text:p>Bibliografía: Munibe 1989. nº 41.</text:p>
          </table:table-cell>
          <table:table-cell table:style-name="ce1"/>
          <table:table-cell office:value-type="string" table:style-name="ce1">
            <text:p>Arano - Goizueta</text:p>
          </table:table-cell>
          <table:table-cell table:number-columns-repeated="16365" table:style-name="ce1"/>
        </table:table-row>
        <table:table-row table:style-name="ro1">
          <table:table-cell office:value-type="float" office:value="413" table:style-name="ce1">
            <text:p>413</text:p>
          </table:table-cell>
          <table:table-cell office:value-type="string" table:style-name="ce1">
            <text:p>GOLDANBURU</text:p>
          </table:table-cell>
          <table:table-cell office:value-type="float" office:value="2" table:style-name="ce1">
            <text:p>2</text:p>
          </table:table-cell>
          <table:table-cell office:value-type="string" table:style-name="ce1">
            <text:p>Túmulo</text:p>
          </table:table-cell>
          <table:table-cell office:value-type="string" table:style-name="ce1">
            <text:p>Gorriti</text:p>
          </table:table-cell>
          <table:table-cell office:value-type="string" table:style-name="ce1">
            <text:p>En el camino de Gorriti a Huici</text:p>
          </table:table-cell>
          <table:table-cell office:value-type="string" table:style-name="ce1">
            <text:p>Gorriti (Itinerarios Larraun-Ipar)</text:p>
            <text:p>Hoja cartográfica 89-11</text:p>
          </table:table-cell>
          <table:table-cell office:value-type="string" table:style-name="ce1">
            <text:p>Gorriti (Itinerarios Larraun-Ipar)#0413_TEX_463.pdf#</text:p>
          </table:table-cell>
          <table:table-cell office:value-type="float" office:value="586600" table:style-name="ce1">
            <text:p>586600</text:p>
          </table:table-cell>
          <table:table-cell office:value-type="float" office:value="4766575" table:style-name="ce1">
            <text:p>4766575</text:p>
          </table:table-cell>
          <table:table-cell office:value-type="float" office:value="840" table:style-name="ce1">
            <text:p>840</text:p>
          </table:table-cell>
          <table:table-cell office:value-type="string" table:style-name="ce2">
            <text:p>43.0469315293785,-1.93672686111095</text:p>
          </table:table-cell>
          <table:table-cell office:value-type="date" office:date-value="1905-04-10T00:00:00" table:style-name="ce3">
            <text:p>lunes, abril 10, 1905</text:p>
          </table:table-cell>
          <table:table-cell office:value-type="string" table:style-name="ce1">
            <text:p>D. Ciaurriz</text:p>
          </table:table-cell>
          <table:table-cell office:value-type="string" table:style-name="ce1">
            <text:p>Túmulo circular de 18 m. de diámetro y 1,5 m. de altura, de tierra y piedras. Cráter central del que han desaparecido las losas que existieron en 1877.</text:p>
            <text:p>Ajuar de la excavación:</text:p>
            <text:p>- 1 cristal de roca en prisma, apuntado y facetado.</text:p>
            <text:p>- 1 puñal corto triangular de lengüeta con rebordes ligeramente marillados con biseles en ambos márgenes.</text:p>
            <text:p>- 2 lascas informes de sílex.</text:p>
            <text:p>- 1 botón circular de perforación en U con el dorso decorado con una hilera de incisiones menudas.</text:p>
            <text:p>- Restos humanos y de animales. Se dice que con ocasión de la extracción del material o sosas del dolmen se halló un esqueleto humano.</text:p>
            <text:p>Colección de las Sociedad de Ciencias Aranzadi de San Sebastián. Museo de San Telmo.</text:p>
          </table:table-cell>
          <table:table-cell office:value-type="string" table:style-name="ce1">
            <text:p>T. Aranzadi y J.M.Barandiaran en 1927</text:p>
          </table:table-cell>
          <table:table-cell office:value-type="string" table:style-name="ce1">
            <text:p>Catalogado en Munibe con el nº 53-1</text:p>
            <text:p>La Sociedad Merkualde Kixmi Taldea le colocó un hito señalizador al que le falta la placa. Parece arrancada.</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Foto</text:p>
          </table:table-cell>
          <table:table-cell office:value-type="string" table:style-name="ce1">
            <text:p>0413_FOT_462.pdf</text:p>
          </table:table-cell>
          <table:table-cell table:number-columns-repeated="16363" table:style-name="ce1"/>
        </table:table-row>
        <table:table-row table:style-name="ro1">
          <table:table-cell office:value-type="float" office:value="414" table:style-name="ce1">
            <text:p>414</text:p>
          </table:table-cell>
          <table:table-cell office:value-type="string" table:style-name="ce1">
            <text:p>SOKILLETE</text:p>
          </table:table-cell>
          <table:table-cell office:value-type="float" office:value="1" table:style-name="ce1">
            <text:p>1</text:p>
          </table:table-cell>
          <table:table-cell office:value-type="string" table:style-name="ce1">
            <text:p>Dolmen</text:p>
          </table:table-cell>
          <table:table-cell office:value-type="string" table:style-name="ce1">
            <text:p>Huici</text:p>
          </table:table-cell>
          <table:table-cell office:value-type="string" table:style-name="ce1">
            <text:p>En la cima llamada Mugarriberri</text:p>
          </table:table-cell>
          <table:table-cell office:value-type="string" table:style-name="ce1">
            <text:p>Gorriti (Itinerarios Larraun-Ipar)</text:p>
            <text:p>Hoja cartográfica 89-12</text:p>
          </table:table-cell>
          <table:table-cell office:value-type="string" table:style-name="ce1">
            <text:p>Gorriti (Itinerarios Larraun-Ipar)#0413_TEX_463.pdf#</text:p>
          </table:table-cell>
          <table:table-cell office:value-type="float" office:value="586840" table:style-name="ce1">
            <text:p>586840</text:p>
          </table:table-cell>
          <table:table-cell office:value-type="float" office:value="4766910" table:style-name="ce1">
            <text:p>4766910</text:p>
          </table:table-cell>
          <table:table-cell office:value-type="float" office:value="870" table:style-name="ce1">
            <text:p>870</text:p>
          </table:table-cell>
          <table:table-cell office:value-type="string" table:style-name="ce2">
            <text:p>43.049920272652,-1.93372839625675</text:p>
          </table:table-cell>
          <table:table-cell office:value-type="date" office:date-value="1905-04-10T00:00:00" table:style-name="ce3">
            <text:p>lunes, abril 10, 1905</text:p>
          </table:table-cell>
          <table:table-cell office:value-type="string" table:style-name="ce1">
            <text:p>D. Ciaurriz</text:p>
          </table:table-cell>
          <table:table-cell office:value-type="string" table:style-name="ce1">
            <text:p>Dolmen.</text:p>
            <text:p>Túmulo de 18 m. de diámetro. En el lado S. mide 1,7 m. de altura y 1 m. al W. Al N. tenemos la ladera que baja al collado. Cámara reducida a 2 losas que están tumbadas en el cráter central. Orientación E. Calizas del terreno.</text:p>
            <text:p>Ajuar de excavación:</text:p>
            <text:p>- 1 guijo asurcado hemisférico</text:p>
            <text:p>- 1 raspador sobre extremo de lasca patenado.</text:p>
            <text:p>- 1 cuenta globular de azabache.</text:p>
            <text:p>- 1 punta trapezoidal (trapecio asimétrico de truncadura cóncava ?) de sílex.</text:p>
            <text:p>- 1 cuenta de tipo tonelete pasando a cilíndrico</text:p>
            <text:p>- 1 Dentalium</text:p>
            <text:p>- 2 cuentas discoideas de hueso.</text:p>
            <text:p>- restos humanos.</text:p>
          </table:table-cell>
          <table:table-cell office:value-type="string" table:style-name="ce1">
            <text:p>T. Aranzadi y J.M.Barandiaran en 1927</text:p>
          </table:table-cell>
          <table:table-cell office:value-type="string" table:style-name="ce1">
            <text:p>Catalogado en Munibe con el nº 53-2</text:p>
            <text:p>Tiene un hito señalizador, colocado por la Sociedad Merkualde Kixmi Taldea de Larraun al que le ha desaparecido la placa.<text:s/></text:p>
            <text:p>Hay que señalar que este lugar tiene dos topónimos: Mugarriberri y Sokillete. Esto ha dado lugar, en opinión de Tomás López Sellés, a un desdoblemiento de dólmenes, cuando en realidad sólo hay restos de uno.</text:p>
            <text:p>Al NE. Del dolmen se puede ver la línea de viejas mugas y hacia el SE., en el prado anexo, hay varias formaciones tumulares en el borde del bosque. Entre ellas destaca una de forma ovalada y compuesta por piedras de regular tamaño. Este fenómeno se está dando con frecuencia en distintas zonas de Navarra y merecería un estudio particular.</text:p>
            <text:p>A 30 m. de este dolmen y en dirección NW existe un túmulo bien definido de 9 m. de diámetro.</text:p>
            <text:p>El desdoblamiento de topónimos y el consiguiente desdoblamiento de dólmentes tuvo como consecuencia dos número de catalogación en Munibe: 53-2 y 53-3</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Foto</text:p>
          </table:table-cell>
          <table:table-cell office:value-type="string" table:style-name="ce1">
            <text:p>0414_FOT_464.pdf</text:p>
          </table:table-cell>
          <table:table-cell office:value-type="string" table:style-name="ce1">
            <text:p>Mapa 89-12</text:p>
          </table:table-cell>
          <table:table-cell office:value-type="string" table:style-name="ce1">
            <text:p>0414_MAP_465.pdf</text:p>
          </table:table-cell>
          <table:table-cell table:number-columns-repeated="16361" table:style-name="ce1"/>
        </table:table-row>
        <table:table-row table:style-name="ro1">
          <table:table-cell office:value-type="float" office:value="415" table:style-name="ce1">
            <text:p>415</text:p>
          </table:table-cell>
          <table:table-cell office:value-type="string" table:style-name="ce1">
            <text:p>ATXITXIA</text:p>
          </table:table-cell>
          <table:table-cell office:value-type="float" office:value="7" table:style-name="ce1">
            <text:p>7</text:p>
          </table:table-cell>
          <table:table-cell office:value-type="string" table:style-name="ce1">
            <text:p>Dolmen corto abierto</text:p>
          </table:table-cell>
          <table:table-cell office:value-type="string" table:style-name="ce1">
            <text:p>Huici</text:p>
          </table:table-cell>
          <table:table-cell table:style-name="ce1"/>
          <table:table-cell office:value-type="string" table:style-name="ce1">
            <text:p>Huici (Itinerarios Larraun-Ipar)</text:p>
            <text:p>Hoja cartográfica 89-12</text:p>
          </table:table-cell>
          <table:table-cell office:value-type="string" table:style-name="ce1">
            <text:p>Gorriti (Itinerarios Larraun-Ipar)#0413_TEX_463.pdf#</text:p>
          </table:table-cell>
          <table:table-cell office:value-type="float" office:value="588900" table:style-name="ce1">
            <text:p>588900</text:p>
          </table:table-cell>
          <table:table-cell office:value-type="float" office:value="4766700" table:style-name="ce1">
            <text:p>4766700</text:p>
          </table:table-cell>
          <table:table-cell office:value-type="float" office:value="865" table:style-name="ce1">
            <text:p>865</text:p>
          </table:table-cell>
          <table:table-cell office:value-type="string" table:style-name="ce2">
            <text:p>43.0477911237634,-1.90847249810843</text:p>
          </table:table-cell>
          <table:table-cell office:value-type="date" office:date-value="1905-04-03T00:00:00" table:style-name="ce3">
            <text:p>lunes, abril 03, 1905</text:p>
          </table:table-cell>
          <table:table-cell office:value-type="string" table:style-name="ce1">
            <text:p>J.M. Barandiaran</text:p>
          </table:table-cell>
          <table:table-cell office:value-type="string" table:style-name="ce1">
            <text:p>Dolmen corto abierto.</text:p>
            <text:p>Túmulo de 10 m. de diámetro y 0,8 m. de altura. Galgal de piedras. Tres losas con recinto rectangular. No tiene cubierta. Calizas del terreno.</text:p>
          </table:table-cell>
          <table:table-cell office:value-type="string" table:style-name="ce1">
            <text:p>No se conoce</text:p>
          </table:table-cell>
          <table:table-cell office:value-type="string" table:style-name="ce1">
            <text:p>Según Munibe, este dolmen ha podido ser confundido con Titinzulo. Probablemente, y dado que en la zonase encuentra el túmulo, es también posible que la descripción dada no se corresponda en la actual. En tanto no exisa una aclaración definitiva, se recogen estos datos.</text:p>
            <text:p>Está catalogado por Munibe con el nº 54-1.</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Mapa 89-12</text:p>
          </table:table-cell>
          <table:table-cell office:value-type="string" table:style-name="ce1">
            <text:p>0414_MAP_465.pdf</text:p>
          </table:table-cell>
          <table:table-cell table:number-columns-repeated="16363" table:style-name="ce1"/>
        </table:table-row>
        <table:table-row table:style-name="ro1">
          <table:table-cell office:value-type="float" office:value="416" table:style-name="ce1">
            <text:p>416</text:p>
          </table:table-cell>
          <table:table-cell office:value-type="string" table:style-name="ce1">
            <text:p>TITINZULO</text:p>
          </table:table-cell>
          <table:table-cell office:value-type="float" office:value="1" table:style-name="ce1">
            <text:p>1</text:p>
          </table:table-cell>
          <table:table-cell office:value-type="string" table:style-name="ce1">
            <text:p>Dolmen corto</text:p>
          </table:table-cell>
          <table:table-cell office:value-type="string" table:style-name="ce1">
            <text:p>Huici</text:p>
          </table:table-cell>
          <table:table-cell office:value-type="string" table:style-name="ce1">
            <text:p>En paraje Amazkar; <text:s/>60 m. al S de la divisoria de aguas cantábrico-mediterránea y 70 m. al SE de la borda Txonkoenea.</text:p>
          </table:table-cell>
          <table:table-cell office:value-type="string" table:style-name="ce1">
            <text:p>Huici (Itinerarios Larraun-Ipar)</text:p>
            <text:p>Hoja cartográfica 89-12</text:p>
          </table:table-cell>
          <table:table-cell office:value-type="string" table:style-name="ce1">
            <text:p>Gorriti (Itinerarios Larraun-Ipar)#0413_TEX_463.pdf#</text:p>
          </table:table-cell>
          <table:table-cell office:value-type="float" office:value="589140" table:style-name="ce1">
            <text:p>589140</text:p>
          </table:table-cell>
          <table:table-cell office:value-type="float" office:value="4766580" table:style-name="ce1">
            <text:p>4766580</text:p>
          </table:table-cell>
          <table:table-cell office:value-type="float" office:value="850" table:style-name="ce1">
            <text:p>850</text:p>
          </table:table-cell>
          <table:table-cell office:value-type="string" table:style-name="ce2">
            <text:p>43.046682578421,-1.90554547778394</text:p>
          </table:table-cell>
          <table:table-cell office:value-type="date" office:date-value="1905-05-09T00:00:00" table:style-name="ce3">
            <text:p>martes, mayo 09, 1905</text:p>
          </table:table-cell>
          <table:table-cell office:value-type="string" table:style-name="ce1">
            <text:p>Eduardo Mauleón</text:p>
          </table:table-cell>
          <table:table-cell office:value-type="string" table:style-name="ce1">
            <text:p>Dolmen corto ?.</text:p>
            <text:p>Túmulo circular de 8 m. de diámetro y 0,6 m. de altura. Cámara con dos losas, formando escuadra; una de ellas, <text:s/>la más pequeña, talvez sea la cabecera. Sin cubierta. Orientación a 108º. Calizas del terreno.</text:p>
          </table:table-cell>
          <table:table-cell office:value-type="string" table:style-name="ce1">
            <text:p>No se conoce</text:p>
          </table:table-cell>
          <table:table-cell office:value-type="string" table:style-name="ce1">
            <text:p>En su día se pensó que Atxitxia y Titinzulo eran el mismo dolmen. Hemos recogido estos datos en la ficha en tanto no exista una aclaración definitiva.</text:p>
            <text:p>Tiene un hito señalizador, colocado por la Sociedad Merkualde Kixmi Taldea de Larraun al que le ha desaparecido la placa.<text:s/></text:p>
            <text:p>Está catalogado por Munibe con el nº 54-13.</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Mapa 89-12</text:p>
          </table:table-cell>
          <table:table-cell office:value-type="string" table:style-name="ce1">
            <text:p>0414_MAP_465.pdf</text:p>
          </table:table-cell>
          <table:table-cell office:value-type="string" table:style-name="ce1">
            <text:p>Fotos</text:p>
          </table:table-cell>
          <table:table-cell office:value-type="string" table:style-name="ce1">
            <text:p>0416_FOT_466.pdf</text:p>
          </table:table-cell>
          <table:table-cell office:value-type="string" table:style-name="ce1">
            <text:p>Croquis</text:p>
          </table:table-cell>
          <table:table-cell office:value-type="string" table:style-name="ce1">
            <text:p>0416_FOT_466.pdf</text:p>
          </table:table-cell>
          <table:table-cell table:number-columns-repeated="16359"/>
        </table:table-row>
        <table:table-row table:style-name="ro1">
          <table:table-cell office:value-type="float" office:value="417" table:style-name="ce1">
            <text:p>417</text:p>
          </table:table-cell>
          <table:table-cell office:value-type="string" table:style-name="ce1">
            <text:p>TXUTXUIN</text:p>
          </table:table-cell>
          <table:table-cell office:value-type="float" office:value="7" table:style-name="ce1">
            <text:p>7</text:p>
          </table:table-cell>
          <table:table-cell office:value-type="string" table:style-name="ce1">
            <text:p>Dolmen corto abierto</text:p>
          </table:table-cell>
          <table:table-cell office:value-type="string" table:style-name="ce1">
            <text:p>Huici</text:p>
          </table:table-cell>
          <table:table-cell office:value-type="string" table:style-name="ce1">
            <text:p>En estrecha planicie; a 2 km del puerto de Huici.</text:p>
          </table:table-cell>
          <table:table-cell office:value-type="string" table:style-name="ce1">
            <text:p>Huici (Itinerarios Larraun-Ipar)</text:p>
            <text:p>Hoja cartográfica 89-12</text:p>
          </table:table-cell>
          <table:table-cell office:value-type="string" table:style-name="ce1">
            <text:p>Gorriti (Itinerarios Larraun-Ipar)#0413_TEX_463.pdf#</text:p>
          </table:table-cell>
          <table:table-cell office:value-type="float" office:value="590450" table:style-name="ce1">
            <text:p>590450</text:p>
          </table:table-cell>
          <table:table-cell office:value-type="float" office:value="4766750" table:style-name="ce1">
            <text:p>4766750</text:p>
          </table:table-cell>
          <table:table-cell office:value-type="float" office:value="808" table:style-name="ce1">
            <text:p>808</text:p>
          </table:table-cell>
          <table:table-cell office:value-type="string" table:style-name="ce2">
            <text:p>43.0480582096566,-1.88943671248417</text:p>
          </table:table-cell>
          <table:table-cell office:value-type="date" office:date-value="1905-05-19T00:00:00" table:style-name="ce3">
            <text:p>viernes, mayo 19, 1905</text:p>
          </table:table-cell>
          <table:table-cell office:value-type="string" table:style-name="ce1">
            <text:p>M. Laborde</text:p>
          </table:table-cell>
          <table:table-cell office:value-type="string" table:style-name="ce1">
            <text:p>Dolmen corto abierto.</text:p>
            <text:p>Túmulo de 9 m. de diámetro de tierra y piedras; más relevante por el lado N. que por el lado S. Cámara de recinto rectangular, formada por tres losas basculadas hacia el interior. Dos losas pequeñás en la entrada junto a las laterales.</text:p>
            <text:p>Actualmente, diciembre de 1989, el túmulo tiene un amontonamiento de piedras en su arco NW., que parecen ser ajenas al mismo. Orientación 145º.</text:p>
          </table:table-cell>
          <table:table-cell office:value-type="string" table:style-name="ce1">
            <text:p>No se conoce</text:p>
          </table:table-cell>
          <table:table-cell office:value-type="string" table:style-name="ce1">
            <text:p>Tiene un hito señalizador, colocado por la Sociedad Merkualde Kixmi Taldea de Larraun al que le ha desaparecido la placa. Erróneamente esta sociedad le dio este topónimo al dolmen Esita</text:p>
            <text:p>Está catalogado por Munibe con el nº 54-24.</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Mapa 89-12</text:p>
          </table:table-cell>
          <table:table-cell office:value-type="string" table:style-name="ce1">
            <text:p>0414_MAP_465.pdf</text:p>
          </table:table-cell>
          <table:table-cell office:value-type="string" table:style-name="ce1">
            <text:p>Fotos</text:p>
          </table:table-cell>
          <table:table-cell office:value-type="string" table:style-name="ce1">
            <text:p>0417_FOT_468.pdf</text:p>
          </table:table-cell>
          <table:table-cell office:value-type="string" table:style-name="ce1">
            <text:p>Croquis</text:p>
          </table:table-cell>
          <table:table-cell office:value-type="string" table:style-name="ce1">
            <text:p>0417_DIB_469.pdf</text:p>
          </table:table-cell>
          <table:table-cell table:number-columns-repeated="16359"/>
        </table:table-row>
        <table:table-row table:style-name="ro1">
          <table:table-cell office:value-type="float" office:value="418" table:style-name="ce1">
            <text:p>418</text:p>
          </table:table-cell>
          <table:table-cell office:value-type="string" table:style-name="ce1">
            <text:p>BIDEBERRIETA</text:p>
          </table:table-cell>
          <table:table-cell office:value-type="float" office:value="1" table:style-name="ce1">
            <text:p>1</text:p>
          </table:table-cell>
          <table:table-cell office:value-type="string" table:style-name="ce1">
            <text:p>Dolmen</text:p>
          </table:table-cell>
          <table:table-cell office:value-type="string" table:style-name="ce1">
            <text:p>Huici</text:p>
          </table:table-cell>
          <table:table-cell table:style-name="ce1"/>
          <table:table-cell office:value-type="string" table:style-name="ce1">
            <text:p>Huici (Itinerarios Larraun-Ipar)</text:p>
            <text:p>Hoja cartográfica 89-12</text:p>
          </table:table-cell>
          <table:table-cell office:value-type="string" table:style-name="ce1">
            <text:p>Gorriti (Itinerarios Larraun-Ipar)#0413_TEX_463.pdf#</text:p>
          </table:table-cell>
          <table:table-cell office:value-type="float" office:value="589800" table:style-name="ce1">
            <text:p>589800</text:p>
          </table:table-cell>
          <table:table-cell office:value-type="float" office:value="4766740" table:style-name="ce1">
            <text:p>4766740</text:p>
          </table:table-cell>
          <table:table-cell office:value-type="float" office:value="800" table:style-name="ce1">
            <text:p>800</text:p>
          </table:table-cell>
          <table:table-cell office:value-type="string" table:style-name="ce2">
            <text:p>43.0480453380337,-1.89741770463344</text:p>
          </table:table-cell>
          <table:table-cell office:value-type="date" office:date-value="1953-06-07T00:00:00" table:style-name="ce3">
            <text:p>domingo, junio 07, 1953</text:p>
          </table:table-cell>
          <table:table-cell office:value-type="string" table:style-name="ce1">
            <text:p>E.Mauleon y T.López Sellés</text:p>
          </table:table-cell>
          <table:table-cell office:value-type="string" table:style-name="ce1">
            <text:p>Dolmen. Tapa de cubierta de 2 m. de largo y 1,7 m. de ancho. El resto de la construcción se halla debajo de la misma.</text:p>
          </table:table-cell>
          <table:table-cell office:value-type="string" table:style-name="ce1">
            <text:p>No se conoce</text:p>
          </table:table-cell>
          <table:table-cell office:value-type="string" table:style-name="ce1">
            <text:p>Túmulos Y: 4766580; X: 589800; Z: 816</text:p>
            <text:p>Tanto el dolmen como los túmulos estan para repasarlos, ubicarlos de nuevo en la 89-12, fotografiarlo y hacer croquis.</text:p>
          </table:table-cell>
          <table:table-cell table:style-name="ce1"/>
          <table:table-cell office:value-type="string" table:style-name="ce1">
            <text:p>10 Larraun Alto - Leiza - Basaburua Mayor</text:p>
          </table:table-cell>
          <table:table-cell office:value-type="string" table:style-name="ce1">
            <text:p>Mapa 89-12</text:p>
          </table:table-cell>
          <table:table-cell office:value-type="string" table:style-name="ce1">
            <text:p>0414_MAP_465.pdf</text:p>
          </table:table-cell>
          <table:table-cell office:value-type="string" table:style-name="ce1">
            <text:p>Texto</text:p>
          </table:table-cell>
          <table:table-cell office:value-type="string" table:style-name="ce1">
            <text:p>0418_TEX_470.pdf</text:p>
          </table:table-cell>
          <table:table-cell office:value-type="string" table:style-name="ce1">
            <text:p>Foto</text:p>
          </table:table-cell>
          <table:table-cell office:value-type="string" table:style-name="ce1">
            <text:p>0418_FOT_471.pdf</text:p>
          </table:table-cell>
          <table:table-cell table:number-columns-repeated="16359"/>
        </table:table-row>
        <table:table-row table:style-name="ro1">
          <table:table-cell office:value-type="float" office:value="420" table:style-name="ce1">
            <text:p>420</text:p>
          </table:table-cell>
          <table:table-cell office:value-type="string" table:style-name="ce1">
            <text:p>AZPELATEGI</text:p>
          </table:table-cell>
          <table:table-cell office:value-type="float" office:value="7" table:style-name="ce1">
            <text:p>7</text:p>
          </table:table-cell>
          <table:table-cell office:value-type="string" table:style-name="ce1">
            <text:p>Dolmen corto abierto</text:p>
          </table:table-cell>
          <table:table-cell office:value-type="string" table:style-name="ce1">
            <text:p>Huici</text:p>
          </table:table-cell>
          <table:table-cell office:value-type="string" table:style-name="ce1">
            <text:p>300 m. al S. de la ermita de Santa Engracia.</text:p>
          </table:table-cell>
          <table:table-cell office:value-type="string" table:style-name="ce1">
            <text:p>Goikozuloa Erreka (Itinerarios Larraun-Ipar)</text:p>
            <text:p>Hoja cartográfica 89-16</text:p>
          </table:table-cell>
          <table:table-cell office:value-type="string" table:style-name="ce1">
            <text:p>Goikozuloa Erreka (Itinerarios Larraun-Ipar)#0413_TEX_463.pdf#</text:p>
          </table:table-cell>
          <table:table-cell office:value-type="float" office:value="590870" table:style-name="ce1">
            <text:p>590870</text:p>
          </table:table-cell>
          <table:table-cell office:value-type="float" office:value="4765940" table:style-name="ce1">
            <text:p>4765940</text:p>
          </table:table-cell>
          <table:table-cell office:value-type="float" office:value="770" table:style-name="ce1">
            <text:p>770</text:p>
          </table:table-cell>
          <table:table-cell office:value-type="string" table:style-name="ce2">
            <text:p>43.0407153741489,-1.88441298823239</text:p>
          </table:table-cell>
          <table:table-cell office:value-type="date" office:date-value="1955-04-10T00:00:00" table:style-name="ce3">
            <text:p>domingo, abril 10, 1955</text:p>
          </table:table-cell>
          <table:table-cell office:value-type="string" table:style-name="ce1">
            <text:p>Eduardo Mauleon</text:p>
          </table:table-cell>
          <table:table-cell office:value-type="string" table:style-name="ce1">
            <text:p>Dolmen corto abierto. Túmulo tierra y piedras; de 10 m. de diámetro y 1,5 m. de alto en la parte más definida. Cámara de 3 losas, abierta al E.</text:p>
            <text:p>Losa S.: Orientada a 30º. Mide 2 m. de largo; 0,7 m. de alto (parte interior) y 0,4 m. (parte exterior); 0,2 m. de grosor. Losa lateral.</text:p>
            <text:p>Losa N.: Orientada a 36º. Mide 2 m. de largo; 0,8 m. de alto (parte interior) y 0,3 m. (parte exterior); 0,3 m. de grosor. Losa lateral.</text:p>
            <text:p>Losa W.: Mide 1 m. de largo; 0,9 m. de alto (parte interior) y 0,4 m. (parte exterior); 0,3 m. de grosor. Está ubicada en la cabecera.</text:p>
            <text:p>Losa E.: Mide 1 m. de largo; la alltura exterior es también de 1 m. El grosor oscila entre 0,2 y 0,25 m. Se encuentra recostada sobre un trozo seguido de la losa N. Otros trozos esparcidos por el túmulo son probablemente restos de la cubierta.</text:p>
          </table:table-cell>
          <table:table-cell office:value-type="string" table:style-name="ce1">
            <text:p>Cata realizada por Eduardo Mauleón.</text:p>
          </table:table-cell>
          <table:table-cell office:value-type="string" table:style-name="ce1">
            <text:p>Resultado de la cata:</text:p>
            <text:p>- 1 punta de flecha.</text:p>
            <text:p>- Fragmentos de cerámica.</text:p>
            <text:p>- Restos humanos: trozos de cráneo; incisivos y molares; otros huesos.</text:p>
            <text:p>Catalogado por Munibe con el nº 54-12.</text:p>
            <text:p>La Sociedad Merkualde Kixmi Taldea de Larrun le colocó un hito señálizador. Afortunadamente esta placa está intacta.</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Mapa 89-16</text:p>
          </table:table-cell>
          <table:table-cell office:value-type="string" table:style-name="ce1">
            <text:p>0420_MAP_474.pdf</text:p>
          </table:table-cell>
          <table:table-cell office:value-type="string" table:style-name="ce1">
            <text:p>Fotos</text:p>
          </table:table-cell>
          <table:table-cell office:value-type="string" table:style-name="ce1">
            <text:p>0420_FOT_472.pdf</text:p>
          </table:table-cell>
          <table:table-cell office:value-type="string" table:style-name="ce1">
            <text:p>Croquis</text:p>
          </table:table-cell>
          <table:table-cell office:value-type="string" table:style-name="ce1">
            <text:p>0420_DIB_473.pdf</text:p>
          </table:table-cell>
          <table:table-cell table:number-columns-repeated="16359"/>
        </table:table-row>
        <table:table-row table:style-name="ro1">
          <table:table-cell office:value-type="float" office:value="421" table:style-name="ce1">
            <text:p>421</text:p>
          </table:table-cell>
          <table:table-cell office:value-type="string" table:style-name="ce1">
            <text:p>ESITA MENDEBAL</text:p>
          </table:table-cell>
          <table:table-cell office:value-type="float" office:value="1" table:style-name="ce1">
            <text:p>1</text:p>
          </table:table-cell>
          <table:table-cell office:value-type="string" table:style-name="ce1">
            <text:p>Dolmen</text:p>
          </table:table-cell>
          <table:table-cell office:value-type="string" table:style-name="ce1">
            <text:p>Huici</text:p>
          </table:table-cell>
          <table:table-cell office:value-type="string" table:style-name="ce1">
            <text:p>En lo alto de la cota; 150 m. al W. de Esita Sortalde</text:p>
          </table:table-cell>
          <table:table-cell office:value-type="string" table:style-name="ce1">
            <text:p>Huici (Itinerarios Larraun-Ipar)</text:p>
            <text:p>Hoja cartográfica 89-12</text:p>
          </table:table-cell>
          <table:table-cell office:value-type="string" table:style-name="ce1">
            <text:p>Huici (Itinerarios Larraun-Ipar)#0413_TEX_463.pdf#</text:p>
          </table:table-cell>
          <table:table-cell office:value-type="float" office:value="591550" table:style-name="ce1">
            <text:p>591550</text:p>
          </table:table-cell>
          <table:table-cell office:value-type="float" office:value="4767260" table:style-name="ce1">
            <text:p>4767260</text:p>
          </table:table-cell>
          <table:table-cell office:value-type="float" office:value="875" table:style-name="ce1">
            <text:p>875</text:p>
          </table:table-cell>
          <table:table-cell office:value-type="string" table:style-name="ce2">
            <text:p>43.0525180312094,-1.87584935636895</text:p>
          </table:table-cell>
          <table:table-cell office:value-type="date" office:date-value="1989-12-09T00:00:00" table:style-name="ce3">
            <text:p>sábado, diciembre 09, 1989</text:p>
          </table:table-cell>
          <table:table-cell office:value-type="string" table:style-name="ce1">
            <text:p>M. Sierra y C. Ballesteros</text:p>
          </table:table-cell>
          <table:table-cell office:value-type="string" table:style-name="ce1">
            <text:p>Túmulo de tierra y piedras; de 8 m. de diámetro y 0,65 m. de altura. Sobre el mismo reposa una losa fragmentada en tres trozos.</text:p>
            <text:p>En las proximidades hay un pqueño monolito similar a otros existentes cerca de algunos dólmenes.</text:p>
          </table:table-cell>
          <table:table-cell office:value-type="string" table:style-name="ce1">
            <text:p>No se conoce</text:p>
          </table:table-cell>
          <table:table-cell office:value-type="string" table:style-name="ce1">
            <text:p>Inspeccionada la zona para determinar el estado de los monumentos con vistas a su señalización, se observó la existencia de éste que ahora se da a conocer y que no estaba registrado con anterioridad ( lo que sigue está escrito con lápiz) como túmulo. Sin duda se trata del mismo que J.M.Barandiaran dio a conocer el 8-6-1920, que dijo haber dos dólmenes, aunque uno es túmulo, aclarando este concepto Miguel Sierra.</text:p>
            <text:p>Luis Millan el 12-10-1985 da a conocer el túmulo como inédito.</text:p>
          </table:table-cell>
          <table:table-cell table:style-name="ce1"/>
          <table:table-cell office:value-type="string" table:style-name="ce1">
            <text:p>10 Larraun Alto - Leiza - Basaburua Mayor</text:p>
          </table:table-cell>
          <table:table-cell office:value-type="string" table:style-name="ce1">
            <text:p>Mapa 89-12</text:p>
          </table:table-cell>
          <table:table-cell office:value-type="string" table:style-name="ce1">
            <text:p>0414_MAP_465.pdf</text:p>
          </table:table-cell>
          <table:table-cell office:value-type="string" table:style-name="ce1">
            <text:p>Fotos</text:p>
          </table:table-cell>
          <table:table-cell office:value-type="string" table:style-name="ce1">
            <text:p>0421_FOT_475.pdf</text:p>
          </table:table-cell>
          <table:table-cell table:number-columns-repeated="16361" table:style-name="ce1"/>
        </table:table-row>
        <table:table-row table:style-name="ro1">
          <table:table-cell office:value-type="float" office:value="422" table:style-name="ce1">
            <text:p>422</text:p>
          </table:table-cell>
          <table:table-cell office:value-type="string" table:style-name="ce1">
            <text:p>ESITA SORTALDE</text:p>
          </table:table-cell>
          <table:table-cell office:value-type="float" office:value="2" table:style-name="ce1">
            <text:p>2</text:p>
          </table:table-cell>
          <table:table-cell office:value-type="string" table:style-name="ce1">
            <text:p>Túmulo</text:p>
          </table:table-cell>
          <table:table-cell office:value-type="string" table:style-name="ce1">
            <text:p>Huici</text:p>
          </table:table-cell>
          <table:table-cell office:value-type="string" table:style-name="ce1">
            <text:p>En la cresta; en la estribación del Erazote (Lizarragan)</text:p>
          </table:table-cell>
          <table:table-cell office:value-type="string" table:style-name="ce1">
            <text:p>Huici (Itinerarios Larraun-Ipar)</text:p>
            <text:p>Hoja cartográfica 89-12</text:p>
          </table:table-cell>
          <table:table-cell office:value-type="string" table:style-name="ce1">
            <text:p>Huici (Itinerarios Larraun-Ipar)#0413_TEX_463.pdf#</text:p>
          </table:table-cell>
          <table:table-cell office:value-type="float" office:value="591770" table:style-name="ce1">
            <text:p>591770</text:p>
          </table:table-cell>
          <table:table-cell office:value-type="float" office:value="4767360" table:style-name="ce1">
            <text:p>4767360</text:p>
          </table:table-cell>
          <table:table-cell office:value-type="float" office:value="880" table:style-name="ce1">
            <text:p>880</text:p>
          </table:table-cell>
          <table:table-cell office:value-type="string" table:style-name="ce2">
            <text:p>43.0533917922972,-1.87313198179507</text:p>
          </table:table-cell>
          <table:table-cell office:value-type="date" office:date-value="1920-06-08T00:00:00" table:style-name="ce3">
            <text:p>martes, junio 08, 1920</text:p>
          </table:table-cell>
          <table:table-cell office:value-type="string" table:style-name="ce1">
            <text:p>J.M.Barandiaran</text:p>
          </table:table-cell>
          <table:table-cell office:value-type="string" table:style-name="ce1">
            <text:p>Dolmen ?. Cámara desaparecida y oculta ?. Túmulo de 15 m. de diámetro y 2,5 m. de alto; de tierra y piedras.</text:p>
          </table:table-cell>
          <table:table-cell office:value-type="string" table:style-name="ce1">
            <text:p>No se conoce</text:p>
          </table:table-cell>
          <table:table-cell office:value-type="string" table:style-name="ce1">
            <text:p>La Sociedad Merkualde Kixmi Taldea de Larraun le colocó un hito señalizador. Al leer la placa, constatamos que llaman a este dolmen Txutxuin y le dan una altura de 950 m. Creemos que ambos datos son erróneos, pues desde que ambos dólmenes se dieron a conocer (1966 y 1920) nadie ha rectificado sus topónimos. No sabemos con qué nombre señaló la citada sociedad el dolmen Txutxuin, pues la placa ha sido arrancada del hito.</text:p>
            <text:p>A unos 500 m. de este dolmen y en direcciónW. hay un monolito triangular que parece estar calzado con el fin de sujetarlo. Para registrarlo debidamente habría que medirlo</text:p>
            <text:p>Catalogado en Munibe con el nº 54-8</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Mapa 89-12</text:p>
          </table:table-cell>
          <table:table-cell office:value-type="string" table:style-name="ce1">
            <text:p>0414_MAP_465.pdf</text:p>
          </table:table-cell>
          <table:table-cell office:value-type="string" table:style-name="ce1">
            <text:p>Fotos</text:p>
          </table:table-cell>
          <table:table-cell office:value-type="string" table:style-name="ce1">
            <text:p>0422_FOT_476.pdf</text:p>
          </table:table-cell>
          <table:table-cell table:number-columns-repeated="16361" table:style-name="ce1"/>
        </table:table-row>
        <table:table-row table:style-name="ro1">
          <table:table-cell office:value-type="float" office:value="423" table:style-name="ce1">
            <text:p>423</text:p>
          </table:table-cell>
          <table:table-cell office:value-type="string" table:style-name="ce1">
            <text:p>ARROLA</text:p>
          </table:table-cell>
          <table:table-cell office:value-type="float" office:value="1" table:style-name="ce1">
            <text:p>1</text:p>
          </table:table-cell>
          <table:table-cell office:value-type="string" table:style-name="ce1">
            <text:p>Dolmen</text:p>
          </table:table-cell>
          <table:table-cell office:value-type="string" table:style-name="ce1">
            <text:p>Huici</text:p>
          </table:table-cell>
          <table:table-cell office:value-type="string" table:style-name="ce1">
            <text:p>Al S. del monte Guratz</text:p>
          </table:table-cell>
          <table:table-cell office:value-type="string" table:style-name="ce1">
            <text:p>Guratz (Itinerarios Larraun-Ipar)</text:p>
            <text:p>Hoja cartográfica 89-12</text:p>
            <text:p>Desde el Alto de Huici una pista toma la dirección NE. que transcurre por la divisoria de aguas al nonte Goratz. A unos 20/25 m. en la tercera loma. En un cruce de caminos, donde se distingue la losa orientada de E. a W. entre las hayas.</text:p>
            <text:p>Al SW. en <text:s/>una loma que se extiende a Arrite, en términos de ¿Gurite? <text:s/>a 900 m. snm. I.G. da a conocer un túmulo (no hay datos del túmulo) llamado Guratz.</text:p>
          </table:table-cell>
          <table:table-cell office:value-type="string" table:style-name="ce1">
            <text:p>Huici (Itinerarios Larraun-Ipar)#0413_TEX_463.pdf#</text:p>
          </table:table-cell>
          <table:table-cell office:value-type="float" office:value="587680" table:style-name="ce1">
            <text:p>587680</text:p>
          </table:table-cell>
          <table:table-cell office:value-type="float" office:value="4767740" table:style-name="ce1">
            <text:p>4767740</text:p>
          </table:table-cell>
          <table:table-cell office:value-type="float" office:value="865" table:style-name="ce1">
            <text:p>865</text:p>
          </table:table-cell>
          <table:table-cell office:value-type="string" table:style-name="ce2">
            <text:p>43.0572965523519,-1.92328542820042</text:p>
          </table:table-cell>
          <table:table-cell office:value-type="date" office:date-value="1979-12-09T00:00:00" table:style-name="ce3">
            <text:p>domingo, diciembre 09, 1979</text:p>
          </table:table-cell>
          <table:table-cell office:value-type="string" table:style-name="ce1">
            <text:p>Iñaki Gaztelu</text:p>
          </table:table-cell>
          <table:table-cell office:value-type="string" table:style-name="ce1">
            <text:p>Túmulo. Sobre el mismo una losa orientada de E. a W. y que mide 1,6 m. de largo, por 0,4 m. de alto y 0,3 m. de grueso.<text:s/></text:p>
            <text:p>(Lo que sigue, a lápiz). <text:s/>Orientada a 150º.<text:s/></text:p>
            <text:p>Hay otra losa hincada más al N. y a 1,1 m distante de la anterior, que mide 0,4 m. largo; 0.1 m. alto; 0,05 m. grosor.</text:p>
            <text:p>El túmulo de unos 9 m. de Ф y 0,5 m. alto. Una pista pasa tangente por terreno rebajado, lo que le hace parecer más alto. El túmulo parecer ser de tierra con algunas piedras.</text:p>
          </table:table-cell>
          <table:table-cell office:value-type="string" table:style-name="ce1">
            <text:p>No se conoce</text:p>
          </table:table-cell>
          <table:table-cell office:value-type="string" table:style-name="ce1">
            <text:p>A criterio de Miguel Sierra, no merece la colocación de un hito.</text:p>
            <text:p>Hay una reseña de Gaztelu de la posible existencia de un dolmen en la loma SW. del monte Guratz. Posible error; debería ser la loma SE. Al hablar de una loma de tres promontorios hacia el pueblo de Huici.</text:p>
            <text:p>Según Patxi Ripa dice "conocerlo de antiguo" al no encontrar referencias del mismo le asigna el año 1942 y se da el nombre de Guratz.</text:p>
          </table:table-cell>
          <table:table-cell table:style-name="ce1"/>
          <table:table-cell office:value-type="string" table:style-name="ce1">
            <text:p>10 Larraun Alto - Leiza - Basaburua Mayor</text:p>
          </table:table-cell>
          <table:table-cell office:value-type="string" table:style-name="ce1">
            <text:p>Mapa 89-12</text:p>
          </table:table-cell>
          <table:table-cell office:value-type="string" table:style-name="ce1">
            <text:p>0414_MAP_465.pdf</text:p>
          </table:table-cell>
          <table:table-cell office:value-type="string" table:style-name="ce1">
            <text:p>Fotos</text:p>
          </table:table-cell>
          <table:table-cell office:value-type="string" table:style-name="ce1">
            <text:p>0423_FOT_477.pdf</text:p>
          </table:table-cell>
          <table:table-cell office:value-type="string" table:style-name="ce1">
            <text:p>Croquis</text:p>
          </table:table-cell>
          <table:table-cell office:value-type="string" table:style-name="ce1">
            <text:p>0423_DIB_478.jpg</text:p>
          </table:table-cell>
          <table:table-cell table:number-columns-repeated="16359"/>
        </table:table-row>
        <table:table-row table:style-name="ro1">
          <table:table-cell office:value-type="float" office:value="424" table:style-name="ce1">
            <text:p>424</text:p>
          </table:table-cell>
          <table:table-cell office:value-type="string" table:style-name="ce1">
            <text:p>URDOLA</text:p>
          </table:table-cell>
          <table:table-cell office:value-type="float" office:value="5" table:style-name="ce1">
            <text:p>5</text:p>
          </table:table-cell>
          <table:table-cell office:value-type="string" table:style-name="ce1">
            <text:p>Cromlech</text:p>
          </table:table-cell>
          <table:table-cell office:value-type="string" table:style-name="ce1">
            <text:p>Leiza</text:p>
          </table:table-cell>
          <table:table-cell office:value-type="string" table:style-name="ce1">
            <text:p>Ladera septentrional de la cota Aizan, en el collado.</text:p>
          </table:table-cell>
          <table:table-cell office:value-type="string" table:style-name="ce1">
            <text:p>Leiza septentrional</text:p>
            <text:p>Hoja cartográfica 89-8</text:p>
          </table:table-cell>
          <table:table-cell table:style-name="ce1"/>
          <table:table-cell office:value-type="float" office:value="590640" table:style-name="ce1">
            <text:p>590640</text:p>
          </table:table-cell>
          <table:table-cell office:value-type="float" office:value="4774050" table:style-name="ce1">
            <text:p>4774050</text:p>
          </table:table-cell>
          <table:table-cell office:value-type="float" office:value="740" table:style-name="ce1">
            <text:p>740</text:p>
          </table:table-cell>
          <table:table-cell office:value-type="string" table:style-name="ce2">
            <text:p>43.1137593414635,-1.88591395223704</text:p>
          </table:table-cell>
          <table:table-cell office:value-type="date" office:date-value="1981-01-25T00:00:00" table:style-name="ce3">
            <text:p>domingo, enero 25, 1981</text:p>
          </table:table-cell>
          <table:table-cell office:value-type="string" table:style-name="ce1">
            <text:p>E.García, J.A.Gracía y F.Ubierna</text:p>
          </table:table-cell>
          <table:table-cell office:value-type="string" table:style-name="ce1">
            <text:p>Cromlech nº 1: Diámetro de 5,5 m. Compuesto de 11 testigos de pequeñas lajas y bloques que apenas sobresalen del terreno. No se observan testigos en el arco meridional. Ofitas del terreno. Es atravesado por una antigua pista forestal.</text:p>
            <text:p>Cromlech nº 2: Diámetro de 5 m. Compuesto de 28 testigos en forma de laja. Destacan 6 con altura entre 0,3 y 0,1 m. El resto , a nivel del terreno. No se observan testigos en el arco meridional. 5 testigos de ofitas del terreno y 23 testigos son de areniscas triásicas.<text:s/></text:p>
            <text:p>Cromlech nº 3: Diámetro de 4,25. Compuesto de 22 testigos con forma de laja. Destacan 6 con altura entre 0,3 y 0,1 m. Areniscas triásicas.<text:s/></text:p>
            <text:p>Cromlech nº 4: Diámetro de 5 m. Compuesto de 28 testigos en forma de laja. Destacan 14 con altura entre 0,77 y 0,1 m. El resto , a nivel del terreno. 1 laja es de ofitas del terreno y 27 testigos son de areniscas triásicas.</text:p>
          </table:table-cell>
          <table:table-cell office:value-type="string" table:style-name="ce1">
            <text:p>No se conoce</text:p>
          </table:table-cell>
          <table:table-cell office:value-type="string" table:style-name="ce1">
            <text:p>Los localizadores <text:s/>pertenecen a la sección de ciencias del Club Vasco de Camping de San Sebastián. Ellos lo comunicaron el hallazgo a Luis Del Barrio Bazako, quien lo publicó en marzo de 1983.</text:p>
            <text:p>En 1981 varios testigos fueron removidos sin que se pueda especificar cuáles, en un intento de resaltar el conjunto. El terreno en que se asientan es de ofitas, aunque prácticamente la totalidad de los tedtigos que los componen <text:s/>son de arenisca triásica. Este material aflora en una zona distante al menos 1 km.</text:p>
            <text:p/>
            <text:p>Bibliografía: L. Millan 1982. Kobie nº XV - 1985/86.</text:p>
          </table:table-cell>
          <table:table-cell table:style-name="ce1"/>
          <table:table-cell office:value-type="string" table:style-name="ce1">
            <text:p>10 Larraun Alto - Leiza - Basaburua Mayor</text:p>
          </table:table-cell>
          <table:table-cell office:value-type="string" table:style-name="ce1">
            <text:p>Mapa 89-8</text:p>
          </table:table-cell>
          <table:table-cell office:value-type="string" table:style-name="ce1">
            <text:p>0424_MAP_480.pdf</text:p>
          </table:table-cell>
          <table:table-cell office:value-type="string" table:style-name="ce1">
            <text:p>Croquis</text:p>
          </table:table-cell>
          <table:table-cell office:value-type="string" table:style-name="ce1">
            <text:p>0424_DIB_479.pdf</text:p>
          </table:table-cell>
          <table:table-cell table:number-columns-repeated="16361" table:style-name="ce1"/>
        </table:table-row>
        <table:table-row table:style-name="ro1">
          <table:table-cell office:value-type="float" office:value="425" table:style-name="ce1">
            <text:p>425</text:p>
          </table:table-cell>
          <table:table-cell office:value-type="string" table:style-name="ce1">
            <text:p>MENDIBIL</text:p>
          </table:table-cell>
          <table:table-cell office:value-type="float" office:value="8" table:style-name="ce1">
            <text:p>8</text:p>
          </table:table-cell>
          <table:table-cell office:value-type="string" table:style-name="ce1">
            <text:p>Dolmen corto cerrado</text:p>
          </table:table-cell>
          <table:table-cell office:value-type="string" table:style-name="ce1">
            <text:p>Leiza</text:p>
          </table:table-cell>
          <table:table-cell office:value-type="string" table:style-name="ce1">
            <text:p>En la ladera SSW.; próximo a la cota Mendibil</text:p>
          </table:table-cell>
          <table:table-cell office:value-type="string" table:style-name="ce1">
            <text:p>Leiza septentrional</text:p>
            <text:p>Hoja cartográfica 89-8</text:p>
          </table:table-cell>
          <table:table-cell table:style-name="ce1"/>
          <table:table-cell office:value-type="float" office:value="591590" table:style-name="ce1">
            <text:p>591590</text:p>
          </table:table-cell>
          <table:table-cell office:value-type="float" office:value="4775450" table:style-name="ce1">
            <text:p>4775450</text:p>
          </table:table-cell>
          <table:table-cell office:value-type="float" office:value="820" table:style-name="ce1">
            <text:p>820</text:p>
          </table:table-cell>
          <table:table-cell office:value-type="string" table:style-name="ce2">
            <text:p>43.1262494907652,-1.8740082490008</text:p>
          </table:table-cell>
          <table:table-cell office:value-type="date" office:date-value="1981-01-25T00:00:00" table:style-name="ce3">
            <text:p>domingo, enero 25, 1981</text:p>
          </table:table-cell>
          <table:table-cell office:value-type="string" table:style-name="ce1">
            <text:p>E.García, J.A.Gracía y F.Ubierna</text:p>
          </table:table-cell>
          <table:table-cell office:value-type="string" table:style-name="ce1">
            <text:p>Dolmen corto cerrado. Túmulo rebajado y revuelto de 11 m. de diámetro y 0,5 m. de altura; formado por bloques, lajas y tierra. En la zona intermedia del túmulo afloran algunas lajas hincadas formando un estructura circular que contornea la cámara. Cámara cuadrada formada por 13 lajas que probablemente proceden de la exfolicación de otras más gruesas. El fondo de la cámara aparece enlosado por una laja en dirección 110º, que cubre prácticamente la mitad del mismo. Terreno, bajo esta laja y contorno, rebajado a 0,2 m.</text:p>
            <text:p>Cubierta original en su lugar, apoyada sobre una losa lateral y caída, en el otro extremo, hasta el fondo de la cámara.</text:p>
            <text:p>Las dimensiones de la cámara son 2,2 m. de largo por 2,1 m. de ancho y por 0,15 m. de profundidad. Está orientada a 110º. Materiales: areniscas triásicas del terreno.</text:p>
          </table:table-cell>
          <table:table-cell office:value-type="string" table:style-name="ce1">
            <text:p>No se conoce</text:p>
          </table:table-cell>
          <table:table-cell office:value-type="string" table:style-name="ce1">
            <text:p>Los localizadores <text:s/>pertenecen a la sección de ciencias del Club Vasco de Camping de San Sebastián. Ellos lo comunicaron el hallazgo a Luis Del Barrio. Éste publicó datos y croquis.</text:p>
            <text:p>Los datos geográficosque presenta Luis Del Barrio de Long. 01º 52´ 28´´ <text:s/>y Lat. 43º 07´ 31´´ <text:s/>se refieren a la hoja 1:25.000 I.G.N. (elipsoide internacional Hayford-Postan 1950) Proyección U.T.M. Datum Europeum. Meridiano Greenwich, extendión W.</text:p>
            <text:p>Diferente a las coordinadas que habitualmente se vienen danto sobre mapa a escala 1:50.000 del I.G.C. Merediano Madrid, de extensión E.</text:p>
            <text:p>Las hojas 1:10.000 correspondern a Mercator U.T.M. Latitudes refereidas al Ecuador, siendo positivas hacia el N. Longitudes referidas al meridiano de Greenwich, positivas hacia el E.</text:p>
            <text:p/>
            <text:p>Bibliografía: L. Millan 1982. Kobie nº XV - 1985/86.</text:p>
          </table:table-cell>
          <table:table-cell table:style-name="ce1"/>
          <table:table-cell office:value-type="string" table:style-name="ce1">
            <text:p>10 Larraun Alto - Leiza - Basaburua Mayor</text:p>
          </table:table-cell>
          <table:table-cell office:value-type="string" table:style-name="ce1">
            <text:p>Mapa 89-8</text:p>
          </table:table-cell>
          <table:table-cell office:value-type="string" table:style-name="ce1">
            <text:p>0424_MAP_480.pdf</text:p>
          </table:table-cell>
          <table:table-cell office:value-type="string" table:style-name="ce1">
            <text:p>Croquis</text:p>
          </table:table-cell>
          <table:table-cell office:value-type="string" table:style-name="ce1">
            <text:p>0425_DIB_481.pdf</text:p>
          </table:table-cell>
          <table:table-cell table:number-columns-repeated="16361" table:style-name="ce1"/>
        </table:table-row>
        <table:table-row table:style-name="ro1">
          <table:table-cell office:value-type="float" office:value="426" table:style-name="ce1">
            <text:p>426</text:p>
          </table:table-cell>
          <table:table-cell office:value-type="string" table:style-name="ce1">
            <text:p>ERROLE GAIN</text:p>
          </table:table-cell>
          <table:table-cell office:value-type="float" office:value="9" table:style-name="ce1">
            <text:p>9</text:p>
          </table:table-cell>
          <table:table-cell office:value-type="string" table:style-name="ce1">
            <text:p>Dolmen largo abierto</text:p>
          </table:table-cell>
          <table:table-cell office:value-type="string" table:style-name="ce1">
            <text:p>Leiza</text:p>
          </table:table-cell>
          <table:table-cell office:value-type="string" table:style-name="ce1">
            <text:p>A unos 800 m. al E. de la cota Mendibil</text:p>
          </table:table-cell>
          <table:table-cell office:value-type="string" table:style-name="ce1">
            <text:p>Leiza septentrional</text:p>
            <text:p>Hoja cartográfica 89-4</text:p>
          </table:table-cell>
          <table:table-cell table:style-name="ce1"/>
          <table:table-cell office:value-type="float" office:value="592390" table:style-name="ce1">
            <text:p>592390</text:p>
          </table:table-cell>
          <table:table-cell office:value-type="float" office:value="4775740" table:style-name="ce1">
            <text:p>4775740</text:p>
          </table:table-cell>
          <table:table-cell office:value-type="float" office:value="600" table:style-name="ce1">
            <text:p>600</text:p>
          </table:table-cell>
          <table:table-cell office:value-type="string" table:style-name="ce2">
            <text:p>43.1287631977584,-1.86412675585684</text:p>
          </table:table-cell>
          <table:table-cell office:value-type="date" office:date-value="1982-06-26T00:00:00" table:style-name="ce3">
            <text:p>sábado, junio 26, 1982</text:p>
          </table:table-cell>
          <table:table-cell office:value-type="string" table:style-name="ce1">
            <text:p>J.M.Elosegui</text:p>
          </table:table-cell>
          <table:table-cell office:value-type="string" table:style-name="ce1">
            <text:p>Túmulo rebajado y revuelto de 7,5 m. de diámetro y 0,5 m. de altura; formado por bloques de buen tamaño. Cámara compuesta por 4 losas que forman recinto rectangular de paredes paralelas baculadas al interior y abierto en sus extremos.</text:p>
            <text:p>Cubierta formada por dos losas; una al E. que mide 1,6 m. por 1,35 m y por 0,15 m. y basculada al SE. hasta contactar con el túmulo; otra al W. de 1,25 m. por 0,6 m. y por 0,2 m., apoyada sobre dos losas de la cámara. Esta última losa parece haber sido colocada con posterioridad a la construcción del dolmen con el fin de aprovechar el recinto de cámara como refugio de animales domésticos, removiéndose para ello parte del túmulo.</text:p>
            <text:p>Interior de la cámara rebajado 0,35 m. en relación con lo que se conserva del túmulo. Orientación: 70º. Materiales de construcción de la cámara: areniscas triásicas del terreno. El túmulo añade algún conglomerado triásico y bloques de cuarzo de las proximidades.</text:p>
          </table:table-cell>
          <table:table-cell office:value-type="string" table:style-name="ce1">
            <text:p>No se conoce</text:p>
          </table:table-cell>
          <table:table-cell office:value-type="string" table:style-name="ce1">
            <text:p>Sobre los datos geográficos, véase la nota del domen Mendibil.</text:p>
            <text:p>Existe un comunicado de Luis Millan que señala como fecha de localización el 12-0-1981. Habla sobre un dolmen de Erroia y a una altura de 550 m.<text:s/></text:p>
            <text:p>Lo localiza así: "nada más cruzar la erreka y llegar a la borda, se puede ver el dolen aproximadamente a unos 100 m. a la derecha. El túmulo tiene 7 m. de diámetro y 1 m. de alto; doble cámara con 5 losas hincadas y varias sueltas. Tapa con dostrozos " in situ" y otro basculado al S. Interior de la cámara mide 0,5 por 3,3 m.</text:p>
            <text:p>Losas hincadas al N.: 0,9 m. alto; 1,4 m. largo; 10/12 cm. grosor.</text:p>
            <text:p><text:s text:c="39"/>1,2 <text:s text:c="8"/>" <text:s text:c="3"/>; 1,7 m. <text:s text:c="4"/>" <text:s/>; <text:s/>20/30 <text:s/>cm. <text:s text:c="3"/>"</text:p>
            <text:p><text:s text:c="39"/>0,75 <text:s text:c="6"/>" <text:s text:c="3"/>; 0,55 m. <text:s text:c="2"/>" <text:s/>; <text:s/>10 <text:s/>cm. <text:s text:c="9"/>"</text:p>
            <text:p>2 losas al S,: <text:s text:c="16"/>0,5 <text:s text:c="8"/>" <text:s text:c="3"/>; 1,1m. <text:s text:c="5"/>" <text:s/>; <text:s/>10 <text:s/>cm. <text:s text:c="9"/>"</text:p>
            <text:p><text:s text:c="39"/>0,8 <text:s text:c="8"/>" <text:s text:c="3"/>; 1,5 m. <text:s text:c="4"/>" <text:s/>; <text:s/>15/20 <text:s/>cm. <text:s text:c="3"/>"</text:p>
            <text:p>Cubierta N.: <text:s text:c="16"/>0,9 <text:s text:c="8"/>" <text:s text:c="3"/>; 0,8 m. <text:s text:c="4"/>" <text:s/>; <text:s/>20 <text:s/>cm. <text:s text:c="9"/>"</text:p>
            <text:p>Cubierta S,: <text:s text:c="17"/>1,1 m. de N.a S.; <text:s/>1,5 m. de E. a W.; <text:s/>15/20 <text:s/>cm. de grueso.</text:p>
            <text:p/>
            <text:p/>
            <text:p>Bibliografía: L. Millan <text:s/>Pyrenaica nº 127. Kobie nº XV - 1985/86.</text:p>
          </table:table-cell>
          <table:table-cell table:style-name="ce1"/>
          <table:table-cell office:value-type="string" table:style-name="ce1">
            <text:p>10 Larraun Alto - Leiza - Basaburua Mayor</text:p>
          </table:table-cell>
          <table:table-cell office:value-type="string" table:style-name="ce1">
            <text:p>Mapa 89-4</text:p>
          </table:table-cell>
          <table:table-cell office:value-type="string" table:style-name="ce1">
            <text:p>0426_MAP_483.pdf</text:p>
          </table:table-cell>
          <table:table-cell office:value-type="string" table:style-name="ce1">
            <text:p>Croquis</text:p>
          </table:table-cell>
          <table:table-cell office:value-type="string" table:style-name="ce1">
            <text:p>0426_DIB_482.pdf</text:p>
          </table:table-cell>
          <table:table-cell table:number-columns-repeated="16361" table:style-name="ce1"/>
        </table:table-row>
        <table:table-row table:style-name="ro1">
          <table:table-cell office:value-type="float" office:value="427" table:style-name="ce1">
            <text:p>427</text:p>
          </table:table-cell>
          <table:table-cell office:value-type="string" table:style-name="ce1">
            <text:p>BIUZTAIN IPAR</text:p>
          </table:table-cell>
          <table:table-cell office:value-type="float" office:value="1" table:style-name="ce1">
            <text:p>1</text:p>
          </table:table-cell>
          <table:table-cell office:value-type="string" table:style-name="ce1">
            <text:p>Dolmen</text:p>
          </table:table-cell>
          <table:table-cell office:value-type="string" table:style-name="ce1">
            <text:p>Leiza</text:p>
          </table:table-cell>
          <table:table-cell office:value-type="string" table:style-name="ce1">
            <text:p>200 m. al W. de la cota Baztarla o Biuztain (936)</text:p>
          </table:table-cell>
          <table:table-cell office:value-type="string" table:style-name="ce1">
            <text:p>Leiza noroeste</text:p>
            <text:p>Hoja cartográfica 89-8</text:p>
          </table:table-cell>
          <table:table-cell table:style-name="ce1"/>
          <table:table-cell office:value-type="float" office:value="589230" table:style-name="ce1">
            <text:p>589230</text:p>
          </table:table-cell>
          <table:table-cell office:value-type="float" office:value="4772680" table:style-name="ce1">
            <text:p>4772680</text:p>
          </table:table-cell>
          <table:table-cell office:value-type="float" office:value="932" table:style-name="ce1">
            <text:p>932</text:p>
          </table:table-cell>
          <table:table-cell office:value-type="string" table:style-name="ce2">
            <text:p>43.1015922754797,-1.90346181081235</text:p>
          </table:table-cell>
          <table:table-cell office:value-type="date" office:date-value="1905-04-03T00:00:00" table:style-name="ce3">
            <text:p>lunes, abril 03, 1905</text:p>
          </table:table-cell>
          <table:table-cell office:value-type="string" table:style-name="ce1">
            <text:p>J.M.Barandiaran</text:p>
          </table:table-cell>
          <table:table-cell office:value-type="string" table:style-name="ce1">
            <text:p>Dolmen. Túmulo circular con cráter central donde aparece una losa en la cámaa destruida. Areniscas del terreno. Orientación de la cámara E-W.</text:p>
            <text:p>Según informe de M.Sierra y Carmen Ballesteros, de fecha 24-2-1990, el túmulo es prácticamente inapreciable. La losa de la cámara tiene orientación E-W y mide 1,5 m. de largo; 0,25 m. de grueso y 0,65 m. de altura; en la parte E. asoma una pequeña losa de 0,55 x 0,05 x 0,15 m.; hay algún trozo de losa cercano. El conjunto es de areniscas.</text:p>
          </table:table-cell>
          <table:table-cell office:value-type="string" table:style-name="ce1">
            <text:p>No se conoce</text:p>
          </table:table-cell>
          <table:table-cell office:value-type="string" table:style-name="ce1">
            <text:p>En su reseña, Barandiaran lo pone como dudoso.</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Mapa 89-8</text:p>
          </table:table-cell>
          <table:table-cell office:value-type="string" table:style-name="ce1">
            <text:p>0424_MAP_480.pdf</text:p>
          </table:table-cell>
          <table:table-cell office:value-type="string" table:style-name="ce1">
            <text:p>Croquis</text:p>
          </table:table-cell>
          <table:table-cell office:value-type="string" table:style-name="ce1">
            <text:p>0427_DIB_484.pdf</text:p>
          </table:table-cell>
          <table:table-cell office:value-type="string" table:style-name="ce1">
            <text:p>Foto</text:p>
          </table:table-cell>
          <table:table-cell office:value-type="string" table:style-name="ce1">
            <text:p>0427_FOT_485.jpg</text:p>
          </table:table-cell>
          <table:table-cell table:number-columns-repeated="16359"/>
        </table:table-row>
        <table:table-row table:style-name="ro1">
          <table:table-cell office:value-type="float" office:value="428" table:style-name="ce1">
            <text:p>428</text:p>
          </table:table-cell>
          <table:table-cell office:value-type="string" table:style-name="ce1">
            <text:p>BIUZTAIN HEGO</text:p>
          </table:table-cell>
          <table:table-cell office:value-type="float" office:value="2" table:style-name="ce1">
            <text:p>2</text:p>
          </table:table-cell>
          <table:table-cell office:value-type="string" table:style-name="ce1">
            <text:p>Túmulo</text:p>
          </table:table-cell>
          <table:table-cell office:value-type="string" table:style-name="ce1">
            <text:p>Leiza</text:p>
          </table:table-cell>
          <table:table-cell office:value-type="string" table:style-name="ce1">
            <text:p>A 30 m. de Biuztain Ipar</text:p>
          </table:table-cell>
          <table:table-cell office:value-type="string" table:style-name="ce1">
            <text:p>Leiza noroeste</text:p>
            <text:p>Hoja cartográfica 89-8</text:p>
          </table:table-cell>
          <table:table-cell table:style-name="ce1"/>
          <table:table-cell office:value-type="float" office:value="589260" table:style-name="ce1">
            <text:p>589260</text:p>
          </table:table-cell>
          <table:table-cell office:value-type="float" office:value="4772640" table:style-name="ce1">
            <text:p>4772640</text:p>
          </table:table-cell>
          <table:table-cell office:value-type="float" office:value="932" table:style-name="ce1">
            <text:p>932</text:p>
          </table:table-cell>
          <table:table-cell office:value-type="string" table:style-name="ce2">
            <text:p>43.101228611286,-1.90309963990033</text:p>
          </table:table-cell>
          <table:table-cell office:value-type="date" office:date-value="1905-04-03T00:00:00" table:style-name="ce3">
            <text:p>lunes, abril 03, 1905</text:p>
          </table:table-cell>
          <table:table-cell office:value-type="string" table:style-name="ce1">
            <text:p>J.M.Barandiaran</text:p>
          </table:table-cell>
          <table:table-cell office:value-type="string" table:style-name="ce1">
            <text:p>Túmulo circular de 10 m. de diámetro y 0,6 m. de altura. Cráter central sin losas. Areniscas del terreno.</text:p>
            <text:p>Según informe de Miguel sierra <text:s/>y Carmen Ballesteros de fecha 24-2-1990 el túmulo está formado por piedras de regular tamaño.</text:p>
          </table:table-cell>
          <table:table-cell office:value-type="string" table:style-name="ce1">
            <text:p>No se conoce</text:p>
          </table:table-cell>
          <table:table-cell office:value-type="string" table:style-name="ce1">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Mapa 89-8</text:p>
          </table:table-cell>
          <table:table-cell office:value-type="string" table:style-name="ce1">
            <text:p>0424_MAP_480.pdf</text:p>
          </table:table-cell>
          <table:table-cell table:number-columns-repeated="16363" table:style-name="ce1"/>
        </table:table-row>
        <table:table-row table:style-name="ro1">
          <table:table-cell office:value-type="float" office:value="429" table:style-name="ce1">
            <text:p>429</text:p>
          </table:table-cell>
          <table:table-cell office:value-type="string" table:style-name="ce1">
            <text:p>IRUMOA</text:p>
          </table:table-cell>
          <table:table-cell office:value-type="float" office:value="5" table:style-name="ce1">
            <text:p>5</text:p>
          </table:table-cell>
          <table:table-cell office:value-type="string" table:style-name="ce1">
            <text:p>Cromlech</text:p>
          </table:table-cell>
          <table:table-cell office:value-type="string" table:style-name="ce1">
            <text:p>Beruete</text:p>
          </table:table-cell>
          <table:table-cell office:value-type="string" table:style-name="ce1">
            <text:p>Al S. del collado de Iontza (borda nueva)</text:p>
          </table:table-cell>
          <table:table-cell office:value-type="string" table:style-name="ce1">
            <text:p>Basaburua Mayor - Beruete NW.</text:p>
          </table:table-cell>
          <table:table-cell table:number-columns-repeated="4" table:style-name="ce1"/>
          <table:table-cell table:style-name="ce2"/>
          <table:table-cell table:style-name="ce3"/>
          <table:table-cell table:number-columns-repeated="5" table:style-name="ce1"/>
          <table:table-cell office:value-type="string" table:style-name="ce1">
            <text:p>10 Larraun Alto - Leiza - Basaburua Mayor</text:p>
          </table:table-cell>
          <table:table-cell office:value-type="string" table:style-name="ce1">
            <text:p>Croquis</text:p>
          </table:table-cell>
          <table:table-cell office:value-type="string" table:style-name="ce1">
            <text:p>0429_DIB_486.pdf</text:p>
          </table:table-cell>
          <table:table-cell office:value-type="string" table:style-name="ce1">
            <text:p>Foto</text:p>
          </table:table-cell>
          <table:table-cell office:value-type="string" table:style-name="ce1">
            <text:p>0429_FOT_487.pdf</text:p>
          </table:table-cell>
          <table:table-cell table:number-columns-repeated="16361" table:style-name="ce1"/>
        </table:table-row>
        <table:table-row table:style-name="ro1">
          <table:table-cell office:value-type="float" office:value="430" table:style-name="ce1">
            <text:p>430</text:p>
          </table:table-cell>
          <table:table-cell office:value-type="string" table:style-name="ce1">
            <text:p>ORIN</text:p>
          </table:table-cell>
          <table:table-cell office:value-type="float" office:value="1" table:style-name="ce1">
            <text:p>1</text:p>
          </table:table-cell>
          <table:table-cell office:value-type="string" table:style-name="ce1">
            <text:p>Dolmen (derruido)</text:p>
          </table:table-cell>
          <table:table-cell office:value-type="string" table:style-name="ce1">
            <text:p>Beruete</text:p>
          </table:table-cell>
          <table:table-cell office:value-type="string" table:style-name="ce1">
            <text:p>A 1,5 km. Al NNW. de los pastos de Iontza.</text:p>
          </table:table-cell>
          <table:table-cell office:value-type="string" table:style-name="ce1">
            <text:p>Basaburua Mayor - Beruete NW.</text:p>
            <text:p>Hoja cartográfica 89-12</text:p>
          </table:table-cell>
          <table:table-cell table:style-name="ce1"/>
          <table:table-cell office:value-type="float" office:value="593180" table:style-name="ce1">
            <text:p>593180</text:p>
          </table:table-cell>
          <table:table-cell office:value-type="float" office:value="4767760" table:style-name="ce1">
            <text:p>4767760</text:p>
          </table:table-cell>
          <table:table-cell office:value-type="float" office:value="1064" table:style-name="ce1">
            <text:p>1064</text:p>
          </table:table-cell>
          <table:table-cell office:value-type="string" table:style-name="ce2">
            <text:p>43.0568212974375,-1.85575461073708</text:p>
          </table:table-cell>
          <table:table-cell office:value-type="date" office:date-value="1951-10-06T00:00:00" table:style-name="ce3">
            <text:p>sábado, octubre 06, 1951</text:p>
          </table:table-cell>
          <table:table-cell office:value-type="string" table:style-name="ce1">
            <text:p>Jesús Elósegui</text:p>
          </table:table-cell>
          <table:table-cell office:value-type="string" table:style-name="ce1">
            <text:p>Situado en un prominente altito, rodeado de galgal de poca elevación. Dos losas forman un desfigurada cámara. Orientado a 72º. Losa meridonal desgajada. Losas y galgao de piedra caliza.</text:p>
          </table:table-cell>
          <table:table-cell office:value-type="string" table:style-name="ce1">
            <text:p>No se conoce</text:p>
          </table:table-cell>
          <table:table-cell office:value-type="string" table:style-name="ce1">
            <text:p>Catalogado en Munibe con elnº 54-7, reseñando que "solamente queda una losa y un fragmento de otra". Visitada la zona en diciembre de 1989 se comprobó que los datos de ubicación no se ajustaban a su emplazamiento real, situándolo tal y como queda más arriba reflejado.</text:p>
            <text:p>En vista del aspecto que presenta, no se considera nerecedor de un hito señalizador.</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Mapa 89-8</text:p>
          </table:table-cell>
          <table:table-cell office:value-type="string" table:style-name="ce1">
            <text:p>0414_MAP_465.pdf</text:p>
          </table:table-cell>
          <table:table-cell office:value-type="string" table:style-name="ce1">
            <text:p>Croquis</text:p>
          </table:table-cell>
          <table:table-cell office:value-type="string" table:style-name="ce1">
            <text:p>0430_DIB_488.pdf</text:p>
          </table:table-cell>
          <table:table-cell table:number-columns-repeated="16361" table:style-name="ce1"/>
        </table:table-row>
        <table:table-row table:style-name="ro1">
          <table:table-cell office:value-type="float" office:value="431" table:style-name="ce1">
            <text:p>431</text:p>
          </table:table-cell>
          <table:table-cell office:value-type="string" table:style-name="ce1">
            <text:p>LAONTZEKO LEPOA - BI AIZPEN SEPULTURE</text:p>
          </table:table-cell>
          <table:table-cell office:value-type="float" office:value="1" table:style-name="ce1">
            <text:p>1</text:p>
          </table:table-cell>
          <table:table-cell office:value-type="string" table:style-name="ce1">
            <text:p>Dolmen de doble cámara</text:p>
          </table:table-cell>
          <table:table-cell office:value-type="string" table:style-name="ce1">
            <text:p>Beruete</text:p>
          </table:table-cell>
          <table:table-cell table:style-name="ce1"/>
          <table:table-cell office:value-type="string" table:style-name="ce1">
            <text:p>Basaburua Mayor - Beruete NW.</text:p>
            <text:p>Hoja cartográfica 90-9</text:p>
          </table:table-cell>
          <table:table-cell table:style-name="ce1"/>
          <table:table-cell office:value-type="float" office:value="594240" table:style-name="ce1">
            <text:p>594240</text:p>
          </table:table-cell>
          <table:table-cell office:value-type="float" office:value="4767400" table:style-name="ce1">
            <text:p>4767400</text:p>
          </table:table-cell>
          <table:table-cell office:value-type="float" office:value="1170" table:style-name="ce1">
            <text:p>1170</text:p>
          </table:table-cell>
          <table:table-cell office:value-type="string" table:style-name="ce2">
            <text:p>43.0534492813944,-1.84280140347749</text:p>
          </table:table-cell>
          <table:table-cell office:value-type="date" office:date-value="1905-04-09T00:00:00" table:style-name="ce3">
            <text:p>domingo, abril 09, 1905</text:p>
          </table:table-cell>
          <table:table-cell office:value-type="string" table:style-name="ce1">
            <text:p>J.M.Barandiaran</text:p>
          </table:table-cell>
          <table:table-cell office:value-type="string" table:style-name="ce1">
            <text:p>Dolmen corto abierto de doble cámara. Túmulo de 12 m. de diámetro y 1 m. de altura. Cámara de 4 losas con recinto rectangular. Calizas del terreno.</text:p>
          </table:table-cell>
          <table:table-cell office:value-type="string" table:style-name="ce1">
            <text:p>No se conoce</text:p>
          </table:table-cell>
          <table:table-cell office:value-type="string" table:style-name="ce1">
            <text:p>El collado donde se encuentra el dolmen es conocido también como Letzegi. El nombre Bi Aizpen fue puesto por Barandiaran atendiendo sin duda a una leyenda. En la placa colocada por Gorosti con fecha 7-10- 1989, se respetan ambos topónimos.</text:p>
            <text:p>Munibe lo cataloga con el nombre de la leyenda y le da el nº 54-2.</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Mapa 90-9</text:p>
          </table:table-cell>
          <table:table-cell office:value-type="string" table:style-name="ce1">
            <text:p>0431_MAP_489.pdf</text:p>
          </table:table-cell>
          <table:table-cell table:number-columns-repeated="16363" table:style-name="ce1"/>
        </table:table-row>
        <table:table-row table:style-name="ro1">
          <table:table-cell office:value-type="float" office:value="432" table:style-name="ce1">
            <text:p>432</text:p>
          </table:table-cell>
          <table:table-cell office:value-type="string" table:style-name="ce1">
            <text:p>BEIGANE</text:p>
          </table:table-cell>
          <table:table-cell office:value-type="float" office:value="1" table:style-name="ce1">
            <text:p>1</text:p>
          </table:table-cell>
          <table:table-cell office:value-type="string" table:style-name="ce1">
            <text:p>Dolmen</text:p>
          </table:table-cell>
          <table:table-cell office:value-type="string" table:style-name="ce1">
            <text:p>Arraras</text:p>
          </table:table-cell>
          <table:table-cell office:value-type="string" table:style-name="ce1">
            <text:p>En la cumbre de su nombre, al N. de Arraras (680 m.)</text:p>
          </table:table-cell>
          <table:table-cell office:value-type="string" table:style-name="ce1">
            <text:p>Basaburua Mayor - Arraras</text:p>
            <text:p>Hoja cartográfica 90-9</text:p>
          </table:table-cell>
          <table:table-cell table:style-name="ce1"/>
          <table:table-cell office:value-type="float" office:value="597640" table:style-name="ce1">
            <text:p>597640</text:p>
          </table:table-cell>
          <table:table-cell office:value-type="float" office:value="4767060" table:style-name="ce1">
            <text:p>4767060</text:p>
          </table:table-cell>
          <table:table-cell office:value-type="float" office:value="1110" table:style-name="ce1">
            <text:p>1110</text:p>
          </table:table-cell>
          <table:table-cell office:value-type="string" table:style-name="ce2">
            <text:p>43.0499585193119,-1.80112029935898</text:p>
          </table:table-cell>
          <table:table-cell office:value-type="date" office:date-value="1905-05-10T00:00:00" table:style-name="ce3">
            <text:p>miércoles, mayo 10, 1905</text:p>
          </table:table-cell>
          <table:table-cell office:value-type="string" table:style-name="ce1">
            <text:p>Jesús Elósegui</text:p>
          </table:table-cell>
          <table:table-cell office:value-type="string" table:style-name="ce1">
            <text:p>Túmulo rebajado y desfigurado. Una losa vertical sobre el túmulo. Al N. y S. de ella hay gragmentos sueltos de carácter dudoso. Calizas del terreno.</text:p>
          </table:table-cell>
          <table:table-cell office:value-type="string" table:style-name="ce1">
            <text:p>No se conoce</text:p>
          </table:table-cell>
          <table:table-cell office:value-type="string" table:style-name="ce1">
            <text:p>Catalogado en Munibe con el nº 54-19</text:p>
            <text:p/>
            <text:p>Bibliografía: Munibe 1973. Suplemento nº 1.</text:p>
          </table:table-cell>
          <table:table-cell table:style-name="ce1"/>
          <table:table-cell office:value-type="string" table:style-name="ce1">
            <text:p>10 Larraun Alto - Leiza - Basaburua Mayor</text:p>
          </table:table-cell>
          <table:table-cell office:value-type="string" table:style-name="ce1">
            <text:p>Mapa 90-9</text:p>
          </table:table-cell>
          <table:table-cell office:value-type="string" table:style-name="ce1">
            <text:p>0431_MAP_489.pdf</text:p>
          </table:table-cell>
          <table:table-cell table:number-columns-repeated="16363" table:style-name="ce1"/>
        </table:table-row>
        <table:table-row table:style-name="ro1">
          <table:table-cell office:value-type="float" office:value="433" table:style-name="ce1">
            <text:p>433</text:p>
          </table:table-cell>
          <table:table-cell office:value-type="string" table:style-name="ce1">
            <text:p>ZURITU BERRI (PATATALOR) <text:s/>(PAYO)</text:p>
          </table:table-cell>
          <table:table-cell office:value-type="float" office:value="7" table:style-name="ce1">
            <text:p>7</text:p>
          </table:table-cell>
          <table:table-cell office:value-type="string" table:style-name="ce1">
            <text:p>Dolmen corto abierto</text:p>
          </table:table-cell>
          <table:table-cell office:value-type="string" table:style-name="ce1">
            <text:p>Igoa</text:p>
          </table:table-cell>
          <table:table-cell table:style-name="ce1"/>
          <table:table-cell office:value-type="string" table:style-name="ce1">
            <text:p>Basaburua Mayor - Igoa</text:p>
            <text:p>Hoja cartográfica 90-9</text:p>
          </table:table-cell>
          <table:table-cell table:style-name="ce1"/>
          <table:table-cell office:value-type="float" office:value="600010" table:style-name="ce1">
            <text:p>600010</text:p>
          </table:table-cell>
          <table:table-cell office:value-type="float" office:value="4767000" table:style-name="ce1">
            <text:p>4767000</text:p>
          </table:table-cell>
          <table:table-cell office:value-type="float" office:value="960" table:style-name="ce1">
            <text:p>960</text:p>
          </table:table-cell>
          <table:table-cell office:value-type="string" table:style-name="ce2">
            <text:p>43.0491098260095,-1.77203732572581</text:p>
          </table:table-cell>
          <table:table-cell office:value-type="date" office:date-value="1905-05-10T00:00:00" table:style-name="ce3">
            <text:p>miércoles, mayo 10, 1905</text:p>
          </table:table-cell>
          <table:table-cell office:value-type="string" table:style-name="ce1">
            <text:p>Jesús Elósegui</text:p>
          </table:table-cell>
          <table:table-cell office:value-type="string" table:style-name="ce1">
            <text:p>Túmulo circular de 7 m. de diámetro y de 0,4 m. de altura. Cámara de tres losas con recinto rectangular. Orientación a 112º. Calizas del terreno.</text:p>
          </table:table-cell>
          <table:table-cell office:value-type="string" table:style-name="ce1">
            <text:p>No se conoce</text:p>
          </table:table-cell>
          <table:table-cell office:value-type="string" table:style-name="ce1">
            <text:p>Catalogado en Munibe con el nº 54-17, con el topónimo Patat - Alor. Patxi Ripa y Petete Sarobe lo corrigen, denominándolo Zuritu Berri.</text:p>
            <text:p>En posteriores verificaciones, Francisco Ondarra y L. Millan encuentran como verdadero nombre "Payo".</text:p>
            <text:p>Siguiendo las normas de Euskaltzaindia de respetar los topónimos con cien años de uso y estanto en la zona de su monbre, vemos como necesario el cambio de topónimo, entendiendo el anterior como un erro.</text:p>
            <text:p/>
            <text:p>Bibliografía: Munibe 1973. Suplemento nº 1.</text:p>
            <text:p><text:s text:c="23"/>Patxi Ripa: Gure Mendiak nº 76.</text:p>
          </table:table-cell>
          <table:table-cell table:style-name="ce1"/>
          <table:table-cell office:value-type="string" table:style-name="ce1">
            <text:p>10 Larraun Alto - Leiza - Basaburua Mayor</text:p>
          </table:table-cell>
          <table:table-cell office:value-type="string" table:style-name="ce1">
            <text:p>Mapa 90-9</text:p>
          </table:table-cell>
          <table:table-cell office:value-type="string" table:style-name="ce1">
            <text:p>0431_MAP_489.pdf</text:p>
          </table:table-cell>
          <table:table-cell office:value-type="string" table:style-name="ce1">
            <text:p>Foto</text:p>
          </table:table-cell>
          <table:table-cell office:value-type="string" table:style-name="ce1">
            <text:p>0433_FOT_490.pdf</text:p>
          </table:table-cell>
          <table:table-cell office:value-type="string" table:style-name="ce1">
            <text:p>Croquis</text:p>
          </table:table-cell>
          <table:table-cell office:value-type="string" table:style-name="ce1">
            <text:p>0433_DIB_491.pdf</text:p>
          </table:table-cell>
          <table:table-cell table:number-columns-repeated="16359"/>
        </table:table-row>
        <table:table-row table:style-name="ro1">
          <table:table-cell office:value-type="float" office:value="434" table:style-name="ce1">
            <text:p>434</text:p>
          </table:table-cell>
          <table:table-cell office:value-type="string" table:style-name="ce1">
            <text:p>PALLO</text:p>
          </table:table-cell>
          <table:table-cell office:value-type="float" office:value="1" table:style-name="ce1">
            <text:p>1</text:p>
          </table:table-cell>
          <table:table-cell office:value-type="string" table:style-name="ce1">
            <text:p>Dolmen</text:p>
          </table:table-cell>
          <table:table-cell office:value-type="string" table:style-name="ce1">
            <text:p>Saldias</text:p>
          </table:table-cell>
          <table:table-cell office:value-type="string" table:style-name="ce1">
            <text:p>En una loma al N. de Gora (801 m.); entre Saldias y Beintza - Labayen</text:p>
          </table:table-cell>
          <table:table-cell office:value-type="string" table:style-name="ce1">
            <text:p>Basaburua Menor - Saldias</text:p>
            <text:p>Hoja cartográfica 90-6</text:p>
          </table:table-cell>
          <table:table-cell table:style-name="ce1"/>
          <table:table-cell office:value-type="float" office:value="600340" table:style-name="ce1">
            <text:p>600340</text:p>
          </table:table-cell>
          <table:table-cell office:value-type="float" office:value="4771900" table:style-name="ce1">
            <text:p>4771900</text:p>
          </table:table-cell>
          <table:table-cell office:value-type="float" office:value="690" table:style-name="ce1">
            <text:p>690</text:p>
          </table:table-cell>
          <table:table-cell office:value-type="string" table:style-name="ce2">
            <text:p>43.0931804487519,-1.76710232980168</text:p>
          </table:table-cell>
          <table:table-cell table:style-name="ce3"/>
          <table:table-cell office:value-type="string" table:style-name="ce1">
            <text:p>Patxi Ripa</text:p>
          </table:table-cell>
          <table:table-cell office:value-type="string" table:style-name="ce1">
            <text:p>Túmulo de unos 12 m. de diámetro de tierra y piedras pequeñas dispersas. Dos grandes piedras en pie, de material calizo, que se cierran al NE. Al E.de las mismas otro bloque de conglomerado de piedrecillas rodadas. La piedra del NW. Titen forma rara para considerarla como losa.</text:p>
          </table:table-cell>
          <table:table-cell office:value-type="string" table:style-name="ce1">
            <text:p>No se conoce</text:p>
          </table:table-cell>
          <table:table-cell office:value-type="string" table:style-name="ce1">
            <text:p>Catalogado en Munibe con el nº 54-17, con el topónimo Patat - Alor. Patxi Ripa y Petete Sarobe lo corrigen, denominándolo Zuritu Berri.</text:p>
            <text:p>En posteriores verificaciones, Francisco Ondarra y L. Millan encuentran como verdadero nombre "Payo".</text:p>
            <text:p>Siguiendo las normas de Euskaltzaindia de respetar los topónimos con cien años de uso y estanto en la zona de su monbre, vemos como necesario el cambio de topónimo, entendiendo el anterior como un erro.</text:p>
            <text:p/>
            <text:p>Bibliografía: Munibe 1973. Suplemento nº 1.</text:p>
            <text:p><text:s text:c="23"/>Patxi Ripa: Gure Mendiak nº 76.</text:p>
          </table:table-cell>
          <table:table-cell table:style-name="ce1"/>
          <table:table-cell office:value-type="string" table:style-name="ce1">
            <text:p>10 Larraun Alto - Leiza - Basaburua Mayor</text:p>
          </table:table-cell>
          <table:table-cell office:value-type="string" table:style-name="ce1">
            <text:p>Mapa 90-5</text:p>
          </table:table-cell>
          <table:table-cell office:value-type="string" table:style-name="ce1">
            <text:p>0434_MAP_498.pdf</text:p>
          </table:table-cell>
          <table:table-cell office:value-type="string" table:style-name="ce1">
            <text:p>Croquis</text:p>
          </table:table-cell>
          <table:table-cell office:value-type="string" table:style-name="ce1">
            <text:p>0434_DIB_497.pdf</text:p>
          </table:table-cell>
          <table:table-cell table:number-columns-repeated="16361" table:style-name="ce1"/>
        </table:table-row>
        <table:table-row table:style-name="ro1">
          <table:table-cell office:value-type="float" office:value="435" table:style-name="ce1">
            <text:p>435</text:p>
          </table:table-cell>
          <table:table-cell office:value-type="string" table:style-name="ce1">
            <text:p>AZERILAR</text:p>
          </table:table-cell>
          <table:table-cell office:value-type="float" office:value="8" table:style-name="ce1">
            <text:p>8</text:p>
          </table:table-cell>
          <table:table-cell office:value-type="string" table:style-name="ce1">
            <text:p>Dolmen corto cerrado</text:p>
          </table:table-cell>
          <table:table-cell office:value-type="string" table:style-name="ce1">
            <text:p>Beruete</text:p>
          </table:table-cell>
          <table:table-cell office:value-type="string" table:style-name="ce1">
            <text:p>A unos 250 m. al SE. De Leiza en la loma de su nombre, en el monte ¿Arretz?, debajo de Kornita a 850 msm.</text:p>
          </table:table-cell>
          <table:table-cell table:number-columns-repeated="5" table:style-name="ce1"/>
          <table:table-cell table:style-name="ce2"/>
          <table:table-cell office:value-type="date" office:date-value="1905-04-05T00:00:00" table:style-name="ce3">
            <text:p>miércoles, abril 05, 1905</text:p>
          </table:table-cell>
          <table:table-cell office:value-type="string" table:style-name="ce1">
            <text:p>J.M.Barandiaran</text:p>
          </table:table-cell>
          <table:table-cell office:value-type="string" table:style-name="ce1">
            <text:p>Dolmen corto cerrado. Túmulo de 10 m. de diámetro y 1 m. de altura; de piedras. Cámara de 4 losas con recinto rectangular casi cuadrado.</text:p>
            <text:p>fue violado en 1925</text:p>
          </table:table-cell>
          <table:table-cell office:value-type="string" table:style-name="ce1">
            <text:p>No se conoce</text:p>
          </table:table-cell>
          <table:table-cell office:value-type="string" table:style-name="ce1">
            <text:p>Patxi Ripa y Sarobe estiman que son confusas las orientaciones que se dan para su localización. En la fuente doble de Kornieta una alambrada separa ambos abrevaderos y los términos de Beruete y Leiza. De la puerta en la misma, situada al sur, recorrer 45 pasos en líenea recta al W. para hallarlo al pie de un pino albar.</text:p>
            <text:p>Sierra el 10-02-1990 no lo encontró.</text:p>
            <text:p>La reseña de Munibe dice: "En término municipal de Beruete. A unos 250 m. al SE. De Leiza en la loma de su nombre, en el monte ¿Arretz?, debajo de Kornita a 850 msm."</text:p>
            <text:p/>
            <text:p>Bibliografía: "RIEV" San Sesbastián 1926. Pág 356-358. Estaciones Megalíticas.</text:p>
          </table:table-cell>
          <table:table-cell table:style-name="ce1"/>
          <table:table-cell office:value-type="string" table:style-name="ce1">
            <text:p>10 Larraun Alto - Leiza - Basaburua Mayor</text:p>
          </table:table-cell>
          <table:table-cell table:number-columns-repeated="16365" table:style-name="ce1"/>
        </table:table-row>
        <table:table-row table:style-name="ro1">
          <table:table-cell office:value-type="float" office:value="436" table:style-name="ce1">
            <text:p>436</text:p>
          </table:table-cell>
          <table:table-cell office:value-type="string" table:style-name="ce1">
            <text:p>AGORRITZ</text:p>
          </table:table-cell>
          <table:table-cell office:value-type="float" office:value="1" table:style-name="ce1">
            <text:p>1</text:p>
          </table:table-cell>
          <table:table-cell office:value-type="string" table:style-name="ce1">
            <text:p>Dolmen</text:p>
          </table:table-cell>
          <table:table-cell table:number-columns-repeated="7" table:style-name="ce1"/>
          <table:table-cell table:style-name="ce2"/>
          <table:table-cell table:style-name="ce3"/>
          <table:table-cell table:number-columns-repeated="5" table:style-name="ce1"/>
          <table:table-cell office:value-type="string" table:style-name="ce1">
            <text:p>10 Larraun Alto - Leiza - Basaburua Mayor</text:p>
          </table:table-cell>
          <table:table-cell office:value-type="string" table:style-name="ce1">
            <text:p>Croquis</text:p>
          </table:table-cell>
          <table:table-cell office:value-type="string" table:style-name="ce1">
            <text:p>0436_DIB_499.pdf</text:p>
          </table:table-cell>
          <table:table-cell office:value-type="string" table:style-name="ce1">
            <text:p>Fotos</text:p>
          </table:table-cell>
          <table:table-cell office:value-type="string" table:style-name="ce1">
            <text:p>0436_FOT_500.pdf</text:p>
          </table:table-cell>
          <table:table-cell table:number-columns-repeated="16361" table:style-name="ce1"/>
        </table:table-row>
        <table:table-row table:style-name="ro1">
          <table:table-cell office:value-type="float" office:value="437" table:style-name="ce1">
            <text:p>437</text:p>
          </table:table-cell>
          <table:table-cell office:value-type="string" table:style-name="ce1">
            <text:p>IPAR IGARATZA</text:p>
          </table:table-cell>
          <table:table-cell office:value-type="float" office:value="1" table:style-name="ce1">
            <text:p>1</text:p>
          </table:table-cell>
          <table:table-cell office:value-type="string" table:style-name="ce1">
            <text:p>Dolmen</text:p>
          </table:table-cell>
          <table:table-cell office:value-type="string" table:style-name="ce1">
            <text:p>Unión Aralar - Enirio (Guipúzcoa)</text:p>
          </table:table-cell>
          <table:table-cell office:value-type="string" table:style-name="ce1">
            <text:p>Junto al prado de Perileku y camino que sube de Amezketa</text:p>
          </table:table-cell>
          <table:table-cell office:value-type="string" table:style-name="ce1">
            <text:p>Corto. Pago Mari, Intzazelai, Errenaga, Igaratza, Trikuarri</text:p>
            <text:p>Hoja cartográfica nº 114-2</text:p>
          </table:table-cell>
          <table:table-cell office:value-type="string" table:style-name="ce1">
            <text:p>Corto. Pago Mari, Intzazelai, Errenaga, Igaratza, Trikuarri#0437_TEX_504.pdf#</text:p>
          </table:table-cell>
          <table:table-cell office:value-type="float" office:value="578260" table:style-name="ce1">
            <text:p>578260</text:p>
          </table:table-cell>
          <table:table-cell office:value-type="float" office:value="4760420" table:style-name="ce1">
            <text:p>4760420</text:p>
          </table:table-cell>
          <table:table-cell office:value-type="float" office:value="1195" table:style-name="ce1">
            <text:p>1195</text:p>
          </table:table-cell>
          <table:table-cell office:value-type="string" table:style-name="ce2">
            <text:p>42.9924186956478,-2.03997425209313</text:p>
          </table:table-cell>
          <table:table-cell office:value-type="date" office:date-value="1905-03-30T00:00:00" table:style-name="ce3">
            <text:p>jueves, marzo 30, 1905</text:p>
          </table:table-cell>
          <table:table-cell office:value-type="string" table:style-name="ce1">
            <text:p>Jose Miguel Barandiaran</text:p>
          </table:table-cell>
          <table:table-cell office:value-type="string" table:style-name="ce1">
            <text:p>Cámara definida en la que se ve una losa lateral y otra, posiblemente la de cubierta, desplazada. El monumento no está bien conservado.</text:p>
            <text:p>De la excavación se conoce:</text:p>
            <text:p>- 1 esquirla de sílex y piedras ennegrecidas.</text:p>
            <text:p>- 1 muela humana.</text:p>
            <text:p>- 1 muela animal.</text:p>
            <text:p>Colección de la Sociedad de Ciencias Aranzadi de San Sebastián. Museo de San Telmo.</text:p>
          </table:table-cell>
          <table:table-cell office:value-type="string" table:style-name="ce1">
            <text:p>En 1923 por T. Aranzadi y J.M.Barandiaran</text:p>
          </table:table-cell>
          <table:table-cell office:value-type="string" table:style-name="ce1">
            <text:p>Aunque el dolmen pertenece al Aralar guipuzcoano, se incluye en los itinerarios de Navarra por encontrarse muy accesible y por ser uno de los primeros que fueron excavados, de forma anárquica por ser los medios y las técnicas atrasadas. Entonces no lo fueron.</text:p>
            <text:p>Se indican dos itinerarios solamente por dar una orientación al que no conozca bien la Sierra de Arala; en realidad se pueden hacer otros itinerarios y muy variados.</text:p>
            <text:p/>
            <text:p>Bibliografía:</text:p>
            <text:p>- Barandiaran, J.M.: Prehistoria vasca <text:s text:c="2"/>(1961) <text:s/>561</text:p>
            <text:p>- <text:s text:c="12"/>" <text:s text:c="20"/>Discurso leído (1917) <text:s/>501</text:p>
            <text:p>- <text:s text:c="12"/>" <text:s text:c="20"/>El mundo … (1961) 166 y ss</text:p>
            <text:p>- Aranzadi, T.: Exploración de Aralar (1924)</text:p>
          </table:table-cell>
          <table:table-cell table:style-name="ce1"/>
          <table:table-cell office:value-type="string" table:style-name="ce1">
            <text:p>4 Sierra de Aralar - Cental y Occidental</text:p>
          </table:table-cell>
          <table:table-cell office:value-type="string" table:style-name="ce1">
            <text:p>Fotos</text:p>
          </table:table-cell>
          <table:table-cell office:value-type="string" table:style-name="ce1">
            <text:p>0437_FOT_501.pdf</text:p>
          </table:table-cell>
          <table:table-cell office:value-type="string" table:style-name="ce1">
            <text:p>Catálogo de monumentos</text:p>
          </table:table-cell>
          <table:table-cell office:value-type="string" table:style-name="ce1">
            <text:p>0437_TEX_502.pdf</text:p>
          </table:table-cell>
          <table:table-cell office:value-type="string" table:style-name="ce1">
            <text:p>Mapa 114-2</text:p>
          </table:table-cell>
          <table:table-cell office:value-type="string" table:style-name="ce1">
            <text:p>0437_MAP_503.pdf</text:p>
          </table:table-cell>
          <table:table-cell table:number-columns-repeated="16359" table:style-name="ce1"/>
        </table:table-row>
        <table:table-row table:style-name="ro1">
          <table:table-cell office:value-type="float" office:value="438" table:style-name="ce1">
            <text:p>438</text:p>
          </table:table-cell>
          <table:table-cell office:value-type="string" table:style-name="ce1">
            <text:p>HEGO IGARATZA</text:p>
          </table:table-cell>
          <table:table-cell office:value-type="float" office:value="11" table:style-name="ce1">
            <text:p>11</text:p>
          </table:table-cell>
          <table:table-cell office:value-type="string" table:style-name="ce1">
            <text:p>Dolmen poligonal</text:p>
          </table:table-cell>
          <table:table-cell office:value-type="string" table:style-name="ce1">
            <text:p>Unión Aralar - Enirio (Guipúzcoa)</text:p>
          </table:table-cell>
          <table:table-cell office:value-type="string" table:style-name="ce1">
            <text:p>Junto al prado de Perileku y camino que sube de Amezketa</text:p>
          </table:table-cell>
          <table:table-cell office:value-type="string" table:style-name="ce1">
            <text:p>Corto. Pago Mari, Intzazelai, Errenaga, Igaratza, Trikuarri</text:p>
            <text:p>Hoja cartográfica nº 114-2</text:p>
          </table:table-cell>
          <table:table-cell office:value-type="string" table:style-name="ce1">
            <text:p>Corto. Pago Mari, Intzazelai, Errenaga, Igaratza, Trikuarri#0437_TEX_504.pdf#</text:p>
          </table:table-cell>
          <table:table-cell office:value-type="float" office:value="578180" table:style-name="ce1">
            <text:p>578180</text:p>
          </table:table-cell>
          <table:table-cell office:value-type="float" office:value="4760310" table:style-name="ce1">
            <text:p>4760310</text:p>
          </table:table-cell>
          <table:table-cell office:value-type="float" office:value="1195" table:style-name="ce1">
            <text:p>1195</text:p>
          </table:table-cell>
          <table:table-cell office:value-type="string" table:style-name="ce2">
            <text:p>42.9914364998649,-2.0409708889601</text:p>
          </table:table-cell>
          <table:table-cell office:value-type="date" office:date-value="1905-03-30T00:00:00" table:style-name="ce3">
            <text:p>jueves, marzo 30, 1905</text:p>
          </table:table-cell>
          <table:table-cell office:value-type="string" table:style-name="ce1">
            <text:p>Jose Miguel Barandiaran</text:p>
          </table:table-cell>
          <table:table-cell office:value-type="string" table:style-name="ce1">
            <text:p>Cámara de 8 losas movidas en parte, que fue recinto casi exagonal. Reseña de fecha localización, ver figura. Losa baja como de ventana y cubierta desplazada.</text:p>
            <text:p>En 1958 las losas se han desordenado y la cubierta ha desaparecido.</text:p>
            <text:p>Orientación al E. s/ T.Aranzadi y J.M.Barandiaran.</text:p>
            <text:p>Calizas del terreno en túmulo y 6 losas; areniscas de un afloro al S. de Igaratza en dos losas de cámara.</text:p>
          </table:table-cell>
          <table:table-cell office:value-type="string" table:style-name="ce1">
            <text:p>En 1923 por T. Aranzadi y J.M.Barandiaran</text:p>
          </table:table-cell>
          <table:table-cell office:value-type="string" table:style-name="ce1">
            <text:p>Ver en observaciones de Ipar Igaratza, comentarios de itinerarios similares.</text:p>
            <text:p/>
            <text:p>Bibliografía:</text:p>
            <text:p>- Barandiaran, J.M.: Prehistoria vasca <text:s text:c="2"/>(1961) <text:s/>561</text:p>
            <text:p>- <text:s text:c="12"/>" <text:s text:c="20"/>Discurso leído (1917) <text:s/>501</text:p>
            <text:p>- <text:s text:c="12"/>" <text:s text:c="20"/>Hombre prehistórico <text:s/>(1953)</text:p>
            <text:p>- <text:s text:c="12"/>" <text:s text:c="20"/>El mundo … (1961) 166 y ss</text:p>
            <text:p>- Aranzadi, T.: Exploración de Aralar (1924)</text:p>
            <text:p>- Pericot, L: Sepulcros megalíticos. (1950)</text:p>
            <text:p>- Arnal, J.Petit: Lexique du megalitisme <text:s/>(1956)</text:p>
          </table:table-cell>
          <table:table-cell table:style-name="ce1"/>
          <table:table-cell office:value-type="string" table:style-name="ce1">
            <text:p>4 Sierra de Aralar - Cental y Occidental</text:p>
          </table:table-cell>
          <table:table-cell office:value-type="string" table:style-name="ce1">
            <text:p>Fotos</text:p>
          </table:table-cell>
          <table:table-cell office:value-type="string" table:style-name="ce1">
            <text:p>0438_FOT_505.pdf</text:p>
          </table:table-cell>
          <table:table-cell office:value-type="string" table:style-name="ce1">
            <text:p>Catálogo de monumentos</text:p>
          </table:table-cell>
          <table:table-cell office:value-type="string" table:style-name="ce1">
            <text:p>0437_TEX_502.pdf</text:p>
          </table:table-cell>
          <table:table-cell office:value-type="string" table:style-name="ce1">
            <text:p>Mapa 114-2</text:p>
          </table:table-cell>
          <table:table-cell office:value-type="string" table:style-name="ce1">
            <text:p>0437_MAP_503.pdf</text:p>
          </table:table-cell>
          <table:table-cell office:value-type="string" table:style-name="ce1">
            <text:p>Ajuar encontrado</text:p>
          </table:table-cell>
          <table:table-cell office:value-type="string" table:style-name="ce1">
            <text:p>0438_TEX_506.pdf</text:p>
          </table:table-cell>
          <table:table-cell office:value-type="string" table:style-name="ce1">
            <text:p>Dibujo ajuar</text:p>
          </table:table-cell>
          <table:table-cell office:value-type="string" table:style-name="ce1">
            <text:p>0438_DIB_507.pdf</text:p>
          </table:table-cell>
          <table:table-cell office:value-type="string" table:style-name="ce1">
            <text:p>Croquis</text:p>
          </table:table-cell>
          <table:table-cell office:value-type="string" table:style-name="ce1">
            <text:p>0438_DIB_508.pdf</text:p>
          </table:table-cell>
          <table:table-cell table:number-columns-repeated="16353"/>
        </table:table-row>
        <table:table-row table:style-name="ro1">
          <table:table-cell office:value-type="float" office:value="439" table:style-name="ce1">
            <text:p>439</text:p>
          </table:table-cell>
          <table:table-cell office:value-type="string" table:style-name="ce1">
            <text:p>IGARATZA</text:p>
          </table:table-cell>
          <table:table-cell office:value-type="float" office:value="13" table:style-name="ce1">
            <text:p>13</text:p>
          </table:table-cell>
          <table:table-cell office:value-type="string" table:style-name="ce1">
            <text:p>Monolito</text:p>
          </table:table-cell>
          <table:table-cell office:value-type="string" table:style-name="ce1">
            <text:p>Unión Aralar - Enirio (Guipúzcoa)</text:p>
          </table:table-cell>
          <table:table-cell office:value-type="string" table:style-name="ce1">
            <text:p>Junto al prado de Perileku</text:p>
          </table:table-cell>
          <table:table-cell office:value-type="string" table:style-name="ce1">
            <text:p>Corto. Pago Mari, Intzazelai, Errenaga, Igaratza, Trikuarri</text:p>
            <text:p>Hoja cartográfica nº 114-2</text:p>
          </table:table-cell>
          <table:table-cell office:value-type="string" table:style-name="ce1">
            <text:p>Corto. Pago Mari, Intzazelai, Errenaga, Igaratza, Trikuarri#0437_TEX_504.pdf#</text:p>
          </table:table-cell>
          <table:table-cell office:value-type="float" office:value="578415" table:style-name="ce1">
            <text:p>578415</text:p>
          </table:table-cell>
          <table:table-cell office:value-type="float" office:value="4760310" table:style-name="ce1">
            <text:p>4760310</text:p>
          </table:table-cell>
          <table:table-cell office:value-type="float" office:value="1200" table:style-name="ce1">
            <text:p>1200</text:p>
          </table:table-cell>
          <table:table-cell office:value-type="string" table:style-name="ce2">
            <text:p>42.9914123112375,-2.03808855553241</text:p>
          </table:table-cell>
          <table:table-cell table:style-name="ce3"/>
          <table:table-cell table:style-name="ce1"/>
          <table:table-cell office:value-type="string" table:style-name="ce1">
            <text:p>Monolito tendido sobre el terreno con forma de laja de 3,4 m. de largo y partido en dos, estando separadas ambas parte entre 0,1 m. y 0,3 m. entre si.</text:p>
            <text:p>La cara 1 o superior del bloque mayor tiene una anchura que oscila entre 1,2 m. y 1,5 m.</text:p>
            <text:p>La cara 2 tiene la misma longitud y grosor que destaca sobre el terreno entre 0,15 m. en su extremo SE. Y 0,25 m. en su extremo opuesto, siendo la anchura de la mayor parte de esta cara de 0,3 m.</text:p>
            <text:p>La cara 3 con la misma longitud tiene un grosor medio de 0,25 m.</text:p>
            <text:p>El bloque menor tiene unas dimensiones de 0,8 m. de largo por 0,8 m. de ancho y entre 0,15 y 0,25 m. de grosor. Este bloque menor parece coincidir con el extremo SE. del bloque mayor.</text:p>
            <text:p>La orientación del eje mayor es de 160º.</text:p>
            <text:p>Su estado de conservación es malo. No existe ningún grabado o marca visible.</text:p>
          </table:table-cell>
          <table:table-cell office:value-type="string" table:style-name="ce1">
            <text:p>En su derredor se ha practicado una zanja de 0,13 m. de profundidad. Se desconoce el autor de la excavación.</text:p>
          </table:table-cell>
          <table:table-cell office:value-type="string" table:style-name="ce1">
            <text:p>Datos de Xabier Peñalver. Munibe 1983 nº 35</text:p>
            <text:p>Bibliografía: Luis Millan y Arantxa Lizarralde (1982)</text:p>
            <text:p/>
            <text:p>El monolito se encuentra tendido junto al sendero que sube por el prado de Perileku; en el collado hacia la loma de Trikuarri.</text:p>
          </table:table-cell>
          <table:table-cell table:style-name="ce1"/>
          <table:table-cell office:value-type="string" table:style-name="ce1">
            <text:p>4 Sierra de Aralar - Cental y Occidental</text:p>
          </table:table-cell>
          <table:table-cell office:value-type="string" table:style-name="ce1">
            <text:p>Mapa 114-2</text:p>
          </table:table-cell>
          <table:table-cell office:value-type="string" table:style-name="ce1">
            <text:p>0437_MAP_503.pdf</text:p>
          </table:table-cell>
          <table:table-cell table:number-columns-repeated="16363" table:style-name="ce1"/>
        </table:table-row>
        <table:table-row table:style-name="ro1">
          <table:table-cell office:value-type="float" office:value="440" table:style-name="ce1">
            <text:p>440</text:p>
          </table:table-cell>
          <table:table-cell office:value-type="string" table:style-name="ce1">
            <text:p>BEASKIN</text:p>
          </table:table-cell>
          <table:table-cell office:value-type="float" office:value="2" table:style-name="ce1">
            <text:p>2</text:p>
          </table:table-cell>
          <table:table-cell office:value-type="string" table:style-name="ce1">
            <text:p>Túmulo. ¿Dolmen?</text:p>
          </table:table-cell>
          <table:table-cell office:value-type="string" table:style-name="ce1">
            <text:p>Unión Aralar - Enirio (Guipúzcoa)</text:p>
          </table:table-cell>
          <table:table-cell office:value-type="string" table:style-name="ce1">
            <text:p>A 800 m. al NW. de los refugios de Errenaga (Igaratza)</text:p>
          </table:table-cell>
          <table:table-cell office:value-type="string" table:style-name="ce1">
            <text:p>Corto. Pago Mari, Intzazelai, Errenaga, Igaratza, Trikuarri</text:p>
            <text:p>Hoja cartográfica nº 114-2</text:p>
          </table:table-cell>
          <table:table-cell office:value-type="string" table:style-name="ce1">
            <text:p>Corto. Pago Mari, Intzazelai, Errenaga, Igaratza, Trikuarri#0437_TEX_504.pdf#</text:p>
          </table:table-cell>
          <table:table-cell office:value-type="float" office:value="577710" table:style-name="ce1">
            <text:p>577710</text:p>
          </table:table-cell>
          <table:table-cell office:value-type="float" office:value="4759845" table:style-name="ce1">
            <text:p>4759845</text:p>
          </table:table-cell>
          <table:table-cell office:value-type="float" office:value="1157" table:style-name="ce1">
            <text:p>1157</text:p>
          </table:table-cell>
          <table:table-cell office:value-type="string" table:style-name="ce2">
            <text:p>42.9872978650795,-2.04680027021856</text:p>
          </table:table-cell>
          <table:table-cell office:value-type="date" office:date-value="1905-03-31T00:00:00" table:style-name="ce3">
            <text:p>viernes, marzo 31, 1905</text:p>
          </table:table-cell>
          <table:table-cell office:value-type="string" table:style-name="ce1">
            <text:p>J.M.Barandiaran</text:p>
          </table:table-cell>
          <table:table-cell office:value-type="string" table:style-name="ce1">
            <text:p>Túmulo poco definido como dolmen.</text:p>
          </table:table-cell>
          <table:table-cell office:value-type="string" table:style-name="ce1">
            <text:p>No se conoce</text:p>
          </table:table-cell>
          <table:table-cell office:value-type="string" table:style-name="ce1">
            <text:p>Incluido en los itinerarios por el Aralar Navarro, con el fin de dar una información más completa.</text:p>
          </table:table-cell>
          <table:table-cell table:style-name="ce1"/>
          <table:table-cell office:value-type="string" table:style-name="ce1">
            <text:p>4 Sierra de Aralar - Cental y Occidental</text:p>
          </table:table-cell>
          <table:table-cell office:value-type="string" table:style-name="ce1">
            <text:p>Mapa 114-2</text:p>
          </table:table-cell>
          <table:table-cell office:value-type="string" table:style-name="ce1">
            <text:p>0437_MAP_503.pdf</text:p>
          </table:table-cell>
          <table:table-cell table:number-columns-repeated="16363" table:style-name="ce1"/>
        </table:table-row>
        <table:table-row table:style-name="ro1">
          <table:table-cell office:value-type="float" office:value="441" table:style-name="ce1">
            <text:p>441</text:p>
          </table:table-cell>
          <table:table-cell office:value-type="string" table:style-name="ce1">
            <text:p>TRIKUARRI TRIKUHARRI</text:p>
          </table:table-cell>
          <table:table-cell office:value-type="float" office:value="1" table:style-name="ce1">
            <text:p>1</text:p>
          </table:table-cell>
          <table:table-cell office:value-type="string" table:style-name="ce1">
            <text:p>Dolmen corto ?</text:p>
          </table:table-cell>
          <table:table-cell office:value-type="string" table:style-name="ce1">
            <text:p>Terrenos de realengo de Aralar. Erregeneko Aralar.</text:p>
          </table:table-cell>
          <table:table-cell office:value-type="string" table:style-name="ce1">
            <text:p>En el collado de su nombre a 15 m. de la divisoria Navarra - Guipúzcoa</text:p>
          </table:table-cell>
          <table:table-cell office:value-type="string" table:style-name="ce1">
            <text:p>Corto. Pago Mari, Intzazelai, Errenaga, Igaratza, Trikuarri</text:p>
            <text:p>Hoja cartográfica nº 114-2</text:p>
          </table:table-cell>
          <table:table-cell office:value-type="string" table:style-name="ce1">
            <text:p>Corto. Pago Mari, Intzazelai, Errenaga, Igaratza, Trikuarri#0437_TEX_504.pdf#</text:p>
          </table:table-cell>
          <table:table-cell office:value-type="float" office:value="577710" table:style-name="ce1">
            <text:p>577710</text:p>
          </table:table-cell>
          <table:table-cell office:value-type="float" office:value="4759845" table:style-name="ce1">
            <text:p>4759845</text:p>
          </table:table-cell>
          <table:table-cell office:value-type="float" office:value="1157" table:style-name="ce1">
            <text:p>1157</text:p>
          </table:table-cell>
          <table:table-cell office:value-type="string" table:style-name="ce2">
            <text:p>42.9872978650795,-2.04680027021856</text:p>
          </table:table-cell>
          <table:table-cell office:value-type="date" office:date-value="1905-03-30T00:00:00" table:style-name="ce3">
            <text:p>jueves, marzo 30, 1905</text:p>
          </table:table-cell>
          <table:table-cell office:value-type="string" table:style-name="ce1">
            <text:p>J.M.Barandiaran</text:p>
          </table:table-cell>
          <table:table-cell office:value-type="string" table:style-name="ce1">
            <text:p>Cámara con una losa en pie y otra caída, opuestas. Al pie del túmulo otra losa caída ¿la cubierta?</text:p>
            <text:p>Orientación al E.</text:p>
            <text:p>Ajuar encontrado en la excavación:</text:p>
            <text:p>- nº 1: <text:s/>1 hoja simple de sílex<text:s/></text:p>
            <text:p>- nº 2: <text:s/>9 las lascas de sílex</text:p>
            <text:p>- n º3: <text:s/>1 cuenta de piedra de tonelete pasando a globular</text:p>
            <text:p>- 2 cristales de roca</text:p>
            <text:p>- restos humanos de al menos 7 inhumados (objetos modernos)</text:p>
            <text:p>colección de la Sociedad de Ciencias Naturales Aranzadi. San Sebastián. Museo de San Telmo.</text:p>
          </table:table-cell>
          <table:table-cell office:value-type="string" table:style-name="ce1">
            <text:p>T.Aranzadi, J.M.Barandiaran y E.Eguren en 1923</text:p>
          </table:table-cell>
          <table:table-cell office:value-type="string" table:style-name="ce1">
            <text:p>Este dolmen tiene un hito de identificación colocado, por lo que Gorosti no lo colocó, al igual que hizo en los demás dólmenes de la zona de Navarra.</text:p>
            <text:p>Este dolmen es muy visitado por encontrarse en el camino que asciende a la cima de Irumugarrieta.</text:p>
            <text:p>Se hace necesario hacer una medición</text:p>
          </table:table-cell>
          <table:table-cell table:style-name="ce1"/>
          <table:table-cell office:value-type="string" table:style-name="ce1">
            <text:p>4 Sierra de Aralar - Cental y Occidental</text:p>
          </table:table-cell>
          <table:table-cell office:value-type="string" table:style-name="ce1">
            <text:p>Mapa 114-2</text:p>
          </table:table-cell>
          <table:table-cell office:value-type="string" table:style-name="ce1">
            <text:p>0437_MAP_503.pdf</text:p>
          </table:table-cell>
          <table:table-cell office:value-type="string" table:style-name="ce1">
            <text:p>Fotos</text:p>
          </table:table-cell>
          <table:table-cell office:value-type="string" table:style-name="ce1">
            <text:p>0441_FOT_509.pdf</text:p>
          </table:table-cell>
          <table:table-cell office:value-type="string" table:style-name="ce1">
            <text:p>Croquis</text:p>
          </table:table-cell>
          <table:table-cell office:value-type="string" table:style-name="ce1">
            <text:p>0441_DIB_510.pdf</text:p>
          </table:table-cell>
          <table:table-cell office:value-type="string" table:style-name="ce1">
            <text:p>Ajuar</text:p>
          </table:table-cell>
          <table:table-cell office:value-type="string" table:style-name="ce1">
            <text:p>0441_DIB_511.pdf</text:p>
          </table:table-cell>
          <table:table-cell table:number-columns-repeated="16357" table:style-name="ce1"/>
        </table:table-row>
        <table:table-row table:style-name="ro1">
          <table:table-cell office:value-type="float" office:value="442" table:style-name="ce1">
            <text:p>442</text:p>
          </table:table-cell>
          <table:table-cell office:value-type="string" table:style-name="ce1">
            <text:p>IPAR OBIONETA</text:p>
          </table:table-cell>
          <table:table-cell office:value-type="float" office:value="8" table:style-name="ce1">
            <text:p>8</text:p>
          </table:table-cell>
          <table:table-cell office:value-type="string" table:style-name="ce1">
            <text:p>Dolmen corto cerrado</text:p>
          </table:table-cell>
          <table:table-cell office:value-type="string" table:style-name="ce1">
            <text:p>Terrenos de realengo de Aralar. Erregeneko Aralar.</text:p>
          </table:table-cell>
          <table:table-cell office:value-type="string" table:style-name="ce1">
            <text:p>Junto al camino que va desde Trikuarri al pozo de Unaga</text:p>
          </table:table-cell>
          <table:table-cell office:value-type="string" table:style-name="ce1">
            <text:p>Pago Mari</text:p>
            <text:p>Hoja cartográfica nº 114-2</text:p>
          </table:table-cell>
          <table:table-cell office:value-type="string" table:style-name="ce1">
            <text:p>Pago Mari#0437_TEX_504.pdf#</text:p>
          </table:table-cell>
          <table:table-cell office:value-type="float" office:value="579820" table:style-name="ce1">
            <text:p>579820</text:p>
          </table:table-cell>
          <table:table-cell office:value-type="float" office:value="4760120" table:style-name="ce1">
            <text:p>4760120</text:p>
          </table:table-cell>
          <table:table-cell office:value-type="float" office:value="1205" table:style-name="ce1">
            <text:p>1205</text:p>
          </table:table-cell>
          <table:table-cell office:value-type="string" table:style-name="ce2">
            <text:p>42.9895554603619,-2.02088311336287</text:p>
          </table:table-cell>
          <table:table-cell office:value-type="date" office:date-value="1905-03-30T00:00:00" table:style-name="ce3">
            <text:p>jueves, marzo 30, 1905</text:p>
          </table:table-cell>
          <table:table-cell office:value-type="string" table:style-name="ce1">
            <text:p>J.M.Barandiaran</text:p>
          </table:table-cell>
          <table:table-cell office:value-type="string" table:style-name="ce1">
            <text:p>Cámara de recinto trapezoidal. Orientación 110º.</text:p>
            <text:p>Trozos rotos <text:s/>de tamaño considerable ¿cubierta rota? alrededor del túmulo; como unos 12 trozos y alguna piedra pequeña.</text:p>
            <text:p>Ajuar:</text:p>
            <text:p>- 1 hoja de sílex</text:p>
            <text:p>- 1 hoja de escotadura retocada fina</text:p>
            <text:p>- 1 cuenta discoidea de piedra verde</text:p>
            <text:p>- 1 punzón de tipo brújula, pequeño, no analizado</text:p>
            <text:p>- 4 colgantes en hueso casi rectangulares; uno un poco ovalado</text:p>
            <text:p>- restos humanos de al menos 4 inhumados; de elllos un infantil.</text:p>
            <text:p>Colección de la Sociedad de Ciencias Aranzadi de San Sebastián. Museo de San Telmo.</text:p>
          </table:table-cell>
          <table:table-cell office:value-type="string" table:style-name="ce1">
            <text:p>T.Aranzadi, J.M.Barandiaran y E.Eguren en 1923</text:p>
          </table:table-cell>
          <table:table-cell office:value-type="string" table:style-name="ce1">
            <text:p>Previsto para hacer una medición.</text:p>
            <text:p/>
            <text:p>Bibliografía:</text:p>
            <text:p>- Barandiaran, J.M.: <text:s/>Mitología… (1923-24) <text:s/>100</text:p>
            <text:p>- <text:s text:c="35"/>Las cuevas... <text:s text:c="2"/>(1926) <text:s/>pág 7 y 16</text:p>
            <text:p>- <text:s text:c="12"/>" <text:s text:c="20"/>Hombres prehistóricos <text:s/>(1953)</text:p>
            <text:p>- Aranzadi, T.: Exploración de Aralar (1924)</text:p>
            <text:p>- Eguren, E.: Nuevas investigaciones <text:s/>(1927) <text:s/>17-33</text:p>
            <text:p>- Pericot, L: Sepulcros megalíticos. (1950)</text:p>
            <text:p>- <text:s text:c="5"/>" <text:s text:c="12"/>La España primitiva <text:s text:c="2"/>(1950) pág 374</text:p>
          </table:table-cell>
          <table:table-cell table:style-name="ce1"/>
          <table:table-cell office:value-type="string" table:style-name="ce1">
            <text:p>4 Sierra de Aralar - Cental y Occidental</text:p>
          </table:table-cell>
          <table:table-cell office:value-type="string" table:style-name="ce1">
            <text:p>Mapa 114-2</text:p>
          </table:table-cell>
          <table:table-cell office:value-type="string" table:style-name="ce1">
            <text:p>0437_MAP_503.pdf</text:p>
          </table:table-cell>
          <table:table-cell office:value-type="string" table:style-name="ce1">
            <text:p>Fotos</text:p>
          </table:table-cell>
          <table:table-cell office:value-type="string" table:style-name="ce1">
            <text:p>0442_FOT_512.pdf</text:p>
          </table:table-cell>
          <table:table-cell office:value-type="string" table:style-name="ce1">
            <text:p>Croquis</text:p>
          </table:table-cell>
          <table:table-cell office:value-type="string" table:style-name="ce1">
            <text:p>0442_DIB_513.pdf</text:p>
          </table:table-cell>
          <table:table-cell office:value-type="string" table:style-name="ce1">
            <text:p>Ajuar</text:p>
          </table:table-cell>
          <table:table-cell office:value-type="string" table:style-name="ce1">
            <text:p>0442_DIB_514.pdf</text:p>
          </table:table-cell>
          <table:table-cell table:number-columns-repeated="16357" table:style-name="ce1"/>
        </table:table-row>
        <table:table-row table:style-name="ro1">
          <table:table-cell office:value-type="float" office:value="443" table:style-name="ce1">
            <text:p>443</text:p>
          </table:table-cell>
          <table:table-cell office:value-type="string" table:style-name="ce1">
            <text:p>HEGO OBIONETA</text:p>
          </table:table-cell>
          <table:table-cell office:value-type="float" office:value="8" table:style-name="ce1">
            <text:p>8</text:p>
          </table:table-cell>
          <table:table-cell office:value-type="string" table:style-name="ce1">
            <text:p>Dolmen corto cerrado</text:p>
          </table:table-cell>
          <table:table-cell office:value-type="string" table:style-name="ce1">
            <text:p>Terrenos de realengo de Aralar. Erregeneko Aralar.</text:p>
          </table:table-cell>
          <table:table-cell office:value-type="string" table:style-name="ce1">
            <text:p>A 60 m. al SW del dolmen Ipar Obioneta; al ENE. Del alto de Logorrita.</text:p>
          </table:table-cell>
          <table:table-cell office:value-type="string" table:style-name="ce1">
            <text:p>Pago Mari</text:p>
            <text:p>Hoja cartográfica nº 114-2</text:p>
          </table:table-cell>
          <table:table-cell office:value-type="string" table:style-name="ce1">
            <text:p>Pago Mari#0437_TEX_504.pdf#</text:p>
          </table:table-cell>
          <table:table-cell office:value-type="float" office:value="579760" table:style-name="ce1">
            <text:p>579760</text:p>
          </table:table-cell>
          <table:table-cell office:value-type="float" office:value="4760050" table:style-name="ce1">
            <text:p>4760050</text:p>
          </table:table-cell>
          <table:table-cell office:value-type="float" office:value="1206" table:style-name="ce1">
            <text:p>1206</text:p>
          </table:table-cell>
          <table:table-cell office:value-type="string" table:style-name="ce2">
            <text:p>42.9889314880266,-2.02162899923837</text:p>
          </table:table-cell>
          <table:table-cell office:value-type="date" office:date-value="1905-03-30T00:00:00" table:style-name="ce3">
            <text:p>jueves, marzo 30, 1905</text:p>
          </table:table-cell>
          <table:table-cell office:value-type="string" table:style-name="ce1">
            <text:p>J.M.Barandiaran</text:p>
          </table:table-cell>
          <table:table-cell office:value-type="string" table:style-name="ce1">
            <text:p>Cámara de recinto rectangular. Orientación 85º. Cámara empedrada con lajas formando el suelo.</text:p>
            <text:p>En la fecha de su localización el monumento tenía 5 losas. Calizas del terreno.</text:p>
            <text:p>Túmulo de 13,7 m. de diámetro y 2 m. de <text:s/>altura.</text:p>
            <text:p>Colección de la Sociedad de Ciencias Aranzadi de San Sebastián. Museo de San Telmo.</text:p>
          </table:table-cell>
          <table:table-cell office:value-type="string" table:style-name="ce1">
            <text:p>T.Aranzadi, J.M.Barandiaran y E.Eguren en 1923</text:p>
          </table:table-cell>
          <table:table-cell office:value-type="string" table:style-name="ce1">
            <text:p>Previsto para hacer una medición.</text:p>
            <text:p/>
            <text:p>Bibliografía:</text:p>
            <text:p>- Barandiaran, J.M.: <text:s/>Mitología del pueblo… (1923-24) <text:s/>100</text:p>
            <text:p>- <text:s text:c="35"/>Las cuevas... <text:s text:c="2"/>(1926) <text:s/>pág 7 y 16</text:p>
            <text:p>- <text:s text:c="12"/>" <text:s text:c="20"/>El mundo... <text:s/>(1961)</text:p>
            <text:p>- Aranzadi, T.: Exploración de Aralar (1924)</text:p>
            <text:p>- Elósegui, J.: Nuevos datos obioneta (1949) <text:s/>3-6</text:p>
            <text:p>- Pericot, L: Sepulcros megalíticos. (1950) <text:s text:c="2"/>374</text:p>
            <text:p>- <text:s text:c="5"/>" <text:s text:c="12"/>La España primitiva <text:s text:c="2"/>(1950) pág 374</text:p>
            <text:p>- Junghans, S.: Kupfer und Bronze <text:s text:c="2"/>(1968) 36 y 37</text:p>
            <text:p>- Sangmeister, E.: Contribución… (1961) pág 49-55</text:p>
          </table:table-cell>
          <table:table-cell table:style-name="ce1"/>
          <table:table-cell office:value-type="string" table:style-name="ce1">
            <text:p>4 Sierra de Aralar - Cental y Occidental</text:p>
          </table:table-cell>
          <table:table-cell office:value-type="string" table:style-name="ce1">
            <text:p>Mapa 114-2</text:p>
          </table:table-cell>
          <table:table-cell office:value-type="string" table:style-name="ce1">
            <text:p>0437_MAP_503.pdf</text:p>
          </table:table-cell>
          <table:table-cell office:value-type="string" table:style-name="ce1">
            <text:p>Fotos</text:p>
          </table:table-cell>
          <table:table-cell office:value-type="string" table:style-name="ce1">
            <text:p>0443_FOT_515.pdf</text:p>
          </table:table-cell>
          <table:table-cell office:value-type="string" table:style-name="ce1">
            <text:p>Croquis</text:p>
          </table:table-cell>
          <table:table-cell office:value-type="string" table:style-name="ce1">
            <text:p>0443_DIB_516.pdf</text:p>
          </table:table-cell>
          <table:table-cell office:value-type="string" table:style-name="ce1">
            <text:p>Ajuar</text:p>
          </table:table-cell>
          <table:table-cell office:value-type="string" table:style-name="ce1">
            <text:p>0443_DIB_517.pdf</text:p>
          </table:table-cell>
          <table:table-cell office:value-type="string" table:style-name="ce1">
            <text:p>Listado del ajuar</text:p>
          </table:table-cell>
          <table:table-cell office:value-type="string" table:style-name="ce1">
            <text:p>0443_TEX_518.pdf</text:p>
          </table:table-cell>
          <table:table-cell table:number-columns-repeated="16355" table:style-name="ce1"/>
        </table:table-row>
        <table:table-row table:style-name="ro1">
          <table:table-cell office:value-type="float" office:value="444" table:style-name="ce1">
            <text:p>444</text:p>
          </table:table-cell>
          <table:table-cell office:value-type="string" table:style-name="ce1">
            <text:p>OTSOTESARE</text:p>
          </table:table-cell>
          <table:table-cell office:value-type="float" office:value="7" table:style-name="ce1">
            <text:p>7</text:p>
          </table:table-cell>
          <table:table-cell office:value-type="string" table:style-name="ce1">
            <text:p>Dolmen corto abierto</text:p>
          </table:table-cell>
          <table:table-cell office:value-type="string" table:style-name="ce1">
            <text:p>Terrenos de realengo de Aralar. Erregeneko Aralar.</text:p>
          </table:table-cell>
          <table:table-cell office:value-type="string" table:style-name="ce1">
            <text:p>A la izquierda de la pista a Pago Mari. Y de Arbazazu - Arratea, cercano.</text:p>
          </table:table-cell>
          <table:table-cell office:value-type="string" table:style-name="ce1">
            <text:p>Pago Mari</text:p>
            <text:p>Hoja cartográfica nº 114-2</text:p>
          </table:table-cell>
          <table:table-cell office:value-type="string" table:style-name="ce1">
            <text:p>Pago Mari#0437_TEX_504.pdf#</text:p>
          </table:table-cell>
          <table:table-cell office:value-type="float" office:value="579650" table:style-name="ce1">
            <text:p>579650</text:p>
          </table:table-cell>
          <table:table-cell office:value-type="float" office:value="4757360" table:style-name="ce1">
            <text:p>4757360</text:p>
          </table:table-cell>
          <table:table-cell office:value-type="float" office:value="1108" table:style-name="ce1">
            <text:p>1108</text:p>
          </table:table-cell>
          <table:table-cell office:value-type="string" table:style-name="ce2">
            <text:p>42.9647227478249,-2.02336152011868</text:p>
          </table:table-cell>
          <table:table-cell office:value-type="date" office:date-value="1905-03-29T00:00:00" table:style-name="ce3">
            <text:p>miércoles, marzo 29, 1905</text:p>
          </table:table-cell>
          <table:table-cell office:value-type="string" table:style-name="ce1">
            <text:p>T. Aranzadi y F. Ansoleaga</text:p>
          </table:table-cell>
          <table:table-cell office:value-type="string" table:style-name="ce1">
            <text:p>Cámara con recinto reatangular y loas losas que tienden a cerrarse a la entrada. Sin cubierta. Orientación a 105º. En el túmulo crecen <text:s/>dos hayas.</text:p>
            <text:p>3 losas en cámara; calizas del terreno; túmulo rebajado.</text:p>
          </table:table-cell>
          <table:table-cell office:value-type="string" table:style-name="ce1">
            <text:p>En 1915 por T. Aranzadi y F. Ansoleaga. Restos humanos de un inhumado.</text:p>
          </table:table-cell>
          <table:table-cell office:value-type="string" table:style-name="ce1">
            <text:p>Previsto para hacer una medición.</text:p>
            <text:p/>
            <text:p>Bibliografía:</text:p>
            <text:p>- Aranzadi, T.: Exploración de Aralar (1918)</text:p>
            <text:p>- Barandiaran, J.M.: <text:s/>Hombre prehistórico… (1953)</text:p>
          </table:table-cell>
          <table:table-cell table:style-name="ce1"/>
          <table:table-cell office:value-type="string" table:style-name="ce1">
            <text:p>4 Sierra de Aralar - Cental y Occidental</text:p>
          </table:table-cell>
          <table:table-cell office:value-type="string" table:style-name="ce1">
            <text:p>Mapa 114-2</text:p>
          </table:table-cell>
          <table:table-cell office:value-type="string" table:style-name="ce1">
            <text:p>0437_MAP_503.pdf</text:p>
          </table:table-cell>
          <table:table-cell office:value-type="string" table:style-name="ce1">
            <text:p>Fotos</text:p>
          </table:table-cell>
          <table:table-cell office:value-type="string" table:style-name="ce1">
            <text:p>0444_FOT_519.pdf</text:p>
          </table:table-cell>
          <table:table-cell table:number-columns-repeated="16361" table:style-name="ce1"/>
        </table:table-row>
        <table:table-row table:style-name="ro1">
          <table:table-cell office:value-type="float" office:value="445" table:style-name="ce1">
            <text:p>445</text:p>
          </table:table-cell>
          <table:table-cell office:value-type="string" table:style-name="ce1">
            <text:p>OTSOTESARE - II</text:p>
          </table:table-cell>
          <table:table-cell office:value-type="float" office:value="2" table:style-name="ce1">
            <text:p>2</text:p>
          </table:table-cell>
          <table:table-cell office:value-type="string" table:style-name="ce1">
            <text:p>Túmulo</text:p>
          </table:table-cell>
          <table:table-cell office:value-type="string" table:style-name="ce1">
            <text:p>Terrenos de realengo de Aralar. Erregeneko Aralar.</text:p>
          </table:table-cell>
          <table:table-cell office:value-type="string" table:style-name="ce1">
            <text:p>Junto a la pista forestal; a 15 m. de la pared divisoria con Lakunza</text:p>
          </table:table-cell>
          <table:table-cell office:value-type="string" table:style-name="ce1">
            <text:p>Pago Mari</text:p>
            <text:p>Hoja cartográfica nº 114-2</text:p>
          </table:table-cell>
          <table:table-cell office:value-type="string" table:style-name="ce1">
            <text:p>Pago Mari#0437_TEX_504.pdf#</text:p>
          </table:table-cell>
          <table:table-cell office:value-type="float" office:value="579945" table:style-name="ce1">
            <text:p>579945</text:p>
          </table:table-cell>
          <table:table-cell office:value-type="float" office:value="4757355" table:style-name="ce1">
            <text:p>4757355</text:p>
          </table:table-cell>
          <table:table-cell office:value-type="float" office:value="1117" table:style-name="ce1">
            <text:p>1117</text:p>
          </table:table-cell>
          <table:table-cell office:value-type="string" table:style-name="ce2">
            <text:p>42.9646468113207,-2.01974557199474</text:p>
          </table:table-cell>
          <table:table-cell office:value-type="date" office:date-value="1905-05-07T00:00:00" table:style-name="ce3">
            <text:p>domingo, mayo 07, 1905</text:p>
          </table:table-cell>
          <table:table-cell office:value-type="string" table:style-name="ce1">
            <text:p>J.Elosegui</text:p>
          </table:table-cell>
          <table:table-cell office:value-type="string" table:style-name="ce1">
            <text:p>Es dudosa la catalogación como dolmen. El túmulo está formado por piedras. Cráter central sin losas de cámara.</text:p>
          </table:table-cell>
          <table:table-cell office:value-type="string" table:style-name="ce1">
            <text:p>No se conoce</text:p>
          </table:table-cell>
          <table:table-cell office:value-type="string" table:style-name="ce1">
            <text:p>Difícil de localizar; la zona tiene otros promontorios que hacen dudar.</text:p>
            <text:p/>
            <text:p>Bibliografía: Elosegui, J.: Prospecciones dolménicas <text:s text:c="2"/>(1956) <text:s/>134</text:p>
          </table:table-cell>
          <table:table-cell table:style-name="ce1"/>
          <table:table-cell office:value-type="string" table:style-name="ce1">
            <text:p>4 Sierra de Aralar - Cental y Occidental</text:p>
          </table:table-cell>
          <table:table-cell office:value-type="string" table:style-name="ce1">
            <text:p>Mapa 114-2</text:p>
          </table:table-cell>
          <table:table-cell office:value-type="string" table:style-name="ce1">
            <text:p>0437_MAP_503.pdf</text:p>
          </table:table-cell>
          <table:table-cell table:number-columns-repeated="16363" table:style-name="ce1"/>
        </table:table-row>
        <table:table-row table:style-name="ro1">
          <table:table-cell office:value-type="float" office:value="446" table:style-name="ce1">
            <text:p>446</text:p>
          </table:table-cell>
          <table:table-cell office:value-type="string" table:style-name="ce1">
            <text:p>ALBIA</text:p>
          </table:table-cell>
          <table:table-cell office:value-type="float" office:value="7" table:style-name="ce1">
            <text:p>7</text:p>
          </table:table-cell>
          <table:table-cell office:value-type="string" table:style-name="ce1">
            <text:p>Dolmen corto abierto</text:p>
          </table:table-cell>
          <table:table-cell office:value-type="string" table:style-name="ce1">
            <text:p>Terrenos del realengo de Aralar. Erregeneko Aralar.</text:p>
          </table:table-cell>
          <table:table-cell office:value-type="string" table:style-name="ce1">
            <text:p>Junto a la carretera que desde Baraibar sube a San Miguel, hacia el km. 12.</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1780" table:style-name="ce1">
            <text:p>581780</text:p>
          </table:table-cell>
          <table:table-cell office:value-type="float" office:value="4757175" table:style-name="ce1">
            <text:p>4757175</text:p>
          </table:table-cell>
          <table:table-cell office:value-type="float" office:value="990" table:style-name="ce1">
            <text:p>990</text:p>
          </table:table-cell>
          <table:table-cell office:value-type="string" table:style-name="ce2">
            <text:p>42.9628312514614,-1.9972751717914</text:p>
          </table:table-cell>
          <table:table-cell office:value-type="date" office:date-value="1905-03-29T00:00:00" table:style-name="ce3">
            <text:p>miércoles, marzo 29, 1905</text:p>
          </table:table-cell>
          <table:table-cell office:value-type="string" table:style-name="ce1">
            <text:p>T. Aranzadi y F. Ansoleaga</text:p>
          </table:table-cell>
          <table:table-cell office:value-type="string" table:style-name="ce1">
            <text:p>Cámara de 3 losas con recinto rectangular y paredes que tienden a cerrarse en la entrada. Cubierta desplazada hacia el N. Orientación a 90º.</text:p>
            <text:p>Ajuar encontrado en la excavación:</text:p>
            <text:p>- 1 nódulo de hematites</text:p>
            <text:p>- 1 concha fósil</text:p>
            <text:p>- 1 lasca informe de sílex</text:p>
            <text:p>- 3 cuentas de piedra azul verdosa translúcida, de disco</text:p>
            <text:p>- restos de animales, entre ellos roedores.<text:s/></text:p>
            <text:p>- restos humanos de dos inhumados.</text:p>
            <text:p>Museo de Navarra. Pamplona.</text:p>
          </table:table-cell>
          <table:table-cell office:value-type="string" table:style-name="ce1">
            <text:p>En 1915, por T. Aranzadi y F. Ansoleaga</text:p>
          </table:table-cell>
          <table:table-cell office:value-type="string" table:style-name="ce1">
            <text:p>Previsto para realizar medición</text:p>
            <text:p/>
            <text:p>Bibliografía:</text:p>
            <text:p>- Aranzadi, T.: Exploración de Aralar (1918)</text:p>
            <text:p>- Barandiaran, J.M.: <text:s/>Hombre prehistórico… (1953)</text:p>
          </table:table-cell>
          <table:table-cell table:style-name="ce1"/>
          <table:table-cell office:value-type="string" table:style-name="ce1">
            <text:p>4 Sierra de Aralar - Cental y Occidental</text:p>
          </table:table-cell>
          <table:table-cell office:value-type="string" table:style-name="ce1">
            <text:p>Mapa 114-3</text:p>
          </table:table-cell>
          <table:table-cell office:value-type="string" table:style-name="ce1">
            <text:p>0446_MAP_521.pdf</text:p>
          </table:table-cell>
          <table:table-cell office:value-type="string" table:style-name="ce1">
            <text:p>Catálogo de la zona</text:p>
          </table:table-cell>
          <table:table-cell office:value-type="string" table:style-name="ce1">
            <text:p>0446_TEX_520.pdf</text:p>
          </table:table-cell>
          <table:table-cell office:value-type="string" table:style-name="ce1">
            <text:p>Fotos</text:p>
          </table:table-cell>
          <table:table-cell office:value-type="string" table:style-name="ce1">
            <text:p>0446_FOT_522.pdf</text:p>
          </table:table-cell>
          <table:table-cell office:value-type="string" table:style-name="ce1">
            <text:p>Cuevas y simas</text:p>
          </table:table-cell>
          <table:table-cell office:value-type="string" table:style-name="ce1">
            <text:p>0446_TEX_550.pdf</text:p>
          </table:table-cell>
          <table:table-cell table:number-columns-repeated="16357" table:style-name="ce1"/>
        </table:table-row>
        <table:table-row table:style-name="ro1">
          <table:table-cell office:value-type="float" office:value="447" table:style-name="ce1">
            <text:p>447</text:p>
          </table:table-cell>
          <table:table-cell office:value-type="string" table:style-name="ce1">
            <text:p>ALBIA ZUTARRIA</text:p>
          </table:table-cell>
          <table:table-cell office:value-type="float" office:value="13" table:style-name="ce1">
            <text:p>13</text:p>
          </table:table-cell>
          <table:table-cell office:value-type="string" table:style-name="ce1">
            <text:p>Monolito</text:p>
          </table:table-cell>
          <table:table-cell office:value-type="string" table:style-name="ce1">
            <text:p>Terrenos del realengo de Aralar. Erregeneko Aralar.</text:p>
          </table:table-cell>
          <table:table-cell office:value-type="string" table:style-name="ce1">
            <text:p>Enfrente y al otro lado de la carretera donde se ubica el dolmen Albia</text:p>
          </table:table-cell>
          <table:table-cell office:value-type="string" table:style-name="ce1">
            <text:p>Albia - N</text:p>
            <text:p>Hoja cartográfica nº 114-3</text:p>
          </table:table-cell>
          <table:table-cell office:value-type="string" table:style-name="ce1">
            <text:p>Albia - N#0446_TEX_544.pdf#</text:p>
          </table:table-cell>
          <table:table-cell table:number-columns-repeated="3" table:style-name="ce1"/>
          <table:table-cell table:style-name="ce2"/>
          <table:table-cell table:style-name="ce3"/>
          <table:table-cell office:value-type="string" table:style-name="ce1">
            <text:p>José Mª Gamboa de Arruazu</text:p>
          </table:table-cell>
          <table:table-cell office:value-type="string" table:style-name="ce1">
            <text:p>Piedra inhiesta de unos 55 cm. sobresaliendo del suelo; de forma rectangular, que parece haber sido trabajada en sus cuatro caras. Tiene grabadas dos cruces.</text:p>
          </table:table-cell>
          <table:table-cell table:style-name="ce1"/>
          <table:table-cell office:value-type="string" table:style-name="ce1">
            <text:p>Es posible que trate de un (mojón) señalizador, de la misma época ?</text:p>
          </table:table-cell>
          <table:table-cell table:style-name="ce1"/>
          <table:table-cell office:value-type="string" table:style-name="ce1">
            <text:p>4 Sierra de Aralar - Cental y Occidental</text:p>
          </table:table-cell>
          <table:table-cell office:value-type="string" table:style-name="ce1">
            <text:p>Mapa 114-3</text:p>
          </table:table-cell>
          <table:table-cell office:value-type="string" table:style-name="ce1">
            <text:p>0446_MAP_521.pdf</text:p>
          </table:table-cell>
          <table:table-cell table:number-columns-repeated="16363" table:style-name="ce1"/>
        </table:table-row>
        <table:table-row table:style-name="ro1">
          <table:table-cell office:value-type="float" office:value="448" table:style-name="ce1">
            <text:p>448</text:p>
          </table:table-cell>
          <table:table-cell office:value-type="string" table:style-name="ce1">
            <text:p>OTADI</text:p>
          </table:table-cell>
          <table:table-cell office:value-type="float" office:value="7" table:style-name="ce1">
            <text:p>7</text:p>
          </table:table-cell>
          <table:table-cell office:value-type="string" table:style-name="ce1">
            <text:p>Dolmen corto abierto</text:p>
          </table:table-cell>
          <table:table-cell office:value-type="string" table:style-name="ce1">
            <text:p>Terrenos del realengo de Aralar. Erregeneko Aralar.</text:p>
          </table:table-cell>
          <table:table-cell office:value-type="string" table:style-name="ce1">
            <text:p>A poco más de 200 m. a la izquierda del camino de Albia a Urdan. Itin. Albia N.</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0890" table:style-name="ce1">
            <text:p>580890</text:p>
          </table:table-cell>
          <table:table-cell office:value-type="float" office:value="4757350" table:style-name="ce1">
            <text:p>4757350</text:p>
          </table:table-cell>
          <table:table-cell office:value-type="float" office:value="1030" table:style-name="ce1">
            <text:p>1030</text:p>
          </table:table-cell>
          <table:table-cell office:value-type="string" table:style-name="ce2">
            <text:p>42.9645019828977,-2.00816076102863</text:p>
          </table:table-cell>
          <table:table-cell office:value-type="date" office:date-value="1905-05-06T00:00:00" table:style-name="ce3">
            <text:p>sábado, mayo 06, 1905</text:p>
          </table:table-cell>
          <table:table-cell office:value-type="string" table:style-name="ce1">
            <text:p>J. Elosegui y C. Menaya. J. Zubiaur.</text:p>
          </table:table-cell>
          <table:table-cell office:value-type="string" table:style-name="ce1">
            <text:p>Cámara de recinto triangular. Faltan losas y la cubierta. 4 losas camerales. Calizas. Túmulo de 8 m. de diámetro y 0,8 m. de alto.</text:p>
            <text:p>Orientación a 90º. En terrenos de margas.</text:p>
          </table:table-cell>
          <table:table-cell office:value-type="string" table:style-name="ce1">
            <text:p>No se conoce</text:p>
          </table:table-cell>
          <table:table-cell office:value-type="string" table:style-name="ce1">
            <text:p>Previsto para medición</text:p>
            <text:p/>
            <text:p>Bibliografía:</text:p>
            <text:p>- Barandiaran, J.M.: <text:s/>Hombre prehistórico… (1953)</text:p>
          </table:table-cell>
          <table:table-cell table:style-name="ce1"/>
          <table:table-cell office:value-type="string" table:style-name="ce1">
            <text:p>4 Sierra de Aralar - Cental y Occidental</text:p>
          </table:table-cell>
          <table:table-cell office:value-type="string" table:style-name="ce1">
            <text:p>Mapa 114-3</text:p>
          </table:table-cell>
          <table:table-cell office:value-type="string" table:style-name="ce1">
            <text:p>0446_MAP_521.pdf</text:p>
          </table:table-cell>
          <table:table-cell office:value-type="string" table:style-name="ce1">
            <text:p>Fotos</text:p>
          </table:table-cell>
          <table:table-cell office:value-type="string" table:style-name="ce1">
            <text:p>0448_FOT_523.pdf</text:p>
          </table:table-cell>
          <table:table-cell table:number-columns-repeated="16361" table:style-name="ce1"/>
        </table:table-row>
        <table:table-row table:style-name="ro1">
          <table:table-cell office:value-type="float" office:value="449" table:style-name="ce1">
            <text:p>449</text:p>
          </table:table-cell>
          <table:table-cell office:value-type="string" table:style-name="ce1">
            <text:p>LERRITZ</text:p>
          </table:table-cell>
          <table:table-cell office:value-type="float" office:value="7" table:style-name="ce1">
            <text:p>7</text:p>
          </table:table-cell>
          <table:table-cell office:value-type="string" table:style-name="ce1">
            <text:p>Dolmen corto abierto?</text:p>
          </table:table-cell>
          <table:table-cell office:value-type="string" table:style-name="ce1">
            <text:p>Terrenos del realengo de Aralar. Erregeneko Aralar.</text:p>
          </table:table-cell>
          <table:table-cell office:value-type="string" table:style-name="ce1">
            <text:p>En la loma oriental del monte Txemiñe</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1235" table:style-name="ce1">
            <text:p>581235</text:p>
          </table:table-cell>
          <table:table-cell office:value-type="float" office:value="4758970" table:style-name="ce1">
            <text:p>4758970</text:p>
          </table:table-cell>
          <table:table-cell office:value-type="float" office:value="1233" table:style-name="ce1">
            <text:p>1233</text:p>
          </table:table-cell>
          <table:table-cell office:value-type="string" table:style-name="ce2">
            <text:p>42.9790513623357,-2.00369570817974</text:p>
          </table:table-cell>
          <table:table-cell office:value-type="date" office:date-value="1905-05-19T00:00:00" table:style-name="ce3">
            <text:p>viernes, mayo 19, 1905</text:p>
          </table:table-cell>
          <table:table-cell office:value-type="string" table:style-name="ce1">
            <text:p>Tomás López Sellés</text:p>
          </table:table-cell>
          <table:table-cell office:value-type="string" table:style-name="ce1">
            <text:p>Cámara reducida a tres losas casi cubiertas por el túmulo, des figurado y de 8 m. de Ф.</text:p>
            <text:p>Orientación E.W.</text:p>
          </table:table-cell>
          <table:table-cell office:value-type="string" table:style-name="ce1">
            <text:p>No se conoce</text:p>
          </table:table-cell>
          <table:table-cell table:number-columns-repeated="2" table:style-name="ce1"/>
          <table:table-cell office:value-type="string" table:style-name="ce1">
            <text:p>4 Sierra de Aralar - Cental y Occidental</text:p>
          </table:table-cell>
          <table:table-cell office:value-type="string" table:style-name="ce1">
            <text:p>Mapa 114-3</text:p>
          </table:table-cell>
          <table:table-cell office:value-type="string" table:style-name="ce1">
            <text:p>0446_MAP_521.pdf</text:p>
          </table:table-cell>
          <table:table-cell office:value-type="string" table:style-name="ce1">
            <text:p>Fotos</text:p>
          </table:table-cell>
          <table:table-cell office:value-type="string" table:style-name="ce1">
            <text:p>0449_FOT_524.pdf</text:p>
          </table:table-cell>
          <table:table-cell table:number-columns-repeated="16361" table:style-name="ce1"/>
        </table:table-row>
        <table:table-row table:style-name="ro1">
          <table:table-cell office:value-type="float" office:value="450" table:style-name="ce1">
            <text:p>450</text:p>
          </table:table-cell>
          <table:table-cell office:value-type="string" table:style-name="ce1">
            <text:p>GARRASTITA</text:p>
          </table:table-cell>
          <table:table-cell office:value-type="float" office:value="7" table:style-name="ce1">
            <text:p>7</text:p>
          </table:table-cell>
          <table:table-cell office:value-type="string" table:style-name="ce1">
            <text:p>Dolmen corto abierto</text:p>
          </table:table-cell>
          <table:table-cell office:value-type="string" table:style-name="ce1">
            <text:p>Terrenos del realengo de Aralar. Erregeneko Aralar.</text:p>
          </table:table-cell>
          <table:table-cell office:value-type="string" table:style-name="ce1">
            <text:p>A 250 m. al NNW del pozo de Unaga. Unagoko Putzua.</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0520" table:style-name="ce1">
            <text:p>580520</text:p>
          </table:table-cell>
          <table:table-cell office:value-type="float" office:value="4760035" table:style-name="ce1">
            <text:p>4760035</text:p>
          </table:table-cell>
          <table:table-cell office:value-type="float" office:value="1180" table:style-name="ce1">
            <text:p>1180</text:p>
          </table:table-cell>
          <table:table-cell office:value-type="string" table:style-name="ce2">
            <text:p>42.9887163708573,-2.01231001803652</text:p>
          </table:table-cell>
          <table:table-cell office:value-type="date" office:date-value="1905-03-29T00:00:00" table:style-name="ce3">
            <text:p>miércoles, marzo 29, 1905</text:p>
          </table:table-cell>
          <table:table-cell office:value-type="string" table:style-name="ce1">
            <text:p>T. Aranzadi y F. Ansoleaga</text:p>
          </table:table-cell>
          <table:table-cell office:value-type="string" table:style-name="ce1">
            <text:p>Cámara de tres losas que se estrechan formado un recinto casi triangular. Calizas del terreno. El túmulo de cantos circular de 8 m. de Ф y 1 m. de altura.</text:p>
            <text:p>Orientación a 190º.</text:p>
            <text:p>Ajuar en contrado en la excavación:</text:p>
            <text:p>- 1 hachita de firolita pulimentada con contera rota y sección ovalada</text:p>
            <text:p>- 1 cristal de roca facetado</text:p>
            <text:p>- 1 fragmento de horquilla de cuerno</text:p>
            <text:p>- restos humanos de un inhumado</text:p>
            <text:p>Colección de la Sociedad de Ciencias Aranzadi de San Sebastián. Museo de San Telmo.</text:p>
          </table:table-cell>
          <table:table-cell office:value-type="string" table:style-name="ce1">
            <text:p>Por T. Aranzadi, J.M. Barandiaran y E. Eguren en 1923</text:p>
          </table:table-cell>
          <table:table-cell office:value-type="string" table:style-name="ce1">
            <text:p>La localización del dolmen resultó tan difícil que prácticamente se volvió a descubrir en 1917 por J.M.Barandiaran.</text:p>
            <text:p>Previsto para medición.</text:p>
            <text:p/>
            <text:p>Bibliografía:</text:p>
            <text:p>- Aranzadi, T.: Exploración de Aralar (1924)</text:p>
            <text:p>- Pericot, L: Sepulcros megalíticos. (1950) <text:s text:c="2"/>374</text:p>
            <text:p>- Atauri, T.: Exploración de …. Igoin - Akola (1951)</text:p>
          </table:table-cell>
          <table:table-cell table:style-name="ce1"/>
          <table:table-cell office:value-type="string" table:style-name="ce1">
            <text:p>4 Sierra de Aralar - Cental y Occidental</text:p>
          </table:table-cell>
          <table:table-cell office:value-type="string" table:style-name="ce1">
            <text:p>Mapa 114-3</text:p>
          </table:table-cell>
          <table:table-cell office:value-type="string" table:style-name="ce1">
            <text:p>0446_MAP_521.pdf</text:p>
          </table:table-cell>
          <table:table-cell office:value-type="string" table:style-name="ce1">
            <text:p>Fotos</text:p>
          </table:table-cell>
          <table:table-cell office:value-type="string" table:style-name="ce1">
            <text:p>0450_FOT_525.pdf</text:p>
          </table:table-cell>
          <table:table-cell office:value-type="string" table:style-name="ce1">
            <text:p>Croquis</text:p>
          </table:table-cell>
          <table:table-cell office:value-type="string" table:style-name="ce1">
            <text:p>0450_DIB_526.jpg</text:p>
          </table:table-cell>
          <table:table-cell office:value-type="string" table:style-name="ce1">
            <text:p>Ajuar</text:p>
          </table:table-cell>
          <table:table-cell office:value-type="string" table:style-name="ce1">
            <text:p>0450_DIB_527.pdf</text:p>
          </table:table-cell>
          <table:table-cell table:number-columns-repeated="16357" table:style-name="ce1"/>
        </table:table-row>
        <table:table-row table:style-name="ro1">
          <table:table-cell office:value-type="float" office:value="451" table:style-name="ce1">
            <text:p>451</text:p>
          </table:table-cell>
          <table:table-cell office:value-type="string" table:style-name="ce1">
            <text:p>MAANTSA - ZEAUNTZA</text:p>
          </table:table-cell>
          <table:table-cell office:value-type="float" office:value="7" table:style-name="ce1">
            <text:p>7</text:p>
          </table:table-cell>
          <table:table-cell office:value-type="string" table:style-name="ce1">
            <text:p>Dolmen corto abierto?</text:p>
          </table:table-cell>
          <table:table-cell office:value-type="string" table:style-name="ce1">
            <text:p>Terrenos del realengo de Aralar. Erregeneko Aralar.</text:p>
          </table:table-cell>
          <table:table-cell office:value-type="string" table:style-name="ce1">
            <text:p>A 350 m. al NW del dolmen de Garrastita</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0225" table:style-name="ce1">
            <text:p>580225</text:p>
          </table:table-cell>
          <table:table-cell office:value-type="float" office:value="4760205" table:style-name="ce1">
            <text:p>4760205</text:p>
          </table:table-cell>
          <table:table-cell office:value-type="float" office:value="1193" table:style-name="ce1">
            <text:p>1193</text:p>
          </table:table-cell>
          <table:table-cell office:value-type="string" table:style-name="ce2">
            <text:p>42.9902781790012,-2.01590366037146</text:p>
          </table:table-cell>
          <table:table-cell office:value-type="date" office:date-value="1905-03-29T00:00:00" table:style-name="ce3">
            <text:p>miércoles, marzo 29, 1905</text:p>
          </table:table-cell>
          <table:table-cell office:value-type="string" table:style-name="ce1">
            <text:p>T. Aranzadi y F. Ansoleaga</text:p>
          </table:table-cell>
          <table:table-cell office:value-type="string" table:style-name="ce1">
            <text:p>Cámara de 5 losas con recinto rectangular, de las que tres se han movido y dejan decidir mal la planta. Cubierta desplazada. Calizas del terreno. El túmulo de 11 m. de Ф y 1 m. de altura.</text:p>
            <text:p>Orientación a ESE. Hoy se abre hacia 300º.</text:p>
            <text:p>Ajuar en contrado en la excavación:- restos humanos de un inhumado</text:p>
            <text:p>Colección de la Sociedad de Ciencias Aranzadi de San Sebastián. Museo de San Telmo.</text:p>
          </table:table-cell>
          <table:table-cell office:value-type="string" table:style-name="ce1">
            <text:p>Por T. Aranzadi, J.M. Barandiaran y E. Eguren en 1923</text:p>
          </table:table-cell>
          <table:table-cell office:value-type="string" table:style-name="ce1">
            <text:p>En 1915 se le denomió Zeauntza. En 1923 lo dieron como Maantsa T. Aranzadi, J.M. Barandiaran y E. Eguren</text:p>
            <text:p>Previsto para medición.</text:p>
            <text:p/>
            <text:p>Bibliografía:</text:p>
            <text:p>- Aranzadi, T.: Exploración de Aralar (1924)</text:p>
            <text:p>- Barandiaran, J.M.: <text:s/>Hombre prehistórico… (1953)</text:p>
          </table:table-cell>
          <table:table-cell table:style-name="ce1"/>
          <table:table-cell office:value-type="string" table:style-name="ce1">
            <text:p>4 Sierra de Aralar - Cental y Occidental</text:p>
          </table:table-cell>
          <table:table-cell office:value-type="string" table:style-name="ce1">
            <text:p>Mapa 114-3</text:p>
          </table:table-cell>
          <table:table-cell office:value-type="string" table:style-name="ce1">
            <text:p>0446_MAP_521.pdf</text:p>
          </table:table-cell>
          <table:table-cell office:value-type="string" table:style-name="ce1">
            <text:p>Fotos</text:p>
          </table:table-cell>
          <table:table-cell office:value-type="string" table:style-name="ce1">
            <text:p>0451_FOT_528.pdf</text:p>
          </table:table-cell>
          <table:table-cell office:value-type="string" table:style-name="ce1">
            <text:p>Croquis</text:p>
          </table:table-cell>
          <table:table-cell office:value-type="string" table:style-name="ce1">
            <text:p>0451_DIB_529.pdf</text:p>
          </table:table-cell>
          <table:table-cell table:number-columns-repeated="16359" table:style-name="ce1"/>
        </table:table-row>
        <table:table-row table:style-name="ro1">
          <table:table-cell office:value-type="float" office:value="452" table:style-name="ce1">
            <text:p>452</text:p>
          </table:table-cell>
          <table:table-cell office:value-type="string" table:style-name="ce1">
            <text:p>ZEONTZA</text:p>
          </table:table-cell>
          <table:table-cell office:value-type="float" office:value="9" table:style-name="ce1">
            <text:p>9</text:p>
          </table:table-cell>
          <table:table-cell office:value-type="string" table:style-name="ce1">
            <text:p>Dolmen largo abierto</text:p>
          </table:table-cell>
          <table:table-cell office:value-type="string" table:style-name="ce1">
            <text:p>Terrenos del realengo de Aralar. Erregeneko Aralar.</text:p>
          </table:table-cell>
          <table:table-cell office:value-type="string" table:style-name="ce1">
            <text:p>A 320 m. al SSW del dolmen Maantsa</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0070" table:style-name="ce1">
            <text:p>580070</text:p>
          </table:table-cell>
          <table:table-cell office:value-type="float" office:value="4759865" table:style-name="ce1">
            <text:p>4759865</text:p>
          </table:table-cell>
          <table:table-cell office:value-type="float" office:value="1218" table:style-name="ce1">
            <text:p>1218</text:p>
          </table:table-cell>
          <table:table-cell office:value-type="string" table:style-name="ce2">
            <text:p>42.9872332233312,-2.01785347137039</text:p>
          </table:table-cell>
          <table:table-cell office:value-type="date" office:date-value="1905-03-29T00:00:00" table:style-name="ce3">
            <text:p>miércoles, marzo 29, 1905</text:p>
          </table:table-cell>
          <table:table-cell office:value-type="string" table:style-name="ce1">
            <text:p>T. Aranzadi y F. Ansoleaga</text:p>
          </table:table-cell>
          <table:table-cell office:value-type="string" table:style-name="ce1">
            <text:p>Hoy varias de las losas están derribadas y la reconstrucción de la planta no es fácil. Unas de las losas parece iniciar una pared de cierre. 8 losas en cámara. Sin cubierta. Calizas. Túmulo de 14 m. Ф y 0,5 m. de altura. Terreno de margas y areniscas.</text:p>
            <text:p>Orientación actual a 270º?</text:p>
            <text:p/>
            <text:p>Ajuar de la excavación:</text:p>
            <text:p>- 1 fragamento de hoja de sílex</text:p>
            <text:p>- 1 pitón de cuerno de ciervo</text:p>
            <text:p>- restos humanos de 8 inhumados</text:p>
            <text:p>- restos de pequeños mamíferos</text:p>
            <text:p/>
            <text:p>En la colección de la Sociedad de Ciencias Aranzadi de San Sebastián se encuentran:</text:p>
            <text:p>- 1 raspador en morro? sobre extremo de hoja</text:p>
            <text:p>- 1 lasca con frente de raedera o raspador atípico</text:p>
            <text:p>- 1 botón prismático con perforación doble en V</text:p>
          </table:table-cell>
          <table:table-cell office:value-type="string" table:style-name="ce1">
            <text:p>Por T. Aranzadi, J.M. Barandiaran y E. Eguren en 1923</text:p>
          </table:table-cell>
          <table:table-cell office:value-type="string" table:style-name="ce1">
            <text:p>En 1915 se le denomió Zeauntza. En 1923 lo dieron como Maantsa T. Aranzadi, J.M. Barandiaran y E. Eguren</text:p>
            <text:p>Previsto para medición.</text:p>
            <text:p/>
            <text:p>Bibliografía:</text:p>
            <text:p>- Aranzadi, T.: Exploración de Aralar (1924)</text:p>
            <text:p>- Barandiaran, J.M.: <text:s/>Hombre prehistórico… (1953)</text:p>
          </table:table-cell>
          <table:table-cell table:style-name="ce1"/>
          <table:table-cell office:value-type="string" table:style-name="ce1">
            <text:p>4 Sierra de Aralar - Cental y Occidental</text:p>
          </table:table-cell>
          <table:table-cell office:value-type="string" table:style-name="ce1">
            <text:p>Mapa 114-3</text:p>
          </table:table-cell>
          <table:table-cell office:value-type="string" table:style-name="ce1">
            <text:p>0446_MAP_521.pdf</text:p>
          </table:table-cell>
          <table:table-cell office:value-type="string" table:style-name="ce1">
            <text:p>Fotos</text:p>
          </table:table-cell>
          <table:table-cell office:value-type="string" table:style-name="ce1">
            <text:p>0452_FOT_530.pdf</text:p>
          </table:table-cell>
          <table:table-cell office:value-type="string" table:style-name="ce1">
            <text:p>Croquis</text:p>
          </table:table-cell>
          <table:table-cell office:value-type="string" table:style-name="ce1">
            <text:p>0452_DIB_531.pdf</text:p>
          </table:table-cell>
          <table:table-cell office:value-type="string" table:style-name="ce1">
            <text:p>Ajuar</text:p>
          </table:table-cell>
          <table:table-cell office:value-type="string" table:style-name="ce1">
            <text:p>0452_DIB_532.pdf</text:p>
          </table:table-cell>
          <table:table-cell table:number-columns-repeated="16357"/>
        </table:table-row>
        <table:table-row table:style-name="ro1">
          <table:table-cell office:value-type="float" office:value="453" table:style-name="ce1">
            <text:p>453</text:p>
          </table:table-cell>
          <table:table-cell office:value-type="string" table:style-name="ce1">
            <text:p>ATAKAZAR</text:p>
          </table:table-cell>
          <table:table-cell office:value-type="float" office:value="1" table:style-name="ce1">
            <text:p>1</text:p>
          </table:table-cell>
          <table:table-cell office:value-type="string" table:style-name="ce1">
            <text:p>Dolmen ?</text:p>
          </table:table-cell>
          <table:table-cell office:value-type="string" table:style-name="ce1">
            <text:p>Terrenos del realengo de Aralar. Erregeneko Aralar.</text:p>
          </table:table-cell>
          <table:table-cell office:value-type="string" table:style-name="ce1">
            <text:p>A unos 20 m. al N. del collado Ataka-xar, cerca de gran agujero</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2450" table:style-name="ce1">
            <text:p>582450</text:p>
          </table:table-cell>
          <table:table-cell office:value-type="float" office:value="4759740" table:style-name="ce1">
            <text:p>4759740</text:p>
          </table:table-cell>
          <table:table-cell office:value-type="float" office:value="1174" table:style-name="ce1">
            <text:p>1174</text:p>
          </table:table-cell>
          <table:table-cell office:value-type="string" table:style-name="ce2">
            <text:p>42.9858535560086,-1.988682990805</text:p>
          </table:table-cell>
          <table:table-cell office:value-type="date" office:date-value="2442-05-21T00:00:00" table:style-name="ce3">
            <text:p>miércoles, mayo 21, 2442</text:p>
          </table:table-cell>
          <table:table-cell office:value-type="string" table:style-name="ce1">
            <text:p>Luis Millan</text:p>
          </table:table-cell>
          <table:table-cell office:value-type="string" table:style-name="ce1">
            <text:p>Cámara <text:s/>de losas rostas y revueltas ?. Túmulo arruinado por el W-S, elevándose 0,5 m. por el lado E. En la actualidad no tiene todo el aspecto requerible para un dolmen, conserva algún rasgo parecido.</text:p>
            <text:p>El nombre dado por el localizador fue de Ataka-Xar y rectificado por la Real Academia de la Lengua Vasca.</text:p>
            <text:p>La reseña de Milan es la siguiente:</text:p>
            <text:p>Ф túmulo por el E, 1/2 m. 4,8 m. de S-N y 6,4 m. de E-W. En la cámara restos de 5 losas, que miden: losa N, 0,8 m. de largo, por 0,5 m. de alto. La losa E. 0,6 m. de largo y 0,75 m. de alto. La losa S, mi de 0,5 m. de alto y 0,5 m. de largo , y las dos losas del W, miden 0,4 m. de alto y 1 m. largo un y la otra 0,25 m. de largo y 0,8 m. de alto. El grosor de las losas oscila entre 0,05 m. y 0,1 m.</text:p>
          </table:table-cell>
          <table:table-cell office:value-type="string" table:style-name="ce1">
            <text:p>No se conoce</text:p>
          </table:table-cell>
          <table:table-cell office:value-type="string" table:style-name="ce1">
            <text:p>Lo que se ve, no es merecedor por sí solo de distinción de dolmen, el lugar donde se emplaza tampoco reune de forma clara lo que habitualente nos decen el emplazamiento de otros dólmenes. En atención al crédito reconocido como prospector de Luis Millan, socio de Gorosti, se le colocó el hito de señalización el 21 de abril de 1985.</text:p>
            <text:p>La situación indicada por Millan es la siguiente: Emplazado a 25 m. al N del collado de Ataka-zar, entre el monte Beloqui al S. y el Tuturre al N. La pradera de Ezanda se halla al E. y la majada de Irulizarreta y el collado de Atallun al S.</text:p>
            <text:p/>
            <text:p>Bibliografía:</text:p>
            <text:p>- Millan, L.: Pirenaica nº 127, pág. 83. 1982</text:p>
            <text:p>- Millan, L., Lizarralde, A.: La Sierra de Aralar. 1982. Pág. 71</text:p>
          </table:table-cell>
          <table:table-cell table:style-name="ce1"/>
          <table:table-cell office:value-type="string" table:style-name="ce1">
            <text:p>4 Sierra de Aralar - Cental y Occidental</text:p>
          </table:table-cell>
          <table:table-cell office:value-type="string" table:style-name="ce1">
            <text:p>Mapa 114-3</text:p>
          </table:table-cell>
          <table:table-cell office:value-type="string" table:style-name="ce1">
            <text:p>0446_MAP_521.pdf</text:p>
          </table:table-cell>
          <table:table-cell table:number-columns-repeated="16363" table:style-name="ce1"/>
        </table:table-row>
        <table:table-row table:style-name="ro1">
          <table:table-cell office:value-type="float" office:value="454" table:style-name="ce1">
            <text:p>454</text:p>
          </table:table-cell>
          <table:table-cell office:value-type="string" table:style-name="ce1">
            <text:p>ARRATE - XAR</text:p>
          </table:table-cell>
          <table:table-cell office:value-type="float" office:value="2" table:style-name="ce1">
            <text:p>2</text:p>
          </table:table-cell>
          <table:table-cell office:value-type="string" table:style-name="ce1">
            <text:p>Túmulo</text:p>
          </table:table-cell>
          <table:table-cell office:value-type="string" table:style-name="ce1">
            <text:p>Terrenos del realengo de Aralar. Erregeneko Aralar.</text:p>
          </table:table-cell>
          <table:table-cell table:style-name="ce1"/>
          <table:table-cell office:value-type="string" table:style-name="ce1">
            <text:p>Albia - N</text:p>
            <text:p>Hoja cartográfica nº 114-3</text:p>
          </table:table-cell>
          <table:table-cell office:value-type="string" table:style-name="ce1">
            <text:p>Albia - N#0446_TEX_544.pdf#</text:p>
          </table:table-cell>
          <table:table-cell table:number-columns-repeated="3" table:style-name="ce1"/>
          <table:table-cell table:style-name="ce2"/>
          <table:table-cell table:style-name="ce3"/>
          <table:table-cell office:value-type="string" table:style-name="ce1">
            <text:p>Luis Millan San Emeterio</text:p>
          </table:table-cell>
          <table:table-cell table:number-columns-repeated="2" table:style-name="ce1"/>
          <table:table-cell office:value-type="string" table:style-name="ce1">
            <text:p>No es seguro que tenga carácter funerario. Se espera más información del mismo.</text:p>
          </table:table-cell>
          <table:table-cell table:style-name="ce1"/>
          <table:table-cell office:value-type="string" table:style-name="ce1">
            <text:p>4 Sierra de Aralar - Cental y Occidental</text:p>
          </table:table-cell>
          <table:table-cell office:value-type="string" table:style-name="ce1">
            <text:p>Mapa 114-3</text:p>
          </table:table-cell>
          <table:table-cell office:value-type="string" table:style-name="ce1">
            <text:p>0446_MAP_521.pdf</text:p>
          </table:table-cell>
          <table:table-cell table:number-columns-repeated="16363" table:style-name="ce1"/>
        </table:table-row>
        <table:table-row table:style-name="ro1">
          <table:table-cell office:value-type="float" office:value="455" table:style-name="ce1">
            <text:p>455</text:p>
          </table:table-cell>
          <table:table-cell office:value-type="string" table:style-name="ce1">
            <text:p>MURUKO HARRIPILA <text:s/>- <text:s/>MUKURUKU</text:p>
          </table:table-cell>
          <table:table-cell office:value-type="float" office:value="1" table:style-name="ce1">
            <text:p>1</text:p>
          </table:table-cell>
          <table:table-cell office:value-type="string" table:style-name="ce1">
            <text:p>Dolmen ?</text:p>
          </table:table-cell>
          <table:table-cell office:value-type="string" table:style-name="ce1">
            <text:p>Terrenos del realengo de Aralar. Erregeneko Aralar.</text:p>
          </table:table-cell>
          <table:table-cell office:value-type="string" table:style-name="ce1">
            <text:p>En la ladera occidental del monte Arriolatz, rodeado de txozas pastoriles.</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3450" table:style-name="ce1">
            <text:p>583450</text:p>
          </table:table-cell>
          <table:table-cell office:value-type="float" office:value="4759960" table:style-name="ce1">
            <text:p>4759960</text:p>
          </table:table-cell>
          <table:table-cell office:value-type="float" office:value="1135" table:style-name="ce1">
            <text:p>1135</text:p>
          </table:table-cell>
          <table:table-cell office:value-type="string" table:style-name="ce2">
            <text:p>42.9877253392662,-1.97638620256022</text:p>
          </table:table-cell>
          <table:table-cell office:value-type="date" office:date-value="1905-05-04T00:00:00" table:style-name="ce3">
            <text:p>jueves, mayo 04, 1905</text:p>
          </table:table-cell>
          <table:table-cell office:value-type="string" table:style-name="ce1">
            <text:p>J.Elosegui</text:p>
          </table:table-cell>
          <table:table-cell office:value-type="string" table:style-name="ce1">
            <text:p>Cráter central en túmulo sin losas de cámara. Túmulo de 15 m. de Ф, con piedras de caliza. Tiene poco aspecto de monumento funerario, por lo que no se ha señalizado con hito. Es posible hacerlo se se arregla de forma que adquiera más aspecto.</text:p>
          </table:table-cell>
          <table:table-cell office:value-type="string" table:style-name="ce1">
            <text:p>No se conoce</text:p>
          </table:table-cell>
          <table:table-cell office:value-type="string" table:style-name="ce1">
            <text:p>Previsto para estudiarlo más a fondo y ver si merece la pena señalizarlo.</text:p>
            <text:p>Las txabolas que lo rodean son : Olatxiki, Palleti, Urdanote y Alborta, que sitan en radio muy poco.</text:p>
            <text:p/>
            <text:p>Bibliografía:</text:p>
            <text:p>- Elosegui, J.: Cinco nuevos dólmenes… <text:s/>1951 ss.</text:p>
            <text:p>- Barandiaran, J.M.: Hombre Prehistórico… 1953.</text:p>
          </table:table-cell>
          <table:table-cell table:style-name="ce1"/>
          <table:table-cell office:value-type="string" table:style-name="ce1">
            <text:p>4 Sierra de Aralar - Cental y Occidental</text:p>
          </table:table-cell>
          <table:table-cell office:value-type="string" table:style-name="ce1">
            <text:p>Mapa 114-3</text:p>
          </table:table-cell>
          <table:table-cell office:value-type="string" table:style-name="ce1">
            <text:p>0446_MAP_521.pdf</text:p>
          </table:table-cell>
          <table:table-cell office:value-type="string" table:style-name="ce1">
            <text:p>Croquis</text:p>
          </table:table-cell>
          <table:table-cell office:value-type="string" table:style-name="ce1">
            <text:p>0455_DIB_533.pdf</text:p>
          </table:table-cell>
          <table:table-cell office:value-type="string" table:style-name="ce1">
            <text:p>Fotos</text:p>
          </table:table-cell>
          <table:table-cell office:value-type="string" table:style-name="ce1">
            <text:p>0455_FOT_534.pdf</text:p>
          </table:table-cell>
          <table:table-cell table:number-columns-repeated="16359" table:style-name="ce1"/>
        </table:table-row>
        <table:table-row table:style-name="ro1">
          <table:table-cell office:value-type="float" office:value="456" table:style-name="ce1">
            <text:p>456</text:p>
          </table:table-cell>
          <table:table-cell office:value-type="string" table:style-name="ce1">
            <text:p>MOZKORDI</text:p>
          </table:table-cell>
          <table:table-cell office:value-type="float" office:value="7" table:style-name="ce1">
            <text:p>7</text:p>
          </table:table-cell>
          <table:table-cell office:value-type="string" table:style-name="ce1">
            <text:p>Dolmen corto abierto ?</text:p>
          </table:table-cell>
          <table:table-cell office:value-type="string" table:style-name="ce1">
            <text:p>Terrenos del realengo de Aralar. Erregeneko Aralar.</text:p>
          </table:table-cell>
          <table:table-cell office:value-type="string" table:style-name="ce1">
            <text:p>Al SE de la altura de la cota y a la izq. del camino</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2565" table:style-name="ce1">
            <text:p>582565</text:p>
          </table:table-cell>
          <table:table-cell office:value-type="float" office:value="4756960" table:style-name="ce1">
            <text:p>4756960</text:p>
          </table:table-cell>
          <table:table-cell office:value-type="float" office:value="1065" table:style-name="ce1">
            <text:p>1065</text:p>
          </table:table-cell>
          <table:table-cell office:value-type="string" table:style-name="ce2">
            <text:p>42.9608107323959,-1.9876832950181</text:p>
          </table:table-cell>
          <table:table-cell office:value-type="date" office:date-value="1905-03-29T00:00:00" table:style-name="ce3">
            <text:p>miércoles, marzo 29, 1905</text:p>
          </table:table-cell>
          <table:table-cell office:value-type="string" table:style-name="ce1">
            <text:p>T. Aranzadi y F. Ansoleaga</text:p>
          </table:table-cell>
          <table:table-cell office:value-type="string" table:style-name="ce1">
            <text:p>Túmulo de difícil precisión, de 13 m. de Ф rebajado. Cámara de cuatro losas de recinto rectangular, con una losa que tiende a cerrar el recinto a modo de trapecio. Losas sueltas al N, S y E. Sin cubierta. Losa de la cabecera apuntada. Calizas del terreno.</text:p>
            <text:p>Orientación a 70º.</text:p>
          </table:table-cell>
          <table:table-cell office:value-type="string" table:style-name="ce1">
            <text:p>No se conoce</text:p>
          </table:table-cell>
          <table:table-cell office:value-type="string" table:style-name="ce1">
            <text:p>La cámara fue vaciada y se encontró un hacha de esquisto dura de tipo rectangular un poco ovalado y sección oval. Propiedad privada s/Apillaniz.</text:p>
            <text:p>Previsto para medición.</text:p>
            <text:p/>
            <text:p>Bibliografía:</text:p>
            <text:p>- Aranzadi, T.: Exploración de Aralar… <text:s/>1918</text:p>
            <text:p>- Barandiaran, J.M.: Hombre Prehistórico… 1953.</text:p>
          </table:table-cell>
          <table:table-cell table:style-name="ce1"/>
          <table:table-cell office:value-type="string" table:style-name="ce1">
            <text:p>4 Sierra de Aralar - Cental y Occidental</text:p>
          </table:table-cell>
          <table:table-cell office:value-type="string" table:style-name="ce1">
            <text:p>Mapa 114-3</text:p>
          </table:table-cell>
          <table:table-cell office:value-type="string" table:style-name="ce1">
            <text:p>0446_MAP_521.pdf</text:p>
          </table:table-cell>
          <table:table-cell office:value-type="string" table:style-name="ce1">
            <text:p>Fotos</text:p>
          </table:table-cell>
          <table:table-cell office:value-type="string" table:style-name="ce1">
            <text:p>0456_FOT_535.pdf</text:p>
          </table:table-cell>
          <table:table-cell table:number-columns-repeated="16361" table:style-name="ce1"/>
        </table:table-row>
        <table:table-row table:style-name="ro1">
          <table:table-cell office:value-type="float" office:value="457" table:style-name="ce1">
            <text:p>457</text:p>
          </table:table-cell>
          <table:table-cell office:value-type="string" table:style-name="ce1">
            <text:p>ZUBARRIETA</text:p>
          </table:table-cell>
          <table:table-cell office:value-type="float" office:value="7" table:style-name="ce1">
            <text:p>7</text:p>
          </table:table-cell>
          <table:table-cell office:value-type="string" table:style-name="ce1">
            <text:p>Dolmen corto abierto ?</text:p>
          </table:table-cell>
          <table:table-cell office:value-type="string" table:style-name="ce1">
            <text:p>Terrenos del realengo de Aralar. Erregeneko Aralar.</text:p>
          </table:table-cell>
          <table:table-cell office:value-type="string" table:style-name="ce1">
            <text:p>Al NNW del dolmen Mozkordi y a 100 m. del camino de Baraibar a Arruazu.</text:p>
          </table:table-cell>
          <table:table-cell office:value-type="string" table:style-name="ce1">
            <text:p>Albia - N</text:p>
            <text:p>Hoja cartográfica nº 114-3</text:p>
          </table:table-cell>
          <table:table-cell office:value-type="string" table:style-name="ce1">
            <text:p>Albia - N#0446_TEX_544.pdf#</text:p>
          </table:table-cell>
          <table:table-cell office:value-type="float" office:value="583369" table:style-name="ce1">
            <text:p>583369</text:p>
          </table:table-cell>
          <table:table-cell office:value-type="float" office:value="4757180" table:style-name="ce1">
            <text:p>4757180</text:p>
          </table:table-cell>
          <table:table-cell office:value-type="float" office:value="1035" table:style-name="ce1">
            <text:p>1035</text:p>
          </table:table-cell>
          <table:table-cell office:value-type="string" table:style-name="ce2">
            <text:p>42.9627039523165,-1.97779430635761</text:p>
          </table:table-cell>
          <table:table-cell office:value-type="date" office:date-value="1905-03-29T00:00:00" table:style-name="ce3">
            <text:p>miércoles, marzo 29, 1905</text:p>
          </table:table-cell>
          <table:table-cell office:value-type="string" table:style-name="ce1">
            <text:p>T. Aranzadi y F. Ansoleaga</text:p>
          </table:table-cell>
          <table:table-cell office:value-type="string" table:style-name="ce1">
            <text:p>Túmulo de 13 m. de Ф <text:s/>y 1 m. de alura. rebajado. Cámara de cuatro losas de recinto rectangular que tiende a estrecharse en la entrada. Calizas del terreno.</text:p>
            <text:p>Orientación a 93º.</text:p>
          </table:table-cell>
          <table:table-cell office:value-type="string" table:style-name="ce1">
            <text:p>No se conoce</text:p>
          </table:table-cell>
          <table:table-cell office:value-type="string" table:style-name="ce1">
            <text:p>Previsto para medición.</text:p>
            <text:p/>
            <text:p>Bibliografía:</text:p>
            <text:p>- Aranzadi, T.: Exploración de Aralar… <text:s/>1918</text:p>
            <text:p>- Barandiaran, J.M.: Hombre Prehistórico… 1953.</text:p>
          </table:table-cell>
          <table:table-cell table:style-name="ce1"/>
          <table:table-cell office:value-type="string" table:style-name="ce1">
            <text:p>4 Sierra de Aralar - Cental y Occidental</text:p>
          </table:table-cell>
          <table:table-cell office:value-type="string" table:style-name="ce1">
            <text:p>Mapa 114-3</text:p>
          </table:table-cell>
          <table:table-cell office:value-type="string" table:style-name="ce1">
            <text:p>0446_MAP_521.pdf</text:p>
          </table:table-cell>
          <table:table-cell office:value-type="string" table:style-name="ce1">
            <text:p>Fotos</text:p>
          </table:table-cell>
          <table:table-cell office:value-type="string" table:style-name="ce1">
            <text:p>0457_FOT_536.pdf</text:p>
          </table:table-cell>
          <table:table-cell table:number-columns-repeated="16361" table:style-name="ce1"/>
        </table:table-row>
        <table:table-row table:style-name="ro1">
          <table:table-cell office:value-type="float" office:value="458" table:style-name="ce1">
            <text:p>458</text:p>
          </table:table-cell>
          <table:table-cell office:value-type="string" table:style-name="ce1">
            <text:p>ANSARETAKO ZAPARRA</text:p>
          </table:table-cell>
          <table:table-cell office:value-type="float" office:value="1" table:style-name="ce1">
            <text:p>1</text:p>
          </table:table-cell>
          <table:table-cell office:value-type="string" table:style-name="ce1">
            <text:p>Dolmen largo ?</text:p>
          </table:table-cell>
          <table:table-cell table:number-columns-repeated="2" table:style-name="ce1"/>
          <table:table-cell office:value-type="string" table:style-name="ce1">
            <text:p>Lizarrusti</text:p>
            <text:p>Hoja cartográfica nº 114-3</text:p>
          </table:table-cell>
          <table:table-cell office:value-type="string" table:style-name="ce1">
            <text:p>Lizarrusti#0458_TEX_537.pdf#</text:p>
          </table:table-cell>
          <table:table-cell table:number-columns-repeated="3" table:style-name="ce1"/>
          <table:table-cell table:style-name="ce2"/>
          <table:table-cell table:style-name="ce3"/>
          <table:table-cell table:number-columns-repeated="5" table:style-name="ce1"/>
          <table:table-cell office:value-type="string" table:style-name="ce1">
            <text:p>4 Sierra de Aralar - Cental y Occidental</text:p>
          </table:table-cell>
          <table:table-cell office:value-type="string" table:style-name="ce1">
            <text:p>Mapa 114-3</text:p>
          </table:table-cell>
          <table:table-cell office:value-type="string" table:style-name="ce1">
            <text:p>0446_MAP_521.pdf</text:p>
          </table:table-cell>
          <table:table-cell table:number-columns-repeated="16363" table:style-name="ce1"/>
        </table:table-row>
        <table:table-row table:style-name="ro1">
          <table:table-cell office:value-type="float" office:value="459" table:style-name="ce1">
            <text:p>459</text:p>
          </table:table-cell>
          <table:table-cell office:value-type="string" table:style-name="ce1">
            <text:p>OLABERTA</text:p>
          </table:table-cell>
          <table:table-cell office:value-type="float" office:value="10" table:style-name="ce1">
            <text:p>10</text:p>
          </table:table-cell>
          <table:table-cell office:value-type="string" table:style-name="ce1">
            <text:p>Dolmen largo cerrado</text:p>
          </table:table-cell>
          <table:table-cell office:value-type="string" table:style-name="ce1">
            <text:p>Huarte Araquil</text:p>
          </table:table-cell>
          <table:table-cell office:value-type="string" table:style-name="ce1">
            <text:p>En el paraje de su nombre; a 1,7 km. a 280º NW del Santuario</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2700" table:style-name="ce1">
            <text:p>582700</text:p>
          </table:table-cell>
          <table:table-cell office:value-type="float" office:value="4755965" table:style-name="ce1">
            <text:p>4755965</text:p>
          </table:table-cell>
          <table:table-cell office:value-type="float" office:value="1015" table:style-name="ce1">
            <text:p>1015</text:p>
          </table:table-cell>
          <table:table-cell office:value-type="string" table:style-name="ce2">
            <text:p>42.9518373548866,-1.98617542661651</text:p>
          </table:table-cell>
          <table:table-cell office:value-type="date" office:date-value="1905-03-09T00:00:00" table:style-name="ce3">
            <text:p>jueves, marzo 09, 1905</text:p>
          </table:table-cell>
          <table:table-cell office:value-type="string" table:style-name="ce1">
            <text:p>J.Iturralde y Suit</text:p>
          </table:table-cell>
          <table:table-cell office:value-type="string" table:style-name="ce1">
            <text:p>Cámara de recinto rectangular, hoy un tanto poligonal. Cubierta partida que lleva un surco o canal de 9 cm. de ancho y que primitivamente debía de tener una longitud de 1,3 m. y parte del centro para llegar hasta el borde occidental. Aranzadi y Ansoleaga lo interpretaron como un reguero de sacrificio. J.M.Barandiaran lo considera artificial. Hoy parece natural. Orientación a 120º.</text:p>
            <text:p><text:s/></text:p>
            <text:p>Ajuar encontrado en la excavación:</text:p>
            <text:p>- 2 nódulos de hematites.</text:p>
            <text:p>- 3 láminas de sílex.</text:p>
            <text:p>- 1 fragmento de punta de flecha de metal no analizado.</text:p>
            <text:p>- varios fragmentos de cerámica de varios vasos</text:p>
            <text:p>- 1 cuenta de cuerno</text:p>
            <text:p>- huesos humanos de más de 11 inhumados.</text:p>
            <text:p><text:s/></text:p>
            <text:p>En el Musero de Navarra de Pamplona se conservan como pertenecientes los siguientes objetos:</text:p>
            <text:p>- 2 hojas de sílex partidas</text:p>
            <text:p>- 1 hoja rota con dos escotaduras retocadas, una muy ligera en el margen derecho.</text:p>
            <text:p>- 1 cuenta de piedras de tipo tonelete</text:p>
            <text:p>- 1 fragmento de borde y cuello con arranque de panza de vaso mediano ovóideo de cuello corto.</text:p>
            <text:p>-1 fragmento de borde y arranque de panza de vaso ovoide? con verdugón liso y tal vez de cuello vuelto.</text:p>
            <text:p>- 1 fragmento de borde liso inidentificable</text:p>
            <text:p>- 1 fragmento de panza de vaso ovóideo</text:p>
            <text:p>- varios de cerámica informes.</text:p>
            <text:p>- huesos de animales.</text:p>
          </table:table-cell>
          <table:table-cell office:value-type="string" table:style-name="ce1">
            <text:p>T.Aranzadi y F.Ansoleaga en 1915.</text:p>
          </table:table-cell>
          <table:table-cell office:value-type="string" table:style-name="ce1">
            <text:p>Previsto para su medición.</text:p>
            <text:p>Bibliografía:</text:p>
            <text:p>- Iturralde, J.: La prehistoria en Navarra. 1911</text:p>
            <text:p>- Aranzadi, T.: Exploración de… Aralar. 1918</text:p>
            <text:p>- <text:s text:c="5"/>" <text:s text:c="16"/>Los gentiles de Aralar. 1919</text:p>
            <text:p>- Barandiaran, J.M.: Huellas de arte. 1935. Pág. 375-426</text:p>
            <text:p>- <text:s text:c="5"/>" <text:s text:c="27"/>Hombre prehistórico. 1953</text:p>
            <text:p>- Pericot, L.: Los sepulcros megalíticos. 1950. Pág. 273</text:p>
          </table:table-cell>
          <table:table-cell table:style-name="ce1"/>
          <table:table-cell office:value-type="string" table:style-name="ce1">
            <text:p>Bloc 3. Sierra de Aralar meridional</text:p>
          </table:table-cell>
          <table:table-cell office:value-type="string" table:style-name="ce1">
            <text:p>Catálogo Huarte Araquil</text:p>
          </table:table-cell>
          <table:table-cell office:value-type="string" table:style-name="ce1">
            <text:p>0459_TEX_542.pdf</text:p>
          </table:table-cell>
          <table:table-cell office:value-type="string" table:style-name="ce1">
            <text:p>Mapa 114-7 Huarte Araquil</text:p>
          </table:table-cell>
          <table:table-cell office:value-type="string" table:style-name="ce1">
            <text:p>0459_MAP_543.pdf</text:p>
          </table:table-cell>
          <table:table-cell office:value-type="string" table:style-name="ce1">
            <text:p>Cuevas y simas</text:p>
          </table:table-cell>
          <table:table-cell office:value-type="string" table:style-name="ce1">
            <text:p>0459_TEX_551.pdf</text:p>
          </table:table-cell>
          <table:table-cell office:value-type="string" table:style-name="ce1">
            <text:p>Fotos</text:p>
          </table:table-cell>
          <table:table-cell office:value-type="string" table:style-name="ce1">
            <text:p>0459_FOT_562.pdf</text:p>
          </table:table-cell>
          <table:table-cell table:number-columns-repeated="16357"/>
        </table:table-row>
        <table:table-row table:style-name="ro1">
          <table:table-cell office:value-type="float" office:value="460" table:style-name="ce1">
            <text:p>460</text:p>
          </table:table-cell>
          <table:table-cell office:value-type="string" table:style-name="ce1">
            <text:p>DEBATA ARRUAZU.I</text:p>
          </table:table-cell>
          <table:table-cell office:value-type="float" office:value="9" table:style-name="ce1">
            <text:p>9</text:p>
          </table:table-cell>
          <table:table-cell office:value-type="string" table:style-name="ce1">
            <text:p>Dolmen largo abierto?</text:p>
          </table:table-cell>
          <table:table-cell office:value-type="string" table:style-name="ce1">
            <text:p>Arruazu</text:p>
          </table:table-cell>
          <table:table-cell office:value-type="string" table:style-name="ce1">
            <text:p>En el collado entre Debata y Saldiasgain; a 2,2 al W del Santuario</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2035" table:style-name="ce1">
            <text:p>582035</text:p>
          </table:table-cell>
          <table:table-cell office:value-type="float" office:value="4756135" table:style-name="ce1">
            <text:p>4756135</text:p>
          </table:table-cell>
          <table:table-cell office:value-type="float" office:value="1082" table:style-name="ce1">
            <text:p>1082</text:p>
          </table:table-cell>
          <table:table-cell office:value-type="string" table:style-name="ce2">
            <text:p>42.9534399041293,-1.99430154684774</text:p>
          </table:table-cell>
          <table:table-cell office:value-type="date" office:date-value="1905-05-06T00:00:00" table:style-name="ce3">
            <text:p>sábado, mayo 06, 1905</text:p>
          </table:table-cell>
          <table:table-cell office:value-type="string" table:style-name="ce1">
            <text:p>J.Elosegui</text:p>
          </table:table-cell>
          <table:table-cell office:value-type="string" table:style-name="ce1">
            <text:p>Cámara con recinto rectangular con 5 losas, dos de ellas desplazadas. Túmulo de 12 m. de Ф y 1 m. de altura. Calizas del terreno. Orientación a 85º.</text:p>
          </table:table-cell>
          <table:table-cell office:value-type="string" table:style-name="ce1">
            <text:p>No se conoce</text:p>
          </table:table-cell>
          <table:table-cell office:value-type="string" table:style-name="ce1">
            <text:p>Previsto para su medición.</text:p>
            <text:p>Bibliografía:</text:p>
            <text:p>- Aranzadi, T.: Exploración de… Aralar. 1918</text:p>
            <text:p>- Barandiaran, J.M.: Hombre prehistórico. 1953</text:p>
            <text:p>- Pericot, L.: Los sepulcros megalíticos. 1950.</text:p>
          </table:table-cell>
          <table:table-cell table:style-name="ce1"/>
          <table:table-cell office:value-type="string" table:style-name="ce1">
            <text:p>Bloc 3. Sierra de Aralar meridional</text:p>
          </table:table-cell>
          <table:table-cell office:value-type="string" table:style-name="ce1">
            <text:p>Catálogo Huarte Araquil</text:p>
          </table:table-cell>
          <table:table-cell office:value-type="string" table:style-name="ce1">
            <text:p>0459_TEX_542.pdf</text:p>
          </table:table-cell>
          <table:table-cell office:value-type="string" table:style-name="ce1">
            <text:p>Mapa 114-7 Huarte Araquil</text:p>
          </table:table-cell>
          <table:table-cell office:value-type="string" table:style-name="ce1">
            <text:p>0459_MAP_543.pdf</text:p>
          </table:table-cell>
          <table:table-cell office:value-type="string" table:style-name="ce1">
            <text:p>Foto</text:p>
          </table:table-cell>
          <table:table-cell office:value-type="string" table:style-name="ce1">
            <text:p>0460_FOT_564.pdf</text:p>
          </table:table-cell>
          <table:table-cell table:number-columns-repeated="16359" table:style-name="ce1"/>
        </table:table-row>
        <table:table-row table:style-name="ro1">
          <table:table-cell office:value-type="float" office:value="461" table:style-name="ce1">
            <text:p>461</text:p>
          </table:table-cell>
          <table:table-cell office:value-type="string" table:style-name="ce1">
            <text:p>DEBATA ARRUAZU.II</text:p>
          </table:table-cell>
          <table:table-cell office:value-type="float" office:value="9" table:style-name="ce1">
            <text:p>9</text:p>
          </table:table-cell>
          <table:table-cell office:value-type="string" table:style-name="ce1">
            <text:p>Dolmen largo abierto</text:p>
          </table:table-cell>
          <table:table-cell office:value-type="string" table:style-name="ce1">
            <text:p>Arruazu</text:p>
          </table:table-cell>
          <table:table-cell office:value-type="string" table:style-name="ce1">
            <text:p>En el collado entre Debata y Saldiasgain; a 120 m. al NE de Debata.I</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2145" table:style-name="ce1">
            <text:p>582145</text:p>
          </table:table-cell>
          <table:table-cell office:value-type="float" office:value="4756190" table:style-name="ce1">
            <text:p>4756190</text:p>
          </table:table-cell>
          <table:table-cell office:value-type="float" office:value="1065" table:style-name="ce1">
            <text:p>1065</text:p>
          </table:table-cell>
          <table:table-cell office:value-type="string" table:style-name="ce2">
            <text:p>42.9539232564571,-1.99294514313999</text:p>
          </table:table-cell>
          <table:table-cell office:value-type="date" office:date-value="1905-03-29T00:00:00" table:style-name="ce3">
            <text:p>miércoles, marzo 29, 1905</text:p>
          </table:table-cell>
          <table:table-cell office:value-type="string" table:style-name="ce1">
            <text:p>T.Aranzadi y F.Ansoleaga</text:p>
          </table:table-cell>
          <table:table-cell office:value-type="string" table:style-name="ce1">
            <text:p>Cámara con recinto rectangular con 3 losas y cubierta en tres trozos partida con dinamita . Túmulo de piedras de 18 m. de Ф y 2,3 m. de altura. Calizas del terreno. Orientación a 120º.</text:p>
          </table:table-cell>
          <table:table-cell office:value-type="string" table:style-name="ce1">
            <text:p>T.Aranzadi y F.Ansoleaga en 1915.</text:p>
          </table:table-cell>
          <table:table-cell office:value-type="string" table:style-name="ce1">
            <text:p>En los años 1982 y 1984 se viene notando que algún aprovechado ha sustraído piedras del túmulo. Se ha denunciado en prensa y radio este hecho.</text:p>
            <text:p>Previsto para su medición.</text:p>
            <text:p>Bibliografía:</text:p>
            <text:p>- Aranzadi, T.: Exploración de… Aralar. 1918</text:p>
            <text:p>- Barandiaran, J.M.: Hombre prehistórico. 1953</text:p>
            <text:p>- Pericot, L.: Los sepulcros megalíticos. 1950.</text:p>
          </table:table-cell>
          <table:table-cell table:style-name="ce1"/>
          <table:table-cell office:value-type="string" table:style-name="ce1">
            <text:p>Bloc 3. Sierra de Aralar meridional</text:p>
          </table:table-cell>
          <table:table-cell office:value-type="string" table:style-name="ce1">
            <text:p>Catálogo Huarte Araquil</text:p>
          </table:table-cell>
          <table:table-cell office:value-type="string" table:style-name="ce1">
            <text:p>0459_TEX_542.pdf</text:p>
          </table:table-cell>
          <table:table-cell office:value-type="string" table:style-name="ce1">
            <text:p>Mapa 114-7 Huarte Araquil</text:p>
          </table:table-cell>
          <table:table-cell office:value-type="string" table:style-name="ce1">
            <text:p>0459_MAP_543.pdf</text:p>
          </table:table-cell>
          <table:table-cell office:value-type="string" table:style-name="ce1">
            <text:p>Fotos</text:p>
          </table:table-cell>
          <table:table-cell office:value-type="string" table:style-name="ce1">
            <text:p>0461_FOT_565.pdf</text:p>
          </table:table-cell>
          <table:table-cell table:number-columns-repeated="16359" table:style-name="ce1"/>
        </table:table-row>
        <table:table-row table:style-name="ro1">
          <table:table-cell office:value-type="float" office:value="462" table:style-name="ce1">
            <text:p>462</text:p>
          </table:table-cell>
          <table:table-cell office:value-type="string" table:style-name="ce1">
            <text:p>EKIALDEKO ELURMENTA</text:p>
          </table:table-cell>
          <table:table-cell office:value-type="float" office:value="9" table:style-name="ce1">
            <text:p>9</text:p>
          </table:table-cell>
          <table:table-cell office:value-type="string" table:style-name="ce1">
            <text:p>Dolmen largo abierto</text:p>
          </table:table-cell>
          <table:table-cell office:value-type="string" table:style-name="ce1">
            <text:p>Arruazu</text:p>
          </table:table-cell>
          <table:table-cell office:value-type="string" table:style-name="ce1">
            <text:p>Junto al muro divisorio del Realengo y Huarte Arakil y Arruzau</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2220" table:style-name="ce1">
            <text:p>582220</text:p>
          </table:table-cell>
          <table:table-cell office:value-type="float" office:value="4756380" table:style-name="ce1">
            <text:p>4756380</text:p>
          </table:table-cell>
          <table:table-cell office:value-type="float" office:value="1101" table:style-name="ce1">
            <text:p>1101</text:p>
          </table:table-cell>
          <table:table-cell office:value-type="string" table:style-name="ce2">
            <text:p>42.9556258797497,-1.99199789846678</text:p>
          </table:table-cell>
          <table:table-cell office:value-type="date" office:date-value="1905-03-29T00:00:00" table:style-name="ce3">
            <text:p>miércoles, marzo 29, 1905</text:p>
          </table:table-cell>
          <table:table-cell office:value-type="string" table:style-name="ce1">
            <text:p>T.Aranzadi y F.Ansoleaga</text:p>
          </table:table-cell>
          <table:table-cell office:value-type="string" table:style-name="ce1">
            <text:p>Túmulo de piedras de 21 m. de Ф y 2,8 m. de altura. Cámara con recinto rectangular con 4 losas laterales que tienden a cerrarse en la entrada. La cubierta partida en dos trozos y basculada al SW, en parte cubierta por el túmulo . Calizas del terreno. Orientación a 120º.</text:p>
            <text:p/>
            <text:p>Ajuar encontrado en la excavación:</text:p>
            <text:p>- 2 hematites rojos</text:p>
            <text:p>- 1 fragmento de estalactita</text:p>
            <text:p>- 3 fragamentos de punta de flecha</text:p>
            <text:p>- 1 trozo de mineral de hierro, carbón, restos animales y restos humanos de al menos tres inhumados, uno infantil.</text:p>
            <text:p>El Museo de Navarra en Pamplona conserva como pertenecientes a este dolmen:</text:p>
            <text:p>- 3 lascas informes</text:p>
            <text:p>- 1 lasca retocada</text:p>
          </table:table-cell>
          <table:table-cell office:value-type="string" table:style-name="ce1">
            <text:p>T.Aranzadi y F.Ansoleaga en 1915.</text:p>
          </table:table-cell>
          <table:table-cell office:value-type="string" table:style-name="ce1">
            <text:p>Previsto para su medición.</text:p>
          </table:table-cell>
          <table:table-cell table:style-name="ce1"/>
          <table:table-cell office:value-type="string" table:style-name="ce1">
            <text:p>Bloc 3. Sierra de Aralar meridional</text:p>
          </table:table-cell>
          <table:table-cell office:value-type="string" table:style-name="ce1">
            <text:p>Catálogo Huarte Araquil</text:p>
          </table:table-cell>
          <table:table-cell office:value-type="string" table:style-name="ce1">
            <text:p>0459_TEX_542.pdf</text:p>
          </table:table-cell>
          <table:table-cell office:value-type="string" table:style-name="ce1">
            <text:p>Mapa 114-7 Huarte Araquil</text:p>
          </table:table-cell>
          <table:table-cell office:value-type="string" table:style-name="ce1">
            <text:p>0459_MAP_543.pdf</text:p>
          </table:table-cell>
          <table:table-cell office:value-type="string" table:style-name="ce1">
            <text:p>Fotos</text:p>
          </table:table-cell>
          <table:table-cell office:value-type="string" table:style-name="ce1">
            <text:p>0462_FOT_566.pdf</text:p>
          </table:table-cell>
          <table:table-cell table:number-columns-repeated="16359" table:style-name="ce1"/>
        </table:table-row>
        <table:table-row table:style-name="ro1">
          <table:table-cell office:value-type="float" office:value="463" table:style-name="ce1">
            <text:p>463</text:p>
          </table:table-cell>
          <table:table-cell office:value-type="string" table:style-name="ce1">
            <text:p>MENDEBAL ELURMENTA</text:p>
          </table:table-cell>
          <table:table-cell office:value-type="float" office:value="2" table:style-name="ce1">
            <text:p>2</text:p>
          </table:table-cell>
          <table:table-cell office:value-type="string" table:style-name="ce1">
            <text:p>Túmulo</text:p>
          </table:table-cell>
          <table:table-cell office:value-type="string" table:style-name="ce1">
            <text:p>Arruazu</text:p>
          </table:table-cell>
          <table:table-cell table:style-name="ce1"/>
          <table:table-cell office:value-type="string" table:style-name="ce1">
            <text:p>Hoja cartográfica 114-7</text:p>
          </table:table-cell>
          <table:table-cell table:style-name="ce1"/>
          <table:table-cell office:value-type="float" office:value="582030" table:style-name="ce1">
            <text:p>582030</text:p>
          </table:table-cell>
          <table:table-cell office:value-type="float" office:value="4756345" table:style-name="ce1">
            <text:p>4756345</text:p>
          </table:table-cell>
          <table:table-cell office:value-type="float" office:value="1070" table:style-name="ce1">
            <text:p>1070</text:p>
          </table:table-cell>
          <table:table-cell office:value-type="string" table:style-name="ce2">
            <text:p>42.9553312349314,-1.99433204439461</text:p>
          </table:table-cell>
          <table:table-cell table:style-name="ce3"/>
          <table:table-cell table:style-name="ce1"/>
          <table:table-cell office:value-type="string" table:style-name="ce1">
            <text:p>Túmulo de piedras con cráter central sin losas. Parece indudable que en principio fuese dolmen. No consta en el catálogo de Munibe, lo que se hace extraño.</text:p>
          </table:table-cell>
          <table:table-cell table:style-name="ce1"/>
          <table:table-cell office:value-type="string" table:style-name="ce1">
            <text:p>Según J.M.Gamboa, la zona recibe el nombre de Elurmendi. El monumento tiene un túmulo grande y, al parecer, sufrió ataque brutal, al igual que los colindantes, que incluso alguno fue dinamitado y posiblemente éste también. Tal atropello se atribuye a la época en que se construyeron las pistas.</text:p>
            <text:p>Previsto para medir el túmulo.</text:p>
          </table:table-cell>
          <table:table-cell table:style-name="ce1"/>
          <table:table-cell office:value-type="string" table:style-name="ce1">
            <text:p>Bloc 3. Sierra de Aralar meridional</text:p>
          </table:table-cell>
          <table:table-cell office:value-type="string" table:style-name="ce1">
            <text:p>Catálogo Huarte Araquil</text:p>
          </table:table-cell>
          <table:table-cell office:value-type="string" table:style-name="ce1">
            <text:p>0459_TEX_542.pdf</text:p>
          </table:table-cell>
          <table:table-cell office:value-type="string" table:style-name="ce1">
            <text:p>Mapa 114-7 Huarte Araquil</text:p>
          </table:table-cell>
          <table:table-cell office:value-type="string" table:style-name="ce1">
            <text:p>0459_MAP_543.pdf</text:p>
          </table:table-cell>
          <table:table-cell office:value-type="string" table:style-name="ce1">
            <text:p>Foto</text:p>
          </table:table-cell>
          <table:table-cell office:value-type="string" table:style-name="ce1">
            <text:p>0463_FOT_567.pdf</text:p>
          </table:table-cell>
          <table:table-cell table:number-columns-repeated="16359" table:style-name="ce1"/>
        </table:table-row>
        <table:table-row table:style-name="ro1">
          <table:table-cell office:value-type="float" office:value="464" table:style-name="ce1">
            <text:p>464</text:p>
          </table:table-cell>
          <table:table-cell office:value-type="string" table:style-name="ce1">
            <text:p>ERREGENEKO DEBATA.III</text:p>
          </table:table-cell>
          <table:table-cell office:value-type="float" office:value="8" table:style-name="ce1">
            <text:p>8</text:p>
          </table:table-cell>
          <table:table-cell office:value-type="string" table:style-name="ce1">
            <text:p>Dolmen corto cerrado</text:p>
          </table:table-cell>
          <table:table-cell office:value-type="string" table:style-name="ce1">
            <text:p>Realengo de Aralar</text:p>
          </table:table-cell>
          <table:table-cell office:value-type="string" table:style-name="ce1">
            <text:p>En la cima de Debata; a pocos metros de la muga Huarte, Arruazu y Realengo.</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2570" table:style-name="ce1">
            <text:p>582570</text:p>
          </table:table-cell>
          <table:table-cell office:value-type="float" office:value="4756390" table:style-name="ce1">
            <text:p>4756390</text:p>
          </table:table-cell>
          <table:table-cell office:value-type="float" office:value="1135" table:style-name="ce1">
            <text:p>1135</text:p>
          </table:table-cell>
          <table:table-cell office:value-type="string" table:style-name="ce2">
            <text:p>42.955678053726,-1.98770614006927</text:p>
          </table:table-cell>
          <table:table-cell office:value-type="date" office:date-value="1905-03-29T00:00:00" table:style-name="ce3">
            <text:p>miércoles, marzo 29, 1905</text:p>
          </table:table-cell>
          <table:table-cell office:value-type="string" table:style-name="ce1">
            <text:p>T.Aranzadi y F.Ansoleaga</text:p>
          </table:table-cell>
          <table:table-cell office:value-type="string" table:style-name="ce1">
            <text:p>Túmulo de piedras de 16 m. de Ф y 1,6 m. de altura. Cámara con recinto rectangular con 6 losas y cubierta; un tanto poligonalizada por las losas de cierre. La cubierta al parecer in situ. La poligonalización del recinto parece deberse a la presión de las piedras del túmulo. Calizas del terreno. Orientación a 105º.</text:p>
            <text:p/>
            <text:p>Ajuar encontrado: ver abajo ficha 0464_TEX_546</text:p>
          </table:table-cell>
          <table:table-cell office:value-type="string" table:style-name="ce1">
            <text:p>T.Aranzadi y F.Ansoleaga en 1915</text:p>
          </table:table-cell>
          <table:table-cell office:value-type="string" table:style-name="ce1">
            <text:p>Previsto para medir el túmulo.</text:p>
            <text:p/>
            <text:p>Bibliografía:</text:p>
            <text:p>- Aranzadi, T.: Exploración de… Aralar. 1918</text:p>
            <text:p>- <text:s text:c="5"/>" <text:s text:c="16"/>Los gentiles de Aralar. 1919</text:p>
            <text:p>- Barandiaran, J.M.: Hombre prehistórico. 1953</text:p>
            <text:p>- <text:s text:c="5"/>" <text:s text:c="26"/>El mundo… 1966. Pág 166<text:s/></text:p>
            <text:p>- Pericot, L.: Los sepulcros megalíticos. 1950.</text:p>
            <text:p>- Castillo, A.: El Neoeneolítico. 1954 pág. 480-714</text:p>
          </table:table-cell>
          <table:table-cell table:style-name="ce1"/>
          <table:table-cell office:value-type="string" table:style-name="ce1">
            <text:p>Bloc 3. Sierra de Aralar meridional</text:p>
          </table:table-cell>
          <table:table-cell office:value-type="string" table:style-name="ce1">
            <text:p>Catálogo Huarte Araquil</text:p>
          </table:table-cell>
          <table:table-cell office:value-type="string" table:style-name="ce1">
            <text:p>0459_TEX_542.pdf</text:p>
          </table:table-cell>
          <table:table-cell office:value-type="string" table:style-name="ce1">
            <text:p>Mapa 114-7 Huarte Araquil</text:p>
          </table:table-cell>
          <table:table-cell office:value-type="string" table:style-name="ce1">
            <text:p>0459_MAP_543.pdf</text:p>
          </table:table-cell>
          <table:table-cell office:value-type="string" table:style-name="ce1">
            <text:p>Ajuar</text:p>
          </table:table-cell>
          <table:table-cell office:value-type="string" table:style-name="ce1">
            <text:p>0464_TEX_546.pdf</text:p>
          </table:table-cell>
          <table:table-cell office:value-type="string" table:style-name="ce1">
            <text:p>Fotos</text:p>
          </table:table-cell>
          <table:table-cell office:value-type="string" table:style-name="ce1">
            <text:p>0464_FOT_568.pdf</text:p>
          </table:table-cell>
          <table:table-cell table:number-columns-repeated="16357"/>
        </table:table-row>
        <table:table-row table:style-name="ro1">
          <table:table-cell office:value-type="float" office:value="465" table:style-name="ce1">
            <text:p>465</text:p>
          </table:table-cell>
          <table:table-cell office:value-type="string" table:style-name="ce1">
            <text:p>ERBILERRI</text:p>
          </table:table-cell>
          <table:table-cell office:value-type="float" office:value="7" table:style-name="ce1">
            <text:p>7</text:p>
          </table:table-cell>
          <table:table-cell office:value-type="string" table:style-name="ce1">
            <text:p>Dolmen corto abierto</text:p>
          </table:table-cell>
          <table:table-cell office:value-type="string" table:style-name="ce1">
            <text:p>Realengo de Aralar</text:p>
          </table:table-cell>
          <table:table-cell office:value-type="string" table:style-name="ce1">
            <text:p>A 300 m. al SSE de Guardetxe y a la derecha de la carretera al Santuario</text:p>
          </table:table-cell>
          <table:table-cell office:value-type="string" table:style-name="ce1">
            <text:p>Guardetxe-E</text:p>
            <text:p>Hoja cartográfica 114-7</text:p>
          </table:table-cell>
          <table:table-cell office:value-type="string" table:style-name="ce1">
            <text:p>Guardetxe-E#0459_TEX_545.pdf#</text:p>
          </table:table-cell>
          <table:table-cell office:value-type="float" office:value="581830" table:style-name="ce1">
            <text:p>581830</text:p>
          </table:table-cell>
          <table:table-cell office:value-type="float" office:value="4756580" table:style-name="ce1">
            <text:p>4756580</text:p>
          </table:table-cell>
          <table:table-cell office:value-type="float" office:value="1061" table:style-name="ce1">
            <text:p>1061</text:p>
          </table:table-cell>
          <table:table-cell office:value-type="string" table:style-name="ce2">
            <text:p>42.9574686364105,-1.99674925296246</text:p>
          </table:table-cell>
          <table:table-cell office:value-type="date" office:date-value="1905-03-29T00:00:00" table:style-name="ce3">
            <text:p>miércoles, marzo 29, 1905</text:p>
          </table:table-cell>
          <table:table-cell office:value-type="string" table:style-name="ce1">
            <text:p>T.Aranzadi y F.Ansoleaga</text:p>
          </table:table-cell>
          <table:table-cell office:value-type="string" table:style-name="ce1">
            <text:p>Túmulo desfigurado de piedras de 8 m. de Ф y 2,3 m. de altura. Cámara de 3 losas que tienden ligeramente a cerrarse en la entrada y cubierta desplazada al N y probablemente rota, de la que se conserva un fragmento al E. Puesto de caza de palomas en el túmulo, desfigurándolo; en la actualidad parece que se respeta no poniéndo puesto. Calizas del terreno.</text:p>
            <text:p/>
            <text:p>Ajuar encontrado en la excavación:</text:p>
            <text:p>- 1 concha fósil</text:p>
            <text:p>- 3 cuentas cilíndircas de varios fragmentos de cerámica gris y basta.</text:p>
            <text:p>El Museo de Navarra de Pamplona conserva como pertenecientes a este dolmen los siguientes objetos:</text:p>
            <text:p>- 2 cuentas globulares de piedra verde</text:p>
            <text:p>- 1 mitad de cuenta globular de caliza</text:p>
            <text:p>- 1 ocre</text:p>
            <text:p>- 2 cuentas de hueso de tipo tonelete</text:p>
            <text:p>- 2 cuentas discoideas de hueso</text:p>
          </table:table-cell>
          <table:table-cell office:value-type="string" table:style-name="ce1">
            <text:p>T.Aranzadi y F.Ansoleaga en 1915</text:p>
          </table:table-cell>
          <table:table-cell office:value-type="string" table:style-name="ce1">
            <text:p>Previsto para su medición.</text:p>
            <text:p/>
            <text:p>Bibliografía:</text:p>
            <text:p>- Aranzadi, T.: Exploración de… Aralar. 1918</text:p>
            <text:p>- <text:s text:c="5"/>" <text:s text:c="16"/>Los gentiles de Aralar. 1919</text:p>
            <text:p>- Barandiaran, J.M.: Hombre prehistórico. 1953</text:p>
            <text:p>- Pericot, L.: Los sepulcros megalíticos. 1950.</text:p>
          </table:table-cell>
          <table:table-cell table:style-name="ce1"/>
          <table:table-cell office:value-type="string" table:style-name="ce1">
            <text:p>Bloc 3. Sierra de Aralar meridional</text:p>
          </table:table-cell>
          <table:table-cell office:value-type="string" table:style-name="ce1">
            <text:p>Catálogo Huarte Araquil</text:p>
          </table:table-cell>
          <table:table-cell office:value-type="string" table:style-name="ce1">
            <text:p>0459_TEX_542.pdf</text:p>
          </table:table-cell>
          <table:table-cell office:value-type="string" table:style-name="ce1">
            <text:p>Mapa 114-7 Huarte Araquil</text:p>
          </table:table-cell>
          <table:table-cell office:value-type="string" table:style-name="ce1">
            <text:p>0459_MAP_543.pdf</text:p>
          </table:table-cell>
          <table:table-cell office:value-type="string" table:style-name="ce1">
            <text:p>Fotos</text:p>
          </table:table-cell>
          <table:table-cell office:value-type="string" table:style-name="ce1">
            <text:p>0465_FOT_569.pdf</text:p>
          </table:table-cell>
          <table:table-cell table:number-columns-repeated="16359" table:style-name="ce1"/>
        </table:table-row>
        <table:table-row table:style-name="ro1">
          <table:table-cell office:value-type="float" office:value="466" table:style-name="ce1">
            <text:p>466</text:p>
          </table:table-cell>
          <table:table-cell office:value-type="string" table:style-name="ce1">
            <text:p>HEGO AUBIA</text:p>
          </table:table-cell>
          <table:table-cell office:value-type="float" office:value="7" table:style-name="ce1">
            <text:p>7</text:p>
          </table:table-cell>
          <table:table-cell office:value-type="string" table:style-name="ce1">
            <text:p>Dolmen corto abierto?</text:p>
          </table:table-cell>
          <table:table-cell office:value-type="string" table:style-name="ce1">
            <text:p>Lakunza</text:p>
          </table:table-cell>
          <table:table-cell office:value-type="string" table:style-name="ce1">
            <text:p>A 600 m. al W de Guardetxe, cerca de la muga con el Realengo</text:p>
          </table:table-cell>
          <table:table-cell office:value-type="string" table:style-name="ce1">
            <text:p>Guardetxe-W</text:p>
            <text:p>Hoja cartográfica 114-7</text:p>
          </table:table-cell>
          <table:table-cell office:value-type="string" table:style-name="ce1">
            <text:p>Guardetxe-W#0466_TEX_547.pdf#</text:p>
          </table:table-cell>
          <table:table-cell office:value-type="float" office:value="581890" table:style-name="ce1">
            <text:p>581890</text:p>
          </table:table-cell>
          <table:table-cell office:value-type="float" office:value="4756580" table:style-name="ce1">
            <text:p>4756580</text:p>
          </table:table-cell>
          <table:table-cell office:value-type="float" office:value="1072" table:style-name="ce1">
            <text:p>1072</text:p>
          </table:table-cell>
          <table:table-cell office:value-type="string" table:style-name="ce2">
            <text:p>42.9574621872412,-1.99601375236136</text:p>
          </table:table-cell>
          <table:table-cell office:value-type="date" office:date-value="1905-03-29T00:00:00" table:style-name="ce3">
            <text:p>miércoles, marzo 29, 1905</text:p>
          </table:table-cell>
          <table:table-cell office:value-type="string" table:style-name="ce1">
            <text:p>T.Aranzadi y F.Ansoleaga</text:p>
          </table:table-cell>
          <table:table-cell office:value-type="string" table:style-name="ce1">
            <text:p>Túmulo de piedras de 12 m. de Ф. Cámara de 2 losas en pie, basculadas al interior, cerrando la entrada. Otras losas o trozos de ellas en su alrededor. Calizas del terreno.</text:p>
            <text:p/>
            <text:p>Ajuar encontrado en la excavación: restos humanos de al menos un individuo inhumado. Museo de Navarra de Pamplona.</text:p>
          </table:table-cell>
          <table:table-cell office:value-type="string" table:style-name="ce1">
            <text:p>T.Aranzadi y F.Ansoleaga en 1918</text:p>
          </table:table-cell>
          <table:table-cell office:value-type="string" table:style-name="ce1">
            <text:p>Previsto para medición. El túmulo de piedras es dintingible a distancia las losas removidas rodeando un haya.</text:p>
            <text:p/>
            <text:p>Bibliografía:</text:p>
            <text:p>- Aranzadi, T.: Exploración de… Aralar. 1918</text:p>
            <text:p>- Barandiaran, J.M.: Hombre prehistórico. 1953</text:p>
          </table:table-cell>
          <table:table-cell table:style-name="ce1"/>
          <table:table-cell office:value-type="string" table:style-name="ce1">
            <text:p>Bloc 3. Sierra de Aralar meridional</text:p>
          </table:table-cell>
          <table:table-cell office:value-type="string" table:style-name="ce1">
            <text:p>Catálogo Huarte Araquil</text:p>
          </table:table-cell>
          <table:table-cell office:value-type="string" table:style-name="ce1">
            <text:p>0459_TEX_542.pdf</text:p>
          </table:table-cell>
          <table:table-cell office:value-type="string" table:style-name="ce1">
            <text:p>Mapa 114-7 Huarte Araquil</text:p>
          </table:table-cell>
          <table:table-cell office:value-type="string" table:style-name="ce1">
            <text:p>0459_MAP_543.pdf</text:p>
          </table:table-cell>
          <table:table-cell office:value-type="string" table:style-name="ce1">
            <text:p>Foto</text:p>
          </table:table-cell>
          <table:table-cell office:value-type="string" table:style-name="ce1">
            <text:p>0466_FOT_570.pdf</text:p>
          </table:table-cell>
          <table:table-cell table:number-columns-repeated="16359" table:style-name="ce1"/>
        </table:table-row>
        <table:table-row table:style-name="ro1">
          <table:table-cell office:value-type="float" office:value="467" table:style-name="ce1">
            <text:p>467</text:p>
          </table:table-cell>
          <table:table-cell office:value-type="string" table:style-name="ce1">
            <text:p>HIRUZULO TXIKITA</text:p>
          </table:table-cell>
          <table:table-cell office:value-type="float" office:value="7" table:style-name="ce1">
            <text:p>7</text:p>
          </table:table-cell>
          <table:table-cell office:value-type="string" table:style-name="ce1">
            <text:p>Dolmen corto abierto</text:p>
          </table:table-cell>
          <table:table-cell office:value-type="string" table:style-name="ce1">
            <text:p>Lakunza</text:p>
          </table:table-cell>
          <table:table-cell office:value-type="string" table:style-name="ce1">
            <text:p>A 820 m. de la Guardetxe, al W de la misma</text:p>
          </table:table-cell>
          <table:table-cell office:value-type="string" table:style-name="ce1">
            <text:p>Guardetxe-W</text:p>
            <text:p>Hoja cartográfica 114-7</text:p>
          </table:table-cell>
          <table:table-cell office:value-type="string" table:style-name="ce1">
            <text:p>Guardetxe-W#0466_TEX_547.pdf#</text:p>
          </table:table-cell>
          <table:table-cell office:value-type="float" office:value="580655" table:style-name="ce1">
            <text:p>580655</text:p>
          </table:table-cell>
          <table:table-cell office:value-type="float" office:value="4756660" table:style-name="ce1">
            <text:p>4756660</text:p>
          </table:table-cell>
          <table:table-cell office:value-type="float" office:value="1085" table:style-name="ce1">
            <text:p>1085</text:p>
          </table:table-cell>
          <table:table-cell office:value-type="string" table:style-name="ce2">
            <text:p>42.9583142854009,-2.0111413199536</text:p>
          </table:table-cell>
          <table:table-cell office:value-type="date" office:date-value="1905-03-29T00:00:00" table:style-name="ce3">
            <text:p>miércoles, marzo 29, 1905</text:p>
          </table:table-cell>
          <table:table-cell office:value-type="string" table:style-name="ce1">
            <text:p>T.Aranzadi y F.Ansoleaga</text:p>
          </table:table-cell>
          <table:table-cell office:value-type="string" table:style-name="ce1">
            <text:p>Túmulo de piedras de 12,4 m. de Ф. En el momento de su localización, la cámara tenía tres losas formando el recinto rectangular sin cubierta; hoy no queda más que una. Calizas del terreno. Orientación a 90º.</text:p>
            <text:p/>
            <text:p>Ajuar encontrado en la excavación:<text:s/></text:p>
            <text:p>- 2 fragamentos de cerámica con surcos incisos</text:p>
            <text:p>En el Museo de Navarra de Pamplona existe:</text:p>
            <text:p>- 1 fragmento de borde de un vaso con boca de vertedero, decorado en el borde con una hilera de impresiones de uñas muy difícilmente reconocible. Una reconstrucción del borde u boca.</text:p>
          </table:table-cell>
          <table:table-cell office:value-type="string" table:style-name="ce1">
            <text:p>T.Aranzadi y F.Ansoleaga en 1915</text:p>
          </table:table-cell>
          <table:table-cell office:value-type="string" table:style-name="ce1">
            <text:p>Previsto para su medición.<text:s/></text:p>
            <text:p/>
            <text:p>Bibliografía:</text:p>
            <text:p>- Aranzadi, T.: Exploración de… Aralar. 1918</text:p>
            <text:p>- Barandiaran, J.M.: Hombre prehistórico. 1953</text:p>
          </table:table-cell>
          <table:table-cell table:style-name="ce1"/>
          <table:table-cell office:value-type="string" table:style-name="ce1">
            <text:p>Bloc 3. Sierra de Aralar meridional</text:p>
          </table:table-cell>
          <table:table-cell office:value-type="string" table:style-name="ce1">
            <text:p>Catálogo Huarte Araquil</text:p>
          </table:table-cell>
          <table:table-cell office:value-type="string" table:style-name="ce1">
            <text:p>0459_TEX_542.pdf</text:p>
          </table:table-cell>
          <table:table-cell office:value-type="string" table:style-name="ce1">
            <text:p>Mapa 114-7 Huarte Araquil</text:p>
          </table:table-cell>
          <table:table-cell office:value-type="string" table:style-name="ce1">
            <text:p>0459_MAP_543.pdf</text:p>
          </table:table-cell>
          <table:table-cell office:value-type="string" table:style-name="ce1">
            <text:p>Fotos</text:p>
          </table:table-cell>
          <table:table-cell office:value-type="string" table:style-name="ce1">
            <text:p>0467_FOT_571.pdf</text:p>
          </table:table-cell>
          <table:table-cell table:number-columns-repeated="16359" table:style-name="ce1"/>
        </table:table-row>
        <table:table-row table:style-name="ro1">
          <table:table-cell office:value-type="float" office:value="468" table:style-name="ce1">
            <text:p>468</text:p>
          </table:table-cell>
          <table:table-cell office:value-type="string" table:style-name="ce1">
            <text:p>IPAR AUBIA</text:p>
          </table:table-cell>
          <table:table-cell office:value-type="float" office:value="7" table:style-name="ce1">
            <text:p>7</text:p>
          </table:table-cell>
          <table:table-cell office:value-type="string" table:style-name="ce1">
            <text:p>Dolmen corto abierto?</text:p>
          </table:table-cell>
          <table:table-cell office:value-type="string" table:style-name="ce1">
            <text:p>Errealengo de Aralar</text:p>
          </table:table-cell>
          <table:table-cell office:value-type="string" table:style-name="ce1">
            <text:p>Junto a la tapia mojonera con Lakunza y la pista a Pago Mari</text:p>
          </table:table-cell>
          <table:table-cell office:value-type="string" table:style-name="ce1">
            <text:p>Guardetxe-W</text:p>
            <text:p>Hoja cartográfica 114-7</text:p>
          </table:table-cell>
          <table:table-cell office:value-type="string" table:style-name="ce1">
            <text:p>Guardetxe-W#0466_TEX_547.pdf#</text:p>
          </table:table-cell>
          <table:table-cell office:value-type="float" office:value="581020" table:style-name="ce1">
            <text:p>581020</text:p>
          </table:table-cell>
          <table:table-cell office:value-type="float" office:value="4756680" table:style-name="ce1">
            <text:p>4756680</text:p>
          </table:table-cell>
          <table:table-cell office:value-type="float" office:value="1068" table:style-name="ce1">
            <text:p>1068</text:p>
          </table:table-cell>
          <table:table-cell office:value-type="string" table:style-name="ce2">
            <text:p>42.9584556178401,-2.00666405059075</text:p>
          </table:table-cell>
          <table:table-cell office:value-type="date" office:date-value="1905-03-29T00:00:00" table:style-name="ce3">
            <text:p>miércoles, marzo 29, 1905</text:p>
          </table:table-cell>
          <table:table-cell office:value-type="string" table:style-name="ce1">
            <text:p>T.Aranzadi y F.Ansoleaga</text:p>
          </table:table-cell>
          <table:table-cell office:value-type="string" table:style-name="ce1">
            <text:p>Cuando se localizó tenía 3 losas. Las 2 losas que hoy existen tienden a estrecharse a la entrada del recinto. Orientación a 250º. El monumento se encuentra removido. Calizas del terreno.</text:p>
          </table:table-cell>
          <table:table-cell table:style-name="ce1"/>
          <table:table-cell office:value-type="string" table:style-name="ce1">
            <text:p>Previsto para su medición. El dolmen está catalogado por Munibe con el topónimo Iruzulo Txikia Realengo.</text:p>
            <text:p/>
            <text:p>Bibliografía:</text:p>
            <text:p>- Aranzadi, T.: Exploración de… Aralar. 1918</text:p>
            <text:p>- Barandiaran, J.M.: Hombre prehistórico. 1953</text:p>
          </table:table-cell>
          <table:table-cell table:style-name="ce1"/>
          <table:table-cell office:value-type="string" table:style-name="ce1">
            <text:p>Bloc 3. Sierra de Aralar meridional</text:p>
          </table:table-cell>
          <table:table-cell office:value-type="string" table:style-name="ce1">
            <text:p>Catálogo Huarte Araquil</text:p>
          </table:table-cell>
          <table:table-cell office:value-type="string" table:style-name="ce1">
            <text:p>0459_TEX_542.pdf</text:p>
          </table:table-cell>
          <table:table-cell office:value-type="string" table:style-name="ce1">
            <text:p>Mapa 114-7 Huarte Araquil</text:p>
          </table:table-cell>
          <table:table-cell office:value-type="string" table:style-name="ce1">
            <text:p>0459_MAP_543.pdf</text:p>
          </table:table-cell>
          <table:table-cell office:value-type="string" table:style-name="ce1">
            <text:p>Fotos</text:p>
          </table:table-cell>
          <table:table-cell office:value-type="string" table:style-name="ce1">
            <text:p>0468_FOT_572.pdf</text:p>
          </table:table-cell>
          <table:table-cell table:number-columns-repeated="16359" table:style-name="ce1"/>
        </table:table-row>
        <table:table-row table:style-name="ro1">
          <table:table-cell office:value-type="float" office:value="469" table:style-name="ce1">
            <text:p>469</text:p>
          </table:table-cell>
          <table:table-cell office:value-type="string" table:style-name="ce1">
            <text:p>SOILTXIKI</text:p>
          </table:table-cell>
          <table:table-cell office:value-type="float" office:value="7" table:style-name="ce1">
            <text:p>7</text:p>
          </table:table-cell>
          <table:table-cell office:value-type="string" table:style-name="ce1">
            <text:p>Dolmen corto abierto</text:p>
          </table:table-cell>
          <table:table-cell office:value-type="string" table:style-name="ce1">
            <text:p>Lakuntza</text:p>
          </table:table-cell>
          <table:table-cell office:value-type="string" table:style-name="ce1">
            <text:p>Pequeña llanada a unos 100 m. de pared mojonera con Lakuntza y Realengo</text:p>
          </table:table-cell>
          <table:table-cell office:value-type="string" table:style-name="ce1">
            <text:p>Guardetxe-W</text:p>
            <text:p>Hoja cartográfica 114-7</text:p>
          </table:table-cell>
          <table:table-cell office:value-type="string" table:style-name="ce1">
            <text:p>Guardetxe-W#0466_TEX_547.pdf#</text:p>
          </table:table-cell>
          <table:table-cell office:value-type="float" office:value="580325" table:style-name="ce1">
            <text:p>580325</text:p>
          </table:table-cell>
          <table:table-cell office:value-type="float" office:value="4756710" table:style-name="ce1">
            <text:p>4756710</text:p>
          </table:table-cell>
          <table:table-cell office:value-type="float" office:value="1091" table:style-name="ce1">
            <text:p>1091</text:p>
          </table:table-cell>
          <table:table-cell office:value-type="string" table:style-name="ce2">
            <text:p>42.9587993544817,-2.01517947046839</text:p>
          </table:table-cell>
          <table:table-cell office:value-type="date" office:date-value="1905-05-05T00:00:00" table:style-name="ce3">
            <text:p>viernes, mayo 05, 1905</text:p>
          </table:table-cell>
          <table:table-cell office:value-type="string" table:style-name="ce1">
            <text:p>J.Elosegui</text:p>
          </table:table-cell>
          <table:table-cell office:value-type="string" table:style-name="ce1">
            <text:p>Túmulo circular de piedras de 20 m. de Ф y 2,3 m. de altura. Cámara de tres losas; la losa N buza a 40º. Cubierta partida en dos trozos, con dos surcos longitudinales, tal vez naturales. <text:s/>Orientación a 85º. Calizas del terreno.</text:p>
          </table:table-cell>
          <table:table-cell office:value-type="string" table:style-name="ce1">
            <text:p>No se conoce</text:p>
          </table:table-cell>
          <table:table-cell office:value-type="string" table:style-name="ce1">
            <text:p>La cámara ha sido totalmente vaciada y se conserva una lasca con retoques de uso en propiedad privada?</text:p>
            <text:p>Previsto para su medición.<text:s/></text:p>
            <text:p/>
            <text:p>Bibliografía:</text:p>
            <text:p>- Elosegui, J.: Notas previas… 1953 pág 21.</text:p>
            <text:p><text:s text:c="9"/>" <text:s text:c="12"/>Materiales para el catálogo… 1953</text:p>
            <text:p>- Barandiaran, J.M.: Hombre prehistórico. 1953</text:p>
          </table:table-cell>
          <table:table-cell table:style-name="ce1"/>
          <table:table-cell office:value-type="string" table:style-name="ce1">
            <text:p>Bloc 3. Sierra de Aralar meridional</text:p>
          </table:table-cell>
          <table:table-cell office:value-type="string" table:style-name="ce1">
            <text:p>Catálogo Huarte Araquil</text:p>
          </table:table-cell>
          <table:table-cell office:value-type="string" table:style-name="ce1">
            <text:p>0459_TEX_542.pdf</text:p>
          </table:table-cell>
          <table:table-cell office:value-type="string" table:style-name="ce1">
            <text:p>Mapa 114-7 Huarte Araquil</text:p>
          </table:table-cell>
          <table:table-cell office:value-type="string" table:style-name="ce1">
            <text:p>0459_MAP_543.pdf</text:p>
          </table:table-cell>
          <table:table-cell office:value-type="string" table:style-name="ce1">
            <text:p>Fotos</text:p>
          </table:table-cell>
          <table:table-cell office:value-type="string" table:style-name="ce1">
            <text:p>0469_FOT_573.pdf</text:p>
          </table:table-cell>
          <table:table-cell table:number-columns-repeated="16359" table:style-name="ce1"/>
        </table:table-row>
        <table:table-row table:style-name="ro1">
          <table:table-cell office:value-type="float" office:value="470" table:style-name="ce1">
            <text:p>470</text:p>
          </table:table-cell>
          <table:table-cell office:value-type="string" table:style-name="ce1">
            <text:p>TXAGADI</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Collado entre Debata y Saldiasgain, a 13 m. W de la pared mojonera</text:p>
          </table:table-cell>
          <table:table-cell office:value-type="string" table:style-name="ce1">
            <text:p>Guardetxe-W</text:p>
            <text:p>Hoja cartográfica 114-7</text:p>
          </table:table-cell>
          <table:table-cell office:value-type="string" table:style-name="ce1">
            <text:p>Guardetxe-W#0466_TEX_547.pdf#</text:p>
          </table:table-cell>
          <table:table-cell office:value-type="float" office:value="582385" table:style-name="ce1">
            <text:p>582385</text:p>
          </table:table-cell>
          <table:table-cell office:value-type="float" office:value="4755990" table:style-name="ce1">
            <text:p>4755990</text:p>
          </table:table-cell>
          <table:table-cell office:value-type="float" office:value="1053" table:style-name="ce1">
            <text:p>1053</text:p>
          </table:table-cell>
          <table:table-cell office:value-type="string" table:style-name="ce2">
            <text:p>42.952096582744,-1.99003276325608</text:p>
          </table:table-cell>
          <table:table-cell office:value-type="date" office:date-value="1905-05-06T00:00:00" table:style-name="ce3">
            <text:p>sábado, mayo 06, 1905</text:p>
          </table:table-cell>
          <table:table-cell office:value-type="string" table:style-name="ce1">
            <text:p>J.Elosegui y C.Menaya</text:p>
          </table:table-cell>
          <table:table-cell office:value-type="string" table:style-name="ce1">
            <text:p>Túmulo desfigurado en los sectores ENE y S y enmascarada al N. Tres losas forman la cámara , con recinto triangular. En su interior yace un trozo de losa, tal vez fragmento de cubierta. <text:s/>Cabecera un poco apuntadada. Orientación a 93º. Calizas del terreno.</text:p>
          </table:table-cell>
          <table:table-cell office:value-type="string" table:style-name="ce1">
            <text:p>No se conoce</text:p>
          </table:table-cell>
          <table:table-cell office:value-type="string" table:style-name="ce1">
            <text:p>Previsto para su medición.<text:s/></text:p>
            <text:p/>
            <text:p>Bibliografía:</text:p>
            <text:p>- Barandiaran, J.M.: Hombre prehistórico. 1953</text:p>
          </table:table-cell>
          <table:table-cell table:style-name="ce1"/>
          <table:table-cell office:value-type="string" table:style-name="ce1">
            <text:p>Bloc 3. Sierra de Aralar meridional</text:p>
          </table:table-cell>
          <table:table-cell office:value-type="string" table:style-name="ce1">
            <text:p>Catálogo Huarte Araquil</text:p>
          </table:table-cell>
          <table:table-cell office:value-type="string" table:style-name="ce1">
            <text:p>0459_TEX_542.pdf</text:p>
          </table:table-cell>
          <table:table-cell office:value-type="string" table:style-name="ce1">
            <text:p>Mapa 114-7 Huarte Araquil</text:p>
          </table:table-cell>
          <table:table-cell office:value-type="string" table:style-name="ce1">
            <text:p>0459_MAP_543.pdf</text:p>
          </table:table-cell>
          <table:table-cell office:value-type="string" table:style-name="ce1">
            <text:p>Fotos</text:p>
          </table:table-cell>
          <table:table-cell office:value-type="string" table:style-name="ce1">
            <text:p>0470_FOT_574.pdf</text:p>
          </table:table-cell>
          <table:table-cell table:number-columns-repeated="16359" table:style-name="ce1"/>
        </table:table-row>
        <table:table-row table:style-name="ro1">
          <table:table-cell office:value-type="float" office:value="471" table:style-name="ce1">
            <text:p>471</text:p>
          </table:table-cell>
          <table:table-cell office:value-type="string" table:style-name="ce1">
            <text:p>ETXABEKO ARANTZADI</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A 450 m. aproximadamente, al NW de la borda de Etxabe</text:p>
          </table:table-cell>
          <table:table-cell office:value-type="string" table:style-name="ce1">
            <text:p>Huarte Araquil-A</text:p>
            <text:p>Hoja cartográfica 114-7</text:p>
          </table:table-cell>
          <table:table-cell office:value-type="string" table:style-name="ce1">
            <text:p>Huarte Araquil-A#0471_TEX_549.pdf#</text:p>
          </table:table-cell>
          <table:table-cell office:value-type="float" office:value="585570" table:style-name="ce1">
            <text:p>585570</text:p>
          </table:table-cell>
          <table:table-cell office:value-type="float" office:value="4755155" table:style-name="ce1">
            <text:p>4755155</text:p>
          </table:table-cell>
          <table:table-cell office:value-type="float" office:value="915" table:style-name="ce1">
            <text:p>915</text:p>
          </table:table-cell>
          <table:table-cell office:value-type="string" table:style-name="ce2">
            <text:p>42.9442273957533,-1.95112142624149</text:p>
          </table:table-cell>
          <table:table-cell office:value-type="date" office:date-value="1905-03-08T00:00:00" table:style-name="ce3">
            <text:p>miércoles, marzo 08, 1905</text:p>
          </table:table-cell>
          <table:table-cell office:value-type="string" table:style-name="ce1">
            <text:p>J.Iturralde y Suit</text:p>
          </table:table-cell>
          <table:table-cell office:value-type="string" table:style-name="ce1">
            <text:p>Túmulo de 12 m. de Ф y 0,5 m. de alto. En su localización se habla de una cámara de 5 losas; hoy solo hay tres. Según sus excavadores es un sepulcro de corredor. J.M.Barandiaran lo acepta con reservas y se inclina por el dolmen. La tapa de cubierta tiene calculado un peso del orden de las 5 toneladas. Orientación a 95º. Calizas del terreno.</text:p>
            <text:p/>
            <text:p>Ajuar encontrado en la excavación:</text:p>
            <text:p>- 1 cristal de roca</text:p>
            <text:p>- 1 pulserita de cobre analizada</text:p>
            <text:p>- varios fragmentos de cerámica gris</text:p>
            <text:p>- 1 cuenta de madera</text:p>
            <text:p>- restos humanos de al menos nueve personas inhumadas (cráneos con camecefalia moderada; cráneo femenino deíndice cefálico 78)</text:p>
            <text:p>El museo de Navarra de Pamplona guarda como perteneciente a este dolmen:</text:p>
            <text:p>- varios fragmentos de vaso mediano carenado, con carena alta, fondo globular y cuello alto y ligeramente vuelto.</text:p>
            <text:p>- 1 cristal de roca facetado.</text:p>
          </table:table-cell>
          <table:table-cell office:value-type="string" table:style-name="ce1">
            <text:p>En 1913 por T.Aranzadi y F.Ansoleaga</text:p>
          </table:table-cell>
          <table:table-cell office:value-type="string" table:style-name="ce1">
            <text:p>Previsto para su medición. Tiene colocado un hito señalizador.</text:p>
            <text:p/>
            <text:p>Bibliografía:</text:p>
            <text:p>- Aranzadi, T.: Exploración de… Aralar. 1918</text:p>
            <text:p>- Barandiaran, J.M.: Hombre prehistórico. 1953</text:p>
            <text:p>- Pericot, L.: Los sepulcros megalíticos. 1950.</text:p>
            <text:p>- Iturralde, J.:La prehistoria en Navarra… <text:s/>1911</text:p>
            <text:p>- Isturiz, F.: Excursión a San Miguel. 1911</text:p>
            <text:p>- Fita, F.: Dólmenes de Navarra. 1911</text:p>
            <text:p>- Riquet, R.: Les crenes de Urtiaga.1926</text:p>
          </table:table-cell>
          <table:table-cell table:style-name="ce1"/>
          <table:table-cell office:value-type="string" table:style-name="ce1">
            <text:p>Bloc 3. Sierra de Aralar meridional</text:p>
          </table:table-cell>
          <table:table-cell office:value-type="string" table:style-name="ce1">
            <text:p>Catálogo Huarte Araquil</text:p>
          </table:table-cell>
          <table:table-cell office:value-type="string" table:style-name="ce1">
            <text:p>0459_TEX_542.pdf</text:p>
          </table:table-cell>
          <table:table-cell office:value-type="string" table:style-name="ce1">
            <text:p>Mapa 114-7 Huarte Araquil</text:p>
          </table:table-cell>
          <table:table-cell office:value-type="string" table:style-name="ce1">
            <text:p>0459_MAP_543.pdf</text:p>
          </table:table-cell>
          <table:table-cell office:value-type="string" table:style-name="ce1">
            <text:p>Croquis</text:p>
          </table:table-cell>
          <table:table-cell office:value-type="string" table:style-name="ce1">
            <text:p>0471_DIB_548.pdf</text:p>
          </table:table-cell>
          <table:table-cell office:value-type="string" table:style-name="ce1">
            <text:p>Fotos</text:p>
          </table:table-cell>
          <table:table-cell office:value-type="string" table:style-name="ce1">
            <text:p>0471_FOT_575.pdf</text:p>
          </table:table-cell>
          <table:table-cell table:number-columns-repeated="16357" table:style-name="ce1"/>
        </table:table-row>
        <table:table-row table:style-name="ro1">
          <table:table-cell office:value-type="float" office:value="472" table:style-name="ce1">
            <text:p>472</text:p>
          </table:table-cell>
          <table:table-cell office:value-type="string" table:style-name="ce1">
            <text:p>URDENATS</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En el alto de su nombre y cercanías de la divisoira de Baraibar</text:p>
          </table:table-cell>
          <table:table-cell office:value-type="string" table:style-name="ce1">
            <text:p>Huarte Araquil-A</text:p>
            <text:p>Hoja cartográfica 114-7</text:p>
          </table:table-cell>
          <table:table-cell office:value-type="string" table:style-name="ce1">
            <text:p>Huarte Araquil-A#0471_TEX_549.pdf#</text:p>
          </table:table-cell>
          <table:table-cell office:value-type="float" office:value="585935" table:style-name="ce1">
            <text:p>585935</text:p>
          </table:table-cell>
          <table:table-cell office:value-type="float" office:value="4756870" table:style-name="ce1">
            <text:p>4756870</text:p>
          </table:table-cell>
          <table:table-cell office:value-type="float" office:value="1070" table:style-name="ce1">
            <text:p>1070</text:p>
          </table:table-cell>
          <table:table-cell office:value-type="string" table:style-name="ce2">
            <text:p>42.9596275621039,-1.94638476952895</text:p>
          </table:table-cell>
          <table:table-cell office:value-type="date" office:date-value="1905-03-08T00:00:00" table:style-name="ce3">
            <text:p>miércoles, marzo 08, 1905</text:p>
          </table:table-cell>
          <table:table-cell office:value-type="string" table:style-name="ce1">
            <text:p>J.Iturralde y Suit</text:p>
          </table:table-cell>
          <table:table-cell office:value-type="string" table:style-name="ce1">
            <text:p>Túmulo de 12 m. de Ф y 1,85 m. de altura. Cámara de recinto rectangular de tres losas y cubierta al parecer insitu que ha obligado a las losas laterales a cerrarse. Orientación a 140º. Calizas del terreno.</text:p>
            <text:p/>
            <text:p>Ajuar encontrado en la excavación:</text:p>
            <text:p>- 1 cuenta de piedra verdosa-azulada, translúcida, discodea.</text:p>
            <text:p>- 1 asa de cerámica gris oscura de sección circular</text:p>
            <text:p>- huesos humanos y dientes, escasos</text:p>
            <text:p>Museo de Navarra de Pamplona.</text:p>
          </table:table-cell>
          <table:table-cell office:value-type="string" table:style-name="ce1">
            <text:p>En 1913 por T.Aranzadi y F.Ansoleaga</text:p>
          </table:table-cell>
          <table:table-cell office:value-type="string" table:style-name="ce1">
            <text:p>Previsto para su medición. Tiene colocado un hito señalizador.</text:p>
            <text:p/>
            <text:p>Bibliografía:</text:p>
            <text:p>- Iturralde y Suit, J.: La prehistoria de Navarra. 1911.</text:p>
            <text:p>- Aranzadi, T.: Exploración de… Aralar. 1918</text:p>
            <text:p>- Barandiaran, J.M.: Hombre prehistórico. 1953</text:p>
          </table:table-cell>
          <table:table-cell table:style-name="ce1"/>
          <table:table-cell office:value-type="string" table:style-name="ce1">
            <text:p>Bloc 3. Sierra de Aralar meridional</text:p>
          </table:table-cell>
          <table:table-cell office:value-type="string" table:style-name="ce1">
            <text:p>Catálogo Huarte Araquil</text:p>
          </table:table-cell>
          <table:table-cell office:value-type="string" table:style-name="ce1">
            <text:p>0459_TEX_542.pdf</text:p>
          </table:table-cell>
          <table:table-cell office:value-type="string" table:style-name="ce1">
            <text:p>Mapa 114-7 Huarte Araquil</text:p>
          </table:table-cell>
          <table:table-cell office:value-type="string" table:style-name="ce1">
            <text:p>0459_MAP_543.pdf</text:p>
          </table:table-cell>
          <table:table-cell office:value-type="string" table:style-name="ce1">
            <text:p>Fotos</text:p>
          </table:table-cell>
          <table:table-cell office:value-type="string" table:style-name="ce1">
            <text:p>0472_FOT_576.pdf</text:p>
          </table:table-cell>
          <table:table-cell table:number-columns-repeated="16359" table:style-name="ce1"/>
        </table:table-row>
        <table:table-row table:style-name="ro1">
          <table:table-cell office:value-type="float" office:value="473" table:style-name="ce1">
            <text:p>473</text:p>
          </table:table-cell>
          <table:table-cell office:value-type="string" table:style-name="ce1">
            <text:p>ZUBIGOIEN</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A 150 m. y a 350 N.A de la fuente de Zubigoien</text:p>
          </table:table-cell>
          <table:table-cell office:value-type="string" table:style-name="ce1">
            <text:p>Huarte Araquil-A</text:p>
            <text:p>Hoja cartográfica 114-7</text:p>
          </table:table-cell>
          <table:table-cell office:value-type="string" table:style-name="ce1">
            <text:p>Huarte Araquil-A#0471_TEX_549.pdf#</text:p>
          </table:table-cell>
          <table:table-cell office:value-type="float" office:value="586500" table:style-name="ce1">
            <text:p>586500</text:p>
          </table:table-cell>
          <table:table-cell office:value-type="float" office:value="4756550" table:style-name="ce1">
            <text:p>4756550</text:p>
          </table:table-cell>
          <table:table-cell office:value-type="float" office:value="965" table:style-name="ce1">
            <text:p>965</text:p>
          </table:table-cell>
          <table:table-cell office:value-type="string" table:style-name="ce2">
            <text:p>42.9566824397628,-1.93950816721376</text:p>
          </table:table-cell>
          <table:table-cell office:value-type="date" office:date-value="1905-05-03T00:00:00" table:style-name="ce3">
            <text:p>miércoles, mayo 03, 1905</text:p>
          </table:table-cell>
          <table:table-cell office:value-type="string" table:style-name="ce1">
            <text:p>J.Elosegui</text:p>
          </table:table-cell>
          <table:table-cell office:value-type="string" table:style-name="ce1">
            <text:p>Túmulo de piedras de 12 m. de Ф y 1,5 m. de altura. Cámara de recinto rectangular de 5 losas ladeadas, sin cubierta. Orientación a 80º. Calizas del terreno.</text:p>
          </table:table-cell>
          <table:table-cell office:value-type="string" table:style-name="ce1">
            <text:p>No se conoce</text:p>
          </table:table-cell>
          <table:table-cell office:value-type="string" table:style-name="ce1">
            <text:p>Previsto para su medición. Tiene colocado un hito señalizador.</text:p>
            <text:p/>
            <text:p>Bibliografía:</text:p>
            <text:p>- Elosegui, J.: 5 dólmenes en Navarra. 1951</text:p>
            <text:p>- Barandiaran, J.M.: Hombre prehistórico. 1953</text:p>
          </table:table-cell>
          <table:table-cell table:style-name="ce1"/>
          <table:table-cell office:value-type="string" table:style-name="ce1">
            <text:p>Bloc 3. Sierra de Aralar meridional</text:p>
          </table:table-cell>
          <table:table-cell office:value-type="string" table:style-name="ce1">
            <text:p>Catálogo Huarte Araquil</text:p>
          </table:table-cell>
          <table:table-cell office:value-type="string" table:style-name="ce1">
            <text:p>0459_TEX_542.pdf</text:p>
          </table:table-cell>
          <table:table-cell office:value-type="string" table:style-name="ce1">
            <text:p>Mapa 114-7 Huarte Araquil</text:p>
          </table:table-cell>
          <table:table-cell office:value-type="string" table:style-name="ce1">
            <text:p>0459_MAP_543.pdf</text:p>
          </table:table-cell>
          <table:table-cell office:value-type="string" table:style-name="ce1">
            <text:p>Foto</text:p>
          </table:table-cell>
          <table:table-cell office:value-type="string" table:style-name="ce1">
            <text:p>0473_FOT_577.pdf</text:p>
          </table:table-cell>
          <table:table-cell office:value-type="string" table:style-name="ce1">
            <text:p>Croquis</text:p>
          </table:table-cell>
          <table:table-cell office:value-type="string" table:style-name="ce1">
            <text:p>0473_DIB_578.pdf</text:p>
          </table:table-cell>
          <table:table-cell table:number-columns-repeated="16357" table:style-name="ce1"/>
        </table:table-row>
        <table:table-row table:style-name="ro1">
          <table:table-cell office:value-type="float" office:value="474" table:style-name="ce1">
            <text:p>474</text:p>
          </table:table-cell>
          <table:table-cell office:value-type="string" table:style-name="ce1">
            <text:p>OTANSUR</text:p>
          </table:table-cell>
          <table:table-cell office:value-type="float" office:value="1" table:style-name="ce1">
            <text:p>1</text:p>
          </table:table-cell>
          <table:table-cell office:value-type="string" table:style-name="ce1">
            <text:p>Dolmen</text:p>
          </table:table-cell>
          <table:table-cell office:value-type="string" table:style-name="ce1">
            <text:p>Huarte Araquil</text:p>
          </table:table-cell>
          <table:table-cell office:value-type="string" table:style-name="ce1">
            <text:p>En lo más alto de la cota de su nombre</text:p>
          </table:table-cell>
          <table:table-cell office:value-type="string" table:style-name="ce1">
            <text:p>Huarte Araquil-A</text:p>
            <text:p>Hoja cartográfica 114-7</text:p>
          </table:table-cell>
          <table:table-cell office:value-type="string" table:style-name="ce1">
            <text:p>Huarte Araquil-A#0471_TEX_549.pdf#</text:p>
          </table:table-cell>
          <table:table-cell office:value-type="float" office:value="586280" table:style-name="ce1">
            <text:p>586280</text:p>
          </table:table-cell>
          <table:table-cell office:value-type="float" office:value="4756920" table:style-name="ce1">
            <text:p>4756920</text:p>
          </table:table-cell>
          <table:table-cell office:value-type="float" office:value="1075" table:style-name="ce1">
            <text:p>1075</text:p>
          </table:table-cell>
          <table:table-cell office:value-type="string" table:style-name="ce2">
            <text:p>42.9600387333957,-1.94214785070133</text:p>
          </table:table-cell>
          <table:table-cell office:value-type="date" office:date-value="1905-05-06T00:00:00" table:style-name="ce3">
            <text:p>sábado, mayo 06, 1905</text:p>
          </table:table-cell>
          <table:table-cell office:value-type="string" table:style-name="ce1">
            <text:p>J.Elosegui</text:p>
          </table:table-cell>
          <table:table-cell office:value-type="string" table:style-name="ce1">
            <text:p>Túmulo de 9 m. de Ф. 2 losas, desaparecida una losa que estaba en el túmulo. Orientación a 104º. Calizas del terreno.</text:p>
          </table:table-cell>
          <table:table-cell office:value-type="string" table:style-name="ce1">
            <text:p>No se conoce</text:p>
          </table:table-cell>
          <table:table-cell office:value-type="string" table:style-name="ce1">
            <text:p>Previsto para su medición. Tiene no tiene un hito señalizador.</text:p>
            <text:p/>
            <text:p>Bibliografía:</text:p>
            <text:p>- Barandiaran, J.M.: Hombre prehistórico. 1953</text:p>
          </table:table-cell>
          <table:table-cell table:style-name="ce1"/>
          <table:table-cell office:value-type="string" table:style-name="ce1">
            <text:p>Bloc 3. Sierra de Aralar meridional</text:p>
          </table:table-cell>
          <table:table-cell office:value-type="string" table:style-name="ce1">
            <text:p>Catálogo Huarte Araquil</text:p>
          </table:table-cell>
          <table:table-cell office:value-type="string" table:style-name="ce1">
            <text:p>0459_TEX_542.pdf</text:p>
          </table:table-cell>
          <table:table-cell office:value-type="string" table:style-name="ce1">
            <text:p>Mapa 114-7 Huarte Araquil</text:p>
          </table:table-cell>
          <table:table-cell office:value-type="string" table:style-name="ce1">
            <text:p>0459_MAP_543.pdf</text:p>
          </table:table-cell>
          <table:table-cell office:value-type="string" table:style-name="ce1">
            <text:p>Fotos</text:p>
          </table:table-cell>
          <table:table-cell office:value-type="string" table:style-name="ce1">
            <text:p>0474_FOT_579.pdf</text:p>
          </table:table-cell>
          <table:table-cell table:number-columns-repeated="16359" table:style-name="ce1"/>
        </table:table-row>
        <table:table-row table:style-name="ro1">
          <table:table-cell office:value-type="float" office:value="475" table:style-name="ce1">
            <text:p>475</text:p>
          </table:table-cell>
          <table:table-cell office:value-type="string" table:style-name="ce1">
            <text:p>OTSOPASAJE</text:p>
          </table:table-cell>
          <table:table-cell office:value-type="float" office:value="7" table:style-name="ce1">
            <text:p>7</text:p>
          </table:table-cell>
          <table:table-cell office:value-type="string" table:style-name="ce1">
            <text:p>Dolmen corto abierto</text:p>
          </table:table-cell>
          <table:table-cell office:value-type="string" table:style-name="ce1">
            <text:p>Huarte Araquil</text:p>
          </table:table-cell>
          <table:table-cell office:value-type="string" table:style-name="ce1">
            <text:p>En el collado de su nombre; a la derecha del camino al Santuario de San Miguel</text:p>
          </table:table-cell>
          <table:table-cell office:value-type="string" table:style-name="ce1">
            <text:p>Santuario-S</text:p>
            <text:p>Hoja cartográfica 114-7</text:p>
          </table:table-cell>
          <table:table-cell office:value-type="string" table:style-name="ce1">
            <text:p>Santuario-S#0068_TEX_552.pdf#</text:p>
          </table:table-cell>
          <table:table-cell office:value-type="float" office:value="584820" table:style-name="ce1">
            <text:p>584820</text:p>
          </table:table-cell>
          <table:table-cell office:value-type="float" office:value="4754820" table:style-name="ce1">
            <text:p>4754820</text:p>
          </table:table-cell>
          <table:table-cell office:value-type="float" office:value="971" table:style-name="ce1">
            <text:p>971</text:p>
          </table:table-cell>
          <table:table-cell office:value-type="string" table:style-name="ce2">
            <text:p>42.941295017737,-1.96036386098117</text:p>
          </table:table-cell>
          <table:table-cell office:value-type="date" office:date-value="1905-03-08T00:00:00" table:style-name="ce3">
            <text:p>miércoles, marzo 08, 1905</text:p>
          </table:table-cell>
          <table:table-cell office:value-type="string" table:style-name="ce1">
            <text:p>J.Iturralde y Suit</text:p>
          </table:table-cell>
          <table:table-cell office:value-type="string" table:style-name="ce1">
            <text:p>Túmulo casi circular de entre 12 y 13 m. de Ф. En su arco N. tiene 1,3 m. de altura. Cámara con recinto rectangular con 3 losas. Orientación al E. según T. Aranzadi y F. Ansoleaga. En la actualidad el dolmen está abierto en dirección N-S ligeramente desviado. Calizas del terreno.</text:p>
            <text:p/>
            <text:p>Ajuar encontrado en la excavación:</text:p>
            <text:p>- piedrecitas de areniscas</text:p>
            <text:p>- fragamentos informes de sílex y de carbón de madera</text:p>
            <text:p>- restos humanos de al menos tres inhumados</text:p>
            <text:p>En el Museo de Navarra se conserva como perteneciente a este dolmen:</text:p>
            <text:p>- 1 fragmento de cuenta de azabache del tipo de tonelete grande o gigante.</text:p>
          </table:table-cell>
          <table:table-cell office:value-type="string" table:style-name="ce1">
            <text:p>Por <text:s/>T. Aranzadi y F. Ansoleaga en 1913.</text:p>
          </table:table-cell>
          <table:table-cell office:value-type="string" table:style-name="ce1">
            <text:p>Previsto para su medición.</text:p>
            <text:p/>
            <text:p>Bibliografía:</text:p>
            <text:p>- Aranzadi, T.: Exploración de… Aralar. 1918</text:p>
            <text:p>- Barandiaran, J.M.: Hombre prehistórico. 1953</text:p>
            <text:p>- Iturralde, J.:La prehistoria en Navarra… <text:s/>1911</text:p>
            <text:p>- Isturiz, F.: Excursión a San Miguel. 1911</text:p>
            <text:p>- Fita, F.: Dólmenes de Navarra. 1911</text:p>
          </table:table-cell>
          <table:table-cell table:style-name="ce1"/>
          <table:table-cell office:value-type="string" table:style-name="ce1">
            <text:p>Bloc 3. Sierra de Aralar meridional</text:p>
          </table:table-cell>
          <table:table-cell office:value-type="string" table:style-name="ce1">
            <text:p>Catálogo Huarte Araquil</text:p>
          </table:table-cell>
          <table:table-cell office:value-type="string" table:style-name="ce1">
            <text:p>0459_TEX_542.pdf</text:p>
          </table:table-cell>
          <table:table-cell office:value-type="string" table:style-name="ce1">
            <text:p>Mapa 114-7 Huarte Araquil</text:p>
          </table:table-cell>
          <table:table-cell office:value-type="string" table:style-name="ce1">
            <text:p>0459_MAP_543.pdf</text:p>
          </table:table-cell>
          <table:table-cell office:value-type="string" table:style-name="ce1">
            <text:p>Fotos</text:p>
          </table:table-cell>
          <table:table-cell office:value-type="string" table:style-name="ce1">
            <text:p>0475_FOT_555.pdf</text:p>
          </table:table-cell>
          <table:table-cell office:value-type="string" table:style-name="ce1">
            <text:p>Croquis</text:p>
          </table:table-cell>
          <table:table-cell office:value-type="string" table:style-name="ce1">
            <text:p>0475_DIB_556.pdf</text:p>
          </table:table-cell>
          <table:table-cell table:number-columns-repeated="16357" table:style-name="ce1"/>
        </table:table-row>
        <table:table-row table:style-name="ro1">
          <table:table-cell office:value-type="float" office:value="476" table:style-name="ce1">
            <text:p>476</text:p>
          </table:table-cell>
          <table:table-cell office:value-type="string" table:style-name="ce1">
            <text:p>ZUBENTA</text:p>
          </table:table-cell>
          <table:table-cell office:value-type="float" office:value="8" table:style-name="ce1">
            <text:p>8</text:p>
          </table:table-cell>
          <table:table-cell office:value-type="string" table:style-name="ce1">
            <text:p>Dolmen corto cerrado</text:p>
          </table:table-cell>
          <table:table-cell office:value-type="string" table:style-name="ce1">
            <text:p>Huarte Araquil</text:p>
          </table:table-cell>
          <table:table-cell office:value-type="string" table:style-name="ce1">
            <text:p>En el collado de su nombre; junto y a la derecha del camino de la mina.</text:p>
          </table:table-cell>
          <table:table-cell office:value-type="string" table:style-name="ce1">
            <text:p>Santuario-S</text:p>
            <text:p>Hoja cartográfica 114-7</text:p>
          </table:table-cell>
          <table:table-cell office:value-type="string" table:style-name="ce1">
            <text:p>Santuario-S#0068_TEX_552.pdf#</text:p>
          </table:table-cell>
          <table:table-cell office:value-type="float" office:value="583620" table:style-name="ce1">
            <text:p>583620</text:p>
          </table:table-cell>
          <table:table-cell office:value-type="float" office:value="4754970" table:style-name="ce1">
            <text:p>4754970</text:p>
          </table:table-cell>
          <table:table-cell office:value-type="float" office:value="850" table:style-name="ce1">
            <text:p>850</text:p>
          </table:table-cell>
          <table:table-cell office:value-type="string" table:style-name="ce2">
            <text:p>42.9427782057566,-1.97504750253913</text:p>
          </table:table-cell>
          <table:table-cell office:value-type="date" office:date-value="1905-03-08T00:00:00" table:style-name="ce3">
            <text:p>miércoles, marzo 08, 1905</text:p>
          </table:table-cell>
          <table:table-cell office:value-type="string" table:style-name="ce1">
            <text:p>J.Iturralde y Suit</text:p>
          </table:table-cell>
          <table:table-cell office:value-type="string" table:style-name="ce1">
            <text:p>Cámara de 4 losas y cubierta con recinto hoy trapezoidal, originariamente rectangular probablemente. Una losa lateral se ha corrido probablemente hacia el interior. Cubierta desplazada hacia el E. Orientación a 90º.</text:p>
            <text:p>Ajuar cencontrado durante la excavación:</text:p>
            <text:p>- 1 piedrita brllante</text:p>
            <text:p>- 1 bolita</text:p>
            <text:p>- 1 fragmento de polípero fósil<text:s/></text:p>
            <text:p>- 1 fragmento de pulser de bronce analizada</text:p>
            <text:p>- 1 cuenta de hoja de cobre no analizada</text:p>
            <text:p>- 1 fondo esférico de vaso</text:p>
            <text:p>- 1 cuenta globular de azabache</text:p>
            <text:p>- huesos humanos de al menos 4 inhumados</text:p>
            <text:p>En el Museo de Navarra de Pamplona se conserva como perteneciente a estes dolmen:</text:p>
            <text:p>- 1 cuenta discoidea de azabache.</text:p>
          </table:table-cell>
          <table:table-cell office:value-type="string" table:style-name="ce1">
            <text:p>Por <text:s/>T. Aranzadi y F. Ansoleaga en 1913.</text:p>
          </table:table-cell>
          <table:table-cell office:value-type="string" table:style-name="ce1">
            <text:p>Previsto para su medición.<text:s/></text:p>
            <text:p/>
            <text:p>Bibliografía:</text:p>
            <text:p>- Iturralde y Suit: La Prehistoria en Navarra. 1911. Pág 68</text:p>
            <text:p>- Aranzadi, T.: Exploración de… Aralar. 1918</text:p>
            <text:p>- Barandiaran, J.M.: Hombre prehistórico. 1953</text:p>
            <text:p>- Pericot, L.: Los sepulcros megalíticos. 1950. Pág 250</text:p>
            <text:p>- Castillo, A.: El Neoeneolítico. 1954 pág. 480-714. Pág 489</text:p>
          </table:table-cell>
          <table:table-cell table:style-name="ce1"/>
          <table:table-cell office:value-type="string" table:style-name="ce1">
            <text:p>Bloc 3. Sierra de Aralar meridional</text:p>
          </table:table-cell>
          <table:table-cell office:value-type="string" table:style-name="ce1">
            <text:p>Catálogo Huarte Araquil</text:p>
          </table:table-cell>
          <table:table-cell office:value-type="string" table:style-name="ce1">
            <text:p>0459_TEX_542.pdf</text:p>
          </table:table-cell>
          <table:table-cell office:value-type="string" table:style-name="ce1">
            <text:p>Mapa 114-7 Huarte Araquil</text:p>
          </table:table-cell>
          <table:table-cell office:value-type="string" table:style-name="ce1">
            <text:p>0459_MAP_543.pdf</text:p>
          </table:table-cell>
          <table:table-cell office:value-type="string" table:style-name="ce1">
            <text:p>Fotos</text:p>
          </table:table-cell>
          <table:table-cell office:value-type="string" table:style-name="ce1">
            <text:p>0476_FOT_558.pdf</text:p>
          </table:table-cell>
          <table:table-cell office:value-type="string" table:style-name="ce1">
            <text:p>Croquis</text:p>
          </table:table-cell>
          <table:table-cell office:value-type="string" table:style-name="ce1">
            <text:p>0476_DIB_557.pdf</text:p>
          </table:table-cell>
          <table:table-cell table:number-columns-repeated="16357" table:style-name="ce1"/>
        </table:table-row>
        <table:table-row table:style-name="ro1">
          <table:table-cell office:value-type="float" office:value="477" table:style-name="ce1">
            <text:p>477</text:p>
          </table:table-cell>
          <table:table-cell office:value-type="string" table:style-name="ce1">
            <text:p>ARTZABAL</text:p>
          </table:table-cell>
          <table:table-cell office:value-type="float" office:value="8" table:style-name="ce1">
            <text:p>8</text:p>
          </table:table-cell>
          <table:table-cell office:value-type="string" table:style-name="ce1">
            <text:p>Dolmen corto cerrado</text:p>
          </table:table-cell>
          <table:table-cell office:value-type="string" table:style-name="ce1">
            <text:p>Huarte Araquil</text:p>
          </table:table-cell>
          <table:table-cell office:value-type="string" table:style-name="ce1">
            <text:p>A unos 30 m. a la izquierda y a la altura de la primera cruz del camino</text:p>
          </table:table-cell>
          <table:table-cell office:value-type="string" table:style-name="ce1">
            <text:p>Santuario-S</text:p>
            <text:p>Hoja cartográfica 114-7</text:p>
          </table:table-cell>
          <table:table-cell office:value-type="string" table:style-name="ce1">
            <text:p>Santuario-S#0068_TEX_552.pdf#</text:p>
          </table:table-cell>
          <table:table-cell office:value-type="float" office:value="584740" table:style-name="ce1">
            <text:p>584740</text:p>
          </table:table-cell>
          <table:table-cell office:value-type="float" office:value="4754140" table:style-name="ce1">
            <text:p>4754140</text:p>
          </table:table-cell>
          <table:table-cell office:value-type="float" office:value="858" table:style-name="ce1">
            <text:p>858</text:p>
          </table:table-cell>
          <table:table-cell office:value-type="string" table:style-name="ce2">
            <text:p>42.9351813983443,-1.96144717083825</text:p>
          </table:table-cell>
          <table:table-cell office:value-type="date" office:date-value="1905-03-08T00:00:00" table:style-name="ce3">
            <text:p>miércoles, marzo 08, 1905</text:p>
          </table:table-cell>
          <table:table-cell office:value-type="string" table:style-name="ce1">
            <text:p>J.Iturralde y Suit</text:p>
          </table:table-cell>
          <table:table-cell office:value-type="string" table:style-name="ce1">
            <text:p>En la publicación en la que se relata la excavación se habla de una doble cámara (oriental y occidental) de la que se detalla el número de inhumados según Juan Mª Apellaniz, debe tratarse de otro dolmen. Dice que excabó parte del túmulo para cerciorarse de su construcción sin resultado alguno.</text:p>
            <text:p>Cámara de 3 losas y cubierta al parecer in situ con losas de paredes poco abiertas hacia el exterior. Orientación a 90º.</text:p>
            <text:p>Túmulo de 17 m. de diámetro y 1,15 m. de altura.<text:s/></text:p>
            <text:p>Calizas del terreno.</text:p>
          </table:table-cell>
          <table:table-cell office:value-type="string" table:style-name="ce1">
            <text:p>Por <text:s/>T. Aranzadi y F. Ansoleaga en 1913.</text:p>
          </table:table-cell>
          <table:table-cell office:value-type="string" table:style-name="ce1">
            <text:p>No está clara la definición de sus características originales. Previsto para su medición.<text:s/></text:p>
            <text:p/>
            <text:p>Bibliografía:</text:p>
            <text:p>- Iturralde y Suit: La Prehistoria en Navarra. 1911. Pág 68</text:p>
            <text:p>- Aranzadi, T.: Exploración de… Aralar. 1915. 1918. 1924</text:p>
            <text:p>- <text:s text:c="6"/>" <text:s text:c="15"/>Los gentiles de Aralar. 1919. Pág 30.</text:p>
            <text:p>- Barandiaran, J.M.: Hombre prehistórico. 1953</text:p>
            <text:p>- Pericot, L.: Los sepulcros megalíticos. 1950. Pág 250</text:p>
            <text:p>- Castillo, A.: El Neoeneolítico. 1954 pág. 480-714. Pág 489</text:p>
            <text:p>- Iturralde, J.:La prehistoria en Navarra… <text:s/>1911</text:p>
            <text:p>- Isturiz, F.: Excursión a San Miguel. 1911</text:p>
            <text:p>- Fita, F.: Dólmenes de Navarra. 1911</text:p>
            <text:p>- Maluquer de Motes, J.: Notas. 1957, pág. 3-14. 1963, 93-117</text:p>
          </table:table-cell>
          <table:table-cell table:style-name="ce1"/>
          <table:table-cell office:value-type="string" table:style-name="ce1">
            <text:p>Bloc 3. Sierra de Aralar meridional</text:p>
          </table:table-cell>
          <table:table-cell office:value-type="string" table:style-name="ce1">
            <text:p>Catálogo Huarte Araquil</text:p>
          </table:table-cell>
          <table:table-cell office:value-type="string" table:style-name="ce1">
            <text:p>0459_TEX_542.pdf</text:p>
          </table:table-cell>
          <table:table-cell office:value-type="string" table:style-name="ce1">
            <text:p>Mapa 114-7 Huarte Araquil</text:p>
          </table:table-cell>
          <table:table-cell office:value-type="string" table:style-name="ce1">
            <text:p>0459_MAP_543.pdf</text:p>
          </table:table-cell>
          <table:table-cell office:value-type="string" table:style-name="ce1">
            <text:p>Fotos</text:p>
          </table:table-cell>
          <table:table-cell office:value-type="string" table:style-name="ce1">
            <text:p>0477_FOT_561.pdf</text:p>
          </table:table-cell>
          <table:table-cell office:value-type="string" table:style-name="ce1">
            <text:p>Croquis</text:p>
          </table:table-cell>
          <table:table-cell office:value-type="string" table:style-name="ce1">
            <text:p>0477_DIB_560.pdf</text:p>
          </table:table-cell>
          <table:table-cell office:value-type="string" table:style-name="ce1">
            <text:p>Ajuar</text:p>
          </table:table-cell>
          <table:table-cell office:value-type="string" table:style-name="ce1">
            <text:p>0477_TEX_559.pdf</text:p>
          </table:table-cell>
          <table:table-cell table:number-columns-repeated="16355"/>
        </table:table-row>
        <table:table-row table:style-name="ro1">
          <table:table-cell office:value-type="float" office:value="478" table:style-name="ce1">
            <text:p>478</text:p>
          </table:table-cell>
          <table:table-cell office:value-type="string" table:style-name="ce1">
            <text:p>LUPERTA</text:p>
          </table:table-cell>
          <table:table-cell office:value-type="float" office:value="8" table:style-name="ce1">
            <text:p>8</text:p>
          </table:table-cell>
          <table:table-cell office:value-type="string" table:style-name="ce1">
            <text:p>Dolmen corto cerrado</text:p>
          </table:table-cell>
          <table:table-cell office:value-type="string" table:style-name="ce1">
            <text:p>Huarte Araquil</text:p>
          </table:table-cell>
          <table:table-cell office:value-type="string" table:style-name="ce1">
            <text:p>En el paraje de su nombre; a 1,1 km del Santuario de San Miguel</text:p>
          </table:table-cell>
          <table:table-cell office:value-type="string" table:style-name="ce1">
            <text:p>Santuario-S</text:p>
            <text:p>Hoja cartográfica 114-7</text:p>
          </table:table-cell>
          <table:table-cell office:value-type="string" table:style-name="ce1">
            <text:p>Santuario-S#0068_TEX_552.pdf#</text:p>
          </table:table-cell>
          <table:table-cell office:value-type="float" office:value="583625" table:style-name="ce1">
            <text:p>583625</text:p>
          </table:table-cell>
          <table:table-cell office:value-type="float" office:value="4755000" table:style-name="ce1">
            <text:p>4755000</text:p>
          </table:table-cell>
          <table:table-cell office:value-type="float" office:value="910" table:style-name="ce1">
            <text:p>910</text:p>
          </table:table-cell>
          <table:table-cell office:value-type="string" table:style-name="ce2">
            <text:p>42.9430477691463,-1.97498174432081</text:p>
          </table:table-cell>
          <table:table-cell office:value-type="date" office:date-value="1905-03-09T00:00:00" table:style-name="ce3">
            <text:p>jueves, marzo 09, 1905</text:p>
          </table:table-cell>
          <table:table-cell office:value-type="string" table:style-name="ce1">
            <text:p>J.Iturralde y Suit</text:p>
          </table:table-cell>
          <table:table-cell office:value-type="string" table:style-name="ce1">
            <text:p>Túmulo ligeramente ovalado de 14,5 m. en el eje N-S y de 16,5 m. en el eje E-W. Dolmen formado por dos losas bajas con recinto rectangular y bubierta, pasando a poligonal. Orientación a 100º.</text:p>
            <text:p>Calizas del terreno.</text:p>
            <text:p/>
            <text:p>Ajuar encontrado en la excavación:</text:p>
            <text:p>- 1 guijo</text:p>
            <text:p>- 1 hoja partida y 1 con escotadura de uso</text:p>
            <text:p>- 1 cuenta de azabache de tipo tonelete</text:p>
            <text:p>- 1 hoja discoidea de cuerno</text:p>
            <text:p>- huesos humanos de al menos dos inhumados.<text:s/></text:p>
            <text:p>- huesos de animales<text:s/></text:p>
            <text:p>- (objetos modernos)</text:p>
            <text:p>Museo de Navarra. Pamplona</text:p>
          </table:table-cell>
          <table:table-cell office:value-type="string" table:style-name="ce1">
            <text:p>Por <text:s/>T. Aranzadi y F. Ansoleaga en 1915.</text:p>
          </table:table-cell>
          <table:table-cell office:value-type="string" table:style-name="ce1">
            <text:p>Previsto para su medición.<text:s/></text:p>
            <text:p/>
            <text:p>Bibliografía:</text:p>
            <text:p>- Iturralde y Suit: La Prehistoria en Navarra. 1911. Pág 68</text:p>
            <text:p>- Isturiz, F.: Excursión a San Miguel. 1911</text:p>
            <text:p>- Fita, F.: Dólmenes de Navarra. 1911</text:p>
            <text:p>- Aranzadi, T.: Exploración de… Aralar. 1918</text:p>
            <text:p>- Barandiaran, J.M.: Hombre prehistórico. 1953</text:p>
            <text:p>- Pericot, L.: Los sepulcros megalíticos. 1950. Pág 250</text:p>
          </table:table-cell>
          <table:table-cell table:style-name="ce1"/>
          <table:table-cell office:value-type="string" table:style-name="ce1">
            <text:p>Bloc 3. Sierra de Aralar meridional</text:p>
          </table:table-cell>
          <table:table-cell office:value-type="string" table:style-name="ce1">
            <text:p>Catálogo Huarte Araquil</text:p>
          </table:table-cell>
          <table:table-cell office:value-type="string" table:style-name="ce1">
            <text:p>0459_TEX_542.pdf</text:p>
          </table:table-cell>
          <table:table-cell office:value-type="string" table:style-name="ce1">
            <text:p>Mapa 114-7 Huarte Araquil</text:p>
          </table:table-cell>
          <table:table-cell office:value-type="string" table:style-name="ce1">
            <text:p>0459_MAP_543.pdf</text:p>
          </table:table-cell>
          <table:table-cell office:value-type="string" table:style-name="ce1">
            <text:p>Fotos</text:p>
          </table:table-cell>
          <table:table-cell office:value-type="string" table:style-name="ce1">
            <text:p>0478_FOT_563.pdf</text:p>
          </table:table-cell>
          <table:table-cell table:number-columns-repeated="16359" table:style-name="ce1"/>
        </table:table-row>
        <table:table-row table:style-name="ro1">
          <table:table-cell office:value-type="float" office:value="479" table:style-name="ce1">
            <text:p>479</text:p>
          </table:table-cell>
          <table:table-cell office:value-type="string" table:style-name="ce1">
            <text:p>ATA (Piedra de Roldán)</text:p>
          </table:table-cell>
          <table:table-cell office:value-type="float" office:value="13" table:style-name="ce1">
            <text:p>13</text:p>
          </table:table-cell>
          <table:table-cell office:value-type="string" table:style-name="ce1">
            <text:p>Monolito</text:p>
          </table:table-cell>
          <table:table-cell office:value-type="string" table:style-name="ce1">
            <text:p>Huarte Araquil</text:p>
          </table:table-cell>
          <table:table-cell office:value-type="string" table:style-name="ce1">
            <text:p>Valle de Ata; camino de Madoz al Santuario, en zona media.</text:p>
          </table:table-cell>
          <table:table-cell office:value-type="string" table:style-name="ce1">
            <text:p>Hoja cartográfica 114-7</text:p>
          </table:table-cell>
          <table:table-cell table:style-name="ce1"/>
          <table:table-cell office:value-type="float" office:value="588557" table:style-name="ce1">
            <text:p>588557</text:p>
          </table:table-cell>
          <table:table-cell office:value-type="float" office:value="4756070" table:style-name="ce1">
            <text:p>4756070</text:p>
          </table:table-cell>
          <table:table-cell office:value-type="float" office:value="960" table:style-name="ce1">
            <text:p>960</text:p>
          </table:table-cell>
          <table:table-cell office:value-type="string" table:style-name="ce2">
            <text:p>42.9521243390192,-1.91436965438327</text:p>
          </table:table-cell>
          <table:table-cell office:value-type="date" office:date-value="1905-03-09T00:00:00" table:style-name="ce3">
            <text:p>jueves, marzo 09, 1905</text:p>
          </table:table-cell>
          <table:table-cell office:value-type="string" table:style-name="ce1">
            <text:p>J.Iturralde y Suit</text:p>
          </table:table-cell>
          <table:table-cell office:value-type="string" table:style-name="ce1">
            <text:p>Monolito en pie con una altura sobre el terreno de 1,15 m. y una anchura en su base de 0,5 m., variando a lo largo de su desarrollo entre 0,45 y 0,5 m. en su cara 1.</text:p>
            <text:p>La cara 2 tiene 1,1 m. de altura y 0,8 m. de anchura en su base. Conforme se acerca al vértice se va estrechando en anchura, dando medidas que oscilan entre 0,8 y 0,6 m.</text:p>
            <text:p>La cara 3 tiene una altura de 1,15 m., siendo la anchura en su base de 0,52 m. manteniéndose aproximadamente a lo largo de toda la cara.</text:p>
            <text:p>La orientación es de 130º y su conservación es buena.</text:p>
            <text:p>El monolito tiene varias marcas en una de sus caras. La cara 1 tiene 7 incisiones, 6 de ellas paralelas, que desciendende izquierda a derecha con separaciones entre sí que oscilan entre 0,02 y 0,07 m. La longitud de estas marcas varía entre los 0,3 m. la mayor y 0,08 m. la menor.</text:p>
            <text:p>A unos 0,3 m. del suelo y hasta una altura aproximada de 0,6 m. en las partes más salientes, la piedra está pulida.</text:p>
            <text:p>En el año 1986, Jose Mª Ustarroz de Huarte Araquil comunica que corre peligro , dado que un haya que le crece en su cercanía va ser derribada y corre peligro.</text:p>
            <text:p>El 14-1-1988, Enrique Ferranz comunica que el 20-12-1987, con motivo de una excursión del Mitiko, observó que la piedra de Ata se movía como si estuviera rota, al cortar un árbol.<text:s/></text:p>
            <text:p>En 1988 M. Sierra la vio tumbada en el suelo. Otras comunicaciones fueron de Iosu Imaz de lkuntza y de Iñaki Gaztelu el 15-1-1990.<text:s/></text:p>
            <text:p>De acuerdo con José Mª ustarroz, se propuso a Ángeles Mezquiriz, reparar y aprovechar para una excavación. Ustarroz tenía un pegamento, pero la Mezquiriz lo supeditó a que lo viera su cuñado antes de nada, y no ha sido así. Nada, un buen día apareció erguida y nos pareció que había sifo apegada, pero por lo visto no ha sido así.</text:p>
            <text:p>Según informe de Miguel Sierra y Carmen Ballesteros, de fecha 24-2-1990, comprobaron que la piedra que creíamos había sido reparada no ha sido así, aunque tiene una pequeña roca en su base, solamente le sirve de apoyo, que si se quitara la piedra volvería a caer.</text:p>
          </table:table-cell>
          <table:table-cell office:value-type="string" table:style-name="ce1">
            <text:p>El mismo año 1895 J.Iturralde y Suit realizó una excavación de la que describe:</text:p>
          </table:table-cell>
          <table:table-cell office:value-type="string" table:style-name="ce1">
            <text:p>"Comenzola mi guía, pero contra lo que yo suponía, la piedra triangular, conservando su forma, penetraba a gran profundidad en el terreno. Era este formado por tierra vegetal finísima, compacta y limpia, sin que en ella se encontrase ni el más pequeño guijarro. A un metro de profundidad la tierra se presentaba más comapacta todavía; tenía el color negruzco azulado del acero y salía adherida a la azada o ael pico en trozos lisos, brillantes y finos comon el barro mejor prensado de una alfarería mecánica. Continuose la excavación y observé que la piedra variaba de forma, naciendo de la arista de donde arrancaban los misteriosos signos una especie de rama o brazo pegado a dicha arista, cuya parte más gruesa está en la parte baja, cual si formase el hombro de una estatua invertida.</text:p>
            <text:p>Ponto alcanzó la excavación 1,87 m. de profundidad y, aunque la piedra continuaba todavía, no fue posible seguir el trabajo emprendido por impedirlo la dificultad de extraer la tierra desde el fondo, careciendo de cestas o terreras, y aplacé para otra ocasión el verficar una excavación completa, cuidando de rellenar, entre tanto la excavación.</text:p>
            <text:p>Desde el punto en que se abandonó ésta, la piedra alcanzaba la longitud de tres metros u se hundía aún en la tierra, conservando siempre, salvo el brazo, su forma triangular."</text:p>
            <text:p>Tras la excavación la interpretación que el prehistoriador dio a este monolito, es la siguiente:</text:p>
            <text:p>"Evidentemente no era una muga prehistórica, como yo sospeché , tan extraño monumento, y dada su extraordinaria altura, más parece un mehir, notable por ser muy escasos los que como este ostentan una inscripción o signos grabados. Pero si es un menhir y ocupa la posición en que se le colocara como los demás monumentos de su clase, el nivel de tierra ha variado considerablemente, aumentando su altura hasta dejarlo casi enterrado. Y ¿ es creíble que si ete monumento fuese debido, no a una elevación insensible y constante del terreno, sino a despendimientos de tierras de alturas inmediatas, quedara en pie esa piedra escasa base (0,56 m de lado) y tan considerable elevación?. Eso no es verosímil, y nos hace pensar que la piedra ha sido enterrada al erigirse el monumento con arreglo quizás a un rito, creencia o superstición que hoy desconocemos y que tal vez explicaran los surcos misteriosos grabados en su parte superior, que es la única dejada al descubierto"</text:p>
            <text:p>Posteriormente no se conoce excavación o cata alguna.</text:p>
            <text:p>Bibliografía:<text:s/></text:p>
            <text:p>- Barandiaran, J.M.: 1972. 1973. 1980</text:p>
            <text:p>- Frankowski, E.: 1920</text:p>
            <text:p>- Iturrralde y Suit, J.: 1911</text:p>
            <text:p>- Mélida, J.R.: 1942</text:p>
            <text:p>- Saralegui y Medina, M.: 1918</text:p>
            <text:p/>
            <text:p>Bibliografía:</text:p>
            <text:p>- Iturralde y Suit: La Prehistoria en Navarra. 1911. Pág 68</text:p>
            <text:p>- Isturiz, F.: Excursión a San Miguel. 1911</text:p>
            <text:p>- Fita, F.: Dólmenes de Navarra. 1911</text:p>
            <text:p>- Aranzadi, T.: Exploración de… Aralar. 1918</text:p>
            <text:p>- Barandiaran, J.M.: Hombre prehistórico. 1953</text:p>
            <text:p>- Pericot, L.: Los sepulcros megalíticos. 1950. Pág 250</text:p>
          </table:table-cell>
          <table:table-cell table:style-name="ce1"/>
          <table:table-cell office:value-type="string" table:style-name="ce1">
            <text:p>Bloc 3. Sierra de Aralar meridional</text:p>
          </table:table-cell>
          <table:table-cell office:value-type="string" table:style-name="ce1">
            <text:p>Catálogo Huarte Araquil</text:p>
          </table:table-cell>
          <table:table-cell office:value-type="string" table:style-name="ce1">
            <text:p>0459_TEX_542.pdf</text:p>
          </table:table-cell>
          <table:table-cell office:value-type="string" table:style-name="ce1">
            <text:p>Mapa 114-7 Huarte Araquil</text:p>
          </table:table-cell>
          <table:table-cell office:value-type="string" table:style-name="ce1">
            <text:p>0459_MAP_543.pdf</text:p>
          </table:table-cell>
          <table:table-cell office:value-type="string" table:style-name="ce1">
            <text:p>Fotos</text:p>
          </table:table-cell>
          <table:table-cell office:value-type="string" table:style-name="ce1">
            <text:p>0479_FOT_580.pdf</text:p>
          </table:table-cell>
          <table:table-cell office:value-type="string" table:style-name="ce1">
            <text:p>Croquis</text:p>
          </table:table-cell>
          <table:table-cell office:value-type="string" table:style-name="ce1">
            <text:p>0479_DIB_581.pdf</text:p>
          </table:table-cell>
          <table:table-cell office:value-type="string" table:style-name="ce1">
            <text:p>Leyenda</text:p>
          </table:table-cell>
          <table:table-cell office:value-type="string" table:style-name="ce1">
            <text:p>0479_TEX_582.pdf</text:p>
          </table:table-cell>
          <table:table-cell table:number-columns-repeated="16355"/>
        </table:table-row>
        <table:table-row table:number-rows-repeated="1048099" table:style-name="ro1">
          <table:table-cell table:number-columns-repeated="16384"/>
        </table:table-row>
      </table:table>
      <table:named-expressions>
        <table:named-range table:name="Fichas" table:cell-range-address="Fichas.$A$1:Fichas.$AI$477" table:base-cell-address="Ficha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6">
      <number:number number:decimal-places="4" number:min-integer-digits="1"/>
    </number:number-style>
    <number:date-style style:name="N37" number:language="es" number:country="ES">
      <number:day-of-week number:style="long"/>
      <number:text>, </number:text>
      <number:month number:style="long" number:textual="true"/>
      <number:text> </number:text>
      <number:day number:style="long"/>
      <number:text>, </number:text>
      <number:year number:style="long"/>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uillermo Deán</meta:initial-creator>
    <dc:creator>Guillermo Deán</dc:creator>
    <meta:creation-date>2014-10-28T20:23:36Z</meta:creation-date>
    <dc:date>2020-05-17T10:45:42Z</dc:date>
  </office:meta>
</office:document-meta>
</file>